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5417in"/>
    </style:style>
    <style:style style:name="co10" style:family="table-column">
      <style:table-column-properties fo:break-before="auto" style:column-width="1.8965in"/>
    </style:style>
    <style:style style:name="co11" style:family="table-column">
      <style:table-column-properties fo:break-before="auto" style:column-width="2.1854in"/>
    </style:style>
    <style:style style:name="co12" style:family="table-column">
      <style:table-column-properties fo:break-before="auto" style:column-width="1.3937in"/>
    </style:style>
    <style:style style:name="co13" style:family="table-column">
      <style:table-column-properties fo:break-before="auto" style:column-width="1.039in"/>
    </style:style>
    <style:style style:name="co14" style:family="table-column">
      <style:table-column-properties fo:break-before="auto" style:column-width="1.9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spBA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13189894624051" calcext:value-type="float">
            <text:p>-0.113189894624051</text:p>
          </table:table-cell>
          <table:table-cell office:value-type="float" office:value="-0.246901238942264" calcext:value-type="float">
            <text:p>-0.246901238942264</text:p>
          </table:table-cell>
          <table:table-cell office:value-type="float" office:value="0.0205214496941613" calcext:value-type="float">
            <text:p>0.0205214496941613</text:p>
          </table:table-cell>
          <table:table-cell office:value-type="float" office:value="0.892981071709664" calcext:value-type="float">
            <text:p>0.892981071709664</text:p>
          </table:table-cell>
          <table:table-cell office:value-type="float" office:value="0.78121784362216" calcext:value-type="float">
            <text:p>0.78121784362216</text:p>
          </table:table-cell>
          <table:table-cell office:value-type="float" office:value="1.02073346242897" calcext:value-type="float">
            <text:p>1.02073346242897</text:p>
          </table:table-cell>
          <table:table-cell office:value-type="float" office:value="0.107018928290336" calcext:value-type="float">
            <text:p>0.107018928290336</text:p>
          </table:table-cell>
          <table:table-cell office:value-type="float" office:value="0.21878215637784" calcext:value-type="float">
            <text:p>0.21878215637784</text:p>
          </table:table-cell>
          <table:table-cell office:value-type="float" office:value="-0.0207334624289701" calcext:value-type="float">
            <text:p>-0.0207334624289701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1.90067610463288" calcext:value-type="float">
            <text:p>-1.90067610463288</text:p>
          </table:table-cell>
          <table:table-cell office:value-type="float" office:value="-1.9722760534645" calcext:value-type="float">
            <text:p>-1.9722760534645</text:p>
          </table:table-cell>
          <table:table-cell office:value-type="float" office:value="-1.82907615580126" calcext:value-type="float">
            <text:p>-1.82907615580126</text:p>
          </table:table-cell>
          <table:table-cell office:value-type="float" office:value="0.149467529363757" calcext:value-type="float">
            <text:p>0.149467529363757</text:p>
          </table:table-cell>
          <table:table-cell office:value-type="float" office:value="0.139139805902916" calcext:value-type="float">
            <text:p>0.139139805902916</text:p>
          </table:table-cell>
          <table:table-cell office:value-type="float" office:value="0.160561833395783" calcext:value-type="float">
            <text:p>0.160561833395783</text:p>
          </table:table-cell>
          <table:table-cell office:value-type="float" office:value="0.850532470636243" calcext:value-type="float">
            <text:p>0.850532470636243</text:p>
          </table:table-cell>
          <table:table-cell office:value-type="float" office:value="0.860860194097084" calcext:value-type="float">
            <text:p>0.860860194097084</text:p>
          </table:table-cell>
          <table:table-cell office:value-type="float" office:value="0.839438166604217" calcext:value-type="float">
            <text:p>0.839438166604217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58955106662061" calcext:value-type="float">
            <text:p>-1.58955106662061</text:p>
          </table:table-cell>
          <table:table-cell office:value-type="float" office:value="-1.63596635283138" calcext:value-type="float">
            <text:p>-1.63596635283138</text:p>
          </table:table-cell>
          <table:table-cell office:value-type="float" office:value="-1.54313578040984" calcext:value-type="float">
            <text:p>-1.54313578040984</text:p>
          </table:table-cell>
          <table:table-cell office:value-type="float" office:value="0.204017181301013" calcext:value-type="float">
            <text:p>0.204017181301013</text:p>
          </table:table-cell>
          <table:table-cell office:value-type="float" office:value="0.194764069520825" calcext:value-type="float">
            <text:p>0.194764069520825</text:p>
          </table:table-cell>
          <table:table-cell office:value-type="float" office:value="0.21370990228544" calcext:value-type="float">
            <text:p>0.21370990228544</text:p>
          </table:table-cell>
          <table:table-cell office:value-type="float" office:value="0.795982818698987" calcext:value-type="float">
            <text:p>0.795982818698987</text:p>
          </table:table-cell>
          <table:table-cell office:value-type="float" office:value="0.805235930479175" calcext:value-type="float">
            <text:p>0.805235930479175</text:p>
          </table:table-cell>
          <table:table-cell office:value-type="float" office:value="0.786290097714559" calcext:value-type="float">
            <text:p>0.786290097714559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14440394416482" calcext:value-type="float">
            <text:p>-1.14440394416482</text:p>
          </table:table-cell>
          <table:table-cell office:value-type="float" office:value="-1.21281984171295" calcext:value-type="float">
            <text:p>-1.21281984171295</text:p>
          </table:table-cell>
          <table:table-cell office:value-type="float" office:value="-1.0759880466167" calcext:value-type="float">
            <text:p>-1.0759880466167</text:p>
          </table:table-cell>
          <table:table-cell office:value-type="float" office:value="0.318413653554448" calcext:value-type="float">
            <text:p>0.318413653554448</text:p>
          </table:table-cell>
          <table:table-cell office:value-type="float" office:value="0.297357594748006" calcext:value-type="float">
            <text:p>0.297357594748006</text:p>
          </table:table-cell>
          <table:table-cell office:value-type="float" office:value="0.340960703747325" calcext:value-type="float">
            <text:p>0.340960703747325</text:p>
          </table:table-cell>
          <table:table-cell office:value-type="float" office:value="0.681586346445552" calcext:value-type="float">
            <text:p>0.681586346445552</text:p>
          </table:table-cell>
          <table:table-cell office:value-type="float" office:value="0.702642405251994" calcext:value-type="float">
            <text:p>0.702642405251994</text:p>
          </table:table-cell>
          <table:table-cell office:value-type="float" office:value="0.659039296252675" calcext:value-type="float">
            <text:p>0.659039296252675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874354377758093" calcext:value-type="float">
            <text:p>-0.874354377758093</text:p>
          </table:table-cell>
          <table:table-cell office:value-type="float" office:value="-1.20173633343388" calcext:value-type="float">
            <text:p>-1.20173633343388</text:p>
          </table:table-cell>
          <table:table-cell office:value-type="float" office:value="-0.546972422082304" calcext:value-type="float">
            <text:p>-0.546972422082304</text:p>
          </table:table-cell>
          <table:table-cell office:value-type="float" office:value="0.417131241968817" calcext:value-type="float">
            <text:p>0.417131241968817</text:p>
          </table:table-cell>
          <table:table-cell office:value-type="float" office:value="0.300671692097556" calcext:value-type="float">
            <text:p>0.300671692097556</text:p>
          </table:table-cell>
          <table:table-cell office:value-type="float" office:value="0.578699217783336" calcext:value-type="float">
            <text:p>0.578699217783336</text:p>
          </table:table-cell>
          <table:table-cell office:value-type="float" office:value="0.582868758031183" calcext:value-type="float">
            <text:p>0.582868758031183</text:p>
          </table:table-cell>
          <table:table-cell office:value-type="float" office:value="0.699328307902444" calcext:value-type="float">
            <text:p>0.699328307902444</text:p>
          </table:table-cell>
          <table:table-cell office:value-type="float" office:value="0.421300782216664" calcext:value-type="float">
            <text:p>0.421300782216664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0.523034234973278" calcext:value-type="float">
            <text:p>0.523034234973278</text:p>
          </table:table-cell>
          <table:table-cell office:value-type="float" office:value="-1.83943218131519" calcext:value-type="float">
            <text:p>-1.83943218131519</text:p>
          </table:table-cell>
          <table:table-cell office:value-type="float" office:value="2.88550065126175" calcext:value-type="float">
            <text:p>2.88550065126175</text:p>
          </table:table-cell>
          <table:table-cell office:value-type="float" office:value="1.68713906751942" calcext:value-type="float">
            <text:p>1.68713906751942</text:p>
          </table:table-cell>
          <table:table-cell office:value-type="float" office:value="0.158907631216587" calcext:value-type="float">
            <text:p>0.158907631216587</text:p>
          </table:table-cell>
          <table:table-cell office:value-type="float" office:value="17.9125332833807" calcext:value-type="float">
            <text:p>17.9125332833807</text:p>
          </table:table-cell>
          <table:table-cell office:value-type="float" office:value="-0.687139067519423" calcext:value-type="float">
            <text:p>-0.687139067519423</text:p>
          </table:table-cell>
          <table:table-cell office:value-type="float" office:value="0.841092368783413" calcext:value-type="float">
            <text:p>0.841092368783413</text:p>
          </table:table-cell>
          <table:table-cell office:value-type="float" office:value="-16.9125332833807" calcext:value-type="float">
            <text:p>-16.9125332833807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594659636866078" calcext:value-type="float">
            <text:p>-0.594659636866078</text:p>
          </table:table-cell>
          <table:table-cell office:value-type="float" office:value="-0.726047672876804" calcext:value-type="float">
            <text:p>-0.726047672876804</text:p>
          </table:table-cell>
          <table:table-cell office:value-type="float" office:value="-0.463271600855351" calcext:value-type="float">
            <text:p>-0.463271600855351</text:p>
          </table:table-cell>
          <table:table-cell office:value-type="float" office:value="0.551750329383379" calcext:value-type="float">
            <text:p>0.551750329383379</text:p>
          </table:table-cell>
          <table:table-cell office:value-type="float" office:value="0.483817420949891" calcext:value-type="float">
            <text:p>0.483817420949891</text:p>
          </table:table-cell>
          <table:table-cell office:value-type="float" office:value="0.629221712142931" calcext:value-type="float">
            <text:p>0.629221712142931</text:p>
          </table:table-cell>
          <table:table-cell office:value-type="float" office:value="0.448249670616621" calcext:value-type="float">
            <text:p>0.448249670616621</text:p>
          </table:table-cell>
          <table:table-cell office:value-type="float" office:value="0.516182579050109" calcext:value-type="float">
            <text:p>0.516182579050109</text:p>
          </table:table-cell>
          <table:table-cell office:value-type="float" office:value="0.370778287857069" calcext:value-type="float">
            <text:p>0.370778287857069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564174723673641" calcext:value-type="float">
            <text:p>-0.564174723673641</text:p>
          </table:table-cell>
          <table:table-cell office:value-type="float" office:value="-0.681357195555359" calcext:value-type="float">
            <text:p>-0.681357195555359</text:p>
          </table:table-cell>
          <table:table-cell office:value-type="float" office:value="-0.446992251791923" calcext:value-type="float">
            <text:p>-0.446992251791923</text:p>
          </table:table-cell>
          <table:table-cell office:value-type="float" office:value="0.568829394534413" calcext:value-type="float">
            <text:p>0.568829394534413</text:p>
          </table:table-cell>
          <table:table-cell office:value-type="float" office:value="0.505929880413396" calcext:value-type="float">
            <text:p>0.505929880413396</text:p>
          </table:table-cell>
          <table:table-cell office:value-type="float" office:value="0.639548863613274" calcext:value-type="float">
            <text:p>0.639548863613274</text:p>
          </table:table-cell>
          <table:table-cell office:value-type="float" office:value="0.431170605465587" calcext:value-type="float">
            <text:p>0.431170605465587</text:p>
          </table:table-cell>
          <table:table-cell office:value-type="float" office:value="0.494070119586604" calcext:value-type="float">
            <text:p>0.494070119586604</text:p>
          </table:table-cell>
          <table:table-cell office:value-type="float" office:value="0.360451136386726" calcext:value-type="float">
            <text:p>0.360451136386726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07285015973621" calcext:value-type="float">
            <text:p>-0.407285015973621</text:p>
          </table:table-cell>
          <table:table-cell office:value-type="float" office:value="-0.511032044242771" calcext:value-type="float">
            <text:p>-0.511032044242771</text:p>
          </table:table-cell>
          <table:table-cell office:value-type="float" office:value="-0.30353798770447" calcext:value-type="float">
            <text:p>-0.30353798770447</text:p>
          </table:table-cell>
          <table:table-cell office:value-type="float" office:value="0.665454498108474" calcext:value-type="float">
            <text:p>0.665454498108474</text:p>
          </table:table-cell>
          <table:table-cell office:value-type="float" office:value="0.599876160495876" calcext:value-type="float">
            <text:p>0.599876160495876</text:p>
          </table:table-cell>
          <table:table-cell office:value-type="float" office:value="0.73820184600559" calcext:value-type="float">
            <text:p>0.73820184600559</text:p>
          </table:table-cell>
          <table:table-cell office:value-type="float" office:value="0.334545501891526" calcext:value-type="float">
            <text:p>0.334545501891526</text:p>
          </table:table-cell>
          <table:table-cell office:value-type="float" office:value="0.400123839504124" calcext:value-type="float">
            <text:p>0.400123839504124</text:p>
          </table:table-cell>
          <table:table-cell office:value-type="float" office:value="0.26179815399441" calcext:value-type="float">
            <text:p>0.26179815399441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43269887774791" calcext:value-type="float">
            <text:p>-0.43269887774791</text:p>
          </table:table-cell>
          <table:table-cell office:value-type="float" office:value="-0.504998028143027" calcext:value-type="float">
            <text:p>-0.504998028143027</text:p>
          </table:table-cell>
          <table:table-cell office:value-type="float" office:value="-0.360399727352794" calcext:value-type="float">
            <text:p>-0.360399727352794</text:p>
          </table:table-cell>
          <table:table-cell office:value-type="float" office:value="0.648755817207821" calcext:value-type="float">
            <text:p>0.648755817207821</text:p>
          </table:table-cell>
          <table:table-cell office:value-type="float" office:value="0.603506765454891" calcext:value-type="float">
            <text:p>0.603506765454891</text:p>
          </table:table-cell>
          <table:table-cell office:value-type="float" office:value="0.697397501490722" calcext:value-type="float">
            <text:p>0.697397501490722</text:p>
          </table:table-cell>
          <table:table-cell office:value-type="float" office:value="0.351244182792179" calcext:value-type="float">
            <text:p>0.351244182792179</text:p>
          </table:table-cell>
          <table:table-cell office:value-type="float" office:value="0.396493234545109" calcext:value-type="float">
            <text:p>0.396493234545109</text:p>
          </table:table-cell>
          <table:table-cell office:value-type="float" office:value="0.302602498509278" calcext:value-type="float">
            <text:p>0.302602498509278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229619617139116" calcext:value-type="float">
            <text:p>-0.229619617139116</text:p>
          </table:table-cell>
          <table:table-cell office:value-type="float" office:value="-0.309901968744899" calcext:value-type="float">
            <text:p>-0.309901968744899</text:p>
          </table:table-cell>
          <table:table-cell office:value-type="float" office:value="-0.149337265533333" calcext:value-type="float">
            <text:p>-0.149337265533333</text:p>
          </table:table-cell>
          <table:table-cell office:value-type="float" office:value="0.79483588695639" calcext:value-type="float">
            <text:p>0.79483588695639</text:p>
          </table:table-cell>
          <table:table-cell office:value-type="float" office:value="0.733518860474332" calcext:value-type="float">
            <text:p>0.733518860474332</text:p>
          </table:table-cell>
          <table:table-cell office:value-type="float" office:value="0.861278586327309" calcext:value-type="float">
            <text:p>0.861278586327309</text:p>
          </table:table-cell>
          <table:table-cell office:value-type="float" office:value="0.20516411304361" calcext:value-type="float">
            <text:p>0.20516411304361</text:p>
          </table:table-cell>
          <table:table-cell office:value-type="float" office:value="0.266481139525668" calcext:value-type="float">
            <text:p>0.266481139525668</text:p>
          </table:table-cell>
          <table:table-cell office:value-type="float" office:value="0.138721413672691" calcext:value-type="float">
            <text:p>0.138721413672691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0498724154407467" calcext:value-type="float">
            <text:p>-0.00498724154407467</text:p>
          </table:table-cell>
          <table:table-cell office:value-type="float" office:value="-0.114447813723515" calcext:value-type="float">
            <text:p>-0.114447813723515</text:p>
          </table:table-cell>
          <table:table-cell office:value-type="float" office:value="0.104473330635365" calcext:value-type="float">
            <text:p>0.104473330635365</text:p>
          </table:table-cell>
          <table:table-cell office:value-type="float" office:value="0.995025174096527" calcext:value-type="float">
            <text:p>0.995025174096527</text:p>
          </table:table-cell>
          <table:table-cell office:value-type="float" office:value="0.891858479976921" calcext:value-type="float">
            <text:p>0.891858479976921</text:p>
          </table:table-cell>
          <table:table-cell office:value-type="float" office:value="1.11012578712201" calcext:value-type="float">
            <text:p>1.11012578712201</text:p>
          </table:table-cell>
          <table:table-cell office:value-type="float" office:value="0.0049748259034732" calcext:value-type="float">
            <text:p>0.0049748259034732</text:p>
          </table:table-cell>
          <table:table-cell office:value-type="float" office:value="0.108141520023079" calcext:value-type="float">
            <text:p>0.108141520023079</text:p>
          </table:table-cell>
          <table:table-cell office:value-type="float" office:value="-0.110125787122015" calcext:value-type="float">
            <text:p>-0.110125787122015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619675088447659" calcext:value-type="float">
            <text:p>0.0619675088447659</text:p>
          </table:table-cell>
          <table:table-cell office:value-type="float" office:value="-0.180504944488958" calcext:value-type="float">
            <text:p>-0.180504944488958</text:p>
          </table:table-cell>
          <table:table-cell office:value-type="float" office:value="0.30443996217849" calcext:value-type="float">
            <text:p>0.30443996217849</text:p>
          </table:table-cell>
          <table:table-cell office:value-type="float" office:value="1.06392777592392" calcext:value-type="float">
            <text:p>1.06392777592392</text:p>
          </table:table-cell>
          <table:table-cell office:value-type="float" office:value="0.834848552787287" calcext:value-type="float">
            <text:p>0.834848552787287</text:p>
          </table:table-cell>
          <table:table-cell office:value-type="float" office:value="1.35586545440276" calcext:value-type="float">
            <text:p>1.35586545440276</text:p>
          </table:table-cell>
          <table:table-cell office:value-type="float" office:value="-0.0639277759239212" calcext:value-type="float">
            <text:p>-0.0639277759239212</text:p>
          </table:table-cell>
          <table:table-cell office:value-type="float" office:value="0.165151447212713" calcext:value-type="float">
            <text:p>0.165151447212713</text:p>
          </table:table-cell>
          <table:table-cell office:value-type="float" office:value="-0.355865454402759" calcext:value-type="float">
            <text:p>-0.355865454402759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642376767983908" calcext:value-type="float">
            <text:p>-0.642376767983908</text:p>
          </table:table-cell>
          <table:table-cell office:value-type="float" office:value="-2.60456835673635" calcext:value-type="float">
            <text:p>-2.60456835673635</text:p>
          </table:table-cell>
          <table:table-cell office:value-type="float" office:value="1.31981482076853" calcext:value-type="float">
            <text:p>1.31981482076853</text:p>
          </table:table-cell>
          <table:table-cell office:value-type="float" office:value="0.526040660456504" calcext:value-type="float">
            <text:p>0.526040660456504</text:p>
          </table:table-cell>
          <table:table-cell office:value-type="float" office:value="0.0739350438745459" calcext:value-type="float">
            <text:p>0.0739350438745459</text:p>
          </table:table-cell>
          <table:table-cell office:value-type="float" office:value="3.74272823754667" calcext:value-type="float">
            <text:p>3.74272823754667</text:p>
          </table:table-cell>
          <table:table-cell office:value-type="float" office:value="0.473959339543496" calcext:value-type="float">
            <text:p>0.473959339543496</text:p>
          </table:table-cell>
          <table:table-cell office:value-type="float" office:value="0.926064956125454" calcext:value-type="float">
            <text:p>0.926064956125454</text:p>
          </table:table-cell>
          <table:table-cell office:value-type="float" office:value="-2.74272823754667" calcext:value-type="float">
            <text:p>-2.74272823754667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19233532094879" calcext:value-type="float">
            <text:p>-3.19233532094879</text:p>
          </table:table-cell>
          <table:table-cell office:value-type="float" office:value="-3.48919093245431" calcext:value-type="float">
            <text:p>-3.48919093245431</text:p>
          </table:table-cell>
          <table:table-cell office:value-type="float" office:value="-2.89547970944327" calcext:value-type="float">
            <text:p>-2.89547970944327</text:p>
          </table:table-cell>
          <table:table-cell office:value-type="float" office:value="0.0410758335890274" calcext:value-type="float">
            <text:p>0.0410758335890274</text:p>
          </table:table-cell>
          <table:table-cell office:value-type="float" office:value="0.0305255594224868" calcext:value-type="float">
            <text:p>0.0305255594224868</text:p>
          </table:table-cell>
          <table:table-cell office:value-type="float" office:value="0.0552725039918701" calcext:value-type="float">
            <text:p>0.0552725039918701</text:p>
          </table:table-cell>
          <table:table-cell office:value-type="float" office:value="0.958924166410973" calcext:value-type="float">
            <text:p>0.958924166410973</text:p>
          </table:table-cell>
          <table:table-cell office:value-type="float" office:value="0.969474440577513" calcext:value-type="float">
            <text:p>0.969474440577513</text:p>
          </table:table-cell>
          <table:table-cell office:value-type="float" office:value="0.94472749600813" calcext:value-type="float">
            <text:p>0.94472749600813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85561154475981" calcext:value-type="float">
            <text:p>-2.85561154475981</text:p>
          </table:table-cell>
          <table:table-cell office:value-type="float" office:value="-3.06626926280289" calcext:value-type="float">
            <text:p>-3.06626926280289</text:p>
          </table:table-cell>
          <table:table-cell office:value-type="float" office:value="-2.64495382671672" calcext:value-type="float">
            <text:p>-2.64495382671672</text:p>
          </table:table-cell>
          <table:table-cell office:value-type="float" office:value="0.0575206339204578" calcext:value-type="float">
            <text:p>0.0575206339204578</text:p>
          </table:table-cell>
          <table:table-cell office:value-type="float" office:value="0.0465946634428106" calcext:value-type="float">
            <text:p>0.0465946634428106</text:p>
          </table:table-cell>
          <table:table-cell office:value-type="float" office:value="0.0710086323656412" calcext:value-type="float">
            <text:p>0.0710086323656412</text:p>
          </table:table-cell>
          <table:table-cell office:value-type="float" office:value="0.942479366079542" calcext:value-type="float">
            <text:p>0.942479366079542</text:p>
          </table:table-cell>
          <table:table-cell office:value-type="float" office:value="0.953405336557189" calcext:value-type="float">
            <text:p>0.953405336557189</text:p>
          </table:table-cell>
          <table:table-cell office:value-type="float" office:value="0.928991367634359" calcext:value-type="float">
            <text:p>0.928991367634359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32841555018086" calcext:value-type="float">
            <text:p>-2.32841555018086</text:p>
          </table:table-cell>
          <table:table-cell office:value-type="float" office:value="-2.69431434998362" calcext:value-type="float">
            <text:p>-2.69431434998362</text:p>
          </table:table-cell>
          <table:table-cell office:value-type="float" office:value="-1.96251675037809" calcext:value-type="float">
            <text:p>-1.96251675037809</text:p>
          </table:table-cell>
          <table:table-cell office:value-type="float" office:value="0.0974500295125137" calcext:value-type="float">
            <text:p>0.0974500295125137</text:p>
          </table:table-cell>
          <table:table-cell office:value-type="float" office:value="0.0675887080893987" calcext:value-type="float">
            <text:p>0.0675887080893987</text:p>
          </table:table-cell>
          <table:table-cell office:value-type="float" office:value="0.140504361163834" calcext:value-type="float">
            <text:p>0.140504361163834</text:p>
          </table:table-cell>
          <table:table-cell office:value-type="float" office:value="0.902549970487486" calcext:value-type="float">
            <text:p>0.902549970487486</text:p>
          </table:table-cell>
          <table:table-cell office:value-type="float" office:value="0.932411291910601" calcext:value-type="float">
            <text:p>0.932411291910601</text:p>
          </table:table-cell>
          <table:table-cell office:value-type="float" office:value="0.859495638836166" calcext:value-type="float">
            <text:p>0.859495638836166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2.72153367723394" calcext:value-type="float">
            <text:p>-2.72153367723394</text:p>
          </table:table-cell>
          <table:table-cell office:value-type="float" office:value="-3.4150617739039" calcext:value-type="float">
            <text:p>-3.4150617739039</text:p>
          </table:table-cell>
          <table:table-cell office:value-type="float" office:value="-2.02800558056398" calcext:value-type="float">
            <text:p>-2.02800558056398</text:p>
          </table:table-cell>
          <table:table-cell office:value-type="float" office:value="0.0657738012498304" calcext:value-type="float">
            <text:p>0.0657738012498304</text:p>
          </table:table-cell>
          <table:table-cell office:value-type="float" office:value="0.0328743758602524" calcext:value-type="float">
            <text:p>0.0328743758602524</text:p>
          </table:table-cell>
          <table:table-cell office:value-type="float" office:value="0.131597720645486" calcext:value-type="float">
            <text:p>0.131597720645486</text:p>
          </table:table-cell>
          <table:table-cell office:value-type="float" office:value="0.93422619875017" calcext:value-type="float">
            <text:p>0.93422619875017</text:p>
          </table:table-cell>
          <table:table-cell office:value-type="float" office:value="0.967125624139748" calcext:value-type="float">
            <text:p>0.967125624139748</text:p>
          </table:table-cell>
          <table:table-cell office:value-type="float" office:value="0.868402279354514" calcext:value-type="float">
            <text:p>0.868402279354514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19237038566664" calcext:value-type="float">
            <text:p>-2.19237038566664</text:p>
          </table:table-cell>
          <table:table-cell office:value-type="float" office:value="-2.40926651133925" calcext:value-type="float">
            <text:p>-2.40926651133925</text:p>
          </table:table-cell>
          <table:table-cell office:value-type="float" office:value="-1.97547425999402" calcext:value-type="float">
            <text:p>-1.97547425999402</text:p>
          </table:table-cell>
          <table:table-cell office:value-type="float" office:value="0.111651776927165" calcext:value-type="float">
            <text:p>0.111651776927165</text:p>
          </table:table-cell>
          <table:table-cell office:value-type="float" office:value="0.0898811972388526" calcext:value-type="float">
            <text:p>0.0898811972388526</text:p>
          </table:table-cell>
          <table:table-cell office:value-type="float" office:value="0.138695518906647" calcext:value-type="float">
            <text:p>0.138695518906647</text:p>
          </table:table-cell>
          <table:table-cell office:value-type="float" office:value="0.888348223072835" calcext:value-type="float">
            <text:p>0.888348223072835</text:p>
          </table:table-cell>
          <table:table-cell office:value-type="float" office:value="0.910118802761147" calcext:value-type="float">
            <text:p>0.910118802761147</text:p>
          </table:table-cell>
          <table:table-cell office:value-type="float" office:value="0.861304481093353" calcext:value-type="float">
            <text:p>0.861304481093353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02304553374232" calcext:value-type="float">
            <text:p>-2.02304553374232</text:p>
          </table:table-cell>
          <table:table-cell office:value-type="float" office:value="-2.30168001245585" calcext:value-type="float">
            <text:p>-2.30168001245585</text:p>
          </table:table-cell>
          <table:table-cell office:value-type="float" office:value="-1.74441105502879" calcext:value-type="float">
            <text:p>-1.74441105502879</text:p>
          </table:table-cell>
          <table:table-cell office:value-type="float" office:value="0.132252072969058" calcext:value-type="float">
            <text:p>0.132252072969058</text:p>
          </table:table-cell>
          <table:table-cell office:value-type="float" office:value="0.100090549024718" calcext:value-type="float">
            <text:p>0.100090549024718</text:p>
          </table:table-cell>
          <table:table-cell office:value-type="float" office:value="0.174747875549104" calcext:value-type="float">
            <text:p>0.174747875549104</text:p>
          </table:table-cell>
          <table:table-cell office:value-type="float" office:value="0.867747927030942" calcext:value-type="float">
            <text:p>0.867747927030942</text:p>
          </table:table-cell>
          <table:table-cell office:value-type="float" office:value="0.899909450975282" calcext:value-type="float">
            <text:p>0.899909450975282</text:p>
          </table:table-cell>
          <table:table-cell office:value-type="float" office:value="0.825252124450896" calcext:value-type="float">
            <text:p>0.825252124450896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70410580893216" calcext:value-type="float">
            <text:p>-1.70410580893216</text:p>
          </table:table-cell>
          <table:table-cell office:value-type="float" office:value="-1.98861602992737" calcext:value-type="float">
            <text:p>-1.98861602992737</text:p>
          </table:table-cell>
          <table:table-cell office:value-type="float" office:value="-1.41959558793695" calcext:value-type="float">
            <text:p>-1.41959558793695</text:p>
          </table:table-cell>
          <table:table-cell office:value-type="float" office:value="0.181934998111701" calcext:value-type="float">
            <text:p>0.181934998111701</text:p>
          </table:table-cell>
          <table:table-cell office:value-type="float" office:value="0.136884738795194" calcext:value-type="float">
            <text:p>0.136884738795194</text:p>
          </table:table-cell>
          <table:table-cell office:value-type="float" office:value="0.24181178873" calcext:value-type="float">
            <text:p>0.24181178873</text:p>
          </table:table-cell>
          <table:table-cell office:value-type="float" office:value="0.818065001888299" calcext:value-type="float">
            <text:p>0.818065001888299</text:p>
          </table:table-cell>
          <table:table-cell office:value-type="float" office:value="0.863115261204806" calcext:value-type="float">
            <text:p>0.863115261204806</text:p>
          </table:table-cell>
          <table:table-cell office:value-type="float" office:value="0.75818821127" calcext:value-type="float">
            <text:p>0.75818821127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65222245418544" calcext:value-type="float">
            <text:p>-1.65222245418544</text:p>
          </table:table-cell>
          <table:table-cell office:value-type="float" office:value="-2.08091486225841" calcext:value-type="float">
            <text:p>-2.08091486225841</text:p>
          </table:table-cell>
          <table:table-cell office:value-type="float" office:value="-1.22353004611247" calcext:value-type="float">
            <text:p>-1.22353004611247</text:p>
          </table:table-cell>
          <table:table-cell office:value-type="float" office:value="0.191623560442661" calcext:value-type="float">
            <text:p>0.191623560442661</text:p>
          </table:table-cell>
          <table:table-cell office:value-type="float" office:value="0.124815970528171" calcext:value-type="float">
            <text:p>0.124815970528171</text:p>
          </table:table-cell>
          <table:table-cell office:value-type="float" office:value="0.294189828123275" calcext:value-type="float">
            <text:p>0.294189828123275</text:p>
          </table:table-cell>
          <table:table-cell office:value-type="float" office:value="0.808376439557339" calcext:value-type="float">
            <text:p>0.808376439557339</text:p>
          </table:table-cell>
          <table:table-cell office:value-type="float" office:value="0.875184029471829" calcext:value-type="float">
            <text:p>0.875184029471829</text:p>
          </table:table-cell>
          <table:table-cell office:value-type="float" office:value="0.705810171876725" calcext:value-type="float">
            <text:p>0.705810171876725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35625769947847" calcext:value-type="float">
            <text:p>-1.35625769947847</text:p>
          </table:table-cell>
          <table:table-cell office:value-type="float" office:value="-2.01016319967841" calcext:value-type="float">
            <text:p>-2.01016319967841</text:p>
          </table:table-cell>
          <table:table-cell office:value-type="float" office:value="-0.70235219927852" calcext:value-type="float">
            <text:p>-0.70235219927852</text:p>
          </table:table-cell>
          <table:table-cell office:value-type="float" office:value="0.257623078200165" calcext:value-type="float">
            <text:p>0.257623078200165</text:p>
          </table:table-cell>
          <table:table-cell office:value-type="float" office:value="0.133966809544428" calcext:value-type="float">
            <text:p>0.133966809544428</text:p>
          </table:table-cell>
          <table:table-cell office:value-type="float" office:value="0.495418608885494" calcext:value-type="float">
            <text:p>0.495418608885494</text:p>
          </table:table-cell>
          <table:table-cell office:value-type="float" office:value="0.742376921799835" calcext:value-type="float">
            <text:p>0.742376921799835</text:p>
          </table:table-cell>
          <table:table-cell office:value-type="float" office:value="0.866033190455572" calcext:value-type="float">
            <text:p>0.866033190455572</text:p>
          </table:table-cell>
          <table:table-cell office:value-type="float" office:value="0.504581391114506" calcext:value-type="float">
            <text:p>0.504581391114506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975732179935014" calcext:value-type="float">
            <text:p>-0.975732179935014</text:p>
          </table:table-cell>
          <table:table-cell office:value-type="float" office:value="-2.10783680018381" calcext:value-type="float">
            <text:p>-2.10783680018381</text:p>
          </table:table-cell>
          <table:table-cell office:value-type="float" office:value="0.156372440313781" calcext:value-type="float">
            <text:p>0.156372440313781</text:p>
          </table:table-cell>
          <table:table-cell office:value-type="float" office:value="0.376916281969611" calcext:value-type="float">
            <text:p>0.376916281969611</text:p>
          </table:table-cell>
          <table:table-cell office:value-type="float" office:value="0.121500512247233" calcext:value-type="float">
            <text:p>0.121500512247233</text:p>
          </table:table-cell>
          <table:table-cell office:value-type="float" office:value="1.16926160216275" calcext:value-type="float">
            <text:p>1.16926160216275</text:p>
          </table:table-cell>
          <table:table-cell office:value-type="float" office:value="0.623083718030389" calcext:value-type="float">
            <text:p>0.623083718030389</text:p>
          </table:table-cell>
          <table:table-cell office:value-type="float" office:value="0.878499487752767" calcext:value-type="float">
            <text:p>0.878499487752767</text:p>
          </table:table-cell>
          <table:table-cell office:value-type="float" office:value="-0.169261602162754" calcext:value-type="float">
            <text:p>-0.169261602162754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1.83798602425768" calcext:value-type="float">
            <text:p>-1.83798602425768</text:p>
          </table:table-cell>
          <table:table-cell office:value-type="float" office:value="-2.06331587928918" calcext:value-type="float">
            <text:p>-2.06331587928918</text:p>
          </table:table-cell>
          <table:table-cell office:value-type="float" office:value="-1.61265616922619" calcext:value-type="float">
            <text:p>-1.61265616922619</text:p>
          </table:table-cell>
          <table:table-cell office:value-type="float" office:value="0.159137602856438" calcext:value-type="float">
            <text:p>0.159137602856438</text:p>
          </table:table-cell>
          <table:table-cell office:value-type="float" office:value="0.12703204782364" calcext:value-type="float">
            <text:p>0.12703204782364</text:p>
          </table:table-cell>
          <table:table-cell office:value-type="float" office:value="0.199357383249084" calcext:value-type="float">
            <text:p>0.199357383249084</text:p>
          </table:table-cell>
          <table:table-cell office:value-type="float" office:value="0.840862397143562" calcext:value-type="float">
            <text:p>0.840862397143562</text:p>
          </table:table-cell>
          <table:table-cell office:value-type="float" office:value="0.87296795217636" calcext:value-type="float">
            <text:p>0.87296795217636</text:p>
          </table:table-cell>
          <table:table-cell office:value-type="float" office:value="0.800642616750916" calcext:value-type="float">
            <text:p>0.800642616750916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910197346057" calcext:value-type="float">
            <text:p>-1.910197346057</text:p>
          </table:table-cell>
          <table:table-cell office:value-type="float" office:value="-2.34990294432031" calcext:value-type="float">
            <text:p>-2.34990294432031</text:p>
          </table:table-cell>
          <table:table-cell office:value-type="float" office:value="-1.47049174779369" calcext:value-type="float">
            <text:p>-1.47049174779369</text:p>
          </table:table-cell>
          <table:table-cell office:value-type="float" office:value="0.148051166398389" calcext:value-type="float">
            <text:p>0.148051166398389</text:p>
          </table:table-cell>
          <table:table-cell office:value-type="float" office:value="0.0953784187836041" calcext:value-type="float">
            <text:p>0.0953784187836041</text:p>
          </table:table-cell>
          <table:table-cell office:value-type="float" office:value="0.229812447631932" calcext:value-type="float">
            <text:p>0.229812447631932</text:p>
          </table:table-cell>
          <table:table-cell office:value-type="float" office:value="0.851948833601611" calcext:value-type="float">
            <text:p>0.851948833601611</text:p>
          </table:table-cell>
          <table:table-cell office:value-type="float" office:value="0.904621581216396" calcext:value-type="float">
            <text:p>0.904621581216396</text:p>
          </table:table-cell>
          <table:table-cell office:value-type="float" office:value="0.770187552368068" calcext:value-type="float">
            <text:p>0.770187552368068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1.72818435308572" calcext:value-type="float">
            <text:p>-1.72818435308572</text:p>
          </table:table-cell>
          <table:table-cell office:value-type="float" office:value="-3.11474769712613" calcext:value-type="float">
            <text:p>-3.11474769712613</text:p>
          </table:table-cell>
          <table:table-cell office:value-type="float" office:value="-0.341621009045312" calcext:value-type="float">
            <text:p>-0.341621009045312</text:p>
          </table:table-cell>
          <table:table-cell office:value-type="float" office:value="0.177606588254287" calcext:value-type="float">
            <text:p>0.177606588254287</text:p>
          </table:table-cell>
          <table:table-cell office:value-type="float" office:value="0.0443897053849946" calcext:value-type="float">
            <text:p>0.0443897053849946</text:p>
          </table:table-cell>
          <table:table-cell office:value-type="float" office:value="0.710617471275014" calcext:value-type="float">
            <text:p>0.710617471275014</text:p>
          </table:table-cell>
          <table:table-cell office:value-type="float" office:value="0.822393411745713" calcext:value-type="float">
            <text:p>0.822393411745713</text:p>
          </table:table-cell>
          <table:table-cell office:value-type="float" office:value="0.955610294615005" calcext:value-type="float">
            <text:p>0.955610294615005</text:p>
          </table:table-cell>
          <table:table-cell office:value-type="float" office:value="0.289382528724986" calcext:value-type="float">
            <text:p>0.289382528724986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79733837691715" calcext:value-type="float">
            <text:p>-2.79733837691715</text:p>
          </table:table-cell>
          <table:table-cell office:value-type="float" office:value="-4.18356730529213" calcext:value-type="float">
            <text:p>-4.18356730529213</text:p>
          </table:table-cell>
          <table:table-cell office:value-type="float" office:value="-1.41110944854217" calcext:value-type="float">
            <text:p>-1.41110944854217</text:p>
          </table:table-cell>
          <table:table-cell office:value-type="float" office:value="0.0609721316792603" calcext:value-type="float">
            <text:p>0.0609721316792603</text:p>
          </table:table-cell>
          <table:table-cell office:value-type="float" office:value="0.0152440303459316" calcext:value-type="float">
            <text:p>0.0152440303459316</text:p>
          </table:table-cell>
          <table:table-cell office:value-type="float" office:value="0.243872568943372" calcext:value-type="float">
            <text:p>0.243872568943372</text:p>
          </table:table-cell>
          <table:table-cell office:value-type="float" office:value="0.93902786832074" calcext:value-type="float">
            <text:p>0.93902786832074</text:p>
          </table:table-cell>
          <table:table-cell office:value-type="float" office:value="0.984755969654068" calcext:value-type="float">
            <text:p>0.984755969654068</text:p>
          </table:table-cell>
          <table:table-cell office:value-type="float" office:value="0.756127431056627" calcext:value-type="float">
            <text:p>0.756127431056627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19795283898549" calcext:value-type="float">
            <text:p>-1.19795283898549</text:p>
          </table:table-cell>
          <table:table-cell office:value-type="float" office:value="-1.45461345920309" calcext:value-type="float">
            <text:p>-1.45461345920309</text:p>
          </table:table-cell>
          <table:table-cell office:value-type="float" office:value="-0.9412922187679" calcext:value-type="float">
            <text:p>-0.9412922187679</text:p>
          </table:table-cell>
          <table:table-cell office:value-type="float" office:value="0.301811436524146" calcext:value-type="float">
            <text:p>0.301811436524146</text:p>
          </table:table-cell>
          <table:table-cell office:value-type="float" office:value="0.233490600102677" calcext:value-type="float">
            <text:p>0.233490600102677</text:p>
          </table:table-cell>
          <table:table-cell office:value-type="float" office:value="0.390123384738881" calcext:value-type="float">
            <text:p>0.390123384738881</text:p>
          </table:table-cell>
          <table:table-cell office:value-type="float" office:value="0.698188563475854" calcext:value-type="float">
            <text:p>0.698188563475854</text:p>
          </table:table-cell>
          <table:table-cell office:value-type="float" office:value="0.766509399897323" calcext:value-type="float">
            <text:p>0.766509399897323</text:p>
          </table:table-cell>
          <table:table-cell office:value-type="float" office:value="0.609876615261119" calcext:value-type="float">
            <text:p>0.609876615261119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32613476088011" calcext:value-type="float">
            <text:p>-1.32613476088011</text:p>
          </table:table-cell>
          <table:table-cell office:value-type="float" office:value="-1.58262370391264" calcext:value-type="float">
            <text:p>-1.58262370391264</text:p>
          </table:table-cell>
          <table:table-cell office:value-type="float" office:value="-1.06964581784759" calcext:value-type="float">
            <text:p>-1.06964581784759</text:p>
          </table:table-cell>
          <table:table-cell office:value-type="float" office:value="0.265501507359297" calcext:value-type="float">
            <text:p>0.265501507359297</text:p>
          </table:table-cell>
          <table:table-cell office:value-type="float" office:value="0.205435388862179" calcext:value-type="float">
            <text:p>0.205435388862179</text:p>
          </table:table-cell>
          <table:table-cell office:value-type="float" office:value="0.343130026430593" calcext:value-type="float">
            <text:p>0.343130026430593</text:p>
          </table:table-cell>
          <table:table-cell office:value-type="float" office:value="0.734498492640703" calcext:value-type="float">
            <text:p>0.734498492640703</text:p>
          </table:table-cell>
          <table:table-cell office:value-type="float" office:value="0.794564611137821" calcext:value-type="float">
            <text:p>0.794564611137821</text:p>
          </table:table-cell>
          <table:table-cell office:value-type="float" office:value="0.656869973569407" calcext:value-type="float">
            <text:p>0.656869973569407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35417127539257" calcext:value-type="float">
            <text:p>-1.35417127539257</text:p>
          </table:table-cell>
          <table:table-cell office:value-type="float" office:value="-1.65768711123464" calcext:value-type="float">
            <text:p>-1.65768711123464</text:p>
          </table:table-cell>
          <table:table-cell office:value-type="float" office:value="-1.05065543955051" calcext:value-type="float">
            <text:p>-1.05065543955051</text:p>
          </table:table-cell>
          <table:table-cell office:value-type="float" office:value="0.258161150323729" calcext:value-type="float">
            <text:p>0.258161150323729</text:p>
          </table:table-cell>
          <table:table-cell office:value-type="float" office:value="0.190579259374676" calcext:value-type="float">
            <text:p>0.190579259374676</text:p>
          </table:table-cell>
          <table:table-cell office:value-type="float" office:value="0.349708461220555" calcext:value-type="float">
            <text:p>0.349708461220555</text:p>
          </table:table-cell>
          <table:table-cell office:value-type="float" office:value="0.741838849676271" calcext:value-type="float">
            <text:p>0.741838849676271</text:p>
          </table:table-cell>
          <table:table-cell office:value-type="float" office:value="0.809420740625324" calcext:value-type="float">
            <text:p>0.809420740625324</text:p>
          </table:table-cell>
          <table:table-cell office:value-type="float" office:value="0.650291538779445" calcext:value-type="float">
            <text:p>0.650291538779445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6477264103701" calcext:value-type="float">
            <text:p>-1.6477264103701</text:p>
          </table:table-cell>
          <table:table-cell office:value-type="float" office:value="-2.15459463262836" calcext:value-type="float">
            <text:p>-2.15459463262836</text:p>
          </table:table-cell>
          <table:table-cell office:value-type="float" office:value="-1.14085818811183" calcext:value-type="float">
            <text:p>-1.14085818811183</text:p>
          </table:table-cell>
          <table:table-cell office:value-type="float" office:value="0.192487048050951" calcext:value-type="float">
            <text:p>0.192487048050951</text:p>
          </table:table-cell>
          <table:table-cell office:value-type="float" office:value="0.115950183508672" calcext:value-type="float">
            <text:p>0.115950183508672</text:p>
          </table:table-cell>
          <table:table-cell office:value-type="float" office:value="0.319544674671411" calcext:value-type="float">
            <text:p>0.319544674671411</text:p>
          </table:table-cell>
          <table:table-cell office:value-type="float" office:value="0.807512951949049" calcext:value-type="float">
            <text:p>0.807512951949049</text:p>
          </table:table-cell>
          <table:table-cell office:value-type="float" office:value="0.884049816491328" calcext:value-type="float">
            <text:p>0.884049816491328</text:p>
          </table:table-cell>
          <table:table-cell office:value-type="float" office:value="0.680455325328589" calcext:value-type="float">
            <text:p>0.680455325328589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0.160359760499653" calcext:value-type="float">
            <text:p>0.160359760499653</text:p>
          </table:table-cell>
          <table:table-cell office:value-type="float" office:value="0.0024624947376741" calcext:value-type="float">
            <text:p>0.0024624947376741</text:p>
          </table:table-cell>
          <table:table-cell office:value-type="float" office:value="0.318257026261632" calcext:value-type="float">
            <text:p>0.318257026261632</text:p>
          </table:table-cell>
          <table:table-cell office:value-type="float" office:value="1.17393312980057" calcext:value-type="float">
            <text:p>1.17393312980057</text:p>
          </table:table-cell>
          <table:table-cell office:value-type="float" office:value="1.00246552916809" calcext:value-type="float">
            <text:p>1.00246552916809</text:p>
          </table:table-cell>
          <table:table-cell office:value-type="float" office:value="1.37472955742132" calcext:value-type="float">
            <text:p>1.37472955742132</text:p>
          </table:table-cell>
          <table:table-cell office:value-type="float" office:value="-0.173933129800572" calcext:value-type="float">
            <text:p>-0.173933129800572</text:p>
          </table:table-cell>
          <table:table-cell office:value-type="float" office:value="-0.00246552916808573" calcext:value-type="float">
            <text:p>-0.00246552916808573</text:p>
          </table:table-cell>
          <table:table-cell office:value-type="float" office:value="-0.374729557421315" calcext:value-type="float">
            <text:p>-0.37472955742131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0.877066524414163" calcext:value-type="float">
            <text:p>-0.877066524414163</text:p>
          </table:table-cell>
          <table:table-cell office:value-type="float" office:value="-1.18255958643611" calcext:value-type="float">
            <text:p>-1.18255958643611</text:p>
          </table:table-cell>
          <table:table-cell office:value-type="float" office:value="-0.571573462392215" calcext:value-type="float">
            <text:p>-0.571573462392215</text:p>
          </table:table-cell>
          <table:table-cell office:value-type="float" office:value="0.416001453634131" calcext:value-type="float">
            <text:p>0.416001453634131</text:p>
          </table:table-cell>
          <table:table-cell office:value-type="float" office:value="0.306493237817128" calcext:value-type="float">
            <text:p>0.306493237817128</text:p>
          </table:table-cell>
          <table:table-cell office:value-type="float" office:value="0.564636305382263" calcext:value-type="float">
            <text:p>0.564636305382263</text:p>
          </table:table-cell>
          <table:table-cell office:value-type="float" office:value="0.583998546365869" calcext:value-type="float">
            <text:p>0.583998546365869</text:p>
          </table:table-cell>
          <table:table-cell office:value-type="float" office:value="0.693506762182872" calcext:value-type="float">
            <text:p>0.693506762182872</text:p>
          </table:table-cell>
          <table:table-cell office:value-type="float" office:value="0.435363694617737" calcext:value-type="float">
            <text:p>0.435363694617737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0.222726239046318" calcext:value-type="float">
            <text:p>-0.222726239046318</text:p>
          </table:table-cell>
          <table:table-cell office:value-type="float" office:value="-0.566232564208419" calcext:value-type="float">
            <text:p>-0.566232564208419</text:p>
          </table:table-cell>
          <table:table-cell office:value-type="float" office:value="0.120780086115784" calcext:value-type="float">
            <text:p>0.120780086115784</text:p>
          </table:table-cell>
          <table:table-cell office:value-type="float" office:value="0.800333919483816" calcext:value-type="float">
            <text:p>0.800333919483816</text:p>
          </table:table-cell>
          <table:table-cell office:value-type="float" office:value="0.567660037936327" calcext:value-type="float">
            <text:p>0.567660037936327</text:p>
          </table:table-cell>
          <table:table-cell office:value-type="float" office:value="1.12837673936839" calcext:value-type="float">
            <text:p>1.12837673936839</text:p>
          </table:table-cell>
          <table:table-cell office:value-type="float" office:value="0.199666080516184" calcext:value-type="float">
            <text:p>0.199666080516184</text:p>
          </table:table-cell>
          <table:table-cell office:value-type="float" office:value="0.432339962063673" calcext:value-type="float">
            <text:p>0.432339962063673</text:p>
          </table:table-cell>
          <table:table-cell office:value-type="float" office:value="-0.128376739368386" calcext:value-type="float">
            <text:p>-0.12837673936838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26189480075966" calcext:value-type="float">
            <text:p>-0.26189480075966</text:p>
          </table:table-cell>
          <table:table-cell office:value-type="float" office:value="-0.483114433505879" calcext:value-type="float">
            <text:p>-0.483114433505879</text:p>
          </table:table-cell>
          <table:table-cell office:value-type="float" office:value="-0.0406751680134411" calcext:value-type="float">
            <text:p>-0.0406751680134411</text:p>
          </table:table-cell>
          <table:table-cell office:value-type="float" office:value="0.769591979940895" calcext:value-type="float">
            <text:p>0.769591979940895</text:p>
          </table:table-cell>
          <table:table-cell office:value-type="float" office:value="0.61685922997018" calcext:value-type="float">
            <text:p>0.61685922997018</text:p>
          </table:table-cell>
          <table:table-cell office:value-type="float" office:value="0.960140963794899" calcext:value-type="float">
            <text:p>0.960140963794899</text:p>
          </table:table-cell>
          <table:table-cell office:value-type="float" office:value="0.230408020059105" calcext:value-type="float">
            <text:p>0.230408020059105</text:p>
          </table:table-cell>
          <table:table-cell office:value-type="float" office:value="0.38314077002982" calcext:value-type="float">
            <text:p>0.38314077002982</text:p>
          </table:table-cell>
          <table:table-cell office:value-type="float" office:value="0.039859036205101" calcext:value-type="float">
            <text:p>0.039859036205101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318711689105418" calcext:value-type="float">
            <text:p>-0.318711689105418</text:p>
          </table:table-cell>
          <table:table-cell office:value-type="float" office:value="-0.54514583800435" calcext:value-type="float">
            <text:p>-0.54514583800435</text:p>
          </table:table-cell>
          <table:table-cell office:value-type="float" office:value="-0.0922775402064872" calcext:value-type="float">
            <text:p>-0.0922775402064872</text:p>
          </table:table-cell>
          <table:table-cell office:value-type="float" office:value="0.727085145659212" calcext:value-type="float">
            <text:p>0.727085145659212</text:p>
          </table:table-cell>
          <table:table-cell office:value-type="float" office:value="0.579757226537273" calcext:value-type="float">
            <text:p>0.579757226537273</text:p>
          </table:table-cell>
          <table:table-cell office:value-type="float" office:value="0.911852038819374" calcext:value-type="float">
            <text:p>0.911852038819374</text:p>
          </table:table-cell>
          <table:table-cell office:value-type="float" office:value="0.272914854340788" calcext:value-type="float">
            <text:p>0.272914854340788</text:p>
          </table:table-cell>
          <table:table-cell office:value-type="float" office:value="0.420242773462727" calcext:value-type="float">
            <text:p>0.420242773462727</text:p>
          </table:table-cell>
          <table:table-cell office:value-type="float" office:value="0.0881479611806261" calcext:value-type="float">
            <text:p>0.0881479611806261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152950046761262" calcext:value-type="float">
            <text:p>-0.152950046761262</text:p>
          </table:table-cell>
          <table:table-cell office:value-type="float" office:value="-0.362758671638451" calcext:value-type="float">
            <text:p>-0.362758671638451</text:p>
          </table:table-cell>
          <table:table-cell office:value-type="float" office:value="0.0568585781159277" calcext:value-type="float">
            <text:p>0.0568585781159277</text:p>
          </table:table-cell>
          <table:table-cell office:value-type="float" office:value="0.85817258924093" calcext:value-type="float">
            <text:p>0.85817258924093</text:p>
          </table:table-cell>
          <table:table-cell office:value-type="float" office:value="0.695754318490297" calcext:value-type="float">
            <text:p>0.695754318490297</text:p>
          </table:table-cell>
          <table:table-cell office:value-type="float" office:value="1.05850610388235" calcext:value-type="float">
            <text:p>1.05850610388235</text:p>
          </table:table-cell>
          <table:table-cell office:value-type="float" office:value="0.14182741075907" calcext:value-type="float">
            <text:p>0.14182741075907</text:p>
          </table:table-cell>
          <table:table-cell office:value-type="float" office:value="0.304245681509703" calcext:value-type="float">
            <text:p>0.304245681509703</text:p>
          </table:table-cell>
          <table:table-cell office:value-type="float" office:value="-0.058506103882348" calcext:value-type="float">
            <text:p>-0.058506103882348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0.0277013892002112" calcext:value-type="float">
            <text:p>0.0277013892002112</text:p>
          </table:table-cell>
          <table:table-cell office:value-type="float" office:value="-0.172533898527375" calcext:value-type="float">
            <text:p>-0.172533898527375</text:p>
          </table:table-cell>
          <table:table-cell office:value-type="float" office:value="0.227936676927797" calcext:value-type="float">
            <text:p>0.227936676927797</text:p>
          </table:table-cell>
          <table:table-cell office:value-type="float" office:value="1.02808864020924" calcext:value-type="float">
            <text:p>1.02808864020924</text:p>
          </table:table-cell>
          <table:table-cell office:value-type="float" office:value="0.841529761708599" calcext:value-type="float">
            <text:p>0.841529761708599</text:p>
          </table:table-cell>
          <table:table-cell office:value-type="float" office:value="1.25600578876887" calcext:value-type="float">
            <text:p>1.25600578876887</text:p>
          </table:table-cell>
          <table:table-cell office:value-type="float" office:value="-0.0280886402092411" calcext:value-type="float">
            <text:p>-0.0280886402092411</text:p>
          </table:table-cell>
          <table:table-cell office:value-type="float" office:value="0.158470238291401" calcext:value-type="float">
            <text:p>0.158470238291401</text:p>
          </table:table-cell>
          <table:table-cell office:value-type="float" office:value="-0.256005788768868" calcext:value-type="float">
            <text:p>-0.256005788768868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565047717719435" calcext:value-type="float">
            <text:p>0.565047717719435</text:p>
          </table:table-cell>
          <table:table-cell office:value-type="float" office:value="0.388240330011505" calcext:value-type="float">
            <text:p>0.388240330011505</text:p>
          </table:table-cell>
          <table:table-cell office:value-type="float" office:value="0.741855105427365" calcext:value-type="float">
            <text:p>0.741855105427365</text:p>
          </table:table-cell>
          <table:table-cell office:value-type="float" office:value="1.75953174156062" calcext:value-type="float">
            <text:p>1.75953174156062</text:p>
          </table:table-cell>
          <table:table-cell office:value-type="float" office:value="1.47438408045545" calcext:value-type="float">
            <text:p>1.47438408045545</text:p>
          </table:table-cell>
          <table:table-cell office:value-type="float" office:value="2.09982730456705" calcext:value-type="float">
            <text:p>2.09982730456705</text:p>
          </table:table-cell>
          <table:table-cell office:value-type="float" office:value="-0.759531741560618" calcext:value-type="float">
            <text:p>-0.759531741560618</text:p>
          </table:table-cell>
          <table:table-cell office:value-type="float" office:value="-0.474384080455454" calcext:value-type="float">
            <text:p>-0.474384080455454</text:p>
          </table:table-cell>
          <table:table-cell office:value-type="float" office:value="-1.09982730456705" calcext:value-type="float">
            <text:p>-1.09982730456705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905811126586335" calcext:value-type="float">
            <text:p>0.905811126586335</text:p>
          </table:table-cell>
          <table:table-cell office:value-type="float" office:value="0.732570688102161" calcext:value-type="float">
            <text:p>0.732570688102161</text:p>
          </table:table-cell>
          <table:table-cell office:value-type="float" office:value="1.07905156507051" calcext:value-type="float">
            <text:p>1.07905156507051</text:p>
          </table:table-cell>
          <table:table-cell office:value-type="float" office:value="2.47393778615434" calcext:value-type="float">
            <text:p>2.47393778615434</text:p>
          </table:table-cell>
          <table:table-cell office:value-type="float" office:value="2.08042185510246" calcext:value-type="float">
            <text:p>2.08042185510246</text:p>
          </table:table-cell>
          <table:table-cell office:value-type="float" office:value="2.94188803811658" calcext:value-type="float">
            <text:p>2.94188803811658</text:p>
          </table:table-cell>
          <table:table-cell office:value-type="float" office:value="-1.47393778615434" calcext:value-type="float">
            <text:p>-1.47393778615434</text:p>
          </table:table-cell>
          <table:table-cell office:value-type="float" office:value="-1.08042185510246" calcext:value-type="float">
            <text:p>-1.08042185510246</text:p>
          </table:table-cell>
          <table:table-cell office:value-type="float" office:value="-1.94188803811658" calcext:value-type="float">
            <text:p>-1.94188803811658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30406155424257" calcext:value-type="float">
            <text:p>1.30406155424257</text:p>
          </table:table-cell>
          <table:table-cell office:value-type="float" office:value="1.14103524430069" calcext:value-type="float">
            <text:p>1.14103524430069</text:p>
          </table:table-cell>
          <table:table-cell office:value-type="float" office:value="1.46708786418445" calcext:value-type="float">
            <text:p>1.46708786418445</text:p>
          </table:table-cell>
          <table:table-cell office:value-type="float" office:value="3.68423002085029" calcext:value-type="float">
            <text:p>3.68423002085029</text:p>
          </table:table-cell>
          <table:table-cell office:value-type="float" office:value="3.13000701042105" calcext:value-type="float">
            <text:p>3.13000701042105</text:p>
          </table:table-cell>
          <table:table-cell office:value-type="float" office:value="4.33658800166988" calcext:value-type="float">
            <text:p>4.33658800166988</text:p>
          </table:table-cell>
          <table:table-cell office:value-type="float" office:value="-2.68423002085029" calcext:value-type="float">
            <text:p>-2.68423002085029</text:p>
          </table:table-cell>
          <table:table-cell office:value-type="float" office:value="-2.13000701042105" calcext:value-type="float">
            <text:p>-2.13000701042105</text:p>
          </table:table-cell>
          <table:table-cell office:value-type="float" office:value="-3.33658800166988" calcext:value-type="float">
            <text:p>-3.33658800166988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67223293127746" calcext:value-type="float">
            <text:p>1.67223293127746</text:p>
          </table:table-cell>
          <table:table-cell office:value-type="float" office:value="1.51515988999605" calcext:value-type="float">
            <text:p>1.51515988999605</text:p>
          </table:table-cell>
          <table:table-cell office:value-type="float" office:value="1.82930597255887" calcext:value-type="float">
            <text:p>1.82930597255887</text:p>
          </table:table-cell>
          <table:table-cell office:value-type="float" office:value="5.32404275585591" calcext:value-type="float">
            <text:p>5.32404275585591</text:p>
          </table:table-cell>
          <table:table-cell office:value-type="float" office:value="4.55014859192731" calcext:value-type="float">
            <text:p>4.55014859192731</text:p>
          </table:table-cell>
          <table:table-cell office:value-type="float" office:value="6.22956167112238" calcext:value-type="float">
            <text:p>6.22956167112238</text:p>
          </table:table-cell>
          <table:table-cell office:value-type="float" office:value="-4.32404275585591" calcext:value-type="float">
            <text:p>-4.32404275585591</text:p>
          </table:table-cell>
          <table:table-cell office:value-type="float" office:value="-3.55014859192731" calcext:value-type="float">
            <text:p>-3.55014859192731</text:p>
          </table:table-cell>
          <table:table-cell office:value-type="float" office:value="-5.22956167112238" calcext:value-type="float">
            <text:p>-5.22956167112238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2093982593639" calcext:value-type="float">
            <text:p>2.2093982593639</text:p>
          </table:table-cell>
          <table:table-cell office:value-type="float" office:value="2.06000120795179" calcext:value-type="float">
            <text:p>2.06000120795179</text:p>
          </table:table-cell>
          <table:table-cell office:value-type="float" office:value="2.358795310776" calcext:value-type="float">
            <text:p>2.358795310776</text:p>
          </table:table-cell>
          <table:table-cell office:value-type="float" office:value="9.11023274609147" calcext:value-type="float">
            <text:p>9.11023274609147</text:p>
          </table:table-cell>
          <table:table-cell office:value-type="float" office:value="7.84597928787742" calcext:value-type="float">
            <text:p>7.84597928787742</text:p>
          </table:table-cell>
          <table:table-cell office:value-type="float" office:value="10.5782003294595" calcext:value-type="float">
            <text:p>10.5782003294595</text:p>
          </table:table-cell>
          <table:table-cell office:value-type="float" office:value="-8.11023274609147" calcext:value-type="float">
            <text:p>-8.11023274609147</text:p>
          </table:table-cell>
          <table:table-cell office:value-type="float" office:value="-6.84597928787742" calcext:value-type="float">
            <text:p>-6.84597928787742</text:p>
          </table:table-cell>
          <table:table-cell office:value-type="float" office:value="-9.5782003294595" calcext:value-type="float">
            <text:p>-9.5782003294595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2.76553953789352" calcext:value-type="float">
            <text:p>2.76553953789352</text:p>
          </table:table-cell>
          <table:table-cell office:value-type="float" office:value="2.61956329795962" calcext:value-type="float">
            <text:p>2.61956329795962</text:p>
          </table:table-cell>
          <table:table-cell office:value-type="float" office:value="2.91151577782742" calcext:value-type="float">
            <text:p>2.91151577782742</text:p>
          </table:table-cell>
          <table:table-cell office:value-type="float" office:value="15.8876096460204" calcext:value-type="float">
            <text:p>15.8876096460204</text:p>
          </table:table-cell>
          <table:table-cell office:value-type="float" office:value="13.7297264761323" calcext:value-type="float">
            <text:p>13.7297264761323</text:p>
          </table:table-cell>
          <table:table-cell office:value-type="float" office:value="18.384644494056" calcext:value-type="float">
            <text:p>18.384644494056</text:p>
          </table:table-cell>
          <table:table-cell office:value-type="float" office:value="-14.8876096460204" calcext:value-type="float">
            <text:p>-14.8876096460204</text:p>
          </table:table-cell>
          <table:table-cell office:value-type="float" office:value="-12.7297264761323" calcext:value-type="float">
            <text:p>-12.7297264761323</text:p>
          </table:table-cell>
          <table:table-cell office:value-type="float" office:value="-17.384644494056" calcext:value-type="float">
            <text:p>-17.384644494056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44944527887104" calcext:value-type="float">
            <text:p>3.44944527887104</text:p>
          </table:table-cell>
          <table:table-cell office:value-type="float" office:value="3.30446977371683" calcext:value-type="float">
            <text:p>3.30446977371683</text:p>
          </table:table-cell>
          <table:table-cell office:value-type="float" office:value="3.59442078402524" calcext:value-type="float">
            <text:p>3.59442078402524</text:p>
          </table:table-cell>
          <table:table-cell office:value-type="float" office:value="31.4829232212475" calcext:value-type="float">
            <text:p>31.4829232212475</text:p>
          </table:table-cell>
          <table:table-cell office:value-type="float" office:value="27.2340975255221" calcext:value-type="float">
            <text:p>27.2340975255221</text:p>
          </table:table-cell>
          <table:table-cell office:value-type="float" office:value="36.3946135401072" calcext:value-type="float">
            <text:p>36.3946135401072</text:p>
          </table:table-cell>
          <table:table-cell office:value-type="float" office:value="-30.4829232212475" calcext:value-type="float">
            <text:p>-30.4829232212475</text:p>
          </table:table-cell>
          <table:table-cell office:value-type="float" office:value="-26.2340975255221" calcext:value-type="float">
            <text:p>-26.2340975255221</text:p>
          </table:table-cell>
          <table:table-cell office:value-type="float" office:value="-35.3946135401072" calcext:value-type="float">
            <text:p>-35.3946135401072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3.94443268243297" calcext:value-type="float">
            <text:p>3.94443268243297</text:p>
          </table:table-cell>
          <table:table-cell office:value-type="float" office:value="3.80229788159587" calcext:value-type="float">
            <text:p>3.80229788159587</text:p>
          </table:table-cell>
          <table:table-cell office:value-type="float" office:value="4.08656748327007" calcext:value-type="float">
            <text:p>4.08656748327007</text:p>
          </table:table-cell>
          <table:table-cell office:value-type="float" office:value="51.6470295321183" calcext:value-type="float">
            <text:p>51.6470295321183</text:p>
          </table:table-cell>
          <table:table-cell office:value-type="float" office:value="44.8040206298441" calcext:value-type="float">
            <text:p>44.8040206298441</text:p>
          </table:table-cell>
          <table:table-cell office:value-type="float" office:value="59.5351850569128" calcext:value-type="float">
            <text:p>59.5351850569128</text:p>
          </table:table-cell>
          <table:table-cell office:value-type="float" office:value="-50.6470295321183" calcext:value-type="float">
            <text:p>-50.6470295321183</text:p>
          </table:table-cell>
          <table:table-cell office:value-type="float" office:value="-43.8040206298441" calcext:value-type="float">
            <text:p>-43.8040206298441</text:p>
          </table:table-cell>
          <table:table-cell office:value-type="float" office:value="-58.5351850569128" calcext:value-type="float">
            <text:p>-58.5351850569128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355052650873638" calcext:value-type="float">
            <text:p>0.355052650873638</text:p>
          </table:table-cell>
          <table:table-cell office:value-type="float" office:value="0.322572746807144" calcext:value-type="float">
            <text:p>0.322572746807144</text:p>
          </table:table-cell>
          <table:table-cell office:value-type="float" office:value="0.387532554940132" calcext:value-type="float">
            <text:p>0.387532554940132</text:p>
          </table:table-cell>
          <table:table-cell office:value-type="float" office:value="1.4262557459157" calcext:value-type="float">
            <text:p>1.4262557459157</text:p>
          </table:table-cell>
          <table:table-cell office:value-type="float" office:value="1.38067532692806" calcext:value-type="float">
            <text:p>1.38067532692806</text:p>
          </table:table-cell>
          <table:table-cell office:value-type="float" office:value="1.47334091736364" calcext:value-type="float">
            <text:p>1.47334091736364</text:p>
          </table:table-cell>
          <table:table-cell office:value-type="float" office:value="-0.426255745915696" calcext:value-type="float">
            <text:p>-0.426255745915696</text:p>
          </table:table-cell>
          <table:table-cell office:value-type="float" office:value="-0.380675326928064" calcext:value-type="float">
            <text:p>-0.380675326928064</text:p>
          </table:table-cell>
          <table:table-cell office:value-type="float" office:value="-0.473340917363641" calcext:value-type="float">
            <text:p>-0.473340917363641</text:p>
          </table:table-cell>
        </table:table-row>
      </table:table>
      <table:table table:name="ProxyBA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125196035799012" calcext:value-type="float">
            <text:p>-0.0125196035799012</text:p>
          </table:table-cell>
          <table:table-cell office:value-type="float" office:value="-0.188566303717651" calcext:value-type="float">
            <text:p>-0.188566303717651</text:p>
          </table:table-cell>
          <table:table-cell office:value-type="float" office:value="0.163527096557848" calcext:value-type="float">
            <text:p>0.163527096557848</text:p>
          </table:table-cell>
          <table:table-cell office:value-type="float" office:value="0.987558440623323" calcext:value-type="float">
            <text:p>0.987558440623323</text:p>
          </table:table-cell>
          <table:table-cell office:value-type="float" office:value="0.828145592486724" calcext:value-type="float">
            <text:p>0.828145592486724</text:p>
          </table:table-cell>
          <table:table-cell office:value-type="float" office:value="1.17765726521331" calcext:value-type="float">
            <text:p>1.17765726521331</text:p>
          </table:table-cell>
          <table:table-cell office:value-type="float" office:value="0.0124415593766772" calcext:value-type="float">
            <text:p>0.0124415593766772</text:p>
          </table:table-cell>
          <table:table-cell office:value-type="float" office:value="0.171854407513276" calcext:value-type="float">
            <text:p>0.171854407513276</text:p>
          </table:table-cell>
          <table:table-cell office:value-type="float" office:value="-0.177657265213307" calcext:value-type="float">
            <text:p>-0.177657265213307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2.04622940949703" calcext:value-type="float">
            <text:p>-2.04622940949703</text:p>
          </table:table-cell>
          <table:table-cell office:value-type="float" office:value="-2.14552798609139" calcext:value-type="float">
            <text:p>-2.14552798609139</text:p>
          </table:table-cell>
          <table:table-cell office:value-type="float" office:value="-1.94693083290266" calcext:value-type="float">
            <text:p>-1.94693083290266</text:p>
          </table:table-cell>
          <table:table-cell office:value-type="float" office:value="0.129221226478725" calcext:value-type="float">
            <text:p>0.129221226478725</text:p>
          </table:table-cell>
          <table:table-cell office:value-type="float" office:value="0.117006243063438" calcext:value-type="float">
            <text:p>0.117006243063438</text:p>
          </table:table-cell>
          <table:table-cell office:value-type="float" office:value="0.142711405267604" calcext:value-type="float">
            <text:p>0.142711405267604</text:p>
          </table:table-cell>
          <table:table-cell office:value-type="float" office:value="0.870778773521275" calcext:value-type="float">
            <text:p>0.870778773521275</text:p>
          </table:table-cell>
          <table:table-cell office:value-type="float" office:value="0.882993756936562" calcext:value-type="float">
            <text:p>0.882993756936562</text:p>
          </table:table-cell>
          <table:table-cell office:value-type="float" office:value="0.857288594732396" calcext:value-type="float">
            <text:p>0.857288594732396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78911545613708" calcext:value-type="float">
            <text:p>-1.78911545613708</text:p>
          </table:table-cell>
          <table:table-cell office:value-type="float" office:value="-1.85369068211087" calcext:value-type="float">
            <text:p>-1.85369068211087</text:p>
          </table:table-cell>
          <table:table-cell office:value-type="float" office:value="-1.7245402301633" calcext:value-type="float">
            <text:p>-1.7245402301633</text:p>
          </table:table-cell>
          <table:table-cell office:value-type="float" office:value="0.167107918596042" calcext:value-type="float">
            <text:p>0.167107918596042</text:p>
          </table:table-cell>
          <table:table-cell office:value-type="float" office:value="0.156657923474837" calcext:value-type="float">
            <text:p>0.156657923474837</text:p>
          </table:table-cell>
          <table:table-cell office:value-type="float" office:value="0.178254989202552" calcext:value-type="float">
            <text:p>0.178254989202552</text:p>
          </table:table-cell>
          <table:table-cell office:value-type="float" office:value="0.832892081403958" calcext:value-type="float">
            <text:p>0.832892081403958</text:p>
          </table:table-cell>
          <table:table-cell office:value-type="float" office:value="0.843342076525163" calcext:value-type="float">
            <text:p>0.843342076525163</text:p>
          </table:table-cell>
          <table:table-cell office:value-type="float" office:value="0.821745010797448" calcext:value-type="float">
            <text:p>0.821745010797448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4830109431072" calcext:value-type="float">
            <text:p>-1.24830109431072</text:p>
          </table:table-cell>
          <table:table-cell office:value-type="float" office:value="-1.34329123311618" calcext:value-type="float">
            <text:p>-1.34329123311618</text:p>
          </table:table-cell>
          <table:table-cell office:value-type="float" office:value="-1.15331095550527" calcext:value-type="float">
            <text:p>-1.15331095550527</text:p>
          </table:table-cell>
          <table:table-cell office:value-type="float" office:value="0.286991955190438" calcext:value-type="float">
            <text:p>0.286991955190438</text:p>
          </table:table-cell>
          <table:table-cell office:value-type="float" office:value="0.260985290074333" calcext:value-type="float">
            <text:p>0.260985290074333</text:p>
          </table:table-cell>
          <table:table-cell office:value-type="float" office:value="0.315590132764079" calcext:value-type="float">
            <text:p>0.315590132764079</text:p>
          </table:table-cell>
          <table:table-cell office:value-type="float" office:value="0.713008044809562" calcext:value-type="float">
            <text:p>0.713008044809562</text:p>
          </table:table-cell>
          <table:table-cell office:value-type="float" office:value="0.739014709925667" calcext:value-type="float">
            <text:p>0.739014709925667</text:p>
          </table:table-cell>
          <table:table-cell office:value-type="float" office:value="0.684409867235921" calcext:value-type="float">
            <text:p>0.684409867235921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1.03107603019298" calcext:value-type="float">
            <text:p>-1.03107603019298</text:p>
          </table:table-cell>
          <table:table-cell office:value-type="float" office:value="-1.49568052456616" calcext:value-type="float">
            <text:p>-1.49568052456616</text:p>
          </table:table-cell>
          <table:table-cell office:value-type="float" office:value="-0.566471535819793" calcext:value-type="float">
            <text:p>-0.566471535819793</text:p>
          </table:table-cell>
          <table:table-cell office:value-type="float" office:value="0.356623016905005" calcext:value-type="float">
            <text:p>0.356623016905005</text:p>
          </table:table-cell>
          <table:table-cell office:value-type="float" office:value="0.22409604996061" calcext:value-type="float">
            <text:p>0.22409604996061</text:p>
          </table:table-cell>
          <table:table-cell office:value-type="float" office:value="0.567524399509861" calcext:value-type="float">
            <text:p>0.567524399509861</text:p>
          </table:table-cell>
          <table:table-cell office:value-type="float" office:value="0.643376983094995" calcext:value-type="float">
            <text:p>0.643376983094995</text:p>
          </table:table-cell>
          <table:table-cell office:value-type="float" office:value="0.77590395003939" calcext:value-type="float">
            <text:p>0.77590395003939</text:p>
          </table:table-cell>
          <table:table-cell office:value-type="float" office:value="0.432475600490139" calcext:value-type="float">
            <text:p>0.43247560049013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40556715107266" calcext:value-type="float">
            <text:p>-0.640556715107266</text:p>
          </table:table-cell>
          <table:table-cell office:value-type="float" office:value="-0.824884636280155" calcext:value-type="float">
            <text:p>-0.824884636280155</text:p>
          </table:table-cell>
          <table:table-cell office:value-type="float" office:value="-0.456228793934376" calcext:value-type="float">
            <text:p>-0.456228793934376</text:p>
          </table:table-cell>
          <table:table-cell office:value-type="float" office:value="0.526998954081797" calcext:value-type="float">
            <text:p>0.526998954081797</text:p>
          </table:table-cell>
          <table:table-cell office:value-type="float" office:value="0.438285551800147" calcext:value-type="float">
            <text:p>0.438285551800147</text:p>
          </table:table-cell>
          <table:table-cell office:value-type="float" office:value="0.633668840924852" calcext:value-type="float">
            <text:p>0.633668840924852</text:p>
          </table:table-cell>
          <table:table-cell office:value-type="float" office:value="0.473001045918203" calcext:value-type="float">
            <text:p>0.473001045918203</text:p>
          </table:table-cell>
          <table:table-cell office:value-type="float" office:value="0.561714448199853" calcext:value-type="float">
            <text:p>0.561714448199853</text:p>
          </table:table-cell>
          <table:table-cell office:value-type="float" office:value="0.366331159075148" calcext:value-type="float">
            <text:p>0.366331159075148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487426585661537" calcext:value-type="float">
            <text:p>-0.487426585661537</text:p>
          </table:table-cell>
          <table:table-cell office:value-type="float" office:value="-0.644495420572714" calcext:value-type="float">
            <text:p>-0.644495420572714</text:p>
          </table:table-cell>
          <table:table-cell office:value-type="float" office:value="-0.33035775075036" calcext:value-type="float">
            <text:p>-0.33035775075036</text:p>
          </table:table-cell>
          <table:table-cell office:value-type="float" office:value="0.61420496601986" calcext:value-type="float">
            <text:p>0.61420496601986</text:p>
          </table:table-cell>
          <table:table-cell office:value-type="float" office:value="0.524927342832489" calcext:value-type="float">
            <text:p>0.524927342832489</text:p>
          </table:table-cell>
          <table:table-cell office:value-type="float" office:value="0.718666583927296" calcext:value-type="float">
            <text:p>0.718666583927296</text:p>
          </table:table-cell>
          <table:table-cell office:value-type="float" office:value="0.38579503398014" calcext:value-type="float">
            <text:p>0.38579503398014</text:p>
          </table:table-cell>
          <table:table-cell office:value-type="float" office:value="0.475072657167511" calcext:value-type="float">
            <text:p>0.475072657167511</text:p>
          </table:table-cell>
          <table:table-cell office:value-type="float" office:value="0.281333416072704" calcext:value-type="float">
            <text:p>0.281333416072704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07374782683016" calcext:value-type="float">
            <text:p>-0.407374782683016</text:p>
          </table:table-cell>
          <table:table-cell office:value-type="float" office:value="-0.55266684659028" calcext:value-type="float">
            <text:p>-0.55266684659028</text:p>
          </table:table-cell>
          <table:table-cell office:value-type="float" office:value="-0.262082718775753" calcext:value-type="float">
            <text:p>-0.262082718775753</text:p>
          </table:table-cell>
          <table:table-cell office:value-type="float" office:value="0.665394765128983" calcext:value-type="float">
            <text:p>0.665394765128983</text:p>
          </table:table-cell>
          <table:table-cell office:value-type="float" office:value="0.575413223577242" calcext:value-type="float">
            <text:p>0.575413223577242</text:p>
          </table:table-cell>
          <table:table-cell office:value-type="float" office:value="0.769447373330343" calcext:value-type="float">
            <text:p>0.769447373330343</text:p>
          </table:table-cell>
          <table:table-cell office:value-type="float" office:value="0.334605234871017" calcext:value-type="float">
            <text:p>0.334605234871017</text:p>
          </table:table-cell>
          <table:table-cell office:value-type="float" office:value="0.424586776422758" calcext:value-type="float">
            <text:p>0.424586776422758</text:p>
          </table:table-cell>
          <table:table-cell office:value-type="float" office:value="0.230552626669657" calcext:value-type="float">
            <text:p>0.230552626669657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385204372388463" calcext:value-type="float">
            <text:p>-0.385204372388463</text:p>
          </table:table-cell>
          <table:table-cell office:value-type="float" office:value="-0.481435345866344" calcext:value-type="float">
            <text:p>-0.481435345866344</text:p>
          </table:table-cell>
          <table:table-cell office:value-type="float" office:value="-0.288973398910583" calcext:value-type="float">
            <text:p>-0.288973398910583</text:p>
          </table:table-cell>
          <table:table-cell office:value-type="float" office:value="0.680311585092423" calcext:value-type="float">
            <text:p>0.680311585092423</text:p>
          </table:table-cell>
          <table:table-cell office:value-type="float" office:value="0.617895860731955" calcext:value-type="float">
            <text:p>0.617895860731955</text:p>
          </table:table-cell>
          <table:table-cell office:value-type="float" office:value="0.749032130208329" calcext:value-type="float">
            <text:p>0.749032130208329</text:p>
          </table:table-cell>
          <table:table-cell office:value-type="float" office:value="0.319688414907577" calcext:value-type="float">
            <text:p>0.319688414907577</text:p>
          </table:table-cell>
          <table:table-cell office:value-type="float" office:value="0.382104139268045" calcext:value-type="float">
            <text:p>0.382104139268045</text:p>
          </table:table-cell>
          <table:table-cell office:value-type="float" office:value="0.250967869791671" calcext:value-type="float">
            <text:p>0.25096786979167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334132972321871" calcext:value-type="float">
            <text:p>-0.334132972321871</text:p>
          </table:table-cell>
          <table:table-cell office:value-type="float" office:value="-0.446104209759655" calcext:value-type="float">
            <text:p>-0.446104209759655</text:p>
          </table:table-cell>
          <table:table-cell office:value-type="float" office:value="-0.222161734884087" calcext:value-type="float">
            <text:p>-0.222161734884087</text:p>
          </table:table-cell>
          <table:table-cell office:value-type="float" office:value="0.715958573223423" calcext:value-type="float">
            <text:p>0.715958573223423</text:p>
          </table:table-cell>
          <table:table-cell office:value-type="float" office:value="0.640117062140598" calcext:value-type="float">
            <text:p>0.640117062140598</text:p>
          </table:table-cell>
          <table:table-cell office:value-type="float" office:value="0.800785838855722" calcext:value-type="float">
            <text:p>0.800785838855722</text:p>
          </table:table-cell>
          <table:table-cell office:value-type="float" office:value="0.284041426776577" calcext:value-type="float">
            <text:p>0.284041426776577</text:p>
          </table:table-cell>
          <table:table-cell office:value-type="float" office:value="0.359882937859402" calcext:value-type="float">
            <text:p>0.359882937859402</text:p>
          </table:table-cell>
          <table:table-cell office:value-type="float" office:value="0.199214161144278" calcext:value-type="float">
            <text:p>0.19921416114427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0666336582973441" calcext:value-type="float">
            <text:p>-0.00666336582973441</text:p>
          </table:table-cell>
          <table:table-cell office:value-type="float" office:value="-0.150679621015747" calcext:value-type="float">
            <text:p>-0.150679621015747</text:p>
          </table:table-cell>
          <table:table-cell office:value-type="float" office:value="0.137352889356278" calcext:value-type="float">
            <text:p>0.137352889356278</text:p>
          </table:table-cell>
          <table:table-cell office:value-type="float" office:value="0.993358785164988" calcext:value-type="float">
            <text:p>0.993358785164988</text:p>
          </table:table-cell>
          <table:table-cell office:value-type="float" office:value="0.860123219924769" calcext:value-type="float">
            <text:p>0.860123219924769</text:p>
          </table:table-cell>
          <table:table-cell office:value-type="float" office:value="1.14723292338366" calcext:value-type="float">
            <text:p>1.14723292338366</text:p>
          </table:table-cell>
          <table:table-cell office:value-type="float" office:value="0.00664121483501212" calcext:value-type="float">
            <text:p>0.00664121483501212</text:p>
          </table:table-cell>
          <table:table-cell office:value-type="float" office:value="0.139876780075231" calcext:value-type="float">
            <text:p>0.139876780075231</text:p>
          </table:table-cell>
          <table:table-cell office:value-type="float" office:value="-0.147232923383661" calcext:value-type="float">
            <text:p>-0.14723292338366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262078045381879" calcext:value-type="float">
            <text:p>0.262078045381879</text:p>
          </table:table-cell>
          <table:table-cell office:value-type="float" office:value="-0.0348457123168313" calcext:value-type="float">
            <text:p>-0.0348457123168313</text:p>
          </table:table-cell>
          <table:table-cell office:value-type="float" office:value="0.55900180308059" calcext:value-type="float">
            <text:p>0.55900180308059</text:p>
          </table:table-cell>
          <table:table-cell office:value-type="float" office:value="1.29962796843251" calcext:value-type="float">
            <text:p>1.29962796843251</text:p>
          </table:table-cell>
          <table:table-cell office:value-type="float" office:value="0.965754408773655" calcext:value-type="float">
            <text:p>0.965754408773655</text:p>
          </table:table-cell>
          <table:table-cell office:value-type="float" office:value="1.74892585629177" calcext:value-type="float">
            <text:p>1.74892585629177</text:p>
          </table:table-cell>
          <table:table-cell office:value-type="float" office:value="-0.299627968432512" calcext:value-type="float">
            <text:p>-0.299627968432512</text:p>
          </table:table-cell>
          <table:table-cell office:value-type="float" office:value="0.0342455912263445" calcext:value-type="float">
            <text:p>0.0342455912263445</text:p>
          </table:table-cell>
          <table:table-cell office:value-type="float" office:value="-0.748925856291772" calcext:value-type="float">
            <text:p>-0.748925856291772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0346660966042866" calcext:value-type="float">
            <text:p>-0.0346660966042866</text:p>
          </table:table-cell>
          <table:table-cell office:value-type="float" office:value="-1.99990112775504" calcext:value-type="float">
            <text:p>-1.99990112775504</text:p>
          </table:table-cell>
          <table:table-cell office:value-type="float" office:value="1.93056893454646" calcext:value-type="float">
            <text:p>1.93056893454646</text:p>
          </table:table-cell>
          <table:table-cell office:value-type="float" office:value="0.965927889019353" calcext:value-type="float">
            <text:p>0.965927889019353</text:p>
          </table:table-cell>
          <table:table-cell office:value-type="float" office:value="0.135348664801411" calcext:value-type="float">
            <text:p>0.135348664801411</text:p>
          </table:table-cell>
          <table:table-cell office:value-type="float" office:value="6.89343103719823" calcext:value-type="float">
            <text:p>6.89343103719823</text:p>
          </table:table-cell>
          <table:table-cell office:value-type="float" office:value="0.0340721109806469" calcext:value-type="float">
            <text:p>0.0340721109806469</text:p>
          </table:table-cell>
          <table:table-cell office:value-type="float" office:value="0.864651335198589" calcext:value-type="float">
            <text:p>0.864651335198589</text:p>
          </table:table-cell>
          <table:table-cell office:value-type="float" office:value="-5.89343103719823" calcext:value-type="float">
            <text:p>-5.8934310371982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2848121191813" calcext:value-type="float">
            <text:p>-3.2848121191813</text:p>
          </table:table-cell>
          <table:table-cell office:value-type="float" office:value="-3.69528424789338" calcext:value-type="float">
            <text:p>-3.69528424789338</text:p>
          </table:table-cell>
          <table:table-cell office:value-type="float" office:value="-2.87433999046921" calcext:value-type="float">
            <text:p>-2.87433999046921</text:p>
          </table:table-cell>
          <table:table-cell office:value-type="float" office:value="0.0374476201220402" calcext:value-type="float">
            <text:p>0.0374476201220402</text:p>
          </table:table-cell>
          <table:table-cell office:value-type="float" office:value="0.0248403918298335" calcext:value-type="float">
            <text:p>0.0248403918298335</text:p>
          </table:table-cell>
          <table:table-cell office:value-type="float" office:value="0.0564533869840342" calcext:value-type="float">
            <text:p>0.0564533869840342</text:p>
          </table:table-cell>
          <table:table-cell office:value-type="float" office:value="0.96255237987796" calcext:value-type="float">
            <text:p>0.96255237987796</text:p>
          </table:table-cell>
          <table:table-cell office:value-type="float" office:value="0.975159608170166" calcext:value-type="float">
            <text:p>0.975159608170166</text:p>
          </table:table-cell>
          <table:table-cell office:value-type="float" office:value="0.943546613015966" calcext:value-type="float">
            <text:p>0.943546613015966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3.25810839328487" calcext:value-type="float">
            <text:p>-3.25810839328487</text:p>
          </table:table-cell>
          <table:table-cell office:value-type="float" office:value="-3.59613859673278" calcext:value-type="float">
            <text:p>-3.59613859673278</text:p>
          </table:table-cell>
          <table:table-cell office:value-type="float" office:value="-2.92007818983695" calcext:value-type="float">
            <text:p>-2.92007818983695</text:p>
          </table:table-cell>
          <table:table-cell office:value-type="float" office:value="0.0384610824925726" calcext:value-type="float">
            <text:p>0.0384610824925726</text:p>
          </table:table-cell>
          <table:table-cell office:value-type="float" office:value="0.0274294343251676" calcext:value-type="float">
            <text:p>0.0274294343251676</text:p>
          </table:table-cell>
          <table:table-cell office:value-type="float" office:value="0.0539294703990012" calcext:value-type="float">
            <text:p>0.0539294703990012</text:p>
          </table:table-cell>
          <table:table-cell office:value-type="float" office:value="0.961538917507427" calcext:value-type="float">
            <text:p>0.961538917507427</text:p>
          </table:table-cell>
          <table:table-cell office:value-type="float" office:value="0.972570565674832" calcext:value-type="float">
            <text:p>0.972570565674832</text:p>
          </table:table-cell>
          <table:table-cell office:value-type="float" office:value="0.946070529600999" calcext:value-type="float">
            <text:p>0.946070529600999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8119560461419" calcext:value-type="float">
            <text:p>-2.8119560461419</text:p>
          </table:table-cell>
          <table:table-cell office:value-type="float" office:value="-3.43393751049028" calcext:value-type="float">
            <text:p>-3.43393751049028</text:p>
          </table:table-cell>
          <table:table-cell office:value-type="float" office:value="-2.18997458179353" calcext:value-type="float">
            <text:p>-2.18997458179353</text:p>
          </table:table-cell>
          <table:table-cell office:value-type="float" office:value="0.0600873437498793" calcext:value-type="float">
            <text:p>0.0600873437498793</text:p>
          </table:table-cell>
          <table:table-cell office:value-type="float" office:value="0.0322596675880528" calcext:value-type="float">
            <text:p>0.0322596675880528</text:p>
          </table:table-cell>
          <table:table-cell office:value-type="float" office:value="0.111919593376507" calcext:value-type="float">
            <text:p>0.111919593376507</text:p>
          </table:table-cell>
          <table:table-cell office:value-type="float" office:value="0.939912656250121" calcext:value-type="float">
            <text:p>0.939912656250121</text:p>
          </table:table-cell>
          <table:table-cell office:value-type="float" office:value="0.967740332411947" calcext:value-type="float">
            <text:p>0.967740332411947</text:p>
          </table:table-cell>
          <table:table-cell office:value-type="float" office:value="0.888080406623493" calcext:value-type="float">
            <text:p>0.888080406623493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2.7664228914198" calcext:value-type="float">
            <text:p>-2.7664228914198</text:p>
          </table:table-cell>
          <table:table-cell office:value-type="float" office:value="-3.74715142660917" calcext:value-type="float">
            <text:p>-3.74715142660917</text:p>
          </table:table-cell>
          <table:table-cell office:value-type="float" office:value="-1.78569435623043" calcext:value-type="float">
            <text:p>-1.78569435623043</text:p>
          </table:table-cell>
          <table:table-cell office:value-type="float" office:value="0.0628865549177089" calcext:value-type="float">
            <text:p>0.0628865549177089</text:p>
          </table:table-cell>
          <table:table-cell office:value-type="float" office:value="0.023584833387581" calcext:value-type="float">
            <text:p>0.023584833387581</text:p>
          </table:table-cell>
          <table:table-cell office:value-type="float" office:value="0.167680590506119" calcext:value-type="float">
            <text:p>0.167680590506119</text:p>
          </table:table-cell>
          <table:table-cell office:value-type="float" office:value="0.937113445082291" calcext:value-type="float">
            <text:p>0.937113445082291</text:p>
          </table:table-cell>
          <table:table-cell office:value-type="float" office:value="0.976415166612419" calcext:value-type="float">
            <text:p>0.976415166612419</text:p>
          </table:table-cell>
          <table:table-cell office:value-type="float" office:value="0.832319409493881" calcext:value-type="float">
            <text:p>0.832319409493881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49019114298958" calcext:value-type="float">
            <text:p>-2.49019114298958</text:p>
          </table:table-cell>
          <table:table-cell office:value-type="float" office:value="-2.83333928120487" calcext:value-type="float">
            <text:p>-2.83333928120487</text:p>
          </table:table-cell>
          <table:table-cell office:value-type="float" office:value="-2.14704300477428" calcext:value-type="float">
            <text:p>-2.14704300477428</text:p>
          </table:table-cell>
          <table:table-cell office:value-type="float" office:value="0.0828941204307839" calcext:value-type="float">
            <text:p>0.0828941204307839</text:p>
          </table:table-cell>
          <table:table-cell office:value-type="float" office:value="0.0588161218106524" calcext:value-type="float">
            <text:p>0.0588161218106524</text:p>
          </table:table-cell>
          <table:table-cell office:value-type="float" office:value="0.116829110632534" calcext:value-type="float">
            <text:p>0.116829110632534</text:p>
          </table:table-cell>
          <table:table-cell office:value-type="float" office:value="0.917105879569216" calcext:value-type="float">
            <text:p>0.917105879569216</text:p>
          </table:table-cell>
          <table:table-cell office:value-type="float" office:value="0.941183878189348" calcext:value-type="float">
            <text:p>0.941183878189348</text:p>
          </table:table-cell>
          <table:table-cell office:value-type="float" office:value="0.883170889367466" calcext:value-type="float">
            <text:p>0.88317088936746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51448856209056" calcext:value-type="float">
            <text:p>-2.51448856209056</text:p>
          </table:table-cell>
          <table:table-cell office:value-type="float" office:value="-3.00594690601929" calcext:value-type="float">
            <text:p>-3.00594690601929</text:p>
          </table:table-cell>
          <table:table-cell office:value-type="float" office:value="-2.02303021816182" calcext:value-type="float">
            <text:p>-2.02303021816182</text:p>
          </table:table-cell>
          <table:table-cell office:value-type="float" office:value="0.0809042791428821" calcext:value-type="float">
            <text:p>0.0809042791428821</text:p>
          </table:table-cell>
          <table:table-cell office:value-type="float" office:value="0.0494918679857653" calcext:value-type="float">
            <text:p>0.0494918679857653</text:p>
          </table:table-cell>
          <table:table-cell office:value-type="float" office:value="0.132254098501838" calcext:value-type="float">
            <text:p>0.132254098501838</text:p>
          </table:table-cell>
          <table:table-cell office:value-type="float" office:value="0.919095720857118" calcext:value-type="float">
            <text:p>0.919095720857118</text:p>
          </table:table-cell>
          <table:table-cell office:value-type="float" office:value="0.950508132014235" calcext:value-type="float">
            <text:p>0.950508132014235</text:p>
          </table:table-cell>
          <table:table-cell office:value-type="float" office:value="0.867745901498162" calcext:value-type="float">
            <text:p>0.86774590149816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7591117346814" calcext:value-type="float">
            <text:p>-1.7591117346814</text:p>
          </table:table-cell>
          <table:table-cell office:value-type="float" office:value="-2.16977142476515" calcext:value-type="float">
            <text:p>-2.16977142476515</text:p>
          </table:table-cell>
          <table:table-cell office:value-type="float" office:value="-1.34845204459766" calcext:value-type="float">
            <text:p>-1.34845204459766</text:p>
          </table:table-cell>
          <table:table-cell office:value-type="float" office:value="0.172197753201941" calcext:value-type="float">
            <text:p>0.172197753201941</text:p>
          </table:table-cell>
          <table:table-cell office:value-type="float" office:value="0.114203718069362" calcext:value-type="float">
            <text:p>0.114203718069362</text:p>
          </table:table-cell>
          <table:table-cell office:value-type="float" office:value="0.259641863759526" calcext:value-type="float">
            <text:p>0.259641863759526</text:p>
          </table:table-cell>
          <table:table-cell office:value-type="float" office:value="0.827802246798059" calcext:value-type="float">
            <text:p>0.827802246798059</text:p>
          </table:table-cell>
          <table:table-cell office:value-type="float" office:value="0.885796281930638" calcext:value-type="float">
            <text:p>0.885796281930638</text:p>
          </table:table-cell>
          <table:table-cell office:value-type="float" office:value="0.740358136240475" calcext:value-type="float">
            <text:p>0.74035813624047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75423714284895" calcext:value-type="float">
            <text:p>-1.75423714284895</text:p>
          </table:table-cell>
          <table:table-cell office:value-type="float" office:value="-2.3752325218897" calcext:value-type="float">
            <text:p>-2.3752325218897</text:p>
          </table:table-cell>
          <table:table-cell office:value-type="float" office:value="-1.13324176380821" calcext:value-type="float">
            <text:p>-1.13324176380821</text:p>
          </table:table-cell>
          <table:table-cell office:value-type="float" office:value="0.173039196142536" calcext:value-type="float">
            <text:p>0.173039196142536</text:p>
          </table:table-cell>
          <table:table-cell office:value-type="float" office:value="0.0929928638201484" calcext:value-type="float">
            <text:p>0.0929928638201484</text:p>
          </table:table-cell>
          <table:table-cell office:value-type="float" office:value="0.321987754453559" calcext:value-type="float">
            <text:p>0.321987754453559</text:p>
          </table:table-cell>
          <table:table-cell office:value-type="float" office:value="0.826960803857464" calcext:value-type="float">
            <text:p>0.826960803857464</text:p>
          </table:table-cell>
          <table:table-cell office:value-type="float" office:value="0.907007136179852" calcext:value-type="float">
            <text:p>0.907007136179852</text:p>
          </table:table-cell>
          <table:table-cell office:value-type="float" office:value="0.678012245546441" calcext:value-type="float">
            <text:p>0.67801224554644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36323241098997" calcext:value-type="float">
            <text:p>-1.36323241098997</text:p>
          </table:table-cell>
          <table:table-cell office:value-type="float" office:value="-2.24053076238884" calcext:value-type="float">
            <text:p>-2.24053076238884</text:p>
          </table:table-cell>
          <table:table-cell office:value-type="float" office:value="-0.485934059591101" calcext:value-type="float">
            <text:p>-0.485934059591101</text:p>
          </table:table-cell>
          <table:table-cell office:value-type="float" office:value="0.25583248325147" calcext:value-type="float">
            <text:p>0.25583248325147</text:p>
          </table:table-cell>
          <table:table-cell office:value-type="float" office:value="0.106402015201647" calcext:value-type="float">
            <text:p>0.106402015201647</text:p>
          </table:table-cell>
          <table:table-cell office:value-type="float" office:value="0.615122367396669" calcext:value-type="float">
            <text:p>0.615122367396669</text:p>
          </table:table-cell>
          <table:table-cell office:value-type="float" office:value="0.74416751674853" calcext:value-type="float">
            <text:p>0.74416751674853</text:p>
          </table:table-cell>
          <table:table-cell office:value-type="float" office:value="0.893597984798353" calcext:value-type="float">
            <text:p>0.893597984798353</text:p>
          </table:table-cell>
          <table:table-cell office:value-type="float" office:value="0.384877632603331" calcext:value-type="float">
            <text:p>0.384877632603331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45755855015457" calcext:value-type="float">
            <text:p>-1.45755855015457</text:p>
          </table:table-cell>
          <table:table-cell office:value-type="float" office:value="-3.41809220880632" calcext:value-type="float">
            <text:p>-3.41809220880632</text:p>
          </table:table-cell>
          <table:table-cell office:value-type="float" office:value="0.502975108497193" calcext:value-type="float">
            <text:p>0.502975108497193</text:p>
          </table:table-cell>
          <table:table-cell office:value-type="float" office:value="0.232803960653174" calcext:value-type="float">
            <text:p>0.232803960653174</text:p>
          </table:table-cell>
          <table:table-cell office:value-type="float" office:value="0.0327749030033848" calcext:value-type="float">
            <text:p>0.0327749030033848</text:p>
          </table:table-cell>
          <table:table-cell office:value-type="float" office:value="1.6536336992426" calcext:value-type="float">
            <text:p>1.6536336992426</text:p>
          </table:table-cell>
          <table:table-cell office:value-type="float" office:value="0.767196039346826" calcext:value-type="float">
            <text:p>0.767196039346826</text:p>
          </table:table-cell>
          <table:table-cell office:value-type="float" office:value="0.967225096996615" calcext:value-type="float">
            <text:p>0.967225096996615</text:p>
          </table:table-cell>
          <table:table-cell office:value-type="float" office:value="-0.653633699242604" calcext:value-type="float">
            <text:p>-0.653633699242604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08782072091077" calcext:value-type="float">
            <text:p>-2.08782072091077</text:p>
          </table:table-cell>
          <table:table-cell office:value-type="float" office:value="-2.48995870053012" calcext:value-type="float">
            <text:p>-2.48995870053012</text:p>
          </table:table-cell>
          <table:table-cell office:value-type="float" office:value="-1.68568274129143" calcext:value-type="float">
            <text:p>-1.68568274129143</text:p>
          </table:table-cell>
          <table:table-cell office:value-type="float" office:value="0.123956978530643" calcext:value-type="float">
            <text:p>0.123956978530643</text:p>
          </table:table-cell>
          <table:table-cell office:value-type="float" office:value="0.0829133907835482" calcext:value-type="float">
            <text:p>0.0829133907835482</text:p>
          </table:table-cell>
          <table:table-cell office:value-type="float" office:value="0.185317864596307" calcext:value-type="float">
            <text:p>0.185317864596307</text:p>
          </table:table-cell>
          <table:table-cell office:value-type="float" office:value="0.876043021469357" calcext:value-type="float">
            <text:p>0.876043021469357</text:p>
          </table:table-cell>
          <table:table-cell office:value-type="float" office:value="0.917086609216452" calcext:value-type="float">
            <text:p>0.917086609216452</text:p>
          </table:table-cell>
          <table:table-cell office:value-type="float" office:value="0.814682135403693" calcext:value-type="float">
            <text:p>0.814682135403693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16076242148224" calcext:value-type="float">
            <text:p>-2.16076242148224</text:p>
          </table:table-cell>
          <table:table-cell office:value-type="float" office:value="-2.96244195732859" calcext:value-type="float">
            <text:p>-2.96244195732859</text:p>
          </table:table-cell>
          <table:table-cell office:value-type="float" office:value="-1.3590828856359" calcext:value-type="float">
            <text:p>-1.3590828856359</text:p>
          </table:table-cell>
          <table:table-cell office:value-type="float" office:value="0.115237228198293" calcext:value-type="float">
            <text:p>0.115237228198293</text:p>
          </table:table-cell>
          <table:table-cell office:value-type="float" office:value="0.0516925319646237" calcext:value-type="float">
            <text:p>0.0516925319646237</text:p>
          </table:table-cell>
          <table:table-cell office:value-type="float" office:value="0.256896272210336" calcext:value-type="float">
            <text:p>0.256896272210336</text:p>
          </table:table-cell>
          <table:table-cell office:value-type="float" office:value="0.884762771801707" calcext:value-type="float">
            <text:p>0.884762771801707</text:p>
          </table:table-cell>
          <table:table-cell office:value-type="float" office:value="0.948307468035376" calcext:value-type="float">
            <text:p>0.948307468035376</text:p>
          </table:table-cell>
          <table:table-cell office:value-type="float" office:value="0.743103727789664" calcext:value-type="float">
            <text:p>0.743103727789664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75960768427146" calcext:value-type="float">
            <text:p>-2.75960768427146</text:p>
          </table:table-cell>
          <table:table-cell office:value-type="float" office:value="-4.72001483614362" calcext:value-type="float">
            <text:p>-4.72001483614362</text:p>
          </table:table-cell>
          <table:table-cell office:value-type="float" office:value="-0.799200532399305" calcext:value-type="float">
            <text:p>-0.799200532399305</text:p>
          </table:table-cell>
          <table:table-cell office:value-type="float" office:value="0.0633166035871618" calcext:value-type="float">
            <text:p>0.0633166035871618</text:p>
          </table:table-cell>
          <table:table-cell office:value-type="float" office:value="0.00891504628255135" calcext:value-type="float">
            <text:p>0.00891504628255135</text:p>
          </table:table-cell>
          <table:table-cell office:value-type="float" office:value="0.449688331698315" calcext:value-type="float">
            <text:p>0.449688331698315</text:p>
          </table:table-cell>
          <table:table-cell office:value-type="float" office:value="0.936683396412838" calcext:value-type="float">
            <text:p>0.936683396412838</text:p>
          </table:table-cell>
          <table:table-cell office:value-type="float" office:value="0.991084953717449" calcext:value-type="float">
            <text:p>0.991084953717449</text:p>
          </table:table-cell>
          <table:table-cell office:value-type="float" office:value="0.550311668301685" calcext:value-type="float">
            <text:p>0.55031166830168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40857121896569" calcext:value-type="float">
            <text:p>-1.40857121896569</text:p>
          </table:table-cell>
          <table:table-cell office:value-type="float" office:value="-1.81905890182364" calcext:value-type="float">
            <text:p>-1.81905890182364</text:p>
          </table:table-cell>
          <table:table-cell office:value-type="float" office:value="-0.998083536107751" calcext:value-type="float">
            <text:p>-0.998083536107751</text:p>
          </table:table-cell>
          <table:table-cell office:value-type="float" office:value="0.244492359763696" calcext:value-type="float">
            <text:p>0.244492359763696</text:p>
          </table:table-cell>
          <table:table-cell office:value-type="float" office:value="0.162178304845453" calcext:value-type="float">
            <text:p>0.162178304845453</text:p>
          </table:table-cell>
          <table:table-cell office:value-type="float" office:value="0.368585144848962" calcext:value-type="float">
            <text:p>0.368585144848962</text:p>
          </table:table-cell>
          <table:table-cell office:value-type="float" office:value="0.755507640236304" calcext:value-type="float">
            <text:p>0.755507640236304</text:p>
          </table:table-cell>
          <table:table-cell office:value-type="float" office:value="0.837821695154547" calcext:value-type="float">
            <text:p>0.837821695154547</text:p>
          </table:table-cell>
          <table:table-cell office:value-type="float" office:value="0.631414855151038" calcext:value-type="float">
            <text:p>0.631414855151038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93392003506195" calcext:value-type="float">
            <text:p>-1.93392003506195</text:p>
          </table:table-cell>
          <table:table-cell office:value-type="float" office:value="-2.44127020430258" calcext:value-type="float">
            <text:p>-2.44127020430258</text:p>
          </table:table-cell>
          <table:table-cell office:value-type="float" office:value="-1.42656986582132" calcext:value-type="float">
            <text:p>-1.42656986582132</text:p>
          </table:table-cell>
          <table:table-cell office:value-type="float" office:value="0.144580326223167" calcext:value-type="float">
            <text:p>0.144580326223167</text:p>
          </table:table-cell>
          <table:table-cell office:value-type="float" office:value="0.0870502096571622" calcext:value-type="float">
            <text:p>0.0870502096571622</text:p>
          </table:table-cell>
          <table:table-cell office:value-type="float" office:value="0.240131193401181" calcext:value-type="float">
            <text:p>0.240131193401181</text:p>
          </table:table-cell>
          <table:table-cell office:value-type="float" office:value="0.855419673776833" calcext:value-type="float">
            <text:p>0.855419673776833</text:p>
          </table:table-cell>
          <table:table-cell office:value-type="float" office:value="0.912949790342838" calcext:value-type="float">
            <text:p>0.912949790342838</text:p>
          </table:table-cell>
          <table:table-cell office:value-type="float" office:value="0.759868806598819" calcext:value-type="float">
            <text:p>0.759868806598819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79318105677785" calcext:value-type="float">
            <text:p>-1.79318105677785</text:p>
          </table:table-cell>
          <table:table-cell office:value-type="float" office:value="-2.33794317278469" calcext:value-type="float">
            <text:p>-2.33794317278469</text:p>
          </table:table-cell>
          <table:table-cell office:value-type="float" office:value="-1.24841894077102" calcext:value-type="float">
            <text:p>-1.24841894077102</text:p>
          </table:table-cell>
          <table:table-cell office:value-type="float" office:value="0.166429903737856" calcext:value-type="float">
            <text:p>0.166429903737856</text:p>
          </table:table-cell>
          <table:table-cell office:value-type="float" office:value="0.0965259714370393" calcext:value-type="float">
            <text:p>0.0965259714370393</text:p>
          </table:table-cell>
          <table:table-cell office:value-type="float" office:value="0.286958136197149" calcext:value-type="float">
            <text:p>0.286958136197149</text:p>
          </table:table-cell>
          <table:table-cell office:value-type="float" office:value="0.833570096262144" calcext:value-type="float">
            <text:p>0.833570096262144</text:p>
          </table:table-cell>
          <table:table-cell office:value-type="float" office:value="0.903474028562961" calcext:value-type="float">
            <text:p>0.903474028562961</text:p>
          </table:table-cell>
          <table:table-cell office:value-type="float" office:value="0.713041863802851" calcext:value-type="float">
            <text:p>0.713041863802851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50007804168028" calcext:value-type="float">
            <text:p>-1.50007804168028</text:p>
          </table:table-cell>
          <table:table-cell office:value-type="float" office:value="-2.19419096542387" calcext:value-type="float">
            <text:p>-2.19419096542387</text:p>
          </table:table-cell>
          <table:table-cell office:value-type="float" office:value="-0.805965117936695" calcext:value-type="float">
            <text:p>-0.805965117936695</text:p>
          </table:table-cell>
          <table:table-cell office:value-type="float" office:value="0.22311274737528" calcext:value-type="float">
            <text:p>0.22311274737528</text:p>
          </table:table-cell>
          <table:table-cell office:value-type="float" office:value="0.111448690885495" calcext:value-type="float">
            <text:p>0.111448690885495</text:p>
          </table:table-cell>
          <table:table-cell office:value-type="float" office:value="0.446656642135798" calcext:value-type="float">
            <text:p>0.446656642135798</text:p>
          </table:table-cell>
          <table:table-cell office:value-type="float" office:value="0.77688725262472" calcext:value-type="float">
            <text:p>0.77688725262472</text:p>
          </table:table-cell>
          <table:table-cell office:value-type="float" office:value="0.888551309114505" calcext:value-type="float">
            <text:p>0.888551309114505</text:p>
          </table:table-cell>
          <table:table-cell office:value-type="float" office:value="0.553343357864202" calcext:value-type="float">
            <text:p>0.553343357864202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55947360699294" calcext:value-type="float">
            <text:p>-1.55947360699294</text:p>
          </table:table-cell>
          <table:table-cell office:value-type="float" office:value="-1.93598984934769" calcext:value-type="float">
            <text:p>-1.93598984934769</text:p>
          </table:table-cell>
          <table:table-cell office:value-type="float" office:value="-1.18295736463819" calcext:value-type="float">
            <text:p>-1.18295736463819</text:p>
          </table:table-cell>
          <table:table-cell office:value-type="float" office:value="0.210246714477545" calcext:value-type="float">
            <text:p>0.210246714477545</text:p>
          </table:table-cell>
          <table:table-cell office:value-type="float" office:value="0.144281381285492" calcext:value-type="float">
            <text:p>0.144281381285492</text:p>
          </table:table-cell>
          <table:table-cell office:value-type="float" office:value="0.306371345732655" calcext:value-type="float">
            <text:p>0.306371345732655</text:p>
          </table:table-cell>
          <table:table-cell office:value-type="float" office:value="0.789753285522455" calcext:value-type="float">
            <text:p>0.789753285522455</text:p>
          </table:table-cell>
          <table:table-cell office:value-type="float" office:value="0.855718618714508" calcext:value-type="float">
            <text:p>0.855718618714508</text:p>
          </table:table-cell>
          <table:table-cell office:value-type="float" office:value="0.693628654267345" calcext:value-type="float">
            <text:p>0.69362865426734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1.98121556978576" calcext:value-type="float">
            <text:p>-1.98121556978576</text:p>
          </table:table-cell>
          <table:table-cell office:value-type="float" office:value="-2.81572082923179" calcext:value-type="float">
            <text:p>-2.81572082923179</text:p>
          </table:table-cell>
          <table:table-cell office:value-type="float" office:value="-1.14671031033974" calcext:value-type="float">
            <text:p>-1.14671031033974</text:p>
          </table:table-cell>
          <table:table-cell office:value-type="float" office:value="0.137901506482591" calcext:value-type="float">
            <text:p>0.137901506482591</text:p>
          </table:table-cell>
          <table:table-cell office:value-type="float" office:value="0.0598615532270731" calcext:value-type="float">
            <text:p>0.0598615532270731</text:p>
          </table:table-cell>
          <table:table-cell office:value-type="float" office:value="0.317680121296412" calcext:value-type="float">
            <text:p>0.317680121296412</text:p>
          </table:table-cell>
          <table:table-cell office:value-type="float" office:value="0.862098493517409" calcext:value-type="float">
            <text:p>0.862098493517409</text:p>
          </table:table-cell>
          <table:table-cell office:value-type="float" office:value="0.940138446772927" calcext:value-type="float">
            <text:p>0.940138446772927</text:p>
          </table:table-cell>
          <table:table-cell office:value-type="float" office:value="0.682319878703588" calcext:value-type="float">
            <text:p>0.6823198787035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44915810398646" calcext:value-type="float">
            <text:p>-1.44915810398646</text:p>
          </table:table-cell>
          <table:table-cell office:value-type="float" office:value="-2.45743937580508" calcext:value-type="float">
            <text:p>-2.45743937580508</text:p>
          </table:table-cell>
          <table:table-cell office:value-type="float" office:value="-0.440876832167839" calcext:value-type="float">
            <text:p>-0.440876832167839</text:p>
          </table:table-cell>
          <table:table-cell office:value-type="float" office:value="0.23476785503798" calcext:value-type="float">
            <text:p>0.23476785503798</text:p>
          </table:table-cell>
          <table:table-cell office:value-type="float" office:value="0.0856539980988649" calcext:value-type="float">
            <text:p>0.0856539980988649</text:p>
          </table:table-cell>
          <table:table-cell office:value-type="float" office:value="0.643471956738288" calcext:value-type="float">
            <text:p>0.643471956738288</text:p>
          </table:table-cell>
          <table:table-cell office:value-type="float" office:value="0.76523214496202" calcext:value-type="float">
            <text:p>0.76523214496202</text:p>
          </table:table-cell>
          <table:table-cell office:value-type="float" office:value="0.914346001901135" calcext:value-type="float">
            <text:p>0.914346001901135</text:p>
          </table:table-cell>
          <table:table-cell office:value-type="float" office:value="0.356528043261712" calcext:value-type="float">
            <text:p>0.356528043261712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52374284313395" calcext:value-type="float">
            <text:p>-0.52374284313395</text:p>
          </table:table-cell>
          <table:table-cell office:value-type="float" office:value="-0.930928238358855" calcext:value-type="float">
            <text:p>-0.930928238358855</text:p>
          </table:table-cell>
          <table:table-cell office:value-type="float" office:value="-0.116557447909045" calcext:value-type="float">
            <text:p>-0.116557447909045</text:p>
          </table:table-cell>
          <table:table-cell office:value-type="float" office:value="0.592299509910611" calcext:value-type="float">
            <text:p>0.592299509910611</text:p>
          </table:table-cell>
          <table:table-cell office:value-type="float" office:value="0.394187640409381" calcext:value-type="float">
            <text:p>0.394187640409381</text:p>
          </table:table-cell>
          <table:table-cell office:value-type="float" office:value="0.889978968077257" calcext:value-type="float">
            <text:p>0.889978968077257</text:p>
          </table:table-cell>
          <table:table-cell office:value-type="float" office:value="0.407700490089389" calcext:value-type="float">
            <text:p>0.407700490089389</text:p>
          </table:table-cell>
          <table:table-cell office:value-type="float" office:value="0.605812359590619" calcext:value-type="float">
            <text:p>0.605812359590619</text:p>
          </table:table-cell>
          <table:table-cell office:value-type="float" office:value="0.110021031922743" calcext:value-type="float">
            <text:p>0.11002103192274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98476489787672" calcext:value-type="float">
            <text:p>-0.498476489787672</text:p>
          </table:table-cell>
          <table:table-cell office:value-type="float" office:value="-0.905336529266052" calcext:value-type="float">
            <text:p>-0.905336529266052</text:p>
          </table:table-cell>
          <table:table-cell office:value-type="float" office:value="-0.0916164503092912" calcext:value-type="float">
            <text:p>-0.0916164503092912</text:p>
          </table:table-cell>
          <table:table-cell office:value-type="float" office:value="0.607455419628513" calcext:value-type="float">
            <text:p>0.607455419628513</text:p>
          </table:table-cell>
          <table:table-cell office:value-type="float" office:value="0.404405767824346" calcext:value-type="float">
            <text:p>0.404405767824346</text:p>
          </table:table-cell>
          <table:table-cell office:value-type="float" office:value="0.912455054291731" calcext:value-type="float">
            <text:p>0.912455054291731</text:p>
          </table:table-cell>
          <table:table-cell office:value-type="float" office:value="0.392544580371487" calcext:value-type="float">
            <text:p>0.392544580371487</text:p>
          </table:table-cell>
          <table:table-cell office:value-type="float" office:value="0.595594232175654" calcext:value-type="float">
            <text:p>0.595594232175654</text:p>
          </table:table-cell>
          <table:table-cell office:value-type="float" office:value="0.0875449457082685" calcext:value-type="float">
            <text:p>0.0875449457082685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584999660634632" calcext:value-type="float">
            <text:p>-0.584999660634632</text:p>
          </table:table-cell>
          <table:table-cell office:value-type="float" office:value="-0.99179851309278" calcext:value-type="float">
            <text:p>-0.99179851309278</text:p>
          </table:table-cell>
          <table:table-cell office:value-type="float" office:value="-0.178200808176485" calcext:value-type="float">
            <text:p>-0.178200808176485</text:p>
          </table:table-cell>
          <table:table-cell office:value-type="float" office:value="0.557106050874642" calcext:value-type="float">
            <text:p>0.557106050874642</text:p>
          </table:table-cell>
          <table:table-cell office:value-type="float" office:value="0.370909006078305" calcext:value-type="float">
            <text:p>0.370909006078305</text:p>
          </table:table-cell>
          <table:table-cell office:value-type="float" office:value="0.836774375480156" calcext:value-type="float">
            <text:p>0.836774375480156</text:p>
          </table:table-cell>
          <table:table-cell office:value-type="float" office:value="0.442893949125358" calcext:value-type="float">
            <text:p>0.442893949125358</text:p>
          </table:table-cell>
          <table:table-cell office:value-type="float" office:value="0.629090993921695" calcext:value-type="float">
            <text:p>0.629090993921695</text:p>
          </table:table-cell>
          <table:table-cell office:value-type="float" office:value="0.163225624519844" calcext:value-type="float">
            <text:p>0.163225624519844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7734687399957" calcext:value-type="float">
            <text:p>-0.17734687399957</text:p>
          </table:table-cell>
          <table:table-cell office:value-type="float" office:value="-0.537299274763775" calcext:value-type="float">
            <text:p>-0.537299274763775</text:p>
          </table:table-cell>
          <table:table-cell office:value-type="float" office:value="0.182605526764634" calcext:value-type="float">
            <text:p>0.182605526764634</text:p>
          </table:table-cell>
          <table:table-cell office:value-type="float" office:value="0.83748923089404" calcext:value-type="float">
            <text:p>0.83748923089404</text:p>
          </table:table-cell>
          <table:table-cell office:value-type="float" office:value="0.584324222458716" calcext:value-type="float">
            <text:p>0.584324222458716</text:p>
          </table:table-cell>
          <table:table-cell office:value-type="float" office:value="1.20034081235276" calcext:value-type="float">
            <text:p>1.20034081235276</text:p>
          </table:table-cell>
          <table:table-cell office:value-type="float" office:value="0.16251076910596" calcext:value-type="float">
            <text:p>0.16251076910596</text:p>
          </table:table-cell>
          <table:table-cell office:value-type="float" office:value="0.415675777541284" calcext:value-type="float">
            <text:p>0.415675777541284</text:p>
          </table:table-cell>
          <table:table-cell office:value-type="float" office:value="-0.200340812352762" calcext:value-type="float">
            <text:p>-0.200340812352762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71177293289429" calcext:value-type="float">
            <text:p>0.71177293289429</text:p>
          </table:table-cell>
          <table:table-cell office:value-type="float" office:value="0.41820609610566" calcext:value-type="float">
            <text:p>0.41820609610566</text:p>
          </table:table-cell>
          <table:table-cell office:value-type="float" office:value="1.00533976968292" calcext:value-type="float">
            <text:p>1.00533976968292</text:p>
          </table:table-cell>
          <table:table-cell office:value-type="float" office:value="2.03760058725919" calcext:value-type="float">
            <text:p>2.03760058725919</text:p>
          </table:table-cell>
          <table:table-cell office:value-type="float" office:value="1.51923375029879" calcext:value-type="float">
            <text:p>1.51923375029879</text:p>
          </table:table-cell>
          <table:table-cell office:value-type="float" office:value="2.73283564980203" calcext:value-type="float">
            <text:p>2.73283564980203</text:p>
          </table:table-cell>
          <table:table-cell office:value-type="float" office:value="-1.03760058725919" calcext:value-type="float">
            <text:p>-1.03760058725919</text:p>
          </table:table-cell>
          <table:table-cell office:value-type="float" office:value="-0.519233750298793" calcext:value-type="float">
            <text:p>-0.519233750298793</text:p>
          </table:table-cell>
          <table:table-cell office:value-type="float" office:value="-1.73283564980203" calcext:value-type="float">
            <text:p>-1.73283564980203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1.16069362650875" calcext:value-type="float">
            <text:p>1.16069362650875</text:p>
          </table:table-cell>
          <table:table-cell office:value-type="float" office:value="0.877282744643065" calcext:value-type="float">
            <text:p>0.877282744643065</text:p>
          </table:table-cell>
          <table:table-cell office:value-type="float" office:value="1.44410450837443" calcext:value-type="float">
            <text:p>1.44410450837443</text:p>
          </table:table-cell>
          <table:table-cell office:value-type="float" office:value="3.19214666594182" calcext:value-type="float">
            <text:p>3.19214666594182</text:p>
          </table:table-cell>
          <table:table-cell office:value-type="float" office:value="2.4043575686297" calcext:value-type="float">
            <text:p>2.4043575686297</text:p>
          </table:table-cell>
          <table:table-cell office:value-type="float" office:value="4.23805530002383" calcext:value-type="float">
            <text:p>4.23805530002383</text:p>
          </table:table-cell>
          <table:table-cell office:value-type="float" office:value="-2.19214666594182" calcext:value-type="float">
            <text:p>-2.19214666594182</text:p>
          </table:table-cell>
          <table:table-cell office:value-type="float" office:value="-1.4043575686297" calcext:value-type="float">
            <text:p>-1.4043575686297</text:p>
          </table:table-cell>
          <table:table-cell office:value-type="float" office:value="-3.23805530002383" calcext:value-type="float">
            <text:p>-3.23805530002383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66674177380237" calcext:value-type="float">
            <text:p>1.66674177380237</text:p>
          </table:table-cell>
          <table:table-cell office:value-type="float" office:value="1.40058509794627" calcext:value-type="float">
            <text:p>1.40058509794627</text:p>
          </table:table-cell>
          <table:table-cell office:value-type="float" office:value="1.93289844965848" calcext:value-type="float">
            <text:p>1.93289844965848</text:p>
          </table:table-cell>
          <table:table-cell office:value-type="float" office:value="5.29488771938644" calcext:value-type="float">
            <text:p>5.29488771938644</text:p>
          </table:table-cell>
          <table:table-cell office:value-type="float" office:value="4.05757335028016" calcext:value-type="float">
            <text:p>4.05757335028016</text:p>
          </table:table-cell>
          <table:table-cell office:value-type="float" office:value="6.90950810759185" calcext:value-type="float">
            <text:p>6.90950810759185</text:p>
          </table:table-cell>
          <table:table-cell office:value-type="float" office:value="-4.29488771938644" calcext:value-type="float">
            <text:p>-4.29488771938644</text:p>
          </table:table-cell>
          <table:table-cell office:value-type="float" office:value="-3.05757335028016" calcext:value-type="float">
            <text:p>-3.05757335028016</text:p>
          </table:table-cell>
          <table:table-cell office:value-type="float" office:value="-5.90950810759185" calcext:value-type="float">
            <text:p>-5.9095081075918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2.09035379413052" calcext:value-type="float">
            <text:p>2.09035379413052</text:p>
          </table:table-cell>
          <table:table-cell office:value-type="float" office:value="1.83268379911201" calcext:value-type="float">
            <text:p>1.83268379911201</text:p>
          </table:table-cell>
          <table:table-cell office:value-type="float" office:value="2.34802378914902" calcext:value-type="float">
            <text:p>2.34802378914902</text:p>
          </table:table-cell>
          <table:table-cell office:value-type="float" office:value="8.08777606589117" calcext:value-type="float">
            <text:p>8.08777606589117</text:p>
          </table:table-cell>
          <table:table-cell office:value-type="float" office:value="6.25063962875089" calcext:value-type="float">
            <text:p>6.25063962875089</text:p>
          </table:table-cell>
          <table:table-cell office:value-type="float" office:value="10.4648684897987" calcext:value-type="float">
            <text:p>10.4648684897987</text:p>
          </table:table-cell>
          <table:table-cell office:value-type="float" office:value="-7.08777606589117" calcext:value-type="float">
            <text:p>-7.08777606589117</text:p>
          </table:table-cell>
          <table:table-cell office:value-type="float" office:value="-5.25063962875089" calcext:value-type="float">
            <text:p>-5.25063962875089</text:p>
          </table:table-cell>
          <table:table-cell office:value-type="float" office:value="-9.46486848979868" calcext:value-type="float">
            <text:p>-9.46486848979868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71238777672439" calcext:value-type="float">
            <text:p>2.71238777672439</text:p>
          </table:table-cell>
          <table:table-cell office:value-type="float" office:value="2.46469518143896" calcext:value-type="float">
            <text:p>2.46469518143896</text:p>
          </table:table-cell>
          <table:table-cell office:value-type="float" office:value="2.96008037200983" calcext:value-type="float">
            <text:p>2.96008037200983</text:p>
          </table:table-cell>
          <table:table-cell office:value-type="float" office:value="15.0652049477952" calcext:value-type="float">
            <text:p>15.0652049477952</text:p>
          </table:table-cell>
          <table:table-cell office:value-type="float" office:value="11.7598969707206" calcext:value-type="float">
            <text:p>11.7598969707206</text:p>
          </table:table-cell>
          <table:table-cell office:value-type="float" office:value="19.2995228346092" calcext:value-type="float">
            <text:p>19.2995228346092</text:p>
          </table:table-cell>
          <table:table-cell office:value-type="float" office:value="-14.0652049477952" calcext:value-type="float">
            <text:p>-14.0652049477952</text:p>
          </table:table-cell>
          <table:table-cell office:value-type="float" office:value="-10.7598969707206" calcext:value-type="float">
            <text:p>-10.7598969707206</text:p>
          </table:table-cell>
          <table:table-cell office:value-type="float" office:value="-18.2995228346092" calcext:value-type="float">
            <text:p>-18.2995228346092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35355287960213" calcext:value-type="float">
            <text:p>3.35355287960213</text:p>
          </table:table-cell>
          <table:table-cell office:value-type="float" office:value="3.11010760173084" calcext:value-type="float">
            <text:p>3.11010760173084</text:p>
          </table:table-cell>
          <table:table-cell office:value-type="float" office:value="3.59699815747342" calcext:value-type="float">
            <text:p>3.59699815747342</text:p>
          </table:table-cell>
          <table:table-cell office:value-type="float" office:value="28.6041805323124" calcext:value-type="float">
            <text:p>28.6041805323124</text:p>
          </table:table-cell>
          <table:table-cell office:value-type="float" office:value="22.4234570737327" calcext:value-type="float">
            <text:p>22.4234570737327</text:p>
          </table:table-cell>
          <table:table-cell office:value-type="float" office:value="36.4885370366721" calcext:value-type="float">
            <text:p>36.4885370366721</text:p>
          </table:table-cell>
          <table:table-cell office:value-type="float" office:value="-27.6041805323124" calcext:value-type="float">
            <text:p>-27.6041805323124</text:p>
          </table:table-cell>
          <table:table-cell office:value-type="float" office:value="-21.4234570737327" calcext:value-type="float">
            <text:p>-21.4234570737327</text:p>
          </table:table-cell>
          <table:table-cell office:value-type="float" office:value="-35.4885370366721" calcext:value-type="float">
            <text:p>-35.4885370366721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4.03612171801394" calcext:value-type="float">
            <text:p>4.03612171801394</text:p>
          </table:table-cell>
          <table:table-cell office:value-type="float" office:value="3.79356554234121" calcext:value-type="float">
            <text:p>3.79356554234121</text:p>
          </table:table-cell>
          <table:table-cell office:value-type="float" office:value="4.27867789368667" calcext:value-type="float">
            <text:p>4.27867789368667</text:p>
          </table:table-cell>
          <table:table-cell office:value-type="float" office:value="56.606381036421" calcext:value-type="float">
            <text:p>56.606381036421</text:p>
          </table:table-cell>
          <table:table-cell office:value-type="float" office:value="44.4144799975335" calcext:value-type="float">
            <text:p>44.4144799975335</text:p>
          </table:table-cell>
          <table:table-cell office:value-type="float" office:value="72.1449935745825" calcext:value-type="float">
            <text:p>72.1449935745825</text:p>
          </table:table-cell>
          <table:table-cell office:value-type="float" office:value="-55.606381036421" calcext:value-type="float">
            <text:p>-55.606381036421</text:p>
          </table:table-cell>
          <table:table-cell office:value-type="float" office:value="-43.4144799975335" calcext:value-type="float">
            <text:p>-43.4144799975335</text:p>
          </table:table-cell>
          <table:table-cell office:value-type="float" office:value="-71.1449935745825" calcext:value-type="float">
            <text:p>-71.144993574582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48736127266399" calcext:value-type="float">
            <text:p>4.48736127266399</text:p>
          </table:table-cell>
          <table:table-cell office:value-type="float" office:value="4.24760974489954" calcext:value-type="float">
            <text:p>4.24760974489954</text:p>
          </table:table-cell>
          <table:table-cell office:value-type="float" office:value="4.72711280042845" calcext:value-type="float">
            <text:p>4.72711280042845</text:p>
          </table:table-cell>
          <table:table-cell office:value-type="float" office:value="88.8865886815207" calcext:value-type="float">
            <text:p>88.8865886815207</text:p>
          </table:table-cell>
          <table:table-cell office:value-type="float" office:value="69.9380426350959" calcext:value-type="float">
            <text:p>69.9380426350959</text:p>
          </table:table-cell>
          <table:table-cell office:value-type="float" office:value="112.968927206909" calcext:value-type="float">
            <text:p>112.968927206909</text:p>
          </table:table-cell>
          <table:table-cell office:value-type="float" office:value="-87.8865886815207" calcext:value-type="float">
            <text:p>-87.8865886815207</text:p>
          </table:table-cell>
          <table:table-cell office:value-type="float" office:value="-68.9380426350959" calcext:value-type="float">
            <text:p>-68.9380426350959</text:p>
          </table:table-cell>
          <table:table-cell office:value-type="float" office:value="-111.968927206909" calcext:value-type="float">
            <text:p>-111.968927206909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91545829173339" calcext:value-type="float">
            <text:p>0.491545829173339</text:p>
          </table:table-cell>
          <table:table-cell office:value-type="float" office:value="0.446139233112958" calcext:value-type="float">
            <text:p>0.446139233112958</text:p>
          </table:table-cell>
          <table:table-cell office:value-type="float" office:value="0.536952425233721" calcext:value-type="float">
            <text:p>0.536952425233721</text:p>
          </table:table-cell>
          <table:table-cell office:value-type="float" office:value="1.63484145327511" calcext:value-type="float">
            <text:p>1.63484145327511</text:p>
          </table:table-cell>
          <table:table-cell office:value-type="float" office:value="1.56226897096359" calcext:value-type="float">
            <text:p>1.56226897096359</text:p>
          </table:table-cell>
          <table:table-cell office:value-type="float" office:value="1.71078516377253" calcext:value-type="float">
            <text:p>1.71078516377253</text:p>
          </table:table-cell>
          <table:table-cell office:value-type="float" office:value="-0.634841453275113" calcext:value-type="float">
            <text:p>-0.634841453275113</text:p>
          </table:table-cell>
          <table:table-cell office:value-type="float" office:value="-0.562268970963588" calcext:value-type="float">
            <text:p>-0.562268970963588</text:p>
          </table:table-cell>
          <table:table-cell office:value-type="float" office:value="-0.710785163772529" calcext:value-type="float">
            <text:p>-0.710785163772529</text:p>
          </table:table-cell>
        </table:table-row>
      </table:table>
      <table:table table:name="HospN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table:number-columns-repeated="2" office:value-type="string" calcext:value-type="string">
            <text:p>eff_CI_lower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298326647892999" calcext:value-type="float">
            <text:p>-0.298326647892999</text:p>
          </table:table-cell>
          <table:table-cell office:value-type="float" office:value="-0.404533648201027" calcext:value-type="float">
            <text:p>-0.404533648201027</text:p>
          </table:table-cell>
          <table:table-cell office:value-type="float" office:value="-0.19211964758497" calcext:value-type="float">
            <text:p>-0.19211964758497</text:p>
          </table:table-cell>
          <table:table-cell office:value-type="float" office:value="0.742058908176212" calcext:value-type="float">
            <text:p>0.742058908176212</text:p>
          </table:table-cell>
          <table:table-cell office:value-type="float" office:value="0.66728792923376" calcext:value-type="float">
            <text:p>0.66728792923376</text:p>
          </table:table-cell>
          <table:table-cell office:value-type="float" office:value="0.825208128425131" calcext:value-type="float">
            <text:p>0.825208128425131</text:p>
          </table:table-cell>
          <table:table-cell office:value-type="float" office:value="0.257941091823788" calcext:value-type="float">
            <text:p>0.257941091823788</text:p>
          </table:table-cell>
          <table:table-cell office:value-type="float" office:value="0.33271207076624" calcext:value-type="float">
            <text:p>0.33271207076624</text:p>
          </table:table-cell>
          <table:table-cell office:value-type="float" office:value="0.174791871574869" calcext:value-type="float">
            <text:p>0.174791871574869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623944894900846" calcext:value-type="float">
            <text:p>-0.623944894900846</text:p>
          </table:table-cell>
          <table:table-cell office:value-type="float" office:value="-1.16896812428809" calcext:value-type="float">
            <text:p>-1.16896812428809</text:p>
          </table:table-cell>
          <table:table-cell office:value-type="float" office:value="-0.0789216655136009" calcext:value-type="float">
            <text:p>-0.0789216655136009</text:p>
          </table:table-cell>
          <table:table-cell office:value-type="float" office:value="0.535826483625443" calcext:value-type="float">
            <text:p>0.535826483625443</text:p>
          </table:table-cell>
          <table:table-cell office:value-type="float" office:value="0.310687366665119" calcext:value-type="float">
            <text:p>0.310687366665119</text:p>
          </table:table-cell>
          <table:table-cell office:value-type="float" office:value="0.924112311473144" calcext:value-type="float">
            <text:p>0.924112311473144</text:p>
          </table:table-cell>
          <table:table-cell office:value-type="float" office:value="0.464173516374557" calcext:value-type="float">
            <text:p>0.464173516374557</text:p>
          </table:table-cell>
          <table:table-cell office:value-type="float" office:value="0.689312633334881" calcext:value-type="float">
            <text:p>0.689312633334881</text:p>
          </table:table-cell>
          <table:table-cell office:value-type="float" office:value="0.0758876885268562" calcext:value-type="float">
            <text:p>0.0758876885268562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91150217650056" calcext:value-type="float">
            <text:p>-0.991150217650056</text:p>
          </table:table-cell>
          <table:table-cell office:value-type="float" office:value="-1.58337504067851" calcext:value-type="float">
            <text:p>-1.58337504067851</text:p>
          </table:table-cell>
          <table:table-cell office:value-type="float" office:value="-0.398925394621604" calcext:value-type="float">
            <text:p>-0.398925394621604</text:p>
          </table:table-cell>
          <table:table-cell office:value-type="float" office:value="0.37114954265757" calcext:value-type="float">
            <text:p>0.37114954265757</text:p>
          </table:table-cell>
          <table:table-cell office:value-type="float" office:value="0.205281095671848" calcext:value-type="float">
            <text:p>0.205281095671848</text:p>
          </table:table-cell>
          <table:table-cell office:value-type="float" office:value="0.671040762736022" calcext:value-type="float">
            <text:p>0.671040762736022</text:p>
          </table:table-cell>
          <table:table-cell office:value-type="float" office:value="0.62885045734243" calcext:value-type="float">
            <text:p>0.62885045734243</text:p>
          </table:table-cell>
          <table:table-cell office:value-type="float" office:value="0.794718904328152" calcext:value-type="float">
            <text:p>0.794718904328152</text:p>
          </table:table-cell>
          <table:table-cell office:value-type="float" office:value="0.328959237263978" calcext:value-type="float">
            <text:p>0.328959237263978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382831073140452" calcext:value-type="float">
            <text:p>-0.382831073140452</text:p>
          </table:table-cell>
          <table:table-cell office:value-type="float" office:value="-0.649491111610555" calcext:value-type="float">
            <text:p>-0.649491111610555</text:p>
          </table:table-cell>
          <table:table-cell office:value-type="float" office:value="-0.116171034670348" calcext:value-type="float">
            <text:p>-0.116171034670348</text:p>
          </table:table-cell>
          <table:table-cell office:value-type="float" office:value="0.681928085526618" calcext:value-type="float">
            <text:p>0.681928085526618</text:p>
          </table:table-cell>
          <table:table-cell office:value-type="float" office:value="0.522311507403453" calcext:value-type="float">
            <text:p>0.522311507403453</text:p>
          </table:table-cell>
          <table:table-cell office:value-type="float" office:value="0.890322934184933" calcext:value-type="float">
            <text:p>0.890322934184933</text:p>
          </table:table-cell>
          <table:table-cell office:value-type="float" office:value="0.318071914473382" calcext:value-type="float">
            <text:p>0.318071914473382</text:p>
          </table:table-cell>
          <table:table-cell office:value-type="float" office:value="0.477688492596547" calcext:value-type="float">
            <text:p>0.477688492596547</text:p>
          </table:table-cell>
          <table:table-cell office:value-type="float" office:value="0.109677065815067" calcext:value-type="float">
            <text:p>0.109677065815067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458864014645738" calcext:value-type="float">
            <text:p>-0.458864014645738</text:p>
          </table:table-cell>
          <table:table-cell office:value-type="float" office:value="-0.550692192581186" calcext:value-type="float">
            <text:p>-0.550692192581186</text:p>
          </table:table-cell>
          <table:table-cell office:value-type="float" office:value="-0.367035836710291" calcext:value-type="float">
            <text:p>-0.367035836710291</text:p>
          </table:table-cell>
          <table:table-cell office:value-type="float" office:value="0.632001181960895" calcext:value-type="float">
            <text:p>0.632001181960895</text:p>
          </table:table-cell>
          <table:table-cell office:value-type="float" office:value="0.576550588187285" calcext:value-type="float">
            <text:p>0.576550588187285</text:p>
          </table:table-cell>
          <table:table-cell office:value-type="float" office:value="0.692784817470728" calcext:value-type="float">
            <text:p>0.692784817470728</text:p>
          </table:table-cell>
          <table:table-cell office:value-type="float" office:value="0.367998818039105" calcext:value-type="float">
            <text:p>0.367998818039105</text:p>
          </table:table-cell>
          <table:table-cell office:value-type="float" office:value="0.423449411812715" calcext:value-type="float">
            <text:p>0.423449411812715</text:p>
          </table:table-cell>
          <table:table-cell office:value-type="float" office:value="0.307215182529272" calcext:value-type="float">
            <text:p>0.307215182529272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356231730588314" calcext:value-type="float">
            <text:p>-0.356231730588314</text:p>
          </table:table-cell>
          <table:table-cell office:value-type="float" office:value="-0.41503621916317" calcext:value-type="float">
            <text:p>-0.41503621916317</text:p>
          </table:table-cell>
          <table:table-cell office:value-type="float" office:value="-0.297427242013457" calcext:value-type="float">
            <text:p>-0.297427242013457</text:p>
          </table:table-cell>
          <table:table-cell office:value-type="float" office:value="0.700310318108777" calcext:value-type="float">
            <text:p>0.700310318108777</text:p>
          </table:table-cell>
          <table:table-cell office:value-type="float" office:value="0.660316364165729" calcext:value-type="float">
            <text:p>0.660316364165729</text:p>
          </table:table-cell>
          <table:table-cell office:value-type="float" office:value="0.742726620548398" calcext:value-type="float">
            <text:p>0.742726620548398</text:p>
          </table:table-cell>
          <table:table-cell office:value-type="float" office:value="0.299689681891223" calcext:value-type="float">
            <text:p>0.299689681891223</text:p>
          </table:table-cell>
          <table:table-cell office:value-type="float" office:value="0.339683635834271" calcext:value-type="float">
            <text:p>0.339683635834271</text:p>
          </table:table-cell>
          <table:table-cell office:value-type="float" office:value="0.257273379451602" calcext:value-type="float">
            <text:p>0.257273379451602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312593267696056" calcext:value-type="float">
            <text:p>-0.312593267696056</text:p>
          </table:table-cell>
          <table:table-cell office:value-type="float" office:value="-0.375228742507608" calcext:value-type="float">
            <text:p>-0.375228742507608</text:p>
          </table:table-cell>
          <table:table-cell office:value-type="float" office:value="-0.249957792884504" calcext:value-type="float">
            <text:p>-0.249957792884504</text:p>
          </table:table-cell>
          <table:table-cell office:value-type="float" office:value="0.731547396024544" calcext:value-type="float">
            <text:p>0.731547396024544</text:p>
          </table:table-cell>
          <table:table-cell office:value-type="float" office:value="0.687132084497083" calcext:value-type="float">
            <text:p>0.687132084497083</text:p>
          </table:table-cell>
          <table:table-cell office:value-type="float" office:value="0.778833654699707" calcext:value-type="float">
            <text:p>0.778833654699707</text:p>
          </table:table-cell>
          <table:table-cell office:value-type="float" office:value="0.268452603975456" calcext:value-type="float">
            <text:p>0.268452603975456</text:p>
          </table:table-cell>
          <table:table-cell office:value-type="float" office:value="0.312867915502917" calcext:value-type="float">
            <text:p>0.312867915502917</text:p>
          </table:table-cell>
          <table:table-cell office:value-type="float" office:value="0.221166345300293" calcext:value-type="float">
            <text:p>0.221166345300293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277848336061777" calcext:value-type="float">
            <text:p>-0.277848336061777</text:p>
          </table:table-cell>
          <table:table-cell office:value-type="float" office:value="-0.364128152703023" calcext:value-type="float">
            <text:p>-0.364128152703023</text:p>
          </table:table-cell>
          <table:table-cell office:value-type="float" office:value="-0.191568519420531" calcext:value-type="float">
            <text:p>-0.191568519420531</text:p>
          </table:table-cell>
          <table:table-cell office:value-type="float" office:value="0.757411684842782" calcext:value-type="float">
            <text:p>0.757411684842782</text:p>
          </table:table-cell>
          <table:table-cell office:value-type="float" office:value="0.694802148263893" calcext:value-type="float">
            <text:p>0.694802148263893</text:p>
          </table:table-cell>
          <table:table-cell office:value-type="float" office:value="0.825663049214545" calcext:value-type="float">
            <text:p>0.825663049214545</text:p>
          </table:table-cell>
          <table:table-cell office:value-type="float" office:value="0.242588315157218" calcext:value-type="float">
            <text:p>0.242588315157218</text:p>
          </table:table-cell>
          <table:table-cell office:value-type="float" office:value="0.305197851736107" calcext:value-type="float">
            <text:p>0.305197851736107</text:p>
          </table:table-cell>
          <table:table-cell office:value-type="float" office:value="0.174336950785455" calcext:value-type="float">
            <text:p>0.174336950785455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193880627406591" calcext:value-type="float">
            <text:p>-0.193880627406591</text:p>
          </table:table-cell>
          <table:table-cell office:value-type="float" office:value="-0.335214227195885" calcext:value-type="float">
            <text:p>-0.335214227195885</text:p>
          </table:table-cell>
          <table:table-cell office:value-type="float" office:value="-0.0525470276172977" calcext:value-type="float">
            <text:p>-0.0525470276172977</text:p>
          </table:table-cell>
          <table:table-cell office:value-type="float" office:value="0.823756232317411" calcext:value-type="float">
            <text:p>0.823756232317411</text:p>
          </table:table-cell>
          <table:table-cell office:value-type="float" office:value="0.715184857893649" calcext:value-type="float">
            <text:p>0.715184857893649</text:p>
          </table:table-cell>
          <table:table-cell office:value-type="float" office:value="0.948809699747145" calcext:value-type="float">
            <text:p>0.948809699747145</text:p>
          </table:table-cell>
          <table:table-cell office:value-type="float" office:value="0.176243767682589" calcext:value-type="float">
            <text:p>0.176243767682589</text:p>
          </table:table-cell>
          <table:table-cell office:value-type="float" office:value="0.284815142106351" calcext:value-type="float">
            <text:p>0.284815142106351</text:p>
          </table:table-cell>
          <table:table-cell office:value-type="float" office:value="0.0511903002528554" calcext:value-type="float">
            <text:p>0.0511903002528554</text:p>
          </table:table-cell>
        </table:table-row>
        <table:table-row table:style-name="ro1">
          <table:table-cell office:value-type="string" calcext:value-type="string">
            <text:p>Immunityboost45_062-122</text:p>
          </table:table-cell>
          <table:table-cell office:value-type="float" office:value="-1.19496935948383" calcext:value-type="float">
            <text:p>-1.19496935948383</text:p>
          </table:table-cell>
          <table:table-cell office:value-type="float" office:value="-3.15590818401188" calcext:value-type="float">
            <text:p>-3.15590818401188</text:p>
          </table:table-cell>
          <table:table-cell office:value-type="float" office:value="0.765969465044216" calcext:value-type="float">
            <text:p>0.765969465044216</text:p>
          </table:table-cell>
          <table:table-cell office:value-type="float" office:value="0.302713229329642" calcext:value-type="float">
            <text:p>0.302713229329642</text:p>
          </table:table-cell>
          <table:table-cell office:value-type="float" office:value="0.0425996950572954" calcext:value-type="float">
            <text:p>0.0425996950572954</text:p>
          </table:table-cell>
          <table:table-cell office:value-type="float" office:value="2.15107875978767" calcext:value-type="float">
            <text:p>2.15107875978767</text:p>
          </table:table-cell>
          <table:table-cell office:value-type="float" office:value="0.697286770670358" calcext:value-type="float">
            <text:p>0.697286770670358</text:p>
          </table:table-cell>
          <table:table-cell office:value-type="float" office:value="0.957400304942705" calcext:value-type="float">
            <text:p>0.957400304942705</text:p>
          </table:table-cell>
          <table:table-cell office:value-type="float" office:value="-1.15107875978767" calcext:value-type="float">
            <text:p>-1.15107875978767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1.02620100630161" calcext:value-type="float">
            <text:p>-1.02620100630161</text:p>
          </table:table-cell>
          <table:table-cell office:value-type="float" office:value="-2.98652914219812" calcext:value-type="float">
            <text:p>-2.98652914219812</text:p>
          </table:table-cell>
          <table:table-cell office:value-type="float" office:value="0.934127129594906" calcext:value-type="float">
            <text:p>0.934127129594906</text:p>
          </table:table-cell>
          <table:table-cell office:value-type="float" office:value="0.358365807253348" calcext:value-type="float">
            <text:p>0.358365807253348</text:p>
          </table:table-cell>
          <table:table-cell office:value-type="float" office:value="0.0504622805191301" calcext:value-type="float">
            <text:p>0.0504622805191301</text:p>
          </table:table-cell>
          <table:table-cell office:value-type="float" office:value="2.54499104057848" calcext:value-type="float">
            <text:p>2.54499104057848</text:p>
          </table:table-cell>
          <table:table-cell office:value-type="float" office:value="0.641634192746652" calcext:value-type="float">
            <text:p>0.641634192746652</text:p>
          </table:table-cell>
          <table:table-cell office:value-type="float" office:value="0.94953771948087" calcext:value-type="float">
            <text:p>0.94953771948087</text:p>
          </table:table-cell>
          <table:table-cell office:value-type="float" office:value="-1.54499104057848" calcext:value-type="float">
            <text:p>-1.54499104057848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413436105235729" calcext:value-type="float">
            <text:p>0.413436105235729</text:p>
          </table:table-cell>
          <table:table-cell office:value-type="float" office:value="-0.0510925681442349" calcext:value-type="float">
            <text:p>-0.0510925681442349</text:p>
          </table:table-cell>
          <table:table-cell office:value-type="float" office:value="0.877964778615692" calcext:value-type="float">
            <text:p>0.877964778615692</text:p>
          </table:table-cell>
          <table:table-cell office:value-type="float" office:value="1.51200427515337" calcext:value-type="float">
            <text:p>1.51200427515337</text:p>
          </table:table-cell>
          <table:table-cell office:value-type="float" office:value="0.950190709070667" calcext:value-type="float">
            <text:p>0.950190709070667</text:p>
          </table:table-cell>
          <table:table-cell office:value-type="float" office:value="2.40599798151892" calcext:value-type="float">
            <text:p>2.40599798151892</text:p>
          </table:table-cell>
          <table:table-cell office:value-type="float" office:value="-0.512004275153366" calcext:value-type="float">
            <text:p>-0.512004275153366</text:p>
          </table:table-cell>
          <table:table-cell office:value-type="float" office:value="0.0498092909293328" calcext:value-type="float">
            <text:p>0.0498092909293328</text:p>
          </table:table-cell>
          <table:table-cell office:value-type="float" office:value="-1.40599798151892" calcext:value-type="float">
            <text:p>-1.40599798151892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0381299882566287" calcext:value-type="float">
            <text:p>0.0381299882566287</text:p>
          </table:table-cell>
          <table:table-cell office:value-type="float" office:value="-0.191216186453133" calcext:value-type="float">
            <text:p>-0.191216186453133</text:p>
          </table:table-cell>
          <table:table-cell office:value-type="float" office:value="0.26747616296639" calcext:value-type="float">
            <text:p>0.26747616296639</text:p>
          </table:table-cell>
          <table:table-cell office:value-type="float" office:value="1.03886626451664" calcext:value-type="float">
            <text:p>1.03886626451664</text:p>
          </table:table-cell>
          <table:table-cell office:value-type="float" office:value="0.82595400878106" calcext:value-type="float">
            <text:p>0.82595400878106</text:p>
          </table:table-cell>
          <table:table-cell office:value-type="float" office:value="1.30666248250735" calcext:value-type="float">
            <text:p>1.30666248250735</text:p>
          </table:table-cell>
          <table:table-cell office:value-type="float" office:value="-0.0388662645166389" calcext:value-type="float">
            <text:p>-0.0388662645166389</text:p>
          </table:table-cell>
          <table:table-cell office:value-type="float" office:value="0.17404599121894" calcext:value-type="float">
            <text:p>0.17404599121894</text:p>
          </table:table-cell>
          <table:table-cell office:value-type="float" office:value="-0.306662482507348" calcext:value-type="float">
            <text:p>-0.306662482507348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684832244113297" calcext:value-type="float">
            <text:p>0.0684832244113297</text:p>
          </table:table-cell>
          <table:table-cell office:value-type="float" office:value="-0.0984305188346208" calcext:value-type="float">
            <text:p>-0.0984305188346208</text:p>
          </table:table-cell>
          <table:table-cell office:value-type="float" office:value="0.23539696765728" calcext:value-type="float">
            <text:p>0.23539696765728</text:p>
          </table:table-cell>
          <table:table-cell office:value-type="float" office:value="1.07088266011327" calcext:value-type="float">
            <text:p>1.07088266011327</text:p>
          </table:table-cell>
          <table:table-cell office:value-type="float" office:value="0.906258658334496" calcext:value-type="float">
            <text:p>0.906258658334496</text:p>
          </table:table-cell>
          <table:table-cell office:value-type="float" office:value="1.26541099628094" calcext:value-type="float">
            <text:p>1.26541099628094</text:p>
          </table:table-cell>
          <table:table-cell office:value-type="float" office:value="-0.0708826601132742" calcext:value-type="float">
            <text:p>-0.0708826601132742</text:p>
          </table:table-cell>
          <table:table-cell office:value-type="float" office:value="0.0937413416655043" calcext:value-type="float">
            <text:p>0.0937413416655043</text:p>
          </table:table-cell>
          <table:table-cell office:value-type="float" office:value="-0.26541099628094" calcext:value-type="float">
            <text:p>-0.26541099628094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593009503872415" calcext:value-type="float">
            <text:p>-0.0593009503872415</text:p>
          </table:table-cell>
          <table:table-cell office:value-type="float" office:value="-0.231229151162375" calcext:value-type="float">
            <text:p>-0.231229151162375</text:p>
          </table:table-cell>
          <table:table-cell office:value-type="float" office:value="0.112627250387892" calcext:value-type="float">
            <text:p>0.112627250387892</text:p>
          </table:table-cell>
          <table:table-cell office:value-type="float" office:value="0.942423103876596" calcext:value-type="float">
            <text:p>0.942423103876596</text:p>
          </table:table-cell>
          <table:table-cell office:value-type="float" office:value="0.793557600552117" calcext:value-type="float">
            <text:p>0.793557600552117</text:p>
          </table:table-cell>
          <table:table-cell office:value-type="float" office:value="1.11921466835231" calcext:value-type="float">
            <text:p>1.11921466835231</text:p>
          </table:table-cell>
          <table:table-cell office:value-type="float" office:value="0.0575768961234042" calcext:value-type="float">
            <text:p>0.0575768961234042</text:p>
          </table:table-cell>
          <table:table-cell office:value-type="float" office:value="0.206442399447883" calcext:value-type="float">
            <text:p>0.206442399447883</text:p>
          </table:table-cell>
          <table:table-cell office:value-type="float" office:value="-0.119214668352315" calcext:value-type="float">
            <text:p>-0.119214668352315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134843405966754" calcext:value-type="float">
            <text:p>0.0134843405966754</text:p>
          </table:table-cell>
          <table:table-cell office:value-type="float" office:value="-0.111374038785459" calcext:value-type="float">
            <text:p>-0.111374038785459</text:p>
          </table:table-cell>
          <table:table-cell office:value-type="float" office:value="0.138342719978809" calcext:value-type="float">
            <text:p>0.138342719978809</text:p>
          </table:table-cell>
          <table:table-cell office:value-type="float" office:value="1.0135756643358" calcext:value-type="float">
            <text:p>1.0135756643358</text:p>
          </table:table-cell>
          <table:table-cell office:value-type="float" office:value="0.894604069721726" calcext:value-type="float">
            <text:p>0.894604069721726</text:p>
          </table:table-cell>
          <table:table-cell office:value-type="float" office:value="1.14836905185702" calcext:value-type="float">
            <text:p>1.14836905185702</text:p>
          </table:table-cell>
          <table:table-cell office:value-type="float" office:value="-0.0135756643358047" calcext:value-type="float">
            <text:p>-0.0135756643358047</text:p>
          </table:table-cell>
          <table:table-cell office:value-type="float" office:value="0.105395930278274" calcext:value-type="float">
            <text:p>0.105395930278274</text:p>
          </table:table-cell>
          <table:table-cell office:value-type="float" office:value="-0.148369051857018" calcext:value-type="float">
            <text:p>-0.148369051857018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994261808066413" calcext:value-type="float">
            <text:p>0.0994261808066413</text:p>
          </table:table-cell>
          <table:table-cell office:value-type="float" office:value="-0.0126208822155869" calcext:value-type="float">
            <text:p>-0.0126208822155869</text:p>
          </table:table-cell>
          <table:table-cell office:value-type="float" office:value="0.21147324382887" calcext:value-type="float">
            <text:p>0.21147324382887</text:p>
          </table:table-cell>
          <table:table-cell office:value-type="float" office:value="1.10453693170508" calcext:value-type="float">
            <text:p>1.10453693170508</text:p>
          </table:table-cell>
          <table:table-cell office:value-type="float" office:value="0.987458427116498" calcext:value-type="float">
            <text:p>0.987458427116498</text:p>
          </table:table-cell>
          <table:table-cell office:value-type="float" office:value="1.23549690801975" calcext:value-type="float">
            <text:p>1.23549690801975</text:p>
          </table:table-cell>
          <table:table-cell office:value-type="float" office:value="-0.104536931705084" calcext:value-type="float">
            <text:p>-0.104536931705084</text:p>
          </table:table-cell>
          <table:table-cell office:value-type="float" office:value="0.0125415728835022" calcext:value-type="float">
            <text:p>0.0125415728835022</text:p>
          </table:table-cell>
          <table:table-cell office:value-type="float" office:value="-0.235496908019752" calcext:value-type="float">
            <text:p>-0.235496908019752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147789823410591" calcext:value-type="float">
            <text:p>0.0147789823410591</text:p>
          </table:table-cell>
          <table:table-cell office:value-type="float" office:value="-0.117479073738627" calcext:value-type="float">
            <text:p>-0.117479073738627</text:p>
          </table:table-cell>
          <table:table-cell office:value-type="float" office:value="0.147037038420746" calcext:value-type="float">
            <text:p>0.147037038420746</text:p>
          </table:table-cell>
          <table:table-cell office:value-type="float" office:value="1.01488873149432" calcext:value-type="float">
            <text:p>1.01488873149432</text:p>
          </table:table-cell>
          <table:table-cell office:value-type="float" office:value="0.889159118327876" calcext:value-type="float">
            <text:p>0.889159118327876</text:p>
          </table:table-cell>
          <table:table-cell office:value-type="float" office:value="1.15839686742586" calcext:value-type="float">
            <text:p>1.15839686742586</text:p>
          </table:table-cell>
          <table:table-cell office:value-type="float" office:value="-0.0148887314943211" calcext:value-type="float">
            <text:p>-0.0148887314943211</text:p>
          </table:table-cell>
          <table:table-cell office:value-type="float" office:value="0.110840881672124" calcext:value-type="float">
            <text:p>0.110840881672124</text:p>
          </table:table-cell>
          <table:table-cell office:value-type="float" office:value="-0.158396867425861" calcext:value-type="float">
            <text:p>-0.158396867425861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1.94598741729559" calcext:value-type="float">
            <text:p>-1.94598741729559</text:p>
          </table:table-cell>
          <table:table-cell office:value-type="float" office:value="-2.26636056352493" calcext:value-type="float">
            <text:p>-2.26636056352493</text:p>
          </table:table-cell>
          <table:table-cell office:value-type="float" office:value="-1.62561427106624" calcext:value-type="float">
            <text:p>-1.62561427106624</text:p>
          </table:table-cell>
          <table:table-cell office:value-type="float" office:value="0.142846104963548" calcext:value-type="float">
            <text:p>0.142846104963548</text:p>
          </table:table-cell>
          <table:table-cell office:value-type="float" office:value="0.103688863241046" calcext:value-type="float">
            <text:p>0.103688863241046</text:p>
          </table:table-cell>
          <table:table-cell office:value-type="float" office:value="0.196790755202142" calcext:value-type="float">
            <text:p>0.196790755202142</text:p>
          </table:table-cell>
          <table:table-cell office:value-type="float" office:value="0.857153895036452" calcext:value-type="float">
            <text:p>0.857153895036452</text:p>
          </table:table-cell>
          <table:table-cell office:value-type="float" office:value="0.896311136758954" calcext:value-type="float">
            <text:p>0.896311136758954</text:p>
          </table:table-cell>
          <table:table-cell office:value-type="float" office:value="0.803209244797858" calcext:value-type="float">
            <text:p>0.803209244797858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09492390473925" calcext:value-type="float">
            <text:p>-2.09492390473925</text:p>
          </table:table-cell>
          <table:table-cell office:value-type="float" office:value="-2.40373973330439" calcext:value-type="float">
            <text:p>-2.40373973330439</text:p>
          </table:table-cell>
          <table:table-cell office:value-type="float" office:value="-1.7861080761741" calcext:value-type="float">
            <text:p>-1.7861080761741</text:p>
          </table:table-cell>
          <table:table-cell office:value-type="float" office:value="0.123079609072577" calcext:value-type="float">
            <text:p>0.123079609072577</text:p>
          </table:table-cell>
          <table:table-cell office:value-type="float" office:value="0.0903793259208726" calcext:value-type="float">
            <text:p>0.0903793259208726</text:p>
          </table:table-cell>
          <table:table-cell office:value-type="float" office:value="0.167611232050137" calcext:value-type="float">
            <text:p>0.167611232050137</text:p>
          </table:table-cell>
          <table:table-cell office:value-type="float" office:value="0.876920390927423" calcext:value-type="float">
            <text:p>0.876920390927423</text:p>
          </table:table-cell>
          <table:table-cell office:value-type="float" office:value="0.909620674079127" calcext:value-type="float">
            <text:p>0.909620674079127</text:p>
          </table:table-cell>
          <table:table-cell office:value-type="float" office:value="0.832388767949863" calcext:value-type="float">
            <text:p>0.832388767949863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01557871903441" calcext:value-type="float">
            <text:p>-2.01557871903441</text:p>
          </table:table-cell>
          <table:table-cell office:value-type="float" office:value="-2.32425380004535" calcext:value-type="float">
            <text:p>-2.32425380004535</text:p>
          </table:table-cell>
          <table:table-cell office:value-type="float" office:value="-1.70690363802346" calcext:value-type="float">
            <text:p>-1.70690363802346</text:p>
          </table:table-cell>
          <table:table-cell office:value-type="float" office:value="0.13324327063209" calcext:value-type="float">
            <text:p>0.13324327063209</text:p>
          </table:table-cell>
          <table:table-cell office:value-type="float" office:value="0.0978564372832527" calcext:value-type="float">
            <text:p>0.0978564372832527</text:p>
          </table:table-cell>
          <table:table-cell office:value-type="float" office:value="0.181426686497352" calcext:value-type="float">
            <text:p>0.181426686497352</text:p>
          </table:table-cell>
          <table:table-cell office:value-type="float" office:value="0.86675672936791" calcext:value-type="float">
            <text:p>0.86675672936791</text:p>
          </table:table-cell>
          <table:table-cell office:value-type="float" office:value="0.902143562716747" calcext:value-type="float">
            <text:p>0.902143562716747</text:p>
          </table:table-cell>
          <table:table-cell office:value-type="float" office:value="0.818573313502648" calcext:value-type="float">
            <text:p>0.818573313502648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65968007311571" calcext:value-type="float">
            <text:p>-1.65968007311571</text:p>
          </table:table-cell>
          <table:table-cell office:value-type="float" office:value="-1.872617004464" calcext:value-type="float">
            <text:p>-1.872617004464</text:p>
          </table:table-cell>
          <table:table-cell office:value-type="float" office:value="-1.44674314176742" calcext:value-type="float">
            <text:p>-1.44674314176742</text:p>
          </table:table-cell>
          <table:table-cell office:value-type="float" office:value="0.190199820404712" calcext:value-type="float">
            <text:p>0.190199820404712</text:p>
          </table:table-cell>
          <table:table-cell office:value-type="float" office:value="0.153720846818373" calcext:value-type="float">
            <text:p>0.153720846818373</text:p>
          </table:table-cell>
          <table:table-cell office:value-type="float" office:value="0.235335495677616" calcext:value-type="float">
            <text:p>0.235335495677616</text:p>
          </table:table-cell>
          <table:table-cell office:value-type="float" office:value="0.809800179595288" calcext:value-type="float">
            <text:p>0.809800179595288</text:p>
          </table:table-cell>
          <table:table-cell office:value-type="float" office:value="0.846279153181627" calcext:value-type="float">
            <text:p>0.846279153181627</text:p>
          </table:table-cell>
          <table:table-cell office:value-type="float" office:value="0.764664504322384" calcext:value-type="float">
            <text:p>0.764664504322384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63497593840135" calcext:value-type="float">
            <text:p>-1.63497593840135</text:p>
          </table:table-cell>
          <table:table-cell office:value-type="float" office:value="-1.83208389919823" calcext:value-type="float">
            <text:p>-1.83208389919823</text:p>
          </table:table-cell>
          <table:table-cell office:value-type="float" office:value="-1.43786797760447" calcext:value-type="float">
            <text:p>-1.43786797760447</text:p>
          </table:table-cell>
          <table:table-cell office:value-type="float" office:value="0.194957062221332" calcext:value-type="float">
            <text:p>0.194957062221332</text:p>
          </table:table-cell>
          <table:table-cell office:value-type="float" office:value="0.160079630136936" calcext:value-type="float">
            <text:p>0.160079630136936</text:p>
          </table:table-cell>
          <table:table-cell office:value-type="float" office:value="0.237433432832516" calcext:value-type="float">
            <text:p>0.237433432832516</text:p>
          </table:table-cell>
          <table:table-cell office:value-type="float" office:value="0.805042937778668" calcext:value-type="float">
            <text:p>0.805042937778668</text:p>
          </table:table-cell>
          <table:table-cell office:value-type="float" office:value="0.839920369863064" calcext:value-type="float">
            <text:p>0.839920369863064</text:p>
          </table:table-cell>
          <table:table-cell office:value-type="float" office:value="0.762566567167484" calcext:value-type="float">
            <text:p>0.762566567167484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1.64644400716554" calcext:value-type="float">
            <text:p>-1.64644400716554</text:p>
          </table:table-cell>
          <table:table-cell office:value-type="float" office:value="-1.90705792943542" calcext:value-type="float">
            <text:p>-1.90705792943542</text:p>
          </table:table-cell>
          <table:table-cell office:value-type="float" office:value="-1.38583008489566" calcext:value-type="float">
            <text:p>-1.38583008489566</text:p>
          </table:table-cell>
          <table:table-cell office:value-type="float" office:value="0.192734052403942" calcext:value-type="float">
            <text:p>0.192734052403942</text:p>
          </table:table-cell>
          <table:table-cell office:value-type="float" office:value="0.148516691046585" calcext:value-type="float">
            <text:p>0.148516691046585</text:p>
          </table:table-cell>
          <table:table-cell office:value-type="float" office:value="0.250116096004279" calcext:value-type="float">
            <text:p>0.250116096004279</text:p>
          </table:table-cell>
          <table:table-cell office:value-type="float" office:value="0.807265947596058" calcext:value-type="float">
            <text:p>0.807265947596058</text:p>
          </table:table-cell>
          <table:table-cell office:value-type="float" office:value="0.851483308953415" calcext:value-type="float">
            <text:p>0.851483308953415</text:p>
          </table:table-cell>
          <table:table-cell office:value-type="float" office:value="0.749883903995721" calcext:value-type="float">
            <text:p>0.749883903995721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1.03455123567636" calcext:value-type="float">
            <text:p>-1.03455123567636</text:p>
          </table:table-cell>
          <table:table-cell office:value-type="float" office:value="-1.33501749157127" calcext:value-type="float">
            <text:p>-1.33501749157127</text:p>
          </table:table-cell>
          <table:table-cell office:value-type="float" office:value="-0.734084979781439" calcext:value-type="float">
            <text:p>-0.734084979781439</text:p>
          </table:table-cell>
          <table:table-cell office:value-type="float" office:value="0.355385829626296" calcext:value-type="float">
            <text:p>0.355385829626296</text:p>
          </table:table-cell>
          <table:table-cell office:value-type="float" office:value="0.263153572446304" calcext:value-type="float">
            <text:p>0.263153572446304</text:p>
          </table:table-cell>
          <table:table-cell office:value-type="float" office:value="0.479944416961856" calcext:value-type="float">
            <text:p>0.479944416961856</text:p>
          </table:table-cell>
          <table:table-cell office:value-type="float" office:value="0.644614170373704" calcext:value-type="float">
            <text:p>0.644614170373704</text:p>
          </table:table-cell>
          <table:table-cell office:value-type="float" office:value="0.736846427553696" calcext:value-type="float">
            <text:p>0.736846427553696</text:p>
          </table:table-cell>
          <table:table-cell office:value-type="float" office:value="0.520055583038144" calcext:value-type="float">
            <text:p>0.520055583038144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0.424188040704557" calcext:value-type="float">
            <text:p>-0.424188040704557</text:p>
          </table:table-cell>
          <table:table-cell office:value-type="float" office:value="-0.905929445263522" calcext:value-type="float">
            <text:p>-0.905929445263522</text:p>
          </table:table-cell>
          <table:table-cell office:value-type="float" office:value="0.0575533638544092" calcext:value-type="float">
            <text:p>0.0575533638544092</text:p>
          </table:table-cell>
          <table:table-cell office:value-type="float" office:value="0.654300835150288" calcext:value-type="float">
            <text:p>0.654300835150288</text:p>
          </table:table-cell>
          <table:table-cell office:value-type="float" office:value="0.404166060245386" calcext:value-type="float">
            <text:p>0.404166060245386</text:p>
          </table:table-cell>
          <table:table-cell office:value-type="float" office:value="1.05924179437146" calcext:value-type="float">
            <text:p>1.05924179437146</text:p>
          </table:table-cell>
          <table:table-cell office:value-type="float" office:value="0.345699164849712" calcext:value-type="float">
            <text:p>0.345699164849712</text:p>
          </table:table-cell>
          <table:table-cell office:value-type="float" office:value="0.595833939754614" calcext:value-type="float">
            <text:p>0.595833939754614</text:p>
          </table:table-cell>
          <table:table-cell office:value-type="float" office:value="-0.059241794371456" calcext:value-type="float">
            <text:p>-0.059241794371456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31711534630495" calcext:value-type="float">
            <text:p>-1.31711534630495</text:p>
          </table:table-cell>
          <table:table-cell office:value-type="float" office:value="-2.05893593430282" calcext:value-type="float">
            <text:p>-2.05893593430282</text:p>
          </table:table-cell>
          <table:table-cell office:value-type="float" office:value="-0.575294758307084" calcext:value-type="float">
            <text:p>-0.575294758307084</text:p>
          </table:table-cell>
          <table:table-cell office:value-type="float" office:value="0.267907007317964" calcext:value-type="float">
            <text:p>0.267907007317964</text:p>
          </table:table-cell>
          <table:table-cell office:value-type="float" office:value="0.127589661471729" calcext:value-type="float">
            <text:p>0.127589661471729</text:p>
          </table:table-cell>
          <table:table-cell office:value-type="float" office:value="0.562539031314628" calcext:value-type="float">
            <text:p>0.562539031314628</text:p>
          </table:table-cell>
          <table:table-cell office:value-type="float" office:value="0.732092992682036" calcext:value-type="float">
            <text:p>0.732092992682036</text:p>
          </table:table-cell>
          <table:table-cell office:value-type="float" office:value="0.872410338528271" calcext:value-type="float">
            <text:p>0.872410338528271</text:p>
          </table:table-cell>
          <table:table-cell office:value-type="float" office:value="0.437460968685372" calcext:value-type="float">
            <text:p>0.437460968685372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84048495220536" calcext:value-type="float">
            <text:p>-1.84048495220536</text:p>
          </table:table-cell>
          <table:table-cell office:value-type="float" office:value="-2.53488394074804" calcext:value-type="float">
            <text:p>-2.53488394074804</text:p>
          </table:table-cell>
          <table:table-cell office:value-type="float" office:value="-1.14608596366268" calcext:value-type="float">
            <text:p>-1.14608596366268</text:p>
          </table:table-cell>
          <table:table-cell office:value-type="float" office:value="0.158740425918096" calcext:value-type="float">
            <text:p>0.158740425918096</text:p>
          </table:table-cell>
          <table:table-cell office:value-type="float" office:value="0.0792709188544172" calcext:value-type="float">
            <text:p>0.0792709188544172</text:p>
          </table:table-cell>
          <table:table-cell office:value-type="float" office:value="0.317878525754647" calcext:value-type="float">
            <text:p>0.317878525754647</text:p>
          </table:table-cell>
          <table:table-cell office:value-type="float" office:value="0.841259574081904" calcext:value-type="float">
            <text:p>0.841259574081904</text:p>
          </table:table-cell>
          <table:table-cell office:value-type="float" office:value="0.920729081145583" calcext:value-type="float">
            <text:p>0.920729081145583</text:p>
          </table:table-cell>
          <table:table-cell office:value-type="float" office:value="0.682121474245353" calcext:value-type="float">
            <text:p>0.682121474245353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93014324498427" calcext:value-type="float">
            <text:p>-1.93014324498427</text:p>
          </table:table-cell>
          <table:table-cell office:value-type="float" office:value="-2.38216341188319" calcext:value-type="float">
            <text:p>-2.38216341188319</text:p>
          </table:table-cell>
          <table:table-cell office:value-type="float" office:value="-1.47812307808535" calcext:value-type="float">
            <text:p>-1.47812307808535</text:p>
          </table:table-cell>
          <table:table-cell office:value-type="float" office:value="0.145127408221301" calcext:value-type="float">
            <text:p>0.145127408221301</text:p>
          </table:table-cell>
          <table:table-cell office:value-type="float" office:value="0.0923505689196513" calcext:value-type="float">
            <text:p>0.0923505689196513</text:p>
          </table:table-cell>
          <table:table-cell office:value-type="float" office:value="0.228065347765825" calcext:value-type="float">
            <text:p>0.228065347765825</text:p>
          </table:table-cell>
          <table:table-cell office:value-type="float" office:value="0.854872591778699" calcext:value-type="float">
            <text:p>0.854872591778699</text:p>
          </table:table-cell>
          <table:table-cell office:value-type="float" office:value="0.907649431080349" calcext:value-type="float">
            <text:p>0.907649431080349</text:p>
          </table:table-cell>
          <table:table-cell office:value-type="float" office:value="0.771934652234175" calcext:value-type="float">
            <text:p>0.77193465223417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66834954277847" calcext:value-type="float">
            <text:p>-1.66834954277847</text:p>
          </table:table-cell>
          <table:table-cell office:value-type="float" office:value="-2.00233351004001" calcext:value-type="float">
            <text:p>-2.00233351004001</text:p>
          </table:table-cell>
          <table:table-cell office:value-type="float" office:value="-1.33436557551694" calcext:value-type="float">
            <text:p>-1.33436557551694</text:p>
          </table:table-cell>
          <table:table-cell office:value-type="float" office:value="0.188558015902129" calcext:value-type="float">
            <text:p>0.188558015902129</text:p>
          </table:table-cell>
          <table:table-cell office:value-type="float" office:value="0.13501984517649" calcext:value-type="float">
            <text:p>0.13501984517649</text:p>
          </table:table-cell>
          <table:table-cell office:value-type="float" office:value="0.263325182416506" calcext:value-type="float">
            <text:p>0.263325182416506</text:p>
          </table:table-cell>
          <table:table-cell office:value-type="float" office:value="0.811441984097871" calcext:value-type="float">
            <text:p>0.811441984097871</text:p>
          </table:table-cell>
          <table:table-cell office:value-type="float" office:value="0.86498015482351" calcext:value-type="float">
            <text:p>0.86498015482351</text:p>
          </table:table-cell>
          <table:table-cell office:value-type="float" office:value="0.736674817583494" calcext:value-type="float">
            <text:p>0.736674817583494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52530938418749" calcext:value-type="float">
            <text:p>-1.52530938418749</text:p>
          </table:table-cell>
          <table:table-cell office:value-type="float" office:value="-1.86394132518492" calcext:value-type="float">
            <text:p>-1.86394132518492</text:p>
          </table:table-cell>
          <table:table-cell office:value-type="float" office:value="-1.18667744319007" calcext:value-type="float">
            <text:p>-1.18667744319007</text:p>
          </table:table-cell>
          <table:table-cell office:value-type="float" office:value="0.217553738765488" calcext:value-type="float">
            <text:p>0.217553738765488</text:p>
          </table:table-cell>
          <table:table-cell office:value-type="float" office:value="0.155060281435149" calcext:value-type="float">
            <text:p>0.155060281435149</text:p>
          </table:table-cell>
          <table:table-cell office:value-type="float" office:value="0.305233737568294" calcext:value-type="float">
            <text:p>0.305233737568294</text:p>
          </table:table-cell>
          <table:table-cell office:value-type="float" office:value="0.782446261234512" calcext:value-type="float">
            <text:p>0.782446261234512</text:p>
          </table:table-cell>
          <table:table-cell office:value-type="float" office:value="0.844939718564851" calcext:value-type="float">
            <text:p>0.844939718564851</text:p>
          </table:table-cell>
          <table:table-cell office:value-type="float" office:value="0.694766262431706" calcext:value-type="float">
            <text:p>0.694766262431706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924980746029556" calcext:value-type="float">
            <text:p>-0.924980746029556</text:p>
          </table:table-cell>
          <table:table-cell office:value-type="float" office:value="-1.22021592655547" calcext:value-type="float">
            <text:p>-1.22021592655547</text:p>
          </table:table-cell>
          <table:table-cell office:value-type="float" office:value="-0.62974556550364" calcext:value-type="float">
            <text:p>-0.62974556550364</text:p>
          </table:table-cell>
          <table:table-cell office:value-type="float" office:value="0.396539053952716" calcext:value-type="float">
            <text:p>0.396539053952716</text:p>
          </table:table-cell>
          <table:table-cell office:value-type="float" office:value="0.29516642577295" calcext:value-type="float">
            <text:p>0.29516642577295</text:p>
          </table:table-cell>
          <table:table-cell office:value-type="float" office:value="0.532727327974188" calcext:value-type="float">
            <text:p>0.532727327974188</text:p>
          </table:table-cell>
          <table:table-cell office:value-type="float" office:value="0.603460946047284" calcext:value-type="float">
            <text:p>0.603460946047284</text:p>
          </table:table-cell>
          <table:table-cell office:value-type="float" office:value="0.70483357422705" calcext:value-type="float">
            <text:p>0.70483357422705</text:p>
          </table:table-cell>
          <table:table-cell office:value-type="float" office:value="0.467272672025812" calcext:value-type="float">
            <text:p>0.467272672025812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00321148675333" calcext:value-type="float">
            <text:p>-1.00321148675333</text:p>
          </table:table-cell>
          <table:table-cell office:value-type="float" office:value="-1.3974600566481" calcext:value-type="float">
            <text:p>-1.3974600566481</text:p>
          </table:table-cell>
          <table:table-cell office:value-type="float" office:value="-0.608962916858553" calcext:value-type="float">
            <text:p>-0.608962916858553</text:p>
          </table:table-cell>
          <table:table-cell office:value-type="float" office:value="0.366699896279481" calcext:value-type="float">
            <text:p>0.366699896279481</text:p>
          </table:table-cell>
          <table:table-cell office:value-type="float" office:value="0.247224102371656" calcext:value-type="float">
            <text:p>0.247224102371656</text:p>
          </table:table-cell>
          <table:table-cell office:value-type="float" office:value="0.543914661399934" calcext:value-type="float">
            <text:p>0.543914661399934</text:p>
          </table:table-cell>
          <table:table-cell office:value-type="float" office:value="0.633300103720519" calcext:value-type="float">
            <text:p>0.633300103720519</text:p>
          </table:table-cell>
          <table:table-cell office:value-type="float" office:value="0.752775897628344" calcext:value-type="float">
            <text:p>0.752775897628344</text:p>
          </table:table-cell>
          <table:table-cell office:value-type="float" office:value="0.456085338600066" calcext:value-type="float">
            <text:p>0.456085338600066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0.953931534320937" calcext:value-type="float">
            <text:p>-0.953931534320937</text:p>
          </table:table-cell>
          <table:table-cell office:value-type="float" office:value="-1.49924629336158" calcext:value-type="float">
            <text:p>-1.49924629336158</text:p>
          </table:table-cell>
          <table:table-cell office:value-type="float" office:value="-0.408616775280289" calcext:value-type="float">
            <text:p>-0.408616775280289</text:p>
          </table:table-cell>
          <table:table-cell office:value-type="float" office:value="0.385223522854982" calcext:value-type="float">
            <text:p>0.385223522854982</text:p>
          </table:table-cell>
          <table:table-cell office:value-type="float" office:value="0.223298398224477" calcext:value-type="float">
            <text:p>0.223298398224477</text:p>
          </table:table-cell>
          <table:table-cell office:value-type="float" office:value="0.664568862744918" calcext:value-type="float">
            <text:p>0.664568862744918</text:p>
          </table:table-cell>
          <table:table-cell office:value-type="float" office:value="0.614776477145018" calcext:value-type="float">
            <text:p>0.614776477145018</text:p>
          </table:table-cell>
          <table:table-cell office:value-type="float" office:value="0.776701601775523" calcext:value-type="float">
            <text:p>0.776701601775523</text:p>
          </table:table-cell>
          <table:table-cell office:value-type="float" office:value="0.335431137255082" calcext:value-type="float">
            <text:p>0.335431137255082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0.939411255589649" calcext:value-type="float">
            <text:p>-0.939411255589649</text:p>
          </table:table-cell>
          <table:table-cell office:value-type="float" office:value="-1.53156230131991" calcext:value-type="float">
            <text:p>-1.53156230131991</text:p>
          </table:table-cell>
          <table:table-cell office:value-type="float" office:value="-0.347260209859389" calcext:value-type="float">
            <text:p>-0.347260209859389</text:p>
          </table:table-cell>
          <table:table-cell office:value-type="float" office:value="0.39085788302611" calcext:value-type="float">
            <text:p>0.39085788302611</text:p>
          </table:table-cell>
          <table:table-cell office:value-type="float" office:value="0.216197637478138" calcext:value-type="float">
            <text:p>0.216197637478138</text:p>
          </table:table-cell>
          <table:table-cell office:value-type="float" office:value="0.706621434469194" calcext:value-type="float">
            <text:p>0.706621434469194</text:p>
          </table:table-cell>
          <table:table-cell office:value-type="float" office:value="0.60914211697389" calcext:value-type="float">
            <text:p>0.60914211697389</text:p>
          </table:table-cell>
          <table:table-cell office:value-type="float" office:value="0.783802362521862" calcext:value-type="float">
            <text:p>0.783802362521862</text:p>
          </table:table-cell>
          <table:table-cell office:value-type="float" office:value="0.293378565530806" calcext:value-type="float">
            <text:p>0.293378565530806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47696451549674" calcext:value-type="float">
            <text:p>-1.47696451549674</text:p>
          </table:table-cell>
          <table:table-cell office:value-type="float" office:value="-2.02220885385315" calcext:value-type="float">
            <text:p>-2.02220885385315</text:p>
          </table:table-cell>
          <table:table-cell office:value-type="float" office:value="-0.931720177140338" calcext:value-type="float">
            <text:p>-0.931720177140338</text:p>
          </table:table-cell>
          <table:table-cell office:value-type="float" office:value="0.228329728866959" calcext:value-type="float">
            <text:p>0.228329728866959</text:p>
          </table:table-cell>
          <table:table-cell office:value-type="float" office:value="0.132362771922149" calcext:value-type="float">
            <text:p>0.132362771922149</text:p>
          </table:table-cell>
          <table:table-cell office:value-type="float" office:value="0.393875591507882" calcext:value-type="float">
            <text:p>0.393875591507882</text:p>
          </table:table-cell>
          <table:table-cell office:value-type="float" office:value="0.771670271133041" calcext:value-type="float">
            <text:p>0.771670271133041</text:p>
          </table:table-cell>
          <table:table-cell office:value-type="float" office:value="0.867637228077851" calcext:value-type="float">
            <text:p>0.867637228077851</text:p>
          </table:table-cell>
          <table:table-cell office:value-type="float" office:value="0.606124408492118" calcext:value-type="float">
            <text:p>0.606124408492118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1.05042885414426" calcext:value-type="float">
            <text:p>-1.05042885414426</text:p>
          </table:table-cell>
          <table:table-cell office:value-type="float" office:value="-1.3337450661176" calcext:value-type="float">
            <text:p>-1.3337450661176</text:p>
          </table:table-cell>
          <table:table-cell office:value-type="float" office:value="-0.767112642170912" calcext:value-type="float">
            <text:p>-0.767112642170912</text:p>
          </table:table-cell>
          <table:table-cell office:value-type="float" office:value="0.349787709032172" calcext:value-type="float">
            <text:p>0.349787709032172</text:p>
          </table:table-cell>
          <table:table-cell office:value-type="float" office:value="0.263488628872065" calcext:value-type="float">
            <text:p>0.263488628872065</text:p>
          </table:table-cell>
          <table:table-cell office:value-type="float" office:value="0.464351884609723" calcext:value-type="float">
            <text:p>0.464351884609723</text:p>
          </table:table-cell>
          <table:table-cell office:value-type="float" office:value="0.650212290967828" calcext:value-type="float">
            <text:p>0.650212290967828</text:p>
          </table:table-cell>
          <table:table-cell office:value-type="float" office:value="0.736511371127935" calcext:value-type="float">
            <text:p>0.736511371127935</text:p>
          </table:table-cell>
          <table:table-cell office:value-type="float" office:value="0.535648115390277" calcext:value-type="float">
            <text:p>0.535648115390277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31844913959541" calcext:value-type="float">
            <text:p>-1.31844913959541</text:p>
          </table:table-cell>
          <table:table-cell office:value-type="float" office:value="-1.60741723401003" calcext:value-type="float">
            <text:p>-1.60741723401003</text:p>
          </table:table-cell>
          <table:table-cell office:value-type="float" office:value="-1.02948104518079" calcext:value-type="float">
            <text:p>-1.02948104518079</text:p>
          </table:table-cell>
          <table:table-cell office:value-type="float" office:value="0.267549912947113" calcext:value-type="float">
            <text:p>0.267549912947113</text:p>
          </table:table-cell>
          <table:table-cell office:value-type="float" office:value="0.200404544274106" calcext:value-type="float">
            <text:p>0.200404544274106</text:p>
          </table:table-cell>
          <table:table-cell office:value-type="float" office:value="0.357192279133647" calcext:value-type="float">
            <text:p>0.357192279133647</text:p>
          </table:table-cell>
          <table:table-cell office:value-type="float" office:value="0.732450087052887" calcext:value-type="float">
            <text:p>0.732450087052887</text:p>
          </table:table-cell>
          <table:table-cell office:value-type="float" office:value="0.799595455725894" calcext:value-type="float">
            <text:p>0.799595455725894</text:p>
          </table:table-cell>
          <table:table-cell office:value-type="float" office:value="0.642807720866353" calcext:value-type="float">
            <text:p>0.642807720866353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29928587044833" calcext:value-type="float">
            <text:p>-1.29928587044833</text:p>
          </table:table-cell>
          <table:table-cell office:value-type="float" office:value="-1.62438276753014" calcext:value-type="float">
            <text:p>-1.62438276753014</text:p>
          </table:table-cell>
          <table:table-cell office:value-type="float" office:value="-0.974188973366519" calcext:value-type="float">
            <text:p>-0.974188973366519</text:p>
          </table:table-cell>
          <table:table-cell office:value-type="float" office:value="0.272726485550754" calcext:value-type="float">
            <text:p>0.272726485550754</text:p>
          </table:table-cell>
          <table:table-cell office:value-type="float" office:value="0.197033253000847" calcext:value-type="float">
            <text:p>0.197033253000847</text:p>
          </table:table-cell>
          <table:table-cell office:value-type="float" office:value="0.377498390693199" calcext:value-type="float">
            <text:p>0.377498390693199</text:p>
          </table:table-cell>
          <table:table-cell office:value-type="float" office:value="0.727273514449246" calcext:value-type="float">
            <text:p>0.727273514449246</text:p>
          </table:table-cell>
          <table:table-cell office:value-type="float" office:value="0.802966746999153" calcext:value-type="float">
            <text:p>0.802966746999153</text:p>
          </table:table-cell>
          <table:table-cell office:value-type="float" office:value="0.622501609306801" calcext:value-type="float">
            <text:p>0.622501609306801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04741156586259" calcext:value-type="float">
            <text:p>-1.04741156586259</text:p>
          </table:table-cell>
          <table:table-cell office:value-type="float" office:value="-1.45944321038168" calcext:value-type="float">
            <text:p>-1.45944321038168</text:p>
          </table:table-cell>
          <table:table-cell office:value-type="float" office:value="-0.635379921343508" calcext:value-type="float">
            <text:p>-0.635379921343508</text:p>
          </table:table-cell>
          <table:table-cell office:value-type="float" office:value="0.350844713228977" calcext:value-type="float">
            <text:p>0.350844713228977</text:p>
          </table:table-cell>
          <table:table-cell office:value-type="float" office:value="0.232365617481535" calcext:value-type="float">
            <text:p>0.232365617481535</text:p>
          </table:table-cell>
          <table:table-cell office:value-type="float" office:value="0.529734192755536" calcext:value-type="float">
            <text:p>0.529734192755536</text:p>
          </table:table-cell>
          <table:table-cell office:value-type="float" office:value="0.649155286771024" calcext:value-type="float">
            <text:p>0.649155286771024</text:p>
          </table:table-cell>
          <table:table-cell office:value-type="float" office:value="0.767634382518465" calcext:value-type="float">
            <text:p>0.767634382518465</text:p>
          </table:table-cell>
          <table:table-cell office:value-type="float" office:value="0.470265807244464" calcext:value-type="float">
            <text:p>0.470265807244464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698356386382429" calcext:value-type="float">
            <text:p>-0.698356386382429</text:p>
          </table:table-cell>
          <table:table-cell office:value-type="float" office:value="-1.24515538155539" calcext:value-type="float">
            <text:p>-1.24515538155539</text:p>
          </table:table-cell>
          <table:table-cell office:value-type="float" office:value="-0.151557391209464" calcext:value-type="float">
            <text:p>-0.151557391209464</text:p>
          </table:table-cell>
          <table:table-cell office:value-type="float" office:value="0.497402169280733" calcext:value-type="float">
            <text:p>0.497402169280733</text:p>
          </table:table-cell>
          <table:table-cell office:value-type="float" office:value="0.287896170900364" calcext:value-type="float">
            <text:p>0.287896170900364</text:p>
          </table:table-cell>
          <table:table-cell office:value-type="float" office:value="0.859368560656556" calcext:value-type="float">
            <text:p>0.859368560656556</text:p>
          </table:table-cell>
          <table:table-cell office:value-type="float" office:value="0.502597830719267" calcext:value-type="float">
            <text:p>0.502597830719267</text:p>
          </table:table-cell>
          <table:table-cell office:value-type="float" office:value="0.712103829099636" calcext:value-type="float">
            <text:p>0.712103829099636</text:p>
          </table:table-cell>
          <table:table-cell office:value-type="float" office:value="0.140631439343444" calcext:value-type="float">
            <text:p>0.140631439343444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0847517316214" calcext:value-type="float">
            <text:p>-1.0847517316214</text:p>
          </table:table-cell>
          <table:table-cell office:value-type="float" office:value="-1.63015140080411" calcext:value-type="float">
            <text:p>-1.63015140080411</text:p>
          </table:table-cell>
          <table:table-cell office:value-type="float" office:value="-0.539352062438689" calcext:value-type="float">
            <text:p>-0.539352062438689</text:p>
          </table:table-cell>
          <table:table-cell office:value-type="float" office:value="0.337985686637743" calcext:value-type="float">
            <text:p>0.337985686637743</text:p>
          </table:table-cell>
          <table:table-cell office:value-type="float" office:value="0.195899912477293" calcext:value-type="float">
            <text:p>0.195899912477293</text:p>
          </table:table-cell>
          <table:table-cell office:value-type="float" office:value="0.583125959207499" calcext:value-type="float">
            <text:p>0.583125959207499</text:p>
          </table:table-cell>
          <table:table-cell office:value-type="float" office:value="0.662014313362257" calcext:value-type="float">
            <text:p>0.662014313362257</text:p>
          </table:table-cell>
          <table:table-cell office:value-type="float" office:value="0.804100087522707" calcext:value-type="float">
            <text:p>0.804100087522707</text:p>
          </table:table-cell>
          <table:table-cell office:value-type="float" office:value="0.416874040792501" calcext:value-type="float">
            <text:p>0.416874040792501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19462001167922" calcext:value-type="float">
            <text:p>-1.19462001167922</text:p>
          </table:table-cell>
          <table:table-cell office:value-type="float" office:value="-1.33279080149742" calcext:value-type="float">
            <text:p>-1.33279080149742</text:p>
          </table:table-cell>
          <table:table-cell office:value-type="float" office:value="-1.05644922186102" calcext:value-type="float">
            <text:p>-1.05644922186102</text:p>
          </table:table-cell>
          <table:table-cell office:value-type="float" office:value="0.302819000006036" calcext:value-type="float">
            <text:p>0.302819000006036</text:p>
          </table:table-cell>
          <table:table-cell office:value-type="float" office:value="0.263740186755721" calcext:value-type="float">
            <text:p>0.263740186755721</text:p>
          </table:table-cell>
          <table:table-cell office:value-type="float" office:value="0.347688184696663" calcext:value-type="float">
            <text:p>0.347688184696663</text:p>
          </table:table-cell>
          <table:table-cell office:value-type="float" office:value="0.697180999993964" calcext:value-type="float">
            <text:p>0.697180999993964</text:p>
          </table:table-cell>
          <table:table-cell office:value-type="float" office:value="0.736259813244279" calcext:value-type="float">
            <text:p>0.736259813244279</text:p>
          </table:table-cell>
          <table:table-cell office:value-type="float" office:value="0.652311815303337" calcext:value-type="float">
            <text:p>0.652311815303337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05688216450338" calcext:value-type="float">
            <text:p>-0.805688216450338</text:p>
          </table:table-cell>
          <table:table-cell office:value-type="float" office:value="-0.952366641445225" calcext:value-type="float">
            <text:p>-0.952366641445225</text:p>
          </table:table-cell>
          <table:table-cell office:value-type="float" office:value="-0.659009791455451" calcext:value-type="float">
            <text:p>-0.659009791455451</text:p>
          </table:table-cell>
          <table:table-cell office:value-type="float" office:value="0.446780339149049" calcext:value-type="float">
            <text:p>0.446780339149049</text:p>
          </table:table-cell>
          <table:table-cell office:value-type="float" office:value="0.385826828332557" calcext:value-type="float">
            <text:p>0.385826828332557</text:p>
          </table:table-cell>
          <table:table-cell office:value-type="float" office:value="0.517363378572748" calcext:value-type="float">
            <text:p>0.517363378572748</text:p>
          </table:table-cell>
          <table:table-cell office:value-type="float" office:value="0.553219660850951" calcext:value-type="float">
            <text:p>0.553219660850951</text:p>
          </table:table-cell>
          <table:table-cell office:value-type="float" office:value="0.614173171667443" calcext:value-type="float">
            <text:p>0.614173171667443</text:p>
          </table:table-cell>
          <table:table-cell office:value-type="float" office:value="0.482636621427252" calcext:value-type="float">
            <text:p>0.482636621427252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46619176367113" calcext:value-type="float">
            <text:p>-0.46619176367113</text:p>
          </table:table-cell>
          <table:table-cell office:value-type="float" office:value="-0.644825673242196" calcext:value-type="float">
            <text:p>-0.644825673242196</text:p>
          </table:table-cell>
          <table:table-cell office:value-type="float" office:value="-0.287557854100063" calcext:value-type="float">
            <text:p>-0.287557854100063</text:p>
          </table:table-cell>
          <table:table-cell office:value-type="float" office:value="0.627386962483912" calcext:value-type="float">
            <text:p>0.627386962483912</text:p>
          </table:table-cell>
          <table:table-cell office:value-type="float" office:value="0.524754012799163" calcext:value-type="float">
            <text:p>0.524754012799163</text:p>
          </table:table-cell>
          <table:table-cell office:value-type="float" office:value="0.750093169550352" calcext:value-type="float">
            <text:p>0.750093169550352</text:p>
          </table:table-cell>
          <table:table-cell office:value-type="float" office:value="0.372613037516088" calcext:value-type="float">
            <text:p>0.372613037516088</text:p>
          </table:table-cell>
          <table:table-cell office:value-type="float" office:value="0.475245987200837" calcext:value-type="float">
            <text:p>0.475245987200837</text:p>
          </table:table-cell>
          <table:table-cell office:value-type="float" office:value="0.249906830449648" calcext:value-type="float">
            <text:p>0.249906830449648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138400373538684" calcext:value-type="float">
            <text:p>-0.138400373538684</text:p>
          </table:table-cell>
          <table:table-cell office:value-type="float" office:value="-0.506265765143483" calcext:value-type="float">
            <text:p>-0.506265765143483</text:p>
          </table:table-cell>
          <table:table-cell office:value-type="float" office:value="0.229465018066115" calcext:value-type="float">
            <text:p>0.229465018066115</text:p>
          </table:table-cell>
          <table:table-cell office:value-type="float" office:value="0.870749996688836" calcext:value-type="float">
            <text:p>0.870749996688836</text:p>
          </table:table-cell>
          <table:table-cell office:value-type="float" office:value="0.602742162358519" calcext:value-type="float">
            <text:p>0.602742162358519</text:p>
          </table:table-cell>
          <table:table-cell office:value-type="float" office:value="1.25792686173929" calcext:value-type="float">
            <text:p>1.25792686173929</text:p>
          </table:table-cell>
          <table:table-cell office:value-type="float" office:value="0.129250003311164" calcext:value-type="float">
            <text:p>0.129250003311164</text:p>
          </table:table-cell>
          <table:table-cell office:value-type="float" office:value="0.397257837641481" calcext:value-type="float">
            <text:p>0.397257837641481</text:p>
          </table:table-cell>
          <table:table-cell office:value-type="float" office:value="-0.257926861739294" calcext:value-type="float">
            <text:p>-0.257926861739294</text:p>
          </table:table-cell>
        </table:table-row>
        <table:table-row table:style-name="ro1">
          <table:table-cell office:value-type="string" calcext:value-type="string">
            <text:p>Immunitysecboost45_001-061</text:p>
          </table:table-cell>
          <table:table-cell office:value-type="float" office:value="-1.46625148787956" calcext:value-type="float">
            <text:p>-1.46625148787956</text:p>
          </table:table-cell>
          <table:table-cell office:value-type="float" office:value="-1.68920491047519" calcext:value-type="float">
            <text:p>-1.68920491047519</text:p>
          </table:table-cell>
          <table:table-cell office:value-type="float" office:value="-1.24329806528393" calcext:value-type="float">
            <text:p>-1.24329806528393</text:p>
          </table:table-cell>
          <table:table-cell office:value-type="float" office:value="0.230788981056003" calcext:value-type="float">
            <text:p>0.230788981056003</text:p>
          </table:table-cell>
          <table:table-cell office:value-type="float" office:value="0.184666291872709" calcext:value-type="float">
            <text:p>0.184666291872709</text:p>
          </table:table-cell>
          <table:table-cell office:value-type="float" office:value="0.288431382017369" calcext:value-type="float">
            <text:p>0.288431382017369</text:p>
          </table:table-cell>
          <table:table-cell office:value-type="float" office:value="0.769211018943997" calcext:value-type="float">
            <text:p>0.769211018943997</text:p>
          </table:table-cell>
          <table:table-cell office:value-type="float" office:value="0.815333708127291" calcext:value-type="float">
            <text:p>0.815333708127291</text:p>
          </table:table-cell>
          <table:table-cell office:value-type="float" office:value="0.711568617982631" calcext:value-type="float">
            <text:p>0.711568617982631</text:p>
          </table:table-cell>
        </table:table-row>
        <table:table-row table:style-name="ro1">
          <table:table-cell office:value-type="string" calcext:value-type="string">
            <text:p>Immunitysecboost45_062-122</text:p>
          </table:table-cell>
          <table:table-cell office:value-type="float" office:value="-1.23897942259052" calcext:value-type="float">
            <text:p>-1.23897942259052</text:p>
          </table:table-cell>
          <table:table-cell office:value-type="float" office:value="-1.50585126038683" calcext:value-type="float">
            <text:p>-1.50585126038683</text:p>
          </table:table-cell>
          <table:table-cell office:value-type="float" office:value="-0.972107584794212" calcext:value-type="float">
            <text:p>-0.972107584794212</text:p>
          </table:table-cell>
          <table:table-cell office:value-type="float" office:value="0.289679707693976" calcext:value-type="float">
            <text:p>0.289679707693976</text:p>
          </table:table-cell>
          <table:table-cell office:value-type="float" office:value="0.221828379723476" calcext:value-type="float">
            <text:p>0.221828379723476</text:p>
          </table:table-cell>
          <table:table-cell office:value-type="float" office:value="0.378284929792446" calcext:value-type="float">
            <text:p>0.378284929792446</text:p>
          </table:table-cell>
          <table:table-cell office:value-type="float" office:value="0.710320292306024" calcext:value-type="float">
            <text:p>0.710320292306024</text:p>
          </table:table-cell>
          <table:table-cell office:value-type="float" office:value="0.778171620276524" calcext:value-type="float">
            <text:p>0.778171620276524</text:p>
          </table:table-cell>
          <table:table-cell office:value-type="float" office:value="0.621715070207554" calcext:value-type="float">
            <text:p>0.621715070207554</text:p>
          </table:table-cell>
        </table:table-row>
        <table:table-row table:style-name="ro1">
          <table:table-cell office:value-type="string" calcext:value-type="string">
            <text:p>Immunitysecboost45_123-183</text:p>
          </table:table-cell>
          <table:table-cell office:value-type="float" office:value="-0.442616132966489" calcext:value-type="float">
            <text:p>-0.442616132966489</text:p>
          </table:table-cell>
          <table:table-cell office:value-type="float" office:value="-0.994441202093987" calcext:value-type="float">
            <text:p>-0.994441202093987</text:p>
          </table:table-cell>
          <table:table-cell office:value-type="float" office:value="0.109208936161009" calcext:value-type="float">
            <text:p>0.109208936161009</text:p>
          </table:table-cell>
          <table:table-cell office:value-type="float" office:value="0.64235373819113" calcext:value-type="float">
            <text:p>0.64235373819113</text:p>
          </table:table-cell>
          <table:table-cell office:value-type="float" office:value="0.369930102965443" calcext:value-type="float">
            <text:p>0.369930102965443</text:p>
          </table:table-cell>
          <table:table-cell office:value-type="float" office:value="1.11539537242435" calcext:value-type="float">
            <text:p>1.11539537242435</text:p>
          </table:table-cell>
          <table:table-cell office:value-type="float" office:value="0.35764626180887" calcext:value-type="float">
            <text:p>0.35764626180887</text:p>
          </table:table-cell>
          <table:table-cell office:value-type="float" office:value="0.630069897034557" calcext:value-type="float">
            <text:p>0.630069897034557</text:p>
          </table:table-cell>
          <table:table-cell office:value-type="float" office:value="-0.115395372424351" calcext:value-type="float">
            <text:p>-0.115395372424351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0.650831689372267" calcext:value-type="float">
            <text:p>0.650831689372267</text:p>
          </table:table-cell>
          <table:table-cell office:value-type="float" office:value="0.446305646948457" calcext:value-type="float">
            <text:p>0.446305646948457</text:p>
          </table:table-cell>
          <table:table-cell office:value-type="float" office:value="0.855357731796077" calcext:value-type="float">
            <text:p>0.855357731796077</text:p>
          </table:table-cell>
          <table:table-cell office:value-type="float" office:value="1.91713462664393" calcext:value-type="float">
            <text:p>1.91713462664393</text:p>
          </table:table-cell>
          <table:table-cell office:value-type="float" office:value="1.56252897576873" calcext:value-type="float">
            <text:p>1.56252897576873</text:p>
          </table:table-cell>
          <table:table-cell office:value-type="float" office:value="2.35221569242834" calcext:value-type="float">
            <text:p>2.35221569242834</text:p>
          </table:table-cell>
          <table:table-cell office:value-type="float" office:value="-0.917134626643935" calcext:value-type="float">
            <text:p>-0.917134626643935</text:p>
          </table:table-cell>
          <table:table-cell office:value-type="float" office:value="-0.562528975768725" calcext:value-type="float">
            <text:p>-0.562528975768725</text:p>
          </table:table-cell>
          <table:table-cell office:value-type="float" office:value="-1.35221569242834" calcext:value-type="float">
            <text:p>-1.35221569242834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0.940138928213362" calcext:value-type="float">
            <text:p>-0.940138928213362</text:p>
          </table:table-cell>
          <table:table-cell office:value-type="float" office:value="-1.35945145320082" calcext:value-type="float">
            <text:p>-1.35945145320082</text:p>
          </table:table-cell>
          <table:table-cell office:value-type="float" office:value="-0.520826403225908" calcext:value-type="float">
            <text:p>-0.520826403225908</text:p>
          </table:table-cell>
          <table:table-cell office:value-type="float" office:value="0.390573569900854" calcext:value-type="float">
            <text:p>0.390573569900854</text:p>
          </table:table-cell>
          <table:table-cell office:value-type="float" office:value="0.256801606023366" calcext:value-type="float">
            <text:p>0.256801606023366</text:p>
          </table:table-cell>
          <table:table-cell office:value-type="float" office:value="0.594029437227184" calcext:value-type="float">
            <text:p>0.594029437227184</text:p>
          </table:table-cell>
          <table:table-cell office:value-type="float" office:value="0.609426430099146" calcext:value-type="float">
            <text:p>0.609426430099146</text:p>
          </table:table-cell>
          <table:table-cell office:value-type="float" office:value="0.743198393976634" calcext:value-type="float">
            <text:p>0.743198393976634</text:p>
          </table:table-cell>
          <table:table-cell office:value-type="float" office:value="0.405970562772816" calcext:value-type="float">
            <text:p>0.405970562772816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0.725036937180779" calcext:value-type="float">
            <text:p>-0.725036937180779</text:p>
          </table:table-cell>
          <table:table-cell office:value-type="float" office:value="-1.27979176020803" calcext:value-type="float">
            <text:p>-1.27979176020803</text:p>
          </table:table-cell>
          <table:table-cell office:value-type="float" office:value="-0.170282114153531" calcext:value-type="float">
            <text:p>-0.170282114153531</text:p>
          </table:table-cell>
          <table:table-cell office:value-type="float" office:value="0.484306679701595" calcext:value-type="float">
            <text:p>0.484306679701595</text:p>
          </table:table-cell>
          <table:table-cell office:value-type="float" office:value="0.278095204911598" calcext:value-type="float">
            <text:p>0.278095204911598</text:p>
          </table:table-cell>
          <table:table-cell office:value-type="float" office:value="0.843426840380594" calcext:value-type="float">
            <text:p>0.843426840380594</text:p>
          </table:table-cell>
          <table:table-cell office:value-type="float" office:value="0.515693320298406" calcext:value-type="float">
            <text:p>0.515693320298406</text:p>
          </table:table-cell>
          <table:table-cell office:value-type="float" office:value="0.721904795088402" calcext:value-type="float">
            <text:p>0.721904795088402</text:p>
          </table:table-cell>
          <table:table-cell office:value-type="float" office:value="0.156573159619406" calcext:value-type="float">
            <text:p>0.15657315961940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646778189809693" calcext:value-type="float">
            <text:p>-0.646778189809693</text:p>
          </table:table-cell>
          <table:table-cell office:value-type="float" office:value="-0.974105900863128" calcext:value-type="float">
            <text:p>-0.974105900863128</text:p>
          </table:table-cell>
          <table:table-cell office:value-type="float" office:value="-0.319450478756258" calcext:value-type="float">
            <text:p>-0.319450478756258</text:p>
          </table:table-cell>
          <table:table-cell office:value-type="float" office:value="0.523730421509975" calcext:value-type="float">
            <text:p>0.523730421509975</text:p>
          </table:table-cell>
          <table:table-cell office:value-type="float" office:value="0.377529751732142" calcext:value-type="float">
            <text:p>0.377529751732142</text:p>
          </table:table-cell>
          <table:table-cell office:value-type="float" office:value="0.72654818105469" calcext:value-type="float">
            <text:p>0.72654818105469</text:p>
          </table:table-cell>
          <table:table-cell office:value-type="float" office:value="0.476269578490025" calcext:value-type="float">
            <text:p>0.476269578490025</text:p>
          </table:table-cell>
          <table:table-cell office:value-type="float" office:value="0.622470248267858" calcext:value-type="float">
            <text:p>0.622470248267858</text:p>
          </table:table-cell>
          <table:table-cell office:value-type="float" office:value="0.27345181894531" calcext:value-type="float">
            <text:p>0.27345181894531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368451077651333" calcext:value-type="float">
            <text:p>-0.368451077651333</text:p>
          </table:table-cell>
          <table:table-cell office:value-type="float" office:value="-0.68197803663693" calcext:value-type="float">
            <text:p>-0.68197803663693</text:p>
          </table:table-cell>
          <table:table-cell office:value-type="float" office:value="-0.0549241186657358" calcext:value-type="float">
            <text:p>-0.0549241186657358</text:p>
          </table:table-cell>
          <table:table-cell office:value-type="float" office:value="0.691805053498285" calcext:value-type="float">
            <text:p>0.691805053498285</text:p>
          </table:table-cell>
          <table:table-cell office:value-type="float" office:value="0.505615875842796" calcext:value-type="float">
            <text:p>0.505615875842796</text:p>
          </table:table-cell>
          <table:table-cell office:value-type="float" office:value="0.946556971234361" calcext:value-type="float">
            <text:p>0.946556971234361</text:p>
          </table:table-cell>
          <table:table-cell office:value-type="float" office:value="0.308194946501715" calcext:value-type="float">
            <text:p>0.308194946501715</text:p>
          </table:table-cell>
          <table:table-cell office:value-type="float" office:value="0.494384124157204" calcext:value-type="float">
            <text:p>0.494384124157204</text:p>
          </table:table-cell>
          <table:table-cell office:value-type="float" office:value="0.0534430287656394" calcext:value-type="float">
            <text:p>0.0534430287656394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135246848196621" calcext:value-type="float">
            <text:p>-0.135246848196621</text:p>
          </table:table-cell>
          <table:table-cell office:value-type="float" office:value="-0.412390390918534" calcext:value-type="float">
            <text:p>-0.412390390918534</text:p>
          </table:table-cell>
          <table:table-cell office:value-type="float" office:value="0.141896694525293" calcext:value-type="float">
            <text:p>0.141896694525293</text:p>
          </table:table-cell>
          <table:table-cell office:value-type="float" office:value="0.873500263108202" calcext:value-type="float">
            <text:p>0.873500263108202</text:p>
          </table:table-cell>
          <table:table-cell office:value-type="float" office:value="0.662065761133848" calcext:value-type="float">
            <text:p>0.662065761133848</text:p>
          </table:table-cell>
          <table:table-cell office:value-type="float" office:value="1.15245758720914" calcext:value-type="float">
            <text:p>1.15245758720914</text:p>
          </table:table-cell>
          <table:table-cell office:value-type="float" office:value="0.126499736891798" calcext:value-type="float">
            <text:p>0.126499736891798</text:p>
          </table:table-cell>
          <table:table-cell office:value-type="float" office:value="0.337934238866152" calcext:value-type="float">
            <text:p>0.337934238866152</text:p>
          </table:table-cell>
          <table:table-cell office:value-type="float" office:value="-0.152457587209141" calcext:value-type="float">
            <text:p>-0.152457587209141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98654128285877" calcext:value-type="float">
            <text:p>-0.198654128285877</text:p>
          </table:table-cell>
          <table:table-cell office:value-type="float" office:value="-0.479477529349052" calcext:value-type="float">
            <text:p>-0.479477529349052</text:p>
          </table:table-cell>
          <table:table-cell office:value-type="float" office:value="0.0821692727772974" calcext:value-type="float">
            <text:p>0.0821692727772974</text:p>
          </table:table-cell>
          <table:table-cell office:value-type="float" office:value="0.819833401485241" calcext:value-type="float">
            <text:p>0.819833401485241</text:p>
          </table:table-cell>
          <table:table-cell office:value-type="float" office:value="0.619106772438742" calcext:value-type="float">
            <text:p>0.619106772438742</text:p>
          </table:table-cell>
          <table:table-cell office:value-type="float" office:value="1.08563956350092" calcext:value-type="float">
            <text:p>1.08563956350092</text:p>
          </table:table-cell>
          <table:table-cell office:value-type="float" office:value="0.180166598514759" calcext:value-type="float">
            <text:p>0.180166598514759</text:p>
          </table:table-cell>
          <table:table-cell office:value-type="float" office:value="0.380893227561258" calcext:value-type="float">
            <text:p>0.380893227561258</text:p>
          </table:table-cell>
          <table:table-cell office:value-type="float" office:value="-0.0856395635009208" calcext:value-type="float">
            <text:p>-0.0856395635009208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249865087550756" calcext:value-type="float">
            <text:p>0.249865087550756</text:p>
          </table:table-cell>
          <table:table-cell office:value-type="float" office:value="0.0105220535949912" calcext:value-type="float">
            <text:p>0.0105220535949912</text:p>
          </table:table-cell>
          <table:table-cell office:value-type="float" office:value="0.489208121506521" calcext:value-type="float">
            <text:p>0.489208121506521</text:p>
          </table:table-cell>
          <table:table-cell office:value-type="float" office:value="1.28385219735887" calcext:value-type="float">
            <text:p>1.28385219735887</text:p>
          </table:table-cell>
          <table:table-cell office:value-type="float" office:value="1.01057760506848" calcext:value-type="float">
            <text:p>1.01057760506848</text:p>
          </table:table-cell>
          <table:table-cell office:value-type="float" office:value="1.6310241355007" calcext:value-type="float">
            <text:p>1.6310241355007</text:p>
          </table:table-cell>
          <table:table-cell office:value-type="float" office:value="-0.283852197358869" calcext:value-type="float">
            <text:p>-0.283852197358869</text:p>
          </table:table-cell>
          <table:table-cell office:value-type="float" office:value="-0.0105776050684847" calcext:value-type="float">
            <text:p>-0.0105776050684847</text:p>
          </table:table-cell>
          <table:table-cell office:value-type="float" office:value="-0.631024135500704" calcext:value-type="float">
            <text:p>-0.631024135500704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90083484062041" calcext:value-type="float">
            <text:p>0.690083484062041</text:p>
          </table:table-cell>
          <table:table-cell office:value-type="float" office:value="0.459987852052726" calcext:value-type="float">
            <text:p>0.459987852052726</text:p>
          </table:table-cell>
          <table:table-cell office:value-type="float" office:value="0.920179116071356" calcext:value-type="float">
            <text:p>0.920179116071356</text:p>
          </table:table-cell>
          <table:table-cell office:value-type="float" office:value="1.99388198366223" calcext:value-type="float">
            <text:p>1.99388198366223</text:p>
          </table:table-cell>
          <table:table-cell office:value-type="float" office:value="1.58405474186412" calcext:value-type="float">
            <text:p>1.58405474186412</text:p>
          </table:table-cell>
          <table:table-cell office:value-type="float" office:value="2.50973988442748" calcext:value-type="float">
            <text:p>2.50973988442748</text:p>
          </table:table-cell>
          <table:table-cell office:value-type="float" office:value="-0.993881983662234" calcext:value-type="float">
            <text:p>-0.993881983662234</text:p>
          </table:table-cell>
          <table:table-cell office:value-type="float" office:value="-0.584054741864117" calcext:value-type="float">
            <text:p>-0.584054741864117</text:p>
          </table:table-cell>
          <table:table-cell office:value-type="float" office:value="-1.50973988442748" calcext:value-type="float">
            <text:p>-1.50973988442748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06765915406485" calcext:value-type="float">
            <text:p>1.06765915406485</text:p>
          </table:table-cell>
          <table:table-cell office:value-type="float" office:value="0.850649488282533" calcext:value-type="float">
            <text:p>0.850649488282533</text:p>
          </table:table-cell>
          <table:table-cell office:value-type="float" office:value="1.28466881984716" calcext:value-type="float">
            <text:p>1.28466881984716</text:p>
          </table:table-cell>
          <table:table-cell office:value-type="float" office:value="2.90856302699419" calcext:value-type="float">
            <text:p>2.90856302699419</text:p>
          </table:table-cell>
          <table:table-cell office:value-type="float" office:value="2.34116691872093" calcext:value-type="float">
            <text:p>2.34116691872093</text:p>
          </table:table-cell>
          <table:table-cell office:value-type="float" office:value="3.61347104913796" calcext:value-type="float">
            <text:p>3.61347104913796</text:p>
          </table:table-cell>
          <table:table-cell office:value-type="float" office:value="-1.90856302699419" calcext:value-type="float">
            <text:p>-1.90856302699419</text:p>
          </table:table-cell>
          <table:table-cell office:value-type="float" office:value="-1.34116691872093" calcext:value-type="float">
            <text:p>-1.34116691872093</text:p>
          </table:table-cell>
          <table:table-cell office:value-type="float" office:value="-2.61347104913796" calcext:value-type="float">
            <text:p>-2.61347104913796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66768505766766" calcext:value-type="float">
            <text:p>1.66768505766766</text:p>
          </table:table-cell>
          <table:table-cell office:value-type="float" office:value="1.46358754203619" calcext:value-type="float">
            <text:p>1.46358754203619</text:p>
          </table:table-cell>
          <table:table-cell office:value-type="float" office:value="1.87178257329913" calcext:value-type="float">
            <text:p>1.87178257329913</text:p>
          </table:table-cell>
          <table:table-cell office:value-type="float" office:value="5.29988465793588" calcext:value-type="float">
            <text:p>5.29988465793588</text:p>
          </table:table-cell>
          <table:table-cell office:value-type="float" office:value="4.32143508216108" calcext:value-type="float">
            <text:p>4.32143508216108</text:p>
          </table:table-cell>
          <table:table-cell office:value-type="float" office:value="6.49987257783297" calcext:value-type="float">
            <text:p>6.49987257783297</text:p>
          </table:table-cell>
          <table:table-cell office:value-type="float" office:value="-4.29988465793588" calcext:value-type="float">
            <text:p>-4.29988465793588</text:p>
          </table:table-cell>
          <table:table-cell office:value-type="float" office:value="-3.32143508216108" calcext:value-type="float">
            <text:p>-3.32143508216108</text:p>
          </table:table-cell>
          <table:table-cell office:value-type="float" office:value="-5.49987257783297" calcext:value-type="float">
            <text:p>-5.49987257783297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29891885237133" calcext:value-type="float">
            <text:p>2.29891885237133</text:p>
          </table:table-cell>
          <table:table-cell office:value-type="float" office:value="2.10569925832204" calcext:value-type="float">
            <text:p>2.10569925832204</text:p>
          </table:table-cell>
          <table:table-cell office:value-type="float" office:value="2.49213844642063" calcext:value-type="float">
            <text:p>2.49213844642063</text:p>
          </table:table-cell>
          <table:table-cell office:value-type="float" office:value="9.96340471831774" calcext:value-type="float">
            <text:p>9.96340471831774</text:p>
          </table:table-cell>
          <table:table-cell office:value-type="float" office:value="8.21284390162442" calcext:value-type="float">
            <text:p>8.21284390162442</text:p>
          </table:table-cell>
          <table:table-cell office:value-type="float" office:value="12.087096110686" calcext:value-type="float">
            <text:p>12.087096110686</text:p>
          </table:table-cell>
          <table:table-cell office:value-type="float" office:value="-8.96340471831774" calcext:value-type="float">
            <text:p>-8.96340471831774</text:p>
          </table:table-cell>
          <table:table-cell office:value-type="float" office:value="-7.21284390162442" calcext:value-type="float">
            <text:p>-7.21284390162442</text:p>
          </table:table-cell>
          <table:table-cell office:value-type="float" office:value="-11.087096110686" calcext:value-type="float">
            <text:p>-11.087096110686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2.94654232113017" calcext:value-type="float">
            <text:p>2.94654232113017</text:p>
          </table:table-cell>
          <table:table-cell office:value-type="float" office:value="2.75758496815181" calcext:value-type="float">
            <text:p>2.75758496815181</text:p>
          </table:table-cell>
          <table:table-cell office:value-type="float" office:value="3.13549967410854" calcext:value-type="float">
            <text:p>3.13549967410854</text:p>
          </table:table-cell>
          <table:table-cell office:value-type="float" office:value="19.0400055552436" calcext:value-type="float">
            <text:p>19.0400055552436</text:p>
          </table:table-cell>
          <table:table-cell office:value-type="float" office:value="15.7617318626099" calcext:value-type="float">
            <text:p>15.7617318626099</text:p>
          </table:table-cell>
          <table:table-cell office:value-type="float" office:value="23.0001255384686" calcext:value-type="float">
            <text:p>23.0001255384686</text:p>
          </table:table-cell>
          <table:table-cell office:value-type="float" office:value="-18.0400055552436" calcext:value-type="float">
            <text:p>-18.0400055552436</text:p>
          </table:table-cell>
          <table:table-cell office:value-type="float" office:value="-14.7617318626099" calcext:value-type="float">
            <text:p>-14.7617318626099</text:p>
          </table:table-cell>
          <table:table-cell office:value-type="float" office:value="-22.0001255384686" calcext:value-type="float">
            <text:p>-22.0001255384686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60654713548657" calcext:value-type="float">
            <text:p>3.60654713548657</text:p>
          </table:table-cell>
          <table:table-cell office:value-type="float" office:value="3.41896604141632" calcext:value-type="float">
            <text:p>3.41896604141632</text:p>
          </table:table-cell>
          <table:table-cell office:value-type="float" office:value="3.79412822955682" calcext:value-type="float">
            <text:p>3.79412822955682</text:p>
          </table:table-cell>
          <table:table-cell office:value-type="float" office:value="36.8386341491444" calcext:value-type="float">
            <text:p>36.8386341491444</text:p>
          </table:table-cell>
          <table:table-cell office:value-type="float" office:value="30.5378238467884" calcext:value-type="float">
            <text:p>30.5378238467884</text:p>
          </table:table-cell>
          <table:table-cell office:value-type="float" office:value="44.4394784901227" calcext:value-type="float">
            <text:p>44.4394784901227</text:p>
          </table:table-cell>
          <table:table-cell office:value-type="float" office:value="-35.8386341491444" calcext:value-type="float">
            <text:p>-35.8386341491444</text:p>
          </table:table-cell>
          <table:table-cell office:value-type="float" office:value="-29.5378238467884" calcext:value-type="float">
            <text:p>-29.5378238467884</text:p>
          </table:table-cell>
          <table:table-cell office:value-type="float" office:value="-43.4394784901227" calcext:value-type="float">
            <text:p>-43.4394784901227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33751059799195" calcext:value-type="float">
            <text:p>4.33751059799195</text:p>
          </table:table-cell>
          <table:table-cell office:value-type="float" office:value="4.15221570145128" calcext:value-type="float">
            <text:p>4.15221570145128</text:p>
          </table:table-cell>
          <table:table-cell office:value-type="float" office:value="4.52280549453262" calcext:value-type="float">
            <text:p>4.52280549453262</text:p>
          </table:table-cell>
          <table:table-cell office:value-type="float" office:value="76.5168209217309" calcext:value-type="float">
            <text:p>76.5168209217309</text:p>
          </table:table-cell>
          <table:table-cell office:value-type="float" office:value="63.5747069290228" calcext:value-type="float">
            <text:p>63.5747069290228</text:p>
          </table:table-cell>
          <table:table-cell office:value-type="float" office:value="92.093603994192" calcext:value-type="float">
            <text:p>92.093603994192</text:p>
          </table:table-cell>
          <table:table-cell office:value-type="float" office:value="-75.5168209217309" calcext:value-type="float">
            <text:p>-75.5168209217309</text:p>
          </table:table-cell>
          <table:table-cell office:value-type="float" office:value="-62.5747069290228" calcext:value-type="float">
            <text:p>-62.5747069290228</text:p>
          </table:table-cell>
          <table:table-cell office:value-type="float" office:value="-91.093603994192" calcext:value-type="float">
            <text:p>-91.093603994192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0706794704338" calcext:value-type="float">
            <text:p>0.40706794704338</text:p>
          </table:table-cell>
          <table:table-cell office:value-type="float" office:value="0.370981352747455" calcext:value-type="float">
            <text:p>0.370981352747455</text:p>
          </table:table-cell>
          <table:table-cell office:value-type="float" office:value="0.443154541339305" calcext:value-type="float">
            <text:p>0.443154541339305</text:p>
          </table:table-cell>
          <table:table-cell office:value-type="float" office:value="1.50240618625219" calcext:value-type="float">
            <text:p>1.50240618625219</text:p>
          </table:table-cell>
          <table:table-cell office:value-type="float" office:value="1.44915605035584" calcext:value-type="float">
            <text:p>1.44915605035584</text:p>
          </table:table-cell>
          <table:table-cell office:value-type="float" office:value="1.55761303134647" calcext:value-type="float">
            <text:p>1.55761303134647</text:p>
          </table:table-cell>
          <table:table-cell office:value-type="float" office:value="-0.502406186252186" calcext:value-type="float">
            <text:p>-0.502406186252186</text:p>
          </table:table-cell>
          <table:table-cell office:value-type="float" office:value="-0.449156050355844" calcext:value-type="float">
            <text:p>-0.449156050355844</text:p>
          </table:table-cell>
          <table:table-cell office:value-type="float" office:value="-0.557613031346465" calcext:value-type="float">
            <text:p>-0.557613031346465</text:p>
          </table:table-cell>
        </table:table-row>
      </table:table>
      <table:table table:name="ProxyNew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65102039003768" calcext:value-type="float">
            <text:p>-0.165102039003768</text:p>
          </table:table-cell>
          <table:table-cell office:value-type="float" office:value="-0.322014510620809" calcext:value-type="float">
            <text:p>-0.322014510620809</text:p>
          </table:table-cell>
          <table:table-cell office:value-type="float" office:value="-0.00818956738672794" calcext:value-type="float">
            <text:p>-0.00818956738672794</text:p>
          </table:table-cell>
          <table:table-cell office:value-type="float" office:value="0.847807190273016" calcext:value-type="float">
            <text:p>0.847807190273016</text:p>
          </table:table-cell>
          <table:table-cell office:value-type="float" office:value="0.724687674585557" calcext:value-type="float">
            <text:p>0.724687674585557</text:p>
          </table:table-cell>
          <table:table-cell office:value-type="float" office:value="0.991843875763015" calcext:value-type="float">
            <text:p>0.991843875763015</text:p>
          </table:table-cell>
          <table:table-cell office:value-type="float" office:value="0.152192809726984" calcext:value-type="float">
            <text:p>0.152192809726984</text:p>
          </table:table-cell>
          <table:table-cell office:value-type="float" office:value="0.275312325414443" calcext:value-type="float">
            <text:p>0.275312325414443</text:p>
          </table:table-cell>
          <table:table-cell office:value-type="float" office:value="0.00815612423698464" calcext:value-type="float">
            <text:p>0.00815612423698464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737385323620548" calcext:value-type="float">
            <text:p>-0.737385323620548</text:p>
          </table:table-cell>
          <table:table-cell office:value-type="float" office:value="-1.61595385664311" calcext:value-type="float">
            <text:p>-1.61595385664311</text:p>
          </table:table-cell>
          <table:table-cell office:value-type="float" office:value="0.141183209402012" calcext:value-type="float">
            <text:p>0.141183209402012</text:p>
          </table:table-cell>
          <table:table-cell office:value-type="float" office:value="0.478363046331023" calcext:value-type="float">
            <text:p>0.478363046331023</text:p>
          </table:table-cell>
          <table:table-cell office:value-type="float" office:value="0.198701047704398" calcext:value-type="float">
            <text:p>0.198701047704398</text:p>
          </table:table-cell>
          <table:table-cell office:value-type="float" office:value="1.15163561913132" calcext:value-type="float">
            <text:p>1.15163561913132</text:p>
          </table:table-cell>
          <table:table-cell office:value-type="float" office:value="0.521636953668977" calcext:value-type="float">
            <text:p>0.521636953668977</text:p>
          </table:table-cell>
          <table:table-cell office:value-type="float" office:value="0.801298952295602" calcext:value-type="float">
            <text:p>0.801298952295602</text:p>
          </table:table-cell>
          <table:table-cell office:value-type="float" office:value="-0.151635619131322" calcext:value-type="float">
            <text:p>-0.151635619131322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28890634118751" calcext:value-type="float">
            <text:p>-0.928890634118751</text:p>
          </table:table-cell>
          <table:table-cell office:value-type="float" office:value="-1.80733143751836" calcext:value-type="float">
            <text:p>-1.80733143751836</text:p>
          </table:table-cell>
          <table:table-cell office:value-type="float" office:value="-0.0504498307191439" calcext:value-type="float">
            <text:p>-0.0504498307191439</text:p>
          </table:table-cell>
          <table:table-cell office:value-type="float" office:value="0.39499165767319" calcext:value-type="float">
            <text:p>0.39499165767319</text:p>
          </table:table-cell>
          <table:table-cell office:value-type="float" office:value="0.164091441319843" calcext:value-type="float">
            <text:p>0.164091441319843</text:p>
          </table:table-cell>
          <table:table-cell office:value-type="float" office:value="0.950801628509723" calcext:value-type="float">
            <text:p>0.950801628509723</text:p>
          </table:table-cell>
          <table:table-cell office:value-type="float" office:value="0.60500834232681" calcext:value-type="float">
            <text:p>0.60500834232681</text:p>
          </table:table-cell>
          <table:table-cell office:value-type="float" office:value="0.835908558680157" calcext:value-type="float">
            <text:p>0.835908558680157</text:p>
          </table:table-cell>
          <table:table-cell office:value-type="float" office:value="0.0491983714902772" calcext:value-type="float">
            <text:p>0.0491983714902772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742720931478679" calcext:value-type="float">
            <text:p>-0.742720931478679</text:p>
          </table:table-cell>
          <table:table-cell office:value-type="float" office:value="-1.23857388936603" calcext:value-type="float">
            <text:p>-1.23857388936603</text:p>
          </table:table-cell>
          <table:table-cell office:value-type="float" office:value="-0.246867973591332" calcext:value-type="float">
            <text:p>-0.246867973591332</text:p>
          </table:table-cell>
          <table:table-cell office:value-type="float" office:value="0.475817485797439" calcext:value-type="float">
            <text:p>0.475817485797439</text:p>
          </table:table-cell>
          <table:table-cell office:value-type="float" office:value="0.289797206263084" calcext:value-type="float">
            <text:p>0.289797206263084</text:p>
          </table:table-cell>
          <table:table-cell office:value-type="float" office:value="0.781243831540128" calcext:value-type="float">
            <text:p>0.781243831540128</text:p>
          </table:table-cell>
          <table:table-cell office:value-type="float" office:value="0.524182514202561" calcext:value-type="float">
            <text:p>0.524182514202561</text:p>
          </table:table-cell>
          <table:table-cell office:value-type="float" office:value="0.710202793736916" calcext:value-type="float">
            <text:p>0.710202793736916</text:p>
          </table:table-cell>
          <table:table-cell office:value-type="float" office:value="0.218756168459872" calcext:value-type="float">
            <text:p>0.218756168459872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476383587684924" calcext:value-type="float">
            <text:p>-0.476383587684924</text:p>
          </table:table-cell>
          <table:table-cell office:value-type="float" office:value="-0.618376709872264" calcext:value-type="float">
            <text:p>-0.618376709872264</text:p>
          </table:table-cell>
          <table:table-cell office:value-type="float" office:value="-0.334390465497583" calcext:value-type="float">
            <text:p>-0.334390465497583</text:p>
          </table:table-cell>
          <table:table-cell office:value-type="float" office:value="0.621025218926938" calcext:value-type="float">
            <text:p>0.621025218926938</text:p>
          </table:table-cell>
          <table:table-cell office:value-type="float" office:value="0.538818386634006" calcext:value-type="float">
            <text:p>0.538818386634006</text:p>
          </table:table-cell>
          <table:table-cell office:value-type="float" office:value="0.715774242509694" calcext:value-type="float">
            <text:p>0.715774242509694</text:p>
          </table:table-cell>
          <table:table-cell office:value-type="float" office:value="0.378974781073062" calcext:value-type="float">
            <text:p>0.378974781073062</text:p>
          </table:table-cell>
          <table:table-cell office:value-type="float" office:value="0.461181613365994" calcext:value-type="float">
            <text:p>0.461181613365994</text:p>
          </table:table-cell>
          <table:table-cell office:value-type="float" office:value="0.284225757490306" calcext:value-type="float">
            <text:p>0.284225757490306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42350707421026" calcext:value-type="float">
            <text:p>-0.42350707421026</text:p>
          </table:table-cell>
          <table:table-cell office:value-type="float" office:value="-0.514319215036017" calcext:value-type="float">
            <text:p>-0.514319215036017</text:p>
          </table:table-cell>
          <table:table-cell office:value-type="float" office:value="-0.332694933384503" calcext:value-type="float">
            <text:p>-0.332694933384503</text:p>
          </table:table-cell>
          <table:table-cell office:value-type="float" office:value="0.654746543835332" calcext:value-type="float">
            <text:p>0.654746543835332</text:p>
          </table:table-cell>
          <table:table-cell office:value-type="float" office:value="0.597907502531703" calcext:value-type="float">
            <text:p>0.597907502531703</text:p>
          </table:table-cell>
          <table:table-cell office:value-type="float" office:value="0.716988890169649" calcext:value-type="float">
            <text:p>0.716988890169649</text:p>
          </table:table-cell>
          <table:table-cell office:value-type="float" office:value="0.345253456164668" calcext:value-type="float">
            <text:p>0.345253456164668</text:p>
          </table:table-cell>
          <table:table-cell office:value-type="float" office:value="0.402092497468297" calcext:value-type="float">
            <text:p>0.402092497468297</text:p>
          </table:table-cell>
          <table:table-cell office:value-type="float" office:value="0.283011109830351" calcext:value-type="float">
            <text:p>0.283011109830351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376283234345888" calcext:value-type="float">
            <text:p>-0.376283234345888</text:p>
          </table:table-cell>
          <table:table-cell office:value-type="float" office:value="-0.471330412937605" calcext:value-type="float">
            <text:p>-0.471330412937605</text:p>
          </table:table-cell>
          <table:table-cell office:value-type="float" office:value="-0.28123605575417" calcext:value-type="float">
            <text:p>-0.28123605575417</text:p>
          </table:table-cell>
          <table:table-cell office:value-type="float" office:value="0.686407891217218" calcext:value-type="float">
            <text:p>0.686407891217218</text:p>
          </table:table-cell>
          <table:table-cell office:value-type="float" office:value="0.624171310060296" calcext:value-type="float">
            <text:p>0.624171310060296</text:p>
          </table:table-cell>
          <table:table-cell office:value-type="float" office:value="0.754850127731366" calcext:value-type="float">
            <text:p>0.754850127731366</text:p>
          </table:table-cell>
          <table:table-cell office:value-type="float" office:value="0.313592108782782" calcext:value-type="float">
            <text:p>0.313592108782782</text:p>
          </table:table-cell>
          <table:table-cell office:value-type="float" office:value="0.375828689939704" calcext:value-type="float">
            <text:p>0.375828689939704</text:p>
          </table:table-cell>
          <table:table-cell office:value-type="float" office:value="0.245149872268634" calcext:value-type="float">
            <text:p>0.245149872268634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4145996410295" calcext:value-type="float">
            <text:p>-0.4145996410295</text:p>
          </table:table-cell>
          <table:table-cell office:value-type="float" office:value="-0.544985170836375" calcext:value-type="float">
            <text:p>-0.544985170836375</text:p>
          </table:table-cell>
          <table:table-cell office:value-type="float" office:value="-0.284214111222625" calcext:value-type="float">
            <text:p>-0.284214111222625</text:p>
          </table:table-cell>
          <table:table-cell office:value-type="float" office:value="0.660604706789091" calcext:value-type="float">
            <text:p>0.660604706789091</text:p>
          </table:table-cell>
          <table:table-cell office:value-type="float" office:value="0.579850381972283" calcext:value-type="float">
            <text:p>0.579850381972283</text:p>
          </table:table-cell>
          <table:table-cell office:value-type="float" office:value="0.752605486173088" calcext:value-type="float">
            <text:p>0.752605486173088</text:p>
          </table:table-cell>
          <table:table-cell office:value-type="float" office:value="0.339395293210909" calcext:value-type="float">
            <text:p>0.339395293210909</text:p>
          </table:table-cell>
          <table:table-cell office:value-type="float" office:value="0.420149618027717" calcext:value-type="float">
            <text:p>0.420149618027717</text:p>
          </table:table-cell>
          <table:table-cell office:value-type="float" office:value="0.247394513826912" calcext:value-type="float">
            <text:p>0.247394513826912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270911486897977" calcext:value-type="float">
            <text:p>-0.270911486897977</text:p>
          </table:table-cell>
          <table:table-cell office:value-type="float" office:value="-0.486239917637369" calcext:value-type="float">
            <text:p>-0.486239917637369</text:p>
          </table:table-cell>
          <table:table-cell office:value-type="float" office:value="-0.0555830561585849" calcext:value-type="float">
            <text:p>-0.0555830561585849</text:p>
          </table:table-cell>
          <table:table-cell office:value-type="float" office:value="0.76268400094429" calcext:value-type="float">
            <text:p>0.76268400094429</text:p>
          </table:table-cell>
          <table:table-cell office:value-type="float" office:value="0.614934256040314" calcext:value-type="float">
            <text:p>0.614934256040314</text:p>
          </table:table-cell>
          <table:table-cell office:value-type="float" office:value="0.945933454808633" calcext:value-type="float">
            <text:p>0.945933454808633</text:p>
          </table:table-cell>
          <table:table-cell office:value-type="float" office:value="0.23731599905571" calcext:value-type="float">
            <text:p>0.23731599905571</text:p>
          </table:table-cell>
          <table:table-cell office:value-type="float" office:value="0.385065743959686" calcext:value-type="float">
            <text:p>0.385065743959686</text:p>
          </table:table-cell>
          <table:table-cell office:value-type="float" office:value="0.0540665451913674" calcext:value-type="float">
            <text:p>0.0540665451913674</text:p>
          </table:table-cell>
        </table:table-row>
        <table:table-row table:style-name="ro1">
          <table:table-cell office:value-type="string" calcext:value-type="string">
            <text:p>Immunityboost45_062-122</text:p>
          </table:table-cell>
          <table:table-cell office:value-type="float" office:value="-0.458018186112483" calcext:value-type="float">
            <text:p>-0.458018186112483</text:p>
          </table:table-cell>
          <table:table-cell office:value-type="float" office:value="-2.4201652599365" calcext:value-type="float">
            <text:p>-2.4201652599365</text:p>
          </table:table-cell>
          <table:table-cell office:value-type="float" office:value="1.50412888771153" calcext:value-type="float">
            <text:p>1.50412888771153</text:p>
          </table:table-cell>
          <table:table-cell office:value-type="float" office:value="0.632535972732413" calcext:value-type="float">
            <text:p>0.632535972732413</text:p>
          </table:table-cell>
          <table:table-cell office:value-type="float" office:value="0.0889069234927271" calcext:value-type="float">
            <text:p>0.0889069234927271</text:p>
          </table:table-cell>
          <table:table-cell office:value-type="float" office:value="4.50023171517423" calcext:value-type="float">
            <text:p>4.50023171517423</text:p>
          </table:table-cell>
          <table:table-cell office:value-type="float" office:value="0.367464027267587" calcext:value-type="float">
            <text:p>0.367464027267587</text:p>
          </table:table-cell>
          <table:table-cell office:value-type="float" office:value="0.911093076507273" calcext:value-type="float">
            <text:p>0.911093076507273</text:p>
          </table:table-cell>
          <table:table-cell office:value-type="float" office:value="-3.50023171517423" calcext:value-type="float">
            <text:p>-3.50023171517423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544196409625742" calcext:value-type="float">
            <text:p>0.544196409625742</text:p>
          </table:table-cell>
          <table:table-cell office:value-type="float" office:value="-0.200460767965761" calcext:value-type="float">
            <text:p>-0.200460767965761</text:p>
          </table:table-cell>
          <table:table-cell office:value-type="float" office:value="1.28885358721725" calcext:value-type="float">
            <text:p>1.28885358721725</text:p>
          </table:table-cell>
          <table:table-cell office:value-type="float" office:value="1.72322306037126" calcext:value-type="float">
            <text:p>1.72322306037126</text:p>
          </table:table-cell>
          <table:table-cell office:value-type="float" office:value="0.818353595072216" calcext:value-type="float">
            <text:p>0.818353595072216</text:p>
          </table:table-cell>
          <table:table-cell office:value-type="float" office:value="3.62862426911344" calcext:value-type="float">
            <text:p>3.62862426911344</text:p>
          </table:table-cell>
          <table:table-cell office:value-type="float" office:value="-0.723223060371256" calcext:value-type="float">
            <text:p>-0.723223060371256</text:p>
          </table:table-cell>
          <table:table-cell office:value-type="float" office:value="0.181646404927784" calcext:value-type="float">
            <text:p>0.181646404927784</text:p>
          </table:table-cell>
          <table:table-cell office:value-type="float" office:value="-2.62862426911344" calcext:value-type="float">
            <text:p>-2.62862426911344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377790904091413" calcext:value-type="float">
            <text:p>0.377790904091413</text:p>
          </table:table-cell>
          <table:table-cell office:value-type="float" office:value="0.059543064532444" calcext:value-type="float">
            <text:p>0.059543064532444</text:p>
          </table:table-cell>
          <table:table-cell office:value-type="float" office:value="0.696038743650382" calcext:value-type="float">
            <text:p>0.696038743650382</text:p>
          </table:table-cell>
          <table:table-cell office:value-type="float" office:value="1.45905782795555" calcext:value-type="float">
            <text:p>1.45905782795555</text:p>
          </table:table-cell>
          <table:table-cell office:value-type="float" office:value="1.06135146660005" calcext:value-type="float">
            <text:p>1.06135146660005</text:p>
          </table:table-cell>
          <table:table-cell office:value-type="float" office:value="2.00579149538273" calcext:value-type="float">
            <text:p>2.00579149538273</text:p>
          </table:table-cell>
          <table:table-cell office:value-type="float" office:value="-0.45905782795555" calcext:value-type="float">
            <text:p>-0.45905782795555</text:p>
          </table:table-cell>
          <table:table-cell office:value-type="float" office:value="-0.0613514666000516" calcext:value-type="float">
            <text:p>-0.0613514666000516</text:p>
          </table:table-cell>
          <table:table-cell office:value-type="float" office:value="-1.00579149538273" calcext:value-type="float">
            <text:p>-1.00579149538273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718343334664323" calcext:value-type="float">
            <text:p>0.0718343334664323</text:p>
          </table:table-cell>
          <table:table-cell office:value-type="float" office:value="-0.193306941987446" calcext:value-type="float">
            <text:p>-0.193306941987446</text:p>
          </table:table-cell>
          <table:table-cell office:value-type="float" office:value="0.336975608920311" calcext:value-type="float">
            <text:p>0.336975608920311</text:p>
          </table:table-cell>
          <table:table-cell office:value-type="float" office:value="1.07447732438454" calcext:value-type="float">
            <text:p>1.07447732438454</text:p>
          </table:table-cell>
          <table:table-cell office:value-type="float" office:value="0.824228944837997" calcext:value-type="float">
            <text:p>0.824228944837997</text:p>
          </table:table-cell>
          <table:table-cell office:value-type="float" office:value="1.40070489861707" calcext:value-type="float">
            <text:p>1.40070489861707</text:p>
          </table:table-cell>
          <table:table-cell office:value-type="float" office:value="-0.0744773243845414" calcext:value-type="float">
            <text:p>-0.0744773243845414</text:p>
          </table:table-cell>
          <table:table-cell office:value-type="float" office:value="0.175771055162003" calcext:value-type="float">
            <text:p>0.175771055162003</text:p>
          </table:table-cell>
          <table:table-cell office:value-type="float" office:value="-0.400704898617072" calcext:value-type="float">
            <text:p>-0.400704898617072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486926210641263" calcext:value-type="float">
            <text:p>0.0486926210641263</text:p>
          </table:table-cell>
          <table:table-cell office:value-type="float" office:value="-0.209720510728536" calcext:value-type="float">
            <text:p>-0.209720510728536</text:p>
          </table:table-cell>
          <table:table-cell office:value-type="float" office:value="0.307105752856788" calcext:value-type="float">
            <text:p>0.307105752856788</text:p>
          </table:table-cell>
          <table:table-cell office:value-type="float" office:value="1.04989758473446" calcext:value-type="float">
            <text:p>1.04989758473446</text:p>
          </table:table-cell>
          <table:table-cell office:value-type="float" office:value="0.810810827232595" calcext:value-type="float">
            <text:p>0.810810827232595</text:p>
          </table:table-cell>
          <table:table-cell office:value-type="float" office:value="1.35948472986418" calcext:value-type="float">
            <text:p>1.35948472986418</text:p>
          </table:table-cell>
          <table:table-cell office:value-type="float" office:value="-0.0498975847344618" calcext:value-type="float">
            <text:p>-0.0498975847344618</text:p>
          </table:table-cell>
          <table:table-cell office:value-type="float" office:value="0.189189172767405" calcext:value-type="float">
            <text:p>0.189189172767405</text:p>
          </table:table-cell>
          <table:table-cell office:value-type="float" office:value="-0.35948472986418" calcext:value-type="float">
            <text:p>-0.35948472986418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540403000494199" calcext:value-type="float">
            <text:p>0.0540403000494199</text:p>
          </table:table-cell>
          <table:table-cell office:value-type="float" office:value="-0.137960759106165" calcext:value-type="float">
            <text:p>-0.137960759106165</text:p>
          </table:table-cell>
          <table:table-cell office:value-type="float" office:value="0.246041359205005" calcext:value-type="float">
            <text:p>0.246041359205005</text:p>
          </table:table-cell>
          <table:table-cell office:value-type="float" office:value="1.05552713909382" calcext:value-type="float">
            <text:p>1.05552713909382</text:p>
          </table:table-cell>
          <table:table-cell office:value-type="float" office:value="0.871132875107769" calcext:value-type="float">
            <text:p>0.871132875107769</text:p>
          </table:table-cell>
          <table:table-cell office:value-type="float" office:value="1.27895246890523" calcext:value-type="float">
            <text:p>1.27895246890523</text:p>
          </table:table-cell>
          <table:table-cell office:value-type="float" office:value="-0.0555271390938235" calcext:value-type="float">
            <text:p>-0.0555271390938235</text:p>
          </table:table-cell>
          <table:table-cell office:value-type="float" office:value="0.128867124892231" calcext:value-type="float">
            <text:p>0.128867124892231</text:p>
          </table:table-cell>
          <table:table-cell office:value-type="float" office:value="-0.278952468905228" calcext:value-type="float">
            <text:p>-0.278952468905228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132260682078218" calcext:value-type="float">
            <text:p>0.132260682078218</text:p>
          </table:table-cell>
          <table:table-cell office:value-type="float" office:value="-0.0373297395458225" calcext:value-type="float">
            <text:p>-0.0373297395458225</text:p>
          </table:table-cell>
          <table:table-cell office:value-type="float" office:value="0.301851103702258" calcext:value-type="float">
            <text:p>0.301851103702258</text:p>
          </table:table-cell>
          <table:table-cell office:value-type="float" office:value="1.14140582453083" calcext:value-type="float">
            <text:p>1.14140582453083</text:p>
          </table:table-cell>
          <table:table-cell office:value-type="float" office:value="0.963358425601476" calcext:value-type="float">
            <text:p>0.963358425601476</text:p>
          </table:table-cell>
          <table:table-cell office:value-type="float" office:value="1.35235985034283" calcext:value-type="float">
            <text:p>1.35235985034283</text:p>
          </table:table-cell>
          <table:table-cell office:value-type="float" office:value="-0.141405824530834" calcext:value-type="float">
            <text:p>-0.141405824530834</text:p>
          </table:table-cell>
          <table:table-cell office:value-type="float" office:value="0.0366415743985239" calcext:value-type="float">
            <text:p>0.0366415743985239</text:p>
          </table:table-cell>
          <table:table-cell office:value-type="float" office:value="-0.352359850342826" calcext:value-type="float">
            <text:p>-0.352359850342826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895885265261933" calcext:value-type="float">
            <text:p>0.0895885265261933</text:p>
          </table:table-cell>
          <table:table-cell office:value-type="float" office:value="-0.101846077770608" calcext:value-type="float">
            <text:p>-0.101846077770608</text:p>
          </table:table-cell>
          <table:table-cell office:value-type="float" office:value="0.281023130822995" calcext:value-type="float">
            <text:p>0.281023130822995</text:p>
          </table:table-cell>
          <table:table-cell office:value-type="float" office:value="1.09372415262659" calcext:value-type="float">
            <text:p>1.09372415262659</text:p>
          </table:table-cell>
          <table:table-cell office:value-type="float" office:value="0.903168558688537" calcext:value-type="float">
            <text:p>0.903168558688537</text:p>
          </table:table-cell>
          <table:table-cell office:value-type="float" office:value="1.32448423999145" calcext:value-type="float">
            <text:p>1.32448423999145</text:p>
          </table:table-cell>
          <table:table-cell office:value-type="float" office:value="-0.0937241526265946" calcext:value-type="float">
            <text:p>-0.0937241526265946</text:p>
          </table:table-cell>
          <table:table-cell office:value-type="float" office:value="0.0968314413114628" calcext:value-type="float">
            <text:p>0.0968314413114628</text:p>
          </table:table-cell>
          <table:table-cell office:value-type="float" office:value="-0.324484239991452" calcext:value-type="float">
            <text:p>-0.324484239991452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2.41931155205499" calcext:value-type="float">
            <text:p>-2.41931155205499</text:p>
          </table:table-cell>
          <table:table-cell office:value-type="float" office:value="-3.01323426855044" calcext:value-type="float">
            <text:p>-3.01323426855044</text:p>
          </table:table-cell>
          <table:table-cell office:value-type="float" office:value="-1.82538883555953" calcext:value-type="float">
            <text:p>-1.82538883555953</text:p>
          </table:table-cell>
          <table:table-cell office:value-type="float" office:value="0.0889828564417005" calcext:value-type="float">
            <text:p>0.0889828564417005</text:p>
          </table:table-cell>
          <table:table-cell office:value-type="float" office:value="0.0491325137639654" calcext:value-type="float">
            <text:p>0.0491325137639654</text:p>
          </table:table-cell>
          <table:table-cell office:value-type="float" office:value="0.161154969162833" calcext:value-type="float">
            <text:p>0.161154969162833</text:p>
          </table:table-cell>
          <table:table-cell office:value-type="float" office:value="0.911017143558299" calcext:value-type="float">
            <text:p>0.911017143558299</text:p>
          </table:table-cell>
          <table:table-cell office:value-type="float" office:value="0.950867486236035" calcext:value-type="float">
            <text:p>0.950867486236035</text:p>
          </table:table-cell>
          <table:table-cell office:value-type="float" office:value="0.838845030837167" calcext:value-type="float">
            <text:p>0.838845030837167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17559789101742" calcext:value-type="float">
            <text:p>-2.17559789101742</text:p>
          </table:table-cell>
          <table:table-cell office:value-type="float" office:value="-2.64170926895074" calcext:value-type="float">
            <text:p>-2.64170926895074</text:p>
          </table:table-cell>
          <table:table-cell office:value-type="float" office:value="-1.70948651308409" calcext:value-type="float">
            <text:p>-1.70948651308409</text:p>
          </table:table-cell>
          <table:table-cell office:value-type="float" office:value="0.113540248678094" calcext:value-type="float">
            <text:p>0.113540248678094</text:p>
          </table:table-cell>
          <table:table-cell office:value-type="float" office:value="0.071239398139234" calcext:value-type="float">
            <text:p>0.071239398139234</text:p>
          </table:table-cell>
          <table:table-cell office:value-type="float" office:value="0.180958688683583" calcext:value-type="float">
            <text:p>0.180958688683583</text:p>
          </table:table-cell>
          <table:table-cell office:value-type="float" office:value="0.886459751321906" calcext:value-type="float">
            <text:p>0.886459751321906</text:p>
          </table:table-cell>
          <table:table-cell office:value-type="float" office:value="0.928760601860766" calcext:value-type="float">
            <text:p>0.928760601860766</text:p>
          </table:table-cell>
          <table:table-cell office:value-type="float" office:value="0.819041311316417" calcext:value-type="float">
            <text:p>0.819041311316417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1609128603231" calcext:value-type="float">
            <text:p>-2.1609128603231</text:p>
          </table:table-cell>
          <table:table-cell office:value-type="float" office:value="-2.65460075440409" calcext:value-type="float">
            <text:p>-2.65460075440409</text:p>
          </table:table-cell>
          <table:table-cell office:value-type="float" office:value="-1.66722496624211" calcext:value-type="float">
            <text:p>-1.66722496624211</text:p>
          </table:table-cell>
          <table:table-cell office:value-type="float" office:value="0.11521989334721" calcext:value-type="float">
            <text:p>0.11521989334721</text:p>
          </table:table-cell>
          <table:table-cell office:value-type="float" office:value="0.0703269107704226" calcext:value-type="float">
            <text:p>0.0703269107704226</text:p>
          </table:table-cell>
          <table:table-cell office:value-type="float" office:value="0.188770183099322" calcext:value-type="float">
            <text:p>0.188770183099322</text:p>
          </table:table-cell>
          <table:table-cell office:value-type="float" office:value="0.88478010665279" calcext:value-type="float">
            <text:p>0.88478010665279</text:p>
          </table:table-cell>
          <table:table-cell office:value-type="float" office:value="0.929673089229577" calcext:value-type="float">
            <text:p>0.929673089229577</text:p>
          </table:table-cell>
          <table:table-cell office:value-type="float" office:value="0.811229816900678" calcext:value-type="float">
            <text:p>0.811229816900678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96270986095819" calcext:value-type="float">
            <text:p>-1.96270986095819</text:p>
          </table:table-cell>
          <table:table-cell office:value-type="float" office:value="-2.33836454664545" calcext:value-type="float">
            <text:p>-2.33836454664545</text:p>
          </table:table-cell>
          <table:table-cell office:value-type="float" office:value="-1.58705517527093" calcext:value-type="float">
            <text:p>-1.58705517527093</text:p>
          </table:table-cell>
          <table:table-cell office:value-type="float" office:value="0.140477230904797" calcext:value-type="float">
            <text:p>0.140477230904797</text:p>
          </table:table-cell>
          <table:table-cell office:value-type="float" office:value="0.0964853064839669" calcext:value-type="float">
            <text:p>0.0964853064839669</text:p>
          </table:table-cell>
          <table:table-cell office:value-type="float" office:value="0.204527022007843" calcext:value-type="float">
            <text:p>0.204527022007843</text:p>
          </table:table-cell>
          <table:table-cell office:value-type="float" office:value="0.859522769095203" calcext:value-type="float">
            <text:p>0.859522769095203</text:p>
          </table:table-cell>
          <table:table-cell office:value-type="float" office:value="0.903514693516033" calcext:value-type="float">
            <text:p>0.903514693516033</text:p>
          </table:table-cell>
          <table:table-cell office:value-type="float" office:value="0.795472977992157" calcext:value-type="float">
            <text:p>0.795472977992157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78501310659523" calcext:value-type="float">
            <text:p>-1.78501310659523</text:p>
          </table:table-cell>
          <table:table-cell office:value-type="float" office:value="-2.10450304270211" calcext:value-type="float">
            <text:p>-2.10450304270211</text:p>
          </table:table-cell>
          <table:table-cell office:value-type="float" office:value="-1.46552317048835" calcext:value-type="float">
            <text:p>-1.46552317048835</text:p>
          </table:table-cell>
          <table:table-cell office:value-type="float" office:value="0.167794861766439" calcext:value-type="float">
            <text:p>0.167794861766439</text:p>
          </table:table-cell>
          <table:table-cell office:value-type="float" office:value="0.121906241414521" calcext:value-type="float">
            <text:p>0.121906241414521</text:p>
          </table:table-cell>
          <table:table-cell office:value-type="float" office:value="0.230957129910041" calcext:value-type="float">
            <text:p>0.230957129910041</text:p>
          </table:table-cell>
          <table:table-cell office:value-type="float" office:value="0.832205138233561" calcext:value-type="float">
            <text:p>0.832205138233561</text:p>
          </table:table-cell>
          <table:table-cell office:value-type="float" office:value="0.878093758585479" calcext:value-type="float">
            <text:p>0.878093758585479</text:p>
          </table:table-cell>
          <table:table-cell office:value-type="float" office:value="0.769042870089959" calcext:value-type="float">
            <text:p>0.769042870089959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09455145055193" calcext:value-type="float">
            <text:p>-2.09455145055193</text:p>
          </table:table-cell>
          <table:table-cell office:value-type="float" office:value="-2.57391932878948" calcext:value-type="float">
            <text:p>-2.57391932878948</text:p>
          </table:table-cell>
          <table:table-cell office:value-type="float" office:value="-1.61518357231437" calcext:value-type="float">
            <text:p>-1.61518357231437</text:p>
          </table:table-cell>
          <table:table-cell office:value-type="float" office:value="0.123125459126342" calcext:value-type="float">
            <text:p>0.123125459126342</text:p>
          </table:table-cell>
          <table:table-cell office:value-type="float" office:value="0.0762361645266338" calcext:value-type="float">
            <text:p>0.0762361645266338</text:p>
          </table:table-cell>
          <table:table-cell office:value-type="float" office:value="0.198854162971123" calcext:value-type="float">
            <text:p>0.198854162971123</text:p>
          </table:table-cell>
          <table:table-cell office:value-type="float" office:value="0.876874540873658" calcext:value-type="float">
            <text:p>0.876874540873658</text:p>
          </table:table-cell>
          <table:table-cell office:value-type="float" office:value="0.923763835473366" calcext:value-type="float">
            <text:p>0.923763835473366</text:p>
          </table:table-cell>
          <table:table-cell office:value-type="float" office:value="0.801145837028877" calcext:value-type="float">
            <text:p>0.801145837028877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1.51401272664126" calcext:value-type="float">
            <text:p>-1.51401272664126</text:p>
          </table:table-cell>
          <table:table-cell office:value-type="float" office:value="-2.06365904267115" calcext:value-type="float">
            <text:p>-2.06365904267115</text:p>
          </table:table-cell>
          <table:table-cell office:value-type="float" office:value="-0.96436641061136" calcext:value-type="float">
            <text:p>-0.96436641061136</text:p>
          </table:table-cell>
          <table:table-cell office:value-type="float" office:value="0.220025302772432" calcext:value-type="float">
            <text:p>0.220025302772432</text:p>
          </table:table-cell>
          <table:table-cell office:value-type="float" office:value="0.126988462555351" calcext:value-type="float">
            <text:p>0.126988462555351</text:p>
          </table:table-cell>
          <table:table-cell office:value-type="float" office:value="0.381224663138188" calcext:value-type="float">
            <text:p>0.381224663138188</text:p>
          </table:table-cell>
          <table:table-cell office:value-type="float" office:value="0.779974697227568" calcext:value-type="float">
            <text:p>0.779974697227568</text:p>
          </table:table-cell>
          <table:table-cell office:value-type="float" office:value="0.873011537444649" calcext:value-type="float">
            <text:p>0.873011537444649</text:p>
          </table:table-cell>
          <table:table-cell office:value-type="float" office:value="0.618775336861812" calcext:value-type="float">
            <text:p>0.618775336861812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0.855994932169407" calcext:value-type="float">
            <text:p>-0.855994932169407</text:p>
          </table:table-cell>
          <table:table-cell office:value-type="float" office:value="-1.74061025584396" calcext:value-type="float">
            <text:p>-1.74061025584396</text:p>
          </table:table-cell>
          <table:table-cell office:value-type="float" office:value="0.0286203915051443" calcext:value-type="float">
            <text:p>0.0286203915051443</text:p>
          </table:table-cell>
          <table:table-cell office:value-type="float" office:value="0.424860273576361" calcext:value-type="float">
            <text:p>0.424860273576361</text:p>
          </table:table-cell>
          <table:table-cell office:value-type="float" office:value="0.175413320943108" calcext:value-type="float">
            <text:p>0.175413320943108</text:p>
          </table:table-cell>
          <table:table-cell office:value-type="float" office:value="1.02903389031626" calcext:value-type="float">
            <text:p>1.02903389031626</text:p>
          </table:table-cell>
          <table:table-cell office:value-type="float" office:value="0.575139726423639" calcext:value-type="float">
            <text:p>0.575139726423639</text:p>
          </table:table-cell>
          <table:table-cell office:value-type="float" office:value="0.824586679056892" calcext:value-type="float">
            <text:p>0.824586679056892</text:p>
          </table:table-cell>
          <table:table-cell office:value-type="float" office:value="-0.0290338903162553" calcext:value-type="float">
            <text:p>-0.0290338903162553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61135200943782" calcext:value-type="float">
            <text:p>-1.61135200943782</text:p>
          </table:table-cell>
          <table:table-cell office:value-type="float" office:value="-2.9985499287613" calcext:value-type="float">
            <text:p>-2.9985499287613</text:p>
          </table:table-cell>
          <table:table-cell office:value-type="float" office:value="-0.224154090114355" calcext:value-type="float">
            <text:p>-0.224154090114355</text:p>
          </table:table-cell>
          <table:table-cell office:value-type="float" office:value="0.199617546742341" calcext:value-type="float">
            <text:p>0.199617546742341</text:p>
          </table:table-cell>
          <table:table-cell office:value-type="float" office:value="0.0498593155328721" calcext:value-type="float">
            <text:p>0.0498593155328721</text:p>
          </table:table-cell>
          <table:table-cell office:value-type="float" office:value="0.799191977297792" calcext:value-type="float">
            <text:p>0.799191977297792</text:p>
          </table:table-cell>
          <table:table-cell office:value-type="float" office:value="0.800382453257659" calcext:value-type="float">
            <text:p>0.800382453257659</text:p>
          </table:table-cell>
          <table:table-cell office:value-type="float" office:value="0.950140684467128" calcext:value-type="float">
            <text:p>0.950140684467128</text:p>
          </table:table-cell>
          <table:table-cell office:value-type="float" office:value="0.200808022702208" calcext:value-type="float">
            <text:p>0.200808022702208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5886711958436" calcext:value-type="float">
            <text:p>-1.5886711958436</text:p>
          </table:table-cell>
          <table:table-cell office:value-type="float" office:value="-2.5709792600091" calcext:value-type="float">
            <text:p>-2.5709792600091</text:p>
          </table:table-cell>
          <table:table-cell office:value-type="float" office:value="-0.606363131678096" calcext:value-type="float">
            <text:p>-0.606363131678096</text:p>
          </table:table-cell>
          <table:table-cell office:value-type="float" office:value="0.204196769052269" calcext:value-type="float">
            <text:p>0.204196769052269</text:p>
          </table:table-cell>
          <table:table-cell office:value-type="float" office:value="0.0764606339099146" calcext:value-type="float">
            <text:p>0.0764606339099146</text:p>
          </table:table-cell>
          <table:table-cell office:value-type="float" office:value="0.545330562397798" calcext:value-type="float">
            <text:p>0.545330562397798</text:p>
          </table:table-cell>
          <table:table-cell office:value-type="float" office:value="0.795803230947731" calcext:value-type="float">
            <text:p>0.795803230947731</text:p>
          </table:table-cell>
          <table:table-cell office:value-type="float" office:value="0.923539366090085" calcext:value-type="float">
            <text:p>0.923539366090085</text:p>
          </table:table-cell>
          <table:table-cell office:value-type="float" office:value="0.454669437602202" calcext:value-type="float">
            <text:p>0.45466943760220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27583871062039" calcext:value-type="float">
            <text:p>-2.27583871062039</text:p>
          </table:table-cell>
          <table:table-cell office:value-type="float" office:value="-3.15512991553505" calcext:value-type="float">
            <text:p>-3.15512991553505</text:p>
          </table:table-cell>
          <table:table-cell office:value-type="float" office:value="-1.39654750570573" calcext:value-type="float">
            <text:p>-1.39654750570573</text:p>
          </table:table-cell>
          <table:table-cell office:value-type="float" office:value="0.10271072772183" calcext:value-type="float">
            <text:p>0.10271072772183</text:p>
          </table:table-cell>
          <table:table-cell office:value-type="float" office:value="0.042632861961785" calcext:value-type="float">
            <text:p>0.042632861961785</text:p>
          </table:table-cell>
          <table:table-cell office:value-type="float" office:value="0.247449809928411" calcext:value-type="float">
            <text:p>0.247449809928411</text:p>
          </table:table-cell>
          <table:table-cell office:value-type="float" office:value="0.89728927227817" calcext:value-type="float">
            <text:p>0.89728927227817</text:p>
          </table:table-cell>
          <table:table-cell office:value-type="float" office:value="0.957367138038215" calcext:value-type="float">
            <text:p>0.957367138038215</text:p>
          </table:table-cell>
          <table:table-cell office:value-type="float" office:value="0.752550190071589" calcext:value-type="float">
            <text:p>0.752550190071589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58480900415453" calcext:value-type="float">
            <text:p>-1.58480900415453</text:p>
          </table:table-cell>
          <table:table-cell office:value-type="float" office:value="-2.09487189905485" calcext:value-type="float">
            <text:p>-2.09487189905485</text:p>
          </table:table-cell>
          <table:table-cell office:value-type="float" office:value="-1.07474610925421" calcext:value-type="float">
            <text:p>-1.07474610925421</text:p>
          </table:table-cell>
          <table:table-cell office:value-type="float" office:value="0.204986941032247" calcext:value-type="float">
            <text:p>0.204986941032247</text:p>
          </table:table-cell>
          <table:table-cell office:value-type="float" office:value="0.123086010078325" calcext:value-type="float">
            <text:p>0.123086010078325</text:p>
          </table:table-cell>
          <table:table-cell office:value-type="float" office:value="0.34138441864367" calcext:value-type="float">
            <text:p>0.34138441864367</text:p>
          </table:table-cell>
          <table:table-cell office:value-type="float" office:value="0.795013058967753" calcext:value-type="float">
            <text:p>0.795013058967753</text:p>
          </table:table-cell>
          <table:table-cell office:value-type="float" office:value="0.876913989921675" calcext:value-type="float">
            <text:p>0.876913989921675</text:p>
          </table:table-cell>
          <table:table-cell office:value-type="float" office:value="0.65861558135633" calcext:value-type="float">
            <text:p>0.65861558135633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5996352723791" calcext:value-type="float">
            <text:p>-1.5996352723791</text:p>
          </table:table-cell>
          <table:table-cell office:value-type="float" office:value="-2.1467207930084" calcext:value-type="float">
            <text:p>-2.1467207930084</text:p>
          </table:table-cell>
          <table:table-cell office:value-type="float" office:value="-1.05254975174981" calcext:value-type="float">
            <text:p>-1.05254975174981</text:p>
          </table:table-cell>
          <table:table-cell office:value-type="float" office:value="0.201970168661731" calcext:value-type="float">
            <text:p>0.201970168661731</text:p>
          </table:table-cell>
          <table:table-cell office:value-type="float" office:value="0.116866760411852" calcext:value-type="float">
            <text:p>0.116866760411852</text:p>
          </table:table-cell>
          <table:table-cell office:value-type="float" office:value="0.349046631270452" calcext:value-type="float">
            <text:p>0.349046631270452</text:p>
          </table:table-cell>
          <table:table-cell office:value-type="float" office:value="0.798029831338269" calcext:value-type="float">
            <text:p>0.798029831338269</text:p>
          </table:table-cell>
          <table:table-cell office:value-type="float" office:value="0.883133239588148" calcext:value-type="float">
            <text:p>0.883133239588148</text:p>
          </table:table-cell>
          <table:table-cell office:value-type="float" office:value="0.650953368729548" calcext:value-type="float">
            <text:p>0.650953368729548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908673039912541" calcext:value-type="float">
            <text:p>-0.908673039912541</text:p>
          </table:table-cell>
          <table:table-cell office:value-type="float" office:value="-1.36278792760701" calcext:value-type="float">
            <text:p>-1.36278792760701</text:p>
          </table:table-cell>
          <table:table-cell office:value-type="float" office:value="-0.454558152218076" calcext:value-type="float">
            <text:p>-0.454558152218076</text:p>
          </table:table-cell>
          <table:table-cell office:value-type="float" office:value="0.403058712156939" calcext:value-type="float">
            <text:p>0.403058712156939</text:p>
          </table:table-cell>
          <table:table-cell office:value-type="float" office:value="0.255946221814676" calcext:value-type="float">
            <text:p>0.255946221814676</text:p>
          </table:table-cell>
          <table:table-cell office:value-type="float" office:value="0.634728359316202" calcext:value-type="float">
            <text:p>0.634728359316202</text:p>
          </table:table-cell>
          <table:table-cell office:value-type="float" office:value="0.596941287843061" calcext:value-type="float">
            <text:p>0.596941287843061</text:p>
          </table:table-cell>
          <table:table-cell office:value-type="float" office:value="0.744053778185324" calcext:value-type="float">
            <text:p>0.744053778185324</text:p>
          </table:table-cell>
          <table:table-cell office:value-type="float" office:value="0.365271640683798" calcext:value-type="float">
            <text:p>0.365271640683798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55522557206209" calcext:value-type="float">
            <text:p>-1.55522557206209</text:p>
          </table:table-cell>
          <table:table-cell office:value-type="float" office:value="-2.35789010581123" calcext:value-type="float">
            <text:p>-2.35789010581123</text:p>
          </table:table-cell>
          <table:table-cell office:value-type="float" office:value="-0.752561038312943" calcext:value-type="float">
            <text:p>-0.752561038312943</text:p>
          </table:table-cell>
          <table:table-cell office:value-type="float" office:value="0.211141749588982" calcext:value-type="float">
            <text:p>0.211141749588982</text:p>
          </table:table-cell>
          <table:table-cell office:value-type="float" office:value="0.0946196501874694" calcext:value-type="float">
            <text:p>0.0946196501874694</text:p>
          </table:table-cell>
          <table:table-cell office:value-type="float" office:value="0.471158351686661" calcext:value-type="float">
            <text:p>0.471158351686661</text:p>
          </table:table-cell>
          <table:table-cell office:value-type="float" office:value="0.788858250411018" calcext:value-type="float">
            <text:p>0.788858250411018</text:p>
          </table:table-cell>
          <table:table-cell office:value-type="float" office:value="0.905380349812531" calcext:value-type="float">
            <text:p>0.905380349812531</text:p>
          </table:table-cell>
          <table:table-cell office:value-type="float" office:value="0.528841648313339" calcext:value-type="float">
            <text:p>0.528841648313339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0.887262321431148" calcext:value-type="float">
            <text:p>-0.887262321431148</text:p>
          </table:table-cell>
          <table:table-cell office:value-type="float" office:value="-1.6900291869217" calcext:value-type="float">
            <text:p>-1.6900291869217</text:p>
          </table:table-cell>
          <table:table-cell office:value-type="float" office:value="-0.084495455940598" calcext:value-type="float">
            <text:p>-0.084495455940598</text:p>
          </table:table-cell>
          <table:table-cell office:value-type="float" office:value="0.411781536519743" calcext:value-type="float">
            <text:p>0.411781536519743</text:p>
          </table:table-cell>
          <table:table-cell office:value-type="float" office:value="0.184514138514684" calcext:value-type="float">
            <text:p>0.184514138514684</text:p>
          </table:table-cell>
          <table:table-cell office:value-type="float" office:value="0.91897583124811" calcext:value-type="float">
            <text:p>0.91897583124811</text:p>
          </table:table-cell>
          <table:table-cell office:value-type="float" office:value="0.588218463480257" calcext:value-type="float">
            <text:p>0.588218463480257</text:p>
          </table:table-cell>
          <table:table-cell office:value-type="float" office:value="0.815485861485316" calcext:value-type="float">
            <text:p>0.815485861485316</text:p>
          </table:table-cell>
          <table:table-cell office:value-type="float" office:value="0.0810241687518899" calcext:value-type="float">
            <text:p>0.0810241687518899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4553808740854" calcext:value-type="float">
            <text:p>-2.4553808740854</text:p>
          </table:table-cell>
          <table:table-cell office:value-type="float" office:value="-4.41622121962681" calcext:value-type="float">
            <text:p>-4.41622121962681</text:p>
          </table:table-cell>
          <table:table-cell office:value-type="float" office:value="-0.494540528543992" calcext:value-type="float">
            <text:p>-0.494540528543992</text:p>
          </table:table-cell>
          <table:table-cell office:value-type="float" office:value="0.0858304986022181" calcext:value-type="float">
            <text:p>0.0858304986022181</text:p>
          </table:table-cell>
          <table:table-cell office:value-type="float" office:value="0.0120797930333048" calcext:value-type="float">
            <text:p>0.0120797930333048</text:p>
          </table:table-cell>
          <table:table-cell office:value-type="float" office:value="0.609851052082963" calcext:value-type="float">
            <text:p>0.609851052082963</text:p>
          </table:table-cell>
          <table:table-cell office:value-type="float" office:value="0.914169501397782" calcext:value-type="float">
            <text:p>0.914169501397782</text:p>
          </table:table-cell>
          <table:table-cell office:value-type="float" office:value="0.987920206966695" calcext:value-type="float">
            <text:p>0.987920206966695</text:p>
          </table:table-cell>
          <table:table-cell office:value-type="float" office:value="0.390148947917037" calcext:value-type="float">
            <text:p>0.390148947917037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65936276019516" calcext:value-type="float">
            <text:p>-1.65936276019516</text:p>
          </table:table-cell>
          <table:table-cell office:value-type="float" office:value="-2.64149736676609" calcext:value-type="float">
            <text:p>-2.64149736676609</text:p>
          </table:table-cell>
          <table:table-cell office:value-type="float" office:value="-0.677228153624228" calcext:value-type="float">
            <text:p>-0.677228153624228</text:p>
          </table:table-cell>
          <table:table-cell office:value-type="float" office:value="0.190260182841597" calcext:value-type="float">
            <text:p>0.190260182841597</text:p>
          </table:table-cell>
          <table:table-cell office:value-type="float" office:value="0.0712544955228608" calcext:value-type="float">
            <text:p>0.0712544955228608</text:p>
          </table:table-cell>
          <table:table-cell office:value-type="float" office:value="0.508023204841918" calcext:value-type="float">
            <text:p>0.508023204841918</text:p>
          </table:table-cell>
          <table:table-cell office:value-type="float" office:value="0.809739817158403" calcext:value-type="float">
            <text:p>0.809739817158403</text:p>
          </table:table-cell>
          <table:table-cell office:value-type="float" office:value="0.928745504477139" calcext:value-type="float">
            <text:p>0.928745504477139</text:p>
          </table:table-cell>
          <table:table-cell office:value-type="float" office:value="0.491976795158082" calcext:value-type="float">
            <text:p>0.491976795158082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953685621188571" calcext:value-type="float">
            <text:p>-0.953685621188571</text:p>
          </table:table-cell>
          <table:table-cell office:value-type="float" office:value="-1.43370583244972" calcext:value-type="float">
            <text:p>-1.43370583244972</text:p>
          </table:table-cell>
          <table:table-cell office:value-type="float" office:value="-0.473665409927417" calcext:value-type="float">
            <text:p>-0.473665409927417</text:p>
          </table:table-cell>
          <table:table-cell office:value-type="float" office:value="0.385318266026966" calcext:value-type="float">
            <text:p>0.385318266026966</text:p>
          </table:table-cell>
          <table:table-cell office:value-type="float" office:value="0.238423724684164" calcext:value-type="float">
            <text:p>0.238423724684164</text:p>
          </table:table-cell>
          <table:table-cell office:value-type="float" office:value="0.622715572163398" calcext:value-type="float">
            <text:p>0.622715572163398</text:p>
          </table:table-cell>
          <table:table-cell office:value-type="float" office:value="0.614681733973034" calcext:value-type="float">
            <text:p>0.614681733973034</text:p>
          </table:table-cell>
          <table:table-cell office:value-type="float" office:value="0.761576275315836" calcext:value-type="float">
            <text:p>0.761576275315836</text:p>
          </table:table-cell>
          <table:table-cell office:value-type="float" office:value="0.377284427836602" calcext:value-type="float">
            <text:p>0.377284427836602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26868273868012" calcext:value-type="float">
            <text:p>-1.26868273868012</text:p>
          </table:table-cell>
          <table:table-cell office:value-type="float" office:value="-1.77882436786525" calcext:value-type="float">
            <text:p>-1.77882436786525</text:p>
          </table:table-cell>
          <table:table-cell office:value-type="float" office:value="-0.758541109494982" calcext:value-type="float">
            <text:p>-0.758541109494982</text:p>
          </table:table-cell>
          <table:table-cell office:value-type="float" office:value="0.281201794164505" calcext:value-type="float">
            <text:p>0.281201794164505</text:p>
          </table:table-cell>
          <table:table-cell office:value-type="float" office:value="0.168836520277663" calcext:value-type="float">
            <text:p>0.168836520277663</text:p>
          </table:table-cell>
          <table:table-cell office:value-type="float" office:value="0.468349199043509" calcext:value-type="float">
            <text:p>0.468349199043509</text:p>
          </table:table-cell>
          <table:table-cell office:value-type="float" office:value="0.718798205835494" calcext:value-type="float">
            <text:p>0.718798205835494</text:p>
          </table:table-cell>
          <table:table-cell office:value-type="float" office:value="0.831163479722337" calcext:value-type="float">
            <text:p>0.831163479722337</text:p>
          </table:table-cell>
          <table:table-cell office:value-type="float" office:value="0.531650800956491" calcext:value-type="float">
            <text:p>0.531650800956491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971519085777467" calcext:value-type="float">
            <text:p>-0.971519085777467</text:p>
          </table:table-cell>
          <table:table-cell office:value-type="float" office:value="-1.46597395985242" calcext:value-type="float">
            <text:p>-1.46597395985242</text:p>
          </table:table-cell>
          <table:table-cell office:value-type="float" office:value="-0.47706421170251" calcext:value-type="float">
            <text:p>-0.47706421170251</text:p>
          </table:table-cell>
          <table:table-cell office:value-type="float" office:value="0.378507615620447" calcext:value-type="float">
            <text:p>0.378507615620447</text:p>
          </table:table-cell>
          <table:table-cell office:value-type="float" office:value="0.230853040355315" calcext:value-type="float">
            <text:p>0.230853040355315</text:p>
          </table:table-cell>
          <table:table-cell office:value-type="float" office:value="0.620602678059453" calcext:value-type="float">
            <text:p>0.620602678059453</text:p>
          </table:table-cell>
          <table:table-cell office:value-type="float" office:value="0.621492384379553" calcext:value-type="float">
            <text:p>0.621492384379553</text:p>
          </table:table-cell>
          <table:table-cell office:value-type="float" office:value="0.769146959644684" calcext:value-type="float">
            <text:p>0.769146959644684</text:p>
          </table:table-cell>
          <table:table-cell office:value-type="float" office:value="0.379397321940547" calcext:value-type="float">
            <text:p>0.379397321940547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23145181729576" calcext:value-type="float">
            <text:p>-1.23145181729576</text:p>
          </table:table-cell>
          <table:table-cell office:value-type="float" office:value="-2.03552457215661" calcext:value-type="float">
            <text:p>-2.03552457215661</text:p>
          </table:table-cell>
          <table:table-cell office:value-type="float" office:value="-0.427379062434912" calcext:value-type="float">
            <text:p>-0.427379062434912</text:p>
          </table:table-cell>
          <table:table-cell office:value-type="float" office:value="0.291868530155408" calcext:value-type="float">
            <text:p>0.291868530155408</text:p>
          </table:table-cell>
          <table:table-cell office:value-type="float" office:value="0.13061194913841" calcext:value-type="float">
            <text:p>0.13061194913841</text:p>
          </table:table-cell>
          <table:table-cell office:value-type="float" office:value="0.652216274674878" calcext:value-type="float">
            <text:p>0.652216274674878</text:p>
          </table:table-cell>
          <table:table-cell office:value-type="float" office:value="0.708131469844592" calcext:value-type="float">
            <text:p>0.708131469844592</text:p>
          </table:table-cell>
          <table:table-cell office:value-type="float" office:value="0.86938805086159" calcext:value-type="float">
            <text:p>0.86938805086159</text:p>
          </table:table-cell>
          <table:table-cell office:value-type="float" office:value="0.347783725325122" calcext:value-type="float">
            <text:p>0.347783725325122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704849564877263" calcext:value-type="float">
            <text:p>-0.704849564877263</text:p>
          </table:table-cell>
          <table:table-cell office:value-type="float" office:value="-1.68880873513647" calcext:value-type="float">
            <text:p>-1.68880873513647</text:p>
          </table:table-cell>
          <table:table-cell office:value-type="float" office:value="0.27910960538194" calcext:value-type="float">
            <text:p>0.27910960538194</text:p>
          </table:table-cell>
          <table:table-cell office:value-type="float" office:value="0.494182911131454" calcext:value-type="float">
            <text:p>0.494182911131454</text:p>
          </table:table-cell>
          <table:table-cell office:value-type="float" office:value="0.184739466597496" calcext:value-type="float">
            <text:p>0.184739466597496</text:p>
          </table:table-cell>
          <table:table-cell office:value-type="float" office:value="1.32195222900826" calcext:value-type="float">
            <text:p>1.32195222900826</text:p>
          </table:table-cell>
          <table:table-cell office:value-type="float" office:value="0.505817088868546" calcext:value-type="float">
            <text:p>0.505817088868546</text:p>
          </table:table-cell>
          <table:table-cell office:value-type="float" office:value="0.815260533402504" calcext:value-type="float">
            <text:p>0.815260533402504</text:p>
          </table:table-cell>
          <table:table-cell office:value-type="float" office:value="-0.321952229008265" calcext:value-type="float">
            <text:p>-0.321952229008265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19314108033935" calcext:value-type="float">
            <text:p>-1.19314108033935</text:p>
          </table:table-cell>
          <table:table-cell office:value-type="float" office:value="-2.1756532715907" calcext:value-type="float">
            <text:p>-2.1756532715907</text:p>
          </table:table-cell>
          <table:table-cell office:value-type="float" office:value="-0.210628889088004" calcext:value-type="float">
            <text:p>-0.210628889088004</text:p>
          </table:table-cell>
          <table:table-cell office:value-type="float" office:value="0.30326717984737" calcext:value-type="float">
            <text:p>0.30326717984737</text:p>
          </table:table-cell>
          <table:table-cell office:value-type="float" office:value="0.113533960928143" calcext:value-type="float">
            <text:p>0.113533960928143</text:p>
          </table:table-cell>
          <table:table-cell office:value-type="float" office:value="0.810074638643028" calcext:value-type="float">
            <text:p>0.810074638643028</text:p>
          </table:table-cell>
          <table:table-cell office:value-type="float" office:value="0.69673282015263" calcext:value-type="float">
            <text:p>0.69673282015263</text:p>
          </table:table-cell>
          <table:table-cell office:value-type="float" office:value="0.886466039071857" calcext:value-type="float">
            <text:p>0.886466039071857</text:p>
          </table:table-cell>
          <table:table-cell office:value-type="float" office:value="0.189925361356972" calcext:value-type="float">
            <text:p>0.189925361356972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219104757702" calcext:value-type="float">
            <text:p>-1.219104757702</text:p>
          </table:table-cell>
          <table:table-cell office:value-type="float" office:value="-1.42532568878351" calcext:value-type="float">
            <text:p>-1.42532568878351</text:p>
          </table:table-cell>
          <table:table-cell office:value-type="float" office:value="-1.01288382662049" calcext:value-type="float">
            <text:p>-1.01288382662049</text:p>
          </table:table-cell>
          <table:table-cell office:value-type="float" office:value="0.295494587799805" calcext:value-type="float">
            <text:p>0.295494587799805</text:p>
          </table:table-cell>
          <table:table-cell office:value-type="float" office:value="0.2404301450539" calcext:value-type="float">
            <text:p>0.2404301450539</text:p>
          </table:table-cell>
          <table:table-cell office:value-type="float" office:value="0.363170148233293" calcext:value-type="float">
            <text:p>0.363170148233293</text:p>
          </table:table-cell>
          <table:table-cell office:value-type="float" office:value="0.704505412200195" calcext:value-type="float">
            <text:p>0.704505412200195</text:p>
          </table:table-cell>
          <table:table-cell office:value-type="float" office:value="0.7595698549461" calcext:value-type="float">
            <text:p>0.7595698549461</text:p>
          </table:table-cell>
          <table:table-cell office:value-type="float" office:value="0.636829851766707" calcext:value-type="float">
            <text:p>0.636829851766707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26429579618599" calcext:value-type="float">
            <text:p>-0.826429579618599</text:p>
          </table:table-cell>
          <table:table-cell office:value-type="float" office:value="-1.03850447716108" calcext:value-type="float">
            <text:p>-1.03850447716108</text:p>
          </table:table-cell>
          <table:table-cell office:value-type="float" office:value="-0.614354682076115" calcext:value-type="float">
            <text:p>-0.614354682076115</text:p>
          </table:table-cell>
          <table:table-cell office:value-type="float" office:value="0.437608948248211" calcext:value-type="float">
            <text:p>0.437608948248211</text:p>
          </table:table-cell>
          <table:table-cell office:value-type="float" office:value="0.353983676971638" calcext:value-type="float">
            <text:p>0.353983676971638</text:p>
          </table:table-cell>
          <table:table-cell office:value-type="float" office:value="0.540989893164619" calcext:value-type="float">
            <text:p>0.540989893164619</text:p>
          </table:table-cell>
          <table:table-cell office:value-type="float" office:value="0.562391051751789" calcext:value-type="float">
            <text:p>0.562391051751789</text:p>
          </table:table-cell>
          <table:table-cell office:value-type="float" office:value="0.646016323028362" calcext:value-type="float">
            <text:p>0.646016323028362</text:p>
          </table:table-cell>
          <table:table-cell office:value-type="float" office:value="0.459010106835381" calcext:value-type="float">
            <text:p>0.459010106835381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570090823773247" calcext:value-type="float">
            <text:p>-0.570090823773247</text:p>
          </table:table-cell>
          <table:table-cell office:value-type="float" office:value="-0.835873541474113" calcext:value-type="float">
            <text:p>-0.835873541474113</text:p>
          </table:table-cell>
          <table:table-cell office:value-type="float" office:value="-0.30430810607238" calcext:value-type="float">
            <text:p>-0.30430810607238</text:p>
          </table:table-cell>
          <table:table-cell office:value-type="float" office:value="0.565474077877755" calcext:value-type="float">
            <text:p>0.565474077877755</text:p>
          </table:table-cell>
          <table:table-cell office:value-type="float" office:value="0.43349563957003" calcext:value-type="float">
            <text:p>0.43349563957003</text:p>
          </table:table-cell>
          <table:table-cell office:value-type="float" office:value="0.737633562055796" calcext:value-type="float">
            <text:p>0.737633562055796</text:p>
          </table:table-cell>
          <table:table-cell office:value-type="float" office:value="0.434525922122245" calcext:value-type="float">
            <text:p>0.434525922122245</text:p>
          </table:table-cell>
          <table:table-cell office:value-type="float" office:value="0.56650436042997" calcext:value-type="float">
            <text:p>0.56650436042997</text:p>
          </table:table-cell>
          <table:table-cell office:value-type="float" office:value="0.262366437944204" calcext:value-type="float">
            <text:p>0.262366437944204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112662478709023" calcext:value-type="float">
            <text:p>-0.112662478709023</text:p>
          </table:table-cell>
          <table:table-cell office:value-type="float" office:value="-0.653026422276918" calcext:value-type="float">
            <text:p>-0.653026422276918</text:p>
          </table:table-cell>
          <table:table-cell office:value-type="float" office:value="0.427701464858872" calcext:value-type="float">
            <text:p>0.427701464858872</text:p>
          </table:table-cell>
          <table:table-cell office:value-type="float" office:value="0.893452168359719" calcext:value-type="float">
            <text:p>0.893452168359719</text:p>
          </table:table-cell>
          <table:table-cell office:value-type="float" office:value="0.520468234151793" calcext:value-type="float">
            <text:p>0.520468234151793</text:p>
          </table:table-cell>
          <table:table-cell office:value-type="float" office:value="1.53372814086839" calcext:value-type="float">
            <text:p>1.53372814086839</text:p>
          </table:table-cell>
          <table:table-cell office:value-type="float" office:value="0.106547831640281" calcext:value-type="float">
            <text:p>0.106547831640281</text:p>
          </table:table-cell>
          <table:table-cell office:value-type="float" office:value="0.479531765848207" calcext:value-type="float">
            <text:p>0.479531765848207</text:p>
          </table:table-cell>
          <table:table-cell office:value-type="float" office:value="-0.533728140868389" calcext:value-type="float">
            <text:p>-0.533728140868389</text:p>
          </table:table-cell>
        </table:table-row>
        <table:table-row table:style-name="ro1">
          <table:table-cell office:value-type="string" calcext:value-type="string">
            <text:p>Immunitysecboost45_001-061</text:p>
          </table:table-cell>
          <table:table-cell office:value-type="float" office:value="-1.64834593866787" calcext:value-type="float">
            <text:p>-1.64834593866787</text:p>
          </table:table-cell>
          <table:table-cell office:value-type="float" office:value="-1.99700446267572" calcext:value-type="float">
            <text:p>-1.99700446267572</text:p>
          </table:table-cell>
          <table:table-cell office:value-type="float" office:value="-1.29968741466002" calcext:value-type="float">
            <text:p>-1.29968741466002</text:p>
          </table:table-cell>
          <table:table-cell office:value-type="float" office:value="0.192367833809839" calcext:value-type="float">
            <text:p>0.192367833809839</text:p>
          </table:table-cell>
          <table:table-cell office:value-type="float" office:value="0.135741292933839" calcext:value-type="float">
            <text:p>0.135741292933839</text:p>
          </table:table-cell>
          <table:table-cell office:value-type="float" office:value="0.272616995793066" calcext:value-type="float">
            <text:p>0.272616995793066</text:p>
          </table:table-cell>
          <table:table-cell office:value-type="float" office:value="0.807632166190161" calcext:value-type="float">
            <text:p>0.807632166190161</text:p>
          </table:table-cell>
          <table:table-cell office:value-type="float" office:value="0.864258707066161" calcext:value-type="float">
            <text:p>0.864258707066161</text:p>
          </table:table-cell>
          <table:table-cell office:value-type="float" office:value="0.727383004206934" calcext:value-type="float">
            <text:p>0.727383004206934</text:p>
          </table:table-cell>
        </table:table-row>
        <table:table-row table:style-name="ro1">
          <table:table-cell office:value-type="string" calcext:value-type="string">
            <text:p>Immunitysecboost45_062-122</text:p>
          </table:table-cell>
          <table:table-cell office:value-type="float" office:value="-1.15517206223937" calcext:value-type="float">
            <text:p>-1.15517206223937</text:p>
          </table:table-cell>
          <table:table-cell office:value-type="float" office:value="-1.51908704353105" calcext:value-type="float">
            <text:p>-1.51908704353105</text:p>
          </table:table-cell>
          <table:table-cell office:value-type="float" office:value="-0.791257080947681" calcext:value-type="float">
            <text:p>-0.791257080947681</text:p>
          </table:table-cell>
          <table:table-cell office:value-type="float" office:value="0.315003332061521" calcext:value-type="float">
            <text:p>0.315003332061521</text:p>
          </table:table-cell>
          <table:table-cell office:value-type="float" office:value="0.21891165255902" calcext:value-type="float">
            <text:p>0.21891165255902</text:p>
          </table:table-cell>
          <table:table-cell office:value-type="float" office:value="0.453274634081477" calcext:value-type="float">
            <text:p>0.453274634081477</text:p>
          </table:table-cell>
          <table:table-cell office:value-type="float" office:value="0.684996667938479" calcext:value-type="float">
            <text:p>0.684996667938479</text:p>
          </table:table-cell>
          <table:table-cell office:value-type="float" office:value="0.78108834744098" calcext:value-type="float">
            <text:p>0.78108834744098</text:p>
          </table:table-cell>
          <table:table-cell office:value-type="float" office:value="0.546725365918523" calcext:value-type="float">
            <text:p>0.546725365918523</text:p>
          </table:table-cell>
        </table:table-row>
        <table:table-row table:style-name="ro1">
          <table:table-cell office:value-type="string" calcext:value-type="string">
            <text:p>Immunitysecboost45_123-183</text:p>
          </table:table-cell>
          <table:table-cell office:value-type="float" office:value="-0.801351634615235" calcext:value-type="float">
            <text:p>-0.801351634615235</text:p>
          </table:table-cell>
          <table:table-cell office:value-type="float" office:value="-1.79262376069223" calcext:value-type="float">
            <text:p>-1.79262376069223</text:p>
          </table:table-cell>
          <table:table-cell office:value-type="float" office:value="0.189920491461758" calcext:value-type="float">
            <text:p>0.189920491461758</text:p>
          </table:table-cell>
          <table:table-cell office:value-type="float" office:value="0.448722045793999" calcext:value-type="float">
            <text:p>0.448722045793999</text:p>
          </table:table-cell>
          <table:table-cell office:value-type="float" office:value="0.166522680321352" calcext:value-type="float">
            <text:p>0.166522680321352</text:p>
          </table:table-cell>
          <table:table-cell office:value-type="float" office:value="1.20915345581147" calcext:value-type="float">
            <text:p>1.20915345581147</text:p>
          </table:table-cell>
          <table:table-cell office:value-type="float" office:value="0.551277954206001" calcext:value-type="float">
            <text:p>0.551277954206001</text:p>
          </table:table-cell>
          <table:table-cell office:value-type="float" office:value="0.833477319678648" calcext:value-type="float">
            <text:p>0.833477319678648</text:p>
          </table:table-cell>
          <table:table-cell office:value-type="float" office:value="-0.209153455811471" calcext:value-type="float">
            <text:p>-0.209153455811471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18602696537446" calcext:value-type="float">
            <text:p>-1.18602696537446</text:p>
          </table:table-cell>
          <table:table-cell office:value-type="float" office:value="-1.64564249374215" calcext:value-type="float">
            <text:p>-1.64564249374215</text:p>
          </table:table-cell>
          <table:table-cell office:value-type="float" office:value="-0.726411437006773" calcext:value-type="float">
            <text:p>-0.726411437006773</text:p>
          </table:table-cell>
          <table:table-cell office:value-type="float" office:value="0.305432349932623" calcext:value-type="float">
            <text:p>0.305432349932623</text:p>
          </table:table-cell>
          <table:table-cell office:value-type="float" office:value="0.1928885932591" calcext:value-type="float">
            <text:p>0.1928885932591</text:p>
          </table:table-cell>
          <table:table-cell office:value-type="float" office:value="0.483641457533225" calcext:value-type="float">
            <text:p>0.483641457533225</text:p>
          </table:table-cell>
          <table:table-cell office:value-type="float" office:value="0.694567650067377" calcext:value-type="float">
            <text:p>0.694567650067377</text:p>
          </table:table-cell>
          <table:table-cell office:value-type="float" office:value="0.8071114067409" calcext:value-type="float">
            <text:p>0.8071114067409</text:p>
          </table:table-cell>
          <table:table-cell office:value-type="float" office:value="0.516358542466775" calcext:value-type="float">
            <text:p>0.51635854246677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6388543131508" calcext:value-type="float">
            <text:p>-2.6388543131508</text:p>
          </table:table-cell>
          <table:table-cell office:value-type="float" office:value="-4.05561574787788" calcext:value-type="float">
            <text:p>-4.05561574787788</text:p>
          </table:table-cell>
          <table:table-cell office:value-type="float" office:value="-1.22209287842372" calcext:value-type="float">
            <text:p>-1.22209287842372</text:p>
          </table:table-cell>
          <table:table-cell office:value-type="float" office:value="0.0714430740766924" calcext:value-type="float">
            <text:p>0.0714430740766924</text:p>
          </table:table-cell>
          <table:table-cell office:value-type="float" office:value="0.0173248091839909" calcext:value-type="float">
            <text:p>0.0173248091839909</text:p>
          </table:table-cell>
          <table:table-cell office:value-type="float" office:value="0.294612932201541" calcext:value-type="float">
            <text:p>0.294612932201541</text:p>
          </table:table-cell>
          <table:table-cell office:value-type="float" office:value="0.928556925923308" calcext:value-type="float">
            <text:p>0.928556925923308</text:p>
          </table:table-cell>
          <table:table-cell office:value-type="float" office:value="0.982675190816009" calcext:value-type="float">
            <text:p>0.982675190816009</text:p>
          </table:table-cell>
          <table:table-cell office:value-type="float" office:value="0.705387067798459" calcext:value-type="float">
            <text:p>0.70538706779845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44941525347883" calcext:value-type="float">
            <text:p>-2.44941525347883</text:p>
          </table:table-cell>
          <table:table-cell office:value-type="float" office:value="-4.43118706140672" calcext:value-type="float">
            <text:p>-4.43118706140672</text:p>
          </table:table-cell>
          <table:table-cell office:value-type="float" office:value="-0.467643445550932" calcext:value-type="float">
            <text:p>-0.467643445550932</text:p>
          </table:table-cell>
          <table:table-cell office:value-type="float" office:value="0.0863440611298695" calcext:value-type="float">
            <text:p>0.0863440611298695</text:p>
          </table:table-cell>
          <table:table-cell office:value-type="float" office:value="0.0119003548330394" calcext:value-type="float">
            <text:p>0.0119003548330394</text:p>
          </table:table-cell>
          <table:table-cell office:value-type="float" office:value="0.626476856950534" calcext:value-type="float">
            <text:p>0.626476856950534</text:p>
          </table:table-cell>
          <table:table-cell office:value-type="float" office:value="0.913655938870131" calcext:value-type="float">
            <text:p>0.913655938870131</text:p>
          </table:table-cell>
          <table:table-cell office:value-type="float" office:value="0.988099645166961" calcext:value-type="float">
            <text:p>0.988099645166961</text:p>
          </table:table-cell>
          <table:table-cell office:value-type="float" office:value="0.373523143049466" calcext:value-type="float">
            <text:p>0.37352314304946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37260900594101" calcext:value-type="float">
            <text:p>-1.37260900594101</text:p>
          </table:table-cell>
          <table:table-cell office:value-type="float" office:value="-2.05808144567295" calcext:value-type="float">
            <text:p>-2.05808144567295</text:p>
          </table:table-cell>
          <table:table-cell office:value-type="float" office:value="-0.687136566209069" calcext:value-type="float">
            <text:p>-0.687136566209069</text:p>
          </table:table-cell>
          <table:table-cell office:value-type="float" office:value="0.253444857075896" calcext:value-type="float">
            <text:p>0.253444857075896</text:p>
          </table:table-cell>
          <table:table-cell office:value-type="float" office:value="0.127698731979864" calcext:value-type="float">
            <text:p>0.127698731979864</text:p>
          </table:table-cell>
          <table:table-cell office:value-type="float" office:value="0.503014357169579" calcext:value-type="float">
            <text:p>0.503014357169579</text:p>
          </table:table-cell>
          <table:table-cell office:value-type="float" office:value="0.746555142924104" calcext:value-type="float">
            <text:p>0.746555142924104</text:p>
          </table:table-cell>
          <table:table-cell office:value-type="float" office:value="0.872301268020136" calcext:value-type="float">
            <text:p>0.872301268020136</text:p>
          </table:table-cell>
          <table:table-cell office:value-type="float" office:value="0.496985642830421" calcext:value-type="float">
            <text:p>0.496985642830421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32261118530326" calcext:value-type="float">
            <text:p>-1.32261118530326</text:p>
          </table:table-cell>
          <table:table-cell office:value-type="float" office:value="-2.03840708292025" calcext:value-type="float">
            <text:p>-2.03840708292025</text:p>
          </table:table-cell>
          <table:table-cell office:value-type="float" office:value="-0.60681528768628" calcext:value-type="float">
            <text:p>-0.60681528768628</text:p>
          </table:table-cell>
          <table:table-cell office:value-type="float" office:value="0.266438672102024" calcext:value-type="float">
            <text:p>0.266438672102024</text:p>
          </table:table-cell>
          <table:table-cell office:value-type="float" office:value="0.130236000886908" calcext:value-type="float">
            <text:p>0.130236000886908</text:p>
          </table:table-cell>
          <table:table-cell office:value-type="float" office:value="0.545084043644231" calcext:value-type="float">
            <text:p>0.545084043644231</text:p>
          </table:table-cell>
          <table:table-cell office:value-type="float" office:value="0.733561327897976" calcext:value-type="float">
            <text:p>0.733561327897976</text:p>
          </table:table-cell>
          <table:table-cell office:value-type="float" office:value="0.869763999113092" calcext:value-type="float">
            <text:p>0.869763999113092</text:p>
          </table:table-cell>
          <table:table-cell office:value-type="float" office:value="0.454915956355769" calcext:value-type="float">
            <text:p>0.454915956355769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908111254627064" calcext:value-type="float">
            <text:p>-0.908111254627064</text:p>
          </table:table-cell>
          <table:table-cell office:value-type="float" office:value="-1.47867716751564" calcext:value-type="float">
            <text:p>-1.47867716751564</text:p>
          </table:table-cell>
          <table:table-cell office:value-type="float" office:value="-0.337545341738484" calcext:value-type="float">
            <text:p>-0.337545341738484</text:p>
          </table:table-cell>
          <table:table-cell office:value-type="float" office:value="0.403285208225735" calcext:value-type="float">
            <text:p>0.403285208225735</text:p>
          </table:table-cell>
          <table:table-cell office:value-type="float" office:value="0.2279390141705" calcext:value-type="float">
            <text:p>0.2279390141705</text:p>
          </table:table-cell>
          <table:table-cell office:value-type="float" office:value="0.713519621752945" calcext:value-type="float">
            <text:p>0.713519621752945</text:p>
          </table:table-cell>
          <table:table-cell office:value-type="float" office:value="0.596714791774265" calcext:value-type="float">
            <text:p>0.596714791774265</text:p>
          </table:table-cell>
          <table:table-cell office:value-type="float" office:value="0.7720609858295" calcext:value-type="float">
            <text:p>0.7720609858295</text:p>
          </table:table-cell>
          <table:table-cell office:value-type="float" office:value="0.286480378247055" calcext:value-type="float">
            <text:p>0.286480378247055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801834924411709" calcext:value-type="float">
            <text:p>-0.801834924411709</text:p>
          </table:table-cell>
          <table:table-cell office:value-type="float" office:value="-1.34847176576487" calcext:value-type="float">
            <text:p>-1.34847176576487</text:p>
          </table:table-cell>
          <table:table-cell office:value-type="float" office:value="-0.255198083058553" calcext:value-type="float">
            <text:p>-0.255198083058553</text:p>
          </table:table-cell>
          <table:table-cell office:value-type="float" office:value="0.448505235403159" calcext:value-type="float">
            <text:p>0.448505235403159</text:p>
          </table:table-cell>
          <table:table-cell office:value-type="float" office:value="0.259636743369406" calcext:value-type="float">
            <text:p>0.259636743369406</text:p>
          </table:table-cell>
          <table:table-cell office:value-type="float" office:value="0.774763015332698" calcext:value-type="float">
            <text:p>0.774763015332698</text:p>
          </table:table-cell>
          <table:table-cell office:value-type="float" office:value="0.551494764596841" calcext:value-type="float">
            <text:p>0.551494764596841</text:p>
          </table:table-cell>
          <table:table-cell office:value-type="float" office:value="0.740363256630594" calcext:value-type="float">
            <text:p>0.740363256630594</text:p>
          </table:table-cell>
          <table:table-cell office:value-type="float" office:value="0.225236984667302" calcext:value-type="float">
            <text:p>0.225236984667302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12537862100958" calcext:value-type="float">
            <text:p>-0.12537862100958</text:p>
          </table:table-cell>
          <table:table-cell office:value-type="float" office:value="-0.545912991312663" calcext:value-type="float">
            <text:p>-0.545912991312663</text:p>
          </table:table-cell>
          <table:table-cell office:value-type="float" office:value="0.295155749293503" calcext:value-type="float">
            <text:p>0.295155749293503</text:p>
          </table:table-cell>
          <table:table-cell office:value-type="float" office:value="0.882162833963078" calcext:value-type="float">
            <text:p>0.882162833963078</text:p>
          </table:table-cell>
          <table:table-cell office:value-type="float" office:value="0.579312634419878" calcext:value-type="float">
            <text:p>0.579312634419878</text:p>
          </table:table-cell>
          <table:table-cell office:value-type="float" office:value="1.34333556595925" calcext:value-type="float">
            <text:p>1.34333556595925</text:p>
          </table:table-cell>
          <table:table-cell office:value-type="float" office:value="0.117837166036922" calcext:value-type="float">
            <text:p>0.117837166036922</text:p>
          </table:table-cell>
          <table:table-cell office:value-type="float" office:value="0.420687365580122" calcext:value-type="float">
            <text:p>0.420687365580122</text:p>
          </table:table-cell>
          <table:table-cell office:value-type="float" office:value="-0.343335565959247" calcext:value-type="float">
            <text:p>-0.343335565959247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73940034815364" calcext:value-type="float">
            <text:p>0.673940034815364</text:p>
          </table:table-cell>
          <table:table-cell office:value-type="float" office:value="0.30238662317021" calcext:value-type="float">
            <text:p>0.30238662317021</text:p>
          </table:table-cell>
          <table:table-cell office:value-type="float" office:value="1.04549344646052" calcext:value-type="float">
            <text:p>1.04549344646052</text:p>
          </table:table-cell>
          <table:table-cell office:value-type="float" office:value="1.96195227232536" calcext:value-type="float">
            <text:p>1.96195227232536</text:p>
          </table:table-cell>
          <table:table-cell office:value-type="float" office:value="1.3530842593206" calcext:value-type="float">
            <text:p>1.3530842593206</text:p>
          </table:table-cell>
          <table:table-cell office:value-type="float" office:value="2.84480193481477" calcext:value-type="float">
            <text:p>2.84480193481477</text:p>
          </table:table-cell>
          <table:table-cell office:value-type="float" office:value="-0.961952272325365" calcext:value-type="float">
            <text:p>-0.961952272325365</text:p>
          </table:table-cell>
          <table:table-cell office:value-type="float" office:value="-0.353084259320604" calcext:value-type="float">
            <text:p>-0.353084259320604</text:p>
          </table:table-cell>
          <table:table-cell office:value-type="float" office:value="-1.84480193481477" calcext:value-type="float">
            <text:p>-1.84480193481477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14257004108437" calcext:value-type="float">
            <text:p>1.14257004108437</text:p>
          </table:table-cell>
          <table:table-cell office:value-type="float" office:value="0.79687588626902" calcext:value-type="float">
            <text:p>0.79687588626902</text:p>
          </table:table-cell>
          <table:table-cell office:value-type="float" office:value="1.48826419589973" calcext:value-type="float">
            <text:p>1.48826419589973</text:p>
          </table:table-cell>
          <table:table-cell office:value-type="float" office:value="3.13481462352438" calcext:value-type="float">
            <text:p>3.13481462352438</text:p>
          </table:table-cell>
          <table:table-cell office:value-type="float" office:value="2.21859893495378" calcext:value-type="float">
            <text:p>2.21859893495378</text:p>
          </table:table-cell>
          <table:table-cell office:value-type="float" office:value="4.42940027106209" calcext:value-type="float">
            <text:p>4.42940027106209</text:p>
          </table:table-cell>
          <table:table-cell office:value-type="float" office:value="-2.13481462352438" calcext:value-type="float">
            <text:p>-2.13481462352438</text:p>
          </table:table-cell>
          <table:table-cell office:value-type="float" office:value="-1.21859893495378" calcext:value-type="float">
            <text:p>-1.21859893495378</text:p>
          </table:table-cell>
          <table:table-cell office:value-type="float" office:value="-3.42940027106209" calcext:value-type="float">
            <text:p>-3.42940027106209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76431420911227" calcext:value-type="float">
            <text:p>1.76431420911227</text:p>
          </table:table-cell>
          <table:table-cell office:value-type="float" office:value="1.43871321715548" calcext:value-type="float">
            <text:p>1.43871321715548</text:p>
          </table:table-cell>
          <table:table-cell office:value-type="float" office:value="2.08991520106906" calcext:value-type="float">
            <text:p>2.08991520106906</text:p>
          </table:table-cell>
          <table:table-cell office:value-type="float" office:value="5.83756763435127" calcext:value-type="float">
            <text:p>5.83756763435127</text:p>
          </table:table-cell>
          <table:table-cell office:value-type="float" office:value="4.21526819086431" calcext:value-type="float">
            <text:p>4.21526819086431</text:p>
          </table:table-cell>
          <table:table-cell office:value-type="float" office:value="8.0842296012103" calcext:value-type="float">
            <text:p>8.0842296012103</text:p>
          </table:table-cell>
          <table:table-cell office:value-type="float" office:value="-4.83756763435127" calcext:value-type="float">
            <text:p>-4.83756763435127</text:p>
          </table:table-cell>
          <table:table-cell office:value-type="float" office:value="-3.21526819086431" calcext:value-type="float">
            <text:p>-3.21526819086431</text:p>
          </table:table-cell>
          <table:table-cell office:value-type="float" office:value="-7.0842296012103" calcext:value-type="float">
            <text:p>-7.0842296012103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45670697564754" calcext:value-type="float">
            <text:p>2.45670697564754</text:p>
          </table:table-cell>
          <table:table-cell office:value-type="float" office:value="2.14833467442858" calcext:value-type="float">
            <text:p>2.14833467442858</text:p>
          </table:table-cell>
          <table:table-cell office:value-type="float" office:value="2.76507927686651" calcext:value-type="float">
            <text:p>2.76507927686651</text:p>
          </table:table-cell>
          <table:table-cell office:value-type="float" office:value="11.6663307044769" calcext:value-type="float">
            <text:p>11.6663307044769</text:p>
          </table:table-cell>
          <table:table-cell office:value-type="float" office:value="8.57057371059031" calcext:value-type="float">
            <text:p>8.57057371059031</text:p>
          </table:table-cell>
          <table:table-cell office:value-type="float" office:value="15.8802988810472" calcext:value-type="float">
            <text:p>15.8802988810472</text:p>
          </table:table-cell>
          <table:table-cell office:value-type="float" office:value="-10.6663307044769" calcext:value-type="float">
            <text:p>-10.6663307044769</text:p>
          </table:table-cell>
          <table:table-cell office:value-type="float" office:value="-7.57057371059031" calcext:value-type="float">
            <text:p>-7.57057371059031</text:p>
          </table:table-cell>
          <table:table-cell office:value-type="float" office:value="-14.8802988810472" calcext:value-type="float">
            <text:p>-14.8802988810472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12718455676025" calcext:value-type="float">
            <text:p>3.12718455676025</text:p>
          </table:table-cell>
          <table:table-cell office:value-type="float" office:value="2.82503565139612" calcext:value-type="float">
            <text:p>2.82503565139612</text:p>
          </table:table-cell>
          <table:table-cell office:value-type="float" office:value="3.42933346212438" calcext:value-type="float">
            <text:p>3.42933346212438</text:p>
          </table:table-cell>
          <table:table-cell office:value-type="float" office:value="22.8096697241739" calcext:value-type="float">
            <text:p>22.8096697241739</text:p>
          </table:table-cell>
          <table:table-cell office:value-type="float" office:value="16.8615461130331" calcext:value-type="float">
            <text:p>16.8615461130331</text:p>
          </table:table-cell>
          <table:table-cell office:value-type="float" office:value="30.8560691551141" calcext:value-type="float">
            <text:p>30.8560691551141</text:p>
          </table:table-cell>
          <table:table-cell office:value-type="float" office:value="-21.8096697241739" calcext:value-type="float">
            <text:p>-21.8096697241739</text:p>
          </table:table-cell>
          <table:table-cell office:value-type="float" office:value="-15.8615461130331" calcext:value-type="float">
            <text:p>-15.8615461130331</text:p>
          </table:table-cell>
          <table:table-cell office:value-type="float" office:value="-29.8560691551141" calcext:value-type="float">
            <text:p>-29.8560691551141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80378969751136" calcext:value-type="float">
            <text:p>3.80378969751136</text:p>
          </table:table-cell>
          <table:table-cell office:value-type="float" office:value="3.50362751473818" calcext:value-type="float">
            <text:p>3.50362751473818</text:p>
          </table:table-cell>
          <table:table-cell office:value-type="float" office:value="4.10395188028453" calcext:value-type="float">
            <text:p>4.10395188028453</text:p>
          </table:table-cell>
          <table:table-cell office:value-type="float" office:value="44.8709098617028" calcext:value-type="float">
            <text:p>44.8709098617028</text:p>
          </table:table-cell>
          <table:table-cell office:value-type="float" office:value="33.2357968932791" calcext:value-type="float">
            <text:p>33.2357968932791</text:p>
          </table:table-cell>
          <table:table-cell office:value-type="float" office:value="60.5792169895044" calcext:value-type="float">
            <text:p>60.5792169895044</text:p>
          </table:table-cell>
          <table:table-cell office:value-type="float" office:value="-43.8709098617028" calcext:value-type="float">
            <text:p>-43.8709098617028</text:p>
          </table:table-cell>
          <table:table-cell office:value-type="float" office:value="-32.2357968932791" calcext:value-type="float">
            <text:p>-32.2357968932791</text:p>
          </table:table-cell>
          <table:table-cell office:value-type="float" office:value="-59.5792169895044" calcext:value-type="float">
            <text:p>-59.5792169895044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55277203737948" calcext:value-type="float">
            <text:p>4.55277203737948</text:p>
          </table:table-cell>
          <table:table-cell office:value-type="float" office:value="4.25581380588781" calcext:value-type="float">
            <text:p>4.25581380588781</text:p>
          </table:table-cell>
          <table:table-cell office:value-type="float" office:value="4.84973026887115" calcext:value-type="float">
            <text:p>4.84973026887115</text:p>
          </table:table-cell>
          <table:table-cell office:value-type="float" office:value="94.895096811036" calcext:value-type="float">
            <text:p>94.895096811036</text:p>
          </table:table-cell>
          <table:table-cell office:value-type="float" office:value="70.5141786984986" calcext:value-type="float">
            <text:p>70.5141786984986</text:p>
          </table:table-cell>
          <table:table-cell office:value-type="float" office:value="127.705938932926" calcext:value-type="float">
            <text:p>127.705938932926</text:p>
          </table:table-cell>
          <table:table-cell office:value-type="float" office:value="-93.895096811036" calcext:value-type="float">
            <text:p>-93.895096811036</text:p>
          </table:table-cell>
          <table:table-cell office:value-type="float" office:value="-69.5141786984986" calcext:value-type="float">
            <text:p>-69.5141786984986</text:p>
          </table:table-cell>
          <table:table-cell office:value-type="float" office:value="-126.705938932926" calcext:value-type="float">
            <text:p>-126.705938932926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61593646412707" calcext:value-type="float">
            <text:p>0.561593646412707</text:p>
          </table:table-cell>
          <table:table-cell office:value-type="float" office:value="0.50566424723132" calcext:value-type="float">
            <text:p>0.50566424723132</text:p>
          </table:table-cell>
          <table:table-cell office:value-type="float" office:value="0.617523045594093" calcext:value-type="float">
            <text:p>0.617523045594093</text:p>
          </table:table-cell>
          <table:table-cell office:value-type="float" office:value="1.75346467752669" calcext:value-type="float">
            <text:p>1.75346467752669</text:p>
          </table:table-cell>
          <table:table-cell office:value-type="float" office:value="1.65808653413732" calcext:value-type="float">
            <text:p>1.65808653413732</text:p>
          </table:table-cell>
          <table:table-cell office:value-type="float" office:value="1.85432925968094" calcext:value-type="float">
            <text:p>1.85432925968094</text:p>
          </table:table-cell>
          <table:table-cell office:value-type="float" office:value="-0.753464677526693" calcext:value-type="float">
            <text:p>-0.753464677526693</text:p>
          </table:table-cell>
          <table:table-cell office:value-type="float" office:value="-0.658086534137315" calcext:value-type="float">
            <text:p>-0.658086534137315</text:p>
          </table:table-cell>
          <table:table-cell office:value-type="float" office:value="-0.854329259680943" calcext:value-type="float">
            <text:p>-0.854329259680943</text:p>
          </table:table-cell>
        </table:table-row>
      </table:table>
      <table:table table:name="HospNewVar" table:style-name="ta1">
        <office:forms form:automatic-focus="false" form:apply-design-mode="false"/>
        <table:table-column table:style-name="co4" table:number-columns-repeated="50" table:default-cell-style-name="Default"/>
        <table:table-column table:style-name="co4" table:number-columns-repeated="7" table:default-cell-style-name="ce1"/>
        <table:table-column table:style-name="co4" table:number-columns-repeated="5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Immunity_other</text:p>
          </table:table-cell>
          <table:table-cell office:value-type="string" calcext:value-type="string">
            <text:p>Immunityboost_001-061</text:p>
          </table:table-cell>
          <table:table-cell office:value-type="string" calcext:value-type="string">
            <text:p>Immunityboost_062-122</text:p>
          </table:table-cell>
          <table:table-cell office:value-type="string" calcext:value-type="string">
            <text:p>Immunityboost_123-183</text:p>
          </table:table-cell>
          <table:table-cell office:value-type="string" calcext:value-type="string">
            <text:p>Immunityboost_184-244</text:p>
          </table:table-cell>
          <table:table-cell office:value-type="string" calcext:value-type="string">
            <text:p>Immunityboost_245-305</text:p>
          </table:table-cell>
          <table:table-cell office:value-type="string" calcext:value-type="string">
            <text:p>Immunityboost_306-366</text:p>
          </table:table-cell>
          <table:table-cell office:value-type="string" calcext:value-type="string">
            <text:p>Immunityboost_367-427</text:p>
          </table:table-cell>
          <table:table-cell office:value-type="string" calcext:value-type="string">
            <text:p>Immunityboost_428-488</text:p>
          </table:table-cell>
          <table:table-cell office:value-type="string" calcext:value-type="string">
            <text:p>Immunityfull_062-122</text:p>
          </table:table-cell>
          <table:table-cell office:value-type="string" calcext:value-type="string">
            <text:p>Immunityfull_123-183</text:p>
          </table:table-cell>
          <table:table-cell office:value-type="string" calcext:value-type="string">
            <text:p>Immunityfull_184-244</text:p>
          </table:table-cell>
          <table:table-cell office:value-type="string" calcext:value-type="string">
            <text:p>Immunityfull_245-305</text:p>
          </table:table-cell>
          <table:table-cell office:value-type="string" calcext:value-type="string">
            <text:p>Immunityfull_306-366</text:p>
          </table:table-cell>
          <table:table-cell office:value-type="string" calcext:value-type="string">
            <text:p>Immunityfull_367-427</text:p>
          </table:table-cell>
          <table:table-cell office:value-type="string" calcext:value-type="string">
            <text:p>Immunityfull_428-488</text:p>
          </table:table-cell>
          <table:table-cell office:value-type="string" calcext:value-type="string">
            <text:p>Immunityfull_489-549</text:p>
          </table:table-cell>
          <table:table-cell office:value-type="string" calcext:value-type="string">
            <text:p>Immunityhybridboost_001-061</text:p>
          </table:table-cell>
          <table:table-cell office:value-type="string" calcext:value-type="string">
            <text:p>Immunityhybridboost_062-122</text:p>
          </table:table-cell>
          <table:table-cell office:value-type="string" calcext:value-type="string">
            <text:p>Immunityhybridboost_123-183</text:p>
          </table:table-cell>
          <table:table-cell office:value-type="string" calcext:value-type="string">
            <text:p>Immunityhybridboost_184-244</text:p>
          </table:table-cell>
          <table:table-cell office:value-type="string" calcext:value-type="string">
            <text:p>Immunityhybridboost_245-305</text:p>
          </table:table-cell>
          <table:table-cell office:value-type="string" calcext:value-type="string">
            <text:p>Immunityhybridboost_306-366</text:p>
          </table:table-cell>
          <table:table-cell office:value-type="string" calcext:value-type="string">
            <text:p>Immunityhybridboost_367-427</text:p>
          </table:table-cell>
          <table:table-cell office:value-type="string" calcext:value-type="string">
            <text:p>Immunityhybridboost_428-488</text:p>
          </table:table-cell>
          <table:table-cell office:value-type="string" calcext:value-type="string">
            <text:p>Immunityhybridfull_062-122</text:p>
          </table:table-cell>
          <table:table-cell office:value-type="string" calcext:value-type="string">
            <text:p>Immunityhybridfull_123-183</text:p>
          </table:table-cell>
          <table:table-cell office:value-type="string" calcext:value-type="string">
            <text:p>Immunityhybridfull_184-244</text:p>
          </table:table-cell>
          <table:table-cell office:value-type="string" calcext:value-type="string">
            <text:p>Immunityhybridfull_245-305</text:p>
          </table:table-cell>
          <table:table-cell office:value-type="string" calcext:value-type="string">
            <text:p>Immunityhybridfull_306-366</text:p>
          </table:table-cell>
          <table:table-cell office:value-type="string" calcext:value-type="string">
            <text:p>Immunityhybridfull_367-427</text:p>
          </table:table-cell>
          <table:table-cell office:value-type="string" calcext:value-type="string">
            <text:p>Immunityhybridfull_428-488</text:p>
          </table:table-cell>
          <table:table-cell office:value-type="string" calcext:value-type="string">
            <text:p>Immunityhybridfull_489-549</text:p>
          </table:table-cell>
          <table:table-cell office:value-type="string" calcext:value-type="string">
            <text:p>Immunityinf_062-122</text:p>
          </table:table-cell>
          <table:table-cell office:value-type="string" calcext:value-type="string">
            <text:p>Immunityinf_123-183</text:p>
          </table:table-cell>
          <table:table-cell office:value-type="string" calcext:value-type="string">
            <text:p>Immunityinf_184-244</text:p>
          </table:table-cell>
          <table:table-cell office:value-type="string" calcext:value-type="string">
            <text:p>Immunityinf_245-305</text:p>
          </table:table-cell>
          <table:table-cell office:value-type="string" calcext:value-type="string">
            <text:p>Immunityinf_306-366</text:p>
          </table:table-cell>
          <table:table-cell office:value-type="string" calcext:value-type="string">
            <text:p>Immunityinf_367-427</text:p>
          </table:table-cell>
          <table:table-cell office:value-type="string" calcext:value-type="string">
            <text:p>Immunityinf_428-488</text:p>
          </table:table-cell>
          <table:table-cell office:value-type="string" calcext:value-type="string">
            <text:p>Immunityinf_489-549</text:p>
          </table:table-cell>
          <table:table-cell office:value-type="string" calcext:value-type="string">
            <text:p>Immunitysecboost_001-061</text:p>
          </table:table-cell>
          <table:table-cell office:value-type="string" calcext:value-type="string">
            <text:p>Immunitysecboost_062-122</text:p>
          </table:table-cell>
          <table:table-cell office:value-type="string" calcext:value-type="string">
            <text:p>Immunitysecboost_123-183</text:p>
          </table:table-cell>
          <table:table-cell office:value-type="string" calcext:value-type="string">
            <text:p>Immunitysecboost45_001-061</text:p>
          </table:table-cell>
          <table:table-cell office:value-type="string" calcext:value-type="string">
            <text:p>Immunitysecboost45_062-122</text:p>
          </table:table-cell>
          <table:table-cell office:value-type="string" calcext:value-type="string">
            <text:p>AgeGr0-11</text:p>
          </table:table-cell>
          <table:table-cell office:value-type="string" calcext:value-type="string">
            <text:p>AgeGr12-15</text:p>
          </table:table-cell>
          <table:table-cell office:value-type="string" calcext:value-type="string">
            <text:p>AgeGr16-17</text:p>
          </table:table-cell>
          <table:table-cell table:style-name="Default" office:value-type="string" calcext:value-type="string">
            <text:p>AgeGr18-24</text:p>
          </table:table-cell>
          <table:table-cell table:style-name="Default" office:value-type="string" calcext:value-type="string">
            <text:p>AgeGr25-29</text:p>
          </table:table-cell>
          <table:table-cell table:style-name="Default" office:value-type="string" calcext:value-type="string">
            <text:p>AgeGr30-34</text:p>
          </table:table-cell>
          <table:table-cell table:style-name="Default" office:value-type="string" calcext:value-type="string">
            <text:p>AgeGr35-39</text:p>
          </table:table-cell>
          <table:table-cell table:style-name="Default" office:value-type="string" calcext:value-type="string">
            <text:p>AgeGr45-49</text:p>
          </table:table-cell>
          <table:table-cell table:style-name="Default" office:value-type="string" calcext:value-type="string">
            <text:p>AgeGr50-54</text:p>
          </table:table-cell>
          <table:table-cell table:style-name="Default" office:value-type="string" calcext:value-type="string">
            <text:p>AgeGr55-59</text:p>
          </table:table-cell>
          <table:table-cell office:value-type="string" calcext:value-type="string">
            <text:p>AgeGr60-64</text:p>
          </table:table-cell>
          <table:table-cell office:value-type="string" calcext:value-type="string">
            <text:p>AgeGr65-69</text:p>
          </table:table-cell>
          <table:table-cell office:value-type="string" calcext:value-type="string">
            <text:p>AgeGr70-74</text:p>
          </table:table-cell>
          <table:table-cell office:value-type="string" calcext:value-type="string">
            <text:p>AgeGr75-79</text:p>
          </table:table-cell>
          <table:table-cell office:value-type="string" calcext:value-type="string">
            <text:p>AgeGr80+</text:p>
          </table:table-cell>
          <table:table-cell table:style-name="Default" office:value-type="string" calcext:value-type="string">
            <text:p>SexM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0.00364380935394919" calcext:value-type="float">
            <text:p>0.00364380935394919</text:p>
          </table:table-cell>
          <table:table-cell office:value-type="float" office:value="0.000349717780008697" calcext:value-type="float">
            <text:p>0.000349717780008697</text:p>
          </table:table-cell>
          <table:table-cell office:value-type="float" office:value="0.000368000968417424" calcext:value-type="float">
            <text:p>0.000368000968417424</text:p>
          </table:table-cell>
          <table:table-cell office:value-type="float" office:value="0.000326107344086948" calcext:value-type="float">
            <text:p>0.000326107344086948</text:p>
          </table:table-cell>
          <table:table-cell office:value-type="float" office:value="0.000304127263248698" calcext:value-type="float">
            <text:p>0.000304127263248698</text:p>
          </table:table-cell>
          <table:table-cell office:value-type="float" office:value="0.000325053511073378" calcext:value-type="float">
            <text:p>0.000325053511073378</text:p>
          </table:table-cell>
          <table:table-cell office:value-type="float" office:value="0.000377497256013787" calcext:value-type="float">
            <text:p>0.000377497256013787</text:p>
          </table:table-cell>
          <table:table-cell office:value-type="float" office:value="0.000458231682026933" calcext:value-type="float">
            <text:p>0.000458231682026933</text:p>
          </table:table-cell>
          <table:table-cell office:value-type="float" office:value="0.000510541805348891" calcext:value-type="float">
            <text:p>0.000510541805348891</text:p>
          </table:table-cell>
          <table:table-cell office:value-type="float" office:value="0.000353256436464873" calcext:value-type="float">
            <text:p>0.000353256436464873</text:p>
          </table:table-cell>
          <table:table-cell office:value-type="float" office:value="0.000299934931245369" calcext:value-type="float">
            <text:p>0.000299934931245369</text:p>
          </table:table-cell>
          <table:table-cell office:value-type="float" office:value="0.000312509153451355" calcext:value-type="float">
            <text:p>0.000312509153451355</text:p>
          </table:table-cell>
          <table:table-cell office:value-type="float" office:value="0.000349584628956297" calcext:value-type="float">
            <text:p>0.000349584628956297</text:p>
          </table:table-cell>
          <table:table-cell office:value-type="float" office:value="0.000376773360964458" calcext:value-type="float">
            <text:p>0.000376773360964458</text:p>
          </table:table-cell>
          <table:table-cell office:value-type="float" office:value="0.000350488432082265" calcext:value-type="float">
            <text:p>0.000350488432082265</text:p>
          </table:table-cell>
          <table:table-cell office:value-type="float" office:value="0.0003623250921424" calcext:value-type="float">
            <text:p>0.0003623250921424</text:p>
          </table:table-cell>
          <table:table-cell office:value-type="float" office:value="0.000398296067357807" calcext:value-type="float">
            <text:p>0.000398296067357807</text:p>
          </table:table-cell>
          <table:table-cell office:value-type="float" office:value="0.000377227184103348" calcext:value-type="float">
            <text:p>0.000377227184103348</text:p>
          </table:table-cell>
          <table:table-cell office:value-type="float" office:value="0.000404571360198872" calcext:value-type="float">
            <text:p>0.000404571360198872</text:p>
          </table:table-cell>
          <table:table-cell office:value-type="float" office:value="0.000351775674626321" calcext:value-type="float">
            <text:p>0.000351775674626321</text:p>
          </table:table-cell>
          <table:table-cell office:value-type="float" office:value="0.000333024876095967" calcext:value-type="float">
            <text:p>0.000333024876095967</text:p>
          </table:table-cell>
          <table:table-cell office:value-type="float" office:value="0.000355494432688206" calcext:value-type="float">
            <text:p>0.000355494432688206</text:p>
          </table:table-cell>
          <table:table-cell office:value-type="float" office:value="0.000407808456180338" calcext:value-type="float">
            <text:p>0.000407808456180338</text:p>
          </table:table-cell>
          <table:table-cell office:value-type="float" office:value="0.000466875142395648" calcext:value-type="float">
            <text:p>0.000466875142395648</text:p>
          </table:table-cell>
          <table:table-cell office:value-type="float" office:value="0.000512621016034107" calcext:value-type="float">
            <text:p>0.000512621016034107</text:p>
          </table:table-cell>
          <table:table-cell office:value-type="float" office:value="0.00039340433749957" calcext:value-type="float">
            <text:p>0.00039340433749957</text:p>
          </table:table-cell>
          <table:table-cell office:value-type="float" office:value="0.000341829127103059" calcext:value-type="float">
            <text:p>0.000341829127103059</text:p>
          </table:table-cell>
          <table:table-cell office:value-type="float" office:value="0.000345395855223627" calcext:value-type="float">
            <text:p>0.000345395855223627</text:p>
          </table:table-cell>
          <table:table-cell office:value-type="float" office:value="0.000364353020541075" calcext:value-type="float">
            <text:p>0.000364353020541075</text:p>
          </table:table-cell>
          <table:table-cell office:value-type="float" office:value="0.000397014763452489" calcext:value-type="float">
            <text:p>0.000397014763452489</text:p>
          </table:table-cell>
          <table:table-cell office:value-type="float" office:value="0.000402534591481969" calcext:value-type="float">
            <text:p>0.000402534591481969</text:p>
          </table:table-cell>
          <table:table-cell office:value-type="float" office:value="0.000394398220604507" calcext:value-type="float">
            <text:p>0.000394398220604507</text:p>
          </table:table-cell>
          <table:table-cell office:value-type="float" office:value="0.000423075610085106" calcext:value-type="float">
            <text:p>0.000423075610085106</text:p>
          </table:table-cell>
          <table:table-cell office:value-type="float" office:value="0.000388443033736831" calcext:value-type="float">
            <text:p>0.000388443033736831</text:p>
          </table:table-cell>
          <table:table-cell office:value-type="float" office:value="0.000328750977625041" calcext:value-type="float">
            <text:p>0.000328750977625041</text:p>
          </table:table-cell>
          <table:table-cell office:value-type="float" office:value="0.000325274713320279" calcext:value-type="float">
            <text:p>0.000325274713320279</text:p>
          </table:table-cell>
          <table:table-cell office:value-type="float" office:value="0.000348180953978523" calcext:value-type="float">
            <text:p>0.000348180953978523</text:p>
          </table:table-cell>
          <table:table-cell office:value-type="float" office:value="0.000389666192009578" calcext:value-type="float">
            <text:p>0.000389666192009578</text:p>
          </table:table-cell>
          <table:table-cell office:value-type="float" office:value="0.000438483658775999" calcext:value-type="float">
            <text:p>0.000438483658775999</text:p>
          </table:table-cell>
          <table:table-cell office:value-type="float" office:value="0.000370420124784528" calcext:value-type="float">
            <text:p>0.000370420124784528</text:p>
          </table:table-cell>
          <table:table-cell office:value-type="float" office:value="0.000308185483953977" calcext:value-type="float">
            <text:p>0.000308185483953977</text:p>
          </table:table-cell>
          <table:table-cell office:value-type="float" office:value="0.000351607219875647" calcext:value-type="float">
            <text:p>0.000351607219875647</text:p>
          </table:table-cell>
          <table:table-cell office:value-type="float" office:value="0.000420093489528685" calcext:value-type="float">
            <text:p>0.000420093489528685</text:p>
          </table:table-cell>
          <table:table-cell office:value-type="float" office:value="0.000474038748684805" calcext:value-type="float">
            <text:p>0.000474038748684805</text:p>
          </table:table-cell>
          <table:table-cell office:value-type="float" office:value="0.000423939153033707" calcext:value-type="float">
            <text:p>0.000423939153033707</text:p>
          </table:table-cell>
          <table:table-cell office:value-type="float" office:value="0.000486425207654086" calcext:value-type="float">
            <text:p>0.000486425207654086</text:p>
          </table:table-cell>
          <table:table-cell office:value-type="float" office:value="0.000162862980318375" calcext:value-type="float">
            <text:p>0.000162862980318375</text:p>
          </table:table-cell>
          <table:table-cell table:style-name="ce1" office:value-type="float" office:value="0.0000208742000372334" calcext:value-type="float">
            <text:p>2.09E-05</text:p>
          </table:table-cell>
          <table:table-cell table:style-name="ce1" office:value-type="float" office:value="0.0000185548463412738" calcext:value-type="float">
            <text:p>1.86E-05</text:p>
          </table:table-cell>
          <table:table-cell office:value-type="float" office:value="-0.0000372158071778205" calcext:value-type="float">
            <text:p>-3.72E-05</text:p>
          </table:table-cell>
          <table:table-cell office:value-type="float" office:value="-0.0000549755551813443" calcext:value-type="float">
            <text:p>-5.50E-05</text:p>
          </table:table-cell>
          <table:table-cell office:value-type="float" office:value="-0.0000260709372259049" calcext:value-type="float">
            <text:p>-2.61E-05</text:p>
          </table:table-cell>
          <table:table-cell office:value-type="float" office:value="-0.0000108308987464095" calcext:value-type="float">
            <text:p>-1.08E-05</text:p>
          </table:table-cell>
          <table:table-cell office:value-type="float" office:value="0.00000617941932129819" calcext:value-type="float">
            <text:p>6.18E-06</text:p>
          </table:table-cell>
          <table:table-cell office:value-type="float" office:value="0.0000104456290792032" calcext:value-type="float">
            <text:p>1.04E-05</text:p>
          </table:table-cell>
          <table:table-cell office:value-type="float" office:value="0.0000260304709949731" calcext:value-type="float">
            <text:p>2.60E-05</text:p>
          </table:table-cell>
          <table:table-cell table:style-name="ce1" office:value-type="float" office:value="0.0000503139902405716" calcext:value-type="float">
            <text:p>5.03E-05</text:p>
          </table:table-cell>
          <table:table-cell table:style-name="ce1" office:value-type="float" office:value="0.0000816990473827186" calcext:value-type="float">
            <text:p>8.17E-05</text:p>
          </table:table-cell>
          <table:table-cell table:style-name="ce1" office:value-type="float" office:value="0.0000708129516673511" calcext:value-type="float">
            <text:p>7.08E-05</text:p>
          </table:table-cell>
          <table:table-cell table:style-name="ce1" office:value-type="float" office:value="0.000055409294113469" calcext:value-type="float">
            <text:p>5.54E-05</text:p>
          </table:table-cell>
          <table:table-cell table:style-name="ce1" office:value-type="float" office:value="0.0000636482022708022" calcext:value-type="float">
            <text:p>6.36E-05</text:p>
          </table:table-cell>
          <table:table-cell office:value-type="float" office:value="0.0000147661160620263" calcext:value-type="float">
            <text:p>1.48E-05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0.000349717780008697" calcext:value-type="float">
            <text:p>0.000349717780008697</text:p>
          </table:table-cell>
          <table:table-cell office:value-type="float" office:value="0.0718461819077579" calcext:value-type="float">
            <text:p>0.0718461819077579</text:p>
          </table:table-cell>
          <table:table-cell office:value-type="float" office:value="0.000396901252873806" calcext:value-type="float">
            <text:p>0.000396901252873806</text:p>
          </table:table-cell>
          <table:table-cell office:value-type="float" office:value="0.000412698061053984" calcext:value-type="float">
            <text:p>0.000412698061053984</text:p>
          </table:table-cell>
          <table:table-cell office:value-type="float" office:value="0.000414300782779364" calcext:value-type="float">
            <text:p>0.000414300782779364</text:p>
          </table:table-cell>
          <table:table-cell office:value-type="float" office:value="0.000423217757010761" calcext:value-type="float">
            <text:p>0.000423217757010761</text:p>
          </table:table-cell>
          <table:table-cell office:value-type="float" office:value="0.000398648725831528" calcext:value-type="float">
            <text:p>0.000398648725831528</text:p>
          </table:table-cell>
          <table:table-cell office:value-type="float" office:value="0.000297792928770503" calcext:value-type="float">
            <text:p>0.000297792928770503</text:p>
          </table:table-cell>
          <table:table-cell office:value-type="float" office:value="0.000259551337927489" calcext:value-type="float">
            <text:p>0.000259551337927489</text:p>
          </table:table-cell>
          <table:table-cell office:value-type="float" office:value="0.000368844389322026" calcext:value-type="float">
            <text:p>0.000368844389322026</text:p>
          </table:table-cell>
          <table:table-cell office:value-type="float" office:value="0.000359048138265562" calcext:value-type="float">
            <text:p>0.000359048138265562</text:p>
          </table:table-cell>
          <table:table-cell office:value-type="float" office:value="0.000396529823495004" calcext:value-type="float">
            <text:p>0.000396529823495004</text:p>
          </table:table-cell>
          <table:table-cell office:value-type="float" office:value="0.000421925033949345" calcext:value-type="float">
            <text:p>0.000421925033949345</text:p>
          </table:table-cell>
          <table:table-cell office:value-type="float" office:value="0.000396375020506977" calcext:value-type="float">
            <text:p>0.000396375020506977</text:p>
          </table:table-cell>
          <table:table-cell office:value-type="float" office:value="0.000415740369443348" calcext:value-type="float">
            <text:p>0.000415740369443348</text:p>
          </table:table-cell>
          <table:table-cell office:value-type="float" office:value="0.000417537538894912" calcext:value-type="float">
            <text:p>0.000417537538894912</text:p>
          </table:table-cell>
          <table:table-cell office:value-type="float" office:value="0.000370685330663576" calcext:value-type="float">
            <text:p>0.000370685330663576</text:p>
          </table:table-cell>
          <table:table-cell office:value-type="float" office:value="0.000388426295948825" calcext:value-type="float">
            <text:p>0.000388426295948825</text:p>
          </table:table-cell>
          <table:table-cell office:value-type="float" office:value="0.000358469632523226" calcext:value-type="float">
            <text:p>0.000358469632523226</text:p>
          </table:table-cell>
          <table:table-cell office:value-type="float" office:value="0.000389836382349919" calcext:value-type="float">
            <text:p>0.000389836382349919</text:p>
          </table:table-cell>
          <table:table-cell office:value-type="float" office:value="0.000420577247889595" calcext:value-type="float">
            <text:p>0.000420577247889595</text:p>
          </table:table-cell>
          <table:table-cell office:value-type="float" office:value="0.000412633086668044" calcext:value-type="float">
            <text:p>0.000412633086668044</text:p>
          </table:table-cell>
          <table:table-cell office:value-type="float" office:value="0.000369681302330051" calcext:value-type="float">
            <text:p>0.000369681302330051</text:p>
          </table:table-cell>
          <table:table-cell office:value-type="float" office:value="0.000293112143676718" calcext:value-type="float">
            <text:p>0.000293112143676718</text:p>
          </table:table-cell>
          <table:table-cell office:value-type="float" office:value="0.000261818574127415" calcext:value-type="float">
            <text:p>0.000261818574127415</text:p>
          </table:table-cell>
          <table:table-cell office:value-type="float" office:value="0.000376561357158934" calcext:value-type="float">
            <text:p>0.000376561357158934</text:p>
          </table:table-cell>
          <table:table-cell office:value-type="float" office:value="0.000401662677768084" calcext:value-type="float">
            <text:p>0.000401662677768084</text:p>
          </table:table-cell>
          <table:table-cell office:value-type="float" office:value="0.000427419206413011" calcext:value-type="float">
            <text:p>0.000427419206413011</text:p>
          </table:table-cell>
          <table:table-cell office:value-type="float" office:value="0.000417649676206765" calcext:value-type="float">
            <text:p>0.000417649676206765</text:p>
          </table:table-cell>
          <table:table-cell office:value-type="float" office:value="0.000392959353867959" calcext:value-type="float">
            <text:p>0.000392959353867959</text:p>
          </table:table-cell>
          <table:table-cell office:value-type="float" office:value="0.00037850319025749" calcext:value-type="float">
            <text:p>0.00037850319025749</text:p>
          </table:table-cell>
          <table:table-cell office:value-type="float" office:value="0.00039817472901339" calcext:value-type="float">
            <text:p>0.00039817472901339</text:p>
          </table:table-cell>
          <table:table-cell office:value-type="float" office:value="0.000356936571875208" calcext:value-type="float">
            <text:p>0.000356936571875208</text:p>
          </table:table-cell>
          <table:table-cell office:value-type="float" office:value="0.00035910342589392" calcext:value-type="float">
            <text:p>0.00035910342589392</text:p>
          </table:table-cell>
          <table:table-cell office:value-type="float" office:value="0.000372391682165407" calcext:value-type="float">
            <text:p>0.000372391682165407</text:p>
          </table:table-cell>
          <table:table-cell office:value-type="float" office:value="0.000368077800281704" calcext:value-type="float">
            <text:p>0.000368077800281704</text:p>
          </table:table-cell>
          <table:table-cell office:value-type="float" office:value="0.000339022790965362" calcext:value-type="float">
            <text:p>0.000339022790965362</text:p>
          </table:table-cell>
          <table:table-cell office:value-type="float" office:value="0.000304151664039039" calcext:value-type="float">
            <text:p>0.000304151664039039</text:p>
          </table:table-cell>
          <table:table-cell office:value-type="float" office:value="0.000240546527854037" calcext:value-type="float">
            <text:p>0.000240546527854037</text:p>
          </table:table-cell>
          <table:table-cell office:value-type="float" office:value="0.000308908286567355" calcext:value-type="float">
            <text:p>0.000308908286567355</text:p>
          </table:table-cell>
          <table:table-cell office:value-type="float" office:value="0.000371830402200715" calcext:value-type="float">
            <text:p>0.000371830402200715</text:p>
          </table:table-cell>
          <table:table-cell office:value-type="float" office:value="0.000412576041494261" calcext:value-type="float">
            <text:p>0.000412576041494261</text:p>
          </table:table-cell>
          <table:table-cell office:value-type="float" office:value="0.000343107322930192" calcext:value-type="float">
            <text:p>0.000343107322930192</text:p>
          </table:table-cell>
          <table:table-cell office:value-type="float" office:value="0.000279482806424892" calcext:value-type="float">
            <text:p>0.000279482806424892</text:p>
          </table:table-cell>
          <table:table-cell office:value-type="float" office:value="0.000337346384870595" calcext:value-type="float">
            <text:p>0.000337346384870595</text:p>
          </table:table-cell>
          <table:table-cell office:value-type="float" office:value="0.000272395541113917" calcext:value-type="float">
            <text:p>0.000272395541113917</text:p>
          </table:table-cell>
          <table:table-cell office:value-type="float" office:value="0.000349358783841121" calcext:value-type="float">
            <text:p>0.000349358783841121</text:p>
          </table:table-cell>
          <table:table-cell table:style-name="ce1" office:value-type="float" office:value="-0.00000031304831395114" calcext:value-type="float">
            <text:p>-3.13E-07</text:p>
          </table:table-cell>
          <table:table-cell table:style-name="ce1" office:value-type="float" office:value="-0.0000613528777665389" calcext:value-type="float">
            <text:p>-6.14E-05</text:p>
          </table:table-cell>
          <table:table-cell table:style-name="Default" office:value-type="float" office:value="-0.000121961228782233" calcext:value-type="float">
            <text:p>-0.000121961228782233</text:p>
          </table:table-cell>
          <table:table-cell office:value-type="float" office:value="-0.0000547984989051004" calcext:value-type="float">
            <text:p>-5.48E-05</text:p>
          </table:table-cell>
          <table:table-cell office:value-type="float" office:value="-0.0000361462240702174" calcext:value-type="float">
            <text:p>-3.61E-05</text:p>
          </table:table-cell>
          <table:table-cell office:value-type="float" office:value="-0.0000107562656596191" calcext:value-type="float">
            <text:p>-1.08E-05</text:p>
          </table:table-cell>
          <table:table-cell office:value-type="float" office:value="-0.00000274864774630621" calcext:value-type="float">
            <text:p>-2.75E-06</text:p>
          </table:table-cell>
          <table:table-cell office:value-type="float" office:value="0.00000628171119039501" calcext:value-type="float">
            <text:p>6.28E-06</text:p>
          </table:table-cell>
          <table:table-cell office:value-type="float" office:value="0.0000219961724440141" calcext:value-type="float">
            <text:p>2.20E-05</text:p>
          </table:table-cell>
          <table:table-cell table:style-name="ce1" office:value-type="float" office:value="0.0000183933810271149" calcext:value-type="float">
            <text:p>1.84E-05</text:p>
          </table:table-cell>
          <table:table-cell table:style-name="ce1" office:value-type="float" office:value="0.0000167063457109846" calcext:value-type="float">
            <text:p>1.67E-05</text:p>
          </table:table-cell>
          <table:table-cell table:style-name="ce1" office:value-type="float" office:value="0.0000170179883962509" calcext:value-type="float">
            <text:p>1.70E-05</text:p>
          </table:table-cell>
          <table:table-cell table:style-name="ce1" office:value-type="float" office:value="0.00000591855572867839" calcext:value-type="float">
            <text:p>5.92E-06</text:p>
          </table:table-cell>
          <table:table-cell table:style-name="ce1" office:value-type="float" office:value="0.0000359613971325827" calcext:value-type="float">
            <text:p>3.60E-05</text:p>
          </table:table-cell>
          <table:table-cell office:value-type="float" office:value="0.00000061999776551078" calcext:value-type="float">
            <text:p>6.20E-07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0.000368000968417424" calcext:value-type="float">
            <text:p>0.000368000968417424</text:p>
          </table:table-cell>
          <table:table-cell office:value-type="float" office:value="0.000396901252873806" calcext:value-type="float">
            <text:p>0.000396901252873806</text:p>
          </table:table-cell>
          <table:table-cell office:value-type="float" office:value="0.0913265684278792" calcext:value-type="float">
            <text:p>0.0913265684278792</text:p>
          </table:table-cell>
          <table:table-cell office:value-type="float" office:value="0.000447711091513419" calcext:value-type="float">
            <text:p>0.000447711091513419</text:p>
          </table:table-cell>
          <table:table-cell office:value-type="float" office:value="0.000437197750346562" calcext:value-type="float">
            <text:p>0.000437197750346562</text:p>
          </table:table-cell>
          <table:table-cell office:value-type="float" office:value="0.000396004726627991" calcext:value-type="float">
            <text:p>0.000396004726627991</text:p>
          </table:table-cell>
          <table:table-cell office:value-type="float" office:value="0.000374902823546136" calcext:value-type="float">
            <text:p>0.000374902823546136</text:p>
          </table:table-cell>
          <table:table-cell office:value-type="float" office:value="0.000379060914890849" calcext:value-type="float">
            <text:p>0.000379060914890849</text:p>
          </table:table-cell>
          <table:table-cell office:value-type="float" office:value="0.000355523631772943" calcext:value-type="float">
            <text:p>0.000355523631772943</text:p>
          </table:table-cell>
          <table:table-cell office:value-type="float" office:value="0.000394471311518697" calcext:value-type="float">
            <text:p>0.000394471311518697</text:p>
          </table:table-cell>
          <table:table-cell office:value-type="float" office:value="0.000390319974218987" calcext:value-type="float">
            <text:p>0.000390319974218987</text:p>
          </table:table-cell>
          <table:table-cell office:value-type="float" office:value="0.000411323000096546" calcext:value-type="float">
            <text:p>0.000411323000096546</text:p>
          </table:table-cell>
          <table:table-cell office:value-type="float" office:value="0.000408067520042623" calcext:value-type="float">
            <text:p>0.000408067520042623</text:p>
          </table:table-cell>
          <table:table-cell office:value-type="float" office:value="0.000433819072864477" calcext:value-type="float">
            <text:p>0.000433819072864477</text:p>
          </table:table-cell>
          <table:table-cell office:value-type="float" office:value="0.000435018938940714" calcext:value-type="float">
            <text:p>0.000435018938940714</text:p>
          </table:table-cell>
          <table:table-cell office:value-type="float" office:value="0.000402990510324741" calcext:value-type="float">
            <text:p>0.000402990510324741</text:p>
          </table:table-cell>
          <table:table-cell office:value-type="float" office:value="0.00039229978967158" calcext:value-type="float">
            <text:p>0.00039229978967158</text:p>
          </table:table-cell>
          <table:table-cell office:value-type="float" office:value="0.000381144282600401" calcext:value-type="float">
            <text:p>0.000381144282600401</text:p>
          </table:table-cell>
          <table:table-cell office:value-type="float" office:value="0.000387228308395338" calcext:value-type="float">
            <text:p>0.000387228308395338</text:p>
          </table:table-cell>
          <table:table-cell office:value-type="float" office:value="0.000411917643350027" calcext:value-type="float">
            <text:p>0.000411917643350027</text:p>
          </table:table-cell>
          <table:table-cell office:value-type="float" office:value="0.000413246172969039" calcext:value-type="float">
            <text:p>0.000413246172969039</text:p>
          </table:table-cell>
          <table:table-cell office:value-type="float" office:value="0.000396796914359903" calcext:value-type="float">
            <text:p>0.000396796914359903</text:p>
          </table:table-cell>
          <table:table-cell office:value-type="float" office:value="0.000388254074416436" calcext:value-type="float">
            <text:p>0.000388254074416436</text:p>
          </table:table-cell>
          <table:table-cell office:value-type="float" office:value="0.000383492336223407" calcext:value-type="float">
            <text:p>0.000383492336223407</text:p>
          </table:table-cell>
          <table:table-cell office:value-type="float" office:value="0.000362686228460405" calcext:value-type="float">
            <text:p>0.000362686228460405</text:p>
          </table:table-cell>
          <table:table-cell office:value-type="float" office:value="0.00040634135613848" calcext:value-type="float">
            <text:p>0.00040634135613848</text:p>
          </table:table-cell>
          <table:table-cell office:value-type="float" office:value="0.000440889126741782" calcext:value-type="float">
            <text:p>0.000440889126741782</text:p>
          </table:table-cell>
          <table:table-cell office:value-type="float" office:value="0.000440397099267524" calcext:value-type="float">
            <text:p>0.000440397099267524</text:p>
          </table:table-cell>
          <table:table-cell office:value-type="float" office:value="0.00042640715958945" calcext:value-type="float">
            <text:p>0.00042640715958945</text:p>
          </table:table-cell>
          <table:table-cell office:value-type="float" office:value="0.000418439527499117" calcext:value-type="float">
            <text:p>0.000418439527499117</text:p>
          </table:table-cell>
          <table:table-cell office:value-type="float" office:value="0.000423295789364742" calcext:value-type="float">
            <text:p>0.000423295789364742</text:p>
          </table:table-cell>
          <table:table-cell office:value-type="float" office:value="0.000414669633047535" calcext:value-type="float">
            <text:p>0.000414669633047535</text:p>
          </table:table-cell>
          <table:table-cell office:value-type="float" office:value="0.00040746818378003" calcext:value-type="float">
            <text:p>0.00040746818378003</text:p>
          </table:table-cell>
          <table:table-cell office:value-type="float" office:value="0.000385833554636898" calcext:value-type="float">
            <text:p>0.000385833554636898</text:p>
          </table:table-cell>
          <table:table-cell office:value-type="float" office:value="0.000405242529491454" calcext:value-type="float">
            <text:p>0.000405242529491454</text:p>
          </table:table-cell>
          <table:table-cell office:value-type="float" office:value="0.000369797109852967" calcext:value-type="float">
            <text:p>0.000369797109852967</text:p>
          </table:table-cell>
          <table:table-cell office:value-type="float" office:value="0.000351568706248658" calcext:value-type="float">
            <text:p>0.000351568706248658</text:p>
          </table:table-cell>
          <table:table-cell office:value-type="float" office:value="0.000337757918741" calcext:value-type="float">
            <text:p>0.000337757918741</text:p>
          </table:table-cell>
          <table:table-cell office:value-type="float" office:value="0.000341698962100918" calcext:value-type="float">
            <text:p>0.000341698962100918</text:p>
          </table:table-cell>
          <table:table-cell office:value-type="float" office:value="0.000380173881888817" calcext:value-type="float">
            <text:p>0.000380173881888817</text:p>
          </table:table-cell>
          <table:table-cell office:value-type="float" office:value="0.000384227184974108" calcext:value-type="float">
            <text:p>0.000384227184974108</text:p>
          </table:table-cell>
          <table:table-cell office:value-type="float" office:value="0.000374243199137669" calcext:value-type="float">
            <text:p>0.000374243199137669</text:p>
          </table:table-cell>
          <table:table-cell office:value-type="float" office:value="0.000375022465920628" calcext:value-type="float">
            <text:p>0.000375022465920628</text:p>
          </table:table-cell>
          <table:table-cell office:value-type="float" office:value="0.000372367767160711" calcext:value-type="float">
            <text:p>0.000372367767160711</text:p>
          </table:table-cell>
          <table:table-cell office:value-type="float" office:value="0.000380842873548803" calcext:value-type="float">
            <text:p>0.000380842873548803</text:p>
          </table:table-cell>
          <table:table-cell office:value-type="float" office:value="0.00037081287045899" calcext:value-type="float">
            <text:p>0.00037081287045899</text:p>
          </table:table-cell>
          <table:table-cell office:value-type="float" office:value="0.000432528518506255" calcext:value-type="float">
            <text:p>0.000432528518506255</text:p>
          </table:table-cell>
          <table:table-cell table:style-name="ce1" office:value-type="float" office:value="-0.0000705289417466509" calcext:value-type="float">
            <text:p>-7.05E-05</text:p>
          </table:table-cell>
          <table:table-cell office:value-type="float" office:value="-0.000174005772755713" calcext:value-type="float">
            <text:p>-0.000174005772755713</text:p>
          </table:table-cell>
          <table:table-cell table:style-name="Default" office:value-type="float" office:value="-0.000186385997665792" calcext:value-type="float">
            <text:p>-0.000186385997665792</text:p>
          </table:table-cell>
          <table:table-cell office:value-type="float" office:value="-0.0000908183081076323" calcext:value-type="float">
            <text:p>-9.08E-05</text:p>
          </table:table-cell>
          <table:table-cell office:value-type="float" office:value="-0.0000523416001859167" calcext:value-type="float">
            <text:p>-5.23E-05</text:p>
          </table:table-cell>
          <table:table-cell office:value-type="float" office:value="-0.0000183409038405692" calcext:value-type="float">
            <text:p>-1.83E-05</text:p>
          </table:table-cell>
          <table:table-cell office:value-type="float" office:value="0.00000771321782124551" calcext:value-type="float">
            <text:p>7.71E-06</text:p>
          </table:table-cell>
          <table:table-cell office:value-type="float" office:value="0.0000370129947254463" calcext:value-type="float">
            <text:p>3.70E-05</text:p>
          </table:table-cell>
          <table:table-cell office:value-type="float" office:value="0.0000717995593314892" calcext:value-type="float">
            <text:p>7.18E-05</text:p>
          </table:table-cell>
          <table:table-cell table:style-name="ce1" office:value-type="float" office:value="0.0000843113696134009" calcext:value-type="float">
            <text:p>8.43E-05</text:p>
          </table:table-cell>
          <table:table-cell table:style-name="ce1" office:value-type="float" office:value="0.0000907199763928525" calcext:value-type="float">
            <text:p>9.07E-05</text:p>
          </table:table-cell>
          <table:table-cell table:style-name="ce1" office:value-type="float" office:value="0.0000960555481465919" calcext:value-type="float">
            <text:p>9.61E-05</text:p>
          </table:table-cell>
          <table:table-cell table:style-name="ce1" office:value-type="float" office:value="0.0000920850533223211" calcext:value-type="float">
            <text:p>9.21E-05</text:p>
          </table:table-cell>
          <table:table-cell office:value-type="float" office:value="0.000137610910544947" calcext:value-type="float">
            <text:p>0.000137610910544947</text:p>
          </table:table-cell>
          <table:table-cell office:value-type="float" office:value="-0.00000159919070706632" calcext:value-type="float">
            <text:p>-1.60E-06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0.000326107344086948" calcext:value-type="float">
            <text:p>0.000326107344086948</text:p>
          </table:table-cell>
          <table:table-cell office:value-type="float" office:value="0.000412698061053984" calcext:value-type="float">
            <text:p>0.000412698061053984</text:p>
          </table:table-cell>
          <table:table-cell office:value-type="float" office:value="0.000447711091513419" calcext:value-type="float">
            <text:p>0.000447711091513419</text:p>
          </table:table-cell>
          <table:table-cell office:value-type="float" office:value="0.0188813234632784" calcext:value-type="float">
            <text:p>0.0188813234632784</text:p>
          </table:table-cell>
          <table:table-cell office:value-type="float" office:value="0.000659960882000171" calcext:value-type="float">
            <text:p>0.000659960882000171</text:p>
          </table:table-cell>
          <table:table-cell office:value-type="float" office:value="0.000446925650302197" calcext:value-type="float">
            <text:p>0.000446925650302197</text:p>
          </table:table-cell>
          <table:table-cell office:value-type="float" office:value="0.00030707359972582" calcext:value-type="float">
            <text:p>0.00030707359972582</text:p>
          </table:table-cell>
          <table:table-cell office:value-type="float" office:value="0.00024380830288371" calcext:value-type="float">
            <text:p>0.00024380830288371</text:p>
          </table:table-cell>
          <table:table-cell office:value-type="float" office:value="0.000225451325791941" calcext:value-type="float">
            <text:p>0.000225451325791941</text:p>
          </table:table-cell>
          <table:table-cell office:value-type="float" office:value="0.000459315947753715" calcext:value-type="float">
            <text:p>0.000459315947753715</text:p>
          </table:table-cell>
          <table:table-cell office:value-type="float" office:value="0.000614770467722477" calcext:value-type="float">
            <text:p>0.000614770467722477</text:p>
          </table:table-cell>
          <table:table-cell office:value-type="float" office:value="0.000558984801647995" calcext:value-type="float">
            <text:p>0.000558984801647995</text:p>
          </table:table-cell>
          <table:table-cell office:value-type="float" office:value="0.00043133416574138" calcext:value-type="float">
            <text:p>0.00043133416574138</text:p>
          </table:table-cell>
          <table:table-cell office:value-type="float" office:value="0.000471496357393743" calcext:value-type="float">
            <text:p>0.000471496357393743</text:p>
          </table:table-cell>
          <table:table-cell office:value-type="float" office:value="0.000514021251031058" calcext:value-type="float">
            <text:p>0.000514021251031058</text:p>
          </table:table-cell>
          <table:table-cell office:value-type="float" office:value="0.000401990300138707" calcext:value-type="float">
            <text:p>0.000401990300138707</text:p>
          </table:table-cell>
          <table:table-cell office:value-type="float" office:value="0.00033234239601159" calcext:value-type="float">
            <text:p>0.00033234239601159</text:p>
          </table:table-cell>
          <table:table-cell office:value-type="float" office:value="0.000324810306422527" calcext:value-type="float">
            <text:p>0.000324810306422527</text:p>
          </table:table-cell>
          <table:table-cell office:value-type="float" office:value="0.000328450421420681" calcext:value-type="float">
            <text:p>0.000328450421420681</text:p>
          </table:table-cell>
          <table:table-cell office:value-type="float" office:value="0.000488879443384256" calcext:value-type="float">
            <text:p>0.000488879443384256</text:p>
          </table:table-cell>
          <table:table-cell office:value-type="float" office:value="0.000494705810161929" calcext:value-type="float">
            <text:p>0.000494705810161929</text:p>
          </table:table-cell>
          <table:table-cell office:value-type="float" office:value="0.00039867667508579" calcext:value-type="float">
            <text:p>0.00039867667508579</text:p>
          </table:table-cell>
          <table:table-cell office:value-type="float" office:value="0.000306603355432066" calcext:value-type="float">
            <text:p>0.000306603355432066</text:p>
          </table:table-cell>
          <table:table-cell office:value-type="float" office:value="0.000255012197111646" calcext:value-type="float">
            <text:p>0.000255012197111646</text:p>
          </table:table-cell>
          <table:table-cell office:value-type="float" office:value="0.000238831539845197" calcext:value-type="float">
            <text:p>0.000238831539845197</text:p>
          </table:table-cell>
          <table:table-cell office:value-type="float" office:value="0.000398661812229363" calcext:value-type="float">
            <text:p>0.000398661812229363</text:p>
          </table:table-cell>
          <table:table-cell office:value-type="float" office:value="0.000593142164782776" calcext:value-type="float">
            <text:p>0.000593142164782776</text:p>
          </table:table-cell>
          <table:table-cell office:value-type="float" office:value="0.000533273720608427" calcext:value-type="float">
            <text:p>0.000533273720608427</text:p>
          </table:table-cell>
          <table:table-cell office:value-type="float" office:value="0.000453230657578807" calcext:value-type="float">
            <text:p>0.000453230657578807</text:p>
          </table:table-cell>
          <table:table-cell office:value-type="float" office:value="0.000393111056574121" calcext:value-type="float">
            <text:p>0.000393111056574121</text:p>
          </table:table-cell>
          <table:table-cell office:value-type="float" office:value="0.000406152149526949" calcext:value-type="float">
            <text:p>0.000406152149526949</text:p>
          </table:table-cell>
          <table:table-cell office:value-type="float" office:value="0.000386353249241893" calcext:value-type="float">
            <text:p>0.000386353249241893</text:p>
          </table:table-cell>
          <table:table-cell office:value-type="float" office:value="0.000341930226249857" calcext:value-type="float">
            <text:p>0.000341930226249857</text:p>
          </table:table-cell>
          <table:table-cell office:value-type="float" office:value="0.000372018666997504" calcext:value-type="float">
            <text:p>0.000372018666997504</text:p>
          </table:table-cell>
          <table:table-cell office:value-type="float" office:value="0.00055208728607325" calcext:value-type="float">
            <text:p>0.00055208728607325</text:p>
          </table:table-cell>
          <table:table-cell office:value-type="float" office:value="0.000438979887492848" calcext:value-type="float">
            <text:p>0.000438979887492848</text:p>
          </table:table-cell>
          <table:table-cell office:value-type="float" office:value="0.000359517298018385" calcext:value-type="float">
            <text:p>0.000359517298018385</text:p>
          </table:table-cell>
          <table:table-cell office:value-type="float" office:value="0.000274814185793883" calcext:value-type="float">
            <text:p>0.000274814185793883</text:p>
          </table:table-cell>
          <table:table-cell office:value-type="float" office:value="0.000233709448837937" calcext:value-type="float">
            <text:p>0.000233709448837937</text:p>
          </table:table-cell>
          <table:table-cell office:value-type="float" office:value="0.000485781664351119" calcext:value-type="float">
            <text:p>0.000485781664351119</text:p>
          </table:table-cell>
          <table:table-cell office:value-type="float" office:value="0.000519599939100337" calcext:value-type="float">
            <text:p>0.000519599939100337</text:p>
          </table:table-cell>
          <table:table-cell office:value-type="float" office:value="0.000342149277423069" calcext:value-type="float">
            <text:p>0.000342149277423069</text:p>
          </table:table-cell>
          <table:table-cell office:value-type="float" office:value="0.000258340163291118" calcext:value-type="float">
            <text:p>0.000258340163291118</text:p>
          </table:table-cell>
          <table:table-cell office:value-type="float" office:value="0.000233269656296886" calcext:value-type="float">
            <text:p>0.000233269656296886</text:p>
          </table:table-cell>
          <table:table-cell office:value-type="float" office:value="0.000257092460873506" calcext:value-type="float">
            <text:p>0.000257092460873506</text:p>
          </table:table-cell>
          <table:table-cell office:value-type="float" office:value="0.000237447484861161" calcext:value-type="float">
            <text:p>0.000237447484861161</text:p>
          </table:table-cell>
          <table:table-cell office:value-type="float" office:value="0.000484597558797012" calcext:value-type="float">
            <text:p>0.000484597558797012</text:p>
          </table:table-cell>
          <table:table-cell table:style-name="ce1" office:value-type="float" office:value="0.0000252280377452155" calcext:value-type="float">
            <text:p>2.52E-05</text:p>
          </table:table-cell>
          <table:table-cell office:value-type="float" office:value="-0.000156414521473868" calcext:value-type="float">
            <text:p>-0.000156414521473868</text:p>
          </table:table-cell>
          <table:table-cell table:style-name="Default" office:value-type="float" office:value="-0.000117102088677537" calcext:value-type="float">
            <text:p>-0.000117102088677537</text:p>
          </table:table-cell>
          <table:table-cell office:value-type="float" office:value="-0.0000246967980304746" calcext:value-type="float">
            <text:p>-2.47E-05</text:p>
          </table:table-cell>
          <table:table-cell office:value-type="float" office:value="0.00000092302525701653" calcext:value-type="float">
            <text:p>9.23E-07</text:p>
          </table:table-cell>
          <table:table-cell office:value-type="float" office:value="0.00000963947812353034" calcext:value-type="float">
            <text:p>9.64E-06</text:p>
          </table:table-cell>
          <table:table-cell office:value-type="float" office:value="-0.00000453168291581414" calcext:value-type="float">
            <text:p>-4.53E-06</text:p>
          </table:table-cell>
          <table:table-cell office:value-type="float" office:value="0.0000126609581762656" calcext:value-type="float">
            <text:p>1.27E-05</text:p>
          </table:table-cell>
          <table:table-cell office:value-type="float" office:value="0.0000563787994057274" calcext:value-type="float">
            <text:p>5.64E-05</text:p>
          </table:table-cell>
          <table:table-cell table:style-name="ce1" office:value-type="float" office:value="0.0000930043864765842" calcext:value-type="float">
            <text:p>9.30E-05</text:p>
          </table:table-cell>
          <table:table-cell office:value-type="float" office:value="0.000108812101233968" calcext:value-type="float">
            <text:p>0.000108812101233968</text:p>
          </table:table-cell>
          <table:table-cell office:value-type="float" office:value="0.000133159104374431" calcext:value-type="float">
            <text:p>0.000133159104374431</text:p>
          </table:table-cell>
          <table:table-cell office:value-type="float" office:value="0.000146398566707422" calcext:value-type="float">
            <text:p>0.000146398566707422</text:p>
          </table:table-cell>
          <table:table-cell office:value-type="float" office:value="0.000218632784397233" calcext:value-type="float">
            <text:p>0.000218632784397233</text:p>
          </table:table-cell>
          <table:table-cell office:value-type="float" office:value="0.00000539387570970316" calcext:value-type="float">
            <text:p>5.39E-06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0.000304127263248698" calcext:value-type="float">
            <text:p>0.000304127263248698</text:p>
          </table:table-cell>
          <table:table-cell office:value-type="float" office:value="0.000414300782779364" calcext:value-type="float">
            <text:p>0.000414300782779364</text:p>
          </table:table-cell>
          <table:table-cell office:value-type="float" office:value="0.000437197750346562" calcext:value-type="float">
            <text:p>0.000437197750346562</text:p>
          </table:table-cell>
          <table:table-cell office:value-type="float" office:value="0.000659960882000171" calcext:value-type="float">
            <text:p>0.000659960882000171</text:p>
          </table:table-cell>
          <table:table-cell office:value-type="float" office:value="0.00219714016819454" calcext:value-type="float">
            <text:p>0.00219714016819454</text:p>
          </table:table-cell>
          <table:table-cell office:value-type="float" office:value="0.000485715271104751" calcext:value-type="float">
            <text:p>0.000485715271104751</text:p>
          </table:table-cell>
          <table:table-cell office:value-type="float" office:value="0.000293933358707347" calcext:value-type="float">
            <text:p>0.000293933358707347</text:p>
          </table:table-cell>
          <table:table-cell office:value-type="float" office:value="0.000210447686746474" calcext:value-type="float">
            <text:p>0.000210447686746474</text:p>
          </table:table-cell>
          <table:table-cell office:value-type="float" office:value="0.000180250690758936" calcext:value-type="float">
            <text:p>0.000180250690758936</text:p>
          </table:table-cell>
          <table:table-cell office:value-type="float" office:value="0.00044481962056731" calcext:value-type="float">
            <text:p>0.00044481962056731</text:p>
          </table:table-cell>
          <table:table-cell office:value-type="float" office:value="0.000612348984244443" calcext:value-type="float">
            <text:p>0.000612348984244443</text:p>
          </table:table-cell>
          <table:table-cell office:value-type="float" office:value="0.000584785574876999" calcext:value-type="float">
            <text:p>0.000584785574876999</text:p>
          </table:table-cell>
          <table:table-cell office:value-type="float" office:value="0.000422957399023503" calcext:value-type="float">
            <text:p>0.000422957399023503</text:p>
          </table:table-cell>
          <table:table-cell office:value-type="float" office:value="0.000441257060534327" calcext:value-type="float">
            <text:p>0.000441257060534327</text:p>
          </table:table-cell>
          <table:table-cell office:value-type="float" office:value="0.000518975718577329" calcext:value-type="float">
            <text:p>0.000518975718577329</text:p>
          </table:table-cell>
          <table:table-cell office:value-type="float" office:value="0.000394595077914282" calcext:value-type="float">
            <text:p>0.000394595077914282</text:p>
          </table:table-cell>
          <table:table-cell office:value-type="float" office:value="0.000315793122383511" calcext:value-type="float">
            <text:p>0.000315793122383511</text:p>
          </table:table-cell>
          <table:table-cell office:value-type="float" office:value="0.000319781725219198" calcext:value-type="float">
            <text:p>0.000319781725219198</text:p>
          </table:table-cell>
          <table:table-cell office:value-type="float" office:value="0.000307589807741221" calcext:value-type="float">
            <text:p>0.000307589807741221</text:p>
          </table:table-cell>
          <table:table-cell office:value-type="float" office:value="0.000505147230329159" calcext:value-type="float">
            <text:p>0.000505147230329159</text:p>
          </table:table-cell>
          <table:table-cell office:value-type="float" office:value="0.000518388122175785" calcext:value-type="float">
            <text:p>0.000518388122175785</text:p>
          </table:table-cell>
          <table:table-cell office:value-type="float" office:value="0.00040656942549916" calcext:value-type="float">
            <text:p>0.00040656942549916</text:p>
          </table:table-cell>
          <table:table-cell office:value-type="float" office:value="0.000279000246729466" calcext:value-type="float">
            <text:p>0.000279000246729466</text:p>
          </table:table-cell>
          <table:table-cell office:value-type="float" office:value="0.000217511151064706" calcext:value-type="float">
            <text:p>0.000217511151064706</text:p>
          </table:table-cell>
          <table:table-cell office:value-type="float" office:value="0.000189851898127463" calcext:value-type="float">
            <text:p>0.000189851898127463</text:p>
          </table:table-cell>
          <table:table-cell office:value-type="float" office:value="0.000362380565571282" calcext:value-type="float">
            <text:p>0.000362380565571282</text:p>
          </table:table-cell>
          <table:table-cell office:value-type="float" office:value="0.000589502648768789" calcext:value-type="float">
            <text:p>0.000589502648768789</text:p>
          </table:table-cell>
          <table:table-cell office:value-type="float" office:value="0.000523604739229076" calcext:value-type="float">
            <text:p>0.000523604739229076</text:p>
          </table:table-cell>
          <table:table-cell office:value-type="float" office:value="0.000438708246995451" calcext:value-type="float">
            <text:p>0.000438708246995451</text:p>
          </table:table-cell>
          <table:table-cell office:value-type="float" office:value="0.000356044743856879" calcext:value-type="float">
            <text:p>0.000356044743856879</text:p>
          </table:table-cell>
          <table:table-cell office:value-type="float" office:value="0.000377673977346419" calcext:value-type="float">
            <text:p>0.000377673977346419</text:p>
          </table:table-cell>
          <table:table-cell office:value-type="float" office:value="0.000353028594281509" calcext:value-type="float">
            <text:p>0.000353028594281509</text:p>
          </table:table-cell>
          <table:table-cell office:value-type="float" office:value="0.000304659997580108" calcext:value-type="float">
            <text:p>0.000304659997580108</text:p>
          </table:table-cell>
          <table:table-cell office:value-type="float" office:value="0.000337741548662614" calcext:value-type="float">
            <text:p>0.000337741548662614</text:p>
          </table:table-cell>
          <table:table-cell office:value-type="float" office:value="0.00055706775610287" calcext:value-type="float">
            <text:p>0.00055706775610287</text:p>
          </table:table-cell>
          <table:table-cell office:value-type="float" office:value="0.000433923316699325" calcext:value-type="float">
            <text:p>0.000433923316699325</text:p>
          </table:table-cell>
          <table:table-cell office:value-type="float" office:value="0.000334907757822471" calcext:value-type="float">
            <text:p>0.000334907757822471</text:p>
          </table:table-cell>
          <table:table-cell office:value-type="float" office:value="0.00021765301024215" calcext:value-type="float">
            <text:p>0.00021765301024215</text:p>
          </table:table-cell>
          <table:table-cell office:value-type="float" office:value="0.000163709678653021" calcext:value-type="float">
            <text:p>0.000163709678653021</text:p>
          </table:table-cell>
          <table:table-cell office:value-type="float" office:value="0.00045018861497215" calcext:value-type="float">
            <text:p>0.00045018861497215</text:p>
          </table:table-cell>
          <table:table-cell office:value-type="float" office:value="0.000544810192898066" calcext:value-type="float">
            <text:p>0.000544810192898066</text:p>
          </table:table-cell>
          <table:table-cell office:value-type="float" office:value="0.000352375958814568" calcext:value-type="float">
            <text:p>0.000352375958814568</text:p>
          </table:table-cell>
          <table:table-cell office:value-type="float" office:value="0.000232157693000311" calcext:value-type="float">
            <text:p>0.000232157693000311</text:p>
          </table:table-cell>
          <table:table-cell office:value-type="float" office:value="0.000197912765243342" calcext:value-type="float">
            <text:p>0.000197912765243342</text:p>
          </table:table-cell>
          <table:table-cell office:value-type="float" office:value="0.000230388952476809" calcext:value-type="float">
            <text:p>0.000230388952476809</text:p>
          </table:table-cell>
          <table:table-cell office:value-type="float" office:value="0.000200448220645251" calcext:value-type="float">
            <text:p>0.000200448220645251</text:p>
          </table:table-cell>
          <table:table-cell office:value-type="float" office:value="0.000382544138160127" calcext:value-type="float">
            <text:p>0.000382544138160127</text:p>
          </table:table-cell>
          <table:table-cell office:value-type="float" office:value="0.000134564938791738" calcext:value-type="float">
            <text:p>0.000134564938791738</text:p>
          </table:table-cell>
          <table:table-cell table:style-name="ce1" office:value-type="float" office:value="0.0000472595765741584" calcext:value-type="float">
            <text:p>4.73E-05</text:p>
          </table:table-cell>
          <table:table-cell office:value-type="float" office:value="0.0000061252173846407" calcext:value-type="float">
            <text:p>6.13E-06</text:p>
          </table:table-cell>
          <table:table-cell office:value-type="float" office:value="0.000053992305928512" calcext:value-type="float">
            <text:p>5.40E-05</text:p>
          </table:table-cell>
          <table:table-cell office:value-type="float" office:value="0.000048778335662207" calcext:value-type="float">
            <text:p>4.88E-05</text:p>
          </table:table-cell>
          <table:table-cell office:value-type="float" office:value="0.0000341432241503094" calcext:value-type="float">
            <text:p>3.41E-05</text:p>
          </table:table-cell>
          <table:table-cell office:value-type="float" office:value="-0.000026545624814662" calcext:value-type="float">
            <text:p>-2.65E-05</text:p>
          </table:table-cell>
          <table:table-cell office:value-type="float" office:value="-0.0000340372010393568" calcext:value-type="float">
            <text:p>-3.40E-05</text:p>
          </table:table-cell>
          <table:table-cell office:value-type="float" office:value="-0.0000231088277458075" calcext:value-type="float">
            <text:p>-2.31E-05</text:p>
          </table:table-cell>
          <table:table-cell table:style-name="ce1" office:value-type="float" office:value="-0.0000148319233594878" calcext:value-type="float">
            <text:p>-1.48E-05</text:p>
          </table:table-cell>
          <table:table-cell table:style-name="ce1" office:value-type="float" office:value="-0.0000275507885122898" calcext:value-type="float">
            <text:p>-2.76E-05</text:p>
          </table:table-cell>
          <table:table-cell table:style-name="ce1" office:value-type="float" office:value="-0.0000024889500329998" calcext:value-type="float">
            <text:p>-2.49E-06</text:p>
          </table:table-cell>
          <table:table-cell table:style-name="ce1" office:value-type="float" office:value="0.0000226990267016762" calcext:value-type="float">
            <text:p>2.27E-05</text:p>
          </table:table-cell>
          <table:table-cell office:value-type="float" office:value="0.000109790606662179" calcext:value-type="float">
            <text:p>0.000109790606662179</text:p>
          </table:table-cell>
          <table:table-cell office:value-type="float" office:value="-0.00000173221517159778" calcext:value-type="float">
            <text:p>-1.73E-06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0.000325053511073378" calcext:value-type="float">
            <text:p>0.000325053511073378</text:p>
          </table:table-cell>
          <table:table-cell office:value-type="float" office:value="0.000423217757010761" calcext:value-type="float">
            <text:p>0.000423217757010761</text:p>
          </table:table-cell>
          <table:table-cell office:value-type="float" office:value="0.000396004726627991" calcext:value-type="float">
            <text:p>0.000396004726627991</text:p>
          </table:table-cell>
          <table:table-cell office:value-type="float" office:value="0.000446925650302197" calcext:value-type="float">
            <text:p>0.000446925650302197</text:p>
          </table:table-cell>
          <table:table-cell office:value-type="float" office:value="0.000485715271104751" calcext:value-type="float">
            <text:p>0.000485715271104751</text:p>
          </table:table-cell>
          <table:table-cell office:value-type="float" office:value="0.000907656845788197" calcext:value-type="float">
            <text:p>0.000907656845788197</text:p>
          </table:table-cell>
          <table:table-cell office:value-type="float" office:value="0.000370173173303575" calcext:value-type="float">
            <text:p>0.000370173173303575</text:p>
          </table:table-cell>
          <table:table-cell office:value-type="float" office:value="0.000253391922218391" calcext:value-type="float">
            <text:p>0.000253391922218391</text:p>
          </table:table-cell>
          <table:table-cell office:value-type="float" office:value="0.000224701734777944" calcext:value-type="float">
            <text:p>0.000224701734777944</text:p>
          </table:table-cell>
          <table:table-cell office:value-type="float" office:value="0.000372590356741391" calcext:value-type="float">
            <text:p>0.000372590356741391</text:p>
          </table:table-cell>
          <table:table-cell office:value-type="float" office:value="0.000402418211063415" calcext:value-type="float">
            <text:p>0.000402418211063415</text:p>
          </table:table-cell>
          <table:table-cell office:value-type="float" office:value="0.000445424935946452" calcext:value-type="float">
            <text:p>0.000445424935946452</text:p>
          </table:table-cell>
          <table:table-cell office:value-type="float" office:value="0.000426199012198693" calcext:value-type="float">
            <text:p>0.000426199012198693</text:p>
          </table:table-cell>
          <table:table-cell office:value-type="float" office:value="0.000378265446420686" calcext:value-type="float">
            <text:p>0.000378265446420686</text:p>
          </table:table-cell>
          <table:table-cell office:value-type="float" office:value="0.000439189809674303" calcext:value-type="float">
            <text:p>0.000439189809674303</text:p>
          </table:table-cell>
          <table:table-cell office:value-type="float" office:value="0.00041411031780543" calcext:value-type="float">
            <text:p>0.00041411031780543</text:p>
          </table:table-cell>
          <table:table-cell office:value-type="float" office:value="0.000346637421608401" calcext:value-type="float">
            <text:p>0.000346637421608401</text:p>
          </table:table-cell>
          <table:table-cell office:value-type="float" office:value="0.000372343923685438" calcext:value-type="float">
            <text:p>0.000372343923685438</text:p>
          </table:table-cell>
          <table:table-cell office:value-type="float" office:value="0.000331348204939115" calcext:value-type="float">
            <text:p>0.000331348204939115</text:p>
          </table:table-cell>
          <table:table-cell office:value-type="float" office:value="0.000423144647124245" calcext:value-type="float">
            <text:p>0.000423144647124245</text:p>
          </table:table-cell>
          <table:table-cell office:value-type="float" office:value="0.000458158011538455" calcext:value-type="float">
            <text:p>0.000458158011538455</text:p>
          </table:table-cell>
          <table:table-cell office:value-type="float" office:value="0.00042339952594558" calcext:value-type="float">
            <text:p>0.00042339952594558</text:p>
          </table:table-cell>
          <table:table-cell office:value-type="float" office:value="0.000329448960066529" calcext:value-type="float">
            <text:p>0.000329448960066529</text:p>
          </table:table-cell>
          <table:table-cell office:value-type="float" office:value="0.000250105948788459" calcext:value-type="float">
            <text:p>0.000250105948788459</text:p>
          </table:table-cell>
          <table:table-cell office:value-type="float" office:value="0.000225161528040902" calcext:value-type="float">
            <text:p>0.000225161528040902</text:p>
          </table:table-cell>
          <table:table-cell office:value-type="float" office:value="0.000347179713832374" calcext:value-type="float">
            <text:p>0.000347179713832374</text:p>
          </table:table-cell>
          <table:table-cell office:value-type="float" office:value="0.000430862133828464" calcext:value-type="float">
            <text:p>0.000430862133828464</text:p>
          </table:table-cell>
          <table:table-cell office:value-type="float" office:value="0.000444147332036473" calcext:value-type="float">
            <text:p>0.000444147332036473</text:p>
          </table:table-cell>
          <table:table-cell office:value-type="float" office:value="0.000413527769634055" calcext:value-type="float">
            <text:p>0.000413527769634055</text:p>
          </table:table-cell>
          <table:table-cell office:value-type="float" office:value="0.000359357283739058" calcext:value-type="float">
            <text:p>0.000359357283739058</text:p>
          </table:table-cell>
          <table:table-cell office:value-type="float" office:value="0.000358665076662337" calcext:value-type="float">
            <text:p>0.000358665076662337</text:p>
          </table:table-cell>
          <table:table-cell office:value-type="float" office:value="0.000368303683238349" calcext:value-type="float">
            <text:p>0.000368303683238349</text:p>
          </table:table-cell>
          <table:table-cell office:value-type="float" office:value="0.000317142257433474" calcext:value-type="float">
            <text:p>0.000317142257433474</text:p>
          </table:table-cell>
          <table:table-cell office:value-type="float" office:value="0.000328509382795712" calcext:value-type="float">
            <text:p>0.000328509382795712</text:p>
          </table:table-cell>
          <table:table-cell office:value-type="float" office:value="0.000406424695768095" calcext:value-type="float">
            <text:p>0.000406424695768095</text:p>
          </table:table-cell>
          <table:table-cell office:value-type="float" office:value="0.000383570279001281" calcext:value-type="float">
            <text:p>0.000383570279001281</text:p>
          </table:table-cell>
          <table:table-cell office:value-type="float" office:value="0.000320128579487137" calcext:value-type="float">
            <text:p>0.000320128579487137</text:p>
          </table:table-cell>
          <table:table-cell office:value-type="float" office:value="0.000246867579989744" calcext:value-type="float">
            <text:p>0.000246867579989744</text:p>
          </table:table-cell>
          <table:table-cell office:value-type="float" office:value="0.000170561749158936" calcext:value-type="float">
            <text:p>0.000170561749158936</text:p>
          </table:table-cell>
          <table:table-cell office:value-type="float" office:value="0.000310354227852397" calcext:value-type="float">
            <text:p>0.000310354227852397</text:p>
          </table:table-cell>
          <table:table-cell office:value-type="float" office:value="0.000419926668321769" calcext:value-type="float">
            <text:p>0.000419926668321769</text:p>
          </table:table-cell>
          <table:table-cell office:value-type="float" office:value="0.000416037530849641" calcext:value-type="float">
            <text:p>0.000416037530849641</text:p>
          </table:table-cell>
          <table:table-cell office:value-type="float" office:value="0.00029522652722683" calcext:value-type="float">
            <text:p>0.00029522652722683</text:p>
          </table:table-cell>
          <table:table-cell office:value-type="float" office:value="0.000241489492304784" calcext:value-type="float">
            <text:p>0.000241489492304784</text:p>
          </table:table-cell>
          <table:table-cell office:value-type="float" office:value="0.000285189543597675" calcext:value-type="float">
            <text:p>0.000285189543597675</text:p>
          </table:table-cell>
          <table:table-cell office:value-type="float" office:value="0.000239185474042574" calcext:value-type="float">
            <text:p>0.000239185474042574</text:p>
          </table:table-cell>
          <table:table-cell office:value-type="float" office:value="0.000294482626000924" calcext:value-type="float">
            <text:p>0.000294482626000924</text:p>
          </table:table-cell>
          <table:table-cell table:style-name="ce1" office:value-type="float" office:value="0.0000979005680283041" calcext:value-type="float">
            <text:p>9.79E-05</text:p>
          </table:table-cell>
          <table:table-cell table:style-name="ce1" office:value-type="float" office:value="0.0000435040754818019" calcext:value-type="float">
            <text:p>4.35E-05</text:p>
          </table:table-cell>
          <table:table-cell office:value-type="float" office:value="0.00000750826666059302" calcext:value-type="float">
            <text:p>7.51E-06</text:p>
          </table:table-cell>
          <table:table-cell office:value-type="float" office:value="0.0000407640064024078" calcext:value-type="float">
            <text:p>4.08E-05</text:p>
          </table:table-cell>
          <table:table-cell office:value-type="float" office:value="0.0000368468158484945" calcext:value-type="float">
            <text:p>3.68E-05</text:p>
          </table:table-cell>
          <table:table-cell office:value-type="float" office:value="0.0000256985951771532" calcext:value-type="float">
            <text:p>2.57E-05</text:p>
          </table:table-cell>
          <table:table-cell office:value-type="float" office:value="-0.0000242283582882026" calcext:value-type="float">
            <text:p>-2.42E-05</text:p>
          </table:table-cell>
          <table:table-cell office:value-type="float" office:value="-0.0000321355442316989" calcext:value-type="float">
            <text:p>-3.21E-05</text:p>
          </table:table-cell>
          <table:table-cell office:value-type="float" office:value="-0.0000330806813673073" calcext:value-type="float">
            <text:p>-3.31E-05</text:p>
          </table:table-cell>
          <table:table-cell table:style-name="ce1" office:value-type="float" office:value="-0.0000490911423661927" calcext:value-type="float">
            <text:p>-4.91E-05</text:p>
          </table:table-cell>
          <table:table-cell table:style-name="ce1" office:value-type="float" office:value="-0.0000705904487729579" calcext:value-type="float">
            <text:p>-7.06E-05</text:p>
          </table:table-cell>
          <table:table-cell table:style-name="ce1" office:value-type="float" office:value="-0.0000791994278059544" calcext:value-type="float">
            <text:p>-7.92E-05</text:p>
          </table:table-cell>
          <table:table-cell table:style-name="ce1" office:value-type="float" office:value="-0.0000822126501893257" calcext:value-type="float">
            <text:p>-8.22E-05</text:p>
          </table:table-cell>
          <table:table-cell table:style-name="ce1" office:value-type="float" office:value="-0.0000163141053192789" calcext:value-type="float">
            <text:p>-1.63E-05</text:p>
          </table:table-cell>
          <table:table-cell office:value-type="float" office:value="-0.0000078632116468201" calcext:value-type="float">
            <text:p>-7.86E-06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0.000377497256013787" calcext:value-type="float">
            <text:p>0.000377497256013787</text:p>
          </table:table-cell>
          <table:table-cell office:value-type="float" office:value="0.000398648725831528" calcext:value-type="float">
            <text:p>0.000398648725831528</text:p>
          </table:table-cell>
          <table:table-cell office:value-type="float" office:value="0.000374902823546136" calcext:value-type="float">
            <text:p>0.000374902823546136</text:p>
          </table:table-cell>
          <table:table-cell office:value-type="float" office:value="0.00030707359972582" calcext:value-type="float">
            <text:p>0.00030707359972582</text:p>
          </table:table-cell>
          <table:table-cell office:value-type="float" office:value="0.000293933358707347" calcext:value-type="float">
            <text:p>0.000293933358707347</text:p>
          </table:table-cell>
          <table:table-cell office:value-type="float" office:value="0.000370173173303575" calcext:value-type="float">
            <text:p>0.000370173173303575</text:p>
          </table:table-cell>
          <table:table-cell office:value-type="float" office:value="0.00105126425652486" calcext:value-type="float">
            <text:p>0.00105126425652486</text:p>
          </table:table-cell>
          <table:table-cell office:value-type="float" office:value="0.000422761692383333" calcext:value-type="float">
            <text:p>0.000422761692383333</text:p>
          </table:table-cell>
          <table:table-cell office:value-type="float" office:value="0.000367767634055108" calcext:value-type="float">
            <text:p>0.000367767634055108</text:p>
          </table:table-cell>
          <table:table-cell office:value-type="float" office:value="0.000324459067795209" calcext:value-type="float">
            <text:p>0.000324459067795209</text:p>
          </table:table-cell>
          <table:table-cell office:value-type="float" office:value="0.000236508327507232" calcext:value-type="float">
            <text:p>0.000236508327507232</text:p>
          </table:table-cell>
          <table:table-cell office:value-type="float" office:value="0.000281134552992176" calcext:value-type="float">
            <text:p>0.000281134552992176</text:p>
          </table:table-cell>
          <table:table-cell office:value-type="float" office:value="0.000373119868280939" calcext:value-type="float">
            <text:p>0.000373119868280939</text:p>
          </table:table-cell>
          <table:table-cell office:value-type="float" office:value="0.00036784995371031" calcext:value-type="float">
            <text:p>0.00036784995371031</text:p>
          </table:table-cell>
          <table:table-cell office:value-type="float" office:value="0.0003360189222724" calcext:value-type="float">
            <text:p>0.0003360189222724</text:p>
          </table:table-cell>
          <table:table-cell office:value-type="float" office:value="0.000408718854425754" calcext:value-type="float">
            <text:p>0.000408718854425754</text:p>
          </table:table-cell>
          <table:table-cell office:value-type="float" office:value="0.000420755842739393" calcext:value-type="float">
            <text:p>0.000420755842739393</text:p>
          </table:table-cell>
          <table:table-cell office:value-type="float" office:value="0.000440383645789557" calcext:value-type="float">
            <text:p>0.000440383645789557</text:p>
          </table:table-cell>
          <table:table-cell office:value-type="float" office:value="0.000427131378308929" calcext:value-type="float">
            <text:p>0.000427131378308929</text:p>
          </table:table-cell>
          <table:table-cell office:value-type="float" office:value="0.000346775075356284" calcext:value-type="float">
            <text:p>0.000346775075356284</text:p>
          </table:table-cell>
          <table:table-cell office:value-type="float" office:value="0.000357544722698131" calcext:value-type="float">
            <text:p>0.000357544722698131</text:p>
          </table:table-cell>
          <table:table-cell office:value-type="float" office:value="0.00040287889040648" calcext:value-type="float">
            <text:p>0.00040287889040648</text:p>
          </table:table-cell>
          <table:table-cell office:value-type="float" office:value="0.000447571964064969" calcext:value-type="float">
            <text:p>0.000447571964064969</text:p>
          </table:table-cell>
          <table:table-cell office:value-type="float" office:value="0.000408125539677052" calcext:value-type="float">
            <text:p>0.000408125539677052</text:p>
          </table:table-cell>
          <table:table-cell office:value-type="float" office:value="0.000362594692164299" calcext:value-type="float">
            <text:p>0.000362594692164299</text:p>
          </table:table-cell>
          <table:table-cell office:value-type="float" office:value="0.000392997620346243" calcext:value-type="float">
            <text:p>0.000392997620346243</text:p>
          </table:table-cell>
          <table:table-cell office:value-type="float" office:value="0.000294344730331726" calcext:value-type="float">
            <text:p>0.000294344730331726</text:p>
          </table:table-cell>
          <table:table-cell office:value-type="float" office:value="0.00032319486158937" calcext:value-type="float">
            <text:p>0.00032319486158937</text:p>
          </table:table-cell>
          <table:table-cell office:value-type="float" office:value="0.000371722747803783" calcext:value-type="float">
            <text:p>0.000371722747803783</text:p>
          </table:table-cell>
          <table:table-cell office:value-type="float" office:value="0.00040401191163201" calcext:value-type="float">
            <text:p>0.00040401191163201</text:p>
          </table:table-cell>
          <table:table-cell office:value-type="float" office:value="0.000376957947832855" calcext:value-type="float">
            <text:p>0.000376957947832855</text:p>
          </table:table-cell>
          <table:table-cell office:value-type="float" office:value="0.000406582145621438" calcext:value-type="float">
            <text:p>0.000406582145621438</text:p>
          </table:table-cell>
          <table:table-cell office:value-type="float" office:value="0.000405400087838469" calcext:value-type="float">
            <text:p>0.000405400087838469</text:p>
          </table:table-cell>
          <table:table-cell office:value-type="float" office:value="0.000385890023167804" calcext:value-type="float">
            <text:p>0.000385890023167804</text:p>
          </table:table-cell>
          <table:table-cell office:value-type="float" office:value="0.000272186479975314" calcext:value-type="float">
            <text:p>0.000272186479975314</text:p>
          </table:table-cell>
          <table:table-cell office:value-type="float" office:value="0.000278794871580721" calcext:value-type="float">
            <text:p>0.000278794871580721</text:p>
          </table:table-cell>
          <table:table-cell office:value-type="float" office:value="0.000304567361433314" calcext:value-type="float">
            <text:p>0.000304567361433314</text:p>
          </table:table-cell>
          <table:table-cell office:value-type="float" office:value="0.000332082239919756" calcext:value-type="float">
            <text:p>0.000332082239919756</text:p>
          </table:table-cell>
          <table:table-cell office:value-type="float" office:value="0.000311289225710926" calcext:value-type="float">
            <text:p>0.000311289225710926</text:p>
          </table:table-cell>
          <table:table-cell office:value-type="float" office:value="0.000250632544048323" calcext:value-type="float">
            <text:p>0.000250632544048323</text:p>
          </table:table-cell>
          <table:table-cell office:value-type="float" office:value="0.000257845926305368" calcext:value-type="float">
            <text:p>0.000257845926305368</text:p>
          </table:table-cell>
          <table:table-cell office:value-type="float" office:value="0.000435217799296169" calcext:value-type="float">
            <text:p>0.000435217799296169</text:p>
          </table:table-cell>
          <table:table-cell office:value-type="float" office:value="0.000461400296336903" calcext:value-type="float">
            <text:p>0.000461400296336903</text:p>
          </table:table-cell>
          <table:table-cell office:value-type="float" office:value="0.000401968725835332" calcext:value-type="float">
            <text:p>0.000401968725835332</text:p>
          </table:table-cell>
          <table:table-cell office:value-type="float" office:value="0.000466750584174007" calcext:value-type="float">
            <text:p>0.000466750584174007</text:p>
          </table:table-cell>
          <table:table-cell office:value-type="float" office:value="0.000386746039958454" calcext:value-type="float">
            <text:p>0.000386746039958454</text:p>
          </table:table-cell>
          <table:table-cell office:value-type="float" office:value="0.000253295777546435" calcext:value-type="float">
            <text:p>0.000253295777546435</text:p>
          </table:table-cell>
          <table:table-cell table:style-name="ce1" office:value-type="float" office:value="0.000086451328694356" calcext:value-type="float">
            <text:p>8.65E-05</text:p>
          </table:table-cell>
          <table:table-cell table:style-name="ce1" office:value-type="float" office:value="0.0000436836369007668" calcext:value-type="float">
            <text:p>4.37E-05</text:p>
          </table:table-cell>
          <table:table-cell office:value-type="float" office:value="0.0000108618586909475" calcext:value-type="float">
            <text:p>1.09E-05</text:p>
          </table:table-cell>
          <table:table-cell office:value-type="float" office:value="0.0000359134665600445" calcext:value-type="float">
            <text:p>3.59E-05</text:p>
          </table:table-cell>
          <table:table-cell office:value-type="float" office:value="0.0000330184903435879" calcext:value-type="float">
            <text:p>3.30E-05</text:p>
          </table:table-cell>
          <table:table-cell office:value-type="float" office:value="0.0000227415453149474" calcext:value-type="float">
            <text:p>2.27E-05</text:p>
          </table:table-cell>
          <table:table-cell office:value-type="float" office:value="-0.0000207293893475402" calcext:value-type="float">
            <text:p>-2.07E-05</text:p>
          </table:table-cell>
          <table:table-cell office:value-type="float" office:value="-0.0000281770266409676" calcext:value-type="float">
            <text:p>-2.82E-05</text:p>
          </table:table-cell>
          <table:table-cell office:value-type="float" office:value="-0.0000307578420529035" calcext:value-type="float">
            <text:p>-3.08E-05</text:p>
          </table:table-cell>
          <table:table-cell table:style-name="ce1" office:value-type="float" office:value="-0.0000483049281496939" calcext:value-type="float">
            <text:p>-4.83E-05</text:p>
          </table:table-cell>
          <table:table-cell table:style-name="ce1" office:value-type="float" office:value="-0.0000646117198039332" calcext:value-type="float">
            <text:p>-6.46E-05</text:p>
          </table:table-cell>
          <table:table-cell table:style-name="ce1" office:value-type="float" office:value="-0.0000996413504904469" calcext:value-type="float">
            <text:p>-9.96E-05</text:p>
          </table:table-cell>
          <table:table-cell office:value-type="float" office:value="-0.000130649225365604" calcext:value-type="float">
            <text:p>-0.000130649225365604</text:p>
          </table:table-cell>
          <table:table-cell table:style-name="ce1" office:value-type="float" office:value="-0.0000872459865474882" calcext:value-type="float">
            <text:p>-8.72E-05</text:p>
          </table:table-cell>
          <table:table-cell office:value-type="float" office:value="-0.0000104118563366475" calcext:value-type="float">
            <text:p>-1.04E-05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0.000458231682026933" calcext:value-type="float">
            <text:p>0.000458231682026933</text:p>
          </table:table-cell>
          <table:table-cell office:value-type="float" office:value="0.000297792928770503" calcext:value-type="float">
            <text:p>0.000297792928770503</text:p>
          </table:table-cell>
          <table:table-cell office:value-type="float" office:value="0.000379060914890849" calcext:value-type="float">
            <text:p>0.000379060914890849</text:p>
          </table:table-cell>
          <table:table-cell office:value-type="float" office:value="0.00024380830288371" calcext:value-type="float">
            <text:p>0.00024380830288371</text:p>
          </table:table-cell>
          <table:table-cell office:value-type="float" office:value="0.000210447686746474" calcext:value-type="float">
            <text:p>0.000210447686746474</text:p>
          </table:table-cell>
          <table:table-cell office:value-type="float" office:value="0.000253391922218391" calcext:value-type="float">
            <text:p>0.000253391922218391</text:p>
          </table:table-cell>
          <table:table-cell office:value-type="float" office:value="0.000422761692383333" calcext:value-type="float">
            <text:p>0.000422761692383333</text:p>
          </table:table-cell>
          <table:table-cell office:value-type="float" office:value="0.00257599967419602" calcext:value-type="float">
            <text:p>0.00257599967419602</text:p>
          </table:table-cell>
          <table:table-cell office:value-type="float" office:value="0.00102312129212459" calcext:value-type="float">
            <text:p>0.00102312129212459</text:p>
          </table:table-cell>
          <table:table-cell office:value-type="float" office:value="0.000330103165274311" calcext:value-type="float">
            <text:p>0.000330103165274311</text:p>
          </table:table-cell>
          <table:table-cell office:value-type="float" office:value="0.000161882140614424" calcext:value-type="float">
            <text:p>0.000161882140614424</text:p>
          </table:table-cell>
          <table:table-cell office:value-type="float" office:value="0.000182144584136678" calcext:value-type="float">
            <text:p>0.000182144584136678</text:p>
          </table:table-cell>
          <table:table-cell office:value-type="float" office:value="0.000245069708919757" calcext:value-type="float">
            <text:p>0.000245069708919757</text:p>
          </table:table-cell>
          <table:table-cell office:value-type="float" office:value="0.000369236345086412" calcext:value-type="float">
            <text:p>0.000369236345086412</text:p>
          </table:table-cell>
          <table:table-cell office:value-type="float" office:value="0.000280562747524298" calcext:value-type="float">
            <text:p>0.000280562747524298</text:p>
          </table:table-cell>
          <table:table-cell office:value-type="float" office:value="0.000318729291280319" calcext:value-type="float">
            <text:p>0.000318729291280319</text:p>
          </table:table-cell>
          <table:table-cell office:value-type="float" office:value="0.000523044551552064" calcext:value-type="float">
            <text:p>0.000523044551552064</text:p>
          </table:table-cell>
          <table:table-cell office:value-type="float" office:value="0.000451534172733597" calcext:value-type="float">
            <text:p>0.000451534172733597</text:p>
          </table:table-cell>
          <table:table-cell office:value-type="float" office:value="0.000582614674159282" calcext:value-type="float">
            <text:p>0.000582614674159282</text:p>
          </table:table-cell>
          <table:table-cell office:value-type="float" office:value="0.000381172774049615" calcext:value-type="float">
            <text:p>0.000381172774049615</text:p>
          </table:table-cell>
          <table:table-cell office:value-type="float" office:value="0.000252549002006484" calcext:value-type="float">
            <text:p>0.000252549002006484</text:p>
          </table:table-cell>
          <table:table-cell office:value-type="float" office:value="0.000326313529085551" calcext:value-type="float">
            <text:p>0.000326313529085551</text:p>
          </table:table-cell>
          <table:table-cell office:value-type="float" office:value="0.000545144502031607" calcext:value-type="float">
            <text:p>0.000545144502031607</text:p>
          </table:table-cell>
          <table:table-cell office:value-type="float" office:value="0.000889146990608134" calcext:value-type="float">
            <text:p>0.000889146990608134</text:p>
          </table:table-cell>
          <table:table-cell office:value-type="float" office:value="0.00101056808109538" calcext:value-type="float">
            <text:p>0.00101056808109538</text:p>
          </table:table-cell>
          <table:table-cell office:value-type="float" office:value="0.000452860207676404" calcext:value-type="float">
            <text:p>0.000452860207676404</text:p>
          </table:table-cell>
          <table:table-cell office:value-type="float" office:value="0.000257122235208098" calcext:value-type="float">
            <text:p>0.000257122235208098</text:p>
          </table:table-cell>
          <table:table-cell office:value-type="float" office:value="0.000198941178908645" calcext:value-type="float">
            <text:p>0.000198941178908645</text:p>
          </table:table-cell>
          <table:table-cell office:value-type="float" office:value="0.000285404010861384" calcext:value-type="float">
            <text:p>0.000285404010861384</text:p>
          </table:table-cell>
          <table:table-cell office:value-type="float" office:value="0.000427290780091674" calcext:value-type="float">
            <text:p>0.000427290780091674</text:p>
          </table:table-cell>
          <table:table-cell office:value-type="float" office:value="0.00048208357003747" calcext:value-type="float">
            <text:p>0.00048208357003747</text:p>
          </table:table-cell>
          <table:table-cell office:value-type="float" office:value="0.000407645659448874" calcext:value-type="float">
            <text:p>0.000407645659448874</text:p>
          </table:table-cell>
          <table:table-cell office:value-type="float" office:value="0.000583478687388332" calcext:value-type="float">
            <text:p>0.000583478687388332</text:p>
          </table:table-cell>
          <table:table-cell office:value-type="float" office:value="0.000454713400619081" calcext:value-type="float">
            <text:p>0.000454713400619081</text:p>
          </table:table-cell>
          <table:table-cell office:value-type="float" office:value="0.000240497654079064" calcext:value-type="float">
            <text:p>0.000240497654079064</text:p>
          </table:table-cell>
          <table:table-cell office:value-type="float" office:value="0.000154333532026935" calcext:value-type="float">
            <text:p>0.000154333532026935</text:p>
          </table:table-cell>
          <table:table-cell office:value-type="float" office:value="0.000235823237861497" calcext:value-type="float">
            <text:p>0.000235823237861497</text:p>
          </table:table-cell>
          <table:table-cell office:value-type="float" office:value="0.000400169867889003" calcext:value-type="float">
            <text:p>0.000400169867889003</text:p>
          </table:table-cell>
          <table:table-cell office:value-type="float" office:value="0.00067475007970996" calcext:value-type="float">
            <text:p>0.00067475007970996</text:p>
          </table:table-cell>
          <table:table-cell office:value-type="float" office:value="0.000406620368431082" calcext:value-type="float">
            <text:p>0.000406620368431082</text:p>
          </table:table-cell>
          <table:table-cell office:value-type="float" office:value="0.000154521802201652" calcext:value-type="float">
            <text:p>0.000154521802201652</text:p>
          </table:table-cell>
          <table:table-cell office:value-type="float" office:value="0.000343834922147521" calcext:value-type="float">
            <text:p>0.000343834922147521</text:p>
          </table:table-cell>
          <table:table-cell office:value-type="float" office:value="0.000664610184970489" calcext:value-type="float">
            <text:p>0.000664610184970489</text:p>
          </table:table-cell>
          <table:table-cell office:value-type="float" office:value="0.000954223764474338" calcext:value-type="float">
            <text:p>0.000954223764474338</text:p>
          </table:table-cell>
          <table:table-cell office:value-type="float" office:value="0.000687568189301817" calcext:value-type="float">
            <text:p>0.000687568189301817</text:p>
          </table:table-cell>
          <table:table-cell office:value-type="float" office:value="0.000995317688888663" calcext:value-type="float">
            <text:p>0.000995317688888663</text:p>
          </table:table-cell>
          <table:table-cell office:value-type="float" office:value="0.000201922495206563" calcext:value-type="float">
            <text:p>0.000201922495206563</text:p>
          </table:table-cell>
          <table:table-cell table:style-name="ce1" office:value-type="float" office:value="0.0000647478940878313" calcext:value-type="float">
            <text:p>6.47E-05</text:p>
          </table:table-cell>
          <table:table-cell table:style-name="ce1" office:value-type="float" office:value="0.0000342970882429325" calcext:value-type="float">
            <text:p>3.43E-05</text:p>
          </table:table-cell>
          <table:table-cell office:value-type="float" office:value="0.00000901265208998615" calcext:value-type="float">
            <text:p>9.01E-06</text:p>
          </table:table-cell>
          <table:table-cell office:value-type="float" office:value="0.0000245661792804101" calcext:value-type="float">
            <text:p>2.46E-05</text:p>
          </table:table-cell>
          <table:table-cell office:value-type="float" office:value="0.0000248920604419967" calcext:value-type="float">
            <text:p>2.49E-05</text:p>
          </table:table-cell>
          <table:table-cell office:value-type="float" office:value="0.0000170933864085086" calcext:value-type="float">
            <text:p>1.71E-05</text:p>
          </table:table-cell>
          <table:table-cell office:value-type="float" office:value="-0.0000182199703751479" calcext:value-type="float">
            <text:p>-1.82E-05</text:p>
          </table:table-cell>
          <table:table-cell office:value-type="float" office:value="-0.0000264409848931718" calcext:value-type="float">
            <text:p>-2.64E-05</text:p>
          </table:table-cell>
          <table:table-cell office:value-type="float" office:value="-0.000037575018944549" calcext:value-type="float">
            <text:p>-3.76E-05</text:p>
          </table:table-cell>
          <table:table-cell table:style-name="ce1" office:value-type="float" office:value="-0.0000725069231581144" calcext:value-type="float">
            <text:p>-7.25E-05</text:p>
          </table:table-cell>
          <table:table-cell table:style-name="ce1" office:value-type="float" office:value="-0.0000929125026913754" calcext:value-type="float">
            <text:p>-9.29E-05</text:p>
          </table:table-cell>
          <table:table-cell office:value-type="float" office:value="-0.000147639442943267" calcext:value-type="float">
            <text:p>-0.000147639442943267</text:p>
          </table:table-cell>
          <table:table-cell office:value-type="float" office:value="-0.000187802677229938" calcext:value-type="float">
            <text:p>-0.000187802677229938</text:p>
          </table:table-cell>
          <table:table-cell office:value-type="float" office:value="-0.000152880473472284" calcext:value-type="float">
            <text:p>-0.000152880473472284</text:p>
          </table:table-cell>
          <table:table-cell office:value-type="float" office:value="-0.00000802309766104251" calcext:value-type="float">
            <text:p>-8.02E-06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0.000510541805348891" calcext:value-type="float">
            <text:p>0.000510541805348891</text:p>
          </table:table-cell>
          <table:table-cell office:value-type="float" office:value="0.000259551337927489" calcext:value-type="float">
            <text:p>0.000259551337927489</text:p>
          </table:table-cell>
          <table:table-cell office:value-type="float" office:value="0.000355523631772943" calcext:value-type="float">
            <text:p>0.000355523631772943</text:p>
          </table:table-cell>
          <table:table-cell office:value-type="float" office:value="0.000225451325791941" calcext:value-type="float">
            <text:p>0.000225451325791941</text:p>
          </table:table-cell>
          <table:table-cell office:value-type="float" office:value="0.000180250690758936" calcext:value-type="float">
            <text:p>0.000180250690758936</text:p>
          </table:table-cell>
          <table:table-cell office:value-type="float" office:value="0.000224701734777944" calcext:value-type="float">
            <text:p>0.000224701734777944</text:p>
          </table:table-cell>
          <table:table-cell office:value-type="float" office:value="0.000367767634055108" calcext:value-type="float">
            <text:p>0.000367767634055108</text:p>
          </table:table-cell>
          <table:table-cell office:value-type="float" office:value="0.00102312129212459" calcext:value-type="float">
            <text:p>0.00102312129212459</text:p>
          </table:table-cell>
          <table:table-cell office:value-type="float" office:value="0.0370390787585158" calcext:value-type="float">
            <text:p>0.0370390787585158</text:p>
          </table:table-cell>
          <table:table-cell office:value-type="float" office:value="0.000325921763932744" calcext:value-type="float">
            <text:p>0.000325921763932744</text:p>
          </table:table-cell>
          <table:table-cell office:value-type="float" office:value="0.000143293649143026" calcext:value-type="float">
            <text:p>0.000143293649143026</text:p>
          </table:table-cell>
          <table:table-cell office:value-type="float" office:value="0.000156000227995014" calcext:value-type="float">
            <text:p>0.000156000227995014</text:p>
          </table:table-cell>
          <table:table-cell office:value-type="float" office:value="0.00020369336884713" calcext:value-type="float">
            <text:p>0.00020369336884713</text:p>
          </table:table-cell>
          <table:table-cell office:value-type="float" office:value="0.000319309461866494" calcext:value-type="float">
            <text:p>0.000319309461866494</text:p>
          </table:table-cell>
          <table:table-cell office:value-type="float" office:value="0.000278289168627877" calcext:value-type="float">
            <text:p>0.000278289168627877</text:p>
          </table:table-cell>
          <table:table-cell office:value-type="float" office:value="0.000273048571571219" calcext:value-type="float">
            <text:p>0.000273048571571219</text:p>
          </table:table-cell>
          <table:table-cell office:value-type="float" office:value="0.000507746935962615" calcext:value-type="float">
            <text:p>0.000507746935962615</text:p>
          </table:table-cell>
          <table:table-cell office:value-type="float" office:value="0.000401049757343185" calcext:value-type="float">
            <text:p>0.000401049757343185</text:p>
          </table:table-cell>
          <table:table-cell office:value-type="float" office:value="0.000630230388743033" calcext:value-type="float">
            <text:p>0.000630230388743033</text:p>
          </table:table-cell>
          <table:table-cell office:value-type="float" office:value="0.000423941740630997" calcext:value-type="float">
            <text:p>0.000423941740630997</text:p>
          </table:table-cell>
          <table:table-cell office:value-type="float" office:value="0.000221046152892698" calcext:value-type="float">
            <text:p>0.000221046152892698</text:p>
          </table:table-cell>
          <table:table-cell office:value-type="float" office:value="0.000288781276594247" calcext:value-type="float">
            <text:p>0.000288781276594247</text:p>
          </table:table-cell>
          <table:table-cell office:value-type="float" office:value="0.000537463195271588" calcext:value-type="float">
            <text:p>0.000537463195271588</text:p>
          </table:table-cell>
          <table:table-cell office:value-type="float" office:value="0.00114135785114414" calcext:value-type="float">
            <text:p>0.00114135785114414</text:p>
          </table:table-cell>
          <table:table-cell office:value-type="float" office:value="0.00252564429565772" calcext:value-type="float">
            <text:p>0.00252564429565772</text:p>
          </table:table-cell>
          <table:table-cell office:value-type="float" office:value="0.000448247578974726" calcext:value-type="float">
            <text:p>0.000448247578974726</text:p>
          </table:table-cell>
          <table:table-cell office:value-type="float" office:value="0.000251834713645764" calcext:value-type="float">
            <text:p>0.000251834713645764</text:p>
          </table:table-cell>
          <table:table-cell office:value-type="float" office:value="0.000164481502342034" calcext:value-type="float">
            <text:p>0.000164481502342034</text:p>
          </table:table-cell>
          <table:table-cell office:value-type="float" office:value="0.000238147641852473" calcext:value-type="float">
            <text:p>0.000238147641852473</text:p>
          </table:table-cell>
          <table:table-cell office:value-type="float" office:value="0.00041633787774284" calcext:value-type="float">
            <text:p>0.00041633787774284</text:p>
          </table:table-cell>
          <table:table-cell office:value-type="float" office:value="0.000512409276548863" calcext:value-type="float">
            <text:p>0.000512409276548863</text:p>
          </table:table-cell>
          <table:table-cell office:value-type="float" office:value="0.000405704870591422" calcext:value-type="float">
            <text:p>0.000405704870591422</text:p>
          </table:table-cell>
          <table:table-cell office:value-type="float" office:value="0.000628723038558297" calcext:value-type="float">
            <text:p>0.000628723038558297</text:p>
          </table:table-cell>
          <table:table-cell office:value-type="float" office:value="0.000451277010283511" calcext:value-type="float">
            <text:p>0.000451277010283511</text:p>
          </table:table-cell>
          <table:table-cell office:value-type="float" office:value="0.000241064974801941" calcext:value-type="float">
            <text:p>0.000241064974801941</text:p>
          </table:table-cell>
          <table:table-cell office:value-type="float" office:value="0.000122105254840305" calcext:value-type="float">
            <text:p>0.000122105254840305</text:p>
          </table:table-cell>
          <table:table-cell office:value-type="float" office:value="0.000188596371597315" calcext:value-type="float">
            <text:p>0.000188596371597315</text:p>
          </table:table-cell>
          <table:table-cell office:value-type="float" office:value="0.000417003321161306" calcext:value-type="float">
            <text:p>0.000417003321161306</text:p>
          </table:table-cell>
          <table:table-cell office:value-type="float" office:value="0.000766832606394251" calcext:value-type="float">
            <text:p>0.000766832606394251</text:p>
          </table:table-cell>
          <table:table-cell office:value-type="float" office:value="0.000696220689294811" calcext:value-type="float">
            <text:p>0.000696220689294811</text:p>
          </table:table-cell>
          <table:table-cell office:value-type="float" office:value="0.000129699402053319" calcext:value-type="float">
            <text:p>0.000129699402053319</text:p>
          </table:table-cell>
          <table:table-cell office:value-type="float" office:value="0.000305255204185903" calcext:value-type="float">
            <text:p>0.000305255204185903</text:p>
          </table:table-cell>
          <table:table-cell office:value-type="float" office:value="0.000666741605508391" calcext:value-type="float">
            <text:p>0.000666741605508391</text:p>
          </table:table-cell>
          <table:table-cell office:value-type="float" office:value="0.0013776916112922" calcext:value-type="float">
            <text:p>0.0013776916112922</text:p>
          </table:table-cell>
          <table:table-cell office:value-type="float" office:value="0.000611208894067205" calcext:value-type="float">
            <text:p>0.000611208894067205</text:p>
          </table:table-cell>
          <table:table-cell office:value-type="float" office:value="0.00165074263220989" calcext:value-type="float">
            <text:p>0.00165074263220989</text:p>
          </table:table-cell>
          <table:table-cell office:value-type="float" office:value="0.000192423637146134" calcext:value-type="float">
            <text:p>0.000192423637146134</text:p>
          </table:table-cell>
          <table:table-cell table:style-name="ce1" office:value-type="float" office:value="0.0000687986440376365" calcext:value-type="float">
            <text:p>6.88E-05</text:p>
          </table:table-cell>
          <table:table-cell table:style-name="ce1" office:value-type="float" office:value="0.0000419905269739597" calcext:value-type="float">
            <text:p>4.20E-05</text:p>
          </table:table-cell>
          <table:table-cell office:value-type="float" office:value="0.0000168464805199825" calcext:value-type="float">
            <text:p>1.68E-05</text:p>
          </table:table-cell>
          <table:table-cell office:value-type="float" office:value="0.0000245622987071058" calcext:value-type="float">
            <text:p>2.46E-05</text:p>
          </table:table-cell>
          <table:table-cell office:value-type="float" office:value="0.0000258307216616957" calcext:value-type="float">
            <text:p>2.58E-05</text:p>
          </table:table-cell>
          <table:table-cell office:value-type="float" office:value="0.0000172896061271101" calcext:value-type="float">
            <text:p>1.73E-05</text:p>
          </table:table-cell>
          <table:table-cell office:value-type="float" office:value="-0.0000140398391520842" calcext:value-type="float">
            <text:p>-1.40E-05</text:p>
          </table:table-cell>
          <table:table-cell office:value-type="float" office:value="-0.0000210652005430639" calcext:value-type="float">
            <text:p>-2.11E-05</text:p>
          </table:table-cell>
          <table:table-cell office:value-type="float" office:value="-0.0000251536439998224" calcext:value-type="float">
            <text:p>-2.52E-05</text:p>
          </table:table-cell>
          <table:table-cell table:style-name="ce1" office:value-type="float" office:value="-0.0000374554612368266" calcext:value-type="float">
            <text:p>-3.75E-05</text:p>
          </table:table-cell>
          <table:table-cell table:style-name="ce1" office:value-type="float" office:value="-0.000040631909666375" calcext:value-type="float">
            <text:p>-4.06E-05</text:p>
          </table:table-cell>
          <table:table-cell office:value-type="float" office:value="-0.000115124597408188" calcext:value-type="float">
            <text:p>-0.000115124597408188</text:p>
          </table:table-cell>
          <table:table-cell office:value-type="float" office:value="-0.000184349368499195" calcext:value-type="float">
            <text:p>-0.000184349368499195</text:p>
          </table:table-cell>
          <table:table-cell office:value-type="float" office:value="-0.000192835188837678" calcext:value-type="float">
            <text:p>-0.000192835188837678</text:p>
          </table:table-cell>
          <table:table-cell office:value-type="float" office:value="-0.0000178951787164569" calcext:value-type="float">
            <text:p>-1.79E-05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0.000353256436464873" calcext:value-type="float">
            <text:p>0.000353256436464873</text:p>
          </table:table-cell>
          <table:table-cell office:value-type="float" office:value="0.000368844389322026" calcext:value-type="float">
            <text:p>0.000368844389322026</text:p>
          </table:table-cell>
          <table:table-cell office:value-type="float" office:value="0.000394471311518697" calcext:value-type="float">
            <text:p>0.000394471311518697</text:p>
          </table:table-cell>
          <table:table-cell office:value-type="float" office:value="0.000459315947753715" calcext:value-type="float">
            <text:p>0.000459315947753715</text:p>
          </table:table-cell>
          <table:table-cell office:value-type="float" office:value="0.00044481962056731" calcext:value-type="float">
            <text:p>0.00044481962056731</text:p>
          </table:table-cell>
          <table:table-cell office:value-type="float" office:value="0.000372590356741391" calcext:value-type="float">
            <text:p>0.000372590356741391</text:p>
          </table:table-cell>
          <table:table-cell office:value-type="float" office:value="0.000324459067795209" calcext:value-type="float">
            <text:p>0.000324459067795209</text:p>
          </table:table-cell>
          <table:table-cell office:value-type="float" office:value="0.000330103165274311" calcext:value-type="float">
            <text:p>0.000330103165274311</text:p>
          </table:table-cell>
          <table:table-cell office:value-type="float" office:value="0.000325921763932744" calcext:value-type="float">
            <text:p>0.000325921763932744</text:p>
          </table:table-cell>
          <table:table-cell office:value-type="float" office:value="1.00040303630185" calcext:value-type="float">
            <text:p>1.00040303630185</text:p>
          </table:table-cell>
          <table:table-cell office:value-type="float" office:value="0.000444757793253745" calcext:value-type="float">
            <text:p>0.000444757793253745</text:p>
          </table:table-cell>
          <table:table-cell office:value-type="float" office:value="0.000431672255025948" calcext:value-type="float">
            <text:p>0.000431672255025948</text:p>
          </table:table-cell>
          <table:table-cell office:value-type="float" office:value="0.000389468974462897" calcext:value-type="float">
            <text:p>0.000389468974462897</text:p>
          </table:table-cell>
          <table:table-cell office:value-type="float" office:value="0.000415357189274576" calcext:value-type="float">
            <text:p>0.000415357189274576</text:p>
          </table:table-cell>
          <table:table-cell office:value-type="float" office:value="0.000422114358148582" calcext:value-type="float">
            <text:p>0.000422114358148582</text:p>
          </table:table-cell>
          <table:table-cell office:value-type="float" office:value="0.000368234372069242" calcext:value-type="float">
            <text:p>0.000368234372069242</text:p>
          </table:table-cell>
          <table:table-cell office:value-type="float" office:value="0.000350636235481136" calcext:value-type="float">
            <text:p>0.000350636235481136</text:p>
          </table:table-cell>
          <table:table-cell office:value-type="float" office:value="0.000335075096813873" calcext:value-type="float">
            <text:p>0.000335075096813873</text:p>
          </table:table-cell>
          <table:table-cell office:value-type="float" office:value="0.000343888315365826" calcext:value-type="float">
            <text:p>0.000343888315365826</text:p>
          </table:table-cell>
          <table:table-cell office:value-type="float" office:value="0.000395608730584782" calcext:value-type="float">
            <text:p>0.000395608730584782</text:p>
          </table:table-cell>
          <table:table-cell office:value-type="float" office:value="0.00039371965661769" calcext:value-type="float">
            <text:p>0.00039371965661769</text:p>
          </table:table-cell>
          <table:table-cell office:value-type="float" office:value="0.000361160029894551" calcext:value-type="float">
            <text:p>0.000361160029894551</text:p>
          </table:table-cell>
          <table:table-cell office:value-type="float" office:value="0.00033715992998359" calcext:value-type="float">
            <text:p>0.00033715992998359</text:p>
          </table:table-cell>
          <table:table-cell office:value-type="float" office:value="0.000336891060339057" calcext:value-type="float">
            <text:p>0.000336891060339057</text:p>
          </table:table-cell>
          <table:table-cell office:value-type="float" office:value="0.000333617041426792" calcext:value-type="float">
            <text:p>0.000333617041426792</text:p>
          </table:table-cell>
          <table:table-cell office:value-type="float" office:value="0.00037976768294343" calcext:value-type="float">
            <text:p>0.00037976768294343</text:p>
          </table:table-cell>
          <table:table-cell office:value-type="float" office:value="0.000448634031076183" calcext:value-type="float">
            <text:p>0.000448634031076183</text:p>
          </table:table-cell>
          <table:table-cell office:value-type="float" office:value="0.000434956683542889" calcext:value-type="float">
            <text:p>0.000434956683542889</text:p>
          </table:table-cell>
          <table:table-cell office:value-type="float" office:value="0.000402426514214437" calcext:value-type="float">
            <text:p>0.000402426514214437</text:p>
          </table:table-cell>
          <table:table-cell office:value-type="float" office:value="0.000382948282897473" calcext:value-type="float">
            <text:p>0.000382948282897473</text:p>
          </table:table-cell>
          <table:table-cell office:value-type="float" office:value="0.000392014645166625" calcext:value-type="float">
            <text:p>0.000392014645166625</text:p>
          </table:table-cell>
          <table:table-cell office:value-type="float" office:value="0.000376613394510051" calcext:value-type="float">
            <text:p>0.000376613394510051</text:p>
          </table:table-cell>
          <table:table-cell office:value-type="float" office:value="0.000366508938597334" calcext:value-type="float">
            <text:p>0.000366508938597334</text:p>
          </table:table-cell>
          <table:table-cell office:value-type="float" office:value="0.00036727298598441" calcext:value-type="float">
            <text:p>0.00036727298598441</text:p>
          </table:table-cell>
          <table:table-cell office:value-type="float" office:value="0.00043096860437175" calcext:value-type="float">
            <text:p>0.00043096860437175</text:p>
          </table:table-cell>
          <table:table-cell office:value-type="float" office:value="0.000402619104947575" calcext:value-type="float">
            <text:p>0.000402619104947575</text:p>
          </table:table-cell>
          <table:table-cell office:value-type="float" office:value="0.000380729877678906" calcext:value-type="float">
            <text:p>0.000380729877678906</text:p>
          </table:table-cell>
          <table:table-cell office:value-type="float" office:value="0.000358837544876423" calcext:value-type="float">
            <text:p>0.000358837544876423</text:p>
          </table:table-cell>
          <table:table-cell office:value-type="float" office:value="0.000361460236059107" calcext:value-type="float">
            <text:p>0.000361460236059107</text:p>
          </table:table-cell>
          <table:table-cell office:value-type="float" office:value="0.000421839743921025" calcext:value-type="float">
            <text:p>0.000421839743921025</text:p>
          </table:table-cell>
          <table:table-cell office:value-type="float" office:value="0.000417822172042329" calcext:value-type="float">
            <text:p>0.000417822172042329</text:p>
          </table:table-cell>
          <table:table-cell office:value-type="float" office:value="0.000332785665747411" calcext:value-type="float">
            <text:p>0.000332785665747411</text:p>
          </table:table-cell>
          <table:table-cell office:value-type="float" office:value="0.000320000260343226" calcext:value-type="float">
            <text:p>0.000320000260343226</text:p>
          </table:table-cell>
          <table:table-cell office:value-type="float" office:value="0.000327890089897441" calcext:value-type="float">
            <text:p>0.000327890089897441</text:p>
          </table:table-cell>
          <table:table-cell office:value-type="float" office:value="0.000322365438619336" calcext:value-type="float">
            <text:p>0.000322365438619336</text:p>
          </table:table-cell>
          <table:table-cell office:value-type="float" office:value="0.000330906032737179" calcext:value-type="float">
            <text:p>0.000330906032737179</text:p>
          </table:table-cell>
          <table:table-cell office:value-type="float" office:value="0.000208509815953808" calcext:value-type="float">
            <text:p>0.000208509815953808</text:p>
          </table:table-cell>
          <table:table-cell office:value-type="float" office:value="-0.000335873354171448" calcext:value-type="float">
            <text:p>-0.000335873354171448</text:p>
          </table:table-cell>
          <table:table-cell office:value-type="float" office:value="-0.000184800268011609" calcext:value-type="float">
            <text:p>-0.000184800268011609</text:p>
          </table:table-cell>
          <table:table-cell table:style-name="Default" office:value-type="float" office:value="-0.000168778052718046" calcext:value-type="float">
            <text:p>-0.000168778052718046</text:p>
          </table:table-cell>
          <table:table-cell table:style-name="Default" office:value-type="float" office:value="-0.000141378673250826" calcext:value-type="float">
            <text:p>-0.000141378673250826</text:p>
          </table:table-cell>
          <table:table-cell table:style-name="Default" office:value-type="float" office:value="-0.000137952172944681" calcext:value-type="float">
            <text:p>-0.000137952172944681</text:p>
          </table:table-cell>
          <table:table-cell office:value-type="float" office:value="-0.0000522942584294886" calcext:value-type="float">
            <text:p>-5.23E-05</text:p>
          </table:table-cell>
          <table:table-cell office:value-type="float" office:value="0.0000243703776618297" calcext:value-type="float">
            <text:p>2.44E-05</text:p>
          </table:table-cell>
          <table:table-cell office:value-type="float" office:value="0.0000484485388612427" calcext:value-type="float">
            <text:p>4.84E-05</text:p>
          </table:table-cell>
          <table:table-cell office:value-type="float" office:value="0.0000766690905875781" calcext:value-type="float">
            <text:p>7.67E-05</text:p>
          </table:table-cell>
          <table:table-cell table:style-name="ce1" office:value-type="float" office:value="0.0000926964373768341" calcext:value-type="float">
            <text:p>9.27E-05</text:p>
          </table:table-cell>
          <table:table-cell office:value-type="float" office:value="0.000105571719125393" calcext:value-type="float">
            <text:p>0.000105571719125393</text:p>
          </table:table-cell>
          <table:table-cell office:value-type="float" office:value="0.000110201184874875" calcext:value-type="float">
            <text:p>0.000110201184874875</text:p>
          </table:table-cell>
          <table:table-cell office:value-type="float" office:value="0.000116753221360871" calcext:value-type="float">
            <text:p>0.000116753221360871</text:p>
          </table:table-cell>
          <table:table-cell office:value-type="float" office:value="0.000140714417097125" calcext:value-type="float">
            <text:p>0.000140714417097125</text:p>
          </table:table-cell>
          <table:table-cell office:value-type="float" office:value="0.0000171442139339032" calcext:value-type="float">
            <text:p>1.71E-05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000299934931245369" calcext:value-type="float">
            <text:p>0.000299934931245369</text:p>
          </table:table-cell>
          <table:table-cell office:value-type="float" office:value="0.000359048138265562" calcext:value-type="float">
            <text:p>0.000359048138265562</text:p>
          </table:table-cell>
          <table:table-cell office:value-type="float" office:value="0.000390319974218987" calcext:value-type="float">
            <text:p>0.000390319974218987</text:p>
          </table:table-cell>
          <table:table-cell office:value-type="float" office:value="0.000614770467722477" calcext:value-type="float">
            <text:p>0.000614770467722477</text:p>
          </table:table-cell>
          <table:table-cell office:value-type="float" office:value="0.000612348984244443" calcext:value-type="float">
            <text:p>0.000612348984244443</text:p>
          </table:table-cell>
          <table:table-cell office:value-type="float" office:value="0.000402418211063415" calcext:value-type="float">
            <text:p>0.000402418211063415</text:p>
          </table:table-cell>
          <table:table-cell office:value-type="float" office:value="0.000236508327507232" calcext:value-type="float">
            <text:p>0.000236508327507232</text:p>
          </table:table-cell>
          <table:table-cell office:value-type="float" office:value="0.000161882140614424" calcext:value-type="float">
            <text:p>0.000161882140614424</text:p>
          </table:table-cell>
          <table:table-cell office:value-type="float" office:value="0.000143293649143026" calcext:value-type="float">
            <text:p>0.000143293649143026</text:p>
          </table:table-cell>
          <table:table-cell office:value-type="float" office:value="0.000444757793253745" calcext:value-type="float">
            <text:p>0.000444757793253745</text:p>
          </table:table-cell>
          <table:table-cell office:value-type="float" office:value="0.0561954684085094" calcext:value-type="float">
            <text:p>0.0561954684085094</text:p>
          </table:table-cell>
          <table:table-cell office:value-type="float" office:value="0.000559256975124948" calcext:value-type="float">
            <text:p>0.000559256975124948</text:p>
          </table:table-cell>
          <table:table-cell office:value-type="float" office:value="0.000390030321578571" calcext:value-type="float">
            <text:p>0.000390030321578571</text:p>
          </table:table-cell>
          <table:table-cell office:value-type="float" office:value="0.000416048772519148" calcext:value-type="float">
            <text:p>0.000416048772519148</text:p>
          </table:table-cell>
          <table:table-cell office:value-type="float" office:value="0.000465140329574835" calcext:value-type="float">
            <text:p>0.000465140329574835</text:p>
          </table:table-cell>
          <table:table-cell office:value-type="float" office:value="0.000337100133343748" calcext:value-type="float">
            <text:p>0.000337100133343748</text:p>
          </table:table-cell>
          <table:table-cell office:value-type="float" office:value="0.000263569206702436" calcext:value-type="float">
            <text:p>0.000263569206702436</text:p>
          </table:table-cell>
          <table:table-cell office:value-type="float" office:value="0.000258582667567336" calcext:value-type="float">
            <text:p>0.000258582667567336</text:p>
          </table:table-cell>
          <table:table-cell office:value-type="float" office:value="0.000253619242580135" calcext:value-type="float">
            <text:p>0.000253619242580135</text:p>
          </table:table-cell>
          <table:table-cell office:value-type="float" office:value="0.000432985212568498" calcext:value-type="float">
            <text:p>0.000432985212568498</text:p>
          </table:table-cell>
          <table:table-cell office:value-type="float" office:value="0.00044150714337041" calcext:value-type="float">
            <text:p>0.00044150714337041</text:p>
          </table:table-cell>
          <table:table-cell office:value-type="float" office:value="0.000336986133139527" calcext:value-type="float">
            <text:p>0.000336986133139527</text:p>
          </table:table-cell>
          <table:table-cell office:value-type="float" office:value="0.000226628314465007" calcext:value-type="float">
            <text:p>0.000226628314465007</text:p>
          </table:table-cell>
          <table:table-cell office:value-type="float" office:value="0.000168809621094827" calcext:value-type="float">
            <text:p>0.000168809621094827</text:p>
          </table:table-cell>
          <table:table-cell office:value-type="float" office:value="0.00015353608932912" calcext:value-type="float">
            <text:p>0.00015353608932912</text:p>
          </table:table-cell>
          <table:table-cell office:value-type="float" office:value="0.000334417524559938" calcext:value-type="float">
            <text:p>0.000334417524559938</text:p>
          </table:table-cell>
          <table:table-cell office:value-type="float" office:value="0.000551541939513278" calcext:value-type="float">
            <text:p>0.000551541939513278</text:p>
          </table:table-cell>
          <table:table-cell office:value-type="float" office:value="0.000490995325754242" calcext:value-type="float">
            <text:p>0.000490995325754242</text:p>
          </table:table-cell>
          <table:table-cell office:value-type="float" office:value="0.000398491496990475" calcext:value-type="float">
            <text:p>0.000398491496990475</text:p>
          </table:table-cell>
          <table:table-cell office:value-type="float" office:value="0.000321871746875578" calcext:value-type="float">
            <text:p>0.000321871746875578</text:p>
          </table:table-cell>
          <table:table-cell office:value-type="float" office:value="0.000336145033709054" calcext:value-type="float">
            <text:p>0.000336145033709054</text:p>
          </table:table-cell>
          <table:table-cell office:value-type="float" office:value="0.000312065587812749" calcext:value-type="float">
            <text:p>0.000312065587812749</text:p>
          </table:table-cell>
          <table:table-cell office:value-type="float" office:value="0.000264560786253767" calcext:value-type="float">
            <text:p>0.000264560786253767</text:p>
          </table:table-cell>
          <table:table-cell office:value-type="float" office:value="0.000326003696289851" calcext:value-type="float">
            <text:p>0.000326003696289851</text:p>
          </table:table-cell>
          <table:table-cell office:value-type="float" office:value="0.000549292809163117" calcext:value-type="float">
            <text:p>0.000549292809163117</text:p>
          </table:table-cell>
          <table:table-cell office:value-type="float" office:value="0.000478981884620249" calcext:value-type="float">
            <text:p>0.000478981884620249</text:p>
          </table:table-cell>
          <table:table-cell office:value-type="float" office:value="0.00040915293486151" calcext:value-type="float">
            <text:p>0.00040915293486151</text:p>
          </table:table-cell>
          <table:table-cell office:value-type="float" office:value="0.000314827256254723" calcext:value-type="float">
            <text:p>0.000314827256254723</text:p>
          </table:table-cell>
          <table:table-cell office:value-type="float" office:value="0.000266020797632288" calcext:value-type="float">
            <text:p>0.000266020797632288</text:p>
          </table:table-cell>
          <table:table-cell office:value-type="float" office:value="0.000501187130859738" calcext:value-type="float">
            <text:p>0.000501187130859738</text:p>
          </table:table-cell>
          <table:table-cell office:value-type="float" office:value="0.000549457736859573" calcext:value-type="float">
            <text:p>0.000549457736859573</text:p>
          </table:table-cell>
          <table:table-cell office:value-type="float" office:value="0.000285097608988426" calcext:value-type="float">
            <text:p>0.000285097608988426</text:p>
          </table:table-cell>
          <table:table-cell office:value-type="float" office:value="0.000182226374707523" calcext:value-type="float">
            <text:p>0.000182226374707523</text:p>
          </table:table-cell>
          <table:table-cell office:value-type="float" office:value="0.000150563187058422" calcext:value-type="float">
            <text:p>0.000150563187058422</text:p>
          </table:table-cell>
          <table:table-cell office:value-type="float" office:value="0.000178299869657965" calcext:value-type="float">
            <text:p>0.000178299869657965</text:p>
          </table:table-cell>
          <table:table-cell office:value-type="float" office:value="0.000151797960973517" calcext:value-type="float">
            <text:p>0.000151797960973517</text:p>
          </table:table-cell>
          <table:table-cell table:style-name="ce1" office:value-type="float" office:value="-0.00000242616000727251" calcext:value-type="float">
            <text:p>-2.43E-06</text:p>
          </table:table-cell>
          <table:table-cell office:value-type="float" office:value="-0.000383014282362054" calcext:value-type="float">
            <text:p>-0.000383014282362054</text:p>
          </table:table-cell>
          <table:table-cell office:value-type="float" office:value="-0.000182753115546837" calcext:value-type="float">
            <text:p>-0.000182753115546837</text:p>
          </table:table-cell>
          <table:table-cell table:style-name="Default" office:value-type="float" office:value="-0.000187859673499809" calcext:value-type="float">
            <text:p>-0.000187859673499809</text:p>
          </table:table-cell>
          <table:table-cell table:style-name="Default" office:value-type="float" office:value="-0.000156459811132424" calcext:value-type="float">
            <text:p>-0.000156459811132424</text:p>
          </table:table-cell>
          <table:table-cell table:style-name="Default" office:value-type="float" office:value="-0.000108882557710103" calcext:value-type="float">
            <text:p>-0.000108882557710103</text:p>
          </table:table-cell>
          <table:table-cell office:value-type="float" office:value="-0.0000467228956274818" calcext:value-type="float">
            <text:p>-4.67E-05</text:p>
          </table:table-cell>
          <table:table-cell office:value-type="float" office:value="0.0000158778987687548" calcext:value-type="float">
            <text:p>1.59E-05</text:p>
          </table:table-cell>
          <table:table-cell office:value-type="float" office:value="0.000030682837023544" calcext:value-type="float">
            <text:p>3.07E-05</text:p>
          </table:table-cell>
          <table:table-cell office:value-type="float" office:value="0.0000508350887360923" calcext:value-type="float">
            <text:p>5.08E-05</text:p>
          </table:table-cell>
          <table:table-cell table:style-name="ce1" office:value-type="float" office:value="0.000068109253309049" calcext:value-type="float">
            <text:p>6.81E-05</text:p>
          </table:table-cell>
          <table:table-cell table:style-name="ce1" office:value-type="float" office:value="0.0000879861021792925" calcext:value-type="float">
            <text:p>8.80E-05</text:p>
          </table:table-cell>
          <table:table-cell office:value-type="float" office:value="0.000105664091009108" calcext:value-type="float">
            <text:p>0.000105664091009108</text:p>
          </table:table-cell>
          <table:table-cell office:value-type="float" office:value="0.000118964021612853" calcext:value-type="float">
            <text:p>0.000118964021612853</text:p>
          </table:table-cell>
          <table:table-cell office:value-type="float" office:value="0.000157753805905529" calcext:value-type="float">
            <text:p>0.000157753805905529</text:p>
          </table:table-cell>
          <table:table-cell office:value-type="float" office:value="0.0000130748330206683" calcext:value-type="float">
            <text:p>1.31E-05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000312509153451355" calcext:value-type="float">
            <text:p>0.000312509153451355</text:p>
          </table:table-cell>
          <table:table-cell office:value-type="float" office:value="0.000396529823495004" calcext:value-type="float">
            <text:p>0.000396529823495004</text:p>
          </table:table-cell>
          <table:table-cell office:value-type="float" office:value="0.000411323000096546" calcext:value-type="float">
            <text:p>0.000411323000096546</text:p>
          </table:table-cell>
          <table:table-cell office:value-type="float" office:value="0.000558984801647995" calcext:value-type="float">
            <text:p>0.000558984801647995</text:p>
          </table:table-cell>
          <table:table-cell office:value-type="float" office:value="0.000584785574876999" calcext:value-type="float">
            <text:p>0.000584785574876999</text:p>
          </table:table-cell>
          <table:table-cell office:value-type="float" office:value="0.000445424935946452" calcext:value-type="float">
            <text:p>0.000445424935946452</text:p>
          </table:table-cell>
          <table:table-cell office:value-type="float" office:value="0.000281134552992176" calcext:value-type="float">
            <text:p>0.000281134552992176</text:p>
          </table:table-cell>
          <table:table-cell office:value-type="float" office:value="0.000182144584136678" calcext:value-type="float">
            <text:p>0.000182144584136678</text:p>
          </table:table-cell>
          <table:table-cell office:value-type="float" office:value="0.000156000227995014" calcext:value-type="float">
            <text:p>0.000156000227995014</text:p>
          </table:table-cell>
          <table:table-cell office:value-type="float" office:value="0.000431672255025948" calcext:value-type="float">
            <text:p>0.000431672255025948</text:p>
          </table:table-cell>
          <table:table-cell office:value-type="float" office:value="0.000559256975124948" calcext:value-type="float">
            <text:p>0.000559256975124948</text:p>
          </table:table-cell>
          <table:table-cell office:value-type="float" office:value="0.0137031948755849" calcext:value-type="float">
            <text:p>0.0137031948755849</text:p>
          </table:table-cell>
          <table:table-cell office:value-type="float" office:value="0.00043125976983444" calcext:value-type="float">
            <text:p>0.00043125976983444</text:p>
          </table:table-cell>
          <table:table-cell office:value-type="float" office:value="0.000428798338896334" calcext:value-type="float">
            <text:p>0.000428798338896334</text:p>
          </table:table-cell>
          <table:table-cell office:value-type="float" office:value="0.000491334580781135" calcext:value-type="float">
            <text:p>0.000491334580781135</text:p>
          </table:table-cell>
          <table:table-cell office:value-type="float" office:value="0.000382456582342458" calcext:value-type="float">
            <text:p>0.000382456582342458</text:p>
          </table:table-cell>
          <table:table-cell office:value-type="float" office:value="0.000298809823874" calcext:value-type="float">
            <text:p>0.000298809823874</text:p>
          </table:table-cell>
          <table:table-cell office:value-type="float" office:value="0.000299905098079185" calcext:value-type="float">
            <text:p>0.000299905098079185</text:p>
          </table:table-cell>
          <table:table-cell office:value-type="float" office:value="0.00027763650791636" calcext:value-type="float">
            <text:p>0.00027763650791636</text:p>
          </table:table-cell>
          <table:table-cell office:value-type="float" office:value="0.000443364734832928" calcext:value-type="float">
            <text:p>0.000443364734832928</text:p>
          </table:table-cell>
          <table:table-cell office:value-type="float" office:value="0.000469840504081911" calcext:value-type="float">
            <text:p>0.000469840504081911</text:p>
          </table:table-cell>
          <table:table-cell office:value-type="float" office:value="0.000383636895008435" calcext:value-type="float">
            <text:p>0.000383636895008435</text:p>
          </table:table-cell>
          <table:table-cell office:value-type="float" office:value="0.000264227548466108" calcext:value-type="float">
            <text:p>0.000264227548466108</text:p>
          </table:table-cell>
          <table:table-cell office:value-type="float" office:value="0.000189386864025137" calcext:value-type="float">
            <text:p>0.000189386864025137</text:p>
          </table:table-cell>
          <table:table-cell office:value-type="float" office:value="0.000167124608847667" calcext:value-type="float">
            <text:p>0.000167124608847667</text:p>
          </table:table-cell>
          <table:table-cell office:value-type="float" office:value="0.000350214326981447" calcext:value-type="float">
            <text:p>0.000350214326981447</text:p>
          </table:table-cell>
          <table:table-cell office:value-type="float" office:value="0.000539561178173986" calcext:value-type="float">
            <text:p>0.000539561178173986</text:p>
          </table:table-cell>
          <table:table-cell office:value-type="float" office:value="0.00051818187672006" calcext:value-type="float">
            <text:p>0.00051818187672006</text:p>
          </table:table-cell>
          <table:table-cell office:value-type="float" office:value="0.000437817838220496" calcext:value-type="float">
            <text:p>0.000437817838220496</text:p>
          </table:table-cell>
          <table:table-cell office:value-type="float" office:value="0.000357411951587732" calcext:value-type="float">
            <text:p>0.000357411951587732</text:p>
          </table:table-cell>
          <table:table-cell office:value-type="float" office:value="0.000369590194535236" calcext:value-type="float">
            <text:p>0.000369590194535236</text:p>
          </table:table-cell>
          <table:table-cell office:value-type="float" office:value="0.000355075154114197" calcext:value-type="float">
            <text:p>0.000355075154114197</text:p>
          </table:table-cell>
          <table:table-cell office:value-type="float" office:value="0.000296690204235998" calcext:value-type="float">
            <text:p>0.000296690204235998</text:p>
          </table:table-cell>
          <table:table-cell office:value-type="float" office:value="0.000329863858276245" calcext:value-type="float">
            <text:p>0.000329863858276245</text:p>
          </table:table-cell>
          <table:table-cell office:value-type="float" office:value="0.000518307986212675" calcext:value-type="float">
            <text:p>0.000518307986212675</text:p>
          </table:table-cell>
          <table:table-cell office:value-type="float" office:value="0.000470211589461361" calcext:value-type="float">
            <text:p>0.000470211589461361</text:p>
          </table:table-cell>
          <table:table-cell office:value-type="float" office:value="0.000393241945156417" calcext:value-type="float">
            <text:p>0.000393241945156417</text:p>
          </table:table-cell>
          <table:table-cell office:value-type="float" office:value="0.000295084450939437" calcext:value-type="float">
            <text:p>0.000295084450939437</text:p>
          </table:table-cell>
          <table:table-cell office:value-type="float" office:value="0.000230225326752781" calcext:value-type="float">
            <text:p>0.000230225326752781</text:p>
          </table:table-cell>
          <table:table-cell office:value-type="float" office:value="0.000439063952872759" calcext:value-type="float">
            <text:p>0.000439063952872759</text:p>
          </table:table-cell>
          <table:table-cell office:value-type="float" office:value="0.00052623606535209" calcext:value-type="float">
            <text:p>0.00052623606535209</text:p>
          </table:table-cell>
          <table:table-cell office:value-type="float" office:value="0.000334641959558697" calcext:value-type="float">
            <text:p>0.000334641959558697</text:p>
          </table:table-cell>
          <table:table-cell office:value-type="float" office:value="0.000210380664487229" calcext:value-type="float">
            <text:p>0.000210380664487229</text:p>
          </table:table-cell>
          <table:table-cell office:value-type="float" office:value="0.000168829277769522" calcext:value-type="float">
            <text:p>0.000168829277769522</text:p>
          </table:table-cell>
          <table:table-cell office:value-type="float" office:value="0.000204556426064322" calcext:value-type="float">
            <text:p>0.000204556426064322</text:p>
          </table:table-cell>
          <table:table-cell office:value-type="float" office:value="0.000169094188299214" calcext:value-type="float">
            <text:p>0.000169094188299214</text:p>
          </table:table-cell>
          <table:table-cell office:value-type="float" office:value="0.000247440776006605" calcext:value-type="float">
            <text:p>0.000247440776006605</text:p>
          </table:table-cell>
          <table:table-cell office:value-type="float" office:value="-0.000290855892637863" calcext:value-type="float">
            <text:p>-0.000290855892637863</text:p>
          </table:table-cell>
          <table:table-cell office:value-type="float" office:value="-0.000216450570207877" calcext:value-type="float">
            <text:p>-0.000216450570207877</text:p>
          </table:table-cell>
          <table:table-cell table:style-name="Default" office:value-type="float" office:value="-0.000200659346809701" calcext:value-type="float">
            <text:p>-0.000200659346809701</text:p>
          </table:table-cell>
          <table:table-cell table:style-name="Default" office:value-type="float" office:value="-0.000134258476367364" calcext:value-type="float">
            <text:p>-0.000134258476367364</text:p>
          </table:table-cell>
          <table:table-cell office:value-type="float" office:value="-0.0000927815857971946" calcext:value-type="float">
            <text:p>-9.28E-05</text:p>
          </table:table-cell>
          <table:table-cell office:value-type="float" office:value="-0.0000436711269997253" calcext:value-type="float">
            <text:p>-4.37E-05</text:p>
          </table:table-cell>
          <table:table-cell office:value-type="float" office:value="0.0000135813957570697" calcext:value-type="float">
            <text:p>1.36E-05</text:p>
          </table:table-cell>
          <table:table-cell office:value-type="float" office:value="0.000027539446140442" calcext:value-type="float">
            <text:p>2.75E-05</text:p>
          </table:table-cell>
          <table:table-cell office:value-type="float" office:value="0.0000533288120111499" calcext:value-type="float">
            <text:p>5.33E-05</text:p>
          </table:table-cell>
          <table:table-cell table:style-name="ce1" office:value-type="float" office:value="0.0000714022000091903" calcext:value-type="float">
            <text:p>7.14E-05</text:p>
          </table:table-cell>
          <table:table-cell table:style-name="ce1" office:value-type="float" office:value="0.0000912743409342308" calcext:value-type="float">
            <text:p>9.13E-05</text:p>
          </table:table-cell>
          <table:table-cell office:value-type="float" office:value="0.000113369489500421" calcext:value-type="float">
            <text:p>0.000113369489500421</text:p>
          </table:table-cell>
          <table:table-cell office:value-type="float" office:value="0.000121834464574429" calcext:value-type="float">
            <text:p>0.000121834464574429</text:p>
          </table:table-cell>
          <table:table-cell office:value-type="float" office:value="0.000174231037628829" calcext:value-type="float">
            <text:p>0.000174231037628829</text:p>
          </table:table-cell>
          <table:table-cell office:value-type="float" office:value="0.00000482553467764907" calcext:value-type="float">
            <text:p>4.83E-06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00349584628956297" calcext:value-type="float">
            <text:p>0.000349584628956297</text:p>
          </table:table-cell>
          <table:table-cell office:value-type="float" office:value="0.000421925033949345" calcext:value-type="float">
            <text:p>0.000421925033949345</text:p>
          </table:table-cell>
          <table:table-cell office:value-type="float" office:value="0.000408067520042623" calcext:value-type="float">
            <text:p>0.000408067520042623</text:p>
          </table:table-cell>
          <table:table-cell office:value-type="float" office:value="0.00043133416574138" calcext:value-type="float">
            <text:p>0.00043133416574138</text:p>
          </table:table-cell>
          <table:table-cell office:value-type="float" office:value="0.000422957399023503" calcext:value-type="float">
            <text:p>0.000422957399023503</text:p>
          </table:table-cell>
          <table:table-cell office:value-type="float" office:value="0.000426199012198693" calcext:value-type="float">
            <text:p>0.000426199012198693</text:p>
          </table:table-cell>
          <table:table-cell office:value-type="float" office:value="0.000373119868280939" calcext:value-type="float">
            <text:p>0.000373119868280939</text:p>
          </table:table-cell>
          <table:table-cell office:value-type="float" office:value="0.000245069708919757" calcext:value-type="float">
            <text:p>0.000245069708919757</text:p>
          </table:table-cell>
          <table:table-cell office:value-type="float" office:value="0.00020369336884713" calcext:value-type="float">
            <text:p>0.00020369336884713</text:p>
          </table:table-cell>
          <table:table-cell office:value-type="float" office:value="0.000389468974462897" calcext:value-type="float">
            <text:p>0.000389468974462897</text:p>
          </table:table-cell>
          <table:table-cell office:value-type="float" office:value="0.000390030321578571" calcext:value-type="float">
            <text:p>0.000390030321578571</text:p>
          </table:table-cell>
          <table:table-cell office:value-type="float" office:value="0.00043125976983444" calcext:value-type="float">
            <text:p>0.00043125976983444</text:p>
          </table:table-cell>
          <table:table-cell office:value-type="float" office:value="0.00726425412347684" calcext:value-type="float">
            <text:p>0.00726425412347684</text:p>
          </table:table-cell>
          <table:table-cell office:value-type="float" office:value="0.000427929231708613" calcext:value-type="float">
            <text:p>0.000427929231708613</text:p>
          </table:table-cell>
          <table:table-cell office:value-type="float" office:value="0.000455345172586812" calcext:value-type="float">
            <text:p>0.000455345172586812</text:p>
          </table:table-cell>
          <table:table-cell office:value-type="float" office:value="0.00043292988640594" calcext:value-type="float">
            <text:p>0.00043292988640594</text:p>
          </table:table-cell>
          <table:table-cell office:value-type="float" office:value="0.000354110106572449" calcext:value-type="float">
            <text:p>0.000354110106572449</text:p>
          </table:table-cell>
          <table:table-cell office:value-type="float" office:value="0.000365001347561232" calcext:value-type="float">
            <text:p>0.000365001347561232</text:p>
          </table:table-cell>
          <table:table-cell office:value-type="float" office:value="0.000328985931594262" calcext:value-type="float">
            <text:p>0.000328985931594262</text:p>
          </table:table-cell>
          <table:table-cell office:value-type="float" office:value="0.00038849203339714" calcext:value-type="float">
            <text:p>0.00038849203339714</text:p>
          </table:table-cell>
          <table:table-cell office:value-type="float" office:value="0.00043717440377721" calcext:value-type="float">
            <text:p>0.00043717440377721</text:p>
          </table:table-cell>
          <table:table-cell office:value-type="float" office:value="0.000419275249295179" calcext:value-type="float">
            <text:p>0.000419275249295179</text:p>
          </table:table-cell>
          <table:table-cell office:value-type="float" office:value="0.000351205508763671" calcext:value-type="float">
            <text:p>0.000351205508763671</text:p>
          </table:table-cell>
          <table:table-cell office:value-type="float" office:value="0.000250925772266313" calcext:value-type="float">
            <text:p>0.000250925772266313</text:p>
          </table:table-cell>
          <table:table-cell office:value-type="float" office:value="0.000216150404257827" calcext:value-type="float">
            <text:p>0.000216150404257827</text:p>
          </table:table-cell>
          <table:table-cell office:value-type="float" office:value="0.000386262776337517" calcext:value-type="float">
            <text:p>0.000386262776337517</text:p>
          </table:table-cell>
          <table:table-cell office:value-type="float" office:value="0.000442626305020217" calcext:value-type="float">
            <text:p>0.000442626305020217</text:p>
          </table:table-cell>
          <table:table-cell office:value-type="float" office:value="0.000490426861670446" calcext:value-type="float">
            <text:p>0.000490426861670446</text:p>
          </table:table-cell>
          <table:table-cell office:value-type="float" office:value="0.000460154929975751" calcext:value-type="float">
            <text:p>0.000460154929975751</text:p>
          </table:table-cell>
          <table:table-cell office:value-type="float" office:value="0.000418696075584095" calcext:value-type="float">
            <text:p>0.000418696075584095</text:p>
          </table:table-cell>
          <table:table-cell office:value-type="float" office:value="0.00040437456531268" calcext:value-type="float">
            <text:p>0.00040437456531268</text:p>
          </table:table-cell>
          <table:table-cell office:value-type="float" office:value="0.000424582808005736" calcext:value-type="float">
            <text:p>0.000424582808005736</text:p>
          </table:table-cell>
          <table:table-cell office:value-type="float" office:value="0.000357770854777303" calcext:value-type="float">
            <text:p>0.000357770854777303</text:p>
          </table:table-cell>
          <table:table-cell office:value-type="float" office:value="0.000361151612619843" calcext:value-type="float">
            <text:p>0.000361151612619843</text:p>
          </table:table-cell>
          <table:table-cell office:value-type="float" office:value="0.000407409951547973" calcext:value-type="float">
            <text:p>0.000407409951547973</text:p>
          </table:table-cell>
          <table:table-cell office:value-type="float" office:value="0.000433397758976363" calcext:value-type="float">
            <text:p>0.000433397758976363</text:p>
          </table:table-cell>
          <table:table-cell office:value-type="float" office:value="0.000396182375053828" calcext:value-type="float">
            <text:p>0.000396182375053828</text:p>
          </table:table-cell>
          <table:table-cell office:value-type="float" office:value="0.000351521571660848" calcext:value-type="float">
            <text:p>0.000351521571660848</text:p>
          </table:table-cell>
          <table:table-cell office:value-type="float" office:value="0.000269316018490368" calcext:value-type="float">
            <text:p>0.000269316018490368</text:p>
          </table:table-cell>
          <table:table-cell office:value-type="float" office:value="0.000345880969276685" calcext:value-type="float">
            <text:p>0.000345880969276685</text:p>
          </table:table-cell>
          <table:table-cell office:value-type="float" office:value="0.000416809988195091" calcext:value-type="float">
            <text:p>0.000416809988195091</text:p>
          </table:table-cell>
          <table:table-cell office:value-type="float" office:value="0.000392908951646685" calcext:value-type="float">
            <text:p>0.000392908951646685</text:p>
          </table:table-cell>
          <table:table-cell office:value-type="float" office:value="0.00029264758763427" calcext:value-type="float">
            <text:p>0.00029264758763427</text:p>
          </table:table-cell>
          <table:table-cell office:value-type="float" office:value="0.000224845060277341" calcext:value-type="float">
            <text:p>0.000224845060277341</text:p>
          </table:table-cell>
          <table:table-cell office:value-type="float" office:value="0.000285094293967354" calcext:value-type="float">
            <text:p>0.000285094293967354</text:p>
          </table:table-cell>
          <table:table-cell office:value-type="float" office:value="0.000221441779942234" calcext:value-type="float">
            <text:p>0.000221441779942234</text:p>
          </table:table-cell>
          <table:table-cell office:value-type="float" office:value="0.00041389360857762" calcext:value-type="float">
            <text:p>0.00041389360857762</text:p>
          </table:table-cell>
          <table:table-cell office:value-type="float" office:value="-0.00022177335049937" calcext:value-type="float">
            <text:p>-0.00022177335049937</text:p>
          </table:table-cell>
          <table:table-cell office:value-type="float" office:value="-0.000211138391574098" calcext:value-type="float">
            <text:p>-0.000211138391574098</text:p>
          </table:table-cell>
          <table:table-cell table:style-name="Default" office:value-type="float" office:value="-0.000244972313447774" calcext:value-type="float">
            <text:p>-0.000244972313447774</text:p>
          </table:table-cell>
          <table:table-cell table:style-name="Default" office:value-type="float" office:value="-0.000148299495909225" calcext:value-type="float">
            <text:p>-0.000148299495909225</text:p>
          </table:table-cell>
          <table:table-cell office:value-type="float" office:value="-0.0000970727738717145" calcext:value-type="float">
            <text:p>-9.71E-05</text:p>
          </table:table-cell>
          <table:table-cell office:value-type="float" office:value="-0.0000492100129814764" calcext:value-type="float">
            <text:p>-4.92E-05</text:p>
          </table:table-cell>
          <table:table-cell office:value-type="float" office:value="0.0000170066659313314" calcext:value-type="float">
            <text:p>1.70E-05</text:p>
          </table:table-cell>
          <table:table-cell office:value-type="float" office:value="0.0000391054606176701" calcext:value-type="float">
            <text:p>3.91E-05</text:p>
          </table:table-cell>
          <table:table-cell office:value-type="float" office:value="0.0000742435597863598" calcext:value-type="float">
            <text:p>7.42E-05</text:p>
          </table:table-cell>
          <table:table-cell office:value-type="float" office:value="0.000103245316673112" calcext:value-type="float">
            <text:p>0.000103245316673112</text:p>
          </table:table-cell>
          <table:table-cell office:value-type="float" office:value="0.000128993091366057" calcext:value-type="float">
            <text:p>0.000128993091366057</text:p>
          </table:table-cell>
          <table:table-cell office:value-type="float" office:value="0.000149244541157091" calcext:value-type="float">
            <text:p>0.000149244541157091</text:p>
          </table:table-cell>
          <table:table-cell office:value-type="float" office:value="0.000152882883397685" calcext:value-type="float">
            <text:p>0.000152882883397685</text:p>
          </table:table-cell>
          <table:table-cell office:value-type="float" office:value="0.000209090329080101" calcext:value-type="float">
            <text:p>0.000209090329080101</text:p>
          </table:table-cell>
          <table:table-cell office:value-type="float" office:value="-0.00000421610931149483" calcext:value-type="float">
            <text:p>-4.22E-06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00376773360964458" calcext:value-type="float">
            <text:p>0.000376773360964458</text:p>
          </table:table-cell>
          <table:table-cell office:value-type="float" office:value="0.000396375020506977" calcext:value-type="float">
            <text:p>0.000396375020506977</text:p>
          </table:table-cell>
          <table:table-cell office:value-type="float" office:value="0.000433819072864477" calcext:value-type="float">
            <text:p>0.000433819072864477</text:p>
          </table:table-cell>
          <table:table-cell office:value-type="float" office:value="0.000471496357393743" calcext:value-type="float">
            <text:p>0.000471496357393743</text:p>
          </table:table-cell>
          <table:table-cell office:value-type="float" office:value="0.000441257060534327" calcext:value-type="float">
            <text:p>0.000441257060534327</text:p>
          </table:table-cell>
          <table:table-cell office:value-type="float" office:value="0.000378265446420686" calcext:value-type="float">
            <text:p>0.000378265446420686</text:p>
          </table:table-cell>
          <table:table-cell office:value-type="float" office:value="0.00036784995371031" calcext:value-type="float">
            <text:p>0.00036784995371031</text:p>
          </table:table-cell>
          <table:table-cell office:value-type="float" office:value="0.000369236345086412" calcext:value-type="float">
            <text:p>0.000369236345086412</text:p>
          </table:table-cell>
          <table:table-cell office:value-type="float" office:value="0.000319309461866494" calcext:value-type="float">
            <text:p>0.000319309461866494</text:p>
          </table:table-cell>
          <table:table-cell office:value-type="float" office:value="0.000415357189274576" calcext:value-type="float">
            <text:p>0.000415357189274576</text:p>
          </table:table-cell>
          <table:table-cell office:value-type="float" office:value="0.000416048772519148" calcext:value-type="float">
            <text:p>0.000416048772519148</text:p>
          </table:table-cell>
          <table:table-cell office:value-type="float" office:value="0.000428798338896334" calcext:value-type="float">
            <text:p>0.000428798338896334</text:p>
          </table:table-cell>
          <table:table-cell office:value-type="float" office:value="0.000427929231708613" calcext:value-type="float">
            <text:p>0.000427929231708613</text:p>
          </table:table-cell>
          <table:table-cell office:value-type="float" office:value="0.00777483704665974" calcext:value-type="float">
            <text:p>0.00777483704665974</text:p>
          </table:table-cell>
          <table:table-cell office:value-type="float" office:value="0.000459071415756394" calcext:value-type="float">
            <text:p>0.000459071415756394</text:p>
          </table:table-cell>
          <table:table-cell office:value-type="float" office:value="0.000412031861034996" calcext:value-type="float">
            <text:p>0.000412031861034996</text:p>
          </table:table-cell>
          <table:table-cell office:value-type="float" office:value="0.000394661681191003" calcext:value-type="float">
            <text:p>0.000394661681191003</text:p>
          </table:table-cell>
          <table:table-cell office:value-type="float" office:value="0.000373754932252642" calcext:value-type="float">
            <text:p>0.000373754932252642</text:p>
          </table:table-cell>
          <table:table-cell office:value-type="float" office:value="0.000385072588758193" calcext:value-type="float">
            <text:p>0.000385072588758193</text:p>
          </table:table-cell>
          <table:table-cell office:value-type="float" office:value="0.000408774158950536" calcext:value-type="float">
            <text:p>0.000408774158950536</text:p>
          </table:table-cell>
          <table:table-cell office:value-type="float" office:value="0.000414553680934386" calcext:value-type="float">
            <text:p>0.000414553680934386</text:p>
          </table:table-cell>
          <table:table-cell office:value-type="float" office:value="0.000395478611662977" calcext:value-type="float">
            <text:p>0.000395478611662977</text:p>
          </table:table-cell>
          <table:table-cell office:value-type="float" office:value="0.000395456375169619" calcext:value-type="float">
            <text:p>0.000395456375169619</text:p>
          </table:table-cell>
          <table:table-cell office:value-type="float" office:value="0.000377778309465103" calcext:value-type="float">
            <text:p>0.000377778309465103</text:p>
          </table:table-cell>
          <table:table-cell office:value-type="float" office:value="0.000334484505988684" calcext:value-type="float">
            <text:p>0.000334484505988684</text:p>
          </table:table-cell>
          <table:table-cell office:value-type="float" office:value="0.000430023913372313" calcext:value-type="float">
            <text:p>0.000430023913372313</text:p>
          </table:table-cell>
          <table:table-cell office:value-type="float" office:value="0.000472127572235057" calcext:value-type="float">
            <text:p>0.000472127572235057</text:p>
          </table:table-cell>
          <table:table-cell office:value-type="float" office:value="0.000477827605571998" calcext:value-type="float">
            <text:p>0.000477827605571998</text:p>
          </table:table-cell>
          <table:table-cell office:value-type="float" office:value="0.00045781708328694" calcext:value-type="float">
            <text:p>0.00045781708328694</text:p>
          </table:table-cell>
          <table:table-cell office:value-type="float" office:value="0.000451360768103723" calcext:value-type="float">
            <text:p>0.000451360768103723</text:p>
          </table:table-cell>
          <table:table-cell office:value-type="float" office:value="0.000451744636871066" calcext:value-type="float">
            <text:p>0.000451744636871066</text:p>
          </table:table-cell>
          <table:table-cell office:value-type="float" office:value="0.000442982110852924" calcext:value-type="float">
            <text:p>0.000442982110852924</text:p>
          </table:table-cell>
          <table:table-cell office:value-type="float" office:value="0.000428057365927203" calcext:value-type="float">
            <text:p>0.000428057365927203</text:p>
          </table:table-cell>
          <table:table-cell office:value-type="float" office:value="0.000404572652496072" calcext:value-type="float">
            <text:p>0.000404572652496072</text:p>
          </table:table-cell>
          <table:table-cell office:value-type="float" office:value="0.000428964622142034" calcext:value-type="float">
            <text:p>0.000428964622142034</text:p>
          </table:table-cell>
          <table:table-cell office:value-type="float" office:value="0.000403303193941572" calcext:value-type="float">
            <text:p>0.000403303193941572</text:p>
          </table:table-cell>
          <table:table-cell office:value-type="float" office:value="0.000395388047774869" calcext:value-type="float">
            <text:p>0.000395388047774869</text:p>
          </table:table-cell>
          <table:table-cell office:value-type="float" office:value="0.000387243670599587" calcext:value-type="float">
            <text:p>0.000387243670599587</text:p>
          </table:table-cell>
          <table:table-cell office:value-type="float" office:value="0.000392227437227661" calcext:value-type="float">
            <text:p>0.000392227437227661</text:p>
          </table:table-cell>
          <table:table-cell office:value-type="float" office:value="0.000416220699162359" calcext:value-type="float">
            <text:p>0.000416220699162359</text:p>
          </table:table-cell>
          <table:table-cell office:value-type="float" office:value="0.000403666766368864" calcext:value-type="float">
            <text:p>0.000403666766368864</text:p>
          </table:table-cell>
          <table:table-cell office:value-type="float" office:value="0.00035456089218075" calcext:value-type="float">
            <text:p>0.00035456089218075</text:p>
          </table:table-cell>
          <table:table-cell office:value-type="float" office:value="0.000369345087239461" calcext:value-type="float">
            <text:p>0.000369345087239461</text:p>
          </table:table-cell>
          <table:table-cell office:value-type="float" office:value="0.000351720444212331" calcext:value-type="float">
            <text:p>0.000351720444212331</text:p>
          </table:table-cell>
          <table:table-cell office:value-type="float" office:value="0.000381721728828316" calcext:value-type="float">
            <text:p>0.000381721728828316</text:p>
          </table:table-cell>
          <table:table-cell office:value-type="float" office:value="0.000346391593056433" calcext:value-type="float">
            <text:p>0.000346391593056433</text:p>
          </table:table-cell>
          <table:table-cell office:value-type="float" office:value="0.000492625485346296" calcext:value-type="float">
            <text:p>0.000492625485346296</text:p>
          </table:table-cell>
          <table:table-cell office:value-type="float" office:value="-0.000326787035577941" calcext:value-type="float">
            <text:p>-0.000326787035577941</text:p>
          </table:table-cell>
          <table:table-cell office:value-type="float" office:value="-0.000386427127877426" calcext:value-type="float">
            <text:p>-0.000386427127877426</text:p>
          </table:table-cell>
          <table:table-cell table:style-name="Default" office:value-type="float" office:value="-0.000388710584759702" calcext:value-type="float">
            <text:p>-0.000388710584759702</text:p>
          </table:table-cell>
          <table:table-cell table:style-name="Default" office:value-type="float" office:value="-0.000215823204775753" calcext:value-type="float">
            <text:p>-0.000215823204775753</text:p>
          </table:table-cell>
          <table:table-cell table:style-name="Default" office:value-type="float" office:value="-0.000127876235451718" calcext:value-type="float">
            <text:p>-0.000127876235451718</text:p>
          </table:table-cell>
          <table:table-cell office:value-type="float" office:value="-0.0000662660143054381" calcext:value-type="float">
            <text:p>-6.63E-05</text:p>
          </table:table-cell>
          <table:table-cell office:value-type="float" office:value="0.0000298654737319622" calcext:value-type="float">
            <text:p>2.99E-05</text:p>
          </table:table-cell>
          <table:table-cell office:value-type="float" office:value="0.0000581263097073685" calcext:value-type="float">
            <text:p>5.81E-05</text:p>
          </table:table-cell>
          <table:table-cell office:value-type="float" office:value="0.0000989861410880357" calcext:value-type="float">
            <text:p>9.90E-05</text:p>
          </table:table-cell>
          <table:table-cell office:value-type="float" office:value="0.000134517352843059" calcext:value-type="float">
            <text:p>0.000134517352843059</text:p>
          </table:table-cell>
          <table:table-cell office:value-type="float" office:value="0.000167049303522426" calcext:value-type="float">
            <text:p>0.000167049303522426</text:p>
          </table:table-cell>
          <table:table-cell office:value-type="float" office:value="0.000189811253472124" calcext:value-type="float">
            <text:p>0.000189811253472124</text:p>
          </table:table-cell>
          <table:table-cell office:value-type="float" office:value="0.000194554227207859" calcext:value-type="float">
            <text:p>0.000194554227207859</text:p>
          </table:table-cell>
          <table:table-cell office:value-type="float" office:value="0.000255536594212522" calcext:value-type="float">
            <text:p>0.000255536594212522</text:p>
          </table:table-cell>
          <table:table-cell office:value-type="float" office:value="-0.00000447008214449437" calcext:value-type="float">
            <text:p>-4.47E-06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00350488432082265" calcext:value-type="float">
            <text:p>0.000350488432082265</text:p>
          </table:table-cell>
          <table:table-cell office:value-type="float" office:value="0.000415740369443348" calcext:value-type="float">
            <text:p>0.000415740369443348</text:p>
          </table:table-cell>
          <table:table-cell office:value-type="float" office:value="0.000435018938940714" calcext:value-type="float">
            <text:p>0.000435018938940714</text:p>
          </table:table-cell>
          <table:table-cell office:value-type="float" office:value="0.000514021251031058" calcext:value-type="float">
            <text:p>0.000514021251031058</text:p>
          </table:table-cell>
          <table:table-cell office:value-type="float" office:value="0.000518975718577329" calcext:value-type="float">
            <text:p>0.000518975718577329</text:p>
          </table:table-cell>
          <table:table-cell office:value-type="float" office:value="0.000439189809674303" calcext:value-type="float">
            <text:p>0.000439189809674303</text:p>
          </table:table-cell>
          <table:table-cell office:value-type="float" office:value="0.0003360189222724" calcext:value-type="float">
            <text:p>0.0003360189222724</text:p>
          </table:table-cell>
          <table:table-cell office:value-type="float" office:value="0.000280562747524298" calcext:value-type="float">
            <text:p>0.000280562747524298</text:p>
          </table:table-cell>
          <table:table-cell office:value-type="float" office:value="0.000278289168627877" calcext:value-type="float">
            <text:p>0.000278289168627877</text:p>
          </table:table-cell>
          <table:table-cell office:value-type="float" office:value="0.000422114358148582" calcext:value-type="float">
            <text:p>0.000422114358148582</text:p>
          </table:table-cell>
          <table:table-cell office:value-type="float" office:value="0.000465140329574835" calcext:value-type="float">
            <text:p>0.000465140329574835</text:p>
          </table:table-cell>
          <table:table-cell office:value-type="float" office:value="0.000491334580781135" calcext:value-type="float">
            <text:p>0.000491334580781135</text:p>
          </table:table-cell>
          <table:table-cell office:value-type="float" office:value="0.000455345172586812" calcext:value-type="float">
            <text:p>0.000455345172586812</text:p>
          </table:table-cell>
          <table:table-cell office:value-type="float" office:value="0.000459071415756394" calcext:value-type="float">
            <text:p>0.000459071415756394</text:p>
          </table:table-cell>
          <table:table-cell office:value-type="float" office:value="0.00427417912586652" calcext:value-type="float">
            <text:p>0.00427417912586652</text:p>
          </table:table-cell>
          <table:table-cell office:value-type="float" office:value="0.000423746914951181" calcext:value-type="float">
            <text:p>0.000423746914951181</text:p>
          </table:table-cell>
          <table:table-cell office:value-type="float" office:value="0.000359491409430165" calcext:value-type="float">
            <text:p>0.000359491409430165</text:p>
          </table:table-cell>
          <table:table-cell office:value-type="float" office:value="0.000348222370144935" calcext:value-type="float">
            <text:p>0.000348222370144935</text:p>
          </table:table-cell>
          <table:table-cell office:value-type="float" office:value="0.000338780628235629" calcext:value-type="float">
            <text:p>0.000338780628235629</text:p>
          </table:table-cell>
          <table:table-cell office:value-type="float" office:value="0.000441941216174573" calcext:value-type="float">
            <text:p>0.000441941216174573</text:p>
          </table:table-cell>
          <table:table-cell office:value-type="float" office:value="0.000467658430021751" calcext:value-type="float">
            <text:p>0.000467658430021751</text:p>
          </table:table-cell>
          <table:table-cell office:value-type="float" office:value="0.000416528576754083" calcext:value-type="float">
            <text:p>0.000416528576754083</text:p>
          </table:table-cell>
          <table:table-cell office:value-type="float" office:value="0.000342525962025779" calcext:value-type="float">
            <text:p>0.000342525962025779</text:p>
          </table:table-cell>
          <table:table-cell office:value-type="float" office:value="0.000297197931805182" calcext:value-type="float">
            <text:p>0.000297197931805182</text:p>
          </table:table-cell>
          <table:table-cell office:value-type="float" office:value="0.000294478995381105" calcext:value-type="float">
            <text:p>0.000294478995381105</text:p>
          </table:table-cell>
          <table:table-cell office:value-type="float" office:value="0.000401271878931724" calcext:value-type="float">
            <text:p>0.000401271878931724</text:p>
          </table:table-cell>
          <table:table-cell office:value-type="float" office:value="0.000518760271217175" calcext:value-type="float">
            <text:p>0.000518760271217175</text:p>
          </table:table-cell>
          <table:table-cell office:value-type="float" office:value="0.000527036639538574" calcext:value-type="float">
            <text:p>0.000527036639538574</text:p>
          </table:table-cell>
          <table:table-cell office:value-type="float" office:value="0.000474337257175878" calcext:value-type="float">
            <text:p>0.000474337257175878</text:p>
          </table:table-cell>
          <table:table-cell office:value-type="float" office:value="0.000425584893560386" calcext:value-type="float">
            <text:p>0.000425584893560386</text:p>
          </table:table-cell>
          <table:table-cell office:value-type="float" office:value="0.000435758699788822" calcext:value-type="float">
            <text:p>0.000435758699788822</text:p>
          </table:table-cell>
          <table:table-cell office:value-type="float" office:value="0.00042611991890867" calcext:value-type="float">
            <text:p>0.00042611991890867</text:p>
          </table:table-cell>
          <table:table-cell office:value-type="float" office:value="0.000380284580664821" calcext:value-type="float">
            <text:p>0.000380284580664821</text:p>
          </table:table-cell>
          <table:table-cell office:value-type="float" office:value="0.000370311516972599" calcext:value-type="float">
            <text:p>0.000370311516972599</text:p>
          </table:table-cell>
          <table:table-cell office:value-type="float" office:value="0.000474459909803275" calcext:value-type="float">
            <text:p>0.000474459909803275</text:p>
          </table:table-cell>
          <table:table-cell office:value-type="float" office:value="0.000442540371174713" calcext:value-type="float">
            <text:p>0.000442540371174713</text:p>
          </table:table-cell>
          <table:table-cell office:value-type="float" office:value="0.000386645700903703" calcext:value-type="float">
            <text:p>0.000386645700903703</text:p>
          </table:table-cell>
          <table:table-cell office:value-type="float" office:value="0.000329118715279936" calcext:value-type="float">
            <text:p>0.000329118715279936</text:p>
          </table:table-cell>
          <table:table-cell office:value-type="float" office:value="0.000290741033591095" calcext:value-type="float">
            <text:p>0.000290741033591095</text:p>
          </table:table-cell>
          <table:table-cell office:value-type="float" office:value="0.000418521622913061" calcext:value-type="float">
            <text:p>0.000418521622913061</text:p>
          </table:table-cell>
          <table:table-cell office:value-type="float" office:value="0.000468141157098896" calcext:value-type="float">
            <text:p>0.000468141157098896</text:p>
          </table:table-cell>
          <table:table-cell office:value-type="float" office:value="0.000362915271684953" calcext:value-type="float">
            <text:p>0.000362915271684953</text:p>
          </table:table-cell>
          <table:table-cell office:value-type="float" office:value="0.000286728829459172" calcext:value-type="float">
            <text:p>0.000286728829459172</text:p>
          </table:table-cell>
          <table:table-cell office:value-type="float" office:value="0.000275662623633401" calcext:value-type="float">
            <text:p>0.000275662623633401</text:p>
          </table:table-cell>
          <table:table-cell office:value-type="float" office:value="0.00028392844413276" calcext:value-type="float">
            <text:p>0.00028392844413276</text:p>
          </table:table-cell>
          <table:table-cell office:value-type="float" office:value="0.000284454383720909" calcext:value-type="float">
            <text:p>0.000284454383720909</text:p>
          </table:table-cell>
          <table:table-cell office:value-type="float" office:value="0.000553223102563995" calcext:value-type="float">
            <text:p>0.000553223102563995</text:p>
          </table:table-cell>
          <table:table-cell table:style-name="ce1" office:value-type="float" office:value="0.00000514624458810552" calcext:value-type="float">
            <text:p>5.15E-06</text:p>
          </table:table-cell>
          <table:table-cell office:value-type="float" office:value="-0.000182046576915976" calcext:value-type="float">
            <text:p>-0.000182046576915976</text:p>
          </table:table-cell>
          <table:table-cell table:style-name="Default" office:value-type="float" office:value="-0.000214738690401785" calcext:value-type="float">
            <text:p>-0.000214738690401785</text:p>
          </table:table-cell>
          <table:table-cell office:value-type="float" office:value="-0.0000726934998317129" calcext:value-type="float">
            <text:p>-7.27E-05</text:p>
          </table:table-cell>
          <table:table-cell office:value-type="float" office:value="-0.000039813325466841" calcext:value-type="float">
            <text:p>-3.98E-05</text:p>
          </table:table-cell>
          <table:table-cell office:value-type="float" office:value="-0.0000187720457164202" calcext:value-type="float">
            <text:p>-1.88E-05</text:p>
          </table:table-cell>
          <table:table-cell office:value-type="float" office:value="0.0000310768637146677" calcext:value-type="float">
            <text:p>3.11E-05</text:p>
          </table:table-cell>
          <table:table-cell office:value-type="float" office:value="0.0000603526703245322" calcext:value-type="float">
            <text:p>6.04E-05</text:p>
          </table:table-cell>
          <table:table-cell table:style-name="Default" office:value-type="float" office:value="0.000105784915388555" calcext:value-type="float">
            <text:p>0.000105784915388555</text:p>
          </table:table-cell>
          <table:table-cell office:value-type="float" office:value="0.000146150597310924" calcext:value-type="float">
            <text:p>0.000146150597310924</text:p>
          </table:table-cell>
          <table:table-cell office:value-type="float" office:value="0.000178620578333078" calcext:value-type="float">
            <text:p>0.000178620578333078</text:p>
          </table:table-cell>
          <table:table-cell office:value-type="float" office:value="0.000211281349676303" calcext:value-type="float">
            <text:p>0.000211281349676303</text:p>
          </table:table-cell>
          <table:table-cell office:value-type="float" office:value="0.000224931318208226" calcext:value-type="float">
            <text:p>0.000224931318208226</text:p>
          </table:table-cell>
          <table:table-cell office:value-type="float" office:value="0.000295158591499421" calcext:value-type="float">
            <text:p>0.000295158591499421</text:p>
          </table:table-cell>
          <table:table-cell office:value-type="float" office:value="0.00000331004243227192" calcext:value-type="float">
            <text:p>3.31E-06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003623250921424" calcext:value-type="float">
            <text:p>0.0003623250921424</text:p>
          </table:table-cell>
          <table:table-cell office:value-type="float" office:value="0.000417537538894912" calcext:value-type="float">
            <text:p>0.000417537538894912</text:p>
          </table:table-cell>
          <table:table-cell office:value-type="float" office:value="0.000402990510324741" calcext:value-type="float">
            <text:p>0.000402990510324741</text:p>
          </table:table-cell>
          <table:table-cell office:value-type="float" office:value="0.000401990300138707" calcext:value-type="float">
            <text:p>0.000401990300138707</text:p>
          </table:table-cell>
          <table:table-cell office:value-type="float" office:value="0.000394595077914282" calcext:value-type="float">
            <text:p>0.000394595077914282</text:p>
          </table:table-cell>
          <table:table-cell office:value-type="float" office:value="0.00041411031780543" calcext:value-type="float">
            <text:p>0.00041411031780543</text:p>
          </table:table-cell>
          <table:table-cell office:value-type="float" office:value="0.000408718854425754" calcext:value-type="float">
            <text:p>0.000408718854425754</text:p>
          </table:table-cell>
          <table:table-cell office:value-type="float" office:value="0.000318729291280319" calcext:value-type="float">
            <text:p>0.000318729291280319</text:p>
          </table:table-cell>
          <table:table-cell office:value-type="float" office:value="0.000273048571571219" calcext:value-type="float">
            <text:p>0.000273048571571219</text:p>
          </table:table-cell>
          <table:table-cell office:value-type="float" office:value="0.000368234372069242" calcext:value-type="float">
            <text:p>0.000368234372069242</text:p>
          </table:table-cell>
          <table:table-cell office:value-type="float" office:value="0.000337100133343748" calcext:value-type="float">
            <text:p>0.000337100133343748</text:p>
          </table:table-cell>
          <table:table-cell office:value-type="float" office:value="0.000382456582342458" calcext:value-type="float">
            <text:p>0.000382456582342458</text:p>
          </table:table-cell>
          <table:table-cell office:value-type="float" office:value="0.00043292988640594" calcext:value-type="float">
            <text:p>0.00043292988640594</text:p>
          </table:table-cell>
          <table:table-cell office:value-type="float" office:value="0.000412031861034996" calcext:value-type="float">
            <text:p>0.000412031861034996</text:p>
          </table:table-cell>
          <table:table-cell office:value-type="float" office:value="0.000423746914951181" calcext:value-type="float">
            <text:p>0.000423746914951181</text:p>
          </table:table-cell>
          <table:table-cell office:value-type="float" office:value="0.00340136791642019" calcext:value-type="float">
            <text:p>0.00340136791642019</text:p>
          </table:table-cell>
          <table:table-cell office:value-type="float" office:value="0.000387040939042133" calcext:value-type="float">
            <text:p>0.000387040939042133</text:p>
          </table:table-cell>
          <table:table-cell office:value-type="float" office:value="0.0003956175490893" calcext:value-type="float">
            <text:p>0.0003956175490893</text:p>
          </table:table-cell>
          <table:table-cell office:value-type="float" office:value="0.000371357379614881" calcext:value-type="float">
            <text:p>0.000371357379614881</text:p>
          </table:table-cell>
          <table:table-cell office:value-type="float" office:value="0.000385473890262035" calcext:value-type="float">
            <text:p>0.000385473890262035</text:p>
          </table:table-cell>
          <table:table-cell office:value-type="float" office:value="0.000421592783415362" calcext:value-type="float">
            <text:p>0.000421592783415362</text:p>
          </table:table-cell>
          <table:table-cell office:value-type="float" office:value="0.00042383269328851" calcext:value-type="float">
            <text:p>0.00042383269328851</text:p>
          </table:table-cell>
          <table:table-cell office:value-type="float" office:value="0.000395272976817106" calcext:value-type="float">
            <text:p>0.000395272976817106</text:p>
          </table:table-cell>
          <table:table-cell office:value-type="float" office:value="0.000321629669882533" calcext:value-type="float">
            <text:p>0.000321629669882533</text:p>
          </table:table-cell>
          <table:table-cell office:value-type="float" office:value="0.000282950218363854" calcext:value-type="float">
            <text:p>0.000282950218363854</text:p>
          </table:table-cell>
          <table:table-cell office:value-type="float" office:value="0.000398292931850052" calcext:value-type="float">
            <text:p>0.000398292931850052</text:p>
          </table:table-cell>
          <table:table-cell office:value-type="float" office:value="0.000403397299327328" calcext:value-type="float">
            <text:p>0.000403397299327328</text:p>
          </table:table-cell>
          <table:table-cell office:value-type="float" office:value="0.000440486712315124" calcext:value-type="float">
            <text:p>0.000440486712315124</text:p>
          </table:table-cell>
          <table:table-cell office:value-type="float" office:value="0.000438310374706104" calcext:value-type="float">
            <text:p>0.000438310374706104</text:p>
          </table:table-cell>
          <table:table-cell office:value-type="float" office:value="0.000424061554867344" calcext:value-type="float">
            <text:p>0.000424061554867344</text:p>
          </table:table-cell>
          <table:table-cell office:value-type="float" office:value="0.000408275476224742" calcext:value-type="float">
            <text:p>0.000408275476224742</text:p>
          </table:table-cell>
          <table:table-cell office:value-type="float" office:value="0.000430832569755652" calcext:value-type="float">
            <text:p>0.000430832569755652</text:p>
          </table:table-cell>
          <table:table-cell office:value-type="float" office:value="0.000388590520039685" calcext:value-type="float">
            <text:p>0.000388590520039685</text:p>
          </table:table-cell>
          <table:table-cell office:value-type="float" office:value="0.000376404918800746" calcext:value-type="float">
            <text:p>0.000376404918800746</text:p>
          </table:table-cell>
          <table:table-cell office:value-type="float" office:value="0.000367305262165452" calcext:value-type="float">
            <text:p>0.000367305262165452</text:p>
          </table:table-cell>
          <table:table-cell office:value-type="float" office:value="0.000375825594074308" calcext:value-type="float">
            <text:p>0.000375825594074308</text:p>
          </table:table-cell>
          <table:table-cell office:value-type="float" office:value="0.00035763816390424" calcext:value-type="float">
            <text:p>0.00035763816390424</text:p>
          </table:table-cell>
          <table:table-cell office:value-type="float" office:value="0.00033776929792513" calcext:value-type="float">
            <text:p>0.00033776929792513</text:p>
          </table:table-cell>
          <table:table-cell office:value-type="float" office:value="0.000281676417302732" calcext:value-type="float">
            <text:p>0.000281676417302732</text:p>
          </table:table-cell>
          <table:table-cell office:value-type="float" office:value="0.000316227277120921" calcext:value-type="float">
            <text:p>0.000316227277120921</text:p>
          </table:table-cell>
          <table:table-cell office:value-type="float" office:value="0.00036497711317995" calcext:value-type="float">
            <text:p>0.00036497711317995</text:p>
          </table:table-cell>
          <table:table-cell office:value-type="float" office:value="0.000408165221816818" calcext:value-type="float">
            <text:p>0.000408165221816818</text:p>
          </table:table-cell>
          <table:table-cell office:value-type="float" office:value="0.000355630200050003" calcext:value-type="float">
            <text:p>0.000355630200050003</text:p>
          </table:table-cell>
          <table:table-cell office:value-type="float" office:value="0.000297091019615183" calcext:value-type="float">
            <text:p>0.000297091019615183</text:p>
          </table:table-cell>
          <table:table-cell office:value-type="float" office:value="0.000353934513792668" calcext:value-type="float">
            <text:p>0.000353934513792668</text:p>
          </table:table-cell>
          <table:table-cell office:value-type="float" office:value="0.000293432443267338" calcext:value-type="float">
            <text:p>0.000293432443267338</text:p>
          </table:table-cell>
          <table:table-cell office:value-type="float" office:value="0.000438497305958239" calcext:value-type="float">
            <text:p>0.000438497305958239</text:p>
          </table:table-cell>
          <table:table-cell office:value-type="float" office:value="0.000119609066191278" calcext:value-type="float">
            <text:p>0.000119609066191278</text:p>
          </table:table-cell>
          <table:table-cell table:style-name="ce1" office:value-type="float" office:value="-0.00000019181851869534" calcext:value-type="float">
            <text:p>-1.92E-07</text:p>
          </table:table-cell>
          <table:table-cell office:value-type="float" office:value="-0.0000390235205227317" calcext:value-type="float">
            <text:p>-3.90E-05</text:p>
          </table:table-cell>
          <table:table-cell office:value-type="float" office:value="0.0000321529238211543" calcext:value-type="float">
            <text:p>3.22E-05</text:p>
          </table:table-cell>
          <table:table-cell office:value-type="float" office:value="0.0000329547048477578" calcext:value-type="float">
            <text:p>3.30E-05</text:p>
          </table:table-cell>
          <table:table-cell office:value-type="float" office:value="0.0000255880325817381" calcext:value-type="float">
            <text:p>2.56E-05</text:p>
          </table:table-cell>
          <table:table-cell office:value-type="float" office:value="-0.00000212661299232594" calcext:value-type="float">
            <text:p>-2.13E-06</text:p>
          </table:table-cell>
          <table:table-cell office:value-type="float" office:value="0.00000362824307176497" calcext:value-type="float">
            <text:p>3.63E-06</text:p>
          </table:table-cell>
          <table:table-cell office:value-type="float" office:value="0.0000307268311162338" calcext:value-type="float">
            <text:p>3.07E-05</text:p>
          </table:table-cell>
          <table:table-cell table:style-name="ce1" office:value-type="float" office:value="0.0000555350244695709" calcext:value-type="float">
            <text:p>5.55E-05</text:p>
          </table:table-cell>
          <table:table-cell table:style-name="ce1" office:value-type="float" office:value="0.0000733776181781003" calcext:value-type="float">
            <text:p>7.34E-05</text:p>
          </table:table-cell>
          <table:table-cell table:style-name="ce1" office:value-type="float" office:value="0.0000851945312469676" calcext:value-type="float">
            <text:p>8.52E-05</text:p>
          </table:table-cell>
          <table:table-cell table:style-name="ce1" office:value-type="float" office:value="0.0000889871690449202" calcext:value-type="float">
            <text:p>8.90E-05</text:p>
          </table:table-cell>
          <table:table-cell office:value-type="float" office:value="0.000154097358854044" calcext:value-type="float">
            <text:p>0.000154097358854044</text:p>
          </table:table-cell>
          <table:table-cell office:value-type="float" office:value="0.000012333408002977" calcext:value-type="float">
            <text:p>1.23E-05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00398296067357807" calcext:value-type="float">
            <text:p>0.000398296067357807</text:p>
          </table:table-cell>
          <table:table-cell office:value-type="float" office:value="0.000370685330663576" calcext:value-type="float">
            <text:p>0.000370685330663576</text:p>
          </table:table-cell>
          <table:table-cell office:value-type="float" office:value="0.00039229978967158" calcext:value-type="float">
            <text:p>0.00039229978967158</text:p>
          </table:table-cell>
          <table:table-cell office:value-type="float" office:value="0.00033234239601159" calcext:value-type="float">
            <text:p>0.00033234239601159</text:p>
          </table:table-cell>
          <table:table-cell office:value-type="float" office:value="0.000315793122383511" calcext:value-type="float">
            <text:p>0.000315793122383511</text:p>
          </table:table-cell>
          <table:table-cell office:value-type="float" office:value="0.000346637421608401" calcext:value-type="float">
            <text:p>0.000346637421608401</text:p>
          </table:table-cell>
          <table:table-cell office:value-type="float" office:value="0.000420755842739393" calcext:value-type="float">
            <text:p>0.000420755842739393</text:p>
          </table:table-cell>
          <table:table-cell office:value-type="float" office:value="0.000523044551552064" calcext:value-type="float">
            <text:p>0.000523044551552064</text:p>
          </table:table-cell>
          <table:table-cell office:value-type="float" office:value="0.000507746935962615" calcext:value-type="float">
            <text:p>0.000507746935962615</text:p>
          </table:table-cell>
          <table:table-cell office:value-type="float" office:value="0.000350636235481136" calcext:value-type="float">
            <text:p>0.000350636235481136</text:p>
          </table:table-cell>
          <table:table-cell office:value-type="float" office:value="0.000263569206702436" calcext:value-type="float">
            <text:p>0.000263569206702436</text:p>
          </table:table-cell>
          <table:table-cell office:value-type="float" office:value="0.000298809823874" calcext:value-type="float">
            <text:p>0.000298809823874</text:p>
          </table:table-cell>
          <table:table-cell office:value-type="float" office:value="0.000354110106572449" calcext:value-type="float">
            <text:p>0.000354110106572449</text:p>
          </table:table-cell>
          <table:table-cell office:value-type="float" office:value="0.000394661681191003" calcext:value-type="float">
            <text:p>0.000394661681191003</text:p>
          </table:table-cell>
          <table:table-cell office:value-type="float" office:value="0.000359491409430165" calcext:value-type="float">
            <text:p>0.000359491409430165</text:p>
          </table:table-cell>
          <table:table-cell office:value-type="float" office:value="0.000387040939042133" calcext:value-type="float">
            <text:p>0.000387040939042133</text:p>
          </table:table-cell>
          <table:table-cell office:value-type="float" office:value="0.00490813257947845" calcext:value-type="float">
            <text:p>0.00490813257947845</text:p>
          </table:table-cell>
          <table:table-cell office:value-type="float" office:value="0.000421648840117427" calcext:value-type="float">
            <text:p>0.000421648840117427</text:p>
          </table:table-cell>
          <table:table-cell office:value-type="float" office:value="0.000451289898574278" calcext:value-type="float">
            <text:p>0.000451289898574278</text:p>
          </table:table-cell>
          <table:table-cell office:value-type="float" office:value="0.000375424549935153" calcext:value-type="float">
            <text:p>0.000375424549935153</text:p>
          </table:table-cell>
          <table:table-cell office:value-type="float" office:value="0.000350498353616254" calcext:value-type="float">
            <text:p>0.000350498353616254</text:p>
          </table:table-cell>
          <table:table-cell office:value-type="float" office:value="0.000383513107079964" calcext:value-type="float">
            <text:p>0.000383513107079964</text:p>
          </table:table-cell>
          <table:table-cell office:value-type="float" office:value="0.000456480846444298" calcext:value-type="float">
            <text:p>0.000456480846444298</text:p>
          </table:table-cell>
          <table:table-cell office:value-type="float" office:value="0.000523661502190321" calcext:value-type="float">
            <text:p>0.000523661502190321</text:p>
          </table:table-cell>
          <table:table-cell office:value-type="float" office:value="0.000509232804619286" calcext:value-type="float">
            <text:p>0.000509232804619286</text:p>
          </table:table-cell>
          <table:table-cell office:value-type="float" office:value="0.000418621284940287" calcext:value-type="float">
            <text:p>0.000418621284940287</text:p>
          </table:table-cell>
          <table:table-cell office:value-type="float" office:value="0.000340177241149049" calcext:value-type="float">
            <text:p>0.000340177241149049</text:p>
          </table:table-cell>
          <table:table-cell office:value-type="float" office:value="0.000340336159180765" calcext:value-type="float">
            <text:p>0.000340336159180765</text:p>
          </table:table-cell>
          <table:table-cell office:value-type="float" office:value="0.000376962084672658" calcext:value-type="float">
            <text:p>0.000376962084672658</text:p>
          </table:table-cell>
          <table:table-cell office:value-type="float" office:value="0.000422378240776014" calcext:value-type="float">
            <text:p>0.000422378240776014</text:p>
          </table:table-cell>
          <table:table-cell office:value-type="float" office:value="0.000429475859965312" calcext:value-type="float">
            <text:p>0.000429475859965312</text:p>
          </table:table-cell>
          <table:table-cell office:value-type="float" office:value="0.000419672198457198" calcext:value-type="float">
            <text:p>0.000419672198457198</text:p>
          </table:table-cell>
          <table:table-cell office:value-type="float" office:value="0.000463853701159721" calcext:value-type="float">
            <text:p>0.000463853701159721</text:p>
          </table:table-cell>
          <table:table-cell office:value-type="float" office:value="0.000407379292111322" calcext:value-type="float">
            <text:p>0.000407379292111322</text:p>
          </table:table-cell>
          <table:table-cell office:value-type="float" office:value="0.000312038653013727" calcext:value-type="float">
            <text:p>0.000312038653013727</text:p>
          </table:table-cell>
          <table:table-cell office:value-type="float" office:value="0.000284048391244683" calcext:value-type="float">
            <text:p>0.000284048391244683</text:p>
          </table:table-cell>
          <table:table-cell office:value-type="float" office:value="0.000310302484783392" calcext:value-type="float">
            <text:p>0.000310302484783392</text:p>
          </table:table-cell>
          <table:table-cell office:value-type="float" office:value="0.000357987107665299" calcext:value-type="float">
            <text:p>0.000357987107665299</text:p>
          </table:table-cell>
          <table:table-cell office:value-type="float" office:value="0.000426559492716238" calcext:value-type="float">
            <text:p>0.000426559492716238</text:p>
          </table:table-cell>
          <table:table-cell office:value-type="float" office:value="0.000332277625287455" calcext:value-type="float">
            <text:p>0.000332277625287455</text:p>
          </table:table-cell>
          <table:table-cell office:value-type="float" office:value="0.000277871069198415" calcext:value-type="float">
            <text:p>0.000277871069198415</text:p>
          </table:table-cell>
          <table:table-cell office:value-type="float" office:value="0.000384445066463812" calcext:value-type="float">
            <text:p>0.000384445066463812</text:p>
          </table:table-cell>
          <table:table-cell office:value-type="float" office:value="0.000482284126558619" calcext:value-type="float">
            <text:p>0.000482284126558619</text:p>
          </table:table-cell>
          <table:table-cell office:value-type="float" office:value="0.000524057185283434" calcext:value-type="float">
            <text:p>0.000524057185283434</text:p>
          </table:table-cell>
          <table:table-cell office:value-type="float" office:value="0.000497604245079234" calcext:value-type="float">
            <text:p>0.000497604245079234</text:p>
          </table:table-cell>
          <table:table-cell office:value-type="float" office:value="0.00052183329761846" calcext:value-type="float">
            <text:p>0.00052183329761846</text:p>
          </table:table-cell>
          <table:table-cell office:value-type="float" office:value="0.000352735900427428" calcext:value-type="float">
            <text:p>0.000352735900427428</text:p>
          </table:table-cell>
          <table:table-cell office:value-type="float" office:value="0.000160223782211426" calcext:value-type="float">
            <text:p>0.000160223782211426</text:p>
          </table:table-cell>
          <table:table-cell table:style-name="ce1" office:value-type="float" office:value="0.0000704995486943218" calcext:value-type="float">
            <text:p>7.05E-05</text:p>
          </table:table-cell>
          <table:table-cell office:value-type="float" office:value="0.0000174227500676151" calcext:value-type="float">
            <text:p>1.74E-05</text:p>
          </table:table-cell>
          <table:table-cell office:value-type="float" office:value="0.0000517546364578343" calcext:value-type="float">
            <text:p>5.18E-05</text:p>
          </table:table-cell>
          <table:table-cell office:value-type="float" office:value="0.0000428629161821941" calcext:value-type="float">
            <text:p>4.29E-05</text:p>
          </table:table-cell>
          <table:table-cell office:value-type="float" office:value="0.0000294820331228347" calcext:value-type="float">
            <text:p>2.95E-05</text:p>
          </table:table-cell>
          <table:table-cell office:value-type="float" office:value="-0.00000666852542939793" calcext:value-type="float">
            <text:p>-6.67E-06</text:p>
          </table:table-cell>
          <table:table-cell office:value-type="float" office:value="-0.00000591196427574231" calcext:value-type="float">
            <text:p>-5.91E-06</text:p>
          </table:table-cell>
          <table:table-cell office:value-type="float" office:value="0.0000102057383404466" calcext:value-type="float">
            <text:p>1.02E-05</text:p>
          </table:table-cell>
          <table:table-cell table:style-name="ce1" office:value-type="float" office:value="0.0000234157476598635" calcext:value-type="float">
            <text:p>2.34E-05</text:p>
          </table:table-cell>
          <table:table-cell table:style-name="ce1" office:value-type="float" office:value="0.0000324302605883997" calcext:value-type="float">
            <text:p>3.24E-05</text:p>
          </table:table-cell>
          <table:table-cell table:style-name="ce1" office:value-type="float" office:value="0.0000145919667993577" calcext:value-type="float">
            <text:p>1.46E-05</text:p>
          </table:table-cell>
          <table:table-cell table:style-name="ce1" office:value-type="float" office:value="-0.00000314092256915494" calcext:value-type="float">
            <text:p>-3.14E-06</text:p>
          </table:table-cell>
          <table:table-cell table:style-name="ce1" office:value-type="float" office:value="0.0000333045999003531" calcext:value-type="float">
            <text:p>3.33E-05</text:p>
          </table:table-cell>
          <table:table-cell office:value-type="float" office:value="0.0000194590597756456" calcext:value-type="float">
            <text:p>1.95E-05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0.000377227184103348" calcext:value-type="float">
            <text:p>0.000377227184103348</text:p>
          </table:table-cell>
          <table:table-cell office:value-type="float" office:value="0.000388426295948825" calcext:value-type="float">
            <text:p>0.000388426295948825</text:p>
          </table:table-cell>
          <table:table-cell office:value-type="float" office:value="0.000381144282600401" calcext:value-type="float">
            <text:p>0.000381144282600401</text:p>
          </table:table-cell>
          <table:table-cell office:value-type="float" office:value="0.000324810306422527" calcext:value-type="float">
            <text:p>0.000324810306422527</text:p>
          </table:table-cell>
          <table:table-cell office:value-type="float" office:value="0.000319781725219198" calcext:value-type="float">
            <text:p>0.000319781725219198</text:p>
          </table:table-cell>
          <table:table-cell office:value-type="float" office:value="0.000372343923685438" calcext:value-type="float">
            <text:p>0.000372343923685438</text:p>
          </table:table-cell>
          <table:table-cell office:value-type="float" office:value="0.000440383645789557" calcext:value-type="float">
            <text:p>0.000440383645789557</text:p>
          </table:table-cell>
          <table:table-cell office:value-type="float" office:value="0.000451534172733597" calcext:value-type="float">
            <text:p>0.000451534172733597</text:p>
          </table:table-cell>
          <table:table-cell office:value-type="float" office:value="0.000401049757343185" calcext:value-type="float">
            <text:p>0.000401049757343185</text:p>
          </table:table-cell>
          <table:table-cell office:value-type="float" office:value="0.000335075096813873" calcext:value-type="float">
            <text:p>0.000335075096813873</text:p>
          </table:table-cell>
          <table:table-cell office:value-type="float" office:value="0.000258582667567336" calcext:value-type="float">
            <text:p>0.000258582667567336</text:p>
          </table:table-cell>
          <table:table-cell office:value-type="float" office:value="0.000299905098079185" calcext:value-type="float">
            <text:p>0.000299905098079185</text:p>
          </table:table-cell>
          <table:table-cell office:value-type="float" office:value="0.000365001347561232" calcext:value-type="float">
            <text:p>0.000365001347561232</text:p>
          </table:table-cell>
          <table:table-cell office:value-type="float" office:value="0.000373754932252642" calcext:value-type="float">
            <text:p>0.000373754932252642</text:p>
          </table:table-cell>
          <table:table-cell office:value-type="float" office:value="0.000348222370144935" calcext:value-type="float">
            <text:p>0.000348222370144935</text:p>
          </table:table-cell>
          <table:table-cell office:value-type="float" office:value="0.0003956175490893" calcext:value-type="float">
            <text:p>0.0003956175490893</text:p>
          </table:table-cell>
          <table:table-cell office:value-type="float" office:value="0.000421648840117427" calcext:value-type="float">
            <text:p>0.000421648840117427</text:p>
          </table:table-cell>
          <table:table-cell office:value-type="float" office:value="0.0274580431887331" calcext:value-type="float">
            <text:p>0.0274580431887331</text:p>
          </table:table-cell>
          <table:table-cell office:value-type="float" office:value="0.000430538862459714" calcext:value-type="float">
            <text:p>0.000430538862459714</text:p>
          </table:table-cell>
          <table:table-cell office:value-type="float" office:value="0.0003659316568118" calcext:value-type="float">
            <text:p>0.0003659316568118</text:p>
          </table:table-cell>
          <table:table-cell office:value-type="float" office:value="0.000362124646397499" calcext:value-type="float">
            <text:p>0.000362124646397499</text:p>
          </table:table-cell>
          <table:table-cell office:value-type="float" office:value="0.00039580751756415" calcext:value-type="float">
            <text:p>0.00039580751756415</text:p>
          </table:table-cell>
          <table:table-cell office:value-type="float" office:value="0.000439338925000602" calcext:value-type="float">
            <text:p>0.000439338925000602</text:p>
          </table:table-cell>
          <table:table-cell office:value-type="float" office:value="0.000440947623777616" calcext:value-type="float">
            <text:p>0.000440947623777616</text:p>
          </table:table-cell>
          <table:table-cell office:value-type="float" office:value="0.00039635292276487" calcext:value-type="float">
            <text:p>0.00039635292276487</text:p>
          </table:table-cell>
          <table:table-cell office:value-type="float" office:value="0.000392296318315726" calcext:value-type="float">
            <text:p>0.000392296318315726</text:p>
          </table:table-cell>
          <table:table-cell office:value-type="float" office:value="0.000315832126536304" calcext:value-type="float">
            <text:p>0.000315832126536304</text:p>
          </table:table-cell>
          <table:table-cell office:value-type="float" office:value="0.000329398622502286" calcext:value-type="float">
            <text:p>0.000329398622502286</text:p>
          </table:table-cell>
          <table:table-cell office:value-type="float" office:value="0.000368632907012801" calcext:value-type="float">
            <text:p>0.000368632907012801</text:p>
          </table:table-cell>
          <table:table-cell office:value-type="float" office:value="0.000398682859426293" calcext:value-type="float">
            <text:p>0.000398682859426293</text:p>
          </table:table-cell>
          <table:table-cell office:value-type="float" office:value="0.000388397300440315" calcext:value-type="float">
            <text:p>0.000388397300440315</text:p>
          </table:table-cell>
          <table:table-cell office:value-type="float" office:value="0.000399124273465683" calcext:value-type="float">
            <text:p>0.000399124273465683</text:p>
          </table:table-cell>
          <table:table-cell office:value-type="float" office:value="0.00041412946387266" calcext:value-type="float">
            <text:p>0.00041412946387266</text:p>
          </table:table-cell>
          <table:table-cell office:value-type="float" office:value="0.000384564446946195" calcext:value-type="float">
            <text:p>0.000384564446946195</text:p>
          </table:table-cell>
          <table:table-cell office:value-type="float" office:value="0.000294039881186548" calcext:value-type="float">
            <text:p>0.000294039881186548</text:p>
          </table:table-cell>
          <table:table-cell office:value-type="float" office:value="0.000281875215959187" calcext:value-type="float">
            <text:p>0.000281875215959187</text:p>
          </table:table-cell>
          <table:table-cell office:value-type="float" office:value="0.000299757265883398" calcext:value-type="float">
            <text:p>0.000299757265883398</text:p>
          </table:table-cell>
          <table:table-cell office:value-type="float" office:value="0.000325024622638261" calcext:value-type="float">
            <text:p>0.000325024622638261</text:p>
          </table:table-cell>
          <table:table-cell office:value-type="float" office:value="0.000337532913603129" calcext:value-type="float">
            <text:p>0.000337532913603129</text:p>
          </table:table-cell>
          <table:table-cell office:value-type="float" office:value="0.000279415206587676" calcext:value-type="float">
            <text:p>0.000279415206587676</text:p>
          </table:table-cell>
          <table:table-cell office:value-type="float" office:value="0.000275638577647684" calcext:value-type="float">
            <text:p>0.000275638577647684</text:p>
          </table:table-cell>
          <table:table-cell office:value-type="float" office:value="0.000418135813309794" calcext:value-type="float">
            <text:p>0.000418135813309794</text:p>
          </table:table-cell>
          <table:table-cell office:value-type="float" office:value="0.000461244546026502" calcext:value-type="float">
            <text:p>0.000461244546026502</text:p>
          </table:table-cell>
          <table:table-cell office:value-type="float" office:value="0.000440107880259282" calcext:value-type="float">
            <text:p>0.000440107880259282</text:p>
          </table:table-cell>
          <table:table-cell office:value-type="float" office:value="0.000470496544688602" calcext:value-type="float">
            <text:p>0.000470496544688602</text:p>
          </table:table-cell>
          <table:table-cell office:value-type="float" office:value="0.000426990951123597" calcext:value-type="float">
            <text:p>0.000426990951123597</text:p>
          </table:table-cell>
          <table:table-cell office:value-type="float" office:value="0.000254315507879115" calcext:value-type="float">
            <text:p>0.000254315507879115</text:p>
          </table:table-cell>
          <table:table-cell table:style-name="ce1" office:value-type="float" office:value="0.0000744220970093968" calcext:value-type="float">
            <text:p>7.44E-05</text:p>
          </table:table-cell>
          <table:table-cell table:style-name="ce1" office:value-type="float" office:value="0.0000224344243274161" calcext:value-type="float">
            <text:p>2.24E-05</text:p>
          </table:table-cell>
          <table:table-cell office:value-type="float" office:value="-0.00000087676806864563" calcext:value-type="float">
            <text:p>-8.77E-07</text:p>
          </table:table-cell>
          <table:table-cell office:value-type="float" office:value="0.0000236527549135046" calcext:value-type="float">
            <text:p>2.37E-05</text:p>
          </table:table-cell>
          <table:table-cell office:value-type="float" office:value="0.0000251140382366087" calcext:value-type="float">
            <text:p>2.51E-05</text:p>
          </table:table-cell>
          <table:table-cell office:value-type="float" office:value="0.0000187807036509807" calcext:value-type="float">
            <text:p>1.88E-05</text:p>
          </table:table-cell>
          <table:table-cell office:value-type="float" office:value="-0.0000157014528776454" calcext:value-type="float">
            <text:p>-1.57E-05</text:p>
          </table:table-cell>
          <table:table-cell office:value-type="float" office:value="-0.0000223960375178126" calcext:value-type="float">
            <text:p>-2.24E-05</text:p>
          </table:table-cell>
          <table:table-cell office:value-type="float" office:value="-0.0000296836534421734" calcext:value-type="float">
            <text:p>-2.97E-05</text:p>
          </table:table-cell>
          <table:table-cell table:style-name="ce1" office:value-type="float" office:value="-0.0000614319444814665" calcext:value-type="float">
            <text:p>-6.14E-05</text:p>
          </table:table-cell>
          <table:table-cell table:style-name="ce1" office:value-type="float" office:value="-0.0000779576412766672" calcext:value-type="float">
            <text:p>-7.80E-05</text:p>
          </table:table-cell>
          <table:table-cell table:style-name="ce1" office:value-type="float" office:value="-0.0000998943350841509" calcext:value-type="float">
            <text:p>-9.99E-05</text:p>
          </table:table-cell>
          <table:table-cell office:value-type="float" office:value="-0.000123753636715037" calcext:value-type="float">
            <text:p>-0.000123753636715037</text:p>
          </table:table-cell>
          <table:table-cell table:style-name="ce1" office:value-type="float" office:value="-0.0000856383899009356" calcext:value-type="float">
            <text:p>-8.56E-05</text:p>
          </table:table-cell>
          <table:table-cell office:value-type="float" office:value="-0.0000262799920307876" calcext:value-type="float">
            <text:p>-2.63E-05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0.000404571360198872" calcext:value-type="float">
            <text:p>0.000404571360198872</text:p>
          </table:table-cell>
          <table:table-cell office:value-type="float" office:value="0.000358469632523226" calcext:value-type="float">
            <text:p>0.000358469632523226</text:p>
          </table:table-cell>
          <table:table-cell office:value-type="float" office:value="0.000387228308395338" calcext:value-type="float">
            <text:p>0.000387228308395338</text:p>
          </table:table-cell>
          <table:table-cell office:value-type="float" office:value="0.000328450421420681" calcext:value-type="float">
            <text:p>0.000328450421420681</text:p>
          </table:table-cell>
          <table:table-cell office:value-type="float" office:value="0.000307589807741221" calcext:value-type="float">
            <text:p>0.000307589807741221</text:p>
          </table:table-cell>
          <table:table-cell office:value-type="float" office:value="0.000331348204939115" calcext:value-type="float">
            <text:p>0.000331348204939115</text:p>
          </table:table-cell>
          <table:table-cell office:value-type="float" office:value="0.000427131378308929" calcext:value-type="float">
            <text:p>0.000427131378308929</text:p>
          </table:table-cell>
          <table:table-cell office:value-type="float" office:value="0.000582614674159282" calcext:value-type="float">
            <text:p>0.000582614674159282</text:p>
          </table:table-cell>
          <table:table-cell office:value-type="float" office:value="0.000630230388743033" calcext:value-type="float">
            <text:p>0.000630230388743033</text:p>
          </table:table-cell>
          <table:table-cell office:value-type="float" office:value="0.000343888315365826" calcext:value-type="float">
            <text:p>0.000343888315365826</text:p>
          </table:table-cell>
          <table:table-cell office:value-type="float" office:value="0.000253619242580135" calcext:value-type="float">
            <text:p>0.000253619242580135</text:p>
          </table:table-cell>
          <table:table-cell office:value-type="float" office:value="0.00027763650791636" calcext:value-type="float">
            <text:p>0.00027763650791636</text:p>
          </table:table-cell>
          <table:table-cell office:value-type="float" office:value="0.000328985931594262" calcext:value-type="float">
            <text:p>0.000328985931594262</text:p>
          </table:table-cell>
          <table:table-cell office:value-type="float" office:value="0.000385072588758193" calcext:value-type="float">
            <text:p>0.000385072588758193</text:p>
          </table:table-cell>
          <table:table-cell office:value-type="float" office:value="0.000338780628235629" calcext:value-type="float">
            <text:p>0.000338780628235629</text:p>
          </table:table-cell>
          <table:table-cell office:value-type="float" office:value="0.000371357379614881" calcext:value-type="float">
            <text:p>0.000371357379614881</text:p>
          </table:table-cell>
          <table:table-cell office:value-type="float" office:value="0.000451289898574278" calcext:value-type="float">
            <text:p>0.000451289898574278</text:p>
          </table:table-cell>
          <table:table-cell office:value-type="float" office:value="0.000430538862459714" calcext:value-type="float">
            <text:p>0.000430538862459714</text:p>
          </table:table-cell>
          <table:table-cell office:value-type="float" office:value="0.0275066273834367" calcext:value-type="float">
            <text:p>0.0275066273834367</text:p>
          </table:table-cell>
          <table:table-cell office:value-type="float" office:value="0.000380230136372142" calcext:value-type="float">
            <text:p>0.000380230136372142</text:p>
          </table:table-cell>
          <table:table-cell office:value-type="float" office:value="0.000333758150320744" calcext:value-type="float">
            <text:p>0.000333758150320744</text:p>
          </table:table-cell>
          <table:table-cell office:value-type="float" office:value="0.000372331476012106" calcext:value-type="float">
            <text:p>0.000372331476012106</text:p>
          </table:table-cell>
          <table:table-cell office:value-type="float" office:value="0.000471722826618691" calcext:value-type="float">
            <text:p>0.000471722826618691</text:p>
          </table:table-cell>
          <table:table-cell office:value-type="float" office:value="0.000587031112231505" calcext:value-type="float">
            <text:p>0.000587031112231505</text:p>
          </table:table-cell>
          <table:table-cell office:value-type="float" office:value="0.00062486456577676" calcext:value-type="float">
            <text:p>0.00062486456577676</text:p>
          </table:table-cell>
          <table:table-cell office:value-type="float" office:value="0.000419806048578048" calcext:value-type="float">
            <text:p>0.000419806048578048</text:p>
          </table:table-cell>
          <table:table-cell office:value-type="float" office:value="0.000319511290671632" calcext:value-type="float">
            <text:p>0.000319511290671632</text:p>
          </table:table-cell>
          <table:table-cell office:value-type="float" office:value="0.000301732376178756" calcext:value-type="float">
            <text:p>0.000301732376178756</text:p>
          </table:table-cell>
          <table:table-cell office:value-type="float" office:value="0.000350064544927896" calcext:value-type="float">
            <text:p>0.000350064544927896</text:p>
          </table:table-cell>
          <table:table-cell office:value-type="float" office:value="0.000415675488368388" calcext:value-type="float">
            <text:p>0.000415675488368388</text:p>
          </table:table-cell>
          <table:table-cell office:value-type="float" office:value="0.000427174280010386" calcext:value-type="float">
            <text:p>0.000427174280010386</text:p>
          </table:table-cell>
          <table:table-cell office:value-type="float" office:value="0.000407945371181074" calcext:value-type="float">
            <text:p>0.000407945371181074</text:p>
          </table:table-cell>
          <table:table-cell office:value-type="float" office:value="0.000473315803616324" calcext:value-type="float">
            <text:p>0.000473315803616324</text:p>
          </table:table-cell>
          <table:table-cell office:value-type="float" office:value="0.000413523610087201" calcext:value-type="float">
            <text:p>0.000413523610087201</text:p>
          </table:table-cell>
          <table:table-cell office:value-type="float" office:value="0.000296522911660256" calcext:value-type="float">
            <text:p>0.000296522911660256</text:p>
          </table:table-cell>
          <table:table-cell office:value-type="float" office:value="0.000249860534437152" calcext:value-type="float">
            <text:p>0.000249860534437152</text:p>
          </table:table-cell>
          <table:table-cell office:value-type="float" office:value="0.000286672234250566" calcext:value-type="float">
            <text:p>0.000286672234250566</text:p>
          </table:table-cell>
          <table:table-cell office:value-type="float" office:value="0.000355931353924901" calcext:value-type="float">
            <text:p>0.000355931353924901</text:p>
          </table:table-cell>
          <table:table-cell office:value-type="float" office:value="0.000453769754600765" calcext:value-type="float">
            <text:p>0.000453769754600765</text:p>
          </table:table-cell>
          <table:table-cell office:value-type="float" office:value="0.000348784183416858" calcext:value-type="float">
            <text:p>0.000348784183416858</text:p>
          </table:table-cell>
          <table:table-cell office:value-type="float" office:value="0.000251545643360001" calcext:value-type="float">
            <text:p>0.000251545643360001</text:p>
          </table:table-cell>
          <table:table-cell office:value-type="float" office:value="0.000384747494314537" calcext:value-type="float">
            <text:p>0.000384747494314537</text:p>
          </table:table-cell>
          <table:table-cell office:value-type="float" office:value="0.000520270083929174" calcext:value-type="float">
            <text:p>0.000520270083929174</text:p>
          </table:table-cell>
          <table:table-cell office:value-type="float" office:value="0.000608568344085329" calcext:value-type="float">
            <text:p>0.000608568344085329</text:p>
          </table:table-cell>
          <table:table-cell office:value-type="float" office:value="0.000531921235073791" calcext:value-type="float">
            <text:p>0.000531921235073791</text:p>
          </table:table-cell>
          <table:table-cell office:value-type="float" office:value="0.00062019006136894" calcext:value-type="float">
            <text:p>0.00062019006136894</text:p>
          </table:table-cell>
          <table:table-cell office:value-type="float" office:value="0.000271967568153613" calcext:value-type="float">
            <text:p>0.000271967568153613</text:p>
          </table:table-cell>
          <table:table-cell table:style-name="ce1" office:value-type="float" office:value="0.0000876190622743077" calcext:value-type="float">
            <text:p>8.76E-05</text:p>
          </table:table-cell>
          <table:table-cell table:style-name="ce1" office:value-type="float" office:value="0.000028323857972921" calcext:value-type="float">
            <text:p>2.83E-05</text:p>
          </table:table-cell>
          <table:table-cell office:value-type="float" office:value="0.00000603013243499246" calcext:value-type="float">
            <text:p>6.03E-06</text:p>
          </table:table-cell>
          <table:table-cell office:value-type="float" office:value="0.000026505201551879" calcext:value-type="float">
            <text:p>2.65E-05</text:p>
          </table:table-cell>
          <table:table-cell office:value-type="float" office:value="0.00002735491798092" calcext:value-type="float">
            <text:p>2.74E-05</text:p>
          </table:table-cell>
          <table:table-cell office:value-type="float" office:value="0.0000206638526916332" calcext:value-type="float">
            <text:p>2.07E-05</text:p>
          </table:table-cell>
          <table:table-cell office:value-type="float" office:value="-0.0000180784143842902" calcext:value-type="float">
            <text:p>-1.81E-05</text:p>
          </table:table-cell>
          <table:table-cell office:value-type="float" office:value="-0.0000248903777228989" calcext:value-type="float">
            <text:p>-2.49E-05</text:p>
          </table:table-cell>
          <table:table-cell office:value-type="float" office:value="-0.0000280432352171119" calcext:value-type="float">
            <text:p>-2.80E-05</text:p>
          </table:table-cell>
          <table:table-cell table:style-name="ce1" office:value-type="float" office:value="-0.0000421225824021898" calcext:value-type="float">
            <text:p>-4.21E-05</text:p>
          </table:table-cell>
          <table:table-cell table:style-name="ce1" office:value-type="float" office:value="-0.000051441819477844" calcext:value-type="float">
            <text:p>-5.14E-05</text:p>
          </table:table-cell>
          <table:table-cell table:style-name="ce1" office:value-type="float" office:value="-0.000075941999794556" calcext:value-type="float">
            <text:p>-7.59E-05</text:p>
          </table:table-cell>
          <table:table-cell office:value-type="float" office:value="-0.000108432067971004" calcext:value-type="float">
            <text:p>-0.000108432067971004</text:p>
          </table:table-cell>
          <table:table-cell table:style-name="ce1" office:value-type="float" office:value="-0.0000646454418921637" calcext:value-type="float">
            <text:p>-6.46E-05</text:p>
          </table:table-cell>
          <table:table-cell office:value-type="float" office:value="-0.0000235160490683685" calcext:value-type="float">
            <text:p>-2.35E-05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0.000351775674626321" calcext:value-type="float">
            <text:p>0.000351775674626321</text:p>
          </table:table-cell>
          <table:table-cell office:value-type="float" office:value="0.000389836382349919" calcext:value-type="float">
            <text:p>0.000389836382349919</text:p>
          </table:table-cell>
          <table:table-cell office:value-type="float" office:value="0.000411917643350027" calcext:value-type="float">
            <text:p>0.000411917643350027</text:p>
          </table:table-cell>
          <table:table-cell office:value-type="float" office:value="0.000488879443384256" calcext:value-type="float">
            <text:p>0.000488879443384256</text:p>
          </table:table-cell>
          <table:table-cell office:value-type="float" office:value="0.000505147230329159" calcext:value-type="float">
            <text:p>0.000505147230329159</text:p>
          </table:table-cell>
          <table:table-cell office:value-type="float" office:value="0.000423144647124245" calcext:value-type="float">
            <text:p>0.000423144647124245</text:p>
          </table:table-cell>
          <table:table-cell office:value-type="float" office:value="0.000346775075356284" calcext:value-type="float">
            <text:p>0.000346775075356284</text:p>
          </table:table-cell>
          <table:table-cell office:value-type="float" office:value="0.000381172774049615" calcext:value-type="float">
            <text:p>0.000381172774049615</text:p>
          </table:table-cell>
          <table:table-cell office:value-type="float" office:value="0.000423941740630997" calcext:value-type="float">
            <text:p>0.000423941740630997</text:p>
          </table:table-cell>
          <table:table-cell office:value-type="float" office:value="0.000395608730584782" calcext:value-type="float">
            <text:p>0.000395608730584782</text:p>
          </table:table-cell>
          <table:table-cell office:value-type="float" office:value="0.000432985212568498" calcext:value-type="float">
            <text:p>0.000432985212568498</text:p>
          </table:table-cell>
          <table:table-cell office:value-type="float" office:value="0.000443364734832928" calcext:value-type="float">
            <text:p>0.000443364734832928</text:p>
          </table:table-cell>
          <table:table-cell office:value-type="float" office:value="0.00038849203339714" calcext:value-type="float">
            <text:p>0.00038849203339714</text:p>
          </table:table-cell>
          <table:table-cell office:value-type="float" office:value="0.000408774158950536" calcext:value-type="float">
            <text:p>0.000408774158950536</text:p>
          </table:table-cell>
          <table:table-cell office:value-type="float" office:value="0.000441941216174573" calcext:value-type="float">
            <text:p>0.000441941216174573</text:p>
          </table:table-cell>
          <table:table-cell office:value-type="float" office:value="0.000385473890262035" calcext:value-type="float">
            <text:p>0.000385473890262035</text:p>
          </table:table-cell>
          <table:table-cell office:value-type="float" office:value="0.000375424549935153" calcext:value-type="float">
            <text:p>0.000375424549935153</text:p>
          </table:table-cell>
          <table:table-cell office:value-type="float" office:value="0.0003659316568118" calcext:value-type="float">
            <text:p>0.0003659316568118</text:p>
          </table:table-cell>
          <table:table-cell office:value-type="float" office:value="0.000380230136372142" calcext:value-type="float">
            <text:p>0.000380230136372142</text:p>
          </table:table-cell>
          <table:table-cell office:value-type="float" office:value="0.0421148900114067" calcext:value-type="float">
            <text:p>0.0421148900114067</text:p>
          </table:table-cell>
          <table:table-cell office:value-type="float" office:value="0.000436050149853086" calcext:value-type="float">
            <text:p>0.000436050149853086</text:p>
          </table:table-cell>
          <table:table-cell office:value-type="float" office:value="0.00039451095826864" calcext:value-type="float">
            <text:p>0.00039451095826864</text:p>
          </table:table-cell>
          <table:table-cell office:value-type="float" office:value="0.000360488684722044" calcext:value-type="float">
            <text:p>0.000360488684722044</text:p>
          </table:table-cell>
          <table:table-cell office:value-type="float" office:value="0.00039223650878931" calcext:value-type="float">
            <text:p>0.00039223650878931</text:p>
          </table:table-cell>
          <table:table-cell office:value-type="float" office:value="0.000426576950007727" calcext:value-type="float">
            <text:p>0.000426576950007727</text:p>
          </table:table-cell>
          <table:table-cell office:value-type="float" office:value="0.000383891800151184" calcext:value-type="float">
            <text:p>0.000383891800151184</text:p>
          </table:table-cell>
          <table:table-cell office:value-type="float" office:value="0.000463760984312905" calcext:value-type="float">
            <text:p>0.000463760984312905</text:p>
          </table:table-cell>
          <table:table-cell office:value-type="float" office:value="0.00043172274980042" calcext:value-type="float">
            <text:p>0.00043172274980042</text:p>
          </table:table-cell>
          <table:table-cell office:value-type="float" office:value="0.000402794619116053" calcext:value-type="float">
            <text:p>0.000402794619116053</text:p>
          </table:table-cell>
          <table:table-cell office:value-type="float" office:value="0.000382624082803683" calcext:value-type="float">
            <text:p>0.000382624082803683</text:p>
          </table:table-cell>
          <table:table-cell office:value-type="float" office:value="0.000406069311198605" calcext:value-type="float">
            <text:p>0.000406069311198605</text:p>
          </table:table-cell>
          <table:table-cell office:value-type="float" office:value="0.000380915188990031" calcext:value-type="float">
            <text:p>0.000380915188990031</text:p>
          </table:table-cell>
          <table:table-cell office:value-type="float" office:value="0.000383156672712936" calcext:value-type="float">
            <text:p>0.000383156672712936</text:p>
          </table:table-cell>
          <table:table-cell office:value-type="float" office:value="0.000365669091086484" calcext:value-type="float">
            <text:p>0.000365669091086484</text:p>
          </table:table-cell>
          <table:table-cell office:value-type="float" office:value="0.000435210228548397" calcext:value-type="float">
            <text:p>0.000435210228548397</text:p>
          </table:table-cell>
          <table:table-cell office:value-type="float" office:value="0.000360443718419862" calcext:value-type="float">
            <text:p>0.000360443718419862</text:p>
          </table:table-cell>
          <table:table-cell office:value-type="float" office:value="0.00031563018250965" calcext:value-type="float">
            <text:p>0.00031563018250965</text:p>
          </table:table-cell>
          <table:table-cell office:value-type="float" office:value="0.000282353515542663" calcext:value-type="float">
            <text:p>0.000282353515542663</text:p>
          </table:table-cell>
          <table:table-cell office:value-type="float" office:value="0.000299877177954372" calcext:value-type="float">
            <text:p>0.000299877177954372</text:p>
          </table:table-cell>
          <table:table-cell office:value-type="float" office:value="0.000404304664134517" calcext:value-type="float">
            <text:p>0.000404304664134517</text:p>
          </table:table-cell>
          <table:table-cell office:value-type="float" office:value="0.000414151051131179" calcext:value-type="float">
            <text:p>0.000414151051131179</text:p>
          </table:table-cell>
          <table:table-cell office:value-type="float" office:value="0.0003686030984486" calcext:value-type="float">
            <text:p>0.0003686030984486</text:p>
          </table:table-cell>
          <table:table-cell office:value-type="float" office:value="0.000352392898364236" calcext:value-type="float">
            <text:p>0.000352392898364236</text:p>
          </table:table-cell>
          <table:table-cell office:value-type="float" office:value="0.000399219998487383" calcext:value-type="float">
            <text:p>0.000399219998487383</text:p>
          </table:table-cell>
          <table:table-cell office:value-type="float" office:value="0.000351590663397413" calcext:value-type="float">
            <text:p>0.000351590663397413</text:p>
          </table:table-cell>
          <table:table-cell office:value-type="float" office:value="0.000412882015379773" calcext:value-type="float">
            <text:p>0.000412882015379773</text:p>
          </table:table-cell>
          <table:table-cell office:value-type="float" office:value="0.00035328387465885" calcext:value-type="float">
            <text:p>0.00035328387465885</text:p>
          </table:table-cell>
          <table:table-cell office:value-type="float" office:value="0.000125482400364712" calcext:value-type="float">
            <text:p>0.000125482400364712</text:p>
          </table:table-cell>
          <table:table-cell table:style-name="ce1" office:value-type="float" office:value="0.000041523738900707" calcext:value-type="float">
            <text:p>4.15E-05</text:p>
          </table:table-cell>
          <table:table-cell office:value-type="float" office:value="0.0000154692629395456" calcext:value-type="float">
            <text:p>1.55E-05</text:p>
          </table:table-cell>
          <table:table-cell office:value-type="float" office:value="0.000040359703354721" calcext:value-type="float">
            <text:p>4.04E-05</text:p>
          </table:table-cell>
          <table:table-cell office:value-type="float" office:value="0.0000390711439031594" calcext:value-type="float">
            <text:p>3.91E-05</text:p>
          </table:table-cell>
          <table:table-cell office:value-type="float" office:value="0.0000286296870121376" calcext:value-type="float">
            <text:p>2.86E-05</text:p>
          </table:table-cell>
          <table:table-cell office:value-type="float" office:value="-0.0000223707344613263" calcext:value-type="float">
            <text:p>-2.24E-05</text:p>
          </table:table-cell>
          <table:table-cell office:value-type="float" office:value="-0.0000260083497444284" calcext:value-type="float">
            <text:p>-2.60E-05</text:p>
          </table:table-cell>
          <table:table-cell office:value-type="float" office:value="-0.0000203317297335914" calcext:value-type="float">
            <text:p>-2.03E-05</text:p>
          </table:table-cell>
          <table:table-cell table:style-name="ce1" office:value-type="float" office:value="-0.0000117908053938496" calcext:value-type="float">
            <text:p>-1.18E-05</text:p>
          </table:table-cell>
          <table:table-cell table:style-name="ce1" office:value-type="float" office:value="-0.00000004690157469321" calcext:value-type="float">
            <text:p>-4.69E-08</text:p>
          </table:table-cell>
          <table:table-cell table:style-name="ce1" office:value-type="float" office:value="-0.00000107826570081329" calcext:value-type="float">
            <text:p>-1.08E-06</text:p>
          </table:table-cell>
          <table:table-cell table:style-name="ce1" office:value-type="float" office:value="-0.0000148688037221058" calcext:value-type="float">
            <text:p>-1.49E-05</text:p>
          </table:table-cell>
          <table:table-cell table:style-name="ce1" office:value-type="float" office:value="0.0000486549551793059" calcext:value-type="float">
            <text:p>4.87E-05</text:p>
          </table:table-cell>
          <table:table-cell office:value-type="float" office:value="-0.0000177572030273309" calcext:value-type="float">
            <text:p>-1.78E-05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0.000333024876095967" calcext:value-type="float">
            <text:p>0.000333024876095967</text:p>
          </table:table-cell>
          <table:table-cell office:value-type="float" office:value="0.000420577247889595" calcext:value-type="float">
            <text:p>0.000420577247889595</text:p>
          </table:table-cell>
          <table:table-cell office:value-type="float" office:value="0.000413246172969039" calcext:value-type="float">
            <text:p>0.000413246172969039</text:p>
          </table:table-cell>
          <table:table-cell office:value-type="float" office:value="0.000494705810161929" calcext:value-type="float">
            <text:p>0.000494705810161929</text:p>
          </table:table-cell>
          <table:table-cell office:value-type="float" office:value="0.000518388122175785" calcext:value-type="float">
            <text:p>0.000518388122175785</text:p>
          </table:table-cell>
          <table:table-cell office:value-type="float" office:value="0.000458158011538455" calcext:value-type="float">
            <text:p>0.000458158011538455</text:p>
          </table:table-cell>
          <table:table-cell office:value-type="float" office:value="0.000357544722698131" calcext:value-type="float">
            <text:p>0.000357544722698131</text:p>
          </table:table-cell>
          <table:table-cell office:value-type="float" office:value="0.000252549002006484" calcext:value-type="float">
            <text:p>0.000252549002006484</text:p>
          </table:table-cell>
          <table:table-cell office:value-type="float" office:value="0.000221046152892698" calcext:value-type="float">
            <text:p>0.000221046152892698</text:p>
          </table:table-cell>
          <table:table-cell office:value-type="float" office:value="0.00039371965661769" calcext:value-type="float">
            <text:p>0.00039371965661769</text:p>
          </table:table-cell>
          <table:table-cell office:value-type="float" office:value="0.00044150714337041" calcext:value-type="float">
            <text:p>0.00044150714337041</text:p>
          </table:table-cell>
          <table:table-cell office:value-type="float" office:value="0.000469840504081911" calcext:value-type="float">
            <text:p>0.000469840504081911</text:p>
          </table:table-cell>
          <table:table-cell office:value-type="float" office:value="0.00043717440377721" calcext:value-type="float">
            <text:p>0.00043717440377721</text:p>
          </table:table-cell>
          <table:table-cell office:value-type="float" office:value="0.000414553680934386" calcext:value-type="float">
            <text:p>0.000414553680934386</text:p>
          </table:table-cell>
          <table:table-cell office:value-type="float" office:value="0.000467658430021751" calcext:value-type="float">
            <text:p>0.000467658430021751</text:p>
          </table:table-cell>
          <table:table-cell office:value-type="float" office:value="0.000421592783415362" calcext:value-type="float">
            <text:p>0.000421592783415362</text:p>
          </table:table-cell>
          <table:table-cell office:value-type="float" office:value="0.000350498353616254" calcext:value-type="float">
            <text:p>0.000350498353616254</text:p>
          </table:table-cell>
          <table:table-cell office:value-type="float" office:value="0.000362124646397499" calcext:value-type="float">
            <text:p>0.000362124646397499</text:p>
          </table:table-cell>
          <table:table-cell office:value-type="float" office:value="0.000333758150320744" calcext:value-type="float">
            <text:p>0.000333758150320744</text:p>
          </table:table-cell>
          <table:table-cell office:value-type="float" office:value="0.000436050149853086" calcext:value-type="float">
            <text:p>0.000436050149853086</text:p>
          </table:table-cell>
          <table:table-cell office:value-type="float" office:value="0.0132918605291945" calcext:value-type="float">
            <text:p>0.0132918605291945</text:p>
          </table:table-cell>
          <table:table-cell office:value-type="float" office:value="0.000424965017027634" calcext:value-type="float">
            <text:p>0.000424965017027634</text:p>
          </table:table-cell>
          <table:table-cell office:value-type="float" office:value="0.000338190648763016" calcext:value-type="float">
            <text:p>0.000338190648763016</text:p>
          </table:table-cell>
          <table:table-cell office:value-type="float" office:value="0.000258947017642952" calcext:value-type="float">
            <text:p>0.000258947017642952</text:p>
          </table:table-cell>
          <table:table-cell office:value-type="float" office:value="0.000230926015712104" calcext:value-type="float">
            <text:p>0.000230926015712104</text:p>
          </table:table-cell>
          <table:table-cell office:value-type="float" office:value="0.000374036840852539" calcext:value-type="float">
            <text:p>0.000374036840852539</text:p>
          </table:table-cell>
          <table:table-cell office:value-type="float" office:value="0.000478590651865931" calcext:value-type="float">
            <text:p>0.000478590651865931</text:p>
          </table:table-cell>
          <table:table-cell office:value-type="float" office:value="0.000483479625471815" calcext:value-type="float">
            <text:p>0.000483479625471815</text:p>
          </table:table-cell>
          <table:table-cell office:value-type="float" office:value="0.000443067816364914" calcext:value-type="float">
            <text:p>0.000443067816364914</text:p>
          </table:table-cell>
          <table:table-cell office:value-type="float" office:value="0.00039048984025382" calcext:value-type="float">
            <text:p>0.00039048984025382</text:p>
          </table:table-cell>
          <table:table-cell office:value-type="float" office:value="0.000392092831101137" calcext:value-type="float">
            <text:p>0.000392092831101137</text:p>
          </table:table-cell>
          <table:table-cell office:value-type="float" office:value="0.000398123899234658" calcext:value-type="float">
            <text:p>0.000398123899234658</text:p>
          </table:table-cell>
          <table:table-cell office:value-type="float" office:value="0.000344949765655" calcext:value-type="float">
            <text:p>0.000344949765655</text:p>
          </table:table-cell>
          <table:table-cell office:value-type="float" office:value="0.000349792110728337" calcext:value-type="float">
            <text:p>0.000349792110728337</text:p>
          </table:table-cell>
          <table:table-cell office:value-type="float" office:value="0.000444507289275722" calcext:value-type="float">
            <text:p>0.000444507289275722</text:p>
          </table:table-cell>
          <table:table-cell office:value-type="float" office:value="0.000409718359104156" calcext:value-type="float">
            <text:p>0.000409718359104156</text:p>
          </table:table-cell>
          <table:table-cell office:value-type="float" office:value="0.00034877600362989" calcext:value-type="float">
            <text:p>0.00034877600362989</text:p>
          </table:table-cell>
          <table:table-cell office:value-type="float" office:value="0.000278283363047094" calcext:value-type="float">
            <text:p>0.000278283363047094</text:p>
          </table:table-cell>
          <table:table-cell office:value-type="float" office:value="0.000210884768440029" calcext:value-type="float">
            <text:p>0.000210884768440029</text:p>
          </table:table-cell>
          <table:table-cell office:value-type="float" office:value="0.000359040740097786" calcext:value-type="float">
            <text:p>0.000359040740097786</text:p>
          </table:table-cell>
          <table:table-cell office:value-type="float" office:value="0.000447953416184192" calcext:value-type="float">
            <text:p>0.000447953416184192</text:p>
          </table:table-cell>
          <table:table-cell office:value-type="float" office:value="0.00039205036197724" calcext:value-type="float">
            <text:p>0.00039205036197724</text:p>
          </table:table-cell>
          <table:table-cell office:value-type="float" office:value="0.000287926875842069" calcext:value-type="float">
            <text:p>0.000287926875842069</text:p>
          </table:table-cell>
          <table:table-cell office:value-type="float" office:value="0.000237372200242695" calcext:value-type="float">
            <text:p>0.000237372200242695</text:p>
          </table:table-cell>
          <table:table-cell office:value-type="float" office:value="0.000282697204337496" calcext:value-type="float">
            <text:p>0.000282697204337496</text:p>
          </table:table-cell>
          <table:table-cell office:value-type="float" office:value="0.000236950842696849" calcext:value-type="float">
            <text:p>0.000236950842696849</text:p>
          </table:table-cell>
          <table:table-cell office:value-type="float" office:value="0.000420241571658982" calcext:value-type="float">
            <text:p>0.000420241571658982</text:p>
          </table:table-cell>
          <table:table-cell office:value-type="float" office:value="0.00019219386532728" calcext:value-type="float">
            <text:p>0.00019219386532728</text:p>
          </table:table-cell>
          <table:table-cell office:value-type="float" office:value="0.000108725836486098" calcext:value-type="float">
            <text:p>0.000108725836486098</text:p>
          </table:table-cell>
          <table:table-cell office:value-type="float" office:value="0.0000545680645260967" calcext:value-type="float">
            <text:p>5.46E-05</text:p>
          </table:table-cell>
          <table:table-cell office:value-type="float" office:value="0.0000808084312739776" calcext:value-type="float">
            <text:p>8.08E-05</text:p>
          </table:table-cell>
          <table:table-cell office:value-type="float" office:value="0.0000731313628307169" calcext:value-type="float">
            <text:p>7.31E-05</text:p>
          </table:table-cell>
          <table:table-cell office:value-type="float" office:value="0.0000492180599020137" calcext:value-type="float">
            <text:p>4.92E-05</text:p>
          </table:table-cell>
          <table:table-cell office:value-type="float" office:value="-0.0000329897966531882" calcext:value-type="float">
            <text:p>-3.30E-05</text:p>
          </table:table-cell>
          <table:table-cell office:value-type="float" office:value="-0.0000325860672763382" calcext:value-type="float">
            <text:p>-3.26E-05</text:p>
          </table:table-cell>
          <table:table-cell office:value-type="float" office:value="-0.0000188245721004567" calcext:value-type="float">
            <text:p>-1.88E-05</text:p>
          </table:table-cell>
          <table:table-cell table:style-name="ce1" office:value-type="float" office:value="0.00000873012516818619" calcext:value-type="float">
            <text:p>8.73E-06</text:p>
          </table:table-cell>
          <table:table-cell table:style-name="ce1" office:value-type="float" office:value="0.0000449267689283516" calcext:value-type="float">
            <text:p>4.49E-05</text:p>
          </table:table-cell>
          <table:table-cell table:style-name="ce1" office:value-type="float" office:value="0.0000609690367120693" calcext:value-type="float">
            <text:p>6.10E-05</text:p>
          </table:table-cell>
          <table:table-cell table:style-name="ce1" office:value-type="float" office:value="0.0000636049450703886" calcext:value-type="float">
            <text:p>6.36E-05</text:p>
          </table:table-cell>
          <table:table-cell office:value-type="float" office:value="0.000135775933650455" calcext:value-type="float">
            <text:p>0.000135775933650455</text:p>
          </table:table-cell>
          <table:table-cell office:value-type="float" office:value="-0.0000117546709357283" calcext:value-type="float">
            <text:p>-1.18E-05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0.000355494432688206" calcext:value-type="float">
            <text:p>0.000355494432688206</text:p>
          </table:table-cell>
          <table:table-cell office:value-type="float" office:value="0.000412633086668044" calcext:value-type="float">
            <text:p>0.000412633086668044</text:p>
          </table:table-cell>
          <table:table-cell office:value-type="float" office:value="0.000396796914359903" calcext:value-type="float">
            <text:p>0.000396796914359903</text:p>
          </table:table-cell>
          <table:table-cell office:value-type="float" office:value="0.00039867667508579" calcext:value-type="float">
            <text:p>0.00039867667508579</text:p>
          </table:table-cell>
          <table:table-cell office:value-type="float" office:value="0.00040656942549916" calcext:value-type="float">
            <text:p>0.00040656942549916</text:p>
          </table:table-cell>
          <table:table-cell office:value-type="float" office:value="0.00042339952594558" calcext:value-type="float">
            <text:p>0.00042339952594558</text:p>
          </table:table-cell>
          <table:table-cell office:value-type="float" office:value="0.00040287889040648" calcext:value-type="float">
            <text:p>0.00040287889040648</text:p>
          </table:table-cell>
          <table:table-cell office:value-type="float" office:value="0.000326313529085551" calcext:value-type="float">
            <text:p>0.000326313529085551</text:p>
          </table:table-cell>
          <table:table-cell office:value-type="float" office:value="0.000288781276594247" calcext:value-type="float">
            <text:p>0.000288781276594247</text:p>
          </table:table-cell>
          <table:table-cell office:value-type="float" office:value="0.000361160029894551" calcext:value-type="float">
            <text:p>0.000361160029894551</text:p>
          </table:table-cell>
          <table:table-cell office:value-type="float" office:value="0.000336986133139527" calcext:value-type="float">
            <text:p>0.000336986133139527</text:p>
          </table:table-cell>
          <table:table-cell office:value-type="float" office:value="0.000383636895008435" calcext:value-type="float">
            <text:p>0.000383636895008435</text:p>
          </table:table-cell>
          <table:table-cell office:value-type="float" office:value="0.000419275249295179" calcext:value-type="float">
            <text:p>0.000419275249295179</text:p>
          </table:table-cell>
          <table:table-cell office:value-type="float" office:value="0.000395478611662977" calcext:value-type="float">
            <text:p>0.000395478611662977</text:p>
          </table:table-cell>
          <table:table-cell office:value-type="float" office:value="0.000416528576754083" calcext:value-type="float">
            <text:p>0.000416528576754083</text:p>
          </table:table-cell>
          <table:table-cell office:value-type="float" office:value="0.00042383269328851" calcext:value-type="float">
            <text:p>0.00042383269328851</text:p>
          </table:table-cell>
          <table:table-cell office:value-type="float" office:value="0.000383513107079964" calcext:value-type="float">
            <text:p>0.000383513107079964</text:p>
          </table:table-cell>
          <table:table-cell office:value-type="float" office:value="0.00039580751756415" calcext:value-type="float">
            <text:p>0.00039580751756415</text:p>
          </table:table-cell>
          <table:table-cell office:value-type="float" office:value="0.000372331476012106" calcext:value-type="float">
            <text:p>0.000372331476012106</text:p>
          </table:table-cell>
          <table:table-cell office:value-type="float" office:value="0.00039451095826864" calcext:value-type="float">
            <text:p>0.00039451095826864</text:p>
          </table:table-cell>
          <table:table-cell office:value-type="float" office:value="0.000424965017027634" calcext:value-type="float">
            <text:p>0.000424965017027634</text:p>
          </table:table-cell>
          <table:table-cell office:value-type="float" office:value="0.0102269599871563" calcext:value-type="float">
            <text:p>0.0102269599871563</text:p>
          </table:table-cell>
          <table:table-cell office:value-type="float" office:value="0.000388996182765919" calcext:value-type="float">
            <text:p>0.000388996182765919</text:p>
          </table:table-cell>
          <table:table-cell office:value-type="float" office:value="0.000328589675303646" calcext:value-type="float">
            <text:p>0.000328589675303646</text:p>
          </table:table-cell>
          <table:table-cell office:value-type="float" office:value="0.000295397565821034" calcext:value-type="float">
            <text:p>0.000295397565821034</text:p>
          </table:table-cell>
          <table:table-cell office:value-type="float" office:value="0.000385401386597531" calcext:value-type="float">
            <text:p>0.000385401386597531</text:p>
          </table:table-cell>
          <table:table-cell office:value-type="float" office:value="0.000397209069339919" calcext:value-type="float">
            <text:p>0.000397209069339919</text:p>
          </table:table-cell>
          <table:table-cell office:value-type="float" office:value="0.000424147869600814" calcext:value-type="float">
            <text:p>0.000424147869600814</text:p>
          </table:table-cell>
          <table:table-cell office:value-type="float" office:value="0.00042245956398593" calcext:value-type="float">
            <text:p>0.00042245956398593</text:p>
          </table:table-cell>
          <table:table-cell office:value-type="float" office:value="0.000405601595284753" calcext:value-type="float">
            <text:p>0.000405601595284753</text:p>
          </table:table-cell>
          <table:table-cell office:value-type="float" office:value="0.000396629236367202" calcext:value-type="float">
            <text:p>0.000396629236367202</text:p>
          </table:table-cell>
          <table:table-cell office:value-type="float" office:value="0.000414030343079553" calcext:value-type="float">
            <text:p>0.000414030343079553</text:p>
          </table:table-cell>
          <table:table-cell office:value-type="float" office:value="0.000379497071418191" calcext:value-type="float">
            <text:p>0.000379497071418191</text:p>
          </table:table-cell>
          <table:table-cell office:value-type="float" office:value="0.000366122156517952" calcext:value-type="float">
            <text:p>0.000366122156517952</text:p>
          </table:table-cell>
          <table:table-cell office:value-type="float" office:value="0.000365958376766465" calcext:value-type="float">
            <text:p>0.000365958376766465</text:p>
          </table:table-cell>
          <table:table-cell office:value-type="float" office:value="0.000362517445649101" calcext:value-type="float">
            <text:p>0.000362517445649101</text:p>
          </table:table-cell>
          <table:table-cell office:value-type="float" office:value="0.000338255332077022" calcext:value-type="float">
            <text:p>0.000338255332077022</text:p>
          </table:table-cell>
          <table:table-cell office:value-type="float" office:value="0.000312066038503956" calcext:value-type="float">
            <text:p>0.000312066038503956</text:p>
          </table:table-cell>
          <table:table-cell office:value-type="float" office:value="0.000264273728571154" calcext:value-type="float">
            <text:p>0.000264273728571154</text:p>
          </table:table-cell>
          <table:table-cell office:value-type="float" office:value="0.000309865629777945" calcext:value-type="float">
            <text:p>0.000309865629777945</text:p>
          </table:table-cell>
          <table:table-cell office:value-type="float" office:value="0.00036662691342707" calcext:value-type="float">
            <text:p>0.00036662691342707</text:p>
          </table:table-cell>
          <table:table-cell office:value-type="float" office:value="0.000410506683158527" calcext:value-type="float">
            <text:p>0.000410506683158527</text:p>
          </table:table-cell>
          <table:table-cell office:value-type="float" office:value="0.000357601419315908" calcext:value-type="float">
            <text:p>0.000357601419315908</text:p>
          </table:table-cell>
          <table:table-cell office:value-type="float" office:value="0.000310481089159738" calcext:value-type="float">
            <text:p>0.000310481089159738</text:p>
          </table:table-cell>
          <table:table-cell office:value-type="float" office:value="0.000355604417719467" calcext:value-type="float">
            <text:p>0.000355604417719467</text:p>
          </table:table-cell>
          <table:table-cell office:value-type="float" office:value="0.000307100502798532" calcext:value-type="float">
            <text:p>0.000307100502798532</text:p>
          </table:table-cell>
          <table:table-cell office:value-type="float" office:value="0.000375152043709545" calcext:value-type="float">
            <text:p>0.000375152043709545</text:p>
          </table:table-cell>
          <table:table-cell office:value-type="float" office:value="0.000176601343027753" calcext:value-type="float">
            <text:p>0.000176601343027753</text:p>
          </table:table-cell>
          <table:table-cell office:value-type="float" office:value="0.000113407526953353" calcext:value-type="float">
            <text:p>0.000113407526953353</text:p>
          </table:table-cell>
          <table:table-cell office:value-type="float" office:value="0.0000584031237486603" calcext:value-type="float">
            <text:p>5.84E-05</text:p>
          </table:table-cell>
          <table:table-cell office:value-type="float" office:value="0.0000799228847787732" calcext:value-type="float">
            <text:p>7.99E-05</text:p>
          </table:table-cell>
          <table:table-cell office:value-type="float" office:value="0.0000720722549341335" calcext:value-type="float">
            <text:p>7.21E-05</text:p>
          </table:table-cell>
          <table:table-cell office:value-type="float" office:value="0.0000485849196066815" calcext:value-type="float">
            <text:p>4.86E-05</text:p>
          </table:table-cell>
          <table:table-cell office:value-type="float" office:value="-0.000034851286348952" calcext:value-type="float">
            <text:p>-3.49E-05</text:p>
          </table:table-cell>
          <table:table-cell office:value-type="float" office:value="-0.0000394131702936059" calcext:value-type="float">
            <text:p>-3.94E-05</text:p>
          </table:table-cell>
          <table:table-cell office:value-type="float" office:value="-0.0000352258269341053" calcext:value-type="float">
            <text:p>-3.52E-05</text:p>
          </table:table-cell>
          <table:table-cell table:style-name="ce1" office:value-type="float" office:value="-0.000023330968892257" calcext:value-type="float">
            <text:p>-2.33E-05</text:p>
          </table:table-cell>
          <table:table-cell table:style-name="ce1" office:value-type="float" office:value="0.0000101727968089855" calcext:value-type="float">
            <text:p>1.02E-05</text:p>
          </table:table-cell>
          <table:table-cell table:style-name="ce1" office:value-type="float" office:value="0.0000156915313626593" calcext:value-type="float">
            <text:p>1.57E-05</text:p>
          </table:table-cell>
          <table:table-cell table:style-name="ce1" office:value-type="float" office:value="0.0000154705554840824" calcext:value-type="float">
            <text:p>1.55E-05</text:p>
          </table:table-cell>
          <table:table-cell table:style-name="ce1" office:value-type="float" office:value="0.0000764374136625912" calcext:value-type="float">
            <text:p>7.64E-05</text:p>
          </table:table-cell>
          <table:table-cell office:value-type="float" office:value="-0.0000100576256101758" calcext:value-type="float">
            <text:p>-1.01E-05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0.000407808456180338" calcext:value-type="float">
            <text:p>0.000407808456180338</text:p>
          </table:table-cell>
          <table:table-cell office:value-type="float" office:value="0.000369681302330051" calcext:value-type="float">
            <text:p>0.000369681302330051</text:p>
          </table:table-cell>
          <table:table-cell office:value-type="float" office:value="0.000388254074416436" calcext:value-type="float">
            <text:p>0.000388254074416436</text:p>
          </table:table-cell>
          <table:table-cell office:value-type="float" office:value="0.000306603355432066" calcext:value-type="float">
            <text:p>0.000306603355432066</text:p>
          </table:table-cell>
          <table:table-cell office:value-type="float" office:value="0.000279000246729466" calcext:value-type="float">
            <text:p>0.000279000246729466</text:p>
          </table:table-cell>
          <table:table-cell office:value-type="float" office:value="0.000329448960066529" calcext:value-type="float">
            <text:p>0.000329448960066529</text:p>
          </table:table-cell>
          <table:table-cell office:value-type="float" office:value="0.000447571964064969" calcext:value-type="float">
            <text:p>0.000447571964064969</text:p>
          </table:table-cell>
          <table:table-cell office:value-type="float" office:value="0.000545144502031607" calcext:value-type="float">
            <text:p>0.000545144502031607</text:p>
          </table:table-cell>
          <table:table-cell office:value-type="float" office:value="0.000537463195271588" calcext:value-type="float">
            <text:p>0.000537463195271588</text:p>
          </table:table-cell>
          <table:table-cell office:value-type="float" office:value="0.00033715992998359" calcext:value-type="float">
            <text:p>0.00033715992998359</text:p>
          </table:table-cell>
          <table:table-cell office:value-type="float" office:value="0.000226628314465007" calcext:value-type="float">
            <text:p>0.000226628314465007</text:p>
          </table:table-cell>
          <table:table-cell office:value-type="float" office:value="0.000264227548466108" calcext:value-type="float">
            <text:p>0.000264227548466108</text:p>
          </table:table-cell>
          <table:table-cell office:value-type="float" office:value="0.000351205508763671" calcext:value-type="float">
            <text:p>0.000351205508763671</text:p>
          </table:table-cell>
          <table:table-cell office:value-type="float" office:value="0.000395456375169619" calcext:value-type="float">
            <text:p>0.000395456375169619</text:p>
          </table:table-cell>
          <table:table-cell office:value-type="float" office:value="0.000342525962025779" calcext:value-type="float">
            <text:p>0.000342525962025779</text:p>
          </table:table-cell>
          <table:table-cell office:value-type="float" office:value="0.000395272976817106" calcext:value-type="float">
            <text:p>0.000395272976817106</text:p>
          </table:table-cell>
          <table:table-cell office:value-type="float" office:value="0.000456480846444298" calcext:value-type="float">
            <text:p>0.000456480846444298</text:p>
          </table:table-cell>
          <table:table-cell office:value-type="float" office:value="0.000439338925000602" calcext:value-type="float">
            <text:p>0.000439338925000602</text:p>
          </table:table-cell>
          <table:table-cell office:value-type="float" office:value="0.000471722826618691" calcext:value-type="float">
            <text:p>0.000471722826618691</text:p>
          </table:table-cell>
          <table:table-cell office:value-type="float" office:value="0.000360488684722044" calcext:value-type="float">
            <text:p>0.000360488684722044</text:p>
          </table:table-cell>
          <table:table-cell office:value-type="float" office:value="0.000338190648763016" calcext:value-type="float">
            <text:p>0.000338190648763016</text:p>
          </table:table-cell>
          <table:table-cell office:value-type="float" office:value="0.000388996182765919" calcext:value-type="float">
            <text:p>0.000388996182765919</text:p>
          </table:table-cell>
          <table:table-cell office:value-type="float" office:value="0.0208954599723779" calcext:value-type="float">
            <text:p>0.0208954599723779</text:p>
          </table:table-cell>
          <table:table-cell office:value-type="float" office:value="0.000548167183927199" calcext:value-type="float">
            <text:p>0.000548167183927199</text:p>
          </table:table-cell>
          <table:table-cell office:value-type="float" office:value="0.000539726695308337" calcext:value-type="float">
            <text:p>0.000539726695308337</text:p>
          </table:table-cell>
          <table:table-cell office:value-type="float" office:value="0.000431098998495713" calcext:value-type="float">
            <text:p>0.000431098998495713</text:p>
          </table:table-cell>
          <table:table-cell office:value-type="float" office:value="0.000312311786955905" calcext:value-type="float">
            <text:p>0.000312311786955905</text:p>
          </table:table-cell>
          <table:table-cell office:value-type="float" office:value="0.000320668836093391" calcext:value-type="float">
            <text:p>0.000320668836093391</text:p>
          </table:table-cell>
          <table:table-cell office:value-type="float" office:value="0.000376206394402245" calcext:value-type="float">
            <text:p>0.000376206394402245</text:p>
          </table:table-cell>
          <table:table-cell office:value-type="float" office:value="0.000440005868595587" calcext:value-type="float">
            <text:p>0.000440005868595587</text:p>
          </table:table-cell>
          <table:table-cell office:value-type="float" office:value="0.000436951063342712" calcext:value-type="float">
            <text:p>0.000436951063342712</text:p>
          </table:table-cell>
          <table:table-cell office:value-type="float" office:value="0.000437610576134228" calcext:value-type="float">
            <text:p>0.000437610576134228</text:p>
          </table:table-cell>
          <table:table-cell office:value-type="float" office:value="0.000481866958691838" calcext:value-type="float">
            <text:p>0.000481866958691838</text:p>
          </table:table-cell>
          <table:table-cell office:value-type="float" office:value="0.000421058500206569" calcext:value-type="float">
            <text:p>0.000421058500206569</text:p>
          </table:table-cell>
          <table:table-cell office:value-type="float" office:value="0.000283281440596226" calcext:value-type="float">
            <text:p>0.000283281440596226</text:p>
          </table:table-cell>
          <table:table-cell office:value-type="float" office:value="0.000266940100977312" calcext:value-type="float">
            <text:p>0.000266940100977312</text:p>
          </table:table-cell>
          <table:table-cell office:value-type="float" office:value="0.000312669858739667" calcext:value-type="float">
            <text:p>0.000312669858739667</text:p>
          </table:table-cell>
          <table:table-cell office:value-type="float" office:value="0.000381270591557143" calcext:value-type="float">
            <text:p>0.000381270591557143</text:p>
          </table:table-cell>
          <table:table-cell office:value-type="float" office:value="0.000447853311349565" calcext:value-type="float">
            <text:p>0.000447853311349565</text:p>
          </table:table-cell>
          <table:table-cell office:value-type="float" office:value="0.000320010026967813" calcext:value-type="float">
            <text:p>0.000320010026967813</text:p>
          </table:table-cell>
          <table:table-cell office:value-type="float" office:value="0.000246705156353875" calcext:value-type="float">
            <text:p>0.000246705156353875</text:p>
          </table:table-cell>
          <table:table-cell office:value-type="float" office:value="0.000393758489100169" calcext:value-type="float">
            <text:p>0.000393758489100169</text:p>
          </table:table-cell>
          <table:table-cell office:value-type="float" office:value="0.000513255888831599" calcext:value-type="float">
            <text:p>0.000513255888831599</text:p>
          </table:table-cell>
          <table:table-cell office:value-type="float" office:value="0.000547412423201663" calcext:value-type="float">
            <text:p>0.000547412423201663</text:p>
          </table:table-cell>
          <table:table-cell office:value-type="float" office:value="0.000529369917727536" calcext:value-type="float">
            <text:p>0.000529369917727536</text:p>
          </table:table-cell>
          <table:table-cell office:value-type="float" office:value="0.000546263073361957" calcext:value-type="float">
            <text:p>0.000546263073361957</text:p>
          </table:table-cell>
          <table:table-cell office:value-type="float" office:value="0.000343741377906631" calcext:value-type="float">
            <text:p>0.000343741377906631</text:p>
          </table:table-cell>
          <table:table-cell office:value-type="float" office:value="0.00017109127177598" calcext:value-type="float">
            <text:p>0.00017109127177598</text:p>
          </table:table-cell>
          <table:table-cell office:value-type="float" office:value="0.00011861509241536" calcext:value-type="float">
            <text:p>0.00011861509241536</text:p>
          </table:table-cell>
          <table:table-cell office:value-type="float" office:value="0.00006354960374588" calcext:value-type="float">
            <text:p>6.35E-05</text:p>
          </table:table-cell>
          <table:table-cell office:value-type="float" office:value="0.0000786390791032891" calcext:value-type="float">
            <text:p>7.86E-05</text:p>
          </table:table-cell>
          <table:table-cell office:value-type="float" office:value="0.0000721668417880291" calcext:value-type="float">
            <text:p>7.22E-05</text:p>
          </table:table-cell>
          <table:table-cell office:value-type="float" office:value="0.0000480868530784976" calcext:value-type="float">
            <text:p>4.81E-05</text:p>
          </table:table-cell>
          <table:table-cell office:value-type="float" office:value="-0.0000323722568431143" calcext:value-type="float">
            <text:p>-3.24E-05</text:p>
          </table:table-cell>
          <table:table-cell office:value-type="float" office:value="-0.0000365684258003892" calcext:value-type="float">
            <text:p>-3.66E-05</text:p>
          </table:table-cell>
          <table:table-cell office:value-type="float" office:value="-0.0000330957657627818" calcext:value-type="float">
            <text:p>-3.31E-05</text:p>
          </table:table-cell>
          <table:table-cell table:style-name="ce1" office:value-type="float" office:value="-0.0000240810371770236" calcext:value-type="float">
            <text:p>-2.41E-05</text:p>
          </table:table-cell>
          <table:table-cell table:style-name="ce1" office:value-type="float" office:value="0.00000849627015070859" calcext:value-type="float">
            <text:p>8.50E-06</text:p>
          </table:table-cell>
          <table:table-cell table:style-name="ce1" office:value-type="float" office:value="-0.00000625587206980102" calcext:value-type="float">
            <text:p>-6.26E-06</text:p>
          </table:table-cell>
          <table:table-cell table:style-name="ce1" office:value-type="float" office:value="-0.0000195576908690734" calcext:value-type="float">
            <text:p>-1.96E-05</text:p>
          </table:table-cell>
          <table:table-cell table:style-name="ce1" office:value-type="float" office:value="0.0000263001215291473" calcext:value-type="float">
            <text:p>2.63E-05</text:p>
          </table:table-cell>
          <table:table-cell office:value-type="float" office:value="-0.0000096684203678628" calcext:value-type="float">
            <text:p>-9.67E-06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0.000466875142395648" calcext:value-type="float">
            <text:p>0.000466875142395648</text:p>
          </table:table-cell>
          <table:table-cell office:value-type="float" office:value="0.000293112143676718" calcext:value-type="float">
            <text:p>0.000293112143676718</text:p>
          </table:table-cell>
          <table:table-cell office:value-type="float" office:value="0.000383492336223407" calcext:value-type="float">
            <text:p>0.000383492336223407</text:p>
          </table:table-cell>
          <table:table-cell office:value-type="float" office:value="0.000255012197111646" calcext:value-type="float">
            <text:p>0.000255012197111646</text:p>
          </table:table-cell>
          <table:table-cell office:value-type="float" office:value="0.000217511151064706" calcext:value-type="float">
            <text:p>0.000217511151064706</text:p>
          </table:table-cell>
          <table:table-cell office:value-type="float" office:value="0.000250105948788459" calcext:value-type="float">
            <text:p>0.000250105948788459</text:p>
          </table:table-cell>
          <table:table-cell office:value-type="float" office:value="0.000408125539677052" calcext:value-type="float">
            <text:p>0.000408125539677052</text:p>
          </table:table-cell>
          <table:table-cell office:value-type="float" office:value="0.000889146990608134" calcext:value-type="float">
            <text:p>0.000889146990608134</text:p>
          </table:table-cell>
          <table:table-cell office:value-type="float" office:value="0.00114135785114414" calcext:value-type="float">
            <text:p>0.00114135785114414</text:p>
          </table:table-cell>
          <table:table-cell office:value-type="float" office:value="0.000336891060339057" calcext:value-type="float">
            <text:p>0.000336891060339057</text:p>
          </table:table-cell>
          <table:table-cell office:value-type="float" office:value="0.000168809621094827" calcext:value-type="float">
            <text:p>0.000168809621094827</text:p>
          </table:table-cell>
          <table:table-cell office:value-type="float" office:value="0.000189386864025137" calcext:value-type="float">
            <text:p>0.000189386864025137</text:p>
          </table:table-cell>
          <table:table-cell office:value-type="float" office:value="0.000250925772266313" calcext:value-type="float">
            <text:p>0.000250925772266313</text:p>
          </table:table-cell>
          <table:table-cell office:value-type="float" office:value="0.000377778309465103" calcext:value-type="float">
            <text:p>0.000377778309465103</text:p>
          </table:table-cell>
          <table:table-cell office:value-type="float" office:value="0.000297197931805182" calcext:value-type="float">
            <text:p>0.000297197931805182</text:p>
          </table:table-cell>
          <table:table-cell office:value-type="float" office:value="0.000321629669882533" calcext:value-type="float">
            <text:p>0.000321629669882533</text:p>
          </table:table-cell>
          <table:table-cell office:value-type="float" office:value="0.000523661502190321" calcext:value-type="float">
            <text:p>0.000523661502190321</text:p>
          </table:table-cell>
          <table:table-cell office:value-type="float" office:value="0.000440947623777616" calcext:value-type="float">
            <text:p>0.000440947623777616</text:p>
          </table:table-cell>
          <table:table-cell office:value-type="float" office:value="0.000587031112231505" calcext:value-type="float">
            <text:p>0.000587031112231505</text:p>
          </table:table-cell>
          <table:table-cell office:value-type="float" office:value="0.00039223650878931" calcext:value-type="float">
            <text:p>0.00039223650878931</text:p>
          </table:table-cell>
          <table:table-cell office:value-type="float" office:value="0.000258947017642952" calcext:value-type="float">
            <text:p>0.000258947017642952</text:p>
          </table:table-cell>
          <table:table-cell office:value-type="float" office:value="0.000328589675303646" calcext:value-type="float">
            <text:p>0.000328589675303646</text:p>
          </table:table-cell>
          <table:table-cell office:value-type="float" office:value="0.000548167183927199" calcext:value-type="float">
            <text:p>0.000548167183927199</text:p>
          </table:table-cell>
          <table:table-cell office:value-type="float" office:value="0.0509266256076453" calcext:value-type="float">
            <text:p>0.0509266256076453</text:p>
          </table:table-cell>
          <table:table-cell office:value-type="float" office:value="0.00113315793259414" calcext:value-type="float">
            <text:p>0.00113315793259414</text:p>
          </table:table-cell>
          <table:table-cell office:value-type="float" office:value="0.000463827893014012" calcext:value-type="float">
            <text:p>0.000463827893014012</text:p>
          </table:table-cell>
          <table:table-cell office:value-type="float" office:value="0.000276491043534236" calcext:value-type="float">
            <text:p>0.000276491043534236</text:p>
          </table:table-cell>
          <table:table-cell office:value-type="float" office:value="0.00021677491377657" calcext:value-type="float">
            <text:p>0.00021677491377657</text:p>
          </table:table-cell>
          <table:table-cell office:value-type="float" office:value="0.000296907599272613" calcext:value-type="float">
            <text:p>0.000296907599272613</text:p>
          </table:table-cell>
          <table:table-cell office:value-type="float" office:value="0.000442329699952968" calcext:value-type="float">
            <text:p>0.000442329699952968</text:p>
          </table:table-cell>
          <table:table-cell office:value-type="float" office:value="0.000506022978181417" calcext:value-type="float">
            <text:p>0.000506022978181417</text:p>
          </table:table-cell>
          <table:table-cell office:value-type="float" office:value="0.000424061434623542" calcext:value-type="float">
            <text:p>0.000424061434623542</text:p>
          </table:table-cell>
          <table:table-cell office:value-type="float" office:value="0.000602438480318287" calcext:value-type="float">
            <text:p>0.000602438480318287</text:p>
          </table:table-cell>
          <table:table-cell office:value-type="float" office:value="0.000462018105090281" calcext:value-type="float">
            <text:p>0.000462018105090281</text:p>
          </table:table-cell>
          <table:table-cell office:value-type="float" office:value="0.000255797490616962" calcext:value-type="float">
            <text:p>0.000255797490616962</text:p>
          </table:table-cell>
          <table:table-cell office:value-type="float" office:value="0.00016699264294223" calcext:value-type="float">
            <text:p>0.00016699264294223</text:p>
          </table:table-cell>
          <table:table-cell office:value-type="float" office:value="0.000244651337155546" calcext:value-type="float">
            <text:p>0.000244651337155546</text:p>
          </table:table-cell>
          <table:table-cell office:value-type="float" office:value="0.000417571601682361" calcext:value-type="float">
            <text:p>0.000417571601682361</text:p>
          </table:table-cell>
          <table:table-cell office:value-type="float" office:value="0.000706182076162749" calcext:value-type="float">
            <text:p>0.000706182076162749</text:p>
          </table:table-cell>
          <table:table-cell office:value-type="float" office:value="0.000449923439458615" calcext:value-type="float">
            <text:p>0.000449923439458615</text:p>
          </table:table-cell>
          <table:table-cell office:value-type="float" office:value="0.000166581819216341" calcext:value-type="float">
            <text:p>0.000166581819216341</text:p>
          </table:table-cell>
          <table:table-cell office:value-type="float" office:value="0.000328857106198926" calcext:value-type="float">
            <text:p>0.000328857106198926</text:p>
          </table:table-cell>
          <table:table-cell office:value-type="float" office:value="0.000655990659399798" calcext:value-type="float">
            <text:p>0.000655990659399798</text:p>
          </table:table-cell>
          <table:table-cell office:value-type="float" office:value="0.00100000936986772" calcext:value-type="float">
            <text:p>0.00100000936986772</text:p>
          </table:table-cell>
          <table:table-cell office:value-type="float" office:value="0.000671750734866645" calcext:value-type="float">
            <text:p>0.000671750734866645</text:p>
          </table:table-cell>
          <table:table-cell office:value-type="float" office:value="0.00106688052621289" calcext:value-type="float">
            <text:p>0.00106688052621289</text:p>
          </table:table-cell>
          <table:table-cell office:value-type="float" office:value="0.000247972200239706" calcext:value-type="float">
            <text:p>0.000247972200239706</text:p>
          </table:table-cell>
          <table:table-cell office:value-type="float" office:value="0.000106252672569537" calcext:value-type="float">
            <text:p>0.000106252672569537</text:p>
          </table:table-cell>
          <table:table-cell table:style-name="ce1" office:value-type="float" office:value="0.0000739416957501374" calcext:value-type="float">
            <text:p>7.39E-05</text:p>
          </table:table-cell>
          <table:table-cell office:value-type="float" office:value="0.000038101382779496" calcext:value-type="float">
            <text:p>3.81E-05</text:p>
          </table:table-cell>
          <table:table-cell office:value-type="float" office:value="0.0000456871332372061" calcext:value-type="float">
            <text:p>4.57E-05</text:p>
          </table:table-cell>
          <table:table-cell office:value-type="float" office:value="0.0000464807176826524" calcext:value-type="float">
            <text:p>4.65E-05</text:p>
          </table:table-cell>
          <table:table-cell office:value-type="float" office:value="0.0000311948699468714" calcext:value-type="float">
            <text:p>3.12E-05</text:p>
          </table:table-cell>
          <table:table-cell office:value-type="float" office:value="-0.0000285164908817475" calcext:value-type="float">
            <text:p>-2.85E-05</text:p>
          </table:table-cell>
          <table:table-cell office:value-type="float" office:value="-0.0000416625100819441" calcext:value-type="float">
            <text:p>-4.17E-05</text:p>
          </table:table-cell>
          <table:table-cell office:value-type="float" office:value="-0.0000600424761606497" calcext:value-type="float">
            <text:p>-6.00E-05</text:p>
          </table:table-cell>
          <table:table-cell table:style-name="ce1" office:value-type="float" office:value="-0.0000891704162122869" calcext:value-type="float">
            <text:p>-8.92E-05</text:p>
          </table:table-cell>
          <table:table-cell table:style-name="ce1" office:value-type="float" office:value="-0.0000671938373802723" calcext:value-type="float">
            <text:p>-6.72E-05</text:p>
          </table:table-cell>
          <table:table-cell office:value-type="float" office:value="-0.000102006196703746" calcext:value-type="float">
            <text:p>-0.000102006196703746</text:p>
          </table:table-cell>
          <table:table-cell office:value-type="float" office:value="-0.000125213965903394" calcext:value-type="float">
            <text:p>-0.000125213965903394</text:p>
          </table:table-cell>
          <table:table-cell table:style-name="ce1" office:value-type="float" office:value="-0.0000904887953654342" calcext:value-type="float">
            <text:p>-9.05E-05</text:p>
          </table:table-cell>
          <table:table-cell office:value-type="float" office:value="-0.00000941268782744137" calcext:value-type="float">
            <text:p>-9.41E-06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0.000512621016034107" calcext:value-type="float">
            <text:p>0.000512621016034107</text:p>
          </table:table-cell>
          <table:table-cell office:value-type="float" office:value="0.000261818574127415" calcext:value-type="float">
            <text:p>0.000261818574127415</text:p>
          </table:table-cell>
          <table:table-cell office:value-type="float" office:value="0.000362686228460405" calcext:value-type="float">
            <text:p>0.000362686228460405</text:p>
          </table:table-cell>
          <table:table-cell office:value-type="float" office:value="0.000238831539845197" calcext:value-type="float">
            <text:p>0.000238831539845197</text:p>
          </table:table-cell>
          <table:table-cell office:value-type="float" office:value="0.000189851898127463" calcext:value-type="float">
            <text:p>0.000189851898127463</text:p>
          </table:table-cell>
          <table:table-cell office:value-type="float" office:value="0.000225161528040902" calcext:value-type="float">
            <text:p>0.000225161528040902</text:p>
          </table:table-cell>
          <table:table-cell office:value-type="float" office:value="0.000362594692164299" calcext:value-type="float">
            <text:p>0.000362594692164299</text:p>
          </table:table-cell>
          <table:table-cell office:value-type="float" office:value="0.00101056808109538" calcext:value-type="float">
            <text:p>0.00101056808109538</text:p>
          </table:table-cell>
          <table:table-cell office:value-type="float" office:value="0.00252564429565772" calcext:value-type="float">
            <text:p>0.00252564429565772</text:p>
          </table:table-cell>
          <table:table-cell office:value-type="float" office:value="0.000333617041426792" calcext:value-type="float">
            <text:p>0.000333617041426792</text:p>
          </table:table-cell>
          <table:table-cell office:value-type="float" office:value="0.00015353608932912" calcext:value-type="float">
            <text:p>0.00015353608932912</text:p>
          </table:table-cell>
          <table:table-cell office:value-type="float" office:value="0.000167124608847667" calcext:value-type="float">
            <text:p>0.000167124608847667</text:p>
          </table:table-cell>
          <table:table-cell office:value-type="float" office:value="0.000216150404257827" calcext:value-type="float">
            <text:p>0.000216150404257827</text:p>
          </table:table-cell>
          <table:table-cell office:value-type="float" office:value="0.000334484505988684" calcext:value-type="float">
            <text:p>0.000334484505988684</text:p>
          </table:table-cell>
          <table:table-cell office:value-type="float" office:value="0.000294478995381105" calcext:value-type="float">
            <text:p>0.000294478995381105</text:p>
          </table:table-cell>
          <table:table-cell office:value-type="float" office:value="0.000282950218363854" calcext:value-type="float">
            <text:p>0.000282950218363854</text:p>
          </table:table-cell>
          <table:table-cell office:value-type="float" office:value="0.000509232804619286" calcext:value-type="float">
            <text:p>0.000509232804619286</text:p>
          </table:table-cell>
          <table:table-cell office:value-type="float" office:value="0.00039635292276487" calcext:value-type="float">
            <text:p>0.00039635292276487</text:p>
          </table:table-cell>
          <table:table-cell office:value-type="float" office:value="0.00062486456577676" calcext:value-type="float">
            <text:p>0.00062486456577676</text:p>
          </table:table-cell>
          <table:table-cell office:value-type="float" office:value="0.000426576950007727" calcext:value-type="float">
            <text:p>0.000426576950007727</text:p>
          </table:table-cell>
          <table:table-cell office:value-type="float" office:value="0.000230926015712104" calcext:value-type="float">
            <text:p>0.000230926015712104</text:p>
          </table:table-cell>
          <table:table-cell office:value-type="float" office:value="0.000295397565821034" calcext:value-type="float">
            <text:p>0.000295397565821034</text:p>
          </table:table-cell>
          <table:table-cell office:value-type="float" office:value="0.000539726695308337" calcext:value-type="float">
            <text:p>0.000539726695308337</text:p>
          </table:table-cell>
          <table:table-cell office:value-type="float" office:value="0.00113315793259414" calcext:value-type="float">
            <text:p>0.00113315793259414</text:p>
          </table:table-cell>
          <table:table-cell office:value-type="float" office:value="0.335837123480632" calcext:value-type="float">
            <text:p>0.335837123480632</text:p>
          </table:table-cell>
          <table:table-cell office:value-type="float" office:value="0.000458841637120535" calcext:value-type="float">
            <text:p>0.000458841637120535</text:p>
          </table:table-cell>
          <table:table-cell office:value-type="float" office:value="0.000271800502741908" calcext:value-type="float">
            <text:p>0.000271800502741908</text:p>
          </table:table-cell>
          <table:table-cell office:value-type="float" office:value="0.000188765669874639" calcext:value-type="float">
            <text:p>0.000188765669874639</text:p>
          </table:table-cell>
          <table:table-cell office:value-type="float" office:value="0.000257462170272913" calcext:value-type="float">
            <text:p>0.000257462170272913</text:p>
          </table:table-cell>
          <table:table-cell office:value-type="float" office:value="0.000432238277459883" calcext:value-type="float">
            <text:p>0.000432238277459883</text:p>
          </table:table-cell>
          <table:table-cell office:value-type="float" office:value="0.000528458338462226" calcext:value-type="float">
            <text:p>0.000528458338462226</text:p>
          </table:table-cell>
          <table:table-cell office:value-type="float" office:value="0.000423259724274112" calcext:value-type="float">
            <text:p>0.000423259724274112</text:p>
          </table:table-cell>
          <table:table-cell office:value-type="float" office:value="0.000639118044560111" calcext:value-type="float">
            <text:p>0.000639118044560111</text:p>
          </table:table-cell>
          <table:table-cell office:value-type="float" office:value="0.000458033798487267" calcext:value-type="float">
            <text:p>0.000458033798487267</text:p>
          </table:table-cell>
          <table:table-cell office:value-type="float" office:value="0.000255856160013649" calcext:value-type="float">
            <text:p>0.000255856160013649</text:p>
          </table:table-cell>
          <table:table-cell office:value-type="float" office:value="0.000140777604626719" calcext:value-type="float">
            <text:p>0.000140777604626719</text:p>
          </table:table-cell>
          <table:table-cell office:value-type="float" office:value="0.000205912417256269" calcext:value-type="float">
            <text:p>0.000205912417256269</text:p>
          </table:table-cell>
          <table:table-cell office:value-type="float" office:value="0.000431652562044556" calcext:value-type="float">
            <text:p>0.000431652562044556</text:p>
          </table:table-cell>
          <table:table-cell office:value-type="float" office:value="0.000778079554136164" calcext:value-type="float">
            <text:p>0.000778079554136164</text:p>
          </table:table-cell>
          <table:table-cell office:value-type="float" office:value="0.000707790581111595" calcext:value-type="float">
            <text:p>0.000707790581111595</text:p>
          </table:table-cell>
          <table:table-cell office:value-type="float" office:value="0.000145111260126698" calcext:value-type="float">
            <text:p>0.000145111260126698</text:p>
          </table:table-cell>
          <table:table-cell office:value-type="float" office:value="0.00029677153945635" calcext:value-type="float">
            <text:p>0.00029677153945635</text:p>
          </table:table-cell>
          <table:table-cell office:value-type="float" office:value="0.000654651082226102" calcext:value-type="float">
            <text:p>0.000654651082226102</text:p>
          </table:table-cell>
          <table:table-cell office:value-type="float" office:value="0.00135730361983578" calcext:value-type="float">
            <text:p>0.00135730361983578</text:p>
          </table:table-cell>
          <table:table-cell office:value-type="float" office:value="0.000602176293661503" calcext:value-type="float">
            <text:p>0.000602176293661503</text:p>
          </table:table-cell>
          <table:table-cell office:value-type="float" office:value="0.00162749327706284" calcext:value-type="float">
            <text:p>0.00162749327706284</text:p>
          </table:table-cell>
          <table:table-cell office:value-type="float" office:value="0.000253357137444413" calcext:value-type="float">
            <text:p>0.000253357137444413</text:p>
          </table:table-cell>
          <table:table-cell office:value-type="float" office:value="0.000123111544036649" calcext:value-type="float">
            <text:p>0.000123111544036649</text:p>
          </table:table-cell>
          <table:table-cell table:style-name="ce1" office:value-type="float" office:value="0.0000941781090563541" calcext:value-type="float">
            <text:p>9.42E-05</text:p>
          </table:table-cell>
          <table:table-cell office:value-type="float" office:value="0.0000518043393278375" calcext:value-type="float">
            <text:p>5.18E-05</text:p>
          </table:table-cell>
          <table:table-cell office:value-type="float" office:value="0.000043542888465882" calcext:value-type="float">
            <text:p>4.35E-05</text:p>
          </table:table-cell>
          <table:table-cell office:value-type="float" office:value="0.0000494503972189821" calcext:value-type="float">
            <text:p>4.95E-05</text:p>
          </table:table-cell>
          <table:table-cell office:value-type="float" office:value="0.0000295632433884469" calcext:value-type="float">
            <text:p>2.96E-05</text:p>
          </table:table-cell>
          <table:table-cell office:value-type="float" office:value="-0.0000234365277216749" calcext:value-type="float">
            <text:p>-2.34E-05</text:p>
          </table:table-cell>
          <table:table-cell office:value-type="float" office:value="-0.0000289732785079114" calcext:value-type="float">
            <text:p>-2.90E-05</text:p>
          </table:table-cell>
          <table:table-cell office:value-type="float" office:value="-0.0000235614249052275" calcext:value-type="float">
            <text:p>-2.36E-05</text:p>
          </table:table-cell>
          <table:table-cell table:style-name="ce1" office:value-type="float" office:value="-0.0000201009462016235" calcext:value-type="float">
            <text:p>-2.01E-05</text:p>
          </table:table-cell>
          <table:table-cell table:style-name="ce1" office:value-type="float" office:value="0.00000527945509428857" calcext:value-type="float">
            <text:p>5.28E-06</text:p>
          </table:table-cell>
          <table:table-cell table:style-name="ce1" office:value-type="float" office:value="-0.0000600576049946023" calcext:value-type="float">
            <text:p>-6.01E-05</text:p>
          </table:table-cell>
          <table:table-cell office:value-type="float" office:value="-0.000106699579712651" calcext:value-type="float">
            <text:p>-0.000106699579712651</text:p>
          </table:table-cell>
          <table:table-cell office:value-type="float" office:value="-0.000111505530000558" calcext:value-type="float">
            <text:p>-0.000111505530000558</text:p>
          </table:table-cell>
          <table:table-cell office:value-type="float" office:value="-0.00000480861656273853" calcext:value-type="float">
            <text:p>-4.81E-06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0.00039340433749957" calcext:value-type="float">
            <text:p>0.00039340433749957</text:p>
          </table:table-cell>
          <table:table-cell office:value-type="float" office:value="0.000376561357158934" calcext:value-type="float">
            <text:p>0.000376561357158934</text:p>
          </table:table-cell>
          <table:table-cell office:value-type="float" office:value="0.00040634135613848" calcext:value-type="float">
            <text:p>0.00040634135613848</text:p>
          </table:table-cell>
          <table:table-cell office:value-type="float" office:value="0.000398661812229363" calcext:value-type="float">
            <text:p>0.000398661812229363</text:p>
          </table:table-cell>
          <table:table-cell office:value-type="float" office:value="0.000362380565571282" calcext:value-type="float">
            <text:p>0.000362380565571282</text:p>
          </table:table-cell>
          <table:table-cell office:value-type="float" office:value="0.000347179713832374" calcext:value-type="float">
            <text:p>0.000347179713832374</text:p>
          </table:table-cell>
          <table:table-cell office:value-type="float" office:value="0.000392997620346243" calcext:value-type="float">
            <text:p>0.000392997620346243</text:p>
          </table:table-cell>
          <table:table-cell office:value-type="float" office:value="0.000452860207676404" calcext:value-type="float">
            <text:p>0.000452860207676404</text:p>
          </table:table-cell>
          <table:table-cell office:value-type="float" office:value="0.000448247578974726" calcext:value-type="float">
            <text:p>0.000448247578974726</text:p>
          </table:table-cell>
          <table:table-cell office:value-type="float" office:value="0.00037976768294343" calcext:value-type="float">
            <text:p>0.00037976768294343</text:p>
          </table:table-cell>
          <table:table-cell office:value-type="float" office:value="0.000334417524559938" calcext:value-type="float">
            <text:p>0.000334417524559938</text:p>
          </table:table-cell>
          <table:table-cell office:value-type="float" office:value="0.000350214326981447" calcext:value-type="float">
            <text:p>0.000350214326981447</text:p>
          </table:table-cell>
          <table:table-cell office:value-type="float" office:value="0.000386262776337517" calcext:value-type="float">
            <text:p>0.000386262776337517</text:p>
          </table:table-cell>
          <table:table-cell office:value-type="float" office:value="0.000430023913372313" calcext:value-type="float">
            <text:p>0.000430023913372313</text:p>
          </table:table-cell>
          <table:table-cell office:value-type="float" office:value="0.000401271878931724" calcext:value-type="float">
            <text:p>0.000401271878931724</text:p>
          </table:table-cell>
          <table:table-cell office:value-type="float" office:value="0.000398292931850052" calcext:value-type="float">
            <text:p>0.000398292931850052</text:p>
          </table:table-cell>
          <table:table-cell office:value-type="float" office:value="0.000418621284940287" calcext:value-type="float">
            <text:p>0.000418621284940287</text:p>
          </table:table-cell>
          <table:table-cell office:value-type="float" office:value="0.000392296318315726" calcext:value-type="float">
            <text:p>0.000392296318315726</text:p>
          </table:table-cell>
          <table:table-cell office:value-type="float" office:value="0.000419806048578048" calcext:value-type="float">
            <text:p>0.000419806048578048</text:p>
          </table:table-cell>
          <table:table-cell office:value-type="float" office:value="0.000383891800151184" calcext:value-type="float">
            <text:p>0.000383891800151184</text:p>
          </table:table-cell>
          <table:table-cell office:value-type="float" office:value="0.000374036840852539" calcext:value-type="float">
            <text:p>0.000374036840852539</text:p>
          </table:table-cell>
          <table:table-cell office:value-type="float" office:value="0.000385401386597531" calcext:value-type="float">
            <text:p>0.000385401386597531</text:p>
          </table:table-cell>
          <table:table-cell office:value-type="float" office:value="0.000431098998495713" calcext:value-type="float">
            <text:p>0.000431098998495713</text:p>
          </table:table-cell>
          <table:table-cell office:value-type="float" office:value="0.000463827893014012" calcext:value-type="float">
            <text:p>0.000463827893014012</text:p>
          </table:table-cell>
          <table:table-cell office:value-type="float" office:value="0.000458841637120535" calcext:value-type="float">
            <text:p>0.000458841637120535</text:p>
          </table:table-cell>
          <table:table-cell office:value-type="float" office:value="0.167097786455427" calcext:value-type="float">
            <text:p>0.167097786455427</text:p>
          </table:table-cell>
          <table:table-cell office:value-type="float" office:value="0.000402281303116179" calcext:value-type="float">
            <text:p>0.000402281303116179</text:p>
          </table:table-cell>
          <table:table-cell office:value-type="float" office:value="0.000405086249090069" calcext:value-type="float">
            <text:p>0.000405086249090069</text:p>
          </table:table-cell>
          <table:table-cell office:value-type="float" office:value="0.000415609665508313" calcext:value-type="float">
            <text:p>0.000415609665508313</text:p>
          </table:table-cell>
          <table:table-cell office:value-type="float" office:value="0.000443039388855456" calcext:value-type="float">
            <text:p>0.000443039388855456</text:p>
          </table:table-cell>
          <table:table-cell office:value-type="float" office:value="0.000445774263827239" calcext:value-type="float">
            <text:p>0.000445774263827239</text:p>
          </table:table-cell>
          <table:table-cell office:value-type="float" office:value="0.000439319506266225" calcext:value-type="float">
            <text:p>0.000439319506266225</text:p>
          </table:table-cell>
          <table:table-cell office:value-type="float" office:value="0.000454908823352332" calcext:value-type="float">
            <text:p>0.000454908823352332</text:p>
          </table:table-cell>
          <table:table-cell office:value-type="float" office:value="0.00041380035230272" calcext:value-type="float">
            <text:p>0.00041380035230272</text:p>
          </table:table-cell>
          <table:table-cell office:value-type="float" office:value="0.00036754877880723" calcext:value-type="float">
            <text:p>0.00036754877880723</text:p>
          </table:table-cell>
          <table:table-cell office:value-type="float" office:value="0.000344964284535417" calcext:value-type="float">
            <text:p>0.000344964284535417</text:p>
          </table:table-cell>
          <table:table-cell office:value-type="float" office:value="0.000359623900649098" calcext:value-type="float">
            <text:p>0.000359623900649098</text:p>
          </table:table-cell>
          <table:table-cell office:value-type="float" office:value="0.000391078841663461" calcext:value-type="float">
            <text:p>0.000391078841663461</text:p>
          </table:table-cell>
          <table:table-cell office:value-type="float" office:value="0.000430020562990708" calcext:value-type="float">
            <text:p>0.000430020562990708</text:p>
          </table:table-cell>
          <table:table-cell office:value-type="float" office:value="0.000386717260670219" calcext:value-type="float">
            <text:p>0.000386717260670219</text:p>
          </table:table-cell>
          <table:table-cell office:value-type="float" office:value="0.000334835278755902" calcext:value-type="float">
            <text:p>0.000334835278755902</text:p>
          </table:table-cell>
          <table:table-cell office:value-type="float" office:value="0.000361063666136905" calcext:value-type="float">
            <text:p>0.000361063666136905</text:p>
          </table:table-cell>
          <table:table-cell office:value-type="float" office:value="0.000425142549009366" calcext:value-type="float">
            <text:p>0.000425142549009366</text:p>
          </table:table-cell>
          <table:table-cell office:value-type="float" office:value="0.000452469891260746" calcext:value-type="float">
            <text:p>0.000452469891260746</text:p>
          </table:table-cell>
          <table:table-cell office:value-type="float" office:value="0.000434931229719659" calcext:value-type="float">
            <text:p>0.000434931229719659</text:p>
          </table:table-cell>
          <table:table-cell office:value-type="float" office:value="0.000456561718779974" calcext:value-type="float">
            <text:p>0.000456561718779974</text:p>
          </table:table-cell>
          <table:table-cell office:value-type="float" office:value="0.00042351240762963" calcext:value-type="float">
            <text:p>0.00042351240762963</text:p>
          </table:table-cell>
          <table:table-cell table:style-name="ce1" office:value-type="float" office:value="0.000073819508619791" calcext:value-type="float">
            <text:p>7.38E-05</text:p>
          </table:table-cell>
          <table:table-cell table:style-name="ce1" office:value-type="float" office:value="0.0000465181300407487" calcext:value-type="float">
            <text:p>4.65E-05</text:p>
          </table:table-cell>
          <table:table-cell office:value-type="float" office:value="-0.0000150755495388498" calcext:value-type="float">
            <text:p>-1.51E-05</text:p>
          </table:table-cell>
          <table:table-cell office:value-type="float" office:value="-0.0000434117360523101" calcext:value-type="float">
            <text:p>-4.34E-05</text:p>
          </table:table-cell>
          <table:table-cell office:value-type="float" office:value="-0.0000370674256797369" calcext:value-type="float">
            <text:p>-3.71E-05</text:p>
          </table:table-cell>
          <table:table-cell office:value-type="float" office:value="-0.0000209306072588492" calcext:value-type="float">
            <text:p>-2.09E-05</text:p>
          </table:table-cell>
          <table:table-cell office:value-type="float" office:value="-0.00000132237899391734" calcext:value-type="float">
            <text:p>-1.32E-06</text:p>
          </table:table-cell>
          <table:table-cell office:value-type="float" office:value="0.0000178613326815899" calcext:value-type="float">
            <text:p>1.79E-05</text:p>
          </table:table-cell>
          <table:table-cell office:value-type="float" office:value="0.0000472327675691308" calcext:value-type="float">
            <text:p>4.72E-05</text:p>
          </table:table-cell>
          <table:table-cell office:value-type="float" office:value="0.000104602165226083" calcext:value-type="float">
            <text:p>0.000104602165226083</text:p>
          </table:table-cell>
          <table:table-cell office:value-type="float" office:value="0.00015331135221397" calcext:value-type="float">
            <text:p>0.00015331135221397</text:p>
          </table:table-cell>
          <table:table-cell office:value-type="float" office:value="0.000159648081412524" calcext:value-type="float">
            <text:p>0.000159648081412524</text:p>
          </table:table-cell>
          <table:table-cell office:value-type="float" office:value="0.000142668472017883" calcext:value-type="float">
            <text:p>0.000142668472017883</text:p>
          </table:table-cell>
          <table:table-cell office:value-type="float" office:value="0.000191685272502958" calcext:value-type="float">
            <text:p>0.000191685272502958</text:p>
          </table:table-cell>
          <table:table-cell office:value-type="float" office:value="0.0000149694461765892" calcext:value-type="float">
            <text:p>1.50E-05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0.000341829127103059" calcext:value-type="float">
            <text:p>0.000341829127103059</text:p>
          </table:table-cell>
          <table:table-cell office:value-type="float" office:value="0.000401662677768084" calcext:value-type="float">
            <text:p>0.000401662677768084</text:p>
          </table:table-cell>
          <table:table-cell office:value-type="float" office:value="0.000440889126741782" calcext:value-type="float">
            <text:p>0.000440889126741782</text:p>
          </table:table-cell>
          <table:table-cell office:value-type="float" office:value="0.000593142164782776" calcext:value-type="float">
            <text:p>0.000593142164782776</text:p>
          </table:table-cell>
          <table:table-cell office:value-type="float" office:value="0.000589502648768789" calcext:value-type="float">
            <text:p>0.000589502648768789</text:p>
          </table:table-cell>
          <table:table-cell office:value-type="float" office:value="0.000430862133828464" calcext:value-type="float">
            <text:p>0.000430862133828464</text:p>
          </table:table-cell>
          <table:table-cell office:value-type="float" office:value="0.000294344730331726" calcext:value-type="float">
            <text:p>0.000294344730331726</text:p>
          </table:table-cell>
          <table:table-cell office:value-type="float" office:value="0.000257122235208098" calcext:value-type="float">
            <text:p>0.000257122235208098</text:p>
          </table:table-cell>
          <table:table-cell office:value-type="float" office:value="0.000251834713645764" calcext:value-type="float">
            <text:p>0.000251834713645764</text:p>
          </table:table-cell>
          <table:table-cell office:value-type="float" office:value="0.000448634031076183" calcext:value-type="float">
            <text:p>0.000448634031076183</text:p>
          </table:table-cell>
          <table:table-cell office:value-type="float" office:value="0.000551541939513278" calcext:value-type="float">
            <text:p>0.000551541939513278</text:p>
          </table:table-cell>
          <table:table-cell office:value-type="float" office:value="0.000539561178173986" calcext:value-type="float">
            <text:p>0.000539561178173986</text:p>
          </table:table-cell>
          <table:table-cell office:value-type="float" office:value="0.000442626305020217" calcext:value-type="float">
            <text:p>0.000442626305020217</text:p>
          </table:table-cell>
          <table:table-cell office:value-type="float" office:value="0.000472127572235057" calcext:value-type="float">
            <text:p>0.000472127572235057</text:p>
          </table:table-cell>
          <table:table-cell office:value-type="float" office:value="0.000518760271217175" calcext:value-type="float">
            <text:p>0.000518760271217175</text:p>
          </table:table-cell>
          <table:table-cell office:value-type="float" office:value="0.000403397299327328" calcext:value-type="float">
            <text:p>0.000403397299327328</text:p>
          </table:table-cell>
          <table:table-cell office:value-type="float" office:value="0.000340177241149049" calcext:value-type="float">
            <text:p>0.000340177241149049</text:p>
          </table:table-cell>
          <table:table-cell office:value-type="float" office:value="0.000315832126536304" calcext:value-type="float">
            <text:p>0.000315832126536304</text:p>
          </table:table-cell>
          <table:table-cell office:value-type="float" office:value="0.000319511290671632" calcext:value-type="float">
            <text:p>0.000319511290671632</text:p>
          </table:table-cell>
          <table:table-cell office:value-type="float" office:value="0.000463760984312905" calcext:value-type="float">
            <text:p>0.000463760984312905</text:p>
          </table:table-cell>
          <table:table-cell office:value-type="float" office:value="0.000478590651865931" calcext:value-type="float">
            <text:p>0.000478590651865931</text:p>
          </table:table-cell>
          <table:table-cell office:value-type="float" office:value="0.000397209069339919" calcext:value-type="float">
            <text:p>0.000397209069339919</text:p>
          </table:table-cell>
          <table:table-cell office:value-type="float" office:value="0.000312311786955905" calcext:value-type="float">
            <text:p>0.000312311786955905</text:p>
          </table:table-cell>
          <table:table-cell office:value-type="float" office:value="0.000276491043534236" calcext:value-type="float">
            <text:p>0.000276491043534236</text:p>
          </table:table-cell>
          <table:table-cell office:value-type="float" office:value="0.000271800502741908" calcext:value-type="float">
            <text:p>0.000271800502741908</text:p>
          </table:table-cell>
          <table:table-cell office:value-type="float" office:value="0.000402281303116179" calcext:value-type="float">
            <text:p>0.000402281303116179</text:p>
          </table:table-cell>
          <table:table-cell office:value-type="float" office:value="0.125577298442333" calcext:value-type="float">
            <text:p>0.125577298442333</text:p>
          </table:table-cell>
          <table:table-cell office:value-type="float" office:value="0.000550945711412753" calcext:value-type="float">
            <text:p>0.000550945711412753</text:p>
          </table:table-cell>
          <table:table-cell office:value-type="float" office:value="0.000473990060675411" calcext:value-type="float">
            <text:p>0.000473990060675411</text:p>
          </table:table-cell>
          <table:table-cell office:value-type="float" office:value="0.000413832553588454" calcext:value-type="float">
            <text:p>0.000413832553588454</text:p>
          </table:table-cell>
          <table:table-cell office:value-type="float" office:value="0.00043435969300438" calcext:value-type="float">
            <text:p>0.00043435969300438</text:p>
          </table:table-cell>
          <table:table-cell office:value-type="float" office:value="0.000411617662160661" calcext:value-type="float">
            <text:p>0.000411617662160661</text:p>
          </table:table-cell>
          <table:table-cell office:value-type="float" office:value="0.000371188425873972" calcext:value-type="float">
            <text:p>0.000371188425873972</text:p>
          </table:table-cell>
          <table:table-cell office:value-type="float" office:value="0.000372173871504849" calcext:value-type="float">
            <text:p>0.000372173871504849</text:p>
          </table:table-cell>
          <table:table-cell office:value-type="float" office:value="0.000534780512615146" calcext:value-type="float">
            <text:p>0.000534780512615146</text:p>
          </table:table-cell>
          <table:table-cell office:value-type="float" office:value="0.000465940345757925" calcext:value-type="float">
            <text:p>0.000465940345757925</text:p>
          </table:table-cell>
          <table:table-cell office:value-type="float" office:value="0.000397491196980685" calcext:value-type="float">
            <text:p>0.000397491196980685</text:p>
          </table:table-cell>
          <table:table-cell office:value-type="float" office:value="0.000324136399145715" calcext:value-type="float">
            <text:p>0.000324136399145715</text:p>
          </table:table-cell>
          <table:table-cell office:value-type="float" office:value="0.000298338049118751" calcext:value-type="float">
            <text:p>0.000298338049118751</text:p>
          </table:table-cell>
          <table:table-cell office:value-type="float" office:value="0.000478010998297629" calcext:value-type="float">
            <text:p>0.000478010998297629</text:p>
          </table:table-cell>
          <table:table-cell office:value-type="float" office:value="0.000518015193707957" calcext:value-type="float">
            <text:p>0.000518015193707957</text:p>
          </table:table-cell>
          <table:table-cell office:value-type="float" office:value="0.000325892706781844" calcext:value-type="float">
            <text:p>0.000325892706781844</text:p>
          </table:table-cell>
          <table:table-cell office:value-type="float" office:value="0.000252988699675732" calcext:value-type="float">
            <text:p>0.000252988699675732</text:p>
          </table:table-cell>
          <table:table-cell office:value-type="float" office:value="0.000250401111651178" calcext:value-type="float">
            <text:p>0.000250401111651178</text:p>
          </table:table-cell>
          <table:table-cell office:value-type="float" office:value="0.000253062430014896" calcext:value-type="float">
            <text:p>0.000253062430014896</text:p>
          </table:table-cell>
          <table:table-cell office:value-type="float" office:value="0.000257591744022381" calcext:value-type="float">
            <text:p>0.000257591744022381</text:p>
          </table:table-cell>
          <table:table-cell office:value-type="float" office:value="0.000537465705280775" calcext:value-type="float">
            <text:p>0.000537465705280775</text:p>
          </table:table-cell>
          <table:table-cell office:value-type="float" office:value="0.000104940843858741" calcext:value-type="float">
            <text:p>0.000104940843858741</text:p>
          </table:table-cell>
          <table:table-cell table:style-name="ce1" office:value-type="float" office:value="-0.0000488329625402491" calcext:value-type="float">
            <text:p>-4.88E-05</text:p>
          </table:table-cell>
          <table:table-cell office:value-type="float" office:value="-0.0000861650765530368" calcext:value-type="float">
            <text:p>-8.62E-05</text:p>
          </table:table-cell>
          <table:table-cell office:value-type="float" office:value="-0.0000665609416436886" calcext:value-type="float">
            <text:p>-6.66E-05</text:p>
          </table:table-cell>
          <table:table-cell office:value-type="float" office:value="-0.0000599450446998642" calcext:value-type="float">
            <text:p>-5.99E-05</text:p>
          </table:table-cell>
          <table:table-cell office:value-type="float" office:value="-0.0000331540742942501" calcext:value-type="float">
            <text:p>-3.32E-05</text:p>
          </table:table-cell>
          <table:table-cell office:value-type="float" office:value="0.00000782589531037938" calcext:value-type="float">
            <text:p>7.83E-06</text:p>
          </table:table-cell>
          <table:table-cell office:value-type="float" office:value="0.0000410129608941468" calcext:value-type="float">
            <text:p>4.10E-05</text:p>
          </table:table-cell>
          <table:table-cell office:value-type="float" office:value="0.0000954007734904785" calcext:value-type="float">
            <text:p>9.54E-05</text:p>
          </table:table-cell>
          <table:table-cell office:value-type="float" office:value="0.000187738339145673" calcext:value-type="float">
            <text:p>0.000187738339145673</text:p>
          </table:table-cell>
          <table:table-cell office:value-type="float" office:value="0.000256765215250223" calcext:value-type="float">
            <text:p>0.000256765215250223</text:p>
          </table:table-cell>
          <table:table-cell office:value-type="float" office:value="0.000284943983588906" calcext:value-type="float">
            <text:p>0.000284943983588906</text:p>
          </table:table-cell>
          <table:table-cell office:value-type="float" office:value="0.000291058838668326" calcext:value-type="float">
            <text:p>0.000291058838668326</text:p>
          </table:table-cell>
          <table:table-cell office:value-type="float" office:value="0.000349258046198021" calcext:value-type="float">
            <text:p>0.000349258046198021</text:p>
          </table:table-cell>
          <table:table-cell office:value-type="float" office:value="0.0000191452853681237" calcext:value-type="float">
            <text:p>1.91E-05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0.000345395855223627" calcext:value-type="float">
            <text:p>0.000345395855223627</text:p>
          </table:table-cell>
          <table:table-cell office:value-type="float" office:value="0.000427419206413011" calcext:value-type="float">
            <text:p>0.000427419206413011</text:p>
          </table:table-cell>
          <table:table-cell office:value-type="float" office:value="0.000440397099267524" calcext:value-type="float">
            <text:p>0.000440397099267524</text:p>
          </table:table-cell>
          <table:table-cell office:value-type="float" office:value="0.000533273720608427" calcext:value-type="float">
            <text:p>0.000533273720608427</text:p>
          </table:table-cell>
          <table:table-cell office:value-type="float" office:value="0.000523604739229076" calcext:value-type="float">
            <text:p>0.000523604739229076</text:p>
          </table:table-cell>
          <table:table-cell office:value-type="float" office:value="0.000444147332036473" calcext:value-type="float">
            <text:p>0.000444147332036473</text:p>
          </table:table-cell>
          <table:table-cell office:value-type="float" office:value="0.00032319486158937" calcext:value-type="float">
            <text:p>0.00032319486158937</text:p>
          </table:table-cell>
          <table:table-cell office:value-type="float" office:value="0.000198941178908645" calcext:value-type="float">
            <text:p>0.000198941178908645</text:p>
          </table:table-cell>
          <table:table-cell office:value-type="float" office:value="0.000164481502342034" calcext:value-type="float">
            <text:p>0.000164481502342034</text:p>
          </table:table-cell>
          <table:table-cell office:value-type="float" office:value="0.000434956683542889" calcext:value-type="float">
            <text:p>0.000434956683542889</text:p>
          </table:table-cell>
          <table:table-cell office:value-type="float" office:value="0.000490995325754242" calcext:value-type="float">
            <text:p>0.000490995325754242</text:p>
          </table:table-cell>
          <table:table-cell office:value-type="float" office:value="0.00051818187672006" calcext:value-type="float">
            <text:p>0.00051818187672006</text:p>
          </table:table-cell>
          <table:table-cell office:value-type="float" office:value="0.000490426861670446" calcext:value-type="float">
            <text:p>0.000490426861670446</text:p>
          </table:table-cell>
          <table:table-cell office:value-type="float" office:value="0.000477827605571998" calcext:value-type="float">
            <text:p>0.000477827605571998</text:p>
          </table:table-cell>
          <table:table-cell office:value-type="float" office:value="0.000527036639538574" calcext:value-type="float">
            <text:p>0.000527036639538574</text:p>
          </table:table-cell>
          <table:table-cell office:value-type="float" office:value="0.000440486712315124" calcext:value-type="float">
            <text:p>0.000440486712315124</text:p>
          </table:table-cell>
          <table:table-cell office:value-type="float" office:value="0.000340336159180765" calcext:value-type="float">
            <text:p>0.000340336159180765</text:p>
          </table:table-cell>
          <table:table-cell office:value-type="float" office:value="0.000329398622502286" calcext:value-type="float">
            <text:p>0.000329398622502286</text:p>
          </table:table-cell>
          <table:table-cell office:value-type="float" office:value="0.000301732376178756" calcext:value-type="float">
            <text:p>0.000301732376178756</text:p>
          </table:table-cell>
          <table:table-cell office:value-type="float" office:value="0.00043172274980042" calcext:value-type="float">
            <text:p>0.00043172274980042</text:p>
          </table:table-cell>
          <table:table-cell office:value-type="float" office:value="0.000483479625471815" calcext:value-type="float">
            <text:p>0.000483479625471815</text:p>
          </table:table-cell>
          <table:table-cell office:value-type="float" office:value="0.000424147869600814" calcext:value-type="float">
            <text:p>0.000424147869600814</text:p>
          </table:table-cell>
          <table:table-cell office:value-type="float" office:value="0.000320668836093391" calcext:value-type="float">
            <text:p>0.000320668836093391</text:p>
          </table:table-cell>
          <table:table-cell office:value-type="float" office:value="0.00021677491377657" calcext:value-type="float">
            <text:p>0.00021677491377657</text:p>
          </table:table-cell>
          <table:table-cell office:value-type="float" office:value="0.000188765669874639" calcext:value-type="float">
            <text:p>0.000188765669874639</text:p>
          </table:table-cell>
          <table:table-cell office:value-type="float" office:value="0.000405086249090069" calcext:value-type="float">
            <text:p>0.000405086249090069</text:p>
          </table:table-cell>
          <table:table-cell office:value-type="float" office:value="0.000550945711412753" calcext:value-type="float">
            <text:p>0.000550945711412753</text:p>
          </table:table-cell>
          <table:table-cell office:value-type="float" office:value="0.0505837056498818" calcext:value-type="float">
            <text:p>0.0505837056498818</text:p>
          </table:table-cell>
          <table:table-cell office:value-type="float" office:value="0.000512348769904463" calcext:value-type="float">
            <text:p>0.000512348769904463</text:p>
          </table:table-cell>
          <table:table-cell office:value-type="float" office:value="0.000441948325470164" calcext:value-type="float">
            <text:p>0.000441948325470164</text:p>
          </table:table-cell>
          <table:table-cell office:value-type="float" office:value="0.000442570026710279" calcext:value-type="float">
            <text:p>0.000442570026710279</text:p>
          </table:table-cell>
          <table:table-cell office:value-type="float" office:value="0.000446928037446504" calcext:value-type="float">
            <text:p>0.000446928037446504</text:p>
          </table:table-cell>
          <table:table-cell office:value-type="float" office:value="0.000368799967607584" calcext:value-type="float">
            <text:p>0.000368799967607584</text:p>
          </table:table-cell>
          <table:table-cell office:value-type="float" office:value="0.000368411053683243" calcext:value-type="float">
            <text:p>0.000368411053683243</text:p>
          </table:table-cell>
          <table:table-cell office:value-type="float" office:value="0.000500458572364346" calcext:value-type="float">
            <text:p>0.000500458572364346</text:p>
          </table:table-cell>
          <table:table-cell office:value-type="float" office:value="0.000498309237664008" calcext:value-type="float">
            <text:p>0.000498309237664008</text:p>
          </table:table-cell>
          <table:table-cell office:value-type="float" office:value="0.000432949552677814" calcext:value-type="float">
            <text:p>0.000432949552677814</text:p>
          </table:table-cell>
          <table:table-cell office:value-type="float" office:value="0.000356572971033356" calcext:value-type="float">
            <text:p>0.000356572971033356</text:p>
          </table:table-cell>
          <table:table-cell office:value-type="float" office:value="0.000276195487242724" calcext:value-type="float">
            <text:p>0.000276195487242724</text:p>
          </table:table-cell>
          <table:table-cell office:value-type="float" office:value="0.000425256914662815" calcext:value-type="float">
            <text:p>0.000425256914662815</text:p>
          </table:table-cell>
          <table:table-cell office:value-type="float" office:value="0.000504525163266818" calcext:value-type="float">
            <text:p>0.000504525163266818</text:p>
          </table:table-cell>
          <table:table-cell office:value-type="float" office:value="0.00035623951193979" calcext:value-type="float">
            <text:p>0.00035623951193979</text:p>
          </table:table-cell>
          <table:table-cell office:value-type="float" office:value="0.000233488931847108" calcext:value-type="float">
            <text:p>0.000233488931847108</text:p>
          </table:table-cell>
          <table:table-cell office:value-type="float" office:value="0.000176962793473801" calcext:value-type="float">
            <text:p>0.000176962793473801</text:p>
          </table:table-cell>
          <table:table-cell office:value-type="float" office:value="0.000227983047906667" calcext:value-type="float">
            <text:p>0.000227983047906667</text:p>
          </table:table-cell>
          <table:table-cell office:value-type="float" office:value="0.000178000328087858" calcext:value-type="float">
            <text:p>0.000178000328087858</text:p>
          </table:table-cell>
          <table:table-cell office:value-type="float" office:value="0.000665552290929439" calcext:value-type="float">
            <text:p>0.000665552290929439</text:p>
          </table:table-cell>
          <table:table-cell table:style-name="ce1" office:value-type="float" office:value="0.0000652818318282661" calcext:value-type="float">
            <text:p>6.53E-05</text:p>
          </table:table-cell>
          <table:table-cell office:value-type="float" office:value="-0.000318185135255743" calcext:value-type="float">
            <text:p>-0.000318185135255743</text:p>
          </table:table-cell>
          <table:table-cell table:style-name="Default" office:value-type="float" office:value="-0.000191080980575379" calcext:value-type="float">
            <text:p>-0.000191080980575379</text:p>
          </table:table-cell>
          <table:table-cell office:value-type="float" office:value="-0.0000349467166064666" calcext:value-type="float">
            <text:p>-3.49E-05</text:p>
          </table:table-cell>
          <table:table-cell office:value-type="float" office:value="-0.0000201102019739016" calcext:value-type="float">
            <text:p>-2.01E-05</text:p>
          </table:table-cell>
          <table:table-cell office:value-type="float" office:value="-0.0000184401006771513" calcext:value-type="float">
            <text:p>-1.84E-05</text:p>
          </table:table-cell>
          <table:table-cell office:value-type="float" office:value="0.0000297921833577772" calcext:value-type="float">
            <text:p>2.98E-05</text:p>
          </table:table-cell>
          <table:table-cell table:style-name="Default" office:value-type="float" office:value="0.000102726762292686" calcext:value-type="float">
            <text:p>0.000102726762292686</text:p>
          </table:table-cell>
          <table:table-cell table:style-name="Default" office:value-type="float" office:value="0.000187440153178331" calcext:value-type="float">
            <text:p>0.000187440153178331</text:p>
          </table:table-cell>
          <table:table-cell office:value-type="float" office:value="0.000292433670327796" calcext:value-type="float">
            <text:p>0.000292433670327796</text:p>
          </table:table-cell>
          <table:table-cell office:value-type="float" office:value="0.00036973735497492" calcext:value-type="float">
            <text:p>0.00036973735497492</text:p>
          </table:table-cell>
          <table:table-cell office:value-type="float" office:value="0.000399932254640324" calcext:value-type="float">
            <text:p>0.000399932254640324</text:p>
          </table:table-cell>
          <table:table-cell office:value-type="float" office:value="0.00040850446037674" calcext:value-type="float">
            <text:p>0.00040850446037674</text:p>
          </table:table-cell>
          <table:table-cell office:value-type="float" office:value="0.000468736380416596" calcext:value-type="float">
            <text:p>0.000468736380416596</text:p>
          </table:table-cell>
          <table:table-cell office:value-type="float" office:value="0.0000144228807056197" calcext:value-type="float">
            <text:p>1.44E-0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0.000364353020541075" calcext:value-type="float">
            <text:p>0.000364353020541075</text:p>
          </table:table-cell>
          <table:table-cell office:value-type="float" office:value="0.000417649676206765" calcext:value-type="float">
            <text:p>0.000417649676206765</text:p>
          </table:table-cell>
          <table:table-cell office:value-type="float" office:value="0.00042640715958945" calcext:value-type="float">
            <text:p>0.00042640715958945</text:p>
          </table:table-cell>
          <table:table-cell office:value-type="float" office:value="0.000453230657578807" calcext:value-type="float">
            <text:p>0.000453230657578807</text:p>
          </table:table-cell>
          <table:table-cell office:value-type="float" office:value="0.000438708246995451" calcext:value-type="float">
            <text:p>0.000438708246995451</text:p>
          </table:table-cell>
          <table:table-cell office:value-type="float" office:value="0.000413527769634055" calcext:value-type="float">
            <text:p>0.000413527769634055</text:p>
          </table:table-cell>
          <table:table-cell office:value-type="float" office:value="0.000371722747803783" calcext:value-type="float">
            <text:p>0.000371722747803783</text:p>
          </table:table-cell>
          <table:table-cell office:value-type="float" office:value="0.000285404010861384" calcext:value-type="float">
            <text:p>0.000285404010861384</text:p>
          </table:table-cell>
          <table:table-cell office:value-type="float" office:value="0.000238147641852473" calcext:value-type="float">
            <text:p>0.000238147641852473</text:p>
          </table:table-cell>
          <table:table-cell office:value-type="float" office:value="0.000402426514214437" calcext:value-type="float">
            <text:p>0.000402426514214437</text:p>
          </table:table-cell>
          <table:table-cell office:value-type="float" office:value="0.000398491496990475" calcext:value-type="float">
            <text:p>0.000398491496990475</text:p>
          </table:table-cell>
          <table:table-cell office:value-type="float" office:value="0.000437817838220496" calcext:value-type="float">
            <text:p>0.000437817838220496</text:p>
          </table:table-cell>
          <table:table-cell office:value-type="float" office:value="0.000460154929975751" calcext:value-type="float">
            <text:p>0.000460154929975751</text:p>
          </table:table-cell>
          <table:table-cell office:value-type="float" office:value="0.00045781708328694" calcext:value-type="float">
            <text:p>0.00045781708328694</text:p>
          </table:table-cell>
          <table:table-cell office:value-type="float" office:value="0.000474337257175878" calcext:value-type="float">
            <text:p>0.000474337257175878</text:p>
          </table:table-cell>
          <table:table-cell office:value-type="float" office:value="0.000438310374706104" calcext:value-type="float">
            <text:p>0.000438310374706104</text:p>
          </table:table-cell>
          <table:table-cell office:value-type="float" office:value="0.000376962084672658" calcext:value-type="float">
            <text:p>0.000376962084672658</text:p>
          </table:table-cell>
          <table:table-cell office:value-type="float" office:value="0.000368632907012801" calcext:value-type="float">
            <text:p>0.000368632907012801</text:p>
          </table:table-cell>
          <table:table-cell office:value-type="float" office:value="0.000350064544927896" calcext:value-type="float">
            <text:p>0.000350064544927896</text:p>
          </table:table-cell>
          <table:table-cell office:value-type="float" office:value="0.000402794619116053" calcext:value-type="float">
            <text:p>0.000402794619116053</text:p>
          </table:table-cell>
          <table:table-cell office:value-type="float" office:value="0.000443067816364914" calcext:value-type="float">
            <text:p>0.000443067816364914</text:p>
          </table:table-cell>
          <table:table-cell office:value-type="float" office:value="0.00042245956398593" calcext:value-type="float">
            <text:p>0.00042245956398593</text:p>
          </table:table-cell>
          <table:table-cell office:value-type="float" office:value="0.000376206394402245" calcext:value-type="float">
            <text:p>0.000376206394402245</text:p>
          </table:table-cell>
          <table:table-cell office:value-type="float" office:value="0.000296907599272613" calcext:value-type="float">
            <text:p>0.000296907599272613</text:p>
          </table:table-cell>
          <table:table-cell office:value-type="float" office:value="0.000257462170272913" calcext:value-type="float">
            <text:p>0.000257462170272913</text:p>
          </table:table-cell>
          <table:table-cell office:value-type="float" office:value="0.000415609665508313" calcext:value-type="float">
            <text:p>0.000415609665508313</text:p>
          </table:table-cell>
          <table:table-cell office:value-type="float" office:value="0.000473990060675411" calcext:value-type="float">
            <text:p>0.000473990060675411</text:p>
          </table:table-cell>
          <table:table-cell office:value-type="float" office:value="0.000512348769904463" calcext:value-type="float">
            <text:p>0.000512348769904463</text:p>
          </table:table-cell>
          <table:table-cell office:value-type="float" office:value="0.0298948370560064" calcext:value-type="float">
            <text:p>0.0298948370560064</text:p>
          </table:table-cell>
          <table:table-cell office:value-type="float" office:value="0.000450722356851255" calcext:value-type="float">
            <text:p>0.000450722356851255</text:p>
          </table:table-cell>
          <table:table-cell office:value-type="float" office:value="0.000442653541862703" calcext:value-type="float">
            <text:p>0.000442653541862703</text:p>
          </table:table-cell>
          <table:table-cell office:value-type="float" office:value="0.000454681868798803" calcext:value-type="float">
            <text:p>0.000454681868798803</text:p>
          </table:table-cell>
          <table:table-cell office:value-type="float" office:value="0.000402746168617932" calcext:value-type="float">
            <text:p>0.000402746168617932</text:p>
          </table:table-cell>
          <table:table-cell office:value-type="float" office:value="0.000385308436114402" calcext:value-type="float">
            <text:p>0.000385308436114402</text:p>
          </table:table-cell>
          <table:table-cell office:value-type="float" office:value="0.000427315580208465" calcext:value-type="float">
            <text:p>0.000427315580208465</text:p>
          </table:table-cell>
          <table:table-cell office:value-type="float" office:value="0.000434815998940634" calcext:value-type="float">
            <text:p>0.000434815998940634</text:p>
          </table:table-cell>
          <table:table-cell office:value-type="float" office:value="0.000406463432074155" calcext:value-type="float">
            <text:p>0.000406463432074155</text:p>
          </table:table-cell>
          <table:table-cell office:value-type="float" office:value="0.000371236490642031" calcext:value-type="float">
            <text:p>0.000371236490642031</text:p>
          </table:table-cell>
          <table:table-cell office:value-type="float" office:value="0.000318193837401348" calcext:value-type="float">
            <text:p>0.000318193837401348</text:p>
          </table:table-cell>
          <table:table-cell office:value-type="float" office:value="0.000377470097959987" calcext:value-type="float">
            <text:p>0.000377470097959987</text:p>
          </table:table-cell>
          <table:table-cell office:value-type="float" office:value="0.000424404542572263" calcext:value-type="float">
            <text:p>0.000424404542572263</text:p>
          </table:table-cell>
          <table:table-cell office:value-type="float" office:value="0.000376213411719291" calcext:value-type="float">
            <text:p>0.000376213411719291</text:p>
          </table:table-cell>
          <table:table-cell office:value-type="float" office:value="0.000316150637575445" calcext:value-type="float">
            <text:p>0.000316150637575445</text:p>
          </table:table-cell>
          <table:table-cell office:value-type="float" office:value="0.000260893060107187" calcext:value-type="float">
            <text:p>0.000260893060107187</text:p>
          </table:table-cell>
          <table:table-cell office:value-type="float" office:value="0.000317732227828367" calcext:value-type="float">
            <text:p>0.000317732227828367</text:p>
          </table:table-cell>
          <table:table-cell office:value-type="float" office:value="0.000257863065331079" calcext:value-type="float">
            <text:p>0.000257863065331079</text:p>
          </table:table-cell>
          <table:table-cell office:value-type="float" office:value="0.000619266131829511" calcext:value-type="float">
            <text:p>0.000619266131829511</text:p>
          </table:table-cell>
          <table:table-cell office:value-type="float" office:value="0.000109846559412784" calcext:value-type="float">
            <text:p>0.000109846559412784</text:p>
          </table:table-cell>
          <table:table-cell office:value-type="float" office:value="-0.000187726101943408" calcext:value-type="float">
            <text:p>-0.000187726101943408</text:p>
          </table:table-cell>
          <table:table-cell office:value-type="float" office:value="-0.0000970814893524734" calcext:value-type="float">
            <text:p>-9.71E-05</text:p>
          </table:table-cell>
          <table:table-cell office:value-type="float" office:value="0.0000299594279046925" calcext:value-type="float">
            <text:p>3.00E-05</text:p>
          </table:table-cell>
          <table:table-cell office:value-type="float" office:value="0.0000364507510683751" calcext:value-type="float">
            <text:p>3.65E-05</text:p>
          </table:table-cell>
          <table:table-cell office:value-type="float" office:value="0.0000132435275211218" calcext:value-type="float">
            <text:p>1.32E-05</text:p>
          </table:table-cell>
          <table:table-cell office:value-type="float" office:value="0.0000284876038265401" calcext:value-type="float">
            <text:p>2.85E-05</text:p>
          </table:table-cell>
          <table:table-cell office:value-type="float" office:value="0.0000937963215582152" calcext:value-type="float">
            <text:p>9.38E-05</text:p>
          </table:table-cell>
          <table:table-cell table:style-name="Default" office:value-type="float" office:value="0.000156468284560348" calcext:value-type="float">
            <text:p>0.000156468284560348</text:p>
          </table:table-cell>
          <table:table-cell office:value-type="float" office:value="0.000233011898311702" calcext:value-type="float">
            <text:p>0.000233011898311702</text:p>
          </table:table-cell>
          <table:table-cell office:value-type="float" office:value="0.000290786911183188" calcext:value-type="float">
            <text:p>0.000290786911183188</text:p>
          </table:table-cell>
          <table:table-cell office:value-type="float" office:value="0.000313008792291996" calcext:value-type="float">
            <text:p>0.000313008792291996</text:p>
          </table:table-cell>
          <table:table-cell office:value-type="float" office:value="0.000318231607758214" calcext:value-type="float">
            <text:p>0.000318231607758214</text:p>
          </table:table-cell>
          <table:table-cell office:value-type="float" office:value="0.000382021450280401" calcext:value-type="float">
            <text:p>0.000382021450280401</text:p>
          </table:table-cell>
          <table:table-cell office:value-type="float" office:value="0.00000702528357193186" calcext:value-type="float">
            <text:p>7.03E-06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0.000397014763452489" calcext:value-type="float">
            <text:p>0.000397014763452489</text:p>
          </table:table-cell>
          <table:table-cell office:value-type="float" office:value="0.000392959353867959" calcext:value-type="float">
            <text:p>0.000392959353867959</text:p>
          </table:table-cell>
          <table:table-cell office:value-type="float" office:value="0.000418439527499117" calcext:value-type="float">
            <text:p>0.000418439527499117</text:p>
          </table:table-cell>
          <table:table-cell office:value-type="float" office:value="0.000393111056574121" calcext:value-type="float">
            <text:p>0.000393111056574121</text:p>
          </table:table-cell>
          <table:table-cell office:value-type="float" office:value="0.000356044743856879" calcext:value-type="float">
            <text:p>0.000356044743856879</text:p>
          </table:table-cell>
          <table:table-cell office:value-type="float" office:value="0.000359357283739058" calcext:value-type="float">
            <text:p>0.000359357283739058</text:p>
          </table:table-cell>
          <table:table-cell office:value-type="float" office:value="0.00040401191163201" calcext:value-type="float">
            <text:p>0.00040401191163201</text:p>
          </table:table-cell>
          <table:table-cell office:value-type="float" office:value="0.000427290780091674" calcext:value-type="float">
            <text:p>0.000427290780091674</text:p>
          </table:table-cell>
          <table:table-cell office:value-type="float" office:value="0.00041633787774284" calcext:value-type="float">
            <text:p>0.00041633787774284</text:p>
          </table:table-cell>
          <table:table-cell office:value-type="float" office:value="0.000382948282897473" calcext:value-type="float">
            <text:p>0.000382948282897473</text:p>
          </table:table-cell>
          <table:table-cell office:value-type="float" office:value="0.000321871746875578" calcext:value-type="float">
            <text:p>0.000321871746875578</text:p>
          </table:table-cell>
          <table:table-cell office:value-type="float" office:value="0.000357411951587732" calcext:value-type="float">
            <text:p>0.000357411951587732</text:p>
          </table:table-cell>
          <table:table-cell office:value-type="float" office:value="0.000418696075584095" calcext:value-type="float">
            <text:p>0.000418696075584095</text:p>
          </table:table-cell>
          <table:table-cell office:value-type="float" office:value="0.000451360768103723" calcext:value-type="float">
            <text:p>0.000451360768103723</text:p>
          </table:table-cell>
          <table:table-cell office:value-type="float" office:value="0.000425584893560386" calcext:value-type="float">
            <text:p>0.000425584893560386</text:p>
          </table:table-cell>
          <table:table-cell office:value-type="float" office:value="0.000424061554867344" calcext:value-type="float">
            <text:p>0.000424061554867344</text:p>
          </table:table-cell>
          <table:table-cell office:value-type="float" office:value="0.000422378240776014" calcext:value-type="float">
            <text:p>0.000422378240776014</text:p>
          </table:table-cell>
          <table:table-cell office:value-type="float" office:value="0.000398682859426293" calcext:value-type="float">
            <text:p>0.000398682859426293</text:p>
          </table:table-cell>
          <table:table-cell office:value-type="float" office:value="0.000415675488368388" calcext:value-type="float">
            <text:p>0.000415675488368388</text:p>
          </table:table-cell>
          <table:table-cell office:value-type="float" office:value="0.000382624082803683" calcext:value-type="float">
            <text:p>0.000382624082803683</text:p>
          </table:table-cell>
          <table:table-cell office:value-type="float" office:value="0.00039048984025382" calcext:value-type="float">
            <text:p>0.00039048984025382</text:p>
          </table:table-cell>
          <table:table-cell office:value-type="float" office:value="0.000405601595284753" calcext:value-type="float">
            <text:p>0.000405601595284753</text:p>
          </table:table-cell>
          <table:table-cell office:value-type="float" office:value="0.000440005868595587" calcext:value-type="float">
            <text:p>0.000440005868595587</text:p>
          </table:table-cell>
          <table:table-cell office:value-type="float" office:value="0.000442329699952968" calcext:value-type="float">
            <text:p>0.000442329699952968</text:p>
          </table:table-cell>
          <table:table-cell office:value-type="float" office:value="0.000432238277459883" calcext:value-type="float">
            <text:p>0.000432238277459883</text:p>
          </table:table-cell>
          <table:table-cell office:value-type="float" office:value="0.000443039388855456" calcext:value-type="float">
            <text:p>0.000443039388855456</text:p>
          </table:table-cell>
          <table:table-cell office:value-type="float" office:value="0.000413832553588454" calcext:value-type="float">
            <text:p>0.000413832553588454</text:p>
          </table:table-cell>
          <table:table-cell office:value-type="float" office:value="0.000441948325470164" calcext:value-type="float">
            <text:p>0.000441948325470164</text:p>
          </table:table-cell>
          <table:table-cell office:value-type="float" office:value="0.000450722356851255" calcext:value-type="float">
            <text:p>0.000450722356851255</text:p>
          </table:table-cell>
          <table:table-cell office:value-type="float" office:value="0.032729588119938" calcext:value-type="float">
            <text:p>0.032729588119938</text:p>
          </table:table-cell>
          <table:table-cell office:value-type="float" office:value="0.000466849354797732" calcext:value-type="float">
            <text:p>0.000466849354797732</text:p>
          </table:table-cell>
          <table:table-cell office:value-type="float" office:value="0.000469551141863308" calcext:value-type="float">
            <text:p>0.000469551141863308</text:p>
          </table:table-cell>
          <table:table-cell office:value-type="float" office:value="0.000464870070284856" calcext:value-type="float">
            <text:p>0.000464870070284856</text:p>
          </table:table-cell>
          <table:table-cell office:value-type="float" office:value="0.000418590006734814" calcext:value-type="float">
            <text:p>0.000418590006734814</text:p>
          </table:table-cell>
          <table:table-cell office:value-type="float" office:value="0.000369119135737621" calcext:value-type="float">
            <text:p>0.000369119135737621</text:p>
          </table:table-cell>
          <table:table-cell office:value-type="float" office:value="0.000369799844635469" calcext:value-type="float">
            <text:p>0.000369799844635469</text:p>
          </table:table-cell>
          <table:table-cell office:value-type="float" office:value="0.000383474115325413" calcext:value-type="float">
            <text:p>0.000383474115325413</text:p>
          </table:table-cell>
          <table:table-cell office:value-type="float" office:value="0.000410943102894965" calcext:value-type="float">
            <text:p>0.000410943102894965</text:p>
          </table:table-cell>
          <table:table-cell office:value-type="float" office:value="0.000426655005603189" calcext:value-type="float">
            <text:p>0.000426655005603189</text:p>
          </table:table-cell>
          <table:table-cell office:value-type="float" office:value="0.000380490153629664" calcext:value-type="float">
            <text:p>0.000380490153629664</text:p>
          </table:table-cell>
          <table:table-cell office:value-type="float" office:value="0.000343388199925276" calcext:value-type="float">
            <text:p>0.000343388199925276</text:p>
          </table:table-cell>
          <table:table-cell office:value-type="float" office:value="0.000371732069201861" calcext:value-type="float">
            <text:p>0.000371732069201861</text:p>
          </table:table-cell>
          <table:table-cell office:value-type="float" office:value="0.000414463855858795" calcext:value-type="float">
            <text:p>0.000414463855858795</text:p>
          </table:table-cell>
          <table:table-cell office:value-type="float" office:value="0.000421736817467336" calcext:value-type="float">
            <text:p>0.000421736817467336</text:p>
          </table:table-cell>
          <table:table-cell office:value-type="float" office:value="0.000422627395734175" calcext:value-type="float">
            <text:p>0.000422627395734175</text:p>
          </table:table-cell>
          <table:table-cell office:value-type="float" office:value="0.000426473721819658" calcext:value-type="float">
            <text:p>0.000426473721819658</text:p>
          </table:table-cell>
          <table:table-cell office:value-type="float" office:value="0.000583969540475508" calcext:value-type="float">
            <text:p>0.000583969540475508</text:p>
          </table:table-cell>
          <table:table-cell office:value-type="float" office:value="0.000104886955720195" calcext:value-type="float">
            <text:p>0.000104886955720195</text:p>
          </table:table-cell>
          <table:table-cell office:value-type="float" office:value="-0.000140073675366015" calcext:value-type="float">
            <text:p>-0.000140073675366015</text:p>
          </table:table-cell>
          <table:table-cell office:value-type="float" office:value="-0.0000776570698796526" calcext:value-type="float">
            <text:p>-7.77E-05</text:p>
          </table:table-cell>
          <table:table-cell office:value-type="float" office:value="0.0000339688767777102" calcext:value-type="float">
            <text:p>3.40E-05</text:p>
          </table:table-cell>
          <table:table-cell office:value-type="float" office:value="0.0000508747434050691" calcext:value-type="float">
            <text:p>5.09E-05</text:p>
          </table:table-cell>
          <table:table-cell office:value-type="float" office:value="0.0000235412415924678" calcext:value-type="float">
            <text:p>2.35E-05</text:p>
          </table:table-cell>
          <table:table-cell office:value-type="float" office:value="0.0000249807117016626" calcext:value-type="float">
            <text:p>2.50E-05</text:p>
          </table:table-cell>
          <table:table-cell office:value-type="float" office:value="0.0000826406866725553" calcext:value-type="float">
            <text:p>8.26E-05</text:p>
          </table:table-cell>
          <table:table-cell table:style-name="Default" office:value-type="float" office:value="0.000132798808987509" calcext:value-type="float">
            <text:p>0.000132798808987509</text:p>
          </table:table-cell>
          <table:table-cell office:value-type="float" office:value="0.000197669812437504" calcext:value-type="float">
            <text:p>0.000197669812437504</text:p>
          </table:table-cell>
          <table:table-cell office:value-type="float" office:value="0.00025101487185424" calcext:value-type="float">
            <text:p>0.00025101487185424</text:p>
          </table:table-cell>
          <table:table-cell office:value-type="float" office:value="0.000264555130527479" calcext:value-type="float">
            <text:p>0.000264555130527479</text:p>
          </table:table-cell>
          <table:table-cell office:value-type="float" office:value="0.00026446860084224" calcext:value-type="float">
            <text:p>0.00026446860084224</text:p>
          </table:table-cell>
          <table:table-cell office:value-type="float" office:value="0.000327481403915535" calcext:value-type="float">
            <text:p>0.000327481403915535</text:p>
          </table:table-cell>
          <table:table-cell office:value-type="float" office:value="0.00000335346631601483" calcext:value-type="float">
            <text:p>3.35E-06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0.000402534591481969" calcext:value-type="float">
            <text:p>0.000402534591481969</text:p>
          </table:table-cell>
          <table:table-cell office:value-type="float" office:value="0.00037850319025749" calcext:value-type="float">
            <text:p>0.00037850319025749</text:p>
          </table:table-cell>
          <table:table-cell office:value-type="float" office:value="0.000423295789364742" calcext:value-type="float">
            <text:p>0.000423295789364742</text:p>
          </table:table-cell>
          <table:table-cell office:value-type="float" office:value="0.000406152149526949" calcext:value-type="float">
            <text:p>0.000406152149526949</text:p>
          </table:table-cell>
          <table:table-cell office:value-type="float" office:value="0.000377673977346419" calcext:value-type="float">
            <text:p>0.000377673977346419</text:p>
          </table:table-cell>
          <table:table-cell office:value-type="float" office:value="0.000358665076662337" calcext:value-type="float">
            <text:p>0.000358665076662337</text:p>
          </table:table-cell>
          <table:table-cell office:value-type="float" office:value="0.000376957947832855" calcext:value-type="float">
            <text:p>0.000376957947832855</text:p>
          </table:table-cell>
          <table:table-cell office:value-type="float" office:value="0.00048208357003747" calcext:value-type="float">
            <text:p>0.00048208357003747</text:p>
          </table:table-cell>
          <table:table-cell office:value-type="float" office:value="0.000512409276548863" calcext:value-type="float">
            <text:p>0.000512409276548863</text:p>
          </table:table-cell>
          <table:table-cell office:value-type="float" office:value="0.000392014645166625" calcext:value-type="float">
            <text:p>0.000392014645166625</text:p>
          </table:table-cell>
          <table:table-cell office:value-type="float" office:value="0.000336145033709054" calcext:value-type="float">
            <text:p>0.000336145033709054</text:p>
          </table:table-cell>
          <table:table-cell office:value-type="float" office:value="0.000369590194535236" calcext:value-type="float">
            <text:p>0.000369590194535236</text:p>
          </table:table-cell>
          <table:table-cell office:value-type="float" office:value="0.00040437456531268" calcext:value-type="float">
            <text:p>0.00040437456531268</text:p>
          </table:table-cell>
          <table:table-cell office:value-type="float" office:value="0.000451744636871066" calcext:value-type="float">
            <text:p>0.000451744636871066</text:p>
          </table:table-cell>
          <table:table-cell office:value-type="float" office:value="0.000435758699788822" calcext:value-type="float">
            <text:p>0.000435758699788822</text:p>
          </table:table-cell>
          <table:table-cell office:value-type="float" office:value="0.000408275476224742" calcext:value-type="float">
            <text:p>0.000408275476224742</text:p>
          </table:table-cell>
          <table:table-cell office:value-type="float" office:value="0.000429475859965312" calcext:value-type="float">
            <text:p>0.000429475859965312</text:p>
          </table:table-cell>
          <table:table-cell office:value-type="float" office:value="0.000388397300440315" calcext:value-type="float">
            <text:p>0.000388397300440315</text:p>
          </table:table-cell>
          <table:table-cell office:value-type="float" office:value="0.000427174280010386" calcext:value-type="float">
            <text:p>0.000427174280010386</text:p>
          </table:table-cell>
          <table:table-cell office:value-type="float" office:value="0.000406069311198605" calcext:value-type="float">
            <text:p>0.000406069311198605</text:p>
          </table:table-cell>
          <table:table-cell office:value-type="float" office:value="0.000392092831101137" calcext:value-type="float">
            <text:p>0.000392092831101137</text:p>
          </table:table-cell>
          <table:table-cell office:value-type="float" office:value="0.000396629236367202" calcext:value-type="float">
            <text:p>0.000396629236367202</text:p>
          </table:table-cell>
          <table:table-cell office:value-type="float" office:value="0.000436951063342712" calcext:value-type="float">
            <text:p>0.000436951063342712</text:p>
          </table:table-cell>
          <table:table-cell office:value-type="float" office:value="0.000506022978181417" calcext:value-type="float">
            <text:p>0.000506022978181417</text:p>
          </table:table-cell>
          <table:table-cell office:value-type="float" office:value="0.000528458338462226" calcext:value-type="float">
            <text:p>0.000528458338462226</text:p>
          </table:table-cell>
          <table:table-cell office:value-type="float" office:value="0.000445774263827239" calcext:value-type="float">
            <text:p>0.000445774263827239</text:p>
          </table:table-cell>
          <table:table-cell office:value-type="float" office:value="0.00043435969300438" calcext:value-type="float">
            <text:p>0.00043435969300438</text:p>
          </table:table-cell>
          <table:table-cell office:value-type="float" office:value="0.000442570026710279" calcext:value-type="float">
            <text:p>0.000442570026710279</text:p>
          </table:table-cell>
          <table:table-cell office:value-type="float" office:value="0.000442653541862703" calcext:value-type="float">
            <text:p>0.000442653541862703</text:p>
          </table:table-cell>
          <table:table-cell office:value-type="float" office:value="0.000466849354797732" calcext:value-type="float">
            <text:p>0.000466849354797732</text:p>
          </table:table-cell>
          <table:table-cell office:value-type="float" office:value="0.0298975073506179" calcext:value-type="float">
            <text:p>0.0298975073506179</text:p>
          </table:table-cell>
          <table:table-cell office:value-type="float" office:value="0.000463776886508682" calcext:value-type="float">
            <text:p>0.000463776886508682</text:p>
          </table:table-cell>
          <table:table-cell office:value-type="float" office:value="0.000484877145616208" calcext:value-type="float">
            <text:p>0.000484877145616208</text:p>
          </table:table-cell>
          <table:table-cell office:value-type="float" office:value="0.000420396035204047" calcext:value-type="float">
            <text:p>0.000420396035204047</text:p>
          </table:table-cell>
          <table:table-cell office:value-type="float" office:value="0.000389622472652159" calcext:value-type="float">
            <text:p>0.000389622472652159</text:p>
          </table:table-cell>
          <table:table-cell office:value-type="float" office:value="0.000365410913076822" calcext:value-type="float">
            <text:p>0.000365410913076822</text:p>
          </table:table-cell>
          <table:table-cell office:value-type="float" office:value="0.000369966392250582" calcext:value-type="float">
            <text:p>0.000369966392250582</text:p>
          </table:table-cell>
          <table:table-cell office:value-type="float" office:value="0.000402911944807" calcext:value-type="float">
            <text:p>0.000402911944807</text:p>
          </table:table-cell>
          <table:table-cell office:value-type="float" office:value="0.000467425220449405" calcext:value-type="float">
            <text:p>0.000467425220449405</text:p>
          </table:table-cell>
          <table:table-cell office:value-type="float" office:value="0.000418750508810449" calcext:value-type="float">
            <text:p>0.000418750508810449</text:p>
          </table:table-cell>
          <table:table-cell office:value-type="float" office:value="0.000355609027319607" calcext:value-type="float">
            <text:p>0.000355609027319607</text:p>
          </table:table-cell>
          <table:table-cell office:value-type="float" office:value="0.000350920732422607" calcext:value-type="float">
            <text:p>0.000350920732422607</text:p>
          </table:table-cell>
          <table:table-cell office:value-type="float" office:value="0.000421197966879066" calcext:value-type="float">
            <text:p>0.000421197966879066</text:p>
          </table:table-cell>
          <table:table-cell office:value-type="float" office:value="0.00049845103788172" calcext:value-type="float">
            <text:p>0.00049845103788172</text:p>
          </table:table-cell>
          <table:table-cell office:value-type="float" office:value="0.000430931953744788" calcext:value-type="float">
            <text:p>0.000430931953744788</text:p>
          </table:table-cell>
          <table:table-cell office:value-type="float" office:value="0.000513460915890018" calcext:value-type="float">
            <text:p>0.000513460915890018</text:p>
          </table:table-cell>
          <table:table-cell office:value-type="float" office:value="0.000590353341576288" calcext:value-type="float">
            <text:p>0.000590353341576288</text:p>
          </table:table-cell>
          <table:table-cell office:value-type="float" office:value="0.000184106308754958" calcext:value-type="float">
            <text:p>0.000184106308754958</text:p>
          </table:table-cell>
          <table:table-cell table:style-name="ce1" office:value-type="float" office:value="0.00000735346955035616" calcext:value-type="float">
            <text:p>7.35E-06</text:p>
          </table:table-cell>
          <table:table-cell office:value-type="float" office:value="-0.000047976304717741" calcext:value-type="float">
            <text:p>-4.80E-05</text:p>
          </table:table-cell>
          <table:table-cell office:value-type="float" office:value="0.0000210416972799889" calcext:value-type="float">
            <text:p>2.10E-05</text:p>
          </table:table-cell>
          <table:table-cell office:value-type="float" office:value="0.0000479640633325354" calcext:value-type="float">
            <text:p>4.80E-05</text:p>
          </table:table-cell>
          <table:table-cell office:value-type="float" office:value="0.0000294550510872787" calcext:value-type="float">
            <text:p>2.95E-05</text:p>
          </table:table-cell>
          <table:table-cell office:value-type="float" office:value="0.0000226915776255938" calcext:value-type="float">
            <text:p>2.27E-05</text:p>
          </table:table-cell>
          <table:table-cell office:value-type="float" office:value="0.0000652848176523755" calcext:value-type="float">
            <text:p>6.53E-05</text:p>
          </table:table-cell>
          <table:table-cell table:style-name="Default" office:value-type="float" office:value="0.000111780959040618" calcext:value-type="float">
            <text:p>0.000111780959040618</text:p>
          </table:table-cell>
          <table:table-cell office:value-type="float" office:value="0.000184282957863867" calcext:value-type="float">
            <text:p>0.000184282957863867</text:p>
          </table:table-cell>
          <table:table-cell office:value-type="float" office:value="0.000246754829380242" calcext:value-type="float">
            <text:p>0.000246754829380242</text:p>
          </table:table-cell>
          <table:table-cell office:value-type="float" office:value="0.000262614500019037" calcext:value-type="float">
            <text:p>0.000262614500019037</text:p>
          </table:table-cell>
          <table:table-cell office:value-type="float" office:value="0.000265160816489237" calcext:value-type="float">
            <text:p>0.000265160816489237</text:p>
          </table:table-cell>
          <table:table-cell office:value-type="float" office:value="0.000326685038293613" calcext:value-type="float">
            <text:p>0.000326685038293613</text:p>
          </table:table-cell>
          <table:table-cell office:value-type="float" office:value="0.00000235580023568783" calcext:value-type="float">
            <text:p>2.36E-06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0.000394398220604507" calcext:value-type="float">
            <text:p>0.000394398220604507</text:p>
          </table:table-cell>
          <table:table-cell office:value-type="float" office:value="0.00039817472901339" calcext:value-type="float">
            <text:p>0.00039817472901339</text:p>
          </table:table-cell>
          <table:table-cell office:value-type="float" office:value="0.000414669633047535" calcext:value-type="float">
            <text:p>0.000414669633047535</text:p>
          </table:table-cell>
          <table:table-cell office:value-type="float" office:value="0.000386353249241893" calcext:value-type="float">
            <text:p>0.000386353249241893</text:p>
          </table:table-cell>
          <table:table-cell office:value-type="float" office:value="0.000353028594281509" calcext:value-type="float">
            <text:p>0.000353028594281509</text:p>
          </table:table-cell>
          <table:table-cell office:value-type="float" office:value="0.000368303683238349" calcext:value-type="float">
            <text:p>0.000368303683238349</text:p>
          </table:table-cell>
          <table:table-cell office:value-type="float" office:value="0.000406582145621438" calcext:value-type="float">
            <text:p>0.000406582145621438</text:p>
          </table:table-cell>
          <table:table-cell office:value-type="float" office:value="0.000407645659448874" calcext:value-type="float">
            <text:p>0.000407645659448874</text:p>
          </table:table-cell>
          <table:table-cell office:value-type="float" office:value="0.000405704870591422" calcext:value-type="float">
            <text:p>0.000405704870591422</text:p>
          </table:table-cell>
          <table:table-cell office:value-type="float" office:value="0.000376613394510051" calcext:value-type="float">
            <text:p>0.000376613394510051</text:p>
          </table:table-cell>
          <table:table-cell office:value-type="float" office:value="0.000312065587812749" calcext:value-type="float">
            <text:p>0.000312065587812749</text:p>
          </table:table-cell>
          <table:table-cell office:value-type="float" office:value="0.000355075154114197" calcext:value-type="float">
            <text:p>0.000355075154114197</text:p>
          </table:table-cell>
          <table:table-cell office:value-type="float" office:value="0.000424582808005736" calcext:value-type="float">
            <text:p>0.000424582808005736</text:p>
          </table:table-cell>
          <table:table-cell office:value-type="float" office:value="0.000442982110852924" calcext:value-type="float">
            <text:p>0.000442982110852924</text:p>
          </table:table-cell>
          <table:table-cell office:value-type="float" office:value="0.00042611991890867" calcext:value-type="float">
            <text:p>0.00042611991890867</text:p>
          </table:table-cell>
          <table:table-cell office:value-type="float" office:value="0.000430832569755652" calcext:value-type="float">
            <text:p>0.000430832569755652</text:p>
          </table:table-cell>
          <table:table-cell office:value-type="float" office:value="0.000419672198457198" calcext:value-type="float">
            <text:p>0.000419672198457198</text:p>
          </table:table-cell>
          <table:table-cell office:value-type="float" office:value="0.000399124273465683" calcext:value-type="float">
            <text:p>0.000399124273465683</text:p>
          </table:table-cell>
          <table:table-cell office:value-type="float" office:value="0.000407945371181074" calcext:value-type="float">
            <text:p>0.000407945371181074</text:p>
          </table:table-cell>
          <table:table-cell office:value-type="float" office:value="0.000380915188990031" calcext:value-type="float">
            <text:p>0.000380915188990031</text:p>
          </table:table-cell>
          <table:table-cell office:value-type="float" office:value="0.000398123899234658" calcext:value-type="float">
            <text:p>0.000398123899234658</text:p>
          </table:table-cell>
          <table:table-cell office:value-type="float" office:value="0.000414030343079553" calcext:value-type="float">
            <text:p>0.000414030343079553</text:p>
          </table:table-cell>
          <table:table-cell office:value-type="float" office:value="0.000437610576134228" calcext:value-type="float">
            <text:p>0.000437610576134228</text:p>
          </table:table-cell>
          <table:table-cell office:value-type="float" office:value="0.000424061434623542" calcext:value-type="float">
            <text:p>0.000424061434623542</text:p>
          </table:table-cell>
          <table:table-cell office:value-type="float" office:value="0.000423259724274112" calcext:value-type="float">
            <text:p>0.000423259724274112</text:p>
          </table:table-cell>
          <table:table-cell office:value-type="float" office:value="0.000439319506266225" calcext:value-type="float">
            <text:p>0.000439319506266225</text:p>
          </table:table-cell>
          <table:table-cell office:value-type="float" office:value="0.000411617662160661" calcext:value-type="float">
            <text:p>0.000411617662160661</text:p>
          </table:table-cell>
          <table:table-cell office:value-type="float" office:value="0.000446928037446504" calcext:value-type="float">
            <text:p>0.000446928037446504</text:p>
          </table:table-cell>
          <table:table-cell office:value-type="float" office:value="0.000454681868798803" calcext:value-type="float">
            <text:p>0.000454681868798803</text:p>
          </table:table-cell>
          <table:table-cell office:value-type="float" office:value="0.000469551141863308" calcext:value-type="float">
            <text:p>0.000469551141863308</text:p>
          </table:table-cell>
          <table:table-cell office:value-type="float" office:value="0.000463776886508682" calcext:value-type="float">
            <text:p>0.000463776886508682</text:p>
          </table:table-cell>
          <table:table-cell office:value-type="float" office:value="0.0671404893115323" calcext:value-type="float">
            <text:p>0.0671404893115323</text:p>
          </table:table-cell>
          <table:table-cell office:value-type="float" office:value="0.00046095314254024" calcext:value-type="float">
            <text:p>0.00046095314254024</text:p>
          </table:table-cell>
          <table:table-cell office:value-type="float" office:value="0.000413915746987464" calcext:value-type="float">
            <text:p>0.000413915746987464</text:p>
          </table:table-cell>
          <table:table-cell office:value-type="float" office:value="0.000365993146386545" calcext:value-type="float">
            <text:p>0.000365993146386545</text:p>
          </table:table-cell>
          <table:table-cell office:value-type="float" office:value="0.000373512059423527" calcext:value-type="float">
            <text:p>0.000373512059423527</text:p>
          </table:table-cell>
          <table:table-cell office:value-type="float" office:value="0.000381151292598359" calcext:value-type="float">
            <text:p>0.000381151292598359</text:p>
          </table:table-cell>
          <table:table-cell office:value-type="float" office:value="0.00040143902360667" calcext:value-type="float">
            <text:p>0.00040143902360667</text:p>
          </table:table-cell>
          <table:table-cell office:value-type="float" office:value="0.000403110636515373" calcext:value-type="float">
            <text:p>0.000403110636515373</text:p>
          </table:table-cell>
          <table:table-cell office:value-type="float" office:value="0.000367034299241519" calcext:value-type="float">
            <text:p>0.000367034299241519</text:p>
          </table:table-cell>
          <table:table-cell office:value-type="float" office:value="0.000345609532664959" calcext:value-type="float">
            <text:p>0.000345609532664959</text:p>
          </table:table-cell>
          <table:table-cell office:value-type="float" office:value="0.000378356858733569" calcext:value-type="float">
            <text:p>0.000378356858733569</text:p>
          </table:table-cell>
          <table:table-cell office:value-type="float" office:value="0.000402691507213905" calcext:value-type="float">
            <text:p>0.000402691507213905</text:p>
          </table:table-cell>
          <table:table-cell office:value-type="float" office:value="0.000399505064504194" calcext:value-type="float">
            <text:p>0.000399505064504194</text:p>
          </table:table-cell>
          <table:table-cell office:value-type="float" office:value="0.000408800365201046" calcext:value-type="float">
            <text:p>0.000408800365201046</text:p>
          </table:table-cell>
          <table:table-cell office:value-type="float" office:value="0.000404701539061876" calcext:value-type="float">
            <text:p>0.000404701539061876</text:p>
          </table:table-cell>
          <table:table-cell office:value-type="float" office:value="0.000580551450053927" calcext:value-type="float">
            <text:p>0.000580551450053927</text:p>
          </table:table-cell>
          <table:table-cell office:value-type="float" office:value="0.000236004813674384" calcext:value-type="float">
            <text:p>0.000236004813674384</text:p>
          </table:table-cell>
          <table:table-cell table:style-name="ce1" office:value-type="float" office:value="0.0000790103378232332" calcext:value-type="float">
            <text:p>7.90E-05</text:p>
          </table:table-cell>
          <table:table-cell office:value-type="float" office:value="-0.00000822907881573341" calcext:value-type="float">
            <text:p>-8.23E-06</text:p>
          </table:table-cell>
          <table:table-cell office:value-type="float" office:value="0.0000424430557189613" calcext:value-type="float">
            <text:p>4.24E-05</text:p>
          </table:table-cell>
          <table:table-cell office:value-type="float" office:value="0.0000614925110160785" calcext:value-type="float">
            <text:p>6.15E-05</text:p>
          </table:table-cell>
          <table:table-cell office:value-type="float" office:value="0.0000489055183766153" calcext:value-type="float">
            <text:p>4.89E-05</text:p>
          </table:table-cell>
          <table:table-cell office:value-type="float" office:value="-0.00000706270915913319" calcext:value-type="float">
            <text:p>-7.06E-06</text:p>
          </table:table-cell>
          <table:table-cell office:value-type="float" office:value="0.0000160515487964885" calcext:value-type="float">
            <text:p>1.61E-05</text:p>
          </table:table-cell>
          <table:table-cell office:value-type="float" office:value="0.0000676252838160401" calcext:value-type="float">
            <text:p>6.76E-05</text:p>
          </table:table-cell>
          <table:table-cell office:value-type="float" office:value="0.000162635580064159" calcext:value-type="float">
            <text:p>0.000162635580064159</text:p>
          </table:table-cell>
          <table:table-cell office:value-type="float" office:value="0.000240443963584235" calcext:value-type="float">
            <text:p>0.000240443963584235</text:p>
          </table:table-cell>
          <table:table-cell office:value-type="float" office:value="0.000258566424361193" calcext:value-type="float">
            <text:p>0.000258566424361193</text:p>
          </table:table-cell>
          <table:table-cell office:value-type="float" office:value="0.000259398506621403" calcext:value-type="float">
            <text:p>0.000259398506621403</text:p>
          </table:table-cell>
          <table:table-cell office:value-type="float" office:value="0.000312490555623772" calcext:value-type="float">
            <text:p>0.000312490555623772</text:p>
          </table:table-cell>
          <table:table-cell office:value-type="float" office:value="0.00000630981717752474" calcext:value-type="float">
            <text:p>6.31E-06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0.000423075610085106" calcext:value-type="float">
            <text:p>0.000423075610085106</text:p>
          </table:table-cell>
          <table:table-cell office:value-type="float" office:value="0.000356936571875208" calcext:value-type="float">
            <text:p>0.000356936571875208</text:p>
          </table:table-cell>
          <table:table-cell office:value-type="float" office:value="0.00040746818378003" calcext:value-type="float">
            <text:p>0.00040746818378003</text:p>
          </table:table-cell>
          <table:table-cell office:value-type="float" office:value="0.000341930226249857" calcext:value-type="float">
            <text:p>0.000341930226249857</text:p>
          </table:table-cell>
          <table:table-cell office:value-type="float" office:value="0.000304659997580108" calcext:value-type="float">
            <text:p>0.000304659997580108</text:p>
          </table:table-cell>
          <table:table-cell office:value-type="float" office:value="0.000317142257433474" calcext:value-type="float">
            <text:p>0.000317142257433474</text:p>
          </table:table-cell>
          <table:table-cell office:value-type="float" office:value="0.000405400087838469" calcext:value-type="float">
            <text:p>0.000405400087838469</text:p>
          </table:table-cell>
          <table:table-cell office:value-type="float" office:value="0.000583478687388332" calcext:value-type="float">
            <text:p>0.000583478687388332</text:p>
          </table:table-cell>
          <table:table-cell office:value-type="float" office:value="0.000628723038558297" calcext:value-type="float">
            <text:p>0.000628723038558297</text:p>
          </table:table-cell>
          <table:table-cell office:value-type="float" office:value="0.000366508938597334" calcext:value-type="float">
            <text:p>0.000366508938597334</text:p>
          </table:table-cell>
          <table:table-cell office:value-type="float" office:value="0.000264560786253767" calcext:value-type="float">
            <text:p>0.000264560786253767</text:p>
          </table:table-cell>
          <table:table-cell office:value-type="float" office:value="0.000296690204235998" calcext:value-type="float">
            <text:p>0.000296690204235998</text:p>
          </table:table-cell>
          <table:table-cell office:value-type="float" office:value="0.000357770854777303" calcext:value-type="float">
            <text:p>0.000357770854777303</text:p>
          </table:table-cell>
          <table:table-cell office:value-type="float" office:value="0.000428057365927203" calcext:value-type="float">
            <text:p>0.000428057365927203</text:p>
          </table:table-cell>
          <table:table-cell office:value-type="float" office:value="0.000380284580664821" calcext:value-type="float">
            <text:p>0.000380284580664821</text:p>
          </table:table-cell>
          <table:table-cell office:value-type="float" office:value="0.000388590520039685" calcext:value-type="float">
            <text:p>0.000388590520039685</text:p>
          </table:table-cell>
          <table:table-cell office:value-type="float" office:value="0.000463853701159721" calcext:value-type="float">
            <text:p>0.000463853701159721</text:p>
          </table:table-cell>
          <table:table-cell office:value-type="float" office:value="0.00041412946387266" calcext:value-type="float">
            <text:p>0.00041412946387266</text:p>
          </table:table-cell>
          <table:table-cell office:value-type="float" office:value="0.000473315803616324" calcext:value-type="float">
            <text:p>0.000473315803616324</text:p>
          </table:table-cell>
          <table:table-cell office:value-type="float" office:value="0.000383156672712936" calcext:value-type="float">
            <text:p>0.000383156672712936</text:p>
          </table:table-cell>
          <table:table-cell office:value-type="float" office:value="0.000344949765655" calcext:value-type="float">
            <text:p>0.000344949765655</text:p>
          </table:table-cell>
          <table:table-cell office:value-type="float" office:value="0.000379497071418191" calcext:value-type="float">
            <text:p>0.000379497071418191</text:p>
          </table:table-cell>
          <table:table-cell office:value-type="float" office:value="0.000481866958691838" calcext:value-type="float">
            <text:p>0.000481866958691838</text:p>
          </table:table-cell>
          <table:table-cell office:value-type="float" office:value="0.000602438480318287" calcext:value-type="float">
            <text:p>0.000602438480318287</text:p>
          </table:table-cell>
          <table:table-cell office:value-type="float" office:value="0.000639118044560111" calcext:value-type="float">
            <text:p>0.000639118044560111</text:p>
          </table:table-cell>
          <table:table-cell office:value-type="float" office:value="0.000454908823352332" calcext:value-type="float">
            <text:p>0.000454908823352332</text:p>
          </table:table-cell>
          <table:table-cell office:value-type="float" office:value="0.000371188425873972" calcext:value-type="float">
            <text:p>0.000371188425873972</text:p>
          </table:table-cell>
          <table:table-cell office:value-type="float" office:value="0.000368799967607584" calcext:value-type="float">
            <text:p>0.000368799967607584</text:p>
          </table:table-cell>
          <table:table-cell office:value-type="float" office:value="0.000402746168617932" calcext:value-type="float">
            <text:p>0.000402746168617932</text:p>
          </table:table-cell>
          <table:table-cell office:value-type="float" office:value="0.000464870070284856" calcext:value-type="float">
            <text:p>0.000464870070284856</text:p>
          </table:table-cell>
          <table:table-cell office:value-type="float" office:value="0.000484877145616208" calcext:value-type="float">
            <text:p>0.000484877145616208</text:p>
          </table:table-cell>
          <table:table-cell office:value-type="float" office:value="0.00046095314254024" calcext:value-type="float">
            <text:p>0.00046095314254024</text:p>
          </table:table-cell>
          <table:table-cell office:value-type="float" office:value="0.125523201473903" calcext:value-type="float">
            <text:p>0.125523201473903</text:p>
          </table:table-cell>
          <table:table-cell office:value-type="float" office:value="0.000437670577695099" calcext:value-type="float">
            <text:p>0.000437670577695099</text:p>
          </table:table-cell>
          <table:table-cell office:value-type="float" office:value="0.000332233867659466" calcext:value-type="float">
            <text:p>0.000332233867659466</text:p>
          </table:table-cell>
          <table:table-cell office:value-type="float" office:value="0.00030030452244911" calcext:value-type="float">
            <text:p>0.00030030452244911</text:p>
          </table:table-cell>
          <table:table-cell office:value-type="float" office:value="0.000337870057311093" calcext:value-type="float">
            <text:p>0.000337870057311093</text:p>
          </table:table-cell>
          <table:table-cell office:value-type="float" office:value="0.00041200569306093" calcext:value-type="float">
            <text:p>0.00041200569306093</text:p>
          </table:table-cell>
          <table:table-cell office:value-type="float" office:value="0.000525505014355756" calcext:value-type="float">
            <text:p>0.000525505014355756</text:p>
          </table:table-cell>
          <table:table-cell office:value-type="float" office:value="0.00039595890336231" calcext:value-type="float">
            <text:p>0.00039595890336231</text:p>
          </table:table-cell>
          <table:table-cell office:value-type="float" office:value="0.000283929035042096" calcext:value-type="float">
            <text:p>0.000283929035042096</text:p>
          </table:table-cell>
          <table:table-cell office:value-type="float" office:value="0.000352627560453009" calcext:value-type="float">
            <text:p>0.000352627560453009</text:p>
          </table:table-cell>
          <table:table-cell office:value-type="float" office:value="0.000500564581983539" calcext:value-type="float">
            <text:p>0.000500564581983539</text:p>
          </table:table-cell>
          <table:table-cell office:value-type="float" office:value="0.000603746495791697" calcext:value-type="float">
            <text:p>0.000603746495791697</text:p>
          </table:table-cell>
          <table:table-cell office:value-type="float" office:value="0.000518257909708602" calcext:value-type="float">
            <text:p>0.000518257909708602</text:p>
          </table:table-cell>
          <table:table-cell office:value-type="float" office:value="0.000617354065783599" calcext:value-type="float">
            <text:p>0.000617354065783599</text:p>
          </table:table-cell>
          <table:table-cell office:value-type="float" office:value="0.000512267795631926" calcext:value-type="float">
            <text:p>0.000512267795631926</text:p>
          </table:table-cell>
          <table:table-cell office:value-type="float" office:value="0.000297361819004303" calcext:value-type="float">
            <text:p>0.000297361819004303</text:p>
          </table:table-cell>
          <table:table-cell office:value-type="float" office:value="0.000178463223633134" calcext:value-type="float">
            <text:p>0.000178463223633134</text:p>
          </table:table-cell>
          <table:table-cell office:value-type="float" office:value="0.0000608891168401228" calcext:value-type="float">
            <text:p>6.09E-05</text:p>
          </table:table-cell>
          <table:table-cell office:value-type="float" office:value="0.0000737476573090783" calcext:value-type="float">
            <text:p>7.37E-05</text:p>
          </table:table-cell>
          <table:table-cell office:value-type="float" office:value="0.0000733169298891086" calcext:value-type="float">
            <text:p>7.33E-05</text:p>
          </table:table-cell>
          <table:table-cell office:value-type="float" office:value="0.0000542276747566545" calcext:value-type="float">
            <text:p>5.42E-05</text:p>
          </table:table-cell>
          <table:table-cell office:value-type="float" office:value="-0.0000109288944395657" calcext:value-type="float">
            <text:p>-1.09E-05</text:p>
          </table:table-cell>
          <table:table-cell office:value-type="float" office:value="0.00000532010177936174" calcext:value-type="float">
            <text:p>5.32E-06</text:p>
          </table:table-cell>
          <table:table-cell office:value-type="float" office:value="0.0000467650803636338" calcext:value-type="float">
            <text:p>4.68E-05</text:p>
          </table:table-cell>
          <table:table-cell office:value-type="float" office:value="0.000132262344493964" calcext:value-type="float">
            <text:p>0.000132262344493964</text:p>
          </table:table-cell>
          <table:table-cell office:value-type="float" office:value="0.000198570718188885" calcext:value-type="float">
            <text:p>0.000198570718188885</text:p>
          </table:table-cell>
          <table:table-cell office:value-type="float" office:value="0.000197417636364628" calcext:value-type="float">
            <text:p>0.000197417636364628</text:p>
          </table:table-cell>
          <table:table-cell office:value-type="float" office:value="0.000184125283857829" calcext:value-type="float">
            <text:p>0.000184125283857829</text:p>
          </table:table-cell>
          <table:table-cell office:value-type="float" office:value="0.000216183595584938" calcext:value-type="float">
            <text:p>0.000216183595584938</text:p>
          </table:table-cell>
          <table:table-cell office:value-type="float" office:value="0.0000123837458148724" calcext:value-type="float">
            <text:p>1.24E-05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0.000388443033736831" calcext:value-type="float">
            <text:p>0.000388443033736831</text:p>
          </table:table-cell>
          <table:table-cell office:value-type="float" office:value="0.00035910342589392" calcext:value-type="float">
            <text:p>0.00035910342589392</text:p>
          </table:table-cell>
          <table:table-cell office:value-type="float" office:value="0.000385833554636898" calcext:value-type="float">
            <text:p>0.000385833554636898</text:p>
          </table:table-cell>
          <table:table-cell office:value-type="float" office:value="0.000372018666997504" calcext:value-type="float">
            <text:p>0.000372018666997504</text:p>
          </table:table-cell>
          <table:table-cell office:value-type="float" office:value="0.000337741548662614" calcext:value-type="float">
            <text:p>0.000337741548662614</text:p>
          </table:table-cell>
          <table:table-cell office:value-type="float" office:value="0.000328509382795712" calcext:value-type="float">
            <text:p>0.000328509382795712</text:p>
          </table:table-cell>
          <table:table-cell office:value-type="float" office:value="0.000385890023167804" calcext:value-type="float">
            <text:p>0.000385890023167804</text:p>
          </table:table-cell>
          <table:table-cell office:value-type="float" office:value="0.000454713400619081" calcext:value-type="float">
            <text:p>0.000454713400619081</text:p>
          </table:table-cell>
          <table:table-cell office:value-type="float" office:value="0.000451277010283511" calcext:value-type="float">
            <text:p>0.000451277010283511</text:p>
          </table:table-cell>
          <table:table-cell office:value-type="float" office:value="0.00036727298598441" calcext:value-type="float">
            <text:p>0.00036727298598441</text:p>
          </table:table-cell>
          <table:table-cell office:value-type="float" office:value="0.000326003696289851" calcext:value-type="float">
            <text:p>0.000326003696289851</text:p>
          </table:table-cell>
          <table:table-cell office:value-type="float" office:value="0.000329863858276245" calcext:value-type="float">
            <text:p>0.000329863858276245</text:p>
          </table:table-cell>
          <table:table-cell office:value-type="float" office:value="0.000361151612619843" calcext:value-type="float">
            <text:p>0.000361151612619843</text:p>
          </table:table-cell>
          <table:table-cell office:value-type="float" office:value="0.000404572652496072" calcext:value-type="float">
            <text:p>0.000404572652496072</text:p>
          </table:table-cell>
          <table:table-cell office:value-type="float" office:value="0.000370311516972599" calcext:value-type="float">
            <text:p>0.000370311516972599</text:p>
          </table:table-cell>
          <table:table-cell office:value-type="float" office:value="0.000376404918800746" calcext:value-type="float">
            <text:p>0.000376404918800746</text:p>
          </table:table-cell>
          <table:table-cell office:value-type="float" office:value="0.000407379292111322" calcext:value-type="float">
            <text:p>0.000407379292111322</text:p>
          </table:table-cell>
          <table:table-cell office:value-type="float" office:value="0.000384564446946195" calcext:value-type="float">
            <text:p>0.000384564446946195</text:p>
          </table:table-cell>
          <table:table-cell office:value-type="float" office:value="0.000413523610087201" calcext:value-type="float">
            <text:p>0.000413523610087201</text:p>
          </table:table-cell>
          <table:table-cell office:value-type="float" office:value="0.000365669091086484" calcext:value-type="float">
            <text:p>0.000365669091086484</text:p>
          </table:table-cell>
          <table:table-cell office:value-type="float" office:value="0.000349792110728337" calcext:value-type="float">
            <text:p>0.000349792110728337</text:p>
          </table:table-cell>
          <table:table-cell office:value-type="float" office:value="0.000366122156517952" calcext:value-type="float">
            <text:p>0.000366122156517952</text:p>
          </table:table-cell>
          <table:table-cell office:value-type="float" office:value="0.000421058500206569" calcext:value-type="float">
            <text:p>0.000421058500206569</text:p>
          </table:table-cell>
          <table:table-cell office:value-type="float" office:value="0.000462018105090281" calcext:value-type="float">
            <text:p>0.000462018105090281</text:p>
          </table:table-cell>
          <table:table-cell office:value-type="float" office:value="0.000458033798487267" calcext:value-type="float">
            <text:p>0.000458033798487267</text:p>
          </table:table-cell>
          <table:table-cell office:value-type="float" office:value="0.00041380035230272" calcext:value-type="float">
            <text:p>0.00041380035230272</text:p>
          </table:table-cell>
          <table:table-cell office:value-type="float" office:value="0.000372173871504849" calcext:value-type="float">
            <text:p>0.000372173871504849</text:p>
          </table:table-cell>
          <table:table-cell office:value-type="float" office:value="0.000368411053683243" calcext:value-type="float">
            <text:p>0.000368411053683243</text:p>
          </table:table-cell>
          <table:table-cell office:value-type="float" office:value="0.000385308436114402" calcext:value-type="float">
            <text:p>0.000385308436114402</text:p>
          </table:table-cell>
          <table:table-cell office:value-type="float" office:value="0.000418590006734814" calcext:value-type="float">
            <text:p>0.000418590006734814</text:p>
          </table:table-cell>
          <table:table-cell office:value-type="float" office:value="0.000420396035204047" calcext:value-type="float">
            <text:p>0.000420396035204047</text:p>
          </table:table-cell>
          <table:table-cell office:value-type="float" office:value="0.000413915746987464" calcext:value-type="float">
            <text:p>0.000413915746987464</text:p>
          </table:table-cell>
          <table:table-cell office:value-type="float" office:value="0.000437670577695099" calcext:value-type="float">
            <text:p>0.000437670577695099</text:p>
          </table:table-cell>
          <table:table-cell office:value-type="float" office:value="0.0913138012269502" calcext:value-type="float">
            <text:p>0.0913138012269502</text:p>
          </table:table-cell>
          <table:table-cell office:value-type="float" office:value="0.000350014128278471" calcext:value-type="float">
            <text:p>0.000350014128278471</text:p>
          </table:table-cell>
          <table:table-cell office:value-type="float" office:value="0.000331139575343282" calcext:value-type="float">
            <text:p>0.000331139575343282</text:p>
          </table:table-cell>
          <table:table-cell office:value-type="float" office:value="0.000354511380726553" calcext:value-type="float">
            <text:p>0.000354511380726553</text:p>
          </table:table-cell>
          <table:table-cell office:value-type="float" office:value="0.000392699911052588" calcext:value-type="float">
            <text:p>0.000392699911052588</text:p>
          </table:table-cell>
          <table:table-cell office:value-type="float" office:value="0.000437791875094057" calcext:value-type="float">
            <text:p>0.000437791875094057</text:p>
          </table:table-cell>
          <table:table-cell office:value-type="float" office:value="0.00037980641146931" calcext:value-type="float">
            <text:p>0.00037980641146931</text:p>
          </table:table-cell>
          <table:table-cell office:value-type="float" office:value="0.000320651246549229" calcext:value-type="float">
            <text:p>0.000320651246549229</text:p>
          </table:table-cell>
          <table:table-cell office:value-type="float" office:value="0.000352235219129554" calcext:value-type="float">
            <text:p>0.000352235219129554</text:p>
          </table:table-cell>
          <table:table-cell office:value-type="float" office:value="0.000426881821441248" calcext:value-type="float">
            <text:p>0.000426881821441248</text:p>
          </table:table-cell>
          <table:table-cell office:value-type="float" office:value="0.000455940735833474" calcext:value-type="float">
            <text:p>0.000455940735833474</text:p>
          </table:table-cell>
          <table:table-cell office:value-type="float" office:value="0.000436743369764691" calcext:value-type="float">
            <text:p>0.000436743369764691</text:p>
          </table:table-cell>
          <table:table-cell office:value-type="float" office:value="0.000458521827047773" calcext:value-type="float">
            <text:p>0.000458521827047773</text:p>
          </table:table-cell>
          <table:table-cell office:value-type="float" office:value="0.000267667779503043" calcext:value-type="float">
            <text:p>0.000267667779503043</text:p>
          </table:table-cell>
          <table:table-cell office:value-type="float" office:value="0.000100972462490846" calcext:value-type="float">
            <text:p>0.000100972462490846</text:p>
          </table:table-cell>
          <table:table-cell table:style-name="ce1" office:value-type="float" office:value="0.0000969534366569347" calcext:value-type="float">
            <text:p>9.70E-05</text:p>
          </table:table-cell>
          <table:table-cell office:value-type="float" office:value="0.0000215537980621759" calcext:value-type="float">
            <text:p>2.16E-05</text:p>
          </table:table-cell>
          <table:table-cell office:value-type="float" office:value="-0.0000416324331534163" calcext:value-type="float">
            <text:p>-4.16E-05</text:p>
          </table:table-cell>
          <table:table-cell office:value-type="float" office:value="-0.0000559731330243293" calcext:value-type="float">
            <text:p>-5.60E-05</text:p>
          </table:table-cell>
          <table:table-cell office:value-type="float" office:value="-0.0000375068588959265" calcext:value-type="float">
            <text:p>-3.75E-05</text:p>
          </table:table-cell>
          <table:table-cell office:value-type="float" office:value="0.00001059164726573" calcext:value-type="float">
            <text:p>1.06E-05</text:p>
          </table:table-cell>
          <table:table-cell office:value-type="float" office:value="0.0000169002473342511" calcext:value-type="float">
            <text:p>1.69E-05</text:p>
          </table:table-cell>
          <table:table-cell office:value-type="float" office:value="0.0000298549762701677" calcext:value-type="float">
            <text:p>2.99E-05</text:p>
          </table:table-cell>
          <table:table-cell table:style-name="ce1" office:value-type="float" office:value="0.000073839303087214" calcext:value-type="float">
            <text:p>7.38E-05</text:p>
          </table:table-cell>
          <table:table-cell office:value-type="float" office:value="0.00010727503958401" calcext:value-type="float">
            <text:p>0.00010727503958401</text:p>
          </table:table-cell>
          <table:table-cell office:value-type="float" office:value="0.000106892865805215" calcext:value-type="float">
            <text:p>0.000106892865805215</text:p>
          </table:table-cell>
          <table:table-cell table:style-name="ce1" office:value-type="float" office:value="0.0000956151006664555" calcext:value-type="float">
            <text:p>9.56E-05</text:p>
          </table:table-cell>
          <table:table-cell office:value-type="float" office:value="0.000124805252369961" calcext:value-type="float">
            <text:p>0.000124805252369961</text:p>
          </table:table-cell>
          <table:table-cell office:value-type="float" office:value="0.00000935293772977664" calcext:value-type="float">
            <text:p>9.35E-06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0.000328750977625041" calcext:value-type="float">
            <text:p>0.000328750977625041</text:p>
          </table:table-cell>
          <table:table-cell office:value-type="float" office:value="0.000372391682165407" calcext:value-type="float">
            <text:p>0.000372391682165407</text:p>
          </table:table-cell>
          <table:table-cell office:value-type="float" office:value="0.000405242529491454" calcext:value-type="float">
            <text:p>0.000405242529491454</text:p>
          </table:table-cell>
          <table:table-cell office:value-type="float" office:value="0.00055208728607325" calcext:value-type="float">
            <text:p>0.00055208728607325</text:p>
          </table:table-cell>
          <table:table-cell office:value-type="float" office:value="0.00055706775610287" calcext:value-type="float">
            <text:p>0.00055706775610287</text:p>
          </table:table-cell>
          <table:table-cell office:value-type="float" office:value="0.000406424695768095" calcext:value-type="float">
            <text:p>0.000406424695768095</text:p>
          </table:table-cell>
          <table:table-cell office:value-type="float" office:value="0.000272186479975314" calcext:value-type="float">
            <text:p>0.000272186479975314</text:p>
          </table:table-cell>
          <table:table-cell office:value-type="float" office:value="0.000240497654079064" calcext:value-type="float">
            <text:p>0.000240497654079064</text:p>
          </table:table-cell>
          <table:table-cell office:value-type="float" office:value="0.000241064974801941" calcext:value-type="float">
            <text:p>0.000241064974801941</text:p>
          </table:table-cell>
          <table:table-cell office:value-type="float" office:value="0.00043096860437175" calcext:value-type="float">
            <text:p>0.00043096860437175</text:p>
          </table:table-cell>
          <table:table-cell office:value-type="float" office:value="0.000549292809163117" calcext:value-type="float">
            <text:p>0.000549292809163117</text:p>
          </table:table-cell>
          <table:table-cell office:value-type="float" office:value="0.000518307986212675" calcext:value-type="float">
            <text:p>0.000518307986212675</text:p>
          </table:table-cell>
          <table:table-cell office:value-type="float" office:value="0.000407409951547973" calcext:value-type="float">
            <text:p>0.000407409951547973</text:p>
          </table:table-cell>
          <table:table-cell office:value-type="float" office:value="0.000428964622142034" calcext:value-type="float">
            <text:p>0.000428964622142034</text:p>
          </table:table-cell>
          <table:table-cell office:value-type="float" office:value="0.000474459909803275" calcext:value-type="float">
            <text:p>0.000474459909803275</text:p>
          </table:table-cell>
          <table:table-cell office:value-type="float" office:value="0.000367305262165452" calcext:value-type="float">
            <text:p>0.000367305262165452</text:p>
          </table:table-cell>
          <table:table-cell office:value-type="float" office:value="0.000312038653013727" calcext:value-type="float">
            <text:p>0.000312038653013727</text:p>
          </table:table-cell>
          <table:table-cell office:value-type="float" office:value="0.000294039881186548" calcext:value-type="float">
            <text:p>0.000294039881186548</text:p>
          </table:table-cell>
          <table:table-cell office:value-type="float" office:value="0.000296522911660256" calcext:value-type="float">
            <text:p>0.000296522911660256</text:p>
          </table:table-cell>
          <table:table-cell office:value-type="float" office:value="0.000435210228548397" calcext:value-type="float">
            <text:p>0.000435210228548397</text:p>
          </table:table-cell>
          <table:table-cell office:value-type="float" office:value="0.000444507289275722" calcext:value-type="float">
            <text:p>0.000444507289275722</text:p>
          </table:table-cell>
          <table:table-cell office:value-type="float" office:value="0.000365958376766465" calcext:value-type="float">
            <text:p>0.000365958376766465</text:p>
          </table:table-cell>
          <table:table-cell office:value-type="float" office:value="0.000283281440596226" calcext:value-type="float">
            <text:p>0.000283281440596226</text:p>
          </table:table-cell>
          <table:table-cell office:value-type="float" office:value="0.000255797490616962" calcext:value-type="float">
            <text:p>0.000255797490616962</text:p>
          </table:table-cell>
          <table:table-cell office:value-type="float" office:value="0.000255856160013649" calcext:value-type="float">
            <text:p>0.000255856160013649</text:p>
          </table:table-cell>
          <table:table-cell office:value-type="float" office:value="0.00036754877880723" calcext:value-type="float">
            <text:p>0.00036754877880723</text:p>
          </table:table-cell>
          <table:table-cell office:value-type="float" office:value="0.000534780512615146" calcext:value-type="float">
            <text:p>0.000534780512615146</text:p>
          </table:table-cell>
          <table:table-cell office:value-type="float" office:value="0.000500458572364346" calcext:value-type="float">
            <text:p>0.000500458572364346</text:p>
          </table:table-cell>
          <table:table-cell office:value-type="float" office:value="0.000427315580208465" calcext:value-type="float">
            <text:p>0.000427315580208465</text:p>
          </table:table-cell>
          <table:table-cell office:value-type="float" office:value="0.000369119135737621" calcext:value-type="float">
            <text:p>0.000369119135737621</text:p>
          </table:table-cell>
          <table:table-cell office:value-type="float" office:value="0.000389622472652159" calcext:value-type="float">
            <text:p>0.000389622472652159</text:p>
          </table:table-cell>
          <table:table-cell office:value-type="float" office:value="0.000365993146386545" calcext:value-type="float">
            <text:p>0.000365993146386545</text:p>
          </table:table-cell>
          <table:table-cell office:value-type="float" office:value="0.000332233867659466" calcext:value-type="float">
            <text:p>0.000332233867659466</text:p>
          </table:table-cell>
          <table:table-cell office:value-type="float" office:value="0.000350014128278471" calcext:value-type="float">
            <text:p>0.000350014128278471</text:p>
          </table:table-cell>
          <table:table-cell office:value-type="float" office:value="0.0671819559454934" calcext:value-type="float">
            <text:p>0.0671819559454934</text:p>
          </table:table-cell>
          <table:table-cell office:value-type="float" office:value="0.000459587666429326" calcext:value-type="float">
            <text:p>0.000459587666429326</text:p>
          </table:table-cell>
          <table:table-cell office:value-type="float" office:value="0.000399643677884684" calcext:value-type="float">
            <text:p>0.000399643677884684</text:p>
          </table:table-cell>
          <table:table-cell office:value-type="float" office:value="0.000330384535857538" calcext:value-type="float">
            <text:p>0.000330384535857538</text:p>
          </table:table-cell>
          <table:table-cell office:value-type="float" office:value="0.000307946279532314" calcext:value-type="float">
            <text:p>0.000307946279532314</text:p>
          </table:table-cell>
          <table:table-cell office:value-type="float" office:value="0.000473361034690148" calcext:value-type="float">
            <text:p>0.000473361034690148</text:p>
          </table:table-cell>
          <table:table-cell office:value-type="float" office:value="0.000509555217278617" calcext:value-type="float">
            <text:p>0.000509555217278617</text:p>
          </table:table-cell>
          <table:table-cell office:value-type="float" office:value="0.000307085699640345" calcext:value-type="float">
            <text:p>0.000307085699640345</text:p>
          </table:table-cell>
          <table:table-cell office:value-type="float" office:value="0.000236011734765435" calcext:value-type="float">
            <text:p>0.000236011734765435</text:p>
          </table:table-cell>
          <table:table-cell office:value-type="float" office:value="0.00023742328108253" calcext:value-type="float">
            <text:p>0.00023742328108253</text:p>
          </table:table-cell>
          <table:table-cell office:value-type="float" office:value="0.000234778958338133" calcext:value-type="float">
            <text:p>0.000234778958338133</text:p>
          </table:table-cell>
          <table:table-cell office:value-type="float" office:value="0.000244029950111147" calcext:value-type="float">
            <text:p>0.000244029950111147</text:p>
          </table:table-cell>
          <table:table-cell office:value-type="float" office:value="0.000247834750636688" calcext:value-type="float">
            <text:p>0.000247834750636688</text:p>
          </table:table-cell>
          <table:table-cell table:style-name="ce1" office:value-type="float" office:value="-0.0000535979158961768" calcext:value-type="float">
            <text:p>-5.36E-05</text:p>
          </table:table-cell>
          <table:table-cell table:style-name="ce1" office:value-type="float" office:value="-0.0000107741508747586" calcext:value-type="float">
            <text:p>-1.08E-05</text:p>
          </table:table-cell>
          <table:table-cell office:value-type="float" office:value="-0.0000111392491763582" calcext:value-type="float">
            <text:p>-1.11E-05</text:p>
          </table:table-cell>
          <table:table-cell office:value-type="float" office:value="-0.0000571978423949912" calcext:value-type="float">
            <text:p>-5.72E-05</text:p>
          </table:table-cell>
          <table:table-cell office:value-type="float" office:value="-0.0000767236555186137" calcext:value-type="float">
            <text:p>-7.67E-05</text:p>
          </table:table-cell>
          <table:table-cell office:value-type="float" office:value="-0.0000475848844950102" calcext:value-type="float">
            <text:p>-4.76E-05</text:p>
          </table:table-cell>
          <table:table-cell office:value-type="float" office:value="0.0000137272179958507" calcext:value-type="float">
            <text:p>1.37E-05</text:p>
          </table:table-cell>
          <table:table-cell office:value-type="float" office:value="0.0000239476868913734" calcext:value-type="float">
            <text:p>2.39E-05</text:p>
          </table:table-cell>
          <table:table-cell office:value-type="float" office:value="0.0000551831806067261" calcext:value-type="float">
            <text:p>5.52E-05</text:p>
          </table:table-cell>
          <table:table-cell office:value-type="float" office:value="0.000119562550829709" calcext:value-type="float">
            <text:p>0.000119562550829709</text:p>
          </table:table-cell>
          <table:table-cell office:value-type="float" office:value="0.000175373165859684" calcext:value-type="float">
            <text:p>0.000175373165859684</text:p>
          </table:table-cell>
          <table:table-cell office:value-type="float" office:value="0.00019790516437973" calcext:value-type="float">
            <text:p>0.00019790516437973</text:p>
          </table:table-cell>
          <table:table-cell office:value-type="float" office:value="0.000204216066120707" calcext:value-type="float">
            <text:p>0.000204216066120707</text:p>
          </table:table-cell>
          <table:table-cell office:value-type="float" office:value="0.000248485642794314" calcext:value-type="float">
            <text:p>0.000248485642794314</text:p>
          </table:table-cell>
          <table:table-cell office:value-type="float" office:value="0.0000139641418258652" calcext:value-type="float">
            <text:p>1.40E-05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0.000325274713320279" calcext:value-type="float">
            <text:p>0.000325274713320279</text:p>
          </table:table-cell>
          <table:table-cell office:value-type="float" office:value="0.000368077800281704" calcext:value-type="float">
            <text:p>0.000368077800281704</text:p>
          </table:table-cell>
          <table:table-cell office:value-type="float" office:value="0.000369797109852967" calcext:value-type="float">
            <text:p>0.000369797109852967</text:p>
          </table:table-cell>
          <table:table-cell office:value-type="float" office:value="0.000438979887492848" calcext:value-type="float">
            <text:p>0.000438979887492848</text:p>
          </table:table-cell>
          <table:table-cell office:value-type="float" office:value="0.000433923316699325" calcext:value-type="float">
            <text:p>0.000433923316699325</text:p>
          </table:table-cell>
          <table:table-cell office:value-type="float" office:value="0.000383570279001281" calcext:value-type="float">
            <text:p>0.000383570279001281</text:p>
          </table:table-cell>
          <table:table-cell office:value-type="float" office:value="0.000278794871580721" calcext:value-type="float">
            <text:p>0.000278794871580721</text:p>
          </table:table-cell>
          <table:table-cell office:value-type="float" office:value="0.000154333532026935" calcext:value-type="float">
            <text:p>0.000154333532026935</text:p>
          </table:table-cell>
          <table:table-cell office:value-type="float" office:value="0.000122105254840305" calcext:value-type="float">
            <text:p>0.000122105254840305</text:p>
          </table:table-cell>
          <table:table-cell office:value-type="float" office:value="0.000402619104947575" calcext:value-type="float">
            <text:p>0.000402619104947575</text:p>
          </table:table-cell>
          <table:table-cell office:value-type="float" office:value="0.000478981884620249" calcext:value-type="float">
            <text:p>0.000478981884620249</text:p>
          </table:table-cell>
          <table:table-cell office:value-type="float" office:value="0.000470211589461361" calcext:value-type="float">
            <text:p>0.000470211589461361</text:p>
          </table:table-cell>
          <table:table-cell office:value-type="float" office:value="0.000433397758976363" calcext:value-type="float">
            <text:p>0.000433397758976363</text:p>
          </table:table-cell>
          <table:table-cell office:value-type="float" office:value="0.000403303193941572" calcext:value-type="float">
            <text:p>0.000403303193941572</text:p>
          </table:table-cell>
          <table:table-cell office:value-type="float" office:value="0.000442540371174713" calcext:value-type="float">
            <text:p>0.000442540371174713</text:p>
          </table:table-cell>
          <table:table-cell office:value-type="float" office:value="0.000375825594074308" calcext:value-type="float">
            <text:p>0.000375825594074308</text:p>
          </table:table-cell>
          <table:table-cell office:value-type="float" office:value="0.000284048391244683" calcext:value-type="float">
            <text:p>0.000284048391244683</text:p>
          </table:table-cell>
          <table:table-cell office:value-type="float" office:value="0.000281875215959187" calcext:value-type="float">
            <text:p>0.000281875215959187</text:p>
          </table:table-cell>
          <table:table-cell office:value-type="float" office:value="0.000249860534437152" calcext:value-type="float">
            <text:p>0.000249860534437152</text:p>
          </table:table-cell>
          <table:table-cell office:value-type="float" office:value="0.000360443718419862" calcext:value-type="float">
            <text:p>0.000360443718419862</text:p>
          </table:table-cell>
          <table:table-cell office:value-type="float" office:value="0.000409718359104156" calcext:value-type="float">
            <text:p>0.000409718359104156</text:p>
          </table:table-cell>
          <table:table-cell office:value-type="float" office:value="0.000362517445649101" calcext:value-type="float">
            <text:p>0.000362517445649101</text:p>
          </table:table-cell>
          <table:table-cell office:value-type="float" office:value="0.000266940100977312" calcext:value-type="float">
            <text:p>0.000266940100977312</text:p>
          </table:table-cell>
          <table:table-cell office:value-type="float" office:value="0.00016699264294223" calcext:value-type="float">
            <text:p>0.00016699264294223</text:p>
          </table:table-cell>
          <table:table-cell office:value-type="float" office:value="0.000140777604626719" calcext:value-type="float">
            <text:p>0.000140777604626719</text:p>
          </table:table-cell>
          <table:table-cell office:value-type="float" office:value="0.000344964284535417" calcext:value-type="float">
            <text:p>0.000344964284535417</text:p>
          </table:table-cell>
          <table:table-cell office:value-type="float" office:value="0.000465940345757925" calcext:value-type="float">
            <text:p>0.000465940345757925</text:p>
          </table:table-cell>
          <table:table-cell office:value-type="float" office:value="0.000498309237664008" calcext:value-type="float">
            <text:p>0.000498309237664008</text:p>
          </table:table-cell>
          <table:table-cell office:value-type="float" office:value="0.000434815998940634" calcext:value-type="float">
            <text:p>0.000434815998940634</text:p>
          </table:table-cell>
          <table:table-cell office:value-type="float" office:value="0.000369799844635469" calcext:value-type="float">
            <text:p>0.000369799844635469</text:p>
          </table:table-cell>
          <table:table-cell office:value-type="float" office:value="0.000365410913076822" calcext:value-type="float">
            <text:p>0.000365410913076822</text:p>
          </table:table-cell>
          <table:table-cell office:value-type="float" office:value="0.000373512059423527" calcext:value-type="float">
            <text:p>0.000373512059423527</text:p>
          </table:table-cell>
          <table:table-cell office:value-type="float" office:value="0.00030030452244911" calcext:value-type="float">
            <text:p>0.00030030452244911</text:p>
          </table:table-cell>
          <table:table-cell office:value-type="float" office:value="0.000331139575343282" calcext:value-type="float">
            <text:p>0.000331139575343282</text:p>
          </table:table-cell>
          <table:table-cell office:value-type="float" office:value="0.000459587666429326" calcext:value-type="float">
            <text:p>0.000459587666429326</text:p>
          </table:table-cell>
          <table:table-cell office:value-type="float" office:value="0.0213406663722549" calcext:value-type="float">
            <text:p>0.0213406663722549</text:p>
          </table:table-cell>
          <table:table-cell office:value-type="float" office:value="0.000466860597435484" calcext:value-type="float">
            <text:p>0.000466860597435484</text:p>
          </table:table-cell>
          <table:table-cell office:value-type="float" office:value="0.000405566880526232" calcext:value-type="float">
            <text:p>0.000405566880526232</text:p>
          </table:table-cell>
          <table:table-cell office:value-type="float" office:value="0.000325252807341236" calcext:value-type="float">
            <text:p>0.000325252807341236</text:p>
          </table:table-cell>
          <table:table-cell office:value-type="float" office:value="0.00042298408584497" calcext:value-type="float">
            <text:p>0.00042298408584497</text:p>
          </table:table-cell>
          <table:table-cell office:value-type="float" office:value="0.000488975537322996" calcext:value-type="float">
            <text:p>0.000488975537322996</text:p>
          </table:table-cell>
          <table:table-cell office:value-type="float" office:value="0.000311709175159502" calcext:value-type="float">
            <text:p>0.000311709175159502</text:p>
          </table:table-cell>
          <table:table-cell office:value-type="float" office:value="0.000192196871835244" calcext:value-type="float">
            <text:p>0.000192196871835244</text:p>
          </table:table-cell>
          <table:table-cell office:value-type="float" office:value="0.00013424639256263" calcext:value-type="float">
            <text:p>0.00013424639256263</text:p>
          </table:table-cell>
          <table:table-cell office:value-type="float" office:value="0.000185088852184506" calcext:value-type="float">
            <text:p>0.000185088852184506</text:p>
          </table:table-cell>
          <table:table-cell office:value-type="float" office:value="0.000133640091666927" calcext:value-type="float">
            <text:p>0.000133640091666927</text:p>
          </table:table-cell>
          <table:table-cell office:value-type="float" office:value="0.000103402555710105" calcext:value-type="float">
            <text:p>0.000103402555710105</text:p>
          </table:table-cell>
          <table:table-cell office:value-type="float" office:value="-0.000451463368272349" calcext:value-type="float">
            <text:p>-0.000451463368272349</text:p>
          </table:table-cell>
          <table:table-cell office:value-type="float" office:value="-0.000272924929338979" calcext:value-type="float">
            <text:p>-0.000272924929338979</text:p>
          </table:table-cell>
          <table:table-cell office:value-type="float" office:value="-0.0000622854329850117" calcext:value-type="float">
            <text:p>-6.23E-05</text:p>
          </table:table-cell>
          <table:table-cell office:value-type="float" office:value="-0.0000533205972908798" calcext:value-type="float">
            <text:p>-5.33E-05</text:p>
          </table:table-cell>
          <table:table-cell office:value-type="float" office:value="-0.0000698242895001332" calcext:value-type="float">
            <text:p>-6.98E-05</text:p>
          </table:table-cell>
          <table:table-cell office:value-type="float" office:value="-0.0000493148172464479" calcext:value-type="float">
            <text:p>-4.93E-05</text:p>
          </table:table-cell>
          <table:table-cell office:value-type="float" office:value="0.000026742089235851" calcext:value-type="float">
            <text:p>2.67E-05</text:p>
          </table:table-cell>
          <table:table-cell office:value-type="float" office:value="0.0000678684347566666" calcext:value-type="float">
            <text:p>6.79E-05</text:p>
          </table:table-cell>
          <table:table-cell table:style-name="Default" office:value-type="float" office:value="0.000124385630840889" calcext:value-type="float">
            <text:p>0.000124385630840889</text:p>
          </table:table-cell>
          <table:table-cell office:value-type="float" office:value="0.000201826777572932" calcext:value-type="float">
            <text:p>0.000201826777572932</text:p>
          </table:table-cell>
          <table:table-cell office:value-type="float" office:value="0.000268300459687347" calcext:value-type="float">
            <text:p>0.000268300459687347</text:p>
          </table:table-cell>
          <table:table-cell office:value-type="float" office:value="0.000292620538332775" calcext:value-type="float">
            <text:p>0.000292620538332775</text:p>
          </table:table-cell>
          <table:table-cell office:value-type="float" office:value="0.000300679974704296" calcext:value-type="float">
            <text:p>0.000300679974704296</text:p>
          </table:table-cell>
          <table:table-cell office:value-type="float" office:value="0.000343564599930559" calcext:value-type="float">
            <text:p>0.000343564599930559</text:p>
          </table:table-cell>
          <table:table-cell office:value-type="float" office:value="0.0000105614546494205" calcext:value-type="float">
            <text:p>1.06E-05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0.000348180953978523" calcext:value-type="float">
            <text:p>0.000348180953978523</text:p>
          </table:table-cell>
          <table:table-cell office:value-type="float" office:value="0.000339022790965362" calcext:value-type="float">
            <text:p>0.000339022790965362</text:p>
          </table:table-cell>
          <table:table-cell office:value-type="float" office:value="0.000351568706248658" calcext:value-type="float">
            <text:p>0.000351568706248658</text:p>
          </table:table-cell>
          <table:table-cell office:value-type="float" office:value="0.000359517298018385" calcext:value-type="float">
            <text:p>0.000359517298018385</text:p>
          </table:table-cell>
          <table:table-cell office:value-type="float" office:value="0.000334907757822471" calcext:value-type="float">
            <text:p>0.000334907757822471</text:p>
          </table:table-cell>
          <table:table-cell office:value-type="float" office:value="0.000320128579487137" calcext:value-type="float">
            <text:p>0.000320128579487137</text:p>
          </table:table-cell>
          <table:table-cell office:value-type="float" office:value="0.000304567361433314" calcext:value-type="float">
            <text:p>0.000304567361433314</text:p>
          </table:table-cell>
          <table:table-cell office:value-type="float" office:value="0.000235823237861497" calcext:value-type="float">
            <text:p>0.000235823237861497</text:p>
          </table:table-cell>
          <table:table-cell office:value-type="float" office:value="0.000188596371597315" calcext:value-type="float">
            <text:p>0.000188596371597315</text:p>
          </table:table-cell>
          <table:table-cell office:value-type="float" office:value="0.000380729877678906" calcext:value-type="float">
            <text:p>0.000380729877678906</text:p>
          </table:table-cell>
          <table:table-cell office:value-type="float" office:value="0.00040915293486151" calcext:value-type="float">
            <text:p>0.00040915293486151</text:p>
          </table:table-cell>
          <table:table-cell office:value-type="float" office:value="0.000393241945156417" calcext:value-type="float">
            <text:p>0.000393241945156417</text:p>
          </table:table-cell>
          <table:table-cell office:value-type="float" office:value="0.000396182375053828" calcext:value-type="float">
            <text:p>0.000396182375053828</text:p>
          </table:table-cell>
          <table:table-cell office:value-type="float" office:value="0.000395388047774869" calcext:value-type="float">
            <text:p>0.000395388047774869</text:p>
          </table:table-cell>
          <table:table-cell office:value-type="float" office:value="0.000386645700903703" calcext:value-type="float">
            <text:p>0.000386645700903703</text:p>
          </table:table-cell>
          <table:table-cell office:value-type="float" office:value="0.00035763816390424" calcext:value-type="float">
            <text:p>0.00035763816390424</text:p>
          </table:table-cell>
          <table:table-cell office:value-type="float" office:value="0.000310302484783392" calcext:value-type="float">
            <text:p>0.000310302484783392</text:p>
          </table:table-cell>
          <table:table-cell office:value-type="float" office:value="0.000299757265883398" calcext:value-type="float">
            <text:p>0.000299757265883398</text:p>
          </table:table-cell>
          <table:table-cell office:value-type="float" office:value="0.000286672234250566" calcext:value-type="float">
            <text:p>0.000286672234250566</text:p>
          </table:table-cell>
          <table:table-cell office:value-type="float" office:value="0.00031563018250965" calcext:value-type="float">
            <text:p>0.00031563018250965</text:p>
          </table:table-cell>
          <table:table-cell office:value-type="float" office:value="0.00034877600362989" calcext:value-type="float">
            <text:p>0.00034877600362989</text:p>
          </table:table-cell>
          <table:table-cell office:value-type="float" office:value="0.000338255332077022" calcext:value-type="float">
            <text:p>0.000338255332077022</text:p>
          </table:table-cell>
          <table:table-cell office:value-type="float" office:value="0.000312669858739667" calcext:value-type="float">
            <text:p>0.000312669858739667</text:p>
          </table:table-cell>
          <table:table-cell office:value-type="float" office:value="0.000244651337155546" calcext:value-type="float">
            <text:p>0.000244651337155546</text:p>
          </table:table-cell>
          <table:table-cell office:value-type="float" office:value="0.000205912417256269" calcext:value-type="float">
            <text:p>0.000205912417256269</text:p>
          </table:table-cell>
          <table:table-cell office:value-type="float" office:value="0.000359623900649098" calcext:value-type="float">
            <text:p>0.000359623900649098</text:p>
          </table:table-cell>
          <table:table-cell office:value-type="float" office:value="0.000397491196980685" calcext:value-type="float">
            <text:p>0.000397491196980685</text:p>
          </table:table-cell>
          <table:table-cell office:value-type="float" office:value="0.000432949552677814" calcext:value-type="float">
            <text:p>0.000432949552677814</text:p>
          </table:table-cell>
          <table:table-cell office:value-type="float" office:value="0.000406463432074155" calcext:value-type="float">
            <text:p>0.000406463432074155</text:p>
          </table:table-cell>
          <table:table-cell office:value-type="float" office:value="0.000383474115325413" calcext:value-type="float">
            <text:p>0.000383474115325413</text:p>
          </table:table-cell>
          <table:table-cell office:value-type="float" office:value="0.000369966392250582" calcext:value-type="float">
            <text:p>0.000369966392250582</text:p>
          </table:table-cell>
          <table:table-cell office:value-type="float" office:value="0.000381151292598359" calcext:value-type="float">
            <text:p>0.000381151292598359</text:p>
          </table:table-cell>
          <table:table-cell office:value-type="float" office:value="0.000337870057311093" calcext:value-type="float">
            <text:p>0.000337870057311093</text:p>
          </table:table-cell>
          <table:table-cell office:value-type="float" office:value="0.000354511380726553" calcext:value-type="float">
            <text:p>0.000354511380726553</text:p>
          </table:table-cell>
          <table:table-cell office:value-type="float" office:value="0.000399643677884684" calcext:value-type="float">
            <text:p>0.000399643677884684</text:p>
          </table:table-cell>
          <table:table-cell office:value-type="float" office:value="0.000466860597435484" calcext:value-type="float">
            <text:p>0.000466860597435484</text:p>
          </table:table-cell>
          <table:table-cell office:value-type="float" office:value="0.0217532214514137" calcext:value-type="float">
            <text:p>0.0217532214514137</text:p>
          </table:table-cell>
          <table:table-cell office:value-type="float" office:value="0.000466444104317856" calcext:value-type="float">
            <text:p>0.000466444104317856</text:p>
          </table:table-cell>
          <table:table-cell office:value-type="float" office:value="0.000425812122981106" calcext:value-type="float">
            <text:p>0.000425812122981106</text:p>
          </table:table-cell>
          <table:table-cell office:value-type="float" office:value="0.00041288121969469" calcext:value-type="float">
            <text:p>0.00041288121969469</text:p>
          </table:table-cell>
          <table:table-cell office:value-type="float" office:value="0.000420586726350956" calcext:value-type="float">
            <text:p>0.000420586726350956</text:p>
          </table:table-cell>
          <table:table-cell office:value-type="float" office:value="0.000299553988136707" calcext:value-type="float">
            <text:p>0.000299553988136707</text:p>
          </table:table-cell>
          <table:table-cell office:value-type="float" office:value="0.00026385629154894" calcext:value-type="float">
            <text:p>0.00026385629154894</text:p>
          </table:table-cell>
          <table:table-cell office:value-type="float" office:value="0.000211100628989258" calcext:value-type="float">
            <text:p>0.000211100628989258</text:p>
          </table:table-cell>
          <table:table-cell office:value-type="float" office:value="0.000267392201925824" calcext:value-type="float">
            <text:p>0.000267392201925824</text:p>
          </table:table-cell>
          <table:table-cell office:value-type="float" office:value="0.000205917516905156" calcext:value-type="float">
            <text:p>0.000205917516905156</text:p>
          </table:table-cell>
          <table:table-cell table:style-name="ce1" office:value-type="float" office:value="0.00000402948190290058" calcext:value-type="float">
            <text:p>4.03E-06</text:p>
          </table:table-cell>
          <table:table-cell office:value-type="float" office:value="-0.000584617953453019" calcext:value-type="float">
            <text:p>-0.000584617953453019</text:p>
          </table:table-cell>
          <table:table-cell office:value-type="float" office:value="-0.000342695354735566" calcext:value-type="float">
            <text:p>-0.000342695354735566</text:p>
          </table:table-cell>
          <table:table-cell office:value-type="float" office:value="-0.0000559031375418268" calcext:value-type="float">
            <text:p>-5.59E-05</text:p>
          </table:table-cell>
          <table:table-cell office:value-type="float" office:value="-0.00002860149754498" calcext:value-type="float">
            <text:p>-2.86E-05</text:p>
          </table:table-cell>
          <table:table-cell office:value-type="float" office:value="-0.0000380909404905334" calcext:value-type="float">
            <text:p>-3.81E-05</text:p>
          </table:table-cell>
          <table:table-cell office:value-type="float" office:value="-0.0000373553213408917" calcext:value-type="float">
            <text:p>-3.74E-05</text:p>
          </table:table-cell>
          <table:table-cell office:value-type="float" office:value="0.0000388128251357889" calcext:value-type="float">
            <text:p>3.88E-05</text:p>
          </table:table-cell>
          <table:table-cell office:value-type="float" office:value="0.00009374023745149" calcext:value-type="float">
            <text:p>9.37E-05</text:p>
          </table:table-cell>
          <table:table-cell table:style-name="Default" office:value-type="float" office:value="0.000152300598970956" calcext:value-type="float">
            <text:p>0.000152300598970956</text:p>
          </table:table-cell>
          <table:table-cell office:value-type="float" office:value="0.000222117948632562" calcext:value-type="float">
            <text:p>0.000222117948632562</text:p>
          </table:table-cell>
          <table:table-cell office:value-type="float" office:value="0.000279284329843786" calcext:value-type="float">
            <text:p>0.000279284329843786</text:p>
          </table:table-cell>
          <table:table-cell office:value-type="float" office:value="0.000298401434427343" calcext:value-type="float">
            <text:p>0.000298401434427343</text:p>
          </table:table-cell>
          <table:table-cell office:value-type="float" office:value="0.000304137862605509" calcext:value-type="float">
            <text:p>0.000304137862605509</text:p>
          </table:table-cell>
          <table:table-cell office:value-type="float" office:value="0.000343255313678427" calcext:value-type="float">
            <text:p>0.000343255313678427</text:p>
          </table:table-cell>
          <table:table-cell office:value-type="float" office:value="0.00000903565162435085" calcext:value-type="float">
            <text:p>9.04E-06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0.000389666192009578" calcext:value-type="float">
            <text:p>0.000389666192009578</text:p>
          </table:table-cell>
          <table:table-cell office:value-type="float" office:value="0.000304151664039039" calcext:value-type="float">
            <text:p>0.000304151664039039</text:p>
          </table:table-cell>
          <table:table-cell office:value-type="float" office:value="0.000337757918741" calcext:value-type="float">
            <text:p>0.000337757918741</text:p>
          </table:table-cell>
          <table:table-cell office:value-type="float" office:value="0.000274814185793883" calcext:value-type="float">
            <text:p>0.000274814185793883</text:p>
          </table:table-cell>
          <table:table-cell office:value-type="float" office:value="0.00021765301024215" calcext:value-type="float">
            <text:p>0.00021765301024215</text:p>
          </table:table-cell>
          <table:table-cell office:value-type="float" office:value="0.000246867579989744" calcext:value-type="float">
            <text:p>0.000246867579989744</text:p>
          </table:table-cell>
          <table:table-cell office:value-type="float" office:value="0.000332082239919756" calcext:value-type="float">
            <text:p>0.000332082239919756</text:p>
          </table:table-cell>
          <table:table-cell office:value-type="float" office:value="0.000400169867889003" calcext:value-type="float">
            <text:p>0.000400169867889003</text:p>
          </table:table-cell>
          <table:table-cell office:value-type="float" office:value="0.000417003321161306" calcext:value-type="float">
            <text:p>0.000417003321161306</text:p>
          </table:table-cell>
          <table:table-cell office:value-type="float" office:value="0.000358837544876423" calcext:value-type="float">
            <text:p>0.000358837544876423</text:p>
          </table:table-cell>
          <table:table-cell office:value-type="float" office:value="0.000314827256254723" calcext:value-type="float">
            <text:p>0.000314827256254723</text:p>
          </table:table-cell>
          <table:table-cell office:value-type="float" office:value="0.000295084450939437" calcext:value-type="float">
            <text:p>0.000295084450939437</text:p>
          </table:table-cell>
          <table:table-cell office:value-type="float" office:value="0.000351521571660848" calcext:value-type="float">
            <text:p>0.000351521571660848</text:p>
          </table:table-cell>
          <table:table-cell office:value-type="float" office:value="0.000387243670599587" calcext:value-type="float">
            <text:p>0.000387243670599587</text:p>
          </table:table-cell>
          <table:table-cell office:value-type="float" office:value="0.000329118715279936" calcext:value-type="float">
            <text:p>0.000329118715279936</text:p>
          </table:table-cell>
          <table:table-cell office:value-type="float" office:value="0.00033776929792513" calcext:value-type="float">
            <text:p>0.00033776929792513</text:p>
          </table:table-cell>
          <table:table-cell office:value-type="float" office:value="0.000357987107665299" calcext:value-type="float">
            <text:p>0.000357987107665299</text:p>
          </table:table-cell>
          <table:table-cell office:value-type="float" office:value="0.000325024622638261" calcext:value-type="float">
            <text:p>0.000325024622638261</text:p>
          </table:table-cell>
          <table:table-cell office:value-type="float" office:value="0.000355931353924901" calcext:value-type="float">
            <text:p>0.000355931353924901</text:p>
          </table:table-cell>
          <table:table-cell office:value-type="float" office:value="0.000282353515542663" calcext:value-type="float">
            <text:p>0.000282353515542663</text:p>
          </table:table-cell>
          <table:table-cell office:value-type="float" office:value="0.000278283363047094" calcext:value-type="float">
            <text:p>0.000278283363047094</text:p>
          </table:table-cell>
          <table:table-cell office:value-type="float" office:value="0.000312066038503956" calcext:value-type="float">
            <text:p>0.000312066038503956</text:p>
          </table:table-cell>
          <table:table-cell office:value-type="float" office:value="0.000381270591557143" calcext:value-type="float">
            <text:p>0.000381270591557143</text:p>
          </table:table-cell>
          <table:table-cell office:value-type="float" office:value="0.000417571601682361" calcext:value-type="float">
            <text:p>0.000417571601682361</text:p>
          </table:table-cell>
          <table:table-cell office:value-type="float" office:value="0.000431652562044556" calcext:value-type="float">
            <text:p>0.000431652562044556</text:p>
          </table:table-cell>
          <table:table-cell office:value-type="float" office:value="0.000391078841663461" calcext:value-type="float">
            <text:p>0.000391078841663461</text:p>
          </table:table-cell>
          <table:table-cell office:value-type="float" office:value="0.000324136399145715" calcext:value-type="float">
            <text:p>0.000324136399145715</text:p>
          </table:table-cell>
          <table:table-cell office:value-type="float" office:value="0.000356572971033356" calcext:value-type="float">
            <text:p>0.000356572971033356</text:p>
          </table:table-cell>
          <table:table-cell office:value-type="float" office:value="0.000371236490642031" calcext:value-type="float">
            <text:p>0.000371236490642031</text:p>
          </table:table-cell>
          <table:table-cell office:value-type="float" office:value="0.000410943102894965" calcext:value-type="float">
            <text:p>0.000410943102894965</text:p>
          </table:table-cell>
          <table:table-cell office:value-type="float" office:value="0.000402911944807" calcext:value-type="float">
            <text:p>0.000402911944807</text:p>
          </table:table-cell>
          <table:table-cell office:value-type="float" office:value="0.00040143902360667" calcext:value-type="float">
            <text:p>0.00040143902360667</text:p>
          </table:table-cell>
          <table:table-cell office:value-type="float" office:value="0.00041200569306093" calcext:value-type="float">
            <text:p>0.00041200569306093</text:p>
          </table:table-cell>
          <table:table-cell office:value-type="float" office:value="0.000392699911052588" calcext:value-type="float">
            <text:p>0.000392699911052588</text:p>
          </table:table-cell>
          <table:table-cell office:value-type="float" office:value="0.000330384535857538" calcext:value-type="float">
            <text:p>0.000330384535857538</text:p>
          </table:table-cell>
          <table:table-cell office:value-type="float" office:value="0.000405566880526232" calcext:value-type="float">
            <text:p>0.000405566880526232</text:p>
          </table:table-cell>
          <table:table-cell office:value-type="float" office:value="0.000466444104317856" calcext:value-type="float">
            <text:p>0.000466444104317856</text:p>
          </table:table-cell>
          <table:table-cell office:value-type="float" office:value="0.0350189104114491" calcext:value-type="float">
            <text:p>0.0350189104114491</text:p>
          </table:table-cell>
          <table:table-cell office:value-type="float" office:value="0.000579043796373179" calcext:value-type="float">
            <text:p>0.000579043796373179</text:p>
          </table:table-cell>
          <table:table-cell office:value-type="float" office:value="0.000428994209308956" calcext:value-type="float">
            <text:p>0.000428994209308956</text:p>
          </table:table-cell>
          <table:table-cell office:value-type="float" office:value="0.000327303209441992" calcext:value-type="float">
            <text:p>0.000327303209441992</text:p>
          </table:table-cell>
          <table:table-cell office:value-type="float" office:value="0.000284570059919133" calcext:value-type="float">
            <text:p>0.000284570059919133</text:p>
          </table:table-cell>
          <table:table-cell office:value-type="float" office:value="0.000368174806534213" calcext:value-type="float">
            <text:p>0.000368174806534213</text:p>
          </table:table-cell>
          <table:table-cell office:value-type="float" office:value="0.00040545357928612" calcext:value-type="float">
            <text:p>0.00040545357928612</text:p>
          </table:table-cell>
          <table:table-cell office:value-type="float" office:value="0.000376429095762562" calcext:value-type="float">
            <text:p>0.000376429095762562</text:p>
          </table:table-cell>
          <table:table-cell office:value-type="float" office:value="0.000414656818133087" calcext:value-type="float">
            <text:p>0.000414656818133087</text:p>
          </table:table-cell>
          <table:table-cell table:style-name="ce1" office:value-type="float" office:value="-0.000039816433126922" calcext:value-type="float">
            <text:p>-3.98E-05</text:p>
          </table:table-cell>
          <table:table-cell office:value-type="float" office:value="-0.000677764907968312" calcext:value-type="float">
            <text:p>-0.000677764907968312</text:p>
          </table:table-cell>
          <table:table-cell office:value-type="float" office:value="-0.00039756105342613" calcext:value-type="float">
            <text:p>-0.00039756105342613</text:p>
          </table:table-cell>
          <table:table-cell office:value-type="float" office:value="-0.000060168149634456" calcext:value-type="float">
            <text:p>-6.02E-05</text:p>
          </table:table-cell>
          <table:table-cell office:value-type="float" office:value="-0.0000172068547213299" calcext:value-type="float">
            <text:p>-1.72E-05</text:p>
          </table:table-cell>
          <table:table-cell office:value-type="float" office:value="-0.0000191924998836026" calcext:value-type="float">
            <text:p>-1.92E-05</text:p>
          </table:table-cell>
          <table:table-cell office:value-type="float" office:value="-0.0000268937859499076" calcext:value-type="float">
            <text:p>-2.69E-05</text:p>
          </table:table-cell>
          <table:table-cell office:value-type="float" office:value="0.000046726106926603" calcext:value-type="float">
            <text:p>4.67E-05</text:p>
          </table:table-cell>
          <table:table-cell table:style-name="Default" office:value-type="float" office:value="0.000112350951408405" calcext:value-type="float">
            <text:p>0.000112350951408405</text:p>
          </table:table-cell>
          <table:table-cell table:style-name="Default" office:value-type="float" office:value="0.000173454507356756" calcext:value-type="float">
            <text:p>0.000173454507356756</text:p>
          </table:table-cell>
          <table:table-cell office:value-type="float" office:value="0.000237867960238652" calcext:value-type="float">
            <text:p>0.000237867960238652</text:p>
          </table:table-cell>
          <table:table-cell office:value-type="float" office:value="0.000290333357072076" calcext:value-type="float">
            <text:p>0.000290333357072076</text:p>
          </table:table-cell>
          <table:table-cell office:value-type="float" office:value="0.000301987985978818" calcext:value-type="float">
            <text:p>0.000301987985978818</text:p>
          </table:table-cell>
          <table:table-cell office:value-type="float" office:value="0.00030172812243468" calcext:value-type="float">
            <text:p>0.00030172812243468</text:p>
          </table:table-cell>
          <table:table-cell office:value-type="float" office:value="0.000334544087366315" calcext:value-type="float">
            <text:p>0.000334544087366315</text:p>
          </table:table-cell>
          <table:table-cell office:value-type="float" office:value="0.00000687101291518694" calcext:value-type="float">
            <text:p>6.87E-06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0.000438483658775999" calcext:value-type="float">
            <text:p>0.000438483658775999</text:p>
          </table:table-cell>
          <table:table-cell office:value-type="float" office:value="0.000240546527854037" calcext:value-type="float">
            <text:p>0.000240546527854037</text:p>
          </table:table-cell>
          <table:table-cell office:value-type="float" office:value="0.000341698962100918" calcext:value-type="float">
            <text:p>0.000341698962100918</text:p>
          </table:table-cell>
          <table:table-cell office:value-type="float" office:value="0.000233709448837937" calcext:value-type="float">
            <text:p>0.000233709448837937</text:p>
          </table:table-cell>
          <table:table-cell office:value-type="float" office:value="0.000163709678653021" calcext:value-type="float">
            <text:p>0.000163709678653021</text:p>
          </table:table-cell>
          <table:table-cell office:value-type="float" office:value="0.000170561749158936" calcext:value-type="float">
            <text:p>0.000170561749158936</text:p>
          </table:table-cell>
          <table:table-cell office:value-type="float" office:value="0.000311289225710926" calcext:value-type="float">
            <text:p>0.000311289225710926</text:p>
          </table:table-cell>
          <table:table-cell office:value-type="float" office:value="0.00067475007970996" calcext:value-type="float">
            <text:p>0.00067475007970996</text:p>
          </table:table-cell>
          <table:table-cell office:value-type="float" office:value="0.000766832606394251" calcext:value-type="float">
            <text:p>0.000766832606394251</text:p>
          </table:table-cell>
          <table:table-cell office:value-type="float" office:value="0.000361460236059107" calcext:value-type="float">
            <text:p>0.000361460236059107</text:p>
          </table:table-cell>
          <table:table-cell office:value-type="float" office:value="0.000266020797632288" calcext:value-type="float">
            <text:p>0.000266020797632288</text:p>
          </table:table-cell>
          <table:table-cell office:value-type="float" office:value="0.000230225326752781" calcext:value-type="float">
            <text:p>0.000230225326752781</text:p>
          </table:table-cell>
          <table:table-cell office:value-type="float" office:value="0.000269316018490368" calcext:value-type="float">
            <text:p>0.000269316018490368</text:p>
          </table:table-cell>
          <table:table-cell office:value-type="float" office:value="0.000392227437227661" calcext:value-type="float">
            <text:p>0.000392227437227661</text:p>
          </table:table-cell>
          <table:table-cell office:value-type="float" office:value="0.000290741033591095" calcext:value-type="float">
            <text:p>0.000290741033591095</text:p>
          </table:table-cell>
          <table:table-cell office:value-type="float" office:value="0.000281676417302732" calcext:value-type="float">
            <text:p>0.000281676417302732</text:p>
          </table:table-cell>
          <table:table-cell office:value-type="float" office:value="0.000426559492716238" calcext:value-type="float">
            <text:p>0.000426559492716238</text:p>
          </table:table-cell>
          <table:table-cell office:value-type="float" office:value="0.000337532913603129" calcext:value-type="float">
            <text:p>0.000337532913603129</text:p>
          </table:table-cell>
          <table:table-cell office:value-type="float" office:value="0.000453769754600765" calcext:value-type="float">
            <text:p>0.000453769754600765</text:p>
          </table:table-cell>
          <table:table-cell office:value-type="float" office:value="0.000299877177954372" calcext:value-type="float">
            <text:p>0.000299877177954372</text:p>
          </table:table-cell>
          <table:table-cell office:value-type="float" office:value="0.000210884768440029" calcext:value-type="float">
            <text:p>0.000210884768440029</text:p>
          </table:table-cell>
          <table:table-cell office:value-type="float" office:value="0.000264273728571154" calcext:value-type="float">
            <text:p>0.000264273728571154</text:p>
          </table:table-cell>
          <table:table-cell office:value-type="float" office:value="0.000447853311349565" calcext:value-type="float">
            <text:p>0.000447853311349565</text:p>
          </table:table-cell>
          <table:table-cell office:value-type="float" office:value="0.000706182076162749" calcext:value-type="float">
            <text:p>0.000706182076162749</text:p>
          </table:table-cell>
          <table:table-cell office:value-type="float" office:value="0.000778079554136164" calcext:value-type="float">
            <text:p>0.000778079554136164</text:p>
          </table:table-cell>
          <table:table-cell office:value-type="float" office:value="0.000430020562990708" calcext:value-type="float">
            <text:p>0.000430020562990708</text:p>
          </table:table-cell>
          <table:table-cell office:value-type="float" office:value="0.000298338049118751" calcext:value-type="float">
            <text:p>0.000298338049118751</text:p>
          </table:table-cell>
          <table:table-cell office:value-type="float" office:value="0.000276195487242724" calcext:value-type="float">
            <text:p>0.000276195487242724</text:p>
          </table:table-cell>
          <table:table-cell office:value-type="float" office:value="0.000318193837401348" calcext:value-type="float">
            <text:p>0.000318193837401348</text:p>
          </table:table-cell>
          <table:table-cell office:value-type="float" office:value="0.000426655005603189" calcext:value-type="float">
            <text:p>0.000426655005603189</text:p>
          </table:table-cell>
          <table:table-cell office:value-type="float" office:value="0.000467425220449405" calcext:value-type="float">
            <text:p>0.000467425220449405</text:p>
          </table:table-cell>
          <table:table-cell office:value-type="float" office:value="0.000403110636515373" calcext:value-type="float">
            <text:p>0.000403110636515373</text:p>
          </table:table-cell>
          <table:table-cell office:value-type="float" office:value="0.000525505014355756" calcext:value-type="float">
            <text:p>0.000525505014355756</text:p>
          </table:table-cell>
          <table:table-cell office:value-type="float" office:value="0.000437791875094057" calcext:value-type="float">
            <text:p>0.000437791875094057</text:p>
          </table:table-cell>
          <table:table-cell office:value-type="float" office:value="0.000307946279532314" calcext:value-type="float">
            <text:p>0.000307946279532314</text:p>
          </table:table-cell>
          <table:table-cell office:value-type="float" office:value="0.000325252807341236" calcext:value-type="float">
            <text:p>0.000325252807341236</text:p>
          </table:table-cell>
          <table:table-cell office:value-type="float" office:value="0.000425812122981106" calcext:value-type="float">
            <text:p>0.000425812122981106</text:p>
          </table:table-cell>
          <table:table-cell office:value-type="float" office:value="0.000579043796373179" calcext:value-type="float">
            <text:p>0.000579043796373179</text:p>
          </table:table-cell>
          <table:table-cell office:value-type="float" office:value="0.0534392567935456" calcext:value-type="float">
            <text:p>0.0534392567935456</text:p>
          </table:table-cell>
          <table:table-cell office:value-type="float" office:value="0.000512886803489668" calcext:value-type="float">
            <text:p>0.000512886803489668</text:p>
          </table:table-cell>
          <table:table-cell office:value-type="float" office:value="0.000260099098618787" calcext:value-type="float">
            <text:p>0.000260099098618787</text:p>
          </table:table-cell>
          <table:table-cell office:value-type="float" office:value="0.000228053080203162" calcext:value-type="float">
            <text:p>0.000228053080203162</text:p>
          </table:table-cell>
          <table:table-cell office:value-type="float" office:value="0.000502893580164263" calcext:value-type="float">
            <text:p>0.000502893580164263</text:p>
          </table:table-cell>
          <table:table-cell office:value-type="float" office:value="0.000729530311451459" calcext:value-type="float">
            <text:p>0.000729530311451459</text:p>
          </table:table-cell>
          <table:table-cell office:value-type="float" office:value="0.000531027763795869" calcext:value-type="float">
            <text:p>0.000531027763795869</text:p>
          </table:table-cell>
          <table:table-cell office:value-type="float" office:value="0.000755422780057917" calcext:value-type="float">
            <text:p>0.000755422780057917</text:p>
          </table:table-cell>
          <table:table-cell table:style-name="ce1" office:value-type="float" office:value="-0.0000643591196946498" calcext:value-type="float">
            <text:p>-6.44E-05</text:p>
          </table:table-cell>
          <table:table-cell office:value-type="float" office:value="-0.000651449472930187" calcext:value-type="float">
            <text:p>-0.000651449472930187</text:p>
          </table:table-cell>
          <table:table-cell office:value-type="float" office:value="-0.000366292042284436" calcext:value-type="float">
            <text:p>-0.000366292042284436</text:p>
          </table:table-cell>
          <table:table-cell office:value-type="float" office:value="-0.0000527669985439101" calcext:value-type="float">
            <text:p>-5.28E-05</text:p>
          </table:table-cell>
          <table:table-cell office:value-type="float" office:value="-0.000010274333919236" calcext:value-type="float">
            <text:p>-1.03E-05</text:p>
          </table:table-cell>
          <table:table-cell office:value-type="float" office:value="-0.00000016717667425686" calcext:value-type="float">
            <text:p>-1.67E-07</text:p>
          </table:table-cell>
          <table:table-cell office:value-type="float" office:value="-0.0000157185128947575" calcext:value-type="float">
            <text:p>-1.57E-05</text:p>
          </table:table-cell>
          <table:table-cell office:value-type="float" office:value="0.0000541295402630032" calcext:value-type="float">
            <text:p>5.41E-05</text:p>
          </table:table-cell>
          <table:table-cell table:style-name="Default" office:value-type="float" office:value="0.000123701855154195" calcext:value-type="float">
            <text:p>0.000123701855154195</text:p>
          </table:table-cell>
          <table:table-cell table:style-name="Default" office:value-type="float" office:value="0.000180258308574498" calcext:value-type="float">
            <text:p>0.000180258308574498</text:p>
          </table:table-cell>
          <table:table-cell office:value-type="float" office:value="0.000233327613811711" calcext:value-type="float">
            <text:p>0.000233327613811711</text:p>
          </table:table-cell>
          <table:table-cell office:value-type="float" office:value="0.000277982923111167" calcext:value-type="float">
            <text:p>0.000277982923111167</text:p>
          </table:table-cell>
          <table:table-cell office:value-type="float" office:value="0.000281624968879563" calcext:value-type="float">
            <text:p>0.000281624968879563</text:p>
          </table:table-cell>
          <table:table-cell office:value-type="float" office:value="0.000277079036671982" calcext:value-type="float">
            <text:p>0.000277079036671982</text:p>
          </table:table-cell>
          <table:table-cell office:value-type="float" office:value="0.000305088037848771" calcext:value-type="float">
            <text:p>0.000305088037848771</text:p>
          </table:table-cell>
          <table:table-cell office:value-type="float" office:value="0.00000587288238791034" calcext:value-type="float">
            <text:p>5.87E-06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0.000370420124784528" calcext:value-type="float">
            <text:p>0.000370420124784528</text:p>
          </table:table-cell>
          <table:table-cell office:value-type="float" office:value="0.000308908286567355" calcext:value-type="float">
            <text:p>0.000308908286567355</text:p>
          </table:table-cell>
          <table:table-cell office:value-type="float" office:value="0.000380173881888817" calcext:value-type="float">
            <text:p>0.000380173881888817</text:p>
          </table:table-cell>
          <table:table-cell office:value-type="float" office:value="0.000485781664351119" calcext:value-type="float">
            <text:p>0.000485781664351119</text:p>
          </table:table-cell>
          <table:table-cell office:value-type="float" office:value="0.00045018861497215" calcext:value-type="float">
            <text:p>0.00045018861497215</text:p>
          </table:table-cell>
          <table:table-cell office:value-type="float" office:value="0.000310354227852397" calcext:value-type="float">
            <text:p>0.000310354227852397</text:p>
          </table:table-cell>
          <table:table-cell office:value-type="float" office:value="0.000250632544048323" calcext:value-type="float">
            <text:p>0.000250632544048323</text:p>
          </table:table-cell>
          <table:table-cell office:value-type="float" office:value="0.000406620368431082" calcext:value-type="float">
            <text:p>0.000406620368431082</text:p>
          </table:table-cell>
          <table:table-cell office:value-type="float" office:value="0.000696220689294811" calcext:value-type="float">
            <text:p>0.000696220689294811</text:p>
          </table:table-cell>
          <table:table-cell office:value-type="float" office:value="0.000421839743921025" calcext:value-type="float">
            <text:p>0.000421839743921025</text:p>
          </table:table-cell>
          <table:table-cell office:value-type="float" office:value="0.000501187130859738" calcext:value-type="float">
            <text:p>0.000501187130859738</text:p>
          </table:table-cell>
          <table:table-cell office:value-type="float" office:value="0.000439063952872759" calcext:value-type="float">
            <text:p>0.000439063952872759</text:p>
          </table:table-cell>
          <table:table-cell office:value-type="float" office:value="0.000345880969276685" calcext:value-type="float">
            <text:p>0.000345880969276685</text:p>
          </table:table-cell>
          <table:table-cell office:value-type="float" office:value="0.000416220699162359" calcext:value-type="float">
            <text:p>0.000416220699162359</text:p>
          </table:table-cell>
          <table:table-cell office:value-type="float" office:value="0.000418521622913061" calcext:value-type="float">
            <text:p>0.000418521622913061</text:p>
          </table:table-cell>
          <table:table-cell office:value-type="float" office:value="0.000316227277120921" calcext:value-type="float">
            <text:p>0.000316227277120921</text:p>
          </table:table-cell>
          <table:table-cell office:value-type="float" office:value="0.000332277625287455" calcext:value-type="float">
            <text:p>0.000332277625287455</text:p>
          </table:table-cell>
          <table:table-cell office:value-type="float" office:value="0.000279415206587676" calcext:value-type="float">
            <text:p>0.000279415206587676</text:p>
          </table:table-cell>
          <table:table-cell office:value-type="float" office:value="0.000348784183416858" calcext:value-type="float">
            <text:p>0.000348784183416858</text:p>
          </table:table-cell>
          <table:table-cell office:value-type="float" office:value="0.000404304664134517" calcext:value-type="float">
            <text:p>0.000404304664134517</text:p>
          </table:table-cell>
          <table:table-cell office:value-type="float" office:value="0.000359040740097786" calcext:value-type="float">
            <text:p>0.000359040740097786</text:p>
          </table:table-cell>
          <table:table-cell office:value-type="float" office:value="0.000309865629777945" calcext:value-type="float">
            <text:p>0.000309865629777945</text:p>
          </table:table-cell>
          <table:table-cell office:value-type="float" office:value="0.000320010026967813" calcext:value-type="float">
            <text:p>0.000320010026967813</text:p>
          </table:table-cell>
          <table:table-cell office:value-type="float" office:value="0.000449923439458615" calcext:value-type="float">
            <text:p>0.000449923439458615</text:p>
          </table:table-cell>
          <table:table-cell office:value-type="float" office:value="0.000707790581111595" calcext:value-type="float">
            <text:p>0.000707790581111595</text:p>
          </table:table-cell>
          <table:table-cell office:value-type="float" office:value="0.000386717260670219" calcext:value-type="float">
            <text:p>0.000386717260670219</text:p>
          </table:table-cell>
          <table:table-cell office:value-type="float" office:value="0.000478010998297629" calcext:value-type="float">
            <text:p>0.000478010998297629</text:p>
          </table:table-cell>
          <table:table-cell office:value-type="float" office:value="0.000425256914662815" calcext:value-type="float">
            <text:p>0.000425256914662815</text:p>
          </table:table-cell>
          <table:table-cell office:value-type="float" office:value="0.000377470097959987" calcext:value-type="float">
            <text:p>0.000377470097959987</text:p>
          </table:table-cell>
          <table:table-cell office:value-type="float" office:value="0.000380490153629664" calcext:value-type="float">
            <text:p>0.000380490153629664</text:p>
          </table:table-cell>
          <table:table-cell office:value-type="float" office:value="0.000418750508810449" calcext:value-type="float">
            <text:p>0.000418750508810449</text:p>
          </table:table-cell>
          <table:table-cell office:value-type="float" office:value="0.000367034299241519" calcext:value-type="float">
            <text:p>0.000367034299241519</text:p>
          </table:table-cell>
          <table:table-cell office:value-type="float" office:value="0.00039595890336231" calcext:value-type="float">
            <text:p>0.00039595890336231</text:p>
          </table:table-cell>
          <table:table-cell office:value-type="float" office:value="0.00037980641146931" calcext:value-type="float">
            <text:p>0.00037980641146931</text:p>
          </table:table-cell>
          <table:table-cell office:value-type="float" office:value="0.000473361034690148" calcext:value-type="float">
            <text:p>0.000473361034690148</text:p>
          </table:table-cell>
          <table:table-cell office:value-type="float" office:value="0.00042298408584497" calcext:value-type="float">
            <text:p>0.00042298408584497</text:p>
          </table:table-cell>
          <table:table-cell office:value-type="float" office:value="0.00041288121969469" calcext:value-type="float">
            <text:p>0.00041288121969469</text:p>
          </table:table-cell>
          <table:table-cell office:value-type="float" office:value="0.000428994209308956" calcext:value-type="float">
            <text:p>0.000428994209308956</text:p>
          </table:table-cell>
          <table:table-cell office:value-type="float" office:value="0.000512886803489668" calcext:value-type="float">
            <text:p>0.000512886803489668</text:p>
          </table:table-cell>
          <table:table-cell office:value-type="float" office:value="0.250583096881348" calcext:value-type="float">
            <text:p>0.250583096881348</text:p>
          </table:table-cell>
          <table:table-cell office:value-type="float" office:value="0.000444958409453216" calcext:value-type="float">
            <text:p>0.000444958409453216</text:p>
          </table:table-cell>
          <table:table-cell office:value-type="float" office:value="0.000249538262728917" calcext:value-type="float">
            <text:p>0.000249538262728917</text:p>
          </table:table-cell>
          <table:table-cell office:value-type="float" office:value="0.000308408700848932" calcext:value-type="float">
            <text:p>0.000308408700848932</text:p>
          </table:table-cell>
          <table:table-cell office:value-type="float" office:value="0.000477409002352439" calcext:value-type="float">
            <text:p>0.000477409002352439</text:p>
          </table:table-cell>
          <table:table-cell office:value-type="float" office:value="0.000302131003450057" calcext:value-type="float">
            <text:p>0.000302131003450057</text:p>
          </table:table-cell>
          <table:table-cell office:value-type="float" office:value="0.000540467385534375" calcext:value-type="float">
            <text:p>0.000540467385534375</text:p>
          </table:table-cell>
          <table:table-cell table:style-name="ce1" office:value-type="float" office:value="0.0000787960358694592" calcext:value-type="float">
            <text:p>7.88E-05</text:p>
          </table:table-cell>
          <table:table-cell office:value-type="float" office:value="-0.00035005546731111" calcext:value-type="float">
            <text:p>-0.00035005546731111</text:p>
          </table:table-cell>
          <table:table-cell office:value-type="float" office:value="-0.000219418845441104" calcext:value-type="float">
            <text:p>-0.000219418845441104</text:p>
          </table:table-cell>
          <table:table-cell table:style-name="Default" office:value-type="float" office:value="-0.000128901722577519" calcext:value-type="float">
            <text:p>-0.000128901722577519</text:p>
          </table:table-cell>
          <table:table-cell office:value-type="float" office:value="-0.0000727480779851181" calcext:value-type="float">
            <text:p>-7.27E-05</text:p>
          </table:table-cell>
          <table:table-cell office:value-type="float" office:value="-0.000033292036014164" calcext:value-type="float">
            <text:p>-3.33E-05</text:p>
          </table:table-cell>
          <table:table-cell office:value-type="float" office:value="-0.0000124308407218415" calcext:value-type="float">
            <text:p>-1.24E-05</text:p>
          </table:table-cell>
          <table:table-cell office:value-type="float" office:value="0.0000284064552100956" calcext:value-type="float">
            <text:p>2.84E-05</text:p>
          </table:table-cell>
          <table:table-cell office:value-type="float" office:value="0.0000702478478992025" calcext:value-type="float">
            <text:p>7.02E-05</text:p>
          </table:table-cell>
          <table:table-cell table:style-name="Default" office:value-type="float" office:value="0.000121888182764443" calcext:value-type="float">
            <text:p>0.000121888182764443</text:p>
          </table:table-cell>
          <table:table-cell office:value-type="float" office:value="0.000166634791461833" calcext:value-type="float">
            <text:p>0.000166634791461833</text:p>
          </table:table-cell>
          <table:table-cell office:value-type="float" office:value="0.000226239766446951" calcext:value-type="float">
            <text:p>0.000226239766446951</text:p>
          </table:table-cell>
          <table:table-cell office:value-type="float" office:value="0.000241387341609696" calcext:value-type="float">
            <text:p>0.000241387341609696</text:p>
          </table:table-cell>
          <table:table-cell office:value-type="float" office:value="0.000249086004386208" calcext:value-type="float">
            <text:p>0.000249086004386208</text:p>
          </table:table-cell>
          <table:table-cell office:value-type="float" office:value="0.000287586710625336" calcext:value-type="float">
            <text:p>0.000287586710625336</text:p>
          </table:table-cell>
          <table:table-cell office:value-type="float" office:value="0.00000364474014299919" calcext:value-type="float">
            <text:p>3.64E-06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0.000308185483953977" calcext:value-type="float">
            <text:p>0.000308185483953977</text:p>
          </table:table-cell>
          <table:table-cell office:value-type="float" office:value="0.000371830402200715" calcext:value-type="float">
            <text:p>0.000371830402200715</text:p>
          </table:table-cell>
          <table:table-cell office:value-type="float" office:value="0.000384227184974108" calcext:value-type="float">
            <text:p>0.000384227184974108</text:p>
          </table:table-cell>
          <table:table-cell office:value-type="float" office:value="0.000519599939100337" calcext:value-type="float">
            <text:p>0.000519599939100337</text:p>
          </table:table-cell>
          <table:table-cell office:value-type="float" office:value="0.000544810192898066" calcext:value-type="float">
            <text:p>0.000544810192898066</text:p>
          </table:table-cell>
          <table:table-cell office:value-type="float" office:value="0.000419926668321769" calcext:value-type="float">
            <text:p>0.000419926668321769</text:p>
          </table:table-cell>
          <table:table-cell office:value-type="float" office:value="0.000257845926305368" calcext:value-type="float">
            <text:p>0.000257845926305368</text:p>
          </table:table-cell>
          <table:table-cell office:value-type="float" office:value="0.000154521802201652" calcext:value-type="float">
            <text:p>0.000154521802201652</text:p>
          </table:table-cell>
          <table:table-cell office:value-type="float" office:value="0.000129699402053319" calcext:value-type="float">
            <text:p>0.000129699402053319</text:p>
          </table:table-cell>
          <table:table-cell office:value-type="float" office:value="0.000417822172042329" calcext:value-type="float">
            <text:p>0.000417822172042329</text:p>
          </table:table-cell>
          <table:table-cell office:value-type="float" office:value="0.000549457736859573" calcext:value-type="float">
            <text:p>0.000549457736859573</text:p>
          </table:table-cell>
          <table:table-cell office:value-type="float" office:value="0.00052623606535209" calcext:value-type="float">
            <text:p>0.00052623606535209</text:p>
          </table:table-cell>
          <table:table-cell office:value-type="float" office:value="0.000416809988195091" calcext:value-type="float">
            <text:p>0.000416809988195091</text:p>
          </table:table-cell>
          <table:table-cell office:value-type="float" office:value="0.000403666766368864" calcext:value-type="float">
            <text:p>0.000403666766368864</text:p>
          </table:table-cell>
          <table:table-cell office:value-type="float" office:value="0.000468141157098896" calcext:value-type="float">
            <text:p>0.000468141157098896</text:p>
          </table:table-cell>
          <table:table-cell office:value-type="float" office:value="0.00036497711317995" calcext:value-type="float">
            <text:p>0.00036497711317995</text:p>
          </table:table-cell>
          <table:table-cell office:value-type="float" office:value="0.000277871069198415" calcext:value-type="float">
            <text:p>0.000277871069198415</text:p>
          </table:table-cell>
          <table:table-cell office:value-type="float" office:value="0.000275638577647684" calcext:value-type="float">
            <text:p>0.000275638577647684</text:p>
          </table:table-cell>
          <table:table-cell office:value-type="float" office:value="0.000251545643360001" calcext:value-type="float">
            <text:p>0.000251545643360001</text:p>
          </table:table-cell>
          <table:table-cell office:value-type="float" office:value="0.000414151051131179" calcext:value-type="float">
            <text:p>0.000414151051131179</text:p>
          </table:table-cell>
          <table:table-cell office:value-type="float" office:value="0.000447953416184192" calcext:value-type="float">
            <text:p>0.000447953416184192</text:p>
          </table:table-cell>
          <table:table-cell office:value-type="float" office:value="0.00036662691342707" calcext:value-type="float">
            <text:p>0.00036662691342707</text:p>
          </table:table-cell>
          <table:table-cell office:value-type="float" office:value="0.000246705156353875" calcext:value-type="float">
            <text:p>0.000246705156353875</text:p>
          </table:table-cell>
          <table:table-cell office:value-type="float" office:value="0.000166581819216341" calcext:value-type="float">
            <text:p>0.000166581819216341</text:p>
          </table:table-cell>
          <table:table-cell office:value-type="float" office:value="0.000145111260126698" calcext:value-type="float">
            <text:p>0.000145111260126698</text:p>
          </table:table-cell>
          <table:table-cell office:value-type="float" office:value="0.000334835278755902" calcext:value-type="float">
            <text:p>0.000334835278755902</text:p>
          </table:table-cell>
          <table:table-cell office:value-type="float" office:value="0.000518015193707957" calcext:value-type="float">
            <text:p>0.000518015193707957</text:p>
          </table:table-cell>
          <table:table-cell office:value-type="float" office:value="0.000504525163266818" calcext:value-type="float">
            <text:p>0.000504525163266818</text:p>
          </table:table-cell>
          <table:table-cell office:value-type="float" office:value="0.000424404542572263" calcext:value-type="float">
            <text:p>0.000424404542572263</text:p>
          </table:table-cell>
          <table:table-cell office:value-type="float" office:value="0.000343388199925276" calcext:value-type="float">
            <text:p>0.000343388199925276</text:p>
          </table:table-cell>
          <table:table-cell office:value-type="float" office:value="0.000355609027319607" calcext:value-type="float">
            <text:p>0.000355609027319607</text:p>
          </table:table-cell>
          <table:table-cell office:value-type="float" office:value="0.000345609532664959" calcext:value-type="float">
            <text:p>0.000345609532664959</text:p>
          </table:table-cell>
          <table:table-cell office:value-type="float" office:value="0.000283929035042096" calcext:value-type="float">
            <text:p>0.000283929035042096</text:p>
          </table:table-cell>
          <table:table-cell office:value-type="float" office:value="0.000320651246549229" calcext:value-type="float">
            <text:p>0.000320651246549229</text:p>
          </table:table-cell>
          <table:table-cell office:value-type="float" office:value="0.000509555217278617" calcext:value-type="float">
            <text:p>0.000509555217278617</text:p>
          </table:table-cell>
          <table:table-cell office:value-type="float" office:value="0.000488975537322996" calcext:value-type="float">
            <text:p>0.000488975537322996</text:p>
          </table:table-cell>
          <table:table-cell office:value-type="float" office:value="0.000420586726350956" calcext:value-type="float">
            <text:p>0.000420586726350956</text:p>
          </table:table-cell>
          <table:table-cell office:value-type="float" office:value="0.000327303209441992" calcext:value-type="float">
            <text:p>0.000327303209441992</text:p>
          </table:table-cell>
          <table:table-cell office:value-type="float" office:value="0.000260099098618787" calcext:value-type="float">
            <text:p>0.000260099098618787</text:p>
          </table:table-cell>
          <table:table-cell office:value-type="float" office:value="0.000444958409453216" calcext:value-type="float">
            <text:p>0.000444958409453216</text:p>
          </table:table-cell>
          <table:table-cell office:value-type="float" office:value="0.0838650515014219" calcext:value-type="float">
            <text:p>0.0838650515014219</text:p>
          </table:table-cell>
          <table:table-cell office:value-type="float" office:value="0.000308850441498732" calcext:value-type="float">
            <text:p>0.000308850441498732</text:p>
          </table:table-cell>
          <table:table-cell office:value-type="float" office:value="0.000181970740336545" calcext:value-type="float">
            <text:p>0.000181970740336545</text:p>
          </table:table-cell>
          <table:table-cell office:value-type="float" office:value="0.000139952290953771" calcext:value-type="float">
            <text:p>0.000139952290953771</text:p>
          </table:table-cell>
          <table:table-cell office:value-type="float" office:value="0.000176201216961719" calcext:value-type="float">
            <text:p>0.000176201216961719</text:p>
          </table:table-cell>
          <table:table-cell office:value-type="float" office:value="0.000141457716480025" calcext:value-type="float">
            <text:p>0.000141457716480025</text:p>
          </table:table-cell>
          <table:table-cell office:value-type="float" office:value="0.000104589475122716" calcext:value-type="float">
            <text:p>0.000104589475122716</text:p>
          </table:table-cell>
          <table:table-cell table:style-name="ce1" office:value-type="float" office:value="-0.0000239661332633007" calcext:value-type="float">
            <text:p>-2.40E-05</text:p>
          </table:table-cell>
          <table:table-cell table:style-name="ce1" office:value-type="float" office:value="0.0000105339567420334" calcext:value-type="float">
            <text:p>1.05E-05</text:p>
          </table:table-cell>
          <table:table-cell office:value-type="float" office:value="-0.0000332394657879635" calcext:value-type="float">
            <text:p>-3.32E-05</text:p>
          </table:table-cell>
          <table:table-cell office:value-type="float" office:value="-0.0000571496893354092" calcext:value-type="float">
            <text:p>-5.71E-05</text:p>
          </table:table-cell>
          <table:table-cell office:value-type="float" office:value="-0.000034253284892308" calcext:value-type="float">
            <text:p>-3.43E-05</text:p>
          </table:table-cell>
          <table:table-cell office:value-type="float" office:value="-0.0000163554814124653" calcext:value-type="float">
            <text:p>-1.64E-05</text:p>
          </table:table-cell>
          <table:table-cell office:value-type="float" office:value="0.00000477123787782147" calcext:value-type="float">
            <text:p>4.77E-06</text:p>
          </table:table-cell>
          <table:table-cell office:value-type="float" office:value="0.000012406563847823" calcext:value-type="float">
            <text:p>1.24E-05</text:p>
          </table:table-cell>
          <table:table-cell office:value-type="float" office:value="0.0000417522515616327" calcext:value-type="float">
            <text:p>4.18E-05</text:p>
          </table:table-cell>
          <table:table-cell table:style-name="ce1" office:value-type="float" office:value="0.0000878491925155702" calcext:value-type="float">
            <text:p>8.78E-05</text:p>
          </table:table-cell>
          <table:table-cell office:value-type="float" office:value="0.000153399870044777" calcext:value-type="float">
            <text:p>0.000153399870044777</text:p>
          </table:table-cell>
          <table:table-cell office:value-type="float" office:value="0.000178650303570827" calcext:value-type="float">
            <text:p>0.000178650303570827</text:p>
          </table:table-cell>
          <table:table-cell office:value-type="float" office:value="0.000191454506337449" calcext:value-type="float">
            <text:p>0.000191454506337449</text:p>
          </table:table-cell>
          <table:table-cell office:value-type="float" office:value="0.000240788471856669" calcext:value-type="float">
            <text:p>0.000240788471856669</text:p>
          </table:table-cell>
          <table:table-cell office:value-type="float" office:value="0.00000555733172288585" calcext:value-type="float">
            <text:p>5.56E-06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0.000351607219875647" calcext:value-type="float">
            <text:p>0.000351607219875647</text:p>
          </table:table-cell>
          <table:table-cell office:value-type="float" office:value="0.000412576041494261" calcext:value-type="float">
            <text:p>0.000412576041494261</text:p>
          </table:table-cell>
          <table:table-cell office:value-type="float" office:value="0.000374243199137669" calcext:value-type="float">
            <text:p>0.000374243199137669</text:p>
          </table:table-cell>
          <table:table-cell office:value-type="float" office:value="0.000342149277423069" calcext:value-type="float">
            <text:p>0.000342149277423069</text:p>
          </table:table-cell>
          <table:table-cell office:value-type="float" office:value="0.000352375958814568" calcext:value-type="float">
            <text:p>0.000352375958814568</text:p>
          </table:table-cell>
          <table:table-cell office:value-type="float" office:value="0.000416037530849641" calcext:value-type="float">
            <text:p>0.000416037530849641</text:p>
          </table:table-cell>
          <table:table-cell office:value-type="float" office:value="0.000435217799296169" calcext:value-type="float">
            <text:p>0.000435217799296169</text:p>
          </table:table-cell>
          <table:table-cell office:value-type="float" office:value="0.000343834922147521" calcext:value-type="float">
            <text:p>0.000343834922147521</text:p>
          </table:table-cell>
          <table:table-cell office:value-type="float" office:value="0.000305255204185903" calcext:value-type="float">
            <text:p>0.000305255204185903</text:p>
          </table:table-cell>
          <table:table-cell office:value-type="float" office:value="0.000332785665747411" calcext:value-type="float">
            <text:p>0.000332785665747411</text:p>
          </table:table-cell>
          <table:table-cell office:value-type="float" office:value="0.000285097608988426" calcext:value-type="float">
            <text:p>0.000285097608988426</text:p>
          </table:table-cell>
          <table:table-cell office:value-type="float" office:value="0.000334641959558697" calcext:value-type="float">
            <text:p>0.000334641959558697</text:p>
          </table:table-cell>
          <table:table-cell office:value-type="float" office:value="0.000392908951646685" calcext:value-type="float">
            <text:p>0.000392908951646685</text:p>
          </table:table-cell>
          <table:table-cell office:value-type="float" office:value="0.00035456089218075" calcext:value-type="float">
            <text:p>0.00035456089218075</text:p>
          </table:table-cell>
          <table:table-cell office:value-type="float" office:value="0.000362915271684953" calcext:value-type="float">
            <text:p>0.000362915271684953</text:p>
          </table:table-cell>
          <table:table-cell office:value-type="float" office:value="0.000408165221816818" calcext:value-type="float">
            <text:p>0.000408165221816818</text:p>
          </table:table-cell>
          <table:table-cell office:value-type="float" office:value="0.000384445066463812" calcext:value-type="float">
            <text:p>0.000384445066463812</text:p>
          </table:table-cell>
          <table:table-cell office:value-type="float" office:value="0.000418135813309794" calcext:value-type="float">
            <text:p>0.000418135813309794</text:p>
          </table:table-cell>
          <table:table-cell office:value-type="float" office:value="0.000384747494314537" calcext:value-type="float">
            <text:p>0.000384747494314537</text:p>
          </table:table-cell>
          <table:table-cell office:value-type="float" office:value="0.0003686030984486" calcext:value-type="float">
            <text:p>0.0003686030984486</text:p>
          </table:table-cell>
          <table:table-cell office:value-type="float" office:value="0.00039205036197724" calcext:value-type="float">
            <text:p>0.00039205036197724</text:p>
          </table:table-cell>
          <table:table-cell office:value-type="float" office:value="0.000410506683158527" calcext:value-type="float">
            <text:p>0.000410506683158527</text:p>
          </table:table-cell>
          <table:table-cell office:value-type="float" office:value="0.000393758489100169" calcext:value-type="float">
            <text:p>0.000393758489100169</text:p>
          </table:table-cell>
          <table:table-cell office:value-type="float" office:value="0.000328857106198926" calcext:value-type="float">
            <text:p>0.000328857106198926</text:p>
          </table:table-cell>
          <table:table-cell office:value-type="float" office:value="0.00029677153945635" calcext:value-type="float">
            <text:p>0.00029677153945635</text:p>
          </table:table-cell>
          <table:table-cell office:value-type="float" office:value="0.000361063666136905" calcext:value-type="float">
            <text:p>0.000361063666136905</text:p>
          </table:table-cell>
          <table:table-cell office:value-type="float" office:value="0.000325892706781844" calcext:value-type="float">
            <text:p>0.000325892706781844</text:p>
          </table:table-cell>
          <table:table-cell office:value-type="float" office:value="0.00035623951193979" calcext:value-type="float">
            <text:p>0.00035623951193979</text:p>
          </table:table-cell>
          <table:table-cell office:value-type="float" office:value="0.000376213411719291" calcext:value-type="float">
            <text:p>0.000376213411719291</text:p>
          </table:table-cell>
          <table:table-cell office:value-type="float" office:value="0.000371732069201861" calcext:value-type="float">
            <text:p>0.000371732069201861</text:p>
          </table:table-cell>
          <table:table-cell office:value-type="float" office:value="0.000350920732422607" calcext:value-type="float">
            <text:p>0.000350920732422607</text:p>
          </table:table-cell>
          <table:table-cell office:value-type="float" office:value="0.000378356858733569" calcext:value-type="float">
            <text:p>0.000378356858733569</text:p>
          </table:table-cell>
          <table:table-cell office:value-type="float" office:value="0.000352627560453009" calcext:value-type="float">
            <text:p>0.000352627560453009</text:p>
          </table:table-cell>
          <table:table-cell office:value-type="float" office:value="0.000352235219129554" calcext:value-type="float">
            <text:p>0.000352235219129554</text:p>
          </table:table-cell>
          <table:table-cell office:value-type="float" office:value="0.000307085699640345" calcext:value-type="float">
            <text:p>0.000307085699640345</text:p>
          </table:table-cell>
          <table:table-cell office:value-type="float" office:value="0.000311709175159502" calcext:value-type="float">
            <text:p>0.000311709175159502</text:p>
          </table:table-cell>
          <table:table-cell office:value-type="float" office:value="0.000299553988136707" calcext:value-type="float">
            <text:p>0.000299553988136707</text:p>
          </table:table-cell>
          <table:table-cell office:value-type="float" office:value="0.000284570059919133" calcext:value-type="float">
            <text:p>0.000284570059919133</text:p>
          </table:table-cell>
          <table:table-cell office:value-type="float" office:value="0.000228053080203162" calcext:value-type="float">
            <text:p>0.000228053080203162</text:p>
          </table:table-cell>
          <table:table-cell office:value-type="float" office:value="0.000249538262728917" calcext:value-type="float">
            <text:p>0.000249538262728917</text:p>
          </table:table-cell>
          <table:table-cell office:value-type="float" office:value="0.000308850441498732" calcext:value-type="float">
            <text:p>0.000308850441498732</text:p>
          </table:table-cell>
          <table:table-cell office:value-type="float" office:value="0.00496810333641475" calcext:value-type="float">
            <text:p>0.00496810333641475</text:p>
          </table:table-cell>
          <table:table-cell office:value-type="float" office:value="0.000394843890899203" calcext:value-type="float">
            <text:p>0.000394843890899203</text:p>
          </table:table-cell>
          <table:table-cell office:value-type="float" office:value="0.000330002975372381" calcext:value-type="float">
            <text:p>0.000330002975372381</text:p>
          </table:table-cell>
          <table:table-cell office:value-type="float" office:value="0.000388617345493277" calcext:value-type="float">
            <text:p>0.000388617345493277</text:p>
          </table:table-cell>
          <table:table-cell office:value-type="float" office:value="0.000318409072124017" calcext:value-type="float">
            <text:p>0.000318409072124017</text:p>
          </table:table-cell>
          <table:table-cell office:value-type="float" office:value="0.000230727766703239" calcext:value-type="float">
            <text:p>0.000230727766703239</text:p>
          </table:table-cell>
          <table:table-cell table:style-name="ce1" office:value-type="float" office:value="0.0000612816064541145" calcext:value-type="float">
            <text:p>6.13E-05</text:p>
          </table:table-cell>
          <table:table-cell table:style-name="ce1" office:value-type="float" office:value="0.0000204555131589328" calcext:value-type="float">
            <text:p>2.05E-05</text:p>
          </table:table-cell>
          <table:table-cell office:value-type="float" office:value="-0.00000480368357839555" calcext:value-type="float">
            <text:p>-4.80E-06</text:p>
          </table:table-cell>
          <table:table-cell office:value-type="float" office:value="0.0000221468033021217" calcext:value-type="float">
            <text:p>2.21E-05</text:p>
          </table:table-cell>
          <table:table-cell office:value-type="float" office:value="0.0000219447070379322" calcext:value-type="float">
            <text:p>2.19E-05</text:p>
          </table:table-cell>
          <table:table-cell office:value-type="float" office:value="0.0000159239820464052" calcext:value-type="float">
            <text:p>1.59E-05</text:p>
          </table:table-cell>
          <table:table-cell office:value-type="float" office:value="-0.0000145504347605202" calcext:value-type="float">
            <text:p>-1.46E-05</text:p>
          </table:table-cell>
          <table:table-cell office:value-type="float" office:value="-0.0000209347176261664" calcext:value-type="float">
            <text:p>-2.09E-05</text:p>
          </table:table-cell>
          <table:table-cell office:value-type="float" office:value="-0.0000235665805374775" calcext:value-type="float">
            <text:p>-2.36E-05</text:p>
          </table:table-cell>
          <table:table-cell table:style-name="ce1" office:value-type="float" office:value="-0.0000485115789776123" calcext:value-type="float">
            <text:p>-4.85E-05</text:p>
          </table:table-cell>
          <table:table-cell table:style-name="ce1" office:value-type="float" office:value="-0.0000850281453668577" calcext:value-type="float">
            <text:p>-8.50E-05</text:p>
          </table:table-cell>
          <table:table-cell office:value-type="float" office:value="-0.000121432441861703" calcext:value-type="float">
            <text:p>-0.000121432441861703</text:p>
          </table:table-cell>
          <table:table-cell office:value-type="float" office:value="-0.000157613758868588" calcext:value-type="float">
            <text:p>-0.000157613758868588</text:p>
          </table:table-cell>
          <table:table-cell office:value-type="float" office:value="-0.000121686015243375" calcext:value-type="float">
            <text:p>-0.000121686015243375</text:p>
          </table:table-cell>
          <table:table-cell office:value-type="float" office:value="-0.0000320801158761502" calcext:value-type="float">
            <text:p>-3.21E-05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0.000420093489528685" calcext:value-type="float">
            <text:p>0.000420093489528685</text:p>
          </table:table-cell>
          <table:table-cell office:value-type="float" office:value="0.000343107322930192" calcext:value-type="float">
            <text:p>0.000343107322930192</text:p>
          </table:table-cell>
          <table:table-cell office:value-type="float" office:value="0.000375022465920628" calcext:value-type="float">
            <text:p>0.000375022465920628</text:p>
          </table:table-cell>
          <table:table-cell office:value-type="float" office:value="0.000258340163291118" calcext:value-type="float">
            <text:p>0.000258340163291118</text:p>
          </table:table-cell>
          <table:table-cell office:value-type="float" office:value="0.000232157693000311" calcext:value-type="float">
            <text:p>0.000232157693000311</text:p>
          </table:table-cell>
          <table:table-cell office:value-type="float" office:value="0.00029522652722683" calcext:value-type="float">
            <text:p>0.00029522652722683</text:p>
          </table:table-cell>
          <table:table-cell office:value-type="float" office:value="0.000461400296336903" calcext:value-type="float">
            <text:p>0.000461400296336903</text:p>
          </table:table-cell>
          <table:table-cell office:value-type="float" office:value="0.000664610184970489" calcext:value-type="float">
            <text:p>0.000664610184970489</text:p>
          </table:table-cell>
          <table:table-cell office:value-type="float" office:value="0.000666741605508391" calcext:value-type="float">
            <text:p>0.000666741605508391</text:p>
          </table:table-cell>
          <table:table-cell office:value-type="float" office:value="0.000320000260343226" calcext:value-type="float">
            <text:p>0.000320000260343226</text:p>
          </table:table-cell>
          <table:table-cell office:value-type="float" office:value="0.000182226374707523" calcext:value-type="float">
            <text:p>0.000182226374707523</text:p>
          </table:table-cell>
          <table:table-cell office:value-type="float" office:value="0.000210380664487229" calcext:value-type="float">
            <text:p>0.000210380664487229</text:p>
          </table:table-cell>
          <table:table-cell office:value-type="float" office:value="0.00029264758763427" calcext:value-type="float">
            <text:p>0.00029264758763427</text:p>
          </table:table-cell>
          <table:table-cell office:value-type="float" office:value="0.000369345087239461" calcext:value-type="float">
            <text:p>0.000369345087239461</text:p>
          </table:table-cell>
          <table:table-cell office:value-type="float" office:value="0.000286728829459172" calcext:value-type="float">
            <text:p>0.000286728829459172</text:p>
          </table:table-cell>
          <table:table-cell office:value-type="float" office:value="0.000355630200050003" calcext:value-type="float">
            <text:p>0.000355630200050003</text:p>
          </table:table-cell>
          <table:table-cell office:value-type="float" office:value="0.000482284126558619" calcext:value-type="float">
            <text:p>0.000482284126558619</text:p>
          </table:table-cell>
          <table:table-cell office:value-type="float" office:value="0.000461244546026502" calcext:value-type="float">
            <text:p>0.000461244546026502</text:p>
          </table:table-cell>
          <table:table-cell office:value-type="float" office:value="0.000520270083929174" calcext:value-type="float">
            <text:p>0.000520270083929174</text:p>
          </table:table-cell>
          <table:table-cell office:value-type="float" office:value="0.000352392898364236" calcext:value-type="float">
            <text:p>0.000352392898364236</text:p>
          </table:table-cell>
          <table:table-cell office:value-type="float" office:value="0.000287926875842069" calcext:value-type="float">
            <text:p>0.000287926875842069</text:p>
          </table:table-cell>
          <table:table-cell office:value-type="float" office:value="0.000357601419315908" calcext:value-type="float">
            <text:p>0.000357601419315908</text:p>
          </table:table-cell>
          <table:table-cell office:value-type="float" office:value="0.000513255888831599" calcext:value-type="float">
            <text:p>0.000513255888831599</text:p>
          </table:table-cell>
          <table:table-cell office:value-type="float" office:value="0.000655990659399798" calcext:value-type="float">
            <text:p>0.000655990659399798</text:p>
          </table:table-cell>
          <table:table-cell office:value-type="float" office:value="0.000654651082226102" calcext:value-type="float">
            <text:p>0.000654651082226102</text:p>
          </table:table-cell>
          <table:table-cell office:value-type="float" office:value="0.000425142549009366" calcext:value-type="float">
            <text:p>0.000425142549009366</text:p>
          </table:table-cell>
          <table:table-cell office:value-type="float" office:value="0.000252988699675732" calcext:value-type="float">
            <text:p>0.000252988699675732</text:p>
          </table:table-cell>
          <table:table-cell office:value-type="float" office:value="0.000233488931847108" calcext:value-type="float">
            <text:p>0.000233488931847108</text:p>
          </table:table-cell>
          <table:table-cell office:value-type="float" office:value="0.000316150637575445" calcext:value-type="float">
            <text:p>0.000316150637575445</text:p>
          </table:table-cell>
          <table:table-cell office:value-type="float" office:value="0.000414463855858795" calcext:value-type="float">
            <text:p>0.000414463855858795</text:p>
          </table:table-cell>
          <table:table-cell office:value-type="float" office:value="0.000421197966879066" calcext:value-type="float">
            <text:p>0.000421197966879066</text:p>
          </table:table-cell>
          <table:table-cell office:value-type="float" office:value="0.000402691507213905" calcext:value-type="float">
            <text:p>0.000402691507213905</text:p>
          </table:table-cell>
          <table:table-cell office:value-type="float" office:value="0.000500564581983539" calcext:value-type="float">
            <text:p>0.000500564581983539</text:p>
          </table:table-cell>
          <table:table-cell office:value-type="float" office:value="0.000426881821441248" calcext:value-type="float">
            <text:p>0.000426881821441248</text:p>
          </table:table-cell>
          <table:table-cell office:value-type="float" office:value="0.000236011734765435" calcext:value-type="float">
            <text:p>0.000236011734765435</text:p>
          </table:table-cell>
          <table:table-cell office:value-type="float" office:value="0.000192196871835244" calcext:value-type="float">
            <text:p>0.000192196871835244</text:p>
          </table:table-cell>
          <table:table-cell office:value-type="float" office:value="0.00026385629154894" calcext:value-type="float">
            <text:p>0.00026385629154894</text:p>
          </table:table-cell>
          <table:table-cell office:value-type="float" office:value="0.000368174806534213" calcext:value-type="float">
            <text:p>0.000368174806534213</text:p>
          </table:table-cell>
          <table:table-cell office:value-type="float" office:value="0.000502893580164263" calcext:value-type="float">
            <text:p>0.000502893580164263</text:p>
          </table:table-cell>
          <table:table-cell office:value-type="float" office:value="0.000308408700848932" calcext:value-type="float">
            <text:p>0.000308408700848932</text:p>
          </table:table-cell>
          <table:table-cell office:value-type="float" office:value="0.000181970740336545" calcext:value-type="float">
            <text:p>0.000181970740336545</text:p>
          </table:table-cell>
          <table:table-cell office:value-type="float" office:value="0.000394843890899203" calcext:value-type="float">
            <text:p>0.000394843890899203</text:p>
          </table:table-cell>
          <table:table-cell office:value-type="float" office:value="0.00612336609360876" calcext:value-type="float">
            <text:p>0.00612336609360876</text:p>
          </table:table-cell>
          <table:table-cell office:value-type="float" office:value="0.00068158425106683" calcext:value-type="float">
            <text:p>0.00068158425106683</text:p>
          </table:table-cell>
          <table:table-cell office:value-type="float" office:value="0.000621509150573986" calcext:value-type="float">
            <text:p>0.000621509150573986</text:p>
          </table:table-cell>
          <table:table-cell office:value-type="float" office:value="0.000677467020037915" calcext:value-type="float">
            <text:p>0.000677467020037915</text:p>
          </table:table-cell>
          <table:table-cell office:value-type="float" office:value="0.000201352194675457" calcext:value-type="float">
            <text:p>0.000201352194675457</text:p>
          </table:table-cell>
          <table:table-cell table:style-name="ce1" office:value-type="float" office:value="0.0000564011361049331" calcext:value-type="float">
            <text:p>5.64E-05</text:p>
          </table:table-cell>
          <table:table-cell table:style-name="ce1" office:value-type="float" office:value="0.0000239105317027953" calcext:value-type="float">
            <text:p>2.39E-05</text:p>
          </table:table-cell>
          <table:table-cell office:value-type="float" office:value="0.00000019525649129991" calcext:value-type="float">
            <text:p>1.95E-07</text:p>
          </table:table-cell>
          <table:table-cell office:value-type="float" office:value="0.0000202861698893241" calcext:value-type="float">
            <text:p>2.03E-05</text:p>
          </table:table-cell>
          <table:table-cell office:value-type="float" office:value="0.0000203596329422321" calcext:value-type="float">
            <text:p>2.04E-05</text:p>
          </table:table-cell>
          <table:table-cell office:value-type="float" office:value="0.0000145493120094357" calcext:value-type="float">
            <text:p>1.45E-05</text:p>
          </table:table-cell>
          <table:table-cell office:value-type="float" office:value="-0.0000134464220661362" calcext:value-type="float">
            <text:p>-1.34E-05</text:p>
          </table:table-cell>
          <table:table-cell office:value-type="float" office:value="-0.0000205318464550499" calcext:value-type="float">
            <text:p>-2.05E-05</text:p>
          </table:table-cell>
          <table:table-cell office:value-type="float" office:value="-0.00002628091990367" calcext:value-type="float">
            <text:p>-2.63E-05</text:p>
          </table:table-cell>
          <table:table-cell table:style-name="ce1" office:value-type="float" office:value="-0.000056875087766205" calcext:value-type="float">
            <text:p>-5.69E-05</text:p>
          </table:table-cell>
          <table:table-cell table:style-name="ce1" office:value-type="float" office:value="-0.0000958253613462849" calcext:value-type="float">
            <text:p>-9.58E-05</text:p>
          </table:table-cell>
          <table:table-cell office:value-type="float" office:value="-0.000144316095869061" calcext:value-type="float">
            <text:p>-0.000144316095869061</text:p>
          </table:table-cell>
          <table:table-cell office:value-type="float" office:value="-0.000191461339769773" calcext:value-type="float">
            <text:p>-0.000191461339769773</text:p>
          </table:table-cell>
          <table:table-cell office:value-type="float" office:value="-0.00016512970549796" calcext:value-type="float">
            <text:p>-0.00016512970549796</text:p>
          </table:table-cell>
          <table:table-cell office:value-type="float" office:value="-0.0000362785022555613" calcext:value-type="float">
            <text:p>-3.63E-05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0.000474038748684805" calcext:value-type="float">
            <text:p>0.000474038748684805</text:p>
          </table:table-cell>
          <table:table-cell office:value-type="float" office:value="0.000279482806424892" calcext:value-type="float">
            <text:p>0.000279482806424892</text:p>
          </table:table-cell>
          <table:table-cell office:value-type="float" office:value="0.000372367767160711" calcext:value-type="float">
            <text:p>0.000372367767160711</text:p>
          </table:table-cell>
          <table:table-cell office:value-type="float" office:value="0.000233269656296886" calcext:value-type="float">
            <text:p>0.000233269656296886</text:p>
          </table:table-cell>
          <table:table-cell office:value-type="float" office:value="0.000197912765243342" calcext:value-type="float">
            <text:p>0.000197912765243342</text:p>
          </table:table-cell>
          <table:table-cell office:value-type="float" office:value="0.000241489492304784" calcext:value-type="float">
            <text:p>0.000241489492304784</text:p>
          </table:table-cell>
          <table:table-cell office:value-type="float" office:value="0.000401968725835332" calcext:value-type="float">
            <text:p>0.000401968725835332</text:p>
          </table:table-cell>
          <table:table-cell office:value-type="float" office:value="0.000954223764474338" calcext:value-type="float">
            <text:p>0.000954223764474338</text:p>
          </table:table-cell>
          <table:table-cell office:value-type="float" office:value="0.0013776916112922" calcext:value-type="float">
            <text:p>0.0013776916112922</text:p>
          </table:table-cell>
          <table:table-cell office:value-type="float" office:value="0.000327890089897441" calcext:value-type="float">
            <text:p>0.000327890089897441</text:p>
          </table:table-cell>
          <table:table-cell office:value-type="float" office:value="0.000150563187058422" calcext:value-type="float">
            <text:p>0.000150563187058422</text:p>
          </table:table-cell>
          <table:table-cell office:value-type="float" office:value="0.000168829277769522" calcext:value-type="float">
            <text:p>0.000168829277769522</text:p>
          </table:table-cell>
          <table:table-cell office:value-type="float" office:value="0.000224845060277341" calcext:value-type="float">
            <text:p>0.000224845060277341</text:p>
          </table:table-cell>
          <table:table-cell office:value-type="float" office:value="0.000351720444212331" calcext:value-type="float">
            <text:p>0.000351720444212331</text:p>
          </table:table-cell>
          <table:table-cell office:value-type="float" office:value="0.000275662623633401" calcext:value-type="float">
            <text:p>0.000275662623633401</text:p>
          </table:table-cell>
          <table:table-cell office:value-type="float" office:value="0.000297091019615183" calcext:value-type="float">
            <text:p>0.000297091019615183</text:p>
          </table:table-cell>
          <table:table-cell office:value-type="float" office:value="0.000524057185283434" calcext:value-type="float">
            <text:p>0.000524057185283434</text:p>
          </table:table-cell>
          <table:table-cell office:value-type="float" office:value="0.000440107880259282" calcext:value-type="float">
            <text:p>0.000440107880259282</text:p>
          </table:table-cell>
          <table:table-cell office:value-type="float" office:value="0.000608568344085329" calcext:value-type="float">
            <text:p>0.000608568344085329</text:p>
          </table:table-cell>
          <table:table-cell office:value-type="float" office:value="0.000399219998487383" calcext:value-type="float">
            <text:p>0.000399219998487383</text:p>
          </table:table-cell>
          <table:table-cell office:value-type="float" office:value="0.000237372200242695" calcext:value-type="float">
            <text:p>0.000237372200242695</text:p>
          </table:table-cell>
          <table:table-cell office:value-type="float" office:value="0.000310481089159738" calcext:value-type="float">
            <text:p>0.000310481089159738</text:p>
          </table:table-cell>
          <table:table-cell office:value-type="float" office:value="0.000547412423201663" calcext:value-type="float">
            <text:p>0.000547412423201663</text:p>
          </table:table-cell>
          <table:table-cell office:value-type="float" office:value="0.00100000936986772" calcext:value-type="float">
            <text:p>0.00100000936986772</text:p>
          </table:table-cell>
          <table:table-cell office:value-type="float" office:value="0.00135730361983578" calcext:value-type="float">
            <text:p>0.00135730361983578</text:p>
          </table:table-cell>
          <table:table-cell office:value-type="float" office:value="0.000452469891260746" calcext:value-type="float">
            <text:p>0.000452469891260746</text:p>
          </table:table-cell>
          <table:table-cell office:value-type="float" office:value="0.000250401111651178" calcext:value-type="float">
            <text:p>0.000250401111651178</text:p>
          </table:table-cell>
          <table:table-cell office:value-type="float" office:value="0.000176962793473801" calcext:value-type="float">
            <text:p>0.000176962793473801</text:p>
          </table:table-cell>
          <table:table-cell office:value-type="float" office:value="0.000260893060107187" calcext:value-type="float">
            <text:p>0.000260893060107187</text:p>
          </table:table-cell>
          <table:table-cell office:value-type="float" office:value="0.000421736817467336" calcext:value-type="float">
            <text:p>0.000421736817467336</text:p>
          </table:table-cell>
          <table:table-cell office:value-type="float" office:value="0.00049845103788172" calcext:value-type="float">
            <text:p>0.00049845103788172</text:p>
          </table:table-cell>
          <table:table-cell office:value-type="float" office:value="0.000399505064504194" calcext:value-type="float">
            <text:p>0.000399505064504194</text:p>
          </table:table-cell>
          <table:table-cell office:value-type="float" office:value="0.000603746495791697" calcext:value-type="float">
            <text:p>0.000603746495791697</text:p>
          </table:table-cell>
          <table:table-cell office:value-type="float" office:value="0.000455940735833474" calcext:value-type="float">
            <text:p>0.000455940735833474</text:p>
          </table:table-cell>
          <table:table-cell office:value-type="float" office:value="0.00023742328108253" calcext:value-type="float">
            <text:p>0.00023742328108253</text:p>
          </table:table-cell>
          <table:table-cell office:value-type="float" office:value="0.00013424639256263" calcext:value-type="float">
            <text:p>0.00013424639256263</text:p>
          </table:table-cell>
          <table:table-cell office:value-type="float" office:value="0.000211100628989258" calcext:value-type="float">
            <text:p>0.000211100628989258</text:p>
          </table:table-cell>
          <table:table-cell office:value-type="float" office:value="0.00040545357928612" calcext:value-type="float">
            <text:p>0.00040545357928612</text:p>
          </table:table-cell>
          <table:table-cell office:value-type="float" office:value="0.000729530311451459" calcext:value-type="float">
            <text:p>0.000729530311451459</text:p>
          </table:table-cell>
          <table:table-cell office:value-type="float" office:value="0.000477409002352439" calcext:value-type="float">
            <text:p>0.000477409002352439</text:p>
          </table:table-cell>
          <table:table-cell office:value-type="float" office:value="0.000139952290953771" calcext:value-type="float">
            <text:p>0.000139952290953771</text:p>
          </table:table-cell>
          <table:table-cell office:value-type="float" office:value="0.000330002975372381" calcext:value-type="float">
            <text:p>0.000330002975372381</text:p>
          </table:table-cell>
          <table:table-cell office:value-type="float" office:value="0.00068158425106683" calcext:value-type="float">
            <text:p>0.00068158425106683</text:p>
          </table:table-cell>
          <table:table-cell office:value-type="float" office:value="0.0177875697667458" calcext:value-type="float">
            <text:p>0.0177875697667458</text:p>
          </table:table-cell>
          <table:table-cell office:value-type="float" office:value="0.000683552923527475" calcext:value-type="float">
            <text:p>0.000683552923527475</text:p>
          </table:table-cell>
          <table:table-cell office:value-type="float" office:value="0.00121348396315064" calcext:value-type="float">
            <text:p>0.00121348396315064</text:p>
          </table:table-cell>
          <table:table-cell office:value-type="float" office:value="0.000183994780878867" calcext:value-type="float">
            <text:p>0.000183994780878867</text:p>
          </table:table-cell>
          <table:table-cell table:style-name="ce1" office:value-type="float" office:value="0.00005316110868083" calcext:value-type="float">
            <text:p>5.32E-05</text:p>
          </table:table-cell>
          <table:table-cell table:style-name="ce1" office:value-type="float" office:value="0.0000248675782777904" calcext:value-type="float">
            <text:p>2.49E-05</text:p>
          </table:table-cell>
          <table:table-cell office:value-type="float" office:value="0.00000189253621015303" calcext:value-type="float">
            <text:p>1.89E-06</text:p>
          </table:table-cell>
          <table:table-cell office:value-type="float" office:value="0.0000182780269624253" calcext:value-type="float">
            <text:p>1.83E-05</text:p>
          </table:table-cell>
          <table:table-cell office:value-type="float" office:value="0.0000186502634858866" calcext:value-type="float">
            <text:p>1.87E-05</text:p>
          </table:table-cell>
          <table:table-cell office:value-type="float" office:value="0.0000135749327433247" calcext:value-type="float">
            <text:p>1.36E-05</text:p>
          </table:table-cell>
          <table:table-cell office:value-type="float" office:value="-0.0000125808587173921" calcext:value-type="float">
            <text:p>-1.26E-05</text:p>
          </table:table-cell>
          <table:table-cell office:value-type="float" office:value="-0.0000199209975997417" calcext:value-type="float">
            <text:p>-1.99E-05</text:p>
          </table:table-cell>
          <table:table-cell office:value-type="float" office:value="-0.0000274137532888979" calcext:value-type="float">
            <text:p>-2.74E-05</text:p>
          </table:table-cell>
          <table:table-cell table:style-name="ce1" office:value-type="float" office:value="-0.0000616484123405802" calcext:value-type="float">
            <text:p>-6.16E-05</text:p>
          </table:table-cell>
          <table:table-cell office:value-type="float" office:value="-0.000102163446354431" calcext:value-type="float">
            <text:p>-0.000102163446354431</text:p>
          </table:table-cell>
          <table:table-cell office:value-type="float" office:value="-0.000157233422857318" calcext:value-type="float">
            <text:p>-0.000157233422857318</text:p>
          </table:table-cell>
          <table:table-cell office:value-type="float" office:value="-0.000210593972878369" calcext:value-type="float">
            <text:p>-0.000210593972878369</text:p>
          </table:table-cell>
          <table:table-cell office:value-type="float" office:value="-0.000189517311898031" calcext:value-type="float">
            <text:p>-0.000189517311898031</text:p>
          </table:table-cell>
          <table:table-cell office:value-type="float" office:value="-0.0000451310633926988" calcext:value-type="float">
            <text:p>-4.51E-05</text:p>
          </table:table-cell>
        </table:table-row>
        <table:table-row table:style-name="ro1">
          <table:table-cell office:value-type="string" calcext:value-type="string">
            <text:p>Immunitysecboost45_001-061</text:p>
          </table:table-cell>
          <table:table-cell office:value-type="float" office:value="0.000423939153033707" calcext:value-type="float">
            <text:p>0.000423939153033707</text:p>
          </table:table-cell>
          <table:table-cell office:value-type="float" office:value="0.000337346384870595" calcext:value-type="float">
            <text:p>0.000337346384870595</text:p>
          </table:table-cell>
          <table:table-cell office:value-type="float" office:value="0.000380842873548803" calcext:value-type="float">
            <text:p>0.000380842873548803</text:p>
          </table:table-cell>
          <table:table-cell office:value-type="float" office:value="0.000257092460873506" calcext:value-type="float">
            <text:p>0.000257092460873506</text:p>
          </table:table-cell>
          <table:table-cell office:value-type="float" office:value="0.000230388952476809" calcext:value-type="float">
            <text:p>0.000230388952476809</text:p>
          </table:table-cell>
          <table:table-cell office:value-type="float" office:value="0.000285189543597675" calcext:value-type="float">
            <text:p>0.000285189543597675</text:p>
          </table:table-cell>
          <table:table-cell office:value-type="float" office:value="0.000466750584174007" calcext:value-type="float">
            <text:p>0.000466750584174007</text:p>
          </table:table-cell>
          <table:table-cell office:value-type="float" office:value="0.000687568189301817" calcext:value-type="float">
            <text:p>0.000687568189301817</text:p>
          </table:table-cell>
          <table:table-cell office:value-type="float" office:value="0.000611208894067205" calcext:value-type="float">
            <text:p>0.000611208894067205</text:p>
          </table:table-cell>
          <table:table-cell office:value-type="float" office:value="0.000322365438619336" calcext:value-type="float">
            <text:p>0.000322365438619336</text:p>
          </table:table-cell>
          <table:table-cell office:value-type="float" office:value="0.000178299869657965" calcext:value-type="float">
            <text:p>0.000178299869657965</text:p>
          </table:table-cell>
          <table:table-cell office:value-type="float" office:value="0.000204556426064322" calcext:value-type="float">
            <text:p>0.000204556426064322</text:p>
          </table:table-cell>
          <table:table-cell office:value-type="float" office:value="0.000285094293967354" calcext:value-type="float">
            <text:p>0.000285094293967354</text:p>
          </table:table-cell>
          <table:table-cell office:value-type="float" office:value="0.000381721728828316" calcext:value-type="float">
            <text:p>0.000381721728828316</text:p>
          </table:table-cell>
          <table:table-cell office:value-type="float" office:value="0.00028392844413276" calcext:value-type="float">
            <text:p>0.00028392844413276</text:p>
          </table:table-cell>
          <table:table-cell office:value-type="float" office:value="0.000353934513792668" calcext:value-type="float">
            <text:p>0.000353934513792668</text:p>
          </table:table-cell>
          <table:table-cell office:value-type="float" office:value="0.000497604245079234" calcext:value-type="float">
            <text:p>0.000497604245079234</text:p>
          </table:table-cell>
          <table:table-cell office:value-type="float" office:value="0.000470496544688602" calcext:value-type="float">
            <text:p>0.000470496544688602</text:p>
          </table:table-cell>
          <table:table-cell office:value-type="float" office:value="0.000531921235073791" calcext:value-type="float">
            <text:p>0.000531921235073791</text:p>
          </table:table-cell>
          <table:table-cell office:value-type="float" office:value="0.000351590663397413" calcext:value-type="float">
            <text:p>0.000351590663397413</text:p>
          </table:table-cell>
          <table:table-cell office:value-type="float" office:value="0.000282697204337496" calcext:value-type="float">
            <text:p>0.000282697204337496</text:p>
          </table:table-cell>
          <table:table-cell office:value-type="float" office:value="0.000355604417719467" calcext:value-type="float">
            <text:p>0.000355604417719467</text:p>
          </table:table-cell>
          <table:table-cell office:value-type="float" office:value="0.000529369917727536" calcext:value-type="float">
            <text:p>0.000529369917727536</text:p>
          </table:table-cell>
          <table:table-cell office:value-type="float" office:value="0.000671750734866645" calcext:value-type="float">
            <text:p>0.000671750734866645</text:p>
          </table:table-cell>
          <table:table-cell office:value-type="float" office:value="0.000602176293661503" calcext:value-type="float">
            <text:p>0.000602176293661503</text:p>
          </table:table-cell>
          <table:table-cell office:value-type="float" office:value="0.000434931229719659" calcext:value-type="float">
            <text:p>0.000434931229719659</text:p>
          </table:table-cell>
          <table:table-cell office:value-type="float" office:value="0.000253062430014896" calcext:value-type="float">
            <text:p>0.000253062430014896</text:p>
          </table:table-cell>
          <table:table-cell office:value-type="float" office:value="0.000227983047906667" calcext:value-type="float">
            <text:p>0.000227983047906667</text:p>
          </table:table-cell>
          <table:table-cell office:value-type="float" office:value="0.000317732227828367" calcext:value-type="float">
            <text:p>0.000317732227828367</text:p>
          </table:table-cell>
          <table:table-cell office:value-type="float" office:value="0.000422627395734175" calcext:value-type="float">
            <text:p>0.000422627395734175</text:p>
          </table:table-cell>
          <table:table-cell office:value-type="float" office:value="0.000430931953744788" calcext:value-type="float">
            <text:p>0.000430931953744788</text:p>
          </table:table-cell>
          <table:table-cell office:value-type="float" office:value="0.000408800365201046" calcext:value-type="float">
            <text:p>0.000408800365201046</text:p>
          </table:table-cell>
          <table:table-cell office:value-type="float" office:value="0.000518257909708602" calcext:value-type="float">
            <text:p>0.000518257909708602</text:p>
          </table:table-cell>
          <table:table-cell office:value-type="float" office:value="0.000436743369764691" calcext:value-type="float">
            <text:p>0.000436743369764691</text:p>
          </table:table-cell>
          <table:table-cell office:value-type="float" office:value="0.000234778958338133" calcext:value-type="float">
            <text:p>0.000234778958338133</text:p>
          </table:table-cell>
          <table:table-cell office:value-type="float" office:value="0.000185088852184506" calcext:value-type="float">
            <text:p>0.000185088852184506</text:p>
          </table:table-cell>
          <table:table-cell office:value-type="float" office:value="0.000267392201925824" calcext:value-type="float">
            <text:p>0.000267392201925824</text:p>
          </table:table-cell>
          <table:table-cell office:value-type="float" office:value="0.000376429095762562" calcext:value-type="float">
            <text:p>0.000376429095762562</text:p>
          </table:table-cell>
          <table:table-cell office:value-type="float" office:value="0.000531027763795869" calcext:value-type="float">
            <text:p>0.000531027763795869</text:p>
          </table:table-cell>
          <table:table-cell office:value-type="float" office:value="0.000302131003450057" calcext:value-type="float">
            <text:p>0.000302131003450057</text:p>
          </table:table-cell>
          <table:table-cell office:value-type="float" office:value="0.000176201216961719" calcext:value-type="float">
            <text:p>0.000176201216961719</text:p>
          </table:table-cell>
          <table:table-cell office:value-type="float" office:value="0.000388617345493277" calcext:value-type="float">
            <text:p>0.000388617345493277</text:p>
          </table:table-cell>
          <table:table-cell office:value-type="float" office:value="0.000621509150573986" calcext:value-type="float">
            <text:p>0.000621509150573986</text:p>
          </table:table-cell>
          <table:table-cell office:value-type="float" office:value="0.000683552923527475" calcext:value-type="float">
            <text:p>0.000683552923527475</text:p>
          </table:table-cell>
          <table:table-cell office:value-type="float" office:value="0.0136478088631687" calcext:value-type="float">
            <text:p>0.0136478088631687</text:p>
          </table:table-cell>
          <table:table-cell office:value-type="float" office:value="0.000660097066829605" calcext:value-type="float">
            <text:p>0.000660097066829605</text:p>
          </table:table-cell>
          <table:table-cell office:value-type="float" office:value="0.000205044166808458" calcext:value-type="float">
            <text:p>0.000205044166808458</text:p>
          </table:table-cell>
          <table:table-cell table:style-name="ce1" office:value-type="float" office:value="0.0000591848201337143" calcext:value-type="float">
            <text:p>5.92E-05</text:p>
          </table:table-cell>
          <table:table-cell table:style-name="ce1" office:value-type="float" office:value="0.0000261924678664477" calcext:value-type="float">
            <text:p>2.62E-05</text:p>
          </table:table-cell>
          <table:table-cell office:value-type="float" office:value="0.00000330773077856466" calcext:value-type="float">
            <text:p>3.31E-06</text:p>
          </table:table-cell>
          <table:table-cell office:value-type="float" office:value="0.0000226384176795369" calcext:value-type="float">
            <text:p>2.26E-05</text:p>
          </table:table-cell>
          <table:table-cell office:value-type="float" office:value="0.0000221663906351641" calcext:value-type="float">
            <text:p>2.22E-05</text:p>
          </table:table-cell>
          <table:table-cell office:value-type="float" office:value="0.0000150639035144439" calcext:value-type="float">
            <text:p>1.51E-05</text:p>
          </table:table-cell>
          <table:table-cell office:value-type="float" office:value="-0.000014785158938001" calcext:value-type="float">
            <text:p>-1.48E-05</text:p>
          </table:table-cell>
          <table:table-cell office:value-type="float" office:value="-0.0000222189700960762" calcext:value-type="float">
            <text:p>-2.22E-05</text:p>
          </table:table-cell>
          <table:table-cell office:value-type="float" office:value="-0.0000293909753503394" calcext:value-type="float">
            <text:p>-2.94E-05</text:p>
          </table:table-cell>
          <table:table-cell table:style-name="ce1" office:value-type="float" office:value="-0.0000645843766825872" calcext:value-type="float">
            <text:p>-6.46E-05</text:p>
          </table:table-cell>
          <table:table-cell office:value-type="float" office:value="-0.000107350412938282" calcext:value-type="float">
            <text:p>-0.000107350412938282</text:p>
          </table:table-cell>
          <table:table-cell office:value-type="float" office:value="-0.000153216273631795" calcext:value-type="float">
            <text:p>-0.000153216273631795</text:p>
          </table:table-cell>
          <table:table-cell office:value-type="float" office:value="-0.000194263704840426" calcext:value-type="float">
            <text:p>-0.000194263704840426</text:p>
          </table:table-cell>
          <table:table-cell office:value-type="float" office:value="-0.000150089938744324" calcext:value-type="float">
            <text:p>-0.000150089938744324</text:p>
          </table:table-cell>
          <table:table-cell office:value-type="float" office:value="-0.0000298349533177506" calcext:value-type="float">
            <text:p>-2.98E-05</text:p>
          </table:table-cell>
        </table:table-row>
        <table:table-row table:style-name="ro1">
          <table:table-cell office:value-type="string" calcext:value-type="string">
            <text:p>Immunitysecboost45_062-122</text:p>
          </table:table-cell>
          <table:table-cell office:value-type="float" office:value="0.000486425207654086" calcext:value-type="float">
            <text:p>0.000486425207654086</text:p>
          </table:table-cell>
          <table:table-cell office:value-type="float" office:value="0.000272395541113917" calcext:value-type="float">
            <text:p>0.000272395541113917</text:p>
          </table:table-cell>
          <table:table-cell office:value-type="float" office:value="0.00037081287045899" calcext:value-type="float">
            <text:p>0.00037081287045899</text:p>
          </table:table-cell>
          <table:table-cell office:value-type="float" office:value="0.000237447484861161" calcext:value-type="float">
            <text:p>0.000237447484861161</text:p>
          </table:table-cell>
          <table:table-cell office:value-type="float" office:value="0.000200448220645251" calcext:value-type="float">
            <text:p>0.000200448220645251</text:p>
          </table:table-cell>
          <table:table-cell office:value-type="float" office:value="0.000239185474042574" calcext:value-type="float">
            <text:p>0.000239185474042574</text:p>
          </table:table-cell>
          <table:table-cell office:value-type="float" office:value="0.000386746039958454" calcext:value-type="float">
            <text:p>0.000386746039958454</text:p>
          </table:table-cell>
          <table:table-cell office:value-type="float" office:value="0.000995317688888663" calcext:value-type="float">
            <text:p>0.000995317688888663</text:p>
          </table:table-cell>
          <table:table-cell office:value-type="float" office:value="0.00165074263220989" calcext:value-type="float">
            <text:p>0.00165074263220989</text:p>
          </table:table-cell>
          <table:table-cell office:value-type="float" office:value="0.000330906032737179" calcext:value-type="float">
            <text:p>0.000330906032737179</text:p>
          </table:table-cell>
          <table:table-cell office:value-type="float" office:value="0.000151797960973517" calcext:value-type="float">
            <text:p>0.000151797960973517</text:p>
          </table:table-cell>
          <table:table-cell office:value-type="float" office:value="0.000169094188299214" calcext:value-type="float">
            <text:p>0.000169094188299214</text:p>
          </table:table-cell>
          <table:table-cell office:value-type="float" office:value="0.000221441779942234" calcext:value-type="float">
            <text:p>0.000221441779942234</text:p>
          </table:table-cell>
          <table:table-cell office:value-type="float" office:value="0.000346391593056433" calcext:value-type="float">
            <text:p>0.000346391593056433</text:p>
          </table:table-cell>
          <table:table-cell office:value-type="float" office:value="0.000284454383720909" calcext:value-type="float">
            <text:p>0.000284454383720909</text:p>
          </table:table-cell>
          <table:table-cell office:value-type="float" office:value="0.000293432443267338" calcext:value-type="float">
            <text:p>0.000293432443267338</text:p>
          </table:table-cell>
          <table:table-cell office:value-type="float" office:value="0.00052183329761846" calcext:value-type="float">
            <text:p>0.00052183329761846</text:p>
          </table:table-cell>
          <table:table-cell office:value-type="float" office:value="0.000426990951123597" calcext:value-type="float">
            <text:p>0.000426990951123597</text:p>
          </table:table-cell>
          <table:table-cell office:value-type="float" office:value="0.00062019006136894" calcext:value-type="float">
            <text:p>0.00062019006136894</text:p>
          </table:table-cell>
          <table:table-cell office:value-type="float" office:value="0.000412882015379773" calcext:value-type="float">
            <text:p>0.000412882015379773</text:p>
          </table:table-cell>
          <table:table-cell office:value-type="float" office:value="0.000236950842696849" calcext:value-type="float">
            <text:p>0.000236950842696849</text:p>
          </table:table-cell>
          <table:table-cell office:value-type="float" office:value="0.000307100502798532" calcext:value-type="float">
            <text:p>0.000307100502798532</text:p>
          </table:table-cell>
          <table:table-cell office:value-type="float" office:value="0.000546263073361957" calcext:value-type="float">
            <text:p>0.000546263073361957</text:p>
          </table:table-cell>
          <table:table-cell office:value-type="float" office:value="0.00106688052621289" calcext:value-type="float">
            <text:p>0.00106688052621289</text:p>
          </table:table-cell>
          <table:table-cell office:value-type="float" office:value="0.00162749327706284" calcext:value-type="float">
            <text:p>0.00162749327706284</text:p>
          </table:table-cell>
          <table:table-cell office:value-type="float" office:value="0.000456561718779974" calcext:value-type="float">
            <text:p>0.000456561718779974</text:p>
          </table:table-cell>
          <table:table-cell office:value-type="float" office:value="0.000257591744022381" calcext:value-type="float">
            <text:p>0.000257591744022381</text:p>
          </table:table-cell>
          <table:table-cell office:value-type="float" office:value="0.000178000328087858" calcext:value-type="float">
            <text:p>0.000178000328087858</text:p>
          </table:table-cell>
          <table:table-cell office:value-type="float" office:value="0.000257863065331079" calcext:value-type="float">
            <text:p>0.000257863065331079</text:p>
          </table:table-cell>
          <table:table-cell office:value-type="float" office:value="0.000426473721819658" calcext:value-type="float">
            <text:p>0.000426473721819658</text:p>
          </table:table-cell>
          <table:table-cell office:value-type="float" office:value="0.000513460915890018" calcext:value-type="float">
            <text:p>0.000513460915890018</text:p>
          </table:table-cell>
          <table:table-cell office:value-type="float" office:value="0.000404701539061876" calcext:value-type="float">
            <text:p>0.000404701539061876</text:p>
          </table:table-cell>
          <table:table-cell office:value-type="float" office:value="0.000617354065783599" calcext:value-type="float">
            <text:p>0.000617354065783599</text:p>
          </table:table-cell>
          <table:table-cell office:value-type="float" office:value="0.000458521827047773" calcext:value-type="float">
            <text:p>0.000458521827047773</text:p>
          </table:table-cell>
          <table:table-cell office:value-type="float" office:value="0.000244029950111147" calcext:value-type="float">
            <text:p>0.000244029950111147</text:p>
          </table:table-cell>
          <table:table-cell office:value-type="float" office:value="0.000133640091666927" calcext:value-type="float">
            <text:p>0.000133640091666927</text:p>
          </table:table-cell>
          <table:table-cell office:value-type="float" office:value="0.000205917516905156" calcext:value-type="float">
            <text:p>0.000205917516905156</text:p>
          </table:table-cell>
          <table:table-cell office:value-type="float" office:value="0.000414656818133087" calcext:value-type="float">
            <text:p>0.000414656818133087</text:p>
          </table:table-cell>
          <table:table-cell office:value-type="float" office:value="0.000755422780057917" calcext:value-type="float">
            <text:p>0.000755422780057917</text:p>
          </table:table-cell>
          <table:table-cell office:value-type="float" office:value="0.000540467385534375" calcext:value-type="float">
            <text:p>0.000540467385534375</text:p>
          </table:table-cell>
          <table:table-cell office:value-type="float" office:value="0.000141457716480025" calcext:value-type="float">
            <text:p>0.000141457716480025</text:p>
          </table:table-cell>
          <table:table-cell office:value-type="float" office:value="0.000318409072124017" calcext:value-type="float">
            <text:p>0.000318409072124017</text:p>
          </table:table-cell>
          <table:table-cell office:value-type="float" office:value="0.000677467020037915" calcext:value-type="float">
            <text:p>0.000677467020037915</text:p>
          </table:table-cell>
          <table:table-cell office:value-type="float" office:value="0.00121348396315064" calcext:value-type="float">
            <text:p>0.00121348396315064</text:p>
          </table:table-cell>
          <table:table-cell office:value-type="float" office:value="0.000660097066829605" calcext:value-type="float">
            <text:p>0.000660097066829605</text:p>
          </table:table-cell>
          <table:table-cell office:value-type="float" office:value="0.0601962280275864" calcext:value-type="float">
            <text:p>0.0601962280275864</text:p>
          </table:table-cell>
          <table:table-cell office:value-type="float" office:value="0.000188998159650534" calcext:value-type="float">
            <text:p>0.000188998159650534</text:p>
          </table:table-cell>
          <table:table-cell table:style-name="ce1" office:value-type="float" office:value="0.0000572982820040083" calcext:value-type="float">
            <text:p>5.73E-05</text:p>
          </table:table-cell>
          <table:table-cell table:style-name="ce1" office:value-type="float" office:value="0.0000283003731201248" calcext:value-type="float">
            <text:p>2.83E-05</text:p>
          </table:table-cell>
          <table:table-cell office:value-type="float" office:value="0.00000592066689482081" calcext:value-type="float">
            <text:p>5.92E-06</text:p>
          </table:table-cell>
          <table:table-cell office:value-type="float" office:value="0.00002110887480489" calcext:value-type="float">
            <text:p>2.11E-05</text:p>
          </table:table-cell>
          <table:table-cell office:value-type="float" office:value="0.000021133920744635" calcext:value-type="float">
            <text:p>2.11E-05</text:p>
          </table:table-cell>
          <table:table-cell office:value-type="float" office:value="0.0000139679857607587" calcext:value-type="float">
            <text:p>1.40E-05</text:p>
          </table:table-cell>
          <table:table-cell office:value-type="float" office:value="-0.0000135875678151459" calcext:value-type="float">
            <text:p>-1.36E-05</text:p>
          </table:table-cell>
          <table:table-cell office:value-type="float" office:value="-0.0000214488642984319" calcext:value-type="float">
            <text:p>-2.14E-05</text:p>
          </table:table-cell>
          <table:table-cell office:value-type="float" office:value="-0.0000303636173824738" calcext:value-type="float">
            <text:p>-3.04E-05</text:p>
          </table:table-cell>
          <table:table-cell table:style-name="ce1" office:value-type="float" office:value="-0.000067787101057436" calcext:value-type="float">
            <text:p>-6.78E-05</text:p>
          </table:table-cell>
          <table:table-cell office:value-type="float" office:value="-0.000110992729851626" calcext:value-type="float">
            <text:p>-0.000110992729851626</text:p>
          </table:table-cell>
          <table:table-cell office:value-type="float" office:value="-0.000162492761248559" calcext:value-type="float">
            <text:p>-0.000162492761248559</text:p>
          </table:table-cell>
          <table:table-cell office:value-type="float" office:value="-0.000208448253363934" calcext:value-type="float">
            <text:p>-0.000208448253363934</text:p>
          </table:table-cell>
          <table:table-cell office:value-type="float" office:value="-0.000171602285663479" calcext:value-type="float">
            <text:p>-0.000171602285663479</text:p>
          </table:table-cell>
          <table:table-cell office:value-type="float" office:value="-0.0000324167473272635" calcext:value-type="float">
            <text:p>-3.24E-05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0.000162862980318375" calcext:value-type="float">
            <text:p>0.000162862980318375</text:p>
          </table:table-cell>
          <table:table-cell office:value-type="float" office:value="0.000349358783841121" calcext:value-type="float">
            <text:p>0.000349358783841121</text:p>
          </table:table-cell>
          <table:table-cell office:value-type="float" office:value="0.000432528518506255" calcext:value-type="float">
            <text:p>0.000432528518506255</text:p>
          </table:table-cell>
          <table:table-cell office:value-type="float" office:value="0.000484597558797012" calcext:value-type="float">
            <text:p>0.000484597558797012</text:p>
          </table:table-cell>
          <table:table-cell office:value-type="float" office:value="0.000382544138160127" calcext:value-type="float">
            <text:p>0.000382544138160127</text:p>
          </table:table-cell>
          <table:table-cell office:value-type="float" office:value="0.000294482626000924" calcext:value-type="float">
            <text:p>0.000294482626000924</text:p>
          </table:table-cell>
          <table:table-cell office:value-type="float" office:value="0.000253295777546435" calcext:value-type="float">
            <text:p>0.000253295777546435</text:p>
          </table:table-cell>
          <table:table-cell office:value-type="float" office:value="0.000201922495206563" calcext:value-type="float">
            <text:p>0.000201922495206563</text:p>
          </table:table-cell>
          <table:table-cell office:value-type="float" office:value="0.000192423637146134" calcext:value-type="float">
            <text:p>0.000192423637146134</text:p>
          </table:table-cell>
          <table:table-cell office:value-type="float" office:value="0.000208509815953808" calcext:value-type="float">
            <text:p>0.000208509815953808</text:p>
          </table:table-cell>
          <table:table-cell table:style-name="ce1" office:value-type="float" office:value="-0.00000242616000727251" calcext:value-type="float">
            <text:p>-2.43E-06</text:p>
          </table:table-cell>
          <table:table-cell office:value-type="float" office:value="0.000247440776006605" calcext:value-type="float">
            <text:p>0.000247440776006605</text:p>
          </table:table-cell>
          <table:table-cell office:value-type="float" office:value="0.00041389360857762" calcext:value-type="float">
            <text:p>0.00041389360857762</text:p>
          </table:table-cell>
          <table:table-cell office:value-type="float" office:value="0.000492625485346296" calcext:value-type="float">
            <text:p>0.000492625485346296</text:p>
          </table:table-cell>
          <table:table-cell office:value-type="float" office:value="0.000553223102563995" calcext:value-type="float">
            <text:p>0.000553223102563995</text:p>
          </table:table-cell>
          <table:table-cell office:value-type="float" office:value="0.000438497305958239" calcext:value-type="float">
            <text:p>0.000438497305958239</text:p>
          </table:table-cell>
          <table:table-cell office:value-type="float" office:value="0.000352735900427428" calcext:value-type="float">
            <text:p>0.000352735900427428</text:p>
          </table:table-cell>
          <table:table-cell office:value-type="float" office:value="0.000254315507879115" calcext:value-type="float">
            <text:p>0.000254315507879115</text:p>
          </table:table-cell>
          <table:table-cell office:value-type="float" office:value="0.000271967568153613" calcext:value-type="float">
            <text:p>0.000271967568153613</text:p>
          </table:table-cell>
          <table:table-cell office:value-type="float" office:value="0.00035328387465885" calcext:value-type="float">
            <text:p>0.00035328387465885</text:p>
          </table:table-cell>
          <table:table-cell office:value-type="float" office:value="0.000420241571658982" calcext:value-type="float">
            <text:p>0.000420241571658982</text:p>
          </table:table-cell>
          <table:table-cell office:value-type="float" office:value="0.000375152043709545" calcext:value-type="float">
            <text:p>0.000375152043709545</text:p>
          </table:table-cell>
          <table:table-cell office:value-type="float" office:value="0.000343741377906631" calcext:value-type="float">
            <text:p>0.000343741377906631</text:p>
          </table:table-cell>
          <table:table-cell office:value-type="float" office:value="0.000247972200239706" calcext:value-type="float">
            <text:p>0.000247972200239706</text:p>
          </table:table-cell>
          <table:table-cell office:value-type="float" office:value="0.000253357137444413" calcext:value-type="float">
            <text:p>0.000253357137444413</text:p>
          </table:table-cell>
          <table:table-cell office:value-type="float" office:value="0.00042351240762963" calcext:value-type="float">
            <text:p>0.00042351240762963</text:p>
          </table:table-cell>
          <table:table-cell office:value-type="float" office:value="0.000537465705280775" calcext:value-type="float">
            <text:p>0.000537465705280775</text:p>
          </table:table-cell>
          <table:table-cell office:value-type="float" office:value="0.000665552290929439" calcext:value-type="float">
            <text:p>0.000665552290929439</text:p>
          </table:table-cell>
          <table:table-cell office:value-type="float" office:value="0.000619266131829511" calcext:value-type="float">
            <text:p>0.000619266131829511</text:p>
          </table:table-cell>
          <table:table-cell office:value-type="float" office:value="0.000583969540475508" calcext:value-type="float">
            <text:p>0.000583969540475508</text:p>
          </table:table-cell>
          <table:table-cell office:value-type="float" office:value="0.000590353341576288" calcext:value-type="float">
            <text:p>0.000590353341576288</text:p>
          </table:table-cell>
          <table:table-cell office:value-type="float" office:value="0.000580551450053927" calcext:value-type="float">
            <text:p>0.000580551450053927</text:p>
          </table:table-cell>
          <table:table-cell office:value-type="float" office:value="0.000512267795631926" calcext:value-type="float">
            <text:p>0.000512267795631926</text:p>
          </table:table-cell>
          <table:table-cell office:value-type="float" office:value="0.000267667779503043" calcext:value-type="float">
            <text:p>0.000267667779503043</text:p>
          </table:table-cell>
          <table:table-cell office:value-type="float" office:value="0.000247834750636688" calcext:value-type="float">
            <text:p>0.000247834750636688</text:p>
          </table:table-cell>
          <table:table-cell office:value-type="float" office:value="0.000103402555710105" calcext:value-type="float">
            <text:p>0.000103402555710105</text:p>
          </table:table-cell>
          <table:table-cell table:style-name="ce1" office:value-type="float" office:value="0.00000402948190290058" calcext:value-type="float">
            <text:p>4.03E-06</text:p>
          </table:table-cell>
          <table:table-cell table:style-name="ce1" office:value-type="float" office:value="-0.000039816433126922" calcext:value-type="float">
            <text:p>-3.98E-05</text:p>
          </table:table-cell>
          <table:table-cell table:style-name="ce1" office:value-type="float" office:value="-0.0000643591196946498" calcext:value-type="float">
            <text:p>-6.44E-05</text:p>
          </table:table-cell>
          <table:table-cell table:style-name="ce1" office:value-type="float" office:value="0.0000787960358694592" calcext:value-type="float">
            <text:p>7.88E-05</text:p>
          </table:table-cell>
          <table:table-cell office:value-type="float" office:value="0.000104589475122716" calcext:value-type="float">
            <text:p>0.000104589475122716</text:p>
          </table:table-cell>
          <table:table-cell office:value-type="float" office:value="0.000230727766703239" calcext:value-type="float">
            <text:p>0.000230727766703239</text:p>
          </table:table-cell>
          <table:table-cell office:value-type="float" office:value="0.000201352194675457" calcext:value-type="float">
            <text:p>0.000201352194675457</text:p>
          </table:table-cell>
          <table:table-cell office:value-type="float" office:value="0.000183994780878867" calcext:value-type="float">
            <text:p>0.000183994780878867</text:p>
          </table:table-cell>
          <table:table-cell office:value-type="float" office:value="0.000205044166808458" calcext:value-type="float">
            <text:p>0.000205044166808458</text:p>
          </table:table-cell>
          <table:table-cell office:value-type="float" office:value="0.000188998159650534" calcext:value-type="float">
            <text:p>0.000188998159650534</text:p>
          </table:table-cell>
          <table:table-cell office:value-type="float" office:value="0.011714175083695" calcext:value-type="float">
            <text:p>0.011714175083695</text:p>
          </table:table-cell>
          <table:table-cell office:value-type="float" office:value="0.00922930745923293" calcext:value-type="float">
            <text:p>0.00922930745923293</text:p>
          </table:table-cell>
          <table:table-cell office:value-type="float" office:value="0.0091603872004211" calcext:value-type="float">
            <text:p>0.0091603872004211</text:p>
          </table:table-cell>
          <table:table-cell table:style-name="Default" office:value-type="float" office:value="0.00913621955297656" calcext:value-type="float">
            <text:p>0.00913621955297656</text:p>
          </table:table-cell>
          <table:table-cell table:style-name="Default" office:value-type="float" office:value="0.00917782069588372" calcext:value-type="float">
            <text:p>0.00917782069588372</text:p>
          </table:table-cell>
          <table:table-cell table:style-name="Default" office:value-type="float" office:value="0.00918410193245308" calcext:value-type="float">
            <text:p>0.00918410193245308</text:p>
          </table:table-cell>
          <table:table-cell table:style-name="Default" office:value-type="float" office:value="0.00918304378227182" calcext:value-type="float">
            <text:p>0.00918304378227182</text:p>
          </table:table-cell>
          <table:table-cell table:style-name="Default" office:value-type="float" office:value="0.00917027136943126" calcext:value-type="float">
            <text:p>0.00917027136943126</text:p>
          </table:table-cell>
          <table:table-cell table:style-name="Default" office:value-type="float" office:value="0.0091740204693736" calcext:value-type="float">
            <text:p>0.0091740204693736</text:p>
          </table:table-cell>
          <table:table-cell table:style-name="Default" office:value-type="float" office:value="0.00918503900966004" calcext:value-type="float">
            <text:p>0.00918503900966004</text:p>
          </table:table-cell>
          <table:table-cell office:value-type="float" office:value="0.00919318883095123" calcext:value-type="float">
            <text:p>0.00919318883095123</text:p>
          </table:table-cell>
          <table:table-cell office:value-type="float" office:value="0.0091975359346594" calcext:value-type="float">
            <text:p>0.0091975359346594</text:p>
          </table:table-cell>
          <table:table-cell office:value-type="float" office:value="0.00920111129203686" calcext:value-type="float">
            <text:p>0.00920111129203686</text:p>
          </table:table-cell>
          <table:table-cell office:value-type="float" office:value="0.00920177823252917" calcext:value-type="float">
            <text:p>0.00920177823252917</text:p>
          </table:table-cell>
          <table:table-cell office:value-type="float" office:value="0.00923999419785485" calcext:value-type="float">
            <text:p>0.00923999419785485</text:p>
          </table:table-cell>
          <table:table-cell office:value-type="float" office:value="0.0000103000472828842" calcext:value-type="float">
            <text:p>1.03E-0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table:style-name="ce1" office:value-type="float" office:value="0.0000208742000372334" calcext:value-type="float">
            <text:p>2.09E-05</text:p>
          </table:table-cell>
          <table:table-cell table:style-name="ce1" office:value-type="float" office:value="-0.00000031304831395114" calcext:value-type="float">
            <text:p>-3.13E-07</text:p>
          </table:table-cell>
          <table:table-cell table:style-name="ce1" office:value-type="float" office:value="-0.0000705289417466509" calcext:value-type="float">
            <text:p>-7.05E-05</text:p>
          </table:table-cell>
          <table:table-cell table:style-name="ce1" office:value-type="float" office:value="0.0000252280377452155" calcext:value-type="float">
            <text:p>2.52E-05</text:p>
          </table:table-cell>
          <table:table-cell office:value-type="float" office:value="0.000134564938791738" calcext:value-type="float">
            <text:p>0.000134564938791738</text:p>
          </table:table-cell>
          <table:table-cell table:style-name="ce1" office:value-type="float" office:value="0.0000979005680283041" calcext:value-type="float">
            <text:p>9.79E-05</text:p>
          </table:table-cell>
          <table:table-cell table:style-name="ce1" office:value-type="float" office:value="0.000086451328694356" calcext:value-type="float">
            <text:p>8.65E-05</text:p>
          </table:table-cell>
          <table:table-cell table:style-name="ce1" office:value-type="float" office:value="0.0000647478940878313" calcext:value-type="float">
            <text:p>6.47E-05</text:p>
          </table:table-cell>
          <table:table-cell table:style-name="ce1" office:value-type="float" office:value="0.0000687986440376365" calcext:value-type="float">
            <text:p>6.88E-05</text:p>
          </table:table-cell>
          <table:table-cell office:value-type="float" office:value="-0.000335873354171448" calcext:value-type="float">
            <text:p>-0.000335873354171448</text:p>
          </table:table-cell>
          <table:table-cell office:value-type="float" office:value="-0.000383014282362054" calcext:value-type="float">
            <text:p>-0.000383014282362054</text:p>
          </table:table-cell>
          <table:table-cell office:value-type="float" office:value="-0.000290855892637863" calcext:value-type="float">
            <text:p>-0.000290855892637863</text:p>
          </table:table-cell>
          <table:table-cell office:value-type="float" office:value="-0.00022177335049937" calcext:value-type="float">
            <text:p>-0.00022177335049937</text:p>
          </table:table-cell>
          <table:table-cell office:value-type="float" office:value="-0.000326787035577941" calcext:value-type="float">
            <text:p>-0.000326787035577941</text:p>
          </table:table-cell>
          <table:table-cell table:style-name="ce1" office:value-type="float" office:value="0.00000514624458810552" calcext:value-type="float">
            <text:p>5.15E-06</text:p>
          </table:table-cell>
          <table:table-cell office:value-type="float" office:value="0.000119609066191278" calcext:value-type="float">
            <text:p>0.000119609066191278</text:p>
          </table:table-cell>
          <table:table-cell office:value-type="float" office:value="0.000160223782211426" calcext:value-type="float">
            <text:p>0.000160223782211426</text:p>
          </table:table-cell>
          <table:table-cell table:style-name="ce1" office:value-type="float" office:value="0.0000744220970093968" calcext:value-type="float">
            <text:p>7.44E-05</text:p>
          </table:table-cell>
          <table:table-cell table:style-name="ce1" office:value-type="float" office:value="0.0000876190622743077" calcext:value-type="float">
            <text:p>8.76E-05</text:p>
          </table:table-cell>
          <table:table-cell office:value-type="float" office:value="0.000125482400364712" calcext:value-type="float">
            <text:p>0.000125482400364712</text:p>
          </table:table-cell>
          <table:table-cell office:value-type="float" office:value="0.00019219386532728" calcext:value-type="float">
            <text:p>0.00019219386532728</text:p>
          </table:table-cell>
          <table:table-cell office:value-type="float" office:value="0.000176601343027753" calcext:value-type="float">
            <text:p>0.000176601343027753</text:p>
          </table:table-cell>
          <table:table-cell office:value-type="float" office:value="0.00017109127177598" calcext:value-type="float">
            <text:p>0.00017109127177598</text:p>
          </table:table-cell>
          <table:table-cell office:value-type="float" office:value="0.000106252672569537" calcext:value-type="float">
            <text:p>0.000106252672569537</text:p>
          </table:table-cell>
          <table:table-cell office:value-type="float" office:value="0.000123111544036649" calcext:value-type="float">
            <text:p>0.000123111544036649</text:p>
          </table:table-cell>
          <table:table-cell table:style-name="ce1" office:value-type="float" office:value="0.000073819508619791" calcext:value-type="float">
            <text:p>7.38E-05</text:p>
          </table:table-cell>
          <table:table-cell office:value-type="float" office:value="0.000104940843858741" calcext:value-type="float">
            <text:p>0.000104940843858741</text:p>
          </table:table-cell>
          <table:table-cell table:style-name="ce1" office:value-type="float" office:value="0.0000652818318282661" calcext:value-type="float">
            <text:p>6.53E-05</text:p>
          </table:table-cell>
          <table:table-cell office:value-type="float" office:value="0.000109846559412784" calcext:value-type="float">
            <text:p>0.000109846559412784</text:p>
          </table:table-cell>
          <table:table-cell office:value-type="float" office:value="0.000104886955720195" calcext:value-type="float">
            <text:p>0.000104886955720195</text:p>
          </table:table-cell>
          <table:table-cell office:value-type="float" office:value="0.000184106308754958" calcext:value-type="float">
            <text:p>0.000184106308754958</text:p>
          </table:table-cell>
          <table:table-cell office:value-type="float" office:value="0.000236004813674384" calcext:value-type="float">
            <text:p>0.000236004813674384</text:p>
          </table:table-cell>
          <table:table-cell office:value-type="float" office:value="0.000297361819004303" calcext:value-type="float">
            <text:p>0.000297361819004303</text:p>
          </table:table-cell>
          <table:table-cell office:value-type="float" office:value="0.000100972462490846" calcext:value-type="float">
            <text:p>0.000100972462490846</text:p>
          </table:table-cell>
          <table:table-cell table:style-name="ce1" office:value-type="float" office:value="-0.0000535979158961768" calcext:value-type="float">
            <text:p>-5.36E-05</text:p>
          </table:table-cell>
          <table:table-cell office:value-type="float" office:value="-0.000451463368272349" calcext:value-type="float">
            <text:p>-0.000451463368272349</text:p>
          </table:table-cell>
          <table:table-cell office:value-type="float" office:value="-0.000584617953453019" calcext:value-type="float">
            <text:p>-0.000584617953453019</text:p>
          </table:table-cell>
          <table:table-cell office:value-type="float" office:value="-0.000677764907968312" calcext:value-type="float">
            <text:p>-0.000677764907968312</text:p>
          </table:table-cell>
          <table:table-cell office:value-type="float" office:value="-0.000651449472930187" calcext:value-type="float">
            <text:p>-0.000651449472930187</text:p>
          </table:table-cell>
          <table:table-cell office:value-type="float" office:value="-0.00035005546731111" calcext:value-type="float">
            <text:p>-0.00035005546731111</text:p>
          </table:table-cell>
          <table:table-cell table:style-name="ce1" office:value-type="float" office:value="-0.0000239661332633007" calcext:value-type="float">
            <text:p>-2.40E-05</text:p>
          </table:table-cell>
          <table:table-cell table:style-name="ce1" office:value-type="float" office:value="0.0000612816064541145" calcext:value-type="float">
            <text:p>6.13E-05</text:p>
          </table:table-cell>
          <table:table-cell table:style-name="ce1" office:value-type="float" office:value="0.0000564011361049331" calcext:value-type="float">
            <text:p>5.64E-05</text:p>
          </table:table-cell>
          <table:table-cell table:style-name="ce1" office:value-type="float" office:value="0.00005316110868083" calcext:value-type="float">
            <text:p>5.32E-05</text:p>
          </table:table-cell>
          <table:table-cell table:style-name="ce1" office:value-type="float" office:value="0.0000591848201337143" calcext:value-type="float">
            <text:p>5.92E-05</text:p>
          </table:table-cell>
          <table:table-cell table:style-name="ce1" office:value-type="float" office:value="0.0000572982820040083" calcext:value-type="float">
            <text:p>5.73E-05</text:p>
          </table:table-cell>
          <table:table-cell office:value-type="float" office:value="0.00922930745923293" calcext:value-type="float">
            <text:p>0.00922930745923293</text:p>
          </table:table-cell>
          <table:table-cell office:value-type="float" office:value="0.0509634854943755" calcext:value-type="float">
            <text:p>0.0509634854943755</text:p>
          </table:table-cell>
          <table:table-cell office:value-type="float" office:value="0.00925395805322146" calcext:value-type="float">
            <text:p>0.00925395805322146</text:p>
          </table:table-cell>
          <table:table-cell table:style-name="Default" office:value-type="float" office:value="0.0092195319919464" calcext:value-type="float">
            <text:p>0.0092195319919464</text:p>
          </table:table-cell>
          <table:table-cell table:style-name="Default" office:value-type="float" office:value="0.00921359619502714" calcext:value-type="float">
            <text:p>0.00921359619502714</text:p>
          </table:table-cell>
          <table:table-cell table:style-name="Default" office:value-type="float" office:value="0.00920488527055001" calcext:value-type="float">
            <text:p>0.00920488527055001</text:p>
          </table:table-cell>
          <table:table-cell table:style-name="Default" office:value-type="float" office:value="0.00919351494763657" calcext:value-type="float">
            <text:p>0.00919351494763657</text:p>
          </table:table-cell>
          <table:table-cell table:style-name="Default" office:value-type="float" office:value="0.00916169663814066" calcext:value-type="float">
            <text:p>0.00916169663814066</text:p>
          </table:table-cell>
          <table:table-cell table:style-name="Default" office:value-type="float" office:value="0.00915298971581855" calcext:value-type="float">
            <text:p>0.00915298971581855</text:p>
          </table:table-cell>
          <table:table-cell table:style-name="Default" office:value-type="float" office:value="0.00914571966603925" calcext:value-type="float">
            <text:p>0.00914571966603925</text:p>
          </table:table-cell>
          <table:table-cell office:value-type="float" office:value="0.00913633186060224" calcext:value-type="float">
            <text:p>0.00913633186060224</text:p>
          </table:table-cell>
          <table:table-cell office:value-type="float" office:value="0.00912672620655776" calcext:value-type="float">
            <text:p>0.00912672620655776</text:p>
          </table:table-cell>
          <table:table-cell office:value-type="float" office:value="0.00912066172247144" calcext:value-type="float">
            <text:p>0.00912066172247144</text:p>
          </table:table-cell>
          <table:table-cell office:value-type="float" office:value="0.00911820473862624" calcext:value-type="float">
            <text:p>0.00911820473862624</text:p>
          </table:table-cell>
          <table:table-cell office:value-type="float" office:value="0.00912795769987554" calcext:value-type="float">
            <text:p>0.00912795769987554</text:p>
          </table:table-cell>
          <table:table-cell office:value-type="float" office:value="0.00000884935992260928" calcext:value-type="float">
            <text:p>8.85E-06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table:style-name="ce1" office:value-type="float" office:value="0.0000185548463412738" calcext:value-type="float">
            <text:p>1.86E-05</text:p>
          </table:table-cell>
          <table:table-cell table:style-name="ce1" office:value-type="float" office:value="-0.0000613528777665389" calcext:value-type="float">
            <text:p>-6.14E-05</text:p>
          </table:table-cell>
          <table:table-cell office:value-type="float" office:value="-0.000174005772755713" calcext:value-type="float">
            <text:p>-0.000174005772755713</text:p>
          </table:table-cell>
          <table:table-cell office:value-type="float" office:value="-0.000156414521473868" calcext:value-type="float">
            <text:p>-0.000156414521473868</text:p>
          </table:table-cell>
          <table:table-cell table:style-name="ce1" office:value-type="float" office:value="0.0000472595765741584" calcext:value-type="float">
            <text:p>4.73E-05</text:p>
          </table:table-cell>
          <table:table-cell table:style-name="ce1" office:value-type="float" office:value="0.0000435040754818019" calcext:value-type="float">
            <text:p>4.35E-05</text:p>
          </table:table-cell>
          <table:table-cell table:style-name="ce1" office:value-type="float" office:value="0.0000436836369007668" calcext:value-type="float">
            <text:p>4.37E-05</text:p>
          </table:table-cell>
          <table:table-cell table:style-name="ce1" office:value-type="float" office:value="0.0000342970882429325" calcext:value-type="float">
            <text:p>3.43E-05</text:p>
          </table:table-cell>
          <table:table-cell table:style-name="ce1" office:value-type="float" office:value="0.0000419905269739597" calcext:value-type="float">
            <text:p>4.20E-05</text:p>
          </table:table-cell>
          <table:table-cell office:value-type="float" office:value="-0.000184800268011609" calcext:value-type="float">
            <text:p>-0.000184800268011609</text:p>
          </table:table-cell>
          <table:table-cell office:value-type="float" office:value="-0.000182753115546837" calcext:value-type="float">
            <text:p>-0.000182753115546837</text:p>
          </table:table-cell>
          <table:table-cell office:value-type="float" office:value="-0.000216450570207877" calcext:value-type="float">
            <text:p>-0.000216450570207877</text:p>
          </table:table-cell>
          <table:table-cell office:value-type="float" office:value="-0.000211138391574098" calcext:value-type="float">
            <text:p>-0.000211138391574098</text:p>
          </table:table-cell>
          <table:table-cell office:value-type="float" office:value="-0.000386427127877426" calcext:value-type="float">
            <text:p>-0.000386427127877426</text:p>
          </table:table-cell>
          <table:table-cell office:value-type="float" office:value="-0.000182046576915976" calcext:value-type="float">
            <text:p>-0.000182046576915976</text:p>
          </table:table-cell>
          <table:table-cell table:style-name="ce1" office:value-type="float" office:value="-0.00000019181851869534" calcext:value-type="float">
            <text:p>-1.92E-07</text:p>
          </table:table-cell>
          <table:table-cell table:style-name="ce1" office:value-type="float" office:value="0.0000704995486943218" calcext:value-type="float">
            <text:p>7.05E-05</text:p>
          </table:table-cell>
          <table:table-cell table:style-name="ce1" office:value-type="float" office:value="0.0000224344243274161" calcext:value-type="float">
            <text:p>2.24E-05</text:p>
          </table:table-cell>
          <table:table-cell table:style-name="ce1" office:value-type="float" office:value="0.000028323857972921" calcext:value-type="float">
            <text:p>2.83E-05</text:p>
          </table:table-cell>
          <table:table-cell table:style-name="ce1" office:value-type="float" office:value="0.000041523738900707" calcext:value-type="float">
            <text:p>4.15E-05</text:p>
          </table:table-cell>
          <table:table-cell office:value-type="float" office:value="0.000108725836486098" calcext:value-type="float">
            <text:p>0.000108725836486098</text:p>
          </table:table-cell>
          <table:table-cell office:value-type="float" office:value="0.000113407526953353" calcext:value-type="float">
            <text:p>0.000113407526953353</text:p>
          </table:table-cell>
          <table:table-cell office:value-type="float" office:value="0.00011861509241536" calcext:value-type="float">
            <text:p>0.00011861509241536</text:p>
          </table:table-cell>
          <table:table-cell table:style-name="ce1" office:value-type="float" office:value="0.0000739416957501374" calcext:value-type="float">
            <text:p>7.39E-05</text:p>
          </table:table-cell>
          <table:table-cell table:style-name="ce1" office:value-type="float" office:value="0.0000941781090563541" calcext:value-type="float">
            <text:p>9.42E-05</text:p>
          </table:table-cell>
          <table:table-cell table:style-name="ce1" office:value-type="float" office:value="0.0000465181300407487" calcext:value-type="float">
            <text:p>4.65E-05</text:p>
          </table:table-cell>
          <table:table-cell table:style-name="ce1" office:value-type="float" office:value="-0.0000488329625402491" calcext:value-type="float">
            <text:p>-4.88E-05</text:p>
          </table:table-cell>
          <table:table-cell office:value-type="float" office:value="-0.000318185135255743" calcext:value-type="float">
            <text:p>-0.000318185135255743</text:p>
          </table:table-cell>
          <table:table-cell office:value-type="float" office:value="-0.000187726101943408" calcext:value-type="float">
            <text:p>-0.000187726101943408</text:p>
          </table:table-cell>
          <table:table-cell office:value-type="float" office:value="-0.000140073675366015" calcext:value-type="float">
            <text:p>-0.000140073675366015</text:p>
          </table:table-cell>
          <table:table-cell table:style-name="ce1" office:value-type="float" office:value="0.00000735346955035616" calcext:value-type="float">
            <text:p>7.35E-06</text:p>
          </table:table-cell>
          <table:table-cell table:style-name="ce1" office:value-type="float" office:value="0.0000790103378232332" calcext:value-type="float">
            <text:p>7.90E-05</text:p>
          </table:table-cell>
          <table:table-cell office:value-type="float" office:value="0.000178463223633134" calcext:value-type="float">
            <text:p>0.000178463223633134</text:p>
          </table:table-cell>
          <table:table-cell table:style-name="ce1" office:value-type="float" office:value="0.0000969534366569347" calcext:value-type="float">
            <text:p>9.70E-05</text:p>
          </table:table-cell>
          <table:table-cell table:style-name="ce1" office:value-type="float" office:value="-0.0000107741508747586" calcext:value-type="float">
            <text:p>-1.08E-05</text:p>
          </table:table-cell>
          <table:table-cell office:value-type="float" office:value="-0.000272924929338979" calcext:value-type="float">
            <text:p>-0.000272924929338979</text:p>
          </table:table-cell>
          <table:table-cell office:value-type="float" office:value="-0.000342695354735566" calcext:value-type="float">
            <text:p>-0.000342695354735566</text:p>
          </table:table-cell>
          <table:table-cell office:value-type="float" office:value="-0.00039756105342613" calcext:value-type="float">
            <text:p>-0.00039756105342613</text:p>
          </table:table-cell>
          <table:table-cell office:value-type="float" office:value="-0.000366292042284436" calcext:value-type="float">
            <text:p>-0.000366292042284436</text:p>
          </table:table-cell>
          <table:table-cell office:value-type="float" office:value="-0.000219418845441104" calcext:value-type="float">
            <text:p>-0.000219418845441104</text:p>
          </table:table-cell>
          <table:table-cell table:style-name="ce1" office:value-type="float" office:value="0.0000105339567420334" calcext:value-type="float">
            <text:p>1.05E-05</text:p>
          </table:table-cell>
          <table:table-cell table:style-name="ce1" office:value-type="float" office:value="0.0000204555131589328" calcext:value-type="float">
            <text:p>2.05E-05</text:p>
          </table:table-cell>
          <table:table-cell table:style-name="ce1" office:value-type="float" office:value="0.0000239105317027953" calcext:value-type="float">
            <text:p>2.39E-05</text:p>
          </table:table-cell>
          <table:table-cell table:style-name="ce1" office:value-type="float" office:value="0.0000248675782777904" calcext:value-type="float">
            <text:p>2.49E-05</text:p>
          </table:table-cell>
          <table:table-cell table:style-name="ce1" office:value-type="float" office:value="0.0000261924678664477" calcext:value-type="float">
            <text:p>2.62E-05</text:p>
          </table:table-cell>
          <table:table-cell table:style-name="ce1" office:value-type="float" office:value="0.0000283003731201248" calcext:value-type="float">
            <text:p>2.83E-05</text:p>
          </table:table-cell>
          <table:table-cell office:value-type="float" office:value="0.0091603872004211" calcext:value-type="float">
            <text:p>0.0091603872004211</text:p>
          </table:table-cell>
          <table:table-cell office:value-type="float" office:value="0.00925395805322146" calcext:value-type="float">
            <text:p>0.00925395805322146</text:p>
          </table:table-cell>
          <table:table-cell office:value-type="float" office:value="0.0861693249267171" calcext:value-type="float">
            <text:p>0.0861693249267171</text:p>
          </table:table-cell>
          <table:table-cell table:style-name="Default" office:value-type="float" office:value="0.00922492395830902" calcext:value-type="float">
            <text:p>0.00922492395830902</text:p>
          </table:table-cell>
          <table:table-cell table:style-name="Default" office:value-type="float" office:value="0.00920747245104373" calcext:value-type="float">
            <text:p>0.00920747245104373</text:p>
          </table:table-cell>
          <table:table-cell table:style-name="Default" office:value-type="float" office:value="0.00919808026378578" calcext:value-type="float">
            <text:p>0.00919808026378578</text:p>
          </table:table-cell>
          <table:table-cell table:style-name="Default" office:value-type="float" office:value="0.00918870245958406" calcext:value-type="float">
            <text:p>0.00918870245958406</text:p>
          </table:table-cell>
          <table:table-cell table:style-name="Default" office:value-type="float" office:value="0.00916325893032789" calcext:value-type="float">
            <text:p>0.00916325893032789</text:p>
          </table:table-cell>
          <table:table-cell table:style-name="Default" office:value-type="float" office:value="0.00915433516266461" calcext:value-type="float">
            <text:p>0.00915433516266461</text:p>
          </table:table-cell>
          <table:table-cell table:style-name="Default" office:value-type="float" office:value="0.00914502661596793" calcext:value-type="float">
            <text:p>0.00914502661596793</text:p>
          </table:table-cell>
          <table:table-cell office:value-type="float" office:value="0.00913403713245767" calcext:value-type="float">
            <text:p>0.00913403713245767</text:p>
          </table:table-cell>
          <table:table-cell office:value-type="float" office:value="0.00912414722391591" calcext:value-type="float">
            <text:p>0.00912414722391591</text:p>
          </table:table-cell>
          <table:table-cell office:value-type="float" office:value="0.00911661264201422" calcext:value-type="float">
            <text:p>0.00911661264201422</text:p>
          </table:table-cell>
          <table:table-cell office:value-type="float" office:value="0.00911325055090661" calcext:value-type="float">
            <text:p>0.00911325055090661</text:p>
          </table:table-cell>
          <table:table-cell office:value-type="float" office:value="0.00911427488580735" calcext:value-type="float">
            <text:p>0.00911427488580735</text:p>
          </table:table-cell>
          <table:table-cell office:value-type="float" office:value="0.00000374184396705283" calcext:value-type="float">
            <text:p>3.74E-0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table:style-name="ce1" office:value-type="float" office:value="-0.0000372158071778205" calcext:value-type="float">
            <text:p>-3.72E-05</text:p>
          </table:table-cell>
          <table:table-cell office:value-type="float" office:value="-0.000121961228782233" calcext:value-type="float">
            <text:p>-0.000121961228782233</text:p>
          </table:table-cell>
          <table:table-cell office:value-type="float" office:value="-0.000186385997665792" calcext:value-type="float">
            <text:p>-0.000186385997665792</text:p>
          </table:table-cell>
          <table:table-cell office:value-type="float" office:value="-0.000117102088677537" calcext:value-type="float">
            <text:p>-0.000117102088677537</text:p>
          </table:table-cell>
          <table:table-cell table:style-name="ce1" office:value-type="float" office:value="0.0000061252173846407" calcext:value-type="float">
            <text:p>6.13E-06</text:p>
          </table:table-cell>
          <table:table-cell table:style-name="ce1" office:value-type="float" office:value="0.00000750826666059302" calcext:value-type="float">
            <text:p>7.51E-06</text:p>
          </table:table-cell>
          <table:table-cell table:style-name="ce1" office:value-type="float" office:value="0.0000108618586909475" calcext:value-type="float">
            <text:p>1.09E-05</text:p>
          </table:table-cell>
          <table:table-cell table:style-name="ce1" office:value-type="float" office:value="0.00000901265208998615" calcext:value-type="float">
            <text:p>9.01E-06</text:p>
          </table:table-cell>
          <table:table-cell table:style-name="ce1" office:value-type="float" office:value="0.0000168464805199825" calcext:value-type="float">
            <text:p>1.68E-05</text:p>
          </table:table-cell>
          <table:table-cell office:value-type="float" office:value="-0.000168778052718046" calcext:value-type="float">
            <text:p>-0.000168778052718046</text:p>
          </table:table-cell>
          <table:table-cell office:value-type="float" office:value="-0.000187859673499809" calcext:value-type="float">
            <text:p>-0.000187859673499809</text:p>
          </table:table-cell>
          <table:table-cell office:value-type="float" office:value="-0.000200659346809701" calcext:value-type="float">
            <text:p>-0.000200659346809701</text:p>
          </table:table-cell>
          <table:table-cell office:value-type="float" office:value="-0.000244972313447774" calcext:value-type="float">
            <text:p>-0.000244972313447774</text:p>
          </table:table-cell>
          <table:table-cell office:value-type="float" office:value="-0.000388710584759702" calcext:value-type="float">
            <text:p>-0.000388710584759702</text:p>
          </table:table-cell>
          <table:table-cell office:value-type="float" office:value="-0.000214738690401785" calcext:value-type="float">
            <text:p>-0.000214738690401785</text:p>
          </table:table-cell>
          <table:table-cell table:style-name="ce1" office:value-type="float" office:value="-0.0000390235205227317" calcext:value-type="float">
            <text:p>-3.90E-05</text:p>
          </table:table-cell>
          <table:table-cell table:style-name="ce1" office:value-type="float" office:value="0.0000174227500676151" calcext:value-type="float">
            <text:p>1.74E-05</text:p>
          </table:table-cell>
          <table:table-cell table:style-name="ce1" office:value-type="float" office:value="-0.00000087676806864563" calcext:value-type="float">
            <text:p>-8.77E-07</text:p>
          </table:table-cell>
          <table:table-cell table:style-name="ce1" office:value-type="float" office:value="0.00000603013243499246" calcext:value-type="float">
            <text:p>6.03E-06</text:p>
          </table:table-cell>
          <table:table-cell table:style-name="ce1" office:value-type="float" office:value="0.0000154692629395456" calcext:value-type="float">
            <text:p>1.55E-05</text:p>
          </table:table-cell>
          <table:table-cell table:style-name="ce1" office:value-type="float" office:value="0.0000545680645260967" calcext:value-type="float">
            <text:p>5.46E-05</text:p>
          </table:table-cell>
          <table:table-cell table:style-name="ce1" office:value-type="float" office:value="0.0000584031237486603" calcext:value-type="float">
            <text:p>5.84E-05</text:p>
          </table:table-cell>
          <table:table-cell table:style-name="ce1" office:value-type="float" office:value="0.00006354960374588" calcext:value-type="float">
            <text:p>6.35E-05</text:p>
          </table:table-cell>
          <table:table-cell table:style-name="ce1" office:value-type="float" office:value="0.000038101382779496" calcext:value-type="float">
            <text:p>3.81E-05</text:p>
          </table:table-cell>
          <table:table-cell table:style-name="ce1" office:value-type="float" office:value="0.0000518043393278375" calcext:value-type="float">
            <text:p>5.18E-05</text:p>
          </table:table-cell>
          <table:table-cell table:style-name="ce1" office:value-type="float" office:value="-0.0000150755495388498" calcext:value-type="float">
            <text:p>-1.51E-05</text:p>
          </table:table-cell>
          <table:table-cell table:style-name="ce1" office:value-type="float" office:value="-0.0000861650765530368" calcext:value-type="float">
            <text:p>-8.62E-05</text:p>
          </table:table-cell>
          <table:table-cell office:value-type="float" office:value="-0.000191080980575379" calcext:value-type="float">
            <text:p>-0.000191080980575379</text:p>
          </table:table-cell>
          <table:table-cell table:style-name="ce1" office:value-type="float" office:value="-0.0000970814893524734" calcext:value-type="float">
            <text:p>-9.71E-05</text:p>
          </table:table-cell>
          <table:table-cell table:style-name="ce1" office:value-type="float" office:value="-0.0000776570698796526" calcext:value-type="float">
            <text:p>-7.77E-05</text:p>
          </table:table-cell>
          <table:table-cell table:style-name="ce1" office:value-type="float" office:value="-0.000047976304717741" calcext:value-type="float">
            <text:p>-4.80E-05</text:p>
          </table:table-cell>
          <table:table-cell table:style-name="ce1" office:value-type="float" office:value="-0.00000822907881573341" calcext:value-type="float">
            <text:p>-8.23E-06</text:p>
          </table:table-cell>
          <table:table-cell table:style-name="ce1" office:value-type="float" office:value="0.0000608891168401228" calcext:value-type="float">
            <text:p>6.09E-05</text:p>
          </table:table-cell>
          <table:table-cell table:style-name="ce1" office:value-type="float" office:value="0.0000215537980621759" calcext:value-type="float">
            <text:p>2.16E-05</text:p>
          </table:table-cell>
          <table:table-cell table:style-name="ce1" office:value-type="float" office:value="-0.0000111392491763582" calcext:value-type="float">
            <text:p>-1.11E-05</text:p>
          </table:table-cell>
          <table:table-cell table:style-name="ce1" office:value-type="float" office:value="-0.0000622854329850117" calcext:value-type="float">
            <text:p>-6.23E-05</text:p>
          </table:table-cell>
          <table:table-cell table:style-name="ce1" office:value-type="float" office:value="-0.0000559031375418268" calcext:value-type="float">
            <text:p>-5.59E-05</text:p>
          </table:table-cell>
          <table:table-cell table:style-name="ce1" office:value-type="float" office:value="-0.000060168149634456" calcext:value-type="float">
            <text:p>-6.02E-05</text:p>
          </table:table-cell>
          <table:table-cell table:style-name="ce1" office:value-type="float" office:value="-0.0000527669985439101" calcext:value-type="float">
            <text:p>-5.28E-05</text:p>
          </table:table-cell>
          <table:table-cell office:value-type="float" office:value="-0.000128901722577519" calcext:value-type="float">
            <text:p>-0.000128901722577519</text:p>
          </table:table-cell>
          <table:table-cell table:style-name="ce1" office:value-type="float" office:value="-0.0000332394657879635" calcext:value-type="float">
            <text:p>-3.32E-05</text:p>
          </table:table-cell>
          <table:table-cell table:style-name="ce1" office:value-type="float" office:value="-0.00000480368357839555" calcext:value-type="float">
            <text:p>-4.80E-06</text:p>
          </table:table-cell>
          <table:table-cell table:style-name="ce1" office:value-type="float" office:value="0.00000019525649129991" calcext:value-type="float">
            <text:p>1.95E-07</text:p>
          </table:table-cell>
          <table:table-cell table:style-name="ce1" office:value-type="float" office:value="0.00000189253621015303" calcext:value-type="float">
            <text:p>1.89E-06</text:p>
          </table:table-cell>
          <table:table-cell table:style-name="ce1" office:value-type="float" office:value="0.00000330773077856466" calcext:value-type="float">
            <text:p>3.31E-06</text:p>
          </table:table-cell>
          <table:table-cell table:style-name="ce1" office:value-type="float" office:value="0.00000592066689482081" calcext:value-type="float">
            <text:p>5.92E-06</text:p>
          </table:table-cell>
          <table:table-cell office:value-type="float" office:value="0.00913621955297656" calcext:value-type="float">
            <text:p>0.00913621955297656</text:p>
          </table:table-cell>
          <table:table-cell office:value-type="float" office:value="0.0092195319919464" calcext:value-type="float">
            <text:p>0.0092195319919464</text:p>
          </table:table-cell>
          <table:table-cell office:value-type="float" office:value="0.00922492395830902" calcext:value-type="float">
            <text:p>0.00922492395830902</text:p>
          </table:table-cell>
          <table:table-cell table:style-name="Default" office:value-type="float" office:value="0.0324764384781315" calcext:value-type="float">
            <text:p>0.0324764384781315</text:p>
          </table:table-cell>
          <table:table-cell table:style-name="Default" office:value-type="float" office:value="0.00920289437319607" calcext:value-type="float">
            <text:p>0.00920289437319607</text:p>
          </table:table-cell>
          <table:table-cell table:style-name="Default" office:value-type="float" office:value="0.0091934380298946" calcext:value-type="float">
            <text:p>0.0091934380298946</text:p>
          </table:table-cell>
          <table:table-cell table:style-name="Default" office:value-type="float" office:value="0.00918496807845704" calcext:value-type="float">
            <text:p>0.00918496807845704</text:p>
          </table:table-cell>
          <table:table-cell table:style-name="Default" office:value-type="float" office:value="0.0091667532733728" calcext:value-type="float">
            <text:p>0.0091667532733728</text:p>
          </table:table-cell>
          <table:table-cell table:style-name="Default" office:value-type="float" office:value="0.00916102163564689" calcext:value-type="float">
            <text:p>0.00916102163564689</text:p>
          </table:table-cell>
          <table:table-cell table:style-name="Default" office:value-type="float" office:value="0.00915404162419959" calcext:value-type="float">
            <text:p>0.00915404162419959</text:p>
          </table:table-cell>
          <table:table-cell office:value-type="float" office:value="0.00914642206542125" calcext:value-type="float">
            <text:p>0.00914642206542125</text:p>
          </table:table-cell>
          <table:table-cell office:value-type="float" office:value="0.00913946895571378" calcext:value-type="float">
            <text:p>0.00913946895571378</text:p>
          </table:table-cell>
          <table:table-cell office:value-type="float" office:value="0.0091337026785581" calcext:value-type="float">
            <text:p>0.0091337026785581</text:p>
          </table:table-cell>
          <table:table-cell office:value-type="float" office:value="0.0091313455545512" calcext:value-type="float">
            <text:p>0.0091313455545512</text:p>
          </table:table-cell>
          <table:table-cell office:value-type="float" office:value="0.00912925757374665" calcext:value-type="float">
            <text:p>0.00912925757374665</text:p>
          </table:table-cell>
          <table:table-cell office:value-type="float" office:value="0.00000340618272244955" calcext:value-type="float">
            <text:p>3.41E-06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table:style-name="ce1" office:value-type="float" office:value="-0.0000549755551813443" calcext:value-type="float">
            <text:p>-5.50E-05</text:p>
          </table:table-cell>
          <table:table-cell table:style-name="ce1" office:value-type="float" office:value="-0.0000547984989051004" calcext:value-type="float">
            <text:p>-5.48E-05</text:p>
          </table:table-cell>
          <table:table-cell table:style-name="ce1" office:value-type="float" office:value="-0.0000908183081076323" calcext:value-type="float">
            <text:p>-9.08E-05</text:p>
          </table:table-cell>
          <table:table-cell table:style-name="ce1" office:value-type="float" office:value="-0.0000246967980304746" calcext:value-type="float">
            <text:p>-2.47E-05</text:p>
          </table:table-cell>
          <table:table-cell table:style-name="ce1" office:value-type="float" office:value="0.000053992305928512" calcext:value-type="float">
            <text:p>5.40E-05</text:p>
          </table:table-cell>
          <table:table-cell table:style-name="ce1" office:value-type="float" office:value="0.0000407640064024078" calcext:value-type="float">
            <text:p>4.08E-05</text:p>
          </table:table-cell>
          <table:table-cell table:style-name="ce1" office:value-type="float" office:value="0.0000359134665600445" calcext:value-type="float">
            <text:p>3.59E-05</text:p>
          </table:table-cell>
          <table:table-cell table:style-name="ce1" office:value-type="float" office:value="0.0000245661792804101" calcext:value-type="float">
            <text:p>2.46E-05</text:p>
          </table:table-cell>
          <table:table-cell table:style-name="ce1" office:value-type="float" office:value="0.0000245622987071058" calcext:value-type="float">
            <text:p>2.46E-05</text:p>
          </table:table-cell>
          <table:table-cell office:value-type="float" office:value="-0.000141378673250826" calcext:value-type="float">
            <text:p>-0.000141378673250826</text:p>
          </table:table-cell>
          <table:table-cell office:value-type="float" office:value="-0.000156459811132424" calcext:value-type="float">
            <text:p>-0.000156459811132424</text:p>
          </table:table-cell>
          <table:table-cell office:value-type="float" office:value="-0.000134258476367364" calcext:value-type="float">
            <text:p>-0.000134258476367364</text:p>
          </table:table-cell>
          <table:table-cell office:value-type="float" office:value="-0.000148299495909225" calcext:value-type="float">
            <text:p>-0.000148299495909225</text:p>
          </table:table-cell>
          <table:table-cell office:value-type="float" office:value="-0.000215823204775753" calcext:value-type="float">
            <text:p>-0.000215823204775753</text:p>
          </table:table-cell>
          <table:table-cell table:style-name="ce1" office:value-type="float" office:value="-0.0000726934998317129" calcext:value-type="float">
            <text:p>-7.27E-05</text:p>
          </table:table-cell>
          <table:table-cell table:style-name="ce1" office:value-type="float" office:value="0.0000321529238211543" calcext:value-type="float">
            <text:p>3.22E-05</text:p>
          </table:table-cell>
          <table:table-cell table:style-name="ce1" office:value-type="float" office:value="0.0000517546364578343" calcext:value-type="float">
            <text:p>5.18E-05</text:p>
          </table:table-cell>
          <table:table-cell table:style-name="ce1" office:value-type="float" office:value="0.0000236527549135046" calcext:value-type="float">
            <text:p>2.37E-05</text:p>
          </table:table-cell>
          <table:table-cell table:style-name="ce1" office:value-type="float" office:value="0.000026505201551879" calcext:value-type="float">
            <text:p>2.65E-05</text:p>
          </table:table-cell>
          <table:table-cell table:style-name="ce1" office:value-type="float" office:value="0.000040359703354721" calcext:value-type="float">
            <text:p>4.04E-05</text:p>
          </table:table-cell>
          <table:table-cell table:style-name="ce1" office:value-type="float" office:value="0.0000808084312739776" calcext:value-type="float">
            <text:p>8.08E-05</text:p>
          </table:table-cell>
          <table:table-cell table:style-name="ce1" office:value-type="float" office:value="0.0000799228847787732" calcext:value-type="float">
            <text:p>7.99E-05</text:p>
          </table:table-cell>
          <table:table-cell table:style-name="ce1" office:value-type="float" office:value="0.0000786390791032891" calcext:value-type="float">
            <text:p>7.86E-05</text:p>
          </table:table-cell>
          <table:table-cell table:style-name="ce1" office:value-type="float" office:value="0.0000456871332372061" calcext:value-type="float">
            <text:p>4.57E-05</text:p>
          </table:table-cell>
          <table:table-cell table:style-name="ce1" office:value-type="float" office:value="0.000043542888465882" calcext:value-type="float">
            <text:p>4.35E-05</text:p>
          </table:table-cell>
          <table:table-cell table:style-name="ce1" office:value-type="float" office:value="-0.0000434117360523101" calcext:value-type="float">
            <text:p>-4.34E-05</text:p>
          </table:table-cell>
          <table:table-cell table:style-name="ce1" office:value-type="float" office:value="-0.0000665609416436886" calcext:value-type="float">
            <text:p>-6.66E-05</text:p>
          </table:table-cell>
          <table:table-cell table:style-name="ce1" office:value-type="float" office:value="-0.0000349467166064666" calcext:value-type="float">
            <text:p>-3.49E-05</text:p>
          </table:table-cell>
          <table:table-cell table:style-name="ce1" office:value-type="float" office:value="0.0000299594279046925" calcext:value-type="float">
            <text:p>3.00E-05</text:p>
          </table:table-cell>
          <table:table-cell table:style-name="ce1" office:value-type="float" office:value="0.0000339688767777102" calcext:value-type="float">
            <text:p>3.40E-05</text:p>
          </table:table-cell>
          <table:table-cell table:style-name="ce1" office:value-type="float" office:value="0.0000210416972799889" calcext:value-type="float">
            <text:p>2.10E-05</text:p>
          </table:table-cell>
          <table:table-cell table:style-name="ce1" office:value-type="float" office:value="0.0000424430557189613" calcext:value-type="float">
            <text:p>4.24E-05</text:p>
          </table:table-cell>
          <table:table-cell table:style-name="ce1" office:value-type="float" office:value="0.0000737476573090783" calcext:value-type="float">
            <text:p>7.37E-05</text:p>
          </table:table-cell>
          <table:table-cell table:style-name="ce1" office:value-type="float" office:value="-0.0000416324331534163" calcext:value-type="float">
            <text:p>-4.16E-05</text:p>
          </table:table-cell>
          <table:table-cell table:style-name="ce1" office:value-type="float" office:value="-0.0000571978423949912" calcext:value-type="float">
            <text:p>-5.72E-05</text:p>
          </table:table-cell>
          <table:table-cell table:style-name="ce1" office:value-type="float" office:value="-0.0000533205972908798" calcext:value-type="float">
            <text:p>-5.33E-05</text:p>
          </table:table-cell>
          <table:table-cell table:style-name="ce1" office:value-type="float" office:value="-0.00002860149754498" calcext:value-type="float">
            <text:p>-2.86E-05</text:p>
          </table:table-cell>
          <table:table-cell table:style-name="ce1" office:value-type="float" office:value="-0.0000172068547213299" calcext:value-type="float">
            <text:p>-1.72E-05</text:p>
          </table:table-cell>
          <table:table-cell table:style-name="ce1" office:value-type="float" office:value="-0.000010274333919236" calcext:value-type="float">
            <text:p>-1.03E-05</text:p>
          </table:table-cell>
          <table:table-cell table:style-name="ce1" office:value-type="float" office:value="-0.0000727480779851181" calcext:value-type="float">
            <text:p>-7.27E-05</text:p>
          </table:table-cell>
          <table:table-cell table:style-name="ce1" office:value-type="float" office:value="-0.0000571496893354092" calcext:value-type="float">
            <text:p>-5.71E-05</text:p>
          </table:table-cell>
          <table:table-cell table:style-name="ce1" office:value-type="float" office:value="0.0000221468033021217" calcext:value-type="float">
            <text:p>2.21E-05</text:p>
          </table:table-cell>
          <table:table-cell table:style-name="ce1" office:value-type="float" office:value="0.0000202861698893241" calcext:value-type="float">
            <text:p>2.03E-05</text:p>
          </table:table-cell>
          <table:table-cell table:style-name="ce1" office:value-type="float" office:value="0.0000182780269624253" calcext:value-type="float">
            <text:p>1.83E-05</text:p>
          </table:table-cell>
          <table:table-cell table:style-name="ce1" office:value-type="float" office:value="0.0000226384176795369" calcext:value-type="float">
            <text:p>2.26E-05</text:p>
          </table:table-cell>
          <table:table-cell table:style-name="ce1" office:value-type="float" office:value="0.00002110887480489" calcext:value-type="float">
            <text:p>2.11E-05</text:p>
          </table:table-cell>
          <table:table-cell office:value-type="float" office:value="0.00917782069588372" calcext:value-type="float">
            <text:p>0.00917782069588372</text:p>
          </table:table-cell>
          <table:table-cell office:value-type="float" office:value="0.00921359619502714" calcext:value-type="float">
            <text:p>0.00921359619502714</text:p>
          </table:table-cell>
          <table:table-cell office:value-type="float" office:value="0.00920747245104373" calcext:value-type="float">
            <text:p>0.00920747245104373</text:p>
          </table:table-cell>
          <table:table-cell table:style-name="Default" office:value-type="float" office:value="0.00920289437319607" calcext:value-type="float">
            <text:p>0.00920289437319607</text:p>
          </table:table-cell>
          <table:table-cell table:style-name="Default" office:value-type="float" office:value="0.0277151826086968" calcext:value-type="float">
            <text:p>0.0277151826086968</text:p>
          </table:table-cell>
          <table:table-cell table:style-name="Default" office:value-type="float" office:value="0.0091902475521394" calcext:value-type="float">
            <text:p>0.0091902475521394</text:p>
          </table:table-cell>
          <table:table-cell table:style-name="Default" office:value-type="float" office:value="0.0091835261182565" calcext:value-type="float">
            <text:p>0.0091835261182565</text:p>
          </table:table-cell>
          <table:table-cell table:style-name="Default" office:value-type="float" office:value="0.0091684087241367" calcext:value-type="float">
            <text:p>0.0091684087241367</text:p>
          </table:table-cell>
          <table:table-cell table:style-name="Default" office:value-type="float" office:value="0.00916490208176439" calcext:value-type="float">
            <text:p>0.00916490208176439</text:p>
          </table:table-cell>
          <table:table-cell table:style-name="Default" office:value-type="float" office:value="0.00916127614565299" calcext:value-type="float">
            <text:p>0.00916127614565299</text:p>
          </table:table-cell>
          <table:table-cell office:value-type="float" office:value="0.00915654902463428" calcext:value-type="float">
            <text:p>0.00915654902463428</text:p>
          </table:table-cell>
          <table:table-cell office:value-type="float" office:value="0.00915155193786886" calcext:value-type="float">
            <text:p>0.00915155193786886</text:p>
          </table:table-cell>
          <table:table-cell office:value-type="float" office:value="0.00914816023403625" calcext:value-type="float">
            <text:p>0.00914816023403625</text:p>
          </table:table-cell>
          <table:table-cell office:value-type="float" office:value="0.00914692205641589" calcext:value-type="float">
            <text:p>0.00914692205641589</text:p>
          </table:table-cell>
          <table:table-cell office:value-type="float" office:value="0.00915053555803982" calcext:value-type="float">
            <text:p>0.00915053555803982</text:p>
          </table:table-cell>
          <table:table-cell office:value-type="float" office:value="0.00000346559753335191" calcext:value-type="float">
            <text:p>3.47E-06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table:style-name="ce1" office:value-type="float" office:value="-0.0000260709372259049" calcext:value-type="float">
            <text:p>-2.61E-05</text:p>
          </table:table-cell>
          <table:table-cell table:style-name="ce1" office:value-type="float" office:value="-0.0000361462240702174" calcext:value-type="float">
            <text:p>-3.61E-05</text:p>
          </table:table-cell>
          <table:table-cell table:style-name="ce1" office:value-type="float" office:value="-0.0000523416001859167" calcext:value-type="float">
            <text:p>-5.23E-05</text:p>
          </table:table-cell>
          <table:table-cell table:style-name="ce1" office:value-type="float" office:value="0.00000092302525701653" calcext:value-type="float">
            <text:p>9.23E-07</text:p>
          </table:table-cell>
          <table:table-cell table:style-name="ce1" office:value-type="float" office:value="0.000048778335662207" calcext:value-type="float">
            <text:p>4.88E-05</text:p>
          </table:table-cell>
          <table:table-cell table:style-name="ce1" office:value-type="float" office:value="0.0000368468158484945" calcext:value-type="float">
            <text:p>3.68E-05</text:p>
          </table:table-cell>
          <table:table-cell table:style-name="ce1" office:value-type="float" office:value="0.0000330184903435879" calcext:value-type="float">
            <text:p>3.30E-05</text:p>
          </table:table-cell>
          <table:table-cell table:style-name="ce1" office:value-type="float" office:value="0.0000248920604419967" calcext:value-type="float">
            <text:p>2.49E-05</text:p>
          </table:table-cell>
          <table:table-cell table:style-name="ce1" office:value-type="float" office:value="0.0000258307216616957" calcext:value-type="float">
            <text:p>2.58E-05</text:p>
          </table:table-cell>
          <table:table-cell office:value-type="float" office:value="-0.000137952172944681" calcext:value-type="float">
            <text:p>-0.000137952172944681</text:p>
          </table:table-cell>
          <table:table-cell office:value-type="float" office:value="-0.000108882557710103" calcext:value-type="float">
            <text:p>-0.000108882557710103</text:p>
          </table:table-cell>
          <table:table-cell table:style-name="ce1" office:value-type="float" office:value="-0.0000927815857971946" calcext:value-type="float">
            <text:p>-9.28E-05</text:p>
          </table:table-cell>
          <table:table-cell table:style-name="ce1" office:value-type="float" office:value="-0.0000970727738717145" calcext:value-type="float">
            <text:p>-9.71E-05</text:p>
          </table:table-cell>
          <table:table-cell office:value-type="float" office:value="-0.000127876235451718" calcext:value-type="float">
            <text:p>-0.000127876235451718</text:p>
          </table:table-cell>
          <table:table-cell table:style-name="ce1" office:value-type="float" office:value="-0.000039813325466841" calcext:value-type="float">
            <text:p>-3.98E-05</text:p>
          </table:table-cell>
          <table:table-cell table:style-name="ce1" office:value-type="float" office:value="0.0000329547048477578" calcext:value-type="float">
            <text:p>3.30E-05</text:p>
          </table:table-cell>
          <table:table-cell table:style-name="ce1" office:value-type="float" office:value="0.0000428629161821941" calcext:value-type="float">
            <text:p>4.29E-05</text:p>
          </table:table-cell>
          <table:table-cell table:style-name="ce1" office:value-type="float" office:value="0.0000251140382366087" calcext:value-type="float">
            <text:p>2.51E-05</text:p>
          </table:table-cell>
          <table:table-cell table:style-name="ce1" office:value-type="float" office:value="0.00002735491798092" calcext:value-type="float">
            <text:p>2.74E-05</text:p>
          </table:table-cell>
          <table:table-cell table:style-name="ce1" office:value-type="float" office:value="0.0000390711439031594" calcext:value-type="float">
            <text:p>3.91E-05</text:p>
          </table:table-cell>
          <table:table-cell table:style-name="ce1" office:value-type="float" office:value="0.0000731313628307169" calcext:value-type="float">
            <text:p>7.31E-05</text:p>
          </table:table-cell>
          <table:table-cell table:style-name="ce1" office:value-type="float" office:value="0.0000720722549341335" calcext:value-type="float">
            <text:p>7.21E-05</text:p>
          </table:table-cell>
          <table:table-cell table:style-name="ce1" office:value-type="float" office:value="0.0000721668417880291" calcext:value-type="float">
            <text:p>7.22E-05</text:p>
          </table:table-cell>
          <table:table-cell table:style-name="ce1" office:value-type="float" office:value="0.0000464807176826524" calcext:value-type="float">
            <text:p>4.65E-05</text:p>
          </table:table-cell>
          <table:table-cell table:style-name="ce1" office:value-type="float" office:value="0.0000494503972189821" calcext:value-type="float">
            <text:p>4.95E-05</text:p>
          </table:table-cell>
          <table:table-cell table:style-name="ce1" office:value-type="float" office:value="-0.0000370674256797369" calcext:value-type="float">
            <text:p>-3.71E-05</text:p>
          </table:table-cell>
          <table:table-cell table:style-name="ce1" office:value-type="float" office:value="-0.0000599450446998642" calcext:value-type="float">
            <text:p>-5.99E-05</text:p>
          </table:table-cell>
          <table:table-cell table:style-name="ce1" office:value-type="float" office:value="-0.0000201102019739016" calcext:value-type="float">
            <text:p>-2.01E-05</text:p>
          </table:table-cell>
          <table:table-cell table:style-name="ce1" office:value-type="float" office:value="0.0000364507510683751" calcext:value-type="float">
            <text:p>3.65E-05</text:p>
          </table:table-cell>
          <table:table-cell table:style-name="ce1" office:value-type="float" office:value="0.0000508747434050691" calcext:value-type="float">
            <text:p>5.09E-05</text:p>
          </table:table-cell>
          <table:table-cell table:style-name="ce1" office:value-type="float" office:value="0.0000479640633325354" calcext:value-type="float">
            <text:p>4.80E-05</text:p>
          </table:table-cell>
          <table:table-cell table:style-name="ce1" office:value-type="float" office:value="0.0000614925110160785" calcext:value-type="float">
            <text:p>6.15E-05</text:p>
          </table:table-cell>
          <table:table-cell table:style-name="ce1" office:value-type="float" office:value="0.0000733169298891086" calcext:value-type="float">
            <text:p>7.33E-05</text:p>
          </table:table-cell>
          <table:table-cell table:style-name="ce1" office:value-type="float" office:value="-0.0000559731330243293" calcext:value-type="float">
            <text:p>-5.60E-05</text:p>
          </table:table-cell>
          <table:table-cell table:style-name="ce1" office:value-type="float" office:value="-0.0000767236555186137" calcext:value-type="float">
            <text:p>-7.67E-05</text:p>
          </table:table-cell>
          <table:table-cell table:style-name="ce1" office:value-type="float" office:value="-0.0000698242895001332" calcext:value-type="float">
            <text:p>-6.98E-05</text:p>
          </table:table-cell>
          <table:table-cell table:style-name="ce1" office:value-type="float" office:value="-0.0000380909404905334" calcext:value-type="float">
            <text:p>-3.81E-05</text:p>
          </table:table-cell>
          <table:table-cell table:style-name="ce1" office:value-type="float" office:value="-0.0000191924998836026" calcext:value-type="float">
            <text:p>-1.92E-05</text:p>
          </table:table-cell>
          <table:table-cell table:style-name="ce1" office:value-type="float" office:value="-0.00000016717667425686" calcext:value-type="float">
            <text:p>-1.67E-07</text:p>
          </table:table-cell>
          <table:table-cell table:style-name="ce1" office:value-type="float" office:value="-0.000033292036014164" calcext:value-type="float">
            <text:p>-3.33E-05</text:p>
          </table:table-cell>
          <table:table-cell table:style-name="ce1" office:value-type="float" office:value="-0.000034253284892308" calcext:value-type="float">
            <text:p>-3.43E-05</text:p>
          </table:table-cell>
          <table:table-cell table:style-name="ce1" office:value-type="float" office:value="0.0000219447070379322" calcext:value-type="float">
            <text:p>2.19E-05</text:p>
          </table:table-cell>
          <table:table-cell table:style-name="ce1" office:value-type="float" office:value="0.0000203596329422321" calcext:value-type="float">
            <text:p>2.04E-05</text:p>
          </table:table-cell>
          <table:table-cell table:style-name="ce1" office:value-type="float" office:value="0.0000186502634858866" calcext:value-type="float">
            <text:p>1.87E-05</text:p>
          </table:table-cell>
          <table:table-cell table:style-name="ce1" office:value-type="float" office:value="0.0000221663906351641" calcext:value-type="float">
            <text:p>2.22E-05</text:p>
          </table:table-cell>
          <table:table-cell table:style-name="ce1" office:value-type="float" office:value="0.000021133920744635" calcext:value-type="float">
            <text:p>2.11E-05</text:p>
          </table:table-cell>
          <table:table-cell office:value-type="float" office:value="0.00918410193245308" calcext:value-type="float">
            <text:p>0.00918410193245308</text:p>
          </table:table-cell>
          <table:table-cell office:value-type="float" office:value="0.00920488527055001" calcext:value-type="float">
            <text:p>0.00920488527055001</text:p>
          </table:table-cell>
          <table:table-cell office:value-type="float" office:value="0.00919808026378578" calcext:value-type="float">
            <text:p>0.00919808026378578</text:p>
          </table:table-cell>
          <table:table-cell table:style-name="Default" office:value-type="float" office:value="0.0091934380298946" calcext:value-type="float">
            <text:p>0.0091934380298946</text:p>
          </table:table-cell>
          <table:table-cell table:style-name="Default" office:value-type="float" office:value="0.0091902475521394" calcext:value-type="float">
            <text:p>0.0091902475521394</text:p>
          </table:table-cell>
          <table:table-cell table:style-name="Default" office:value-type="float" office:value="0.0208140079461436" calcext:value-type="float">
            <text:p>0.0208140079461436</text:p>
          </table:table-cell>
          <table:table-cell table:style-name="Default" office:value-type="float" office:value="0.00918126103701407" calcext:value-type="float">
            <text:p>0.00918126103701407</text:p>
          </table:table-cell>
          <table:table-cell table:style-name="Default" office:value-type="float" office:value="0.00916990977001973" calcext:value-type="float">
            <text:p>0.00916990977001973</text:p>
          </table:table-cell>
          <table:table-cell table:style-name="Default" office:value-type="float" office:value="0.00916743728290524" calcext:value-type="float">
            <text:p>0.00916743728290524</text:p>
          </table:table-cell>
          <table:table-cell table:style-name="Default" office:value-type="float" office:value="0.00916505899008879" calcext:value-type="float">
            <text:p>0.00916505899008879</text:p>
          </table:table-cell>
          <table:table-cell office:value-type="float" office:value="0.00916181036414098" calcext:value-type="float">
            <text:p>0.00916181036414098</text:p>
          </table:table-cell>
          <table:table-cell office:value-type="float" office:value="0.00915836254018109" calcext:value-type="float">
            <text:p>0.00915836254018109</text:p>
          </table:table-cell>
          <table:table-cell office:value-type="float" office:value="0.00915599391089196" calcext:value-type="float">
            <text:p>0.00915599391089196</text:p>
          </table:table-cell>
          <table:table-cell office:value-type="float" office:value="0.00915512827591216" calcext:value-type="float">
            <text:p>0.00915512827591216</text:p>
          </table:table-cell>
          <table:table-cell office:value-type="float" office:value="0.00915881952764115" calcext:value-type="float">
            <text:p>0.00915881952764115</text:p>
          </table:table-cell>
          <table:table-cell office:value-type="float" office:value="0.00000417886789427538" calcext:value-type="float">
            <text:p>4.18E-06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table:style-name="ce1" office:value-type="float" office:value="-0.0000108308987464095" calcext:value-type="float">
            <text:p>-1.08E-05</text:p>
          </table:table-cell>
          <table:table-cell table:style-name="ce1" office:value-type="float" office:value="-0.0000107562656596191" calcext:value-type="float">
            <text:p>-1.08E-05</text:p>
          </table:table-cell>
          <table:table-cell table:style-name="ce1" office:value-type="float" office:value="-0.0000183409038405692" calcext:value-type="float">
            <text:p>-1.83E-05</text:p>
          </table:table-cell>
          <table:table-cell table:style-name="ce1" office:value-type="float" office:value="0.00000963947812353034" calcext:value-type="float">
            <text:p>9.64E-06</text:p>
          </table:table-cell>
          <table:table-cell table:style-name="ce1" office:value-type="float" office:value="0.0000341432241503094" calcext:value-type="float">
            <text:p>3.41E-05</text:p>
          </table:table-cell>
          <table:table-cell table:style-name="ce1" office:value-type="float" office:value="0.0000256985951771532" calcext:value-type="float">
            <text:p>2.57E-05</text:p>
          </table:table-cell>
          <table:table-cell table:style-name="ce1" office:value-type="float" office:value="0.0000227415453149474" calcext:value-type="float">
            <text:p>2.27E-05</text:p>
          </table:table-cell>
          <table:table-cell table:style-name="ce1" office:value-type="float" office:value="0.0000170933864085086" calcext:value-type="float">
            <text:p>1.71E-05</text:p>
          </table:table-cell>
          <table:table-cell table:style-name="ce1" office:value-type="float" office:value="0.0000172896061271101" calcext:value-type="float">
            <text:p>1.73E-05</text:p>
          </table:table-cell>
          <table:table-cell table:style-name="ce1" office:value-type="float" office:value="-0.0000522942584294886" calcext:value-type="float">
            <text:p>-5.23E-05</text:p>
          </table:table-cell>
          <table:table-cell table:style-name="ce1" office:value-type="float" office:value="-0.0000467228956274818" calcext:value-type="float">
            <text:p>-4.67E-05</text:p>
          </table:table-cell>
          <table:table-cell table:style-name="ce1" office:value-type="float" office:value="-0.0000436711269997253" calcext:value-type="float">
            <text:p>-4.37E-05</text:p>
          </table:table-cell>
          <table:table-cell table:style-name="ce1" office:value-type="float" office:value="-0.0000492100129814764" calcext:value-type="float">
            <text:p>-4.92E-05</text:p>
          </table:table-cell>
          <table:table-cell table:style-name="ce1" office:value-type="float" office:value="-0.0000662660143054381" calcext:value-type="float">
            <text:p>-6.63E-05</text:p>
          </table:table-cell>
          <table:table-cell table:style-name="ce1" office:value-type="float" office:value="-0.0000187720457164202" calcext:value-type="float">
            <text:p>-1.88E-05</text:p>
          </table:table-cell>
          <table:table-cell table:style-name="ce1" office:value-type="float" office:value="0.0000255880325817381" calcext:value-type="float">
            <text:p>2.56E-05</text:p>
          </table:table-cell>
          <table:table-cell table:style-name="ce1" office:value-type="float" office:value="0.0000294820331228347" calcext:value-type="float">
            <text:p>2.95E-05</text:p>
          </table:table-cell>
          <table:table-cell table:style-name="ce1" office:value-type="float" office:value="0.0000187807036509807" calcext:value-type="float">
            <text:p>1.88E-05</text:p>
          </table:table-cell>
          <table:table-cell table:style-name="ce1" office:value-type="float" office:value="0.0000206638526916332" calcext:value-type="float">
            <text:p>2.07E-05</text:p>
          </table:table-cell>
          <table:table-cell table:style-name="ce1" office:value-type="float" office:value="0.0000286296870121376" calcext:value-type="float">
            <text:p>2.86E-05</text:p>
          </table:table-cell>
          <table:table-cell table:style-name="ce1" office:value-type="float" office:value="0.0000492180599020137" calcext:value-type="float">
            <text:p>4.92E-05</text:p>
          </table:table-cell>
          <table:table-cell table:style-name="ce1" office:value-type="float" office:value="0.0000485849196066815" calcext:value-type="float">
            <text:p>4.86E-05</text:p>
          </table:table-cell>
          <table:table-cell table:style-name="ce1" office:value-type="float" office:value="0.0000480868530784976" calcext:value-type="float">
            <text:p>4.81E-05</text:p>
          </table:table-cell>
          <table:table-cell table:style-name="ce1" office:value-type="float" office:value="0.0000311948699468714" calcext:value-type="float">
            <text:p>3.12E-05</text:p>
          </table:table-cell>
          <table:table-cell table:style-name="ce1" office:value-type="float" office:value="0.0000295632433884469" calcext:value-type="float">
            <text:p>2.96E-05</text:p>
          </table:table-cell>
          <table:table-cell table:style-name="ce1" office:value-type="float" office:value="-0.0000209306072588492" calcext:value-type="float">
            <text:p>-2.09E-05</text:p>
          </table:table-cell>
          <table:table-cell table:style-name="ce1" office:value-type="float" office:value="-0.0000331540742942501" calcext:value-type="float">
            <text:p>-3.32E-05</text:p>
          </table:table-cell>
          <table:table-cell table:style-name="ce1" office:value-type="float" office:value="-0.0000184401006771513" calcext:value-type="float">
            <text:p>-1.84E-05</text:p>
          </table:table-cell>
          <table:table-cell table:style-name="ce1" office:value-type="float" office:value="0.0000132435275211218" calcext:value-type="float">
            <text:p>1.32E-05</text:p>
          </table:table-cell>
          <table:table-cell table:style-name="ce1" office:value-type="float" office:value="0.0000235412415924678" calcext:value-type="float">
            <text:p>2.35E-05</text:p>
          </table:table-cell>
          <table:table-cell table:style-name="ce1" office:value-type="float" office:value="0.0000294550510872787" calcext:value-type="float">
            <text:p>2.95E-05</text:p>
          </table:table-cell>
          <table:table-cell table:style-name="ce1" office:value-type="float" office:value="0.0000489055183766153" calcext:value-type="float">
            <text:p>4.89E-05</text:p>
          </table:table-cell>
          <table:table-cell table:style-name="ce1" office:value-type="float" office:value="0.0000542276747566545" calcext:value-type="float">
            <text:p>5.42E-05</text:p>
          </table:table-cell>
          <table:table-cell table:style-name="ce1" office:value-type="float" office:value="-0.0000375068588959265" calcext:value-type="float">
            <text:p>-3.75E-05</text:p>
          </table:table-cell>
          <table:table-cell table:style-name="ce1" office:value-type="float" office:value="-0.0000475848844950102" calcext:value-type="float">
            <text:p>-4.76E-05</text:p>
          </table:table-cell>
          <table:table-cell table:style-name="ce1" office:value-type="float" office:value="-0.0000493148172464479" calcext:value-type="float">
            <text:p>-4.93E-05</text:p>
          </table:table-cell>
          <table:table-cell table:style-name="ce1" office:value-type="float" office:value="-0.0000373553213408917" calcext:value-type="float">
            <text:p>-3.74E-05</text:p>
          </table:table-cell>
          <table:table-cell table:style-name="ce1" office:value-type="float" office:value="-0.0000268937859499076" calcext:value-type="float">
            <text:p>-2.69E-05</text:p>
          </table:table-cell>
          <table:table-cell table:style-name="ce1" office:value-type="float" office:value="-0.0000157185128947575" calcext:value-type="float">
            <text:p>-1.57E-05</text:p>
          </table:table-cell>
          <table:table-cell table:style-name="ce1" office:value-type="float" office:value="-0.0000124308407218415" calcext:value-type="float">
            <text:p>-1.24E-05</text:p>
          </table:table-cell>
          <table:table-cell table:style-name="ce1" office:value-type="float" office:value="-0.0000163554814124653" calcext:value-type="float">
            <text:p>-1.64E-05</text:p>
          </table:table-cell>
          <table:table-cell table:style-name="ce1" office:value-type="float" office:value="0.0000159239820464052" calcext:value-type="float">
            <text:p>1.59E-05</text:p>
          </table:table-cell>
          <table:table-cell table:style-name="ce1" office:value-type="float" office:value="0.0000145493120094357" calcext:value-type="float">
            <text:p>1.45E-05</text:p>
          </table:table-cell>
          <table:table-cell table:style-name="ce1" office:value-type="float" office:value="0.0000135749327433247" calcext:value-type="float">
            <text:p>1.36E-05</text:p>
          </table:table-cell>
          <table:table-cell table:style-name="ce1" office:value-type="float" office:value="0.0000150639035144439" calcext:value-type="float">
            <text:p>1.51E-05</text:p>
          </table:table-cell>
          <table:table-cell table:style-name="ce1" office:value-type="float" office:value="0.0000139679857607587" calcext:value-type="float">
            <text:p>1.40E-05</text:p>
          </table:table-cell>
          <table:table-cell office:value-type="float" office:value="0.00918304378227182" calcext:value-type="float">
            <text:p>0.00918304378227182</text:p>
          </table:table-cell>
          <table:table-cell office:value-type="float" office:value="0.00919351494763657" calcext:value-type="float">
            <text:p>0.00919351494763657</text:p>
          </table:table-cell>
          <table:table-cell office:value-type="float" office:value="0.00918870245958406" calcext:value-type="float">
            <text:p>0.00918870245958406</text:p>
          </table:table-cell>
          <table:table-cell table:style-name="Default" office:value-type="float" office:value="0.00918496807845704" calcext:value-type="float">
            <text:p>0.00918496807845704</text:p>
          </table:table-cell>
          <table:table-cell table:style-name="Default" office:value-type="float" office:value="0.0091835261182565" calcext:value-type="float">
            <text:p>0.0091835261182565</text:p>
          </table:table-cell>
          <table:table-cell table:style-name="Default" office:value-type="float" office:value="0.00918126103701407" calcext:value-type="float">
            <text:p>0.00918126103701407</text:p>
          </table:table-cell>
          <table:table-cell table:style-name="Default" office:value-type="float" office:value="0.0225118506216633" calcext:value-type="float">
            <text:p>0.0225118506216633</text:p>
          </table:table-cell>
          <table:table-cell table:style-name="Default" office:value-type="float" office:value="0.00917154229862256" calcext:value-type="float">
            <text:p>0.00917154229862256</text:p>
          </table:table-cell>
          <table:table-cell table:style-name="Default" office:value-type="float" office:value="0.00916994998860548" calcext:value-type="float">
            <text:p>0.00916994998860548</text:p>
          </table:table-cell>
          <table:table-cell table:style-name="Default" office:value-type="float" office:value="0.00916853259232747" calcext:value-type="float">
            <text:p>0.00916853259232747</text:p>
          </table:table-cell>
          <table:table-cell office:value-type="float" office:value="0.00916648551451308" calcext:value-type="float">
            <text:p>0.00916648551451308</text:p>
          </table:table-cell>
          <table:table-cell office:value-type="float" office:value="0.00916432726260737" calcext:value-type="float">
            <text:p>0.00916432726260737</text:p>
          </table:table-cell>
          <table:table-cell office:value-type="float" office:value="0.00916288337546789" calcext:value-type="float">
            <text:p>0.00916288337546789</text:p>
          </table:table-cell>
          <table:table-cell office:value-type="float" office:value="0.00916230082071513" calcext:value-type="float">
            <text:p>0.00916230082071513</text:p>
          </table:table-cell>
          <table:table-cell office:value-type="float" office:value="0.00916481167094286" calcext:value-type="float">
            <text:p>0.00916481167094286</text:p>
          </table:table-cell>
          <table:table-cell office:value-type="float" office:value="0.00000094184948223861" calcext:value-type="float">
            <text:p>9.42E-07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table:style-name="ce1" office:value-type="float" office:value="0.00000617941932129819" calcext:value-type="float">
            <text:p>6.18E-06</text:p>
          </table:table-cell>
          <table:table-cell table:style-name="ce1" office:value-type="float" office:value="-0.00000274864774630621" calcext:value-type="float">
            <text:p>-2.75E-06</text:p>
          </table:table-cell>
          <table:table-cell table:style-name="ce1" office:value-type="float" office:value="0.00000771321782124551" calcext:value-type="float">
            <text:p>7.71E-06</text:p>
          </table:table-cell>
          <table:table-cell table:style-name="ce1" office:value-type="float" office:value="-0.00000453168291581414" calcext:value-type="float">
            <text:p>-4.53E-06</text:p>
          </table:table-cell>
          <table:table-cell table:style-name="ce1" office:value-type="float" office:value="-0.000026545624814662" calcext:value-type="float">
            <text:p>-2.65E-05</text:p>
          </table:table-cell>
          <table:table-cell table:style-name="ce1" office:value-type="float" office:value="-0.0000242283582882026" calcext:value-type="float">
            <text:p>-2.42E-05</text:p>
          </table:table-cell>
          <table:table-cell table:style-name="ce1" office:value-type="float" office:value="-0.0000207293893475402" calcext:value-type="float">
            <text:p>-2.07E-05</text:p>
          </table:table-cell>
          <table:table-cell table:style-name="ce1" office:value-type="float" office:value="-0.0000182199703751479" calcext:value-type="float">
            <text:p>-1.82E-05</text:p>
          </table:table-cell>
          <table:table-cell table:style-name="ce1" office:value-type="float" office:value="-0.0000140398391520842" calcext:value-type="float">
            <text:p>-1.40E-05</text:p>
          </table:table-cell>
          <table:table-cell table:style-name="ce1" office:value-type="float" office:value="0.0000243703776618297" calcext:value-type="float">
            <text:p>2.44E-05</text:p>
          </table:table-cell>
          <table:table-cell table:style-name="ce1" office:value-type="float" office:value="0.0000158778987687548" calcext:value-type="float">
            <text:p>1.59E-05</text:p>
          </table:table-cell>
          <table:table-cell table:style-name="ce1" office:value-type="float" office:value="0.0000135813957570697" calcext:value-type="float">
            <text:p>1.36E-05</text:p>
          </table:table-cell>
          <table:table-cell table:style-name="ce1" office:value-type="float" office:value="0.0000170066659313314" calcext:value-type="float">
            <text:p>1.70E-05</text:p>
          </table:table-cell>
          <table:table-cell table:style-name="ce1" office:value-type="float" office:value="0.0000298654737319622" calcext:value-type="float">
            <text:p>2.99E-05</text:p>
          </table:table-cell>
          <table:table-cell table:style-name="ce1" office:value-type="float" office:value="0.0000310768637146677" calcext:value-type="float">
            <text:p>3.11E-05</text:p>
          </table:table-cell>
          <table:table-cell table:style-name="ce1" office:value-type="float" office:value="-0.00000212661299232594" calcext:value-type="float">
            <text:p>-2.13E-06</text:p>
          </table:table-cell>
          <table:table-cell table:style-name="ce1" office:value-type="float" office:value="-0.00000666852542939793" calcext:value-type="float">
            <text:p>-6.67E-06</text:p>
          </table:table-cell>
          <table:table-cell table:style-name="ce1" office:value-type="float" office:value="-0.0000157014528776454" calcext:value-type="float">
            <text:p>-1.57E-05</text:p>
          </table:table-cell>
          <table:table-cell table:style-name="ce1" office:value-type="float" office:value="-0.0000180784143842902" calcext:value-type="float">
            <text:p>-1.81E-05</text:p>
          </table:table-cell>
          <table:table-cell table:style-name="ce1" office:value-type="float" office:value="-0.0000223707344613263" calcext:value-type="float">
            <text:p>-2.24E-05</text:p>
          </table:table-cell>
          <table:table-cell table:style-name="ce1" office:value-type="float" office:value="-0.0000329897966531882" calcext:value-type="float">
            <text:p>-3.30E-05</text:p>
          </table:table-cell>
          <table:table-cell table:style-name="ce1" office:value-type="float" office:value="-0.000034851286348952" calcext:value-type="float">
            <text:p>-3.49E-05</text:p>
          </table:table-cell>
          <table:table-cell table:style-name="ce1" office:value-type="float" office:value="-0.0000323722568431143" calcext:value-type="float">
            <text:p>-3.24E-05</text:p>
          </table:table-cell>
          <table:table-cell table:style-name="ce1" office:value-type="float" office:value="-0.0000285164908817475" calcext:value-type="float">
            <text:p>-2.85E-05</text:p>
          </table:table-cell>
          <table:table-cell table:style-name="ce1" office:value-type="float" office:value="-0.0000234365277216749" calcext:value-type="float">
            <text:p>-2.34E-05</text:p>
          </table:table-cell>
          <table:table-cell table:style-name="ce1" office:value-type="float" office:value="-0.00000132237899391734" calcext:value-type="float">
            <text:p>-1.32E-06</text:p>
          </table:table-cell>
          <table:table-cell table:style-name="ce1" office:value-type="float" office:value="0.00000782589531037938" calcext:value-type="float">
            <text:p>7.83E-06</text:p>
          </table:table-cell>
          <table:table-cell table:style-name="ce1" office:value-type="float" office:value="0.0000297921833577772" calcext:value-type="float">
            <text:p>2.98E-05</text:p>
          </table:table-cell>
          <table:table-cell table:style-name="ce1" office:value-type="float" office:value="0.0000284876038265401" calcext:value-type="float">
            <text:p>2.85E-05</text:p>
          </table:table-cell>
          <table:table-cell table:style-name="ce1" office:value-type="float" office:value="0.0000249807117016626" calcext:value-type="float">
            <text:p>2.50E-05</text:p>
          </table:table-cell>
          <table:table-cell table:style-name="ce1" office:value-type="float" office:value="0.0000226915776255938" calcext:value-type="float">
            <text:p>2.27E-05</text:p>
          </table:table-cell>
          <table:table-cell table:style-name="ce1" office:value-type="float" office:value="-0.00000706270915913319" calcext:value-type="float">
            <text:p>-7.06E-06</text:p>
          </table:table-cell>
          <table:table-cell table:style-name="ce1" office:value-type="float" office:value="-0.0000109288944395657" calcext:value-type="float">
            <text:p>-1.09E-05</text:p>
          </table:table-cell>
          <table:table-cell table:style-name="ce1" office:value-type="float" office:value="0.00001059164726573" calcext:value-type="float">
            <text:p>1.06E-05</text:p>
          </table:table-cell>
          <table:table-cell table:style-name="ce1" office:value-type="float" office:value="0.0000137272179958507" calcext:value-type="float">
            <text:p>1.37E-05</text:p>
          </table:table-cell>
          <table:table-cell table:style-name="ce1" office:value-type="float" office:value="0.000026742089235851" calcext:value-type="float">
            <text:p>2.67E-05</text:p>
          </table:table-cell>
          <table:table-cell table:style-name="ce1" office:value-type="float" office:value="0.0000388128251357889" calcext:value-type="float">
            <text:p>3.88E-05</text:p>
          </table:table-cell>
          <table:table-cell table:style-name="ce1" office:value-type="float" office:value="0.000046726106926603" calcext:value-type="float">
            <text:p>4.67E-05</text:p>
          </table:table-cell>
          <table:table-cell table:style-name="ce1" office:value-type="float" office:value="0.0000541295402630032" calcext:value-type="float">
            <text:p>5.41E-05</text:p>
          </table:table-cell>
          <table:table-cell table:style-name="ce1" office:value-type="float" office:value="0.0000284064552100956" calcext:value-type="float">
            <text:p>2.84E-05</text:p>
          </table:table-cell>
          <table:table-cell table:style-name="ce1" office:value-type="float" office:value="0.00000477123787782147" calcext:value-type="float">
            <text:p>4.77E-06</text:p>
          </table:table-cell>
          <table:table-cell table:style-name="ce1" office:value-type="float" office:value="-0.0000145504347605202" calcext:value-type="float">
            <text:p>-1.46E-05</text:p>
          </table:table-cell>
          <table:table-cell table:style-name="ce1" office:value-type="float" office:value="-0.0000134464220661362" calcext:value-type="float">
            <text:p>-1.34E-05</text:p>
          </table:table-cell>
          <table:table-cell table:style-name="ce1" office:value-type="float" office:value="-0.0000125808587173921" calcext:value-type="float">
            <text:p>-1.26E-05</text:p>
          </table:table-cell>
          <table:table-cell table:style-name="ce1" office:value-type="float" office:value="-0.000014785158938001" calcext:value-type="float">
            <text:p>-1.48E-05</text:p>
          </table:table-cell>
          <table:table-cell table:style-name="ce1" office:value-type="float" office:value="-0.0000135875678151459" calcext:value-type="float">
            <text:p>-1.36E-05</text:p>
          </table:table-cell>
          <table:table-cell office:value-type="float" office:value="0.00917027136943126" calcext:value-type="float">
            <text:p>0.00917027136943126</text:p>
          </table:table-cell>
          <table:table-cell office:value-type="float" office:value="0.00916169663814066" calcext:value-type="float">
            <text:p>0.00916169663814066</text:p>
          </table:table-cell>
          <table:table-cell office:value-type="float" office:value="0.00916325893032789" calcext:value-type="float">
            <text:p>0.00916325893032789</text:p>
          </table:table-cell>
          <table:table-cell table:style-name="Default" office:value-type="float" office:value="0.0091667532733728" calcext:value-type="float">
            <text:p>0.0091667532733728</text:p>
          </table:table-cell>
          <table:table-cell table:style-name="Default" office:value-type="float" office:value="0.0091684087241367" calcext:value-type="float">
            <text:p>0.0091684087241367</text:p>
          </table:table-cell>
          <table:table-cell table:style-name="Default" office:value-type="float" office:value="0.00916990977001973" calcext:value-type="float">
            <text:p>0.00916990977001973</text:p>
          </table:table-cell>
          <table:table-cell table:style-name="Default" office:value-type="float" office:value="0.00917154229862256" calcext:value-type="float">
            <text:p>0.00917154229862256</text:p>
          </table:table-cell>
          <table:table-cell table:style-name="Default" office:value-type="float" office:value="0.0158882638889459" calcext:value-type="float">
            <text:p>0.0158882638889459</text:p>
          </table:table-cell>
          <table:table-cell table:style-name="Default" office:value-type="float" office:value="0.00917856625115823" calcext:value-type="float">
            <text:p>0.00917856625115823</text:p>
          </table:table-cell>
          <table:table-cell table:style-name="Default" office:value-type="float" office:value="0.00918024715096988" calcext:value-type="float">
            <text:p>0.00918024715096988</text:p>
          </table:table-cell>
          <table:table-cell office:value-type="float" office:value="0.00918279649507846" calcext:value-type="float">
            <text:p>0.00918279649507846</text:p>
          </table:table-cell>
          <table:table-cell office:value-type="float" office:value="0.00918527047012352" calcext:value-type="float">
            <text:p>0.00918527047012352</text:p>
          </table:table-cell>
          <table:table-cell office:value-type="float" office:value="0.00918693698384579" calcext:value-type="float">
            <text:p>0.00918693698384579</text:p>
          </table:table-cell>
          <table:table-cell office:value-type="float" office:value="0.0091877677978122" calcext:value-type="float">
            <text:p>0.0091877677978122</text:p>
          </table:table-cell>
          <table:table-cell office:value-type="float" office:value="0.00918602964464904" calcext:value-type="float">
            <text:p>0.00918602964464904</text:p>
          </table:table-cell>
          <table:table-cell office:value-type="float" office:value="0.00000168798256000276" calcext:value-type="float">
            <text:p>1.69E-06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table:style-name="ce1" office:value-type="float" office:value="0.0000104456290792032" calcext:value-type="float">
            <text:p>1.04E-05</text:p>
          </table:table-cell>
          <table:table-cell table:style-name="ce1" office:value-type="float" office:value="0.00000628171119039501" calcext:value-type="float">
            <text:p>6.28E-06</text:p>
          </table:table-cell>
          <table:table-cell table:style-name="ce1" office:value-type="float" office:value="0.0000370129947254463" calcext:value-type="float">
            <text:p>3.70E-05</text:p>
          </table:table-cell>
          <table:table-cell table:style-name="ce1" office:value-type="float" office:value="0.0000126609581762656" calcext:value-type="float">
            <text:p>1.27E-05</text:p>
          </table:table-cell>
          <table:table-cell table:style-name="ce1" office:value-type="float" office:value="-0.0000340372010393568" calcext:value-type="float">
            <text:p>-3.40E-05</text:p>
          </table:table-cell>
          <table:table-cell table:style-name="ce1" office:value-type="float" office:value="-0.0000321355442316989" calcext:value-type="float">
            <text:p>-3.21E-05</text:p>
          </table:table-cell>
          <table:table-cell table:style-name="ce1" office:value-type="float" office:value="-0.0000281770266409676" calcext:value-type="float">
            <text:p>-2.82E-05</text:p>
          </table:table-cell>
          <table:table-cell table:style-name="ce1" office:value-type="float" office:value="-0.0000264409848931718" calcext:value-type="float">
            <text:p>-2.64E-05</text:p>
          </table:table-cell>
          <table:table-cell table:style-name="ce1" office:value-type="float" office:value="-0.0000210652005430639" calcext:value-type="float">
            <text:p>-2.11E-05</text:p>
          </table:table-cell>
          <table:table-cell table:style-name="ce1" office:value-type="float" office:value="0.0000484485388612427" calcext:value-type="float">
            <text:p>4.84E-05</text:p>
          </table:table-cell>
          <table:table-cell table:style-name="ce1" office:value-type="float" office:value="0.000030682837023544" calcext:value-type="float">
            <text:p>3.07E-05</text:p>
          </table:table-cell>
          <table:table-cell table:style-name="ce1" office:value-type="float" office:value="0.000027539446140442" calcext:value-type="float">
            <text:p>2.75E-05</text:p>
          </table:table-cell>
          <table:table-cell table:style-name="ce1" office:value-type="float" office:value="0.0000391054606176701" calcext:value-type="float">
            <text:p>3.91E-05</text:p>
          </table:table-cell>
          <table:table-cell table:style-name="ce1" office:value-type="float" office:value="0.0000581263097073685" calcext:value-type="float">
            <text:p>5.81E-05</text:p>
          </table:table-cell>
          <table:table-cell table:style-name="ce1" office:value-type="float" office:value="0.0000603526703245322" calcext:value-type="float">
            <text:p>6.04E-05</text:p>
          </table:table-cell>
          <table:table-cell table:style-name="ce1" office:value-type="float" office:value="0.00000362824307176497" calcext:value-type="float">
            <text:p>3.63E-06</text:p>
          </table:table-cell>
          <table:table-cell table:style-name="ce1" office:value-type="float" office:value="-0.00000591196427574231" calcext:value-type="float">
            <text:p>-5.91E-06</text:p>
          </table:table-cell>
          <table:table-cell table:style-name="ce1" office:value-type="float" office:value="-0.0000223960375178126" calcext:value-type="float">
            <text:p>-2.24E-05</text:p>
          </table:table-cell>
          <table:table-cell table:style-name="ce1" office:value-type="float" office:value="-0.0000248903777228989" calcext:value-type="float">
            <text:p>-2.49E-05</text:p>
          </table:table-cell>
          <table:table-cell table:style-name="ce1" office:value-type="float" office:value="-0.0000260083497444284" calcext:value-type="float">
            <text:p>-2.60E-05</text:p>
          </table:table-cell>
          <table:table-cell table:style-name="ce1" office:value-type="float" office:value="-0.0000325860672763382" calcext:value-type="float">
            <text:p>-3.26E-05</text:p>
          </table:table-cell>
          <table:table-cell table:style-name="ce1" office:value-type="float" office:value="-0.0000394131702936059" calcext:value-type="float">
            <text:p>-3.94E-05</text:p>
          </table:table-cell>
          <table:table-cell table:style-name="ce1" office:value-type="float" office:value="-0.0000365684258003892" calcext:value-type="float">
            <text:p>-3.66E-05</text:p>
          </table:table-cell>
          <table:table-cell table:style-name="ce1" office:value-type="float" office:value="-0.0000416625100819441" calcext:value-type="float">
            <text:p>-4.17E-05</text:p>
          </table:table-cell>
          <table:table-cell table:style-name="ce1" office:value-type="float" office:value="-0.0000289732785079114" calcext:value-type="float">
            <text:p>-2.90E-05</text:p>
          </table:table-cell>
          <table:table-cell table:style-name="ce1" office:value-type="float" office:value="0.0000178613326815899" calcext:value-type="float">
            <text:p>1.79E-05</text:p>
          </table:table-cell>
          <table:table-cell table:style-name="ce1" office:value-type="float" office:value="0.0000410129608941468" calcext:value-type="float">
            <text:p>4.10E-05</text:p>
          </table:table-cell>
          <table:table-cell office:value-type="float" office:value="0.000102726762292686" calcext:value-type="float">
            <text:p>0.000102726762292686</text:p>
          </table:table-cell>
          <table:table-cell table:style-name="ce1" office:value-type="float" office:value="0.0000937963215582152" calcext:value-type="float">
            <text:p>9.38E-05</text:p>
          </table:table-cell>
          <table:table-cell table:style-name="ce1" office:value-type="float" office:value="0.0000826406866725553" calcext:value-type="float">
            <text:p>8.26E-05</text:p>
          </table:table-cell>
          <table:table-cell table:style-name="ce1" office:value-type="float" office:value="0.0000652848176523755" calcext:value-type="float">
            <text:p>6.53E-05</text:p>
          </table:table-cell>
          <table:table-cell table:style-name="ce1" office:value-type="float" office:value="0.0000160515487964885" calcext:value-type="float">
            <text:p>1.61E-05</text:p>
          </table:table-cell>
          <table:table-cell table:style-name="ce1" office:value-type="float" office:value="0.00000532010177936174" calcext:value-type="float">
            <text:p>5.32E-06</text:p>
          </table:table-cell>
          <table:table-cell table:style-name="ce1" office:value-type="float" office:value="0.0000169002473342511" calcext:value-type="float">
            <text:p>1.69E-05</text:p>
          </table:table-cell>
          <table:table-cell table:style-name="ce1" office:value-type="float" office:value="0.0000239476868913734" calcext:value-type="float">
            <text:p>2.39E-05</text:p>
          </table:table-cell>
          <table:table-cell table:style-name="ce1" office:value-type="float" office:value="0.0000678684347566666" calcext:value-type="float">
            <text:p>6.79E-05</text:p>
          </table:table-cell>
          <table:table-cell table:style-name="ce1" office:value-type="float" office:value="0.00009374023745149" calcext:value-type="float">
            <text:p>9.37E-05</text:p>
          </table:table-cell>
          <table:table-cell office:value-type="float" office:value="0.000112350951408405" calcext:value-type="float">
            <text:p>0.000112350951408405</text:p>
          </table:table-cell>
          <table:table-cell office:value-type="float" office:value="0.000123701855154195" calcext:value-type="float">
            <text:p>0.000123701855154195</text:p>
          </table:table-cell>
          <table:table-cell table:style-name="ce1" office:value-type="float" office:value="0.0000702478478992025" calcext:value-type="float">
            <text:p>7.02E-05</text:p>
          </table:table-cell>
          <table:table-cell table:style-name="ce1" office:value-type="float" office:value="0.000012406563847823" calcext:value-type="float">
            <text:p>1.24E-05</text:p>
          </table:table-cell>
          <table:table-cell table:style-name="ce1" office:value-type="float" office:value="-0.0000209347176261664" calcext:value-type="float">
            <text:p>-2.09E-05</text:p>
          </table:table-cell>
          <table:table-cell table:style-name="ce1" office:value-type="float" office:value="-0.0000205318464550499" calcext:value-type="float">
            <text:p>-2.05E-05</text:p>
          </table:table-cell>
          <table:table-cell table:style-name="ce1" office:value-type="float" office:value="-0.0000199209975997417" calcext:value-type="float">
            <text:p>-1.99E-05</text:p>
          </table:table-cell>
          <table:table-cell table:style-name="ce1" office:value-type="float" office:value="-0.0000222189700960762" calcext:value-type="float">
            <text:p>-2.22E-05</text:p>
          </table:table-cell>
          <table:table-cell table:style-name="ce1" office:value-type="float" office:value="-0.0000214488642984319" calcext:value-type="float">
            <text:p>-2.14E-05</text:p>
          </table:table-cell>
          <table:table-cell office:value-type="float" office:value="0.0091740204693736" calcext:value-type="float">
            <text:p>0.0091740204693736</text:p>
          </table:table-cell>
          <table:table-cell office:value-type="float" office:value="0.00915298971581855" calcext:value-type="float">
            <text:p>0.00915298971581855</text:p>
          </table:table-cell>
          <table:table-cell office:value-type="float" office:value="0.00915433516266461" calcext:value-type="float">
            <text:p>0.00915433516266461</text:p>
          </table:table-cell>
          <table:table-cell table:style-name="Default" office:value-type="float" office:value="0.00916102163564689" calcext:value-type="float">
            <text:p>0.00916102163564689</text:p>
          </table:table-cell>
          <table:table-cell table:style-name="Default" office:value-type="float" office:value="0.00916490208176439" calcext:value-type="float">
            <text:p>0.00916490208176439</text:p>
          </table:table-cell>
          <table:table-cell table:style-name="Default" office:value-type="float" office:value="0.00916743728290524" calcext:value-type="float">
            <text:p>0.00916743728290524</text:p>
          </table:table-cell>
          <table:table-cell table:style-name="Default" office:value-type="float" office:value="0.00916994998860548" calcext:value-type="float">
            <text:p>0.00916994998860548</text:p>
          </table:table-cell>
          <table:table-cell table:style-name="Default" office:value-type="float" office:value="0.00917856625115823" calcext:value-type="float">
            <text:p>0.00917856625115823</text:p>
          </table:table-cell>
          <table:table-cell table:style-name="Default" office:value-type="float" office:value="0.015099031601891" calcext:value-type="float">
            <text:p>0.015099031601891</text:p>
          </table:table-cell>
          <table:table-cell table:style-name="Default" office:value-type="float" office:value="0.00918526393188452" calcext:value-type="float">
            <text:p>0.00918526393188452</text:p>
          </table:table-cell>
          <table:table-cell office:value-type="float" office:value="0.00919022611503431" calcext:value-type="float">
            <text:p>0.00919022611503431</text:p>
          </table:table-cell>
          <table:table-cell office:value-type="float" office:value="0.00919491945429942" calcext:value-type="float">
            <text:p>0.00919491945429942</text:p>
          </table:table-cell>
          <table:table-cell office:value-type="float" office:value="0.0091980282097069" calcext:value-type="float">
            <text:p>0.0091980282097069</text:p>
          </table:table-cell>
          <table:table-cell office:value-type="float" office:value="0.00919961855892599" calcext:value-type="float">
            <text:p>0.00919961855892599</text:p>
          </table:table-cell>
          <table:table-cell office:value-type="float" office:value="0.00919795811841536" calcext:value-type="float">
            <text:p>0.00919795811841536</text:p>
          </table:table-cell>
          <table:table-cell office:value-type="float" office:value="0.00000469653793323409" calcext:value-type="float">
            <text:p>4.70E-06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table:style-name="ce1" office:value-type="float" office:value="0.0000260304709949731" calcext:value-type="float">
            <text:p>2.60E-05</text:p>
          </table:table-cell>
          <table:table-cell table:style-name="ce1" office:value-type="float" office:value="0.0000219961724440141" calcext:value-type="float">
            <text:p>2.20E-05</text:p>
          </table:table-cell>
          <table:table-cell table:style-name="ce1" office:value-type="float" office:value="0.0000717995593314892" calcext:value-type="float">
            <text:p>7.18E-05</text:p>
          </table:table-cell>
          <table:table-cell table:style-name="ce1" office:value-type="float" office:value="0.0000563787994057274" calcext:value-type="float">
            <text:p>5.64E-05</text:p>
          </table:table-cell>
          <table:table-cell table:style-name="ce1" office:value-type="float" office:value="-0.0000231088277458075" calcext:value-type="float">
            <text:p>-2.31E-05</text:p>
          </table:table-cell>
          <table:table-cell table:style-name="ce1" office:value-type="float" office:value="-0.0000330806813673073" calcext:value-type="float">
            <text:p>-3.31E-05</text:p>
          </table:table-cell>
          <table:table-cell table:style-name="ce1" office:value-type="float" office:value="-0.0000307578420529035" calcext:value-type="float">
            <text:p>-3.08E-05</text:p>
          </table:table-cell>
          <table:table-cell table:style-name="ce1" office:value-type="float" office:value="-0.000037575018944549" calcext:value-type="float">
            <text:p>-3.76E-05</text:p>
          </table:table-cell>
          <table:table-cell table:style-name="ce1" office:value-type="float" office:value="-0.0000251536439998224" calcext:value-type="float">
            <text:p>-2.52E-05</text:p>
          </table:table-cell>
          <table:table-cell table:style-name="ce1" office:value-type="float" office:value="0.0000766690905875781" calcext:value-type="float">
            <text:p>7.67E-05</text:p>
          </table:table-cell>
          <table:table-cell table:style-name="ce1" office:value-type="float" office:value="0.0000508350887360923" calcext:value-type="float">
            <text:p>5.08E-05</text:p>
          </table:table-cell>
          <table:table-cell table:style-name="ce1" office:value-type="float" office:value="0.0000533288120111499" calcext:value-type="float">
            <text:p>5.33E-05</text:p>
          </table:table-cell>
          <table:table-cell table:style-name="ce1" office:value-type="float" office:value="0.0000742435597863598" calcext:value-type="float">
            <text:p>7.42E-05</text:p>
          </table:table-cell>
          <table:table-cell table:style-name="ce1" office:value-type="float" office:value="0.0000989861410880357" calcext:value-type="float">
            <text:p>9.90E-05</text:p>
          </table:table-cell>
          <table:table-cell office:value-type="float" office:value="0.000105784915388555" calcext:value-type="float">
            <text:p>0.000105784915388555</text:p>
          </table:table-cell>
          <table:table-cell table:style-name="ce1" office:value-type="float" office:value="0.0000307268311162338" calcext:value-type="float">
            <text:p>3.07E-05</text:p>
          </table:table-cell>
          <table:table-cell table:style-name="ce1" office:value-type="float" office:value="0.0000102057383404466" calcext:value-type="float">
            <text:p>1.02E-05</text:p>
          </table:table-cell>
          <table:table-cell table:style-name="ce1" office:value-type="float" office:value="-0.0000296836534421734" calcext:value-type="float">
            <text:p>-2.97E-05</text:p>
          </table:table-cell>
          <table:table-cell table:style-name="ce1" office:value-type="float" office:value="-0.0000280432352171119" calcext:value-type="float">
            <text:p>-2.80E-05</text:p>
          </table:table-cell>
          <table:table-cell table:style-name="ce1" office:value-type="float" office:value="-0.0000203317297335914" calcext:value-type="float">
            <text:p>-2.03E-05</text:p>
          </table:table-cell>
          <table:table-cell table:style-name="ce1" office:value-type="float" office:value="-0.0000188245721004567" calcext:value-type="float">
            <text:p>-1.88E-05</text:p>
          </table:table-cell>
          <table:table-cell table:style-name="ce1" office:value-type="float" office:value="-0.0000352258269341053" calcext:value-type="float">
            <text:p>-3.52E-05</text:p>
          </table:table-cell>
          <table:table-cell table:style-name="ce1" office:value-type="float" office:value="-0.0000330957657627818" calcext:value-type="float">
            <text:p>-3.31E-05</text:p>
          </table:table-cell>
          <table:table-cell table:style-name="ce1" office:value-type="float" office:value="-0.0000600424761606497" calcext:value-type="float">
            <text:p>-6.00E-05</text:p>
          </table:table-cell>
          <table:table-cell table:style-name="ce1" office:value-type="float" office:value="-0.0000235614249052275" calcext:value-type="float">
            <text:p>-2.36E-05</text:p>
          </table:table-cell>
          <table:table-cell table:style-name="ce1" office:value-type="float" office:value="0.0000472327675691308" calcext:value-type="float">
            <text:p>4.72E-05</text:p>
          </table:table-cell>
          <table:table-cell table:style-name="ce1" office:value-type="float" office:value="0.0000954007734904785" calcext:value-type="float">
            <text:p>9.54E-05</text:p>
          </table:table-cell>
          <table:table-cell office:value-type="float" office:value="0.000187440153178331" calcext:value-type="float">
            <text:p>0.000187440153178331</text:p>
          </table:table-cell>
          <table:table-cell office:value-type="float" office:value="0.000156468284560348" calcext:value-type="float">
            <text:p>0.000156468284560348</text:p>
          </table:table-cell>
          <table:table-cell office:value-type="float" office:value="0.000132798808987509" calcext:value-type="float">
            <text:p>0.000132798808987509</text:p>
          </table:table-cell>
          <table:table-cell office:value-type="float" office:value="0.000111780959040618" calcext:value-type="float">
            <text:p>0.000111780959040618</text:p>
          </table:table-cell>
          <table:table-cell table:style-name="ce1" office:value-type="float" office:value="0.0000676252838160401" calcext:value-type="float">
            <text:p>6.76E-05</text:p>
          </table:table-cell>
          <table:table-cell table:style-name="ce1" office:value-type="float" office:value="0.0000467650803636338" calcext:value-type="float">
            <text:p>4.68E-05</text:p>
          </table:table-cell>
          <table:table-cell table:style-name="ce1" office:value-type="float" office:value="0.0000298549762701677" calcext:value-type="float">
            <text:p>2.99E-05</text:p>
          </table:table-cell>
          <table:table-cell table:style-name="ce1" office:value-type="float" office:value="0.0000551831806067261" calcext:value-type="float">
            <text:p>5.52E-05</text:p>
          </table:table-cell>
          <table:table-cell office:value-type="float" office:value="0.000124385630840889" calcext:value-type="float">
            <text:p>0.000124385630840889</text:p>
          </table:table-cell>
          <table:table-cell office:value-type="float" office:value="0.000152300598970956" calcext:value-type="float">
            <text:p>0.000152300598970956</text:p>
          </table:table-cell>
          <table:table-cell office:value-type="float" office:value="0.000173454507356756" calcext:value-type="float">
            <text:p>0.000173454507356756</text:p>
          </table:table-cell>
          <table:table-cell office:value-type="float" office:value="0.000180258308574498" calcext:value-type="float">
            <text:p>0.000180258308574498</text:p>
          </table:table-cell>
          <table:table-cell office:value-type="float" office:value="0.000121888182764443" calcext:value-type="float">
            <text:p>0.000121888182764443</text:p>
          </table:table-cell>
          <table:table-cell table:style-name="ce1" office:value-type="float" office:value="0.0000417522515616327" calcext:value-type="float">
            <text:p>4.18E-05</text:p>
          </table:table-cell>
          <table:table-cell table:style-name="ce1" office:value-type="float" office:value="-0.0000235665805374775" calcext:value-type="float">
            <text:p>-2.36E-05</text:p>
          </table:table-cell>
          <table:table-cell table:style-name="ce1" office:value-type="float" office:value="-0.00002628091990367" calcext:value-type="float">
            <text:p>-2.63E-05</text:p>
          </table:table-cell>
          <table:table-cell table:style-name="ce1" office:value-type="float" office:value="-0.0000274137532888979" calcext:value-type="float">
            <text:p>-2.74E-05</text:p>
          </table:table-cell>
          <table:table-cell table:style-name="ce1" office:value-type="float" office:value="-0.0000293909753503394" calcext:value-type="float">
            <text:p>-2.94E-05</text:p>
          </table:table-cell>
          <table:table-cell table:style-name="ce1" office:value-type="float" office:value="-0.0000303636173824738" calcext:value-type="float">
            <text:p>-3.04E-05</text:p>
          </table:table-cell>
          <table:table-cell office:value-type="float" office:value="0.00918503900966004" calcext:value-type="float">
            <text:p>0.00918503900966004</text:p>
          </table:table-cell>
          <table:table-cell office:value-type="float" office:value="0.00914571966603925" calcext:value-type="float">
            <text:p>0.00914571966603925</text:p>
          </table:table-cell>
          <table:table-cell office:value-type="float" office:value="0.00914502661596793" calcext:value-type="float">
            <text:p>0.00914502661596793</text:p>
          </table:table-cell>
          <table:table-cell table:style-name="Default" office:value-type="float" office:value="0.00915404162419959" calcext:value-type="float">
            <text:p>0.00915404162419959</text:p>
          </table:table-cell>
          <table:table-cell table:style-name="Default" office:value-type="float" office:value="0.00916127614565299" calcext:value-type="float">
            <text:p>0.00916127614565299</text:p>
          </table:table-cell>
          <table:table-cell table:style-name="Default" office:value-type="float" office:value="0.00916505899008879" calcext:value-type="float">
            <text:p>0.00916505899008879</text:p>
          </table:table-cell>
          <table:table-cell table:style-name="Default" office:value-type="float" office:value="0.00916853259232747" calcext:value-type="float">
            <text:p>0.00916853259232747</text:p>
          </table:table-cell>
          <table:table-cell table:style-name="Default" office:value-type="float" office:value="0.00918024715096988" calcext:value-type="float">
            <text:p>0.00918024715096988</text:p>
          </table:table-cell>
          <table:table-cell table:style-name="Default" office:value-type="float" office:value="0.00918526393188452" calcext:value-type="float">
            <text:p>0.00918526393188452</text:p>
          </table:table-cell>
          <table:table-cell table:style-name="Default" office:value-type="float" office:value="0.0131591556497664" calcext:value-type="float">
            <text:p>0.0131591556497664</text:p>
          </table:table-cell>
          <table:table-cell office:value-type="float" office:value="0.00919895706029204" calcext:value-type="float">
            <text:p>0.00919895706029204</text:p>
          </table:table-cell>
          <table:table-cell office:value-type="float" office:value="0.00920632201134801" calcext:value-type="float">
            <text:p>0.00920632201134801</text:p>
          </table:table-cell>
          <table:table-cell office:value-type="float" office:value="0.00921146561642754" calcext:value-type="float">
            <text:p>0.00921146561642754</text:p>
          </table:table-cell>
          <table:table-cell office:value-type="float" office:value="0.00921422203326019" calcext:value-type="float">
            <text:p>0.00921422203326019</text:p>
          </table:table-cell>
          <table:table-cell office:value-type="float" office:value="0.00921385216671632" calcext:value-type="float">
            <text:p>0.00921385216671632</text:p>
          </table:table-cell>
          <table:table-cell office:value-type="float" office:value="0.00000922557061869731" calcext:value-type="float">
            <text:p>9.23E-06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table:style-name="ce1" office:value-type="float" office:value="0.0000503139902405716" calcext:value-type="float">
            <text:p>5.03E-05</text:p>
          </table:table-cell>
          <table:table-cell table:style-name="ce1" office:value-type="float" office:value="0.0000183933810271149" calcext:value-type="float">
            <text:p>1.84E-05</text:p>
          </table:table-cell>
          <table:table-cell table:style-name="ce1" office:value-type="float" office:value="0.0000843113696134009" calcext:value-type="float">
            <text:p>8.43E-05</text:p>
          </table:table-cell>
          <table:table-cell table:style-name="ce1" office:value-type="float" office:value="0.0000930043864765842" calcext:value-type="float">
            <text:p>9.30E-05</text:p>
          </table:table-cell>
          <table:table-cell table:style-name="ce1" office:value-type="float" office:value="-0.0000148319233594878" calcext:value-type="float">
            <text:p>-1.48E-05</text:p>
          </table:table-cell>
          <table:table-cell table:style-name="ce1" office:value-type="float" office:value="-0.0000490911423661927" calcext:value-type="float">
            <text:p>-4.91E-05</text:p>
          </table:table-cell>
          <table:table-cell table:style-name="ce1" office:value-type="float" office:value="-0.0000483049281496939" calcext:value-type="float">
            <text:p>-4.83E-05</text:p>
          </table:table-cell>
          <table:table-cell table:style-name="ce1" office:value-type="float" office:value="-0.0000725069231581144" calcext:value-type="float">
            <text:p>-7.25E-05</text:p>
          </table:table-cell>
          <table:table-cell table:style-name="ce1" office:value-type="float" office:value="-0.0000374554612368266" calcext:value-type="float">
            <text:p>-3.75E-05</text:p>
          </table:table-cell>
          <table:table-cell table:style-name="ce1" office:value-type="float" office:value="0.0000926964373768341" calcext:value-type="float">
            <text:p>9.27E-05</text:p>
          </table:table-cell>
          <table:table-cell table:style-name="ce1" office:value-type="float" office:value="0.000068109253309049" calcext:value-type="float">
            <text:p>6.81E-05</text:p>
          </table:table-cell>
          <table:table-cell table:style-name="ce1" office:value-type="float" office:value="0.0000714022000091903" calcext:value-type="float">
            <text:p>7.14E-05</text:p>
          </table:table-cell>
          <table:table-cell office:value-type="float" office:value="0.000103245316673112" calcext:value-type="float">
            <text:p>0.000103245316673112</text:p>
          </table:table-cell>
          <table:table-cell office:value-type="float" office:value="0.000134517352843059" calcext:value-type="float">
            <text:p>0.000134517352843059</text:p>
          </table:table-cell>
          <table:table-cell office:value-type="float" office:value="0.000146150597310924" calcext:value-type="float">
            <text:p>0.000146150597310924</text:p>
          </table:table-cell>
          <table:table-cell table:style-name="ce1" office:value-type="float" office:value="0.0000555350244695709" calcext:value-type="float">
            <text:p>5.55E-05</text:p>
          </table:table-cell>
          <table:table-cell table:style-name="ce1" office:value-type="float" office:value="0.0000234157476598635" calcext:value-type="float">
            <text:p>2.34E-05</text:p>
          </table:table-cell>
          <table:table-cell table:style-name="ce1" office:value-type="float" office:value="-0.0000614319444814665" calcext:value-type="float">
            <text:p>-6.14E-05</text:p>
          </table:table-cell>
          <table:table-cell table:style-name="ce1" office:value-type="float" office:value="-0.0000421225824021898" calcext:value-type="float">
            <text:p>-4.21E-05</text:p>
          </table:table-cell>
          <table:table-cell table:style-name="ce1" office:value-type="float" office:value="-0.0000117908053938496" calcext:value-type="float">
            <text:p>-1.18E-05</text:p>
          </table:table-cell>
          <table:table-cell table:style-name="ce1" office:value-type="float" office:value="0.00000873012516818619" calcext:value-type="float">
            <text:p>8.73E-06</text:p>
          </table:table-cell>
          <table:table-cell table:style-name="ce1" office:value-type="float" office:value="-0.000023330968892257" calcext:value-type="float">
            <text:p>-2.33E-05</text:p>
          </table:table-cell>
          <table:table-cell table:style-name="ce1" office:value-type="float" office:value="-0.0000240810371770236" calcext:value-type="float">
            <text:p>-2.41E-05</text:p>
          </table:table-cell>
          <table:table-cell table:style-name="ce1" office:value-type="float" office:value="-0.0000891704162122869" calcext:value-type="float">
            <text:p>-8.92E-05</text:p>
          </table:table-cell>
          <table:table-cell table:style-name="ce1" office:value-type="float" office:value="-0.0000201009462016235" calcext:value-type="float">
            <text:p>-2.01E-05</text:p>
          </table:table-cell>
          <table:table-cell office:value-type="float" office:value="0.000104602165226083" calcext:value-type="float">
            <text:p>0.000104602165226083</text:p>
          </table:table-cell>
          <table:table-cell office:value-type="float" office:value="0.000187738339145673" calcext:value-type="float">
            <text:p>0.000187738339145673</text:p>
          </table:table-cell>
          <table:table-cell office:value-type="float" office:value="0.000292433670327796" calcext:value-type="float">
            <text:p>0.000292433670327796</text:p>
          </table:table-cell>
          <table:table-cell office:value-type="float" office:value="0.000233011898311702" calcext:value-type="float">
            <text:p>0.000233011898311702</text:p>
          </table:table-cell>
          <table:table-cell office:value-type="float" office:value="0.000197669812437504" calcext:value-type="float">
            <text:p>0.000197669812437504</text:p>
          </table:table-cell>
          <table:table-cell office:value-type="float" office:value="0.000184282957863867" calcext:value-type="float">
            <text:p>0.000184282957863867</text:p>
          </table:table-cell>
          <table:table-cell office:value-type="float" office:value="0.000162635580064159" calcext:value-type="float">
            <text:p>0.000162635580064159</text:p>
          </table:table-cell>
          <table:table-cell office:value-type="float" office:value="0.000132262344493964" calcext:value-type="float">
            <text:p>0.000132262344493964</text:p>
          </table:table-cell>
          <table:table-cell table:style-name="ce1" office:value-type="float" office:value="0.000073839303087214" calcext:value-type="float">
            <text:p>7.38E-05</text:p>
          </table:table-cell>
          <table:table-cell office:value-type="float" office:value="0.000119562550829709" calcext:value-type="float">
            <text:p>0.000119562550829709</text:p>
          </table:table-cell>
          <table:table-cell office:value-type="float" office:value="0.000201826777572932" calcext:value-type="float">
            <text:p>0.000201826777572932</text:p>
          </table:table-cell>
          <table:table-cell office:value-type="float" office:value="0.000222117948632562" calcext:value-type="float">
            <text:p>0.000222117948632562</text:p>
          </table:table-cell>
          <table:table-cell office:value-type="float" office:value="0.000237867960238652" calcext:value-type="float">
            <text:p>0.000237867960238652</text:p>
          </table:table-cell>
          <table:table-cell office:value-type="float" office:value="0.000233327613811711" calcext:value-type="float">
            <text:p>0.000233327613811711</text:p>
          </table:table-cell>
          <table:table-cell office:value-type="float" office:value="0.000166634791461833" calcext:value-type="float">
            <text:p>0.000166634791461833</text:p>
          </table:table-cell>
          <table:table-cell table:style-name="ce1" office:value-type="float" office:value="0.0000878491925155702" calcext:value-type="float">
            <text:p>8.78E-05</text:p>
          </table:table-cell>
          <table:table-cell table:style-name="ce1" office:value-type="float" office:value="-0.0000485115789776123" calcext:value-type="float">
            <text:p>-4.85E-05</text:p>
          </table:table-cell>
          <table:table-cell table:style-name="ce1" office:value-type="float" office:value="-0.000056875087766205" calcext:value-type="float">
            <text:p>-5.69E-05</text:p>
          </table:table-cell>
          <table:table-cell table:style-name="ce1" office:value-type="float" office:value="-0.0000616484123405802" calcext:value-type="float">
            <text:p>-6.16E-05</text:p>
          </table:table-cell>
          <table:table-cell table:style-name="ce1" office:value-type="float" office:value="-0.0000645843766825872" calcext:value-type="float">
            <text:p>-6.46E-05</text:p>
          </table:table-cell>
          <table:table-cell table:style-name="ce1" office:value-type="float" office:value="-0.000067787101057436" calcext:value-type="float">
            <text:p>-6.78E-05</text:p>
          </table:table-cell>
          <table:table-cell office:value-type="float" office:value="0.00919318883095123" calcext:value-type="float">
            <text:p>0.00919318883095123</text:p>
          </table:table-cell>
          <table:table-cell office:value-type="float" office:value="0.00913633186060224" calcext:value-type="float">
            <text:p>0.00913633186060224</text:p>
          </table:table-cell>
          <table:table-cell office:value-type="float" office:value="0.00913403713245767" calcext:value-type="float">
            <text:p>0.00913403713245767</text:p>
          </table:table-cell>
          <table:table-cell table:style-name="Default" office:value-type="float" office:value="0.00914642206542125" calcext:value-type="float">
            <text:p>0.00914642206542125</text:p>
          </table:table-cell>
          <table:table-cell table:style-name="Default" office:value-type="float" office:value="0.00915654902463428" calcext:value-type="float">
            <text:p>0.00915654902463428</text:p>
          </table:table-cell>
          <table:table-cell table:style-name="Default" office:value-type="float" office:value="0.00916181036414098" calcext:value-type="float">
            <text:p>0.00916181036414098</text:p>
          </table:table-cell>
          <table:table-cell table:style-name="Default" office:value-type="float" office:value="0.00916648551451308" calcext:value-type="float">
            <text:p>0.00916648551451308</text:p>
          </table:table-cell>
          <table:table-cell table:style-name="Default" office:value-type="float" office:value="0.00918279649507846" calcext:value-type="float">
            <text:p>0.00918279649507846</text:p>
          </table:table-cell>
          <table:table-cell table:style-name="Default" office:value-type="float" office:value="0.00919022611503431" calcext:value-type="float">
            <text:p>0.00919022611503431</text:p>
          </table:table-cell>
          <table:table-cell table:style-name="Default" office:value-type="float" office:value="0.00919895706029204" calcext:value-type="float">
            <text:p>0.00919895706029204</text:p>
          </table:table-cell>
          <table:table-cell office:value-type="float" office:value="0.0115761830290748" calcext:value-type="float">
            <text:p>0.0115761830290748</text:p>
          </table:table-cell>
          <table:table-cell office:value-type="float" office:value="0.00922413763223052" calcext:value-type="float">
            <text:p>0.00922413763223052</text:p>
          </table:table-cell>
          <table:table-cell office:value-type="float" office:value="0.00923291503276614" calcext:value-type="float">
            <text:p>0.00923291503276614</text:p>
          </table:table-cell>
          <table:table-cell office:value-type="float" office:value="0.00923804787133265" calcext:value-type="float">
            <text:p>0.00923804787133265</text:p>
          </table:table-cell>
          <table:table-cell office:value-type="float" office:value="0.00923844054247505" calcext:value-type="float">
            <text:p>0.00923844054247505</text:p>
          </table:table-cell>
          <table:table-cell office:value-type="float" office:value="0.000020651961389693" calcext:value-type="float">
            <text:p>2.07E-05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table:style-name="ce1" office:value-type="float" office:value="0.0000816990473827186" calcext:value-type="float">
            <text:p>8.17E-05</text:p>
          </table:table-cell>
          <table:table-cell table:style-name="ce1" office:value-type="float" office:value="0.0000167063457109846" calcext:value-type="float">
            <text:p>1.67E-05</text:p>
          </table:table-cell>
          <table:table-cell table:style-name="ce1" office:value-type="float" office:value="0.0000907199763928525" calcext:value-type="float">
            <text:p>9.07E-05</text:p>
          </table:table-cell>
          <table:table-cell office:value-type="float" office:value="0.000108812101233968" calcext:value-type="float">
            <text:p>0.000108812101233968</text:p>
          </table:table-cell>
          <table:table-cell table:style-name="ce1" office:value-type="float" office:value="-0.0000275507885122898" calcext:value-type="float">
            <text:p>-2.76E-05</text:p>
          </table:table-cell>
          <table:table-cell table:style-name="ce1" office:value-type="float" office:value="-0.0000705904487729579" calcext:value-type="float">
            <text:p>-7.06E-05</text:p>
          </table:table-cell>
          <table:table-cell table:style-name="ce1" office:value-type="float" office:value="-0.0000646117198039332" calcext:value-type="float">
            <text:p>-6.46E-05</text:p>
          </table:table-cell>
          <table:table-cell table:style-name="ce1" office:value-type="float" office:value="-0.0000929125026913754" calcext:value-type="float">
            <text:p>-9.29E-05</text:p>
          </table:table-cell>
          <table:table-cell table:style-name="ce1" office:value-type="float" office:value="-0.000040631909666375" calcext:value-type="float">
            <text:p>-4.06E-05</text:p>
          </table:table-cell>
          <table:table-cell office:value-type="float" office:value="0.000105571719125393" calcext:value-type="float">
            <text:p>0.000105571719125393</text:p>
          </table:table-cell>
          <table:table-cell table:style-name="ce1" office:value-type="float" office:value="0.0000879861021792925" calcext:value-type="float">
            <text:p>8.80E-05</text:p>
          </table:table-cell>
          <table:table-cell table:style-name="ce1" office:value-type="float" office:value="0.0000912743409342308" calcext:value-type="float">
            <text:p>9.13E-05</text:p>
          </table:table-cell>
          <table:table-cell office:value-type="float" office:value="0.000128993091366057" calcext:value-type="float">
            <text:p>0.000128993091366057</text:p>
          </table:table-cell>
          <table:table-cell office:value-type="float" office:value="0.000167049303522426" calcext:value-type="float">
            <text:p>0.000167049303522426</text:p>
          </table:table-cell>
          <table:table-cell office:value-type="float" office:value="0.000178620578333078" calcext:value-type="float">
            <text:p>0.000178620578333078</text:p>
          </table:table-cell>
          <table:table-cell table:style-name="ce1" office:value-type="float" office:value="0.0000733776181781003" calcext:value-type="float">
            <text:p>7.34E-05</text:p>
          </table:table-cell>
          <table:table-cell table:style-name="ce1" office:value-type="float" office:value="0.0000324302605883997" calcext:value-type="float">
            <text:p>3.24E-05</text:p>
          </table:table-cell>
          <table:table-cell table:style-name="ce1" office:value-type="float" office:value="-0.0000779576412766672" calcext:value-type="float">
            <text:p>-7.80E-05</text:p>
          </table:table-cell>
          <table:table-cell table:style-name="ce1" office:value-type="float" office:value="-0.000051441819477844" calcext:value-type="float">
            <text:p>-5.14E-05</text:p>
          </table:table-cell>
          <table:table-cell table:style-name="ce1" office:value-type="float" office:value="-0.00000004690157469321" calcext:value-type="float">
            <text:p>-4.69E-08</text:p>
          </table:table-cell>
          <table:table-cell table:style-name="ce1" office:value-type="float" office:value="0.0000449267689283516" calcext:value-type="float">
            <text:p>4.49E-05</text:p>
          </table:table-cell>
          <table:table-cell table:style-name="ce1" office:value-type="float" office:value="0.0000101727968089855" calcext:value-type="float">
            <text:p>1.02E-05</text:p>
          </table:table-cell>
          <table:table-cell table:style-name="ce1" office:value-type="float" office:value="0.00000849627015070859" calcext:value-type="float">
            <text:p>8.50E-06</text:p>
          </table:table-cell>
          <table:table-cell table:style-name="ce1" office:value-type="float" office:value="-0.0000671938373802723" calcext:value-type="float">
            <text:p>-6.72E-05</text:p>
          </table:table-cell>
          <table:table-cell table:style-name="ce1" office:value-type="float" office:value="0.00000527945509428857" calcext:value-type="float">
            <text:p>5.28E-06</text:p>
          </table:table-cell>
          <table:table-cell office:value-type="float" office:value="0.00015331135221397" calcext:value-type="float">
            <text:p>0.00015331135221397</text:p>
          </table:table-cell>
          <table:table-cell office:value-type="float" office:value="0.000256765215250223" calcext:value-type="float">
            <text:p>0.000256765215250223</text:p>
          </table:table-cell>
          <table:table-cell office:value-type="float" office:value="0.00036973735497492" calcext:value-type="float">
            <text:p>0.00036973735497492</text:p>
          </table:table-cell>
          <table:table-cell office:value-type="float" office:value="0.000290786911183188" calcext:value-type="float">
            <text:p>0.000290786911183188</text:p>
          </table:table-cell>
          <table:table-cell office:value-type="float" office:value="0.00025101487185424" calcext:value-type="float">
            <text:p>0.00025101487185424</text:p>
          </table:table-cell>
          <table:table-cell office:value-type="float" office:value="0.000246754829380242" calcext:value-type="float">
            <text:p>0.000246754829380242</text:p>
          </table:table-cell>
          <table:table-cell office:value-type="float" office:value="0.000240443963584235" calcext:value-type="float">
            <text:p>0.000240443963584235</text:p>
          </table:table-cell>
          <table:table-cell office:value-type="float" office:value="0.000198570718188885" calcext:value-type="float">
            <text:p>0.000198570718188885</text:p>
          </table:table-cell>
          <table:table-cell office:value-type="float" office:value="0.00010727503958401" calcext:value-type="float">
            <text:p>0.00010727503958401</text:p>
          </table:table-cell>
          <table:table-cell office:value-type="float" office:value="0.000175373165859684" calcext:value-type="float">
            <text:p>0.000175373165859684</text:p>
          </table:table-cell>
          <table:table-cell office:value-type="float" office:value="0.000268300459687347" calcext:value-type="float">
            <text:p>0.000268300459687347</text:p>
          </table:table-cell>
          <table:table-cell office:value-type="float" office:value="0.000279284329843786" calcext:value-type="float">
            <text:p>0.000279284329843786</text:p>
          </table:table-cell>
          <table:table-cell office:value-type="float" office:value="0.000290333357072076" calcext:value-type="float">
            <text:p>0.000290333357072076</text:p>
          </table:table-cell>
          <table:table-cell office:value-type="float" office:value="0.000277982923111167" calcext:value-type="float">
            <text:p>0.000277982923111167</text:p>
          </table:table-cell>
          <table:table-cell office:value-type="float" office:value="0.000226239766446951" calcext:value-type="float">
            <text:p>0.000226239766446951</text:p>
          </table:table-cell>
          <table:table-cell office:value-type="float" office:value="0.000153399870044777" calcext:value-type="float">
            <text:p>0.000153399870044777</text:p>
          </table:table-cell>
          <table:table-cell table:style-name="ce1" office:value-type="float" office:value="-0.0000850281453668577" calcext:value-type="float">
            <text:p>-8.50E-05</text:p>
          </table:table-cell>
          <table:table-cell table:style-name="ce1" office:value-type="float" office:value="-0.0000958253613462849" calcext:value-type="float">
            <text:p>-9.58E-05</text:p>
          </table:table-cell>
          <table:table-cell office:value-type="float" office:value="-0.000102163446354431" calcext:value-type="float">
            <text:p>-0.000102163446354431</text:p>
          </table:table-cell>
          <table:table-cell office:value-type="float" office:value="-0.000107350412938282" calcext:value-type="float">
            <text:p>-0.000107350412938282</text:p>
          </table:table-cell>
          <table:table-cell office:value-type="float" office:value="-0.000110992729851626" calcext:value-type="float">
            <text:p>-0.000110992729851626</text:p>
          </table:table-cell>
          <table:table-cell office:value-type="float" office:value="0.0091975359346594" calcext:value-type="float">
            <text:p>0.0091975359346594</text:p>
          </table:table-cell>
          <table:table-cell office:value-type="float" office:value="0.00912672620655776" calcext:value-type="float">
            <text:p>0.00912672620655776</text:p>
          </table:table-cell>
          <table:table-cell office:value-type="float" office:value="0.00912414722391591" calcext:value-type="float">
            <text:p>0.00912414722391591</text:p>
          </table:table-cell>
          <table:table-cell table:style-name="Default" office:value-type="float" office:value="0.00913946895571378" calcext:value-type="float">
            <text:p>0.00913946895571378</text:p>
          </table:table-cell>
          <table:table-cell table:style-name="Default" office:value-type="float" office:value="0.00915155193786886" calcext:value-type="float">
            <text:p>0.00915155193786886</text:p>
          </table:table-cell>
          <table:table-cell table:style-name="Default" office:value-type="float" office:value="0.00915836254018109" calcext:value-type="float">
            <text:p>0.00915836254018109</text:p>
          </table:table-cell>
          <table:table-cell table:style-name="Default" office:value-type="float" office:value="0.00916432726260737" calcext:value-type="float">
            <text:p>0.00916432726260737</text:p>
          </table:table-cell>
          <table:table-cell table:style-name="Default" office:value-type="float" office:value="0.00918527047012352" calcext:value-type="float">
            <text:p>0.00918527047012352</text:p>
          </table:table-cell>
          <table:table-cell table:style-name="Default" office:value-type="float" office:value="0.00919491945429942" calcext:value-type="float">
            <text:p>0.00919491945429942</text:p>
          </table:table-cell>
          <table:table-cell table:style-name="Default" office:value-type="float" office:value="0.00920632201134801" calcext:value-type="float">
            <text:p>0.00920632201134801</text:p>
          </table:table-cell>
          <table:table-cell office:value-type="float" office:value="0.00922413763223052" calcext:value-type="float">
            <text:p>0.00922413763223052</text:p>
          </table:table-cell>
          <table:table-cell office:value-type="float" office:value="0.0103684022104294" calcext:value-type="float">
            <text:p>0.0103684022104294</text:p>
          </table:table-cell>
          <table:table-cell office:value-type="float" office:value="0.009252790200502" calcext:value-type="float">
            <text:p>0.009252790200502</text:p>
          </table:table-cell>
          <table:table-cell office:value-type="float" office:value="0.00925980606978737" calcext:value-type="float">
            <text:p>0.00925980606978737</text:p>
          </table:table-cell>
          <table:table-cell office:value-type="float" office:value="0.00926011654475055" calcext:value-type="float">
            <text:p>0.00926011654475055</text:p>
          </table:table-cell>
          <table:table-cell office:value-type="float" office:value="0.0000319291105348012" calcext:value-type="float">
            <text:p>3.19E-05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table:style-name="ce1" office:value-type="float" office:value="0.0000708129516673511" calcext:value-type="float">
            <text:p>7.08E-05</text:p>
          </table:table-cell>
          <table:table-cell table:style-name="ce1" office:value-type="float" office:value="0.0000170179883962509" calcext:value-type="float">
            <text:p>1.70E-05</text:p>
          </table:table-cell>
          <table:table-cell table:style-name="ce1" office:value-type="float" office:value="0.0000960555481465919" calcext:value-type="float">
            <text:p>9.61E-05</text:p>
          </table:table-cell>
          <table:table-cell office:value-type="float" office:value="0.000133159104374431" calcext:value-type="float">
            <text:p>0.000133159104374431</text:p>
          </table:table-cell>
          <table:table-cell table:style-name="ce1" office:value-type="float" office:value="-0.0000024889500329998" calcext:value-type="float">
            <text:p>-2.49E-06</text:p>
          </table:table-cell>
          <table:table-cell table:style-name="ce1" office:value-type="float" office:value="-0.0000791994278059544" calcext:value-type="float">
            <text:p>-7.92E-05</text:p>
          </table:table-cell>
          <table:table-cell table:style-name="ce1" office:value-type="float" office:value="-0.0000996413504904469" calcext:value-type="float">
            <text:p>-9.96E-05</text:p>
          </table:table-cell>
          <table:table-cell office:value-type="float" office:value="-0.000147639442943267" calcext:value-type="float">
            <text:p>-0.000147639442943267</text:p>
          </table:table-cell>
          <table:table-cell office:value-type="float" office:value="-0.000115124597408188" calcext:value-type="float">
            <text:p>-0.000115124597408188</text:p>
          </table:table-cell>
          <table:table-cell office:value-type="float" office:value="0.000110201184874875" calcext:value-type="float">
            <text:p>0.000110201184874875</text:p>
          </table:table-cell>
          <table:table-cell office:value-type="float" office:value="0.000105664091009108" calcext:value-type="float">
            <text:p>0.000105664091009108</text:p>
          </table:table-cell>
          <table:table-cell office:value-type="float" office:value="0.000113369489500421" calcext:value-type="float">
            <text:p>0.000113369489500421</text:p>
          </table:table-cell>
          <table:table-cell office:value-type="float" office:value="0.000149244541157091" calcext:value-type="float">
            <text:p>0.000149244541157091</text:p>
          </table:table-cell>
          <table:table-cell office:value-type="float" office:value="0.000189811253472124" calcext:value-type="float">
            <text:p>0.000189811253472124</text:p>
          </table:table-cell>
          <table:table-cell office:value-type="float" office:value="0.000211281349676303" calcext:value-type="float">
            <text:p>0.000211281349676303</text:p>
          </table:table-cell>
          <table:table-cell table:style-name="ce1" office:value-type="float" office:value="0.0000851945312469676" calcext:value-type="float">
            <text:p>8.52E-05</text:p>
          </table:table-cell>
          <table:table-cell table:style-name="ce1" office:value-type="float" office:value="0.0000145919667993577" calcext:value-type="float">
            <text:p>1.46E-05</text:p>
          </table:table-cell>
          <table:table-cell table:style-name="ce1" office:value-type="float" office:value="-0.0000998943350841509" calcext:value-type="float">
            <text:p>-9.99E-05</text:p>
          </table:table-cell>
          <table:table-cell table:style-name="ce1" office:value-type="float" office:value="-0.000075941999794556" calcext:value-type="float">
            <text:p>-7.59E-05</text:p>
          </table:table-cell>
          <table:table-cell table:style-name="ce1" office:value-type="float" office:value="-0.00000107826570081329" calcext:value-type="float">
            <text:p>-1.08E-06</text:p>
          </table:table-cell>
          <table:table-cell table:style-name="ce1" office:value-type="float" office:value="0.0000609690367120693" calcext:value-type="float">
            <text:p>6.10E-05</text:p>
          </table:table-cell>
          <table:table-cell table:style-name="ce1" office:value-type="float" office:value="0.0000156915313626593" calcext:value-type="float">
            <text:p>1.57E-05</text:p>
          </table:table-cell>
          <table:table-cell table:style-name="ce1" office:value-type="float" office:value="-0.00000625587206980102" calcext:value-type="float">
            <text:p>-6.26E-06</text:p>
          </table:table-cell>
          <table:table-cell office:value-type="float" office:value="-0.000102006196703746" calcext:value-type="float">
            <text:p>-0.000102006196703746</text:p>
          </table:table-cell>
          <table:table-cell table:style-name="ce1" office:value-type="float" office:value="-0.0000600576049946023" calcext:value-type="float">
            <text:p>-6.01E-05</text:p>
          </table:table-cell>
          <table:table-cell office:value-type="float" office:value="0.000159648081412524" calcext:value-type="float">
            <text:p>0.000159648081412524</text:p>
          </table:table-cell>
          <table:table-cell office:value-type="float" office:value="0.000284943983588906" calcext:value-type="float">
            <text:p>0.000284943983588906</text:p>
          </table:table-cell>
          <table:table-cell office:value-type="float" office:value="0.000399932254640324" calcext:value-type="float">
            <text:p>0.000399932254640324</text:p>
          </table:table-cell>
          <table:table-cell office:value-type="float" office:value="0.000313008792291996" calcext:value-type="float">
            <text:p>0.000313008792291996</text:p>
          </table:table-cell>
          <table:table-cell office:value-type="float" office:value="0.000264555130527479" calcext:value-type="float">
            <text:p>0.000264555130527479</text:p>
          </table:table-cell>
          <table:table-cell office:value-type="float" office:value="0.000262614500019037" calcext:value-type="float">
            <text:p>0.000262614500019037</text:p>
          </table:table-cell>
          <table:table-cell office:value-type="float" office:value="0.000258566424361193" calcext:value-type="float">
            <text:p>0.000258566424361193</text:p>
          </table:table-cell>
          <table:table-cell office:value-type="float" office:value="0.000197417636364628" calcext:value-type="float">
            <text:p>0.000197417636364628</text:p>
          </table:table-cell>
          <table:table-cell office:value-type="float" office:value="0.000106892865805215" calcext:value-type="float">
            <text:p>0.000106892865805215</text:p>
          </table:table-cell>
          <table:table-cell office:value-type="float" office:value="0.00019790516437973" calcext:value-type="float">
            <text:p>0.00019790516437973</text:p>
          </table:table-cell>
          <table:table-cell office:value-type="float" office:value="0.000292620538332775" calcext:value-type="float">
            <text:p>0.000292620538332775</text:p>
          </table:table-cell>
          <table:table-cell office:value-type="float" office:value="0.000298401434427343" calcext:value-type="float">
            <text:p>0.000298401434427343</text:p>
          </table:table-cell>
          <table:table-cell office:value-type="float" office:value="0.000301987985978818" calcext:value-type="float">
            <text:p>0.000301987985978818</text:p>
          </table:table-cell>
          <table:table-cell office:value-type="float" office:value="0.000281624968879563" calcext:value-type="float">
            <text:p>0.000281624968879563</text:p>
          </table:table-cell>
          <table:table-cell office:value-type="float" office:value="0.000241387341609696" calcext:value-type="float">
            <text:p>0.000241387341609696</text:p>
          </table:table-cell>
          <table:table-cell office:value-type="float" office:value="0.000178650303570827" calcext:value-type="float">
            <text:p>0.000178650303570827</text:p>
          </table:table-cell>
          <table:table-cell office:value-type="float" office:value="-0.000121432441861703" calcext:value-type="float">
            <text:p>-0.000121432441861703</text:p>
          </table:table-cell>
          <table:table-cell office:value-type="float" office:value="-0.000144316095869061" calcext:value-type="float">
            <text:p>-0.000144316095869061</text:p>
          </table:table-cell>
          <table:table-cell office:value-type="float" office:value="-0.000157233422857318" calcext:value-type="float">
            <text:p>-0.000157233422857318</text:p>
          </table:table-cell>
          <table:table-cell office:value-type="float" office:value="-0.000153216273631795" calcext:value-type="float">
            <text:p>-0.000153216273631795</text:p>
          </table:table-cell>
          <table:table-cell office:value-type="float" office:value="-0.000162492761248559" calcext:value-type="float">
            <text:p>-0.000162492761248559</text:p>
          </table:table-cell>
          <table:table-cell office:value-type="float" office:value="0.00920111129203686" calcext:value-type="float">
            <text:p>0.00920111129203686</text:p>
          </table:table-cell>
          <table:table-cell office:value-type="float" office:value="0.00912066172247144" calcext:value-type="float">
            <text:p>0.00912066172247144</text:p>
          </table:table-cell>
          <table:table-cell office:value-type="float" office:value="0.00911661264201422" calcext:value-type="float">
            <text:p>0.00911661264201422</text:p>
          </table:table-cell>
          <table:table-cell table:style-name="Default" office:value-type="float" office:value="0.0091337026785581" calcext:value-type="float">
            <text:p>0.0091337026785581</text:p>
          </table:table-cell>
          <table:table-cell table:style-name="Default" office:value-type="float" office:value="0.00914816023403625" calcext:value-type="float">
            <text:p>0.00914816023403625</text:p>
          </table:table-cell>
          <table:table-cell table:style-name="Default" office:value-type="float" office:value="0.00915599391089196" calcext:value-type="float">
            <text:p>0.00915599391089196</text:p>
          </table:table-cell>
          <table:table-cell table:style-name="Default" office:value-type="float" office:value="0.00916288337546789" calcext:value-type="float">
            <text:p>0.00916288337546789</text:p>
          </table:table-cell>
          <table:table-cell table:style-name="Default" office:value-type="float" office:value="0.00918693698384579" calcext:value-type="float">
            <text:p>0.00918693698384579</text:p>
          </table:table-cell>
          <table:table-cell table:style-name="Default" office:value-type="float" office:value="0.0091980282097069" calcext:value-type="float">
            <text:p>0.0091980282097069</text:p>
          </table:table-cell>
          <table:table-cell table:style-name="Default" office:value-type="float" office:value="0.00921146561642754" calcext:value-type="float">
            <text:p>0.00921146561642754</text:p>
          </table:table-cell>
          <table:table-cell office:value-type="float" office:value="0.00923291503276614" calcext:value-type="float">
            <text:p>0.00923291503276614</text:p>
          </table:table-cell>
          <table:table-cell office:value-type="float" office:value="0.009252790200502" calcext:value-type="float">
            <text:p>0.009252790200502</text:p>
          </table:table-cell>
          <table:table-cell office:value-type="float" office:value="0.00990829855771037" calcext:value-type="float">
            <text:p>0.00990829855771037</text:p>
          </table:table-cell>
          <table:table-cell office:value-type="float" office:value="0.0092793892932423" calcext:value-type="float">
            <text:p>0.0092793892932423</text:p>
          </table:table-cell>
          <table:table-cell office:value-type="float" office:value="0.0092809260149447" calcext:value-type="float">
            <text:p>0.0092809260149447</text:p>
          </table:table-cell>
          <table:table-cell office:value-type="float" office:value="0.0000443721884355486" calcext:value-type="float">
            <text:p>4.44E-05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table:style-name="ce1" office:value-type="float" office:value="0.000055409294113469" calcext:value-type="float">
            <text:p>5.54E-05</text:p>
          </table:table-cell>
          <table:table-cell table:style-name="ce1" office:value-type="float" office:value="0.00000591855572867839" calcext:value-type="float">
            <text:p>5.92E-06</text:p>
          </table:table-cell>
          <table:table-cell table:style-name="ce1" office:value-type="float" office:value="0.0000920850533223211" calcext:value-type="float">
            <text:p>9.21E-05</text:p>
          </table:table-cell>
          <table:table-cell office:value-type="float" office:value="0.000146398566707422" calcext:value-type="float">
            <text:p>0.000146398566707422</text:p>
          </table:table-cell>
          <table:table-cell table:style-name="ce1" office:value-type="float" office:value="0.0000226990267016762" calcext:value-type="float">
            <text:p>2.27E-05</text:p>
          </table:table-cell>
          <table:table-cell table:style-name="ce1" office:value-type="float" office:value="-0.0000822126501893257" calcext:value-type="float">
            <text:p>-8.22E-05</text:p>
          </table:table-cell>
          <table:table-cell office:value-type="float" office:value="-0.000130649225365604" calcext:value-type="float">
            <text:p>-0.000130649225365604</text:p>
          </table:table-cell>
          <table:table-cell office:value-type="float" office:value="-0.000187802677229938" calcext:value-type="float">
            <text:p>-0.000187802677229938</text:p>
          </table:table-cell>
          <table:table-cell office:value-type="float" office:value="-0.000184349368499195" calcext:value-type="float">
            <text:p>-0.000184349368499195</text:p>
          </table:table-cell>
          <table:table-cell office:value-type="float" office:value="0.000116753221360871" calcext:value-type="float">
            <text:p>0.000116753221360871</text:p>
          </table:table-cell>
          <table:table-cell office:value-type="float" office:value="0.000118964021612853" calcext:value-type="float">
            <text:p>0.000118964021612853</text:p>
          </table:table-cell>
          <table:table-cell office:value-type="float" office:value="0.000121834464574429" calcext:value-type="float">
            <text:p>0.000121834464574429</text:p>
          </table:table-cell>
          <table:table-cell office:value-type="float" office:value="0.000152882883397685" calcext:value-type="float">
            <text:p>0.000152882883397685</text:p>
          </table:table-cell>
          <table:table-cell office:value-type="float" office:value="0.000194554227207859" calcext:value-type="float">
            <text:p>0.000194554227207859</text:p>
          </table:table-cell>
          <table:table-cell office:value-type="float" office:value="0.000224931318208226" calcext:value-type="float">
            <text:p>0.000224931318208226</text:p>
          </table:table-cell>
          <table:table-cell table:style-name="ce1" office:value-type="float" office:value="0.0000889871690449202" calcext:value-type="float">
            <text:p>8.90E-05</text:p>
          </table:table-cell>
          <table:table-cell table:style-name="ce1" office:value-type="float" office:value="-0.00000314092256915494" calcext:value-type="float">
            <text:p>-3.14E-06</text:p>
          </table:table-cell>
          <table:table-cell office:value-type="float" office:value="-0.000123753636715037" calcext:value-type="float">
            <text:p>-0.000123753636715037</text:p>
          </table:table-cell>
          <table:table-cell office:value-type="float" office:value="-0.000108432067971004" calcext:value-type="float">
            <text:p>-0.000108432067971004</text:p>
          </table:table-cell>
          <table:table-cell table:style-name="ce1" office:value-type="float" office:value="-0.0000148688037221058" calcext:value-type="float">
            <text:p>-1.49E-05</text:p>
          </table:table-cell>
          <table:table-cell table:style-name="ce1" office:value-type="float" office:value="0.0000636049450703886" calcext:value-type="float">
            <text:p>6.36E-05</text:p>
          </table:table-cell>
          <table:table-cell table:style-name="ce1" office:value-type="float" office:value="0.0000154705554840824" calcext:value-type="float">
            <text:p>1.55E-05</text:p>
          </table:table-cell>
          <table:table-cell table:style-name="ce1" office:value-type="float" office:value="-0.0000195576908690734" calcext:value-type="float">
            <text:p>-1.96E-05</text:p>
          </table:table-cell>
          <table:table-cell office:value-type="float" office:value="-0.000125213965903394" calcext:value-type="float">
            <text:p>-0.000125213965903394</text:p>
          </table:table-cell>
          <table:table-cell office:value-type="float" office:value="-0.000106699579712651" calcext:value-type="float">
            <text:p>-0.000106699579712651</text:p>
          </table:table-cell>
          <table:table-cell office:value-type="float" office:value="0.000142668472017883" calcext:value-type="float">
            <text:p>0.000142668472017883</text:p>
          </table:table-cell>
          <table:table-cell office:value-type="float" office:value="0.000291058838668326" calcext:value-type="float">
            <text:p>0.000291058838668326</text:p>
          </table:table-cell>
          <table:table-cell office:value-type="float" office:value="0.00040850446037674" calcext:value-type="float">
            <text:p>0.00040850446037674</text:p>
          </table:table-cell>
          <table:table-cell office:value-type="float" office:value="0.000318231607758214" calcext:value-type="float">
            <text:p>0.000318231607758214</text:p>
          </table:table-cell>
          <table:table-cell office:value-type="float" office:value="0.00026446860084224" calcext:value-type="float">
            <text:p>0.00026446860084224</text:p>
          </table:table-cell>
          <table:table-cell office:value-type="float" office:value="0.000265160816489237" calcext:value-type="float">
            <text:p>0.000265160816489237</text:p>
          </table:table-cell>
          <table:table-cell office:value-type="float" office:value="0.000259398506621403" calcext:value-type="float">
            <text:p>0.000259398506621403</text:p>
          </table:table-cell>
          <table:table-cell office:value-type="float" office:value="0.000184125283857829" calcext:value-type="float">
            <text:p>0.000184125283857829</text:p>
          </table:table-cell>
          <table:table-cell table:style-name="ce1" office:value-type="float" office:value="0.0000956151006664555" calcext:value-type="float">
            <text:p>9.56E-05</text:p>
          </table:table-cell>
          <table:table-cell office:value-type="float" office:value="0.000204216066120707" calcext:value-type="float">
            <text:p>0.000204216066120707</text:p>
          </table:table-cell>
          <table:table-cell office:value-type="float" office:value="0.000300679974704296" calcext:value-type="float">
            <text:p>0.000300679974704296</text:p>
          </table:table-cell>
          <table:table-cell office:value-type="float" office:value="0.000304137862605509" calcext:value-type="float">
            <text:p>0.000304137862605509</text:p>
          </table:table-cell>
          <table:table-cell office:value-type="float" office:value="0.00030172812243468" calcext:value-type="float">
            <text:p>0.00030172812243468</text:p>
          </table:table-cell>
          <table:table-cell office:value-type="float" office:value="0.000277079036671982" calcext:value-type="float">
            <text:p>0.000277079036671982</text:p>
          </table:table-cell>
          <table:table-cell office:value-type="float" office:value="0.000249086004386208" calcext:value-type="float">
            <text:p>0.000249086004386208</text:p>
          </table:table-cell>
          <table:table-cell office:value-type="float" office:value="0.000191454506337449" calcext:value-type="float">
            <text:p>0.000191454506337449</text:p>
          </table:table-cell>
          <table:table-cell office:value-type="float" office:value="-0.000157613758868588" calcext:value-type="float">
            <text:p>-0.000157613758868588</text:p>
          </table:table-cell>
          <table:table-cell office:value-type="float" office:value="-0.000191461339769773" calcext:value-type="float">
            <text:p>-0.000191461339769773</text:p>
          </table:table-cell>
          <table:table-cell office:value-type="float" office:value="-0.000210593972878369" calcext:value-type="float">
            <text:p>-0.000210593972878369</text:p>
          </table:table-cell>
          <table:table-cell office:value-type="float" office:value="-0.000194263704840426" calcext:value-type="float">
            <text:p>-0.000194263704840426</text:p>
          </table:table-cell>
          <table:table-cell office:value-type="float" office:value="-0.000208448253363934" calcext:value-type="float">
            <text:p>-0.000208448253363934</text:p>
          </table:table-cell>
          <table:table-cell office:value-type="float" office:value="0.00920177823252917" calcext:value-type="float">
            <text:p>0.00920177823252917</text:p>
          </table:table-cell>
          <table:table-cell office:value-type="float" office:value="0.00911820473862624" calcext:value-type="float">
            <text:p>0.00911820473862624</text:p>
          </table:table-cell>
          <table:table-cell office:value-type="float" office:value="0.00911325055090661" calcext:value-type="float">
            <text:p>0.00911325055090661</text:p>
          </table:table-cell>
          <table:table-cell table:style-name="Default" office:value-type="float" office:value="0.0091313455545512" calcext:value-type="float">
            <text:p>0.0091313455545512</text:p>
          </table:table-cell>
          <table:table-cell table:style-name="Default" office:value-type="float" office:value="0.00914692205641589" calcext:value-type="float">
            <text:p>0.00914692205641589</text:p>
          </table:table-cell>
          <table:table-cell table:style-name="Default" office:value-type="float" office:value="0.00915512827591216" calcext:value-type="float">
            <text:p>0.00915512827591216</text:p>
          </table:table-cell>
          <table:table-cell table:style-name="Default" office:value-type="float" office:value="0.00916230082071513" calcext:value-type="float">
            <text:p>0.00916230082071513</text:p>
          </table:table-cell>
          <table:table-cell table:style-name="Default" office:value-type="float" office:value="0.0091877677978122" calcext:value-type="float">
            <text:p>0.0091877677978122</text:p>
          </table:table-cell>
          <table:table-cell table:style-name="Default" office:value-type="float" office:value="0.00919961855892599" calcext:value-type="float">
            <text:p>0.00919961855892599</text:p>
          </table:table-cell>
          <table:table-cell table:style-name="Default" office:value-type="float" office:value="0.00921422203326019" calcext:value-type="float">
            <text:p>0.00921422203326019</text:p>
          </table:table-cell>
          <table:table-cell office:value-type="float" office:value="0.00923804787133265" calcext:value-type="float">
            <text:p>0.00923804787133265</text:p>
          </table:table-cell>
          <table:table-cell office:value-type="float" office:value="0.00925980606978737" calcext:value-type="float">
            <text:p>0.00925980606978737</text:p>
          </table:table-cell>
          <table:table-cell office:value-type="float" office:value="0.0092793892932423" calcext:value-type="float">
            <text:p>0.0092793892932423</text:p>
          </table:table-cell>
          <table:table-cell office:value-type="float" office:value="0.00976602156144353" calcext:value-type="float">
            <text:p>0.00976602156144353</text:p>
          </table:table-cell>
          <table:table-cell office:value-type="float" office:value="0.00929603296237309" calcext:value-type="float">
            <text:p>0.00929603296237309</text:p>
          </table:table-cell>
          <table:table-cell office:value-type="float" office:value="0.0000600784223100772" calcext:value-type="float">
            <text:p>6.01E-0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table:style-name="ce1" office:value-type="float" office:value="0.0000636482022708022" calcext:value-type="float">
            <text:p>6.36E-05</text:p>
          </table:table-cell>
          <table:table-cell table:style-name="ce1" office:value-type="float" office:value="0.0000359613971325827" calcext:value-type="float">
            <text:p>3.60E-05</text:p>
          </table:table-cell>
          <table:table-cell office:value-type="float" office:value="0.000137610910544947" calcext:value-type="float">
            <text:p>0.000137610910544947</text:p>
          </table:table-cell>
          <table:table-cell office:value-type="float" office:value="0.000218632784397233" calcext:value-type="float">
            <text:p>0.000218632784397233</text:p>
          </table:table-cell>
          <table:table-cell office:value-type="float" office:value="0.000109790606662179" calcext:value-type="float">
            <text:p>0.000109790606662179</text:p>
          </table:table-cell>
          <table:table-cell table:style-name="ce1" office:value-type="float" office:value="-0.0000163141053192789" calcext:value-type="float">
            <text:p>-1.63E-05</text:p>
          </table:table-cell>
          <table:table-cell table:style-name="ce1" office:value-type="float" office:value="-0.0000872459865474882" calcext:value-type="float">
            <text:p>-8.72E-05</text:p>
          </table:table-cell>
          <table:table-cell office:value-type="float" office:value="-0.000152880473472284" calcext:value-type="float">
            <text:p>-0.000152880473472284</text:p>
          </table:table-cell>
          <table:table-cell office:value-type="float" office:value="-0.000192835188837678" calcext:value-type="float">
            <text:p>-0.000192835188837678</text:p>
          </table:table-cell>
          <table:table-cell office:value-type="float" office:value="0.000140714417097125" calcext:value-type="float">
            <text:p>0.000140714417097125</text:p>
          </table:table-cell>
          <table:table-cell office:value-type="float" office:value="0.000157753805905529" calcext:value-type="float">
            <text:p>0.000157753805905529</text:p>
          </table:table-cell>
          <table:table-cell office:value-type="float" office:value="0.000174231037628829" calcext:value-type="float">
            <text:p>0.000174231037628829</text:p>
          </table:table-cell>
          <table:table-cell office:value-type="float" office:value="0.000209090329080101" calcext:value-type="float">
            <text:p>0.000209090329080101</text:p>
          </table:table-cell>
          <table:table-cell office:value-type="float" office:value="0.000255536594212522" calcext:value-type="float">
            <text:p>0.000255536594212522</text:p>
          </table:table-cell>
          <table:table-cell office:value-type="float" office:value="0.000295158591499421" calcext:value-type="float">
            <text:p>0.000295158591499421</text:p>
          </table:table-cell>
          <table:table-cell office:value-type="float" office:value="0.000154097358854044" calcext:value-type="float">
            <text:p>0.000154097358854044</text:p>
          </table:table-cell>
          <table:table-cell table:style-name="ce1" office:value-type="float" office:value="0.0000333045999003531" calcext:value-type="float">
            <text:p>3.33E-05</text:p>
          </table:table-cell>
          <table:table-cell table:style-name="ce1" office:value-type="float" office:value="-0.0000856383899009356" calcext:value-type="float">
            <text:p>-8.56E-05</text:p>
          </table:table-cell>
          <table:table-cell table:style-name="ce1" office:value-type="float" office:value="-0.0000646454418921637" calcext:value-type="float">
            <text:p>-6.46E-05</text:p>
          </table:table-cell>
          <table:table-cell table:style-name="ce1" office:value-type="float" office:value="0.0000486549551793059" calcext:value-type="float">
            <text:p>4.87E-05</text:p>
          </table:table-cell>
          <table:table-cell office:value-type="float" office:value="0.000135775933650455" calcext:value-type="float">
            <text:p>0.000135775933650455</text:p>
          </table:table-cell>
          <table:table-cell table:style-name="ce1" office:value-type="float" office:value="0.0000764374136625912" calcext:value-type="float">
            <text:p>7.64E-05</text:p>
          </table:table-cell>
          <table:table-cell table:style-name="ce1" office:value-type="float" office:value="0.0000263001215291473" calcext:value-type="float">
            <text:p>2.63E-05</text:p>
          </table:table-cell>
          <table:table-cell table:style-name="ce1" office:value-type="float" office:value="-0.0000904887953654342" calcext:value-type="float">
            <text:p>-9.05E-05</text:p>
          </table:table-cell>
          <table:table-cell office:value-type="float" office:value="-0.000111505530000558" calcext:value-type="float">
            <text:p>-0.000111505530000558</text:p>
          </table:table-cell>
          <table:table-cell office:value-type="float" office:value="0.000191685272502958" calcext:value-type="float">
            <text:p>0.000191685272502958</text:p>
          </table:table-cell>
          <table:table-cell office:value-type="float" office:value="0.000349258046198021" calcext:value-type="float">
            <text:p>0.000349258046198021</text:p>
          </table:table-cell>
          <table:table-cell office:value-type="float" office:value="0.000468736380416596" calcext:value-type="float">
            <text:p>0.000468736380416596</text:p>
          </table:table-cell>
          <table:table-cell office:value-type="float" office:value="0.000382021450280401" calcext:value-type="float">
            <text:p>0.000382021450280401</text:p>
          </table:table-cell>
          <table:table-cell office:value-type="float" office:value="0.000327481403915535" calcext:value-type="float">
            <text:p>0.000327481403915535</text:p>
          </table:table-cell>
          <table:table-cell office:value-type="float" office:value="0.000326685038293613" calcext:value-type="float">
            <text:p>0.000326685038293613</text:p>
          </table:table-cell>
          <table:table-cell office:value-type="float" office:value="0.000312490555623772" calcext:value-type="float">
            <text:p>0.000312490555623772</text:p>
          </table:table-cell>
          <table:table-cell office:value-type="float" office:value="0.000216183595584938" calcext:value-type="float">
            <text:p>0.000216183595584938</text:p>
          </table:table-cell>
          <table:table-cell office:value-type="float" office:value="0.000124805252369961" calcext:value-type="float">
            <text:p>0.000124805252369961</text:p>
          </table:table-cell>
          <table:table-cell office:value-type="float" office:value="0.000248485642794314" calcext:value-type="float">
            <text:p>0.000248485642794314</text:p>
          </table:table-cell>
          <table:table-cell office:value-type="float" office:value="0.000343564599930559" calcext:value-type="float">
            <text:p>0.000343564599930559</text:p>
          </table:table-cell>
          <table:table-cell office:value-type="float" office:value="0.000343255313678427" calcext:value-type="float">
            <text:p>0.000343255313678427</text:p>
          </table:table-cell>
          <table:table-cell office:value-type="float" office:value="0.000334544087366315" calcext:value-type="float">
            <text:p>0.000334544087366315</text:p>
          </table:table-cell>
          <table:table-cell office:value-type="float" office:value="0.000305088037848771" calcext:value-type="float">
            <text:p>0.000305088037848771</text:p>
          </table:table-cell>
          <table:table-cell office:value-type="float" office:value="0.000287586710625336" calcext:value-type="float">
            <text:p>0.000287586710625336</text:p>
          </table:table-cell>
          <table:table-cell office:value-type="float" office:value="0.000240788471856669" calcext:value-type="float">
            <text:p>0.000240788471856669</text:p>
          </table:table-cell>
          <table:table-cell office:value-type="float" office:value="-0.000121686015243375" calcext:value-type="float">
            <text:p>-0.000121686015243375</text:p>
          </table:table-cell>
          <table:table-cell office:value-type="float" office:value="-0.00016512970549796" calcext:value-type="float">
            <text:p>-0.00016512970549796</text:p>
          </table:table-cell>
          <table:table-cell office:value-type="float" office:value="-0.000189517311898031" calcext:value-type="float">
            <text:p>-0.000189517311898031</text:p>
          </table:table-cell>
          <table:table-cell office:value-type="float" office:value="-0.000150089938744324" calcext:value-type="float">
            <text:p>-0.000150089938744324</text:p>
          </table:table-cell>
          <table:table-cell office:value-type="float" office:value="-0.000171602285663479" calcext:value-type="float">
            <text:p>-0.000171602285663479</text:p>
          </table:table-cell>
          <table:table-cell office:value-type="float" office:value="0.00923999419785485" calcext:value-type="float">
            <text:p>0.00923999419785485</text:p>
          </table:table-cell>
          <table:table-cell office:value-type="float" office:value="0.00912795769987554" calcext:value-type="float">
            <text:p>0.00912795769987554</text:p>
          </table:table-cell>
          <table:table-cell office:value-type="float" office:value="0.00911427488580735" calcext:value-type="float">
            <text:p>0.00911427488580735</text:p>
          </table:table-cell>
          <table:table-cell table:style-name="Default" office:value-type="float" office:value="0.00912925757374665" calcext:value-type="float">
            <text:p>0.00912925757374665</text:p>
          </table:table-cell>
          <table:table-cell table:style-name="Default" office:value-type="float" office:value="0.00915053555803982" calcext:value-type="float">
            <text:p>0.00915053555803982</text:p>
          </table:table-cell>
          <table:table-cell table:style-name="Default" office:value-type="float" office:value="0.00915881952764115" calcext:value-type="float">
            <text:p>0.00915881952764115</text:p>
          </table:table-cell>
          <table:table-cell table:style-name="Default" office:value-type="float" office:value="0.00916481167094286" calcext:value-type="float">
            <text:p>0.00916481167094286</text:p>
          </table:table-cell>
          <table:table-cell table:style-name="Default" office:value-type="float" office:value="0.00918602964464904" calcext:value-type="float">
            <text:p>0.00918602964464904</text:p>
          </table:table-cell>
          <table:table-cell table:style-name="Default" office:value-type="float" office:value="0.00919795811841536" calcext:value-type="float">
            <text:p>0.00919795811841536</text:p>
          </table:table-cell>
          <table:table-cell table:style-name="Default" office:value-type="float" office:value="0.00921385216671632" calcext:value-type="float">
            <text:p>0.00921385216671632</text:p>
          </table:table-cell>
          <table:table-cell office:value-type="float" office:value="0.00923844054247505" calcext:value-type="float">
            <text:p>0.00923844054247505</text:p>
          </table:table-cell>
          <table:table-cell office:value-type="float" office:value="0.00926011654475055" calcext:value-type="float">
            <text:p>0.00926011654475055</text:p>
          </table:table-cell>
          <table:table-cell office:value-type="float" office:value="0.0092809260149447" calcext:value-type="float">
            <text:p>0.0092809260149447</text:p>
          </table:table-cell>
          <table:table-cell office:value-type="float" office:value="0.00929603296237309" calcext:value-type="float">
            <text:p>0.00929603296237309</text:p>
          </table:table-cell>
          <table:table-cell office:value-type="float" office:value="0.0095277547244277" calcext:value-type="float">
            <text:p>0.0095277547244277</text:p>
          </table:table-cell>
          <table:table-cell office:value-type="float" office:value="0.0000886624298862346" calcext:value-type="float">
            <text:p>8.87E-05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table:style-name="ce1" office:value-type="float" office:value="0.0000147661160620263" calcext:value-type="float">
            <text:p>1.48E-05</text:p>
          </table:table-cell>
          <table:table-cell table:style-name="ce1" office:value-type="float" office:value="0.00000061999776551078" calcext:value-type="float">
            <text:p>6.20E-07</text:p>
          </table:table-cell>
          <table:table-cell table:style-name="ce1" office:value-type="float" office:value="-0.00000159919070706632" calcext:value-type="float">
            <text:p>-1.60E-06</text:p>
          </table:table-cell>
          <table:table-cell table:style-name="ce1" office:value-type="float" office:value="0.00000539387570970316" calcext:value-type="float">
            <text:p>5.39E-06</text:p>
          </table:table-cell>
          <table:table-cell table:style-name="ce1" office:value-type="float" office:value="-0.00000173221517159778" calcext:value-type="float">
            <text:p>-1.73E-06</text:p>
          </table:table-cell>
          <table:table-cell table:style-name="ce1" office:value-type="float" office:value="-0.0000078632116468201" calcext:value-type="float">
            <text:p>-7.86E-06</text:p>
          </table:table-cell>
          <table:table-cell table:style-name="ce1" office:value-type="float" office:value="-0.0000104118563366475" calcext:value-type="float">
            <text:p>-1.04E-05</text:p>
          </table:table-cell>
          <table:table-cell table:style-name="ce1" office:value-type="float" office:value="-0.00000802309766104251" calcext:value-type="float">
            <text:p>-8.02E-06</text:p>
          </table:table-cell>
          <table:table-cell table:style-name="ce1" office:value-type="float" office:value="-0.0000178951787164569" calcext:value-type="float">
            <text:p>-1.79E-05</text:p>
          </table:table-cell>
          <table:table-cell table:style-name="ce1" office:value-type="float" office:value="0.0000171442139339032" calcext:value-type="float">
            <text:p>1.71E-05</text:p>
          </table:table-cell>
          <table:table-cell table:style-name="ce1" office:value-type="float" office:value="0.0000130748330206683" calcext:value-type="float">
            <text:p>1.31E-05</text:p>
          </table:table-cell>
          <table:table-cell table:style-name="ce1" office:value-type="float" office:value="0.00000482553467764907" calcext:value-type="float">
            <text:p>4.83E-06</text:p>
          </table:table-cell>
          <table:table-cell table:style-name="ce1" office:value-type="float" office:value="-0.00000421610931149483" calcext:value-type="float">
            <text:p>-4.22E-06</text:p>
          </table:table-cell>
          <table:table-cell table:style-name="ce1" office:value-type="float" office:value="-0.00000447008214449437" calcext:value-type="float">
            <text:p>-4.47E-06</text:p>
          </table:table-cell>
          <table:table-cell table:style-name="ce1" office:value-type="float" office:value="0.00000331004243227192" calcext:value-type="float">
            <text:p>3.31E-06</text:p>
          </table:table-cell>
          <table:table-cell table:style-name="ce1" office:value-type="float" office:value="0.000012333408002977" calcext:value-type="float">
            <text:p>1.23E-05</text:p>
          </table:table-cell>
          <table:table-cell table:style-name="ce1" office:value-type="float" office:value="0.0000194590597756456" calcext:value-type="float">
            <text:p>1.95E-05</text:p>
          </table:table-cell>
          <table:table-cell table:style-name="ce1" office:value-type="float" office:value="-0.0000262799920307876" calcext:value-type="float">
            <text:p>-2.63E-05</text:p>
          </table:table-cell>
          <table:table-cell table:style-name="ce1" office:value-type="float" office:value="-0.0000235160490683685" calcext:value-type="float">
            <text:p>-2.35E-05</text:p>
          </table:table-cell>
          <table:table-cell table:style-name="ce1" office:value-type="float" office:value="-0.0000177572030273309" calcext:value-type="float">
            <text:p>-1.78E-05</text:p>
          </table:table-cell>
          <table:table-cell table:style-name="ce1" office:value-type="float" office:value="-0.0000117546709357283" calcext:value-type="float">
            <text:p>-1.18E-05</text:p>
          </table:table-cell>
          <table:table-cell table:style-name="ce1" office:value-type="float" office:value="-0.0000100576256101758" calcext:value-type="float">
            <text:p>-1.01E-05</text:p>
          </table:table-cell>
          <table:table-cell table:style-name="ce1" office:value-type="float" office:value="-0.0000096684203678628" calcext:value-type="float">
            <text:p>-9.67E-06</text:p>
          </table:table-cell>
          <table:table-cell table:style-name="ce1" office:value-type="float" office:value="-0.00000941268782744137" calcext:value-type="float">
            <text:p>-9.41E-06</text:p>
          </table:table-cell>
          <table:table-cell table:style-name="ce1" office:value-type="float" office:value="-0.00000480861656273853" calcext:value-type="float">
            <text:p>-4.81E-06</text:p>
          </table:table-cell>
          <table:table-cell table:style-name="ce1" office:value-type="float" office:value="0.0000149694461765892" calcext:value-type="float">
            <text:p>1.50E-05</text:p>
          </table:table-cell>
          <table:table-cell table:style-name="ce1" office:value-type="float" office:value="0.0000191452853681237" calcext:value-type="float">
            <text:p>1.91E-05</text:p>
          </table:table-cell>
          <table:table-cell table:style-name="ce1" office:value-type="float" office:value="0.0000144228807056197" calcext:value-type="float">
            <text:p>1.44E-05</text:p>
          </table:table-cell>
          <table:table-cell table:style-name="ce1" office:value-type="float" office:value="0.00000702528357193186" calcext:value-type="float">
            <text:p>7.03E-06</text:p>
          </table:table-cell>
          <table:table-cell table:style-name="ce1" office:value-type="float" office:value="0.00000335346631601483" calcext:value-type="float">
            <text:p>3.35E-06</text:p>
          </table:table-cell>
          <table:table-cell table:style-name="ce1" office:value-type="float" office:value="0.00000235580023568783" calcext:value-type="float">
            <text:p>2.36E-06</text:p>
          </table:table-cell>
          <table:table-cell table:style-name="ce1" office:value-type="float" office:value="0.00000630981717752474" calcext:value-type="float">
            <text:p>6.31E-06</text:p>
          </table:table-cell>
          <table:table-cell table:style-name="ce1" office:value-type="float" office:value="0.0000123837458148724" calcext:value-type="float">
            <text:p>1.24E-05</text:p>
          </table:table-cell>
          <table:table-cell table:style-name="ce1" office:value-type="float" office:value="0.00000935293772977664" calcext:value-type="float">
            <text:p>9.35E-06</text:p>
          </table:table-cell>
          <table:table-cell table:style-name="ce1" office:value-type="float" office:value="0.0000139641418258652" calcext:value-type="float">
            <text:p>1.40E-05</text:p>
          </table:table-cell>
          <table:table-cell table:style-name="ce1" office:value-type="float" office:value="0.0000105614546494205" calcext:value-type="float">
            <text:p>1.06E-05</text:p>
          </table:table-cell>
          <table:table-cell table:style-name="ce1" office:value-type="float" office:value="0.00000903565162435085" calcext:value-type="float">
            <text:p>9.04E-06</text:p>
          </table:table-cell>
          <table:table-cell table:style-name="ce1" office:value-type="float" office:value="0.00000687101291518694" calcext:value-type="float">
            <text:p>6.87E-06</text:p>
          </table:table-cell>
          <table:table-cell table:style-name="ce1" office:value-type="float" office:value="0.00000587288238791034" calcext:value-type="float">
            <text:p>5.87E-06</text:p>
          </table:table-cell>
          <table:table-cell table:style-name="ce1" office:value-type="float" office:value="0.00000364474014299919" calcext:value-type="float">
            <text:p>3.64E-06</text:p>
          </table:table-cell>
          <table:table-cell table:style-name="ce1" office:value-type="float" office:value="0.00000555733172288585" calcext:value-type="float">
            <text:p>5.56E-06</text:p>
          </table:table-cell>
          <table:table-cell table:style-name="ce1" office:value-type="float" office:value="-0.0000320801158761502" calcext:value-type="float">
            <text:p>-3.21E-05</text:p>
          </table:table-cell>
          <table:table-cell table:style-name="ce1" office:value-type="float" office:value="-0.0000362785022555613" calcext:value-type="float">
            <text:p>-3.63E-05</text:p>
          </table:table-cell>
          <table:table-cell table:style-name="ce1" office:value-type="float" office:value="-0.0000451310633926988" calcext:value-type="float">
            <text:p>-4.51E-05</text:p>
          </table:table-cell>
          <table:table-cell table:style-name="ce1" office:value-type="float" office:value="-0.0000298349533177506" calcext:value-type="float">
            <text:p>-2.98E-05</text:p>
          </table:table-cell>
          <table:table-cell table:style-name="ce1" office:value-type="float" office:value="-0.0000324167473272635" calcext:value-type="float">
            <text:p>-3.24E-05</text:p>
          </table:table-cell>
          <table:table-cell table:style-name="ce1" office:value-type="float" office:value="0.0000103000472828842" calcext:value-type="float">
            <text:p>1.03E-05</text:p>
          </table:table-cell>
          <table:table-cell table:style-name="ce1" office:value-type="float" office:value="0.00000884935992260928" calcext:value-type="float">
            <text:p>8.85E-06</text:p>
          </table:table-cell>
          <table:table-cell table:style-name="ce1" office:value-type="float" office:value="0.00000374184396705283" calcext:value-type="float">
            <text:p>3.74E-06</text:p>
          </table:table-cell>
          <table:table-cell office:value-type="float" office:value="0.00000340618272244955" calcext:value-type="float">
            <text:p>3.41E-06</text:p>
          </table:table-cell>
          <table:table-cell office:value-type="float" office:value="0.00000346559753335191" calcext:value-type="float">
            <text:p>3.47E-06</text:p>
          </table:table-cell>
          <table:table-cell office:value-type="float" office:value="0.00000417886789427538" calcext:value-type="float">
            <text:p>4.18E-06</text:p>
          </table:table-cell>
          <table:table-cell office:value-type="float" office:value="0.00000094184948223861" calcext:value-type="float">
            <text:p>9.42E-07</text:p>
          </table:table-cell>
          <table:table-cell office:value-type="float" office:value="0.00000168798256000276" calcext:value-type="float">
            <text:p>1.69E-06</text:p>
          </table:table-cell>
          <table:table-cell office:value-type="float" office:value="0.00000469653793323409" calcext:value-type="float">
            <text:p>4.70E-06</text:p>
          </table:table-cell>
          <table:table-cell office:value-type="float" office:value="0.00000922557061869731" calcext:value-type="float">
            <text:p>9.23E-06</text:p>
          </table:table-cell>
          <table:table-cell table:style-name="ce1" office:value-type="float" office:value="0.000020651961389693" calcext:value-type="float">
            <text:p>2.07E-05</text:p>
          </table:table-cell>
          <table:table-cell table:style-name="ce1" office:value-type="float" office:value="0.0000319291105348012" calcext:value-type="float">
            <text:p>3.19E-05</text:p>
          </table:table-cell>
          <table:table-cell table:style-name="ce1" office:value-type="float" office:value="0.0000443721884355486" calcext:value-type="float">
            <text:p>4.44E-05</text:p>
          </table:table-cell>
          <table:table-cell table:style-name="ce1" office:value-type="float" office:value="0.0000600784223100772" calcext:value-type="float">
            <text:p>6.01E-05</text:p>
          </table:table-cell>
          <table:table-cell table:style-name="ce1" office:value-type="float" office:value="0.0000886624298862346" calcext:value-type="float">
            <text:p>8.87E-05</text:p>
          </table:table-cell>
          <table:table-cell table:style-name="Default" office:value-type="float" office:value="0.000374190106997596" calcext:value-type="float">
            <text:p>0.000374190106997596</text:p>
          </table:table-cell>
        </table:table-row>
      </table:table>
      <table:table table:name="tmp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</table:table-row>
      </table:table>
      <table:table table:name="inf" table:style-name="ta1">
        <office:forms form:automatic-focus="false" form:apply-design-mode="false"/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2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2];[$HospBA12.J$2:$HospBA12.J$112])" office:value-type="float" office:value="0" calcext:value-type="float">
            <text:p>0</text:p>
          </table:table-cell>
          <table:table-cell table:formula="of:=IF([.B2]=0;0;INTERCEPT([.B$2:.B$10];[$tmp.$A$2:$tmp.$A$10])+SLOPE([.B$2:.B$10];[$tmp.$A$2:$tmp.$A$10])*[$tmp.$A2])" office:value-type="float" office:value="0" calcext:value-type="float">
            <text:p>0</text:p>
          </table:table-cell>
          <table:table-cell table:formula="of:=SUMIF([$ProxyBA12.$A$2:$ProxyBA12.$A$101];[.$A$1]&amp;&quot;_&quot;&amp;[.$A2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2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2];[$ProxyBA12.J$2:$ProxyBA12.J$112])" office:value-type="float" office:value="0" calcext:value-type="float">
            <text:p>0</text:p>
          </table:table-cell>
          <table:table-cell table:formula="of:=IF([.F2]=0;0;INTERCEPT([.F$2:.F$10];[$tmp.$A$2:$tmp.$A$10])+SLOPE([.F$2:.F$10];[$tmp.$A$2:$tmp.$A$10])*[$tmp.$A2])" office:value-type="float" office:value="0" calcext:value-type="float">
            <text:p>0</text:p>
          </table:table-cell>
          <table:table-cell table:formula="of:=SUMIF([$HospNew.$A$2:$HospNew.$A$101];[.$A$1]&amp;&quot;_&quot;&amp;[.$A2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2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2];[$HospNew.J$2:$HospNew.J$112])" office:value-type="float" office:value="0" calcext:value-type="float">
            <text:p>0</text:p>
          </table:table-cell>
          <table:table-cell table:formula="of:=IF([.J2]=0;0;INTERCEPT([.J$2:.J$10];[$tmp.$A$2:$tmp.$A$10])+SLOPE([.J$2:.J$10];[$tmp.$A$2:$tmp.$A$10])*[$tmp.$A2])" office:value-type="float" office:value="0" calcext:value-type="float">
            <text:p>0</text:p>
          </table:table-cell>
          <table:table-cell table:formula="of:=SUMIF([$ProxyNew.$A$2:$ProxyNew.$A$101];[.$A$1]&amp;&quot;_&quot;&amp;[.$A2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2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2];[$ProxyNew.J$2:$ProxyNew.J$112])" office:value-type="float" office:value="0" calcext:value-type="float">
            <text:p>0</text:p>
          </table:table-cell>
          <table:table-cell table:formula="of:=IF([.N2]=0;0;INTERCEPT([.N$2:.N$10];[$tmp.$A$2:$tmp.$A$10])+SLOPE([.N$2:.N$10];[$tmp.$A$2:$tmp.$A$10])*[$tmp.$A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.840862397143562" calcext:value-type="float">
            <text:p>0.840862397143562</text:p>
          </table:table-cell>
          <table:table-cell table:formula="of:=SUMIF([$HospBA12.$A$2:$HospBA12.$A$101];[.$A$1]&amp;&quot;_&quot;&amp;[.$A3];[$HospBA12.I$2:$HospBA12.I$112])" office:value-type="float" office:value="0.87296795217636" calcext:value-type="float">
            <text:p>0.87296795217636</text:p>
          </table:table-cell>
          <table:table-cell table:formula="of:=SUMIF([$HospBA12.$A$2:$HospBA12.$A$101];[.$A$1]&amp;&quot;_&quot;&amp;[.$A3];[$HospBA12.J$2:$HospBA12.J$112])" office:value-type="float" office:value="0.800642616750916" calcext:value-type="float">
            <text:p>0.800642616750916</text:p>
          </table:table-cell>
          <table:table-cell table:formula="of:=IF([.B3]=0;0;INTERCEPT([.B$2:.B$10];[$tmp.$A$2:$tmp.$A$10])+SLOPE([.B$2:.B$10];[$tmp.$A$2:$tmp.$A$10])*[$tmp.$A3])" office:value-type="float" office:value="0.586447481412479" calcext:value-type="float">
            <text:p>0.586447481412479</text:p>
          </table:table-cell>
          <table:table-cell table:formula="of:=SUMIF([$ProxyBA12.$A$2:$ProxyBA12.$A$101];[.$A$1]&amp;&quot;_&quot;&amp;[.$A3];[$ProxyBA12.H$2:$ProxyBA12.H$112])" office:value-type="float" office:value="0.876043021469357" calcext:value-type="float">
            <text:p>0.876043021469357</text:p>
          </table:table-cell>
          <table:table-cell table:formula="of:=SUMIF([$ProxyBA12.$A$2:$ProxyBA12.$A$101];[.$A$1]&amp;&quot;_&quot;&amp;[.$A3];[$ProxyBA12.I$2:$ProxyBA12.I$112])" office:value-type="float" office:value="0.917086609216452" calcext:value-type="float">
            <text:p>0.917086609216452</text:p>
          </table:table-cell>
          <table:table-cell table:formula="of:=SUMIF([$ProxyBA12.$A$2:$ProxyBA12.$A$101];[.$A$1]&amp;&quot;_&quot;&amp;[.$A3];[$ProxyBA12.J$2:$ProxyBA12.J$112])" office:value-type="float" office:value="0.814682135403693" calcext:value-type="float">
            <text:p>0.814682135403693</text:p>
          </table:table-cell>
          <table:table-cell table:formula="of:=IF([.F3]=0;0;INTERCEPT([.F$2:.F$10];[$tmp.$A$2:$tmp.$A$10])+SLOPE([.F$2:.F$10];[$tmp.$A$2:$tmp.$A$10])*[$tmp.$A3])" office:value-type="float" office:value="0.473805066333911" calcext:value-type="float">
            <text:p>0.473805066333911</text:p>
          </table:table-cell>
          <table:table-cell table:formula="of:=SUMIF([$HospNew.$A$2:$HospNew.$A$101];[.$A$1]&amp;&quot;_&quot;&amp;[.$A3];[$HospNew.H$2:$HospNew.H$112])" office:value-type="float" office:value="0.60914211697389" calcext:value-type="float">
            <text:p>0.60914211697389</text:p>
          </table:table-cell>
          <table:table-cell table:formula="of:=SUMIF([$HospNew.$A$2:$HospNew.$A$101];[.$A$1]&amp;&quot;_&quot;&amp;[.$A3];[$HospNew.I$2:$HospNew.I$112])" office:value-type="float" office:value="0.783802362521862" calcext:value-type="float">
            <text:p>0.783802362521862</text:p>
          </table:table-cell>
          <table:table-cell table:formula="of:=SUMIF([$HospNew.$A$2:$HospNew.$A$101];[.$A$1]&amp;&quot;_&quot;&amp;[.$A3];[$HospNew.J$2:$HospNew.J$112])" office:value-type="float" office:value="0.293378565530806" calcext:value-type="float">
            <text:p>0.293378565530806</text:p>
          </table:table-cell>
          <table:table-cell table:formula="of:=IF([.J3]=0;0;INTERCEPT([.J$2:.J$10];[$tmp.$A$2:$tmp.$A$10])+SLOPE([.J$2:.J$10];[$tmp.$A$2:$tmp.$A$10])*[$tmp.$A3])" office:value-type="float" office:value="0.481367852131144" calcext:value-type="float">
            <text:p>0.481367852131144</text:p>
          </table:table-cell>
          <table:table-cell table:formula="of:=SUMIF([$ProxyNew.$A$2:$ProxyNew.$A$101];[.$A$1]&amp;&quot;_&quot;&amp;[.$A3];[$ProxyNew.H$2:$ProxyNew.H$112])" office:value-type="float" office:value="0.914169501397782" calcext:value-type="float">
            <text:p>0.914169501397782</text:p>
          </table:table-cell>
          <table:table-cell table:formula="of:=SUMIF([$ProxyNew.$A$2:$ProxyNew.$A$101];[.$A$1]&amp;&quot;_&quot;&amp;[.$A3];[$ProxyNew.I$2:$ProxyNew.I$112])" office:value-type="float" office:value="0.987920206966695" calcext:value-type="float">
            <text:p>0.987920206966695</text:p>
          </table:table-cell>
          <table:table-cell table:formula="of:=SUMIF([$ProxyNew.$A$2:$ProxyNew.$A$101];[.$A$1]&amp;&quot;_&quot;&amp;[.$A3];[$ProxyNew.J$2:$ProxyNew.J$112])" office:value-type="float" office:value="0.390148947917037" calcext:value-type="float">
            <text:p>0.390148947917037</text:p>
          </table:table-cell>
          <table:table-cell table:formula="of:=IF([.N3]=0;0;INTERCEPT([.N$2:.N$10];[$tmp.$A$2:$tmp.$A$10])+SLOPE([.N$2:.N$10];[$tmp.$A$2:$tmp.$A$10])*[$tmp.$A3])" office:value-type="float" office:value="0.552789158016585" calcext:value-type="float">
            <text:p>0.552789158016585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.851948833601611" calcext:value-type="float">
            <text:p>0.851948833601611</text:p>
          </table:table-cell>
          <table:table-cell table:formula="of:=SUMIF([$HospBA12.$A$2:$HospBA12.$A$101];[.$A$1]&amp;&quot;_&quot;&amp;[.$A4];[$HospBA12.I$2:$HospBA12.I$112])" office:value-type="float" office:value="0.904621581216396" calcext:value-type="float">
            <text:p>0.904621581216396</text:p>
          </table:table-cell>
          <table:table-cell table:formula="of:=SUMIF([$HospBA12.$A$2:$HospBA12.$A$101];[.$A$1]&amp;&quot;_&quot;&amp;[.$A4];[$HospBA12.J$2:$HospBA12.J$112])" office:value-type="float" office:value="0.770187552368068" calcext:value-type="float">
            <text:p>0.770187552368068</text:p>
          </table:table-cell>
          <table:table-cell table:formula="of:=IF([.B4]=0;0;INTERCEPT([.B$2:.B$10];[$tmp.$A$2:$tmp.$A$10])+SLOPE([.B$2:.B$10];[$tmp.$A$2:$tmp.$A$10])*[$tmp.$A4])" office:value-type="float" office:value="0.629345408665857" calcext:value-type="float">
            <text:p>0.629345408665857</text:p>
          </table:table-cell>
          <table:table-cell table:formula="of:=SUMIF([$ProxyBA12.$A$2:$ProxyBA12.$A$101];[.$A$1]&amp;&quot;_&quot;&amp;[.$A4];[$ProxyBA12.H$2:$ProxyBA12.H$112])" office:value-type="float" office:value="0.884762771801707" calcext:value-type="float">
            <text:p>0.884762771801707</text:p>
          </table:table-cell>
          <table:table-cell table:formula="of:=SUMIF([$ProxyBA12.$A$2:$ProxyBA12.$A$101];[.$A$1]&amp;&quot;_&quot;&amp;[.$A4];[$ProxyBA12.I$2:$ProxyBA12.I$112])" office:value-type="float" office:value="0.948307468035376" calcext:value-type="float">
            <text:p>0.948307468035376</text:p>
          </table:table-cell>
          <table:table-cell table:formula="of:=SUMIF([$ProxyBA12.$A$2:$ProxyBA12.$A$101];[.$A$1]&amp;&quot;_&quot;&amp;[.$A4];[$ProxyBA12.J$2:$ProxyBA12.J$112])" office:value-type="float" office:value="0.743103727789664" calcext:value-type="float">
            <text:p>0.743103727789664</text:p>
          </table:table-cell>
          <table:table-cell table:formula="of:=IF([.F4]=0;0;INTERCEPT([.F$2:.F$10];[$tmp.$A$2:$tmp.$A$10])+SLOPE([.F$2:.F$10];[$tmp.$A$2:$tmp.$A$10])*[$tmp.$A4])" office:value-type="float" office:value="0.535087594318307" calcext:value-type="float">
            <text:p>0.535087594318307</text:p>
          </table:table-cell>
          <table:table-cell table:formula="of:=SUMIF([$HospNew.$A$2:$HospNew.$A$101];[.$A$1]&amp;&quot;_&quot;&amp;[.$A4];[$HospNew.H$2:$HospNew.H$112])" office:value-type="float" office:value="0.771670271133041" calcext:value-type="float">
            <text:p>0.771670271133041</text:p>
          </table:table-cell>
          <table:table-cell table:formula="of:=SUMIF([$HospNew.$A$2:$HospNew.$A$101];[.$A$1]&amp;&quot;_&quot;&amp;[.$A4];[$HospNew.I$2:$HospNew.I$112])" office:value-type="float" office:value="0.867637228077851" calcext:value-type="float">
            <text:p>0.867637228077851</text:p>
          </table:table-cell>
          <table:table-cell table:formula="of:=SUMIF([$HospNew.$A$2:$HospNew.$A$101];[.$A$1]&amp;&quot;_&quot;&amp;[.$A4];[$HospNew.J$2:$HospNew.J$112])" office:value-type="float" office:value="0.606124408492118" calcext:value-type="float">
            <text:p>0.606124408492118</text:p>
          </table:table-cell>
          <table:table-cell table:formula="of:=IF([.J4]=0;0;INTERCEPT([.J$2:.J$10];[$tmp.$A$2:$tmp.$A$10])+SLOPE([.J$2:.J$10];[$tmp.$A$2:$tmp.$A$10])*[$tmp.$A4])" office:value-type="float" office:value="0.51737544628852" calcext:value-type="float">
            <text:p>0.51737544628852</text:p>
          </table:table-cell>
          <table:table-cell table:formula="of:=SUMIF([$ProxyNew.$A$2:$ProxyNew.$A$101];[.$A$1]&amp;&quot;_&quot;&amp;[.$A4];[$ProxyNew.H$2:$ProxyNew.H$112])" office:value-type="float" office:value="0.809739817158403" calcext:value-type="float">
            <text:p>0.809739817158403</text:p>
          </table:table-cell>
          <table:table-cell table:formula="of:=SUMIF([$ProxyNew.$A$2:$ProxyNew.$A$101];[.$A$1]&amp;&quot;_&quot;&amp;[.$A4];[$ProxyNew.I$2:$ProxyNew.I$112])" office:value-type="float" office:value="0.928745504477139" calcext:value-type="float">
            <text:p>0.928745504477139</text:p>
          </table:table-cell>
          <table:table-cell table:formula="of:=SUMIF([$ProxyNew.$A$2:$ProxyNew.$A$101];[.$A$1]&amp;&quot;_&quot;&amp;[.$A4];[$ProxyNew.J$2:$ProxyNew.J$112])" office:value-type="float" office:value="0.491976795158082" calcext:value-type="float">
            <text:p>0.491976795158082</text:p>
          </table:table-cell>
          <table:table-cell table:formula="of:=IF([.N4]=0;0;INTERCEPT([.N$2:.N$10];[$tmp.$A$2:$tmp.$A$10])+SLOPE([.N$2:.N$10];[$tmp.$A$2:$tmp.$A$10])*[$tmp.$A4])" office:value-type="float" office:value="0.575546957996613" calcext:value-type="float">
            <text:p>0.575546957996613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.822393411745713" calcext:value-type="float">
            <text:p>0.822393411745713</text:p>
          </table:table-cell>
          <table:table-cell table:formula="of:=SUMIF([$HospBA12.$A$2:$HospBA12.$A$101];[.$A$1]&amp;&quot;_&quot;&amp;[.$A5];[$HospBA12.I$2:$HospBA12.I$112])" office:value-type="float" office:value="0.955610294615005" calcext:value-type="float">
            <text:p>0.955610294615005</text:p>
          </table:table-cell>
          <table:table-cell table:formula="of:=SUMIF([$HospBA12.$A$2:$HospBA12.$A$101];[.$A$1]&amp;&quot;_&quot;&amp;[.$A5];[$HospBA12.J$2:$HospBA12.J$112])" office:value-type="float" office:value="0.289382528724986" calcext:value-type="float">
            <text:p>0.289382528724986</text:p>
          </table:table-cell>
          <table:table-cell table:formula="of:=IF([.B5]=0;0;INTERCEPT([.B$2:.B$10];[$tmp.$A$2:$tmp.$A$10])+SLOPE([.B$2:.B$10];[$tmp.$A$2:$tmp.$A$10])*[$tmp.$A5])" office:value-type="float" office:value="0.672243335919234" calcext:value-type="float">
            <text:p>0.672243335919234</text:p>
          </table:table-cell>
          <table:table-cell table:formula="of:=SUMIF([$ProxyBA12.$A$2:$ProxyBA12.$A$101];[.$A$1]&amp;&quot;_&quot;&amp;[.$A5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5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5];[$ProxyBA12.J$2:$ProxyBA12.J$112])" office:value-type="float" office:value="0" calcext:value-type="float">
            <text:p>0</text:p>
          </table:table-cell>
          <table:table-cell table:formula="of:=IF([.F5]=0;0;INTERCEPT([.F$2:.F$10];[$tmp.$A$2:$tmp.$A$10])+SLOPE([.F$2:.F$10];[$tmp.$A$2:$tmp.$A$10])*[$tmp.$A5])" office:value-type="float" office:value="0" calcext:value-type="float">
            <text:p>0</text:p>
          </table:table-cell>
          <table:table-cell table:formula="of:=SUMIF([$HospNew.$A$2:$HospNew.$A$101];[.$A$1]&amp;&quot;_&quot;&amp;[.$A5];[$HospNew.H$2:$HospNew.H$112])" office:value-type="float" office:value="0.650212290967828" calcext:value-type="float">
            <text:p>0.650212290967828</text:p>
          </table:table-cell>
          <table:table-cell table:formula="of:=SUMIF([$HospNew.$A$2:$HospNew.$A$101];[.$A$1]&amp;&quot;_&quot;&amp;[.$A5];[$HospNew.I$2:$HospNew.I$112])" office:value-type="float" office:value="0.736511371127935" calcext:value-type="float">
            <text:p>0.736511371127935</text:p>
          </table:table-cell>
          <table:table-cell table:formula="of:=SUMIF([$HospNew.$A$2:$HospNew.$A$101];[.$A$1]&amp;&quot;_&quot;&amp;[.$A5];[$HospNew.J$2:$HospNew.J$112])" office:value-type="float" office:value="0.535648115390277" calcext:value-type="float">
            <text:p>0.535648115390277</text:p>
          </table:table-cell>
          <table:table-cell table:formula="of:=IF([.J5]=0;0;INTERCEPT([.J$2:.J$10];[$tmp.$A$2:$tmp.$A$10])+SLOPE([.J$2:.J$10];[$tmp.$A$2:$tmp.$A$10])*[$tmp.$A5])" office:value-type="float" office:value="0.553383040445895" calcext:value-type="float">
            <text:p>0.553383040445895</text:p>
          </table:table-cell>
          <table:table-cell table:formula="of:=SUMIF([$ProxyNew.$A$2:$ProxyNew.$A$101];[.$A$1]&amp;&quot;_&quot;&amp;[.$A5];[$ProxyNew.H$2:$ProxyNew.H$112])" office:value-type="float" office:value="0.614681733973034" calcext:value-type="float">
            <text:p>0.614681733973034</text:p>
          </table:table-cell>
          <table:table-cell table:formula="of:=SUMIF([$ProxyNew.$A$2:$ProxyNew.$A$101];[.$A$1]&amp;&quot;_&quot;&amp;[.$A5];[$ProxyNew.I$2:$ProxyNew.I$112])" office:value-type="float" office:value="0.761576275315836" calcext:value-type="float">
            <text:p>0.761576275315836</text:p>
          </table:table-cell>
          <table:table-cell table:formula="of:=SUMIF([$ProxyNew.$A$2:$ProxyNew.$A$101];[.$A$1]&amp;&quot;_&quot;&amp;[.$A5];[$ProxyNew.J$2:$ProxyNew.J$112])" office:value-type="float" office:value="0.377284427836602" calcext:value-type="float">
            <text:p>0.377284427836602</text:p>
          </table:table-cell>
          <table:table-cell table:formula="of:=IF([.N5]=0;0;INTERCEPT([.N$2:.N$10];[$tmp.$A$2:$tmp.$A$10])+SLOPE([.N$2:.N$10];[$tmp.$A$2:$tmp.$A$10])*[$tmp.$A5])" office:value-type="float" office:value="0.598304757976642" calcext:value-type="float">
            <text:p>0.598304757976642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.93902786832074" calcext:value-type="float">
            <text:p>0.93902786832074</text:p>
          </table:table-cell>
          <table:table-cell table:formula="of:=SUMIF([$HospBA12.$A$2:$HospBA12.$A$101];[.$A$1]&amp;&quot;_&quot;&amp;[.$A6];[$HospBA12.I$2:$HospBA12.I$112])" office:value-type="float" office:value="0.984755969654068" calcext:value-type="float">
            <text:p>0.984755969654068</text:p>
          </table:table-cell>
          <table:table-cell table:formula="of:=SUMIF([$HospBA12.$A$2:$HospBA12.$A$101];[.$A$1]&amp;&quot;_&quot;&amp;[.$A6];[$HospBA12.J$2:$HospBA12.J$112])" office:value-type="float" office:value="0.756127431056627" calcext:value-type="float">
            <text:p>0.756127431056627</text:p>
          </table:table-cell>
          <table:table-cell table:formula="of:=IF([.B6]=0;0;INTERCEPT([.B$2:.B$10];[$tmp.$A$2:$tmp.$A$10])+SLOPE([.B$2:.B$10];[$tmp.$A$2:$tmp.$A$10])*[$tmp.$A6])" office:value-type="float" office:value="0.715141263172611" calcext:value-type="float">
            <text:p>0.715141263172611</text:p>
          </table:table-cell>
          <table:table-cell table:formula="of:=SUMIF([$ProxyBA12.$A$2:$ProxyBA12.$A$101];[.$A$1]&amp;&quot;_&quot;&amp;[.$A6];[$ProxyBA12.H$2:$ProxyBA12.H$112])" office:value-type="float" office:value="0.936683396412838" calcext:value-type="float">
            <text:p>0.936683396412838</text:p>
          </table:table-cell>
          <table:table-cell table:formula="of:=SUMIF([$ProxyBA12.$A$2:$ProxyBA12.$A$101];[.$A$1]&amp;&quot;_&quot;&amp;[.$A6];[$ProxyBA12.I$2:$ProxyBA12.I$112])" office:value-type="float" office:value="0.991084953717449" calcext:value-type="float">
            <text:p>0.991084953717449</text:p>
          </table:table-cell>
          <table:table-cell table:formula="of:=SUMIF([$ProxyBA12.$A$2:$ProxyBA12.$A$101];[.$A$1]&amp;&quot;_&quot;&amp;[.$A6];[$ProxyBA12.J$2:$ProxyBA12.J$112])" office:value-type="float" office:value="0.550311668301685" calcext:value-type="float">
            <text:p>0.550311668301685</text:p>
          </table:table-cell>
          <table:table-cell table:formula="of:=IF([.F6]=0;0;INTERCEPT([.F$2:.F$10];[$tmp.$A$2:$tmp.$A$10])+SLOPE([.F$2:.F$10];[$tmp.$A$2:$tmp.$A$10])*[$tmp.$A6])" office:value-type="float" office:value="0.6576526502871" calcext:value-type="float">
            <text:p>0.6576526502871</text:p>
          </table:table-cell>
          <table:table-cell table:formula="of:=SUMIF([$HospNew.$A$2:$HospNew.$A$101];[.$A$1]&amp;&quot;_&quot;&amp;[.$A6];[$HospNew.H$2:$HospNew.H$112])" office:value-type="float" office:value="0.732450087052887" calcext:value-type="float">
            <text:p>0.732450087052887</text:p>
          </table:table-cell>
          <table:table-cell table:formula="of:=SUMIF([$HospNew.$A$2:$HospNew.$A$101];[.$A$1]&amp;&quot;_&quot;&amp;[.$A6];[$HospNew.I$2:$HospNew.I$112])" office:value-type="float" office:value="0.799595455725894" calcext:value-type="float">
            <text:p>0.799595455725894</text:p>
          </table:table-cell>
          <table:table-cell table:formula="of:=SUMIF([$HospNew.$A$2:$HospNew.$A$101];[.$A$1]&amp;&quot;_&quot;&amp;[.$A6];[$HospNew.J$2:$HospNew.J$112])" office:value-type="float" office:value="0.642807720866353" calcext:value-type="float">
            <text:p>0.642807720866353</text:p>
          </table:table-cell>
          <table:table-cell table:formula="of:=IF([.J6]=0;0;INTERCEPT([.J$2:.J$10];[$tmp.$A$2:$tmp.$A$10])+SLOPE([.J$2:.J$10];[$tmp.$A$2:$tmp.$A$10])*[$tmp.$A6])" office:value-type="float" office:value="0.589390634603271" calcext:value-type="float">
            <text:p>0.589390634603271</text:p>
          </table:table-cell>
          <table:table-cell table:formula="of:=SUMIF([$ProxyNew.$A$2:$ProxyNew.$A$101];[.$A$1]&amp;&quot;_&quot;&amp;[.$A6];[$ProxyNew.H$2:$ProxyNew.H$112])" office:value-type="float" office:value="0.718798205835494" calcext:value-type="float">
            <text:p>0.718798205835494</text:p>
          </table:table-cell>
          <table:table-cell table:formula="of:=SUMIF([$ProxyNew.$A$2:$ProxyNew.$A$101];[.$A$1]&amp;&quot;_&quot;&amp;[.$A6];[$ProxyNew.I$2:$ProxyNew.I$112])" office:value-type="float" office:value="0.831163479722337" calcext:value-type="float">
            <text:p>0.831163479722337</text:p>
          </table:table-cell>
          <table:table-cell table:formula="of:=SUMIF([$ProxyNew.$A$2:$ProxyNew.$A$101];[.$A$1]&amp;&quot;_&quot;&amp;[.$A6];[$ProxyNew.J$2:$ProxyNew.J$112])" office:value-type="float" office:value="0.531650800956491" calcext:value-type="float">
            <text:p>0.531650800956491</text:p>
          </table:table-cell>
          <table:table-cell table:formula="of:=IF([.N6]=0;0;INTERCEPT([.N$2:.N$10];[$tmp.$A$2:$tmp.$A$10])+SLOPE([.N$2:.N$10];[$tmp.$A$2:$tmp.$A$10])*[$tmp.$A6])" office:value-type="float" office:value="0.62106255795667" calcext:value-type="float">
            <text:p>0.62106255795667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.698188563475854" calcext:value-type="float">
            <text:p>0.698188563475854</text:p>
          </table:table-cell>
          <table:table-cell table:formula="of:=SUMIF([$HospBA12.$A$2:$HospBA12.$A$101];[.$A$1]&amp;&quot;_&quot;&amp;[.$A7];[$HospBA12.I$2:$HospBA12.I$112])" office:value-type="float" office:value="0.766509399897323" calcext:value-type="float">
            <text:p>0.766509399897323</text:p>
          </table:table-cell>
          <table:table-cell table:formula="of:=SUMIF([$HospBA12.$A$2:$HospBA12.$A$101];[.$A$1]&amp;&quot;_&quot;&amp;[.$A7];[$HospBA12.J$2:$HospBA12.J$112])" office:value-type="float" office:value="0.609876615261119" calcext:value-type="float">
            <text:p>0.609876615261119</text:p>
          </table:table-cell>
          <table:table-cell table:formula="of:=IF([.B7]=0;0;INTERCEPT([.B$2:.B$10];[$tmp.$A$2:$tmp.$A$10])+SLOPE([.B$2:.B$10];[$tmp.$A$2:$tmp.$A$10])*[$tmp.$A7])" office:value-type="float" office:value="0.758039190425989" calcext:value-type="float">
            <text:p>0.758039190425989</text:p>
          </table:table-cell>
          <table:table-cell table:formula="of:=SUMIF([$ProxyBA12.$A$2:$ProxyBA12.$A$101];[.$A$1]&amp;&quot;_&quot;&amp;[.$A7];[$ProxyBA12.H$2:$ProxyBA12.H$112])" office:value-type="float" office:value="0.755507640236304" calcext:value-type="float">
            <text:p>0.755507640236304</text:p>
          </table:table-cell>
          <table:table-cell table:formula="of:=SUMIF([$ProxyBA12.$A$2:$ProxyBA12.$A$101];[.$A$1]&amp;&quot;_&quot;&amp;[.$A7];[$ProxyBA12.I$2:$ProxyBA12.I$112])" office:value-type="float" office:value="0.837821695154547" calcext:value-type="float">
            <text:p>0.837821695154547</text:p>
          </table:table-cell>
          <table:table-cell table:formula="of:=SUMIF([$ProxyBA12.$A$2:$ProxyBA12.$A$101];[.$A$1]&amp;&quot;_&quot;&amp;[.$A7];[$ProxyBA12.J$2:$ProxyBA12.J$112])" office:value-type="float" office:value="0.631414855151038" calcext:value-type="float">
            <text:p>0.631414855151038</text:p>
          </table:table-cell>
          <table:table-cell table:formula="of:=IF([.F7]=0;0;INTERCEPT([.F$2:.F$10];[$tmp.$A$2:$tmp.$A$10])+SLOPE([.F$2:.F$10];[$tmp.$A$2:$tmp.$A$10])*[$tmp.$A7])" office:value-type="float" office:value="0.718935178271497" calcext:value-type="float">
            <text:p>0.718935178271497</text:p>
          </table:table-cell>
          <table:table-cell table:formula="of:=SUMIF([$HospNew.$A$2:$HospNew.$A$101];[.$A$1]&amp;&quot;_&quot;&amp;[.$A7];[$HospNew.H$2:$HospNew.H$112])" office:value-type="float" office:value="0.727273514449246" calcext:value-type="float">
            <text:p>0.727273514449246</text:p>
          </table:table-cell>
          <table:table-cell table:formula="of:=SUMIF([$HospNew.$A$2:$HospNew.$A$101];[.$A$1]&amp;&quot;_&quot;&amp;[.$A7];[$HospNew.I$2:$HospNew.I$112])" office:value-type="float" office:value="0.802966746999153" calcext:value-type="float">
            <text:p>0.802966746999153</text:p>
          </table:table-cell>
          <table:table-cell table:formula="of:=SUMIF([$HospNew.$A$2:$HospNew.$A$101];[.$A$1]&amp;&quot;_&quot;&amp;[.$A7];[$HospNew.J$2:$HospNew.J$112])" office:value-type="float" office:value="0.622501609306801" calcext:value-type="float">
            <text:p>0.622501609306801</text:p>
          </table:table-cell>
          <table:table-cell table:formula="of:=IF([.J7]=0;0;INTERCEPT([.J$2:.J$10];[$tmp.$A$2:$tmp.$A$10])+SLOPE([.J$2:.J$10];[$tmp.$A$2:$tmp.$A$10])*[$tmp.$A7])" office:value-type="float" office:value="0.625398228760647" calcext:value-type="float">
            <text:p>0.625398228760647</text:p>
          </table:table-cell>
          <table:table-cell table:formula="of:=SUMIF([$ProxyNew.$A$2:$ProxyNew.$A$101];[.$A$1]&amp;&quot;_&quot;&amp;[.$A7];[$ProxyNew.H$2:$ProxyNew.H$112])" office:value-type="float" office:value="0.621492384379553" calcext:value-type="float">
            <text:p>0.621492384379553</text:p>
          </table:table-cell>
          <table:table-cell table:formula="of:=SUMIF([$ProxyNew.$A$2:$ProxyNew.$A$101];[.$A$1]&amp;&quot;_&quot;&amp;[.$A7];[$ProxyNew.I$2:$ProxyNew.I$112])" office:value-type="float" office:value="0.769146959644684" calcext:value-type="float">
            <text:p>0.769146959644684</text:p>
          </table:table-cell>
          <table:table-cell table:formula="of:=SUMIF([$ProxyNew.$A$2:$ProxyNew.$A$101];[.$A$1]&amp;&quot;_&quot;&amp;[.$A7];[$ProxyNew.J$2:$ProxyNew.J$112])" office:value-type="float" office:value="0.379397321940547" calcext:value-type="float">
            <text:p>0.379397321940547</text:p>
          </table:table-cell>
          <table:table-cell table:formula="of:=IF([.N7]=0;0;INTERCEPT([.N$2:.N$10];[$tmp.$A$2:$tmp.$A$10])+SLOPE([.N$2:.N$10];[$tmp.$A$2:$tmp.$A$10])*[$tmp.$A7])" office:value-type="float" office:value="0.643820357936699" calcext:value-type="float">
            <text:p>0.643820357936699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.734498492640703" calcext:value-type="float">
            <text:p>0.734498492640703</text:p>
          </table:table-cell>
          <table:table-cell table:formula="of:=SUMIF([$HospBA12.$A$2:$HospBA12.$A$101];[.$A$1]&amp;&quot;_&quot;&amp;[.$A8];[$HospBA12.I$2:$HospBA12.I$112])" office:value-type="float" office:value="0.794564611137821" calcext:value-type="float">
            <text:p>0.794564611137821</text:p>
          </table:table-cell>
          <table:table-cell table:formula="of:=SUMIF([$HospBA12.$A$2:$HospBA12.$A$101];[.$A$1]&amp;&quot;_&quot;&amp;[.$A8];[$HospBA12.J$2:$HospBA12.J$112])" office:value-type="float" office:value="0.656869973569407" calcext:value-type="float">
            <text:p>0.656869973569407</text:p>
          </table:table-cell>
          <table:table-cell table:formula="of:=IF([.B8]=0;0;INTERCEPT([.B$2:.B$10];[$tmp.$A$2:$tmp.$A$10])+SLOPE([.B$2:.B$10];[$tmp.$A$2:$tmp.$A$10])*[$tmp.$A8])" office:value-type="float" office:value="0.800937117679366" calcext:value-type="float">
            <text:p>0.800937117679366</text:p>
          </table:table-cell>
          <table:table-cell table:formula="of:=SUMIF([$ProxyBA12.$A$2:$ProxyBA12.$A$101];[.$A$1]&amp;&quot;_&quot;&amp;[.$A8];[$ProxyBA12.H$2:$ProxyBA12.H$112])" office:value-type="float" office:value="0.855419673776833" calcext:value-type="float">
            <text:p>0.855419673776833</text:p>
          </table:table-cell>
          <table:table-cell table:formula="of:=SUMIF([$ProxyBA12.$A$2:$ProxyBA12.$A$101];[.$A$1]&amp;&quot;_&quot;&amp;[.$A8];[$ProxyBA12.I$2:$ProxyBA12.I$112])" office:value-type="float" office:value="0.912949790342838" calcext:value-type="float">
            <text:p>0.912949790342838</text:p>
          </table:table-cell>
          <table:table-cell table:formula="of:=SUMIF([$ProxyBA12.$A$2:$ProxyBA12.$A$101];[.$A$1]&amp;&quot;_&quot;&amp;[.$A8];[$ProxyBA12.J$2:$ProxyBA12.J$112])" office:value-type="float" office:value="0.759868806598819" calcext:value-type="float">
            <text:p>0.759868806598819</text:p>
          </table:table-cell>
          <table:table-cell table:formula="of:=IF([.F8]=0;0;INTERCEPT([.F$2:.F$10];[$tmp.$A$2:$tmp.$A$10])+SLOPE([.F$2:.F$10];[$tmp.$A$2:$tmp.$A$10])*[$tmp.$A8])" office:value-type="float" office:value="0.780217706255894" calcext:value-type="float">
            <text:p>0.780217706255894</text:p>
          </table:table-cell>
          <table:table-cell table:formula="of:=SUMIF([$HospNew.$A$2:$HospNew.$A$101];[.$A$1]&amp;&quot;_&quot;&amp;[.$A8];[$HospNew.H$2:$HospNew.H$112])" office:value-type="float" office:value="0.649155286771024" calcext:value-type="float">
            <text:p>0.649155286771024</text:p>
          </table:table-cell>
          <table:table-cell table:formula="of:=SUMIF([$HospNew.$A$2:$HospNew.$A$101];[.$A$1]&amp;&quot;_&quot;&amp;[.$A8];[$HospNew.I$2:$HospNew.I$112])" office:value-type="float" office:value="0.767634382518465" calcext:value-type="float">
            <text:p>0.767634382518465</text:p>
          </table:table-cell>
          <table:table-cell table:formula="of:=SUMIF([$HospNew.$A$2:$HospNew.$A$101];[.$A$1]&amp;&quot;_&quot;&amp;[.$A8];[$HospNew.J$2:$HospNew.J$112])" office:value-type="float" office:value="0.470265807244464" calcext:value-type="float">
            <text:p>0.470265807244464</text:p>
          </table:table-cell>
          <table:table-cell table:formula="of:=IF([.J8]=0;0;INTERCEPT([.J$2:.J$10];[$tmp.$A$2:$tmp.$A$10])+SLOPE([.J$2:.J$10];[$tmp.$A$2:$tmp.$A$10])*[$tmp.$A8])" office:value-type="float" office:value="0.661405822918023" calcext:value-type="float">
            <text:p>0.661405822918023</text:p>
          </table:table-cell>
          <table:table-cell table:formula="of:=SUMIF([$ProxyNew.$A$2:$ProxyNew.$A$101];[.$A$1]&amp;&quot;_&quot;&amp;[.$A8];[$ProxyNew.H$2:$ProxyNew.H$112])" office:value-type="float" office:value="0.708131469844592" calcext:value-type="float">
            <text:p>0.708131469844592</text:p>
          </table:table-cell>
          <table:table-cell table:formula="of:=SUMIF([$ProxyNew.$A$2:$ProxyNew.$A$101];[.$A$1]&amp;&quot;_&quot;&amp;[.$A8];[$ProxyNew.I$2:$ProxyNew.I$112])" office:value-type="float" office:value="0.86938805086159" calcext:value-type="float">
            <text:p>0.86938805086159</text:p>
          </table:table-cell>
          <table:table-cell table:formula="of:=SUMIF([$ProxyNew.$A$2:$ProxyNew.$A$101];[.$A$1]&amp;&quot;_&quot;&amp;[.$A8];[$ProxyNew.J$2:$ProxyNew.J$112])" office:value-type="float" office:value="0.347783725325122" calcext:value-type="float">
            <text:p>0.347783725325122</text:p>
          </table:table-cell>
          <table:table-cell table:formula="of:=IF([.N8]=0;0;INTERCEPT([.N$2:.N$10];[$tmp.$A$2:$tmp.$A$10])+SLOPE([.N$2:.N$10];[$tmp.$A$2:$tmp.$A$10])*[$tmp.$A8])" office:value-type="float" office:value="0.666578157916727" calcext:value-type="float">
            <text:p>0.666578157916727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.741838849676271" calcext:value-type="float">
            <text:p>0.741838849676271</text:p>
          </table:table-cell>
          <table:table-cell table:formula="of:=SUMIF([$HospBA12.$A$2:$HospBA12.$A$101];[.$A$1]&amp;&quot;_&quot;&amp;[.$A9];[$HospBA12.I$2:$HospBA12.I$112])" office:value-type="float" office:value="0.809420740625324" calcext:value-type="float">
            <text:p>0.809420740625324</text:p>
          </table:table-cell>
          <table:table-cell table:formula="of:=SUMIF([$HospBA12.$A$2:$HospBA12.$A$101];[.$A$1]&amp;&quot;_&quot;&amp;[.$A9];[$HospBA12.J$2:$HospBA12.J$112])" office:value-type="float" office:value="0.650291538779445" calcext:value-type="float">
            <text:p>0.650291538779445</text:p>
          </table:table-cell>
          <table:table-cell table:formula="of:=IF([.B9]=0;0;INTERCEPT([.B$2:.B$10];[$tmp.$A$2:$tmp.$A$10])+SLOPE([.B$2:.B$10];[$tmp.$A$2:$tmp.$A$10])*[$tmp.$A9])" office:value-type="float" office:value="0.843835044932744" calcext:value-type="float">
            <text:p>0.843835044932744</text:p>
          </table:table-cell>
          <table:table-cell table:formula="of:=SUMIF([$ProxyBA12.$A$2:$ProxyBA12.$A$101];[.$A$1]&amp;&quot;_&quot;&amp;[.$A9];[$ProxyBA12.H$2:$ProxyBA12.H$112])" office:value-type="float" office:value="0.833570096262144" calcext:value-type="float">
            <text:p>0.833570096262144</text:p>
          </table:table-cell>
          <table:table-cell table:formula="of:=SUMIF([$ProxyBA12.$A$2:$ProxyBA12.$A$101];[.$A$1]&amp;&quot;_&quot;&amp;[.$A9];[$ProxyBA12.I$2:$ProxyBA12.I$112])" office:value-type="float" office:value="0.903474028562961" calcext:value-type="float">
            <text:p>0.903474028562961</text:p>
          </table:table-cell>
          <table:table-cell table:formula="of:=SUMIF([$ProxyBA12.$A$2:$ProxyBA12.$A$101];[.$A$1]&amp;&quot;_&quot;&amp;[.$A9];[$ProxyBA12.J$2:$ProxyBA12.J$112])" office:value-type="float" office:value="0.713041863802851" calcext:value-type="float">
            <text:p>0.713041863802851</text:p>
          </table:table-cell>
          <table:table-cell table:formula="of:=IF([.F9]=0;0;INTERCEPT([.F$2:.F$10];[$tmp.$A$2:$tmp.$A$10])+SLOPE([.F$2:.F$10];[$tmp.$A$2:$tmp.$A$10])*[$tmp.$A9])" office:value-type="float" office:value="0.84150023424029" calcext:value-type="float">
            <text:p>0.84150023424029</text:p>
          </table:table-cell>
          <table:table-cell table:formula="of:=SUMIF([$HospNew.$A$2:$HospNew.$A$101];[.$A$1]&amp;&quot;_&quot;&amp;[.$A9];[$HospNew.H$2:$HospNew.H$112])" office:value-type="float" office:value="0.502597830719267" calcext:value-type="float">
            <text:p>0.502597830719267</text:p>
          </table:table-cell>
          <table:table-cell table:formula="of:=SUMIF([$HospNew.$A$2:$HospNew.$A$101];[.$A$1]&amp;&quot;_&quot;&amp;[.$A9];[$HospNew.I$2:$HospNew.I$112])" office:value-type="float" office:value="0.712103829099636" calcext:value-type="float">
            <text:p>0.712103829099636</text:p>
          </table:table-cell>
          <table:table-cell table:formula="of:=SUMIF([$HospNew.$A$2:$HospNew.$A$101];[.$A$1]&amp;&quot;_&quot;&amp;[.$A9];[$HospNew.J$2:$HospNew.J$112])" office:value-type="float" office:value="0.140631439343444" calcext:value-type="float">
            <text:p>0.140631439343444</text:p>
          </table:table-cell>
          <table:table-cell table:formula="of:=IF([.J9]=0;0;INTERCEPT([.J$2:.J$10];[$tmp.$A$2:$tmp.$A$10])+SLOPE([.J$2:.J$10];[$tmp.$A$2:$tmp.$A$10])*[$tmp.$A9])" office:value-type="float" office:value="0.697413417075398" calcext:value-type="float">
            <text:p>0.697413417075398</text:p>
          </table:table-cell>
          <table:table-cell table:formula="of:=SUMIF([$ProxyNew.$A$2:$ProxyNew.$A$101];[.$A$1]&amp;&quot;_&quot;&amp;[.$A9];[$ProxyNew.H$2:$ProxyNew.H$112])" office:value-type="float" office:value="0.505817088868546" calcext:value-type="float">
            <text:p>0.505817088868546</text:p>
          </table:table-cell>
          <table:table-cell table:formula="of:=SUMIF([$ProxyNew.$A$2:$ProxyNew.$A$101];[.$A$1]&amp;&quot;_&quot;&amp;[.$A9];[$ProxyNew.I$2:$ProxyNew.I$112])" office:value-type="float" office:value="0.815260533402504" calcext:value-type="float">
            <text:p>0.815260533402504</text:p>
          </table:table-cell>
          <table:table-cell table:formula="of:=SUMIF([$ProxyNew.$A$2:$ProxyNew.$A$101];[.$A$1]&amp;&quot;_&quot;&amp;[.$A9];[$ProxyNew.J$2:$ProxyNew.J$112])" office:value-type="float" office:value="-0.321952229008265" calcext:value-type="float">
            <text:p>-0.321952229008265</text:p>
          </table:table-cell>
          <table:table-cell table:formula="of:=IF([.N9]=0;0;INTERCEPT([.N$2:.N$10];[$tmp.$A$2:$tmp.$A$10])+SLOPE([.N$2:.N$10];[$tmp.$A$2:$tmp.$A$10])*[$tmp.$A9])" office:value-type="float" office:value="0.689335957896756" calcext:value-type="float">
            <text:p>0.689335957896756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.807512951949049" calcext:value-type="float">
            <text:p>0.807512951949049</text:p>
          </table:table-cell>
          <table:table-cell table:formula="of:=SUMIF([$HospBA12.$A$2:$HospBA12.$A$101];[.$A$1]&amp;&quot;_&quot;&amp;[.$A10];[$HospBA12.I$2:$HospBA12.I$112])" office:value-type="float" office:value="0.884049816491328" calcext:value-type="float">
            <text:p>0.884049816491328</text:p>
          </table:table-cell>
          <table:table-cell table:formula="of:=SUMIF([$HospBA12.$A$2:$HospBA12.$A$101];[.$A$1]&amp;&quot;_&quot;&amp;[.$A10];[$HospBA12.J$2:$HospBA12.J$112])" office:value-type="float" office:value="0.680455325328589" calcext:value-type="float">
            <text:p>0.680455325328589</text:p>
          </table:table-cell>
          <table:table-cell table:formula="of:=IF([.B10]=0;0;INTERCEPT([.B$2:.B$10];[$tmp.$A$2:$tmp.$A$10])+SLOPE([.B$2:.B$10];[$tmp.$A$2:$tmp.$A$10])*[$tmp.$A10])" office:value-type="float" office:value="0.886732972186121" calcext:value-type="float">
            <text:p>0.886732972186121</text:p>
          </table:table-cell>
          <table:table-cell table:formula="of:=SUMIF([$ProxyBA12.$A$2:$ProxyBA12.$A$101];[.$A$1]&amp;&quot;_&quot;&amp;[.$A10];[$ProxyBA12.H$2:$ProxyBA12.H$112])" office:value-type="float" office:value="0.77688725262472" calcext:value-type="float">
            <text:p>0.77688725262472</text:p>
          </table:table-cell>
          <table:table-cell table:formula="of:=SUMIF([$ProxyBA12.$A$2:$ProxyBA12.$A$101];[.$A$1]&amp;&quot;_&quot;&amp;[.$A10];[$ProxyBA12.I$2:$ProxyBA12.I$112])" office:value-type="float" office:value="0.888551309114505" calcext:value-type="float">
            <text:p>0.888551309114505</text:p>
          </table:table-cell>
          <table:table-cell table:formula="of:=SUMIF([$ProxyBA12.$A$2:$ProxyBA12.$A$101];[.$A$1]&amp;&quot;_&quot;&amp;[.$A10];[$ProxyBA12.J$2:$ProxyBA12.J$112])" office:value-type="float" office:value="0.553343357864202" calcext:value-type="float">
            <text:p>0.553343357864202</text:p>
          </table:table-cell>
          <table:table-cell table:formula="of:=IF([.F10]=0;0;INTERCEPT([.F$2:.F$10];[$tmp.$A$2:$tmp.$A$10])+SLOPE([.F$2:.F$10];[$tmp.$A$2:$tmp.$A$10])*[$tmp.$A10])" office:value-type="float" office:value="0.902782762224687" calcext:value-type="float">
            <text:p>0.902782762224687</text:p>
          </table:table-cell>
          <table:table-cell table:formula="of:=SUMIF([$HospNew.$A$2:$HospNew.$A$101];[.$A$1]&amp;&quot;_&quot;&amp;[.$A10];[$HospNew.H$2:$HospNew.H$112])" office:value-type="float" office:value="0.662014313362257" calcext:value-type="float">
            <text:p>0.662014313362257</text:p>
          </table:table-cell>
          <table:table-cell table:formula="of:=SUMIF([$HospNew.$A$2:$HospNew.$A$101];[.$A$1]&amp;&quot;_&quot;&amp;[.$A10];[$HospNew.I$2:$HospNew.I$112])" office:value-type="float" office:value="0.804100087522707" calcext:value-type="float">
            <text:p>0.804100087522707</text:p>
          </table:table-cell>
          <table:table-cell table:formula="of:=SUMIF([$HospNew.$A$2:$HospNew.$A$101];[.$A$1]&amp;&quot;_&quot;&amp;[.$A10];[$HospNew.J$2:$HospNew.J$112])" office:value-type="float" office:value="0.416874040792501" calcext:value-type="float">
            <text:p>0.416874040792501</text:p>
          </table:table-cell>
          <table:table-cell table:formula="of:=IF([.J10]=0;0;INTERCEPT([.J$2:.J$10];[$tmp.$A$2:$tmp.$A$10])+SLOPE([.J$2:.J$10];[$tmp.$A$2:$tmp.$A$10])*[$tmp.$A10])" office:value-type="float" office:value="0.733421011232774" calcext:value-type="float">
            <text:p>0.733421011232774</text:p>
          </table:table-cell>
          <table:table-cell table:formula="of:=SUMIF([$ProxyNew.$A$2:$ProxyNew.$A$101];[.$A$1]&amp;&quot;_&quot;&amp;[.$A10];[$ProxyNew.H$2:$ProxyNew.H$112])" office:value-type="float" office:value="0.69673282015263" calcext:value-type="float">
            <text:p>0.69673282015263</text:p>
          </table:table-cell>
          <table:table-cell table:formula="of:=SUMIF([$ProxyNew.$A$2:$ProxyNew.$A$101];[.$A$1]&amp;&quot;_&quot;&amp;[.$A10];[$ProxyNew.I$2:$ProxyNew.I$112])" office:value-type="float" office:value="0.886466039071857" calcext:value-type="float">
            <text:p>0.886466039071857</text:p>
          </table:table-cell>
          <table:table-cell table:formula="of:=SUMIF([$ProxyNew.$A$2:$ProxyNew.$A$101];[.$A$1]&amp;&quot;_&quot;&amp;[.$A10];[$ProxyNew.J$2:$ProxyNew.J$112])" office:value-type="float" office:value="0.189925361356972" calcext:value-type="float">
            <text:p>0.189925361356972</text:p>
          </table:table-cell>
          <table:table-cell table:formula="of:=IF([.N10]=0;0;INTERCEPT([.N$2:.N$10];[$tmp.$A$2:$tmp.$A$10])+SLOPE([.N$2:.N$10];[$tmp.$A$2:$tmp.$A$10])*[$tmp.$A10])" office:value-type="float" office:value="0.712093757876784" calcext:value-type="float">
            <text:p>0.712093757876784</text:p>
          </table:table-cell>
        </table:table-row>
      </table:table>
      <table:table table:name="full" table:style-name="ta1">
        <office:forms form:automatic-focus="false" form:apply-design-mode="false"/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.448249670616621" calcext:value-type="float">
            <text:p>0.448249670616621</text:p>
          </table:table-cell>
          <table:table-cell table:formula="of:=SUMIF([$HospBA12.$A$2:$HospBA12.$A$101];[.$A$1]&amp;&quot;_&quot;&amp;[.$A2];[$HospBA12.I$2:$HospBA12.I$112])" office:value-type="float" office:value="0.516182579050109" calcext:value-type="float">
            <text:p>0.516182579050109</text:p>
          </table:table-cell>
          <table:table-cell table:formula="of:=SUMIF([$HospBA12.$A$2:$HospBA12.$A$101];[.$A$1]&amp;&quot;_&quot;&amp;[.$A2];[$HospBA12.J$2:$HospBA12.J$112])" office:value-type="float" office:value="0.370778287857069" calcext:value-type="float">
            <text:p>0.370778287857069</text:p>
          </table:table-cell>
          <table:table-cell table:formula="of:=IF([.B2]=0;0;INTERCEPT([.B$2:.B$10];[$tmp.$A$2:$tmp.$A$10])+SLOPE([.B$2:.B$10];[$tmp.$A$2:$tmp.$A$10])*[$tmp.$A2])" office:value-type="float" office:value="0.430009944331554" calcext:value-type="float">
            <text:p>0.430009944331554</text:p>
          </table:table-cell>
          <table:table-cell table:formula="of:=SUMIF([$ProxyBA12.$A$2:$ProxyBA12.$A$101];[.$A$1]&amp;&quot;_&quot;&amp;[.$A2];[$ProxyBA12.H$2:$ProxyBA12.H$112])" office:value-type="float" office:value="0.473001045918203" calcext:value-type="float">
            <text:p>0.473001045918203</text:p>
          </table:table-cell>
          <table:table-cell table:formula="of:=SUMIF([$ProxyBA12.$A$2:$ProxyBA12.$A$101];[.$A$1]&amp;&quot;_&quot;&amp;[.$A2];[$ProxyBA12.I$2:$ProxyBA12.I$112])" office:value-type="float" office:value="0.561714448199853" calcext:value-type="float">
            <text:p>0.561714448199853</text:p>
          </table:table-cell>
          <table:table-cell table:formula="of:=SUMIF([$ProxyBA12.$A$2:$ProxyBA12.$A$101];[.$A$1]&amp;&quot;_&quot;&amp;[.$A2];[$ProxyBA12.J$2:$ProxyBA12.J$112])" office:value-type="float" office:value="0.366331159075148" calcext:value-type="float">
            <text:p>0.366331159075148</text:p>
          </table:table-cell>
          <table:table-cell table:formula="of:=IF([.F2]=0;0;INTERCEPT([.F$2:.F$10];[$tmp.$A$2:$tmp.$A$10])+SLOPE([.F$2:.F$10];[$tmp.$A$2:$tmp.$A$10])*[$tmp.$A2])" office:value-type="float" office:value="0.472825383271912" calcext:value-type="float">
            <text:p>0.472825383271912</text:p>
          </table:table-cell>
          <table:table-cell table:formula="of:=SUMIF([$HospNew.$A$2:$HospNew.$A$101];[.$A$1]&amp;&quot;_&quot;&amp;[.$A2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2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2];[$HospNew.J$2:$HospNew.J$112])" office:value-type="float" office:value="0" calcext:value-type="float">
            <text:p>0</text:p>
          </table:table-cell>
          <table:table-cell table:formula="of:=IF([.J2]=0;0;INTERCEPT([.J$2:.J$10];[$tmp.$A$2:$tmp.$A$10])+SLOPE([.J$2:.J$10];[$tmp.$A$2:$tmp.$A$10])*[$tmp.$A2])" office:value-type="float" office:value="0" calcext:value-type="float">
            <text:p>0</text:p>
          </table:table-cell>
          <table:table-cell table:formula="of:=SUMIF([$ProxyNew.$A$2:$ProxyNew.$A$101];[.$A$1]&amp;&quot;_&quot;&amp;[.$A2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2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2];[$ProxyNew.J$2:$ProxyNew.J$112])" office:value-type="float" office:value="0" calcext:value-type="float">
            <text:p>0</text:p>
          </table:table-cell>
          <table:table-cell table:formula="of:=IF([.N2]=0;0;INTERCEPT([.N$2:.N$10];[$tmp.$A$2:$tmp.$A$10])+SLOPE([.N$2:.N$10];[$tmp.$A$2:$tmp.$A$10])*[$tmp.$A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.431170605465587" calcext:value-type="float">
            <text:p>0.431170605465587</text:p>
          </table:table-cell>
          <table:table-cell table:formula="of:=SUMIF([$HospBA12.$A$2:$HospBA12.$A$101];[.$A$1]&amp;&quot;_&quot;&amp;[.$A3];[$HospBA12.I$2:$HospBA12.I$112])" office:value-type="float" office:value="0.494070119586604" calcext:value-type="float">
            <text:p>0.494070119586604</text:p>
          </table:table-cell>
          <table:table-cell table:formula="of:=SUMIF([$HospBA12.$A$2:$HospBA12.$A$101];[.$A$1]&amp;&quot;_&quot;&amp;[.$A3];[$HospBA12.J$2:$HospBA12.J$112])" office:value-type="float" office:value="0.360451136386726" calcext:value-type="float">
            <text:p>0.360451136386726</text:p>
          </table:table-cell>
          <table:table-cell table:formula="of:=IF([.B3]=0;0;INTERCEPT([.B$2:.B$10];[$tmp.$A$2:$tmp.$A$10])+SLOPE([.B$2:.B$10];[$tmp.$A$2:$tmp.$A$10])*[$tmp.$A3])" office:value-type="float" office:value="0.383212471119015" calcext:value-type="float">
            <text:p>0.383212471119015</text:p>
          </table:table-cell>
          <table:table-cell table:formula="of:=SUMIF([$ProxyBA12.$A$2:$ProxyBA12.$A$101];[.$A$1]&amp;&quot;_&quot;&amp;[.$A3];[$ProxyBA12.H$2:$ProxyBA12.H$112])" office:value-type="float" office:value="0.38579503398014" calcext:value-type="float">
            <text:p>0.38579503398014</text:p>
          </table:table-cell>
          <table:table-cell table:formula="of:=SUMIF([$ProxyBA12.$A$2:$ProxyBA12.$A$101];[.$A$1]&amp;&quot;_&quot;&amp;[.$A3];[$ProxyBA12.I$2:$ProxyBA12.I$112])" office:value-type="float" office:value="0.475072657167511" calcext:value-type="float">
            <text:p>0.475072657167511</text:p>
          </table:table-cell>
          <table:table-cell table:formula="of:=SUMIF([$ProxyBA12.$A$2:$ProxyBA12.$A$101];[.$A$1]&amp;&quot;_&quot;&amp;[.$A3];[$ProxyBA12.J$2:$ProxyBA12.J$112])" office:value-type="float" office:value="0.281333416072704" calcext:value-type="float">
            <text:p>0.281333416072704</text:p>
          </table:table-cell>
          <table:table-cell table:formula="of:=IF([.F3]=0;0;INTERCEPT([.F$2:.F$10];[$tmp.$A$2:$tmp.$A$10])+SLOPE([.F$2:.F$10];[$tmp.$A$2:$tmp.$A$10])*[$tmp.$A3])" office:value-type="float" office:value="0.397347273949397" calcext:value-type="float">
            <text:p>0.397347273949397</text:p>
          </table:table-cell>
          <table:table-cell table:formula="of:=SUMIF([$HospNew.$A$2:$HospNew.$A$101];[.$A$1]&amp;&quot;_&quot;&amp;[.$A3];[$HospNew.H$2:$HospNew.H$112])" office:value-type="float" office:value="0.641634192746652" calcext:value-type="float">
            <text:p>0.641634192746652</text:p>
          </table:table-cell>
          <table:table-cell table:formula="of:=SUMIF([$HospNew.$A$2:$HospNew.$A$101];[.$A$1]&amp;&quot;_&quot;&amp;[.$A3];[$HospNew.I$2:$HospNew.I$112])" office:value-type="float" office:value="0.94953771948087" calcext:value-type="float">
            <text:p>0.94953771948087</text:p>
          </table:table-cell>
          <table:table-cell table:formula="of:=SUMIF([$HospNew.$A$2:$HospNew.$A$101];[.$A$1]&amp;&quot;_&quot;&amp;[.$A3];[$HospNew.J$2:$HospNew.J$112])" office:value-type="float" office:value="-1.54499104057848" calcext:value-type="float">
            <text:p>-1.54499104057848</text:p>
          </table:table-cell>
          <table:table-cell table:formula="of:=IF([.J3]=0;0;INTERCEPT([.J$2:.J$10];[$tmp.$A$2:$tmp.$A$10])+SLOPE([.J$2:.J$10];[$tmp.$A$2:$tmp.$A$10])*[$tmp.$A3])" office:value-type="float" office:value="0.0540669026919294" calcext:value-type="float">
            <text:p>0.0540669026919294</text:p>
          </table:table-cell>
          <table:table-cell table:formula="of:=SUMIF([$ProxyNew.$A$2:$ProxyNew.$A$101];[.$A$1]&amp;&quot;_&quot;&amp;[.$A3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3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3];[$ProxyNew.J$2:$ProxyNew.J$112])" office:value-type="float" office:value="0" calcext:value-type="float">
            <text:p>0</text:p>
          </table:table-cell>
          <table:table-cell table:formula="of:=IF([.N3]=0;0;INTERCEPT([.N$2:.N$10];[$tmp.$A$2:$tmp.$A$10])+SLOPE([.N$2:.N$10];[$tmp.$A$2:$tmp.$A$10])*[$tmp.$A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.334545501891526" calcext:value-type="float">
            <text:p>0.334545501891526</text:p>
          </table:table-cell>
          <table:table-cell table:formula="of:=SUMIF([$HospBA12.$A$2:$HospBA12.$A$101];[.$A$1]&amp;&quot;_&quot;&amp;[.$A4];[$HospBA12.I$2:$HospBA12.I$112])" office:value-type="float" office:value="0.400123839504124" calcext:value-type="float">
            <text:p>0.400123839504124</text:p>
          </table:table-cell>
          <table:table-cell table:formula="of:=SUMIF([$HospBA12.$A$2:$HospBA12.$A$101];[.$A$1]&amp;&quot;_&quot;&amp;[.$A4];[$HospBA12.J$2:$HospBA12.J$112])" office:value-type="float" office:value="0.26179815399441" calcext:value-type="float">
            <text:p>0.26179815399441</text:p>
          </table:table-cell>
          <table:table-cell table:formula="of:=IF([.B4]=0;0;INTERCEPT([.B$2:.B$10];[$tmp.$A$2:$tmp.$A$10])+SLOPE([.B$2:.B$10];[$tmp.$A$2:$tmp.$A$10])*[$tmp.$A4])" office:value-type="float" office:value="0.336414997906475" calcext:value-type="float">
            <text:p>0.336414997906475</text:p>
          </table:table-cell>
          <table:table-cell table:formula="of:=SUMIF([$ProxyBA12.$A$2:$ProxyBA12.$A$101];[.$A$1]&amp;&quot;_&quot;&amp;[.$A4];[$ProxyBA12.H$2:$ProxyBA12.H$112])" office:value-type="float" office:value="0.334605234871017" calcext:value-type="float">
            <text:p>0.334605234871017</text:p>
          </table:table-cell>
          <table:table-cell table:formula="of:=SUMIF([$ProxyBA12.$A$2:$ProxyBA12.$A$101];[.$A$1]&amp;&quot;_&quot;&amp;[.$A4];[$ProxyBA12.I$2:$ProxyBA12.I$112])" office:value-type="float" office:value="0.424586776422758" calcext:value-type="float">
            <text:p>0.424586776422758</text:p>
          </table:table-cell>
          <table:table-cell table:formula="of:=SUMIF([$ProxyBA12.$A$2:$ProxyBA12.$A$101];[.$A$1]&amp;&quot;_&quot;&amp;[.$A4];[$ProxyBA12.J$2:$ProxyBA12.J$112])" office:value-type="float" office:value="0.230552626669657" calcext:value-type="float">
            <text:p>0.230552626669657</text:p>
          </table:table-cell>
          <table:table-cell table:formula="of:=IF([.F4]=0;0;INTERCEPT([.F$2:.F$10];[$tmp.$A$2:$tmp.$A$10])+SLOPE([.F$2:.F$10];[$tmp.$A$2:$tmp.$A$10])*[$tmp.$A4])" office:value-type="float" office:value="0.321869164626882" calcext:value-type="float">
            <text:p>0.321869164626882</text:p>
          </table:table-cell>
          <table:table-cell table:formula="of:=SUMIF([$HospNew.$A$2:$HospNew.$A$101];[.$A$1]&amp;&quot;_&quot;&amp;[.$A4];[$HospNew.H$2:$HospNew.H$112])" office:value-type="float" office:value="-0.512004275153366" calcext:value-type="float">
            <text:p>-0.512004275153366</text:p>
          </table:table-cell>
          <table:table-cell table:formula="of:=SUMIF([$HospNew.$A$2:$HospNew.$A$101];[.$A$1]&amp;&quot;_&quot;&amp;[.$A4];[$HospNew.I$2:$HospNew.I$112])" office:value-type="float" office:value="0.0498092909293328" calcext:value-type="float">
            <text:p>0.0498092909293328</text:p>
          </table:table-cell>
          <table:table-cell table:formula="of:=SUMIF([$HospNew.$A$2:$HospNew.$A$101];[.$A$1]&amp;&quot;_&quot;&amp;[.$A4];[$HospNew.J$2:$HospNew.J$112])" office:value-type="float" office:value="-1.40599798151892" calcext:value-type="float">
            <text:p>-1.40599798151892</text:p>
          </table:table-cell>
          <table:table-cell table:formula="of:=IF([.J4]=0;0;INTERCEPT([.J$2:.J$10];[$tmp.$A$2:$tmp.$A$10])+SLOPE([.J$2:.J$10];[$tmp.$A$2:$tmp.$A$10])*[$tmp.$A4])" office:value-type="float" office:value="0.0339874374076406" calcext:value-type="float">
            <text:p>0.0339874374076406</text:p>
          </table:table-cell>
          <table:table-cell table:formula="of:=SUMIF([$ProxyNew.$A$2:$ProxyNew.$A$101];[.$A$1]&amp;&quot;_&quot;&amp;[.$A4];[$ProxyNew.H$2:$ProxyNew.H$112])" office:value-type="float" office:value="-0.723223060371256" calcext:value-type="float">
            <text:p>-0.723223060371256</text:p>
          </table:table-cell>
          <table:table-cell table:formula="of:=SUMIF([$ProxyNew.$A$2:$ProxyNew.$A$101];[.$A$1]&amp;&quot;_&quot;&amp;[.$A4];[$ProxyNew.I$2:$ProxyNew.I$112])" office:value-type="float" office:value="0.181646404927784" calcext:value-type="float">
            <text:p>0.181646404927784</text:p>
          </table:table-cell>
          <table:table-cell table:formula="of:=SUMIF([$ProxyNew.$A$2:$ProxyNew.$A$101];[.$A$1]&amp;&quot;_&quot;&amp;[.$A4];[$ProxyNew.J$2:$ProxyNew.J$112])" office:value-type="float" office:value="-2.62862426911344" calcext:value-type="float">
            <text:p>-2.62862426911344</text:p>
          </table:table-cell>
          <table:table-cell table:formula="of:=IF([.N4]=0;0;INTERCEPT([.N$2:.N$10];[$tmp.$A$2:$tmp.$A$10])+SLOPE([.N$2:.N$10];[$tmp.$A$2:$tmp.$A$10])*[$tmp.$A4])" office:value-type="float" office:value="-0.208993812688909" calcext:value-type="float">
            <text:p>-0.208993812688909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.351244182792179" calcext:value-type="float">
            <text:p>0.351244182792179</text:p>
          </table:table-cell>
          <table:table-cell table:formula="of:=SUMIF([$HospBA12.$A$2:$HospBA12.$A$101];[.$A$1]&amp;&quot;_&quot;&amp;[.$A5];[$HospBA12.I$2:$HospBA12.I$112])" office:value-type="float" office:value="0.396493234545109" calcext:value-type="float">
            <text:p>0.396493234545109</text:p>
          </table:table-cell>
          <table:table-cell table:formula="of:=SUMIF([$HospBA12.$A$2:$HospBA12.$A$101];[.$A$1]&amp;&quot;_&quot;&amp;[.$A5];[$HospBA12.J$2:$HospBA12.J$112])" office:value-type="float" office:value="0.302602498509278" calcext:value-type="float">
            <text:p>0.302602498509278</text:p>
          </table:table-cell>
          <table:table-cell table:formula="of:=IF([.B5]=0;0;INTERCEPT([.B$2:.B$10];[$tmp.$A$2:$tmp.$A$10])+SLOPE([.B$2:.B$10];[$tmp.$A$2:$tmp.$A$10])*[$tmp.$A5])" office:value-type="float" office:value="0.289617524693936" calcext:value-type="float">
            <text:p>0.289617524693936</text:p>
          </table:table-cell>
          <table:table-cell table:formula="of:=SUMIF([$ProxyBA12.$A$2:$ProxyBA12.$A$101];[.$A$1]&amp;&quot;_&quot;&amp;[.$A5];[$ProxyBA12.H$2:$ProxyBA12.H$112])" office:value-type="float" office:value="0.319688414907577" calcext:value-type="float">
            <text:p>0.319688414907577</text:p>
          </table:table-cell>
          <table:table-cell table:formula="of:=SUMIF([$ProxyBA12.$A$2:$ProxyBA12.$A$101];[.$A$1]&amp;&quot;_&quot;&amp;[.$A5];[$ProxyBA12.I$2:$ProxyBA12.I$112])" office:value-type="float" office:value="0.382104139268045" calcext:value-type="float">
            <text:p>0.382104139268045</text:p>
          </table:table-cell>
          <table:table-cell table:formula="of:=SUMIF([$ProxyBA12.$A$2:$ProxyBA12.$A$101];[.$A$1]&amp;&quot;_&quot;&amp;[.$A5];[$ProxyBA12.J$2:$ProxyBA12.J$112])" office:value-type="float" office:value="0.250967869791671" calcext:value-type="float">
            <text:p>0.250967869791671</text:p>
          </table:table-cell>
          <table:table-cell table:formula="of:=IF([.F5]=0;0;INTERCEPT([.F$2:.F$10];[$tmp.$A$2:$tmp.$A$10])+SLOPE([.F$2:.F$10];[$tmp.$A$2:$tmp.$A$10])*[$tmp.$A5])" office:value-type="float" office:value="0.246391055304366" calcext:value-type="float">
            <text:p>0.246391055304366</text:p>
          </table:table-cell>
          <table:table-cell table:formula="of:=SUMIF([$HospNew.$A$2:$HospNew.$A$101];[.$A$1]&amp;&quot;_&quot;&amp;[.$A5];[$HospNew.H$2:$HospNew.H$112])" office:value-type="float" office:value="-0.0388662645166389" calcext:value-type="float">
            <text:p>-0.0388662645166389</text:p>
          </table:table-cell>
          <table:table-cell table:formula="of:=SUMIF([$HospNew.$A$2:$HospNew.$A$101];[.$A$1]&amp;&quot;_&quot;&amp;[.$A5];[$HospNew.I$2:$HospNew.I$112])" office:value-type="float" office:value="0.17404599121894" calcext:value-type="float">
            <text:p>0.17404599121894</text:p>
          </table:table-cell>
          <table:table-cell table:formula="of:=SUMIF([$HospNew.$A$2:$HospNew.$A$101];[.$A$1]&amp;&quot;_&quot;&amp;[.$A5];[$HospNew.J$2:$HospNew.J$112])" office:value-type="float" office:value="-0.306662482507348" calcext:value-type="float">
            <text:p>-0.306662482507348</text:p>
          </table:table-cell>
          <table:table-cell table:formula="of:=IF([.J5]=0;0;INTERCEPT([.J$2:.J$10];[$tmp.$A$2:$tmp.$A$10])+SLOPE([.J$2:.J$10];[$tmp.$A$2:$tmp.$A$10])*[$tmp.$A5])" office:value-type="float" office:value="0.0139079721233518" calcext:value-type="float">
            <text:p>0.0139079721233518</text:p>
          </table:table-cell>
          <table:table-cell table:formula="of:=SUMIF([$ProxyNew.$A$2:$ProxyNew.$A$101];[.$A$1]&amp;&quot;_&quot;&amp;[.$A5];[$ProxyNew.H$2:$ProxyNew.H$112])" office:value-type="float" office:value="-0.45905782795555" calcext:value-type="float">
            <text:p>-0.45905782795555</text:p>
          </table:table-cell>
          <table:table-cell table:formula="of:=SUMIF([$ProxyNew.$A$2:$ProxyNew.$A$101];[.$A$1]&amp;&quot;_&quot;&amp;[.$A5];[$ProxyNew.I$2:$ProxyNew.I$112])" office:value-type="float" office:value="-0.0613514666000516" calcext:value-type="float">
            <text:p>-0.0613514666000516</text:p>
          </table:table-cell>
          <table:table-cell table:formula="of:=SUMIF([$ProxyNew.$A$2:$ProxyNew.$A$101];[.$A$1]&amp;&quot;_&quot;&amp;[.$A5];[$ProxyNew.J$2:$ProxyNew.J$112])" office:value-type="float" office:value="-1.00579149538273" calcext:value-type="float">
            <text:p>-1.00579149538273</text:p>
          </table:table-cell>
          <table:table-cell table:formula="of:=IF([.N5]=0;0;INTERCEPT([.N$2:.N$10];[$tmp.$A$2:$tmp.$A$10])+SLOPE([.N$2:.N$10];[$tmp.$A$2:$tmp.$A$10])*[$tmp.$A5])" office:value-type="float" office:value="-0.193236512660958" calcext:value-type="float">
            <text:p>-0.193236512660958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.20516411304361" calcext:value-type="float">
            <text:p>0.20516411304361</text:p>
          </table:table-cell>
          <table:table-cell table:formula="of:=SUMIF([$HospBA12.$A$2:$HospBA12.$A$101];[.$A$1]&amp;&quot;_&quot;&amp;[.$A6];[$HospBA12.I$2:$HospBA12.I$112])" office:value-type="float" office:value="0.266481139525668" calcext:value-type="float">
            <text:p>0.266481139525668</text:p>
          </table:table-cell>
          <table:table-cell table:formula="of:=SUMIF([$HospBA12.$A$2:$HospBA12.$A$101];[.$A$1]&amp;&quot;_&quot;&amp;[.$A6];[$HospBA12.J$2:$HospBA12.J$112])" office:value-type="float" office:value="0.138721413672691" calcext:value-type="float">
            <text:p>0.138721413672691</text:p>
          </table:table-cell>
          <table:table-cell table:formula="of:=IF([.B6]=0;0;INTERCEPT([.B$2:.B$10];[$tmp.$A$2:$tmp.$A$10])+SLOPE([.B$2:.B$10];[$tmp.$A$2:$tmp.$A$10])*[$tmp.$A6])" office:value-type="float" office:value="0.242820051481397" calcext:value-type="float">
            <text:p>0.242820051481397</text:p>
          </table:table-cell>
          <table:table-cell table:formula="of:=SUMIF([$ProxyBA12.$A$2:$ProxyBA12.$A$101];[.$A$1]&amp;&quot;_&quot;&amp;[.$A6];[$ProxyBA12.H$2:$ProxyBA12.H$112])" office:value-type="float" office:value="0.284041426776577" calcext:value-type="float">
            <text:p>0.284041426776577</text:p>
          </table:table-cell>
          <table:table-cell table:formula="of:=SUMIF([$ProxyBA12.$A$2:$ProxyBA12.$A$101];[.$A$1]&amp;&quot;_&quot;&amp;[.$A6];[$ProxyBA12.I$2:$ProxyBA12.I$112])" office:value-type="float" office:value="0.359882937859402" calcext:value-type="float">
            <text:p>0.359882937859402</text:p>
          </table:table-cell>
          <table:table-cell table:formula="of:=SUMIF([$ProxyBA12.$A$2:$ProxyBA12.$A$101];[.$A$1]&amp;&quot;_&quot;&amp;[.$A6];[$ProxyBA12.J$2:$ProxyBA12.J$112])" office:value-type="float" office:value="0.199214161144278" calcext:value-type="float">
            <text:p>0.199214161144278</text:p>
          </table:table-cell>
          <table:table-cell table:formula="of:=IF([.F6]=0;0;INTERCEPT([.F$2:.F$10];[$tmp.$A$2:$tmp.$A$10])+SLOPE([.F$2:.F$10];[$tmp.$A$2:$tmp.$A$10])*[$tmp.$A6])" office:value-type="float" office:value="0.170912945981851" calcext:value-type="float">
            <text:p>0.170912945981851</text:p>
          </table:table-cell>
          <table:table-cell table:formula="of:=SUMIF([$HospNew.$A$2:$HospNew.$A$101];[.$A$1]&amp;&quot;_&quot;&amp;[.$A6];[$HospNew.H$2:$HospNew.H$112])" office:value-type="float" office:value="-0.0708826601132742" calcext:value-type="float">
            <text:p>-0.0708826601132742</text:p>
          </table:table-cell>
          <table:table-cell table:formula="of:=SUMIF([$HospNew.$A$2:$HospNew.$A$101];[.$A$1]&amp;&quot;_&quot;&amp;[.$A6];[$HospNew.I$2:$HospNew.I$112])" office:value-type="float" office:value="0.0937413416655043" calcext:value-type="float">
            <text:p>0.0937413416655043</text:p>
          </table:table-cell>
          <table:table-cell table:formula="of:=SUMIF([$HospNew.$A$2:$HospNew.$A$101];[.$A$1]&amp;&quot;_&quot;&amp;[.$A6];[$HospNew.J$2:$HospNew.J$112])" office:value-type="float" office:value="-0.26541099628094" calcext:value-type="float">
            <text:p>-0.26541099628094</text:p>
          </table:table-cell>
          <table:table-cell table:formula="of:=IF([.J6]=0;0;INTERCEPT([.J$2:.J$10];[$tmp.$A$2:$tmp.$A$10])+SLOPE([.J$2:.J$10];[$tmp.$A$2:$tmp.$A$10])*[$tmp.$A6])" office:value-type="float" office:value="-0.00617149316093696" calcext:value-type="float">
            <text:p>-0.00617149316093696</text:p>
          </table:table-cell>
          <table:table-cell table:formula="of:=SUMIF([$ProxyNew.$A$2:$ProxyNew.$A$101];[.$A$1]&amp;&quot;_&quot;&amp;[.$A6];[$ProxyNew.H$2:$ProxyNew.H$112])" office:value-type="float" office:value="-0.0744773243845414" calcext:value-type="float">
            <text:p>-0.0744773243845414</text:p>
          </table:table-cell>
          <table:table-cell table:formula="of:=SUMIF([$ProxyNew.$A$2:$ProxyNew.$A$101];[.$A$1]&amp;&quot;_&quot;&amp;[.$A6];[$ProxyNew.I$2:$ProxyNew.I$112])" office:value-type="float" office:value="0.175771055162003" calcext:value-type="float">
            <text:p>0.175771055162003</text:p>
          </table:table-cell>
          <table:table-cell table:formula="of:=SUMIF([$ProxyNew.$A$2:$ProxyNew.$A$101];[.$A$1]&amp;&quot;_&quot;&amp;[.$A6];[$ProxyNew.J$2:$ProxyNew.J$112])" office:value-type="float" office:value="-0.400704898617072" calcext:value-type="float">
            <text:p>-0.400704898617072</text:p>
          </table:table-cell>
          <table:table-cell table:formula="of:=IF([.N6]=0;0;INTERCEPT([.N$2:.N$10];[$tmp.$A$2:$tmp.$A$10])+SLOPE([.N$2:.N$10];[$tmp.$A$2:$tmp.$A$10])*[$tmp.$A6])" office:value-type="float" office:value="-0.177479212633007" calcext:value-type="float">
            <text:p>-0.177479212633007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.0049748259034732" calcext:value-type="float">
            <text:p>0.0049748259034732</text:p>
          </table:table-cell>
          <table:table-cell table:formula="of:=SUMIF([$HospBA12.$A$2:$HospBA12.$A$101];[.$A$1]&amp;&quot;_&quot;&amp;[.$A7];[$HospBA12.I$2:$HospBA12.I$112])" office:value-type="float" office:value="0.108141520023079" calcext:value-type="float">
            <text:p>0.108141520023079</text:p>
          </table:table-cell>
          <table:table-cell table:formula="of:=SUMIF([$HospBA12.$A$2:$HospBA12.$A$101];[.$A$1]&amp;&quot;_&quot;&amp;[.$A7];[$HospBA12.J$2:$HospBA12.J$112])" office:value-type="float" office:value="-0.110125787122015" calcext:value-type="float">
            <text:p>-0.110125787122015</text:p>
          </table:table-cell>
          <table:table-cell table:formula="of:=IF([.B7]=0;0;INTERCEPT([.B$2:.B$10];[$tmp.$A$2:$tmp.$A$10])+SLOPE([.B$2:.B$10];[$tmp.$A$2:$tmp.$A$10])*[$tmp.$A7])" office:value-type="float" office:value="0.196022578268858" calcext:value-type="float">
            <text:p>0.196022578268858</text:p>
          </table:table-cell>
          <table:table-cell table:formula="of:=SUMIF([$ProxyBA12.$A$2:$ProxyBA12.$A$101];[.$A$1]&amp;&quot;_&quot;&amp;[.$A7];[$ProxyBA12.H$2:$ProxyBA12.H$112])" office:value-type="float" office:value="0.00664121483501212" calcext:value-type="float">
            <text:p>0.00664121483501212</text:p>
          </table:table-cell>
          <table:table-cell table:formula="of:=SUMIF([$ProxyBA12.$A$2:$ProxyBA12.$A$101];[.$A$1]&amp;&quot;_&quot;&amp;[.$A7];[$ProxyBA12.I$2:$ProxyBA12.I$112])" office:value-type="float" office:value="0.139876780075231" calcext:value-type="float">
            <text:p>0.139876780075231</text:p>
          </table:table-cell>
          <table:table-cell table:formula="of:=SUMIF([$ProxyBA12.$A$2:$ProxyBA12.$A$101];[.$A$1]&amp;&quot;_&quot;&amp;[.$A7];[$ProxyBA12.J$2:$ProxyBA12.J$112])" office:value-type="float" office:value="-0.147232923383661" calcext:value-type="float">
            <text:p>-0.147232923383661</text:p>
          </table:table-cell>
          <table:table-cell table:formula="of:=IF([.F7]=0;0;INTERCEPT([.F$2:.F$10];[$tmp.$A$2:$tmp.$A$10])+SLOPE([.F$2:.F$10];[$tmp.$A$2:$tmp.$A$10])*[$tmp.$A7])" office:value-type="float" office:value="0.095434836659336" calcext:value-type="float">
            <text:p>0.095434836659336</text:p>
          </table:table-cell>
          <table:table-cell table:formula="of:=SUMIF([$HospNew.$A$2:$HospNew.$A$101];[.$A$1]&amp;&quot;_&quot;&amp;[.$A7];[$HospNew.H$2:$HospNew.H$112])" office:value-type="float" office:value="0.0575768961234042" calcext:value-type="float">
            <text:p>0.0575768961234042</text:p>
          </table:table-cell>
          <table:table-cell table:formula="of:=SUMIF([$HospNew.$A$2:$HospNew.$A$101];[.$A$1]&amp;&quot;_&quot;&amp;[.$A7];[$HospNew.I$2:$HospNew.I$112])" office:value-type="float" office:value="0.206442399447883" calcext:value-type="float">
            <text:p>0.206442399447883</text:p>
          </table:table-cell>
          <table:table-cell table:formula="of:=SUMIF([$HospNew.$A$2:$HospNew.$A$101];[.$A$1]&amp;&quot;_&quot;&amp;[.$A7];[$HospNew.J$2:$HospNew.J$112])" office:value-type="float" office:value="-0.119214668352315" calcext:value-type="float">
            <text:p>-0.119214668352315</text:p>
          </table:table-cell>
          <table:table-cell table:formula="of:=IF([.J7]=0;0;INTERCEPT([.J$2:.J$10];[$tmp.$A$2:$tmp.$A$10])+SLOPE([.J$2:.J$10];[$tmp.$A$2:$tmp.$A$10])*[$tmp.$A7])" office:value-type="float" office:value="-0.0262509584452257" calcext:value-type="float">
            <text:p>-0.0262509584452257</text:p>
          </table:table-cell>
          <table:table-cell table:formula="of:=SUMIF([$ProxyNew.$A$2:$ProxyNew.$A$101];[.$A$1]&amp;&quot;_&quot;&amp;[.$A7];[$ProxyNew.H$2:$ProxyNew.H$112])" office:value-type="float" office:value="-0.0498975847344618" calcext:value-type="float">
            <text:p>-0.0498975847344618</text:p>
          </table:table-cell>
          <table:table-cell table:formula="of:=SUMIF([$ProxyNew.$A$2:$ProxyNew.$A$101];[.$A$1]&amp;&quot;_&quot;&amp;[.$A7];[$ProxyNew.I$2:$ProxyNew.I$112])" office:value-type="float" office:value="0.189189172767405" calcext:value-type="float">
            <text:p>0.189189172767405</text:p>
          </table:table-cell>
          <table:table-cell table:formula="of:=SUMIF([$ProxyNew.$A$2:$ProxyNew.$A$101];[.$A$1]&amp;&quot;_&quot;&amp;[.$A7];[$ProxyNew.J$2:$ProxyNew.J$112])" office:value-type="float" office:value="-0.35948472986418" calcext:value-type="float">
            <text:p>-0.35948472986418</text:p>
          </table:table-cell>
          <table:table-cell table:formula="of:=IF([.N7]=0;0;INTERCEPT([.N$2:.N$10];[$tmp.$A$2:$tmp.$A$10])+SLOPE([.N$2:.N$10];[$tmp.$A$2:$tmp.$A$10])*[$tmp.$A7])" office:value-type="float" office:value="-0.161721912605056" calcext:value-type="float">
            <text:p>-0.161721912605056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-0.0639277759239212" calcext:value-type="float">
            <text:p>-0.0639277759239212</text:p>
          </table:table-cell>
          <table:table-cell table:formula="of:=SUMIF([$HospBA12.$A$2:$HospBA12.$A$101];[.$A$1]&amp;&quot;_&quot;&amp;[.$A8];[$HospBA12.I$2:$HospBA12.I$112])" office:value-type="float" office:value="0.165151447212713" calcext:value-type="float">
            <text:p>0.165151447212713</text:p>
          </table:table-cell>
          <table:table-cell table:formula="of:=SUMIF([$HospBA12.$A$2:$HospBA12.$A$101];[.$A$1]&amp;&quot;_&quot;&amp;[.$A8];[$HospBA12.J$2:$HospBA12.J$112])" office:value-type="float" office:value="-0.355865454402759" calcext:value-type="float">
            <text:p>-0.355865454402759</text:p>
          </table:table-cell>
          <table:table-cell table:formula="of:=IF([.B8]=0;0;INTERCEPT([.B$2:.B$10];[$tmp.$A$2:$tmp.$A$10])+SLOPE([.B$2:.B$10];[$tmp.$A$2:$tmp.$A$10])*[$tmp.$A8])" office:value-type="float" office:value="0.149225105056318" calcext:value-type="float">
            <text:p>0.149225105056318</text:p>
          </table:table-cell>
          <table:table-cell table:formula="of:=SUMIF([$ProxyBA12.$A$2:$ProxyBA12.$A$101];[.$A$1]&amp;&quot;_&quot;&amp;[.$A8];[$ProxyBA12.H$2:$ProxyBA12.H$112])" office:value-type="float" office:value="-0.299627968432512" calcext:value-type="float">
            <text:p>-0.299627968432512</text:p>
          </table:table-cell>
          <table:table-cell table:formula="of:=SUMIF([$ProxyBA12.$A$2:$ProxyBA12.$A$101];[.$A$1]&amp;&quot;_&quot;&amp;[.$A8];[$ProxyBA12.I$2:$ProxyBA12.I$112])" office:value-type="float" office:value="0.0342455912263445" calcext:value-type="float">
            <text:p>0.0342455912263445</text:p>
          </table:table-cell>
          <table:table-cell table:formula="of:=SUMIF([$ProxyBA12.$A$2:$ProxyBA12.$A$101];[.$A$1]&amp;&quot;_&quot;&amp;[.$A8];[$ProxyBA12.J$2:$ProxyBA12.J$112])" office:value-type="float" office:value="-0.748925856291772" calcext:value-type="float">
            <text:p>-0.748925856291772</text:p>
          </table:table-cell>
          <table:table-cell table:formula="of:=IF([.F8]=0;0;INTERCEPT([.F$2:.F$10];[$tmp.$A$2:$tmp.$A$10])+SLOPE([.F$2:.F$10];[$tmp.$A$2:$tmp.$A$10])*[$tmp.$A8])" office:value-type="float" office:value="0.0199567273368207" calcext:value-type="float">
            <text:p>0.0199567273368207</text:p>
          </table:table-cell>
          <table:table-cell table:formula="of:=SUMIF([$HospNew.$A$2:$HospNew.$A$101];[.$A$1]&amp;&quot;_&quot;&amp;[.$A8];[$HospNew.H$2:$HospNew.H$112])" office:value-type="float" office:value="-0.0135756643358047" calcext:value-type="float">
            <text:p>-0.0135756643358047</text:p>
          </table:table-cell>
          <table:table-cell table:formula="of:=SUMIF([$HospNew.$A$2:$HospNew.$A$101];[.$A$1]&amp;&quot;_&quot;&amp;[.$A8];[$HospNew.I$2:$HospNew.I$112])" office:value-type="float" office:value="0.105395930278274" calcext:value-type="float">
            <text:p>0.105395930278274</text:p>
          </table:table-cell>
          <table:table-cell table:formula="of:=SUMIF([$HospNew.$A$2:$HospNew.$A$101];[.$A$1]&amp;&quot;_&quot;&amp;[.$A8];[$HospNew.J$2:$HospNew.J$112])" office:value-type="float" office:value="-0.148369051857018" calcext:value-type="float">
            <text:p>-0.148369051857018</text:p>
          </table:table-cell>
          <table:table-cell table:formula="of:=IF([.J8]=0;0;INTERCEPT([.J$2:.J$10];[$tmp.$A$2:$tmp.$A$10])+SLOPE([.J$2:.J$10];[$tmp.$A$2:$tmp.$A$10])*[$tmp.$A8])" office:value-type="float" office:value="-0.0463304237295145" calcext:value-type="float">
            <text:p>-0.0463304237295145</text:p>
          </table:table-cell>
          <table:table-cell table:formula="of:=SUMIF([$ProxyNew.$A$2:$ProxyNew.$A$101];[.$A$1]&amp;&quot;_&quot;&amp;[.$A8];[$ProxyNew.H$2:$ProxyNew.H$112])" office:value-type="float" office:value="-0.0555271390938235" calcext:value-type="float">
            <text:p>-0.0555271390938235</text:p>
          </table:table-cell>
          <table:table-cell table:formula="of:=SUMIF([$ProxyNew.$A$2:$ProxyNew.$A$101];[.$A$1]&amp;&quot;_&quot;&amp;[.$A8];[$ProxyNew.I$2:$ProxyNew.I$112])" office:value-type="float" office:value="0.128867124892231" calcext:value-type="float">
            <text:p>0.128867124892231</text:p>
          </table:table-cell>
          <table:table-cell table:formula="of:=SUMIF([$ProxyNew.$A$2:$ProxyNew.$A$101];[.$A$1]&amp;&quot;_&quot;&amp;[.$A8];[$ProxyNew.J$2:$ProxyNew.J$112])" office:value-type="float" office:value="-0.278952468905228" calcext:value-type="float">
            <text:p>-0.278952468905228</text:p>
          </table:table-cell>
          <table:table-cell table:formula="of:=IF([.N8]=0;0;INTERCEPT([.N$2:.N$10];[$tmp.$A$2:$tmp.$A$10])+SLOPE([.N$2:.N$10];[$tmp.$A$2:$tmp.$A$10])*[$tmp.$A8])" office:value-type="float" office:value="-0.145964612577104" calcext:value-type="float">
            <text:p>-0.145964612577104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.473959339543496" calcext:value-type="float">
            <text:p>0.473959339543496</text:p>
          </table:table-cell>
          <table:table-cell table:formula="of:=SUMIF([$HospBA12.$A$2:$HospBA12.$A$101];[.$A$1]&amp;&quot;_&quot;&amp;[.$A9];[$HospBA12.I$2:$HospBA12.I$112])" office:value-type="float" office:value="0.926064956125454" calcext:value-type="float">
            <text:p>0.926064956125454</text:p>
          </table:table-cell>
          <table:table-cell table:formula="of:=SUMIF([$HospBA12.$A$2:$HospBA12.$A$101];[.$A$1]&amp;&quot;_&quot;&amp;[.$A9];[$HospBA12.J$2:$HospBA12.J$112])" office:value-type="float" office:value="-2.74272823754667" calcext:value-type="float">
            <text:p>-2.74272823754667</text:p>
          </table:table-cell>
          <table:table-cell table:formula="of:=IF([.B9]=0;0;INTERCEPT([.B$2:.B$10];[$tmp.$A$2:$tmp.$A$10])+SLOPE([.B$2:.B$10];[$tmp.$A$2:$tmp.$A$10])*[$tmp.$A9])" office:value-type="float" office:value="0.102427631843779" calcext:value-type="float">
            <text:p>0.102427631843779</text:p>
          </table:table-cell>
          <table:table-cell table:formula="of:=SUMIF([$ProxyBA12.$A$2:$ProxyBA12.$A$101];[.$A$1]&amp;&quot;_&quot;&amp;[.$A9];[$ProxyBA12.H$2:$ProxyBA12.H$112])" office:value-type="float" office:value="0.0340721109806469" calcext:value-type="float">
            <text:p>0.0340721109806469</text:p>
          </table:table-cell>
          <table:table-cell table:formula="of:=SUMIF([$ProxyBA12.$A$2:$ProxyBA12.$A$101];[.$A$1]&amp;&quot;_&quot;&amp;[.$A9];[$ProxyBA12.I$2:$ProxyBA12.I$112])" office:value-type="float" office:value="0.864651335198589" calcext:value-type="float">
            <text:p>0.864651335198589</text:p>
          </table:table-cell>
          <table:table-cell table:formula="of:=SUMIF([$ProxyBA12.$A$2:$ProxyBA12.$A$101];[.$A$1]&amp;&quot;_&quot;&amp;[.$A9];[$ProxyBA12.J$2:$ProxyBA12.J$112])" office:value-type="float" office:value="-5.89343103719823" calcext:value-type="float">
            <text:p>-5.89343103719823</text:p>
          </table:table-cell>
          <table:table-cell table:formula="of:=IF([.F9]=0;0;INTERCEPT([.F$2:.F$10];[$tmp.$A$2:$tmp.$A$10])+SLOPE([.F$2:.F$10];[$tmp.$A$2:$tmp.$A$10])*[$tmp.$A9])" office:value-type="float" office:value="-0.0555213819856945" calcext:value-type="float">
            <text:p>-0.0555213819856945</text:p>
          </table:table-cell>
          <table:table-cell table:formula="of:=SUMIF([$HospNew.$A$2:$HospNew.$A$101];[.$A$1]&amp;&quot;_&quot;&amp;[.$A9];[$HospNew.H$2:$HospNew.H$112])" office:value-type="float" office:value="-0.104536931705084" calcext:value-type="float">
            <text:p>-0.104536931705084</text:p>
          </table:table-cell>
          <table:table-cell table:formula="of:=SUMIF([$HospNew.$A$2:$HospNew.$A$101];[.$A$1]&amp;&quot;_&quot;&amp;[.$A9];[$HospNew.I$2:$HospNew.I$112])" office:value-type="float" office:value="0.0125415728835022" calcext:value-type="float">
            <text:p>0.0125415728835022</text:p>
          </table:table-cell>
          <table:table-cell table:formula="of:=SUMIF([$HospNew.$A$2:$HospNew.$A$101];[.$A$1]&amp;&quot;_&quot;&amp;[.$A9];[$HospNew.J$2:$HospNew.J$112])" office:value-type="float" office:value="-0.235496908019752" calcext:value-type="float">
            <text:p>-0.235496908019752</text:p>
          </table:table-cell>
          <table:table-cell table:formula="of:=IF([.J9]=0;0;INTERCEPT([.J$2:.J$10];[$tmp.$A$2:$tmp.$A$10])+SLOPE([.J$2:.J$10];[$tmp.$A$2:$tmp.$A$10])*[$tmp.$A9])" office:value-type="float" office:value="-0.0664098890138033" calcext:value-type="float">
            <text:p>-0.0664098890138033</text:p>
          </table:table-cell>
          <table:table-cell table:formula="of:=SUMIF([$ProxyNew.$A$2:$ProxyNew.$A$101];[.$A$1]&amp;&quot;_&quot;&amp;[.$A9];[$ProxyNew.H$2:$ProxyNew.H$112])" office:value-type="float" office:value="-0.141405824530834" calcext:value-type="float">
            <text:p>-0.141405824530834</text:p>
          </table:table-cell>
          <table:table-cell table:formula="of:=SUMIF([$ProxyNew.$A$2:$ProxyNew.$A$101];[.$A$1]&amp;&quot;_&quot;&amp;[.$A9];[$ProxyNew.I$2:$ProxyNew.I$112])" office:value-type="float" office:value="0.0366415743985239" calcext:value-type="float">
            <text:p>0.0366415743985239</text:p>
          </table:table-cell>
          <table:table-cell table:formula="of:=SUMIF([$ProxyNew.$A$2:$ProxyNew.$A$101];[.$A$1]&amp;&quot;_&quot;&amp;[.$A9];[$ProxyNew.J$2:$ProxyNew.J$112])" office:value-type="float" office:value="-0.352359850342826" calcext:value-type="float">
            <text:p>-0.352359850342826</text:p>
          </table:table-cell>
          <table:table-cell table:formula="of:=IF([.N9]=0;0;INTERCEPT([.N$2:.N$10];[$tmp.$A$2:$tmp.$A$10])+SLOPE([.N$2:.N$10];[$tmp.$A$2:$tmp.$A$10])*[$tmp.$A9])" office:value-type="float" office:value="-0.130207312549153" calcext:value-type="float">
            <text:p>-0.130207312549153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IF([.B10]=0;0;INTERCEPT([.B$2:.B$10];[$tmp.$A$2:$tmp.$A$10])+SLOPE([.B$2:.B$10];[$tmp.$A$2:$tmp.$A$10])*[$tmp.$A10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IF([.F10]=0;0;INTERCEPT([.F$2:.F$10];[$tmp.$A$2:$tmp.$A$10])+SLOPE([.F$2:.F$10];[$tmp.$A$2:$tmp.$A$10])*[$tmp.$A10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-0.0148887314943211" calcext:value-type="float">
            <text:p>-0.0148887314943211</text:p>
          </table:table-cell>
          <table:table-cell table:formula="of:=SUMIF([$HospNew.$A$2:$HospNew.$A$101];[.$A$1]&amp;&quot;_&quot;&amp;[.$A10];[$HospNew.I$2:$HospNew.I$112])" office:value-type="float" office:value="0.110840881672124" calcext:value-type="float">
            <text:p>0.110840881672124</text:p>
          </table:table-cell>
          <table:table-cell table:formula="of:=SUMIF([$HospNew.$A$2:$HospNew.$A$101];[.$A$1]&amp;&quot;_&quot;&amp;[.$A10];[$HospNew.J$2:$HospNew.J$112])" office:value-type="float" office:value="-0.158396867425861" calcext:value-type="float">
            <text:p>-0.158396867425861</text:p>
          </table:table-cell>
          <table:table-cell table:formula="of:=IF([.J10]=0;0;INTERCEPT([.J$2:.J$10];[$tmp.$A$2:$tmp.$A$10])+SLOPE([.J$2:.J$10];[$tmp.$A$2:$tmp.$A$10])*[$tmp.$A10])" office:value-type="float" office:value="-0.0864893542980921" calcext:value-type="float">
            <text:p>-0.0864893542980921</text:p>
          </table:table-cell>
          <table:table-cell table:formula="of:=SUMIF([$ProxyNew.$A$2:$ProxyNew.$A$101];[.$A$1]&amp;&quot;_&quot;&amp;[.$A10];[$ProxyNew.H$2:$ProxyNew.H$112])" office:value-type="float" office:value="-0.0937241526265946" calcext:value-type="float">
            <text:p>-0.0937241526265946</text:p>
          </table:table-cell>
          <table:table-cell table:formula="of:=SUMIF([$ProxyNew.$A$2:$ProxyNew.$A$101];[.$A$1]&amp;&quot;_&quot;&amp;[.$A10];[$ProxyNew.I$2:$ProxyNew.I$112])" office:value-type="float" office:value="0.0968314413114628" calcext:value-type="float">
            <text:p>0.0968314413114628</text:p>
          </table:table-cell>
          <table:table-cell table:formula="of:=SUMIF([$ProxyNew.$A$2:$ProxyNew.$A$101];[.$A$1]&amp;&quot;_&quot;&amp;[.$A10];[$ProxyNew.J$2:$ProxyNew.J$112])" office:value-type="float" office:value="-0.324484239991452" calcext:value-type="float">
            <text:p>-0.324484239991452</text:p>
          </table:table-cell>
          <table:table-cell table:formula="of:=IF([.N10]=0;0;INTERCEPT([.N$2:.N$10];[$tmp.$A$2:$tmp.$A$10])+SLOPE([.N$2:.N$10];[$tmp.$A$2:$tmp.$A$10])*[$tmp.$A10])" office:value-type="float" office:value="-0.114450012521202" calcext:value-type="float">
            <text:p>-0.114450012521202</text:p>
          </table:table-cell>
        </table:table-row>
      </table:table>
      <table:table table:name="boost" table:style-name="ta1">
        <office:forms form:automatic-focus="false" form:apply-design-mode="false"/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.850532470636243" calcext:value-type="float">
            <text:p>0.850532470636243</text:p>
          </table:table-cell>
          <table:table-cell table:formula="of:=SUMIF([$HospBA12.$A$2:$HospBA12.$A$101];[.$A$1]&amp;&quot;_&quot;&amp;[.$A2];[$HospBA12.I$2:$HospBA12.I$112])" office:value-type="float" office:value="0.860860194097084" calcext:value-type="float">
            <text:p>0.860860194097084</text:p>
          </table:table-cell>
          <table:table-cell table:formula="of:=SUMIF([$HospBA12.$A$2:$HospBA12.$A$101];[.$A$1]&amp;&quot;_&quot;&amp;[.$A2];[$HospBA12.J$2:$HospBA12.J$112])" office:value-type="float" office:value="0.839438166604217" calcext:value-type="float">
            <text:p>0.839438166604217</text:p>
          </table:table-cell>
          <table:table-cell table:formula="of:=IF([.B2]=0;0;INTERCEPT([.B$2:.B$10];[$tmp.$A$2:$tmp.$A$10])+SLOPE([.B$2:.B$10];[$tmp.$A$2:$tmp.$A$10])*[$tmp.$A2])" office:value-type="float" office:value="0.762833688892342" calcext:value-type="float">
            <text:p>0.762833688892342</text:p>
          </table:table-cell>
          <table:table-cell table:formula="of:=SUMIF([$ProxyBA12.$A$2:$ProxyBA12.$A$101];[.$A$1]&amp;&quot;_&quot;&amp;[.$A2];[$ProxyBA12.H$2:$ProxyBA12.H$112])" office:value-type="float" office:value="0.870778773521275" calcext:value-type="float">
            <text:p>0.870778773521275</text:p>
          </table:table-cell>
          <table:table-cell table:formula="of:=SUMIF([$ProxyBA12.$A$2:$ProxyBA12.$A$101];[.$A$1]&amp;&quot;_&quot;&amp;[.$A2];[$ProxyBA12.I$2:$ProxyBA12.I$112])" office:value-type="float" office:value="0.882993756936562" calcext:value-type="float">
            <text:p>0.882993756936562</text:p>
          </table:table-cell>
          <table:table-cell table:formula="of:=SUMIF([$ProxyBA12.$A$2:$ProxyBA12.$A$101];[.$A$1]&amp;&quot;_&quot;&amp;[.$A2];[$ProxyBA12.J$2:$ProxyBA12.J$112])" office:value-type="float" office:value="0.857288594732396" calcext:value-type="float">
            <text:p>0.857288594732396</text:p>
          </table:table-cell>
          <table:table-cell table:formula="of:=IF([.F2]=0;0;INTERCEPT([.F$2:.F$10];[$tmp.$A$2:$tmp.$A$10])+SLOPE([.F$2:.F$10];[$tmp.$A$2:$tmp.$A$10])*[$tmp.$A2])" office:value-type="float" office:value="0.87675183660405" calcext:value-type="float">
            <text:p>0.87675183660405</text:p>
          </table:table-cell>
          <table:table-cell table:formula="of:=SUMIF([$HospNew.$A$2:$HospNew.$A$101];[.$A$1]&amp;&quot;_&quot;&amp;[.$A2];[$HospNew.H$2:$HospNew.H$112])" office:value-type="float" office:value="0.464173516374557" calcext:value-type="float">
            <text:p>0.464173516374557</text:p>
          </table:table-cell>
          <table:table-cell table:formula="of:=SUMIF([$HospNew.$A$2:$HospNew.$A$101];[.$A$1]&amp;&quot;_&quot;&amp;[.$A2];[$HospNew.I$2:$HospNew.I$112])" office:value-type="float" office:value="0.689312633334881" calcext:value-type="float">
            <text:p>0.689312633334881</text:p>
          </table:table-cell>
          <table:table-cell table:formula="of:=SUMIF([$HospNew.$A$2:$HospNew.$A$101];[.$A$1]&amp;&quot;_&quot;&amp;[.$A2];[$HospNew.J$2:$HospNew.J$112])" office:value-type="float" office:value="0.0758876885268562" calcext:value-type="float">
            <text:p>0.0758876885268562</text:p>
          </table:table-cell>
          <table:table-cell table:formula="of:=IF([.J2]=0;0;INTERCEPT([.J$2:.J$10];[$tmp.$A$2:$tmp.$A$10])+SLOPE([.J$2:.J$10];[$tmp.$A$2:$tmp.$A$10])*[$tmp.$A2])" office:value-type="float" office:value="0.538342844804466" calcext:value-type="float">
            <text:p>0.538342844804466</text:p>
          </table:table-cell>
          <table:table-cell table:formula="of:=SUMIF([$ProxyNew.$A$2:$ProxyNew.$A$101];[.$A$1]&amp;&quot;_&quot;&amp;[.$A2];[$ProxyNew.H$2:$ProxyNew.H$112])" office:value-type="float" office:value="0.521636953668977" calcext:value-type="float">
            <text:p>0.521636953668977</text:p>
          </table:table-cell>
          <table:table-cell table:formula="of:=SUMIF([$ProxyNew.$A$2:$ProxyNew.$A$101];[.$A$1]&amp;&quot;_&quot;&amp;[.$A2];[$ProxyNew.I$2:$ProxyNew.I$112])" office:value-type="float" office:value="0.801298952295602" calcext:value-type="float">
            <text:p>0.801298952295602</text:p>
          </table:table-cell>
          <table:table-cell table:formula="of:=SUMIF([$ProxyNew.$A$2:$ProxyNew.$A$101];[.$A$1]&amp;&quot;_&quot;&amp;[.$A2];[$ProxyNew.J$2:$ProxyNew.J$112])" office:value-type="float" office:value="-0.151635619131322" calcext:value-type="float">
            <text:p>-0.151635619131322</text:p>
          </table:table-cell>
          <table:table-cell table:formula="of:=IF([.N2]=0;0;INTERCEPT([.N$2:.N$10];[$tmp.$A$2:$tmp.$A$10])+SLOPE([.N$2:.N$10];[$tmp.$A$2:$tmp.$A$10])*[$tmp.$A2])" office:value-type="float" office:value="0.604456513749239" calcext:value-type="float">
            <text:p>0.604456513749239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.795982818698987" calcext:value-type="float">
            <text:p>0.795982818698987</text:p>
          </table:table-cell>
          <table:table-cell table:formula="of:=SUMIF([$HospBA12.$A$2:$HospBA12.$A$101];[.$A$1]&amp;&quot;_&quot;&amp;[.$A3];[$HospBA12.I$2:$HospBA12.I$112])" office:value-type="float" office:value="0.805235930479175" calcext:value-type="float">
            <text:p>0.805235930479175</text:p>
          </table:table-cell>
          <table:table-cell table:formula="of:=SUMIF([$HospBA12.$A$2:$HospBA12.$A$101];[.$A$1]&amp;&quot;_&quot;&amp;[.$A3];[$HospBA12.J$2:$HospBA12.J$112])" office:value-type="float" office:value="0.786290097714559" calcext:value-type="float">
            <text:p>0.786290097714559</text:p>
          </table:table-cell>
          <table:table-cell table:formula="of:=IF([.B3]=0;0;INTERCEPT([.B$2:.B$10];[$tmp.$A$2:$tmp.$A$10])+SLOPE([.B$2:.B$10];[$tmp.$A$2:$tmp.$A$10])*[$tmp.$A3])" office:value-type="float" office:value="0.633898359066271" calcext:value-type="float">
            <text:p>0.633898359066271</text:p>
          </table:table-cell>
          <table:table-cell table:formula="of:=SUMIF([$ProxyBA12.$A$2:$ProxyBA12.$A$101];[.$A$1]&amp;&quot;_&quot;&amp;[.$A3];[$ProxyBA12.H$2:$ProxyBA12.H$112])" office:value-type="float" office:value="0.832892081403958" calcext:value-type="float">
            <text:p>0.832892081403958</text:p>
          </table:table-cell>
          <table:table-cell table:formula="of:=SUMIF([$ProxyBA12.$A$2:$ProxyBA12.$A$101];[.$A$1]&amp;&quot;_&quot;&amp;[.$A3];[$ProxyBA12.I$2:$ProxyBA12.I$112])" office:value-type="float" office:value="0.843342076525163" calcext:value-type="float">
            <text:p>0.843342076525163</text:p>
          </table:table-cell>
          <table:table-cell table:formula="of:=SUMIF([$ProxyBA12.$A$2:$ProxyBA12.$A$101];[.$A$1]&amp;&quot;_&quot;&amp;[.$A3];[$ProxyBA12.J$2:$ProxyBA12.J$112])" office:value-type="float" office:value="0.821745010797448" calcext:value-type="float">
            <text:p>0.821745010797448</text:p>
          </table:table-cell>
          <table:table-cell table:formula="of:=IF([.F3]=0;0;INTERCEPT([.F$2:.F$10];[$tmp.$A$2:$tmp.$A$10])+SLOPE([.F$2:.F$10];[$tmp.$A$2:$tmp.$A$10])*[$tmp.$A3])" office:value-type="float" office:value="0.742565429753865" calcext:value-type="float">
            <text:p>0.742565429753865</text:p>
          </table:table-cell>
          <table:table-cell table:formula="of:=SUMIF([$HospNew.$A$2:$HospNew.$A$101];[.$A$1]&amp;&quot;_&quot;&amp;[.$A3];[$HospNew.H$2:$HospNew.H$112])" office:value-type="float" office:value="0.62885045734243" calcext:value-type="float">
            <text:p>0.62885045734243</text:p>
          </table:table-cell>
          <table:table-cell table:formula="of:=SUMIF([$HospNew.$A$2:$HospNew.$A$101];[.$A$1]&amp;&quot;_&quot;&amp;[.$A3];[$HospNew.I$2:$HospNew.I$112])" office:value-type="float" office:value="0.794718904328152" calcext:value-type="float">
            <text:p>0.794718904328152</text:p>
          </table:table-cell>
          <table:table-cell table:formula="of:=SUMIF([$HospNew.$A$2:$HospNew.$A$101];[.$A$1]&amp;&quot;_&quot;&amp;[.$A3];[$HospNew.J$2:$HospNew.J$112])" office:value-type="float" office:value="0.328959237263978" calcext:value-type="float">
            <text:p>0.328959237263978</text:p>
          </table:table-cell>
          <table:table-cell table:formula="of:=IF([.J3]=0;0;INTERCEPT([.J$2:.J$10];[$tmp.$A$2:$tmp.$A$10])+SLOPE([.J$2:.J$10];[$tmp.$A$2:$tmp.$A$10])*[$tmp.$A3])" office:value-type="float" office:value="0.480592385684904" calcext:value-type="float">
            <text:p>0.480592385684904</text:p>
          </table:table-cell>
          <table:table-cell table:formula="of:=SUMIF([$ProxyNew.$A$2:$ProxyNew.$A$101];[.$A$1]&amp;&quot;_&quot;&amp;[.$A3];[$ProxyNew.H$2:$ProxyNew.H$112])" office:value-type="float" office:value="0.60500834232681" calcext:value-type="float">
            <text:p>0.60500834232681</text:p>
          </table:table-cell>
          <table:table-cell table:formula="of:=SUMIF([$ProxyNew.$A$2:$ProxyNew.$A$101];[.$A$1]&amp;&quot;_&quot;&amp;[.$A3];[$ProxyNew.I$2:$ProxyNew.I$112])" office:value-type="float" office:value="0.835908558680157" calcext:value-type="float">
            <text:p>0.835908558680157</text:p>
          </table:table-cell>
          <table:table-cell table:formula="of:=SUMIF([$ProxyNew.$A$2:$ProxyNew.$A$101];[.$A$1]&amp;&quot;_&quot;&amp;[.$A3];[$ProxyNew.J$2:$ProxyNew.J$112])" office:value-type="float" office:value="0.0491983714902772" calcext:value-type="float">
            <text:p>0.0491983714902772</text:p>
          </table:table-cell>
          <table:table-cell table:formula="of:=IF([.N3]=0;0;INTERCEPT([.N$2:.N$10];[$tmp.$A$2:$tmp.$A$10])+SLOPE([.N$2:.N$10];[$tmp.$A$2:$tmp.$A$10])*[$tmp.$A3])" office:value-type="float" office:value="0.544046814436526" calcext:value-type="float">
            <text:p>0.544046814436526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.681586346445552" calcext:value-type="float">
            <text:p>0.681586346445552</text:p>
          </table:table-cell>
          <table:table-cell table:formula="of:=SUMIF([$HospBA12.$A$2:$HospBA12.$A$101];[.$A$1]&amp;&quot;_&quot;&amp;[.$A4];[$HospBA12.I$2:$HospBA12.I$112])" office:value-type="float" office:value="0.702642405251994" calcext:value-type="float">
            <text:p>0.702642405251994</text:p>
          </table:table-cell>
          <table:table-cell table:formula="of:=SUMIF([$HospBA12.$A$2:$HospBA12.$A$101];[.$A$1]&amp;&quot;_&quot;&amp;[.$A4];[$HospBA12.J$2:$HospBA12.J$112])" office:value-type="float" office:value="0.659039296252675" calcext:value-type="float">
            <text:p>0.659039296252675</text:p>
          </table:table-cell>
          <table:table-cell table:formula="of:=IF([.B4]=0;0;INTERCEPT([.B$2:.B$10];[$tmp.$A$2:$tmp.$A$10])+SLOPE([.B$2:.B$10];[$tmp.$A$2:$tmp.$A$10])*[$tmp.$A4])" office:value-type="float" office:value="0.504963029240201" calcext:value-type="float">
            <text:p>0.504963029240201</text:p>
          </table:table-cell>
          <table:table-cell table:formula="of:=SUMIF([$ProxyBA12.$A$2:$ProxyBA12.$A$101];[.$A$1]&amp;&quot;_&quot;&amp;[.$A4];[$ProxyBA12.H$2:$ProxyBA12.H$112])" office:value-type="float" office:value="0.713008044809562" calcext:value-type="float">
            <text:p>0.713008044809562</text:p>
          </table:table-cell>
          <table:table-cell table:formula="of:=SUMIF([$ProxyBA12.$A$2:$ProxyBA12.$A$101];[.$A$1]&amp;&quot;_&quot;&amp;[.$A4];[$ProxyBA12.I$2:$ProxyBA12.I$112])" office:value-type="float" office:value="0.739014709925667" calcext:value-type="float">
            <text:p>0.739014709925667</text:p>
          </table:table-cell>
          <table:table-cell table:formula="of:=SUMIF([$ProxyBA12.$A$2:$ProxyBA12.$A$101];[.$A$1]&amp;&quot;_&quot;&amp;[.$A4];[$ProxyBA12.J$2:$ProxyBA12.J$112])" office:value-type="float" office:value="0.684409867235921" calcext:value-type="float">
            <text:p>0.684409867235921</text:p>
          </table:table-cell>
          <table:table-cell table:formula="of:=IF([.F4]=0;0;INTERCEPT([.F$2:.F$10];[$tmp.$A$2:$tmp.$A$10])+SLOPE([.F$2:.F$10];[$tmp.$A$2:$tmp.$A$10])*[$tmp.$A4])" office:value-type="float" office:value="0.60837902290368" calcext:value-type="float">
            <text:p>0.60837902290368</text:p>
          </table:table-cell>
          <table:table-cell table:formula="of:=SUMIF([$HospNew.$A$2:$HospNew.$A$101];[.$A$1]&amp;&quot;_&quot;&amp;[.$A4];[$HospNew.H$2:$HospNew.H$112])" office:value-type="float" office:value="0.318071914473382" calcext:value-type="float">
            <text:p>0.318071914473382</text:p>
          </table:table-cell>
          <table:table-cell table:formula="of:=SUMIF([$HospNew.$A$2:$HospNew.$A$101];[.$A$1]&amp;&quot;_&quot;&amp;[.$A4];[$HospNew.I$2:$HospNew.I$112])" office:value-type="float" office:value="0.477688492596547" calcext:value-type="float">
            <text:p>0.477688492596547</text:p>
          </table:table-cell>
          <table:table-cell table:formula="of:=SUMIF([$HospNew.$A$2:$HospNew.$A$101];[.$A$1]&amp;&quot;_&quot;&amp;[.$A4];[$HospNew.J$2:$HospNew.J$112])" office:value-type="float" office:value="0.109677065815067" calcext:value-type="float">
            <text:p>0.109677065815067</text:p>
          </table:table-cell>
          <table:table-cell table:formula="of:=IF([.J4]=0;0;INTERCEPT([.J$2:.J$10];[$tmp.$A$2:$tmp.$A$10])+SLOPE([.J$2:.J$10];[$tmp.$A$2:$tmp.$A$10])*[$tmp.$A4])" office:value-type="float" office:value="0.422841926565342" calcext:value-type="float">
            <text:p>0.422841926565342</text:p>
          </table:table-cell>
          <table:table-cell table:formula="of:=SUMIF([$ProxyNew.$A$2:$ProxyNew.$A$101];[.$A$1]&amp;&quot;_&quot;&amp;[.$A4];[$ProxyNew.H$2:$ProxyNew.H$112])" office:value-type="float" office:value="0.524182514202561" calcext:value-type="float">
            <text:p>0.524182514202561</text:p>
          </table:table-cell>
          <table:table-cell table:formula="of:=SUMIF([$ProxyNew.$A$2:$ProxyNew.$A$101];[.$A$1]&amp;&quot;_&quot;&amp;[.$A4];[$ProxyNew.I$2:$ProxyNew.I$112])" office:value-type="float" office:value="0.710202793736916" calcext:value-type="float">
            <text:p>0.710202793736916</text:p>
          </table:table-cell>
          <table:table-cell table:formula="of:=SUMIF([$ProxyNew.$A$2:$ProxyNew.$A$101];[.$A$1]&amp;&quot;_&quot;&amp;[.$A4];[$ProxyNew.J$2:$ProxyNew.J$112])" office:value-type="float" office:value="0.218756168459872" calcext:value-type="float">
            <text:p>0.218756168459872</text:p>
          </table:table-cell>
          <table:table-cell table:formula="of:=IF([.N4]=0;0;INTERCEPT([.N$2:.N$10];[$tmp.$A$2:$tmp.$A$10])+SLOPE([.N$2:.N$10];[$tmp.$A$2:$tmp.$A$10])*[$tmp.$A4])" office:value-type="float" office:value="0.483637115123813" calcext:value-type="float">
            <text:p>0.483637115123813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.582868758031183" calcext:value-type="float">
            <text:p>0.582868758031183</text:p>
          </table:table-cell>
          <table:table-cell table:formula="of:=SUMIF([$HospBA12.$A$2:$HospBA12.$A$101];[.$A$1]&amp;&quot;_&quot;&amp;[.$A5];[$HospBA12.I$2:$HospBA12.I$112])" office:value-type="float" office:value="0.699328307902444" calcext:value-type="float">
            <text:p>0.699328307902444</text:p>
          </table:table-cell>
          <table:table-cell table:formula="of:=SUMIF([$HospBA12.$A$2:$HospBA12.$A$101];[.$A$1]&amp;&quot;_&quot;&amp;[.$A5];[$HospBA12.J$2:$HospBA12.J$112])" office:value-type="float" office:value="0.421300782216664" calcext:value-type="float">
            <text:p>0.421300782216664</text:p>
          </table:table-cell>
          <table:table-cell table:formula="of:=IF([.B5]=0;0;INTERCEPT([.B$2:.B$10];[$tmp.$A$2:$tmp.$A$10])+SLOPE([.B$2:.B$10];[$tmp.$A$2:$tmp.$A$10])*[$tmp.$A5])" office:value-type="float" office:value="0.376027699414131" calcext:value-type="float">
            <text:p>0.376027699414131</text:p>
          </table:table-cell>
          <table:table-cell table:formula="of:=SUMIF([$ProxyBA12.$A$2:$ProxyBA12.$A$101];[.$A$1]&amp;&quot;_&quot;&amp;[.$A5];[$ProxyBA12.H$2:$ProxyBA12.H$112])" office:value-type="float" office:value="0.643376983094995" calcext:value-type="float">
            <text:p>0.643376983094995</text:p>
          </table:table-cell>
          <table:table-cell table:formula="of:=SUMIF([$ProxyBA12.$A$2:$ProxyBA12.$A$101];[.$A$1]&amp;&quot;_&quot;&amp;[.$A5];[$ProxyBA12.I$2:$ProxyBA12.I$112])" office:value-type="float" office:value="0.77590395003939" calcext:value-type="float">
            <text:p>0.77590395003939</text:p>
          </table:table-cell>
          <table:table-cell table:formula="of:=SUMIF([$ProxyBA12.$A$2:$ProxyBA12.$A$101];[.$A$1]&amp;&quot;_&quot;&amp;[.$A5];[$ProxyBA12.J$2:$ProxyBA12.J$112])" office:value-type="float" office:value="0.432475600490139" calcext:value-type="float">
            <text:p>0.432475600490139</text:p>
          </table:table-cell>
          <table:table-cell table:formula="of:=IF([.F5]=0;0;INTERCEPT([.F$2:.F$10];[$tmp.$A$2:$tmp.$A$10])+SLOPE([.F$2:.F$10];[$tmp.$A$2:$tmp.$A$10])*[$tmp.$A5])" office:value-type="float" office:value="0.474192616053495" calcext:value-type="float">
            <text:p>0.474192616053495</text:p>
          </table:table-cell>
          <table:table-cell table:formula="of:=SUMIF([$HospNew.$A$2:$HospNew.$A$101];[.$A$1]&amp;&quot;_&quot;&amp;[.$A5];[$HospNew.H$2:$HospNew.H$112])" office:value-type="float" office:value="0.367998818039105" calcext:value-type="float">
            <text:p>0.367998818039105</text:p>
          </table:table-cell>
          <table:table-cell table:formula="of:=SUMIF([$HospNew.$A$2:$HospNew.$A$101];[.$A$1]&amp;&quot;_&quot;&amp;[.$A5];[$HospNew.I$2:$HospNew.I$112])" office:value-type="float" office:value="0.423449411812715" calcext:value-type="float">
            <text:p>0.423449411812715</text:p>
          </table:table-cell>
          <table:table-cell table:formula="of:=SUMIF([$HospNew.$A$2:$HospNew.$A$101];[.$A$1]&amp;&quot;_&quot;&amp;[.$A5];[$HospNew.J$2:$HospNew.J$112])" office:value-type="float" office:value="0.307215182529272" calcext:value-type="float">
            <text:p>0.307215182529272</text:p>
          </table:table-cell>
          <table:table-cell table:formula="of:=IF([.J5]=0;0;INTERCEPT([.J$2:.J$10];[$tmp.$A$2:$tmp.$A$10])+SLOPE([.J$2:.J$10];[$tmp.$A$2:$tmp.$A$10])*[$tmp.$A5])" office:value-type="float" office:value="0.36509146744578" calcext:value-type="float">
            <text:p>0.36509146744578</text:p>
          </table:table-cell>
          <table:table-cell table:formula="of:=SUMIF([$ProxyNew.$A$2:$ProxyNew.$A$101];[.$A$1]&amp;&quot;_&quot;&amp;[.$A5];[$ProxyNew.H$2:$ProxyNew.H$112])" office:value-type="float" office:value="0.378974781073062" calcext:value-type="float">
            <text:p>0.378974781073062</text:p>
          </table:table-cell>
          <table:table-cell table:formula="of:=SUMIF([$ProxyNew.$A$2:$ProxyNew.$A$101];[.$A$1]&amp;&quot;_&quot;&amp;[.$A5];[$ProxyNew.I$2:$ProxyNew.I$112])" office:value-type="float" office:value="0.461181613365994" calcext:value-type="float">
            <text:p>0.461181613365994</text:p>
          </table:table-cell>
          <table:table-cell table:formula="of:=SUMIF([$ProxyNew.$A$2:$ProxyNew.$A$101];[.$A$1]&amp;&quot;_&quot;&amp;[.$A5];[$ProxyNew.J$2:$ProxyNew.J$112])" office:value-type="float" office:value="0.284225757490306" calcext:value-type="float">
            <text:p>0.284225757490306</text:p>
          </table:table-cell>
          <table:table-cell table:formula="of:=IF([.N5]=0;0;INTERCEPT([.N$2:.N$10];[$tmp.$A$2:$tmp.$A$10])+SLOPE([.N$2:.N$10];[$tmp.$A$2:$tmp.$A$10])*[$tmp.$A5])" office:value-type="float" office:value="0.4232274158111" calcext:value-type="float">
            <text:p>0.4232274158111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-0.687139067519423" calcext:value-type="float">
            <text:p>-0.687139067519423</text:p>
          </table:table-cell>
          <table:table-cell table:formula="of:=SUMIF([$HospBA12.$A$2:$HospBA12.$A$101];[.$A$1]&amp;&quot;_&quot;&amp;[.$A6];[$HospBA12.I$2:$HospBA12.I$112])" office:value-type="float" office:value="0.841092368783413" calcext:value-type="float">
            <text:p>0.841092368783413</text:p>
          </table:table-cell>
          <table:table-cell table:formula="of:=SUMIF([$HospBA12.$A$2:$HospBA12.$A$101];[.$A$1]&amp;&quot;_&quot;&amp;[.$A6];[$HospBA12.J$2:$HospBA12.J$112])" office:value-type="float" office:value="-16.9125332833807" calcext:value-type="float">
            <text:p>-16.9125332833807</text:p>
          </table:table-cell>
          <table:table-cell table:formula="of:=IF([.B6]=0;0;INTERCEPT([.B$2:.B$10];[$tmp.$A$2:$tmp.$A$10])+SLOPE([.B$2:.B$10];[$tmp.$A$2:$tmp.$A$10])*[$tmp.$A6])" office:value-type="float" office:value="0.24709236958806" calcext:value-type="float">
            <text:p>0.24709236958806</text:p>
          </table:table-cell>
          <table:table-cell table:formula="of:=SUMIF([$ProxyBA12.$A$2:$ProxyBA12.$A$101];[.$A$1]&amp;&quot;_&quot;&amp;[.$A6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6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6];[$ProxyBA12.J$2:$ProxyBA12.J$112])" office:value-type="float" office:value="0" calcext:value-type="float">
            <text:p>0</text:p>
          </table:table-cell>
          <table:table-cell table:formula="of:=IF([.F6]=0;0;INTERCEPT([.F$2:.F$10];[$tmp.$A$2:$tmp.$A$10])+SLOPE([.F$2:.F$10];[$tmp.$A$2:$tmp.$A$10])*[$tmp.$A6])" office:value-type="float" office:value="0" calcext:value-type="float">
            <text:p>0</text:p>
          </table:table-cell>
          <table:table-cell table:formula="of:=SUMIF([$HospNew.$A$2:$HospNew.$A$101];[.$A$1]&amp;&quot;_&quot;&amp;[.$A6];[$HospNew.H$2:$HospNew.H$112])" office:value-type="float" office:value="0.299689681891223" calcext:value-type="float">
            <text:p>0.299689681891223</text:p>
          </table:table-cell>
          <table:table-cell table:formula="of:=SUMIF([$HospNew.$A$2:$HospNew.$A$101];[.$A$1]&amp;&quot;_&quot;&amp;[.$A6];[$HospNew.I$2:$HospNew.I$112])" office:value-type="float" office:value="0.339683635834271" calcext:value-type="float">
            <text:p>0.339683635834271</text:p>
          </table:table-cell>
          <table:table-cell table:formula="of:=SUMIF([$HospNew.$A$2:$HospNew.$A$101];[.$A$1]&amp;&quot;_&quot;&amp;[.$A6];[$HospNew.J$2:$HospNew.J$112])" office:value-type="float" office:value="0.257273379451602" calcext:value-type="float">
            <text:p>0.257273379451602</text:p>
          </table:table-cell>
          <table:table-cell table:formula="of:=IF([.J6]=0;0;INTERCEPT([.J$2:.J$10];[$tmp.$A$2:$tmp.$A$10])+SLOPE([.J$2:.J$10];[$tmp.$A$2:$tmp.$A$10])*[$tmp.$A6])" office:value-type="float" office:value="0.307341008326218" calcext:value-type="float">
            <text:p>0.307341008326218</text:p>
          </table:table-cell>
          <table:table-cell table:formula="of:=SUMIF([$ProxyNew.$A$2:$ProxyNew.$A$101];[.$A$1]&amp;&quot;_&quot;&amp;[.$A6];[$ProxyNew.H$2:$ProxyNew.H$112])" office:value-type="float" office:value="0.345253456164668" calcext:value-type="float">
            <text:p>0.345253456164668</text:p>
          </table:table-cell>
          <table:table-cell table:formula="of:=SUMIF([$ProxyNew.$A$2:$ProxyNew.$A$101];[.$A$1]&amp;&quot;_&quot;&amp;[.$A6];[$ProxyNew.I$2:$ProxyNew.I$112])" office:value-type="float" office:value="0.402092497468297" calcext:value-type="float">
            <text:p>0.402092497468297</text:p>
          </table:table-cell>
          <table:table-cell table:formula="of:=SUMIF([$ProxyNew.$A$2:$ProxyNew.$A$101];[.$A$1]&amp;&quot;_&quot;&amp;[.$A6];[$ProxyNew.J$2:$ProxyNew.J$112])" office:value-type="float" office:value="0.283011109830351" calcext:value-type="float">
            <text:p>0.283011109830351</text:p>
          </table:table-cell>
          <table:table-cell table:formula="of:=IF([.N6]=0;0;INTERCEPT([.N$2:.N$10];[$tmp.$A$2:$tmp.$A$10])+SLOPE([.N$2:.N$10];[$tmp.$A$2:$tmp.$A$10])*[$tmp.$A6])" office:value-type="float" office:value="0.362817716498387" calcext:value-type="float">
            <text:p>0.362817716498387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7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7];[$HospBA12.J$2:$HospBA12.J$112])" office:value-type="float" office:value="0" calcext:value-type="float">
            <text:p>0</text:p>
          </table:table-cell>
          <table:table-cell table:formula="of:=IF([.B7]=0;0;INTERCEPT([.B$2:.B$10];[$tmp.$A$2:$tmp.$A$10])+SLOPE([.B$2:.B$10];[$tmp.$A$2:$tmp.$A$10])*[$tmp.$A7])" office:value-type="float" office:value="0" calcext:value-type="float">
            <text:p>0</text:p>
          </table:table-cell>
          <table:table-cell table:formula="of:=SUMIF([$ProxyBA12.$A$2:$ProxyBA12.$A$101];[.$A$1]&amp;&quot;_&quot;&amp;[.$A7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7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7];[$ProxyBA12.J$2:$ProxyBA12.J$112])" office:value-type="float" office:value="0" calcext:value-type="float">
            <text:p>0</text:p>
          </table:table-cell>
          <table:table-cell table:formula="of:=IF([.F7]=0;0;INTERCEPT([.F$2:.F$10];[$tmp.$A$2:$tmp.$A$10])+SLOPE([.F$2:.F$10];[$tmp.$A$2:$tmp.$A$10])*[$tmp.$A7])" office:value-type="float" office:value="0" calcext:value-type="float">
            <text:p>0</text:p>
          </table:table-cell>
          <table:table-cell table:formula="of:=SUMIF([$HospNew.$A$2:$HospNew.$A$101];[.$A$1]&amp;&quot;_&quot;&amp;[.$A7];[$HospNew.H$2:$HospNew.H$112])" office:value-type="float" office:value="0.268452603975456" calcext:value-type="float">
            <text:p>0.268452603975456</text:p>
          </table:table-cell>
          <table:table-cell table:formula="of:=SUMIF([$HospNew.$A$2:$HospNew.$A$101];[.$A$1]&amp;&quot;_&quot;&amp;[.$A7];[$HospNew.I$2:$HospNew.I$112])" office:value-type="float" office:value="0.312867915502917" calcext:value-type="float">
            <text:p>0.312867915502917</text:p>
          </table:table-cell>
          <table:table-cell table:formula="of:=SUMIF([$HospNew.$A$2:$HospNew.$A$101];[.$A$1]&amp;&quot;_&quot;&amp;[.$A7];[$HospNew.J$2:$HospNew.J$112])" office:value-type="float" office:value="0.221166345300293" calcext:value-type="float">
            <text:p>0.221166345300293</text:p>
          </table:table-cell>
          <table:table-cell table:formula="of:=IF([.J7]=0;0;INTERCEPT([.J$2:.J$10];[$tmp.$A$2:$tmp.$A$10])+SLOPE([.J$2:.J$10];[$tmp.$A$2:$tmp.$A$10])*[$tmp.$A7])" office:value-type="float" office:value="0.249590549206656" calcext:value-type="float">
            <text:p>0.249590549206656</text:p>
          </table:table-cell>
          <table:table-cell table:formula="of:=SUMIF([$ProxyNew.$A$2:$ProxyNew.$A$101];[.$A$1]&amp;&quot;_&quot;&amp;[.$A7];[$ProxyNew.H$2:$ProxyNew.H$112])" office:value-type="float" office:value="0.313592108782782" calcext:value-type="float">
            <text:p>0.313592108782782</text:p>
          </table:table-cell>
          <table:table-cell table:formula="of:=SUMIF([$ProxyNew.$A$2:$ProxyNew.$A$101];[.$A$1]&amp;&quot;_&quot;&amp;[.$A7];[$ProxyNew.I$2:$ProxyNew.I$112])" office:value-type="float" office:value="0.375828689939704" calcext:value-type="float">
            <text:p>0.375828689939704</text:p>
          </table:table-cell>
          <table:table-cell table:formula="of:=SUMIF([$ProxyNew.$A$2:$ProxyNew.$A$101];[.$A$1]&amp;&quot;_&quot;&amp;[.$A7];[$ProxyNew.J$2:$ProxyNew.J$112])" office:value-type="float" office:value="0.245149872268634" calcext:value-type="float">
            <text:p>0.245149872268634</text:p>
          </table:table-cell>
          <table:table-cell table:formula="of:=IF([.N7]=0;0;INTERCEPT([.N$2:.N$10];[$tmp.$A$2:$tmp.$A$10])+SLOPE([.N$2:.N$10];[$tmp.$A$2:$tmp.$A$10])*[$tmp.$A7])" office:value-type="float" office:value="0.302408017185673" calcext:value-type="float">
            <text:p>0.302408017185673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8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8];[$HospBA12.J$2:$HospBA12.J$112])" office:value-type="float" office:value="0" calcext:value-type="float">
            <text:p>0</text:p>
          </table:table-cell>
          <table:table-cell table:formula="of:=IF([.B8]=0;0;INTERCEPT([.B$2:.B$10];[$tmp.$A$2:$tmp.$A$10])+SLOPE([.B$2:.B$10];[$tmp.$A$2:$tmp.$A$10])*[$tmp.$A8])" office:value-type="float" office:value="0" calcext:value-type="float">
            <text:p>0</text:p>
          </table:table-cell>
          <table:table-cell table:formula="of:=SUMIF([$ProxyBA12.$A$2:$ProxyBA12.$A$101];[.$A$1]&amp;&quot;_&quot;&amp;[.$A8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8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8];[$ProxyBA12.J$2:$ProxyBA12.J$112])" office:value-type="float" office:value="0" calcext:value-type="float">
            <text:p>0</text:p>
          </table:table-cell>
          <table:table-cell table:formula="of:=IF([.F8]=0;0;INTERCEPT([.F$2:.F$10];[$tmp.$A$2:$tmp.$A$10])+SLOPE([.F$2:.F$10];[$tmp.$A$2:$tmp.$A$10])*[$tmp.$A8])" office:value-type="float" office:value="0" calcext:value-type="float">
            <text:p>0</text:p>
          </table:table-cell>
          <table:table-cell table:formula="of:=SUMIF([$HospNew.$A$2:$HospNew.$A$101];[.$A$1]&amp;&quot;_&quot;&amp;[.$A8];[$HospNew.H$2:$HospNew.H$112])" office:value-type="float" office:value="0.242588315157218" calcext:value-type="float">
            <text:p>0.242588315157218</text:p>
          </table:table-cell>
          <table:table-cell table:formula="of:=SUMIF([$HospNew.$A$2:$HospNew.$A$101];[.$A$1]&amp;&quot;_&quot;&amp;[.$A8];[$HospNew.I$2:$HospNew.I$112])" office:value-type="float" office:value="0.305197851736107" calcext:value-type="float">
            <text:p>0.305197851736107</text:p>
          </table:table-cell>
          <table:table-cell table:formula="of:=SUMIF([$HospNew.$A$2:$HospNew.$A$101];[.$A$1]&amp;&quot;_&quot;&amp;[.$A8];[$HospNew.J$2:$HospNew.J$112])" office:value-type="float" office:value="0.174336950785455" calcext:value-type="float">
            <text:p>0.174336950785455</text:p>
          </table:table-cell>
          <table:table-cell table:formula="of:=IF([.J8]=0;0;INTERCEPT([.J$2:.J$10];[$tmp.$A$2:$tmp.$A$10])+SLOPE([.J$2:.J$10];[$tmp.$A$2:$tmp.$A$10])*[$tmp.$A8])" office:value-type="float" office:value="0.191840090087093" calcext:value-type="float">
            <text:p>0.191840090087093</text:p>
          </table:table-cell>
          <table:table-cell table:formula="of:=SUMIF([$ProxyNew.$A$2:$ProxyNew.$A$101];[.$A$1]&amp;&quot;_&quot;&amp;[.$A8];[$ProxyNew.H$2:$ProxyNew.H$112])" office:value-type="float" office:value="0.339395293210909" calcext:value-type="float">
            <text:p>0.339395293210909</text:p>
          </table:table-cell>
          <table:table-cell table:formula="of:=SUMIF([$ProxyNew.$A$2:$ProxyNew.$A$101];[.$A$1]&amp;&quot;_&quot;&amp;[.$A8];[$ProxyNew.I$2:$ProxyNew.I$112])" office:value-type="float" office:value="0.420149618027717" calcext:value-type="float">
            <text:p>0.420149618027717</text:p>
          </table:table-cell>
          <table:table-cell table:formula="of:=SUMIF([$ProxyNew.$A$2:$ProxyNew.$A$101];[.$A$1]&amp;&quot;_&quot;&amp;[.$A8];[$ProxyNew.J$2:$ProxyNew.J$112])" office:value-type="float" office:value="0.247394513826912" calcext:value-type="float">
            <text:p>0.247394513826912</text:p>
          </table:table-cell>
          <table:table-cell table:formula="of:=IF([.N8]=0;0;INTERCEPT([.N$2:.N$10];[$tmp.$A$2:$tmp.$A$10])+SLOPE([.N$2:.N$10];[$tmp.$A$2:$tmp.$A$10])*[$tmp.$A8])" office:value-type="float" office:value="0.24199831787296" calcext:value-type="float">
            <text:p>0.24199831787296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9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9];[$HospBA12.J$2:$HospBA12.J$112])" office:value-type="float" office:value="0" calcext:value-type="float">
            <text:p>0</text:p>
          </table:table-cell>
          <table:table-cell table:formula="of:=IF([.B9]=0;0;INTERCEPT([.B$2:.B$10];[$tmp.$A$2:$tmp.$A$10])+SLOPE([.B$2:.B$10];[$tmp.$A$2:$tmp.$A$10])*[$tmp.$A9])" office:value-type="float" office:value="0" calcext:value-type="float">
            <text:p>0</text:p>
          </table:table-cell>
          <table:table-cell table:formula="of:=SUMIF([$ProxyBA12.$A$2:$ProxyBA12.$A$101];[.$A$1]&amp;&quot;_&quot;&amp;[.$A9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9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9];[$ProxyBA12.J$2:$ProxyBA12.J$112])" office:value-type="float" office:value="0" calcext:value-type="float">
            <text:p>0</text:p>
          </table:table-cell>
          <table:table-cell table:formula="of:=IF([.F9]=0;0;INTERCEPT([.F$2:.F$10];[$tmp.$A$2:$tmp.$A$10])+SLOPE([.F$2:.F$10];[$tmp.$A$2:$tmp.$A$10])*[$tmp.$A9])" office:value-type="float" office:value="0" calcext:value-type="float">
            <text:p>0</text:p>
          </table:table-cell>
          <table:table-cell table:formula="of:=SUMIF([$HospNew.$A$2:$HospNew.$A$101];[.$A$1]&amp;&quot;_&quot;&amp;[.$A9];[$HospNew.H$2:$HospNew.H$112])" office:value-type="float" office:value="0.176243767682589" calcext:value-type="float">
            <text:p>0.176243767682589</text:p>
          </table:table-cell>
          <table:table-cell table:formula="of:=SUMIF([$HospNew.$A$2:$HospNew.$A$101];[.$A$1]&amp;&quot;_&quot;&amp;[.$A9];[$HospNew.I$2:$HospNew.I$112])" office:value-type="float" office:value="0.284815142106351" calcext:value-type="float">
            <text:p>0.284815142106351</text:p>
          </table:table-cell>
          <table:table-cell table:formula="of:=SUMIF([$HospNew.$A$2:$HospNew.$A$101];[.$A$1]&amp;&quot;_&quot;&amp;[.$A9];[$HospNew.J$2:$HospNew.J$112])" office:value-type="float" office:value="0.0511903002528554" calcext:value-type="float">
            <text:p>0.0511903002528554</text:p>
          </table:table-cell>
          <table:table-cell table:formula="of:=IF([.J9]=0;0;INTERCEPT([.J$2:.J$10];[$tmp.$A$2:$tmp.$A$10])+SLOPE([.J$2:.J$10];[$tmp.$A$2:$tmp.$A$10])*[$tmp.$A9])" office:value-type="float" office:value="0.134089630967531" calcext:value-type="float">
            <text:p>0.134089630967531</text:p>
          </table:table-cell>
          <table:table-cell table:formula="of:=SUMIF([$ProxyNew.$A$2:$ProxyNew.$A$101];[.$A$1]&amp;&quot;_&quot;&amp;[.$A9];[$ProxyNew.H$2:$ProxyNew.H$112])" office:value-type="float" office:value="0.23731599905571" calcext:value-type="float">
            <text:p>0.23731599905571</text:p>
          </table:table-cell>
          <table:table-cell table:formula="of:=SUMIF([$ProxyNew.$A$2:$ProxyNew.$A$101];[.$A$1]&amp;&quot;_&quot;&amp;[.$A9];[$ProxyNew.I$2:$ProxyNew.I$112])" office:value-type="float" office:value="0.385065743959686" calcext:value-type="float">
            <text:p>0.385065743959686</text:p>
          </table:table-cell>
          <table:table-cell table:formula="of:=SUMIF([$ProxyNew.$A$2:$ProxyNew.$A$101];[.$A$1]&amp;&quot;_&quot;&amp;[.$A9];[$ProxyNew.J$2:$ProxyNew.J$112])" office:value-type="float" office:value="0.0540665451913674" calcext:value-type="float">
            <text:p>0.0540665451913674</text:p>
          </table:table-cell>
          <table:table-cell table:formula="of:=IF([.N9]=0;0;INTERCEPT([.N$2:.N$10];[$tmp.$A$2:$tmp.$A$10])+SLOPE([.N$2:.N$10];[$tmp.$A$2:$tmp.$A$10])*[$tmp.$A9])" office:value-type="float" office:value="0.181588618560247" calcext:value-type="float">
            <text:p>0.181588618560247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IF([.B10]=0;0;INTERCEPT([.B$2:.B$10];[$tmp.$A$2:$tmp.$A$10])+SLOPE([.B$2:.B$10];[$tmp.$A$2:$tmp.$A$10])*[$tmp.$A10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IF([.F10]=0;0;INTERCEPT([.F$2:.F$10];[$tmp.$A$2:$tmp.$A$10])+SLOPE([.F$2:.F$10];[$tmp.$A$2:$tmp.$A$10])*[$tmp.$A10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10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10];[$HospNew.J$2:$HospNew.J$112])" office:value-type="float" office:value="0" calcext:value-type="float">
            <text:p>0</text:p>
          </table:table-cell>
          <table:table-cell table:formula="of:=IF([.J10]=0;0;INTERCEPT([.J$2:.J$10];[$tmp.$A$2:$tmp.$A$10])+SLOPE([.J$2:.J$10];[$tmp.$A$2:$tmp.$A$10])*[$tmp.$A10])" office:value-type="float" office:value="0" calcext:value-type="float">
            <text:p>0</text:p>
          </table:table-cell>
          <table:table-cell table:formula="of:=SUMIF([$ProxyNew.$A$2:$ProxyNew.$A$101];[.$A$1]&amp;&quot;_&quot;&amp;[.$A10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10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10];[$ProxyNew.J$2:$ProxyNew.J$112])" office:value-type="float" office:value="0" calcext:value-type="float">
            <text:p>0</text:p>
          </table:table-cell>
          <table:table-cell table:formula="of:=IF([.N10]=0;0;INTERCEPT([.N$2:.N$10];[$tmp.$A$2:$tmp.$A$10])+SLOPE([.N$2:.N$10];[$tmp.$A$2:$tmp.$A$10])*[$tmp.$A10])" office:value-type="float" office:value="0" calcext:value-type="float">
            <text:p>0</text:p>
          </table:table-cell>
        </table:table-row>
      </table:table>
      <table:table table:name="secboost" table:style-name="ta1">
        <office:forms form:automatic-focus="false" form:apply-design-mode="false"/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2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2];[$HospBA12.J$2:$HospBA12.J$112])" office:value-type="float" office:value="0" calcext:value-type="float">
            <text:p>0</text:p>
          </table:table-cell>
          <table:table-cell table:formula="of:=IF([.B2]=0;0;INTERCEPT([.B$2:.B$10];[$tmp.$A$2:$tmp.$A$10])+SLOPE([.B$2:.B$10];[$tmp.$A$2:$tmp.$A$10])*[$tmp.$A2])" office:value-type="float" office:value="0" calcext:value-type="float">
            <text:p>0</text:p>
          </table:table-cell>
          <table:table-cell table:formula="of:=SUMIF([$ProxyBA12.$A$2:$ProxyBA12.$A$101];[.$A$1]&amp;&quot;_&quot;&amp;[.$A2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2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2];[$ProxyBA12.J$2:$ProxyBA12.J$112])" office:value-type="float" office:value="0" calcext:value-type="float">
            <text:p>0</text:p>
          </table:table-cell>
          <table:table-cell table:formula="of:=IF([.F2]=0;0;INTERCEPT([.F$2:.F$10];[$tmp.$A$2:$tmp.$A$10])+SLOPE([.F$2:.F$10];[$tmp.$A$2:$tmp.$A$10])*[$tmp.$A2])" office:value-type="float" office:value="0" calcext:value-type="float">
            <text:p>0</text:p>
          </table:table-cell>
          <table:table-cell table:formula="of:=SUMIF([$HospNew.$A$2:$HospNew.$A$101];[.$A$1]&amp;&quot;_&quot;&amp;[.$A2];[$HospNew.H$2:$HospNew.H$112])" office:value-type="float" office:value="0.697180999993964" calcext:value-type="float">
            <text:p>0.697180999993964</text:p>
          </table:table-cell>
          <table:table-cell table:formula="of:=SUMIF([$HospNew.$A$2:$HospNew.$A$101];[.$A$1]&amp;&quot;_&quot;&amp;[.$A2];[$HospNew.I$2:$HospNew.I$112])" office:value-type="float" office:value="0.736259813244279" calcext:value-type="float">
            <text:p>0.736259813244279</text:p>
          </table:table-cell>
          <table:table-cell table:formula="of:=SUMIF([$HospNew.$A$2:$HospNew.$A$101];[.$A$1]&amp;&quot;_&quot;&amp;[.$A2];[$HospNew.J$2:$HospNew.J$112])" office:value-type="float" office:value="0.652311815303337" calcext:value-type="float">
            <text:p>0.652311815303337</text:p>
          </table:table-cell>
          <table:table-cell table:formula="of:=IF([.J2]=0;0;INTERCEPT([.J$2:.J$10];[$tmp.$A$2:$tmp.$A$10])+SLOPE([.J$2:.J$10];[$tmp.$A$2:$tmp.$A$10])*[$tmp.$A2])" office:value-type="float" office:value="0.549553237577266" calcext:value-type="float">
            <text:p>0.549553237577266</text:p>
          </table:table-cell>
          <table:table-cell table:formula="of:=SUMIF([$ProxyNew.$A$2:$ProxyNew.$A$101];[.$A$1]&amp;&quot;_&quot;&amp;[.$A2];[$ProxyNew.H$2:$ProxyNew.H$112])" office:value-type="float" office:value="0.704505412200195" calcext:value-type="float">
            <text:p>0.704505412200195</text:p>
          </table:table-cell>
          <table:table-cell table:formula="of:=SUMIF([$ProxyNew.$A$2:$ProxyNew.$A$101];[.$A$1]&amp;&quot;_&quot;&amp;[.$A2];[$ProxyNew.I$2:$ProxyNew.I$112])" office:value-type="float" office:value="0.7595698549461" calcext:value-type="float">
            <text:p>0.7595698549461</text:p>
          </table:table-cell>
          <table:table-cell table:formula="of:=SUMIF([$ProxyNew.$A$2:$ProxyNew.$A$101];[.$A$1]&amp;&quot;_&quot;&amp;[.$A2];[$ProxyNew.J$2:$ProxyNew.J$112])" office:value-type="float" office:value="0.636829851766707" calcext:value-type="float">
            <text:p>0.636829851766707</text:p>
          </table:table-cell>
          <table:table-cell table:formula="of:=IF([.N2]=0;0;INTERCEPT([.N$2:.N$10];[$tmp.$A$2:$tmp.$A$10])+SLOPE([.N$2:.N$10];[$tmp.$A$2:$tmp.$A$10])*[$tmp.$A2])" office:value-type="float" office:value="0.566271878408784" calcext:value-type="float">
            <text:p>0.566271878408784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3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3];[$HospBA12.J$2:$HospBA12.J$112])" office:value-type="float" office:value="0" calcext:value-type="float">
            <text:p>0</text:p>
          </table:table-cell>
          <table:table-cell table:formula="of:=IF([.B3]=0;0;INTERCEPT([.B$2:.B$10];[$tmp.$A$2:$tmp.$A$10])+SLOPE([.B$2:.B$10];[$tmp.$A$2:$tmp.$A$10])*[$tmp.$A3])" office:value-type="float" office:value="0" calcext:value-type="float">
            <text:p>0</text:p>
          </table:table-cell>
          <table:table-cell table:formula="of:=SUMIF([$ProxyBA12.$A$2:$ProxyBA12.$A$101];[.$A$1]&amp;&quot;_&quot;&amp;[.$A3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3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3];[$ProxyBA12.J$2:$ProxyBA12.J$112])" office:value-type="float" office:value="0" calcext:value-type="float">
            <text:p>0</text:p>
          </table:table-cell>
          <table:table-cell table:formula="of:=IF([.F3]=0;0;INTERCEPT([.F$2:.F$10];[$tmp.$A$2:$tmp.$A$10])+SLOPE([.F$2:.F$10];[$tmp.$A$2:$tmp.$A$10])*[$tmp.$A3])" office:value-type="float" office:value="0" calcext:value-type="float">
            <text:p>0</text:p>
          </table:table-cell>
          <table:table-cell table:formula="of:=SUMIF([$HospNew.$A$2:$HospNew.$A$101];[.$A$1]&amp;&quot;_&quot;&amp;[.$A3];[$HospNew.H$2:$HospNew.H$112])" office:value-type="float" office:value="0.553219660850951" calcext:value-type="float">
            <text:p>0.553219660850951</text:p>
          </table:table-cell>
          <table:table-cell table:formula="of:=SUMIF([$HospNew.$A$2:$HospNew.$A$101];[.$A$1]&amp;&quot;_&quot;&amp;[.$A3];[$HospNew.I$2:$HospNew.I$112])" office:value-type="float" office:value="0.614173171667443" calcext:value-type="float">
            <text:p>0.614173171667443</text:p>
          </table:table-cell>
          <table:table-cell table:formula="of:=SUMIF([$HospNew.$A$2:$HospNew.$A$101];[.$A$1]&amp;&quot;_&quot;&amp;[.$A3];[$HospNew.J$2:$HospNew.J$112])" office:value-type="float" office:value="0.482636621427252" calcext:value-type="float">
            <text:p>0.482636621427252</text:p>
          </table:table-cell>
          <table:table-cell table:formula="of:=IF([.J3]=0;0;INTERCEPT([.J$2:.J$10];[$tmp.$A$2:$tmp.$A$10])+SLOPE([.J$2:.J$10];[$tmp.$A$2:$tmp.$A$10])*[$tmp.$A3])" office:value-type="float" office:value="0.460838919896066" calcext:value-type="float">
            <text:p>0.460838919896066</text:p>
          </table:table-cell>
          <table:table-cell table:formula="of:=SUMIF([$ProxyNew.$A$2:$ProxyNew.$A$101];[.$A$1]&amp;&quot;_&quot;&amp;[.$A3];[$ProxyNew.H$2:$ProxyNew.H$112])" office:value-type="float" office:value="0.562391051751789" calcext:value-type="float">
            <text:p>0.562391051751789</text:p>
          </table:table-cell>
          <table:table-cell table:formula="of:=SUMIF([$ProxyNew.$A$2:$ProxyNew.$A$101];[.$A$1]&amp;&quot;_&quot;&amp;[.$A3];[$ProxyNew.I$2:$ProxyNew.I$112])" office:value-type="float" office:value="0.646016323028362" calcext:value-type="float">
            <text:p>0.646016323028362</text:p>
          </table:table-cell>
          <table:table-cell table:formula="of:=SUMIF([$ProxyNew.$A$2:$ProxyNew.$A$101];[.$A$1]&amp;&quot;_&quot;&amp;[.$A3];[$ProxyNew.J$2:$ProxyNew.J$112])" office:value-type="float" office:value="0.459010106835381" calcext:value-type="float">
            <text:p>0.459010106835381</text:p>
          </table:table-cell>
          <table:table-cell table:formula="of:=IF([.N3]=0;0;INTERCEPT([.N$2:.N$10];[$tmp.$A$2:$tmp.$A$10])+SLOPE([.N$2:.N$10];[$tmp.$A$2:$tmp.$A$10])*[$tmp.$A3])" office:value-type="float" office:value="0.474925303743103" calcext:value-type="float">
            <text:p>0.474925303743103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4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4];[$HospBA12.J$2:$HospBA12.J$112])" office:value-type="float" office:value="0" calcext:value-type="float">
            <text:p>0</text:p>
          </table:table-cell>
          <table:table-cell table:formula="of:=IF([.B4]=0;0;INTERCEPT([.B$2:.B$10];[$tmp.$A$2:$tmp.$A$10])+SLOPE([.B$2:.B$10];[$tmp.$A$2:$tmp.$A$10])*[$tmp.$A4])" office:value-type="float" office:value="0" calcext:value-type="float">
            <text:p>0</text:p>
          </table:table-cell>
          <table:table-cell table:formula="of:=SUMIF([$ProxyBA12.$A$2:$ProxyBA12.$A$101];[.$A$1]&amp;&quot;_&quot;&amp;[.$A4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4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4];[$ProxyBA12.J$2:$ProxyBA12.J$112])" office:value-type="float" office:value="0" calcext:value-type="float">
            <text:p>0</text:p>
          </table:table-cell>
          <table:table-cell table:formula="of:=IF([.F4]=0;0;INTERCEPT([.F$2:.F$10];[$tmp.$A$2:$tmp.$A$10])+SLOPE([.F$2:.F$10];[$tmp.$A$2:$tmp.$A$10])*[$tmp.$A4])" office:value-type="float" office:value="0" calcext:value-type="float">
            <text:p>0</text:p>
          </table:table-cell>
          <table:table-cell table:formula="of:=SUMIF([$HospNew.$A$2:$HospNew.$A$101];[.$A$1]&amp;&quot;_&quot;&amp;[.$A4];[$HospNew.H$2:$HospNew.H$112])" office:value-type="float" office:value="0.372613037516088" calcext:value-type="float">
            <text:p>0.372613037516088</text:p>
          </table:table-cell>
          <table:table-cell table:formula="of:=SUMIF([$HospNew.$A$2:$HospNew.$A$101];[.$A$1]&amp;&quot;_&quot;&amp;[.$A4];[$HospNew.I$2:$HospNew.I$112])" office:value-type="float" office:value="0.475245987200837" calcext:value-type="float">
            <text:p>0.475245987200837</text:p>
          </table:table-cell>
          <table:table-cell table:formula="of:=SUMIF([$HospNew.$A$2:$HospNew.$A$101];[.$A$1]&amp;&quot;_&quot;&amp;[.$A4];[$HospNew.J$2:$HospNew.J$112])" office:value-type="float" office:value="0.249906830449648" calcext:value-type="float">
            <text:p>0.249906830449648</text:p>
          </table:table-cell>
          <table:table-cell table:formula="of:=IF([.J4]=0;0;INTERCEPT([.J$2:.J$10];[$tmp.$A$2:$tmp.$A$10])+SLOPE([.J$2:.J$10];[$tmp.$A$2:$tmp.$A$10])*[$tmp.$A4])" office:value-type="float" office:value="0.372124602214865" calcext:value-type="float">
            <text:p>0.372124602214865</text:p>
          </table:table-cell>
          <table:table-cell table:formula="of:=SUMIF([$ProxyNew.$A$2:$ProxyNew.$A$101];[.$A$1]&amp;&quot;_&quot;&amp;[.$A4];[$ProxyNew.H$2:$ProxyNew.H$112])" office:value-type="float" office:value="0.434525922122245" calcext:value-type="float">
            <text:p>0.434525922122245</text:p>
          </table:table-cell>
          <table:table-cell table:formula="of:=SUMIF([$ProxyNew.$A$2:$ProxyNew.$A$101];[.$A$1]&amp;&quot;_&quot;&amp;[.$A4];[$ProxyNew.I$2:$ProxyNew.I$112])" office:value-type="float" office:value="0.56650436042997" calcext:value-type="float">
            <text:p>0.56650436042997</text:p>
          </table:table-cell>
          <table:table-cell table:formula="of:=SUMIF([$ProxyNew.$A$2:$ProxyNew.$A$101];[.$A$1]&amp;&quot;_&quot;&amp;[.$A4];[$ProxyNew.J$2:$ProxyNew.J$112])" office:value-type="float" office:value="0.262366437944204" calcext:value-type="float">
            <text:p>0.262366437944204</text:p>
          </table:table-cell>
          <table:table-cell table:formula="of:=IF([.N4]=0;0;INTERCEPT([.N$2:.N$10];[$tmp.$A$2:$tmp.$A$10])+SLOPE([.N$2:.N$10];[$tmp.$A$2:$tmp.$A$10])*[$tmp.$A4])" office:value-type="float" office:value="0.383578729077421" calcext:value-type="float">
            <text:p>0.383578729077421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5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5];[$HospBA12.J$2:$HospBA12.J$112])" office:value-type="float" office:value="0" calcext:value-type="float">
            <text:p>0</text:p>
          </table:table-cell>
          <table:table-cell table:formula="of:=IF([.B5]=0;0;INTERCEPT([.B$2:.B$10];[$tmp.$A$2:$tmp.$A$10])+SLOPE([.B$2:.B$10];[$tmp.$A$2:$tmp.$A$10])*[$tmp.$A5])" office:value-type="float" office:value="0" calcext:value-type="float">
            <text:p>0</text:p>
          </table:table-cell>
          <table:table-cell table:formula="of:=SUMIF([$ProxyBA12.$A$2:$ProxyBA12.$A$101];[.$A$1]&amp;&quot;_&quot;&amp;[.$A5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5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5];[$ProxyBA12.J$2:$ProxyBA12.J$112])" office:value-type="float" office:value="0" calcext:value-type="float">
            <text:p>0</text:p>
          </table:table-cell>
          <table:table-cell table:formula="of:=IF([.F5]=0;0;INTERCEPT([.F$2:.F$10];[$tmp.$A$2:$tmp.$A$10])+SLOPE([.F$2:.F$10];[$tmp.$A$2:$tmp.$A$10])*[$tmp.$A5])" office:value-type="float" office:value="0" calcext:value-type="float">
            <text:p>0</text:p>
          </table:table-cell>
          <table:table-cell table:formula="of:=SUMIF([$HospNew.$A$2:$HospNew.$A$101];[.$A$1]&amp;&quot;_&quot;&amp;[.$A5];[$HospNew.H$2:$HospNew.H$112])" office:value-type="float" office:value="0.129250003311164" calcext:value-type="float">
            <text:p>0.129250003311164</text:p>
          </table:table-cell>
          <table:table-cell table:formula="of:=SUMIF([$HospNew.$A$2:$HospNew.$A$101];[.$A$1]&amp;&quot;_&quot;&amp;[.$A5];[$HospNew.I$2:$HospNew.I$112])" office:value-type="float" office:value="0.397257837641481" calcext:value-type="float">
            <text:p>0.397257837641481</text:p>
          </table:table-cell>
          <table:table-cell table:formula="of:=SUMIF([$HospNew.$A$2:$HospNew.$A$101];[.$A$1]&amp;&quot;_&quot;&amp;[.$A5];[$HospNew.J$2:$HospNew.J$112])" office:value-type="float" office:value="-0.257926861739294" calcext:value-type="float">
            <text:p>-0.257926861739294</text:p>
          </table:table-cell>
          <table:table-cell table:formula="of:=IF([.J5]=0;0;INTERCEPT([.J$2:.J$10];[$tmp.$A$2:$tmp.$A$10])+SLOPE([.J$2:.J$10];[$tmp.$A$2:$tmp.$A$10])*[$tmp.$A5])" office:value-type="float" office:value="0.283410284533664" calcext:value-type="float">
            <text:p>0.283410284533664</text:p>
          </table:table-cell>
          <table:table-cell table:formula="of:=SUMIF([$ProxyNew.$A$2:$ProxyNew.$A$101];[.$A$1]&amp;&quot;_&quot;&amp;[.$A5];[$ProxyNew.H$2:$ProxyNew.H$112])" office:value-type="float" office:value="0.106547831640281" calcext:value-type="float">
            <text:p>0.106547831640281</text:p>
          </table:table-cell>
          <table:table-cell table:formula="of:=SUMIF([$ProxyNew.$A$2:$ProxyNew.$A$101];[.$A$1]&amp;&quot;_&quot;&amp;[.$A5];[$ProxyNew.I$2:$ProxyNew.I$112])" office:value-type="float" office:value="0.479531765848207" calcext:value-type="float">
            <text:p>0.479531765848207</text:p>
          </table:table-cell>
          <table:table-cell table:formula="of:=SUMIF([$ProxyNew.$A$2:$ProxyNew.$A$101];[.$A$1]&amp;&quot;_&quot;&amp;[.$A5];[$ProxyNew.J$2:$ProxyNew.J$112])" office:value-type="float" office:value="-0.533728140868389" calcext:value-type="float">
            <text:p>-0.533728140868389</text:p>
          </table:table-cell>
          <table:table-cell table:formula="of:=IF([.N5]=0;0;INTERCEPT([.N$2:.N$10];[$tmp.$A$2:$tmp.$A$10])+SLOPE([.N$2:.N$10];[$tmp.$A$2:$tmp.$A$10])*[$tmp.$A5])" office:value-type="float" office:value="0.292232154411739" calcext:value-type="float">
            <text:p>0.292232154411739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6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6];[$HospBA12.J$2:$HospBA12.J$112])" office:value-type="float" office:value="0" calcext:value-type="float">
            <text:p>0</text:p>
          </table:table-cell>
          <table:table-cell table:formula="of:=IF([.B6]=0;0;INTERCEPT([.B$2:.B$10];[$tmp.$A$2:$tmp.$A$10])+SLOPE([.B$2:.B$10];[$tmp.$A$2:$tmp.$A$10])*[$tmp.$A6])" office:value-type="float" office:value="0" calcext:value-type="float">
            <text:p>0</text:p>
          </table:table-cell>
          <table:table-cell table:formula="of:=SUMIF([$ProxyBA12.$A$2:$ProxyBA12.$A$101];[.$A$1]&amp;&quot;_&quot;&amp;[.$A6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6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6];[$ProxyBA12.J$2:$ProxyBA12.J$112])" office:value-type="float" office:value="0" calcext:value-type="float">
            <text:p>0</text:p>
          </table:table-cell>
          <table:table-cell table:formula="of:=IF([.F6]=0;0;INTERCEPT([.F$2:.F$10];[$tmp.$A$2:$tmp.$A$10])+SLOPE([.F$2:.F$10];[$tmp.$A$2:$tmp.$A$10])*[$tmp.$A6])" office:value-type="float" office:value="0" calcext:value-type="float">
            <text:p>0</text:p>
          </table:table-cell>
          <table:table-cell table:formula="of:=SUMIF([$HospNew.$A$2:$HospNew.$A$101];[.$A$1]&amp;&quot;_&quot;&amp;[.$A6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6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6];[$HospNew.J$2:$HospNew.J$112])" office:value-type="float" office:value="0" calcext:value-type="float">
            <text:p>0</text:p>
          </table:table-cell>
          <table:table-cell table:formula="of:=IF([.J6]=0;0;INTERCEPT([.J$2:.J$10];[$tmp.$A$2:$tmp.$A$10])+SLOPE([.J$2:.J$10];[$tmp.$A$2:$tmp.$A$10])*[$tmp.$A6])" office:value-type="float" office:value="0" calcext:value-type="float">
            <text:p>0</text:p>
          </table:table-cell>
          <table:table-cell table:formula="of:=SUMIF([$ProxyNew.$A$2:$ProxyNew.$A$101];[.$A$1]&amp;&quot;_&quot;&amp;[.$A6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6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6];[$ProxyNew.J$2:$ProxyNew.J$112])" office:value-type="float" office:value="0" calcext:value-type="float">
            <text:p>0</text:p>
          </table:table-cell>
          <table:table-cell table:formula="of:=IF([.N6]=0;0;INTERCEPT([.N$2:.N$10];[$tmp.$A$2:$tmp.$A$10])+SLOPE([.N$2:.N$10];[$tmp.$A$2:$tmp.$A$10])*[$tmp.$A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7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7];[$HospBA12.J$2:$HospBA12.J$112])" office:value-type="float" office:value="0" calcext:value-type="float">
            <text:p>0</text:p>
          </table:table-cell>
          <table:table-cell table:formula="of:=IF([.B7]=0;0;INTERCEPT([.B$2:.B$10];[$tmp.$A$2:$tmp.$A$10])+SLOPE([.B$2:.B$10];[$tmp.$A$2:$tmp.$A$10])*[$tmp.$A7])" office:value-type="float" office:value="0" calcext:value-type="float">
            <text:p>0</text:p>
          </table:table-cell>
          <table:table-cell table:formula="of:=SUMIF([$ProxyBA12.$A$2:$ProxyBA12.$A$101];[.$A$1]&amp;&quot;_&quot;&amp;[.$A7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7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7];[$ProxyBA12.J$2:$ProxyBA12.J$112])" office:value-type="float" office:value="0" calcext:value-type="float">
            <text:p>0</text:p>
          </table:table-cell>
          <table:table-cell table:formula="of:=IF([.F7]=0;0;INTERCEPT([.F$2:.F$10];[$tmp.$A$2:$tmp.$A$10])+SLOPE([.F$2:.F$10];[$tmp.$A$2:$tmp.$A$10])*[$tmp.$A7])" office:value-type="float" office:value="0" calcext:value-type="float">
            <text:p>0</text:p>
          </table:table-cell>
          <table:table-cell table:formula="of:=SUMIF([$HospNew.$A$2:$HospNew.$A$101];[.$A$1]&amp;&quot;_&quot;&amp;[.$A7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7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7];[$HospNew.J$2:$HospNew.J$112])" office:value-type="float" office:value="0" calcext:value-type="float">
            <text:p>0</text:p>
          </table:table-cell>
          <table:table-cell table:formula="of:=IF([.J7]=0;0;INTERCEPT([.J$2:.J$10];[$tmp.$A$2:$tmp.$A$10])+SLOPE([.J$2:.J$10];[$tmp.$A$2:$tmp.$A$10])*[$tmp.$A7])" office:value-type="float" office:value="0" calcext:value-type="float">
            <text:p>0</text:p>
          </table:table-cell>
          <table:table-cell table:formula="of:=SUMIF([$ProxyNew.$A$2:$ProxyNew.$A$101];[.$A$1]&amp;&quot;_&quot;&amp;[.$A7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7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7];[$ProxyNew.J$2:$ProxyNew.J$112])" office:value-type="float" office:value="0" calcext:value-type="float">
            <text:p>0</text:p>
          </table:table-cell>
          <table:table-cell table:formula="of:=IF([.N7]=0;0;INTERCEPT([.N$2:.N$10];[$tmp.$A$2:$tmp.$A$10])+SLOPE([.N$2:.N$10];[$tmp.$A$2:$tmp.$A$10])*[$tmp.$A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8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8];[$HospBA12.J$2:$HospBA12.J$112])" office:value-type="float" office:value="0" calcext:value-type="float">
            <text:p>0</text:p>
          </table:table-cell>
          <table:table-cell table:formula="of:=IF([.B8]=0;0;INTERCEPT([.B$2:.B$10];[$tmp.$A$2:$tmp.$A$10])+SLOPE([.B$2:.B$10];[$tmp.$A$2:$tmp.$A$10])*[$tmp.$A8])" office:value-type="float" office:value="0" calcext:value-type="float">
            <text:p>0</text:p>
          </table:table-cell>
          <table:table-cell table:formula="of:=SUMIF([$ProxyBA12.$A$2:$ProxyBA12.$A$101];[.$A$1]&amp;&quot;_&quot;&amp;[.$A8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8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8];[$ProxyBA12.J$2:$ProxyBA12.J$112])" office:value-type="float" office:value="0" calcext:value-type="float">
            <text:p>0</text:p>
          </table:table-cell>
          <table:table-cell table:formula="of:=IF([.F8]=0;0;INTERCEPT([.F$2:.F$10];[$tmp.$A$2:$tmp.$A$10])+SLOPE([.F$2:.F$10];[$tmp.$A$2:$tmp.$A$10])*[$tmp.$A8])" office:value-type="float" office:value="0" calcext:value-type="float">
            <text:p>0</text:p>
          </table:table-cell>
          <table:table-cell table:formula="of:=SUMIF([$HospNew.$A$2:$HospNew.$A$101];[.$A$1]&amp;&quot;_&quot;&amp;[.$A8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8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8];[$HospNew.J$2:$HospNew.J$112])" office:value-type="float" office:value="0" calcext:value-type="float">
            <text:p>0</text:p>
          </table:table-cell>
          <table:table-cell table:formula="of:=IF([.J8]=0;0;INTERCEPT([.J$2:.J$10];[$tmp.$A$2:$tmp.$A$10])+SLOPE([.J$2:.J$10];[$tmp.$A$2:$tmp.$A$10])*[$tmp.$A8])" office:value-type="float" office:value="0" calcext:value-type="float">
            <text:p>0</text:p>
          </table:table-cell>
          <table:table-cell table:formula="of:=SUMIF([$ProxyNew.$A$2:$ProxyNew.$A$101];[.$A$1]&amp;&quot;_&quot;&amp;[.$A8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8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8];[$ProxyNew.J$2:$ProxyNew.J$112])" office:value-type="float" office:value="0" calcext:value-type="float">
            <text:p>0</text:p>
          </table:table-cell>
          <table:table-cell table:formula="of:=IF([.N8]=0;0;INTERCEPT([.N$2:.N$10];[$tmp.$A$2:$tmp.$A$10])+SLOPE([.N$2:.N$10];[$tmp.$A$2:$tmp.$A$10])*[$tmp.$A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9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9];[$HospBA12.J$2:$HospBA12.J$112])" office:value-type="float" office:value="0" calcext:value-type="float">
            <text:p>0</text:p>
          </table:table-cell>
          <table:table-cell table:formula="of:=IF([.B9]=0;0;INTERCEPT([.B$2:.B$10];[$tmp.$A$2:$tmp.$A$10])+SLOPE([.B$2:.B$10];[$tmp.$A$2:$tmp.$A$10])*[$tmp.$A9])" office:value-type="float" office:value="0" calcext:value-type="float">
            <text:p>0</text:p>
          </table:table-cell>
          <table:table-cell table:formula="of:=SUMIF([$ProxyBA12.$A$2:$ProxyBA12.$A$101];[.$A$1]&amp;&quot;_&quot;&amp;[.$A9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9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9];[$ProxyBA12.J$2:$ProxyBA12.J$112])" office:value-type="float" office:value="0" calcext:value-type="float">
            <text:p>0</text:p>
          </table:table-cell>
          <table:table-cell table:formula="of:=IF([.F9]=0;0;INTERCEPT([.F$2:.F$10];[$tmp.$A$2:$tmp.$A$10])+SLOPE([.F$2:.F$10];[$tmp.$A$2:$tmp.$A$10])*[$tmp.$A9])" office:value-type="float" office:value="0" calcext:value-type="float">
            <text:p>0</text:p>
          </table:table-cell>
          <table:table-cell table:formula="of:=SUMIF([$HospNew.$A$2:$HospNew.$A$101];[.$A$1]&amp;&quot;_&quot;&amp;[.$A9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9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9];[$HospNew.J$2:$HospNew.J$112])" office:value-type="float" office:value="0" calcext:value-type="float">
            <text:p>0</text:p>
          </table:table-cell>
          <table:table-cell table:formula="of:=IF([.J9]=0;0;INTERCEPT([.J$2:.J$10];[$tmp.$A$2:$tmp.$A$10])+SLOPE([.J$2:.J$10];[$tmp.$A$2:$tmp.$A$10])*[$tmp.$A9])" office:value-type="float" office:value="0" calcext:value-type="float">
            <text:p>0</text:p>
          </table:table-cell>
          <table:table-cell table:formula="of:=SUMIF([$ProxyNew.$A$2:$ProxyNew.$A$101];[.$A$1]&amp;&quot;_&quot;&amp;[.$A9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9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9];[$ProxyNew.J$2:$ProxyNew.J$112])" office:value-type="float" office:value="0" calcext:value-type="float">
            <text:p>0</text:p>
          </table:table-cell>
          <table:table-cell table:formula="of:=IF([.N9]=0;0;INTERCEPT([.N$2:.N$10];[$tmp.$A$2:$tmp.$A$10])+SLOPE([.N$2:.N$10];[$tmp.$A$2:$tmp.$A$10])*[$tmp.$A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IF([.B10]=0;0;INTERCEPT([.B$2:.B$10];[$tmp.$A$2:$tmp.$A$10])+SLOPE([.B$2:.B$10];[$tmp.$A$2:$tmp.$A$10])*[$tmp.$A10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IF([.F10]=0;0;INTERCEPT([.F$2:.F$10];[$tmp.$A$2:$tmp.$A$10])+SLOPE([.F$2:.F$10];[$tmp.$A$2:$tmp.$A$10])*[$tmp.$A10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10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10];[$HospNew.J$2:$HospNew.J$112])" office:value-type="float" office:value="0" calcext:value-type="float">
            <text:p>0</text:p>
          </table:table-cell>
          <table:table-cell table:formula="of:=IF([.J10]=0;0;INTERCEPT([.J$2:.J$10];[$tmp.$A$2:$tmp.$A$10])+SLOPE([.J$2:.J$10];[$tmp.$A$2:$tmp.$A$10])*[$tmp.$A10])" office:value-type="float" office:value="0" calcext:value-type="float">
            <text:p>0</text:p>
          </table:table-cell>
          <table:table-cell table:formula="of:=SUMIF([$ProxyNew.$A$2:$ProxyNew.$A$101];[.$A$1]&amp;&quot;_&quot;&amp;[.$A10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10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10];[$ProxyNew.J$2:$ProxyNew.J$112])" office:value-type="float" office:value="0" calcext:value-type="float">
            <text:p>0</text:p>
          </table:table-cell>
          <table:table-cell table:formula="of:=IF([.N10]=0;0;INTERCEPT([.N$2:.N$10];[$tmp.$A$2:$tmp.$A$10])+SLOPE([.N$2:.N$10];[$tmp.$A$2:$tmp.$A$10])*[$tmp.$A10])" office:value-type="float" office:value="0" calcext:value-type="float">
            <text:p>0</text:p>
          </table:table-cell>
        </table:table-row>
      </table:table>
      <table:table table:name="secboost45" table:style-name="ta1">
        <office:forms form:automatic-focus="false" form:apply-design-mode="false"/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secboost45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2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2];[$HospBA12.J$2:$HospBA12.J$112])" office:value-type="float" office:value="0" calcext:value-type="float">
            <text:p>0</text:p>
          </table:table-cell>
          <table:table-cell table:formula="of:=IF([.B2]=0;0;INTERCEPT([.B$2:.B$10];[$tmp.$A$2:$tmp.$A$10])+SLOPE([.B$2:.B$10];[$tmp.$A$2:$tmp.$A$10])*[$tmp.$A2])" office:value-type="float" office:value="0" calcext:value-type="float">
            <text:p>0</text:p>
          </table:table-cell>
          <table:table-cell table:formula="of:=SUMIF([$ProxyBA12.$A$2:$ProxyBA12.$A$101];[.$A$1]&amp;&quot;_&quot;&amp;[.$A2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2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2];[$ProxyBA12.J$2:$ProxyBA12.J$112])" office:value-type="float" office:value="0" calcext:value-type="float">
            <text:p>0</text:p>
          </table:table-cell>
          <table:table-cell table:formula="of:=IF([.F2]=0;0;INTERCEPT([.F$2:.F$10];[$tmp.$A$2:$tmp.$A$10])+SLOPE([.F$2:.F$10];[$tmp.$A$2:$tmp.$A$10])*[$tmp.$A2])" office:value-type="float" office:value="0" calcext:value-type="float">
            <text:p>0</text:p>
          </table:table-cell>
          <table:table-cell table:formula="of:=SUMIF([$HospNew.$A$2:$HospNew.$A$101];[.$A$1]&amp;&quot;_&quot;&amp;[.$A2];[$HospNew.H$2:$HospNew.H$112])" office:value-type="float" office:value="0.769211018943997" calcext:value-type="float">
            <text:p>0.769211018943997</text:p>
          </table:table-cell>
          <table:table-cell table:formula="of:=SUMIF([$HospNew.$A$2:$HospNew.$A$101];[.$A$1]&amp;&quot;_&quot;&amp;[.$A2];[$HospNew.I$2:$HospNew.I$112])" office:value-type="float" office:value="0.815333708127291" calcext:value-type="float">
            <text:p>0.815333708127291</text:p>
          </table:table-cell>
          <table:table-cell table:formula="of:=SUMIF([$HospNew.$A$2:$HospNew.$A$101];[.$A$1]&amp;&quot;_&quot;&amp;[.$A2];[$HospNew.J$2:$HospNew.J$112])" office:value-type="float" office:value="0.711568617982631" calcext:value-type="float">
            <text:p>0.711568617982631</text:p>
          </table:table-cell>
          <table:table-cell table:formula="of:=IF([.J2]=0;0;INTERCEPT([.J$2:.J$10];[$tmp.$A$2:$tmp.$A$10])+SLOPE([.J$2:.J$10];[$tmp.$A$2:$tmp.$A$10])*[$tmp.$A2])" office:value-type="float" office:value="0.599004006538441" calcext:value-type="float">
            <text:p>0.599004006538441</text:p>
          </table:table-cell>
          <table:table-cell table:formula="of:=SUMIF([$ProxyNew.$A$2:$ProxyNew.$A$101];[.$A$1]&amp;&quot;_&quot;&amp;[.$A2];[$ProxyNew.H$2:$ProxyNew.H$112])" office:value-type="float" office:value="0.807632166190161" calcext:value-type="float">
            <text:p>0.807632166190161</text:p>
          </table:table-cell>
          <table:table-cell table:formula="of:=SUMIF([$ProxyNew.$A$2:$ProxyNew.$A$101];[.$A$1]&amp;&quot;_&quot;&amp;[.$A2];[$ProxyNew.I$2:$ProxyNew.I$112])" office:value-type="float" office:value="0.864258707066161" calcext:value-type="float">
            <text:p>0.864258707066161</text:p>
          </table:table-cell>
          <table:table-cell table:formula="of:=SUMIF([$ProxyNew.$A$2:$ProxyNew.$A$101];[.$A$1]&amp;&quot;_&quot;&amp;[.$A2];[$ProxyNew.J$2:$ProxyNew.J$112])" office:value-type="float" office:value="0.727383004206934" calcext:value-type="float">
            <text:p>0.727383004206934</text:p>
          </table:table-cell>
          <table:table-cell table:formula="of:=IF([.N2]=0;0;INTERCEPT([.N$2:.N$10];[$tmp.$A$2:$tmp.$A$10])+SLOPE([.N$2:.N$10];[$tmp.$A$2:$tmp.$A$10])*[$tmp.$A2])" office:value-type="float" office:value="0.652972392725277" calcext:value-type="float">
            <text:p>0.652972392725277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3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3];[$HospBA12.J$2:$HospBA12.J$112])" office:value-type="float" office:value="0" calcext:value-type="float">
            <text:p>0</text:p>
          </table:table-cell>
          <table:table-cell table:formula="of:=IF([.B3]=0;0;INTERCEPT([.B$2:.B$10];[$tmp.$A$2:$tmp.$A$10])+SLOPE([.B$2:.B$10];[$tmp.$A$2:$tmp.$A$10])*[$tmp.$A3])" office:value-type="float" office:value="0" calcext:value-type="float">
            <text:p>0</text:p>
          </table:table-cell>
          <table:table-cell table:formula="of:=SUMIF([$ProxyBA12.$A$2:$ProxyBA12.$A$101];[.$A$1]&amp;&quot;_&quot;&amp;[.$A3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3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3];[$ProxyBA12.J$2:$ProxyBA12.J$112])" office:value-type="float" office:value="0" calcext:value-type="float">
            <text:p>0</text:p>
          </table:table-cell>
          <table:table-cell table:formula="of:=IF([.F3]=0;0;INTERCEPT([.F$2:.F$10];[$tmp.$A$2:$tmp.$A$10])+SLOPE([.F$2:.F$10];[$tmp.$A$2:$tmp.$A$10])*[$tmp.$A3])" office:value-type="float" office:value="0" calcext:value-type="float">
            <text:p>0</text:p>
          </table:table-cell>
          <table:table-cell table:formula="of:=SUMIF([$HospNew.$A$2:$HospNew.$A$101];[.$A$1]&amp;&quot;_&quot;&amp;[.$A3];[$HospNew.H$2:$HospNew.H$112])" office:value-type="float" office:value="0.710320292306024" calcext:value-type="float">
            <text:p>0.710320292306024</text:p>
          </table:table-cell>
          <table:table-cell table:formula="of:=SUMIF([$HospNew.$A$2:$HospNew.$A$101];[.$A$1]&amp;&quot;_&quot;&amp;[.$A3];[$HospNew.I$2:$HospNew.I$112])" office:value-type="float" office:value="0.778171620276524" calcext:value-type="float">
            <text:p>0.778171620276524</text:p>
          </table:table-cell>
          <table:table-cell table:formula="of:=SUMIF([$HospNew.$A$2:$HospNew.$A$101];[.$A$1]&amp;&quot;_&quot;&amp;[.$A3];[$HospNew.J$2:$HospNew.J$112])" office:value-type="float" office:value="0.621715070207554" calcext:value-type="float">
            <text:p>0.621715070207554</text:p>
          </table:table-cell>
          <table:table-cell table:formula="of:=IF([.J3]=0;0;INTERCEPT([.J$2:.J$10];[$tmp.$A$2:$tmp.$A$10])+SLOPE([.J$2:.J$10];[$tmp.$A$2:$tmp.$A$10])*[$tmp.$A3])" office:value-type="float" office:value="0.500285715266578" calcext:value-type="float">
            <text:p>0.500285715266578</text:p>
          </table:table-cell>
          <table:table-cell table:formula="of:=SUMIF([$ProxyNew.$A$2:$ProxyNew.$A$101];[.$A$1]&amp;&quot;_&quot;&amp;[.$A3];[$ProxyNew.H$2:$ProxyNew.H$112])" office:value-type="float" office:value="0.684996667938479" calcext:value-type="float">
            <text:p>0.684996667938479</text:p>
          </table:table-cell>
          <table:table-cell table:formula="of:=SUMIF([$ProxyNew.$A$2:$ProxyNew.$A$101];[.$A$1]&amp;&quot;_&quot;&amp;[.$A3];[$ProxyNew.I$2:$ProxyNew.I$112])" office:value-type="float" office:value="0.78108834744098" calcext:value-type="float">
            <text:p>0.78108834744098</text:p>
          </table:table-cell>
          <table:table-cell table:formula="of:=SUMIF([$ProxyNew.$A$2:$ProxyNew.$A$101];[.$A$1]&amp;&quot;_&quot;&amp;[.$A3];[$ProxyNew.J$2:$ProxyNew.J$112])" office:value-type="float" office:value="0.546725365918523" calcext:value-type="float">
            <text:p>0.546725365918523</text:p>
          </table:table-cell>
          <table:table-cell table:formula="of:=IF([.N3]=0;0;INTERCEPT([.N$2:.N$10];[$tmp.$A$2:$tmp.$A$10])+SLOPE([.N$2:.N$10];[$tmp.$A$2:$tmp.$A$10])*[$tmp.$A3])" office:value-type="float" office:value="0.546504483108809" calcext:value-type="float">
            <text:p>0.546504483108809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4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4];[$HospBA12.J$2:$HospBA12.J$112])" office:value-type="float" office:value="0" calcext:value-type="float">
            <text:p>0</text:p>
          </table:table-cell>
          <table:table-cell table:formula="of:=IF([.B4]=0;0;INTERCEPT([.B$2:.B$10];[$tmp.$A$2:$tmp.$A$10])+SLOPE([.B$2:.B$10];[$tmp.$A$2:$tmp.$A$10])*[$tmp.$A4])" office:value-type="float" office:value="0" calcext:value-type="float">
            <text:p>0</text:p>
          </table:table-cell>
          <table:table-cell table:formula="of:=SUMIF([$ProxyBA12.$A$2:$ProxyBA12.$A$101];[.$A$1]&amp;&quot;_&quot;&amp;[.$A4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4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4];[$ProxyBA12.J$2:$ProxyBA12.J$112])" office:value-type="float" office:value="0" calcext:value-type="float">
            <text:p>0</text:p>
          </table:table-cell>
          <table:table-cell table:formula="of:=IF([.F4]=0;0;INTERCEPT([.F$2:.F$10];[$tmp.$A$2:$tmp.$A$10])+SLOPE([.F$2:.F$10];[$tmp.$A$2:$tmp.$A$10])*[$tmp.$A4])" office:value-type="float" office:value="0" calcext:value-type="float">
            <text:p>0</text:p>
          </table:table-cell>
          <table:table-cell table:formula="of:=SUMIF([$HospNew.$A$2:$HospNew.$A$101];[.$A$1]&amp;&quot;_&quot;&amp;[.$A4];[$HospNew.H$2:$HospNew.H$112])" office:value-type="float" office:value="0.35764626180887" calcext:value-type="float">
            <text:p>0.35764626180887</text:p>
          </table:table-cell>
          <table:table-cell table:formula="of:=SUMIF([$HospNew.$A$2:$HospNew.$A$101];[.$A$1]&amp;&quot;_&quot;&amp;[.$A4];[$HospNew.I$2:$HospNew.I$112])" office:value-type="float" office:value="0.630069897034557" calcext:value-type="float">
            <text:p>0.630069897034557</text:p>
          </table:table-cell>
          <table:table-cell table:formula="of:=SUMIF([$HospNew.$A$2:$HospNew.$A$101];[.$A$1]&amp;&quot;_&quot;&amp;[.$A4];[$HospNew.J$2:$HospNew.J$112])" office:value-type="float" office:value="-0.115395372424351" calcext:value-type="float">
            <text:p>-0.115395372424351</text:p>
          </table:table-cell>
          <table:table-cell table:formula="of:=IF([.J4]=0;0;INTERCEPT([.J$2:.J$10];[$tmp.$A$2:$tmp.$A$10])+SLOPE([.J$2:.J$10];[$tmp.$A$2:$tmp.$A$10])*[$tmp.$A4])" office:value-type="float" office:value="0.401567423994715" calcext:value-type="float">
            <text:p>0.401567423994715</text:p>
          </table:table-cell>
          <table:table-cell table:formula="of:=SUMIF([$ProxyNew.$A$2:$ProxyNew.$A$101];[.$A$1]&amp;&quot;_&quot;&amp;[.$A4];[$ProxyNew.H$2:$ProxyNew.H$112])" office:value-type="float" office:value="0.551277954206001" calcext:value-type="float">
            <text:p>0.551277954206001</text:p>
          </table:table-cell>
          <table:table-cell table:formula="of:=SUMIF([$ProxyNew.$A$2:$ProxyNew.$A$101];[.$A$1]&amp;&quot;_&quot;&amp;[.$A4];[$ProxyNew.I$2:$ProxyNew.I$112])" office:value-type="float" office:value="0.833477319678648" calcext:value-type="float">
            <text:p>0.833477319678648</text:p>
          </table:table-cell>
          <table:table-cell table:formula="of:=SUMIF([$ProxyNew.$A$2:$ProxyNew.$A$101];[.$A$1]&amp;&quot;_&quot;&amp;[.$A4];[$ProxyNew.J$2:$ProxyNew.J$112])" office:value-type="float" office:value="-0.209153455811471" calcext:value-type="float">
            <text:p>-0.209153455811471</text:p>
          </table:table-cell>
          <table:table-cell table:formula="of:=IF([.N4]=0;0;INTERCEPT([.N$2:.N$10];[$tmp.$A$2:$tmp.$A$10])+SLOPE([.N$2:.N$10];[$tmp.$A$2:$tmp.$A$10])*[$tmp.$A4])" office:value-type="float" office:value="0.440036573492341" calcext:value-type="float">
            <text:p>0.440036573492341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5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5];[$HospBA12.J$2:$HospBA12.J$112])" office:value-type="float" office:value="0" calcext:value-type="float">
            <text:p>0</text:p>
          </table:table-cell>
          <table:table-cell table:formula="of:=IF([.B5]=0;0;INTERCEPT([.B$2:.B$10];[$tmp.$A$2:$tmp.$A$10])+SLOPE([.B$2:.B$10];[$tmp.$A$2:$tmp.$A$10])*[$tmp.$A5])" office:value-type="float" office:value="0" calcext:value-type="float">
            <text:p>0</text:p>
          </table:table-cell>
          <table:table-cell table:formula="of:=SUMIF([$ProxyBA12.$A$2:$ProxyBA12.$A$101];[.$A$1]&amp;&quot;_&quot;&amp;[.$A5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5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5];[$ProxyBA12.J$2:$ProxyBA12.J$112])" office:value-type="float" office:value="0" calcext:value-type="float">
            <text:p>0</text:p>
          </table:table-cell>
          <table:table-cell table:formula="of:=IF([.F5]=0;0;INTERCEPT([.F$2:.F$10];[$tmp.$A$2:$tmp.$A$10])+SLOPE([.F$2:.F$10];[$tmp.$A$2:$tmp.$A$10])*[$tmp.$A5])" office:value-type="float" office:value="0" calcext:value-type="float">
            <text:p>0</text:p>
          </table:table-cell>
          <table:table-cell table:formula="of:=SUMIF([$HospNew.$A$2:$HospNew.$A$101];[.$A$1]&amp;&quot;_&quot;&amp;[.$A5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5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5];[$HospNew.J$2:$HospNew.J$112])" office:value-type="float" office:value="0" calcext:value-type="float">
            <text:p>0</text:p>
          </table:table-cell>
          <table:table-cell table:formula="of:=IF([.J5]=0;0;INTERCEPT([.J$2:.J$10];[$tmp.$A$2:$tmp.$A$10])+SLOPE([.J$2:.J$10];[$tmp.$A$2:$tmp.$A$10])*[$tmp.$A5])" office:value-type="float" office:value="0" calcext:value-type="float">
            <text:p>0</text:p>
          </table:table-cell>
          <table:table-cell table:formula="of:=SUMIF([$ProxyNew.$A$2:$ProxyNew.$A$101];[.$A$1]&amp;&quot;_&quot;&amp;[.$A5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5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5];[$ProxyNew.J$2:$ProxyNew.J$112])" office:value-type="float" office:value="0" calcext:value-type="float">
            <text:p>0</text:p>
          </table:table-cell>
          <table:table-cell table:formula="of:=IF([.N5]=0;0;INTERCEPT([.N$2:.N$10];[$tmp.$A$2:$tmp.$A$10])+SLOPE([.N$2:.N$10];[$tmp.$A$2:$tmp.$A$10])*[$tmp.$A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6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6];[$HospBA12.J$2:$HospBA12.J$112])" office:value-type="float" office:value="0" calcext:value-type="float">
            <text:p>0</text:p>
          </table:table-cell>
          <table:table-cell table:formula="of:=IF([.B6]=0;0;INTERCEPT([.B$2:.B$10];[$tmp.$A$2:$tmp.$A$10])+SLOPE([.B$2:.B$10];[$tmp.$A$2:$tmp.$A$10])*[$tmp.$A6])" office:value-type="float" office:value="0" calcext:value-type="float">
            <text:p>0</text:p>
          </table:table-cell>
          <table:table-cell table:formula="of:=SUMIF([$ProxyBA12.$A$2:$ProxyBA12.$A$101];[.$A$1]&amp;&quot;_&quot;&amp;[.$A6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6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6];[$ProxyBA12.J$2:$ProxyBA12.J$112])" office:value-type="float" office:value="0" calcext:value-type="float">
            <text:p>0</text:p>
          </table:table-cell>
          <table:table-cell table:formula="of:=IF([.F6]=0;0;INTERCEPT([.F$2:.F$10];[$tmp.$A$2:$tmp.$A$10])+SLOPE([.F$2:.F$10];[$tmp.$A$2:$tmp.$A$10])*[$tmp.$A6])" office:value-type="float" office:value="0" calcext:value-type="float">
            <text:p>0</text:p>
          </table:table-cell>
          <table:table-cell table:formula="of:=SUMIF([$HospNew.$A$2:$HospNew.$A$101];[.$A$1]&amp;&quot;_&quot;&amp;[.$A6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6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6];[$HospNew.J$2:$HospNew.J$112])" office:value-type="float" office:value="0" calcext:value-type="float">
            <text:p>0</text:p>
          </table:table-cell>
          <table:table-cell table:formula="of:=IF([.J6]=0;0;INTERCEPT([.J$2:.J$10];[$tmp.$A$2:$tmp.$A$10])+SLOPE([.J$2:.J$10];[$tmp.$A$2:$tmp.$A$10])*[$tmp.$A6])" office:value-type="float" office:value="0" calcext:value-type="float">
            <text:p>0</text:p>
          </table:table-cell>
          <table:table-cell table:formula="of:=SUMIF([$ProxyNew.$A$2:$ProxyNew.$A$101];[.$A$1]&amp;&quot;_&quot;&amp;[.$A6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6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6];[$ProxyNew.J$2:$ProxyNew.J$112])" office:value-type="float" office:value="0" calcext:value-type="float">
            <text:p>0</text:p>
          </table:table-cell>
          <table:table-cell table:formula="of:=IF([.N6]=0;0;INTERCEPT([.N$2:.N$10];[$tmp.$A$2:$tmp.$A$10])+SLOPE([.N$2:.N$10];[$tmp.$A$2:$tmp.$A$10])*[$tmp.$A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7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7];[$HospBA12.J$2:$HospBA12.J$112])" office:value-type="float" office:value="0" calcext:value-type="float">
            <text:p>0</text:p>
          </table:table-cell>
          <table:table-cell table:formula="of:=IF([.B7]=0;0;INTERCEPT([.B$2:.B$10];[$tmp.$A$2:$tmp.$A$10])+SLOPE([.B$2:.B$10];[$tmp.$A$2:$tmp.$A$10])*[$tmp.$A7])" office:value-type="float" office:value="0" calcext:value-type="float">
            <text:p>0</text:p>
          </table:table-cell>
          <table:table-cell table:formula="of:=SUMIF([$ProxyBA12.$A$2:$ProxyBA12.$A$101];[.$A$1]&amp;&quot;_&quot;&amp;[.$A7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7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7];[$ProxyBA12.J$2:$ProxyBA12.J$112])" office:value-type="float" office:value="0" calcext:value-type="float">
            <text:p>0</text:p>
          </table:table-cell>
          <table:table-cell table:formula="of:=IF([.F7]=0;0;INTERCEPT([.F$2:.F$10];[$tmp.$A$2:$tmp.$A$10])+SLOPE([.F$2:.F$10];[$tmp.$A$2:$tmp.$A$10])*[$tmp.$A7])" office:value-type="float" office:value="0" calcext:value-type="float">
            <text:p>0</text:p>
          </table:table-cell>
          <table:table-cell table:formula="of:=SUMIF([$HospNew.$A$2:$HospNew.$A$101];[.$A$1]&amp;&quot;_&quot;&amp;[.$A7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7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7];[$HospNew.J$2:$HospNew.J$112])" office:value-type="float" office:value="0" calcext:value-type="float">
            <text:p>0</text:p>
          </table:table-cell>
          <table:table-cell table:formula="of:=IF([.J7]=0;0;INTERCEPT([.J$2:.J$10];[$tmp.$A$2:$tmp.$A$10])+SLOPE([.J$2:.J$10];[$tmp.$A$2:$tmp.$A$10])*[$tmp.$A7])" office:value-type="float" office:value="0" calcext:value-type="float">
            <text:p>0</text:p>
          </table:table-cell>
          <table:table-cell table:formula="of:=SUMIF([$ProxyNew.$A$2:$ProxyNew.$A$101];[.$A$1]&amp;&quot;_&quot;&amp;[.$A7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7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7];[$ProxyNew.J$2:$ProxyNew.J$112])" office:value-type="float" office:value="0" calcext:value-type="float">
            <text:p>0</text:p>
          </table:table-cell>
          <table:table-cell table:formula="of:=IF([.N7]=0;0;INTERCEPT([.N$2:.N$10];[$tmp.$A$2:$tmp.$A$10])+SLOPE([.N$2:.N$10];[$tmp.$A$2:$tmp.$A$10])*[$tmp.$A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8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8];[$HospBA12.J$2:$HospBA12.J$112])" office:value-type="float" office:value="0" calcext:value-type="float">
            <text:p>0</text:p>
          </table:table-cell>
          <table:table-cell table:formula="of:=IF([.B8]=0;0;INTERCEPT([.B$2:.B$10];[$tmp.$A$2:$tmp.$A$10])+SLOPE([.B$2:.B$10];[$tmp.$A$2:$tmp.$A$10])*[$tmp.$A8])" office:value-type="float" office:value="0" calcext:value-type="float">
            <text:p>0</text:p>
          </table:table-cell>
          <table:table-cell table:formula="of:=SUMIF([$ProxyBA12.$A$2:$ProxyBA12.$A$101];[.$A$1]&amp;&quot;_&quot;&amp;[.$A8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8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8];[$ProxyBA12.J$2:$ProxyBA12.J$112])" office:value-type="float" office:value="0" calcext:value-type="float">
            <text:p>0</text:p>
          </table:table-cell>
          <table:table-cell table:formula="of:=IF([.F8]=0;0;INTERCEPT([.F$2:.F$10];[$tmp.$A$2:$tmp.$A$10])+SLOPE([.F$2:.F$10];[$tmp.$A$2:$tmp.$A$10])*[$tmp.$A8])" office:value-type="float" office:value="0" calcext:value-type="float">
            <text:p>0</text:p>
          </table:table-cell>
          <table:table-cell table:formula="of:=SUMIF([$HospNew.$A$2:$HospNew.$A$101];[.$A$1]&amp;&quot;_&quot;&amp;[.$A8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8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8];[$HospNew.J$2:$HospNew.J$112])" office:value-type="float" office:value="0" calcext:value-type="float">
            <text:p>0</text:p>
          </table:table-cell>
          <table:table-cell table:formula="of:=IF([.J8]=0;0;INTERCEPT([.J$2:.J$10];[$tmp.$A$2:$tmp.$A$10])+SLOPE([.J$2:.J$10];[$tmp.$A$2:$tmp.$A$10])*[$tmp.$A8])" office:value-type="float" office:value="0" calcext:value-type="float">
            <text:p>0</text:p>
          </table:table-cell>
          <table:table-cell table:formula="of:=SUMIF([$ProxyNew.$A$2:$ProxyNew.$A$101];[.$A$1]&amp;&quot;_&quot;&amp;[.$A8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8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8];[$ProxyNew.J$2:$ProxyNew.J$112])" office:value-type="float" office:value="0" calcext:value-type="float">
            <text:p>0</text:p>
          </table:table-cell>
          <table:table-cell table:formula="of:=IF([.N8]=0;0;INTERCEPT([.N$2:.N$10];[$tmp.$A$2:$tmp.$A$10])+SLOPE([.N$2:.N$10];[$tmp.$A$2:$tmp.$A$10])*[$tmp.$A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9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9];[$HospBA12.J$2:$HospBA12.J$112])" office:value-type="float" office:value="0" calcext:value-type="float">
            <text:p>0</text:p>
          </table:table-cell>
          <table:table-cell table:formula="of:=IF([.B9]=0;0;INTERCEPT([.B$2:.B$10];[$tmp.$A$2:$tmp.$A$10])+SLOPE([.B$2:.B$10];[$tmp.$A$2:$tmp.$A$10])*[$tmp.$A9])" office:value-type="float" office:value="0" calcext:value-type="float">
            <text:p>0</text:p>
          </table:table-cell>
          <table:table-cell table:formula="of:=SUMIF([$ProxyBA12.$A$2:$ProxyBA12.$A$101];[.$A$1]&amp;&quot;_&quot;&amp;[.$A9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9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9];[$ProxyBA12.J$2:$ProxyBA12.J$112])" office:value-type="float" office:value="0" calcext:value-type="float">
            <text:p>0</text:p>
          </table:table-cell>
          <table:table-cell table:formula="of:=IF([.F9]=0;0;INTERCEPT([.F$2:.F$10];[$tmp.$A$2:$tmp.$A$10])+SLOPE([.F$2:.F$10];[$tmp.$A$2:$tmp.$A$10])*[$tmp.$A9])" office:value-type="float" office:value="0" calcext:value-type="float">
            <text:p>0</text:p>
          </table:table-cell>
          <table:table-cell table:formula="of:=SUMIF([$HospNew.$A$2:$HospNew.$A$101];[.$A$1]&amp;&quot;_&quot;&amp;[.$A9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9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9];[$HospNew.J$2:$HospNew.J$112])" office:value-type="float" office:value="0" calcext:value-type="float">
            <text:p>0</text:p>
          </table:table-cell>
          <table:table-cell table:formula="of:=IF([.J9]=0;0;INTERCEPT([.J$2:.J$10];[$tmp.$A$2:$tmp.$A$10])+SLOPE([.J$2:.J$10];[$tmp.$A$2:$tmp.$A$10])*[$tmp.$A9])" office:value-type="float" office:value="0" calcext:value-type="float">
            <text:p>0</text:p>
          </table:table-cell>
          <table:table-cell table:formula="of:=SUMIF([$ProxyNew.$A$2:$ProxyNew.$A$101];[.$A$1]&amp;&quot;_&quot;&amp;[.$A9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9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9];[$ProxyNew.J$2:$ProxyNew.J$112])" office:value-type="float" office:value="0" calcext:value-type="float">
            <text:p>0</text:p>
          </table:table-cell>
          <table:table-cell table:formula="of:=IF([.N9]=0;0;INTERCEPT([.N$2:.N$10];[$tmp.$A$2:$tmp.$A$10])+SLOPE([.N$2:.N$10];[$tmp.$A$2:$tmp.$A$10])*[$tmp.$A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IF([.B10]=0;0;INTERCEPT([.B$2:.B$10];[$tmp.$A$2:$tmp.$A$10])+SLOPE([.B$2:.B$10];[$tmp.$A$2:$tmp.$A$10])*[$tmp.$A10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IF([.F10]=0;0;INTERCEPT([.F$2:.F$10];[$tmp.$A$2:$tmp.$A$10])+SLOPE([.F$2:.F$10];[$tmp.$A$2:$tmp.$A$10])*[$tmp.$A10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10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10];[$HospNew.J$2:$HospNew.J$112])" office:value-type="float" office:value="0" calcext:value-type="float">
            <text:p>0</text:p>
          </table:table-cell>
          <table:table-cell table:formula="of:=IF([.J10]=0;0;INTERCEPT([.J$2:.J$10];[$tmp.$A$2:$tmp.$A$10])+SLOPE([.J$2:.J$10];[$tmp.$A$2:$tmp.$A$10])*[$tmp.$A10])" office:value-type="float" office:value="0" calcext:value-type="float">
            <text:p>0</text:p>
          </table:table-cell>
          <table:table-cell table:formula="of:=SUMIF([$ProxyNew.$A$2:$ProxyNew.$A$101];[.$A$1]&amp;&quot;_&quot;&amp;[.$A10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10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10];[$ProxyNew.J$2:$ProxyNew.J$112])" office:value-type="float" office:value="0" calcext:value-type="float">
            <text:p>0</text:p>
          </table:table-cell>
          <table:table-cell table:formula="of:=IF([.N10]=0;0;INTERCEPT([.N$2:.N$10];[$tmp.$A$2:$tmp.$A$10])+SLOPE([.N$2:.N$10];[$tmp.$A$2:$tmp.$A$10])*[$tmp.$A10])" office:value-type="float" office:value="0" calcext:value-type="float">
            <text:p>0</text:p>
          </table:table-cell>
        </table:table-row>
      </table:table>
      <table:table table:name="hybridfull" table:style-name="ta1">
        <office:forms form:automatic-focus="false" form:apply-design-mode="false"/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hybridfull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.93422619875017" calcext:value-type="float">
            <text:p>0.93422619875017</text:p>
          </table:table-cell>
          <table:table-cell table:formula="of:=SUMIF([$HospBA12.$A$2:$HospBA12.$A$101];[.$A$1]&amp;&quot;_&quot;&amp;[.$A2];[$HospBA12.I$2:$HospBA12.I$112])" office:value-type="float" office:value="0.967125624139748" calcext:value-type="float">
            <text:p>0.967125624139748</text:p>
          </table:table-cell>
          <table:table-cell table:formula="of:=SUMIF([$HospBA12.$A$2:$HospBA12.$A$101];[.$A$1]&amp;&quot;_&quot;&amp;[.$A2];[$HospBA12.J$2:$HospBA12.J$112])" office:value-type="float" office:value="0.868402279354514" calcext:value-type="float">
            <text:p>0.868402279354514</text:p>
          </table:table-cell>
          <table:table-cell table:formula="of:=IF([.B2]=0;0;INTERCEPT([.B$2:.B$10];[$tmp.$A$2:$tmp.$A$10])+SLOPE([.B$2:.B$10];[$tmp.$A$2:$tmp.$A$10])*[$tmp.$A2])" office:value-type="float" office:value="1.09582266750167" calcext:value-type="float">
            <text:p>1.09582266750167</text:p>
          </table:table-cell>
          <table:table-cell table:formula="of:=SUMIF([$ProxyBA12.$A$2:$ProxyBA12.$A$101];[.$A$1]&amp;&quot;_&quot;&amp;[.$A2];[$ProxyBA12.H$2:$ProxyBA12.H$112])" office:value-type="float" office:value="0.937113445082291" calcext:value-type="float">
            <text:p>0.937113445082291</text:p>
          </table:table-cell>
          <table:table-cell table:formula="of:=SUMIF([$ProxyBA12.$A$2:$ProxyBA12.$A$101];[.$A$1]&amp;&quot;_&quot;&amp;[.$A2];[$ProxyBA12.I$2:$ProxyBA12.I$112])" office:value-type="float" office:value="0.976415166612419" calcext:value-type="float">
            <text:p>0.976415166612419</text:p>
          </table:table-cell>
          <table:table-cell table:formula="of:=SUMIF([$ProxyBA12.$A$2:$ProxyBA12.$A$101];[.$A$1]&amp;&quot;_&quot;&amp;[.$A2];[$ProxyBA12.J$2:$ProxyBA12.J$112])" office:value-type="float" office:value="0.832319409493881" calcext:value-type="float">
            <text:p>0.832319409493881</text:p>
          </table:table-cell>
          <table:table-cell table:formula="of:=IF([.F2]=0;0;INTERCEPT([.F$2:.F$10];[$tmp.$A$2:$tmp.$A$10])+SLOPE([.F$2:.F$10];[$tmp.$A$2:$tmp.$A$10])*[$tmp.$A2])" office:value-type="float" office:value="1.11908499550263" calcext:value-type="float">
            <text:p>1.11908499550263</text:p>
          </table:table-cell>
          <table:table-cell table:formula="of:=SUMIF([$HospNew.$A$2:$HospNew.$A$101];[.$A$1]&amp;&quot;_&quot;&amp;[.$A2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2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2];[$HospNew.J$2:$HospNew.J$112])" office:value-type="float" office:value="0" calcext:value-type="float">
            <text:p>0</text:p>
          </table:table-cell>
          <table:table-cell table:formula="of:=IF([.J2]=0;0;INTERCEPT([.J$2:.J$10];[$tmp.$A$2:$tmp.$A$10])+SLOPE([.J$2:.J$10];[$tmp.$A$2:$tmp.$A$10])*[$tmp.$A2])" office:value-type="float" office:value="0" calcext:value-type="float">
            <text:p>0</text:p>
          </table:table-cell>
          <table:table-cell table:formula="of:=SUMIF([$ProxyNew.$A$2:$ProxyNew.$A$101];[.$A$1]&amp;&quot;_&quot;&amp;[.$A2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2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2];[$ProxyNew.J$2:$ProxyNew.J$112])" office:value-type="float" office:value="0" calcext:value-type="float">
            <text:p>0</text:p>
          </table:table-cell>
          <table:table-cell table:formula="of:=IF([.N2]=0;0;INTERCEPT([.N$2:.N$10];[$tmp.$A$2:$tmp.$A$10])+SLOPE([.N$2:.N$10];[$tmp.$A$2:$tmp.$A$10])*[$tmp.$A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.888348223072835" calcext:value-type="float">
            <text:p>0.888348223072835</text:p>
          </table:table-cell>
          <table:table-cell table:formula="of:=SUMIF([$HospBA12.$A$2:$HospBA12.$A$101];[.$A$1]&amp;&quot;_&quot;&amp;[.$A3];[$HospBA12.I$2:$HospBA12.I$112])" office:value-type="float" office:value="0.910118802761147" calcext:value-type="float">
            <text:p>0.910118802761147</text:p>
          </table:table-cell>
          <table:table-cell table:formula="of:=SUMIF([$HospBA12.$A$2:$HospBA12.$A$101];[.$A$1]&amp;&quot;_&quot;&amp;[.$A3];[$HospBA12.J$2:$HospBA12.J$112])" office:value-type="float" office:value="0.861304481093353" calcext:value-type="float">
            <text:p>0.861304481093353</text:p>
          </table:table-cell>
          <table:table-cell table:formula="of:=IF([.B3]=0;0;INTERCEPT([.B$2:.B$10];[$tmp.$A$2:$tmp.$A$10])+SLOPE([.B$2:.B$10];[$tmp.$A$2:$tmp.$A$10])*[$tmp.$A3])" office:value-type="float" office:value="0.979706568129861" calcext:value-type="float">
            <text:p>0.979706568129861</text:p>
          </table:table-cell>
          <table:table-cell table:formula="of:=SUMIF([$ProxyBA12.$A$2:$ProxyBA12.$A$101];[.$A$1]&amp;&quot;_&quot;&amp;[.$A3];[$ProxyBA12.H$2:$ProxyBA12.H$112])" office:value-type="float" office:value="0.917105879569216" calcext:value-type="float">
            <text:p>0.917105879569216</text:p>
          </table:table-cell>
          <table:table-cell table:formula="of:=SUMIF([$ProxyBA12.$A$2:$ProxyBA12.$A$101];[.$A$1]&amp;&quot;_&quot;&amp;[.$A3];[$ProxyBA12.I$2:$ProxyBA12.I$112])" office:value-type="float" office:value="0.941183878189348" calcext:value-type="float">
            <text:p>0.941183878189348</text:p>
          </table:table-cell>
          <table:table-cell table:formula="of:=SUMIF([$ProxyBA12.$A$2:$ProxyBA12.$A$101];[.$A$1]&amp;&quot;_&quot;&amp;[.$A3];[$ProxyBA12.J$2:$ProxyBA12.J$112])" office:value-type="float" office:value="0.883170889367466" calcext:value-type="float">
            <text:p>0.883170889367466</text:p>
          </table:table-cell>
          <table:table-cell table:formula="of:=IF([.F3]=0;0;INTERCEPT([.F$2:.F$10];[$tmp.$A$2:$tmp.$A$10])+SLOPE([.F$2:.F$10];[$tmp.$A$2:$tmp.$A$10])*[$tmp.$A3])" office:value-type="float" office:value="1.00429823696751" calcext:value-type="float">
            <text:p>1.00429823696751</text:p>
          </table:table-cell>
          <table:table-cell table:formula="of:=SUMIF([$HospNew.$A$2:$HospNew.$A$101];[.$A$1]&amp;&quot;_&quot;&amp;[.$A3];[$HospNew.H$2:$HospNew.H$112])" office:value-type="float" office:value="0.732092992682036" calcext:value-type="float">
            <text:p>0.732092992682036</text:p>
          </table:table-cell>
          <table:table-cell table:formula="of:=SUMIF([$HospNew.$A$2:$HospNew.$A$101];[.$A$1]&amp;&quot;_&quot;&amp;[.$A3];[$HospNew.I$2:$HospNew.I$112])" office:value-type="float" office:value="0.872410338528271" calcext:value-type="float">
            <text:p>0.872410338528271</text:p>
          </table:table-cell>
          <table:table-cell table:formula="of:=SUMIF([$HospNew.$A$2:$HospNew.$A$101];[.$A$1]&amp;&quot;_&quot;&amp;[.$A3];[$HospNew.J$2:$HospNew.J$112])" office:value-type="float" office:value="0.437460968685372" calcext:value-type="float">
            <text:p>0.437460968685372</text:p>
          </table:table-cell>
          <table:table-cell table:formula="of:=IF([.J3]=0;0;INTERCEPT([.J$2:.J$10];[$tmp.$A$2:$tmp.$A$10])+SLOPE([.J$2:.J$10];[$tmp.$A$2:$tmp.$A$10])*[$tmp.$A3])" office:value-type="float" office:value="0.571892698444545" calcext:value-type="float">
            <text:p>0.571892698444545</text:p>
          </table:table-cell>
          <table:table-cell table:formula="of:=SUMIF([$ProxyNew.$A$2:$ProxyNew.$A$101];[.$A$1]&amp;&quot;_&quot;&amp;[.$A3];[$ProxyNew.H$2:$ProxyNew.H$112])" office:value-type="float" office:value="0.800382453257659" calcext:value-type="float">
            <text:p>0.800382453257659</text:p>
          </table:table-cell>
          <table:table-cell table:formula="of:=SUMIF([$ProxyNew.$A$2:$ProxyNew.$A$101];[.$A$1]&amp;&quot;_&quot;&amp;[.$A3];[$ProxyNew.I$2:$ProxyNew.I$112])" office:value-type="float" office:value="0.950140684467128" calcext:value-type="float">
            <text:p>0.950140684467128</text:p>
          </table:table-cell>
          <table:table-cell table:formula="of:=SUMIF([$ProxyNew.$A$2:$ProxyNew.$A$101];[.$A$1]&amp;&quot;_&quot;&amp;[.$A3];[$ProxyNew.J$2:$ProxyNew.J$112])" office:value-type="float" office:value="0.200808022702208" calcext:value-type="float">
            <text:p>0.200808022702208</text:p>
          </table:table-cell>
          <table:table-cell table:formula="of:=IF([.N3]=0;0;INTERCEPT([.N$2:.N$10];[$tmp.$A$2:$tmp.$A$10])+SLOPE([.N$2:.N$10];[$tmp.$A$2:$tmp.$A$10])*[$tmp.$A3])" office:value-type="float" office:value="0.58232697614662" calcext:value-type="float">
            <text:p>0.58232697614662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.867747927030942" calcext:value-type="float">
            <text:p>0.867747927030942</text:p>
          </table:table-cell>
          <table:table-cell table:formula="of:=SUMIF([$HospBA12.$A$2:$HospBA12.$A$101];[.$A$1]&amp;&quot;_&quot;&amp;[.$A4];[$HospBA12.I$2:$HospBA12.I$112])" office:value-type="float" office:value="0.899909450975282" calcext:value-type="float">
            <text:p>0.899909450975282</text:p>
          </table:table-cell>
          <table:table-cell table:formula="of:=SUMIF([$HospBA12.$A$2:$HospBA12.$A$101];[.$A$1]&amp;&quot;_&quot;&amp;[.$A4];[$HospBA12.J$2:$HospBA12.J$112])" office:value-type="float" office:value="0.825252124450896" calcext:value-type="float">
            <text:p>0.825252124450896</text:p>
          </table:table-cell>
          <table:table-cell table:formula="of:=IF([.B4]=0;0;INTERCEPT([.B$2:.B$10];[$tmp.$A$2:$tmp.$A$10])+SLOPE([.B$2:.B$10];[$tmp.$A$2:$tmp.$A$10])*[$tmp.$A4])" office:value-type="float" office:value="0.863590468758048" calcext:value-type="float">
            <text:p>0.863590468758048</text:p>
          </table:table-cell>
          <table:table-cell table:formula="of:=SUMIF([$ProxyBA12.$A$2:$ProxyBA12.$A$101];[.$A$1]&amp;&quot;_&quot;&amp;[.$A4];[$ProxyBA12.H$2:$ProxyBA12.H$112])" office:value-type="float" office:value="0.919095720857118" calcext:value-type="float">
            <text:p>0.919095720857118</text:p>
          </table:table-cell>
          <table:table-cell table:formula="of:=SUMIF([$ProxyBA12.$A$2:$ProxyBA12.$A$101];[.$A$1]&amp;&quot;_&quot;&amp;[.$A4];[$ProxyBA12.I$2:$ProxyBA12.I$112])" office:value-type="float" office:value="0.950508132014235" calcext:value-type="float">
            <text:p>0.950508132014235</text:p>
          </table:table-cell>
          <table:table-cell table:formula="of:=SUMIF([$ProxyBA12.$A$2:$ProxyBA12.$A$101];[.$A$1]&amp;&quot;_&quot;&amp;[.$A4];[$ProxyBA12.J$2:$ProxyBA12.J$112])" office:value-type="float" office:value="0.867745901498162" calcext:value-type="float">
            <text:p>0.867745901498162</text:p>
          </table:table-cell>
          <table:table-cell table:formula="of:=IF([.F4]=0;0;INTERCEPT([.F$2:.F$10];[$tmp.$A$2:$tmp.$A$10])+SLOPE([.F$2:.F$10];[$tmp.$A$2:$tmp.$A$10])*[$tmp.$A4])" office:value-type="float" office:value="0.889511478432398" calcext:value-type="float">
            <text:p>0.889511478432398</text:p>
          </table:table-cell>
          <table:table-cell table:formula="of:=SUMIF([$HospNew.$A$2:$HospNew.$A$101];[.$A$1]&amp;&quot;_&quot;&amp;[.$A4];[$HospNew.H$2:$HospNew.H$112])" office:value-type="float" office:value="0.841259574081904" calcext:value-type="float">
            <text:p>0.841259574081904</text:p>
          </table:table-cell>
          <table:table-cell table:formula="of:=SUMIF([$HospNew.$A$2:$HospNew.$A$101];[.$A$1]&amp;&quot;_&quot;&amp;[.$A4];[$HospNew.I$2:$HospNew.I$112])" office:value-type="float" office:value="0.920729081145583" calcext:value-type="float">
            <text:p>0.920729081145583</text:p>
          </table:table-cell>
          <table:table-cell table:formula="of:=SUMIF([$HospNew.$A$2:$HospNew.$A$101];[.$A$1]&amp;&quot;_&quot;&amp;[.$A4];[$HospNew.J$2:$HospNew.J$112])" office:value-type="float" office:value="0.682121474245353" calcext:value-type="float">
            <text:p>0.682121474245353</text:p>
          </table:table-cell>
          <table:table-cell table:formula="of:=IF([.J4]=0;0;INTERCEPT([.J$2:.J$10];[$tmp.$A$2:$tmp.$A$10])+SLOPE([.J$2:.J$10];[$tmp.$A$2:$tmp.$A$10])*[$tmp.$A4])" office:value-type="float" office:value="0.598804426029246" calcext:value-type="float">
            <text:p>0.598804426029246</text:p>
          </table:table-cell>
          <table:table-cell table:formula="of:=SUMIF([$ProxyNew.$A$2:$ProxyNew.$A$101];[.$A$1]&amp;&quot;_&quot;&amp;[.$A4];[$ProxyNew.H$2:$ProxyNew.H$112])" office:value-type="float" office:value="0.795803230947731" calcext:value-type="float">
            <text:p>0.795803230947731</text:p>
          </table:table-cell>
          <table:table-cell table:formula="of:=SUMIF([$ProxyNew.$A$2:$ProxyNew.$A$101];[.$A$1]&amp;&quot;_&quot;&amp;[.$A4];[$ProxyNew.I$2:$ProxyNew.I$112])" office:value-type="float" office:value="0.923539366090085" calcext:value-type="float">
            <text:p>0.923539366090085</text:p>
          </table:table-cell>
          <table:table-cell table:formula="of:=SUMIF([$ProxyNew.$A$2:$ProxyNew.$A$101];[.$A$1]&amp;&quot;_&quot;&amp;[.$A4];[$ProxyNew.J$2:$ProxyNew.J$112])" office:value-type="float" office:value="0.454669437602202" calcext:value-type="float">
            <text:p>0.454669437602202</text:p>
          </table:table-cell>
          <table:table-cell table:formula="of:=IF([.N4]=0;0;INTERCEPT([.N$2:.N$10];[$tmp.$A$2:$tmp.$A$10])+SLOPE([.N$2:.N$10];[$tmp.$A$2:$tmp.$A$10])*[$tmp.$A4])" office:value-type="float" office:value="0.612682274783818" calcext:value-type="float">
            <text:p>0.612682274783818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.818065001888299" calcext:value-type="float">
            <text:p>0.818065001888299</text:p>
          </table:table-cell>
          <table:table-cell table:formula="of:=SUMIF([$HospBA12.$A$2:$HospBA12.$A$101];[.$A$1]&amp;&quot;_&quot;&amp;[.$A5];[$HospBA12.I$2:$HospBA12.I$112])" office:value-type="float" office:value="0.863115261204806" calcext:value-type="float">
            <text:p>0.863115261204806</text:p>
          </table:table-cell>
          <table:table-cell table:formula="of:=SUMIF([$HospBA12.$A$2:$HospBA12.$A$101];[.$A$1]&amp;&quot;_&quot;&amp;[.$A5];[$HospBA12.J$2:$HospBA12.J$112])" office:value-type="float" office:value="0.75818821127" calcext:value-type="float">
            <text:p>0.75818821127</text:p>
          </table:table-cell>
          <table:table-cell table:formula="of:=IF([.B5]=0;0;INTERCEPT([.B$2:.B$10];[$tmp.$A$2:$tmp.$A$10])+SLOPE([.B$2:.B$10];[$tmp.$A$2:$tmp.$A$10])*[$tmp.$A5])" office:value-type="float" office:value="0.747474369386236" calcext:value-type="float">
            <text:p>0.747474369386236</text:p>
          </table:table-cell>
          <table:table-cell table:formula="of:=SUMIF([$ProxyBA12.$A$2:$ProxyBA12.$A$101];[.$A$1]&amp;&quot;_&quot;&amp;[.$A5];[$ProxyBA12.H$2:$ProxyBA12.H$112])" office:value-type="float" office:value="0.827802246798059" calcext:value-type="float">
            <text:p>0.827802246798059</text:p>
          </table:table-cell>
          <table:table-cell table:formula="of:=SUMIF([$ProxyBA12.$A$2:$ProxyBA12.$A$101];[.$A$1]&amp;&quot;_&quot;&amp;[.$A5];[$ProxyBA12.I$2:$ProxyBA12.I$112])" office:value-type="float" office:value="0.885796281930638" calcext:value-type="float">
            <text:p>0.885796281930638</text:p>
          </table:table-cell>
          <table:table-cell table:formula="of:=SUMIF([$ProxyBA12.$A$2:$ProxyBA12.$A$101];[.$A$1]&amp;&quot;_&quot;&amp;[.$A5];[$ProxyBA12.J$2:$ProxyBA12.J$112])" office:value-type="float" office:value="0.740358136240475" calcext:value-type="float">
            <text:p>0.740358136240475</text:p>
          </table:table-cell>
          <table:table-cell table:formula="of:=IF([.F5]=0;0;INTERCEPT([.F$2:.F$10];[$tmp.$A$2:$tmp.$A$10])+SLOPE([.F$2:.F$10];[$tmp.$A$2:$tmp.$A$10])*[$tmp.$A5])" office:value-type="float" office:value="0.774724719897282" calcext:value-type="float">
            <text:p>0.774724719897282</text:p>
          </table:table-cell>
          <table:table-cell table:formula="of:=SUMIF([$HospNew.$A$2:$HospNew.$A$101];[.$A$1]&amp;&quot;_&quot;&amp;[.$A5];[$HospNew.H$2:$HospNew.H$112])" office:value-type="float" office:value="0.854872591778699" calcext:value-type="float">
            <text:p>0.854872591778699</text:p>
          </table:table-cell>
          <table:table-cell table:formula="of:=SUMIF([$HospNew.$A$2:$HospNew.$A$101];[.$A$1]&amp;&quot;_&quot;&amp;[.$A5];[$HospNew.I$2:$HospNew.I$112])" office:value-type="float" office:value="0.907649431080349" calcext:value-type="float">
            <text:p>0.907649431080349</text:p>
          </table:table-cell>
          <table:table-cell table:formula="of:=SUMIF([$HospNew.$A$2:$HospNew.$A$101];[.$A$1]&amp;&quot;_&quot;&amp;[.$A5];[$HospNew.J$2:$HospNew.J$112])" office:value-type="float" office:value="0.771934652234175" calcext:value-type="float">
            <text:p>0.771934652234175</text:p>
          </table:table-cell>
          <table:table-cell table:formula="of:=IF([.J5]=0;0;INTERCEPT([.J$2:.J$10];[$tmp.$A$2:$tmp.$A$10])+SLOPE([.J$2:.J$10];[$tmp.$A$2:$tmp.$A$10])*[$tmp.$A5])" office:value-type="float" office:value="0.625716153613948" calcext:value-type="float">
            <text:p>0.625716153613948</text:p>
          </table:table-cell>
          <table:table-cell table:formula="of:=SUMIF([$ProxyNew.$A$2:$ProxyNew.$A$101];[.$A$1]&amp;&quot;_&quot;&amp;[.$A5];[$ProxyNew.H$2:$ProxyNew.H$112])" office:value-type="float" office:value="0.89728927227817" calcext:value-type="float">
            <text:p>0.89728927227817</text:p>
          </table:table-cell>
          <table:table-cell table:formula="of:=SUMIF([$ProxyNew.$A$2:$ProxyNew.$A$101];[.$A$1]&amp;&quot;_&quot;&amp;[.$A5];[$ProxyNew.I$2:$ProxyNew.I$112])" office:value-type="float" office:value="0.957367138038215" calcext:value-type="float">
            <text:p>0.957367138038215</text:p>
          </table:table-cell>
          <table:table-cell table:formula="of:=SUMIF([$ProxyNew.$A$2:$ProxyNew.$A$101];[.$A$1]&amp;&quot;_&quot;&amp;[.$A5];[$ProxyNew.J$2:$ProxyNew.J$112])" office:value-type="float" office:value="0.752550190071589" calcext:value-type="float">
            <text:p>0.752550190071589</text:p>
          </table:table-cell>
          <table:table-cell table:formula="of:=IF([.N5]=0;0;INTERCEPT([.N$2:.N$10];[$tmp.$A$2:$tmp.$A$10])+SLOPE([.N$2:.N$10];[$tmp.$A$2:$tmp.$A$10])*[$tmp.$A5])" office:value-type="float" office:value="0.643037573421015" calcext:value-type="float">
            <text:p>0.643037573421015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.808376439557339" calcext:value-type="float">
            <text:p>0.808376439557339</text:p>
          </table:table-cell>
          <table:table-cell table:formula="of:=SUMIF([$HospBA12.$A$2:$HospBA12.$A$101];[.$A$1]&amp;&quot;_&quot;&amp;[.$A6];[$HospBA12.I$2:$HospBA12.I$112])" office:value-type="float" office:value="0.875184029471829" calcext:value-type="float">
            <text:p>0.875184029471829</text:p>
          </table:table-cell>
          <table:table-cell table:formula="of:=SUMIF([$HospBA12.$A$2:$HospBA12.$A$101];[.$A$1]&amp;&quot;_&quot;&amp;[.$A6];[$HospBA12.J$2:$HospBA12.J$112])" office:value-type="float" office:value="0.705810171876725" calcext:value-type="float">
            <text:p>0.705810171876725</text:p>
          </table:table-cell>
          <table:table-cell table:formula="of:=IF([.B6]=0;0;INTERCEPT([.B$2:.B$10];[$tmp.$A$2:$tmp.$A$10])+SLOPE([.B$2:.B$10];[$tmp.$A$2:$tmp.$A$10])*[$tmp.$A6])" office:value-type="float" office:value="0.631358270014423" calcext:value-type="float">
            <text:p>0.631358270014423</text:p>
          </table:table-cell>
          <table:table-cell table:formula="of:=SUMIF([$ProxyBA12.$A$2:$ProxyBA12.$A$101];[.$A$1]&amp;&quot;_&quot;&amp;[.$A6];[$ProxyBA12.H$2:$ProxyBA12.H$112])" office:value-type="float" office:value="0.826960803857464" calcext:value-type="float">
            <text:p>0.826960803857464</text:p>
          </table:table-cell>
          <table:table-cell table:formula="of:=SUMIF([$ProxyBA12.$A$2:$ProxyBA12.$A$101];[.$A$1]&amp;&quot;_&quot;&amp;[.$A6];[$ProxyBA12.I$2:$ProxyBA12.I$112])" office:value-type="float" office:value="0.907007136179852" calcext:value-type="float">
            <text:p>0.907007136179852</text:p>
          </table:table-cell>
          <table:table-cell table:formula="of:=SUMIF([$ProxyBA12.$A$2:$ProxyBA12.$A$101];[.$A$1]&amp;&quot;_&quot;&amp;[.$A6];[$ProxyBA12.J$2:$ProxyBA12.J$112])" office:value-type="float" office:value="0.678012245546441" calcext:value-type="float">
            <text:p>0.678012245546441</text:p>
          </table:table-cell>
          <table:table-cell table:formula="of:=IF([.F6]=0;0;INTERCEPT([.F$2:.F$10];[$tmp.$A$2:$tmp.$A$10])+SLOPE([.F$2:.F$10];[$tmp.$A$2:$tmp.$A$10])*[$tmp.$A6])" office:value-type="float" office:value="0.659937961362167" calcext:value-type="float">
            <text:p>0.659937961362167</text:p>
          </table:table-cell>
          <table:table-cell table:formula="of:=SUMIF([$HospNew.$A$2:$HospNew.$A$101];[.$A$1]&amp;&quot;_&quot;&amp;[.$A6];[$HospNew.H$2:$HospNew.H$112])" office:value-type="float" office:value="0.811441984097871" calcext:value-type="float">
            <text:p>0.811441984097871</text:p>
          </table:table-cell>
          <table:table-cell table:formula="of:=SUMIF([$HospNew.$A$2:$HospNew.$A$101];[.$A$1]&amp;&quot;_&quot;&amp;[.$A6];[$HospNew.I$2:$HospNew.I$112])" office:value-type="float" office:value="0.86498015482351" calcext:value-type="float">
            <text:p>0.86498015482351</text:p>
          </table:table-cell>
          <table:table-cell table:formula="of:=SUMIF([$HospNew.$A$2:$HospNew.$A$101];[.$A$1]&amp;&quot;_&quot;&amp;[.$A6];[$HospNew.J$2:$HospNew.J$112])" office:value-type="float" office:value="0.736674817583494" calcext:value-type="float">
            <text:p>0.736674817583494</text:p>
          </table:table-cell>
          <table:table-cell table:formula="of:=IF([.J6]=0;0;INTERCEPT([.J$2:.J$10];[$tmp.$A$2:$tmp.$A$10])+SLOPE([.J$2:.J$10];[$tmp.$A$2:$tmp.$A$10])*[$tmp.$A6])" office:value-type="float" office:value="0.652627881198649" calcext:value-type="float">
            <text:p>0.652627881198649</text:p>
          </table:table-cell>
          <table:table-cell table:formula="of:=SUMIF([$ProxyNew.$A$2:$ProxyNew.$A$101];[.$A$1]&amp;&quot;_&quot;&amp;[.$A6];[$ProxyNew.H$2:$ProxyNew.H$112])" office:value-type="float" office:value="0.795013058967753" calcext:value-type="float">
            <text:p>0.795013058967753</text:p>
          </table:table-cell>
          <table:table-cell table:formula="of:=SUMIF([$ProxyNew.$A$2:$ProxyNew.$A$101];[.$A$1]&amp;&quot;_&quot;&amp;[.$A6];[$ProxyNew.I$2:$ProxyNew.I$112])" office:value-type="float" office:value="0.876913989921675" calcext:value-type="float">
            <text:p>0.876913989921675</text:p>
          </table:table-cell>
          <table:table-cell table:formula="of:=SUMIF([$ProxyNew.$A$2:$ProxyNew.$A$101];[.$A$1]&amp;&quot;_&quot;&amp;[.$A6];[$ProxyNew.J$2:$ProxyNew.J$112])" office:value-type="float" office:value="0.65861558135633" calcext:value-type="float">
            <text:p>0.65861558135633</text:p>
          </table:table-cell>
          <table:table-cell table:formula="of:=IF([.N6]=0;0;INTERCEPT([.N$2:.N$10];[$tmp.$A$2:$tmp.$A$10])+SLOPE([.N$2:.N$10];[$tmp.$A$2:$tmp.$A$10])*[$tmp.$A6])" office:value-type="float" office:value="0.673392872058213" calcext:value-type="float">
            <text:p>0.673392872058213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.742376921799835" calcext:value-type="float">
            <text:p>0.742376921799835</text:p>
          </table:table-cell>
          <table:table-cell table:formula="of:=SUMIF([$HospBA12.$A$2:$HospBA12.$A$101];[.$A$1]&amp;&quot;_&quot;&amp;[.$A7];[$HospBA12.I$2:$HospBA12.I$112])" office:value-type="float" office:value="0.866033190455572" calcext:value-type="float">
            <text:p>0.866033190455572</text:p>
          </table:table-cell>
          <table:table-cell table:formula="of:=SUMIF([$HospBA12.$A$2:$HospBA12.$A$101];[.$A$1]&amp;&quot;_&quot;&amp;[.$A7];[$HospBA12.J$2:$HospBA12.J$112])" office:value-type="float" office:value="0.504581391114506" calcext:value-type="float">
            <text:p>0.504581391114506</text:p>
          </table:table-cell>
          <table:table-cell table:formula="of:=IF([.B7]=0;0;INTERCEPT([.B$2:.B$10];[$tmp.$A$2:$tmp.$A$10])+SLOPE([.B$2:.B$10];[$tmp.$A$2:$tmp.$A$10])*[$tmp.$A7])" office:value-type="float" office:value="0.51524217064261" calcext:value-type="float">
            <text:p>0.51524217064261</text:p>
          </table:table-cell>
          <table:table-cell table:formula="of:=SUMIF([$ProxyBA12.$A$2:$ProxyBA12.$A$101];[.$A$1]&amp;&quot;_&quot;&amp;[.$A7];[$ProxyBA12.H$2:$ProxyBA12.H$112])" office:value-type="float" office:value="0.74416751674853" calcext:value-type="float">
            <text:p>0.74416751674853</text:p>
          </table:table-cell>
          <table:table-cell table:formula="of:=SUMIF([$ProxyBA12.$A$2:$ProxyBA12.$A$101];[.$A$1]&amp;&quot;_&quot;&amp;[.$A7];[$ProxyBA12.I$2:$ProxyBA12.I$112])" office:value-type="float" office:value="0.893597984798353" calcext:value-type="float">
            <text:p>0.893597984798353</text:p>
          </table:table-cell>
          <table:table-cell table:formula="of:=SUMIF([$ProxyBA12.$A$2:$ProxyBA12.$A$101];[.$A$1]&amp;&quot;_&quot;&amp;[.$A7];[$ProxyBA12.J$2:$ProxyBA12.J$112])" office:value-type="float" office:value="0.384877632603331" calcext:value-type="float">
            <text:p>0.384877632603331</text:p>
          </table:table-cell>
          <table:table-cell table:formula="of:=IF([.F7]=0;0;INTERCEPT([.F$2:.F$10];[$tmp.$A$2:$tmp.$A$10])+SLOPE([.F$2:.F$10];[$tmp.$A$2:$tmp.$A$10])*[$tmp.$A7])" office:value-type="float" office:value="0.545151202827052" calcext:value-type="float">
            <text:p>0.545151202827052</text:p>
          </table:table-cell>
          <table:table-cell table:formula="of:=SUMIF([$HospNew.$A$2:$HospNew.$A$101];[.$A$1]&amp;&quot;_&quot;&amp;[.$A7];[$HospNew.H$2:$HospNew.H$112])" office:value-type="float" office:value="0.782446261234512" calcext:value-type="float">
            <text:p>0.782446261234512</text:p>
          </table:table-cell>
          <table:table-cell table:formula="of:=SUMIF([$HospNew.$A$2:$HospNew.$A$101];[.$A$1]&amp;&quot;_&quot;&amp;[.$A7];[$HospNew.I$2:$HospNew.I$112])" office:value-type="float" office:value="0.844939718564851" calcext:value-type="float">
            <text:p>0.844939718564851</text:p>
          </table:table-cell>
          <table:table-cell table:formula="of:=SUMIF([$HospNew.$A$2:$HospNew.$A$101];[.$A$1]&amp;&quot;_&quot;&amp;[.$A7];[$HospNew.J$2:$HospNew.J$112])" office:value-type="float" office:value="0.694766262431706" calcext:value-type="float">
            <text:p>0.694766262431706</text:p>
          </table:table-cell>
          <table:table-cell table:formula="of:=IF([.J7]=0;0;INTERCEPT([.J$2:.J$10];[$tmp.$A$2:$tmp.$A$10])+SLOPE([.J$2:.J$10];[$tmp.$A$2:$tmp.$A$10])*[$tmp.$A7])" office:value-type="float" office:value="0.679539608783351" calcext:value-type="float">
            <text:p>0.679539608783351</text:p>
          </table:table-cell>
          <table:table-cell table:formula="of:=SUMIF([$ProxyNew.$A$2:$ProxyNew.$A$101];[.$A$1]&amp;&quot;_&quot;&amp;[.$A7];[$ProxyNew.H$2:$ProxyNew.H$112])" office:value-type="float" office:value="0.798029831338269" calcext:value-type="float">
            <text:p>0.798029831338269</text:p>
          </table:table-cell>
          <table:table-cell table:formula="of:=SUMIF([$ProxyNew.$A$2:$ProxyNew.$A$101];[.$A$1]&amp;&quot;_&quot;&amp;[.$A7];[$ProxyNew.I$2:$ProxyNew.I$112])" office:value-type="float" office:value="0.883133239588148" calcext:value-type="float">
            <text:p>0.883133239588148</text:p>
          </table:table-cell>
          <table:table-cell table:formula="of:=SUMIF([$ProxyNew.$A$2:$ProxyNew.$A$101];[.$A$1]&amp;&quot;_&quot;&amp;[.$A7];[$ProxyNew.J$2:$ProxyNew.J$112])" office:value-type="float" office:value="0.650953368729548" calcext:value-type="float">
            <text:p>0.650953368729548</text:p>
          </table:table-cell>
          <table:table-cell table:formula="of:=IF([.N7]=0;0;INTERCEPT([.N$2:.N$10];[$tmp.$A$2:$tmp.$A$10])+SLOPE([.N$2:.N$10];[$tmp.$A$2:$tmp.$A$10])*[$tmp.$A7])" office:value-type="float" office:value="0.703748170695411" calcext:value-type="float">
            <text:p>0.703748170695411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.623083718030389" calcext:value-type="float">
            <text:p>0.623083718030389</text:p>
          </table:table-cell>
          <table:table-cell table:formula="of:=SUMIF([$HospBA12.$A$2:$HospBA12.$A$101];[.$A$1]&amp;&quot;_&quot;&amp;[.$A8];[$HospBA12.I$2:$HospBA12.I$112])" office:value-type="float" office:value="0.878499487752767" calcext:value-type="float">
            <text:p>0.878499487752767</text:p>
          </table:table-cell>
          <table:table-cell table:formula="of:=SUMIF([$HospBA12.$A$2:$HospBA12.$A$101];[.$A$1]&amp;&quot;_&quot;&amp;[.$A8];[$HospBA12.J$2:$HospBA12.J$112])" office:value-type="float" office:value="-0.169261602162754" calcext:value-type="float">
            <text:p>-0.169261602162754</text:p>
          </table:table-cell>
          <table:table-cell table:formula="of:=IF([.B8]=0;0;INTERCEPT([.B$2:.B$10];[$tmp.$A$2:$tmp.$A$10])+SLOPE([.B$2:.B$10];[$tmp.$A$2:$tmp.$A$10])*[$tmp.$A8])" office:value-type="float" office:value="0.399126071270798" calcext:value-type="float">
            <text:p>0.399126071270798</text:p>
          </table:table-cell>
          <table:table-cell table:formula="of:=SUMIF([$ProxyBA12.$A$2:$ProxyBA12.$A$101];[.$A$1]&amp;&quot;_&quot;&amp;[.$A8];[$ProxyBA12.H$2:$ProxyBA12.H$112])" office:value-type="float" office:value="0.767196039346826" calcext:value-type="float">
            <text:p>0.767196039346826</text:p>
          </table:table-cell>
          <table:table-cell table:formula="of:=SUMIF([$ProxyBA12.$A$2:$ProxyBA12.$A$101];[.$A$1]&amp;&quot;_&quot;&amp;[.$A8];[$ProxyBA12.I$2:$ProxyBA12.I$112])" office:value-type="float" office:value="0.967225096996615" calcext:value-type="float">
            <text:p>0.967225096996615</text:p>
          </table:table-cell>
          <table:table-cell table:formula="of:=SUMIF([$ProxyBA12.$A$2:$ProxyBA12.$A$101];[.$A$1]&amp;&quot;_&quot;&amp;[.$A8];[$ProxyBA12.J$2:$ProxyBA12.J$112])" office:value-type="float" office:value="-0.653633699242604" calcext:value-type="float">
            <text:p>-0.653633699242604</text:p>
          </table:table-cell>
          <table:table-cell table:formula="of:=IF([.F8]=0;0;INTERCEPT([.F$2:.F$10];[$tmp.$A$2:$tmp.$A$10])+SLOPE([.F$2:.F$10];[$tmp.$A$2:$tmp.$A$10])*[$tmp.$A8])" office:value-type="float" office:value="0.430364444291936" calcext:value-type="float">
            <text:p>0.430364444291936</text:p>
          </table:table-cell>
          <table:table-cell table:formula="of:=SUMIF([$HospNew.$A$2:$HospNew.$A$101];[.$A$1]&amp;&quot;_&quot;&amp;[.$A8];[$HospNew.H$2:$HospNew.H$112])" office:value-type="float" office:value="0.603460946047284" calcext:value-type="float">
            <text:p>0.603460946047284</text:p>
          </table:table-cell>
          <table:table-cell table:formula="of:=SUMIF([$HospNew.$A$2:$HospNew.$A$101];[.$A$1]&amp;&quot;_&quot;&amp;[.$A8];[$HospNew.I$2:$HospNew.I$112])" office:value-type="float" office:value="0.70483357422705" calcext:value-type="float">
            <text:p>0.70483357422705</text:p>
          </table:table-cell>
          <table:table-cell table:formula="of:=SUMIF([$HospNew.$A$2:$HospNew.$A$101];[.$A$1]&amp;&quot;_&quot;&amp;[.$A8];[$HospNew.J$2:$HospNew.J$112])" office:value-type="float" office:value="0.467272672025812" calcext:value-type="float">
            <text:p>0.467272672025812</text:p>
          </table:table-cell>
          <table:table-cell table:formula="of:=IF([.J8]=0;0;INTERCEPT([.J$2:.J$10];[$tmp.$A$2:$tmp.$A$10])+SLOPE([.J$2:.J$10];[$tmp.$A$2:$tmp.$A$10])*[$tmp.$A8])" office:value-type="float" office:value="0.706451336368052" calcext:value-type="float">
            <text:p>0.706451336368052</text:p>
          </table:table-cell>
          <table:table-cell table:formula="of:=SUMIF([$ProxyNew.$A$2:$ProxyNew.$A$101];[.$A$1]&amp;&quot;_&quot;&amp;[.$A8];[$ProxyNew.H$2:$ProxyNew.H$112])" office:value-type="float" office:value="0.596941287843061" calcext:value-type="float">
            <text:p>0.596941287843061</text:p>
          </table:table-cell>
          <table:table-cell table:formula="of:=SUMIF([$ProxyNew.$A$2:$ProxyNew.$A$101];[.$A$1]&amp;&quot;_&quot;&amp;[.$A8];[$ProxyNew.I$2:$ProxyNew.I$112])" office:value-type="float" office:value="0.744053778185324" calcext:value-type="float">
            <text:p>0.744053778185324</text:p>
          </table:table-cell>
          <table:table-cell table:formula="of:=SUMIF([$ProxyNew.$A$2:$ProxyNew.$A$101];[.$A$1]&amp;&quot;_&quot;&amp;[.$A8];[$ProxyNew.J$2:$ProxyNew.J$112])" office:value-type="float" office:value="0.365271640683798" calcext:value-type="float">
            <text:p>0.365271640683798</text:p>
          </table:table-cell>
          <table:table-cell table:formula="of:=IF([.N8]=0;0;INTERCEPT([.N$2:.N$10];[$tmp.$A$2:$tmp.$A$10])+SLOPE([.N$2:.N$10];[$tmp.$A$2:$tmp.$A$10])*[$tmp.$A8])" office:value-type="float" office:value="0.734103469332609" calcext:value-type="float">
            <text:p>0.734103469332609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9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9];[$HospBA12.J$2:$HospBA12.J$112])" office:value-type="float" office:value="0" calcext:value-type="float">
            <text:p>0</text:p>
          </table:table-cell>
          <table:table-cell table:formula="of:=IF([.B9]=0;0;INTERCEPT([.B$2:.B$10];[$tmp.$A$2:$tmp.$A$10])+SLOPE([.B$2:.B$10];[$tmp.$A$2:$tmp.$A$10])*[$tmp.$A9])" office:value-type="float" office:value="0" calcext:value-type="float">
            <text:p>0</text:p>
          </table:table-cell>
          <table:table-cell table:formula="of:=SUMIF([$ProxyBA12.$A$2:$ProxyBA12.$A$101];[.$A$1]&amp;&quot;_&quot;&amp;[.$A9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9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9];[$ProxyBA12.J$2:$ProxyBA12.J$112])" office:value-type="float" office:value="0" calcext:value-type="float">
            <text:p>0</text:p>
          </table:table-cell>
          <table:table-cell table:formula="of:=IF([.F9]=0;0;INTERCEPT([.F$2:.F$10];[$tmp.$A$2:$tmp.$A$10])+SLOPE([.F$2:.F$10];[$tmp.$A$2:$tmp.$A$10])*[$tmp.$A9])" office:value-type="float" office:value="0" calcext:value-type="float">
            <text:p>0</text:p>
          </table:table-cell>
          <table:table-cell table:formula="of:=SUMIF([$HospNew.$A$2:$HospNew.$A$101];[.$A$1]&amp;&quot;_&quot;&amp;[.$A9];[$HospNew.H$2:$HospNew.H$112])" office:value-type="float" office:value="0.633300103720519" calcext:value-type="float">
            <text:p>0.633300103720519</text:p>
          </table:table-cell>
          <table:table-cell table:formula="of:=SUMIF([$HospNew.$A$2:$HospNew.$A$101];[.$A$1]&amp;&quot;_&quot;&amp;[.$A9];[$HospNew.I$2:$HospNew.I$112])" office:value-type="float" office:value="0.752775897628344" calcext:value-type="float">
            <text:p>0.752775897628344</text:p>
          </table:table-cell>
          <table:table-cell table:formula="of:=SUMIF([$HospNew.$A$2:$HospNew.$A$101];[.$A$1]&amp;&quot;_&quot;&amp;[.$A9];[$HospNew.J$2:$HospNew.J$112])" office:value-type="float" office:value="0.456085338600066" calcext:value-type="float">
            <text:p>0.456085338600066</text:p>
          </table:table-cell>
          <table:table-cell table:formula="of:=IF([.J9]=0;0;INTERCEPT([.J$2:.J$10];[$tmp.$A$2:$tmp.$A$10])+SLOPE([.J$2:.J$10];[$tmp.$A$2:$tmp.$A$10])*[$tmp.$A9])" office:value-type="float" office:value="0.733363063952754" calcext:value-type="float">
            <text:p>0.733363063952754</text:p>
          </table:table-cell>
          <table:table-cell table:formula="of:=SUMIF([$ProxyNew.$A$2:$ProxyNew.$A$101];[.$A$1]&amp;&quot;_&quot;&amp;[.$A9];[$ProxyNew.H$2:$ProxyNew.H$112])" office:value-type="float" office:value="0.788858250411018" calcext:value-type="float">
            <text:p>0.788858250411018</text:p>
          </table:table-cell>
          <table:table-cell table:formula="of:=SUMIF([$ProxyNew.$A$2:$ProxyNew.$A$101];[.$A$1]&amp;&quot;_&quot;&amp;[.$A9];[$ProxyNew.I$2:$ProxyNew.I$112])" office:value-type="float" office:value="0.905380349812531" calcext:value-type="float">
            <text:p>0.905380349812531</text:p>
          </table:table-cell>
          <table:table-cell table:formula="of:=SUMIF([$ProxyNew.$A$2:$ProxyNew.$A$101];[.$A$1]&amp;&quot;_&quot;&amp;[.$A9];[$ProxyNew.J$2:$ProxyNew.J$112])" office:value-type="float" office:value="0.528841648313339" calcext:value-type="float">
            <text:p>0.528841648313339</text:p>
          </table:table-cell>
          <table:table-cell table:formula="of:=IF([.N9]=0;0;INTERCEPT([.N$2:.N$10];[$tmp.$A$2:$tmp.$A$10])+SLOPE([.N$2:.N$10];[$tmp.$A$2:$tmp.$A$10])*[$tmp.$A9])" office:value-type="float" office:value="0.764458767969806" calcext:value-type="float">
            <text:p>0.764458767969806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IF([.B10]=0;0;INTERCEPT([.B$2:.B$10];[$tmp.$A$2:$tmp.$A$10])+SLOPE([.B$2:.B$10];[$tmp.$A$2:$tmp.$A$10])*[$tmp.$A10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IF([.F10]=0;0;INTERCEPT([.F$2:.F$10];[$tmp.$A$2:$tmp.$A$10])+SLOPE([.F$2:.F$10];[$tmp.$A$2:$tmp.$A$10])*[$tmp.$A10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0.614776477145018" calcext:value-type="float">
            <text:p>0.614776477145018</text:p>
          </table:table-cell>
          <table:table-cell table:formula="of:=SUMIF([$HospNew.$A$2:$HospNew.$A$101];[.$A$1]&amp;&quot;_&quot;&amp;[.$A10];[$HospNew.I$2:$HospNew.I$112])" office:value-type="float" office:value="0.776701601775523" calcext:value-type="float">
            <text:p>0.776701601775523</text:p>
          </table:table-cell>
          <table:table-cell table:formula="of:=SUMIF([$HospNew.$A$2:$HospNew.$A$101];[.$A$1]&amp;&quot;_&quot;&amp;[.$A10];[$HospNew.J$2:$HospNew.J$112])" office:value-type="float" office:value="0.335431137255082" calcext:value-type="float">
            <text:p>0.335431137255082</text:p>
          </table:table-cell>
          <table:table-cell table:formula="of:=IF([.J10]=0;0;INTERCEPT([.J$2:.J$10];[$tmp.$A$2:$tmp.$A$10])+SLOPE([.J$2:.J$10];[$tmp.$A$2:$tmp.$A$10])*[$tmp.$A10])" office:value-type="float" office:value="0.760274791537456" calcext:value-type="float">
            <text:p>0.760274791537456</text:p>
          </table:table-cell>
          <table:table-cell table:formula="of:=SUMIF([$ProxyNew.$A$2:$ProxyNew.$A$101];[.$A$1]&amp;&quot;_&quot;&amp;[.$A10];[$ProxyNew.H$2:$ProxyNew.H$112])" office:value-type="float" office:value="0.588218463480257" calcext:value-type="float">
            <text:p>0.588218463480257</text:p>
          </table:table-cell>
          <table:table-cell table:formula="of:=SUMIF([$ProxyNew.$A$2:$ProxyNew.$A$101];[.$A$1]&amp;&quot;_&quot;&amp;[.$A10];[$ProxyNew.I$2:$ProxyNew.I$112])" office:value-type="float" office:value="0.815485861485316" calcext:value-type="float">
            <text:p>0.815485861485316</text:p>
          </table:table-cell>
          <table:table-cell table:formula="of:=SUMIF([$ProxyNew.$A$2:$ProxyNew.$A$101];[.$A$1]&amp;&quot;_&quot;&amp;[.$A10];[$ProxyNew.J$2:$ProxyNew.J$112])" office:value-type="float" office:value="0.0810241687518899" calcext:value-type="float">
            <text:p>0.0810241687518899</text:p>
          </table:table-cell>
          <table:table-cell table:formula="of:=IF([.N10]=0;0;INTERCEPT([.N$2:.N$10];[$tmp.$A$2:$tmp.$A$10])+SLOPE([.N$2:.N$10];[$tmp.$A$2:$tmp.$A$10])*[$tmp.$A10])" office:value-type="float" office:value="0.794814066607004" calcext:value-type="float">
            <text:p>0.794814066607004</text:p>
          </table:table-cell>
        </table:table-row>
      </table:table>
      <table:table table:name="hybridboost" table:style-name="ta1">
        <office:forms form:automatic-focus="false" form:apply-design-mode="false"/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.958924166410973" calcext:value-type="float">
            <text:p>0.958924166410973</text:p>
          </table:table-cell>
          <table:table-cell table:formula="of:=SUMIF([$HospBA12.$A$2:$HospBA12.$A$101];[.$A$1]&amp;&quot;_&quot;&amp;[.$A2];[$HospBA12.I$2:$HospBA12.I$112])" office:value-type="float" office:value="0.969474440577513" calcext:value-type="float">
            <text:p>0.969474440577513</text:p>
          </table:table-cell>
          <table:table-cell table:formula="of:=SUMIF([$HospBA12.$A$2:$HospBA12.$A$101];[.$A$1]&amp;&quot;_&quot;&amp;[.$A2];[$HospBA12.J$2:$HospBA12.J$112])" office:value-type="float" office:value="0.94472749600813" calcext:value-type="float">
            <text:p>0.94472749600813</text:p>
          </table:table-cell>
          <table:table-cell table:formula="of:=IF([.B2]=0;0;INTERCEPT([.B$2:.B$10];[$tmp.$A$2:$tmp.$A$10])+SLOPE([.B$2:.B$10];[$tmp.$A$2:$tmp.$A$10])*[$tmp.$A2])" office:value-type="float" office:value="0.876099369543611" calcext:value-type="float">
            <text:p>0.876099369543611</text:p>
          </table:table-cell>
          <table:table-cell table:formula="of:=SUMIF([$ProxyBA12.$A$2:$ProxyBA12.$A$101];[.$A$1]&amp;&quot;_&quot;&amp;[.$A2];[$ProxyBA12.H$2:$ProxyBA12.H$112])" office:value-type="float" office:value="0.96255237987796" calcext:value-type="float">
            <text:p>0.96255237987796</text:p>
          </table:table-cell>
          <table:table-cell table:formula="of:=SUMIF([$ProxyBA12.$A$2:$ProxyBA12.$A$101];[.$A$1]&amp;&quot;_&quot;&amp;[.$A2];[$ProxyBA12.I$2:$ProxyBA12.I$112])" office:value-type="float" office:value="0.975159608170166" calcext:value-type="float">
            <text:p>0.975159608170166</text:p>
          </table:table-cell>
          <table:table-cell table:formula="of:=SUMIF([$ProxyBA12.$A$2:$ProxyBA12.$A$101];[.$A$1]&amp;&quot;_&quot;&amp;[.$A2];[$ProxyBA12.J$2:$ProxyBA12.J$112])" office:value-type="float" office:value="0.943546613015966" calcext:value-type="float">
            <text:p>0.943546613015966</text:p>
          </table:table-cell>
          <table:table-cell table:formula="of:=IF([.F2]=0;0;INTERCEPT([.F$2:.F$10];[$tmp.$A$2:$tmp.$A$10])+SLOPE([.F$2:.F$10];[$tmp.$A$2:$tmp.$A$10])*[$tmp.$A2])" office:value-type="float" office:value="0.892532767150681" calcext:value-type="float">
            <text:p>0.892532767150681</text:p>
          </table:table-cell>
          <table:table-cell table:formula="of:=SUMIF([$HospNew.$A$2:$HospNew.$A$101];[.$A$1]&amp;&quot;_&quot;&amp;[.$A2];[$HospNew.H$2:$HospNew.H$112])" office:value-type="float" office:value="0.857153895036452" calcext:value-type="float">
            <text:p>0.857153895036452</text:p>
          </table:table-cell>
          <table:table-cell table:formula="of:=SUMIF([$HospNew.$A$2:$HospNew.$A$101];[.$A$1]&amp;&quot;_&quot;&amp;[.$A2];[$HospNew.I$2:$HospNew.I$112])" office:value-type="float" office:value="0.896311136758954" calcext:value-type="float">
            <text:p>0.896311136758954</text:p>
          </table:table-cell>
          <table:table-cell table:formula="of:=SUMIF([$HospNew.$A$2:$HospNew.$A$101];[.$A$1]&amp;&quot;_&quot;&amp;[.$A2];[$HospNew.J$2:$HospNew.J$112])" office:value-type="float" office:value="0.803209244797858" calcext:value-type="float">
            <text:p>0.803209244797858</text:p>
          </table:table-cell>
          <table:table-cell table:formula="of:=IF([.J2]=0;0;INTERCEPT([.J$2:.J$10];[$tmp.$A$2:$tmp.$A$10])+SLOPE([.J$2:.J$10];[$tmp.$A$2:$tmp.$A$10])*[$tmp.$A2])" office:value-type="float" office:value="1.0327458422828" calcext:value-type="float">
            <text:p>1.0327458422828</text:p>
          </table:table-cell>
          <table:table-cell table:formula="of:=SUMIF([$ProxyNew.$A$2:$ProxyNew.$A$101];[.$A$1]&amp;&quot;_&quot;&amp;[.$A2];[$ProxyNew.H$2:$ProxyNew.H$112])" office:value-type="float" office:value="0.911017143558299" calcext:value-type="float">
            <text:p>0.911017143558299</text:p>
          </table:table-cell>
          <table:table-cell table:formula="of:=SUMIF([$ProxyNew.$A$2:$ProxyNew.$A$101];[.$A$1]&amp;&quot;_&quot;&amp;[.$A2];[$ProxyNew.I$2:$ProxyNew.I$112])" office:value-type="float" office:value="0.950867486236035" calcext:value-type="float">
            <text:p>0.950867486236035</text:p>
          </table:table-cell>
          <table:table-cell table:formula="of:=SUMIF([$ProxyNew.$A$2:$ProxyNew.$A$101];[.$A$1]&amp;&quot;_&quot;&amp;[.$A2];[$ProxyNew.J$2:$ProxyNew.J$112])" office:value-type="float" office:value="0.838845030837167" calcext:value-type="float">
            <text:p>0.838845030837167</text:p>
          </table:table-cell>
          <table:table-cell table:formula="of:=IF([.N2]=0;0;INTERCEPT([.N$2:.N$10];[$tmp.$A$2:$tmp.$A$10])+SLOPE([.N$2:.N$10];[$tmp.$A$2:$tmp.$A$10])*[$tmp.$A2])" office:value-type="float" office:value="1.05201627677629" calcext:value-type="float">
            <text:p>1.05201627677629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.942479366079542" calcext:value-type="float">
            <text:p>0.942479366079542</text:p>
          </table:table-cell>
          <table:table-cell table:formula="of:=SUMIF([$HospBA12.$A$2:$HospBA12.$A$101];[.$A$1]&amp;&quot;_&quot;&amp;[.$A3];[$HospBA12.I$2:$HospBA12.I$112])" office:value-type="float" office:value="0.953405336557189" calcext:value-type="float">
            <text:p>0.953405336557189</text:p>
          </table:table-cell>
          <table:table-cell table:formula="of:=SUMIF([$HospBA12.$A$2:$HospBA12.$A$101];[.$A$1]&amp;&quot;_&quot;&amp;[.$A3];[$HospBA12.J$2:$HospBA12.J$112])" office:value-type="float" office:value="0.928991367634359" calcext:value-type="float">
            <text:p>0.928991367634359</text:p>
          </table:table-cell>
          <table:table-cell table:formula="of:=IF([.B3]=0;0;INTERCEPT([.B$2:.B$10];[$tmp.$A$2:$tmp.$A$10])+SLOPE([.B$2:.B$10];[$tmp.$A$2:$tmp.$A$10])*[$tmp.$A3])" office:value-type="float" office:value="0.734962124462653" calcext:value-type="float">
            <text:p>0.734962124462653</text:p>
          </table:table-cell>
          <table:table-cell table:formula="of:=SUMIF([$ProxyBA12.$A$2:$ProxyBA12.$A$101];[.$A$1]&amp;&quot;_&quot;&amp;[.$A3];[$ProxyBA12.H$2:$ProxyBA12.H$112])" office:value-type="float" office:value="0.961538917507427" calcext:value-type="float">
            <text:p>0.961538917507427</text:p>
          </table:table-cell>
          <table:table-cell table:formula="of:=SUMIF([$ProxyBA12.$A$2:$ProxyBA12.$A$101];[.$A$1]&amp;&quot;_&quot;&amp;[.$A3];[$ProxyBA12.I$2:$ProxyBA12.I$112])" office:value-type="float" office:value="0.972570565674832" calcext:value-type="float">
            <text:p>0.972570565674832</text:p>
          </table:table-cell>
          <table:table-cell table:formula="of:=SUMIF([$ProxyBA12.$A$2:$ProxyBA12.$A$101];[.$A$1]&amp;&quot;_&quot;&amp;[.$A3];[$ProxyBA12.J$2:$ProxyBA12.J$112])" office:value-type="float" office:value="0.946070529600999" calcext:value-type="float">
            <text:p>0.946070529600999</text:p>
          </table:table-cell>
          <table:table-cell table:formula="of:=IF([.F3]=0;0;INTERCEPT([.F$2:.F$10];[$tmp.$A$2:$tmp.$A$10])+SLOPE([.F$2:.F$10];[$tmp.$A$2:$tmp.$A$10])*[$tmp.$A3])" office:value-type="float" office:value="0.748955240741775" calcext:value-type="float">
            <text:p>0.748955240741775</text:p>
          </table:table-cell>
          <table:table-cell table:formula="of:=SUMIF([$HospNew.$A$2:$HospNew.$A$101];[.$A$1]&amp;&quot;_&quot;&amp;[.$A3];[$HospNew.H$2:$HospNew.H$112])" office:value-type="float" office:value="0.876920390927423" calcext:value-type="float">
            <text:p>0.876920390927423</text:p>
          </table:table-cell>
          <table:table-cell table:formula="of:=SUMIF([$HospNew.$A$2:$HospNew.$A$101];[.$A$1]&amp;&quot;_&quot;&amp;[.$A3];[$HospNew.I$2:$HospNew.I$112])" office:value-type="float" office:value="0.909620674079127" calcext:value-type="float">
            <text:p>0.909620674079127</text:p>
          </table:table-cell>
          <table:table-cell table:formula="of:=SUMIF([$HospNew.$A$2:$HospNew.$A$101];[.$A$1]&amp;&quot;_&quot;&amp;[.$A3];[$HospNew.J$2:$HospNew.J$112])" office:value-type="float" office:value="0.832388767949863" calcext:value-type="float">
            <text:p>0.832388767949863</text:p>
          </table:table-cell>
          <table:table-cell table:formula="of:=IF([.J3]=0;0;INTERCEPT([.J$2:.J$10];[$tmp.$A$2:$tmp.$A$10])+SLOPE([.J$2:.J$10];[$tmp.$A$2:$tmp.$A$10])*[$tmp.$A3])" office:value-type="float" office:value="0.94159419881002" calcext:value-type="float">
            <text:p>0.94159419881002</text:p>
          </table:table-cell>
          <table:table-cell table:formula="of:=SUMIF([$ProxyNew.$A$2:$ProxyNew.$A$101];[.$A$1]&amp;&quot;_&quot;&amp;[.$A3];[$ProxyNew.H$2:$ProxyNew.H$112])" office:value-type="float" office:value="0.886459751321906" calcext:value-type="float">
            <text:p>0.886459751321906</text:p>
          </table:table-cell>
          <table:table-cell table:formula="of:=SUMIF([$ProxyNew.$A$2:$ProxyNew.$A$101];[.$A$1]&amp;&quot;_&quot;&amp;[.$A3];[$ProxyNew.I$2:$ProxyNew.I$112])" office:value-type="float" office:value="0.928760601860766" calcext:value-type="float">
            <text:p>0.928760601860766</text:p>
          </table:table-cell>
          <table:table-cell table:formula="of:=SUMIF([$ProxyNew.$A$2:$ProxyNew.$A$101];[.$A$1]&amp;&quot;_&quot;&amp;[.$A3];[$ProxyNew.J$2:$ProxyNew.J$112])" office:value-type="float" office:value="0.819041311316417" calcext:value-type="float">
            <text:p>0.819041311316417</text:p>
          </table:table-cell>
          <table:table-cell table:formula="of:=IF([.N3]=0;0;INTERCEPT([.N$2:.N$10];[$tmp.$A$2:$tmp.$A$10])+SLOPE([.N$2:.N$10];[$tmp.$A$2:$tmp.$A$10])*[$tmp.$A3])" office:value-type="float" office:value="0.972511481842957" calcext:value-type="float">
            <text:p>0.972511481842957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.902549970487486" calcext:value-type="float">
            <text:p>0.902549970487486</text:p>
          </table:table-cell>
          <table:table-cell table:formula="of:=SUMIF([$HospBA12.$A$2:$HospBA12.$A$101];[.$A$1]&amp;&quot;_&quot;&amp;[.$A4];[$HospBA12.I$2:$HospBA12.I$112])" office:value-type="float" office:value="0.932411291910601" calcext:value-type="float">
            <text:p>0.932411291910601</text:p>
          </table:table-cell>
          <table:table-cell table:formula="of:=SUMIF([$HospBA12.$A$2:$HospBA12.$A$101];[.$A$1]&amp;&quot;_&quot;&amp;[.$A4];[$HospBA12.J$2:$HospBA12.J$112])" office:value-type="float" office:value="0.859495638836166" calcext:value-type="float">
            <text:p>0.859495638836166</text:p>
          </table:table-cell>
          <table:table-cell table:formula="of:=IF([.B4]=0;0;INTERCEPT([.B$2:.B$10];[$tmp.$A$2:$tmp.$A$10])+SLOPE([.B$2:.B$10];[$tmp.$A$2:$tmp.$A$10])*[$tmp.$A4])" office:value-type="float" office:value="0.593824879381694" calcext:value-type="float">
            <text:p>0.593824879381694</text:p>
          </table:table-cell>
          <table:table-cell table:formula="of:=SUMIF([$ProxyBA12.$A$2:$ProxyBA12.$A$101];[.$A$1]&amp;&quot;_&quot;&amp;[.$A4];[$ProxyBA12.H$2:$ProxyBA12.H$112])" office:value-type="float" office:value="0.939912656250121" calcext:value-type="float">
            <text:p>0.939912656250121</text:p>
          </table:table-cell>
          <table:table-cell table:formula="of:=SUMIF([$ProxyBA12.$A$2:$ProxyBA12.$A$101];[.$A$1]&amp;&quot;_&quot;&amp;[.$A4];[$ProxyBA12.I$2:$ProxyBA12.I$112])" office:value-type="float" office:value="0.967740332411947" calcext:value-type="float">
            <text:p>0.967740332411947</text:p>
          </table:table-cell>
          <table:table-cell table:formula="of:=SUMIF([$ProxyBA12.$A$2:$ProxyBA12.$A$101];[.$A$1]&amp;&quot;_&quot;&amp;[.$A4];[$ProxyBA12.J$2:$ProxyBA12.J$112])" office:value-type="float" office:value="0.888080406623493" calcext:value-type="float">
            <text:p>0.888080406623493</text:p>
          </table:table-cell>
          <table:table-cell table:formula="of:=IF([.F4]=0;0;INTERCEPT([.F$2:.F$10];[$tmp.$A$2:$tmp.$A$10])+SLOPE([.F$2:.F$10];[$tmp.$A$2:$tmp.$A$10])*[$tmp.$A4])" office:value-type="float" office:value="0.605377714332869" calcext:value-type="float">
            <text:p>0.605377714332869</text:p>
          </table:table-cell>
          <table:table-cell table:formula="of:=SUMIF([$HospNew.$A$2:$HospNew.$A$101];[.$A$1]&amp;&quot;_&quot;&amp;[.$A4];[$HospNew.H$2:$HospNew.H$112])" office:value-type="float" office:value="0.86675672936791" calcext:value-type="float">
            <text:p>0.86675672936791</text:p>
          </table:table-cell>
          <table:table-cell table:formula="of:=SUMIF([$HospNew.$A$2:$HospNew.$A$101];[.$A$1]&amp;&quot;_&quot;&amp;[.$A4];[$HospNew.I$2:$HospNew.I$112])" office:value-type="float" office:value="0.902143562716747" calcext:value-type="float">
            <text:p>0.902143562716747</text:p>
          </table:table-cell>
          <table:table-cell table:formula="of:=SUMIF([$HospNew.$A$2:$HospNew.$A$101];[.$A$1]&amp;&quot;_&quot;&amp;[.$A4];[$HospNew.J$2:$HospNew.J$112])" office:value-type="float" office:value="0.818573313502648" calcext:value-type="float">
            <text:p>0.818573313502648</text:p>
          </table:table-cell>
          <table:table-cell table:formula="of:=IF([.J4]=0;0;INTERCEPT([.J$2:.J$10];[$tmp.$A$2:$tmp.$A$10])+SLOPE([.J$2:.J$10];[$tmp.$A$2:$tmp.$A$10])*[$tmp.$A4])" office:value-type="float" office:value="0.850442555337243" calcext:value-type="float">
            <text:p>0.850442555337243</text:p>
          </table:table-cell>
          <table:table-cell table:formula="of:=SUMIF([$ProxyNew.$A$2:$ProxyNew.$A$101];[.$A$1]&amp;&quot;_&quot;&amp;[.$A4];[$ProxyNew.H$2:$ProxyNew.H$112])" office:value-type="float" office:value="0.88478010665279" calcext:value-type="float">
            <text:p>0.88478010665279</text:p>
          </table:table-cell>
          <table:table-cell table:formula="of:=SUMIF([$ProxyNew.$A$2:$ProxyNew.$A$101];[.$A$1]&amp;&quot;_&quot;&amp;[.$A4];[$ProxyNew.I$2:$ProxyNew.I$112])" office:value-type="float" office:value="0.929673089229577" calcext:value-type="float">
            <text:p>0.929673089229577</text:p>
          </table:table-cell>
          <table:table-cell table:formula="of:=SUMIF([$ProxyNew.$A$2:$ProxyNew.$A$101];[.$A$1]&amp;&quot;_&quot;&amp;[.$A4];[$ProxyNew.J$2:$ProxyNew.J$112])" office:value-type="float" office:value="0.811229816900678" calcext:value-type="float">
            <text:p>0.811229816900678</text:p>
          </table:table-cell>
          <table:table-cell table:formula="of:=IF([.N4]=0;0;INTERCEPT([.N$2:.N$10];[$tmp.$A$2:$tmp.$A$10])+SLOPE([.N$2:.N$10];[$tmp.$A$2:$tmp.$A$10])*[$tmp.$A4])" office:value-type="float" office:value="0.893006686909624" calcext:value-type="float">
            <text:p>0.893006686909624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5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5];[$HospBA12.J$2:$HospBA12.J$112])" office:value-type="float" office:value="0" calcext:value-type="float">
            <text:p>0</text:p>
          </table:table-cell>
          <table:table-cell table:formula="of:=IF([.B5]=0;0;INTERCEPT([.B$2:.B$10];[$tmp.$A$2:$tmp.$A$10])+SLOPE([.B$2:.B$10];[$tmp.$A$2:$tmp.$A$10])*[$tmp.$A5])" office:value-type="float" office:value="0" calcext:value-type="float">
            <text:p>0</text:p>
          </table:table-cell>
          <table:table-cell table:formula="of:=SUMIF([$ProxyBA12.$A$2:$ProxyBA12.$A$101];[.$A$1]&amp;&quot;_&quot;&amp;[.$A5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5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5];[$ProxyBA12.J$2:$ProxyBA12.J$112])" office:value-type="float" office:value="0" calcext:value-type="float">
            <text:p>0</text:p>
          </table:table-cell>
          <table:table-cell table:formula="of:=IF([.F5]=0;0;INTERCEPT([.F$2:.F$10];[$tmp.$A$2:$tmp.$A$10])+SLOPE([.F$2:.F$10];[$tmp.$A$2:$tmp.$A$10])*[$tmp.$A5])" office:value-type="float" office:value="0" calcext:value-type="float">
            <text:p>0</text:p>
          </table:table-cell>
          <table:table-cell table:formula="of:=SUMIF([$HospNew.$A$2:$HospNew.$A$101];[.$A$1]&amp;&quot;_&quot;&amp;[.$A5];[$HospNew.H$2:$HospNew.H$112])" office:value-type="float" office:value="0.809800179595288" calcext:value-type="float">
            <text:p>0.809800179595288</text:p>
          </table:table-cell>
          <table:table-cell table:formula="of:=SUMIF([$HospNew.$A$2:$HospNew.$A$101];[.$A$1]&amp;&quot;_&quot;&amp;[.$A5];[$HospNew.I$2:$HospNew.I$112])" office:value-type="float" office:value="0.846279153181627" calcext:value-type="float">
            <text:p>0.846279153181627</text:p>
          </table:table-cell>
          <table:table-cell table:formula="of:=SUMIF([$HospNew.$A$2:$HospNew.$A$101];[.$A$1]&amp;&quot;_&quot;&amp;[.$A5];[$HospNew.J$2:$HospNew.J$112])" office:value-type="float" office:value="0.764664504322384" calcext:value-type="float">
            <text:p>0.764664504322384</text:p>
          </table:table-cell>
          <table:table-cell table:formula="of:=IF([.J5]=0;0;INTERCEPT([.J$2:.J$10];[$tmp.$A$2:$tmp.$A$10])+SLOPE([.J$2:.J$10];[$tmp.$A$2:$tmp.$A$10])*[$tmp.$A5])" office:value-type="float" office:value="0.759290911864467" calcext:value-type="float">
            <text:p>0.759290911864467</text:p>
          </table:table-cell>
          <table:table-cell table:formula="of:=SUMIF([$ProxyNew.$A$2:$ProxyNew.$A$101];[.$A$1]&amp;&quot;_&quot;&amp;[.$A5];[$ProxyNew.H$2:$ProxyNew.H$112])" office:value-type="float" office:value="0.859522769095203" calcext:value-type="float">
            <text:p>0.859522769095203</text:p>
          </table:table-cell>
          <table:table-cell table:formula="of:=SUMIF([$ProxyNew.$A$2:$ProxyNew.$A$101];[.$A$1]&amp;&quot;_&quot;&amp;[.$A5];[$ProxyNew.I$2:$ProxyNew.I$112])" office:value-type="float" office:value="0.903514693516033" calcext:value-type="float">
            <text:p>0.903514693516033</text:p>
          </table:table-cell>
          <table:table-cell table:formula="of:=SUMIF([$ProxyNew.$A$2:$ProxyNew.$A$101];[.$A$1]&amp;&quot;_&quot;&amp;[.$A5];[$ProxyNew.J$2:$ProxyNew.J$112])" office:value-type="float" office:value="0.795472977992157" calcext:value-type="float">
            <text:p>0.795472977992157</text:p>
          </table:table-cell>
          <table:table-cell table:formula="of:=IF([.N5]=0;0;INTERCEPT([.N$2:.N$10];[$tmp.$A$2:$tmp.$A$10])+SLOPE([.N$2:.N$10];[$tmp.$A$2:$tmp.$A$10])*[$tmp.$A5])" office:value-type="float" office:value="0.813501891976291" calcext:value-type="float">
            <text:p>0.813501891976291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6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6];[$HospBA12.J$2:$HospBA12.J$112])" office:value-type="float" office:value="0" calcext:value-type="float">
            <text:p>0</text:p>
          </table:table-cell>
          <table:table-cell table:formula="of:=IF([.B6]=0;0;INTERCEPT([.B$2:.B$10];[$tmp.$A$2:$tmp.$A$10])+SLOPE([.B$2:.B$10];[$tmp.$A$2:$tmp.$A$10])*[$tmp.$A6])" office:value-type="float" office:value="0" calcext:value-type="float">
            <text:p>0</text:p>
          </table:table-cell>
          <table:table-cell table:formula="of:=SUMIF([$ProxyBA12.$A$2:$ProxyBA12.$A$101];[.$A$1]&amp;&quot;_&quot;&amp;[.$A6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6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6];[$ProxyBA12.J$2:$ProxyBA12.J$112])" office:value-type="float" office:value="0" calcext:value-type="float">
            <text:p>0</text:p>
          </table:table-cell>
          <table:table-cell table:formula="of:=IF([.F6]=0;0;INTERCEPT([.F$2:.F$10];[$tmp.$A$2:$tmp.$A$10])+SLOPE([.F$2:.F$10];[$tmp.$A$2:$tmp.$A$10])*[$tmp.$A6])" office:value-type="float" office:value="0" calcext:value-type="float">
            <text:p>0</text:p>
          </table:table-cell>
          <table:table-cell table:formula="of:=SUMIF([$HospNew.$A$2:$HospNew.$A$101];[.$A$1]&amp;&quot;_&quot;&amp;[.$A6];[$HospNew.H$2:$HospNew.H$112])" office:value-type="float" office:value="0.805042937778668" calcext:value-type="float">
            <text:p>0.805042937778668</text:p>
          </table:table-cell>
          <table:table-cell table:formula="of:=SUMIF([$HospNew.$A$2:$HospNew.$A$101];[.$A$1]&amp;&quot;_&quot;&amp;[.$A6];[$HospNew.I$2:$HospNew.I$112])" office:value-type="float" office:value="0.839920369863064" calcext:value-type="float">
            <text:p>0.839920369863064</text:p>
          </table:table-cell>
          <table:table-cell table:formula="of:=SUMIF([$HospNew.$A$2:$HospNew.$A$101];[.$A$1]&amp;&quot;_&quot;&amp;[.$A6];[$HospNew.J$2:$HospNew.J$112])" office:value-type="float" office:value="0.762566567167484" calcext:value-type="float">
            <text:p>0.762566567167484</text:p>
          </table:table-cell>
          <table:table-cell table:formula="of:=IF([.J6]=0;0;INTERCEPT([.J$2:.J$10];[$tmp.$A$2:$tmp.$A$10])+SLOPE([.J$2:.J$10];[$tmp.$A$2:$tmp.$A$10])*[$tmp.$A6])" office:value-type="float" office:value="0.668139268391691" calcext:value-type="float">
            <text:p>0.668139268391691</text:p>
          </table:table-cell>
          <table:table-cell table:formula="of:=SUMIF([$ProxyNew.$A$2:$ProxyNew.$A$101];[.$A$1]&amp;&quot;_&quot;&amp;[.$A6];[$ProxyNew.H$2:$ProxyNew.H$112])" office:value-type="float" office:value="0.832205138233561" calcext:value-type="float">
            <text:p>0.832205138233561</text:p>
          </table:table-cell>
          <table:table-cell table:formula="of:=SUMIF([$ProxyNew.$A$2:$ProxyNew.$A$101];[.$A$1]&amp;&quot;_&quot;&amp;[.$A6];[$ProxyNew.I$2:$ProxyNew.I$112])" office:value-type="float" office:value="0.878093758585479" calcext:value-type="float">
            <text:p>0.878093758585479</text:p>
          </table:table-cell>
          <table:table-cell table:formula="of:=SUMIF([$ProxyNew.$A$2:$ProxyNew.$A$101];[.$A$1]&amp;&quot;_&quot;&amp;[.$A6];[$ProxyNew.J$2:$ProxyNew.J$112])" office:value-type="float" office:value="0.769042870089959" calcext:value-type="float">
            <text:p>0.769042870089959</text:p>
          </table:table-cell>
          <table:table-cell table:formula="of:=IF([.N6]=0;0;INTERCEPT([.N$2:.N$10];[$tmp.$A$2:$tmp.$A$10])+SLOPE([.N$2:.N$10];[$tmp.$A$2:$tmp.$A$10])*[$tmp.$A6])" office:value-type="float" office:value="0.733997097042958" calcext:value-type="float">
            <text:p>0.733997097042958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7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7];[$HospBA12.J$2:$HospBA12.J$112])" office:value-type="float" office:value="0" calcext:value-type="float">
            <text:p>0</text:p>
          </table:table-cell>
          <table:table-cell table:formula="of:=IF([.B7]=0;0;INTERCEPT([.B$2:.B$10];[$tmp.$A$2:$tmp.$A$10])+SLOPE([.B$2:.B$10];[$tmp.$A$2:$tmp.$A$10])*[$tmp.$A7])" office:value-type="float" office:value="0" calcext:value-type="float">
            <text:p>0</text:p>
          </table:table-cell>
          <table:table-cell table:formula="of:=SUMIF([$ProxyBA12.$A$2:$ProxyBA12.$A$101];[.$A$1]&amp;&quot;_&quot;&amp;[.$A7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7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7];[$ProxyBA12.J$2:$ProxyBA12.J$112])" office:value-type="float" office:value="0" calcext:value-type="float">
            <text:p>0</text:p>
          </table:table-cell>
          <table:table-cell table:formula="of:=IF([.F7]=0;0;INTERCEPT([.F$2:.F$10];[$tmp.$A$2:$tmp.$A$10])+SLOPE([.F$2:.F$10];[$tmp.$A$2:$tmp.$A$10])*[$tmp.$A7])" office:value-type="float" office:value="0" calcext:value-type="float">
            <text:p>0</text:p>
          </table:table-cell>
          <table:table-cell table:formula="of:=SUMIF([$HospNew.$A$2:$HospNew.$A$101];[.$A$1]&amp;&quot;_&quot;&amp;[.$A7];[$HospNew.H$2:$HospNew.H$112])" office:value-type="float" office:value="0.807265947596058" calcext:value-type="float">
            <text:p>0.807265947596058</text:p>
          </table:table-cell>
          <table:table-cell table:formula="of:=SUMIF([$HospNew.$A$2:$HospNew.$A$101];[.$A$1]&amp;&quot;_&quot;&amp;[.$A7];[$HospNew.I$2:$HospNew.I$112])" office:value-type="float" office:value="0.851483308953415" calcext:value-type="float">
            <text:p>0.851483308953415</text:p>
          </table:table-cell>
          <table:table-cell table:formula="of:=SUMIF([$HospNew.$A$2:$HospNew.$A$101];[.$A$1]&amp;&quot;_&quot;&amp;[.$A7];[$HospNew.J$2:$HospNew.J$112])" office:value-type="float" office:value="0.749883903995721" calcext:value-type="float">
            <text:p>0.749883903995721</text:p>
          </table:table-cell>
          <table:table-cell table:formula="of:=IF([.J7]=0;0;INTERCEPT([.J$2:.J$10];[$tmp.$A$2:$tmp.$A$10])+SLOPE([.J$2:.J$10];[$tmp.$A$2:$tmp.$A$10])*[$tmp.$A7])" office:value-type="float" office:value="0.576987624918914" calcext:value-type="float">
            <text:p>0.576987624918914</text:p>
          </table:table-cell>
          <table:table-cell table:formula="of:=SUMIF([$ProxyNew.$A$2:$ProxyNew.$A$101];[.$A$1]&amp;&quot;_&quot;&amp;[.$A7];[$ProxyNew.H$2:$ProxyNew.H$112])" office:value-type="float" office:value="0.876874540873658" calcext:value-type="float">
            <text:p>0.876874540873658</text:p>
          </table:table-cell>
          <table:table-cell table:formula="of:=SUMIF([$ProxyNew.$A$2:$ProxyNew.$A$101];[.$A$1]&amp;&quot;_&quot;&amp;[.$A7];[$ProxyNew.I$2:$ProxyNew.I$112])" office:value-type="float" office:value="0.923763835473366" calcext:value-type="float">
            <text:p>0.923763835473366</text:p>
          </table:table-cell>
          <table:table-cell table:formula="of:=SUMIF([$ProxyNew.$A$2:$ProxyNew.$A$101];[.$A$1]&amp;&quot;_&quot;&amp;[.$A7];[$ProxyNew.J$2:$ProxyNew.J$112])" office:value-type="float" office:value="0.801145837028877" calcext:value-type="float">
            <text:p>0.801145837028877</text:p>
          </table:table-cell>
          <table:table-cell table:formula="of:=IF([.N7]=0;0;INTERCEPT([.N$2:.N$10];[$tmp.$A$2:$tmp.$A$10])+SLOPE([.N$2:.N$10];[$tmp.$A$2:$tmp.$A$10])*[$tmp.$A7])" office:value-type="float" office:value="0.654492302109625" calcext:value-type="float">
            <text:p>0.654492302109625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8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8];[$HospBA12.J$2:$HospBA12.J$112])" office:value-type="float" office:value="0" calcext:value-type="float">
            <text:p>0</text:p>
          </table:table-cell>
          <table:table-cell table:formula="of:=IF([.B8]=0;0;INTERCEPT([.B$2:.B$10];[$tmp.$A$2:$tmp.$A$10])+SLOPE([.B$2:.B$10];[$tmp.$A$2:$tmp.$A$10])*[$tmp.$A8])" office:value-type="float" office:value="0" calcext:value-type="float">
            <text:p>0</text:p>
          </table:table-cell>
          <table:table-cell table:formula="of:=SUMIF([$ProxyBA12.$A$2:$ProxyBA12.$A$101];[.$A$1]&amp;&quot;_&quot;&amp;[.$A8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8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8];[$ProxyBA12.J$2:$ProxyBA12.J$112])" office:value-type="float" office:value="0" calcext:value-type="float">
            <text:p>0</text:p>
          </table:table-cell>
          <table:table-cell table:formula="of:=IF([.F8]=0;0;INTERCEPT([.F$2:.F$10];[$tmp.$A$2:$tmp.$A$10])+SLOPE([.F$2:.F$10];[$tmp.$A$2:$tmp.$A$10])*[$tmp.$A8])" office:value-type="float" office:value="0" calcext:value-type="float">
            <text:p>0</text:p>
          </table:table-cell>
          <table:table-cell table:formula="of:=SUMIF([$HospNew.$A$2:$HospNew.$A$101];[.$A$1]&amp;&quot;_&quot;&amp;[.$A8];[$HospNew.H$2:$HospNew.H$112])" office:value-type="float" office:value="0.644614170373704" calcext:value-type="float">
            <text:p>0.644614170373704</text:p>
          </table:table-cell>
          <table:table-cell table:formula="of:=SUMIF([$HospNew.$A$2:$HospNew.$A$101];[.$A$1]&amp;&quot;_&quot;&amp;[.$A8];[$HospNew.I$2:$HospNew.I$112])" office:value-type="float" office:value="0.736846427553696" calcext:value-type="float">
            <text:p>0.736846427553696</text:p>
          </table:table-cell>
          <table:table-cell table:formula="of:=SUMIF([$HospNew.$A$2:$HospNew.$A$101];[.$A$1]&amp;&quot;_&quot;&amp;[.$A8];[$HospNew.J$2:$HospNew.J$112])" office:value-type="float" office:value="0.520055583038144" calcext:value-type="float">
            <text:p>0.520055583038144</text:p>
          </table:table-cell>
          <table:table-cell table:formula="of:=IF([.J8]=0;0;INTERCEPT([.J$2:.J$10];[$tmp.$A$2:$tmp.$A$10])+SLOPE([.J$2:.J$10];[$tmp.$A$2:$tmp.$A$10])*[$tmp.$A8])" office:value-type="float" office:value="0.485835981446138" calcext:value-type="float">
            <text:p>0.485835981446138</text:p>
          </table:table-cell>
          <table:table-cell table:formula="of:=SUMIF([$ProxyNew.$A$2:$ProxyNew.$A$101];[.$A$1]&amp;&quot;_&quot;&amp;[.$A8];[$ProxyNew.H$2:$ProxyNew.H$112])" office:value-type="float" office:value="0.779974697227568" calcext:value-type="float">
            <text:p>0.779974697227568</text:p>
          </table:table-cell>
          <table:table-cell table:formula="of:=SUMIF([$ProxyNew.$A$2:$ProxyNew.$A$101];[.$A$1]&amp;&quot;_&quot;&amp;[.$A8];[$ProxyNew.I$2:$ProxyNew.I$112])" office:value-type="float" office:value="0.873011537444649" calcext:value-type="float">
            <text:p>0.873011537444649</text:p>
          </table:table-cell>
          <table:table-cell table:formula="of:=SUMIF([$ProxyNew.$A$2:$ProxyNew.$A$101];[.$A$1]&amp;&quot;_&quot;&amp;[.$A8];[$ProxyNew.J$2:$ProxyNew.J$112])" office:value-type="float" office:value="0.618775336861812" calcext:value-type="float">
            <text:p>0.618775336861812</text:p>
          </table:table-cell>
          <table:table-cell table:formula="of:=IF([.N8]=0;0;INTERCEPT([.N$2:.N$10];[$tmp.$A$2:$tmp.$A$10])+SLOPE([.N$2:.N$10];[$tmp.$A$2:$tmp.$A$10])*[$tmp.$A8])" office:value-type="float" office:value="0.574987507176292" calcext:value-type="float">
            <text:p>0.574987507176292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9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9];[$HospBA12.J$2:$HospBA12.J$112])" office:value-type="float" office:value="0" calcext:value-type="float">
            <text:p>0</text:p>
          </table:table-cell>
          <table:table-cell table:formula="of:=IF([.B9]=0;0;INTERCEPT([.B$2:.B$10];[$tmp.$A$2:$tmp.$A$10])+SLOPE([.B$2:.B$10];[$tmp.$A$2:$tmp.$A$10])*[$tmp.$A9])" office:value-type="float" office:value="0" calcext:value-type="float">
            <text:p>0</text:p>
          </table:table-cell>
          <table:table-cell table:formula="of:=SUMIF([$ProxyBA12.$A$2:$ProxyBA12.$A$101];[.$A$1]&amp;&quot;_&quot;&amp;[.$A9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9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9];[$ProxyBA12.J$2:$ProxyBA12.J$112])" office:value-type="float" office:value="0" calcext:value-type="float">
            <text:p>0</text:p>
          </table:table-cell>
          <table:table-cell table:formula="of:=IF([.F9]=0;0;INTERCEPT([.F$2:.F$10];[$tmp.$A$2:$tmp.$A$10])+SLOPE([.F$2:.F$10];[$tmp.$A$2:$tmp.$A$10])*[$tmp.$A9])" office:value-type="float" office:value="0" calcext:value-type="float">
            <text:p>0</text:p>
          </table:table-cell>
          <table:table-cell table:formula="of:=SUMIF([$HospNew.$A$2:$HospNew.$A$101];[.$A$1]&amp;&quot;_&quot;&amp;[.$A9];[$HospNew.H$2:$HospNew.H$112])" office:value-type="float" office:value="0.345699164849712" calcext:value-type="float">
            <text:p>0.345699164849712</text:p>
          </table:table-cell>
          <table:table-cell table:formula="of:=SUMIF([$HospNew.$A$2:$HospNew.$A$101];[.$A$1]&amp;&quot;_&quot;&amp;[.$A9];[$HospNew.I$2:$HospNew.I$112])" office:value-type="float" office:value="0.595833939754614" calcext:value-type="float">
            <text:p>0.595833939754614</text:p>
          </table:table-cell>
          <table:table-cell table:formula="of:=SUMIF([$HospNew.$A$2:$HospNew.$A$101];[.$A$1]&amp;&quot;_&quot;&amp;[.$A9];[$HospNew.J$2:$HospNew.J$112])" office:value-type="float" office:value="-0.059241794371456" calcext:value-type="float">
            <text:p>-0.059241794371456</text:p>
          </table:table-cell>
          <table:table-cell table:formula="of:=IF([.J9]=0;0;INTERCEPT([.J$2:.J$10];[$tmp.$A$2:$tmp.$A$10])+SLOPE([.J$2:.J$10];[$tmp.$A$2:$tmp.$A$10])*[$tmp.$A9])" office:value-type="float" office:value="0.394684337973362" calcext:value-type="float">
            <text:p>0.394684337973362</text:p>
          </table:table-cell>
          <table:table-cell table:formula="of:=SUMIF([$ProxyNew.$A$2:$ProxyNew.$A$101];[.$A$1]&amp;&quot;_&quot;&amp;[.$A9];[$ProxyNew.H$2:$ProxyNew.H$112])" office:value-type="float" office:value="0.575139726423639" calcext:value-type="float">
            <text:p>0.575139726423639</text:p>
          </table:table-cell>
          <table:table-cell table:formula="of:=SUMIF([$ProxyNew.$A$2:$ProxyNew.$A$101];[.$A$1]&amp;&quot;_&quot;&amp;[.$A9];[$ProxyNew.I$2:$ProxyNew.I$112])" office:value-type="float" office:value="0.824586679056892" calcext:value-type="float">
            <text:p>0.824586679056892</text:p>
          </table:table-cell>
          <table:table-cell table:formula="of:=SUMIF([$ProxyNew.$A$2:$ProxyNew.$A$101];[.$A$1]&amp;&quot;_&quot;&amp;[.$A9];[$ProxyNew.J$2:$ProxyNew.J$112])" office:value-type="float" office:value="-0.0290338903162553" calcext:value-type="float">
            <text:p>-0.0290338903162553</text:p>
          </table:table-cell>
          <table:table-cell table:formula="of:=IF([.N9]=0;0;INTERCEPT([.N$2:.N$10];[$tmp.$A$2:$tmp.$A$10])+SLOPE([.N$2:.N$10];[$tmp.$A$2:$tmp.$A$10])*[$tmp.$A9])" office:value-type="float" office:value="0.495482712242959" calcext:value-type="float">
            <text:p>0.495482712242959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IF([.B10]=0;0;INTERCEPT([.B$2:.B$10];[$tmp.$A$2:$tmp.$A$10])+SLOPE([.B$2:.B$10];[$tmp.$A$2:$tmp.$A$10])*[$tmp.$A10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IF([.F10]=0;0;INTERCEPT([.F$2:.F$10];[$tmp.$A$2:$tmp.$A$10])+SLOPE([.F$2:.F$10];[$tmp.$A$2:$tmp.$A$10])*[$tmp.$A10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10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10];[$HospNew.J$2:$HospNew.J$112])" office:value-type="float" office:value="0" calcext:value-type="float">
            <text:p>0</text:p>
          </table:table-cell>
          <table:table-cell table:formula="of:=IF([.J10]=0;0;INTERCEPT([.J$2:.J$10];[$tmp.$A$2:$tmp.$A$10])+SLOPE([.J$2:.J$10];[$tmp.$A$2:$tmp.$A$10])*[$tmp.$A10])" office:value-type="float" office:value="0" calcext:value-type="float">
            <text:p>0</text:p>
          </table:table-cell>
          <table:table-cell table:formula="of:=SUMIF([$ProxyNew.$A$2:$ProxyNew.$A$101];[.$A$1]&amp;&quot;_&quot;&amp;[.$A10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10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10];[$ProxyNew.J$2:$ProxyNew.J$112])" office:value-type="float" office:value="0" calcext:value-type="float">
            <text:p>0</text:p>
          </table:table-cell>
          <table:table-cell table:formula="of:=IF([.N10]=0;0;INTERCEPT([.N$2:.N$10];[$tmp.$A$2:$tmp.$A$10])+SLOPE([.N$2:.N$10];[$tmp.$A$2:$tmp.$A$10])*[$tmp.$A10])" office:value-type="float" office:value="0" calcext:value-type="float">
            <text:p>0</text:p>
          </table:table-cell>
        </table:table-row>
      </table:table>
      <table:table table:name="secboostall" table:style-name="ta1">
        <office:forms form:automatic-focus="false" form:apply-design-mode="false"/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secboost45</text:p>
          </table:table-cell>
          <table:table-cell office:value-type="string" calcext:value-type="string">
            <text:p>Hosp ordina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 ordina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 4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 4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[$secboost.J2]" office:value-type="float" office:value="0.697180999993964" calcext:value-type="float">
            <text:p>0.697180999993964</text:p>
          </table:table-cell>
          <table:table-cell table:formula="of:=[$secboost.K2]" office:value-type="float" office:value="0.736259813244279" calcext:value-type="float">
            <text:p>0.736259813244279</text:p>
          </table:table-cell>
          <table:table-cell table:formula="of:=[$secboost.L2]" office:value-type="float" office:value="0.652311815303337" calcext:value-type="float">
            <text:p>0.652311815303337</text:p>
          </table:table-cell>
          <table:table-cell table:formula="of:=[$secboost.M2]" office:value-type="float" office:value="0.549553237577266" calcext:value-type="float">
            <text:p>0.549553237577266</text:p>
          </table:table-cell>
          <table:table-cell table:formula="of:=[$secboost.N2]" office:value-type="float" office:value="0.704505412200195" calcext:value-type="float">
            <text:p>0.704505412200195</text:p>
          </table:table-cell>
          <table:table-cell table:formula="of:=[$secboost.O2]" office:value-type="float" office:value="0.7595698549461" calcext:value-type="float">
            <text:p>0.7595698549461</text:p>
          </table:table-cell>
          <table:table-cell table:formula="of:=[$secboost.P2]" office:value-type="float" office:value="0.636829851766707" calcext:value-type="float">
            <text:p>0.636829851766707</text:p>
          </table:table-cell>
          <table:table-cell table:formula="of:=[$secboost.Q2]" office:value-type="float" office:value="0.566271878408784" calcext:value-type="float">
            <text:p>0.566271878408784</text:p>
          </table:table-cell>
          <table:table-cell table:formula="of:=[$secboost45.J2]" office:value-type="float" office:value="0.769211018943997" calcext:value-type="float">
            <text:p>0.769211018943997</text:p>
          </table:table-cell>
          <table:table-cell table:formula="of:=[$secboost45.K2]" office:value-type="float" office:value="0.815333708127291" calcext:value-type="float">
            <text:p>0.815333708127291</text:p>
          </table:table-cell>
          <table:table-cell table:formula="of:=[$secboost45.L2]" office:value-type="float" office:value="0.711568617982631" calcext:value-type="float">
            <text:p>0.711568617982631</text:p>
          </table:table-cell>
          <table:table-cell table:formula="of:=[$secboost45.M2]" office:value-type="float" office:value="0.599004006538441" calcext:value-type="float">
            <text:p>0.599004006538441</text:p>
          </table:table-cell>
          <table:table-cell table:formula="of:=[$secboost45.N2]" office:value-type="float" office:value="0.807632166190161" calcext:value-type="float">
            <text:p>0.807632166190161</text:p>
          </table:table-cell>
          <table:table-cell table:formula="of:=[$secboost45.O2]" office:value-type="float" office:value="0.864258707066161" calcext:value-type="float">
            <text:p>0.864258707066161</text:p>
          </table:table-cell>
          <table:table-cell table:formula="of:=[$secboost45.P2]" office:value-type="float" office:value="0.727383004206934" calcext:value-type="float">
            <text:p>0.727383004206934</text:p>
          </table:table-cell>
          <table:table-cell table:formula="of:=[$secboost45.Q2]" office:value-type="float" office:value="0.652972392725277" calcext:value-type="float">
            <text:p>0.652972392725277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[$secboost.J3]" office:value-type="float" office:value="0.553219660850951" calcext:value-type="float">
            <text:p>0.553219660850951</text:p>
          </table:table-cell>
          <table:table-cell table:formula="of:=[$secboost.K3]" office:value-type="float" office:value="0.614173171667443" calcext:value-type="float">
            <text:p>0.614173171667443</text:p>
          </table:table-cell>
          <table:table-cell table:formula="of:=[$secboost.L3]" office:value-type="float" office:value="0.482636621427252" calcext:value-type="float">
            <text:p>0.482636621427252</text:p>
          </table:table-cell>
          <table:table-cell table:formula="of:=[$secboost.M3]" office:value-type="float" office:value="0.460838919896066" calcext:value-type="float">
            <text:p>0.460838919896066</text:p>
          </table:table-cell>
          <table:table-cell table:formula="of:=[$secboost.N3]" office:value-type="float" office:value="0.562391051751789" calcext:value-type="float">
            <text:p>0.562391051751789</text:p>
          </table:table-cell>
          <table:table-cell table:formula="of:=[$secboost.O3]" office:value-type="float" office:value="0.646016323028362" calcext:value-type="float">
            <text:p>0.646016323028362</text:p>
          </table:table-cell>
          <table:table-cell table:formula="of:=[$secboost.P3]" office:value-type="float" office:value="0.459010106835381" calcext:value-type="float">
            <text:p>0.459010106835381</text:p>
          </table:table-cell>
          <table:table-cell table:formula="of:=[$secboost.Q3]" office:value-type="float" office:value="0.474925303743103" calcext:value-type="float">
            <text:p>0.474925303743103</text:p>
          </table:table-cell>
          <table:table-cell table:formula="of:=[$secboost45.J3]" office:value-type="float" office:value="0.710320292306024" calcext:value-type="float">
            <text:p>0.710320292306024</text:p>
          </table:table-cell>
          <table:table-cell table:formula="of:=[$secboost45.K3]" office:value-type="float" office:value="0.778171620276524" calcext:value-type="float">
            <text:p>0.778171620276524</text:p>
          </table:table-cell>
          <table:table-cell table:formula="of:=[$secboost45.L3]" office:value-type="float" office:value="0.621715070207554" calcext:value-type="float">
            <text:p>0.621715070207554</text:p>
          </table:table-cell>
          <table:table-cell table:formula="of:=[$secboost45.M3]" office:value-type="float" office:value="0.500285715266578" calcext:value-type="float">
            <text:p>0.500285715266578</text:p>
          </table:table-cell>
          <table:table-cell table:formula="of:=[$secboost45.N3]" office:value-type="float" office:value="0.684996667938479" calcext:value-type="float">
            <text:p>0.684996667938479</text:p>
          </table:table-cell>
          <table:table-cell table:formula="of:=[$secboost45.O3]" office:value-type="float" office:value="0.78108834744098" calcext:value-type="float">
            <text:p>0.78108834744098</text:p>
          </table:table-cell>
          <table:table-cell table:formula="of:=[$secboost45.P3]" office:value-type="float" office:value="0.546725365918523" calcext:value-type="float">
            <text:p>0.546725365918523</text:p>
          </table:table-cell>
          <table:table-cell table:formula="of:=[$secboost45.Q3]" office:value-type="float" office:value="0.546504483108809" calcext:value-type="float">
            <text:p>0.546504483108809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[$secboost.J4]" office:value-type="float" office:value="0.372613037516088" calcext:value-type="float">
            <text:p>0.372613037516088</text:p>
          </table:table-cell>
          <table:table-cell table:formula="of:=[$secboost.K4]" office:value-type="float" office:value="0.475245987200837" calcext:value-type="float">
            <text:p>0.475245987200837</text:p>
          </table:table-cell>
          <table:table-cell table:formula="of:=[$secboost.L4]" office:value-type="float" office:value="0.249906830449648" calcext:value-type="float">
            <text:p>0.249906830449648</text:p>
          </table:table-cell>
          <table:table-cell table:formula="of:=[$secboost.M4]" office:value-type="float" office:value="0.372124602214865" calcext:value-type="float">
            <text:p>0.372124602214865</text:p>
          </table:table-cell>
          <table:table-cell table:formula="of:=[$secboost.N4]" office:value-type="float" office:value="0.434525922122245" calcext:value-type="float">
            <text:p>0.434525922122245</text:p>
          </table:table-cell>
          <table:table-cell table:formula="of:=[$secboost.O4]" office:value-type="float" office:value="0.56650436042997" calcext:value-type="float">
            <text:p>0.56650436042997</text:p>
          </table:table-cell>
          <table:table-cell table:formula="of:=[$secboost.P4]" office:value-type="float" office:value="0.262366437944204" calcext:value-type="float">
            <text:p>0.262366437944204</text:p>
          </table:table-cell>
          <table:table-cell table:formula="of:=[$secboost.Q4]" office:value-type="float" office:value="0.383578729077421" calcext:value-type="float">
            <text:p>0.383578729077421</text:p>
          </table:table-cell>
          <table:table-cell table:formula="of:=[$secboost45.J4]" office:value-type="float" office:value="0.35764626180887" calcext:value-type="float">
            <text:p>0.35764626180887</text:p>
          </table:table-cell>
          <table:table-cell table:formula="of:=[$secboost45.K4]" office:value-type="float" office:value="0.630069897034557" calcext:value-type="float">
            <text:p>0.630069897034557</text:p>
          </table:table-cell>
          <table:table-cell table:formula="of:=[$secboost45.L4]" office:value-type="float" office:value="-0.115395372424351" calcext:value-type="float">
            <text:p>-0.115395372424351</text:p>
          </table:table-cell>
          <table:table-cell table:formula="of:=[$secboost45.M4]" office:value-type="float" office:value="0.401567423994715" calcext:value-type="float">
            <text:p>0.401567423994715</text:p>
          </table:table-cell>
          <table:table-cell table:formula="of:=[$secboost45.N4]" office:value-type="float" office:value="0.551277954206001" calcext:value-type="float">
            <text:p>0.551277954206001</text:p>
          </table:table-cell>
          <table:table-cell table:formula="of:=[$secboost45.O4]" office:value-type="float" office:value="0.833477319678648" calcext:value-type="float">
            <text:p>0.833477319678648</text:p>
          </table:table-cell>
          <table:table-cell table:formula="of:=[$secboost45.P4]" office:value-type="float" office:value="-0.209153455811471" calcext:value-type="float">
            <text:p>-0.209153455811471</text:p>
          </table:table-cell>
          <table:table-cell table:formula="of:=[$secboost45.Q4]" office:value-type="float" office:value="0.440036573492341" calcext:value-type="float">
            <text:p>0.440036573492341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[$secboost.J5]" office:value-type="float" office:value="0.129250003311164" calcext:value-type="float">
            <text:p>0.129250003311164</text:p>
          </table:table-cell>
          <table:table-cell table:formula="of:=[$secboost.K5]" office:value-type="float" office:value="0.397257837641481" calcext:value-type="float">
            <text:p>0.397257837641481</text:p>
          </table:table-cell>
          <table:table-cell table:formula="of:=[$secboost.L5]" office:value-type="float" office:value="-0.257926861739294" calcext:value-type="float">
            <text:p>-0.257926861739294</text:p>
          </table:table-cell>
          <table:table-cell table:formula="of:=[$secboost.M5]" office:value-type="float" office:value="0.283410284533664" calcext:value-type="float">
            <text:p>0.283410284533664</text:p>
          </table:table-cell>
          <table:table-cell table:formula="of:=[$secboost.N5]" office:value-type="float" office:value="0.106547831640281" calcext:value-type="float">
            <text:p>0.106547831640281</text:p>
          </table:table-cell>
          <table:table-cell table:formula="of:=[$secboost.O5]" office:value-type="float" office:value="0.479531765848207" calcext:value-type="float">
            <text:p>0.479531765848207</text:p>
          </table:table-cell>
          <table:table-cell table:formula="of:=[$secboost.P5]" office:value-type="float" office:value="-0.533728140868389" calcext:value-type="float">
            <text:p>-0.533728140868389</text:p>
          </table:table-cell>
          <table:table-cell table:formula="of:=[$secboost.Q5]" office:value-type="float" office:value="0.292232154411739" calcext:value-type="float">
            <text:p>0.292232154411739</text:p>
          </table:table-cell>
          <table:table-cell table:formula="of:=[$secboost45.J5]" office:value-type="float" office:value="0" calcext:value-type="float">
            <text:p>0</text:p>
          </table:table-cell>
          <table:table-cell table:formula="of:=[$secboost45.K5]" office:value-type="float" office:value="0" calcext:value-type="float">
            <text:p>0</text:p>
          </table:table-cell>
          <table:table-cell table:formula="of:=[$secboost45.L5]" office:value-type="float" office:value="0" calcext:value-type="float">
            <text:p>0</text:p>
          </table:table-cell>
          <table:table-cell table:formula="of:=[$secboost45.M5]" office:value-type="float" office:value="0" calcext:value-type="float">
            <text:p>0</text:p>
          </table:table-cell>
          <table:table-cell table:formula="of:=[$secboost45.N5]" office:value-type="float" office:value="0" calcext:value-type="float">
            <text:p>0</text:p>
          </table:table-cell>
          <table:table-cell table:formula="of:=[$secboost45.O5]" office:value-type="float" office:value="0" calcext:value-type="float">
            <text:p>0</text:p>
          </table:table-cell>
          <table:table-cell table:formula="of:=[$secboost45.P5]" office:value-type="float" office:value="0" calcext:value-type="float">
            <text:p>0</text:p>
          </table:table-cell>
          <table:table-cell table:formula="of:=[$secboost45.Q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[$secboost.J6]" office:value-type="float" office:value="0" calcext:value-type="float">
            <text:p>0</text:p>
          </table:table-cell>
          <table:table-cell table:formula="of:=[$secboost.K6]" office:value-type="float" office:value="0" calcext:value-type="float">
            <text:p>0</text:p>
          </table:table-cell>
          <table:table-cell table:formula="of:=[$secboost.L6]" office:value-type="float" office:value="0" calcext:value-type="float">
            <text:p>0</text:p>
          </table:table-cell>
          <table:table-cell table:formula="of:=[$secboost.M6]" office:value-type="float" office:value="0" calcext:value-type="float">
            <text:p>0</text:p>
          </table:table-cell>
          <table:table-cell table:formula="of:=[$secboost.N6]" office:value-type="float" office:value="0" calcext:value-type="float">
            <text:p>0</text:p>
          </table:table-cell>
          <table:table-cell table:formula="of:=[$secboost.O6]" office:value-type="float" office:value="0" calcext:value-type="float">
            <text:p>0</text:p>
          </table:table-cell>
          <table:table-cell table:formula="of:=[$secboost.P6]" office:value-type="float" office:value="0" calcext:value-type="float">
            <text:p>0</text:p>
          </table:table-cell>
          <table:table-cell table:formula="of:=[$secboost.Q6]" office:value-type="float" office:value="0" calcext:value-type="float">
            <text:p>0</text:p>
          </table:table-cell>
          <table:table-cell table:formula="of:=[$secboost45.J6]" office:value-type="float" office:value="0" calcext:value-type="float">
            <text:p>0</text:p>
          </table:table-cell>
          <table:table-cell table:formula="of:=[$secboost45.K6]" office:value-type="float" office:value="0" calcext:value-type="float">
            <text:p>0</text:p>
          </table:table-cell>
          <table:table-cell table:formula="of:=[$secboost45.L6]" office:value-type="float" office:value="0" calcext:value-type="float">
            <text:p>0</text:p>
          </table:table-cell>
          <table:table-cell table:formula="of:=[$secboost45.M6]" office:value-type="float" office:value="0" calcext:value-type="float">
            <text:p>0</text:p>
          </table:table-cell>
          <table:table-cell table:formula="of:=[$secboost45.N6]" office:value-type="float" office:value="0" calcext:value-type="float">
            <text:p>0</text:p>
          </table:table-cell>
          <table:table-cell table:formula="of:=[$secboost45.O6]" office:value-type="float" office:value="0" calcext:value-type="float">
            <text:p>0</text:p>
          </table:table-cell>
          <table:table-cell table:formula="of:=[$secboost45.P6]" office:value-type="float" office:value="0" calcext:value-type="float">
            <text:p>0</text:p>
          </table:table-cell>
          <table:table-cell table:formula="of:=[$secboost45.Q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[$secboost.J7]" office:value-type="float" office:value="0" calcext:value-type="float">
            <text:p>0</text:p>
          </table:table-cell>
          <table:table-cell table:formula="of:=[$secboost.K7]" office:value-type="float" office:value="0" calcext:value-type="float">
            <text:p>0</text:p>
          </table:table-cell>
          <table:table-cell table:formula="of:=[$secboost.L7]" office:value-type="float" office:value="0" calcext:value-type="float">
            <text:p>0</text:p>
          </table:table-cell>
          <table:table-cell table:formula="of:=[$secboost.M7]" office:value-type="float" office:value="0" calcext:value-type="float">
            <text:p>0</text:p>
          </table:table-cell>
          <table:table-cell table:formula="of:=[$secboost.N7]" office:value-type="float" office:value="0" calcext:value-type="float">
            <text:p>0</text:p>
          </table:table-cell>
          <table:table-cell table:formula="of:=[$secboost.O7]" office:value-type="float" office:value="0" calcext:value-type="float">
            <text:p>0</text:p>
          </table:table-cell>
          <table:table-cell table:formula="of:=[$secboost.P7]" office:value-type="float" office:value="0" calcext:value-type="float">
            <text:p>0</text:p>
          </table:table-cell>
          <table:table-cell table:formula="of:=[$secboost.Q7]" office:value-type="float" office:value="0" calcext:value-type="float">
            <text:p>0</text:p>
          </table:table-cell>
          <table:table-cell table:formula="of:=[$secboost45.J7]" office:value-type="float" office:value="0" calcext:value-type="float">
            <text:p>0</text:p>
          </table:table-cell>
          <table:table-cell table:formula="of:=[$secboost45.K7]" office:value-type="float" office:value="0" calcext:value-type="float">
            <text:p>0</text:p>
          </table:table-cell>
          <table:table-cell table:formula="of:=[$secboost45.L7]" office:value-type="float" office:value="0" calcext:value-type="float">
            <text:p>0</text:p>
          </table:table-cell>
          <table:table-cell table:formula="of:=[$secboost45.M7]" office:value-type="float" office:value="0" calcext:value-type="float">
            <text:p>0</text:p>
          </table:table-cell>
          <table:table-cell table:formula="of:=[$secboost45.N7]" office:value-type="float" office:value="0" calcext:value-type="float">
            <text:p>0</text:p>
          </table:table-cell>
          <table:table-cell table:formula="of:=[$secboost45.O7]" office:value-type="float" office:value="0" calcext:value-type="float">
            <text:p>0</text:p>
          </table:table-cell>
          <table:table-cell table:formula="of:=[$secboost45.P7]" office:value-type="float" office:value="0" calcext:value-type="float">
            <text:p>0</text:p>
          </table:table-cell>
          <table:table-cell table:formula="of:=[$secboost45.Q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[$secboost.J8]" office:value-type="float" office:value="0" calcext:value-type="float">
            <text:p>0</text:p>
          </table:table-cell>
          <table:table-cell table:formula="of:=[$secboost.K8]" office:value-type="float" office:value="0" calcext:value-type="float">
            <text:p>0</text:p>
          </table:table-cell>
          <table:table-cell table:formula="of:=[$secboost.L8]" office:value-type="float" office:value="0" calcext:value-type="float">
            <text:p>0</text:p>
          </table:table-cell>
          <table:table-cell table:formula="of:=[$secboost.M8]" office:value-type="float" office:value="0" calcext:value-type="float">
            <text:p>0</text:p>
          </table:table-cell>
          <table:table-cell table:formula="of:=[$secboost.N8]" office:value-type="float" office:value="0" calcext:value-type="float">
            <text:p>0</text:p>
          </table:table-cell>
          <table:table-cell table:formula="of:=[$secboost.O8]" office:value-type="float" office:value="0" calcext:value-type="float">
            <text:p>0</text:p>
          </table:table-cell>
          <table:table-cell table:formula="of:=[$secboost.P8]" office:value-type="float" office:value="0" calcext:value-type="float">
            <text:p>0</text:p>
          </table:table-cell>
          <table:table-cell table:formula="of:=[$secboost.Q8]" office:value-type="float" office:value="0" calcext:value-type="float">
            <text:p>0</text:p>
          </table:table-cell>
          <table:table-cell table:formula="of:=[$secboost45.J8]" office:value-type="float" office:value="0" calcext:value-type="float">
            <text:p>0</text:p>
          </table:table-cell>
          <table:table-cell table:formula="of:=[$secboost45.K8]" office:value-type="float" office:value="0" calcext:value-type="float">
            <text:p>0</text:p>
          </table:table-cell>
          <table:table-cell table:formula="of:=[$secboost45.L8]" office:value-type="float" office:value="0" calcext:value-type="float">
            <text:p>0</text:p>
          </table:table-cell>
          <table:table-cell table:formula="of:=[$secboost45.M8]" office:value-type="float" office:value="0" calcext:value-type="float">
            <text:p>0</text:p>
          </table:table-cell>
          <table:table-cell table:formula="of:=[$secboost45.N8]" office:value-type="float" office:value="0" calcext:value-type="float">
            <text:p>0</text:p>
          </table:table-cell>
          <table:table-cell table:formula="of:=[$secboost45.O8]" office:value-type="float" office:value="0" calcext:value-type="float">
            <text:p>0</text:p>
          </table:table-cell>
          <table:table-cell table:formula="of:=[$secboost45.P8]" office:value-type="float" office:value="0" calcext:value-type="float">
            <text:p>0</text:p>
          </table:table-cell>
          <table:table-cell table:formula="of:=[$secboost45.Q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[$secboost.J9]" office:value-type="float" office:value="0" calcext:value-type="float">
            <text:p>0</text:p>
          </table:table-cell>
          <table:table-cell table:formula="of:=[$secboost.K9]" office:value-type="float" office:value="0" calcext:value-type="float">
            <text:p>0</text:p>
          </table:table-cell>
          <table:table-cell table:formula="of:=[$secboost.L9]" office:value-type="float" office:value="0" calcext:value-type="float">
            <text:p>0</text:p>
          </table:table-cell>
          <table:table-cell table:formula="of:=[$secboost.M9]" office:value-type="float" office:value="0" calcext:value-type="float">
            <text:p>0</text:p>
          </table:table-cell>
          <table:table-cell table:formula="of:=[$secboost.N9]" office:value-type="float" office:value="0" calcext:value-type="float">
            <text:p>0</text:p>
          </table:table-cell>
          <table:table-cell table:formula="of:=[$secboost.O9]" office:value-type="float" office:value="0" calcext:value-type="float">
            <text:p>0</text:p>
          </table:table-cell>
          <table:table-cell table:formula="of:=[$secboost.P9]" office:value-type="float" office:value="0" calcext:value-type="float">
            <text:p>0</text:p>
          </table:table-cell>
          <table:table-cell table:formula="of:=[$secboost.Q9]" office:value-type="float" office:value="0" calcext:value-type="float">
            <text:p>0</text:p>
          </table:table-cell>
          <table:table-cell table:formula="of:=[$secboost45.J9]" office:value-type="float" office:value="0" calcext:value-type="float">
            <text:p>0</text:p>
          </table:table-cell>
          <table:table-cell table:formula="of:=[$secboost45.K9]" office:value-type="float" office:value="0" calcext:value-type="float">
            <text:p>0</text:p>
          </table:table-cell>
          <table:table-cell table:formula="of:=[$secboost45.L9]" office:value-type="float" office:value="0" calcext:value-type="float">
            <text:p>0</text:p>
          </table:table-cell>
          <table:table-cell table:formula="of:=[$secboost45.M9]" office:value-type="float" office:value="0" calcext:value-type="float">
            <text:p>0</text:p>
          </table:table-cell>
          <table:table-cell table:formula="of:=[$secboost45.N9]" office:value-type="float" office:value="0" calcext:value-type="float">
            <text:p>0</text:p>
          </table:table-cell>
          <table:table-cell table:formula="of:=[$secboost45.O9]" office:value-type="float" office:value="0" calcext:value-type="float">
            <text:p>0</text:p>
          </table:table-cell>
          <table:table-cell table:formula="of:=[$secboost45.P9]" office:value-type="float" office:value="0" calcext:value-type="float">
            <text:p>0</text:p>
          </table:table-cell>
          <table:table-cell table:formula="of:=[$secboost45.Q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[$secboost.J10]" office:value-type="float" office:value="0" calcext:value-type="float">
            <text:p>0</text:p>
          </table:table-cell>
          <table:table-cell table:formula="of:=[$secboost.K10]" office:value-type="float" office:value="0" calcext:value-type="float">
            <text:p>0</text:p>
          </table:table-cell>
          <table:table-cell table:formula="of:=[$secboost.L10]" office:value-type="float" office:value="0" calcext:value-type="float">
            <text:p>0</text:p>
          </table:table-cell>
          <table:table-cell table:formula="of:=[$secboost.M10]" office:value-type="float" office:value="0" calcext:value-type="float">
            <text:p>0</text:p>
          </table:table-cell>
          <table:table-cell table:formula="of:=[$secboost.N10]" office:value-type="float" office:value="0" calcext:value-type="float">
            <text:p>0</text:p>
          </table:table-cell>
          <table:table-cell table:formula="of:=[$secboost.O10]" office:value-type="float" office:value="0" calcext:value-type="float">
            <text:p>0</text:p>
          </table:table-cell>
          <table:table-cell table:formula="of:=[$secboost.P10]" office:value-type="float" office:value="0" calcext:value-type="float">
            <text:p>0</text:p>
          </table:table-cell>
          <table:table-cell table:formula="of:=[$secboost.Q10]" office:value-type="float" office:value="0" calcext:value-type="float">
            <text:p>0</text:p>
          </table:table-cell>
          <table:table-cell table:formula="of:=[$secboost45.J10]" office:value-type="float" office:value="0" calcext:value-type="float">
            <text:p>0</text:p>
          </table:table-cell>
          <table:table-cell table:formula="of:=[$secboost45.K10]" office:value-type="float" office:value="0" calcext:value-type="float">
            <text:p>0</text:p>
          </table:table-cell>
          <table:table-cell table:formula="of:=[$secboost45.L10]" office:value-type="float" office:value="0" calcext:value-type="float">
            <text:p>0</text:p>
          </table:table-cell>
          <table:table-cell table:formula="of:=[$secboost45.M10]" office:value-type="float" office:value="0" calcext:value-type="float">
            <text:p>0</text:p>
          </table:table-cell>
          <table:table-cell table:formula="of:=[$secboost45.N10]" office:value-type="float" office:value="0" calcext:value-type="float">
            <text:p>0</text:p>
          </table:table-cell>
          <table:table-cell table:formula="of:=[$secboost45.O10]" office:value-type="float" office:value="0" calcext:value-type="float">
            <text:p>0</text:p>
          </table:table-cell>
          <table:table-cell table:formula="of:=[$secboost45.P10]" office:value-type="float" office:value="0" calcext:value-type="float">
            <text:p>0</text:p>
          </table:table-cell>
          <table:table-cell table:formula="of:=[$secboost45.Q10]" office:value-type="float" office:value="0" calcext:value-type="float">
            <text:p>0</text:p>
          </table:table-cell>
        </table:table-row>
      </table:table>
      <table:table table:name="matrix" table:style-name="ta1">
        <office:forms form:automatic-focus="false" form:apply-design-mode="false"/>
        <table:table-column table:style-name="co4" table:number-columns-repeated="37" table:default-cell-style-name="Default"/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HospNew Dif</text:p>
          </table:table-cell>
          <table:table-cell table:number-matrix-columns-spanned="7" table:number-matrix-rows-spanned="1" table:formula="of:=TRANSPOSE([.S3:.S9])" office:value-type="float" office:value="0.66306446392868" calcext:value-type="float">
            <text:p>0.66306446392868</text:p>
          </table:table-cell>
          <table:table-cell office:value-type="float" office:value="-0.00694292980605409" calcext:value-type="float">
            <text:p>-0.00694292980605409</text:p>
          </table:table-cell>
          <table:table-cell office:value-type="float" office:value="0.287736944820175" calcext:value-type="float">
            <text:p>0.287736944820175</text:p>
          </table:table-cell>
          <table:table-cell office:value-type="float" office:value="0.131885337709775" calcext:value-type="float">
            <text:p>0.131885337709775</text:p>
          </table:table-cell>
          <table:table-cell office:value-type="float" office:value="0.133495819264362" calcext:value-type="float">
            <text:p>0.133495819264362</text:p>
          </table:table-cell>
          <table:table-cell office:value-type="float" office:value="0.73420636634848" calcext:value-type="float">
            <text:p>0.73420636634848</text:p>
          </table:table-cell>
          <table:table-cell office:value-type="float" office:value="0.644512440061095" calcext:value-type="float">
            <text:p>0.644512440061095</text:p>
          </table:table-cell>
          <table:table-cell table:number-columns-repeated="2"/>
          <table:table-cell office:value-type="string" calcext:value-type="string">
            <text:p>HospNew Z</text:p>
          </table:table-cell>
          <table:table-cell table:number-matrix-columns-spanned="7" table:number-matrix-rows-spanned="1" table:formula="of:=TRANSPOSE([.AC3:.AC9])" office:value-type="float" office:value="0.0811900432597813" calcext:value-type="float">
            <text:p>0.0811900432597813</text:p>
          </table:table-cell>
          <table:table-cell office:value-type="float" office:value="0.187719870029243" calcext:value-type="float">
            <text:p>0.187719870029243</text:p>
          </table:table-cell>
          <table:table-cell office:value-type="float" office:value="0.0474682044808207" calcext:value-type="float">
            <text:p>0.0474682044808207</text:p>
          </table:table-cell>
          <table:table-cell office:value-type="float" office:value="0.0322723343868672" calcext:value-type="float">
            <text:p>0.0322723343868672</text:p>
          </table:table-cell>
          <table:table-cell office:value-type="float" office:value="0.028760262102292" calcext:value-type="float">
            <text:p>0.028760262102292</text:p>
          </table:table-cell>
          <table:table-cell office:value-type="float" office:value="0.0657931273824114" calcext:value-type="float">
            <text:p>0.0657931273824114</text:p>
          </table:table-cell>
          <table:table-cell office:value-type="float" office:value="0.0412384116867826" calcext:value-type="float">
            <text:p>0.0412384116867826</text:p>
          </table:table-cell>
        </table:table-row>
        <table:table-row table:style-name="ro1">
          <table:table-cell/>
          <table:table-cell table:formula="of:=[$hybridboost.B1]" office:value-type="string" office:string-value="HospBA12" calcext:value-type="string">
            <text:p>HospBA12</text:p>
          </table:table-cell>
          <table:table-cell table:formula="of:=[$hybridboost.C1]" office:value-type="string" office:string-value="high" calcext:value-type="string">
            <text:p>high</text:p>
          </table:table-cell>
          <table:table-cell table:formula="of:=[$hybridboost.D1]" office:value-type="string" office:string-value="low" calcext:value-type="string">
            <text:p>low</text:p>
          </table:table-cell>
          <table:table-cell office:value-type="string" calcext:value-type="string">
            <text:p>stdev</text:p>
          </table:table-cell>
          <table:table-cell table:formula="of:=[$hybridboost.F1]" office:value-type="string" office:string-value="ProxyBA12" calcext:value-type="string">
            <text:p>ProxyBA12</text:p>
          </table:table-cell>
          <table:table-cell table:formula="of:=[$hybridboost.G1]" office:value-type="string" office:string-value="high" calcext:value-type="string">
            <text:p>high</text:p>
          </table:table-cell>
          <table:table-cell table:formula="of:=[$hybridboost.H1]" office:value-type="string" office:string-value="low" calcext:value-type="string">
            <text:p>low</text:p>
          </table:table-cell>
          <table:table-cell office:value-type="string" calcext:value-type="string">
            <text:p>stdev</text:p>
          </table:table-cell>
          <table:table-cell table:formula="of:=[$hybridboost.J1]" office:value-type="string" office:string-value="HospNew" calcext:value-type="string">
            <text:p>HospNew</text:p>
          </table:table-cell>
          <table:table-cell table:formula="of:=[$hybridboost.K1]" office:value-type="string" office:string-value="high" calcext:value-type="string">
            <text:p>high</text:p>
          </table:table-cell>
          <table:table-cell table:formula="of:=[$hybridboost.L1]" office:value-type="string" office:string-value="low" calcext:value-type="string">
            <text:p>low</text:p>
          </table:table-cell>
          <table:table-cell office:value-type="string" calcext:value-type="string">
            <text:p>stdev</text:p>
          </table:table-cell>
          <table:table-cell table:formula="of:=[$hybridboost.N1]" office:value-type="string" office:string-value="ProxyNew" calcext:value-type="string">
            <text:p>ProxyNew</text:p>
          </table:table-cell>
          <table:table-cell table:formula="of:=[$hybridboost.O1]" office:value-type="string" office:string-value="high" calcext:value-type="string">
            <text:p>high</text:p>
          </table:table-cell>
          <table:table-cell table:formula="of:=[$hybridboost.P1]" office:value-type="string" office:string-value="low" calcext:value-type="string">
            <text:p>low</text:p>
          </table:table-cell>
          <table:table-cell office:value-type="string" calcext:value-type="string">
            <text:p>stdev</text:p>
          </table:table-cell>
          <table:table-cell table:number-columns-repeated="3"/>
          <table:table-cell table:number-matrix-columns-spanned="7" table:number-matrix-rows-spanned="1" table:formula="of:=TRANSPOSE([.T3:.T9])" office:value-type="string" office:string-value="inf" calcext:value-type="string">
            <text:p>inf</text:p>
          </table:table-cell>
          <table:table-cell office:value-type="string" office:string-value="full" calcext:value-type="string">
            <text:p>full</text:p>
          </table:table-cell>
          <table:table-cell office:value-type="string" office:string-value="boost" calcext:value-type="string">
            <text:p>boost</text:p>
          </table:table-cell>
          <table:table-cell office:value-type="string" office:string-value="secboost" calcext:value-type="string">
            <text:p>secboost</text:p>
          </table:table-cell>
          <table:table-cell office:value-type="string" office:string-value="secboost45" calcext:value-type="string">
            <text:p>secboost45</text:p>
          </table:table-cell>
          <table:table-cell office:value-type="string" office:string-value="hybridfull" calcext:value-type="string">
            <text:p>hybridfull</text:p>
          </table:table-cell>
          <table:table-cell office:value-type="string" office:string-value="hybridboost" calcext:value-type="string">
            <text:p>hybridboost</text:p>
          </table:table-cell>
          <table:table-cell table:number-columns-repeated="3"/>
          <table:table-cell table:number-matrix-columns-spanned="7" table:number-matrix-rows-spanned="1" table:formula="of:=TRANSPOSE([.AD3:.AD9])" office:value-type="string" office:string-value="inf" calcext:value-type="string">
            <text:p>inf</text:p>
          </table:table-cell>
          <table:table-cell office:value-type="string" office:string-value="full" calcext:value-type="string">
            <text:p>full</text:p>
          </table:table-cell>
          <table:table-cell office:value-type="string" office:string-value="boost" calcext:value-type="string">
            <text:p>boost</text:p>
          </table:table-cell>
          <table:table-cell office:value-type="string" office:string-value="secboost" calcext:value-type="string">
            <text:p>secboost</text:p>
          </table:table-cell>
          <table:table-cell office:value-type="string" office:string-value="secboost45" calcext:value-type="string">
            <text:p>secboost45</text:p>
          </table:table-cell>
          <table:table-cell office:value-type="string" office:string-value="hybridfull" calcext:value-type="string">
            <text:p>hybridfull</text:p>
          </table:table-cell>
          <table:table-cell office:value-type="string" office:string-value="hybridboost" calcext:value-type="string">
            <text:p>hybridboost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table:formula="of:=AVERAGE(INDIRECT([.$A3]&amp;&quot;.&quot;&amp;[.B$1]&amp;&quot;3:&quot;&amp;[.$A3]&amp;&quot;.&quot;&amp;[.B$1]&amp;&quot;10&quot;))" office:value-type="float" office:value="0.804533921069188" calcext:value-type="float">
            <text:p>0.804533921069188</text:p>
          </table:table-cell>
          <table:table-cell table:formula="of:=AVERAGE(INDIRECT([.$A3]&amp;&quot;.&quot;&amp;[.C$1]&amp;&quot;3:&quot;&amp;[.$A3]&amp;&quot;.&quot;&amp;[.C$1]&amp;&quot;10&quot;))" office:value-type="float" office:value="0.871562545726703" calcext:value-type="float">
            <text:p>0.871562545726703</text:p>
          </table:table-cell>
          <table:table-cell table:formula="of:=AVERAGE(INDIRECT([.$A3]&amp;&quot;.&quot;&amp;[.D$1]&amp;&quot;3:&quot;&amp;[.$A3]&amp;&quot;.&quot;&amp;[.D$1]&amp;&quot;10&quot;))" office:value-type="float" office:value="0.651729197729895" calcext:value-type="float">
            <text:p>0.651729197729895</text:p>
          </table:table-cell>
          <table:table-cell table:formula="of:=([.C3]-[.D3])/1.96/2" office:value-type="float" office:value="0.0560799357134715" calcext:value-type="float">
            <text:p>0.0560799357134715</text:p>
          </table:table-cell>
          <table:table-cell table:formula="of:=AVERAGE(INDIRECT([.$A3]&amp;&quot;.&quot;&amp;[.F$1]&amp;&quot;3:&quot;&amp;[.$A3]&amp;&quot;.&quot;&amp;[.F$1]&amp;&quot;10&quot;))" office:value-type="float" office:value="0.739859231572988" calcext:value-type="float">
            <text:p>0.739859231572988</text:p>
          </table:table-cell>
          <table:table-cell table:formula="of:=AVERAGE(INDIRECT([.$A3]&amp;&quot;.&quot;&amp;[.G$1]&amp;&quot;3:&quot;&amp;[.$A3]&amp;&quot;.&quot;&amp;[.G$1]&amp;&quot;10&quot;))" office:value-type="float" office:value="0.799909481768016" calcext:value-type="float">
            <text:p>0.799909481768016</text:p>
          </table:table-cell>
          <table:table-cell table:formula="of:=AVERAGE(INDIRECT([.$A3]&amp;&quot;.&quot;&amp;[.H$1]&amp;&quot;3:&quot;&amp;[.$A3]&amp;&quot;.&quot;&amp;[.H$1]&amp;&quot;10&quot;))" office:value-type="float" office:value="0.595720801863994" calcext:value-type="float">
            <text:p>0.595720801863994</text:p>
          </table:table-cell>
          <table:table-cell table:formula="of:=([.G3]-[.H3])/1.96/2" office:value-type="float" office:value="0.0520889489551077" calcext:value-type="float">
            <text:p>0.0520889489551077</text:p>
          </table:table-cell>
          <table:table-cell table:formula="of:=AVERAGE(INDIRECT([.$A3]&amp;&quot;.&quot;&amp;[.J$1]&amp;&quot;3:&quot;&amp;[.$A3]&amp;&quot;.&quot;&amp;[.J$1]&amp;&quot;10&quot;))" office:value-type="float" office:value="0.66306446392868" calcext:value-type="float">
            <text:p>0.66306446392868</text:p>
          </table:table-cell>
          <table:table-cell table:formula="of:=AVERAGE(INDIRECT([.$A3]&amp;&quot;.&quot;&amp;[.K$1]&amp;&quot;3:&quot;&amp;[.$A3]&amp;&quot;.&quot;&amp;[.K$1]&amp;&quot;10&quot;))" office:value-type="float" office:value="0.784293932949188" calcext:value-type="float">
            <text:p>0.784293932949188</text:p>
          </table:table-cell>
          <table:table-cell table:formula="of:=AVERAGE(INDIRECT([.$A3]&amp;&quot;.&quot;&amp;[.L$1]&amp;&quot;3:&quot;&amp;[.$A3]&amp;&quot;.&quot;&amp;[.L$1]&amp;&quot;10&quot;))" office:value-type="float" office:value="0.466028963370845" calcext:value-type="float">
            <text:p>0.466028963370845</text:p>
          </table:table-cell>
          <table:table-cell table:formula="of:=([.K3]-[.L3])/1.96/2" office:value-type="float" office:value="0.0811900432597813" calcext:value-type="float">
            <text:p>0.0811900432597813</text:p>
          </table:table-cell>
          <table:table-cell table:formula="of:=AVERAGE(INDIRECT([.$A3]&amp;&quot;.&quot;&amp;[.N$1]&amp;&quot;3:&quot;&amp;[.$A3]&amp;&quot;.&quot;&amp;[.N$1]&amp;&quot;10&quot;))" office:value-type="float" office:value="0.698695377701254" calcext:value-type="float">
            <text:p>0.698695377701254</text:p>
          </table:table-cell>
          <table:table-cell table:formula="of:=AVERAGE(INDIRECT([.$A3]&amp;&quot;.&quot;&amp;[.O$1]&amp;&quot;3:&quot;&amp;[.$A3]&amp;&quot;.&quot;&amp;[.O$1]&amp;&quot;10&quot;))" office:value-type="float" office:value="0.85620838118283" calcext:value-type="float">
            <text:p>0.85620838118283</text:p>
          </table:table-cell>
          <table:table-cell table:formula="of:=AVERAGE(INDIRECT([.$A3]&amp;&quot;.&quot;&amp;[.P$1]&amp;&quot;3:&quot;&amp;[.$A3]&amp;&quot;.&quot;&amp;[.P$1]&amp;&quot;10&quot;))" office:value-type="float" office:value="0.298276893935323" calcext:value-type="float">
            <text:p>0.298276893935323</text:p>
          </table:table-cell>
          <table:table-cell table:formula="of:=([.O3]-[.P3])/1.96/2" office:value-type="float" office:value="0.142329461032527" calcext:value-type="float">
            <text:p>0.142329461032527</text:p>
          </table:table-cell>
          <table:table-cell/>
          <table:table-cell table:formula="of:=[.J3]" office:value-type="float" office:value="0.66306446392868" calcext:value-type="float">
            <text:p>0.66306446392868</text:p>
          </table:table-cell>
          <table:table-cell table:formula="of:=[.A3]" office:value-type="string" office:string-value="inf" calcext:value-type="string">
            <text:p>inf</text:p>
          </table:table-cell>
          <table:table-cell/>
          <table:table-cell table:formula="of:=IF(OR([.$S3]=0;[.V$1]=0);&quot;&quot;;[.$S3]-[.V$1])" office:value-type="float" office:value="0.670007393734734" calcext:value-type="float">
            <text:p>0.670007393734734</text:p>
          </table:table-cell>
          <table:table-cell table:formula="of:=IF(OR([.$S3]=0;[.W$1]=0);&quot;&quot;;[.$S3]-[.W$1])" office:value-type="float" office:value="0.375327519108505" calcext:value-type="float">
            <text:p>0.375327519108505</text:p>
          </table:table-cell>
          <table:table-cell table:formula="of:=IF(OR([.$S3]=0;[.X$1]=0);&quot;&quot;;[.$S3]-[.X$1])" office:value-type="float" office:value="0.531179126218905" calcext:value-type="float">
            <text:p>0.531179126218905</text:p>
          </table:table-cell>
          <table:table-cell table:formula="of:=IF(OR([.$S3]=0;[.Y$1]=0);&quot;&quot;;[.$S3]-[.Y$1])" office:value-type="float" office:value="0.529568644664318" calcext:value-type="float">
            <text:p>0.529568644664318</text:p>
          </table:table-cell>
          <table:table-cell table:formula="of:=IF(OR([.$S3]=0;[.Z$1]=0);&quot;&quot;;[.$S3]-[.Z$1])" office:value-type="float" office:value="-0.0711419024198003" calcext:value-type="float">
            <text:p>-0.0711419024198003</text:p>
          </table:table-cell>
          <table:table-cell table:formula="of:=IF(OR([.$S3]=0;[.AA$1]=0);&quot;&quot;;[.$S3]-[.AA$1])" office:value-type="float" office:value="0.0185520238675846" calcext:value-type="float">
            <text:p>0.0185520238675846</text:p>
          </table:table-cell>
          <table:table-cell/>
          <table:table-cell table:formula="of:=[.M3]" office:value-type="float" office:value="0.0811900432597813" calcext:value-type="float">
            <text:p>0.0811900432597813</text:p>
          </table:table-cell>
          <table:table-cell table:formula="of:=[.T3]" office:value-type="string" office:string-value="inf" calcext:value-type="string">
            <text:p>inf</text:p>
          </table:table-cell>
          <table:table-cell/>
          <table:table-cell table:formula="of:=IF(OR([.$S3]=0;[.AF$1]=0);&quot;&quot;;[.V3]/SQRT([.$AC3]^2+[.AF$1]^2))" office:value-type="float" office:value="3.27591549235586" calcext:value-type="float">
            <text:p>3.27591549235586</text:p>
          </table:table-cell>
          <table:table-cell table:formula="of:=IF(OR([.$S3]=0;[.AG$1]=0);&quot;&quot;;[.W3]/SQRT([.$AC3]^2+[.AG$1]^2))" office:value-type="float" office:value="3.99080193941713" calcext:value-type="float">
            <text:p>3.99080193941713</text:p>
          </table:table-cell>
          <table:table-cell table:formula="of:=IF(OR([.$S3]=0;[.AH$1]=0);&quot;&quot;;[.X3]/SQRT([.$AC3]^2+[.AH$1]^2))" office:value-type="float" office:value="6.0797269564988" calcext:value-type="float">
            <text:p>6.0797269564988</text:p>
          </table:table-cell>
          <table:table-cell table:formula="of:=IF(OR([.$S3]=0;[.AI$1]=0);&quot;&quot;;[.Y3]/SQRT([.$AC3]^2+[.AI$1]^2))" office:value-type="float" office:value="6.14823254823466" calcext:value-type="float">
            <text:p>6.14823254823466</text:p>
          </table:table-cell>
          <table:table-cell table:formula="of:=IF(OR([.$S3]=0;[.AJ$1]=0);&quot;&quot;;[.Z3]/SQRT([.$AC3]^2+[.AJ$1]^2))" office:value-type="float" office:value="-0.680774131921397" calcext:value-type="float">
            <text:p>-0.680774131921397</text:p>
          </table:table-cell>
          <table:table-cell table:formula="of:=IF(OR([.$S3]=0;[.AK$1]=0);&quot;&quot;;[.AA3]/SQRT([.$AC3]^2+[.AK$1]^2))" office:value-type="float" office:value="0.203727846515275" calcext:value-type="float">
            <text:p>0.203727846515275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formula="of:=AVERAGE(INDIRECT([.$A4]&amp;&quot;.&quot;&amp;[.B$1]&amp;&quot;3:&quot;&amp;[.$A4]&amp;&quot;.&quot;&amp;[.B$1]&amp;&quot;10&quot;))" office:value-type="float" office:value="0.217141349089494" calcext:value-type="float">
            <text:p>0.217141349089494</text:p>
          </table:table-cell>
          <table:table-cell table:formula="of:=AVERAGE(INDIRECT([.$A4]&amp;&quot;.&quot;&amp;[.C$1]&amp;&quot;3:&quot;&amp;[.$A4]&amp;&quot;.&quot;&amp;[.C$1]&amp;&quot;10&quot;))" office:value-type="float" office:value="0.344565782065344" calcext:value-type="float">
            <text:p>0.344565782065344</text:p>
          </table:table-cell>
          <table:table-cell table:formula="of:=AVERAGE(INDIRECT([.$A4]&amp;&quot;.&quot;&amp;[.D$1]&amp;&quot;3:&quot;&amp;[.$A4]&amp;&quot;.&quot;&amp;[.D$1]&amp;&quot;10&quot;))" office:value-type="float" office:value="-0.268143284563542" calcext:value-type="float">
            <text:p>-0.268143284563542</text:p>
          </table:table-cell>
          <table:table-cell table:formula="of:=([.C4]-[.D4])/1.96/2" office:value-type="float" office:value="0.156303333323695" calcext:value-type="float">
            <text:p>0.156303333323695</text:p>
          </table:table-cell>
          <table:table-cell table:formula="of:=AVERAGE(INDIRECT([.$A4]&amp;&quot;.&quot;&amp;[.F$1]&amp;&quot;3:&quot;&amp;[.$A4]&amp;&quot;.&quot;&amp;[.F$1]&amp;&quot;10&quot;))" office:value-type="float" office:value="0.133151933489807" calcext:value-type="float">
            <text:p>0.133151933489807</text:p>
          </table:table-cell>
          <table:table-cell table:formula="of:=AVERAGE(INDIRECT([.$A4]&amp;&quot;.&quot;&amp;[.G$1]&amp;&quot;3:&quot;&amp;[.$A4]&amp;&quot;.&quot;&amp;[.G$1]&amp;&quot;10&quot;))" office:value-type="float" office:value="0.335052527152235" calcext:value-type="float">
            <text:p>0.335052527152235</text:p>
          </table:table-cell>
          <table:table-cell table:formula="of:=AVERAGE(INDIRECT([.$A4]&amp;&quot;.&quot;&amp;[.H$1]&amp;&quot;3:&quot;&amp;[.$A4]&amp;&quot;.&quot;&amp;[.H$1]&amp;&quot;10&quot;))" office:value-type="float" office:value="-0.728440217899419" calcext:value-type="float">
            <text:p>-0.728440217899419</text:p>
          </table:table-cell>
          <table:table-cell table:formula="of:=([.G4]-[.H4])/1.96/2" office:value-type="float" office:value="0.271299169656034" calcext:value-type="float">
            <text:p>0.271299169656034</text:p>
          </table:table-cell>
          <table:table-cell table:formula="of:=AVERAGE(INDIRECT([.$A4]&amp;&quot;.&quot;&amp;[.J$1]&amp;&quot;3:&quot;&amp;[.$A4]&amp;&quot;.&quot;&amp;[.J$1]&amp;&quot;10&quot;))" office:value-type="float" office:value="-0.00694292980605409" calcext:value-type="float">
            <text:p>-0.00694292980605409</text:p>
          </table:table-cell>
          <table:table-cell table:formula="of:=AVERAGE(INDIRECT([.$A4]&amp;&quot;.&quot;&amp;[.K$1]&amp;&quot;3:&quot;&amp;[.$A4]&amp;&quot;.&quot;&amp;[.K$1]&amp;&quot;10&quot;))" office:value-type="float" office:value="0.212794390947054" calcext:value-type="float">
            <text:p>0.212794390947054</text:p>
          </table:table-cell>
          <table:table-cell table:formula="of:=AVERAGE(INDIRECT([.$A4]&amp;&quot;.&quot;&amp;[.L$1]&amp;&quot;3:&quot;&amp;[.$A4]&amp;&quot;.&quot;&amp;[.L$1]&amp;&quot;10&quot;))" office:value-type="float" office:value="-0.523067499567579" calcext:value-type="float">
            <text:p>-0.523067499567579</text:p>
          </table:table-cell>
          <table:table-cell table:formula="of:=([.K4]-[.L4])/1.96/2" office:value-type="float" office:value="0.187719870029243" calcext:value-type="float">
            <text:p>0.187719870029243</text:p>
          </table:table-cell>
          <table:table-cell table:formula="of:=AVERAGE(INDIRECT([.$A4]&amp;&quot;.&quot;&amp;[.N$1]&amp;&quot;3:&quot;&amp;[.$A4]&amp;&quot;.&quot;&amp;[.N$1]&amp;&quot;10&quot;))" office:value-type="float" office:value="-0.199664114212133" calcext:value-type="float">
            <text:p>-0.199664114212133</text:p>
          </table:table-cell>
          <table:table-cell table:formula="of:=AVERAGE(INDIRECT([.$A4]&amp;&quot;.&quot;&amp;[.O$1]&amp;&quot;3:&quot;&amp;[.$A4]&amp;&quot;.&quot;&amp;[.O$1]&amp;&quot;10&quot;))" office:value-type="float" office:value="0.0934494133574198" calcext:value-type="float">
            <text:p>0.0934494133574198</text:p>
          </table:table-cell>
          <table:table-cell table:formula="of:=AVERAGE(INDIRECT([.$A4]&amp;&quot;.&quot;&amp;[.P$1]&amp;&quot;3:&quot;&amp;[.$A4]&amp;&quot;.&quot;&amp;[.P$1]&amp;&quot;10&quot;))" office:value-type="float" office:value="-0.668800244027116" calcext:value-type="float">
            <text:p>-0.668800244027116</text:p>
          </table:table-cell>
          <table:table-cell table:formula="of:=([.O4]-[.P4])/1.96/2" office:value-type="float" office:value="0.194451443210341" calcext:value-type="float">
            <text:p>0.194451443210341</text:p>
          </table:table-cell>
          <table:table-cell/>
          <table:table-cell table:formula="of:=[.J4]" office:value-type="float" office:value="-0.00694292980605409" calcext:value-type="float">
            <text:p>-0.00694292980605409</text:p>
          </table:table-cell>
          <table:table-cell table:formula="of:=[.A4]" office:value-type="string" office:string-value="full" calcext:value-type="string">
            <text:p>full</text:p>
          </table:table-cell>
          <table:table-cell table:formula="of:=IF(OR([.$S4]=0;[.U$1]=0);&quot;&quot;;[.$S4]-[.U$1])" office:value-type="float" office:value="-0.670007393734734" calcext:value-type="float">
            <text:p>-0.670007393734734</text:p>
          </table:table-cell>
          <table:table-cell/>
          <table:table-cell table:formula="of:=IF(OR([.$S4]=0;[.W$1]=0);&quot;&quot;;[.$S4]-[.W$1])" office:value-type="float" office:value="-0.294679874626229" calcext:value-type="float">
            <text:p>-0.294679874626229</text:p>
          </table:table-cell>
          <table:table-cell table:formula="of:=IF(OR([.$S4]=0;[.X$1]=0);&quot;&quot;;[.$S4]-[.X$1])" office:value-type="float" office:value="-0.138828267515829" calcext:value-type="float">
            <text:p>-0.138828267515829</text:p>
          </table:table-cell>
          <table:table-cell table:formula="of:=IF(OR([.$S4]=0;[.Y$1]=0);&quot;&quot;;[.$S4]-[.Y$1])" office:value-type="float" office:value="-0.140438749070416" calcext:value-type="float">
            <text:p>-0.140438749070416</text:p>
          </table:table-cell>
          <table:table-cell table:formula="of:=IF(OR([.$S4]=0;[.Z$1]=0);&quot;&quot;;[.$S4]-[.Z$1])" office:value-type="float" office:value="-0.741149296154534" calcext:value-type="float">
            <text:p>-0.741149296154534</text:p>
          </table:table-cell>
          <table:table-cell table:formula="of:=IF(OR([.$S4]=0;[.AA$1]=0);&quot;&quot;;[.$S4]-[.AA$1])" office:value-type="float" office:value="-0.651455369867149" calcext:value-type="float">
            <text:p>-0.651455369867149</text:p>
          </table:table-cell>
          <table:table-cell/>
          <table:table-cell table:formula="of:=[.M4]" office:value-type="float" office:value="0.187719870029243" calcext:value-type="float">
            <text:p>0.187719870029243</text:p>
          </table:table-cell>
          <table:table-cell table:formula="of:=[.T4]" office:value-type="string" office:string-value="full" calcext:value-type="string">
            <text:p>full</text:p>
          </table:table-cell>
          <table:table-cell table:formula="of:=IF(OR([.$S4]=0;[.AE$1]=0);&quot;&quot;;[.U4]/SQRT([.$AC4]^2+[.AE$1]^2))" office:value-type="float" office:value="-3.27591549235586" calcext:value-type="float">
            <text:p>-3.27591549235586</text:p>
          </table:table-cell>
          <table:table-cell/>
          <table:table-cell table:formula="of:=IF(OR([.$S4]=0;[.AG$1]=0);&quot;&quot;;[.W4]/SQRT([.$AC4]^2+[.AG$1]^2))" office:value-type="float" office:value="-1.52188307709851" calcext:value-type="float">
            <text:p>-1.52188307709851</text:p>
          </table:table-cell>
          <table:table-cell table:formula="of:=IF(OR([.$S4]=0;[.AH$1]=0);&quot;&quot;;[.X4]/SQRT([.$AC4]^2+[.AH$1]^2))" office:value-type="float" office:value="-0.72885770546555" calcext:value-type="float">
            <text:p>-0.72885770546555</text:p>
          </table:table-cell>
          <table:table-cell table:formula="of:=IF(OR([.$S4]=0;[.AI$1]=0);&quot;&quot;;[.Y4]/SQRT([.$AC4]^2+[.AI$1]^2))" office:value-type="float" office:value="-0.739500635586888" calcext:value-type="float">
            <text:p>-0.739500635586888</text:p>
          </table:table-cell>
          <table:table-cell table:formula="of:=IF(OR([.$S4]=0;[.AJ$1]=0);&quot;&quot;;[.Z4]/SQRT([.$AC4]^2+[.AJ$1]^2))" office:value-type="float" office:value="-3.72594531146967" calcext:value-type="float">
            <text:p>-3.72594531146967</text:p>
          </table:table-cell>
          <table:table-cell table:formula="of:=IF(OR([.$S4]=0;[.AK$1]=0);&quot;&quot;;[.AA4]/SQRT([.$AC4]^2+[.AK$1]^2))" office:value-type="float" office:value="-3.38953409844666" calcext:value-type="float">
            <text:p>-3.38953409844666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table:formula="of:=AVERAGE(INDIRECT([.$A5]&amp;&quot;.&quot;&amp;[.B$1]&amp;&quot;3:&quot;&amp;[.$A5]&amp;&quot;.&quot;&amp;[.B$1]&amp;&quot;10&quot;))" office:value-type="float" office:value="0.171662356957037" calcext:value-type="float">
            <text:p>0.171662356957037</text:p>
          </table:table-cell>
          <table:table-cell table:formula="of:=AVERAGE(INDIRECT([.$A5]&amp;&quot;.&quot;&amp;[.C$1]&amp;&quot;3:&quot;&amp;[.$A5]&amp;&quot;.&quot;&amp;[.C$1]&amp;&quot;10&quot;))" office:value-type="float" office:value="0.381037376552128" calcext:value-type="float">
            <text:p>0.381037376552128</text:p>
          </table:table-cell>
          <table:table-cell table:formula="of:=AVERAGE(INDIRECT([.$A5]&amp;&quot;.&quot;&amp;[.D$1]&amp;&quot;3:&quot;&amp;[.$A5]&amp;&quot;.&quot;&amp;[.D$1]&amp;&quot;10&quot;))" office:value-type="float" office:value="-1.8807378883996" calcext:value-type="float">
            <text:p>-1.8807378883996</text:p>
          </table:table-cell>
          <table:table-cell table:formula="of:=([.C5]-[.D5])/1.96/2" office:value-type="float" office:value="0.576983485957074" calcext:value-type="float">
            <text:p>0.576983485957074</text:p>
          </table:table-cell>
          <table:table-cell table:formula="of:=AVERAGE(INDIRECT([.$A5]&amp;&quot;.&quot;&amp;[.F$1]&amp;&quot;3:&quot;&amp;[.$A5]&amp;&quot;.&quot;&amp;[.F$1]&amp;&quot;10&quot;))" office:value-type="float" office:value="0.273659638663564" calcext:value-type="float">
            <text:p>0.273659638663564</text:p>
          </table:table-cell>
          <table:table-cell table:formula="of:=AVERAGE(INDIRECT([.$A5]&amp;&quot;.&quot;&amp;[.G$1]&amp;&quot;3:&quot;&amp;[.$A5]&amp;&quot;.&quot;&amp;[.G$1]&amp;&quot;10&quot;))" office:value-type="float" office:value="0.294782592061277" calcext:value-type="float">
            <text:p>0.294782592061277</text:p>
          </table:table-cell>
          <table:table-cell table:formula="of:=AVERAGE(INDIRECT([.$A5]&amp;&quot;.&quot;&amp;[.H$1]&amp;&quot;3:&quot;&amp;[.$A5]&amp;&quot;.&quot;&amp;[.H$1]&amp;&quot;10&quot;))" office:value-type="float" office:value="0.242328809815438" calcext:value-type="float">
            <text:p>0.242328809815438</text:p>
          </table:table-cell>
          <table:table-cell table:formula="of:=([.G5]-[.H5])/1.96/2" office:value-type="float" office:value="0.0133810668994487" calcext:value-type="float">
            <text:p>0.0133810668994487</text:p>
          </table:table-cell>
          <table:table-cell table:formula="of:=AVERAGE(INDIRECT([.$A5]&amp;&quot;.&quot;&amp;[.J$1]&amp;&quot;3:&quot;&amp;[.$A5]&amp;&quot;.&quot;&amp;[.J$1]&amp;&quot;10&quot;))" office:value-type="float" office:value="0.287736944820175" calcext:value-type="float">
            <text:p>0.287736944820175</text:p>
          </table:table-cell>
          <table:table-cell table:formula="of:=AVERAGE(INDIRECT([.$A5]&amp;&quot;.&quot;&amp;[.K$1]&amp;&quot;3:&quot;&amp;[.$A5]&amp;&quot;.&quot;&amp;[.K$1]&amp;&quot;10&quot;))" office:value-type="float" office:value="0.367302669239632" calcext:value-type="float">
            <text:p>0.367302669239632</text:p>
          </table:table-cell>
          <table:table-cell table:formula="of:=AVERAGE(INDIRECT([.$A5]&amp;&quot;.&quot;&amp;[.L$1]&amp;&quot;3:&quot;&amp;[.$A5]&amp;&quot;.&quot;&amp;[.L$1]&amp;&quot;10&quot;))" office:value-type="float" office:value="0.181227307674815" calcext:value-type="float">
            <text:p>0.181227307674815</text:p>
          </table:table-cell>
          <table:table-cell table:formula="of:=([.K5]-[.L5])/1.96/2" office:value-type="float" office:value="0.0474682044808207" calcext:value-type="float">
            <text:p>0.0474682044808207</text:p>
          </table:table-cell>
          <table:table-cell table:formula="of:=AVERAGE(INDIRECT([.$A5]&amp;&quot;.&quot;&amp;[.N$1]&amp;&quot;3:&quot;&amp;[.$A5]&amp;&quot;.&quot;&amp;[.N$1]&amp;&quot;10&quot;))" office:value-type="float" office:value="0.342965311852063" calcext:value-type="float">
            <text:p>0.342965311852063</text:p>
          </table:table-cell>
          <table:table-cell table:formula="of:=AVERAGE(INDIRECT([.$A5]&amp;&quot;.&quot;&amp;[.O$1]&amp;&quot;3:&quot;&amp;[.$A5]&amp;&quot;.&quot;&amp;[.O$1]&amp;&quot;10&quot;))" office:value-type="float" office:value="0.448803689397309" calcext:value-type="float">
            <text:p>0.448803689397309</text:p>
          </table:table-cell>
          <table:table-cell table:formula="of:=AVERAGE(INDIRECT([.$A5]&amp;&quot;.&quot;&amp;[.P$1]&amp;&quot;3:&quot;&amp;[.$A5]&amp;&quot;.&quot;&amp;[.P$1]&amp;&quot;10&quot;))" office:value-type="float" office:value="0.172725292319715" calcext:value-type="float">
            <text:p>0.172725292319715</text:p>
          </table:table-cell>
          <table:table-cell table:formula="of:=([.O5]-[.P5])/1.96/2" office:value-type="float" office:value="0.0704281625197944" calcext:value-type="float">
            <text:p>0.0704281625197944</text:p>
          </table:table-cell>
          <table:table-cell/>
          <table:table-cell table:formula="of:=[.J5]" office:value-type="float" office:value="0.287736944820175" calcext:value-type="float">
            <text:p>0.287736944820175</text:p>
          </table:table-cell>
          <table:table-cell table:formula="of:=[.A5]" office:value-type="string" office:string-value="boost" calcext:value-type="string">
            <text:p>boost</text:p>
          </table:table-cell>
          <table:table-cell table:formula="of:=IF(OR([.$S5]=0;[.U$1]=0);&quot;&quot;;[.$S5]-[.U$1])" office:value-type="float" office:value="-0.375327519108505" calcext:value-type="float">
            <text:p>-0.375327519108505</text:p>
          </table:table-cell>
          <table:table-cell table:formula="of:=IF(OR([.$S5]=0;[.V$1]=0);&quot;&quot;;[.$S5]-[.V$1])" office:value-type="float" office:value="0.294679874626229" calcext:value-type="float">
            <text:p>0.294679874626229</text:p>
          </table:table-cell>
          <table:table-cell/>
          <table:table-cell table:formula="of:=IF(OR([.$S5]=0;[.X$1]=0);&quot;&quot;;[.$S5]-[.X$1])" office:value-type="float" office:value="0.1558516071104" calcext:value-type="float">
            <text:p>0.1558516071104</text:p>
          </table:table-cell>
          <table:table-cell table:formula="of:=IF(OR([.$S5]=0;[.Y$1]=0);&quot;&quot;;[.$S5]-[.Y$1])" office:value-type="float" office:value="0.154241125555814" calcext:value-type="float">
            <text:p>0.154241125555814</text:p>
          </table:table-cell>
          <table:table-cell table:formula="of:=IF(OR([.$S5]=0;[.Z$1]=0);&quot;&quot;;[.$S5]-[.Z$1])" office:value-type="float" office:value="-0.446469421528305" calcext:value-type="float">
            <text:p>-0.446469421528305</text:p>
          </table:table-cell>
          <table:table-cell table:formula="of:=IF(OR([.$S5]=0;[.AA$1]=0);&quot;&quot;;[.$S5]-[.AA$1])" office:value-type="float" office:value="-0.35677549524092" calcext:value-type="float">
            <text:p>-0.35677549524092</text:p>
          </table:table-cell>
          <table:table-cell/>
          <table:table-cell table:formula="of:=[.M5]" office:value-type="float" office:value="0.0474682044808207" calcext:value-type="float">
            <text:p>0.0474682044808207</text:p>
          </table:table-cell>
          <table:table-cell table:formula="of:=[.T5]" office:value-type="string" office:string-value="boost" calcext:value-type="string">
            <text:p>boost</text:p>
          </table:table-cell>
          <table:table-cell table:formula="of:=IF(OR([.$S5]=0;[.AE$1]=0);&quot;&quot;;[.U5]/SQRT([.$AC5]^2+[.AE$1]^2))" office:value-type="float" office:value="-3.99080193941713" calcext:value-type="float">
            <text:p>-3.99080193941713</text:p>
          </table:table-cell>
          <table:table-cell table:formula="of:=IF(OR([.$S5]=0;[.AF$1]=0);&quot;&quot;;[.V5]/SQRT([.$AC5]^2+[.AF$1]^2))" office:value-type="float" office:value="1.52188307709851" calcext:value-type="float">
            <text:p>1.52188307709851</text:p>
          </table:table-cell>
          <table:table-cell/>
          <table:table-cell table:formula="of:=IF(OR([.$S5]=0;[.AH$1]=0);&quot;&quot;;[.X5]/SQRT([.$AC5]^2+[.AH$1]^2))" office:value-type="float" office:value="2.71519550471587" calcext:value-type="float">
            <text:p>2.71519550471587</text:p>
          </table:table-cell>
          <table:table-cell table:formula="of:=IF(OR([.$S5]=0;[.AI$1]=0);&quot;&quot;;[.Y5]/SQRT([.$AC5]^2+[.AI$1]^2))" office:value-type="float" office:value="2.77905933158865" calcext:value-type="float">
            <text:p>2.77905933158865</text:p>
          </table:table-cell>
          <table:table-cell table:formula="of:=IF(OR([.$S5]=0;[.AJ$1]=0);&quot;&quot;;[.Z5]/SQRT([.$AC5]^2+[.AJ$1]^2))" office:value-type="float" office:value="-5.50318231483041" calcext:value-type="float">
            <text:p>-5.50318231483041</text:p>
          </table:table-cell>
          <table:table-cell table:formula="of:=IF(OR([.$S5]=0;[.AK$1]=0);&quot;&quot;;[.AA5]/SQRT([.$AC5]^2+[.AK$1]^2))" office:value-type="float" office:value="-5.67395170802432" calcext:value-type="float">
            <text:p>-5.67395170802432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table:formula="of:=AVERAGE(INDIRECT([.$A6]&amp;&quot;.&quot;&amp;[.B$1]&amp;&quot;3:&quot;&amp;[.$A6]&amp;&quot;.&quot;&amp;[.B$1]&amp;&quot;10&quot;))" office:value-type="float" office:value="0" calcext:value-type="float">
            <text:p>0</text:p>
          </table:table-cell>
          <table:table-cell table:formula="of:=AVERAGE(INDIRECT([.$A6]&amp;&quot;.&quot;&amp;[.C$1]&amp;&quot;3:&quot;&amp;[.$A6]&amp;&quot;.&quot;&amp;[.C$1]&amp;&quot;10&quot;))" office:value-type="float" office:value="0" calcext:value-type="float">
            <text:p>0</text:p>
          </table:table-cell>
          <table:table-cell table:formula="of:=AVERAGE(INDIRECT([.$A6]&amp;&quot;.&quot;&amp;[.D$1]&amp;&quot;3:&quot;&amp;[.$A6]&amp;&quot;.&quot;&amp;[.D$1]&amp;&quot;10&quot;))" office:value-type="float" office:value="0" calcext:value-type="float">
            <text:p>0</text:p>
          </table:table-cell>
          <table:table-cell table:formula="of:=([.C6]-[.D6])/1.96/2" office:value-type="float" office:value="0" calcext:value-type="float">
            <text:p>0</text:p>
          </table:table-cell>
          <table:table-cell table:formula="of:=AVERAGE(INDIRECT([.$A6]&amp;&quot;.&quot;&amp;[.F$1]&amp;&quot;3:&quot;&amp;[.$A6]&amp;&quot;.&quot;&amp;[.F$1]&amp;&quot;10&quot;))" office:value-type="float" office:value="0" calcext:value-type="float">
            <text:p>0</text:p>
          </table:table-cell>
          <table:table-cell table:formula="of:=AVERAGE(INDIRECT([.$A6]&amp;&quot;.&quot;&amp;[.G$1]&amp;&quot;3:&quot;&amp;[.$A6]&amp;&quot;.&quot;&amp;[.G$1]&amp;&quot;10&quot;))" office:value-type="float" office:value="0" calcext:value-type="float">
            <text:p>0</text:p>
          </table:table-cell>
          <table:table-cell table:formula="of:=AVERAGE(INDIRECT([.$A6]&amp;&quot;.&quot;&amp;[.H$1]&amp;&quot;3:&quot;&amp;[.$A6]&amp;&quot;.&quot;&amp;[.H$1]&amp;&quot;10&quot;))" office:value-type="float" office:value="0" calcext:value-type="float">
            <text:p>0</text:p>
          </table:table-cell>
          <table:table-cell table:formula="of:=([.G6]-[.H6])/1.96/2" office:value-type="float" office:value="0" calcext:value-type="float">
            <text:p>0</text:p>
          </table:table-cell>
          <table:table-cell table:formula="of:=AVERAGE(INDIRECT([.$A6]&amp;&quot;.&quot;&amp;[.J$1]&amp;&quot;3:&quot;&amp;[.$A6]&amp;&quot;.&quot;&amp;[.J$1]&amp;&quot;10&quot;))" office:value-type="float" office:value="0.131885337709775" calcext:value-type="float">
            <text:p>0.131885337709775</text:p>
          </table:table-cell>
          <table:table-cell table:formula="of:=AVERAGE(INDIRECT([.$A6]&amp;&quot;.&quot;&amp;[.K$1]&amp;&quot;3:&quot;&amp;[.$A6]&amp;&quot;.&quot;&amp;[.K$1]&amp;&quot;10&quot;))" office:value-type="float" office:value="0.18583462456372" calcext:value-type="float">
            <text:p>0.18583462456372</text:p>
          </table:table-cell>
          <table:table-cell table:formula="of:=AVERAGE(INDIRECT([.$A6]&amp;&quot;.&quot;&amp;[.L$1]&amp;&quot;3:&quot;&amp;[.$A6]&amp;&quot;.&quot;&amp;[.L$1]&amp;&quot;10&quot;))" office:value-type="float" office:value="0.0593270737672007" calcext:value-type="float">
            <text:p>0.0593270737672007</text:p>
          </table:table-cell>
          <table:table-cell table:formula="of:=([.K6]-[.L6])/1.96/2" office:value-type="float" office:value="0.0322723343868672" calcext:value-type="float">
            <text:p>0.0322723343868672</text:p>
          </table:table-cell>
          <table:table-cell table:formula="of:=AVERAGE(INDIRECT([.$A6]&amp;&quot;.&quot;&amp;[.N$1]&amp;&quot;3:&quot;&amp;[.$A6]&amp;&quot;.&quot;&amp;[.N$1]&amp;&quot;10&quot;))" office:value-type="float" office:value="0.137933100689289" calcext:value-type="float">
            <text:p>0.137933100689289</text:p>
          </table:table-cell>
          <table:table-cell table:formula="of:=AVERAGE(INDIRECT([.$A6]&amp;&quot;.&quot;&amp;[.O$1]&amp;&quot;3:&quot;&amp;[.$A6]&amp;&quot;.&quot;&amp;[.O$1]&amp;&quot;10&quot;))" office:value-type="float" office:value="0.211506556163317" calcext:value-type="float">
            <text:p>0.211506556163317</text:p>
          </table:table-cell>
          <table:table-cell table:formula="of:=AVERAGE(INDIRECT([.$A6]&amp;&quot;.&quot;&amp;[.P$1]&amp;&quot;3:&quot;&amp;[.$A6]&amp;&quot;.&quot;&amp;[.P$1]&amp;&quot;10&quot;))" office:value-type="float" office:value="0.0234560504888995" calcext:value-type="float">
            <text:p>0.0234560504888995</text:p>
          </table:table-cell>
          <table:table-cell table:formula="of:=([.O6]-[.P6])/1.96/2" office:value-type="float" office:value="0.0479720677740862" calcext:value-type="float">
            <text:p>0.0479720677740862</text:p>
          </table:table-cell>
          <table:table-cell/>
          <table:table-cell table:formula="of:=[.J6]" office:value-type="float" office:value="0.131885337709775" calcext:value-type="float">
            <text:p>0.131885337709775</text:p>
          </table:table-cell>
          <table:table-cell table:formula="of:=[.A6]" office:value-type="string" office:string-value="secboost" calcext:value-type="string">
            <text:p>secboost</text:p>
          </table:table-cell>
          <table:table-cell table:formula="of:=IF(OR([.$S6]=0;[.U$1]=0);&quot;&quot;;[.$S6]-[.U$1])" office:value-type="float" office:value="-0.531179126218905" calcext:value-type="float">
            <text:p>-0.531179126218905</text:p>
          </table:table-cell>
          <table:table-cell table:formula="of:=IF(OR([.$S6]=0;[.V$1]=0);&quot;&quot;;[.$S6]-[.V$1])" office:value-type="float" office:value="0.138828267515829" calcext:value-type="float">
            <text:p>0.138828267515829</text:p>
          </table:table-cell>
          <table:table-cell table:formula="of:=IF(OR([.$S6]=0;[.W$1]=0);&quot;&quot;;[.$S6]-[.W$1])" office:value-type="float" office:value="-0.1558516071104" calcext:value-type="float">
            <text:p>-0.1558516071104</text:p>
          </table:table-cell>
          <table:table-cell/>
          <table:table-cell table:formula="of:=IF(OR([.$S6]=0;[.Y$1]=0);&quot;&quot;;[.$S6]-[.Y$1])" office:value-type="float" office:value="-0.00161048155458637" calcext:value-type="float">
            <text:p>-0.00161048155458637</text:p>
          </table:table-cell>
          <table:table-cell table:formula="of:=IF(OR([.$S6]=0;[.Z$1]=0);&quot;&quot;;[.$S6]-[.Z$1])" office:value-type="float" office:value="-0.602321028638705" calcext:value-type="float">
            <text:p>-0.602321028638705</text:p>
          </table:table-cell>
          <table:table-cell table:formula="of:=IF(OR([.$S6]=0;[.AA$1]=0);&quot;&quot;;[.$S6]-[.AA$1])" office:value-type="float" office:value="-0.51262710235132" calcext:value-type="float">
            <text:p>-0.51262710235132</text:p>
          </table:table-cell>
          <table:table-cell/>
          <table:table-cell table:formula="of:=[.M6]" office:value-type="float" office:value="0.0322723343868672" calcext:value-type="float">
            <text:p>0.0322723343868672</text:p>
          </table:table-cell>
          <table:table-cell table:formula="of:=[.T6]" office:value-type="string" office:string-value="secboost" calcext:value-type="string">
            <text:p>secboost</text:p>
          </table:table-cell>
          <table:table-cell table:formula="of:=IF(OR([.$S6]=0;[.AE$1]=0);&quot;&quot;;[.U6]/SQRT([.$AC6]^2+[.AE$1]^2))" office:value-type="float" office:value="-6.0797269564988" calcext:value-type="float">
            <text:p>-6.0797269564988</text:p>
          </table:table-cell>
          <table:table-cell table:formula="of:=IF(OR([.$S6]=0;[.AF$1]=0);&quot;&quot;;[.V6]/SQRT([.$AC6]^2+[.AF$1]^2))" office:value-type="float" office:value="0.72885770546555" calcext:value-type="float">
            <text:p>0.72885770546555</text:p>
          </table:table-cell>
          <table:table-cell table:formula="of:=IF(OR([.$S6]=0;[.AG$1]=0);&quot;&quot;;[.W6]/SQRT([.$AC6]^2+[.AG$1]^2))" office:value-type="float" office:value="-2.71519550471587" calcext:value-type="float">
            <text:p>-2.71519550471587</text:p>
          </table:table-cell>
          <table:table-cell/>
          <table:table-cell table:formula="of:=IF(OR([.$S6]=0;[.AI$1]=0);&quot;&quot;;[.Y6]/SQRT([.$AC6]^2+[.AI$1]^2))" office:value-type="float" office:value="-0.0372555558126432" calcext:value-type="float">
            <text:p>-0.0372555558126432</text:p>
          </table:table-cell>
          <table:table-cell table:formula="of:=IF(OR([.$S6]=0;[.AJ$1]=0);&quot;&quot;;[.Z6]/SQRT([.$AC6]^2+[.AJ$1]^2))" office:value-type="float" office:value="-8.21923147597315" calcext:value-type="float">
            <text:p>-8.21923147597315</text:p>
          </table:table-cell>
          <table:table-cell table:formula="of:=IF(OR([.$S6]=0;[.AK$1]=0);&quot;&quot;;[.AA6]/SQRT([.$AC6]^2+[.AK$1]^2))" office:value-type="float" office:value="-9.78946851701176" calcext:value-type="float">
            <text:p>-9.78946851701176</text:p>
          </table:table-cell>
        </table:table-row>
        <table:table-row table:style-name="ro1">
          <table:table-cell office:value-type="string" calcext:value-type="string">
            <text:p>secboost45</text:p>
          </table:table-cell>
          <table:table-cell table:formula="of:=AVERAGE(INDIRECT([.$A7]&amp;&quot;.&quot;&amp;[.B$1]&amp;&quot;3:&quot;&amp;[.$A7]&amp;&quot;.&quot;&amp;[.B$1]&amp;&quot;10&quot;))" office:value-type="float" office:value="0" calcext:value-type="float">
            <text:p>0</text:p>
          </table:table-cell>
          <table:table-cell table:formula="of:=AVERAGE(INDIRECT([.$A7]&amp;&quot;.&quot;&amp;[.C$1]&amp;&quot;3:&quot;&amp;[.$A7]&amp;&quot;.&quot;&amp;[.C$1]&amp;&quot;10&quot;))" office:value-type="float" office:value="0" calcext:value-type="float">
            <text:p>0</text:p>
          </table:table-cell>
          <table:table-cell table:formula="of:=AVERAGE(INDIRECT([.$A7]&amp;&quot;.&quot;&amp;[.D$1]&amp;&quot;3:&quot;&amp;[.$A7]&amp;&quot;.&quot;&amp;[.D$1]&amp;&quot;10&quot;))" office:value-type="float" office:value="0" calcext:value-type="float">
            <text:p>0</text:p>
          </table:table-cell>
          <table:table-cell table:formula="of:=([.C7]-[.D7])/1.96/2" office:value-type="float" office:value="0" calcext:value-type="float">
            <text:p>0</text:p>
          </table:table-cell>
          <table:table-cell table:formula="of:=AVERAGE(INDIRECT([.$A7]&amp;&quot;.&quot;&amp;[.F$1]&amp;&quot;3:&quot;&amp;[.$A7]&amp;&quot;.&quot;&amp;[.F$1]&amp;&quot;10&quot;))" office:value-type="float" office:value="0" calcext:value-type="float">
            <text:p>0</text:p>
          </table:table-cell>
          <table:table-cell table:formula="of:=AVERAGE(INDIRECT([.$A7]&amp;&quot;.&quot;&amp;[.G$1]&amp;&quot;3:&quot;&amp;[.$A7]&amp;&quot;.&quot;&amp;[.G$1]&amp;&quot;10&quot;))" office:value-type="float" office:value="0" calcext:value-type="float">
            <text:p>0</text:p>
          </table:table-cell>
          <table:table-cell table:formula="of:=AVERAGE(INDIRECT([.$A7]&amp;&quot;.&quot;&amp;[.H$1]&amp;&quot;3:&quot;&amp;[.$A7]&amp;&quot;.&quot;&amp;[.H$1]&amp;&quot;10&quot;))" office:value-type="float" office:value="0" calcext:value-type="float">
            <text:p>0</text:p>
          </table:table-cell>
          <table:table-cell table:formula="of:=([.G7]-[.H7])/1.96/2" office:value-type="float" office:value="0" calcext:value-type="float">
            <text:p>0</text:p>
          </table:table-cell>
          <table:table-cell table:formula="of:=AVERAGE(INDIRECT([.$A7]&amp;&quot;.&quot;&amp;[.J$1]&amp;&quot;3:&quot;&amp;[.$A7]&amp;&quot;.&quot;&amp;[.J$1]&amp;&quot;10&quot;))" office:value-type="float" office:value="0.133495819264362" calcext:value-type="float">
            <text:p>0.133495819264362</text:p>
          </table:table-cell>
          <table:table-cell table:formula="of:=AVERAGE(INDIRECT([.$A7]&amp;&quot;.&quot;&amp;[.K$1]&amp;&quot;3:&quot;&amp;[.$A7]&amp;&quot;.&quot;&amp;[.K$1]&amp;&quot;10&quot;))" office:value-type="float" office:value="0.176030189663885" calcext:value-type="float">
            <text:p>0.176030189663885</text:p>
          </table:table-cell>
          <table:table-cell table:formula="of:=AVERAGE(INDIRECT([.$A7]&amp;&quot;.&quot;&amp;[.L$1]&amp;&quot;3:&quot;&amp;[.$A7]&amp;&quot;.&quot;&amp;[.L$1]&amp;&quot;10&quot;))" office:value-type="float" office:value="0.0632899622229004" calcext:value-type="float">
            <text:p>0.0632899622229004</text:p>
          </table:table-cell>
          <table:table-cell table:formula="of:=([.K7]-[.L7])/1.96/2" office:value-type="float" office:value="0.028760262102292" calcext:value-type="float">
            <text:p>0.028760262102292</text:p>
          </table:table-cell>
          <table:table-cell table:formula="of:=AVERAGE(INDIRECT([.$A7]&amp;&quot;.&quot;&amp;[.N$1]&amp;&quot;3:&quot;&amp;[.$A7]&amp;&quot;.&quot;&amp;[.N$1]&amp;&quot;10&quot;))" office:value-type="float" office:value="0.15453432776806" calcext:value-type="float">
            <text:p>0.15453432776806</text:p>
          </table:table-cell>
          <table:table-cell table:formula="of:=AVERAGE(INDIRECT([.$A7]&amp;&quot;.&quot;&amp;[.O$1]&amp;&quot;3:&quot;&amp;[.$A7]&amp;&quot;.&quot;&amp;[.O$1]&amp;&quot;10&quot;))" office:value-type="float" office:value="0.201820708389953" calcext:value-type="float">
            <text:p>0.201820708389953</text:p>
          </table:table-cell>
          <table:table-cell table:formula="of:=AVERAGE(INDIRECT([.$A7]&amp;&quot;.&quot;&amp;[.P$1]&amp;&quot;3:&quot;&amp;[.$A7]&amp;&quot;.&quot;&amp;[.P$1]&amp;&quot;10&quot;))" office:value-type="float" office:value="0.0421964887633815" calcext:value-type="float">
            <text:p>0.0421964887633815</text:p>
          </table:table-cell>
          <table:table-cell table:formula="of:=([.O7]-[.P7])/1.96/2" office:value-type="float" office:value="0.040720464190452" calcext:value-type="float">
            <text:p>0.040720464190452</text:p>
          </table:table-cell>
          <table:table-cell/>
          <table:table-cell table:formula="of:=[.J7]" office:value-type="float" office:value="0.133495819264362" calcext:value-type="float">
            <text:p>0.133495819264362</text:p>
          </table:table-cell>
          <table:table-cell table:formula="of:=[.A7]" office:value-type="string" office:string-value="secboost45" calcext:value-type="string">
            <text:p>secboost45</text:p>
          </table:table-cell>
          <table:table-cell table:formula="of:=IF(OR([.$S7]=0;[.U$1]=0);&quot;&quot;;[.$S7]-[.U$1])" office:value-type="float" office:value="-0.529568644664318" calcext:value-type="float">
            <text:p>-0.529568644664318</text:p>
          </table:table-cell>
          <table:table-cell table:formula="of:=IF(OR([.$S7]=0;[.V$1]=0);&quot;&quot;;[.$S7]-[.V$1])" office:value-type="float" office:value="0.140438749070416" calcext:value-type="float">
            <text:p>0.140438749070416</text:p>
          </table:table-cell>
          <table:table-cell table:formula="of:=IF(OR([.$S7]=0;[.W$1]=0);&quot;&quot;;[.$S7]-[.W$1])" office:value-type="float" office:value="-0.154241125555814" calcext:value-type="float">
            <text:p>-0.154241125555814</text:p>
          </table:table-cell>
          <table:table-cell table:formula="of:=IF(OR([.$S7]=0;[.X$1]=0);&quot;&quot;;[.$S7]-[.X$1])" office:value-type="float" office:value="0.00161048155458637" calcext:value-type="float">
            <text:p>0.00161048155458637</text:p>
          </table:table-cell>
          <table:table-cell/>
          <table:table-cell table:formula="of:=IF(OR([.$S7]=0;[.Z$1]=0);&quot;&quot;;[.$S7]-[.Z$1])" office:value-type="float" office:value="-0.600710547084119" calcext:value-type="float">
            <text:p>-0.600710547084119</text:p>
          </table:table-cell>
          <table:table-cell table:formula="of:=IF(OR([.$S7]=0;[.AA$1]=0);&quot;&quot;;[.$S7]-[.AA$1])" office:value-type="float" office:value="-0.511016620796734" calcext:value-type="float">
            <text:p>-0.511016620796734</text:p>
          </table:table-cell>
          <table:table-cell/>
          <table:table-cell table:formula="of:=[.M7]" office:value-type="float" office:value="0.028760262102292" calcext:value-type="float">
            <text:p>0.028760262102292</text:p>
          </table:table-cell>
          <table:table-cell table:formula="of:=[.T7]" office:value-type="string" office:string-value="secboost45" calcext:value-type="string">
            <text:p>secboost45</text:p>
          </table:table-cell>
          <table:table-cell table:formula="of:=IF(OR([.$S7]=0;[.AE$1]=0);&quot;&quot;;[.U7]/SQRT([.$AC7]^2+[.AE$1]^2))" office:value-type="float" office:value="-6.14823254823466" calcext:value-type="float">
            <text:p>-6.14823254823466</text:p>
          </table:table-cell>
          <table:table-cell table:formula="of:=IF(OR([.$S7]=0;[.AF$1]=0);&quot;&quot;;[.V7]/SQRT([.$AC7]^2+[.AF$1]^2))" office:value-type="float" office:value="0.739500635586888" calcext:value-type="float">
            <text:p>0.739500635586888</text:p>
          </table:table-cell>
          <table:table-cell table:formula="of:=IF(OR([.$S7]=0;[.AG$1]=0);&quot;&quot;;[.W7]/SQRT([.$AC7]^2+[.AG$1]^2))" office:value-type="float" office:value="-2.77905933158865" calcext:value-type="float">
            <text:p>-2.77905933158865</text:p>
          </table:table-cell>
          <table:table-cell table:formula="of:=IF(OR([.$S7]=0;[.AH$1]=0);&quot;&quot;;[.X7]/SQRT([.$AC7]^2+[.AH$1]^2))" office:value-type="float" office:value="0.0372555558126432" calcext:value-type="float">
            <text:p>0.0372555558126432</text:p>
          </table:table-cell>
          <table:table-cell/>
          <table:table-cell table:formula="of:=IF(OR([.$S7]=0;[.AJ$1]=0);&quot;&quot;;[.Z7]/SQRT([.$AC7]^2+[.AJ$1]^2))" office:value-type="float" office:value="-8.36591615691015" calcext:value-type="float">
            <text:p>-8.36591615691015</text:p>
          </table:table-cell>
          <table:table-cell table:formula="of:=IF(OR([.$S7]=0;[.AK$1]=0);&quot;&quot;;[.AA7]/SQRT([.$AC7]^2+[.AK$1]^2))" office:value-type="float" office:value="-10.1640588160964" calcext:value-type="float">
            <text:p>-10.1640588160964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table:formula="of:=AVERAGE(INDIRECT([.$A8]&amp;&quot;.&quot;&amp;[.B$1]&amp;&quot;3:&quot;&amp;[.$A8]&amp;&quot;.&quot;&amp;[.B$1]&amp;&quot;10&quot;))" office:value-type="float" office:value="0.593499778922455" calcext:value-type="float">
            <text:p>0.593499778922455</text:p>
          </table:table-cell>
          <table:table-cell table:formula="of:=AVERAGE(INDIRECT([.$A8]&amp;&quot;.&quot;&amp;[.C$1]&amp;&quot;3:&quot;&amp;[.$A8]&amp;&quot;.&quot;&amp;[.C$1]&amp;&quot;10&quot;))" office:value-type="float" office:value="0.661607527827675" calcext:value-type="float">
            <text:p>0.661607527827675</text:p>
          </table:table-cell>
          <table:table-cell table:formula="of:=AVERAGE(INDIRECT([.$A8]&amp;&quot;.&quot;&amp;[.D$1]&amp;&quot;3:&quot;&amp;[.$A8]&amp;&quot;.&quot;&amp;[.D$1]&amp;&quot;10&quot;))" office:value-type="float" office:value="0.435734347205341" calcext:value-type="float">
            <text:p>0.435734347205341</text:p>
          </table:table-cell>
          <table:table-cell table:formula="of:=([.C8]-[.D8])/1.96/2" office:value-type="float" office:value="0.0576207093424323" calcext:value-type="float">
            <text:p>0.0576207093424323</text:p>
          </table:table-cell>
          <table:table-cell table:formula="of:=AVERAGE(INDIRECT([.$A8]&amp;&quot;.&quot;&amp;[.F$1]&amp;&quot;3:&quot;&amp;[.$A8]&amp;&quot;.&quot;&amp;[.F$1]&amp;&quot;10&quot;))" office:value-type="float" office:value="0.625291025897152" calcext:value-type="float">
            <text:p>0.625291025897152</text:p>
          </table:table-cell>
          <table:table-cell table:formula="of:=AVERAGE(INDIRECT([.$A8]&amp;&quot;.&quot;&amp;[.G$1]&amp;&quot;3:&quot;&amp;[.$A8]&amp;&quot;.&quot;&amp;[.G$1]&amp;&quot;10&quot;))" office:value-type="float" office:value="0.69316481376363" calcext:value-type="float">
            <text:p>0.69316481376363</text:p>
          </table:table-cell>
          <table:table-cell table:formula="of:=AVERAGE(INDIRECT([.$A8]&amp;&quot;.&quot;&amp;[.H$1]&amp;&quot;3:&quot;&amp;[.$A8]&amp;&quot;.&quot;&amp;[.H$1]&amp;&quot;10&quot;))" office:value-type="float" office:value="0.362566388251659" calcext:value-type="float">
            <text:p>0.362566388251659</text:p>
          </table:table-cell>
          <table:table-cell table:formula="of:=([.G8]-[.H8])/1.96/2" office:value-type="float" office:value="0.0843363330387682" calcext:value-type="float">
            <text:p>0.0843363330387682</text:p>
          </table:table-cell>
          <table:table-cell table:formula="of:=AVERAGE(INDIRECT([.$A8]&amp;&quot;.&quot;&amp;[.J$1]&amp;&quot;3:&quot;&amp;[.$A8]&amp;&quot;.&quot;&amp;[.J$1]&amp;&quot;10&quot;))" office:value-type="float" office:value="0.73420636634848" calcext:value-type="float">
            <text:p>0.73420636634848</text:p>
          </table:table-cell>
          <table:table-cell table:formula="of:=AVERAGE(INDIRECT([.$A8]&amp;&quot;.&quot;&amp;[.K$1]&amp;&quot;3:&quot;&amp;[.$A8]&amp;&quot;.&quot;&amp;[.K$1]&amp;&quot;10&quot;))" office:value-type="float" office:value="0.830627474721685" calcext:value-type="float">
            <text:p>0.830627474721685</text:p>
          </table:table-cell>
          <table:table-cell table:formula="of:=AVERAGE(INDIRECT([.$A8]&amp;&quot;.&quot;&amp;[.L$1]&amp;&quot;3:&quot;&amp;[.$A8]&amp;&quot;.&quot;&amp;[.L$1]&amp;&quot;10&quot;))" office:value-type="float" office:value="0.572718415382632" calcext:value-type="float">
            <text:p>0.572718415382632</text:p>
          </table:table-cell>
          <table:table-cell table:formula="of:=([.K8]-[.L8])/1.96/2" office:value-type="float" office:value="0.0657931273824114" calcext:value-type="float">
            <text:p>0.0657931273824114</text:p>
          </table:table-cell>
          <table:table-cell table:formula="of:=AVERAGE(INDIRECT([.$A8]&amp;&quot;.&quot;&amp;[.N$1]&amp;&quot;3:&quot;&amp;[.$A8]&amp;&quot;.&quot;&amp;[.N$1]&amp;&quot;10&quot;))" office:value-type="float" office:value="0.75756698106549" calcext:value-type="float">
            <text:p>0.75756698106549</text:p>
          </table:table-cell>
          <table:table-cell table:formula="of:=AVERAGE(INDIRECT([.$A8]&amp;&quot;.&quot;&amp;[.O$1]&amp;&quot;3:&quot;&amp;[.$A8]&amp;&quot;.&quot;&amp;[.O$1]&amp;&quot;10&quot;))" office:value-type="float" office:value="0.882001800948553" calcext:value-type="float">
            <text:p>0.882001800948553</text:p>
          </table:table-cell>
          <table:table-cell table:formula="of:=AVERAGE(INDIRECT([.$A8]&amp;&quot;.&quot;&amp;[.P$1]&amp;&quot;3:&quot;&amp;[.$A8]&amp;&quot;.&quot;&amp;[.P$1]&amp;&quot;10&quot;))" office:value-type="float" office:value="0.461591757276363" calcext:value-type="float">
            <text:p>0.461591757276363</text:p>
          </table:table-cell>
          <table:table-cell table:formula="of:=([.O8]-[.P8])/1.96/2" office:value-type="float" office:value="0.107247460120457" calcext:value-type="float">
            <text:p>0.107247460120457</text:p>
          </table:table-cell>
          <table:table-cell/>
          <table:table-cell table:formula="of:=[.J8]" office:value-type="float" office:value="0.73420636634848" calcext:value-type="float">
            <text:p>0.73420636634848</text:p>
          </table:table-cell>
          <table:table-cell table:formula="of:=[.A8]" office:value-type="string" office:string-value="hybridfull" calcext:value-type="string">
            <text:p>hybridfull</text:p>
          </table:table-cell>
          <table:table-cell table:formula="of:=IF(OR([.$S8]=0;[.U$1]=0);&quot;&quot;;[.$S8]-[.U$1])" office:value-type="float" office:value="0.0711419024198003" calcext:value-type="float">
            <text:p>0.0711419024198003</text:p>
          </table:table-cell>
          <table:table-cell table:formula="of:=IF(OR([.$S8]=0;[.V$1]=0);&quot;&quot;;[.$S8]-[.V$1])" office:value-type="float" office:value="0.741149296154534" calcext:value-type="float">
            <text:p>0.741149296154534</text:p>
          </table:table-cell>
          <table:table-cell table:formula="of:=IF(OR([.$S8]=0;[.W$1]=0);&quot;&quot;;[.$S8]-[.W$1])" office:value-type="float" office:value="0.446469421528305" calcext:value-type="float">
            <text:p>0.446469421528305</text:p>
          </table:table-cell>
          <table:table-cell table:formula="of:=IF(OR([.$S8]=0;[.X$1]=0);&quot;&quot;;[.$S8]-[.X$1])" office:value-type="float" office:value="0.602321028638705" calcext:value-type="float">
            <text:p>0.602321028638705</text:p>
          </table:table-cell>
          <table:table-cell table:formula="of:=IF(OR([.$S8]=0;[.Y$1]=0);&quot;&quot;;[.$S8]-[.Y$1])" office:value-type="float" office:value="0.600710547084119" calcext:value-type="float">
            <text:p>0.600710547084119</text:p>
          </table:table-cell>
          <table:table-cell/>
          <table:table-cell table:formula="of:=IF(OR([.$S8]=0;[.AA$1]=0);&quot;&quot;;[.$S8]-[.AA$1])" office:value-type="float" office:value="0.0896939262873849" calcext:value-type="float">
            <text:p>0.0896939262873849</text:p>
          </table:table-cell>
          <table:table-cell/>
          <table:table-cell table:formula="of:=[.M8]" office:value-type="float" office:value="0.0657931273824114" calcext:value-type="float">
            <text:p>0.0657931273824114</text:p>
          </table:table-cell>
          <table:table-cell table:formula="of:=[.T8]" office:value-type="string" office:string-value="hybridfull" calcext:value-type="string">
            <text:p>hybridfull</text:p>
          </table:table-cell>
          <table:table-cell table:formula="of:=IF(OR([.$S8]=0;[.AE$1]=0);&quot;&quot;;[.U8]/SQRT([.$AC8]^2+[.AE$1]^2))" office:value-type="float" office:value="0.680774131921397" calcext:value-type="float">
            <text:p>0.680774131921397</text:p>
          </table:table-cell>
          <table:table-cell table:formula="of:=IF(OR([.$S8]=0;[.AF$1]=0);&quot;&quot;;[.V8]/SQRT([.$AC8]^2+[.AF$1]^2))" office:value-type="float" office:value="3.72594531146967" calcext:value-type="float">
            <text:p>3.72594531146967</text:p>
          </table:table-cell>
          <table:table-cell table:formula="of:=IF(OR([.$S8]=0;[.AG$1]=0);&quot;&quot;;[.W8]/SQRT([.$AC8]^2+[.AG$1]^2))" office:value-type="float" office:value="5.50318231483041" calcext:value-type="float">
            <text:p>5.50318231483041</text:p>
          </table:table-cell>
          <table:table-cell table:formula="of:=IF(OR([.$S8]=0;[.AH$1]=0);&quot;&quot;;[.X8]/SQRT([.$AC8]^2+[.AH$1]^2))" office:value-type="float" office:value="8.21923147597315" calcext:value-type="float">
            <text:p>8.21923147597315</text:p>
          </table:table-cell>
          <table:table-cell table:formula="of:=IF(OR([.$S8]=0;[.AI$1]=0);&quot;&quot;;[.Y8]/SQRT([.$AC8]^2+[.AI$1]^2))" office:value-type="float" office:value="8.36591615691015" calcext:value-type="float">
            <text:p>8.36591615691015</text:p>
          </table:table-cell>
          <table:table-cell/>
          <table:table-cell table:formula="of:=IF(OR([.$S8]=0;[.AK$1]=0);&quot;&quot;;[.AA8]/SQRT([.$AC8]^2+[.AK$1]^2))" office:value-type="float" office:value="1.15512256666689" calcext:value-type="float">
            <text:p>1.15512256666689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table:formula="of:=AVERAGE(INDIRECT([.$A9]&amp;&quot;.&quot;&amp;[.B$1]&amp;&quot;3:&quot;&amp;[.$A9]&amp;&quot;.&quot;&amp;[.B$1]&amp;&quot;10&quot;))" office:value-type="float" office:value="0.230628667070878" calcext:value-type="float">
            <text:p>0.230628667070878</text:p>
          </table:table-cell>
          <table:table-cell table:formula="of:=AVERAGE(INDIRECT([.$A9]&amp;&quot;.&quot;&amp;[.C$1]&amp;&quot;3:&quot;&amp;[.$A9]&amp;&quot;.&quot;&amp;[.C$1]&amp;&quot;10&quot;))" office:value-type="float" office:value="0.235727078558474" calcext:value-type="float">
            <text:p>0.235727078558474</text:p>
          </table:table-cell>
          <table:table-cell table:formula="of:=AVERAGE(INDIRECT([.$A9]&amp;&quot;.&quot;&amp;[.D$1]&amp;&quot;3:&quot;&amp;[.$A9]&amp;&quot;.&quot;&amp;[.D$1]&amp;&quot;10&quot;))" office:value-type="float" office:value="0.223560875808816" calcext:value-type="float">
            <text:p>0.223560875808816</text:p>
          </table:table-cell>
          <table:table-cell table:formula="of:=([.C9]-[.D9])/1.96/2" office:value-type="float" office:value="0.00310362315042299" calcext:value-type="float">
            <text:p>0.00310362315042299</text:p>
          </table:table-cell>
          <table:table-cell table:formula="of:=AVERAGE(INDIRECT([.$A9]&amp;&quot;.&quot;&amp;[.F$1]&amp;&quot;3:&quot;&amp;[.$A9]&amp;&quot;.&quot;&amp;[.F$1]&amp;&quot;10&quot;))" office:value-type="float" office:value="0.237681446719693" calcext:value-type="float">
            <text:p>0.237681446719693</text:p>
          </table:table-cell>
          <table:table-cell table:formula="of:=AVERAGE(INDIRECT([.$A9]&amp;&quot;.&quot;&amp;[.G$1]&amp;&quot;3:&quot;&amp;[.$A9]&amp;&quot;.&quot;&amp;[.G$1]&amp;&quot;10&quot;))" office:value-type="float" office:value="0.242538862260847" calcext:value-type="float">
            <text:p>0.242538862260847</text:p>
          </table:table-cell>
          <table:table-cell table:formula="of:=AVERAGE(INDIRECT([.$A9]&amp;&quot;.&quot;&amp;[.H$1]&amp;&quot;3:&quot;&amp;[.$A9]&amp;&quot;.&quot;&amp;[.H$1]&amp;&quot;10&quot;))" office:value-type="float" office:value="0.229268867028061" calcext:value-type="float">
            <text:p>0.229268867028061</text:p>
          </table:table-cell>
          <table:table-cell table:formula="of:=([.G9]-[.H9])/1.96/2" office:value-type="float" office:value="0.0033852028655066" calcext:value-type="float">
            <text:p>0.0033852028655066</text:p>
          </table:table-cell>
          <table:table-cell table:formula="of:=AVERAGE(INDIRECT([.$A9]&amp;&quot;.&quot;&amp;[.J$1]&amp;&quot;3:&quot;&amp;[.$A9]&amp;&quot;.&quot;&amp;[.J$1]&amp;&quot;10&quot;))" office:value-type="float" office:value="0.644512440061095" calcext:value-type="float">
            <text:p>0.644512440061095</text:p>
          </table:table-cell>
          <table:table-cell table:formula="of:=AVERAGE(INDIRECT([.$A9]&amp;&quot;.&quot;&amp;[.K$1]&amp;&quot;3:&quot;&amp;[.$A9]&amp;&quot;.&quot;&amp;[.K$1]&amp;&quot;10&quot;))" office:value-type="float" office:value="0.710265929512786" calcext:value-type="float">
            <text:p>0.710265929512786</text:p>
          </table:table-cell>
          <table:table-cell table:formula="of:=AVERAGE(INDIRECT([.$A9]&amp;&quot;.&quot;&amp;[.L$1]&amp;&quot;3:&quot;&amp;[.$A9]&amp;&quot;.&quot;&amp;[.L$1]&amp;&quot;10&quot;))" office:value-type="float" office:value="0.548611355700599" calcext:value-type="float">
            <text:p>0.548611355700599</text:p>
          </table:table-cell>
          <table:table-cell table:formula="of:=([.K9]-[.L9])/1.96/2" office:value-type="float" office:value="0.0412384116867826" calcext:value-type="float">
            <text:p>0.0412384116867826</text:p>
          </table:table-cell>
          <table:table-cell table:formula="of:=AVERAGE(INDIRECT([.$A9]&amp;&quot;.&quot;&amp;[.N$1]&amp;&quot;3:&quot;&amp;[.$A9]&amp;&quot;.&quot;&amp;[.N$1]&amp;&quot;10&quot;))" office:value-type="float" office:value="0.711869591228541" calcext:value-type="float">
            <text:p>0.711869591228541</text:p>
          </table:table-cell>
          <table:table-cell table:formula="of:=AVERAGE(INDIRECT([.$A9]&amp;&quot;.&quot;&amp;[.O$1]&amp;&quot;3:&quot;&amp;[.$A9]&amp;&quot;.&quot;&amp;[.O$1]&amp;&quot;10&quot;))" office:value-type="float" office:value="0.782675524395845" calcext:value-type="float">
            <text:p>0.782675524395845</text:p>
          </table:table-cell>
          <table:table-cell table:formula="of:=AVERAGE(INDIRECT([.$A9]&amp;&quot;.&quot;&amp;[.P$1]&amp;&quot;3:&quot;&amp;[.$A9]&amp;&quot;.&quot;&amp;[.P$1]&amp;&quot;10&quot;))" office:value-type="float" office:value="0.573209282484206" calcext:value-type="float">
            <text:p>0.573209282484206</text:p>
          </table:table-cell>
          <table:table-cell table:formula="of:=([.O9]-[.P9])/1.96/2" office:value-type="float" office:value="0.0534352657937856" calcext:value-type="float">
            <text:p>0.0534352657937856</text:p>
          </table:table-cell>
          <table:table-cell/>
          <table:table-cell table:formula="of:=[.J9]" office:value-type="float" office:value="0.644512440061095" calcext:value-type="float">
            <text:p>0.644512440061095</text:p>
          </table:table-cell>
          <table:table-cell table:formula="of:=[.A9]" office:value-type="string" office:string-value="hybridboost" calcext:value-type="string">
            <text:p>hybridboost</text:p>
          </table:table-cell>
          <table:table-cell table:formula="of:=IF(OR([.$S9]=0;[.U$1]=0);&quot;&quot;;[.$S9]-[.U$1])" office:value-type="float" office:value="-0.0185520238675846" calcext:value-type="float">
            <text:p>-0.0185520238675846</text:p>
          </table:table-cell>
          <table:table-cell table:formula="of:=IF(OR([.$S9]=0;[.V$1]=0);&quot;&quot;;[.$S9]-[.V$1])" office:value-type="float" office:value="0.651455369867149" calcext:value-type="float">
            <text:p>0.651455369867149</text:p>
          </table:table-cell>
          <table:table-cell table:formula="of:=IF(OR([.$S9]=0;[.W$1]=0);&quot;&quot;;[.$S9]-[.W$1])" office:value-type="float" office:value="0.35677549524092" calcext:value-type="float">
            <text:p>0.35677549524092</text:p>
          </table:table-cell>
          <table:table-cell table:formula="of:=IF(OR([.$S9]=0;[.X$1]=0);&quot;&quot;;[.$S9]-[.X$1])" office:value-type="float" office:value="0.51262710235132" calcext:value-type="float">
            <text:p>0.51262710235132</text:p>
          </table:table-cell>
          <table:table-cell table:formula="of:=IF(OR([.$S9]=0;[.Y$1]=0);&quot;&quot;;[.$S9]-[.Y$1])" office:value-type="float" office:value="0.511016620796734" calcext:value-type="float">
            <text:p>0.511016620796734</text:p>
          </table:table-cell>
          <table:table-cell table:formula="of:=IF(OR([.$S9]=0;[.Z$1]=0);&quot;&quot;;[.$S9]-[.Z$1])" office:value-type="float" office:value="-0.0896939262873849" calcext:value-type="float">
            <text:p>-0.0896939262873849</text:p>
          </table:table-cell>
          <table:table-cell table:number-columns-repeated="2"/>
          <table:table-cell table:formula="of:=[.M9]" office:value-type="float" office:value="0.0412384116867826" calcext:value-type="float">
            <text:p>0.0412384116867826</text:p>
          </table:table-cell>
          <table:table-cell table:formula="of:=[.T9]" office:value-type="string" office:string-value="hybridboost" calcext:value-type="string">
            <text:p>hybridboost</text:p>
          </table:table-cell>
          <table:table-cell table:formula="of:=IF(OR([.$S9]=0;[.AE$1]=0);&quot;&quot;;[.U9]/SQRT([.$AC9]^2+[.AE$1]^2))" office:value-type="float" office:value="-0.203727846515275" calcext:value-type="float">
            <text:p>-0.203727846515275</text:p>
          </table:table-cell>
          <table:table-cell table:formula="of:=IF(OR([.$S9]=0;[.AF$1]=0);&quot;&quot;;[.V9]/SQRT([.$AC9]^2+[.AF$1]^2))" office:value-type="float" office:value="3.38953409844666" calcext:value-type="float">
            <text:p>3.38953409844666</text:p>
          </table:table-cell>
          <table:table-cell table:formula="of:=IF(OR([.$S9]=0;[.AG$1]=0);&quot;&quot;;[.W9]/SQRT([.$AC9]^2+[.AG$1]^2))" office:value-type="float" office:value="5.67395170802432" calcext:value-type="float">
            <text:p>5.67395170802432</text:p>
          </table:table-cell>
          <table:table-cell table:formula="of:=IF(OR([.$S9]=0;[.AH$1]=0);&quot;&quot;;[.X9]/SQRT([.$AC9]^2+[.AH$1]^2))" office:value-type="float" office:value="9.78946851701176" calcext:value-type="float">
            <text:p>9.78946851701176</text:p>
          </table:table-cell>
          <table:table-cell table:formula="of:=IF(OR([.$S9]=0;[.AI$1]=0);&quot;&quot;;[.Y9]/SQRT([.$AC9]^2+[.AI$1]^2))" office:value-type="float" office:value="10.1640588160964" calcext:value-type="float">
            <text:p>10.1640588160964</text:p>
          </table:table-cell>
          <table:table-cell table:formula="of:=IF(OR([.$S9]=0;[.AJ$1]=0);&quot;&quot;;[.Z9]/SQRT([.$AC9]^2+[.AJ$1]^2))" office:value-type="float" office:value="-1.15512256666689" calcext:value-type="float">
            <text:p>-1.15512256666689</text:p>
          </table:table-cell>
          <table:table-cell/>
        </table:table-row>
      </table:table>
      <table:table table:name="NospNewWork" table:style-name="ta1">
        <office:forms form:automatic-focus="false" form:apply-design-mode="false"/>
        <table:shapes>
          <draw:frame draw:z-index="0" draw:style-name="gr1" draw:text-style-name="P1" svg:width="6.2988in" svg:height="3.5429in" svg:x="57.4323in" svg:y="6.5689in">
            <draw:object draw:notify-on-update-of-ranges="NospNewWork.BE19:NospNewWork.BE26 NospNewWork.BF19:NospNewWork.BF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2.3539in" svg:y="0.1118in">
            <draw:object draw:notify-on-update-of-ranges="NospNewWork.CE3:NospNewWork.CE10 NospNewWork.CF3:NospNewWork.CF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9" table:default-cell-style-name="Default"/>
        <table:table-column table:style-name="co4" table:number-columns-repeated="2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3" table:default-cell-style-name="Default"/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exp(Y)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[$HospNewVar.B1]" office:value-type="string" office:string-value="Immunity_other" calcext:value-type="string">
            <text:p>Immunity_other</text:p>
          </table:table-cell>
          <table:table-cell table:formula="of:=[$HospNewVar.C1]" office:value-type="string" office:string-value="Immunityboost_001-061" calcext:value-type="string">
            <text:p>Immunityboost_001-061</text:p>
          </table:table-cell>
          <table:table-cell table:formula="of:=[$HospNewVar.D1]" office:value-type="string" office:string-value="Immunityboost_062-122" calcext:value-type="string">
            <text:p>Immunityboost_062-122</text:p>
          </table:table-cell>
          <table:table-cell table:formula="of:=[$HospNewVar.E1]" office:value-type="string" office:string-value="Immunityboost_123-183" calcext:value-type="string">
            <text:p>Immunityboost_123-183</text:p>
          </table:table-cell>
          <table:table-cell table:formula="of:=[$HospNewVar.F1]" office:value-type="string" office:string-value="Immunityboost_184-244" calcext:value-type="string">
            <text:p>Immunityboost_184-244</text:p>
          </table:table-cell>
          <table:table-cell table:formula="of:=[$HospNewVar.G1]" office:value-type="string" office:string-value="Immunityboost_245-305" calcext:value-type="string">
            <text:p>Immunityboost_245-305</text:p>
          </table:table-cell>
          <table:table-cell table:formula="of:=[$HospNewVar.H1]" office:value-type="string" office:string-value="Immunityboost_306-366" calcext:value-type="string">
            <text:p>Immunityboost_306-366</text:p>
          </table:table-cell>
          <table:table-cell table:formula="of:=[$HospNewVar.I1]" office:value-type="string" office:string-value="Immunityboost_367-427" calcext:value-type="string">
            <text:p>Immunityboost_367-427</text:p>
          </table:table-cell>
          <table:table-cell table:formula="of:=[$HospNewVar.J1]" office:value-type="string" office:string-value="Immunityboost_428-488" calcext:value-type="string">
            <text:p>Immunityboost_428-488</text:p>
          </table:table-cell>
          <table:table-cell table:formula="of:=[$HospNewVar.K1]" office:value-type="string" office:string-value="Immunityfull_062-122" calcext:value-type="string">
            <text:p>Immunityfull_062-122</text:p>
          </table:table-cell>
          <table:table-cell table:number-columns-repeated="5"/>
          <table:table-cell table:formula="of:=[$HospNewVar.Q1]" office:value-type="string" office:string-value="Immunityfull_428-488" calcext:value-type="string">
            <text:p>Immunityfull_428-488</text:p>
          </table:table-cell>
          <table:table-cell table:formula="of:=[$HospNewVar.R1]" office:value-type="string" office:string-value="Immunityfull_489-549" calcext:value-type="string">
            <text:p>Immunityfull_489-549</text:p>
          </table:table-cell>
          <table:table-cell table:formula="of:=[$HospNewVar.S1]" office:value-type="string" office:string-value="Immunityhybridboost_001-061" calcext:value-type="string">
            <text:p>Immunityhybridboost_001-061</text:p>
          </table:table-cell>
          <table:table-cell table:formula="of:=[$HospNewVar.T1]" office:value-type="string" office:string-value="Immunityhybridboost_062-122" calcext:value-type="string">
            <text:p>Immunityhybridboost_062-122</text:p>
          </table:table-cell>
          <table:table-cell table:formula="of:=[$HospNewVar.U1]" office:value-type="string" office:string-value="Immunityhybridboost_123-183" calcext:value-type="string">
            <text:p>Immunityhybridboost_123-183</text:p>
          </table:table-cell>
          <table:table-cell table:formula="of:=[$HospNewVar.V1]" office:value-type="string" office:string-value="Immunityhybridboost_184-244" calcext:value-type="string">
            <text:p>Immunityhybridboost_184-244</text:p>
          </table:table-cell>
          <table:table-cell table:formula="of:=[$HospNewVar.W1]" office:value-type="string" office:string-value="Immunityhybridboost_245-305" calcext:value-type="string">
            <text:p>Immunityhybridboost_245-305</text:p>
          </table:table-cell>
          <table:table-cell table:formula="of:=[$HospNewVar.X1]" office:value-type="string" office:string-value="Immunityhybridboost_306-366" calcext:value-type="string">
            <text:p>Immunityhybridboost_306-366</text:p>
          </table:table-cell>
          <table:table-cell table:formula="of:=[$HospNewVar.Y1]" office:value-type="string" office:string-value="Immunityhybridboost_367-427" calcext:value-type="string">
            <text:p>Immunityhybridboost_367-427</text:p>
          </table:table-cell>
          <table:table-cell table:formula="of:=[$HospNewVar.Z1]" office:value-type="string" office:string-value="Immunityhybridboost_428-488" calcext:value-type="string">
            <text:p>Immunityhybridboost_428-488</text:p>
          </table:table-cell>
          <table:table-cell table:formula="of:=[$HospNewVar.AA1]" office:value-type="string" office:string-value="Immunityhybridfull_062-122" calcext:value-type="string">
            <text:p>Immunityhybridfull_062-122</text:p>
          </table:table-cell>
          <table:table-cell table:formula="of:=[$HospNewVar.AB1]" office:value-type="string" office:string-value="Immunityhybridfull_123-183" calcext:value-type="string">
            <text:p>Immunityhybridfull_123-183</text:p>
          </table:table-cell>
          <table:table-cell table:formula="of:=[$HospNewVar.AC1]" office:value-type="string" office:string-value="Immunityhybridfull_184-244" calcext:value-type="string">
            <text:p>Immunityhybridfull_184-244</text:p>
          </table:table-cell>
          <table:table-cell table:formula="of:=[$HospNewVar.AD1]" office:value-type="string" office:string-value="Immunityhybridfull_245-305" calcext:value-type="string">
            <text:p>Immunityhybridfull_245-305</text:p>
          </table:table-cell>
          <table:table-cell table:formula="of:=[$HospNewVar.AE1]" office:value-type="string" office:string-value="Immunityhybridfull_306-366" calcext:value-type="string">
            <text:p>Immunityhybridfull_306-366</text:p>
          </table:table-cell>
          <table:table-cell table:formula="of:=[$HospNewVar.AF1]" office:value-type="string" office:string-value="Immunityhybridfull_367-427" calcext:value-type="string">
            <text:p>Immunityhybridfull_367-427</text:p>
          </table:table-cell>
          <table:table-cell table:formula="of:=[$HospNewVar.AG1]" office:value-type="string" office:string-value="Immunityhybridfull_428-488" calcext:value-type="string">
            <text:p>Immunityhybridfull_428-488</text:p>
          </table:table-cell>
          <table:table-cell table:formula="of:=[$HospNewVar.AH1]" office:value-type="string" office:string-value="Immunityhybridfull_489-549" calcext:value-type="string">
            <text:p>Immunityhybridfull_489-549</text:p>
          </table:table-cell>
          <table:table-cell table:formula="of:=[$HospNewVar.AI1]" office:value-type="string" office:string-value="Immunityinf_062-122" calcext:value-type="string">
            <text:p>Immunityinf_062-122</text:p>
          </table:table-cell>
          <table:table-cell table:formula="of:=[$HospNewVar.AJ1]" office:value-type="string" office:string-value="Immunityinf_123-183" calcext:value-type="string">
            <text:p>Immunityinf_123-183</text:p>
          </table:table-cell>
          <table:table-cell table:formula="of:=[$HospNewVar.AK1]" office:value-type="string" office:string-value="Immunityinf_184-244" calcext:value-type="string">
            <text:p>Immunityinf_184-244</text:p>
          </table:table-cell>
          <table:table-cell table:formula="of:=[$HospNewVar.AL1]" office:value-type="string" office:string-value="Immunityinf_245-305" calcext:value-type="string">
            <text:p>Immunityinf_245-305</text:p>
          </table:table-cell>
          <table:table-cell table:formula="of:=[$HospNewVar.AM1]" office:value-type="string" office:string-value="Immunityinf_306-366" calcext:value-type="string">
            <text:p>Immunityinf_306-366</text:p>
          </table:table-cell>
          <table:table-cell table:formula="of:=[$HospNewVar.AN1]" office:value-type="string" office:string-value="Immunityinf_367-427" calcext:value-type="string">
            <text:p>Immunityinf_367-427</text:p>
          </table:table-cell>
          <table:table-cell table:formula="of:=[$HospNewVar.AO1]" office:value-type="string" office:string-value="Immunityinf_428-488" calcext:value-type="string">
            <text:p>Immunityinf_428-488</text:p>
          </table:table-cell>
          <table:table-cell table:formula="of:=[$HospNewVar.AP1]" office:value-type="string" office:string-value="Immunityinf_489-549" calcext:value-type="string">
            <text:p>Immunityinf_489-549</text:p>
          </table:table-cell>
          <table:table-cell table:formula="of:=[$HospNewVar.AQ1]" office:value-type="string" office:string-value="Immunitysecboost_001-061" calcext:value-type="string">
            <text:p>Immunitysecboost_001-061</text:p>
          </table:table-cell>
          <table:table-cell/>
          <table:table-cell table:formula="of:=[$HospNewVar.AS1]" office:value-type="string" office:string-value="Immunitysecboost_123-183" calcext:value-type="string">
            <text:p>Immunitysecboost_123-183</text:p>
          </table:table-cell>
          <table:table-cell table:formula="of:=[$HospNewVar.AT1]" office:value-type="string" office:string-value="Immunitysecboost45_001-061" calcext:value-type="string">
            <text:p>Immunitysecboost45_001-061</text:p>
          </table:table-cell>
          <table:table-cell table:formula="of:=[$HospNewVar.AU1]" office:value-type="string" office:string-value="Immunitysecboost45_062-122" calcext:value-type="string">
            <text:p>Immunitysecboost45_062-122</text:p>
          </table:table-cell>
          <table:table-cell table:formula="of:=[$HospNewVar.AV1]" office:value-type="string" office:string-value="AgeGr0-11" calcext:value-type="string">
            <text:p>AgeGr0-11</text:p>
          </table:table-cell>
          <table:table-cell table:formula="of:=[$HospNewVar.AW1]" office:value-type="string" office:string-value="AgeGr12-15" calcext:value-type="string">
            <text:p>AgeGr12-15</text:p>
          </table:table-cell>
          <table:table-cell table:formula="of:=[$HospNewVar.AX1]" office:value-type="string" office:string-value="AgeGr16-17" calcext:value-type="string">
            <text:p>AgeGr16-17</text:p>
          </table:table-cell>
          <table:table-cell table:formula="of:=[$HospNewVar.AY1]" office:value-type="string" office:string-value="AgeGr18-24" calcext:value-type="string">
            <text:p>AgeGr18-24</text:p>
          </table:table-cell>
          <table:table-cell table:formula="of:=[$HospNewVar.AZ1]" office:value-type="string" office:string-value="AgeGr25-29" calcext:value-type="string">
            <text:p>AgeGr25-29</text:p>
          </table:table-cell>
          <table:table-cell table:formula="of:=[$HospNewVar.BA1]" office:value-type="string" office:string-value="AgeGr30-34" calcext:value-type="string">
            <text:p>AgeGr30-34</text:p>
          </table:table-cell>
          <table:table-cell table:formula="of:=[$HospNewVar.BB1]" office:value-type="string" office:string-value="AgeGr35-39" calcext:value-type="string">
            <text:p>AgeGr35-39</text:p>
          </table:table-cell>
          <table:table-cell table:formula="of:=[$HospNewVar.BC1]" office:value-type="string" office:string-value="AgeGr45-49" calcext:value-type="string">
            <text:p>AgeGr45-49</text:p>
          </table:table-cell>
          <table:table-cell table:formula="of:=[$HospNewVar.BD1]" office:value-type="string" office:string-value="AgeGr50-54" calcext:value-type="string">
            <text:p>AgeGr50-54</text:p>
          </table:table-cell>
          <table:table-cell table:formula="of:=[$HospNewVar.BE1]" office:value-type="string" office:string-value="AgeGr55-59" calcext:value-type="string">
            <text:p>AgeGr55-59</text:p>
          </table:table-cell>
          <table:table-cell table:formula="of:=[$HospNewVar.BF1]" office:value-type="string" office:string-value="AgeGr60-64" calcext:value-type="string">
            <text:p>AgeGr60-64</text:p>
          </table:table-cell>
          <table:table-cell table:formula="of:=[$HospNewVar.BG1]" office:value-type="string" office:string-value="AgeGr65-69" calcext:value-type="string">
            <text:p>AgeGr65-69</text:p>
          </table:table-cell>
          <table:table-cell table:formula="of:=[$HospNewVar.BH1]" office:value-type="string" office:string-value="AgeGr70-74" calcext:value-type="string">
            <text:p>AgeGr70-74</text:p>
          </table:table-cell>
          <table:table-cell table:formula="of:=[$HospNewVar.BI1]" office:value-type="string" office:string-value="AgeGr75-79" calcext:value-type="string">
            <text:p>AgeGr75-79</text:p>
          </table:table-cell>
          <table:table-cell table:formula="of:=[$HospNewVar.BJ1]" office:value-type="string" office:string-value="AgeGr80+" calcext:value-type="string">
            <text:p>AgeGr80+</text:p>
          </table:table-cell>
          <table:table-cell table:formula="of:=[$HospNewVar.BK1]" office:value-type="string" office:string-value="SexM" calcext:value-type="string">
            <text:p>SexM</text:p>
          </table:table-cell>
          <table:table-cell table:formula="of:=[$HospNewVar.BL1]" office:value-type="float" office:value="0" calcext:value-type="float">
            <text:p>0</text:p>
          </table:table-cell>
          <table:table-cell table:formula="of:=[$HospNewVar.BM1]" office:value-type="float" office:value="0" calcext:value-type="float">
            <text:p>0</text:p>
          </table:table-cell>
          <table:table-cell table:formula="of:=[$HospNewVar.BN1]" office:value-type="float" office:value="0" calcext:value-type="float">
            <text:p>0</text:p>
          </table:table-cell>
          <table:table-cell table:formula="of:=[$HospNewVar.BO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2]" office:value-type="string" office:string-value="Immunity_other" calcext:value-type="string">
            <text:p>Immunity_other</text:p>
          </table:table-cell>
          <table:table-cell table:formula="of:=[$HospNewVar.A2]" office:value-type="string" office:string-value="Immunity_other" calcext:value-type="string">
            <text:p>Immunity_other</text:p>
          </table:table-cell>
          <table:table-cell table:formula="of:=[$HospNew.B2]" office:value-type="float" office:value="-0.298326647892999" calcext:value-type="float">
            <text:p>-0.298326647892999</text:p>
          </table:table-cell>
          <table:table-cell table:formula="of:=EXP([.C2])" office:value-type="float" office:value="0.742058908176212" calcext:value-type="float">
            <text:p>0.742058908176212</text:p>
          </table:table-cell>
          <table:table-cell table:number-columns-repeated="80"/>
          <table:table-cell office:value-type="string" calcext:value-type="string">
            <text:p>blbost tohle</text:p>
          </table:table-cell>
        </table:table-row>
        <table:table-row table:style-name="ro1">
          <table:table-cell table:formula="of:=[$HospNew.A3]" office:value-type="string" office:string-value="Immunityboost_001-061" calcext:value-type="string">
            <text:p>Immunityboost_001-061</text:p>
          </table:table-cell>
          <table:table-cell table:formula="of:=[$HospNewVar.A3]" office:value-type="string" office:string-value="Immunityboost_001-061" calcext:value-type="string">
            <text:p>Immunityboost_001-061</text:p>
          </table:table-cell>
          <table:table-cell table:formula="of:=[$HospNew.B3]" office:value-type="float" office:value="-0.623944894900846" calcext:value-type="float">
            <text:p>-0.623944894900846</text:p>
          </table:table-cell>
          <table:table-cell table:formula="of:=EXP([.C3])" office:value-type="float" office:value="0.535826483625443" calcext:value-type="float">
            <text:p>0.5358264836254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3]" office:value-type="float" office:value="0.0718461819077579" calcext:value-type="float">
            <text:p>0.0718461819077579</text:p>
          </table:table-cell>
          <table:table-cell table:formula="of:=[$HospNewVar.D3]" office:value-type="float" office:value="0.000396901252873806" calcext:value-type="float">
            <text:p>0.000396901252873806</text:p>
          </table:table-cell>
          <table:table-cell table:formula="of:=[$HospNewVar.E3]" office:value-type="float" office:value="0.000412698061053984" calcext:value-type="float">
            <text:p>0.000412698061053984</text:p>
          </table:table-cell>
          <table:table-cell table:formula="of:=[$HospNewVar.F3]" office:value-type="float" office:value="0.000414300782779364" calcext:value-type="float">
            <text:p>0.000414300782779364</text:p>
          </table:table-cell>
          <table:table-cell table:formula="of:=[$HospNewVar.G3]" office:value-type="float" office:value="0.000423217757010761" calcext:value-type="float">
            <text:p>0.000423217757010761</text:p>
          </table:table-cell>
          <table:table-cell table:formula="of:=[$HospNewVar.H3]" office:value-type="float" office:value="0.000398648725831528" calcext:value-type="float">
            <text:p>0.000398648725831528</text:p>
          </table:table-cell>
          <table:table-cell table:formula="of:=[$HospNewVar.I3]" office:value-type="float" office:value="0.000297792928770503" calcext:value-type="float">
            <text:p>0.000297792928770503</text:p>
          </table:table-cell>
          <table:table-cell table:formula="of:=[$HospNewVar.J3]" office:value-type="float" office:value="0.000259551337927489" calcext:value-type="float">
            <text:p>0.000259551337927489</text:p>
          </table:table-cell>
          <table:table-cell office:value-type="string" calcext:value-type="string">
            <text:p>W^-1</text:p>
          </table:table-cell>
          <table:table-cell table:number-matrix-columns-spanned="8" table:number-matrix-rows-spanned="8" table:formula="of:=MINVERSE([.I3:.P10])" office:value-type="float" office:value="13.9717346468582" calcext:value-type="float">
            <text:p>13.9717346468582</text:p>
          </table:table-cell>
          <table:table-cell office:value-type="float" office:value="-0.0203221361183304" calcext:value-type="float">
            <text:p>-0.0203221361183304</text:p>
          </table:table-cell>
          <table:table-cell office:value-type="float" office:value="-0.101929107423886" calcext:value-type="float">
            <text:p>-0.101929107423886</text:p>
          </table:table-cell>
          <table:table-cell office:value-type="float" office:value="-1.15169756241802" calcext:value-type="float">
            <text:p>-1.15169756241802</text:p>
          </table:table-cell>
          <table:table-cell office:value-type="float" office:value="-4.39017851073874" calcext:value-type="float">
            <text:p>-4.39017851073874</text:p>
          </table:table-cell>
          <table:table-cell office:value-type="float" office:value="-3.1658146086151" calcext:value-type="float">
            <text:p>-3.1658146086151</text:p>
          </table:table-cell>
          <table:table-cell office:value-type="float" office:value="-0.549799157850687" calcext:value-type="float">
            <text:p>-0.549799157850687</text:p>
          </table:table-cell>
          <table:table-cell office:value-type="float" office:value="-0.0182322835657788" calcext:value-type="float">
            <text:p>-0.0182322835657788</text:p>
          </table:table-cell>
          <table:table-cell office:value-type="string" calcext:value-type="string">
            <text:p>XW-1X</text:p>
          </table:table-cell>
          <table:table-cell table:number-matrix-columns-spanned="2" table:number-matrix-rows-spanned="2" table:formula="of:=MMULT(TRANSPOSE([.$E3:.$F10]);MMULT([.R3:.Y10];[.$E3:.$F10]))" office:value-type="float" office:value="1693.00528362264" calcext:value-type="float">
            <text:p>1693.00528362264</text:p>
          </table:table-cell>
          <table:table-cell office:value-type="float" office:value="7506.05092303984" calcext:value-type="float">
            <text:p>7506.05092303984</text:p>
          </table:table-cell>
          <table:table-cell office:value-type="string" calcext:value-type="string">
            <text:p>X’W-1Y</text:p>
          </table:table-cell>
          <table:table-cell table:number-matrix-columns-spanned="1" table:number-matrix-rows-spanned="2" table:formula="of:=MMULT(TRANSPOSE([.$E3:.$F10]);MMULT([.R3:.Y10];[.$C3:.$C10]))" office:value-type="float" office:value="-585.56530287716" calcext:value-type="float">
            <text:p>-585.56530287716</text:p>
          </table:table-cell>
          <table:table-cell office:value-type="string" calcext:value-type="string">
            <text:p>est</text:p>
          </table:table-cell>
          <table:table-cell table:number-matrix-columns-spanned="1" table:number-matrix-rows-spanned="2" table:formula="of:=MMULT(MINVERSE([.AA3:.AB4]);[.AD3:.AD4])" office:value-type="float" office:value="-0.609598858059963" calcext:value-type="float">
            <text:p>-0.609598858059963</text:p>
          </table:table-cell>
          <table:table-cell office:value-type="string" calcext:value-type="string">
            <text:p>var est</text:p>
          </table:table-cell>
          <table:table-cell table:number-matrix-columns-spanned="2" table:number-matrix-rows-spanned="2" table:formula="of:=MINVERSE([.AA3:.AB4])" office:value-type="float" office:value="0.00657931292286353" calcext:value-type="float">
            <text:p>0.00657931292286353</text:p>
          </table:table-cell>
          <table:table-cell office:value-type="float" office:value="-0.00135075176613758" calcext:value-type="float">
            <text:p>-0.00135075176613758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diag(exú(b))</text:p>
          </table:table-cell>
          <table:table-cell table:formula="of:=[.$C3]" office:value-type="float" office:value="-0.623944894900846" calcext:value-type="float">
            <text:p>-0.6239448949008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VT</text:p>
          </table:table-cell>
          <table:table-cell table:number-matrix-columns-spanned="8" table:number-matrix-rows-spanned="8" table:formula="of:=MMULT([.AP3:.AW10];MMULT([.I3:.P10];[.AP3:.AW10]))" office:value-type="float" office:value="0.0279702381991409" calcext:value-type="float">
            <text:p>0.0279702381991409</text:p>
          </table:table-cell>
          <table:table-cell office:value-type="float" office:value="0.000245452910492186" calcext:value-type="float">
            <text:p>0.000245452910492186</text:p>
          </table:table-cell>
          <table:table-cell office:value-type="float" office:value="0.0000985793261007931" calcext:value-type="float">
            <text:p>9.85793261007931E-05</text:p>
          </table:table-cell>
          <table:table-cell office:value-type="float" office:value="0.000118616741660389" calcext:value-type="float">
            <text:p>0.000118616741660389</text:p>
          </table:table-cell>
          <table:table-cell office:value-type="float" office:value="0.0000940681748104884" calcext:value-type="float">
            <text:p>9.40681748104884E-05</text:p>
          </table:table-cell>
          <table:table-cell office:value-type="float" office:value="0.0000777528355943667" calcext:value-type="float">
            <text:p>7.77528355943667E-05</text:p>
          </table:table-cell>
          <table:table-cell office:value-type="float" office:value="0.0000516259928580312" calcext:value-type="float">
            <text:p>5.16259928580312E-05</text:p>
          </table:table-cell>
          <table:table-cell office:value-type="float" office:value="0.000031398140177269" calcext:value-type="float">
            <text:p>3.1398140177269E-05</text:p>
          </table:table-cell>
          <table:table-cell office:value-type="string" calcext:value-type="string">
            <text:p>W^-1</text:p>
          </table:table-cell>
          <table:table-cell table:number-matrix-columns-spanned="8" table:number-matrix-rows-spanned="8" table:formula="of:=MINVERSE([.AY3:.BF10])" office:value-type="float" office:value="35.8887107738658" calcext:value-type="float">
            <text:p>35.8887107738658</text:p>
          </table:table-cell>
          <table:table-cell office:value-type="float" office:value="-0.0328612167208103" calcext:value-type="float">
            <text:p>-0.0328612167208103</text:p>
          </table:table-cell>
          <table:table-cell office:value-type="float" office:value="-0.426721774865758" calcext:value-type="float">
            <text:p>-0.426721774865758</text:p>
          </table:table-cell>
          <table:table-cell office:value-type="float" office:value="-4.02261261737399" calcext:value-type="float">
            <text:p>-4.02261261737399</text:p>
          </table:table-cell>
          <table:table-cell office:value-type="float" office:value="-19.7516482692989" calcext:value-type="float">
            <text:p>-19.7516482692989</text:p>
          </table:table-cell>
          <table:table-cell office:value-type="float" office:value="-16.2315361272134" calcext:value-type="float">
            <text:p>-16.2315361272134</text:p>
          </table:table-cell>
          <table:table-cell office:value-type="float" office:value="-3.17139278855422" calcext:value-type="float">
            <text:p>-3.17139278855422</text:p>
          </table:table-cell>
          <table:table-cell office:value-type="float" office:value="-0.150716366200479" calcext:value-type="float">
            <text:p>-0.150716366200479</text:p>
          </table:table-cell>
          <table:table-cell office:value-type="string" calcext:value-type="string">
            <text:p>XW-1X</text:p>
          </table:table-cell>
          <table:table-cell table:number-matrix-columns-spanned="2" table:number-matrix-rows-spanned="2" table:formula="of:=MMULT(TRANSPOSE([.$E3:.$F10]);MMULT([.BH3:.BO10];[.$E3:.$F10]))" office:value-type="float" office:value="15585.3245402381" calcext:value-type="float">
            <text:p>15585.3245402381</text:p>
          </table:table-cell>
          <table:table-cell office:value-type="float" office:value="75241.547673701" calcext:value-type="float">
            <text:p>75241.547673701</text:p>
          </table:table-cell>
          <table:table-cell office:value-type="string" calcext:value-type="string">
            <text:p>X’W-1Y</text:p>
          </table:table-cell>
          <table:table-cell table:number-matrix-columns-spanned="1" table:number-matrix-rows-spanned="2" table:formula="of:=MMULT(TRANSPOSE([.$E3:.$F10]);MMULT([.BH3:.BO10];[.$D3:.$D10]))" office:value-type="float" office:value="11304.7904036635" calcext:value-type="float">
            <text:p>11304.7904036635</text:p>
          </table:table-cell>
          <table:table-cell office:value-type="string" calcext:value-type="string">
            <text:p>est</text:p>
          </table:table-cell>
          <table:table-cell table:number-matrix-columns-spanned="1" table:number-matrix-rows-spanned="2" table:formula="of:=MMULT(MINVERSE([.BQ3:.BR4]);[.BT3:.BT4])" office:value-type="float" office:value="0.555551261322961" calcext:value-type="float">
            <text:p>0.555551261322961</text:p>
          </table:table-cell>
          <table:table-cell office:value-type="string" calcext:value-type="string">
            <text:p>var est</text:p>
          </table:table-cell>
          <table:table-cell table:number-matrix-columns-spanned="2" table:number-matrix-rows-spanned="2" table:formula="of:=MINVERSE([.BQ3:.BR4])" office:value-type="float" office:value="0.00095330091530878" calcext:value-type="float">
            <text:p>0.00095330091530878</text:p>
          </table:table-cell>
          <table:table-cell office:value-type="float" office:value="-0.000184173566042115" calcext:value-type="float">
            <text:p>-0.00018417356604211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i</text:p>
          </table:table-cell>
          <table:table-cell table:number-columns-repeated="2"/>
          <table:table-cell table:formula="of:=1-[.D3]" office:value-type="float" office:value="0.464173516374557" calcext:value-type="float">
            <text:p>0.464173516374557</text:p>
          </table:table-cell>
          <table:table-cell table:formula="of:=1-([.$BV$3]+[.$F3]*[.$BV$4])" office:value-type="float" office:value="0.444448738677039" calcext:value-type="float">
            <text:p>0.444448738677039</text:p>
          </table:table-cell>
          <table:table-cell/>
        </table:table-row>
        <table:table-row table:style-name="ro1">
          <table:table-cell table:formula="of:=[$HospNew.A4]" office:value-type="string" office:string-value="Immunityboost_062-122" calcext:value-type="string">
            <text:p>Immunityboost_062-122</text:p>
          </table:table-cell>
          <table:table-cell table:formula="of:=[$HospNewVar.A4]" office:value-type="string" office:string-value="Immunityboost_062-122" calcext:value-type="string">
            <text:p>Immunityboost_062-122</text:p>
          </table:table-cell>
          <table:table-cell table:formula="of:=[$HospNew.B4]" office:value-type="float" office:value="-0.991150217650056" calcext:value-type="float">
            <text:p>-0.991150217650056</text:p>
          </table:table-cell>
          <table:table-cell table:formula="of:=EXP([.C4])" office:value-type="float" office:value="0.37114954265757" calcext:value-type="float">
            <text:p>0.37114954265757</text:p>
          </table:table-cell>
          <table:table-cell office:value-type="float" office:value="1" calcext:value-type="float">
            <text:p>1</text:p>
          </table:table-cell>
          <table:table-cell table:formula="of:=[.F3]+1" office:value-type="float" office:value="1" calcext:value-type="float">
            <text:p>1</text:p>
          </table:table-cell>
          <table:table-cell table:number-columns-repeated="2"/>
          <table:table-cell table:formula="of:=[$HospNewVar.C4]" office:value-type="float" office:value="0.000396901252873806" calcext:value-type="float">
            <text:p>0.000396901252873806</text:p>
          </table:table-cell>
          <table:table-cell table:formula="of:=[$HospNewVar.D4]" office:value-type="float" office:value="0.0913265684278792" calcext:value-type="float">
            <text:p>0.0913265684278792</text:p>
          </table:table-cell>
          <table:table-cell table:formula="of:=[$HospNewVar.E4]" office:value-type="float" office:value="0.000447711091513419" calcext:value-type="float">
            <text:p>0.000447711091513419</text:p>
          </table:table-cell>
          <table:table-cell table:formula="of:=[$HospNewVar.F4]" office:value-type="float" office:value="0.000437197750346562" calcext:value-type="float">
            <text:p>0.000437197750346562</text:p>
          </table:table-cell>
          <table:table-cell table:formula="of:=[$HospNewVar.G4]" office:value-type="float" office:value="0.000396004726627991" calcext:value-type="float">
            <text:p>0.000396004726627991</text:p>
          </table:table-cell>
          <table:table-cell table:formula="of:=[$HospNewVar.H4]" office:value-type="float" office:value="0.000374902823546136" calcext:value-type="float">
            <text:p>0.000374902823546136</text:p>
          </table:table-cell>
          <table:table-cell table:formula="of:=[$HospNewVar.I4]" office:value-type="float" office:value="0.000379060914890849" calcext:value-type="float">
            <text:p>0.000379060914890849</text:p>
          </table:table-cell>
          <table:table-cell table:formula="of:=[$HospNewVar.J4]" office:value-type="float" office:value="0.000355523631772943" calcext:value-type="float">
            <text:p>0.000355523631772943</text:p>
          </table:table-cell>
          <table:table-cell/>
          <table:table-cell office:value-type="float" office:value="-0.0203221361183304" calcext:value-type="float">
            <text:p>-0.0203221361183304</text:p>
          </table:table-cell>
          <table:table-cell office:value-type="float" office:value="10.9811957509641" calcext:value-type="float">
            <text:p>10.9811957509641</text:p>
          </table:table-cell>
          <table:table-cell office:value-type="float" office:value="-0.103376635589505" calcext:value-type="float">
            <text:p>-0.103376635589505</text:p>
          </table:table-cell>
          <table:table-cell office:value-type="float" office:value="-1.11217257341723" calcext:value-type="float">
            <text:p>-1.11217257341723</text:p>
          </table:table-cell>
          <table:table-cell office:value-type="float" office:value="-3.01155657276448" calcext:value-type="float">
            <text:p>-3.01155657276448</text:p>
          </table:table-cell>
          <table:table-cell office:value-type="float" office:value="-2.1527575459311" calcext:value-type="float">
            <text:p>-2.1527575459311</text:p>
          </table:table-cell>
          <table:table-cell office:value-type="float" office:value="-0.849016573412139" calcext:value-type="float">
            <text:p>-0.849016573412139</text:p>
          </table:table-cell>
          <table:table-cell office:value-type="float" office:value="-0.0361229344357395" calcext:value-type="float">
            <text:p>-0.0361229344357395</text:p>
          </table:table-cell>
          <table:table-cell/>
          <table:table-cell office:value-type="float" office:value="7506.05092303984" calcext:value-type="float">
            <text:p>7506.05092303984</text:p>
          </table:table-cell>
          <table:table-cell office:value-type="float" office:value="36560.8686034454" calcext:value-type="float">
            <text:p>36560.8686034454</text:p>
          </table:table-cell>
          <table:table-cell/>
          <table:table-cell office:value-type="float" office:value="-2400.89895689237" calcext:value-type="float">
            <text:p>-2400.89895689237</text:p>
          </table:table-cell>
          <table:table-cell/>
          <table:table-cell office:value-type="float" office:value="0.0594838470037801" calcext:value-type="float">
            <text:p>0.0594838470037801</text:p>
          </table:table-cell>
          <table:table-cell/>
          <table:table-cell office:value-type="float" office:value="-0.00135075176613758" calcext:value-type="float">
            <text:p>-0.00135075176613758</text:p>
          </table:table-cell>
          <table:table-cell office:value-type="float" office:value="0.000304664849783272" calcext:value-type="float">
            <text:p>0.000304664849783272</text:p>
          </table:table-cell>
          <table:table-cell/>
          <table:table-cell table:formula="of:=[.AF4]" office:value-type="float" office:value="0.0594838470037801" calcext:value-type="float">
            <text:p>0.0594838470037801</text:p>
          </table:table-cell>
          <table:table-cell table:formula="of:=[.AK4]-1.96*SQRT([.AI4])" office:value-type="float" office:value="0.0252727305804971" calcext:value-type="float">
            <text:p>0.0252727305804971</text:p>
          </table:table-cell>
          <table:table-cell table:formula="of:=[.AK4]+1.96*SQRT([.AI4])" office:value-type="float" office:value="0.093694963427063" calcext:value-type="float">
            <text:p>0.0936949634270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C4]" office:value-type="float" office:value="-0.991150217650056" calcext:value-type="float">
            <text:p>-0.99115021765005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000245452910492186" calcext:value-type="float">
            <text:p>0.000245452910492186</text:p>
          </table:table-cell>
          <table:table-cell office:value-type="float" office:value="0.0897172804945042" calcext:value-type="float">
            <text:p>0.0897172804945042</text:p>
          </table:table-cell>
          <table:table-cell office:value-type="float" office:value="0.000169880885124743" calcext:value-type="float">
            <text:p>0.000169880885124743</text:p>
          </table:table-cell>
          <table:table-cell office:value-type="float" office:value="0.0001988389218948" calcext:value-type="float">
            <text:p>0.0001988389218948</text:p>
          </table:table-cell>
          <table:table-cell office:value-type="float" office:value="0.000139821015167188" calcext:value-type="float">
            <text:p>0.000139821015167188</text:p>
          </table:table-cell>
          <table:table-cell office:value-type="float" office:value="0.000116154974114307" calcext:value-type="float">
            <text:p>0.000116154974114307</text:p>
          </table:table-cell>
          <table:table-cell office:value-type="float" office:value="0.00010438937260815" calcext:value-type="float">
            <text:p>0.00010438937260815</text:p>
          </table:table-cell>
          <table:table-cell office:value-type="float" office:value="0.0000683191368570841" calcext:value-type="float">
            <text:p>6.83191368570841E-05</text:p>
          </table:table-cell>
          <table:table-cell/>
          <table:table-cell office:value-type="float" office:value="-0.0328612167208103" calcext:value-type="float">
            <text:p>-0.0328612167208103</text:p>
          </table:table-cell>
          <table:table-cell office:value-type="float" office:value="11.1781690176375" calcext:value-type="float">
            <text:p>11.1781690176375</text:p>
          </table:table-cell>
          <table:table-cell office:value-type="float" office:value="-0.272443049274066" calcext:value-type="float">
            <text:p>-0.272443049274066</text:p>
          </table:table-cell>
          <table:table-cell office:value-type="float" office:value="-2.4453931979797" calcext:value-type="float">
            <text:p>-2.4453931979797</text:p>
          </table:table-cell>
          <table:table-cell office:value-type="float" office:value="-8.52940908701253" calcext:value-type="float">
            <text:p>-8.52940908701253</text:p>
          </table:table-cell>
          <table:table-cell office:value-type="float" office:value="-6.94825932796979" calcext:value-type="float">
            <text:p>-6.94825932796979</text:p>
          </table:table-cell>
          <table:table-cell office:value-type="float" office:value="-3.08296707829791" calcext:value-type="float">
            <text:p>-3.08296707829791</text:p>
          </table:table-cell>
          <table:table-cell office:value-type="float" office:value="-0.187978909448976" calcext:value-type="float">
            <text:p>-0.187978909448976</text:p>
          </table:table-cell>
          <table:table-cell/>
          <table:table-cell office:value-type="float" office:value="75241.547673701" calcext:value-type="float">
            <text:p>75241.547673701</text:p>
          </table:table-cell>
          <table:table-cell office:value-type="float" office:value="389457.823986457" calcext:value-type="float">
            <text:p>389457.823986457</text:p>
          </table:table-cell>
          <table:table-cell/>
          <table:table-cell office:value-type="float" office:value="55498.2780510751" calcext:value-type="float">
            <text:p>55498.2780510751</text:p>
          </table:table-cell>
          <table:table-cell/>
          <table:table-cell office:value-type="float" office:value="0.0351713086589194" calcext:value-type="float">
            <text:p>0.0351713086589194</text:p>
          </table:table-cell>
          <table:table-cell/>
          <table:table-cell office:value-type="float" office:value="-0.000184173566042115" calcext:value-type="float">
            <text:p>-0.000184173566042115</text:p>
          </table:table-cell>
          <table:table-cell office:value-type="float" office:value="0.0000381491993087036" calcext:value-type="float">
            <text:p>3.81491993087036E-05</text:p>
          </table:table-cell>
          <table:table-cell/>
          <table:table-cell table:formula="of:=[.BV4]" office:value-type="float" office:value="0.0351713086589194" calcext:value-type="float">
            <text:p>0.0351713086589194</text:p>
          </table:table-cell>
          <table:table-cell table:formula="of:=[.CA4]-1.96*SQRT([.BY4])" office:value-type="float" office:value="0.0230653611923096" calcext:value-type="float">
            <text:p>0.0230653611923096</text:p>
          </table:table-cell>
          <table:table-cell table:formula="of:=[.CA4]+1.96*SQRT([.BY4])" office:value-type="float" office:value="0.0472772561255292" calcext:value-type="float">
            <text:p>0.0472772561255292</text:p>
          </table:table-cell>
          <table:table-cell/>
          <table:table-cell table:formula="of:=1-[.D4]" office:value-type="float" office:value="0.62885045734243" calcext:value-type="float">
            <text:p>0.62885045734243</text:p>
          </table:table-cell>
          <table:table-cell table:formula="of:=1-([.$BV$3]+[.$F4]*[.$BV$4])" office:value-type="float" office:value="0.40927743001812" calcext:value-type="float">
            <text:p>0.40927743001812</text:p>
          </table:table-cell>
          <table:table-cell/>
        </table:table-row>
        <table:table-row table:style-name="ro1">
          <table:table-cell table:formula="of:=[$HospNew.A5]" office:value-type="string" office:string-value="Immunityboost_123-183" calcext:value-type="string">
            <text:p>Immunityboost_123-183</text:p>
          </table:table-cell>
          <table:table-cell table:formula="of:=[$HospNewVar.A5]" office:value-type="string" office:string-value="Immunityboost_123-183" calcext:value-type="string">
            <text:p>Immunityboost_123-183</text:p>
          </table:table-cell>
          <table:table-cell table:formula="of:=[$HospNew.B5]" office:value-type="float" office:value="-0.382831073140452" calcext:value-type="float">
            <text:p>-0.382831073140452</text:p>
          </table:table-cell>
          <table:table-cell table:formula="of:=EXP([.C5])" office:value-type="float" office:value="0.681928085526617" calcext:value-type="float">
            <text:p>0.681928085526617</text:p>
          </table:table-cell>
          <table:table-cell office:value-type="float" office:value="1" calcext:value-type="float">
            <text:p>1</text:p>
          </table:table-cell>
          <table:table-cell table:formula="of:=[.F4]+1" office:value-type="float" office:value="2" calcext:value-type="float">
            <text:p>2</text:p>
          </table:table-cell>
          <table:table-cell table:number-columns-repeated="2"/>
          <table:table-cell table:formula="of:=[$HospNewVar.C5]" office:value-type="float" office:value="0.000412698061053984" calcext:value-type="float">
            <text:p>0.000412698061053984</text:p>
          </table:table-cell>
          <table:table-cell table:formula="of:=[$HospNewVar.D5]" office:value-type="float" office:value="0.000447711091513419" calcext:value-type="float">
            <text:p>0.000447711091513419</text:p>
          </table:table-cell>
          <table:table-cell table:formula="of:=[$HospNewVar.E5]" office:value-type="float" office:value="0.0188813234632784" calcext:value-type="float">
            <text:p>0.0188813234632784</text:p>
          </table:table-cell>
          <table:table-cell table:formula="of:=[$HospNewVar.F5]" office:value-type="float" office:value="0.000659960882000171" calcext:value-type="float">
            <text:p>0.000659960882000171</text:p>
          </table:table-cell>
          <table:table-cell table:formula="of:=[$HospNewVar.G5]" office:value-type="float" office:value="0.000446925650302197" calcext:value-type="float">
            <text:p>0.000446925650302197</text:p>
          </table:table-cell>
          <table:table-cell table:formula="of:=[$HospNewVar.H5]" office:value-type="float" office:value="0.00030707359972582" calcext:value-type="float">
            <text:p>0.00030707359972582</text:p>
          </table:table-cell>
          <table:table-cell table:formula="of:=[$HospNewVar.I5]" office:value-type="float" office:value="0.00024380830288371" calcext:value-type="float">
            <text:p>0.00024380830288371</text:p>
          </table:table-cell>
          <table:table-cell table:formula="of:=[$HospNewVar.J5]" office:value-type="float" office:value="0.000225451325791941" calcext:value-type="float">
            <text:p>0.000225451325791941</text:p>
          </table:table-cell>
          <table:table-cell/>
          <table:table-cell office:value-type="float" office:value="-0.101929107423886" calcext:value-type="float">
            <text:p>-0.101929107423886</text:p>
          </table:table-cell>
          <table:table-cell office:value-type="float" office:value="-0.103376635589505" calcext:value-type="float">
            <text:p>-0.103376635589505</text:p>
          </table:table-cell>
          <table:table-cell office:value-type="float" office:value="53.892950530704" calcext:value-type="float">
            <text:p>53.892950530704</text:p>
          </table:table-cell>
          <table:table-cell office:value-type="float" office:value="-11.3454676391775" calcext:value-type="float">
            <text:p>-11.3454676391775</text:p>
          </table:table-cell>
          <table:table-cell office:value-type="float" office:value="-17.6350552872985" calcext:value-type="float">
            <text:p>-17.6350552872985</text:p>
          </table:table-cell>
          <table:table-cell office:value-type="float" office:value="-5.67642417571482" calcext:value-type="float">
            <text:p>-5.67642417571482</text:p>
          </table:table-cell>
          <table:table-cell office:value-type="float" office:value="-1.45374538636319" calcext:value-type="float">
            <text:p>-1.45374538636319</text:p>
          </table:table-cell>
          <table:table-cell office:value-type="float" office:value="-0.0676153326913478" calcext:value-type="float">
            <text:p>-0.0676153326913478</text:p>
          </table:table-cell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table:formula="of:=[.$C5]" office:value-type="float" office:value="-0.382831073140452" calcext:value-type="float">
            <text:p>-0.38283107314045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0000985793261007932" calcext:value-type="float">
            <text:p>9.85793261007932E-05</text:p>
          </table:table-cell>
          <table:table-cell office:value-type="float" office:value="0.000169880885124743" calcext:value-type="float">
            <text:p>0.000169880885124743</text:p>
          </table:table-cell>
          <table:table-cell office:value-type="float" office:value="0.00276723979129725" calcext:value-type="float">
            <text:p>0.00276723979129725</text:p>
          </table:table-cell>
          <table:table-cell office:value-type="float" office:value="0.000115933614323114" calcext:value-type="float">
            <text:p>0.000115933614323114</text:p>
          </table:table-cell>
          <table:table-cell office:value-type="float" office:value="0.0000609501897841974" calcext:value-type="float">
            <text:p>6.09501897841974E-05</text:p>
          </table:table-cell>
          <table:table-cell office:value-type="float" office:value="0.0000367476254612843" calcext:value-type="float">
            <text:p>3.67476254612843E-05</text:p>
          </table:table-cell>
          <table:table-cell office:value-type="float" office:value="0.0000259336396801265" calcext:value-type="float">
            <text:p>2.59336396801265E-05</text:p>
          </table:table-cell>
          <table:table-cell office:value-type="float" office:value="0.0000167337929393713" calcext:value-type="float">
            <text:p>1.67337929393713E-05</text:p>
          </table:table-cell>
          <table:table-cell/>
          <table:table-cell office:value-type="float" office:value="-0.426721774865759" calcext:value-type="float">
            <text:p>-0.426721774865759</text:p>
          </table:table-cell>
          <table:table-cell office:value-type="float" office:value="-0.272443049274066" calcext:value-type="float">
            <text:p>-0.272443049274066</text:p>
          </table:table-cell>
          <table:table-cell office:value-type="float" office:value="367.72029462747" calcext:value-type="float">
            <text:p>367.72029462747</text:p>
          </table:table-cell>
          <table:table-cell office:value-type="float" office:value="-64.5849340035904" calcext:value-type="float">
            <text:p>-64.5849340035904</text:p>
          </table:table-cell>
          <table:table-cell office:value-type="float" office:value="-129.311468599144" calcext:value-type="float">
            <text:p>-129.311468599144</text:p>
          </table:table-cell>
          <table:table-cell office:value-type="float" office:value="-47.4338132961504" calcext:value-type="float">
            <text:p>-47.4338132961504</text:p>
          </table:table-cell>
          <table:table-cell office:value-type="float" office:value="-13.6670054742005" calcext:value-type="float">
            <text:p>-13.6670054742005</text:p>
          </table:table-cell>
          <table:table-cell office:value-type="float" office:value="-0.910968986789691" calcext:value-type="float">
            <text:p>-0.910968986789691</text:p>
          </table:table-cell>
          <table:table-cell table:number-columns-repeated="15"/>
          <table:table-cell table:formula="of:=1-[.D5]" office:value-type="float" office:value="0.318071914473383" calcext:value-type="float">
            <text:p>0.318071914473383</text:p>
          </table:table-cell>
          <table:table-cell table:formula="of:=1-([.$BV$3]+[.$F5]*[.$BV$4])" office:value-type="float" office:value="0.3741061213592" calcext:value-type="float">
            <text:p>0.3741061213592</text:p>
          </table:table-cell>
          <table:table-cell/>
        </table:table-row>
        <table:table-row table:style-name="ro1">
          <table:table-cell table:formula="of:=[$HospNew.A6]" office:value-type="string" office:string-value="Immunityboost_184-244" calcext:value-type="string">
            <text:p>Immunityboost_184-244</text:p>
          </table:table-cell>
          <table:table-cell table:formula="of:=[$HospNewVar.A6]" office:value-type="string" office:string-value="Immunityboost_184-244" calcext:value-type="string">
            <text:p>Immunityboost_184-244</text:p>
          </table:table-cell>
          <table:table-cell table:formula="of:=[$HospNew.B6]" office:value-type="float" office:value="-0.458864014645738" calcext:value-type="float">
            <text:p>-0.458864014645738</text:p>
          </table:table-cell>
          <table:table-cell table:formula="of:=EXP([.C6])" office:value-type="float" office:value="0.632001181960896" calcext:value-type="float">
            <text:p>0.632001181960896</text:p>
          </table:table-cell>
          <table:table-cell office:value-type="float" office:value="1" calcext:value-type="float">
            <text:p>1</text:p>
          </table:table-cell>
          <table:table-cell table:formula="of:=[.F5]+1" office:value-type="float" office:value="3" calcext:value-type="float">
            <text:p>3</text:p>
          </table:table-cell>
          <table:table-cell table:number-columns-repeated="2"/>
          <table:table-cell table:formula="of:=[$HospNewVar.C6]" office:value-type="float" office:value="0.000414300782779364" calcext:value-type="float">
            <text:p>0.000414300782779364</text:p>
          </table:table-cell>
          <table:table-cell table:formula="of:=[$HospNewVar.D6]" office:value-type="float" office:value="0.000437197750346562" calcext:value-type="float">
            <text:p>0.000437197750346562</text:p>
          </table:table-cell>
          <table:table-cell table:formula="of:=[$HospNewVar.E6]" office:value-type="float" office:value="0.000659960882000171" calcext:value-type="float">
            <text:p>0.000659960882000171</text:p>
          </table:table-cell>
          <table:table-cell table:formula="of:=[$HospNewVar.F6]" office:value-type="float" office:value="0.00219714016819454" calcext:value-type="float">
            <text:p>0.00219714016819454</text:p>
          </table:table-cell>
          <table:table-cell table:formula="of:=[$HospNewVar.G6]" office:value-type="float" office:value="0.000485715271104751" calcext:value-type="float">
            <text:p>0.000485715271104751</text:p>
          </table:table-cell>
          <table:table-cell table:formula="of:=[$HospNewVar.H6]" office:value-type="float" office:value="0.000293933358707347" calcext:value-type="float">
            <text:p>0.000293933358707347</text:p>
          </table:table-cell>
          <table:table-cell table:formula="of:=[$HospNewVar.I6]" office:value-type="float" office:value="0.000210447686746474" calcext:value-type="float">
            <text:p>0.000210447686746474</text:p>
          </table:table-cell>
          <table:table-cell table:formula="of:=[$HospNewVar.J6]" office:value-type="float" office:value="0.000180250690758936" calcext:value-type="float">
            <text:p>0.000180250690758936</text:p>
          </table:table-cell>
          <table:table-cell/>
          <table:table-cell office:value-type="float" office:value="-1.15169756241802" calcext:value-type="float">
            <text:p>-1.15169756241802</text:p>
          </table:table-cell>
          <table:table-cell office:value-type="float" office:value="-1.11217257341723" calcext:value-type="float">
            <text:p>-1.11217257341723</text:p>
          </table:table-cell>
          <table:table-cell office:value-type="float" office:value="-11.3454676391775" calcext:value-type="float">
            <text:p>-11.3454676391775</text:p>
          </table:table-cell>
          <table:table-cell office:value-type="float" office:value="521.731233859993" calcext:value-type="float">
            <text:p>521.731233859993</text:p>
          </table:table-cell>
          <table:table-cell office:value-type="float" office:value="-249.653816388239" calcext:value-type="float">
            <text:p>-249.653816388239</text:p>
          </table:table-cell>
          <table:table-cell office:value-type="float" office:value="-50.3929659623566" calcext:value-type="float">
            <text:p>-50.3929659623566</text:p>
          </table:table-cell>
          <table:table-cell office:value-type="float" office:value="-8.34293415059467" calcext:value-type="float">
            <text:p>-8.34293415059467</text:p>
          </table:table-cell>
          <table:table-cell office:value-type="float" office:value="-0.205832744307492" calcext:value-type="float">
            <text:p>-0.205832744307492</text:p>
          </table:table-cell>
          <table:table-cell table:number-columns-repeated="6"/>
          <table:table-cell office:value-type="string" calcext:value-type="string">
            <text:p>check</text:p>
          </table:table-cell>
          <table:table-cell table:number-columns-repeated="4"/>
          <table:table-cell office:value-type="string" calcext:value-type="string">
            <text:p>exp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$C6]" office:value-type="float" office:value="-0.458864014645738" calcext:value-type="float">
            <text:p>-0.4588640146457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00118616741660389" calcext:value-type="float">
            <text:p>0.000118616741660389</text:p>
          </table:table-cell>
          <table:table-cell office:value-type="float" office:value="0.0001988389218948" calcext:value-type="float">
            <text:p>0.0001988389218948</text:p>
          </table:table-cell>
          <table:table-cell office:value-type="float" office:value="0.000115933614323114" calcext:value-type="float">
            <text:p>0.000115933614323114</text:p>
          </table:table-cell>
          <table:table-cell office:value-type="float" office:value="0.00046262144938931" calcext:value-type="float">
            <text:p>0.00046262144938931</text:p>
          </table:table-cell>
          <table:table-cell office:value-type="float" office:value="0.0000793959517799107" calcext:value-type="float">
            <text:p>7.93959517799107E-05</text:p>
          </table:table-cell>
          <table:table-cell office:value-type="float" office:value="0.0000421611548387502" calcext:value-type="float">
            <text:p>4.21611548387502E-05</text:p>
          </table:table-cell>
          <table:table-cell office:value-type="float" office:value="0.0000268309442630552" calcext:value-type="float">
            <text:p>2.68309442630552E-05</text:p>
          </table:table-cell>
          <table:table-cell office:value-type="float" office:value="0.0000160359744137119" calcext:value-type="float">
            <text:p>1.60359744137119E-05</text:p>
          </table:table-cell>
          <table:table-cell/>
          <table:table-cell office:value-type="float" office:value="-4.02261261737399" calcext:value-type="float">
            <text:p>-4.02261261737399</text:p>
          </table:table-cell>
          <table:table-cell office:value-type="float" office:value="-2.4453931979797" calcext:value-type="float">
            <text:p>-2.4453931979797</text:p>
          </table:table-cell>
          <table:table-cell office:value-type="float" office:value="-64.5849340035904" calcext:value-type="float">
            <text:p>-64.5849340035904</text:p>
          </table:table-cell>
          <table:table-cell office:value-type="float" office:value="2477.87181599275" calcext:value-type="float">
            <text:p>2477.87181599275</text:p>
          </table:table-cell>
          <table:table-cell office:value-type="float" office:value="-1527.29035159739" calcext:value-type="float">
            <text:p>-1527.29035159739</text:p>
          </table:table-cell>
          <table:table-cell office:value-type="float" office:value="-351.322770858417" calcext:value-type="float">
            <text:p>-351.322770858417</text:p>
          </table:table-cell>
          <table:table-cell office:value-type="float" office:value="-65.4375476113368" calcext:value-type="float">
            <text:p>-65.4375476113368</text:p>
          </table:table-cell>
          <table:table-cell office:value-type="float" office:value="-2.31364140307611" calcext:value-type="float">
            <text:p>-2.31364140307611</text:p>
          </table:table-cell>
          <table:table-cell table:number-columns-repeated="6"/>
          <table:table-cell office:value-type="string" calcext:value-type="string">
            <text:p>check</text:p>
          </table:table-cell>
          <table:table-cell table:number-columns-repeated="4"/>
          <table:table-cell office:value-type="string" calcext:value-type="string">
            <text:p>exp</text:p>
          </table:table-cell>
          <table:table-cell table:number-columns-repeated="3"/>
          <table:table-cell table:formula="of:=1-[.D6]" office:value-type="float" office:value="0.367998818039104" calcext:value-type="float">
            <text:p>0.367998818039104</text:p>
          </table:table-cell>
          <table:table-cell table:formula="of:=1-([.$BV$3]+[.$F6]*[.$BV$4])" office:value-type="float" office:value="0.338934812700281" calcext:value-type="float">
            <text:p>0.338934812700281</text:p>
          </table:table-cell>
          <table:table-cell/>
        </table:table-row>
        <table:table-row table:style-name="ro1">
          <table:table-cell table:formula="of:=[$HospNew.A7]" office:value-type="string" office:string-value="Immunityboost_245-305" calcext:value-type="string">
            <text:p>Immunityboost_245-305</text:p>
          </table:table-cell>
          <table:table-cell table:formula="of:=[$HospNewVar.A7]" office:value-type="string" office:string-value="Immunityboost_245-305" calcext:value-type="string">
            <text:p>Immunityboost_245-305</text:p>
          </table:table-cell>
          <table:table-cell table:formula="of:=[$HospNew.B7]" office:value-type="float" office:value="-0.356231730588314" calcext:value-type="float">
            <text:p>-0.356231730588314</text:p>
          </table:table-cell>
          <table:table-cell table:formula="of:=EXP([.C7])" office:value-type="float" office:value="0.700310318108777" calcext:value-type="float">
            <text:p>0.700310318108777</text:p>
          </table:table-cell>
          <table:table-cell office:value-type="float" office:value="1" calcext:value-type="float">
            <text:p>1</text:p>
          </table:table-cell>
          <table:table-cell table:formula="of:=[.F6]+1" office:value-type="float" office:value="4" calcext:value-type="float">
            <text:p>4</text:p>
          </table:table-cell>
          <table:table-cell table:number-columns-repeated="2"/>
          <table:table-cell table:formula="of:=[$HospNewVar.C7]" office:value-type="float" office:value="0.000423217757010761" calcext:value-type="float">
            <text:p>0.000423217757010761</text:p>
          </table:table-cell>
          <table:table-cell table:formula="of:=[$HospNewVar.D7]" office:value-type="float" office:value="0.000396004726627991" calcext:value-type="float">
            <text:p>0.000396004726627991</text:p>
          </table:table-cell>
          <table:table-cell table:formula="of:=[$HospNewVar.E7]" office:value-type="float" office:value="0.000446925650302197" calcext:value-type="float">
            <text:p>0.000446925650302197</text:p>
          </table:table-cell>
          <table:table-cell table:formula="of:=[$HospNewVar.F7]" office:value-type="float" office:value="0.000485715271104751" calcext:value-type="float">
            <text:p>0.000485715271104751</text:p>
          </table:table-cell>
          <table:table-cell table:formula="of:=[$HospNewVar.G7]" office:value-type="float" office:value="0.000907656845788197" calcext:value-type="float">
            <text:p>0.000907656845788197</text:p>
          </table:table-cell>
          <table:table-cell table:formula="of:=[$HospNewVar.H7]" office:value-type="float" office:value="0.000370173173303575" calcext:value-type="float">
            <text:p>0.000370173173303575</text:p>
          </table:table-cell>
          <table:table-cell table:formula="of:=[$HospNewVar.I7]" office:value-type="float" office:value="0.000253391922218391" calcext:value-type="float">
            <text:p>0.000253391922218391</text:p>
          </table:table-cell>
          <table:table-cell table:formula="of:=[$HospNewVar.J7]" office:value-type="float" office:value="0.000224701734777944" calcext:value-type="float">
            <text:p>0.000224701734777944</text:p>
          </table:table-cell>
          <table:table-cell/>
          <table:table-cell office:value-type="float" office:value="-4.39017851073874" calcext:value-type="float">
            <text:p>-4.39017851073874</text:p>
          </table:table-cell>
          <table:table-cell office:value-type="float" office:value="-3.01155657276448" calcext:value-type="float">
            <text:p>-3.01155657276448</text:p>
          </table:table-cell>
          <table:table-cell office:value-type="float" office:value="-17.6350552872985" calcext:value-type="float">
            <text:p>-17.6350552872985</text:p>
          </table:table-cell>
          <table:table-cell office:value-type="float" office:value="-249.653816388239" calcext:value-type="float">
            <text:p>-249.653816388239</text:p>
          </table:table-cell>
          <table:table-cell office:value-type="float" office:value="1426.54601397664" calcext:value-type="float">
            <text:p>1426.54601397664</text:p>
          </table:table-cell>
          <table:table-cell office:value-type="float" office:value="-403.739564546404" calcext:value-type="float">
            <text:p>-403.739564546404</text:p>
          </table:table-cell>
          <table:table-cell office:value-type="float" office:value="-50.3046350901005" calcext:value-type="float">
            <text:p>-50.3046350901005</text:p>
          </table:table-cell>
          <table:table-cell office:value-type="float" office:value="-1.8739937126131" calcext:value-type="float">
            <text:p>-1.8739937126131</text:p>
          </table:table-cell>
          <table:table-cell table:number-columns-repeated="6"/>
          <table:table-cell table:formula="of:=[.AF3]-[.$C3]" office:value-type="float" office:value="0.0143460368408833" calcext:value-type="float">
            <text:p>0.0143460368408833</text:p>
          </table:table-cell>
          <table:table-cell table:number-columns-repeated="4"/>
          <table:table-cell table:formula="of:=EXP(-[.AK4])" office:value-type="float" office:value="0.942250753641167" calcext:value-type="float">
            <text:p>0.942250753641167</text:p>
          </table:table-cell>
          <table:table-cell table:formula="of:=EXP(-[.AM4])" office:value-type="float" office:value="0.910560474128952" calcext:value-type="float">
            <text:p>0.910560474128952</text:p>
          </table:table-cell>
          <table:table-cell table:formula="of:=EXP(-[.AL4])" office:value-type="float" office:value="0.975043951459299" calcext:value-type="float">
            <text:p>0.97504395145929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formula="of:=[.$C7]" office:value-type="float" office:value="-0.356231730588314" calcext:value-type="float">
            <text:p>-0.3562317305883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00940681748104884" calcext:value-type="float">
            <text:p>9.40681748104884E-05</text:p>
          </table:table-cell>
          <table:table-cell office:value-type="float" office:value="0.000139821015167188" calcext:value-type="float">
            <text:p>0.000139821015167188</text:p>
          </table:table-cell>
          <table:table-cell office:value-type="float" office:value="0.0000609501897841974" calcext:value-type="float">
            <text:p>6.09501897841974E-05</text:p>
          </table:table-cell>
          <table:table-cell office:value-type="float" office:value="0.0000793959517799107" calcext:value-type="float">
            <text:p>7.93959517799107E-05</text:p>
          </table:table-cell>
          <table:table-cell office:value-type="float" office:value="0.000115182603028799" calcext:value-type="float">
            <text:p>0.000115182603028799</text:p>
          </table:table-cell>
          <table:table-cell office:value-type="float" office:value="0.0000412208708911757" calcext:value-type="float">
            <text:p>4.12208708911757E-05</text:p>
          </table:table-cell>
          <table:table-cell office:value-type="float" office:value="0.0000250803254114727" calcext:value-type="float">
            <text:p>2.50803254114727E-05</text:p>
          </table:table-cell>
          <table:table-cell office:value-type="float" office:value="0.0000155193469569279" calcext:value-type="float">
            <text:p>1.55193469569279E-05</text:p>
          </table:table-cell>
          <table:table-cell/>
          <table:table-cell office:value-type="float" office:value="-19.7516482692989" calcext:value-type="float">
            <text:p>-19.7516482692989</text:p>
          </table:table-cell>
          <table:table-cell office:value-type="float" office:value="-8.52940908701253" calcext:value-type="float">
            <text:p>-8.52940908701253</text:p>
          </table:table-cell>
          <table:table-cell office:value-type="float" office:value="-129.311468599144" calcext:value-type="float">
            <text:p>-129.311468599144</text:p>
          </table:table-cell>
          <table:table-cell office:value-type="float" office:value="-1527.29035159739" calcext:value-type="float">
            <text:p>-1527.29035159739</text:p>
          </table:table-cell>
          <table:table-cell office:value-type="float" office:value="11241.4047032261" calcext:value-type="float">
            <text:p>11241.4047032261</text:p>
          </table:table-cell>
          <table:table-cell office:value-type="float" office:value="-3625.67681286763" calcext:value-type="float">
            <text:p>-3625.67681286763</text:p>
          </table:table-cell>
          <table:table-cell office:value-type="float" office:value="-508.238548457764" calcext:value-type="float">
            <text:p>-508.238548457764</text:p>
          </table:table-cell>
          <table:table-cell office:value-type="float" office:value="-27.1332060141325" calcext:value-type="float">
            <text:p>-27.1332060141325</text:p>
          </table:table-cell>
          <table:table-cell table:number-columns-repeated="6"/>
          <table:table-cell table:formula="of:=[.BV3]-[.$D3]" office:value-type="float" office:value="0.0197247776975183" calcext:value-type="float">
            <text:p>0.0197247776975183</text:p>
          </table:table-cell>
          <table:table-cell table:number-columns-repeated="4"/>
          <table:table-cell table:formula="of:=EXP(-[.CA4])" office:value-type="float" office:value="0.965440013856498" calcext:value-type="float">
            <text:p>0.965440013856498</text:p>
          </table:table-cell>
          <table:table-cell table:formula="of:=EXP(-[.CC4])" office:value-type="float" office:value="0.953822907682517" calcext:value-type="float">
            <text:p>0.953822907682517</text:p>
          </table:table-cell>
          <table:table-cell table:formula="of:=EXP(-[.CB4])" office:value-type="float" office:value="0.977198610819567" calcext:value-type="float">
            <text:p>0.977198610819567</text:p>
          </table:table-cell>
          <table:table-cell/>
          <table:table-cell table:formula="of:=1-[.D7]" office:value-type="float" office:value="0.299689681891223" calcext:value-type="float">
            <text:p>0.299689681891223</text:p>
          </table:table-cell>
          <table:table-cell table:formula="of:=1-([.$BV$3]+[.$F7]*[.$BV$4])" office:value-type="float" office:value="0.303763504041362" calcext:value-type="float">
            <text:p>0.303763504041362</text:p>
          </table:table-cell>
          <table:table-cell/>
        </table:table-row>
        <table:table-row table:style-name="ro1">
          <table:table-cell table:formula="of:=[$HospNew.A8]" office:value-type="string" office:string-value="Immunityboost_306-366" calcext:value-type="string">
            <text:p>Immunityboost_306-366</text:p>
          </table:table-cell>
          <table:table-cell table:formula="of:=[$HospNewVar.A8]" office:value-type="string" office:string-value="Immunityboost_306-366" calcext:value-type="string">
            <text:p>Immunityboost_306-366</text:p>
          </table:table-cell>
          <table:table-cell table:formula="of:=[$HospNew.B8]" office:value-type="float" office:value="-0.312593267696056" calcext:value-type="float">
            <text:p>-0.312593267696056</text:p>
          </table:table-cell>
          <table:table-cell table:formula="of:=EXP([.C8])" office:value-type="float" office:value="0.731547396024545" calcext:value-type="float">
            <text:p>0.731547396024545</text:p>
          </table:table-cell>
          <table:table-cell office:value-type="float" office:value="1" calcext:value-type="float">
            <text:p>1</text:p>
          </table:table-cell>
          <table:table-cell table:formula="of:=[.F7]+1" office:value-type="float" office:value="5" calcext:value-type="float">
            <text:p>5</text:p>
          </table:table-cell>
          <table:table-cell table:number-columns-repeated="2"/>
          <table:table-cell table:formula="of:=[$HospNewVar.C8]" office:value-type="float" office:value="0.000398648725831528" calcext:value-type="float">
            <text:p>0.000398648725831528</text:p>
          </table:table-cell>
          <table:table-cell table:formula="of:=[$HospNewVar.D8]" office:value-type="float" office:value="0.000374902823546136" calcext:value-type="float">
            <text:p>0.000374902823546136</text:p>
          </table:table-cell>
          <table:table-cell table:formula="of:=[$HospNewVar.E8]" office:value-type="float" office:value="0.00030707359972582" calcext:value-type="float">
            <text:p>0.00030707359972582</text:p>
          </table:table-cell>
          <table:table-cell table:formula="of:=[$HospNewVar.F8]" office:value-type="float" office:value="0.000293933358707347" calcext:value-type="float">
            <text:p>0.000293933358707347</text:p>
          </table:table-cell>
          <table:table-cell table:formula="of:=[$HospNewVar.G8]" office:value-type="float" office:value="0.000370173173303575" calcext:value-type="float">
            <text:p>0.000370173173303575</text:p>
          </table:table-cell>
          <table:table-cell table:formula="of:=[$HospNewVar.H8]" office:value-type="float" office:value="0.00105126425652486" calcext:value-type="float">
            <text:p>0.00105126425652486</text:p>
          </table:table-cell>
          <table:table-cell table:formula="of:=[$HospNewVar.I8]" office:value-type="float" office:value="0.000422761692383333" calcext:value-type="float">
            <text:p>0.000422761692383333</text:p>
          </table:table-cell>
          <table:table-cell table:formula="of:=[$HospNewVar.J8]" office:value-type="float" office:value="0.000367767634055108" calcext:value-type="float">
            <text:p>0.000367767634055108</text:p>
          </table:table-cell>
          <table:table-cell/>
          <table:table-cell office:value-type="float" office:value="-3.1658146086151" calcext:value-type="float">
            <text:p>-3.1658146086151</text:p>
          </table:table-cell>
          <table:table-cell office:value-type="float" office:value="-2.1527575459311" calcext:value-type="float">
            <text:p>-2.1527575459311</text:p>
          </table:table-cell>
          <table:table-cell office:value-type="float" office:value="-5.67642417571482" calcext:value-type="float">
            <text:p>-5.67642417571482</text:p>
          </table:table-cell>
          <table:table-cell office:value-type="float" office:value="-50.3929659623566" calcext:value-type="float">
            <text:p>-50.3929659623566</text:p>
          </table:table-cell>
          <table:table-cell office:value-type="float" office:value="-403.739564546404" calcext:value-type="float">
            <text:p>-403.739564546404</text:p>
          </table:table-cell>
          <table:table-cell office:value-type="float" office:value="1171.21995261054" calcext:value-type="float">
            <text:p>1171.21995261054</text:p>
          </table:table-cell>
          <table:table-cell office:value-type="float" office:value="-145.239678172341" calcext:value-type="float">
            <text:p>-145.239678172341</text:p>
          </table:table-cell>
          <table:table-cell office:value-type="float" office:value="-4.84536433720845" calcext:value-type="float">
            <text:p>-4.84536433720845</text:p>
          </table:table-cell>
          <table:table-cell table:number-columns-repeated="16"/>
          <table:table-cell table:number-columns-repeated="5" office:value-type="float" office:value="0" calcext:value-type="float">
            <text:p>0</text:p>
          </table:table-cell>
          <table:table-cell table:formula="of:=[.$C8]" office:value-type="float" office:value="-0.312593267696056" calcext:value-type="float">
            <text:p>-0.3125932676960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0777528355943667" calcext:value-type="float">
            <text:p>7.77528355943667E-05</text:p>
          </table:table-cell>
          <table:table-cell office:value-type="float" office:value="0.000116154974114307" calcext:value-type="float">
            <text:p>0.000116154974114307</text:p>
          </table:table-cell>
          <table:table-cell office:value-type="float" office:value="0.0000367476254612843" calcext:value-type="float">
            <text:p>3.67476254612843E-05</text:p>
          </table:table-cell>
          <table:table-cell office:value-type="float" office:value="0.0000421611548387502" calcext:value-type="float">
            <text:p>4.21611548387502E-05</text:p>
          </table:table-cell>
          <table:table-cell office:value-type="float" office:value="0.0000412208708911757" calcext:value-type="float">
            <text:p>4.12208708911757E-05</text:p>
          </table:table-cell>
          <table:table-cell office:value-type="float" office:value="0.00010272381481803" calcext:value-type="float">
            <text:p>0.00010272381481803</text:p>
          </table:table-cell>
          <table:table-cell office:value-type="float" office:value="0.0000367183408059528" calcext:value-type="float">
            <text:p>3.67183408059528E-05</text:p>
          </table:table-cell>
          <table:table-cell office:value-type="float" office:value="0.0000222888439028759" calcext:value-type="float">
            <text:p>2.22888439028759E-05</text:p>
          </table:table-cell>
          <table:table-cell/>
          <table:table-cell office:value-type="float" office:value="-16.2315361272134" calcext:value-type="float">
            <text:p>-16.2315361272134</text:p>
          </table:table-cell>
          <table:table-cell office:value-type="float" office:value="-6.94825932796979" calcext:value-type="float">
            <text:p>-6.94825932796979</text:p>
          </table:table-cell>
          <table:table-cell office:value-type="float" office:value="-47.4338132961504" calcext:value-type="float">
            <text:p>-47.4338132961504</text:p>
          </table:table-cell>
          <table:table-cell office:value-type="float" office:value="-351.322770858417" calcext:value-type="float">
            <text:p>-351.322770858417</text:p>
          </table:table-cell>
          <table:table-cell office:value-type="float" office:value="-3625.67681286763" calcext:value-type="float">
            <text:p>-3625.67681286763</text:p>
          </table:table-cell>
          <table:table-cell office:value-type="float" office:value="11986.1365632625" calcext:value-type="float">
            <text:p>11986.1365632625</text:p>
          </table:table-cell>
          <table:table-cell office:value-type="float" office:value="-1672.23711087171" calcext:value-type="float">
            <text:p>-1672.23711087171</text:p>
          </table:table-cell>
          <table:table-cell office:value-type="float" office:value="-79.9488832258468" calcext:value-type="float">
            <text:p>-79.9488832258468</text:p>
          </table:table-cell>
          <table:table-cell table:number-columns-repeated="15"/>
          <table:table-cell table:formula="of:=1-[.D8]" office:value-type="float" office:value="0.268452603975455" calcext:value-type="float">
            <text:p>0.268452603975455</text:p>
          </table:table-cell>
          <table:table-cell table:formula="of:=1-([.$BV$3]+[.$F8]*[.$BV$4])" office:value-type="float" office:value="0.268592195382442" calcext:value-type="float">
            <text:p>0.268592195382442</text:p>
          </table:table-cell>
          <table:table-cell/>
        </table:table-row>
        <table:table-row table:style-name="ro1">
          <table:table-cell table:formula="of:=[$HospNew.A9]" office:value-type="string" office:string-value="Immunityboost_367-427" calcext:value-type="string">
            <text:p>Immunityboost_367-427</text:p>
          </table:table-cell>
          <table:table-cell table:formula="of:=[$HospNewVar.A9]" office:value-type="string" office:string-value="Immunityboost_367-427" calcext:value-type="string">
            <text:p>Immunityboost_367-427</text:p>
          </table:table-cell>
          <table:table-cell table:formula="of:=[$HospNew.B9]" office:value-type="float" office:value="-0.277848336061777" calcext:value-type="float">
            <text:p>-0.277848336061777</text:p>
          </table:table-cell>
          <table:table-cell table:formula="of:=EXP([.C9])" office:value-type="float" office:value="0.757411684842782" calcext:value-type="float">
            <text:p>0.757411684842782</text:p>
          </table:table-cell>
          <table:table-cell office:value-type="float" office:value="1" calcext:value-type="float">
            <text:p>1</text:p>
          </table:table-cell>
          <table:table-cell table:formula="of:=[.F8]+1" office:value-type="float" office:value="6" calcext:value-type="float">
            <text:p>6</text:p>
          </table:table-cell>
          <table:table-cell table:number-columns-repeated="2"/>
          <table:table-cell table:formula="of:=[$HospNewVar.C9]" office:value-type="float" office:value="0.000297792928770503" calcext:value-type="float">
            <text:p>0.000297792928770503</text:p>
          </table:table-cell>
          <table:table-cell table:formula="of:=[$HospNewVar.D9]" office:value-type="float" office:value="0.000379060914890849" calcext:value-type="float">
            <text:p>0.000379060914890849</text:p>
          </table:table-cell>
          <table:table-cell table:formula="of:=[$HospNewVar.E9]" office:value-type="float" office:value="0.00024380830288371" calcext:value-type="float">
            <text:p>0.00024380830288371</text:p>
          </table:table-cell>
          <table:table-cell table:formula="of:=[$HospNewVar.F9]" office:value-type="float" office:value="0.000210447686746474" calcext:value-type="float">
            <text:p>0.000210447686746474</text:p>
          </table:table-cell>
          <table:table-cell table:formula="of:=[$HospNewVar.G9]" office:value-type="float" office:value="0.000253391922218391" calcext:value-type="float">
            <text:p>0.000253391922218391</text:p>
          </table:table-cell>
          <table:table-cell table:formula="of:=[$HospNewVar.H9]" office:value-type="float" office:value="0.000422761692383333" calcext:value-type="float">
            <text:p>0.000422761692383333</text:p>
          </table:table-cell>
          <table:table-cell table:formula="of:=[$HospNewVar.I9]" office:value-type="float" office:value="0.00257599967419602" calcext:value-type="float">
            <text:p>0.00257599967419602</text:p>
          </table:table-cell>
          <table:table-cell table:formula="of:=[$HospNewVar.J9]" office:value-type="float" office:value="0.00102312129212459" calcext:value-type="float">
            <text:p>0.00102312129212459</text:p>
          </table:table-cell>
          <table:table-cell/>
          <table:table-cell office:value-type="float" office:value="-0.549799157850687" calcext:value-type="float">
            <text:p>-0.549799157850687</text:p>
          </table:table-cell>
          <table:table-cell office:value-type="float" office:value="-0.849016573412139" calcext:value-type="float">
            <text:p>-0.849016573412139</text:p>
          </table:table-cell>
          <table:table-cell office:value-type="float" office:value="-1.45374538636319" calcext:value-type="float">
            <text:p>-1.45374538636319</text:p>
          </table:table-cell>
          <table:table-cell office:value-type="float" office:value="-8.34293415059466" calcext:value-type="float">
            <text:p>-8.34293415059466</text:p>
          </table:table-cell>
          <table:table-cell office:value-type="float" office:value="-50.3046350901005" calcext:value-type="float">
            <text:p>-50.3046350901005</text:p>
          </table:table-cell>
          <table:table-cell office:value-type="float" office:value="-145.239678172341" calcext:value-type="float">
            <text:p>-145.239678172341</text:p>
          </table:table-cell>
          <table:table-cell office:value-type="float" office:value="421.901167091094" calcext:value-type="float">
            <text:p>421.901167091094</text:p>
          </table:table-cell>
          <table:table-cell office:value-type="float" office:value="-9.84533019800987" calcext:value-type="float">
            <text:p>-9.84533019800987</text:p>
          </table:table-cell>
          <table:table-cell table:number-columns-repeated="11"/>
          <table:table-cell table:formula="of:=&quot;1-&quot;" office:value-type="string" office:string-value="1-" calcext:value-type="string">
            <text:p>1-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formula="of:=[.$C9]" office:value-type="float" office:value="-0.277848336061777" calcext:value-type="float">
            <text:p>-0.2778483360617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516259928580312" calcext:value-type="float">
            <text:p>5.16259928580312E-05</text:p>
          </table:table-cell>
          <table:table-cell office:value-type="float" office:value="0.00010438937260815" calcext:value-type="float">
            <text:p>0.00010438937260815</text:p>
          </table:table-cell>
          <table:table-cell office:value-type="float" office:value="0.0000259336396801265" calcext:value-type="float">
            <text:p>2.59336396801265E-05</text:p>
          </table:table-cell>
          <table:table-cell office:value-type="float" office:value="0.0000268309442630552" calcext:value-type="float">
            <text:p>2.68309442630552E-05</text:p>
          </table:table-cell>
          <table:table-cell office:value-type="float" office:value="0.0000250803254114727" calcext:value-type="float">
            <text:p>2.50803254114727E-05</text:p>
          </table:table-cell>
          <table:table-cell office:value-type="float" office:value="0.0000367183408059528" calcext:value-type="float">
            <text:p>3.67183408059528E-05</text:p>
          </table:table-cell>
          <table:table-cell office:value-type="float" office:value="0.000198866396515551" calcext:value-type="float">
            <text:p>0.000198866396515551</text:p>
          </table:table-cell>
          <table:table-cell office:value-type="float" office:value="0.0000551149400782393" calcext:value-type="float">
            <text:p>5.51149400782393E-05</text:p>
          </table:table-cell>
          <table:table-cell/>
          <table:table-cell office:value-type="float" office:value="-3.17139278855422" calcext:value-type="float">
            <text:p>-3.17139278855422</text:p>
          </table:table-cell>
          <table:table-cell office:value-type="float" office:value="-3.08296707829791" calcext:value-type="float">
            <text:p>-3.08296707829791</text:p>
          </table:table-cell>
          <table:table-cell office:value-type="float" office:value="-13.6670054742005" calcext:value-type="float">
            <text:p>-13.6670054742005</text:p>
          </table:table-cell>
          <table:table-cell office:value-type="float" office:value="-65.4375476113367" calcext:value-type="float">
            <text:p>-65.4375476113367</text:p>
          </table:table-cell>
          <table:table-cell office:value-type="float" office:value="-508.238548457764" calcext:value-type="float">
            <text:p>-508.238548457764</text:p>
          </table:table-cell>
          <table:table-cell office:value-type="float" office:value="-1672.23711087171" calcext:value-type="float">
            <text:p>-1672.23711087171</text:p>
          </table:table-cell>
          <table:table-cell office:value-type="float" office:value="5465.06241382309" calcext:value-type="float">
            <text:p>5465.06241382309</text:p>
          </table:table-cell>
          <table:table-cell office:value-type="float" office:value="-182.762912184643" calcext:value-type="float">
            <text:p>-182.762912184643</text:p>
          </table:table-cell>
          <table:table-cell table:number-columns-repeated="11"/>
          <table:table-cell table:formula="of:=&quot;1-&quot;" office:value-type="string" office:string-value="1-" calcext:value-type="string">
            <text:p>1-</text:p>
          </table:table-cell>
          <table:table-cell table:number-columns-repeated="3"/>
          <table:table-cell table:formula="of:=1-[.D9]" office:value-type="float" office:value="0.242588315157218" calcext:value-type="float">
            <text:p>0.242588315157218</text:p>
          </table:table-cell>
          <table:table-cell table:formula="of:=1-([.$BV$3]+[.$F9]*[.$BV$4])" office:value-type="float" office:value="0.233420886723523" calcext:value-type="float">
            <text:p>0.233420886723523</text:p>
          </table:table-cell>
          <table:table-cell/>
        </table:table-row>
        <table:table-row table:style-name="ro1">
          <table:table-cell table:formula="of:=[$HospNew.A10]" office:value-type="string" office:string-value="Immunityboost_428-488" calcext:value-type="string">
            <text:p>Immunityboost_428-488</text:p>
          </table:table-cell>
          <table:table-cell table:formula="of:=[$HospNewVar.A10]" office:value-type="string" office:string-value="Immunityboost_428-488" calcext:value-type="string">
            <text:p>Immunityboost_428-488</text:p>
          </table:table-cell>
          <table:table-cell table:formula="of:=[$HospNew.B10]" office:value-type="float" office:value="-0.193880627406591" calcext:value-type="float">
            <text:p>-0.193880627406591</text:p>
          </table:table-cell>
          <table:table-cell table:formula="of:=EXP([.C10])" office:value-type="float" office:value="0.823756232317412" calcext:value-type="float">
            <text:p>0.823756232317412</text:p>
          </table:table-cell>
          <table:table-cell office:value-type="float" office:value="1" calcext:value-type="float">
            <text:p>1</text:p>
          </table:table-cell>
          <table:table-cell table:formula="of:=[.F9]+1" office:value-type="float" office:value="7" calcext:value-type="float">
            <text:p>7</text:p>
          </table:table-cell>
          <table:table-cell table:number-columns-repeated="2"/>
          <table:table-cell table:formula="of:=[$HospNewVar.C10]" office:value-type="float" office:value="0.000259551337927489" calcext:value-type="float">
            <text:p>0.000259551337927489</text:p>
          </table:table-cell>
          <table:table-cell table:formula="of:=[$HospNewVar.D10]" office:value-type="float" office:value="0.000355523631772943" calcext:value-type="float">
            <text:p>0.000355523631772943</text:p>
          </table:table-cell>
          <table:table-cell table:formula="of:=[$HospNewVar.E10]" office:value-type="float" office:value="0.000225451325791941" calcext:value-type="float">
            <text:p>0.000225451325791941</text:p>
          </table:table-cell>
          <table:table-cell table:formula="of:=[$HospNewVar.F10]" office:value-type="float" office:value="0.000180250690758936" calcext:value-type="float">
            <text:p>0.000180250690758936</text:p>
          </table:table-cell>
          <table:table-cell table:formula="of:=[$HospNewVar.G10]" office:value-type="float" office:value="0.000224701734777944" calcext:value-type="float">
            <text:p>0.000224701734777944</text:p>
          </table:table-cell>
          <table:table-cell table:formula="of:=[$HospNewVar.H10]" office:value-type="float" office:value="0.000367767634055108" calcext:value-type="float">
            <text:p>0.000367767634055108</text:p>
          </table:table-cell>
          <table:table-cell table:formula="of:=[$HospNewVar.I10]" office:value-type="float" office:value="0.00102312129212459" calcext:value-type="float">
            <text:p>0.00102312129212459</text:p>
          </table:table-cell>
          <table:table-cell table:formula="of:=[$HospNewVar.J10]" office:value-type="float" office:value="0.0370390787585158" calcext:value-type="float">
            <text:p>0.0370390787585158</text:p>
          </table:table-cell>
          <table:table-cell/>
          <table:table-cell office:value-type="float" office:value="-0.0182322835657788" calcext:value-type="float">
            <text:p>-0.0182322835657788</text:p>
          </table:table-cell>
          <table:table-cell office:value-type="float" office:value="-0.0361229344357395" calcext:value-type="float">
            <text:p>-0.0361229344357395</text:p>
          </table:table-cell>
          <table:table-cell office:value-type="float" office:value="-0.0676153326913478" calcext:value-type="float">
            <text:p>-0.0676153326913478</text:p>
          </table:table-cell>
          <table:table-cell office:value-type="float" office:value="-0.205832744307492" calcext:value-type="float">
            <text:p>-0.205832744307492</text:p>
          </table:table-cell>
          <table:table-cell office:value-type="float" office:value="-1.8739937126131" calcext:value-type="float">
            <text:p>-1.8739937126131</text:p>
          </table:table-cell>
          <table:table-cell office:value-type="float" office:value="-4.84536433720845" calcext:value-type="float">
            <text:p>-4.84536433720845</text:p>
          </table:table-cell>
          <table:table-cell office:value-type="float" office:value="-9.84533019800986" calcext:value-type="float">
            <text:p>-9.84533019800986</text:p>
          </table:table-cell>
          <table:table-cell office:value-type="float" office:value="27.3318338072494" calcext:value-type="float">
            <text:p>27.3318338072494</text:p>
          </table:table-cell>
          <table:table-cell table:number-columns-repeated="11"/>
          <table:table-cell table:formula="of:=1-[.AK7]" office:value-type="float" office:value="0.0577492463588332" calcext:value-type="float">
            <text:p>0.0577492463588332</text:p>
          </table:table-cell>
          <table:table-cell table:formula="of:=1-[.AM7]" office:value-type="float" office:value="0.0249560485407007" calcext:value-type="float">
            <text:p>0.0249560485407007</text:p>
          </table:table-cell>
          <table:table-cell table:formula="of:=1-[.AL7]" office:value-type="float" office:value="0.0894395258710475" calcext:value-type="float">
            <text:p>0.0894395258710475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$C10]" office:value-type="float" office:value="-0.193880627406591" calcext:value-type="float">
            <text:p>-0.193880627406591</text:p>
          </table:table-cell>
          <table:table-cell/>
          <table:table-cell office:value-type="float" office:value="0.000031398140177269" calcext:value-type="float">
            <text:p>3.1398140177269E-05</text:p>
          </table:table-cell>
          <table:table-cell office:value-type="float" office:value="0.0000683191368570841" calcext:value-type="float">
            <text:p>6.83191368570841E-05</text:p>
          </table:table-cell>
          <table:table-cell office:value-type="float" office:value="0.0000167337929393713" calcext:value-type="float">
            <text:p>1.67337929393713E-05</text:p>
          </table:table-cell>
          <table:table-cell office:value-type="float" office:value="0.0000160359744137119" calcext:value-type="float">
            <text:p>1.60359744137119E-05</text:p>
          </table:table-cell>
          <table:table-cell office:value-type="float" office:value="0.0000155193469569279" calcext:value-type="float">
            <text:p>1.55193469569279E-05</text:p>
          </table:table-cell>
          <table:table-cell office:value-type="float" office:value="0.0000222888439028759" calcext:value-type="float">
            <text:p>2.22888439028759E-05</text:p>
          </table:table-cell>
          <table:table-cell office:value-type="float" office:value="0.0000551149400782393" calcext:value-type="float">
            <text:p>5.51149400782393E-05</text:p>
          </table:table-cell>
          <table:table-cell office:value-type="float" office:value="0.00139228777301067" calcext:value-type="float">
            <text:p>0.00139228777301067</text:p>
          </table:table-cell>
          <table:table-cell/>
          <table:table-cell office:value-type="float" office:value="-0.150716366200479" calcext:value-type="float">
            <text:p>-0.150716366200479</text:p>
          </table:table-cell>
          <table:table-cell office:value-type="float" office:value="-0.187978909448976" calcext:value-type="float">
            <text:p>-0.187978909448976</text:p>
          </table:table-cell>
          <table:table-cell office:value-type="float" office:value="-0.910968986789692" calcext:value-type="float">
            <text:p>-0.910968986789692</text:p>
          </table:table-cell>
          <table:table-cell office:value-type="float" office:value="-2.31364140307611" calcext:value-type="float">
            <text:p>-2.31364140307611</text:p>
          </table:table-cell>
          <table:table-cell office:value-type="float" office:value="-27.1332060141325" calcext:value-type="float">
            <text:p>-27.1332060141325</text:p>
          </table:table-cell>
          <table:table-cell office:value-type="float" office:value="-79.9488832258468" calcext:value-type="float">
            <text:p>-79.9488832258468</text:p>
          </table:table-cell>
          <table:table-cell office:value-type="float" office:value="-182.762912184643" calcext:value-type="float">
            <text:p>-182.762912184643</text:p>
          </table:table-cell>
          <table:table-cell office:value-type="float" office:value="727.109700038724" calcext:value-type="float">
            <text:p>727.109700038724</text:p>
          </table:table-cell>
          <table:table-cell table:number-columns-repeated="11"/>
          <table:table-cell table:formula="of:=1-[.CA7]" office:value-type="float" office:value="0.0345599861435016" calcext:value-type="float">
            <text:p>0.0345599861435016</text:p>
          </table:table-cell>
          <table:table-cell table:formula="of:=1-[.CC7]" office:value-type="float" office:value="0.0228013891804328" calcext:value-type="float">
            <text:p>0.0228013891804328</text:p>
          </table:table-cell>
          <table:table-cell table:formula="of:=1-[.CB7]" office:value-type="float" office:value="0.0461770923174831" calcext:value-type="float">
            <text:p>0.0461770923174831</text:p>
          </table:table-cell>
          <table:table-cell/>
          <table:table-cell table:formula="of:=1-[.D10]" office:value-type="float" office:value="0.176243767682588" calcext:value-type="float">
            <text:p>0.176243767682588</text:p>
          </table:table-cell>
          <table:table-cell table:formula="of:=1-([.$BV$3]+[.$F10]*[.$BV$4])" office:value-type="float" office:value="0.198249578064603" calcext:value-type="float">
            <text:p>0.198249578064603</text:p>
          </table:table-cell>
          <table:table-cell/>
        </table:table-row>
        <table:table-row table:style-name="ro1">
          <table:table-cell table:formula="of:=[$HospNew.A11]" office:value-type="string" office:string-value="Immunityboost45_062-122" calcext:value-type="string">
            <text:p>Immunityboost45_062-122</text:p>
          </table:table-cell>
          <table:table-cell table:formula="of:=[$HospNewVar.A11]" office:value-type="string" office:string-value="Immunityfull_062-122" calcext:value-type="string">
            <text:p>Immunityfull_062-122</text:p>
          </table:table-cell>
          <table:table-cell table:formula="of:=[$HospNew.B11]" office:value-type="float" office:value="-1.19496935948383" calcext:value-type="float">
            <text:p>-1.19496935948383</text:p>
          </table:table-cell>
          <table:table-cell table:formula="of:=EXP([.C11])" office:value-type="float" office:value="0.302713229329643" calcext:value-type="float">
            <text:p>0.3027132293296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[$HospNewVar.K11]" office:value-type="float" office:value="1.00040303630185" calcext:value-type="float">
            <text:p>1.00040303630185</text:p>
          </table:table-cell>
          <table:table-cell table:formula="of:=[$HospNewVar.L11]" office:value-type="float" office:value="0.000444757793253745" calcext:value-type="float">
            <text:p>0.000444757793253745</text:p>
          </table:table-cell>
          <table:table-cell table:formula="of:=[$HospNewVar.M11]" office:value-type="float" office:value="0.000431672255025948" calcext:value-type="float">
            <text:p>0.000431672255025948</text:p>
          </table:table-cell>
          <table:table-cell table:formula="of:=[$HospNewVar.N11]" office:value-type="float" office:value="0.000389468974462897" calcext:value-type="float">
            <text:p>0.000389468974462897</text:p>
          </table:table-cell>
          <table:table-cell table:formula="of:=[$HospNewVar.O11]" office:value-type="float" office:value="0.000415357189274576" calcext:value-type="float">
            <text:p>0.000415357189274576</text:p>
          </table:table-cell>
          <table:table-cell table:formula="of:=[$HospNewVar.P11]" office:value-type="float" office:value="0.000422114358148582" calcext:value-type="float">
            <text:p>0.000422114358148582</text:p>
          </table:table-cell>
          <table:table-cell table:formula="of:=[$HospNewVar.Q11]" office:value-type="float" office:value="0.000368234372069242" calcext:value-type="float">
            <text:p>0.000368234372069242</text:p>
          </table:table-cell>
          <table:table-cell table:formula="of:=[$HospNewVar.R11]" office:value-type="float" office:value="0.000350636235481136" calcext:value-type="float">
            <text:p>0.000350636235481136</text:p>
          </table:table-cell>
          <table:table-cell office:value-type="string" calcext:value-type="string">
            <text:p>W^-1</text:p>
          </table:table-cell>
          <table:table-cell table:number-matrix-columns-spanned="8" table:number-matrix-rows-spanned="8" table:formula="of:=MINVERSE([.Q11:.X18])" office:value-type="float" office:value="0.999719635570205" calcext:value-type="float">
            <text:p>0.999719635570205</text:p>
          </table:table-cell>
          <table:table-cell office:value-type="float" office:value="-0.00579235670879458" calcext:value-type="float">
            <text:p>-0.00579235670879458</text:p>
          </table:table-cell>
          <table:table-cell office:value-type="float" office:value="-0.0228010479464943" calcext:value-type="float">
            <text:p>-0.0228010479464943</text:p>
          </table:table-cell>
          <table:table-cell office:value-type="float" office:value="-0.0376406103736989" calcext:value-type="float">
            <text:p>-0.0376406103736989</text:p>
          </table:table-cell>
          <table:table-cell office:value-type="float" office:value="-0.0384376701103123" calcext:value-type="float">
            <text:p>-0.0384376701103123</text:p>
          </table:table-cell>
          <table:table-cell office:value-type="float" office:value="-0.0749924384680936" calcext:value-type="float">
            <text:p>-0.0749924384680936</text:p>
          </table:table-cell>
          <table:table-cell office:value-type="float" office:value="-0.0803760973903766" calcext:value-type="float">
            <text:p>-0.0803760973903766</text:p>
          </table:table-cell>
          <table:table-cell office:value-type="float" office:value="-0.0520832083811941" calcext:value-type="float">
            <text:p>-0.0520832083811941</text:p>
          </table:table-cell>
          <table:table-cell office:value-type="string" calcext:value-type="string">
            <text:p>XW-1X</text:p>
          </table:table-cell>
          <table:table-cell table:number-matrix-columns-spanned="2" table:number-matrix-rows-spanned="2" table:formula="of:=MMULT(TRANSPOSE([.$E11:.$F18]);MMULT([.Z11:.AG18];[.$E11:.$F18]))" office:value-type="float" office:value="802.247057008465" calcext:value-type="float">
            <text:p>802.247057008465</text:p>
          </table:table-cell>
          <table:table-cell office:value-type="float" office:value="4057.53620617781" calcext:value-type="float">
            <text:p>4057.53620617781</text:p>
          </table:table-cell>
          <table:table-cell office:value-type="string" calcext:value-type="string">
            <text:p>X’W-1Y</text:p>
          </table:table-cell>
          <table:table-cell table:number-matrix-columns-spanned="1" table:number-matrix-rows-spanned="2" table:formula="of:=MMULT(TRANSPOSE([.$E11:.$F18]);MMULT([.Z11:.AG18];[.$C11:.$C18]))" office:value-type="float" office:value="25.5675737893127" calcext:value-type="float">
            <text:p>25.5675737893127</text:p>
          </table:table-cell>
          <table:table-cell office:value-type="string" calcext:value-type="string">
            <text:p>est</text:p>
          </table:table-cell>
          <table:table-cell table:number-matrix-columns-spanned="1" table:number-matrix-rows-spanned="2" table:formula="of:=MMULT(MINVERSE([.AI11:.AJ12]);[.AL11:.AL12])" office:value-type="float" office:value="0.0126740090130518" calcext:value-type="float">
            <text:p>0.0126740090130518</text:p>
          </table:table-cell>
          <table:table-cell office:value-type="string" calcext:value-type="string">
            <text:p>var est</text:p>
          </table:table-cell>
          <table:table-cell table:number-matrix-columns-spanned="2" table:number-matrix-rows-spanned="2" table:formula="of:=MINVERSE([.AI11:.AJ12])" office:value-type="float" office:value="0.0101413284939338" calcext:value-type="float">
            <text:p>0.0101413284939338</text:p>
          </table:table-cell>
          <table:table-cell office:value-type="float" office:value="-0.00175866599232061" calcext:value-type="float">
            <text:p>-0.00175866599232061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i</text:p>
          </table:table-cell>
          <table:table-cell table:number-columns-repeated="39"/>
        </table:table-row>
        <table:table-row table:style-name="ro1">
          <table:table-cell table:formula="of:=[$HospNew.A12]" office:value-type="string" office:string-value="Immunityfull_062-122" calcext:value-type="string">
            <text:p>Immunityfull_062-122</text:p>
          </table:table-cell>
          <table:table-cell table:formula="of:=[$HospNewVar.A12]" office:value-type="string" office:string-value="Immunityfull_123-183" calcext:value-type="string">
            <text:p>Immunityfull_123-183</text:p>
          </table:table-cell>
          <table:table-cell table:formula="of:=[$HospNew.B12]" office:value-type="float" office:value="-1.02620100630161" calcext:value-type="float">
            <text:p>-1.02620100630161</text:p>
          </table:table-cell>
          <table:table-cell table:formula="of:=EXP([.C12])" office:value-type="float" office:value="0.358365807253347" calcext:value-type="float">
            <text:p>0.358365807253347</text:p>
          </table:table-cell>
          <table:table-cell office:value-type="float" office:value="1" calcext:value-type="float">
            <text:p>1</text:p>
          </table:table-cell>
          <table:table-cell table:formula="of:=[.F11]+1" office:value-type="float" office:value="1" calcext:value-type="float">
            <text:p>1</text:p>
          </table:table-cell>
          <table:table-cell table:number-columns-repeated="10"/>
          <table:table-cell table:formula="of:=[$HospNewVar.K12]" office:value-type="float" office:value="0.000444757793253745" calcext:value-type="float">
            <text:p>0.000444757793253745</text:p>
          </table:table-cell>
          <table:table-cell table:formula="of:=[$HospNewVar.L12]" office:value-type="float" office:value="0.0561954684085094" calcext:value-type="float">
            <text:p>0.0561954684085094</text:p>
          </table:table-cell>
          <table:table-cell table:formula="of:=[$HospNewVar.M12]" office:value-type="float" office:value="0.000559256975124948" calcext:value-type="float">
            <text:p>0.000559256975124948</text:p>
          </table:table-cell>
          <table:table-cell table:formula="of:=[$HospNewVar.N12]" office:value-type="float" office:value="0.000390030321578571" calcext:value-type="float">
            <text:p>0.000390030321578571</text:p>
          </table:table-cell>
          <table:table-cell table:formula="of:=[$HospNewVar.O12]" office:value-type="float" office:value="0.000416048772519148" calcext:value-type="float">
            <text:p>0.000416048772519148</text:p>
          </table:table-cell>
          <table:table-cell table:formula="of:=[$HospNewVar.P12]" office:value-type="float" office:value="0.000465140329574835" calcext:value-type="float">
            <text:p>0.000465140329574835</text:p>
          </table:table-cell>
          <table:table-cell table:formula="of:=[$HospNewVar.Q12]" office:value-type="float" office:value="0.000337100133343748" calcext:value-type="float">
            <text:p>0.000337100133343748</text:p>
          </table:table-cell>
          <table:table-cell table:formula="of:=[$HospNewVar.R12]" office:value-type="float" office:value="0.000263569206702436" calcext:value-type="float">
            <text:p>0.000263569206702436</text:p>
          </table:table-cell>
          <table:table-cell/>
          <table:table-cell office:value-type="float" office:value="-0.00579235670879459" calcext:value-type="float">
            <text:p>-0.00579235670879459</text:p>
          </table:table-cell>
          <table:table-cell office:value-type="float" office:value="17.833986611644" calcext:value-type="float">
            <text:p>17.833986611644</text:p>
          </table:table-cell>
          <table:table-cell office:value-type="float" office:value="-0.580367685464813" calcext:value-type="float">
            <text:p>-0.580367685464813</text:p>
          </table:table-cell>
          <table:table-cell office:value-type="float" office:value="-0.679616769067974" calcext:value-type="float">
            <text:p>-0.679616769067974</text:p>
          </table:table-cell>
          <table:table-cell office:value-type="float" office:value="-0.695210846140769" calcext:value-type="float">
            <text:p>-0.695210846140769</text:p>
          </table:table-cell>
          <table:table-cell office:value-type="float" office:value="-1.54986100457316" calcext:value-type="float">
            <text:p>-1.54986100457316</text:p>
          </table:table-cell>
          <table:table-cell office:value-type="float" office:value="-1.26912772483387" calcext:value-type="float">
            <text:p>-1.26912772483387</text:p>
          </table:table-cell>
          <table:table-cell office:value-type="float" office:value="-0.603414991018552" calcext:value-type="float">
            <text:p>-0.603414991018552</text:p>
          </table:table-cell>
          <table:table-cell/>
          <table:table-cell office:value-type="float" office:value="4057.53620617781" calcext:value-type="float">
            <text:p>4057.53620617781</text:p>
          </table:table-cell>
          <table:table-cell office:value-type="float" office:value="23397.7388103026" calcext:value-type="float">
            <text:p>23397.7388103026</text:p>
          </table:table-cell>
          <table:table-cell/>
          <table:table-cell office:value-type="float" office:value="140.228534954409" calcext:value-type="float">
            <text:p>140.228534954409</text:p>
          </table:table-cell>
          <table:table-cell/>
          <table:table-cell office:value-type="float" office:value="0.00379537891359934" calcext:value-type="float">
            <text:p>0.00379537891359934</text:p>
          </table:table-cell>
          <table:table-cell/>
          <table:table-cell office:value-type="float" office:value="-0.00175866599232061" calcext:value-type="float">
            <text:p>-0.00175866599232061</text:p>
          </table:table-cell>
          <table:table-cell office:value-type="float" office:value="0.000347719538386849" calcext:value-type="float">
            <text:p>0.000347719538386849</text:p>
          </table:table-cell>
          <table:table-cell/>
          <table:table-cell table:formula="of:=[.AN12]" office:value-type="float" office:value="0.00379537891359934" calcext:value-type="float">
            <text:p>0.00379537891359934</text:p>
          </table:table-cell>
          <table:table-cell table:formula="of:=[.AS12]-1.96*SQRT([.AQ12])" office:value-type="float" office:value="-0.032753210370625" calcext:value-type="float">
            <text:p>-0.032753210370625</text:p>
          </table:table-cell>
          <table:table-cell table:formula="of:=[.AS12]+1.96*SQRT([.AQ12])" office:value-type="float" office:value="0.0403439681978237" calcext:value-type="float">
            <text:p>0.0403439681978237</text:p>
          </table:table-cell>
          <table:table-cell table:number-columns-repeated="38"/>
        </table:table-row>
        <table:table-row table:style-name="ro1">
          <table:table-cell table:formula="of:=[$HospNew.A13]" office:value-type="string" office:string-value="Immunityfull_123-183" calcext:value-type="string">
            <text:p>Immunityfull_123-183</text:p>
          </table:table-cell>
          <table:table-cell table:formula="of:=[$HospNewVar.A13]" office:value-type="string" office:string-value="Immunityfull_184-244" calcext:value-type="string">
            <text:p>Immunityfull_184-244</text:p>
          </table:table-cell>
          <table:table-cell table:formula="of:=[$HospNew.B13]" office:value-type="float" office:value="0.413436105235729" calcext:value-type="float">
            <text:p>0.413436105235729</text:p>
          </table:table-cell>
          <table:table-cell table:formula="of:=EXP([.C13])" office:value-type="float" office:value="1.51200427515337" calcext:value-type="float">
            <text:p>1.51200427515337</text:p>
          </table:table-cell>
          <table:table-cell office:value-type="float" office:value="1" calcext:value-type="float">
            <text:p>1</text:p>
          </table:table-cell>
          <table:table-cell table:formula="of:=[.F12]+1" office:value-type="float" office:value="2" calcext:value-type="float">
            <text:p>2</text:p>
          </table:table-cell>
          <table:table-cell table:number-columns-repeated="10"/>
          <table:table-cell table:formula="of:=[$HospNewVar.K13]" office:value-type="float" office:value="0.000431672255025948" calcext:value-type="float">
            <text:p>0.000431672255025948</text:p>
          </table:table-cell>
          <table:table-cell table:formula="of:=[$HospNewVar.L13]" office:value-type="float" office:value="0.000559256975124948" calcext:value-type="float">
            <text:p>0.000559256975124948</text:p>
          </table:table-cell>
          <table:table-cell table:formula="of:=[$HospNewVar.M13]" office:value-type="float" office:value="0.0137031948755849" calcext:value-type="float">
            <text:p>0.0137031948755849</text:p>
          </table:table-cell>
          <table:table-cell table:formula="of:=[$HospNewVar.N13]" office:value-type="float" office:value="0.00043125976983444" calcext:value-type="float">
            <text:p>0.00043125976983444</text:p>
          </table:table-cell>
          <table:table-cell table:formula="of:=[$HospNewVar.O13]" office:value-type="float" office:value="0.000428798338896334" calcext:value-type="float">
            <text:p>0.000428798338896334</text:p>
          </table:table-cell>
          <table:table-cell table:formula="of:=[$HospNewVar.P13]" office:value-type="float" office:value="0.000491334580781135" calcext:value-type="float">
            <text:p>0.000491334580781135</text:p>
          </table:table-cell>
          <table:table-cell table:formula="of:=[$HospNewVar.Q13]" office:value-type="float" office:value="0.000382456582342458" calcext:value-type="float">
            <text:p>0.000382456582342458</text:p>
          </table:table-cell>
          <table:table-cell table:formula="of:=[$HospNewVar.R13]" office:value-type="float" office:value="0.000298809823874" calcext:value-type="float">
            <text:p>0.000298809823874</text:p>
          </table:table-cell>
          <table:table-cell/>
          <table:table-cell office:value-type="float" office:value="-0.0228010479464943" calcext:value-type="float">
            <text:p>-0.0228010479464943</text:p>
          </table:table-cell>
          <table:table-cell office:value-type="float" office:value="-0.580367685464813" calcext:value-type="float">
            <text:p>-0.580367685464813</text:p>
          </table:table-cell>
          <table:table-cell office:value-type="float" office:value="73.680343292678" calcext:value-type="float">
            <text:p>73.680343292678</text:p>
          </table:table-cell>
          <table:table-cell office:value-type="float" office:value="-3.21780588276751" calcext:value-type="float">
            <text:p>-3.21780588276751</text:p>
          </table:table-cell>
          <table:table-cell office:value-type="float" office:value="-2.96520370440182" calcext:value-type="float">
            <text:p>-2.96520370440182</text:p>
          </table:table-cell>
          <table:table-cell office:value-type="float" office:value="-6.87142312849157" calcext:value-type="float">
            <text:p>-6.87142312849157</text:p>
          </table:table-cell>
          <table:table-cell office:value-type="float" office:value="-6.26026085312862" calcext:value-type="float">
            <text:p>-6.26026085312862</text:p>
          </table:table-cell>
          <table:table-cell office:value-type="float" office:value="-2.98536022678547" calcext:value-type="float">
            <text:p>-2.98536022678547</text:p>
          </table:table-cell>
          <table:table-cell table:number-columns-repeated="52"/>
        </table:table-row>
        <table:table-row table:style-name="ro1">
          <table:table-cell table:formula="of:=[$HospNew.A14]" office:value-type="string" office:string-value="Immunityfull_184-244" calcext:value-type="string">
            <text:p>Immunityfull_184-244</text:p>
          </table:table-cell>
          <table:table-cell table:formula="of:=[$HospNewVar.A14]" office:value-type="string" office:string-value="Immunityfull_245-305" calcext:value-type="string">
            <text:p>Immunityfull_245-305</text:p>
          </table:table-cell>
          <table:table-cell table:formula="of:=[$HospNew.B14]" office:value-type="float" office:value="0.0381299882566287" calcext:value-type="float">
            <text:p>0.0381299882566287</text:p>
          </table:table-cell>
          <table:table-cell table:formula="of:=EXP([.C14])" office:value-type="float" office:value="1.03886626451664" calcext:value-type="float">
            <text:p>1.03886626451664</text:p>
          </table:table-cell>
          <table:table-cell office:value-type="float" office:value="1" calcext:value-type="float">
            <text:p>1</text:p>
          </table:table-cell>
          <table:table-cell table:formula="of:=[.F13]+1" office:value-type="float" office:value="3" calcext:value-type="float">
            <text:p>3</text:p>
          </table:table-cell>
          <table:table-cell table:number-columns-repeated="10"/>
          <table:table-cell table:formula="of:=[$HospNewVar.K14]" office:value-type="float" office:value="0.000389468974462897" calcext:value-type="float">
            <text:p>0.000389468974462897</text:p>
          </table:table-cell>
          <table:table-cell table:formula="of:=[$HospNewVar.L14]" office:value-type="float" office:value="0.000390030321578571" calcext:value-type="float">
            <text:p>0.000390030321578571</text:p>
          </table:table-cell>
          <table:table-cell table:formula="of:=[$HospNewVar.M14]" office:value-type="float" office:value="0.00043125976983444" calcext:value-type="float">
            <text:p>0.00043125976983444</text:p>
          </table:table-cell>
          <table:table-cell table:formula="of:=[$HospNewVar.N14]" office:value-type="float" office:value="0.00726425412347684" calcext:value-type="float">
            <text:p>0.00726425412347684</text:p>
          </table:table-cell>
          <table:table-cell table:formula="of:=[$HospNewVar.O14]" office:value-type="float" office:value="0.000427929231708613" calcext:value-type="float">
            <text:p>0.000427929231708613</text:p>
          </table:table-cell>
          <table:table-cell table:formula="of:=[$HospNewVar.P14]" office:value-type="float" office:value="0.000455345172586812" calcext:value-type="float">
            <text:p>0.000455345172586812</text:p>
          </table:table-cell>
          <table:table-cell table:formula="of:=[$HospNewVar.Q14]" office:value-type="float" office:value="0.00043292988640594" calcext:value-type="float">
            <text:p>0.00043292988640594</text:p>
          </table:table-cell>
          <table:table-cell table:formula="of:=[$HospNewVar.R14]" office:value-type="float" office:value="0.000354110106572449" calcext:value-type="float">
            <text:p>0.000354110106572449</text:p>
          </table:table-cell>
          <table:table-cell/>
          <table:table-cell office:value-type="float" office:value="-0.0376406103736989" calcext:value-type="float">
            <text:p>-0.0376406103736989</text:p>
          </table:table-cell>
          <table:table-cell office:value-type="float" office:value="-0.679616769067974" calcext:value-type="float">
            <text:p>-0.679616769067974</text:p>
          </table:table-cell>
          <table:table-cell office:value-type="float" office:value="-3.21780588276751" calcext:value-type="float">
            <text:p>-3.21780588276751</text:p>
          </table:table-cell>
          <table:table-cell office:value-type="float" office:value="140.185082126912" calcext:value-type="float">
            <text:p>140.185082126912</text:p>
          </table:table-cell>
          <table:table-cell office:value-type="float" office:value="-5.66150211509571" calcext:value-type="float">
            <text:p>-5.66150211509571</text:p>
          </table:table-cell>
          <table:table-cell office:value-type="float" office:value="-11.8263840509511" calcext:value-type="float">
            <text:p>-11.8263840509511</text:p>
          </table:table-cell>
          <table:table-cell office:value-type="float" office:value="-14.4060149285402" calcext:value-type="float">
            <text:p>-14.4060149285402</text:p>
          </table:table-cell>
          <table:table-cell office:value-type="float" office:value="-7.42146602577201" calcext:value-type="float">
            <text:p>-7.42146602577201</text:p>
          </table:table-cell>
          <table:table-cell table:number-columns-repeated="6"/>
          <table:table-cell office:value-type="string" calcext:value-type="string">
            <text:p>check</text:p>
          </table:table-cell>
          <table:table-cell table:number-columns-repeated="4"/>
          <table:table-cell office:value-type="string" calcext:value-type="string">
            <text:p>exp</text:p>
          </table:table-cell>
          <table:table-cell table:number-columns-repeated="40"/>
        </table:table-row>
        <table:table-row table:style-name="ro1">
          <table:table-cell table:formula="of:=[$HospNew.A15]" office:value-type="string" office:string-value="Immunityfull_245-305" calcext:value-type="string">
            <text:p>Immunityfull_245-305</text:p>
          </table:table-cell>
          <table:table-cell table:formula="of:=[$HospNewVar.A15]" office:value-type="string" office:string-value="Immunityfull_306-366" calcext:value-type="string">
            <text:p>Immunityfull_306-366</text:p>
          </table:table-cell>
          <table:table-cell table:formula="of:=[$HospNew.B15]" office:value-type="float" office:value="0.0684832244113297" calcext:value-type="float">
            <text:p>0.0684832244113297</text:p>
          </table:table-cell>
          <table:table-cell table:formula="of:=EXP([.C15])" office:value-type="float" office:value="1.07088266011327" calcext:value-type="float">
            <text:p>1.07088266011327</text:p>
          </table:table-cell>
          <table:table-cell office:value-type="float" office:value="1" calcext:value-type="float">
            <text:p>1</text:p>
          </table:table-cell>
          <table:table-cell table:formula="of:=[.F14]+1" office:value-type="float" office:value="4" calcext:value-type="float">
            <text:p>4</text:p>
          </table:table-cell>
          <table:table-cell table:number-columns-repeated="10"/>
          <table:table-cell table:formula="of:=[$HospNewVar.K15]" office:value-type="float" office:value="0.000415357189274576" calcext:value-type="float">
            <text:p>0.000415357189274576</text:p>
          </table:table-cell>
          <table:table-cell table:formula="of:=[$HospNewVar.L15]" office:value-type="float" office:value="0.000416048772519148" calcext:value-type="float">
            <text:p>0.000416048772519148</text:p>
          </table:table-cell>
          <table:table-cell table:formula="of:=[$HospNewVar.M15]" office:value-type="float" office:value="0.000428798338896334" calcext:value-type="float">
            <text:p>0.000428798338896334</text:p>
          </table:table-cell>
          <table:table-cell table:formula="of:=[$HospNewVar.N15]" office:value-type="float" office:value="0.000427929231708613" calcext:value-type="float">
            <text:p>0.000427929231708613</text:p>
          </table:table-cell>
          <table:table-cell table:formula="of:=[$HospNewVar.O15]" office:value-type="float" office:value="0.00777483704665974" calcext:value-type="float">
            <text:p>0.00777483704665974</text:p>
          </table:table-cell>
          <table:table-cell table:formula="of:=[$HospNewVar.P15]" office:value-type="float" office:value="0.000459071415756394" calcext:value-type="float">
            <text:p>0.000459071415756394</text:p>
          </table:table-cell>
          <table:table-cell table:formula="of:=[$HospNewVar.Q15]" office:value-type="float" office:value="0.000412031861034996" calcext:value-type="float">
            <text:p>0.000412031861034996</text:p>
          </table:table-cell>
          <table:table-cell table:formula="of:=[$HospNewVar.R15]" office:value-type="float" office:value="0.000394661681191003" calcext:value-type="float">
            <text:p>0.000394661681191003</text:p>
          </table:table-cell>
          <table:table-cell/>
          <table:table-cell office:value-type="float" office:value="-0.0384376701103123" calcext:value-type="float">
            <text:p>-0.0384376701103123</text:p>
          </table:table-cell>
          <table:table-cell office:value-type="float" office:value="-0.695210846140769" calcext:value-type="float">
            <text:p>-0.695210846140769</text:p>
          </table:table-cell>
          <table:table-cell office:value-type="float" office:value="-2.96520370440182" calcext:value-type="float">
            <text:p>-2.96520370440182</text:p>
          </table:table-cell>
          <table:table-cell office:value-type="float" office:value="-5.66150211509571" calcext:value-type="float">
            <text:p>-5.66150211509571</text:p>
          </table:table-cell>
          <table:table-cell office:value-type="float" office:value="130.860263608386" calcext:value-type="float">
            <text:p>130.860263608386</text:p>
          </table:table-cell>
          <table:table-cell office:value-type="float" office:value="-11.1193020489162" calcext:value-type="float">
            <text:p>-11.1193020489162</text:p>
          </table:table-cell>
          <table:table-cell office:value-type="float" office:value="-12.4180353523287" calcext:value-type="float">
            <text:p>-12.4180353523287</text:p>
          </table:table-cell>
          <table:table-cell office:value-type="float" office:value="-8.09970155422811" calcext:value-type="float">
            <text:p>-8.09970155422811</text:p>
          </table:table-cell>
          <table:table-cell table:number-columns-repeated="6"/>
          <table:table-cell table:formula="of:=[.AN11]-[.$C11]" office:value-type="float" office:value="1.20764336849688" calcext:value-type="float">
            <text:p>1.20764336849688</text:p>
          </table:table-cell>
          <table:table-cell table:number-columns-repeated="4"/>
          <table:table-cell table:formula="of:=EXP(-[.AS12])" office:value-type="float" office:value="0.996211814433579" calcext:value-type="float">
            <text:p>0.996211814433579</text:p>
          </table:table-cell>
          <table:table-cell table:formula="of:=EXP(-[.AU12])" office:value-type="float" office:value="0.960459014971413" calcext:value-type="float">
            <text:p>0.960459014971413</text:p>
          </table:table-cell>
          <table:table-cell table:formula="of:=EXP(-[.AT12])" office:value-type="float" office:value="1.03329550115846" calcext:value-type="float">
            <text:p>1.03329550115846</text:p>
          </table:table-cell>
          <table:table-cell table:number-columns-repeated="38"/>
        </table:table-row>
        <table:table-row table:style-name="ro1">
          <table:table-cell table:formula="of:=[$HospNew.A16]" office:value-type="string" office:string-value="Immunityfull_306-366" calcext:value-type="string">
            <text:p>Immunityfull_306-366</text:p>
          </table:table-cell>
          <table:table-cell table:formula="of:=[$HospNewVar.A16]" office:value-type="string" office:string-value="Immunityfull_367-427" calcext:value-type="string">
            <text:p>Immunityfull_367-427</text:p>
          </table:table-cell>
          <table:table-cell table:formula="of:=[$HospNew.B16]" office:value-type="float" office:value="-0.0593009503872415" calcext:value-type="float">
            <text:p>-0.0593009503872415</text:p>
          </table:table-cell>
          <table:table-cell table:formula="of:=EXP([.C16])" office:value-type="float" office:value="0.942423103876596" calcext:value-type="float">
            <text:p>0.942423103876596</text:p>
          </table:table-cell>
          <table:table-cell office:value-type="float" office:value="1" calcext:value-type="float">
            <text:p>1</text:p>
          </table:table-cell>
          <table:table-cell table:formula="of:=[.F15]+1" office:value-type="float" office:value="5" calcext:value-type="float">
            <text:p>5</text:p>
          </table:table-cell>
          <table:table-cell table:number-columns-repeated="10"/>
          <table:table-cell table:formula="of:=[$HospNewVar.K16]" office:value-type="float" office:value="0.000422114358148582" calcext:value-type="float">
            <text:p>0.000422114358148582</text:p>
          </table:table-cell>
          <table:table-cell table:formula="of:=[$HospNewVar.L16]" office:value-type="float" office:value="0.000465140329574835" calcext:value-type="float">
            <text:p>0.000465140329574835</text:p>
          </table:table-cell>
          <table:table-cell table:formula="of:=[$HospNewVar.M16]" office:value-type="float" office:value="0.000491334580781135" calcext:value-type="float">
            <text:p>0.000491334580781135</text:p>
          </table:table-cell>
          <table:table-cell table:formula="of:=[$HospNewVar.N16]" office:value-type="float" office:value="0.000455345172586812" calcext:value-type="float">
            <text:p>0.000455345172586812</text:p>
          </table:table-cell>
          <table:table-cell table:formula="of:=[$HospNewVar.O16]" office:value-type="float" office:value="0.000459071415756394" calcext:value-type="float">
            <text:p>0.000459071415756394</text:p>
          </table:table-cell>
          <table:table-cell table:formula="of:=[$HospNewVar.P16]" office:value-type="float" office:value="0.00427417912586652" calcext:value-type="float">
            <text:p>0.00427417912586652</text:p>
          </table:table-cell>
          <table:table-cell table:formula="of:=[$HospNewVar.Q16]" office:value-type="float" office:value="0.000423746914951181" calcext:value-type="float">
            <text:p>0.000423746914951181</text:p>
          </table:table-cell>
          <table:table-cell table:formula="of:=[$HospNewVar.R16]" office:value-type="float" office:value="0.000359491409430165" calcext:value-type="float">
            <text:p>0.000359491409430165</text:p>
          </table:table-cell>
          <table:table-cell/>
          <table:table-cell office:value-type="float" office:value="-0.0749924384680936" calcext:value-type="float">
            <text:p>-0.0749924384680936</text:p>
          </table:table-cell>
          <table:table-cell office:value-type="float" office:value="-1.54986100457316" calcext:value-type="float">
            <text:p>-1.54986100457316</text:p>
          </table:table-cell>
          <table:table-cell office:value-type="float" office:value="-6.87142312849157" calcext:value-type="float">
            <text:p>-6.87142312849157</text:p>
          </table:table-cell>
          <table:table-cell office:value-type="float" office:value="-11.8263840509511" calcext:value-type="float">
            <text:p>-11.8263840509511</text:p>
          </table:table-cell>
          <table:table-cell office:value-type="float" office:value="-11.1193020489162" calcext:value-type="float">
            <text:p>-11.1193020489162</text:p>
          </table:table-cell>
          <table:table-cell office:value-type="float" office:value="240.963260635699" calcext:value-type="float">
            <text:p>240.963260635699</text:p>
          </table:table-cell>
          <table:table-cell office:value-type="float" office:value="-24.7028132714585" calcext:value-type="float">
            <text:p>-24.7028132714585</text:p>
          </table:table-cell>
          <table:table-cell office:value-type="float" office:value="-13.4468613223035" calcext:value-type="float">
            <text:p>-13.4468613223035</text:p>
          </table:table-cell>
          <table:table-cell table:number-columns-repeated="52"/>
        </table:table-row>
        <table:table-row table:style-name="ro1">
          <table:table-cell table:formula="of:=[$HospNew.A17]" office:value-type="string" office:string-value="Immunityfull_367-427" calcext:value-type="string">
            <text:p>Immunityfull_367-427</text:p>
          </table:table-cell>
          <table:table-cell table:formula="of:=[$HospNewVar.A17]" office:value-type="string" office:string-value="Immunityfull_428-488" calcext:value-type="string">
            <text:p>Immunityfull_428-488</text:p>
          </table:table-cell>
          <table:table-cell table:formula="of:=[$HospNew.B17]" office:value-type="float" office:value="0.0134843405966754" calcext:value-type="float">
            <text:p>0.0134843405966754</text:p>
          </table:table-cell>
          <table:table-cell table:formula="of:=EXP([.C17])" office:value-type="float" office:value="1.0135756643358" calcext:value-type="float">
            <text:p>1.0135756643358</text:p>
          </table:table-cell>
          <table:table-cell office:value-type="float" office:value="1" calcext:value-type="float">
            <text:p>1</text:p>
          </table:table-cell>
          <table:table-cell table:formula="of:=[.F16]+1" office:value-type="float" office:value="6" calcext:value-type="float">
            <text:p>6</text:p>
          </table:table-cell>
          <table:table-cell table:number-columns-repeated="10"/>
          <table:table-cell table:formula="of:=[$HospNewVar.K17]" office:value-type="float" office:value="0.000368234372069242" calcext:value-type="float">
            <text:p>0.000368234372069242</text:p>
          </table:table-cell>
          <table:table-cell table:formula="of:=[$HospNewVar.L17]" office:value-type="float" office:value="0.000337100133343748" calcext:value-type="float">
            <text:p>0.000337100133343748</text:p>
          </table:table-cell>
          <table:table-cell table:formula="of:=[$HospNewVar.M17]" office:value-type="float" office:value="0.000382456582342458" calcext:value-type="float">
            <text:p>0.000382456582342458</text:p>
          </table:table-cell>
          <table:table-cell table:formula="of:=[$HospNewVar.N17]" office:value-type="float" office:value="0.00043292988640594" calcext:value-type="float">
            <text:p>0.00043292988640594</text:p>
          </table:table-cell>
          <table:table-cell table:formula="of:=[$HospNewVar.O17]" office:value-type="float" office:value="0.000412031861034996" calcext:value-type="float">
            <text:p>0.000412031861034996</text:p>
          </table:table-cell>
          <table:table-cell table:formula="of:=[$HospNewVar.P17]" office:value-type="float" office:value="0.000423746914951181" calcext:value-type="float">
            <text:p>0.000423746914951181</text:p>
          </table:table-cell>
          <table:table-cell table:formula="of:=[$HospNewVar.Q17]" office:value-type="float" office:value="0.00340136791642019" calcext:value-type="float">
            <text:p>0.00340136791642019</text:p>
          </table:table-cell>
          <table:table-cell table:formula="of:=[$HospNewVar.R17]" office:value-type="float" office:value="0.000387040939042133" calcext:value-type="float">
            <text:p>0.000387040939042133</text:p>
          </table:table-cell>
          <table:table-cell/>
          <table:table-cell office:value-type="float" office:value="-0.0803760973903766" calcext:value-type="float">
            <text:p>-0.0803760973903766</text:p>
          </table:table-cell>
          <table:table-cell office:value-type="float" office:value="-1.26912772483387" calcext:value-type="float">
            <text:p>-1.26912772483387</text:p>
          </table:table-cell>
          <table:table-cell office:value-type="float" office:value="-6.26026085312862" calcext:value-type="float">
            <text:p>-6.26026085312862</text:p>
          </table:table-cell>
          <table:table-cell office:value-type="float" office:value="-14.4060149285402" calcext:value-type="float">
            <text:p>-14.4060149285402</text:p>
          </table:table-cell>
          <table:table-cell office:value-type="float" office:value="-12.4180353523286" calcext:value-type="float">
            <text:p>-12.4180353523286</text:p>
          </table:table-cell>
          <table:table-cell office:value-type="float" office:value="-24.7028132714585" calcext:value-type="float">
            <text:p>-24.7028132714585</text:p>
          </table:table-cell>
          <table:table-cell office:value-type="float" office:value="303.486842634477" calcext:value-type="float">
            <text:p>303.486842634477</text:p>
          </table:table-cell>
          <table:table-cell office:value-type="float" office:value="-19.6298348601095" calcext:value-type="float">
            <text:p>-19.6298348601095</text:p>
          </table:table-cell>
          <table:table-cell table:number-columns-repeated="11"/>
          <table:table-cell table:formula="of:=&quot;1-&quot;" office:value-type="string" office:string-value="1-" calcext:value-type="string">
            <text:p>1-</text:p>
          </table:table-cell>
          <table:table-cell table:number-columns-repeated="40"/>
        </table:table-row>
        <table:table-row table:style-name="ro1">
          <table:table-cell table:formula="of:=[$HospNew.A18]" office:value-type="string" office:string-value="Immunityfull_428-488" calcext:value-type="string">
            <text:p>Immunityfull_428-488</text:p>
          </table:table-cell>
          <table:table-cell table:formula="of:=[$HospNewVar.A18]" office:value-type="string" office:string-value="Immunityfull_489-549" calcext:value-type="string">
            <text:p>Immunityfull_489-549</text:p>
          </table:table-cell>
          <table:table-cell table:formula="of:=[$HospNew.B18]" office:value-type="float" office:value="0.0994261808066413" calcext:value-type="float">
            <text:p>0.0994261808066413</text:p>
          </table:table-cell>
          <table:table-cell table:formula="of:=EXP([.C18])" office:value-type="float" office:value="1.10453693170508" calcext:value-type="float">
            <text:p>1.10453693170508</text:p>
          </table:table-cell>
          <table:table-cell office:value-type="float" office:value="1" calcext:value-type="float">
            <text:p>1</text:p>
          </table:table-cell>
          <table:table-cell table:formula="of:=[.F17]+1" office:value-type="float" office:value="7" calcext:value-type="float">
            <text:p>7</text:p>
          </table:table-cell>
          <table:table-cell table:number-columns-repeated="10"/>
          <table:table-cell table:formula="of:=[$HospNewVar.K18]" office:value-type="float" office:value="0.000350636235481136" calcext:value-type="float">
            <text:p>0.000350636235481136</text:p>
          </table:table-cell>
          <table:table-cell table:formula="of:=[$HospNewVar.L18]" office:value-type="float" office:value="0.000263569206702436" calcext:value-type="float">
            <text:p>0.000263569206702436</text:p>
          </table:table-cell>
          <table:table-cell table:formula="of:=[$HospNewVar.M18]" office:value-type="float" office:value="0.000298809823874" calcext:value-type="float">
            <text:p>0.000298809823874</text:p>
          </table:table-cell>
          <table:table-cell table:formula="of:=[$HospNewVar.N18]" office:value-type="float" office:value="0.000354110106572449" calcext:value-type="float">
            <text:p>0.000354110106572449</text:p>
          </table:table-cell>
          <table:table-cell table:formula="of:=[$HospNewVar.O18]" office:value-type="float" office:value="0.000394661681191003" calcext:value-type="float">
            <text:p>0.000394661681191003</text:p>
          </table:table-cell>
          <table:table-cell table:formula="of:=[$HospNewVar.P18]" office:value-type="float" office:value="0.000359491409430165" calcext:value-type="float">
            <text:p>0.000359491409430165</text:p>
          </table:table-cell>
          <table:table-cell table:formula="of:=[$HospNewVar.Q18]" office:value-type="float" office:value="0.000387040939042133" calcext:value-type="float">
            <text:p>0.000387040939042133</text:p>
          </table:table-cell>
          <table:table-cell table:formula="of:=[$HospNewVar.R18]" office:value-type="float" office:value="0.00490813257947845" calcext:value-type="float">
            <text:p>0.00490813257947845</text:p>
          </table:table-cell>
          <table:table-cell/>
          <table:table-cell office:value-type="float" office:value="-0.0520832083811941" calcext:value-type="float">
            <text:p>-0.0520832083811941</text:p>
          </table:table-cell>
          <table:table-cell office:value-type="float" office:value="-0.603414991018552" calcext:value-type="float">
            <text:p>-0.603414991018552</text:p>
          </table:table-cell>
          <table:table-cell office:value-type="float" office:value="-2.98536022678547" calcext:value-type="float">
            <text:p>-2.98536022678547</text:p>
          </table:table-cell>
          <table:table-cell office:value-type="float" office:value="-7.42146602577201" calcext:value-type="float">
            <text:p>-7.42146602577201</text:p>
          </table:table-cell>
          <table:table-cell office:value-type="float" office:value="-8.09970155422811" calcext:value-type="float">
            <text:p>-8.09970155422811</text:p>
          </table:table-cell>
          <table:table-cell office:value-type="float" office:value="-13.4468613223035" calcext:value-type="float">
            <text:p>-13.4468613223035</text:p>
          </table:table-cell>
          <table:table-cell office:value-type="float" office:value="-19.6298348601095" calcext:value-type="float">
            <text:p>-19.6298348601095</text:p>
          </table:table-cell>
          <table:table-cell office:value-type="float" office:value="207.680942014612" calcext:value-type="float">
            <text:p>207.680942014612</text:p>
          </table:table-cell>
          <table:table-cell table:number-columns-repeated="11"/>
          <table:table-cell table:formula="of:=1-[.AS15]" office:value-type="float" office:value="0.0037881855664208" calcext:value-type="float">
            <text:p>0.0037881855664208</text:p>
          </table:table-cell>
          <table:table-cell table:formula="of:=1-[.AU15]" office:value-type="float" office:value="-0.0332955011584573" calcext:value-type="float">
            <text:p>-0.0332955011584573</text:p>
          </table:table-cell>
          <table:table-cell table:formula="of:=1-[.AT15]" office:value-type="float" office:value="0.0395409850285873" calcext:value-type="float">
            <text:p>0.0395409850285873</text:p>
          </table:table-cell>
          <table:table-cell table:number-columns-repeated="38"/>
        </table:table-row>
        <table:table-row table:style-name="ro1">
          <table:table-cell table:formula="of:=[$HospNew.A19]" office:value-type="string" office:string-value="Immunityfull_489-549" calcext:value-type="string">
            <text:p>Immunityfull_489-549</text:p>
          </table:table-cell>
          <table:table-cell table:formula="of:=[$HospNewVar.A19]" office:value-type="string" office:string-value="Immunityhybridboost_001-061" calcext:value-type="string">
            <text:p>Immunityhybridboost_001-061</text:p>
          </table:table-cell>
          <table:table-cell table:formula="of:=[$HospNew.B19]" office:value-type="float" office:value="0.0147789823410591" calcext:value-type="float">
            <text:p>0.0147789823410591</text:p>
          </table:table-cell>
          <table:table-cell table:formula="of:=EXP([.C19])" office:value-type="float" office:value="1.01488873149432" calcext:value-type="float">
            <text:p>1.01488873149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19]" office:value-type="float" office:value="0.000388426295948825" calcext:value-type="float">
            <text:p>0.000388426295948825</text:p>
          </table:table-cell>
          <table:table-cell table:number-columns-repeated="15"/>
          <table:table-cell table:formula="of:=[$HospNewVar.S19]" office:value-type="float" office:value="0.0274580431887331" calcext:value-type="float">
            <text:p>0.0274580431887331</text:p>
          </table:table-cell>
          <table:table-cell table:formula="of:=[$HospNewVar.T19]" office:value-type="float" office:value="0.000430538862459714" calcext:value-type="float">
            <text:p>0.000430538862459714</text:p>
          </table:table-cell>
          <table:table-cell table:formula="of:=[$HospNewVar.U19]" office:value-type="float" office:value="0.0003659316568118" calcext:value-type="float">
            <text:p>0.0003659316568118</text:p>
          </table:table-cell>
          <table:table-cell table:formula="of:=[$HospNewVar.V19]" office:value-type="float" office:value="0.000362124646397499" calcext:value-type="float">
            <text:p>0.000362124646397499</text:p>
          </table:table-cell>
          <table:table-cell table:formula="of:=[$HospNewVar.W19]" office:value-type="float" office:value="0.00039580751756415" calcext:value-type="float">
            <text:p>0.00039580751756415</text:p>
          </table:table-cell>
          <table:table-cell table:formula="of:=[$HospNewVar.X19]" office:value-type="float" office:value="0.000439338925000602" calcext:value-type="float">
            <text:p>0.000439338925000602</text:p>
          </table:table-cell>
          <table:table-cell table:formula="of:=[$HospNewVar.Y19]" office:value-type="float" office:value="0.000440947623777616" calcext:value-type="float">
            <text:p>0.000440947623777616</text:p>
          </table:table-cell>
          <table:table-cell table:formula="of:=[$HospNewVar.Z19]" office:value-type="float" office:value="0.00039635292276487" calcext:value-type="float">
            <text:p>0.00039635292276487</text:p>
          </table:table-cell>
          <table:table-cell office:value-type="string" calcext:value-type="string">
            <text:p>W^-1</text:p>
          </table:table-cell>
          <table:table-cell table:number-matrix-columns-spanned="8" table:number-matrix-rows-spanned="8" table:formula="of:=MINVERSE([.Y19:.AF26])" office:value-type="float" office:value="36.4782767209112" calcext:value-type="float">
            <text:p>36.4782767209112</text:p>
          </table:table-cell>
          <table:table-cell office:value-type="float" office:value="-0.519363919567864" calcext:value-type="float">
            <text:p>-0.519363919567864</text:p>
          </table:table-cell>
          <table:table-cell office:value-type="float" office:value="-0.2815772608122" calcext:value-type="float">
            <text:p>-0.2815772608122</text:p>
          </table:table-cell>
          <table:table-cell office:value-type="float" office:value="-0.905621284940037" calcext:value-type="float">
            <text:p>-0.905621284940037</text:p>
          </table:table-cell>
          <table:table-cell office:value-type="float" office:value="-1.30736683288588" calcext:value-type="float">
            <text:p>-1.30736683288588</text:p>
          </table:table-cell>
          <table:table-cell office:value-type="float" office:value="-0.702911052943992" calcext:value-type="float">
            <text:p>-0.702911052943992</text:p>
          </table:table-cell>
          <table:table-cell office:value-type="float" office:value="-0.286242669288508" calcext:value-type="float">
            <text:p>-0.286242669288508</text:p>
          </table:table-cell>
          <table:table-cell office:value-type="float" office:value="-0.0378593125101763" calcext:value-type="float">
            <text:p>-0.0378593125101763</text:p>
          </table:table-cell>
          <table:table-cell office:value-type="string" calcext:value-type="string">
            <text:p>XW-1X</text:p>
          </table:table-cell>
          <table:table-cell table:number-matrix-columns-spanned="2" table:number-matrix-rows-spanned="2" table:formula="of:=MMULT(TRANSPOSE([.$E19:.$F26]);MMULT([.AH19:.AO26];[.$E19:.$F26]))" office:value-type="float" office:value="306.559674378832" calcext:value-type="float">
            <text:p>306.559674378832</text:p>
          </table:table-cell>
          <table:table-cell office:value-type="float" office:value="974.119371871699" calcext:value-type="float">
            <text:p>974.119371871699</text:p>
          </table:table-cell>
          <table:table-cell office:value-type="string" calcext:value-type="string">
            <text:p>X’W-1Y</text:p>
          </table:table-cell>
          <table:table-cell table:number-matrix-columns-spanned="1" table:number-matrix-rows-spanned="2" table:formula="of:=MMULT(TRANSPOSE([.$E19:.$F26]);MMULT([.AH19:.AO26];[.$C19:.$C26]))" office:value-type="float" office:value="-494.381106494684" calcext:value-type="float">
            <text:p>-494.381106494684</text:p>
          </table:table-cell>
          <table:table-cell office:value-type="string" calcext:value-type="string">
            <text:p>est</text:p>
          </table:table-cell>
          <table:table-cell table:number-matrix-columns-spanned="1" table:number-matrix-rows-spanned="2" table:formula="of:=MMULT(MINVERSE([.AQ19:.AR20]);[.AT19:.AT20])" office:value-type="float" office:value="-1.15468903067588" calcext:value-type="float">
            <text:p>-1.15468903067588</text:p>
          </table:table-cell>
          <table:table-cell office:value-type="string" calcext:value-type="string">
            <text:p>var est</text:p>
          </table:table-cell>
          <table:table-cell table:number-matrix-columns-spanned="2" table:number-matrix-rows-spanned="2" table:formula="of:=MINVERSE([.AQ19:.AR20])" office:value-type="float" office:value="0.0131841521439616" calcext:value-type="float">
            <text:p>0.0131841521439616</text:p>
          </table:table-cell>
          <table:table-cell office:value-type="float" office:value="-0.00312254275609917" calcext:value-type="float">
            <text:p>-0.00312254275609917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i</text:p>
          </table:table-cell>
          <table:table-cell/>
          <table:table-cell table:style-name="ce1"/>
          <table:table-cell table:formula="of:=[.$C19]" office:value-type="float" office:value="0.0147789823410591" calcext:value-type="float">
            <text:p>0.0147789823410591</text:p>
          </table:table-cell>
          <table:table-cell table:style-name="ce1" table:formula="of:=[.$AV$19]+[.$F19]*[.$AV$20]" office:value-type="float" office:value="-1.15468903067588" calcext:value-type="float">
            <text:p>-1.15E+00</text:p>
          </table:table-cell>
          <table:table-cell table:style-name="ce1" table:formula="of:=1-EXP([.BE19])" office:value-type="float" office:value="-0.0148887314943211" calcext:value-type="float">
            <text:p>-1.49E-02</text:p>
          </table:table-cell>
          <table:table-cell table:style-name="ce1"/>
          <table:table-cell table:style-name="ce1" table:formula="of:=1-EXP([.$C19])" office:value-type="float" office:value="-0.0148887314943211" calcext:value-type="float">
            <text:p>-1.49E-02</text:p>
          </table:table-cell>
          <table:table-cell table:style-name="ce1" table:number-columns-repeated="5"/>
          <table:table-cell/>
          <table:table-cell table:style-name="ce1" table:number-columns-repeated="2"/>
          <table:table-cell table:number-columns-repeated="16"/>
        </table:table-row>
        <table:table-row table:style-name="ro1">
          <table:table-cell table:formula="of:=[$HospNew.A20]" office:value-type="string" office:string-value="Immunityhybridboost_001-061" calcext:value-type="string">
            <text:p>Immunityhybridboost_001-061</text:p>
          </table:table-cell>
          <table:table-cell table:formula="of:=[$HospNewVar.A20]" office:value-type="string" office:string-value="Immunityhybridboost_062-122" calcext:value-type="string">
            <text:p>Immunityhybridboost_062-122</text:p>
          </table:table-cell>
          <table:table-cell table:formula="of:=[$HospNew.B20]" office:value-type="float" office:value="-1.94598741729559" calcext:value-type="float">
            <text:p>-1.94598741729559</text:p>
          </table:table-cell>
          <table:table-cell table:formula="of:=EXP([.C20])" office:value-type="float" office:value="0.142846104963548" calcext:value-type="float">
            <text:p>0.142846104963548</text:p>
          </table:table-cell>
          <table:table-cell office:value-type="float" office:value="1" calcext:value-type="float">
            <text:p>1</text:p>
          </table:table-cell>
          <table:table-cell table:formula="of:=[.F19]+1" office:value-type="float" office:value="1" calcext:value-type="float">
            <text:p>1</text:p>
          </table:table-cell>
          <table:table-cell table:number-columns-repeated="18"/>
          <table:table-cell table:formula="of:=[$HospNewVar.S20]" office:value-type="float" office:value="0.000430538862459714" calcext:value-type="float">
            <text:p>0.000430538862459714</text:p>
          </table:table-cell>
          <table:table-cell table:formula="of:=[$HospNewVar.T20]" office:value-type="float" office:value="0.0275066273834367" calcext:value-type="float">
            <text:p>0.0275066273834367</text:p>
          </table:table-cell>
          <table:table-cell table:formula="of:=[$HospNewVar.U20]" office:value-type="float" office:value="0.000380230136372142" calcext:value-type="float">
            <text:p>0.000380230136372142</text:p>
          </table:table-cell>
          <table:table-cell table:formula="of:=[$HospNewVar.V20]" office:value-type="float" office:value="0.000333758150320744" calcext:value-type="float">
            <text:p>0.000333758150320744</text:p>
          </table:table-cell>
          <table:table-cell table:formula="of:=[$HospNewVar.W20]" office:value-type="float" office:value="0.000372331476012106" calcext:value-type="float">
            <text:p>0.000372331476012106</text:p>
          </table:table-cell>
          <table:table-cell table:formula="of:=[$HospNewVar.X20]" office:value-type="float" office:value="0.000471722826618691" calcext:value-type="float">
            <text:p>0.000471722826618691</text:p>
          </table:table-cell>
          <table:table-cell table:formula="of:=[$HospNewVar.Y20]" office:value-type="float" office:value="0.000587031112231505" calcext:value-type="float">
            <text:p>0.000587031112231505</text:p>
          </table:table-cell>
          <table:table-cell table:formula="of:=[$HospNewVar.Z20]" office:value-type="float" office:value="0.00062486456577676" calcext:value-type="float">
            <text:p>0.00062486456577676</text:p>
          </table:table-cell>
          <table:table-cell/>
          <table:table-cell office:value-type="float" office:value="-0.519363919567864" calcext:value-type="float">
            <text:p>-0.519363919567864</text:p>
          </table:table-cell>
          <table:table-cell office:value-type="float" office:value="36.4163084455767" calcext:value-type="float">
            <text:p>36.4163084455767</text:p>
          </table:table-cell>
          <table:table-cell office:value-type="float" office:value="-0.293570301528808" calcext:value-type="float">
            <text:p>-0.293570301528808</text:p>
          </table:table-cell>
          <table:table-cell office:value-type="float" office:value="-0.823718948603485" calcext:value-type="float">
            <text:p>-0.823718948603485</text:p>
          </table:table-cell>
          <table:table-cell office:value-type="float" office:value="-1.21692433570541" calcext:value-type="float">
            <text:p>-1.21692433570541</text:p>
          </table:table-cell>
          <table:table-cell office:value-type="float" office:value="-0.758255564951718" calcext:value-type="float">
            <text:p>-0.758255564951718</text:p>
          </table:table-cell>
          <table:table-cell office:value-type="float" office:value="-0.39141795591991" calcext:value-type="float">
            <text:p>-0.39141795591991</text:p>
          </table:table-cell>
          <table:table-cell office:value-type="float" office:value="-0.062594912264092" calcext:value-type="float">
            <text:p>-0.062594912264092</text:p>
          </table:table-cell>
          <table:table-cell/>
          <table:table-cell office:value-type="float" office:value="974.119371871699" calcext:value-type="float">
            <text:p>974.119371871699</text:p>
          </table:table-cell>
          <table:table-cell office:value-type="float" office:value="4112.97426754239" calcext:value-type="float">
            <text:p>4112.97426754239</text:p>
          </table:table-cell>
          <table:table-cell/>
          <table:table-cell office:value-type="float" office:value="-1717.60872896748" calcext:value-type="float">
            <text:p>-1717.60872896748</text:p>
          </table:table-cell>
          <table:table-cell/>
          <table:table-cell office:value-type="float" office:value="-0.144130193173459" calcext:value-type="float">
            <text:p>-0.144130193173459</text:p>
          </table:table-cell>
          <table:table-cell/>
          <table:table-cell office:value-type="float" office:value="-0.00312254275609917" calcext:value-type="float">
            <text:p>-0.00312254275609917</text:p>
          </table:table-cell>
          <table:table-cell office:value-type="float" office:value="0.000982678014815027" calcext:value-type="float">
            <text:p>0.000982678014815027</text:p>
          </table:table-cell>
          <table:table-cell/>
          <table:table-cell table:formula="of:=[.AV20]" office:value-type="float" office:value="-0.144130193173459" calcext:value-type="float">
            <text:p>-0.144130193173459</text:p>
          </table:table-cell>
          <table:table-cell table:formula="of:=[.BA20]-1.96*SQRT([.AY20])" office:value-type="float" office:value="-0.205571676405176" calcext:value-type="float">
            <text:p>-0.205571676405176</text:p>
          </table:table-cell>
          <table:table-cell table:formula="of:=[.BA20]+1.96*SQRT([.AY20])" office:value-type="float" office:value="-0.0826887099417415" calcext:value-type="float">
            <text:p>-0.0826887099417415</text:p>
          </table:table-cell>
          <table:table-cell/>
          <table:table-cell table:formula="of:=[.$C20]" office:value-type="float" office:value="-1.94598741729559" calcext:value-type="float">
            <text:p>-1.94598741729559</text:p>
          </table:table-cell>
          <table:table-cell table:style-name="ce1" table:formula="of:=[.$AV$19]+[.$F20]*[.$AV$20]" office:value-type="float" office:value="-1.29881922384934" calcext:value-type="float">
            <text:p>-1.30E+00</text:p>
          </table:table-cell>
          <table:table-cell table:style-name="ce1" table:formula="of:=1-EXP([.BE20])" office:value-type="float" office:value="0.857153895036452" calcext:value-type="float">
            <text:p>8.57E-01</text:p>
          </table:table-cell>
          <table:table-cell/>
          <table:table-cell table:style-name="ce1" table:formula="of:=1-EXP([.$C20])" office:value-type="float" office:value="0.857153895036452" calcext:value-type="float">
            <text:p>8.57E-01</text:p>
          </table:table-cell>
          <table:table-cell table:number-columns-repeated="24"/>
        </table:table-row>
        <table:table-row table:style-name="ro1">
          <table:table-cell table:formula="of:=[$HospNew.A21]" office:value-type="string" office:string-value="Immunityhybridboost_062-122" calcext:value-type="string">
            <text:p>Immunityhybridboost_062-122</text:p>
          </table:table-cell>
          <table:table-cell table:formula="of:=[$HospNewVar.A21]" office:value-type="string" office:string-value="Immunityhybridboost_123-183" calcext:value-type="string">
            <text:p>Immunityhybridboost_123-183</text:p>
          </table:table-cell>
          <table:table-cell table:formula="of:=[$HospNew.B21]" office:value-type="float" office:value="-2.09492390473925" calcext:value-type="float">
            <text:p>-2.09492390473925</text:p>
          </table:table-cell>
          <table:table-cell table:formula="of:=EXP([.C21])" office:value-type="float" office:value="0.123079609072577" calcext:value-type="float">
            <text:p>0.123079609072577</text:p>
          </table:table-cell>
          <table:table-cell office:value-type="float" office:value="1" calcext:value-type="float">
            <text:p>1</text:p>
          </table:table-cell>
          <table:table-cell table:formula="of:=[.F20]+1" office:value-type="float" office:value="2" calcext:value-type="float">
            <text:p>2</text:p>
          </table:table-cell>
          <table:table-cell table:number-columns-repeated="18"/>
          <table:table-cell table:formula="of:=[$HospNewVar.S21]" office:value-type="float" office:value="0.0003659316568118" calcext:value-type="float">
            <text:p>0.0003659316568118</text:p>
          </table:table-cell>
          <table:table-cell table:formula="of:=[$HospNewVar.T21]" office:value-type="float" office:value="0.000380230136372142" calcext:value-type="float">
            <text:p>0.000380230136372142</text:p>
          </table:table-cell>
          <table:table-cell table:formula="of:=[$HospNewVar.U21]" office:value-type="float" office:value="0.0421148900114067" calcext:value-type="float">
            <text:p>0.0421148900114067</text:p>
          </table:table-cell>
          <table:table-cell table:formula="of:=[$HospNewVar.V21]" office:value-type="float" office:value="0.000436050149853086" calcext:value-type="float">
            <text:p>0.000436050149853086</text:p>
          </table:table-cell>
          <table:table-cell table:formula="of:=[$HospNewVar.W21]" office:value-type="float" office:value="0.00039451095826864" calcext:value-type="float">
            <text:p>0.00039451095826864</text:p>
          </table:table-cell>
          <table:table-cell table:formula="of:=[$HospNewVar.X21]" office:value-type="float" office:value="0.000360488684722044" calcext:value-type="float">
            <text:p>0.000360488684722044</text:p>
          </table:table-cell>
          <table:table-cell table:formula="of:=[$HospNewVar.Y21]" office:value-type="float" office:value="0.00039223650878931" calcext:value-type="float">
            <text:p>0.00039223650878931</text:p>
          </table:table-cell>
          <table:table-cell table:formula="of:=[$HospNewVar.Z21]" office:value-type="float" office:value="0.000426576950007727" calcext:value-type="float">
            <text:p>0.000426576950007727</text:p>
          </table:table-cell>
          <table:table-cell/>
          <table:table-cell office:value-type="float" office:value="-0.2815772608122" calcext:value-type="float">
            <text:p>-0.2815772608122</text:p>
          </table:table-cell>
          <table:table-cell office:value-type="float" office:value="-0.293570301528808" calcext:value-type="float">
            <text:p>-0.293570301528808</text:p>
          </table:table-cell>
          <table:table-cell office:value-type="float" office:value="23.7700122420486" calcext:value-type="float">
            <text:p>23.7700122420486</text:p>
          </table:table-cell>
          <table:table-cell office:value-type="float" office:value="-0.724781379052286" calcext:value-type="float">
            <text:p>-0.724781379052286</text:p>
          </table:table-cell>
          <table:table-cell office:value-type="float" office:value="-0.845319131038499" calcext:value-type="float">
            <text:p>-0.845319131038499</text:p>
          </table:table-cell>
          <table:table-cell office:value-type="float" office:value="-0.365078322199522" calcext:value-type="float">
            <text:p>-0.365078322199522</text:p>
          </table:table-cell>
          <table:table-cell office:value-type="float" office:value="-0.163586022508115" calcext:value-type="float">
            <text:p>-0.163586022508115</text:p>
          </table:table-cell>
          <table:table-cell office:value-type="float" office:value="-0.0269333127189872" calcext:value-type="float">
            <text:p>-0.0269333127189872</text:p>
          </table:table-cell>
          <table:table-cell table:number-columns-repeated="15"/>
          <table:table-cell table:formula="of:=[.$C21]" office:value-type="float" office:value="-2.09492390473925" calcext:value-type="float">
            <text:p>-2.09492390473925</text:p>
          </table:table-cell>
          <table:table-cell table:style-name="ce1" table:formula="of:=[.$AV$19]+[.$F21]*[.$AV$20]" office:value-type="float" office:value="-1.4429494170228" calcext:value-type="float">
            <text:p>-1.44E+00</text:p>
          </table:table-cell>
          <table:table-cell table:style-name="ce1" table:formula="of:=1-EXP([.BE21])" office:value-type="float" office:value="0.876920390927423" calcext:value-type="float">
            <text:p>8.77E-01</text:p>
          </table:table-cell>
          <table:table-cell/>
          <table:table-cell table:style-name="ce1" table:formula="of:=1-EXP([.$C21])" office:value-type="float" office:value="0.876920390927423" calcext:value-type="float">
            <text:p>8.77E-01</text:p>
          </table:table-cell>
          <table:table-cell table:number-columns-repeated="24"/>
        </table:table-row>
        <table:table-row table:style-name="ro1">
          <table:table-cell table:formula="of:=[$HospNew.A22]" office:value-type="string" office:string-value="Immunityhybridboost_123-183" calcext:value-type="string">
            <text:p>Immunityhybridboost_123-183</text:p>
          </table:table-cell>
          <table:table-cell table:formula="of:=[$HospNewVar.A22]" office:value-type="string" office:string-value="Immunityhybridboost_184-244" calcext:value-type="string">
            <text:p>Immunityhybridboost_184-244</text:p>
          </table:table-cell>
          <table:table-cell table:formula="of:=[$HospNew.B22]" office:value-type="float" office:value="-2.01557871903441" calcext:value-type="float">
            <text:p>-2.01557871903441</text:p>
          </table:table-cell>
          <table:table-cell table:formula="of:=EXP([.C22])" office:value-type="float" office:value="0.13324327063209" calcext:value-type="float">
            <text:p>0.13324327063209</text:p>
          </table:table-cell>
          <table:table-cell office:value-type="float" office:value="1" calcext:value-type="float">
            <text:p>1</text:p>
          </table:table-cell>
          <table:table-cell table:formula="of:=[.F21]+1" office:value-type="float" office:value="3" calcext:value-type="float">
            <text:p>3</text:p>
          </table:table-cell>
          <table:table-cell table:number-columns-repeated="18"/>
          <table:table-cell table:formula="of:=[$HospNewVar.S22]" office:value-type="float" office:value="0.000362124646397499" calcext:value-type="float">
            <text:p>0.000362124646397499</text:p>
          </table:table-cell>
          <table:table-cell table:formula="of:=[$HospNewVar.T22]" office:value-type="float" office:value="0.000333758150320744" calcext:value-type="float">
            <text:p>0.000333758150320744</text:p>
          </table:table-cell>
          <table:table-cell table:formula="of:=[$HospNewVar.U22]" office:value-type="float" office:value="0.000436050149853086" calcext:value-type="float">
            <text:p>0.000436050149853086</text:p>
          </table:table-cell>
          <table:table-cell table:formula="of:=[$HospNewVar.V22]" office:value-type="float" office:value="0.0132918605291945" calcext:value-type="float">
            <text:p>0.0132918605291945</text:p>
          </table:table-cell>
          <table:table-cell table:formula="of:=[$HospNewVar.W22]" office:value-type="float" office:value="0.000424965017027634" calcext:value-type="float">
            <text:p>0.000424965017027634</text:p>
          </table:table-cell>
          <table:table-cell table:formula="of:=[$HospNewVar.X22]" office:value-type="float" office:value="0.000338190648763016" calcext:value-type="float">
            <text:p>0.000338190648763016</text:p>
          </table:table-cell>
          <table:table-cell table:formula="of:=[$HospNewVar.Y22]" office:value-type="float" office:value="0.000258947017642952" calcext:value-type="float">
            <text:p>0.000258947017642952</text:p>
          </table:table-cell>
          <table:table-cell table:formula="of:=[$HospNewVar.Z22]" office:value-type="float" office:value="0.000230926015712104" calcext:value-type="float">
            <text:p>0.000230926015712104</text:p>
          </table:table-cell>
          <table:table-cell/>
          <table:table-cell office:value-type="float" office:value="-0.905621284940037" calcext:value-type="float">
            <text:p>-0.905621284940037</text:p>
          </table:table-cell>
          <table:table-cell office:value-type="float" office:value="-0.823718948603485" calcext:value-type="float">
            <text:p>-0.823718948603485</text:p>
          </table:table-cell>
          <table:table-cell office:value-type="float" office:value="-0.724781379052286" calcext:value-type="float">
            <text:p>-0.724781379052286</text:p>
          </table:table-cell>
          <table:table-cell office:value-type="float" office:value="75.4339375169957" calcext:value-type="float">
            <text:p>75.4339375169957</text:p>
          </table:table-cell>
          <table:table-cell office:value-type="float" office:value="-2.98770164609341" calcext:value-type="float">
            <text:p>-2.98770164609341</text:p>
          </table:table-cell>
          <table:table-cell office:value-type="float" office:value="-1.10540433673241" calcext:value-type="float">
            <text:p>-1.10540433673241</text:p>
          </table:table-cell>
          <table:table-cell office:value-type="float" office:value="-0.328512139827426" calcext:value-type="float">
            <text:p>-0.328512139827426</text:p>
          </table:table-cell>
          <table:table-cell office:value-type="float" office:value="-0.0428344337702826" calcext:value-type="float">
            <text:p>-0.0428344337702826</text:p>
          </table:table-cell>
          <table:table-cell table:number-columns-repeated="6"/>
          <table:table-cell office:value-type="string" calcext:value-type="string">
            <text:p>check</text:p>
          </table:table-cell>
          <table:table-cell table:number-columns-repeated="4"/>
          <table:table-cell office:value-type="string" calcext:value-type="string">
            <text:p>exp</text:p>
          </table:table-cell>
          <table:table-cell table:number-columns-repeated="3"/>
          <table:table-cell table:formula="of:=[.$C22]" office:value-type="float" office:value="-2.01557871903441" calcext:value-type="float">
            <text:p>-2.01557871903441</text:p>
          </table:table-cell>
          <table:table-cell table:style-name="ce1" table:formula="of:=[.$AV$19]+[.$F22]*[.$AV$20]" office:value-type="float" office:value="-1.58707961019626" calcext:value-type="float">
            <text:p>-1.59E+00</text:p>
          </table:table-cell>
          <table:table-cell table:style-name="ce1" table:formula="of:=1-EXP([.BE22])" office:value-type="float" office:value="0.86675672936791" calcext:value-type="float">
            <text:p>8.67E-01</text:p>
          </table:table-cell>
          <table:table-cell/>
          <table:table-cell table:style-name="ce1" table:formula="of:=1-EXP([.$C22])" office:value-type="float" office:value="0.86675672936791" calcext:value-type="float">
            <text:p>8.67E-01</text:p>
          </table:table-cell>
          <table:table-cell table:number-columns-repeated="24"/>
        </table:table-row>
        <table:table-row table:style-name="ro1">
          <table:table-cell table:formula="of:=[$HospNew.A23]" office:value-type="string" office:string-value="Immunityhybridboost_184-244" calcext:value-type="string">
            <text:p>Immunityhybridboost_184-244</text:p>
          </table:table-cell>
          <table:table-cell table:formula="of:=[$HospNewVar.A23]" office:value-type="string" office:string-value="Immunityhybridboost_245-305" calcext:value-type="string">
            <text:p>Immunityhybridboost_245-305</text:p>
          </table:table-cell>
          <table:table-cell table:formula="of:=[$HospNew.B23]" office:value-type="float" office:value="-1.65968007311571" calcext:value-type="float">
            <text:p>-1.65968007311571</text:p>
          </table:table-cell>
          <table:table-cell table:formula="of:=EXP([.C23])" office:value-type="float" office:value="0.190199820404712" calcext:value-type="float">
            <text:p>0.190199820404712</text:p>
          </table:table-cell>
          <table:table-cell office:value-type="float" office:value="1" calcext:value-type="float">
            <text:p>1</text:p>
          </table:table-cell>
          <table:table-cell table:formula="of:=[.F22]+1" office:value-type="float" office:value="4" calcext:value-type="float">
            <text:p>4</text:p>
          </table:table-cell>
          <table:table-cell table:number-columns-repeated="18"/>
          <table:table-cell table:formula="of:=[$HospNewVar.S23]" office:value-type="float" office:value="0.00039580751756415" calcext:value-type="float">
            <text:p>0.00039580751756415</text:p>
          </table:table-cell>
          <table:table-cell table:formula="of:=[$HospNewVar.T23]" office:value-type="float" office:value="0.000372331476012106" calcext:value-type="float">
            <text:p>0.000372331476012106</text:p>
          </table:table-cell>
          <table:table-cell table:formula="of:=[$HospNewVar.U23]" office:value-type="float" office:value="0.00039451095826864" calcext:value-type="float">
            <text:p>0.00039451095826864</text:p>
          </table:table-cell>
          <table:table-cell table:formula="of:=[$HospNewVar.V23]" office:value-type="float" office:value="0.000424965017027634" calcext:value-type="float">
            <text:p>0.000424965017027634</text:p>
          </table:table-cell>
          <table:table-cell table:formula="of:=[$HospNewVar.W23]" office:value-type="float" office:value="0.0102269599871563" calcext:value-type="float">
            <text:p>0.0102269599871563</text:p>
          </table:table-cell>
          <table:table-cell table:formula="of:=[$HospNewVar.X23]" office:value-type="float" office:value="0.000388996182765919" calcext:value-type="float">
            <text:p>0.000388996182765919</text:p>
          </table:table-cell>
          <table:table-cell table:formula="of:=[$HospNewVar.Y23]" office:value-type="float" office:value="0.000328589675303646" calcext:value-type="float">
            <text:p>0.000328589675303646</text:p>
          </table:table-cell>
          <table:table-cell table:formula="of:=[$HospNewVar.Z23]" office:value-type="float" office:value="0.000295397565821034" calcext:value-type="float">
            <text:p>0.000295397565821034</text:p>
          </table:table-cell>
          <table:table-cell/>
          <table:table-cell office:value-type="float" office:value="-1.30736683288588" calcext:value-type="float">
            <text:p>-1.30736683288588</text:p>
          </table:table-cell>
          <table:table-cell office:value-type="float" office:value="-1.21692433570541" calcext:value-type="float">
            <text:p>-1.21692433570541</text:p>
          </table:table-cell>
          <table:table-cell office:value-type="float" office:value="-0.845319131038499" calcext:value-type="float">
            <text:p>-0.845319131038499</text:p>
          </table:table-cell>
          <table:table-cell office:value-type="float" office:value="-2.98770164609341" calcext:value-type="float">
            <text:p>-2.98770164609341</text:p>
          </table:table-cell>
          <table:table-cell office:value-type="float" office:value="98.1171307583447" calcext:value-type="float">
            <text:p>98.1171307583447</text:p>
          </table:table-cell>
          <table:table-cell office:value-type="float" office:value="-1.6918956590349" calcext:value-type="float">
            <text:p>-1.6918956590349</text:p>
          </table:table-cell>
          <table:table-cell office:value-type="float" office:value="-0.566149241977626" calcext:value-type="float">
            <text:p>-0.566149241977626</text:p>
          </table:table-cell>
          <table:table-cell office:value-type="float" office:value="-0.0747378381456563" calcext:value-type="float">
            <text:p>-0.0747378381456563</text:p>
          </table:table-cell>
          <table:table-cell table:number-columns-repeated="6"/>
          <table:table-cell table:formula="of:=[.AV19]-[.$C19]" office:value-type="float" office:value="-1.16946801301694" calcext:value-type="float">
            <text:p>-1.16946801301694</text:p>
          </table:table-cell>
          <table:table-cell table:number-columns-repeated="4"/>
          <table:table-cell table:formula="of:=EXP([.BA20])" office:value-type="float" office:value="0.86577502272362" calcext:value-type="float">
            <text:p>0.86577502272362</text:p>
          </table:table-cell>
          <table:table-cell table:number-columns-repeated="3"/>
          <table:table-cell table:formula="of:=[.$C23]" office:value-type="float" office:value="-1.65968007311571" calcext:value-type="float">
            <text:p>-1.65968007311571</text:p>
          </table:table-cell>
          <table:table-cell table:style-name="ce1" table:formula="of:=[.$AV$19]+[.$F23]*[.$AV$20]" office:value-type="float" office:value="-1.73120980336972" calcext:value-type="float">
            <text:p>-1.73E+00</text:p>
          </table:table-cell>
          <table:table-cell table:style-name="ce1" table:formula="of:=1-EXP([.BE23])" office:value-type="float" office:value="0.809800179595288" calcext:value-type="float">
            <text:p>8.10E-01</text:p>
          </table:table-cell>
          <table:table-cell/>
          <table:table-cell table:style-name="ce1" table:formula="of:=1-EXP([.$C23])" office:value-type="float" office:value="0.809800179595288" calcext:value-type="float">
            <text:p>8.10E-01</text:p>
          </table:table-cell>
          <table:table-cell table:number-columns-repeated="24"/>
        </table:table-row>
        <table:table-row table:style-name="ro1">
          <table:table-cell table:formula="of:=[$HospNew.A24]" office:value-type="string" office:string-value="Immunityhybridboost_245-305" calcext:value-type="string">
            <text:p>Immunityhybridboost_245-305</text:p>
          </table:table-cell>
          <table:table-cell table:formula="of:=[$HospNewVar.A24]" office:value-type="string" office:string-value="Immunityhybridboost_306-366" calcext:value-type="string">
            <text:p>Immunityhybridboost_306-366</text:p>
          </table:table-cell>
          <table:table-cell table:formula="of:=[$HospNew.B24]" office:value-type="float" office:value="-1.63497593840135" calcext:value-type="float">
            <text:p>-1.63497593840135</text:p>
          </table:table-cell>
          <table:table-cell table:formula="of:=EXP([.C24])" office:value-type="float" office:value="0.194957062221332" calcext:value-type="float">
            <text:p>0.194957062221332</text:p>
          </table:table-cell>
          <table:table-cell office:value-type="float" office:value="1" calcext:value-type="float">
            <text:p>1</text:p>
          </table:table-cell>
          <table:table-cell table:formula="of:=[.F23]+1" office:value-type="float" office:value="5" calcext:value-type="float">
            <text:p>5</text:p>
          </table:table-cell>
          <table:table-cell table:number-columns-repeated="18"/>
          <table:table-cell table:formula="of:=[$HospNewVar.S24]" office:value-type="float" office:value="0.000439338925000602" calcext:value-type="float">
            <text:p>0.000439338925000602</text:p>
          </table:table-cell>
          <table:table-cell table:formula="of:=[$HospNewVar.T24]" office:value-type="float" office:value="0.000471722826618691" calcext:value-type="float">
            <text:p>0.000471722826618691</text:p>
          </table:table-cell>
          <table:table-cell table:formula="of:=[$HospNewVar.U24]" office:value-type="float" office:value="0.000360488684722044" calcext:value-type="float">
            <text:p>0.000360488684722044</text:p>
          </table:table-cell>
          <table:table-cell table:formula="of:=[$HospNewVar.V24]" office:value-type="float" office:value="0.000338190648763016" calcext:value-type="float">
            <text:p>0.000338190648763016</text:p>
          </table:table-cell>
          <table:table-cell table:formula="of:=[$HospNewVar.W24]" office:value-type="float" office:value="0.000388996182765919" calcext:value-type="float">
            <text:p>0.000388996182765919</text:p>
          </table:table-cell>
          <table:table-cell table:formula="of:=[$HospNewVar.X24]" office:value-type="float" office:value="0.0208954599723779" calcext:value-type="float">
            <text:p>0.0208954599723779</text:p>
          </table:table-cell>
          <table:table-cell table:formula="of:=[$HospNewVar.Y24]" office:value-type="float" office:value="0.000548167183927199" calcext:value-type="float">
            <text:p>0.000548167183927199</text:p>
          </table:table-cell>
          <table:table-cell table:formula="of:=[$HospNewVar.Z24]" office:value-type="float" office:value="0.000539726695308337" calcext:value-type="float">
            <text:p>0.000539726695308337</text:p>
          </table:table-cell>
          <table:table-cell/>
          <table:table-cell office:value-type="float" office:value="-0.702911052943992" calcext:value-type="float">
            <text:p>-0.702911052943992</text:p>
          </table:table-cell>
          <table:table-cell office:value-type="float" office:value="-0.758255564951718" calcext:value-type="float">
            <text:p>-0.758255564951718</text:p>
          </table:table-cell>
          <table:table-cell office:value-type="float" office:value="-0.365078322199522" calcext:value-type="float">
            <text:p>-0.365078322199522</text:p>
          </table:table-cell>
          <table:table-cell office:value-type="float" office:value="-1.10540433673241" calcext:value-type="float">
            <text:p>-1.10540433673241</text:p>
          </table:table-cell>
          <table:table-cell office:value-type="float" office:value="-1.6918956590349" calcext:value-type="float">
            <text:p>-1.6918956590349</text:p>
          </table:table-cell>
          <table:table-cell office:value-type="float" office:value="47.9592947877483" calcext:value-type="float">
            <text:p>47.9592947877483</text:p>
          </table:table-cell>
          <table:table-cell office:value-type="float" office:value="-0.480482987557395" calcext:value-type="float">
            <text:p>-0.480482987557395</text:p>
          </table:table-cell>
          <table:table-cell office:value-type="float" office:value="-0.0705022064581141" calcext:value-type="float">
            <text:p>-0.0705022064581141</text:p>
          </table:table-cell>
          <table:table-cell table:number-columns-repeated="15"/>
          <table:table-cell table:formula="of:=[.$C24]" office:value-type="float" office:value="-1.63497593840135" calcext:value-type="float">
            <text:p>-1.63497593840135</text:p>
          </table:table-cell>
          <table:table-cell table:style-name="ce1" table:formula="of:=[.$AV$19]+[.$F24]*[.$AV$20]" office:value-type="float" office:value="-1.87533999654318" calcext:value-type="float">
            <text:p>-1.88E+00</text:p>
          </table:table-cell>
          <table:table-cell table:style-name="ce1" table:formula="of:=1-EXP([.BE24])" office:value-type="float" office:value="0.805042937778668" calcext:value-type="float">
            <text:p>8.05E-01</text:p>
          </table:table-cell>
          <table:table-cell/>
          <table:table-cell table:style-name="ce1" table:formula="of:=1-EXP([.$C24])" office:value-type="float" office:value="0.805042937778668" calcext:value-type="float">
            <text:p>8.05E-01</text:p>
          </table:table-cell>
          <table:table-cell table:number-columns-repeated="24"/>
        </table:table-row>
        <table:table-row table:style-name="ro1">
          <table:table-cell table:formula="of:=[$HospNew.A25]" office:value-type="string" office:string-value="Immunityhybridboost_306-366" calcext:value-type="string">
            <text:p>Immunityhybridboost_306-366</text:p>
          </table:table-cell>
          <table:table-cell table:formula="of:=[$HospNewVar.A25]" office:value-type="string" office:string-value="Immunityhybridboost_367-427" calcext:value-type="string">
            <text:p>Immunityhybridboost_367-427</text:p>
          </table:table-cell>
          <table:table-cell table:formula="of:=[$HospNew.B25]" office:value-type="float" office:value="-1.64644400716554" calcext:value-type="float">
            <text:p>-1.64644400716554</text:p>
          </table:table-cell>
          <table:table-cell table:formula="of:=EXP([.C25])" office:value-type="float" office:value="0.192734052403942" calcext:value-type="float">
            <text:p>0.192734052403942</text:p>
          </table:table-cell>
          <table:table-cell office:value-type="float" office:value="1" calcext:value-type="float">
            <text:p>1</text:p>
          </table:table-cell>
          <table:table-cell table:formula="of:=[.F24]+1" office:value-type="float" office:value="6" calcext:value-type="float">
            <text:p>6</text:p>
          </table:table-cell>
          <table:table-cell table:number-columns-repeated="18"/>
          <table:table-cell table:formula="of:=[$HospNewVar.S25]" office:value-type="float" office:value="0.000440947623777616" calcext:value-type="float">
            <text:p>0.000440947623777616</text:p>
          </table:table-cell>
          <table:table-cell table:formula="of:=[$HospNewVar.T25]" office:value-type="float" office:value="0.000587031112231505" calcext:value-type="float">
            <text:p>0.000587031112231505</text:p>
          </table:table-cell>
          <table:table-cell table:formula="of:=[$HospNewVar.U25]" office:value-type="float" office:value="0.00039223650878931" calcext:value-type="float">
            <text:p>0.00039223650878931</text:p>
          </table:table-cell>
          <table:table-cell table:formula="of:=[$HospNewVar.V25]" office:value-type="float" office:value="0.000258947017642952" calcext:value-type="float">
            <text:p>0.000258947017642952</text:p>
          </table:table-cell>
          <table:table-cell table:formula="of:=[$HospNewVar.W25]" office:value-type="float" office:value="0.000328589675303646" calcext:value-type="float">
            <text:p>0.000328589675303646</text:p>
          </table:table-cell>
          <table:table-cell table:formula="of:=[$HospNewVar.X25]" office:value-type="float" office:value="0.000548167183927199" calcext:value-type="float">
            <text:p>0.000548167183927199</text:p>
          </table:table-cell>
          <table:table-cell table:formula="of:=[$HospNewVar.Y25]" office:value-type="float" office:value="0.0509266256076453" calcext:value-type="float">
            <text:p>0.0509266256076453</text:p>
          </table:table-cell>
          <table:table-cell table:formula="of:=[$HospNewVar.Z25]" office:value-type="float" office:value="0.00113315793259414" calcext:value-type="float">
            <text:p>0.00113315793259414</text:p>
          </table:table-cell>
          <table:table-cell/>
          <table:table-cell office:value-type="float" office:value="-0.286242669288508" calcext:value-type="float">
            <text:p>-0.286242669288508</text:p>
          </table:table-cell>
          <table:table-cell office:value-type="float" office:value="-0.39141795591991" calcext:value-type="float">
            <text:p>-0.39141795591991</text:p>
          </table:table-cell>
          <table:table-cell office:value-type="float" office:value="-0.163586022508115" calcext:value-type="float">
            <text:p>-0.163586022508115</text:p>
          </table:table-cell>
          <table:table-cell office:value-type="float" office:value="-0.328512139827426" calcext:value-type="float">
            <text:p>-0.328512139827426</text:p>
          </table:table-cell>
          <table:table-cell office:value-type="float" office:value="-0.566149241977626" calcext:value-type="float">
            <text:p>-0.566149241977626</text:p>
          </table:table-cell>
          <table:table-cell office:value-type="float" office:value="-0.480482987557395" calcext:value-type="float">
            <text:p>-0.480482987557395</text:p>
          </table:table-cell>
          <table:table-cell office:value-type="float" office:value="19.6562533529838" calcext:value-type="float">
            <text:p>19.6562533529838</text:p>
          </table:table-cell>
          <table:table-cell office:value-type="float" office:value="-0.0635528027159341" calcext:value-type="float">
            <text:p>-0.0635528027159341</text:p>
          </table:table-cell>
          <table:table-cell table:number-columns-repeated="11"/>
          <table:table-cell table:formula="of:=&quot;1-&quot;" office:value-type="string" office:string-value="1-" calcext:value-type="string">
            <text:p>1-</text:p>
          </table:table-cell>
          <table:table-cell table:number-columns-repeated="3"/>
          <table:table-cell table:formula="of:=[.$C25]" office:value-type="float" office:value="-1.64644400716554" calcext:value-type="float">
            <text:p>-1.64644400716554</text:p>
          </table:table-cell>
          <table:table-cell table:style-name="ce1" table:formula="of:=[.$AV$19]+[.$F25]*[.$AV$20]" office:value-type="float" office:value="-2.01947018971664" calcext:value-type="float">
            <text:p>-2.02E+00</text:p>
          </table:table-cell>
          <table:table-cell table:style-name="ce1" table:formula="of:=1-EXP([.BE25])" office:value-type="float" office:value="0.807265947596058" calcext:value-type="float">
            <text:p>8.07E-01</text:p>
          </table:table-cell>
          <table:table-cell/>
          <table:table-cell table:style-name="ce1" table:formula="of:=1-EXP([.$C25])" office:value-type="float" office:value="0.807265947596058" calcext:value-type="float">
            <text:p>8.07E-01</text:p>
          </table:table-cell>
          <table:table-cell table:number-columns-repeated="24"/>
        </table:table-row>
        <table:table-row table:style-name="ro1">
          <table:table-cell table:formula="of:=[$HospNew.A26]" office:value-type="string" office:string-value="Immunityhybridboost_367-427" calcext:value-type="string">
            <text:p>Immunityhybridboost_367-427</text:p>
          </table:table-cell>
          <table:table-cell table:formula="of:=[$HospNewVar.A26]" office:value-type="string" office:string-value="Immunityhybridboost_428-488" calcext:value-type="string">
            <text:p>Immunityhybridboost_428-488</text:p>
          </table:table-cell>
          <table:table-cell table:formula="of:=[$HospNew.B26]" office:value-type="float" office:value="-1.03455123567636" calcext:value-type="float">
            <text:p>-1.03455123567636</text:p>
          </table:table-cell>
          <table:table-cell table:formula="of:=EXP([.C26])" office:value-type="float" office:value="0.355385829626295" calcext:value-type="float">
            <text:p>0.355385829626295</text:p>
          </table:table-cell>
          <table:table-cell office:value-type="float" office:value="1" calcext:value-type="float">
            <text:p>1</text:p>
          </table:table-cell>
          <table:table-cell table:formula="of:=[.F25]+1" office:value-type="float" office:value="7" calcext:value-type="float">
            <text:p>7</text:p>
          </table:table-cell>
          <table:table-cell table:number-columns-repeated="2"/>
          <table:table-cell table:formula="of:=[$HospNewVar.C26]" office:value-type="float" office:value="0.000261818574127415" calcext:value-type="float">
            <text:p>0.000261818574127415</text:p>
          </table:table-cell>
          <table:table-cell table:number-columns-repeated="15"/>
          <table:table-cell table:formula="of:=[$HospNewVar.S26]" office:value-type="float" office:value="0.00039635292276487" calcext:value-type="float">
            <text:p>0.00039635292276487</text:p>
          </table:table-cell>
          <table:table-cell table:formula="of:=[$HospNewVar.T26]" office:value-type="float" office:value="0.00062486456577676" calcext:value-type="float">
            <text:p>0.00062486456577676</text:p>
          </table:table-cell>
          <table:table-cell table:formula="of:=[$HospNewVar.U26]" office:value-type="float" office:value="0.000426576950007727" calcext:value-type="float">
            <text:p>0.000426576950007727</text:p>
          </table:table-cell>
          <table:table-cell table:formula="of:=[$HospNewVar.V26]" office:value-type="float" office:value="0.000230926015712104" calcext:value-type="float">
            <text:p>0.000230926015712104</text:p>
          </table:table-cell>
          <table:table-cell table:formula="of:=[$HospNewVar.W26]" office:value-type="float" office:value="0.000295397565821034" calcext:value-type="float">
            <text:p>0.000295397565821034</text:p>
          </table:table-cell>
          <table:table-cell table:formula="of:=[$HospNewVar.X26]" office:value-type="float" office:value="0.000539726695308337" calcext:value-type="float">
            <text:p>0.000539726695308337</text:p>
          </table:table-cell>
          <table:table-cell table:formula="of:=[$HospNewVar.Y26]" office:value-type="float" office:value="0.00113315793259414" calcext:value-type="float">
            <text:p>0.00113315793259414</text:p>
          </table:table-cell>
          <table:table-cell table:formula="of:=[$HospNewVar.Z26]" office:value-type="float" office:value="0.335837123480632" calcext:value-type="float">
            <text:p>0.335837123480632</text:p>
          </table:table-cell>
          <table:table-cell/>
          <table:table-cell office:value-type="float" office:value="-0.0378593125101763" calcext:value-type="float">
            <text:p>-0.0378593125101763</text:p>
          </table:table-cell>
          <table:table-cell office:value-type="float" office:value="-0.062594912264092" calcext:value-type="float">
            <text:p>-0.062594912264092</text:p>
          </table:table-cell>
          <table:table-cell office:value-type="float" office:value="-0.0269333127189872" calcext:value-type="float">
            <text:p>-0.0269333127189872</text:p>
          </table:table-cell>
          <table:table-cell office:value-type="float" office:value="-0.0428344337702826" calcext:value-type="float">
            <text:p>-0.0428344337702826</text:p>
          </table:table-cell>
          <table:table-cell office:value-type="float" office:value="-0.0747378381456563" calcext:value-type="float">
            <text:p>-0.0747378381456563</text:p>
          </table:table-cell>
          <table:table-cell office:value-type="float" office:value="-0.0705022064581141" calcext:value-type="float">
            <text:p>-0.0705022064581141</text:p>
          </table:table-cell>
          <table:table-cell office:value-type="float" office:value="-0.0635528027159341" calcext:value-type="float">
            <text:p>-0.0635528027159341</text:p>
          </table:table-cell>
          <table:table-cell office:value-type="float" office:value="2.97825217772848" calcext:value-type="float">
            <text:p>2.97825217772848</text:p>
          </table:table-cell>
          <table:table-cell table:number-columns-repeated="11"/>
          <table:table-cell table:formula="of:=1-[.BA23]" office:value-type="float" office:value="0.13422497727638" calcext:value-type="float">
            <text:p>0.13422497727638</text:p>
          </table:table-cell>
          <table:table-cell table:formula="of:=1-[.BC23]" office:value-type="float" office:value="1" calcext:value-type="float">
            <text:p>1</text:p>
          </table:table-cell>
          <table:table-cell table:formula="of:=1-[.BB23]" office:value-type="float" office:value="1" calcext:value-type="float">
            <text:p>1</text:p>
          </table:table-cell>
          <table:table-cell table:style-name="ce1"/>
          <table:table-cell table:formula="of:=[.$C26]" office:value-type="float" office:value="-1.03455123567636" calcext:value-type="float">
            <text:p>-1.03455123567636</text:p>
          </table:table-cell>
          <table:table-cell table:style-name="ce1" table:formula="of:=[.$AV$19]+[.$F26]*[.$AV$20]" office:value-type="float" office:value="-2.1636003828901" calcext:value-type="float">
            <text:p>-2.16E+00</text:p>
          </table:table-cell>
          <table:table-cell table:style-name="ce1" table:formula="of:=1-EXP([.BE26])" office:value-type="float" office:value="0.644614170373705" calcext:value-type="float">
            <text:p>6.45E-01</text:p>
          </table:table-cell>
          <table:table-cell table:style-name="ce1"/>
          <table:table-cell table:style-name="ce1" table:formula="of:=1-EXP([.$C26])" office:value-type="float" office:value="0.644614170373705" calcext:value-type="float">
            <text:p>6.45E-01</text:p>
          </table:table-cell>
          <table:table-cell table:style-name="ce1" table:number-columns-repeated="5"/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 table:formula="of:=[$HospNew.A27]" office:value-type="string" office:string-value="Immunityhybridboost_428-488" calcext:value-type="string">
            <text:p>Immunityhybridboost_428-488</text:p>
          </table:table-cell>
          <table:table-cell table:formula="of:=[$HospNewVar.A27]" office:value-type="string" office:string-value="Immunityhybridfull_062-122" calcext:value-type="string">
            <text:p>Immunityhybridfull_062-122</text:p>
          </table:table-cell>
          <table:table-cell table:formula="of:=[$HospNew.B27]" office:value-type="float" office:value="-0.424188040704557" calcext:value-type="float">
            <text:p>-0.424188040704557</text:p>
          </table:table-cell>
          <table:table-cell table:formula="of:=EXP([.C27])" office:value-type="float" office:value="0.654300835150288" calcext:value-type="float">
            <text:p>0.654300835150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27]" office:value-type="float" office:value="0.000376561357158934" calcext:value-type="float">
            <text:p>0.000376561357158934</text:p>
          </table:table-cell>
          <table:table-cell table:number-columns-repeated="6"/>
          <table:table-cell table:formula="of:=[$HospNewVar.J27]" office:value-type="float" office:value="0.000448247578974726" calcext:value-type="float">
            <text:p>0.000448247578974726</text:p>
          </table:table-cell>
          <table:table-cell table:formula="of:=[$HospNewVar.K27]" office:value-type="float" office:value="0.00037976768294343" calcext:value-type="float">
            <text:p>0.00037976768294343</text:p>
          </table:table-cell>
          <table:table-cell table:number-columns-repeated="6"/>
          <table:table-cell table:formula="of:=[$HospNewVar.R27]" office:value-type="float" office:value="0.000418621284940287" calcext:value-type="float">
            <text:p>0.000418621284940287</text:p>
          </table:table-cell>
          <table:table-cell table:formula="of:=[$HospNewVar.S27]" office:value-type="float" office:value="0.000392296318315726" calcext:value-type="float">
            <text:p>0.000392296318315726</text:p>
          </table:table-cell>
          <table:table-cell table:number-columns-repeated="6"/>
          <table:table-cell table:formula="of:=[$HospNewVar.Z27]" office:value-type="float" office:value="0.000458841637120535" calcext:value-type="float">
            <text:p>0.000458841637120535</text:p>
          </table:table-cell>
          <table:table-cell table:formula="of:=[$HospNewVar.AA27]" office:value-type="float" office:value="0.167097786455427" calcext:value-type="float">
            <text:p>0.167097786455427</text:p>
          </table:table-cell>
          <table:table-cell table:number-columns-repeated="6"/>
          <table:table-cell table:formula="of:=[$HospNewVar.AH27]" office:value-type="float" office:value="0.000454908823352332" calcext:value-type="float">
            <text:p>0.000454908823352332</text:p>
          </table:table-cell>
          <table:table-cell table:formula="of:=[$HospNewVar.AI27]" office:value-type="float" office:value="0.00041380035230272" calcext:value-type="float">
            <text:p>0.00041380035230272</text:p>
          </table:table-cell>
          <table:table-cell table:number-columns-repeated="6"/>
          <table:table-cell table:formula="of:=[$HospNewVar.AP27]" office:value-type="float" office:value="0.000334835278755902" calcext:value-type="float">
            <text:p>0.000334835278755902</text:p>
          </table:table-cell>
          <table:table-cell table:formula="of:=[$HospNewVar.AQ27]" office:value-type="float" office:value="0.000361063666136905" calcext:value-type="float">
            <text:p>0.000361063666136905</text:p>
          </table:table-cell>
          <table:table-cell/>
          <table:table-cell table:formula="of:=[$HospNewVar.AS27]" office:value-type="float" office:value="0.000452469891260746" calcext:value-type="float">
            <text:p>0.000452469891260746</text:p>
          </table:table-cell>
          <table:table-cell table:formula="of:=[$HospNewVar.AT27]" office:value-type="float" office:value="0.000434931229719659" calcext:value-type="float">
            <text:p>0.000434931229719659</text:p>
          </table:table-cell>
          <table:table-cell table:formula="of:=[$HospNewVar.AU27]" office:value-type="float" office:value="0.000456561718779974" calcext:value-type="float">
            <text:p>0.000456561718779974</text:p>
          </table:table-cell>
          <table:table-cell table:formula="of:=[$HospNewVar.AV27]" office:value-type="float" office:value="0.00042351240762963" calcext:value-type="float">
            <text:p>0.00042351240762963</text:p>
          </table:table-cell>
          <table:table-cell table:style-name="ce1" table:formula="of:=[$HospNewVar.AW27]" office:value-type="float" office:value="0.000073819508619791" calcext:value-type="float">
            <text:p>7.38E-05</text:p>
          </table:table-cell>
          <table:table-cell table:style-name="ce1" table:number-columns-repeated="8"/>
          <table:table-cell table:number-columns-repeated="5"/>
          <table:table-cell table:style-name="ce1"/>
          <table:table-cell table:number-columns-repeated="16"/>
        </table:table-row>
        <table:table-row table:style-name="ro1">
          <table:table-cell table:formula="of:=[$HospNew.A28]" office:value-type="string" office:string-value="Immunityhybridfull_062-122" calcext:value-type="string">
            <text:p>Immunityhybridfull_062-122</text:p>
          </table:table-cell>
          <table:table-cell table:formula="of:=[$HospNewVar.A28]" office:value-type="string" office:string-value="Immunityhybridfull_123-183" calcext:value-type="string">
            <text:p>Immunityhybridfull_123-183</text:p>
          </table:table-cell>
          <table:table-cell table:formula="of:=[$HospNew.B28]" office:value-type="float" office:value="-1.31711534630495" calcext:value-type="float">
            <text:p>-1.31711534630495</text:p>
          </table:table-cell>
          <table:table-cell table:formula="of:=EXP([.C28])" office:value-type="float" office:value="0.267907007317964" calcext:value-type="float">
            <text:p>0.267907007317964</text:p>
          </table:table-cell>
          <table:table-cell office:value-type="float" office:value="1" calcext:value-type="float">
            <text:p>1</text:p>
          </table:table-cell>
          <table:table-cell table:formula="of:=[.F27]+1" office:value-type="float" office:value="1" calcext:value-type="float">
            <text:p>1</text:p>
          </table:table-cell>
          <table:table-cell table:number-columns-repeated="79"/>
        </table:table-row>
        <table:table-row table:style-name="ro1">
          <table:table-cell table:formula="of:=[$HospNew.A29]" office:value-type="string" office:string-value="Immunityhybridfull_123-183" calcext:value-type="string">
            <text:p>Immunityhybridfull_123-183</text:p>
          </table:table-cell>
          <table:table-cell table:formula="of:=[$HospNewVar.A29]" office:value-type="string" office:string-value="Immunityhybridfull_184-244" calcext:value-type="string">
            <text:p>Immunityhybridfull_184-244</text:p>
          </table:table-cell>
          <table:table-cell table:formula="of:=[$HospNew.B29]" office:value-type="float" office:value="-1.84048495220536" calcext:value-type="float">
            <text:p>-1.84048495220536</text:p>
          </table:table-cell>
          <table:table-cell table:formula="of:=EXP([.C29])" office:value-type="float" office:value="0.158740425918095" calcext:value-type="float">
            <text:p>0.158740425918095</text:p>
          </table:table-cell>
          <table:table-cell office:value-type="float" office:value="1" calcext:value-type="float">
            <text:p>1</text:p>
          </table:table-cell>
          <table:table-cell table:formula="of:=[.F28]+1" office:value-type="float" office:value="2" calcext:value-type="float">
            <text:p>2</text:p>
          </table:table-cell>
          <table:table-cell table:number-columns-repeated="79"/>
        </table:table-row>
        <table:table-row table:style-name="ro1">
          <table:table-cell table:formula="of:=[$HospNew.A30]" office:value-type="string" office:string-value="Immunityhybridfull_184-244" calcext:value-type="string">
            <text:p>Immunityhybridfull_184-244</text:p>
          </table:table-cell>
          <table:table-cell table:formula="of:=[$HospNewVar.A30]" office:value-type="string" office:string-value="Immunityhybridfull_245-305" calcext:value-type="string">
            <text:p>Immunityhybridfull_245-305</text:p>
          </table:table-cell>
          <table:table-cell table:formula="of:=[$HospNew.B30]" office:value-type="float" office:value="-1.93014324498427" calcext:value-type="float">
            <text:p>-1.93014324498427</text:p>
          </table:table-cell>
          <table:table-cell table:formula="of:=EXP([.C30])" office:value-type="float" office:value="0.145127408221301" calcext:value-type="float">
            <text:p>0.145127408221301</text:p>
          </table:table-cell>
          <table:table-cell office:value-type="float" office:value="1" calcext:value-type="float">
            <text:p>1</text:p>
          </table:table-cell>
          <table:table-cell table:formula="of:=[.F29]+1" office:value-type="float" office:value="3" calcext:value-type="float">
            <text:p>3</text:p>
          </table:table-cell>
          <table:table-cell table:number-columns-repeated="79"/>
        </table:table-row>
        <table:table-row table:style-name="ro1">
          <table:table-cell table:formula="of:=[$HospNew.A31]" office:value-type="string" office:string-value="Immunityhybridfull_245-305" calcext:value-type="string">
            <text:p>Immunityhybridfull_245-305</text:p>
          </table:table-cell>
          <table:table-cell table:formula="of:=[$HospNewVar.A31]" office:value-type="string" office:string-value="Immunityhybridfull_306-366" calcext:value-type="string">
            <text:p>Immunityhybridfull_306-366</text:p>
          </table:table-cell>
          <table:table-cell table:formula="of:=[$HospNew.B31]" office:value-type="float" office:value="-1.66834954277847" calcext:value-type="float">
            <text:p>-1.66834954277847</text:p>
          </table:table-cell>
          <table:table-cell table:formula="of:=EXP([.C31])" office:value-type="float" office:value="0.18855801590213" calcext:value-type="float">
            <text:p>0.18855801590213</text:p>
          </table:table-cell>
          <table:table-cell office:value-type="float" office:value="1" calcext:value-type="float">
            <text:p>1</text:p>
          </table:table-cell>
          <table:table-cell table:formula="of:=[.F30]+1"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table:formula="of:=[$HospNew.A32]" office:value-type="string" office:string-value="Immunityhybridfull_306-366" calcext:value-type="string">
            <text:p>Immunityhybridfull_306-366</text:p>
          </table:table-cell>
          <table:table-cell table:formula="of:=[$HospNewVar.A32]" office:value-type="string" office:string-value="Immunityhybridfull_367-427" calcext:value-type="string">
            <text:p>Immunityhybridfull_367-427</text:p>
          </table:table-cell>
          <table:table-cell table:formula="of:=[$HospNew.B32]" office:value-type="float" office:value="-1.52530938418749" calcext:value-type="float">
            <text:p>-1.52530938418749</text:p>
          </table:table-cell>
          <table:table-cell table:formula="of:=EXP([.C32])" office:value-type="float" office:value="0.217553738765489" calcext:value-type="float">
            <text:p>0.217553738765489</text:p>
          </table:table-cell>
          <table:table-cell office:value-type="float" office:value="1" calcext:value-type="float">
            <text:p>1</text:p>
          </table:table-cell>
          <table:table-cell table:formula="of:=[.F31]+1"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table:formula="of:=[$HospNew.A33]" office:value-type="string" office:string-value="Immunityhybridfull_367-427" calcext:value-type="string">
            <text:p>Immunityhybridfull_367-427</text:p>
          </table:table-cell>
          <table:table-cell table:formula="of:=[$HospNewVar.A33]" office:value-type="string" office:string-value="Immunityhybridfull_428-488" calcext:value-type="string">
            <text:p>Immunityhybridfull_428-488</text:p>
          </table:table-cell>
          <table:table-cell table:formula="of:=[$HospNew.B33]" office:value-type="float" office:value="-0.924980746029556" calcext:value-type="float">
            <text:p>-0.924980746029556</text:p>
          </table:table-cell>
          <table:table-cell table:formula="of:=EXP([.C33])" office:value-type="float" office:value="0.396539053952716" calcext:value-type="float">
            <text:p>0.396539053952716</text:p>
          </table:table-cell>
          <table:table-cell office:value-type="float" office:value="1" calcext:value-type="float">
            <text:p>1</text:p>
          </table:table-cell>
          <table:table-cell table:formula="of:=[.F32]+1" office:value-type="float" office:value="6" calcext:value-type="float">
            <text:p>6</text:p>
          </table:table-cell>
          <table:table-cell table:number-columns-repeated="79"/>
        </table:table-row>
        <table:table-row table:style-name="ro1">
          <table:table-cell table:formula="of:=[$HospNew.A34]" office:value-type="string" office:string-value="Immunityhybridfull_428-488" calcext:value-type="string">
            <text:p>Immunityhybridfull_428-488</text:p>
          </table:table-cell>
          <table:table-cell table:formula="of:=[$HospNewVar.A34]" office:value-type="string" office:string-value="Immunityhybridfull_489-549" calcext:value-type="string">
            <text:p>Immunityhybridfull_489-549</text:p>
          </table:table-cell>
          <table:table-cell table:formula="of:=[$HospNew.B34]" office:value-type="float" office:value="-1.00321148675333" calcext:value-type="float">
            <text:p>-1.00321148675333</text:p>
          </table:table-cell>
          <table:table-cell table:formula="of:=EXP([.C34])" office:value-type="float" office:value="0.366699896279479" calcext:value-type="float">
            <text:p>0.366699896279479</text:p>
          </table:table-cell>
          <table:table-cell office:value-type="float" office:value="1" calcext:value-type="float">
            <text:p>1</text:p>
          </table:table-cell>
          <table:table-cell table:formula="of:=[.F33]+1" office:value-type="float" office:value="7" calcext:value-type="float">
            <text:p>7</text:p>
          </table:table-cell>
          <table:table-cell table:number-columns-repeated="2"/>
          <table:table-cell table:formula="of:=[$HospNewVar.C34]" office:value-type="float" office:value="0.000356936571875208" calcext:value-type="float">
            <text:p>0.000356936571875208</text:p>
          </table:table-cell>
          <table:table-cell table:number-columns-repeated="6"/>
          <table:table-cell table:formula="of:=[$HospNewVar.J34]" office:value-type="float" office:value="0.000628723038558297" calcext:value-type="float">
            <text:p>0.000628723038558297</text:p>
          </table:table-cell>
          <table:table-cell table:formula="of:=[$HospNewVar.K34]" office:value-type="float" office:value="0.000366508938597334" calcext:value-type="float">
            <text:p>0.000366508938597334</text:p>
          </table:table-cell>
          <table:table-cell table:number-columns-repeated="6"/>
          <table:table-cell table:formula="of:=[$HospNewVar.R34]" office:value-type="float" office:value="0.000463853701159721" calcext:value-type="float">
            <text:p>0.000463853701159721</text:p>
          </table:table-cell>
          <table:table-cell table:formula="of:=[$HospNewVar.S34]" office:value-type="float" office:value="0.00041412946387266" calcext:value-type="float">
            <text:p>0.00041412946387266</text:p>
          </table:table-cell>
          <table:table-cell table:number-columns-repeated="6"/>
          <table:table-cell table:formula="of:=[$HospNewVar.Z34]" office:value-type="float" office:value="0.000639118044560111" calcext:value-type="float">
            <text:p>0.000639118044560111</text:p>
          </table:table-cell>
          <table:table-cell table:formula="of:=[$HospNewVar.AA34]" office:value-type="float" office:value="0.000454908823352332" calcext:value-type="float">
            <text:p>0.000454908823352332</text:p>
          </table:table-cell>
          <table:table-cell table:number-columns-repeated="6"/>
          <table:table-cell table:formula="of:=[$HospNewVar.AH34]" office:value-type="float" office:value="0.125523201473903" calcext:value-type="float">
            <text:p>0.125523201473903</text:p>
          </table:table-cell>
          <table:table-cell table:formula="of:=[$HospNewVar.AI34]" office:value-type="float" office:value="0.000437670577695099" calcext:value-type="float">
            <text:p>0.000437670577695099</text:p>
          </table:table-cell>
          <table:table-cell table:number-columns-repeated="6"/>
          <table:table-cell table:formula="of:=[$HospNewVar.AP34]" office:value-type="float" office:value="0.000283929035042096" calcext:value-type="float">
            <text:p>0.000283929035042096</text:p>
          </table:table-cell>
          <table:table-cell table:formula="of:=[$HospNewVar.AQ34]" office:value-type="float" office:value="0.000352627560453009" calcext:value-type="float">
            <text:p>0.000352627560453009</text:p>
          </table:table-cell>
          <table:table-cell/>
          <table:table-cell table:formula="of:=[$HospNewVar.AS34]" office:value-type="float" office:value="0.000603746495791697" calcext:value-type="float">
            <text:p>0.000603746495791697</text:p>
          </table:table-cell>
          <table:table-cell table:formula="of:=[$HospNewVar.AT34]" office:value-type="float" office:value="0.000518257909708602" calcext:value-type="float">
            <text:p>0.000518257909708602</text:p>
          </table:table-cell>
          <table:table-cell table:formula="of:=[$HospNewVar.AU34]" office:value-type="float" office:value="0.000617354065783599" calcext:value-type="float">
            <text:p>0.000617354065783599</text:p>
          </table:table-cell>
          <table:table-cell table:formula="of:=[$HospNewVar.AV34]" office:value-type="float" office:value="0.000512267795631926" calcext:value-type="float">
            <text:p>0.000512267795631926</text:p>
          </table:table-cell>
          <table:table-cell table:formula="of:=[$HospNewVar.AW34]" office:value-type="float" office:value="0.000297361819004303" calcext:value-type="float">
            <text:p>0.000297361819004303</text:p>
          </table:table-cell>
          <table:table-cell table:formula="of:=[$HospNewVar.AX34]" office:value-type="float" office:value="0.000178463223633134" calcext:value-type="float">
            <text:p>0.000178463223633134</text:p>
          </table:table-cell>
          <table:table-cell table:style-name="ce1" table:formula="of:=[$HospNewVar.AY34]" office:value-type="float" office:value="0.0000608891168401228" calcext:value-type="float">
            <text:p>6.09E-05</text:p>
          </table:table-cell>
          <table:table-cell table:style-name="ce1" table:formula="of:=[$HospNewVar.AZ34]" office:value-type="float" office:value="0.0000737476573090783" calcext:value-type="float">
            <text:p>7.37E-05</text:p>
          </table:table-cell>
          <table:table-cell table:style-name="ce1" table:formula="of:=[$HospNewVar.BA34]" office:value-type="float" office:value="0.0000733169298891086" calcext:value-type="float">
            <text:p>7.33E-05</text:p>
          </table:table-cell>
          <table:table-cell table:style-name="ce1" table:formula="of:=[$HospNewVar.BB34]" office:value-type="float" office:value="0.0000542276747566545" calcext:value-type="float">
            <text:p>5.42E-05</text:p>
          </table:table-cell>
          <table:table-cell table:style-name="ce1" table:formula="of:=[$HospNewVar.BC34]" office:value-type="float" office:value="-0.0000109288944395657" calcext:value-type="float">
            <text:p>-1.09E-05</text:p>
          </table:table-cell>
          <table:table-cell table:style-name="ce1" table:formula="of:=[$HospNewVar.BD34]" office:value-type="float" office:value="0.00000532010177936174" calcext:value-type="float">
            <text:p>5.32E-06</text:p>
          </table:table-cell>
          <table:table-cell table:style-name="ce1" table:formula="of:=[$HospNewVar.BE34]" office:value-type="float" office:value="0.0000467650803636338" calcext:value-type="float">
            <text:p>4.68E-05</text:p>
          </table:table-cell>
          <table:table-cell table:formula="of:=[$HospNewVar.BF34]" office:value-type="float" office:value="0.000132262344493964" calcext:value-type="float">
            <text:p>0.000132262344493964</text:p>
          </table:table-cell>
          <table:table-cell table:formula="of:=[$HospNewVar.BG34]" office:value-type="float" office:value="0.000198570718188885" calcext:value-type="float">
            <text:p>0.000198570718188885</text:p>
          </table:table-cell>
          <table:table-cell table:formula="of:=[$HospNewVar.BH34]" office:value-type="float" office:value="0.000197417636364628" calcext:value-type="float">
            <text:p>0.000197417636364628</text:p>
          </table:table-cell>
          <table:table-cell table:formula="of:=[$HospNewVar.BI34]" office:value-type="float" office:value="0.000184125283857829" calcext:value-type="float">
            <text:p>0.000184125283857829</text:p>
          </table:table-cell>
          <table:table-cell table:formula="of:=[$HospNewVar.BJ34]" office:value-type="float" office:value="0.000216183595584938" calcext:value-type="float">
            <text:p>0.000216183595584938</text:p>
          </table:table-cell>
          <table:table-cell table:style-name="ce1" table:formula="of:=[$HospNewVar.BK34]" office:value-type="float" office:value="0.0000123837458148724" calcext:value-type="float">
            <text:p>1.24E-05</text:p>
          </table:table-cell>
          <table:table-cell table:formula="of:=[$HospNewVar.BL34]" office:value-type="float" office:value="0" calcext:value-type="float">
            <text:p>0</text:p>
          </table:table-cell>
          <table:table-cell table:formula="of:=[$HospNewVar.BM34]" office:value-type="float" office:value="0" calcext:value-type="float">
            <text:p>0</text:p>
          </table:table-cell>
          <table:table-cell table:formula="of:=[$HospNewVar.BN34]" office:value-type="float" office:value="0" calcext:value-type="float">
            <text:p>0</text:p>
          </table:table-cell>
          <table:table-cell table:formula="of:=[$HospNewVar.BO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35]" office:value-type="string" office:string-value="Immunityhybridfull_489-549" calcext:value-type="string">
            <text:p>Immunityhybridfull_489-549</text:p>
          </table:table-cell>
          <table:table-cell table:formula="of:=[$HospNewVar.A35]" office:value-type="string" office:string-value="Immunityinf_062-122" calcext:value-type="string">
            <text:p>Immunityinf_062-122</text:p>
          </table:table-cell>
          <table:table-cell table:formula="of:=[$HospNew.B35]" office:value-type="float" office:value="-0.953931534320937" calcext:value-type="float">
            <text:p>-0.953931534320937</text:p>
          </table:table-cell>
          <table:table-cell table:formula="of:=EXP([.C35])" office:value-type="float" office:value="0.385223522854982" calcext:value-type="float">
            <text:p>0.385223522854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35]" office:value-type="float" office:value="0.00035910342589392" calcext:value-type="float">
            <text:p>0.00035910342589392</text:p>
          </table:table-cell>
          <table:table-cell table:number-columns-repeated="6"/>
          <table:table-cell table:formula="of:=[$HospNewVar.J35]" office:value-type="float" office:value="0.000451277010283511" calcext:value-type="float">
            <text:p>0.000451277010283511</text:p>
          </table:table-cell>
          <table:table-cell table:formula="of:=[$HospNewVar.K35]" office:value-type="float" office:value="0.00036727298598441" calcext:value-type="float">
            <text:p>0.00036727298598441</text:p>
          </table:table-cell>
          <table:table-cell table:number-columns-repeated="6"/>
          <table:table-cell table:formula="of:=[$HospNewVar.R35]" office:value-type="float" office:value="0.000407379292111322" calcext:value-type="float">
            <text:p>0.000407379292111322</text:p>
          </table:table-cell>
          <table:table-cell table:formula="of:=[$HospNewVar.S35]" office:value-type="float" office:value="0.000384564446946195" calcext:value-type="float">
            <text:p>0.000384564446946195</text:p>
          </table:table-cell>
          <table:table-cell table:number-columns-repeated="6"/>
          <table:table-cell table:formula="of:=[$HospNewVar.Z35]" office:value-type="float" office:value="0.000458033798487267" calcext:value-type="float">
            <text:p>0.000458033798487267</text:p>
          </table:table-cell>
          <table:table-cell table:formula="of:=[$HospNewVar.AA35]" office:value-type="float" office:value="0.00041380035230272" calcext:value-type="float">
            <text:p>0.00041380035230272</text:p>
          </table:table-cell>
          <table:table-cell table:number-columns-repeated="6"/>
          <table:table-cell table:formula="of:=[$HospNewVar.AH35]" office:value-type="float" office:value="0.000437670577695099" calcext:value-type="float">
            <text:p>0.000437670577695099</text:p>
          </table:table-cell>
          <table:table-cell table:formula="of:=[$HospNewVar.AI35]" office:value-type="float" office:value="0.0913138012269502" calcext:value-type="float">
            <text:p>0.0913138012269502</text:p>
          </table:table-cell>
          <table:table-cell table:number-columns-repeated="6"/>
          <table:table-cell table:formula="of:=[$HospNewVar.AP35]" office:value-type="float" office:value="0.000320651246549229" calcext:value-type="float">
            <text:p>0.000320651246549229</text:p>
          </table:table-cell>
          <table:table-cell table:formula="of:=[$HospNewVar.AQ35]" office:value-type="float" office:value="0.000352235219129554" calcext:value-type="float">
            <text:p>0.000352235219129554</text:p>
          </table:table-cell>
          <table:table-cell/>
          <table:table-cell table:formula="of:=[$HospNewVar.AS35]" office:value-type="float" office:value="0.000455940735833474" calcext:value-type="float">
            <text:p>0.000455940735833474</text:p>
          </table:table-cell>
          <table:table-cell table:formula="of:=[$HospNewVar.AT35]" office:value-type="float" office:value="0.000436743369764691" calcext:value-type="float">
            <text:p>0.000436743369764691</text:p>
          </table:table-cell>
          <table:table-cell table:formula="of:=[$HospNewVar.AU35]" office:value-type="float" office:value="0.000458521827047773" calcext:value-type="float">
            <text:p>0.000458521827047773</text:p>
          </table:table-cell>
          <table:table-cell table:formula="of:=[$HospNewVar.AV35]" office:value-type="float" office:value="0.000267667779503043" calcext:value-type="float">
            <text:p>0.000267667779503043</text:p>
          </table:table-cell>
          <table:table-cell table:formula="of:=[$HospNewVar.AW35]" office:value-type="float" office:value="0.000100972462490846" calcext:value-type="float">
            <text:p>0.000100972462490846</text:p>
          </table:table-cell>
          <table:table-cell table:style-name="ce1" table:formula="of:=[$HospNewVar.AX35]" office:value-type="float" office:value="0.0000969534366569347" calcext:value-type="float">
            <text:p>9.70E-05</text:p>
          </table:table-cell>
          <table:table-cell table:style-name="ce1" table:formula="of:=[$HospNewVar.AY35]" office:value-type="float" office:value="0.0000215537980621759" calcext:value-type="float">
            <text:p>2.16E-05</text:p>
          </table:table-cell>
          <table:table-cell table:style-name="ce1" table:formula="of:=[$HospNewVar.AZ35]" office:value-type="float" office:value="-0.0000416324331534163" calcext:value-type="float">
            <text:p>-4.16E-05</text:p>
          </table:table-cell>
          <table:table-cell table:style-name="ce1" table:formula="of:=[$HospNewVar.BA35]" office:value-type="float" office:value="-0.0000559731330243293" calcext:value-type="float">
            <text:p>-5.60E-05</text:p>
          </table:table-cell>
          <table:table-cell table:style-name="ce1" table:formula="of:=[$HospNewVar.BB35]" office:value-type="float" office:value="-0.0000375068588959265" calcext:value-type="float">
            <text:p>-3.75E-05</text:p>
          </table:table-cell>
          <table:table-cell table:style-name="ce1" table:formula="of:=[$HospNewVar.BC35]" office:value-type="float" office:value="0.00001059164726573" calcext:value-type="float">
            <text:p>1.06E-05</text:p>
          </table:table-cell>
          <table:table-cell table:style-name="ce1" table:formula="of:=[$HospNewVar.BD35]" office:value-type="float" office:value="0.0000169002473342511" calcext:value-type="float">
            <text:p>1.69E-05</text:p>
          </table:table-cell>
          <table:table-cell table:style-name="ce1" table:formula="of:=[$HospNewVar.BE35]" office:value-type="float" office:value="0.0000298549762701677" calcext:value-type="float">
            <text:p>2.99E-05</text:p>
          </table:table-cell>
          <table:table-cell table:style-name="ce1" table:formula="of:=[$HospNewVar.BF35]" office:value-type="float" office:value="0.000073839303087214" calcext:value-type="float">
            <text:p>7.38E-05</text:p>
          </table:table-cell>
          <table:table-cell table:formula="of:=[$HospNewVar.BG35]" office:value-type="float" office:value="0.00010727503958401" calcext:value-type="float">
            <text:p>0.00010727503958401</text:p>
          </table:table-cell>
          <table:table-cell table:formula="of:=[$HospNewVar.BH35]" office:value-type="float" office:value="0.000106892865805215" calcext:value-type="float">
            <text:p>0.000106892865805215</text:p>
          </table:table-cell>
          <table:table-cell table:style-name="ce1" table:formula="of:=[$HospNewVar.BI35]" office:value-type="float" office:value="0.0000956151006664555" calcext:value-type="float">
            <text:p>9.56E-05</text:p>
          </table:table-cell>
          <table:table-cell table:formula="of:=[$HospNewVar.BJ35]" office:value-type="float" office:value="0.000124805252369961" calcext:value-type="float">
            <text:p>0.000124805252369961</text:p>
          </table:table-cell>
          <table:table-cell table:style-name="ce1" table:formula="of:=[$HospNewVar.BK35]" office:value-type="float" office:value="0.00000935293772977664" calcext:value-type="float">
            <text:p>9.35E-06</text:p>
          </table:table-cell>
          <table:table-cell table:formula="of:=[$HospNewVar.BL35]" office:value-type="float" office:value="0" calcext:value-type="float">
            <text:p>0</text:p>
          </table:table-cell>
          <table:table-cell table:formula="of:=[$HospNewVar.BM35]" office:value-type="float" office:value="0" calcext:value-type="float">
            <text:p>0</text:p>
          </table:table-cell>
          <table:table-cell table:formula="of:=[$HospNewVar.BN35]" office:value-type="float" office:value="0" calcext:value-type="float">
            <text:p>0</text:p>
          </table:table-cell>
          <table:table-cell table:formula="of:=[$HospNewVar.BO3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36]" office:value-type="string" office:string-value="Immunityinf_062-122" calcext:value-type="string">
            <text:p>Immunityinf_062-122</text:p>
          </table:table-cell>
          <table:table-cell table:formula="of:=[$HospNewVar.A36]" office:value-type="string" office:string-value="Immunityinf_123-183" calcext:value-type="string">
            <text:p>Immunityinf_123-183</text:p>
          </table:table-cell>
          <table:table-cell table:formula="of:=[$HospNew.B36]" office:value-type="float" office:value="-0.939411255589649" calcext:value-type="float">
            <text:p>-0.939411255589649</text:p>
          </table:table-cell>
          <table:table-cell table:formula="of:=EXP([.C36])" office:value-type="float" office:value="0.39085788302611" calcext:value-type="float">
            <text:p>0.39085788302611</text:p>
          </table:table-cell>
          <table:table-cell office:value-type="float" office:value="1" calcext:value-type="float">
            <text:p>1</text:p>
          </table:table-cell>
          <table:table-cell table:formula="of:=[.F35]+1" office:value-type="float" office:value="1" calcext:value-type="float">
            <text:p>1</text:p>
          </table:table-cell>
          <table:table-cell table:number-columns-repeated="79"/>
        </table:table-row>
        <table:table-row table:style-name="ro1">
          <table:table-cell table:formula="of:=[$HospNew.A37]" office:value-type="string" office:string-value="Immunityinf_123-183" calcext:value-type="string">
            <text:p>Immunityinf_123-183</text:p>
          </table:table-cell>
          <table:table-cell table:formula="of:=[$HospNewVar.A37]" office:value-type="string" office:string-value="Immunityinf_184-244" calcext:value-type="string">
            <text:p>Immunityinf_184-244</text:p>
          </table:table-cell>
          <table:table-cell table:formula="of:=[$HospNew.B37]" office:value-type="float" office:value="-1.47696451549674" calcext:value-type="float">
            <text:p>-1.47696451549674</text:p>
          </table:table-cell>
          <table:table-cell table:formula="of:=EXP([.C37])" office:value-type="float" office:value="0.22832972886696" calcext:value-type="float">
            <text:p>0.22832972886696</text:p>
          </table:table-cell>
          <table:table-cell office:value-type="float" office:value="1" calcext:value-type="float">
            <text:p>1</text:p>
          </table:table-cell>
          <table:table-cell table:formula="of:=[.F36]+1" office:value-type="float" office:value="2" calcext:value-type="float">
            <text:p>2</text:p>
          </table:table-cell>
          <table:table-cell table:number-columns-repeated="79"/>
        </table:table-row>
        <table:table-row table:style-name="ro1">
          <table:table-cell table:formula="of:=[$HospNew.A38]" office:value-type="string" office:string-value="Immunityinf_184-244" calcext:value-type="string">
            <text:p>Immunityinf_184-244</text:p>
          </table:table-cell>
          <table:table-cell table:formula="of:=[$HospNewVar.A38]" office:value-type="string" office:string-value="Immunityinf_245-305" calcext:value-type="string">
            <text:p>Immunityinf_245-305</text:p>
          </table:table-cell>
          <table:table-cell table:formula="of:=[$HospNew.B38]" office:value-type="float" office:value="-1.05042885414426" calcext:value-type="float">
            <text:p>-1.05042885414426</text:p>
          </table:table-cell>
          <table:table-cell table:formula="of:=EXP([.C38])" office:value-type="float" office:value="0.34978770903217" calcext:value-type="float">
            <text:p>0.34978770903217</text:p>
          </table:table-cell>
          <table:table-cell office:value-type="float" office:value="1" calcext:value-type="float">
            <text:p>1</text:p>
          </table:table-cell>
          <table:table-cell table:formula="of:=[.F37]+1" office:value-type="float" office:value="3" calcext:value-type="float">
            <text:p>3</text:p>
          </table:table-cell>
          <table:table-cell table:number-columns-repeated="79"/>
        </table:table-row>
        <table:table-row table:style-name="ro1">
          <table:table-cell table:formula="of:=[$HospNew.A39]" office:value-type="string" office:string-value="Immunityinf_245-305" calcext:value-type="string">
            <text:p>Immunityinf_245-305</text:p>
          </table:table-cell>
          <table:table-cell table:formula="of:=[$HospNewVar.A39]" office:value-type="string" office:string-value="Immunityinf_306-366" calcext:value-type="string">
            <text:p>Immunityinf_306-366</text:p>
          </table:table-cell>
          <table:table-cell table:formula="of:=[$HospNew.B39]" office:value-type="float" office:value="-1.31844913959541" calcext:value-type="float">
            <text:p>-1.31844913959541</text:p>
          </table:table-cell>
          <table:table-cell table:formula="of:=EXP([.C39])" office:value-type="float" office:value="0.267549912947114" calcext:value-type="float">
            <text:p>0.267549912947114</text:p>
          </table:table-cell>
          <table:table-cell office:value-type="float" office:value="1" calcext:value-type="float">
            <text:p>1</text:p>
          </table:table-cell>
          <table:table-cell table:formula="of:=[.F38]+1"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table:formula="of:=[$HospNew.A40]" office:value-type="string" office:string-value="Immunityinf_306-366" calcext:value-type="string">
            <text:p>Immunityinf_306-366</text:p>
          </table:table-cell>
          <table:table-cell table:formula="of:=[$HospNewVar.A40]" office:value-type="string" office:string-value="Immunityinf_367-427" calcext:value-type="string">
            <text:p>Immunityinf_367-427</text:p>
          </table:table-cell>
          <table:table-cell table:formula="of:=[$HospNew.B40]" office:value-type="float" office:value="-1.29928587044833" calcext:value-type="float">
            <text:p>-1.29928587044833</text:p>
          </table:table-cell>
          <table:table-cell table:formula="of:=EXP([.C40])" office:value-type="float" office:value="0.272726485550753" calcext:value-type="float">
            <text:p>0.272726485550753</text:p>
          </table:table-cell>
          <table:table-cell office:value-type="float" office:value="1" calcext:value-type="float">
            <text:p>1</text:p>
          </table:table-cell>
          <table:table-cell table:formula="of:=[.F39]+1"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table:formula="of:=[$HospNew.A41]" office:value-type="string" office:string-value="Immunityinf_367-427" calcext:value-type="string">
            <text:p>Immunityinf_367-427</text:p>
          </table:table-cell>
          <table:table-cell table:formula="of:=[$HospNewVar.A41]" office:value-type="string" office:string-value="Immunityinf_428-488" calcext:value-type="string">
            <text:p>Immunityinf_428-488</text:p>
          </table:table-cell>
          <table:table-cell table:formula="of:=[$HospNew.B41]" office:value-type="float" office:value="-1.04741156586259" calcext:value-type="float">
            <text:p>-1.04741156586259</text:p>
          </table:table-cell>
          <table:table-cell table:formula="of:=EXP([.C41])" office:value-type="float" office:value="0.350844713228977" calcext:value-type="float">
            <text:p>0.350844713228977</text:p>
          </table:table-cell>
          <table:table-cell office:value-type="float" office:value="1" calcext:value-type="float">
            <text:p>1</text:p>
          </table:table-cell>
          <table:table-cell table:formula="of:=[.F40]+1" office:value-type="float" office:value="6" calcext:value-type="float">
            <text:p>6</text:p>
          </table:table-cell>
          <table:table-cell table:number-columns-repeated="79"/>
        </table:table-row>
        <table:table-row table:style-name="ro1">
          <table:table-cell table:formula="of:=[$HospNew.A42]" office:value-type="string" office:string-value="Immunityinf_428-488" calcext:value-type="string">
            <text:p>Immunityinf_428-488</text:p>
          </table:table-cell>
          <table:table-cell table:formula="of:=[$HospNewVar.A42]" office:value-type="string" office:string-value="Immunityinf_489-549" calcext:value-type="string">
            <text:p>Immunityinf_489-549</text:p>
          </table:table-cell>
          <table:table-cell table:formula="of:=[$HospNew.B42]" office:value-type="float" office:value="-0.698356386382429" calcext:value-type="float">
            <text:p>-0.698356386382429</text:p>
          </table:table-cell>
          <table:table-cell table:formula="of:=EXP([.C42])" office:value-type="float" office:value="0.497402169280733" calcext:value-type="float">
            <text:p>0.497402169280733</text:p>
          </table:table-cell>
          <table:table-cell office:value-type="float" office:value="1" calcext:value-type="float">
            <text:p>1</text:p>
          </table:table-cell>
          <table:table-cell table:formula="of:=[.F41]+1" office:value-type="float" office:value="7" calcext:value-type="float">
            <text:p>7</text:p>
          </table:table-cell>
          <table:table-cell table:number-columns-repeated="2"/>
          <table:table-cell table:formula="of:=[$HospNewVar.C42]" office:value-type="float" office:value="0.000371830402200715" calcext:value-type="float">
            <text:p>0.000371830402200715</text:p>
          </table:table-cell>
          <table:table-cell table:number-columns-repeated="6"/>
          <table:table-cell table:formula="of:=[$HospNewVar.J42]" office:value-type="float" office:value="0.000129699402053319" calcext:value-type="float">
            <text:p>0.000129699402053319</text:p>
          </table:table-cell>
          <table:table-cell table:formula="of:=[$HospNewVar.K42]" office:value-type="float" office:value="0.000417822172042329" calcext:value-type="float">
            <text:p>0.000417822172042329</text:p>
          </table:table-cell>
          <table:table-cell table:number-columns-repeated="6"/>
          <table:table-cell table:formula="of:=[$HospNewVar.R42]" office:value-type="float" office:value="0.000277871069198415" calcext:value-type="float">
            <text:p>0.000277871069198415</text:p>
          </table:table-cell>
          <table:table-cell table:formula="of:=[$HospNewVar.S42]" office:value-type="float" office:value="0.000275638577647684" calcext:value-type="float">
            <text:p>0.000275638577647684</text:p>
          </table:table-cell>
          <table:table-cell table:number-columns-repeated="6"/>
          <table:table-cell table:formula="of:=[$HospNewVar.Z42]" office:value-type="float" office:value="0.000145111260126698" calcext:value-type="float">
            <text:p>0.000145111260126698</text:p>
          </table:table-cell>
          <table:table-cell table:formula="of:=[$HospNewVar.AA42]" office:value-type="float" office:value="0.000334835278755902" calcext:value-type="float">
            <text:p>0.000334835278755902</text:p>
          </table:table-cell>
          <table:table-cell table:number-columns-repeated="6"/>
          <table:table-cell table:formula="of:=[$HospNewVar.AH42]" office:value-type="float" office:value="0.000283929035042096" calcext:value-type="float">
            <text:p>0.000283929035042096</text:p>
          </table:table-cell>
          <table:table-cell table:formula="of:=[$HospNewVar.AI42]" office:value-type="float" office:value="0.000320651246549229" calcext:value-type="float">
            <text:p>0.000320651246549229</text:p>
          </table:table-cell>
          <table:table-cell table:number-columns-repeated="6"/>
          <table:table-cell table:formula="of:=[$HospNewVar.AP42]" office:value-type="float" office:value="0.0838650515014219" calcext:value-type="float">
            <text:p>0.0838650515014219</text:p>
          </table:table-cell>
          <table:table-cell table:formula="of:=[$HospNewVar.AQ42]" office:value-type="float" office:value="0.000308850441498732" calcext:value-type="float">
            <text:p>0.000308850441498732</text:p>
          </table:table-cell>
          <table:table-cell/>
          <table:table-cell table:formula="of:=[$HospNewVar.AS42]" office:value-type="float" office:value="0.000139952290953771" calcext:value-type="float">
            <text:p>0.000139952290953771</text:p>
          </table:table-cell>
          <table:table-cell table:formula="of:=[$HospNewVar.AT42]" office:value-type="float" office:value="0.000176201216961719" calcext:value-type="float">
            <text:p>0.000176201216961719</text:p>
          </table:table-cell>
          <table:table-cell table:formula="of:=[$HospNewVar.AU42]" office:value-type="float" office:value="0.000141457716480025" calcext:value-type="float">
            <text:p>0.000141457716480025</text:p>
          </table:table-cell>
          <table:table-cell table:formula="of:=[$HospNewVar.AV42]" office:value-type="float" office:value="0.000104589475122716" calcext:value-type="float">
            <text:p>0.000104589475122716</text:p>
          </table:table-cell>
          <table:table-cell table:style-name="ce1" table:formula="of:=[$HospNewVar.AW42]" office:value-type="float" office:value="-0.0000239661332633007" calcext:value-type="float">
            <text:p>-2.40E-05</text:p>
          </table:table-cell>
          <table:table-cell table:style-name="ce1" table:formula="of:=[$HospNewVar.AX42]" office:value-type="float" office:value="0.0000105339567420334" calcext:value-type="float">
            <text:p>1.05E-05</text:p>
          </table:table-cell>
          <table:table-cell table:style-name="ce1" table:formula="of:=[$HospNewVar.AY42]" office:value-type="float" office:value="-0.0000332394657879635" calcext:value-type="float">
            <text:p>-3.32E-05</text:p>
          </table:table-cell>
          <table:table-cell table:style-name="ce1" table:formula="of:=[$HospNewVar.AZ42]" office:value-type="float" office:value="-0.0000571496893354092" calcext:value-type="float">
            <text:p>-5.71E-05</text:p>
          </table:table-cell>
          <table:table-cell table:style-name="ce1" table:formula="of:=[$HospNewVar.BA42]" office:value-type="float" office:value="-0.000034253284892308" calcext:value-type="float">
            <text:p>-3.43E-05</text:p>
          </table:table-cell>
          <table:table-cell table:style-name="ce1" table:formula="of:=[$HospNewVar.BB42]" office:value-type="float" office:value="-0.0000163554814124653" calcext:value-type="float">
            <text:p>-1.64E-05</text:p>
          </table:table-cell>
          <table:table-cell table:style-name="ce1" table:formula="of:=[$HospNewVar.BC42]" office:value-type="float" office:value="0.00000477123787782147" calcext:value-type="float">
            <text:p>4.77E-06</text:p>
          </table:table-cell>
          <table:table-cell table:style-name="ce1" table:formula="of:=[$HospNewVar.BD42]" office:value-type="float" office:value="0.000012406563847823" calcext:value-type="float">
            <text:p>1.24E-05</text:p>
          </table:table-cell>
          <table:table-cell table:style-name="ce1" table:formula="of:=[$HospNewVar.BE42]" office:value-type="float" office:value="0.0000417522515616327" calcext:value-type="float">
            <text:p>4.18E-05</text:p>
          </table:table-cell>
          <table:table-cell table:style-name="ce1" table:formula="of:=[$HospNewVar.BF42]" office:value-type="float" office:value="0.0000878491925155702" calcext:value-type="float">
            <text:p>8.78E-05</text:p>
          </table:table-cell>
          <table:table-cell table:formula="of:=[$HospNewVar.BG42]" office:value-type="float" office:value="0.000153399870044777" calcext:value-type="float">
            <text:p>0.000153399870044777</text:p>
          </table:table-cell>
          <table:table-cell table:formula="of:=[$HospNewVar.BH42]" office:value-type="float" office:value="0.000178650303570827" calcext:value-type="float">
            <text:p>0.000178650303570827</text:p>
          </table:table-cell>
          <table:table-cell table:formula="of:=[$HospNewVar.BI42]" office:value-type="float" office:value="0.000191454506337449" calcext:value-type="float">
            <text:p>0.000191454506337449</text:p>
          </table:table-cell>
          <table:table-cell table:formula="of:=[$HospNewVar.BJ42]" office:value-type="float" office:value="0.000240788471856669" calcext:value-type="float">
            <text:p>0.000240788471856669</text:p>
          </table:table-cell>
          <table:table-cell table:style-name="ce1" table:formula="of:=[$HospNewVar.BK42]" office:value-type="float" office:value="0.00000555733172288585" calcext:value-type="float">
            <text:p>5.56E-06</text:p>
          </table:table-cell>
          <table:table-cell table:formula="of:=[$HospNewVar.BL42]" office:value-type="float" office:value="0" calcext:value-type="float">
            <text:p>0</text:p>
          </table:table-cell>
          <table:table-cell table:formula="of:=[$HospNewVar.BM42]" office:value-type="float" office:value="0" calcext:value-type="float">
            <text:p>0</text:p>
          </table:table-cell>
          <table:table-cell table:formula="of:=[$HospNewVar.BN42]" office:value-type="float" office:value="0" calcext:value-type="float">
            <text:p>0</text:p>
          </table:table-cell>
          <table:table-cell table:formula="of:=[$HospNewVar.BO4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3]" office:value-type="string" office:string-value="Immunityinf_489-549" calcext:value-type="string">
            <text:p>Immunityinf_489-549</text:p>
          </table:table-cell>
          <table:table-cell table:formula="of:=[$HospNewVar.A43]" office:value-type="string" office:string-value="Immunitysecboost_001-061" calcext:value-type="string">
            <text:p>Immunitysecboost_001-061</text:p>
          </table:table-cell>
          <table:table-cell table:formula="of:=[$HospNew.B43]" office:value-type="float" office:value="-1.0847517316214" calcext:value-type="float">
            <text:p>-1.0847517316214</text:p>
          </table:table-cell>
          <table:table-cell table:formula="of:=EXP([.C43])" office:value-type="float" office:value="0.337985686637743" calcext:value-type="float">
            <text:p>0.3379856866377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$HospNewVar.C43]" office:value-type="float" office:value="0.000412576041494261" calcext:value-type="float">
            <text:p>0.000412576041494261</text:p>
          </table:table-cell>
          <table:table-cell table:number-columns-repeated="6"/>
          <table:table-cell table:formula="of:=[$HospNewVar.J43]" office:value-type="float" office:value="0.000305255204185903" calcext:value-type="float">
            <text:p>0.000305255204185903</text:p>
          </table:table-cell>
          <table:table-cell table:formula="of:=[$HospNewVar.K43]" office:value-type="float" office:value="0.000332785665747411" calcext:value-type="float">
            <text:p>0.000332785665747411</text:p>
          </table:table-cell>
          <table:table-cell table:number-columns-repeated="6"/>
          <table:table-cell table:formula="of:=[$HospNewVar.R43]" office:value-type="float" office:value="0.000384445066463812" calcext:value-type="float">
            <text:p>0.000384445066463812</text:p>
          </table:table-cell>
          <table:table-cell table:formula="of:=[$HospNewVar.S43]" office:value-type="float" office:value="0.000418135813309794" calcext:value-type="float">
            <text:p>0.000418135813309794</text:p>
          </table:table-cell>
          <table:table-cell table:number-columns-repeated="6"/>
          <table:table-cell table:formula="of:=[$HospNewVar.Z43]" office:value-type="float" office:value="0.00029677153945635" calcext:value-type="float">
            <text:p>0.00029677153945635</text:p>
          </table:table-cell>
          <table:table-cell table:formula="of:=[$HospNewVar.AA43]" office:value-type="float" office:value="0.000361063666136905" calcext:value-type="float">
            <text:p>0.000361063666136905</text:p>
          </table:table-cell>
          <table:table-cell table:number-columns-repeated="6"/>
          <table:table-cell table:formula="of:=[$HospNewVar.AH43]" office:value-type="float" office:value="0.000352627560453009" calcext:value-type="float">
            <text:p>0.000352627560453009</text:p>
          </table:table-cell>
          <table:table-cell table:formula="of:=[$HospNewVar.AI43]" office:value-type="float" office:value="0.000352235219129554" calcext:value-type="float">
            <text:p>0.000352235219129554</text:p>
          </table:table-cell>
          <table:table-cell table:number-columns-repeated="6"/>
          <table:table-cell table:formula="of:=[$HospNewVar.AP43]" office:value-type="float" office:value="0.000308850441498732" calcext:value-type="float">
            <text:p>0.000308850441498732</text:p>
          </table:table-cell>
          <table:table-cell table:formula="of:=[$HospNewVar.AQ43]" office:value-type="float" office:value="0.00496810333641475" calcext:value-type="float">
            <text:p>0.00496810333641475</text:p>
          </table:table-cell>
          <table:table-cell/>
          <table:table-cell table:formula="of:=[$HospNewVar.AS43]" office:value-type="float" office:value="0.000330002975372381" calcext:value-type="float">
            <text:p>0.000330002975372381</text:p>
          </table:table-cell>
          <table:table-cell table:formula="of:=[$HospNewVar.AT43]" office:value-type="float" office:value="0.000388617345493277" calcext:value-type="float">
            <text:p>0.000388617345493277</text:p>
          </table:table-cell>
          <table:table-cell table:formula="of:=[$HospNewVar.AU43]" office:value-type="float" office:value="0.000318409072124017" calcext:value-type="float">
            <text:p>0.000318409072124017</text:p>
          </table:table-cell>
          <table:table-cell table:formula="of:=[$HospNewVar.AV43]" office:value-type="float" office:value="0.000230727766703239" calcext:value-type="float">
            <text:p>0.000230727766703239</text:p>
          </table:table-cell>
          <table:table-cell table:style-name="ce1" table:formula="of:=[$HospNewVar.AW43]" office:value-type="float" office:value="0.0000612816064541145" calcext:value-type="float">
            <text:p>6.13E-05</text:p>
          </table:table-cell>
          <table:table-cell table:style-name="ce1" table:formula="of:=[$HospNewVar.AX43]" office:value-type="float" office:value="0.0000204555131589328" calcext:value-type="float">
            <text:p>2.05E-05</text:p>
          </table:table-cell>
          <table:table-cell table:style-name="ce1" table:formula="of:=[$HospNewVar.AY43]" office:value-type="float" office:value="-0.00000480368357839555" calcext:value-type="float">
            <text:p>-4.80E-06</text:p>
          </table:table-cell>
          <table:table-cell table:style-name="ce1" table:formula="of:=[$HospNewVar.AZ43]" office:value-type="float" office:value="0.0000221468033021217" calcext:value-type="float">
            <text:p>2.21E-05</text:p>
          </table:table-cell>
          <table:table-cell table:style-name="ce1" table:formula="of:=[$HospNewVar.BA43]" office:value-type="float" office:value="0.0000219447070379322" calcext:value-type="float">
            <text:p>2.19E-05</text:p>
          </table:table-cell>
          <table:table-cell table:style-name="ce1" table:formula="of:=[$HospNewVar.BB43]" office:value-type="float" office:value="0.0000159239820464052" calcext:value-type="float">
            <text:p>1.59E-05</text:p>
          </table:table-cell>
          <table:table-cell table:style-name="ce1" table:formula="of:=[$HospNewVar.BC43]" office:value-type="float" office:value="-0.0000145504347605202" calcext:value-type="float">
            <text:p>-1.46E-05</text:p>
          </table:table-cell>
          <table:table-cell table:style-name="ce1" table:formula="of:=[$HospNewVar.BD43]" office:value-type="float" office:value="-0.0000209347176261664" calcext:value-type="float">
            <text:p>-2.09E-05</text:p>
          </table:table-cell>
          <table:table-cell table:style-name="ce1" table:formula="of:=[$HospNewVar.BE43]" office:value-type="float" office:value="-0.0000235665805374775" calcext:value-type="float">
            <text:p>-2.36E-05</text:p>
          </table:table-cell>
          <table:table-cell table:style-name="ce1" table:formula="of:=[$HospNewVar.BF43]" office:value-type="float" office:value="-0.0000485115789776123" calcext:value-type="float">
            <text:p>-4.85E-05</text:p>
          </table:table-cell>
          <table:table-cell table:style-name="ce1" table:formula="of:=[$HospNewVar.BG43]" office:value-type="float" office:value="-0.0000850281453668577" calcext:value-type="float">
            <text:p>-8.50E-05</text:p>
          </table:table-cell>
          <table:table-cell table:formula="of:=[$HospNewVar.BH43]" office:value-type="float" office:value="-0.000121432441861703" calcext:value-type="float">
            <text:p>-0.000121432441861703</text:p>
          </table:table-cell>
          <table:table-cell table:formula="of:=[$HospNewVar.BI43]" office:value-type="float" office:value="-0.000157613758868588" calcext:value-type="float">
            <text:p>-0.000157613758868588</text:p>
          </table:table-cell>
          <table:table-cell table:formula="of:=[$HospNewVar.BJ43]" office:value-type="float" office:value="-0.000121686015243375" calcext:value-type="float">
            <text:p>-0.000121686015243375</text:p>
          </table:table-cell>
          <table:table-cell table:style-name="ce1" table:formula="of:=[$HospNewVar.BK43]" office:value-type="float" office:value="-0.0000320801158761502" calcext:value-type="float">
            <text:p>-3.21E-05</text:p>
          </table:table-cell>
          <table:table-cell table:formula="of:=[$HospNewVar.BL43]" office:value-type="float" office:value="0" calcext:value-type="float">
            <text:p>0</text:p>
          </table:table-cell>
          <table:table-cell table:formula="of:=[$HospNewVar.BM43]" office:value-type="float" office:value="0" calcext:value-type="float">
            <text:p>0</text:p>
          </table:table-cell>
          <table:table-cell table:formula="of:=[$HospNewVar.BN43]" office:value-type="float" office:value="0" calcext:value-type="float">
            <text:p>0</text:p>
          </table:table-cell>
          <table:table-cell table:formula="of:=[$HospNewVar.BO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4]" office:value-type="string" office:string-value="Immunitysecboost_001-061" calcext:value-type="string">
            <text:p>Immunitysecboost_001-061</text:p>
          </table:table-cell>
          <table:table-cell table:formula="of:=[$HospNewVar.A44]" office:value-type="string" office:string-value="Immunitysecboost_062-122" calcext:value-type="string">
            <text:p>Immunitysecboost_062-122</text:p>
          </table:table-cell>
          <table:table-cell table:formula="of:=[$HospNew.B44]" office:value-type="float" office:value="-1.19462001167922" calcext:value-type="float">
            <text:p>-1.19462001167922</text:p>
          </table:table-cell>
          <table:table-cell table:formula="of:=EXP([.C44])" office:value-type="float" office:value="0.302819000006036" calcext:value-type="float">
            <text:p>0.302819000006036</text:p>
          </table:table-cell>
          <table:table-cell office:value-type="float" office:value="1" calcext:value-type="float">
            <text:p>1</text:p>
          </table:table-cell>
          <table:table-cell table:formula="of:=[.F43]+1" office:value-type="float" office:value="2" calcext:value-type="float">
            <text:p>2</text:p>
          </table:table-cell>
          <table:table-cell table:number-columns-repeated="79"/>
        </table:table-row>
        <table:table-row table:style-name="ro1">
          <table:table-cell table:formula="of:=[$HospNew.A45]" office:value-type="string" office:string-value="Immunitysecboost_062-122" calcext:value-type="string">
            <text:p>Immunitysecboost_062-122</text:p>
          </table:table-cell>
          <table:table-cell table:formula="of:=[$HospNewVar.A45]" office:value-type="string" office:string-value="Immunitysecboost_123-183" calcext:value-type="string">
            <text:p>Immunitysecboost_123-183</text:p>
          </table:table-cell>
          <table:table-cell table:formula="of:=[$HospNew.B45]" office:value-type="float" office:value="-0.805688216450338" calcext:value-type="float">
            <text:p>-0.805688216450338</text:p>
          </table:table-cell>
          <table:table-cell table:formula="of:=EXP([.C45])" office:value-type="float" office:value="0.446780339149049" calcext:value-type="float">
            <text:p>0.446780339149049</text:p>
          </table:table-cell>
          <table:table-cell office:value-type="float" office:value="1" calcext:value-type="float">
            <text:p>1</text:p>
          </table:table-cell>
          <table:table-cell table:formula="of:=[.F44]+1" office:value-type="float" office:value="3" calcext:value-type="float">
            <text:p>3</text:p>
          </table:table-cell>
          <table:table-cell table:number-columns-repeated="2"/>
          <table:table-cell table:formula="of:=[$HospNewVar.C45]" office:value-type="float" office:value="0.000279482806424892" calcext:value-type="float">
            <text:p>0.000279482806424892</text:p>
          </table:table-cell>
          <table:table-cell table:number-columns-repeated="6"/>
          <table:table-cell table:formula="of:=[$HospNewVar.J45]" office:value-type="float" office:value="0.0013776916112922" calcext:value-type="float">
            <text:p>0.0013776916112922</text:p>
          </table:table-cell>
          <table:table-cell table:formula="of:=[$HospNewVar.K45]" office:value-type="float" office:value="0.000327890089897441" calcext:value-type="float">
            <text:p>0.000327890089897441</text:p>
          </table:table-cell>
          <table:table-cell table:number-columns-repeated="6"/>
          <table:table-cell table:formula="of:=[$HospNewVar.R45]" office:value-type="float" office:value="0.000524057185283434" calcext:value-type="float">
            <text:p>0.000524057185283434</text:p>
          </table:table-cell>
          <table:table-cell table:formula="of:=[$HospNewVar.S45]" office:value-type="float" office:value="0.000440107880259282" calcext:value-type="float">
            <text:p>0.000440107880259282</text:p>
          </table:table-cell>
          <table:table-cell table:number-columns-repeated="6"/>
          <table:table-cell table:formula="of:=[$HospNewVar.Z45]" office:value-type="float" office:value="0.00135730361983578" calcext:value-type="float">
            <text:p>0.00135730361983578</text:p>
          </table:table-cell>
          <table:table-cell table:formula="of:=[$HospNewVar.AA45]" office:value-type="float" office:value="0.000452469891260746" calcext:value-type="float">
            <text:p>0.000452469891260746</text:p>
          </table:table-cell>
          <table:table-cell table:number-columns-repeated="6"/>
          <table:table-cell table:formula="of:=[$HospNewVar.AH45]" office:value-type="float" office:value="0.000603746495791697" calcext:value-type="float">
            <text:p>0.000603746495791697</text:p>
          </table:table-cell>
          <table:table-cell table:formula="of:=[$HospNewVar.AI45]" office:value-type="float" office:value="0.000455940735833474" calcext:value-type="float">
            <text:p>0.000455940735833474</text:p>
          </table:table-cell>
          <table:table-cell table:number-columns-repeated="6"/>
          <table:table-cell table:formula="of:=[$HospNewVar.AP45]" office:value-type="float" office:value="0.000139952290953771" calcext:value-type="float">
            <text:p>0.000139952290953771</text:p>
          </table:table-cell>
          <table:table-cell table:formula="of:=[$HospNewVar.AQ45]" office:value-type="float" office:value="0.000330002975372381" calcext:value-type="float">
            <text:p>0.000330002975372381</text:p>
          </table:table-cell>
          <table:table-cell/>
          <table:table-cell table:formula="of:=[$HospNewVar.AS45]" office:value-type="float" office:value="0.0177875697667458" calcext:value-type="float">
            <text:p>0.0177875697667458</text:p>
          </table:table-cell>
          <table:table-cell table:formula="of:=[$HospNewVar.AT45]" office:value-type="float" office:value="0.000683552923527475" calcext:value-type="float">
            <text:p>0.000683552923527475</text:p>
          </table:table-cell>
          <table:table-cell table:formula="of:=[$HospNewVar.AU45]" office:value-type="float" office:value="0.00121348396315064" calcext:value-type="float">
            <text:p>0.00121348396315064</text:p>
          </table:table-cell>
          <table:table-cell table:formula="of:=[$HospNewVar.AV45]" office:value-type="float" office:value="0.000183994780878867" calcext:value-type="float">
            <text:p>0.000183994780878867</text:p>
          </table:table-cell>
          <table:table-cell table:style-name="ce1" table:formula="of:=[$HospNewVar.AW45]" office:value-type="float" office:value="0.00005316110868083" calcext:value-type="float">
            <text:p>5.32E-05</text:p>
          </table:table-cell>
          <table:table-cell table:style-name="ce1" table:formula="of:=[$HospNewVar.AX45]" office:value-type="float" office:value="0.0000248675782777904" calcext:value-type="float">
            <text:p>2.49E-05</text:p>
          </table:table-cell>
          <table:table-cell table:style-name="ce1" table:formula="of:=[$HospNewVar.AY45]" office:value-type="float" office:value="0.00000189253621015303" calcext:value-type="float">
            <text:p>1.89E-06</text:p>
          </table:table-cell>
          <table:table-cell table:style-name="ce1" table:formula="of:=[$HospNewVar.AZ45]" office:value-type="float" office:value="0.0000182780269624253" calcext:value-type="float">
            <text:p>1.83E-05</text:p>
          </table:table-cell>
          <table:table-cell table:style-name="ce1" table:formula="of:=[$HospNewVar.BA45]" office:value-type="float" office:value="0.0000186502634858866" calcext:value-type="float">
            <text:p>1.87E-05</text:p>
          </table:table-cell>
          <table:table-cell table:style-name="ce1" table:formula="of:=[$HospNewVar.BB45]" office:value-type="float" office:value="0.0000135749327433247" calcext:value-type="float">
            <text:p>1.36E-05</text:p>
          </table:table-cell>
          <table:table-cell table:style-name="ce1" table:formula="of:=[$HospNewVar.BC45]" office:value-type="float" office:value="-0.0000125808587173921" calcext:value-type="float">
            <text:p>-1.26E-05</text:p>
          </table:table-cell>
          <table:table-cell table:style-name="ce1" table:formula="of:=[$HospNewVar.BD45]" office:value-type="float" office:value="-0.0000199209975997417" calcext:value-type="float">
            <text:p>-1.99E-05</text:p>
          </table:table-cell>
          <table:table-cell table:style-name="ce1" table:formula="of:=[$HospNewVar.BE45]" office:value-type="float" office:value="-0.0000274137532888979" calcext:value-type="float">
            <text:p>-2.74E-05</text:p>
          </table:table-cell>
          <table:table-cell table:style-name="ce1" table:formula="of:=[$HospNewVar.BF45]" office:value-type="float" office:value="-0.0000616484123405802" calcext:value-type="float">
            <text:p>-6.16E-05</text:p>
          </table:table-cell>
          <table:table-cell table:formula="of:=[$HospNewVar.BG45]" office:value-type="float" office:value="-0.000102163446354431" calcext:value-type="float">
            <text:p>-0.000102163446354431</text:p>
          </table:table-cell>
          <table:table-cell table:formula="of:=[$HospNewVar.BH45]" office:value-type="float" office:value="-0.000157233422857318" calcext:value-type="float">
            <text:p>-0.000157233422857318</text:p>
          </table:table-cell>
          <table:table-cell table:formula="of:=[$HospNewVar.BI45]" office:value-type="float" office:value="-0.000210593972878369" calcext:value-type="float">
            <text:p>-0.000210593972878369</text:p>
          </table:table-cell>
          <table:table-cell table:formula="of:=[$HospNewVar.BJ45]" office:value-type="float" office:value="-0.000189517311898031" calcext:value-type="float">
            <text:p>-0.000189517311898031</text:p>
          </table:table-cell>
          <table:table-cell table:style-name="ce1" table:formula="of:=[$HospNewVar.BK45]" office:value-type="float" office:value="-0.0000451310633926988" calcext:value-type="float">
            <text:p>-4.51E-05</text:p>
          </table:table-cell>
          <table:table-cell table:formula="of:=[$HospNewVar.BL45]" office:value-type="float" office:value="0" calcext:value-type="float">
            <text:p>0</text:p>
          </table:table-cell>
          <table:table-cell table:formula="of:=[$HospNewVar.BM45]" office:value-type="float" office:value="0" calcext:value-type="float">
            <text:p>0</text:p>
          </table:table-cell>
          <table:table-cell table:formula="of:=[$HospNewVar.BN45]" office:value-type="float" office:value="0" calcext:value-type="float">
            <text:p>0</text:p>
          </table:table-cell>
          <table:table-cell table:formula="of:=[$HospNewVar.BO4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6]" office:value-type="string" office:string-value="Immunitysecboost_123-183" calcext:value-type="string">
            <text:p>Immunitysecboost_123-183</text:p>
          </table:table-cell>
          <table:table-cell table:formula="of:=[$HospNewVar.A46]" office:value-type="string" office:string-value="Immunitysecboost45_001-061" calcext:value-type="string">
            <text:p>Immunitysecboost45_001-061</text:p>
          </table:table-cell>
          <table:table-cell table:formula="of:=[$HospNew.B46]" office:value-type="float" office:value="-0.46619176367113" calcext:value-type="float">
            <text:p>-0.46619176367113</text:p>
          </table:table-cell>
          <table:table-cell table:formula="of:=EXP([.C46])" office:value-type="float" office:value="0.627386962483912" calcext:value-type="float">
            <text:p>0.6273869624839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46]" office:value-type="float" office:value="0.000337346384870595" calcext:value-type="float">
            <text:p>0.000337346384870595</text:p>
          </table:table-cell>
          <table:table-cell table:number-columns-repeated="6"/>
          <table:table-cell table:formula="of:=[$HospNewVar.J46]" office:value-type="float" office:value="0.000611208894067205" calcext:value-type="float">
            <text:p>0.000611208894067205</text:p>
          </table:table-cell>
          <table:table-cell table:formula="of:=[$HospNewVar.K46]" office:value-type="float" office:value="0.000322365438619336" calcext:value-type="float">
            <text:p>0.000322365438619336</text:p>
          </table:table-cell>
          <table:table-cell table:number-columns-repeated="6"/>
          <table:table-cell table:formula="of:=[$HospNewVar.R46]" office:value-type="float" office:value="0.000497604245079234" calcext:value-type="float">
            <text:p>0.000497604245079234</text:p>
          </table:table-cell>
          <table:table-cell table:formula="of:=[$HospNewVar.S46]" office:value-type="float" office:value="0.000470496544688602" calcext:value-type="float">
            <text:p>0.000470496544688602</text:p>
          </table:table-cell>
          <table:table-cell table:number-columns-repeated="6"/>
          <table:table-cell table:formula="of:=[$HospNewVar.Z46]" office:value-type="float" office:value="0.000602176293661503" calcext:value-type="float">
            <text:p>0.000602176293661503</text:p>
          </table:table-cell>
          <table:table-cell table:formula="of:=[$HospNewVar.AA46]" office:value-type="float" office:value="0.000434931229719659" calcext:value-type="float">
            <text:p>0.000434931229719659</text:p>
          </table:table-cell>
          <table:table-cell table:number-columns-repeated="6"/>
          <table:table-cell table:formula="of:=[$HospNewVar.AH46]" office:value-type="float" office:value="0.000518257909708602" calcext:value-type="float">
            <text:p>0.000518257909708602</text:p>
          </table:table-cell>
          <table:table-cell table:formula="of:=[$HospNewVar.AI46]" office:value-type="float" office:value="0.000436743369764691" calcext:value-type="float">
            <text:p>0.000436743369764691</text:p>
          </table:table-cell>
          <table:table-cell table:number-columns-repeated="6"/>
          <table:table-cell table:formula="of:=[$HospNewVar.AP46]" office:value-type="float" office:value="0.000176201216961719" calcext:value-type="float">
            <text:p>0.000176201216961719</text:p>
          </table:table-cell>
          <table:table-cell table:formula="of:=[$HospNewVar.AQ46]" office:value-type="float" office:value="0.000388617345493277" calcext:value-type="float">
            <text:p>0.000388617345493277</text:p>
          </table:table-cell>
          <table:table-cell/>
          <table:table-cell table:formula="of:=[$HospNewVar.AS46]" office:value-type="float" office:value="0.000683552923527475" calcext:value-type="float">
            <text:p>0.000683552923527475</text:p>
          </table:table-cell>
          <table:table-cell table:formula="of:=[$HospNewVar.AT46]" office:value-type="float" office:value="0.0136478088631687" calcext:value-type="float">
            <text:p>0.0136478088631687</text:p>
          </table:table-cell>
          <table:table-cell table:formula="of:=[$HospNewVar.AU46]" office:value-type="float" office:value="0.000660097066829605" calcext:value-type="float">
            <text:p>0.000660097066829605</text:p>
          </table:table-cell>
          <table:table-cell table:formula="of:=[$HospNewVar.AV46]" office:value-type="float" office:value="0.000205044166808458" calcext:value-type="float">
            <text:p>0.000205044166808458</text:p>
          </table:table-cell>
          <table:table-cell table:style-name="ce1" table:formula="of:=[$HospNewVar.AW46]" office:value-type="float" office:value="0.0000591848201337143" calcext:value-type="float">
            <text:p>5.92E-05</text:p>
          </table:table-cell>
          <table:table-cell table:style-name="ce1" table:formula="of:=[$HospNewVar.AX46]" office:value-type="float" office:value="0.0000261924678664477" calcext:value-type="float">
            <text:p>2.62E-05</text:p>
          </table:table-cell>
          <table:table-cell table:style-name="ce1" table:formula="of:=[$HospNewVar.AY46]" office:value-type="float" office:value="0.00000330773077856466" calcext:value-type="float">
            <text:p>3.31E-06</text:p>
          </table:table-cell>
          <table:table-cell table:style-name="ce1" table:formula="of:=[$HospNewVar.AZ46]" office:value-type="float" office:value="0.0000226384176795369" calcext:value-type="float">
            <text:p>2.26E-05</text:p>
          </table:table-cell>
          <table:table-cell table:style-name="ce1" table:formula="of:=[$HospNewVar.BA46]" office:value-type="float" office:value="0.0000221663906351641" calcext:value-type="float">
            <text:p>2.22E-05</text:p>
          </table:table-cell>
          <table:table-cell table:style-name="ce1" table:formula="of:=[$HospNewVar.BB46]" office:value-type="float" office:value="0.0000150639035144439" calcext:value-type="float">
            <text:p>1.51E-05</text:p>
          </table:table-cell>
          <table:table-cell table:style-name="ce1" table:formula="of:=[$HospNewVar.BC46]" office:value-type="float" office:value="-0.000014785158938001" calcext:value-type="float">
            <text:p>-1.48E-05</text:p>
          </table:table-cell>
          <table:table-cell table:style-name="ce1" table:formula="of:=[$HospNewVar.BD46]" office:value-type="float" office:value="-0.0000222189700960762" calcext:value-type="float">
            <text:p>-2.22E-05</text:p>
          </table:table-cell>
          <table:table-cell table:style-name="ce1" table:formula="of:=[$HospNewVar.BE46]" office:value-type="float" office:value="-0.0000293909753503394" calcext:value-type="float">
            <text:p>-2.94E-05</text:p>
          </table:table-cell>
          <table:table-cell table:style-name="ce1" table:formula="of:=[$HospNewVar.BF46]" office:value-type="float" office:value="-0.0000645843766825872" calcext:value-type="float">
            <text:p>-6.46E-05</text:p>
          </table:table-cell>
          <table:table-cell table:formula="of:=[$HospNewVar.BG46]" office:value-type="float" office:value="-0.000107350412938282" calcext:value-type="float">
            <text:p>-0.000107350412938282</text:p>
          </table:table-cell>
          <table:table-cell table:formula="of:=[$HospNewVar.BH46]" office:value-type="float" office:value="-0.000153216273631795" calcext:value-type="float">
            <text:p>-0.000153216273631795</text:p>
          </table:table-cell>
          <table:table-cell table:formula="of:=[$HospNewVar.BI46]" office:value-type="float" office:value="-0.000194263704840426" calcext:value-type="float">
            <text:p>-0.000194263704840426</text:p>
          </table:table-cell>
          <table:table-cell table:formula="of:=[$HospNewVar.BJ46]" office:value-type="float" office:value="-0.000150089938744324" calcext:value-type="float">
            <text:p>-0.000150089938744324</text:p>
          </table:table-cell>
          <table:table-cell table:style-name="ce1" table:formula="of:=[$HospNewVar.BK46]" office:value-type="float" office:value="-0.0000298349533177506" calcext:value-type="float">
            <text:p>-2.98E-05</text:p>
          </table:table-cell>
          <table:table-cell table:formula="of:=[$HospNewVar.BL46]" office:value-type="float" office:value="0" calcext:value-type="float">
            <text:p>0</text:p>
          </table:table-cell>
          <table:table-cell table:formula="of:=[$HospNewVar.BM46]" office:value-type="float" office:value="0" calcext:value-type="float">
            <text:p>0</text:p>
          </table:table-cell>
          <table:table-cell table:formula="of:=[$HospNewVar.BN46]" office:value-type="float" office:value="0" calcext:value-type="float">
            <text:p>0</text:p>
          </table:table-cell>
          <table:table-cell table:formula="of:=[$HospNewVar.BO4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7]" office:value-type="string" office:string-value="Immunitysecboost_184-244" calcext:value-type="string">
            <text:p>Immunitysecboost_184-244</text:p>
          </table:table-cell>
          <table:table-cell table:formula="of:=[$HospNewVar.A47]" office:value-type="string" office:string-value="Immunitysecboost45_062-122" calcext:value-type="string">
            <text:p>Immunitysecboost45_062-122</text:p>
          </table:table-cell>
          <table:table-cell table:formula="of:=[$HospNew.B47]" office:value-type="float" office:value="-0.138400373538684" calcext:value-type="float">
            <text:p>-0.138400373538684</text:p>
          </table:table-cell>
          <table:table-cell table:formula="of:=EXP([.C47])" office:value-type="float" office:value="0.870749996688836" calcext:value-type="float">
            <text:p>0.870749996688836</text:p>
          </table:table-cell>
          <table:table-cell office:value-type="float" office:value="1" calcext:value-type="float">
            <text:p>1</text:p>
          </table:table-cell>
          <table:table-cell table:formula="of:=[.F46]+1" office:value-type="float" office:value="1" calcext:value-type="float">
            <text:p>1</text:p>
          </table:table-cell>
          <table:table-cell table:number-columns-repeated="2"/>
          <table:table-cell table:formula="of:=[$HospNewVar.C47]" office:value-type="float" office:value="0.000272395541113917" calcext:value-type="float">
            <text:p>0.000272395541113917</text:p>
          </table:table-cell>
          <table:table-cell table:number-columns-repeated="6"/>
          <table:table-cell table:formula="of:=[$HospNewVar.J47]" office:value-type="float" office:value="0.00165074263220989" calcext:value-type="float">
            <text:p>0.00165074263220989</text:p>
          </table:table-cell>
          <table:table-cell table:formula="of:=[$HospNewVar.K47]" office:value-type="float" office:value="0.000330906032737179" calcext:value-type="float">
            <text:p>0.000330906032737179</text:p>
          </table:table-cell>
          <table:table-cell table:number-columns-repeated="6"/>
          <table:table-cell table:formula="of:=[$HospNewVar.R47]" office:value-type="float" office:value="0.00052183329761846" calcext:value-type="float">
            <text:p>0.00052183329761846</text:p>
          </table:table-cell>
          <table:table-cell table:formula="of:=[$HospNewVar.S47]" office:value-type="float" office:value="0.000426990951123597" calcext:value-type="float">
            <text:p>0.000426990951123597</text:p>
          </table:table-cell>
          <table:table-cell table:number-columns-repeated="6"/>
          <table:table-cell table:formula="of:=[$HospNewVar.Z47]" office:value-type="float" office:value="0.00162749327706284" calcext:value-type="float">
            <text:p>0.00162749327706284</text:p>
          </table:table-cell>
          <table:table-cell table:formula="of:=[$HospNewVar.AA47]" office:value-type="float" office:value="0.000456561718779974" calcext:value-type="float">
            <text:p>0.000456561718779974</text:p>
          </table:table-cell>
          <table:table-cell table:number-columns-repeated="6"/>
          <table:table-cell table:formula="of:=[$HospNewVar.AH47]" office:value-type="float" office:value="0.000617354065783599" calcext:value-type="float">
            <text:p>0.000617354065783599</text:p>
          </table:table-cell>
          <table:table-cell table:formula="of:=[$HospNewVar.AI47]" office:value-type="float" office:value="0.000458521827047773" calcext:value-type="float">
            <text:p>0.000458521827047773</text:p>
          </table:table-cell>
          <table:table-cell table:number-columns-repeated="6"/>
          <table:table-cell table:formula="of:=[$HospNewVar.AP47]" office:value-type="float" office:value="0.000141457716480025" calcext:value-type="float">
            <text:p>0.000141457716480025</text:p>
          </table:table-cell>
          <table:table-cell table:formula="of:=[$HospNewVar.AQ47]" office:value-type="float" office:value="0.000318409072124017" calcext:value-type="float">
            <text:p>0.000318409072124017</text:p>
          </table:table-cell>
          <table:table-cell/>
          <table:table-cell table:formula="of:=[$HospNewVar.AS47]" office:value-type="float" office:value="0.00121348396315064" calcext:value-type="float">
            <text:p>0.00121348396315064</text:p>
          </table:table-cell>
          <table:table-cell table:formula="of:=[$HospNewVar.AT47]" office:value-type="float" office:value="0.000660097066829605" calcext:value-type="float">
            <text:p>0.000660097066829605</text:p>
          </table:table-cell>
          <table:table-cell table:formula="of:=[$HospNewVar.AU47]" office:value-type="float" office:value="0.0601962280275864" calcext:value-type="float">
            <text:p>0.0601962280275864</text:p>
          </table:table-cell>
          <table:table-cell table:formula="of:=[$HospNewVar.AV47]" office:value-type="float" office:value="0.000188998159650534" calcext:value-type="float">
            <text:p>0.000188998159650534</text:p>
          </table:table-cell>
          <table:table-cell table:style-name="ce1" table:formula="of:=[$HospNewVar.AW47]" office:value-type="float" office:value="0.0000572982820040083" calcext:value-type="float">
            <text:p>5.73E-05</text:p>
          </table:table-cell>
          <table:table-cell table:style-name="ce1" table:formula="of:=[$HospNewVar.AX47]" office:value-type="float" office:value="0.0000283003731201248" calcext:value-type="float">
            <text:p>2.83E-05</text:p>
          </table:table-cell>
          <table:table-cell table:style-name="ce1" table:formula="of:=[$HospNewVar.AY47]" office:value-type="float" office:value="0.00000592066689482081" calcext:value-type="float">
            <text:p>5.92E-06</text:p>
          </table:table-cell>
          <table:table-cell table:style-name="ce1" table:formula="of:=[$HospNewVar.AZ47]" office:value-type="float" office:value="0.00002110887480489" calcext:value-type="float">
            <text:p>2.11E-05</text:p>
          </table:table-cell>
          <table:table-cell table:style-name="ce1" table:formula="of:=[$HospNewVar.BA47]" office:value-type="float" office:value="0.000021133920744635" calcext:value-type="float">
            <text:p>2.11E-05</text:p>
          </table:table-cell>
          <table:table-cell table:style-name="ce1" table:formula="of:=[$HospNewVar.BB47]" office:value-type="float" office:value="0.0000139679857607587" calcext:value-type="float">
            <text:p>1.40E-05</text:p>
          </table:table-cell>
          <table:table-cell table:style-name="ce1" table:formula="of:=[$HospNewVar.BC47]" office:value-type="float" office:value="-0.0000135875678151459" calcext:value-type="float">
            <text:p>-1.36E-05</text:p>
          </table:table-cell>
          <table:table-cell table:style-name="ce1" table:formula="of:=[$HospNewVar.BD47]" office:value-type="float" office:value="-0.0000214488642984319" calcext:value-type="float">
            <text:p>-2.14E-05</text:p>
          </table:table-cell>
          <table:table-cell table:style-name="ce1" table:formula="of:=[$HospNewVar.BE47]" office:value-type="float" office:value="-0.0000303636173824738" calcext:value-type="float">
            <text:p>-3.04E-05</text:p>
          </table:table-cell>
          <table:table-cell table:style-name="ce1" table:formula="of:=[$HospNewVar.BF47]" office:value-type="float" office:value="-0.000067787101057436" calcext:value-type="float">
            <text:p>-6.78E-05</text:p>
          </table:table-cell>
          <table:table-cell table:formula="of:=[$HospNewVar.BG47]" office:value-type="float" office:value="-0.000110992729851626" calcext:value-type="float">
            <text:p>-0.000110992729851626</text:p>
          </table:table-cell>
          <table:table-cell table:formula="of:=[$HospNewVar.BH47]" office:value-type="float" office:value="-0.000162492761248559" calcext:value-type="float">
            <text:p>-0.000162492761248559</text:p>
          </table:table-cell>
          <table:table-cell table:formula="of:=[$HospNewVar.BI47]" office:value-type="float" office:value="-0.000208448253363934" calcext:value-type="float">
            <text:p>-0.000208448253363934</text:p>
          </table:table-cell>
          <table:table-cell table:formula="of:=[$HospNewVar.BJ47]" office:value-type="float" office:value="-0.000171602285663479" calcext:value-type="float">
            <text:p>-0.000171602285663479</text:p>
          </table:table-cell>
          <table:table-cell table:style-name="ce1" table:formula="of:=[$HospNewVar.BK47]" office:value-type="float" office:value="-0.0000324167473272635" calcext:value-type="float">
            <text:p>-3.24E-05</text:p>
          </table:table-cell>
          <table:table-cell table:formula="of:=[$HospNewVar.BL47]" office:value-type="float" office:value="0" calcext:value-type="float">
            <text:p>0</text:p>
          </table:table-cell>
          <table:table-cell table:formula="of:=[$HospNewVar.BM47]" office:value-type="float" office:value="0" calcext:value-type="float">
            <text:p>0</text:p>
          </table:table-cell>
          <table:table-cell table:formula="of:=[$HospNewVar.BN47]" office:value-type="float" office:value="0" calcext:value-type="float">
            <text:p>0</text:p>
          </table:table-cell>
          <table:table-cell table:formula="of:=[$HospNewVar.BO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8]" office:value-type="string" office:string-value="Immunitysecboost45_001-061" calcext:value-type="string">
            <text:p>Immunitysecboost45_001-061</text:p>
          </table:table-cell>
          <table:table-cell table:formula="of:=[$HospNewVar.A48]" office:value-type="string" office:string-value="AgeGr0-11" calcext:value-type="string">
            <text:p>AgeGr0-11</text:p>
          </table:table-cell>
          <table:table-cell table:formula="of:=[$HospNew.B48]" office:value-type="float" office:value="-1.46625148787956" calcext:value-type="float">
            <text:p>-1.46625148787956</text:p>
          </table:table-cell>
          <table:table-cell table:formula="of:=EXP([.C48])" office:value-type="float" office:value="0.230788981056004" calcext:value-type="float">
            <text:p>0.23078898105600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48]" office:value-type="float" office:value="0.000349358783841121" calcext:value-type="float">
            <text:p>0.000349358783841121</text:p>
          </table:table-cell>
          <table:table-cell table:number-columns-repeated="6"/>
          <table:table-cell table:formula="of:=[$HospNewVar.J48]" office:value-type="float" office:value="0.000192423637146134" calcext:value-type="float">
            <text:p>0.000192423637146134</text:p>
          </table:table-cell>
          <table:table-cell table:formula="of:=[$HospNewVar.K48]" office:value-type="float" office:value="0.000208509815953808" calcext:value-type="float">
            <text:p>0.000208509815953808</text:p>
          </table:table-cell>
          <table:table-cell table:number-columns-repeated="6"/>
          <table:table-cell table:formula="of:=[$HospNewVar.R48]" office:value-type="float" office:value="0.000352735900427428" calcext:value-type="float">
            <text:p>0.000352735900427428</text:p>
          </table:table-cell>
          <table:table-cell table:formula="of:=[$HospNewVar.S48]" office:value-type="float" office:value="0.000254315507879115" calcext:value-type="float">
            <text:p>0.000254315507879115</text:p>
          </table:table-cell>
          <table:table-cell table:number-columns-repeated="6"/>
          <table:table-cell table:formula="of:=[$HospNewVar.Z48]" office:value-type="float" office:value="0.000253357137444413" calcext:value-type="float">
            <text:p>0.000253357137444413</text:p>
          </table:table-cell>
          <table:table-cell table:formula="of:=[$HospNewVar.AA48]" office:value-type="float" office:value="0.00042351240762963" calcext:value-type="float">
            <text:p>0.00042351240762963</text:p>
          </table:table-cell>
          <table:table-cell table:number-columns-repeated="6"/>
          <table:table-cell table:formula="of:=[$HospNewVar.AH48]" office:value-type="float" office:value="0.000512267795631926" calcext:value-type="float">
            <text:p>0.000512267795631926</text:p>
          </table:table-cell>
          <table:table-cell table:formula="of:=[$HospNewVar.AI48]" office:value-type="float" office:value="0.000267667779503043" calcext:value-type="float">
            <text:p>0.000267667779503043</text:p>
          </table:table-cell>
          <table:table-cell table:number-columns-repeated="6"/>
          <table:table-cell table:formula="of:=[$HospNewVar.AP48]" office:value-type="float" office:value="0.000104589475122716" calcext:value-type="float">
            <text:p>0.000104589475122716</text:p>
          </table:table-cell>
          <table:table-cell table:formula="of:=[$HospNewVar.AQ48]" office:value-type="float" office:value="0.000230727766703239" calcext:value-type="float">
            <text:p>0.000230727766703239</text:p>
          </table:table-cell>
          <table:table-cell/>
          <table:table-cell table:formula="of:=[$HospNewVar.AS48]" office:value-type="float" office:value="0.000183994780878867" calcext:value-type="float">
            <text:p>0.000183994780878867</text:p>
          </table:table-cell>
          <table:table-cell table:formula="of:=[$HospNewVar.AT48]" office:value-type="float" office:value="0.000205044166808458" calcext:value-type="float">
            <text:p>0.000205044166808458</text:p>
          </table:table-cell>
          <table:table-cell table:formula="of:=[$HospNewVar.AU48]" office:value-type="float" office:value="0.000188998159650534" calcext:value-type="float">
            <text:p>0.000188998159650534</text:p>
          </table:table-cell>
          <table:table-cell table:formula="of:=[$HospNewVar.AV48]" office:value-type="float" office:value="0.011714175083695" calcext:value-type="float">
            <text:p>0.011714175083695</text:p>
          </table:table-cell>
          <table:table-cell table:formula="of:=[$HospNewVar.AW48]" office:value-type="float" office:value="0.00922930745923293" calcext:value-type="float">
            <text:p>0.00922930745923293</text:p>
          </table:table-cell>
          <table:table-cell table:formula="of:=[$HospNewVar.AX48]" office:value-type="float" office:value="0.0091603872004211" calcext:value-type="float">
            <text:p>0.0091603872004211</text:p>
          </table:table-cell>
          <table:table-cell table:formula="of:=[$HospNewVar.AY48]" office:value-type="float" office:value="0.00913621955297656" calcext:value-type="float">
            <text:p>0.00913621955297656</text:p>
          </table:table-cell>
          <table:table-cell table:formula="of:=[$HospNewVar.AZ48]" office:value-type="float" office:value="0.00917782069588372" calcext:value-type="float">
            <text:p>0.00917782069588372</text:p>
          </table:table-cell>
          <table:table-cell table:formula="of:=[$HospNewVar.BA48]" office:value-type="float" office:value="0.00918410193245308" calcext:value-type="float">
            <text:p>0.00918410193245308</text:p>
          </table:table-cell>
          <table:table-cell table:formula="of:=[$HospNewVar.BB48]" office:value-type="float" office:value="0.00918304378227182" calcext:value-type="float">
            <text:p>0.00918304378227182</text:p>
          </table:table-cell>
          <table:table-cell table:formula="of:=[$HospNewVar.BC48]" office:value-type="float" office:value="0.00917027136943126" calcext:value-type="float">
            <text:p>0.00917027136943126</text:p>
          </table:table-cell>
          <table:table-cell table:formula="of:=[$HospNewVar.BD48]" office:value-type="float" office:value="0.0091740204693736" calcext:value-type="float">
            <text:p>0.0091740204693736</text:p>
          </table:table-cell>
          <table:table-cell table:formula="of:=[$HospNewVar.BE48]" office:value-type="float" office:value="0.00918503900966004" calcext:value-type="float">
            <text:p>0.00918503900966004</text:p>
          </table:table-cell>
          <table:table-cell table:formula="of:=[$HospNewVar.BF48]" office:value-type="float" office:value="0.00919318883095123" calcext:value-type="float">
            <text:p>0.00919318883095123</text:p>
          </table:table-cell>
          <table:table-cell table:formula="of:=[$HospNewVar.BG48]" office:value-type="float" office:value="0.0091975359346594" calcext:value-type="float">
            <text:p>0.0091975359346594</text:p>
          </table:table-cell>
          <table:table-cell table:formula="of:=[$HospNewVar.BH48]" office:value-type="float" office:value="0.00920111129203686" calcext:value-type="float">
            <text:p>0.00920111129203686</text:p>
          </table:table-cell>
          <table:table-cell table:formula="of:=[$HospNewVar.BI48]" office:value-type="float" office:value="0.00920177823252917" calcext:value-type="float">
            <text:p>0.00920177823252917</text:p>
          </table:table-cell>
          <table:table-cell table:formula="of:=[$HospNewVar.BJ48]" office:value-type="float" office:value="0.00923999419785485" calcext:value-type="float">
            <text:p>0.00923999419785485</text:p>
          </table:table-cell>
          <table:table-cell table:style-name="ce1" table:formula="of:=[$HospNewVar.BK48]" office:value-type="float" office:value="0.0000103000472828842" calcext:value-type="float">
            <text:p>1.03E-05</text:p>
          </table:table-cell>
          <table:table-cell table:formula="of:=[$HospNewVar.BL48]" office:value-type="float" office:value="0" calcext:value-type="float">
            <text:p>0</text:p>
          </table:table-cell>
          <table:table-cell table:formula="of:=[$HospNewVar.BM48]" office:value-type="float" office:value="0" calcext:value-type="float">
            <text:p>0</text:p>
          </table:table-cell>
          <table:table-cell table:formula="of:=[$HospNewVar.BN48]" office:value-type="float" office:value="0" calcext:value-type="float">
            <text:p>0</text:p>
          </table:table-cell>
          <table:table-cell table:formula="of:=[$HospNewVar.BO4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9]" office:value-type="string" office:string-value="Immunitysecboost45_062-122" calcext:value-type="string">
            <text:p>Immunitysecboost45_062-122</text:p>
          </table:table-cell>
          <table:table-cell table:formula="of:=[$HospNewVar.A49]" office:value-type="string" office:string-value="AgeGr12-15" calcext:value-type="string">
            <text:p>AgeGr12-15</text:p>
          </table:table-cell>
          <table:table-cell table:formula="of:=[$HospNew.B49]" office:value-type="float" office:value="-1.23897942259052" calcext:value-type="float">
            <text:p>-1.23897942259052</text:p>
          </table:table-cell>
          <table:table-cell table:formula="of:=EXP([.C49])" office:value-type="float" office:value="0.289679707693976" calcext:value-type="float">
            <text:p>0.2896797076939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49]" office:value-type="float" office:value="-0.00000031304831395114" calcext:value-type="float">
            <text:p>-3.13E-07</text:p>
          </table:table-cell>
          <table:table-cell table:number-columns-repeated="6"/>
          <table:table-cell table:style-name="ce1" table:formula="of:=[$HospNewVar.J49]" office:value-type="float" office:value="0.0000687986440376365" calcext:value-type="float">
            <text:p>6.88E-05</text:p>
          </table:table-cell>
          <table:table-cell table:formula="of:=[$HospNewVar.K49]" office:value-type="float" office:value="-0.000335873354171448" calcext:value-type="float">
            <text:p>-0.000335873354171448</text:p>
          </table:table-cell>
          <table:table-cell table:number-columns-repeated="6"/>
          <table:table-cell table:formula="of:=[$HospNewVar.R49]" office:value-type="float" office:value="0.000160223782211426" calcext:value-type="float">
            <text:p>0.000160223782211426</text:p>
          </table:table-cell>
          <table:table-cell table:style-name="ce1" table:formula="of:=[$HospNewVar.S49]" office:value-type="float" office:value="0.0000744220970093968" calcext:value-type="float">
            <text:p>7.44E-05</text:p>
          </table:table-cell>
          <table:table-cell table:number-columns-repeated="6"/>
          <table:table-cell table:formula="of:=[$HospNewVar.Z49]" office:value-type="float" office:value="0.000123111544036649" calcext:value-type="float">
            <text:p>0.000123111544036649</text:p>
          </table:table-cell>
          <table:table-cell table:style-name="ce1" table:formula="of:=[$HospNewVar.AA49]" office:value-type="float" office:value="0.000073819508619791" calcext:value-type="float">
            <text:p>7.38E-05</text:p>
          </table:table-cell>
          <table:table-cell table:number-columns-repeated="6"/>
          <table:table-cell table:formula="of:=[$HospNewVar.AH49]" office:value-type="float" office:value="0.000297361819004303" calcext:value-type="float">
            <text:p>0.000297361819004303</text:p>
          </table:table-cell>
          <table:table-cell table:formula="of:=[$HospNewVar.AI49]" office:value-type="float" office:value="0.000100972462490846" calcext:value-type="float">
            <text:p>0.000100972462490846</text:p>
          </table:table-cell>
          <table:table-cell table:number-columns-repeated="6"/>
          <table:table-cell table:style-name="ce1" table:formula="of:=[$HospNewVar.AP49]" office:value-type="float" office:value="-0.0000239661332633007" calcext:value-type="float">
            <text:p>-2.40E-05</text:p>
          </table:table-cell>
          <table:table-cell table:style-name="ce1" table:formula="of:=[$HospNewVar.AQ49]" office:value-type="float" office:value="0.0000612816064541145" calcext:value-type="float">
            <text:p>6.13E-05</text:p>
          </table:table-cell>
          <table:table-cell/>
          <table:table-cell table:style-name="ce1" table:formula="of:=[$HospNewVar.AS49]" office:value-type="float" office:value="0.00005316110868083" calcext:value-type="float">
            <text:p>5.32E-05</text:p>
          </table:table-cell>
          <table:table-cell table:style-name="ce1" table:formula="of:=[$HospNewVar.AT49]" office:value-type="float" office:value="0.0000591848201337143" calcext:value-type="float">
            <text:p>5.92E-05</text:p>
          </table:table-cell>
          <table:table-cell table:style-name="ce1" table:formula="of:=[$HospNewVar.AU49]" office:value-type="float" office:value="0.0000572982820040083" calcext:value-type="float">
            <text:p>5.73E-05</text:p>
          </table:table-cell>
          <table:table-cell table:formula="of:=[$HospNewVar.AV49]" office:value-type="float" office:value="0.00922930745923293" calcext:value-type="float">
            <text:p>0.00922930745923293</text:p>
          </table:table-cell>
          <table:table-cell table:formula="of:=[$HospNewVar.AW49]" office:value-type="float" office:value="0.0509634854943755" calcext:value-type="float">
            <text:p>0.0509634854943755</text:p>
          </table:table-cell>
          <table:table-cell table:formula="of:=[$HospNewVar.AX49]" office:value-type="float" office:value="0.00925395805322146" calcext:value-type="float">
            <text:p>0.00925395805322146</text:p>
          </table:table-cell>
          <table:table-cell table:formula="of:=[$HospNewVar.AY49]" office:value-type="float" office:value="0.0092195319919464" calcext:value-type="float">
            <text:p>0.0092195319919464</text:p>
          </table:table-cell>
          <table:table-cell table:formula="of:=[$HospNewVar.AZ49]" office:value-type="float" office:value="0.00921359619502714" calcext:value-type="float">
            <text:p>0.00921359619502714</text:p>
          </table:table-cell>
          <table:table-cell table:formula="of:=[$HospNewVar.BA49]" office:value-type="float" office:value="0.00920488527055001" calcext:value-type="float">
            <text:p>0.00920488527055001</text:p>
          </table:table-cell>
          <table:table-cell table:formula="of:=[$HospNewVar.BB49]" office:value-type="float" office:value="0.00919351494763657" calcext:value-type="float">
            <text:p>0.00919351494763657</text:p>
          </table:table-cell>
          <table:table-cell table:formula="of:=[$HospNewVar.BC49]" office:value-type="float" office:value="0.00916169663814066" calcext:value-type="float">
            <text:p>0.00916169663814066</text:p>
          </table:table-cell>
          <table:table-cell table:formula="of:=[$HospNewVar.BD49]" office:value-type="float" office:value="0.00915298971581855" calcext:value-type="float">
            <text:p>0.00915298971581855</text:p>
          </table:table-cell>
          <table:table-cell table:formula="of:=[$HospNewVar.BE49]" office:value-type="float" office:value="0.00914571966603925" calcext:value-type="float">
            <text:p>0.00914571966603925</text:p>
          </table:table-cell>
          <table:table-cell table:formula="of:=[$HospNewVar.BF49]" office:value-type="float" office:value="0.00913633186060224" calcext:value-type="float">
            <text:p>0.00913633186060224</text:p>
          </table:table-cell>
          <table:table-cell table:formula="of:=[$HospNewVar.BG49]" office:value-type="float" office:value="0.00912672620655776" calcext:value-type="float">
            <text:p>0.00912672620655776</text:p>
          </table:table-cell>
          <table:table-cell table:formula="of:=[$HospNewVar.BH49]" office:value-type="float" office:value="0.00912066172247144" calcext:value-type="float">
            <text:p>0.00912066172247144</text:p>
          </table:table-cell>
          <table:table-cell table:formula="of:=[$HospNewVar.BI49]" office:value-type="float" office:value="0.00911820473862624" calcext:value-type="float">
            <text:p>0.00911820473862624</text:p>
          </table:table-cell>
          <table:table-cell table:formula="of:=[$HospNewVar.BJ49]" office:value-type="float" office:value="0.00912795769987554" calcext:value-type="float">
            <text:p>0.00912795769987554</text:p>
          </table:table-cell>
          <table:table-cell table:style-name="ce1" table:formula="of:=[$HospNewVar.BK49]" office:value-type="float" office:value="0.00000884935992260928" calcext:value-type="float">
            <text:p>8.85E-06</text:p>
          </table:table-cell>
          <table:table-cell table:formula="of:=[$HospNewVar.BL49]" office:value-type="float" office:value="0" calcext:value-type="float">
            <text:p>0</text:p>
          </table:table-cell>
          <table:table-cell table:formula="of:=[$HospNewVar.BM49]" office:value-type="float" office:value="0" calcext:value-type="float">
            <text:p>0</text:p>
          </table:table-cell>
          <table:table-cell table:formula="of:=[$HospNewVar.BN49]" office:value-type="float" office:value="0" calcext:value-type="float">
            <text:p>0</text:p>
          </table:table-cell>
          <table:table-cell table:formula="of:=[$HospNewVar.BO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0]" office:value-type="string" office:string-value="Immunitysecboost45_123-183" calcext:value-type="string">
            <text:p>Immunitysecboost45_123-183</text:p>
          </table:table-cell>
          <table:table-cell table:formula="of:=[$HospNewVar.A50]" office:value-type="string" office:string-value="AgeGr16-17" calcext:value-type="string">
            <text:p>AgeGr16-17</text:p>
          </table:table-cell>
          <table:table-cell table:formula="of:=[$HospNew.B50]" office:value-type="float" office:value="-0.442616132966489" calcext:value-type="float">
            <text:p>-0.442616132966489</text:p>
          </table:table-cell>
          <table:table-cell table:formula="of:=EXP([.C50])" office:value-type="float" office:value="0.64235373819113" calcext:value-type="float">
            <text:p>0.642353738191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0]" office:value-type="float" office:value="-0.0000613528777665389" calcext:value-type="float">
            <text:p>-6.14E-05</text:p>
          </table:table-cell>
          <table:table-cell table:number-columns-repeated="6"/>
          <table:table-cell table:style-name="ce1" table:formula="of:=[$HospNewVar.J50]" office:value-type="float" office:value="0.0000419905269739597" calcext:value-type="float">
            <text:p>4.20E-05</text:p>
          </table:table-cell>
          <table:table-cell table:formula="of:=[$HospNewVar.K50]" office:value-type="float" office:value="-0.000184800268011609" calcext:value-type="float">
            <text:p>-0.000184800268011609</text:p>
          </table:table-cell>
          <table:table-cell table:number-columns-repeated="6"/>
          <table:table-cell table:style-name="ce1" table:formula="of:=[$HospNewVar.R50]" office:value-type="float" office:value="0.0000704995486943218" calcext:value-type="float">
            <text:p>7.05E-05</text:p>
          </table:table-cell>
          <table:table-cell table:style-name="ce1" table:formula="of:=[$HospNewVar.S50]" office:value-type="float" office:value="0.0000224344243274161" calcext:value-type="float">
            <text:p>2.24E-05</text:p>
          </table:table-cell>
          <table:table-cell table:number-columns-repeated="6"/>
          <table:table-cell table:style-name="ce1" table:formula="of:=[$HospNewVar.Z50]" office:value-type="float" office:value="0.0000941781090563541" calcext:value-type="float">
            <text:p>9.42E-05</text:p>
          </table:table-cell>
          <table:table-cell table:style-name="ce1" table:formula="of:=[$HospNewVar.AA50]" office:value-type="float" office:value="0.0000465181300407487" calcext:value-type="float">
            <text:p>4.65E-05</text:p>
          </table:table-cell>
          <table:table-cell table:number-columns-repeated="6"/>
          <table:table-cell table:formula="of:=[$HospNewVar.AH50]" office:value-type="float" office:value="0.000178463223633134" calcext:value-type="float">
            <text:p>0.000178463223633134</text:p>
          </table:table-cell>
          <table:table-cell table:style-name="ce1" table:formula="of:=[$HospNewVar.AI50]" office:value-type="float" office:value="0.0000969534366569347" calcext:value-type="float">
            <text:p>9.70E-05</text:p>
          </table:table-cell>
          <table:table-cell table:number-columns-repeated="6"/>
          <table:table-cell table:style-name="ce1" table:formula="of:=[$HospNewVar.AP50]" office:value-type="float" office:value="0.0000105339567420334" calcext:value-type="float">
            <text:p>1.05E-05</text:p>
          </table:table-cell>
          <table:table-cell table:style-name="ce1" table:formula="of:=[$HospNewVar.AQ50]" office:value-type="float" office:value="0.0000204555131589328" calcext:value-type="float">
            <text:p>2.05E-05</text:p>
          </table:table-cell>
          <table:table-cell/>
          <table:table-cell table:style-name="ce1" table:formula="of:=[$HospNewVar.AS50]" office:value-type="float" office:value="0.0000248675782777904" calcext:value-type="float">
            <text:p>2.49E-05</text:p>
          </table:table-cell>
          <table:table-cell table:style-name="ce1" table:formula="of:=[$HospNewVar.AT50]" office:value-type="float" office:value="0.0000261924678664477" calcext:value-type="float">
            <text:p>2.62E-05</text:p>
          </table:table-cell>
          <table:table-cell table:style-name="ce1" table:formula="of:=[$HospNewVar.AU50]" office:value-type="float" office:value="0.0000283003731201248" calcext:value-type="float">
            <text:p>2.83E-05</text:p>
          </table:table-cell>
          <table:table-cell table:formula="of:=[$HospNewVar.AV50]" office:value-type="float" office:value="0.0091603872004211" calcext:value-type="float">
            <text:p>0.0091603872004211</text:p>
          </table:table-cell>
          <table:table-cell table:formula="of:=[$HospNewVar.AW50]" office:value-type="float" office:value="0.00925395805322146" calcext:value-type="float">
            <text:p>0.00925395805322146</text:p>
          </table:table-cell>
          <table:table-cell table:formula="of:=[$HospNewVar.AX50]" office:value-type="float" office:value="0.0861693249267171" calcext:value-type="float">
            <text:p>0.0861693249267171</text:p>
          </table:table-cell>
          <table:table-cell table:formula="of:=[$HospNewVar.AY50]" office:value-type="float" office:value="0.00922492395830902" calcext:value-type="float">
            <text:p>0.00922492395830902</text:p>
          </table:table-cell>
          <table:table-cell table:formula="of:=[$HospNewVar.AZ50]" office:value-type="float" office:value="0.00920747245104373" calcext:value-type="float">
            <text:p>0.00920747245104373</text:p>
          </table:table-cell>
          <table:table-cell table:formula="of:=[$HospNewVar.BA50]" office:value-type="float" office:value="0.00919808026378578" calcext:value-type="float">
            <text:p>0.00919808026378578</text:p>
          </table:table-cell>
          <table:table-cell table:formula="of:=[$HospNewVar.BB50]" office:value-type="float" office:value="0.00918870245958406" calcext:value-type="float">
            <text:p>0.00918870245958406</text:p>
          </table:table-cell>
          <table:table-cell table:formula="of:=[$HospNewVar.BC50]" office:value-type="float" office:value="0.00916325893032789" calcext:value-type="float">
            <text:p>0.00916325893032789</text:p>
          </table:table-cell>
          <table:table-cell table:formula="of:=[$HospNewVar.BD50]" office:value-type="float" office:value="0.00915433516266461" calcext:value-type="float">
            <text:p>0.00915433516266461</text:p>
          </table:table-cell>
          <table:table-cell table:formula="of:=[$HospNewVar.BE50]" office:value-type="float" office:value="0.00914502661596793" calcext:value-type="float">
            <text:p>0.00914502661596793</text:p>
          </table:table-cell>
          <table:table-cell table:formula="of:=[$HospNewVar.BF50]" office:value-type="float" office:value="0.00913403713245767" calcext:value-type="float">
            <text:p>0.00913403713245767</text:p>
          </table:table-cell>
          <table:table-cell table:formula="of:=[$HospNewVar.BG50]" office:value-type="float" office:value="0.00912414722391591" calcext:value-type="float">
            <text:p>0.00912414722391591</text:p>
          </table:table-cell>
          <table:table-cell table:formula="of:=[$HospNewVar.BH50]" office:value-type="float" office:value="0.00911661264201422" calcext:value-type="float">
            <text:p>0.00911661264201422</text:p>
          </table:table-cell>
          <table:table-cell table:formula="of:=[$HospNewVar.BI50]" office:value-type="float" office:value="0.00911325055090661" calcext:value-type="float">
            <text:p>0.00911325055090661</text:p>
          </table:table-cell>
          <table:table-cell table:formula="of:=[$HospNewVar.BJ50]" office:value-type="float" office:value="0.00911427488580735" calcext:value-type="float">
            <text:p>0.00911427488580735</text:p>
          </table:table-cell>
          <table:table-cell table:style-name="ce1" table:formula="of:=[$HospNewVar.BK50]" office:value-type="float" office:value="0.00000374184396705283" calcext:value-type="float">
            <text:p>3.74E-06</text:p>
          </table:table-cell>
          <table:table-cell table:formula="of:=[$HospNewVar.BL50]" office:value-type="float" office:value="0" calcext:value-type="float">
            <text:p>0</text:p>
          </table:table-cell>
          <table:table-cell table:formula="of:=[$HospNewVar.BM50]" office:value-type="float" office:value="0" calcext:value-type="float">
            <text:p>0</text:p>
          </table:table-cell>
          <table:table-cell table:formula="of:=[$HospNewVar.BN50]" office:value-type="float" office:value="0" calcext:value-type="float">
            <text:p>0</text:p>
          </table:table-cell>
          <table:table-cell table:formula="of:=[$HospNewVar.BO5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1]" office:value-type="string" office:string-value="AgeGr0-11" calcext:value-type="string">
            <text:p>AgeGr0-11</text:p>
          </table:table-cell>
          <table:table-cell table:formula="of:=[$HospNewVar.A51]" office:value-type="string" office:string-value="AgeGr18-24" calcext:value-type="string">
            <text:p>AgeGr18-24</text:p>
          </table:table-cell>
          <table:table-cell table:formula="of:=[$HospNew.B51]" office:value-type="float" office:value="0.650831689372267" calcext:value-type="float">
            <text:p>0.650831689372267</text:p>
          </table:table-cell>
          <table:table-cell table:formula="of:=EXP([.C51])" office:value-type="float" office:value="1.91713462664394" calcext:value-type="float">
            <text:p>1.917134626643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51]" office:value-type="float" office:value="-0.000121961228782233" calcext:value-type="float">
            <text:p>-0.000121961228782233</text:p>
          </table:table-cell>
          <table:table-cell table:number-columns-repeated="6"/>
          <table:table-cell table:style-name="ce1" table:formula="of:=[$HospNewVar.J51]" office:value-type="float" office:value="0.0000168464805199825" calcext:value-type="float">
            <text:p>1.68E-05</text:p>
          </table:table-cell>
          <table:table-cell table:formula="of:=[$HospNewVar.K51]" office:value-type="float" office:value="-0.000168778052718046" calcext:value-type="float">
            <text:p>-0.000168778052718046</text:p>
          </table:table-cell>
          <table:table-cell table:number-columns-repeated="6"/>
          <table:table-cell table:style-name="ce1" table:formula="of:=[$HospNewVar.R51]" office:value-type="float" office:value="0.0000174227500676151" calcext:value-type="float">
            <text:p>1.74E-05</text:p>
          </table:table-cell>
          <table:table-cell table:style-name="ce1" table:formula="of:=[$HospNewVar.S51]" office:value-type="float" office:value="-0.00000087676806864563" calcext:value-type="float">
            <text:p>-8.77E-07</text:p>
          </table:table-cell>
          <table:table-cell table:number-columns-repeated="6"/>
          <table:table-cell table:style-name="ce1" table:formula="of:=[$HospNewVar.Z51]" office:value-type="float" office:value="0.0000518043393278375" calcext:value-type="float">
            <text:p>5.18E-05</text:p>
          </table:table-cell>
          <table:table-cell table:style-name="ce1" table:formula="of:=[$HospNewVar.AA51]" office:value-type="float" office:value="-0.0000150755495388498" calcext:value-type="float">
            <text:p>-1.51E-05</text:p>
          </table:table-cell>
          <table:table-cell table:number-columns-repeated="6"/>
          <table:table-cell table:style-name="ce1" table:formula="of:=[$HospNewVar.AH51]" office:value-type="float" office:value="0.0000608891168401228" calcext:value-type="float">
            <text:p>6.09E-05</text:p>
          </table:table-cell>
          <table:table-cell table:style-name="ce1" table:formula="of:=[$HospNewVar.AI51]" office:value-type="float" office:value="0.0000215537980621759" calcext:value-type="float">
            <text:p>2.16E-05</text:p>
          </table:table-cell>
          <table:table-cell table:number-columns-repeated="6"/>
          <table:table-cell table:style-name="ce1" table:formula="of:=[$HospNewVar.AP51]" office:value-type="float" office:value="-0.0000332394657879635" calcext:value-type="float">
            <text:p>-3.32E-05</text:p>
          </table:table-cell>
          <table:table-cell table:style-name="ce1" table:formula="of:=[$HospNewVar.AQ51]" office:value-type="float" office:value="-0.00000480368357839555" calcext:value-type="float">
            <text:p>-4.80E-06</text:p>
          </table:table-cell>
          <table:table-cell/>
          <table:table-cell table:style-name="ce1" table:formula="of:=[$HospNewVar.AS51]" office:value-type="float" office:value="0.00000189253621015303" calcext:value-type="float">
            <text:p>1.89E-06</text:p>
          </table:table-cell>
          <table:table-cell table:style-name="ce1" table:formula="of:=[$HospNewVar.AT51]" office:value-type="float" office:value="0.00000330773077856466" calcext:value-type="float">
            <text:p>3.31E-06</text:p>
          </table:table-cell>
          <table:table-cell table:style-name="ce1" table:formula="of:=[$HospNewVar.AU51]" office:value-type="float" office:value="0.00000592066689482081" calcext:value-type="float">
            <text:p>5.92E-06</text:p>
          </table:table-cell>
          <table:table-cell table:formula="of:=[$HospNewVar.AV51]" office:value-type="float" office:value="0.00913621955297656" calcext:value-type="float">
            <text:p>0.00913621955297656</text:p>
          </table:table-cell>
          <table:table-cell table:formula="of:=[$HospNewVar.AW51]" office:value-type="float" office:value="0.0092195319919464" calcext:value-type="float">
            <text:p>0.0092195319919464</text:p>
          </table:table-cell>
          <table:table-cell table:formula="of:=[$HospNewVar.AX51]" office:value-type="float" office:value="0.00922492395830902" calcext:value-type="float">
            <text:p>0.00922492395830902</text:p>
          </table:table-cell>
          <table:table-cell table:formula="of:=[$HospNewVar.AY51]" office:value-type="float" office:value="0.0324764384781315" calcext:value-type="float">
            <text:p>0.0324764384781315</text:p>
          </table:table-cell>
          <table:table-cell table:formula="of:=[$HospNewVar.AZ51]" office:value-type="float" office:value="0.00920289437319607" calcext:value-type="float">
            <text:p>0.00920289437319607</text:p>
          </table:table-cell>
          <table:table-cell table:formula="of:=[$HospNewVar.BA51]" office:value-type="float" office:value="0.0091934380298946" calcext:value-type="float">
            <text:p>0.0091934380298946</text:p>
          </table:table-cell>
          <table:table-cell table:formula="of:=[$HospNewVar.BB51]" office:value-type="float" office:value="0.00918496807845704" calcext:value-type="float">
            <text:p>0.00918496807845704</text:p>
          </table:table-cell>
          <table:table-cell table:formula="of:=[$HospNewVar.BC51]" office:value-type="float" office:value="0.0091667532733728" calcext:value-type="float">
            <text:p>0.0091667532733728</text:p>
          </table:table-cell>
          <table:table-cell table:formula="of:=[$HospNewVar.BD51]" office:value-type="float" office:value="0.00916102163564689" calcext:value-type="float">
            <text:p>0.00916102163564689</text:p>
          </table:table-cell>
          <table:table-cell table:formula="of:=[$HospNewVar.BE51]" office:value-type="float" office:value="0.00915404162419959" calcext:value-type="float">
            <text:p>0.00915404162419959</text:p>
          </table:table-cell>
          <table:table-cell table:formula="of:=[$HospNewVar.BF51]" office:value-type="float" office:value="0.00914642206542125" calcext:value-type="float">
            <text:p>0.00914642206542125</text:p>
          </table:table-cell>
          <table:table-cell table:formula="of:=[$HospNewVar.BG51]" office:value-type="float" office:value="0.00913946895571378" calcext:value-type="float">
            <text:p>0.00913946895571378</text:p>
          </table:table-cell>
          <table:table-cell table:formula="of:=[$HospNewVar.BH51]" office:value-type="float" office:value="0.0091337026785581" calcext:value-type="float">
            <text:p>0.0091337026785581</text:p>
          </table:table-cell>
          <table:table-cell table:formula="of:=[$HospNewVar.BI51]" office:value-type="float" office:value="0.0091313455545512" calcext:value-type="float">
            <text:p>0.0091313455545512</text:p>
          </table:table-cell>
          <table:table-cell table:formula="of:=[$HospNewVar.BJ51]" office:value-type="float" office:value="0.00912925757374665" calcext:value-type="float">
            <text:p>0.00912925757374665</text:p>
          </table:table-cell>
          <table:table-cell table:style-name="ce1" table:formula="of:=[$HospNewVar.BK51]" office:value-type="float" office:value="0.00000340618272244955" calcext:value-type="float">
            <text:p>3.41E-06</text:p>
          </table:table-cell>
          <table:table-cell table:formula="of:=[$HospNewVar.BL51]" office:value-type="float" office:value="0" calcext:value-type="float">
            <text:p>0</text:p>
          </table:table-cell>
          <table:table-cell table:formula="of:=[$HospNewVar.BM51]" office:value-type="float" office:value="0" calcext:value-type="float">
            <text:p>0</text:p>
          </table:table-cell>
          <table:table-cell table:formula="of:=[$HospNewVar.BN51]" office:value-type="float" office:value="0" calcext:value-type="float">
            <text:p>0</text:p>
          </table:table-cell>
          <table:table-cell table:formula="of:=[$HospNewVar.BO5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2]" office:value-type="string" office:string-value="AgeGr12-15" calcext:value-type="string">
            <text:p>AgeGr12-15</text:p>
          </table:table-cell>
          <table:table-cell table:formula="of:=[$HospNewVar.A52]" office:value-type="string" office:string-value="AgeGr25-29" calcext:value-type="string">
            <text:p>AgeGr25-29</text:p>
          </table:table-cell>
          <table:table-cell table:formula="of:=[$HospNew.B52]" office:value-type="float" office:value="-0.940138928213362" calcext:value-type="float">
            <text:p>-0.940138928213362</text:p>
          </table:table-cell>
          <table:table-cell table:formula="of:=EXP([.C52])" office:value-type="float" office:value="0.390573569900854" calcext:value-type="float">
            <text:p>0.39057356990085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2]" office:value-type="float" office:value="-0.0000547984989051004" calcext:value-type="float">
            <text:p>-5.48E-05</text:p>
          </table:table-cell>
          <table:table-cell table:number-columns-repeated="6"/>
          <table:table-cell table:style-name="ce1" table:formula="of:=[$HospNewVar.J52]" office:value-type="float" office:value="0.0000245622987071058" calcext:value-type="float">
            <text:p>2.46E-05</text:p>
          </table:table-cell>
          <table:table-cell table:formula="of:=[$HospNewVar.K52]" office:value-type="float" office:value="-0.000141378673250826" calcext:value-type="float">
            <text:p>-0.000141378673250826</text:p>
          </table:table-cell>
          <table:table-cell table:number-columns-repeated="6"/>
          <table:table-cell table:style-name="ce1" table:formula="of:=[$HospNewVar.R52]" office:value-type="float" office:value="0.0000517546364578343" calcext:value-type="float">
            <text:p>5.18E-05</text:p>
          </table:table-cell>
          <table:table-cell table:style-name="ce1" table:formula="of:=[$HospNewVar.S52]" office:value-type="float" office:value="0.0000236527549135046" calcext:value-type="float">
            <text:p>2.37E-05</text:p>
          </table:table-cell>
          <table:table-cell table:number-columns-repeated="6"/>
          <table:table-cell table:style-name="ce1" table:formula="of:=[$HospNewVar.Z52]" office:value-type="float" office:value="0.000043542888465882" calcext:value-type="float">
            <text:p>4.35E-05</text:p>
          </table:table-cell>
          <table:table-cell table:style-name="ce1" table:formula="of:=[$HospNewVar.AA52]" office:value-type="float" office:value="-0.0000434117360523101" calcext:value-type="float">
            <text:p>-4.34E-05</text:p>
          </table:table-cell>
          <table:table-cell table:number-columns-repeated="6"/>
          <table:table-cell table:style-name="ce1" table:formula="of:=[$HospNewVar.AH52]" office:value-type="float" office:value="0.0000737476573090783" calcext:value-type="float">
            <text:p>7.37E-05</text:p>
          </table:table-cell>
          <table:table-cell table:style-name="ce1" table:formula="of:=[$HospNewVar.AI52]" office:value-type="float" office:value="-0.0000416324331534163" calcext:value-type="float">
            <text:p>-4.16E-05</text:p>
          </table:table-cell>
          <table:table-cell table:number-columns-repeated="6"/>
          <table:table-cell table:style-name="ce1" table:formula="of:=[$HospNewVar.AP52]" office:value-type="float" office:value="-0.0000571496893354092" calcext:value-type="float">
            <text:p>-5.71E-05</text:p>
          </table:table-cell>
          <table:table-cell table:style-name="ce1" table:formula="of:=[$HospNewVar.AQ52]" office:value-type="float" office:value="0.0000221468033021217" calcext:value-type="float">
            <text:p>2.21E-05</text:p>
          </table:table-cell>
          <table:table-cell/>
          <table:table-cell table:style-name="ce1" table:formula="of:=[$HospNewVar.AS52]" office:value-type="float" office:value="0.0000182780269624253" calcext:value-type="float">
            <text:p>1.83E-05</text:p>
          </table:table-cell>
          <table:table-cell table:style-name="ce1" table:formula="of:=[$HospNewVar.AT52]" office:value-type="float" office:value="0.0000226384176795369" calcext:value-type="float">
            <text:p>2.26E-05</text:p>
          </table:table-cell>
          <table:table-cell table:style-name="ce1" table:formula="of:=[$HospNewVar.AU52]" office:value-type="float" office:value="0.00002110887480489" calcext:value-type="float">
            <text:p>2.11E-05</text:p>
          </table:table-cell>
          <table:table-cell table:formula="of:=[$HospNewVar.AV52]" office:value-type="float" office:value="0.00917782069588372" calcext:value-type="float">
            <text:p>0.00917782069588372</text:p>
          </table:table-cell>
          <table:table-cell table:formula="of:=[$HospNewVar.AW52]" office:value-type="float" office:value="0.00921359619502714" calcext:value-type="float">
            <text:p>0.00921359619502714</text:p>
          </table:table-cell>
          <table:table-cell table:formula="of:=[$HospNewVar.AX52]" office:value-type="float" office:value="0.00920747245104373" calcext:value-type="float">
            <text:p>0.00920747245104373</text:p>
          </table:table-cell>
          <table:table-cell table:formula="of:=[$HospNewVar.AY52]" office:value-type="float" office:value="0.00920289437319607" calcext:value-type="float">
            <text:p>0.00920289437319607</text:p>
          </table:table-cell>
          <table:table-cell table:formula="of:=[$HospNewVar.AZ52]" office:value-type="float" office:value="0.0277151826086968" calcext:value-type="float">
            <text:p>0.0277151826086968</text:p>
          </table:table-cell>
          <table:table-cell table:formula="of:=[$HospNewVar.BA52]" office:value-type="float" office:value="0.0091902475521394" calcext:value-type="float">
            <text:p>0.0091902475521394</text:p>
          </table:table-cell>
          <table:table-cell table:formula="of:=[$HospNewVar.BB52]" office:value-type="float" office:value="0.0091835261182565" calcext:value-type="float">
            <text:p>0.0091835261182565</text:p>
          </table:table-cell>
          <table:table-cell table:formula="of:=[$HospNewVar.BC52]" office:value-type="float" office:value="0.0091684087241367" calcext:value-type="float">
            <text:p>0.0091684087241367</text:p>
          </table:table-cell>
          <table:table-cell table:formula="of:=[$HospNewVar.BD52]" office:value-type="float" office:value="0.00916490208176439" calcext:value-type="float">
            <text:p>0.00916490208176439</text:p>
          </table:table-cell>
          <table:table-cell table:formula="of:=[$HospNewVar.BE52]" office:value-type="float" office:value="0.00916127614565299" calcext:value-type="float">
            <text:p>0.00916127614565299</text:p>
          </table:table-cell>
          <table:table-cell table:formula="of:=[$HospNewVar.BF52]" office:value-type="float" office:value="0.00915654902463428" calcext:value-type="float">
            <text:p>0.00915654902463428</text:p>
          </table:table-cell>
          <table:table-cell table:formula="of:=[$HospNewVar.BG52]" office:value-type="float" office:value="0.00915155193786886" calcext:value-type="float">
            <text:p>0.00915155193786886</text:p>
          </table:table-cell>
          <table:table-cell table:formula="of:=[$HospNewVar.BH52]" office:value-type="float" office:value="0.00914816023403625" calcext:value-type="float">
            <text:p>0.00914816023403625</text:p>
          </table:table-cell>
          <table:table-cell table:formula="of:=[$HospNewVar.BI52]" office:value-type="float" office:value="0.00914692205641589" calcext:value-type="float">
            <text:p>0.00914692205641589</text:p>
          </table:table-cell>
          <table:table-cell table:formula="of:=[$HospNewVar.BJ52]" office:value-type="float" office:value="0.00915053555803982" calcext:value-type="float">
            <text:p>0.00915053555803982</text:p>
          </table:table-cell>
          <table:table-cell table:style-name="ce1" table:formula="of:=[$HospNewVar.BK52]" office:value-type="float" office:value="0.00000346559753335191" calcext:value-type="float">
            <text:p>3.47E-06</text:p>
          </table:table-cell>
          <table:table-cell table:formula="of:=[$HospNewVar.BL52]" office:value-type="float" office:value="0" calcext:value-type="float">
            <text:p>0</text:p>
          </table:table-cell>
          <table:table-cell table:formula="of:=[$HospNewVar.BM52]" office:value-type="float" office:value="0" calcext:value-type="float">
            <text:p>0</text:p>
          </table:table-cell>
          <table:table-cell table:formula="of:=[$HospNewVar.BN52]" office:value-type="float" office:value="0" calcext:value-type="float">
            <text:p>0</text:p>
          </table:table-cell>
          <table:table-cell table:formula="of:=[$HospNewVar.BO5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3]" office:value-type="string" office:string-value="AgeGr16-17" calcext:value-type="string">
            <text:p>AgeGr16-17</text:p>
          </table:table-cell>
          <table:table-cell table:formula="of:=[$HospNewVar.A53]" office:value-type="string" office:string-value="AgeGr30-34" calcext:value-type="string">
            <text:p>AgeGr30-34</text:p>
          </table:table-cell>
          <table:table-cell table:formula="of:=[$HospNew.B53]" office:value-type="float" office:value="-0.725036937180779" calcext:value-type="float">
            <text:p>-0.725036937180779</text:p>
          </table:table-cell>
          <table:table-cell table:formula="of:=EXP([.C53])" office:value-type="float" office:value="0.484306679701595" calcext:value-type="float">
            <text:p>0.4843066797015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3]" office:value-type="float" office:value="-0.0000361462240702174" calcext:value-type="float">
            <text:p>-3.61E-05</text:p>
          </table:table-cell>
          <table:table-cell table:number-columns-repeated="6"/>
          <table:table-cell table:style-name="ce1" table:formula="of:=[$HospNewVar.J53]" office:value-type="float" office:value="0.0000258307216616957" calcext:value-type="float">
            <text:p>2.58E-05</text:p>
          </table:table-cell>
          <table:table-cell table:formula="of:=[$HospNewVar.K53]" office:value-type="float" office:value="-0.000137952172944681" calcext:value-type="float">
            <text:p>-0.000137952172944681</text:p>
          </table:table-cell>
          <table:table-cell table:number-columns-repeated="6"/>
          <table:table-cell table:style-name="ce1" table:formula="of:=[$HospNewVar.R53]" office:value-type="float" office:value="0.0000428629161821941" calcext:value-type="float">
            <text:p>4.29E-05</text:p>
          </table:table-cell>
          <table:table-cell table:style-name="ce1" table:formula="of:=[$HospNewVar.S53]" office:value-type="float" office:value="0.0000251140382366087" calcext:value-type="float">
            <text:p>2.51E-05</text:p>
          </table:table-cell>
          <table:table-cell table:number-columns-repeated="6"/>
          <table:table-cell table:style-name="ce1" table:formula="of:=[$HospNewVar.Z53]" office:value-type="float" office:value="0.0000494503972189821" calcext:value-type="float">
            <text:p>4.95E-05</text:p>
          </table:table-cell>
          <table:table-cell table:style-name="ce1" table:formula="of:=[$HospNewVar.AA53]" office:value-type="float" office:value="-0.0000370674256797369" calcext:value-type="float">
            <text:p>-3.71E-05</text:p>
          </table:table-cell>
          <table:table-cell table:number-columns-repeated="6"/>
          <table:table-cell table:style-name="ce1" table:formula="of:=[$HospNewVar.AH53]" office:value-type="float" office:value="0.0000733169298891086" calcext:value-type="float">
            <text:p>7.33E-05</text:p>
          </table:table-cell>
          <table:table-cell table:style-name="ce1" table:formula="of:=[$HospNewVar.AI53]" office:value-type="float" office:value="-0.0000559731330243293" calcext:value-type="float">
            <text:p>-5.60E-05</text:p>
          </table:table-cell>
          <table:table-cell table:number-columns-repeated="6"/>
          <table:table-cell table:style-name="ce1" table:formula="of:=[$HospNewVar.AP53]" office:value-type="float" office:value="-0.000034253284892308" calcext:value-type="float">
            <text:p>-3.43E-05</text:p>
          </table:table-cell>
          <table:table-cell table:style-name="ce1" table:formula="of:=[$HospNewVar.AQ53]" office:value-type="float" office:value="0.0000219447070379322" calcext:value-type="float">
            <text:p>2.19E-05</text:p>
          </table:table-cell>
          <table:table-cell/>
          <table:table-cell table:style-name="ce1" table:formula="of:=[$HospNewVar.AS53]" office:value-type="float" office:value="0.0000186502634858866" calcext:value-type="float">
            <text:p>1.87E-05</text:p>
          </table:table-cell>
          <table:table-cell table:style-name="ce1" table:formula="of:=[$HospNewVar.AT53]" office:value-type="float" office:value="0.0000221663906351641" calcext:value-type="float">
            <text:p>2.22E-05</text:p>
          </table:table-cell>
          <table:table-cell table:style-name="ce1" table:formula="of:=[$HospNewVar.AU53]" office:value-type="float" office:value="0.000021133920744635" calcext:value-type="float">
            <text:p>2.11E-05</text:p>
          </table:table-cell>
          <table:table-cell table:formula="of:=[$HospNewVar.AV53]" office:value-type="float" office:value="0.00918410193245308" calcext:value-type="float">
            <text:p>0.00918410193245308</text:p>
          </table:table-cell>
          <table:table-cell table:formula="of:=[$HospNewVar.AW53]" office:value-type="float" office:value="0.00920488527055001" calcext:value-type="float">
            <text:p>0.00920488527055001</text:p>
          </table:table-cell>
          <table:table-cell table:formula="of:=[$HospNewVar.AX53]" office:value-type="float" office:value="0.00919808026378578" calcext:value-type="float">
            <text:p>0.00919808026378578</text:p>
          </table:table-cell>
          <table:table-cell table:formula="of:=[$HospNewVar.AY53]" office:value-type="float" office:value="0.0091934380298946" calcext:value-type="float">
            <text:p>0.0091934380298946</text:p>
          </table:table-cell>
          <table:table-cell table:formula="of:=[$HospNewVar.AZ53]" office:value-type="float" office:value="0.0091902475521394" calcext:value-type="float">
            <text:p>0.0091902475521394</text:p>
          </table:table-cell>
          <table:table-cell table:formula="of:=[$HospNewVar.BA53]" office:value-type="float" office:value="0.0208140079461436" calcext:value-type="float">
            <text:p>0.0208140079461436</text:p>
          </table:table-cell>
          <table:table-cell table:formula="of:=[$HospNewVar.BB53]" office:value-type="float" office:value="0.00918126103701407" calcext:value-type="float">
            <text:p>0.00918126103701407</text:p>
          </table:table-cell>
          <table:table-cell table:formula="of:=[$HospNewVar.BC53]" office:value-type="float" office:value="0.00916990977001973" calcext:value-type="float">
            <text:p>0.00916990977001973</text:p>
          </table:table-cell>
          <table:table-cell table:formula="of:=[$HospNewVar.BD53]" office:value-type="float" office:value="0.00916743728290524" calcext:value-type="float">
            <text:p>0.00916743728290524</text:p>
          </table:table-cell>
          <table:table-cell table:formula="of:=[$HospNewVar.BE53]" office:value-type="float" office:value="0.00916505899008879" calcext:value-type="float">
            <text:p>0.00916505899008879</text:p>
          </table:table-cell>
          <table:table-cell table:formula="of:=[$HospNewVar.BF53]" office:value-type="float" office:value="0.00916181036414098" calcext:value-type="float">
            <text:p>0.00916181036414098</text:p>
          </table:table-cell>
          <table:table-cell table:formula="of:=[$HospNewVar.BG53]" office:value-type="float" office:value="0.00915836254018109" calcext:value-type="float">
            <text:p>0.00915836254018109</text:p>
          </table:table-cell>
          <table:table-cell table:formula="of:=[$HospNewVar.BH53]" office:value-type="float" office:value="0.00915599391089196" calcext:value-type="float">
            <text:p>0.00915599391089196</text:p>
          </table:table-cell>
          <table:table-cell table:formula="of:=[$HospNewVar.BI53]" office:value-type="float" office:value="0.00915512827591216" calcext:value-type="float">
            <text:p>0.00915512827591216</text:p>
          </table:table-cell>
          <table:table-cell table:formula="of:=[$HospNewVar.BJ53]" office:value-type="float" office:value="0.00915881952764115" calcext:value-type="float">
            <text:p>0.00915881952764115</text:p>
          </table:table-cell>
          <table:table-cell table:style-name="ce1" table:formula="of:=[$HospNewVar.BK53]" office:value-type="float" office:value="0.00000417886789427538" calcext:value-type="float">
            <text:p>4.18E-06</text:p>
          </table:table-cell>
          <table:table-cell table:formula="of:=[$HospNewVar.BL53]" office:value-type="float" office:value="0" calcext:value-type="float">
            <text:p>0</text:p>
          </table:table-cell>
          <table:table-cell table:formula="of:=[$HospNewVar.BM53]" office:value-type="float" office:value="0" calcext:value-type="float">
            <text:p>0</text:p>
          </table:table-cell>
          <table:table-cell table:formula="of:=[$HospNewVar.BN53]" office:value-type="float" office:value="0" calcext:value-type="float">
            <text:p>0</text:p>
          </table:table-cell>
          <table:table-cell table:formula="of:=[$HospNewVar.BO5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4]" office:value-type="string" office:string-value="AgeGr18-24" calcext:value-type="string">
            <text:p>AgeGr18-24</text:p>
          </table:table-cell>
          <table:table-cell table:formula="of:=[$HospNewVar.A54]" office:value-type="string" office:string-value="AgeGr35-39" calcext:value-type="string">
            <text:p>AgeGr35-39</text:p>
          </table:table-cell>
          <table:table-cell table:formula="of:=[$HospNew.B54]" office:value-type="float" office:value="-0.646778189809693" calcext:value-type="float">
            <text:p>-0.646778189809693</text:p>
          </table:table-cell>
          <table:table-cell table:formula="of:=EXP([.C54])" office:value-type="float" office:value="0.523730421509975" calcext:value-type="float">
            <text:p>0.5237304215099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4]" office:value-type="float" office:value="-0.0000107562656596191" calcext:value-type="float">
            <text:p>-1.08E-05</text:p>
          </table:table-cell>
          <table:table-cell table:number-columns-repeated="6"/>
          <table:table-cell table:style-name="ce1" table:formula="of:=[$HospNewVar.J54]" office:value-type="float" office:value="0.0000172896061271101" calcext:value-type="float">
            <text:p>1.73E-05</text:p>
          </table:table-cell>
          <table:table-cell table:style-name="ce1" table:formula="of:=[$HospNewVar.K54]" office:value-type="float" office:value="-0.0000522942584294886" calcext:value-type="float">
            <text:p>-5.23E-05</text:p>
          </table:table-cell>
          <table:table-cell table:number-columns-repeated="6"/>
          <table:table-cell table:style-name="ce1" table:formula="of:=[$HospNewVar.R54]" office:value-type="float" office:value="0.0000294820331228347" calcext:value-type="float">
            <text:p>2.95E-05</text:p>
          </table:table-cell>
          <table:table-cell table:style-name="ce1" table:formula="of:=[$HospNewVar.S54]" office:value-type="float" office:value="0.0000187807036509807" calcext:value-type="float">
            <text:p>1.88E-05</text:p>
          </table:table-cell>
          <table:table-cell table:number-columns-repeated="6"/>
          <table:table-cell table:style-name="ce1" table:formula="of:=[$HospNewVar.Z54]" office:value-type="float" office:value="0.0000295632433884469" calcext:value-type="float">
            <text:p>2.96E-05</text:p>
          </table:table-cell>
          <table:table-cell table:style-name="ce1" table:formula="of:=[$HospNewVar.AA54]" office:value-type="float" office:value="-0.0000209306072588492" calcext:value-type="float">
            <text:p>-2.09E-05</text:p>
          </table:table-cell>
          <table:table-cell table:number-columns-repeated="6"/>
          <table:table-cell table:style-name="ce1" table:formula="of:=[$HospNewVar.AH54]" office:value-type="float" office:value="0.0000542276747566545" calcext:value-type="float">
            <text:p>5.42E-05</text:p>
          </table:table-cell>
          <table:table-cell table:style-name="ce1" table:formula="of:=[$HospNewVar.AI54]" office:value-type="float" office:value="-0.0000375068588959265" calcext:value-type="float">
            <text:p>-3.75E-05</text:p>
          </table:table-cell>
          <table:table-cell table:number-columns-repeated="6"/>
          <table:table-cell table:style-name="ce1" table:formula="of:=[$HospNewVar.AP54]" office:value-type="float" office:value="-0.0000163554814124653" calcext:value-type="float">
            <text:p>-1.64E-05</text:p>
          </table:table-cell>
          <table:table-cell table:style-name="ce1" table:formula="of:=[$HospNewVar.AQ54]" office:value-type="float" office:value="0.0000159239820464052" calcext:value-type="float">
            <text:p>1.59E-05</text:p>
          </table:table-cell>
          <table:table-cell/>
          <table:table-cell table:style-name="ce1" table:formula="of:=[$HospNewVar.AS54]" office:value-type="float" office:value="0.0000135749327433247" calcext:value-type="float">
            <text:p>1.36E-05</text:p>
          </table:table-cell>
          <table:table-cell table:style-name="ce1" table:formula="of:=[$HospNewVar.AT54]" office:value-type="float" office:value="0.0000150639035144439" calcext:value-type="float">
            <text:p>1.51E-05</text:p>
          </table:table-cell>
          <table:table-cell table:style-name="ce1" table:formula="of:=[$HospNewVar.AU54]" office:value-type="float" office:value="0.0000139679857607587" calcext:value-type="float">
            <text:p>1.40E-05</text:p>
          </table:table-cell>
          <table:table-cell table:formula="of:=[$HospNewVar.AV54]" office:value-type="float" office:value="0.00918304378227182" calcext:value-type="float">
            <text:p>0.00918304378227182</text:p>
          </table:table-cell>
          <table:table-cell table:formula="of:=[$HospNewVar.AW54]" office:value-type="float" office:value="0.00919351494763657" calcext:value-type="float">
            <text:p>0.00919351494763657</text:p>
          </table:table-cell>
          <table:table-cell table:formula="of:=[$HospNewVar.AX54]" office:value-type="float" office:value="0.00918870245958406" calcext:value-type="float">
            <text:p>0.00918870245958406</text:p>
          </table:table-cell>
          <table:table-cell table:formula="of:=[$HospNewVar.AY54]" office:value-type="float" office:value="0.00918496807845704" calcext:value-type="float">
            <text:p>0.00918496807845704</text:p>
          </table:table-cell>
          <table:table-cell table:formula="of:=[$HospNewVar.AZ54]" office:value-type="float" office:value="0.0091835261182565" calcext:value-type="float">
            <text:p>0.0091835261182565</text:p>
          </table:table-cell>
          <table:table-cell table:formula="of:=[$HospNewVar.BA54]" office:value-type="float" office:value="0.00918126103701407" calcext:value-type="float">
            <text:p>0.00918126103701407</text:p>
          </table:table-cell>
          <table:table-cell table:formula="of:=[$HospNewVar.BB54]" office:value-type="float" office:value="0.0225118506216633" calcext:value-type="float">
            <text:p>0.0225118506216633</text:p>
          </table:table-cell>
          <table:table-cell table:formula="of:=[$HospNewVar.BC54]" office:value-type="float" office:value="0.00917154229862256" calcext:value-type="float">
            <text:p>0.00917154229862256</text:p>
          </table:table-cell>
          <table:table-cell table:formula="of:=[$HospNewVar.BD54]" office:value-type="float" office:value="0.00916994998860548" calcext:value-type="float">
            <text:p>0.00916994998860548</text:p>
          </table:table-cell>
          <table:table-cell table:formula="of:=[$HospNewVar.BE54]" office:value-type="float" office:value="0.00916853259232747" calcext:value-type="float">
            <text:p>0.00916853259232747</text:p>
          </table:table-cell>
          <table:table-cell table:formula="of:=[$HospNewVar.BF54]" office:value-type="float" office:value="0.00916648551451308" calcext:value-type="float">
            <text:p>0.00916648551451308</text:p>
          </table:table-cell>
          <table:table-cell table:formula="of:=[$HospNewVar.BG54]" office:value-type="float" office:value="0.00916432726260737" calcext:value-type="float">
            <text:p>0.00916432726260737</text:p>
          </table:table-cell>
          <table:table-cell table:formula="of:=[$HospNewVar.BH54]" office:value-type="float" office:value="0.00916288337546789" calcext:value-type="float">
            <text:p>0.00916288337546789</text:p>
          </table:table-cell>
          <table:table-cell table:formula="of:=[$HospNewVar.BI54]" office:value-type="float" office:value="0.00916230082071513" calcext:value-type="float">
            <text:p>0.00916230082071513</text:p>
          </table:table-cell>
          <table:table-cell table:formula="of:=[$HospNewVar.BJ54]" office:value-type="float" office:value="0.00916481167094286" calcext:value-type="float">
            <text:p>0.00916481167094286</text:p>
          </table:table-cell>
          <table:table-cell table:style-name="ce1" table:formula="of:=[$HospNewVar.BK54]" office:value-type="float" office:value="0.00000094184948223861" calcext:value-type="float">
            <text:p>9.42E-07</text:p>
          </table:table-cell>
          <table:table-cell table:formula="of:=[$HospNewVar.BL54]" office:value-type="float" office:value="0" calcext:value-type="float">
            <text:p>0</text:p>
          </table:table-cell>
          <table:table-cell table:formula="of:=[$HospNewVar.BM54]" office:value-type="float" office:value="0" calcext:value-type="float">
            <text:p>0</text:p>
          </table:table-cell>
          <table:table-cell table:formula="of:=[$HospNewVar.BN54]" office:value-type="float" office:value="0" calcext:value-type="float">
            <text:p>0</text:p>
          </table:table-cell>
          <table:table-cell table:formula="of:=[$HospNewVar.BO5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5]" office:value-type="string" office:string-value="AgeGr25-29" calcext:value-type="string">
            <text:p>AgeGr25-29</text:p>
          </table:table-cell>
          <table:table-cell table:formula="of:=[$HospNewVar.A55]" office:value-type="string" office:string-value="AgeGr45-49" calcext:value-type="string">
            <text:p>AgeGr45-49</text:p>
          </table:table-cell>
          <table:table-cell table:formula="of:=[$HospNew.B55]" office:value-type="float" office:value="-0.368451077651333" calcext:value-type="float">
            <text:p>-0.368451077651333</text:p>
          </table:table-cell>
          <table:table-cell table:formula="of:=EXP([.C55])" office:value-type="float" office:value="0.691805053498285" calcext:value-type="float">
            <text:p>0.6918050534982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5]" office:value-type="float" office:value="-0.00000274864774630621" calcext:value-type="float">
            <text:p>-2.75E-06</text:p>
          </table:table-cell>
          <table:table-cell table:number-columns-repeated="6"/>
          <table:table-cell table:style-name="ce1" table:formula="of:=[$HospNewVar.J55]" office:value-type="float" office:value="-0.0000140398391520842" calcext:value-type="float">
            <text:p>-1.40E-05</text:p>
          </table:table-cell>
          <table:table-cell table:style-name="ce1" table:formula="of:=[$HospNewVar.K55]" office:value-type="float" office:value="0.0000243703776618297" calcext:value-type="float">
            <text:p>2.44E-05</text:p>
          </table:table-cell>
          <table:table-cell table:number-columns-repeated="6"/>
          <table:table-cell table:style-name="ce1" table:formula="of:=[$HospNewVar.R55]" office:value-type="float" office:value="-0.00000666852542939793" calcext:value-type="float">
            <text:p>-6.67E-06</text:p>
          </table:table-cell>
          <table:table-cell table:style-name="ce1" table:formula="of:=[$HospNewVar.S55]" office:value-type="float" office:value="-0.0000157014528776454" calcext:value-type="float">
            <text:p>-1.57E-05</text:p>
          </table:table-cell>
          <table:table-cell table:number-columns-repeated="6"/>
          <table:table-cell table:style-name="ce1" table:formula="of:=[$HospNewVar.Z55]" office:value-type="float" office:value="-0.0000234365277216749" calcext:value-type="float">
            <text:p>-2.34E-05</text:p>
          </table:table-cell>
          <table:table-cell table:style-name="ce1" table:formula="of:=[$HospNewVar.AA55]" office:value-type="float" office:value="-0.00000132237899391734" calcext:value-type="float">
            <text:p>-1.32E-06</text:p>
          </table:table-cell>
          <table:table-cell table:number-columns-repeated="6"/>
          <table:table-cell table:style-name="ce1" table:formula="of:=[$HospNewVar.AH55]" office:value-type="float" office:value="-0.0000109288944395657" calcext:value-type="float">
            <text:p>-1.09E-05</text:p>
          </table:table-cell>
          <table:table-cell table:style-name="ce1" table:formula="of:=[$HospNewVar.AI55]" office:value-type="float" office:value="0.00001059164726573" calcext:value-type="float">
            <text:p>1.06E-05</text:p>
          </table:table-cell>
          <table:table-cell table:number-columns-repeated="6"/>
          <table:table-cell table:style-name="ce1" table:formula="of:=[$HospNewVar.AP55]" office:value-type="float" office:value="0.00000477123787782147" calcext:value-type="float">
            <text:p>4.77E-06</text:p>
          </table:table-cell>
          <table:table-cell table:style-name="ce1" table:formula="of:=[$HospNewVar.AQ55]" office:value-type="float" office:value="-0.0000145504347605202" calcext:value-type="float">
            <text:p>-1.46E-05</text:p>
          </table:table-cell>
          <table:table-cell/>
          <table:table-cell table:style-name="ce1" table:formula="of:=[$HospNewVar.AS55]" office:value-type="float" office:value="-0.0000125808587173921" calcext:value-type="float">
            <text:p>-1.26E-05</text:p>
          </table:table-cell>
          <table:table-cell table:style-name="ce1" table:formula="of:=[$HospNewVar.AT55]" office:value-type="float" office:value="-0.000014785158938001" calcext:value-type="float">
            <text:p>-1.48E-05</text:p>
          </table:table-cell>
          <table:table-cell table:style-name="ce1" table:formula="of:=[$HospNewVar.AU55]" office:value-type="float" office:value="-0.0000135875678151459" calcext:value-type="float">
            <text:p>-1.36E-05</text:p>
          </table:table-cell>
          <table:table-cell table:formula="of:=[$HospNewVar.AV55]" office:value-type="float" office:value="0.00917027136943126" calcext:value-type="float">
            <text:p>0.00917027136943126</text:p>
          </table:table-cell>
          <table:table-cell table:formula="of:=[$HospNewVar.AW55]" office:value-type="float" office:value="0.00916169663814066" calcext:value-type="float">
            <text:p>0.00916169663814066</text:p>
          </table:table-cell>
          <table:table-cell table:formula="of:=[$HospNewVar.AX55]" office:value-type="float" office:value="0.00916325893032789" calcext:value-type="float">
            <text:p>0.00916325893032789</text:p>
          </table:table-cell>
          <table:table-cell table:formula="of:=[$HospNewVar.AY55]" office:value-type="float" office:value="0.0091667532733728" calcext:value-type="float">
            <text:p>0.0091667532733728</text:p>
          </table:table-cell>
          <table:table-cell table:formula="of:=[$HospNewVar.AZ55]" office:value-type="float" office:value="0.0091684087241367" calcext:value-type="float">
            <text:p>0.0091684087241367</text:p>
          </table:table-cell>
          <table:table-cell table:formula="of:=[$HospNewVar.BA55]" office:value-type="float" office:value="0.00916990977001973" calcext:value-type="float">
            <text:p>0.00916990977001973</text:p>
          </table:table-cell>
          <table:table-cell table:formula="of:=[$HospNewVar.BB55]" office:value-type="float" office:value="0.00917154229862256" calcext:value-type="float">
            <text:p>0.00917154229862256</text:p>
          </table:table-cell>
          <table:table-cell table:formula="of:=[$HospNewVar.BC55]" office:value-type="float" office:value="0.0158882638889459" calcext:value-type="float">
            <text:p>0.0158882638889459</text:p>
          </table:table-cell>
          <table:table-cell table:formula="of:=[$HospNewVar.BD55]" office:value-type="float" office:value="0.00917856625115823" calcext:value-type="float">
            <text:p>0.00917856625115823</text:p>
          </table:table-cell>
          <table:table-cell table:formula="of:=[$HospNewVar.BE55]" office:value-type="float" office:value="0.00918024715096988" calcext:value-type="float">
            <text:p>0.00918024715096988</text:p>
          </table:table-cell>
          <table:table-cell table:formula="of:=[$HospNewVar.BF55]" office:value-type="float" office:value="0.00918279649507846" calcext:value-type="float">
            <text:p>0.00918279649507846</text:p>
          </table:table-cell>
          <table:table-cell table:formula="of:=[$HospNewVar.BG55]" office:value-type="float" office:value="0.00918527047012352" calcext:value-type="float">
            <text:p>0.00918527047012352</text:p>
          </table:table-cell>
          <table:table-cell table:formula="of:=[$HospNewVar.BH55]" office:value-type="float" office:value="0.00918693698384579" calcext:value-type="float">
            <text:p>0.00918693698384579</text:p>
          </table:table-cell>
          <table:table-cell table:formula="of:=[$HospNewVar.BI55]" office:value-type="float" office:value="0.0091877677978122" calcext:value-type="float">
            <text:p>0.0091877677978122</text:p>
          </table:table-cell>
          <table:table-cell table:formula="of:=[$HospNewVar.BJ55]" office:value-type="float" office:value="0.00918602964464904" calcext:value-type="float">
            <text:p>0.00918602964464904</text:p>
          </table:table-cell>
          <table:table-cell table:style-name="ce1" table:formula="of:=[$HospNewVar.BK55]" office:value-type="float" office:value="0.00000168798256000276" calcext:value-type="float">
            <text:p>1.69E-06</text:p>
          </table:table-cell>
          <table:table-cell table:formula="of:=[$HospNewVar.BL55]" office:value-type="float" office:value="0" calcext:value-type="float">
            <text:p>0</text:p>
          </table:table-cell>
          <table:table-cell table:formula="of:=[$HospNewVar.BM55]" office:value-type="float" office:value="0" calcext:value-type="float">
            <text:p>0</text:p>
          </table:table-cell>
          <table:table-cell table:formula="of:=[$HospNewVar.BN55]" office:value-type="float" office:value="0" calcext:value-type="float">
            <text:p>0</text:p>
          </table:table-cell>
          <table:table-cell table:formula="of:=[$HospNewVar.BO5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6]" office:value-type="string" office:string-value="AgeGr30-34" calcext:value-type="string">
            <text:p>AgeGr30-34</text:p>
          </table:table-cell>
          <table:table-cell table:formula="of:=[$HospNewVar.A56]" office:value-type="string" office:string-value="AgeGr50-54" calcext:value-type="string">
            <text:p>AgeGr50-54</text:p>
          </table:table-cell>
          <table:table-cell table:formula="of:=[$HospNew.B56]" office:value-type="float" office:value="-0.135246848196621" calcext:value-type="float">
            <text:p>-0.135246848196621</text:p>
          </table:table-cell>
          <table:table-cell table:formula="of:=EXP([.C56])" office:value-type="float" office:value="0.873500263108202" calcext:value-type="float">
            <text:p>0.8735002631082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6]" office:value-type="float" office:value="0.00000628171119039501" calcext:value-type="float">
            <text:p>6.28E-06</text:p>
          </table:table-cell>
          <table:table-cell table:number-columns-repeated="6"/>
          <table:table-cell table:style-name="ce1" table:formula="of:=[$HospNewVar.J56]" office:value-type="float" office:value="-0.0000210652005430639" calcext:value-type="float">
            <text:p>-2.11E-05</text:p>
          </table:table-cell>
          <table:table-cell table:style-name="ce1" table:formula="of:=[$HospNewVar.K56]" office:value-type="float" office:value="0.0000484485388612427" calcext:value-type="float">
            <text:p>4.84E-05</text:p>
          </table:table-cell>
          <table:table-cell table:number-columns-repeated="6"/>
          <table:table-cell table:style-name="ce1" table:formula="of:=[$HospNewVar.R56]" office:value-type="float" office:value="-0.00000591196427574231" calcext:value-type="float">
            <text:p>-5.91E-06</text:p>
          </table:table-cell>
          <table:table-cell table:style-name="ce1" table:formula="of:=[$HospNewVar.S56]" office:value-type="float" office:value="-0.0000223960375178126" calcext:value-type="float">
            <text:p>-2.24E-05</text:p>
          </table:table-cell>
          <table:table-cell table:number-columns-repeated="6"/>
          <table:table-cell table:style-name="ce1" table:formula="of:=[$HospNewVar.Z56]" office:value-type="float" office:value="-0.0000289732785079114" calcext:value-type="float">
            <text:p>-2.90E-05</text:p>
          </table:table-cell>
          <table:table-cell table:style-name="ce1" table:formula="of:=[$HospNewVar.AA56]" office:value-type="float" office:value="0.0000178613326815899" calcext:value-type="float">
            <text:p>1.79E-05</text:p>
          </table:table-cell>
          <table:table-cell table:number-columns-repeated="6"/>
          <table:table-cell table:style-name="ce1" table:formula="of:=[$HospNewVar.AH56]" office:value-type="float" office:value="0.00000532010177936174" calcext:value-type="float">
            <text:p>5.32E-06</text:p>
          </table:table-cell>
          <table:table-cell table:style-name="ce1" table:formula="of:=[$HospNewVar.AI56]" office:value-type="float" office:value="0.0000169002473342511" calcext:value-type="float">
            <text:p>1.69E-05</text:p>
          </table:table-cell>
          <table:table-cell table:number-columns-repeated="6"/>
          <table:table-cell table:style-name="ce1" table:formula="of:=[$HospNewVar.AP56]" office:value-type="float" office:value="0.000012406563847823" calcext:value-type="float">
            <text:p>1.24E-05</text:p>
          </table:table-cell>
          <table:table-cell table:style-name="ce1" table:formula="of:=[$HospNewVar.AQ56]" office:value-type="float" office:value="-0.0000209347176261664" calcext:value-type="float">
            <text:p>-2.09E-05</text:p>
          </table:table-cell>
          <table:table-cell/>
          <table:table-cell table:style-name="ce1" table:formula="of:=[$HospNewVar.AS56]" office:value-type="float" office:value="-0.0000199209975997417" calcext:value-type="float">
            <text:p>-1.99E-05</text:p>
          </table:table-cell>
          <table:table-cell table:style-name="ce1" table:formula="of:=[$HospNewVar.AT56]" office:value-type="float" office:value="-0.0000222189700960762" calcext:value-type="float">
            <text:p>-2.22E-05</text:p>
          </table:table-cell>
          <table:table-cell table:style-name="ce1" table:formula="of:=[$HospNewVar.AU56]" office:value-type="float" office:value="-0.0000214488642984319" calcext:value-type="float">
            <text:p>-2.14E-05</text:p>
          </table:table-cell>
          <table:table-cell table:formula="of:=[$HospNewVar.AV56]" office:value-type="float" office:value="0.0091740204693736" calcext:value-type="float">
            <text:p>0.0091740204693736</text:p>
          </table:table-cell>
          <table:table-cell table:formula="of:=[$HospNewVar.AW56]" office:value-type="float" office:value="0.00915298971581855" calcext:value-type="float">
            <text:p>0.00915298971581855</text:p>
          </table:table-cell>
          <table:table-cell table:formula="of:=[$HospNewVar.AX56]" office:value-type="float" office:value="0.00915433516266461" calcext:value-type="float">
            <text:p>0.00915433516266461</text:p>
          </table:table-cell>
          <table:table-cell table:formula="of:=[$HospNewVar.AY56]" office:value-type="float" office:value="0.00916102163564689" calcext:value-type="float">
            <text:p>0.00916102163564689</text:p>
          </table:table-cell>
          <table:table-cell table:formula="of:=[$HospNewVar.AZ56]" office:value-type="float" office:value="0.00916490208176439" calcext:value-type="float">
            <text:p>0.00916490208176439</text:p>
          </table:table-cell>
          <table:table-cell table:formula="of:=[$HospNewVar.BA56]" office:value-type="float" office:value="0.00916743728290524" calcext:value-type="float">
            <text:p>0.00916743728290524</text:p>
          </table:table-cell>
          <table:table-cell table:formula="of:=[$HospNewVar.BB56]" office:value-type="float" office:value="0.00916994998860548" calcext:value-type="float">
            <text:p>0.00916994998860548</text:p>
          </table:table-cell>
          <table:table-cell table:formula="of:=[$HospNewVar.BC56]" office:value-type="float" office:value="0.00917856625115823" calcext:value-type="float">
            <text:p>0.00917856625115823</text:p>
          </table:table-cell>
          <table:table-cell table:formula="of:=[$HospNewVar.BD56]" office:value-type="float" office:value="0.015099031601891" calcext:value-type="float">
            <text:p>0.015099031601891</text:p>
          </table:table-cell>
          <table:table-cell table:formula="of:=[$HospNewVar.BE56]" office:value-type="float" office:value="0.00918526393188452" calcext:value-type="float">
            <text:p>0.00918526393188452</text:p>
          </table:table-cell>
          <table:table-cell table:formula="of:=[$HospNewVar.BF56]" office:value-type="float" office:value="0.00919022611503431" calcext:value-type="float">
            <text:p>0.00919022611503431</text:p>
          </table:table-cell>
          <table:table-cell table:formula="of:=[$HospNewVar.BG56]" office:value-type="float" office:value="0.00919491945429942" calcext:value-type="float">
            <text:p>0.00919491945429942</text:p>
          </table:table-cell>
          <table:table-cell table:formula="of:=[$HospNewVar.BH56]" office:value-type="float" office:value="0.0091980282097069" calcext:value-type="float">
            <text:p>0.0091980282097069</text:p>
          </table:table-cell>
          <table:table-cell table:formula="of:=[$HospNewVar.BI56]" office:value-type="float" office:value="0.00919961855892599" calcext:value-type="float">
            <text:p>0.00919961855892599</text:p>
          </table:table-cell>
          <table:table-cell table:formula="of:=[$HospNewVar.BJ56]" office:value-type="float" office:value="0.00919795811841536" calcext:value-type="float">
            <text:p>0.00919795811841536</text:p>
          </table:table-cell>
          <table:table-cell table:style-name="ce1" table:formula="of:=[$HospNewVar.BK56]" office:value-type="float" office:value="0.00000469653793323409" calcext:value-type="float">
            <text:p>4.70E-06</text:p>
          </table:table-cell>
          <table:table-cell table:formula="of:=[$HospNewVar.BL56]" office:value-type="float" office:value="0" calcext:value-type="float">
            <text:p>0</text:p>
          </table:table-cell>
          <table:table-cell table:formula="of:=[$HospNewVar.BM56]" office:value-type="float" office:value="0" calcext:value-type="float">
            <text:p>0</text:p>
          </table:table-cell>
          <table:table-cell table:formula="of:=[$HospNewVar.BN56]" office:value-type="float" office:value="0" calcext:value-type="float">
            <text:p>0</text:p>
          </table:table-cell>
          <table:table-cell table:formula="of:=[$HospNewVar.BO5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7]" office:value-type="string" office:string-value="AgeGr35-39" calcext:value-type="string">
            <text:p>AgeGr35-39</text:p>
          </table:table-cell>
          <table:table-cell table:formula="of:=[$HospNewVar.A57]" office:value-type="string" office:string-value="AgeGr55-59" calcext:value-type="string">
            <text:p>AgeGr55-59</text:p>
          </table:table-cell>
          <table:table-cell table:formula="of:=[$HospNew.B57]" office:value-type="float" office:value="-0.198654128285877" calcext:value-type="float">
            <text:p>-0.198654128285877</text:p>
          </table:table-cell>
          <table:table-cell table:formula="of:=EXP([.C57])" office:value-type="float" office:value="0.819833401485241" calcext:value-type="float">
            <text:p>0.8198334014852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7]" office:value-type="float" office:value="0.0000219961724440141" calcext:value-type="float">
            <text:p>2.20E-05</text:p>
          </table:table-cell>
          <table:table-cell table:number-columns-repeated="6"/>
          <table:table-cell table:style-name="ce1" table:formula="of:=[$HospNewVar.J57]" office:value-type="float" office:value="-0.0000251536439998224" calcext:value-type="float">
            <text:p>-2.52E-05</text:p>
          </table:table-cell>
          <table:table-cell table:style-name="ce1" table:formula="of:=[$HospNewVar.K57]" office:value-type="float" office:value="0.0000766690905875781" calcext:value-type="float">
            <text:p>7.67E-05</text:p>
          </table:table-cell>
          <table:table-cell table:number-columns-repeated="6"/>
          <table:table-cell table:style-name="ce1" table:formula="of:=[$HospNewVar.R57]" office:value-type="float" office:value="0.0000102057383404466" calcext:value-type="float">
            <text:p>1.02E-05</text:p>
          </table:table-cell>
          <table:table-cell table:style-name="ce1" table:formula="of:=[$HospNewVar.S57]" office:value-type="float" office:value="-0.0000296836534421734" calcext:value-type="float">
            <text:p>-2.97E-05</text:p>
          </table:table-cell>
          <table:table-cell table:number-columns-repeated="6"/>
          <table:table-cell table:style-name="ce1" table:formula="of:=[$HospNewVar.Z57]" office:value-type="float" office:value="-0.0000235614249052275" calcext:value-type="float">
            <text:p>-2.36E-05</text:p>
          </table:table-cell>
          <table:table-cell table:style-name="ce1" table:formula="of:=[$HospNewVar.AA57]" office:value-type="float" office:value="0.0000472327675691308" calcext:value-type="float">
            <text:p>4.72E-05</text:p>
          </table:table-cell>
          <table:table-cell table:number-columns-repeated="6"/>
          <table:table-cell table:style-name="ce1" table:formula="of:=[$HospNewVar.AH57]" office:value-type="float" office:value="0.0000467650803636338" calcext:value-type="float">
            <text:p>4.68E-05</text:p>
          </table:table-cell>
          <table:table-cell table:style-name="ce1" table:formula="of:=[$HospNewVar.AI57]" office:value-type="float" office:value="0.0000298549762701677" calcext:value-type="float">
            <text:p>2.99E-05</text:p>
          </table:table-cell>
          <table:table-cell table:number-columns-repeated="6"/>
          <table:table-cell table:style-name="ce1" table:formula="of:=[$HospNewVar.AP57]" office:value-type="float" office:value="0.0000417522515616327" calcext:value-type="float">
            <text:p>4.18E-05</text:p>
          </table:table-cell>
          <table:table-cell table:style-name="ce1" table:formula="of:=[$HospNewVar.AQ57]" office:value-type="float" office:value="-0.0000235665805374775" calcext:value-type="float">
            <text:p>-2.36E-05</text:p>
          </table:table-cell>
          <table:table-cell/>
          <table:table-cell table:style-name="ce1" table:formula="of:=[$HospNewVar.AS57]" office:value-type="float" office:value="-0.0000274137532888979" calcext:value-type="float">
            <text:p>-2.74E-05</text:p>
          </table:table-cell>
          <table:table-cell table:style-name="ce1" table:formula="of:=[$HospNewVar.AT57]" office:value-type="float" office:value="-0.0000293909753503394" calcext:value-type="float">
            <text:p>-2.94E-05</text:p>
          </table:table-cell>
          <table:table-cell table:style-name="ce1" table:formula="of:=[$HospNewVar.AU57]" office:value-type="float" office:value="-0.0000303636173824738" calcext:value-type="float">
            <text:p>-3.04E-05</text:p>
          </table:table-cell>
          <table:table-cell table:formula="of:=[$HospNewVar.AV57]" office:value-type="float" office:value="0.00918503900966004" calcext:value-type="float">
            <text:p>0.00918503900966004</text:p>
          </table:table-cell>
          <table:table-cell table:formula="of:=[$HospNewVar.AW57]" office:value-type="float" office:value="0.00914571966603925" calcext:value-type="float">
            <text:p>0.00914571966603925</text:p>
          </table:table-cell>
          <table:table-cell table:formula="of:=[$HospNewVar.AX57]" office:value-type="float" office:value="0.00914502661596793" calcext:value-type="float">
            <text:p>0.00914502661596793</text:p>
          </table:table-cell>
          <table:table-cell table:formula="of:=[$HospNewVar.AY57]" office:value-type="float" office:value="0.00915404162419959" calcext:value-type="float">
            <text:p>0.00915404162419959</text:p>
          </table:table-cell>
          <table:table-cell table:formula="of:=[$HospNewVar.AZ57]" office:value-type="float" office:value="0.00916127614565299" calcext:value-type="float">
            <text:p>0.00916127614565299</text:p>
          </table:table-cell>
          <table:table-cell table:formula="of:=[$HospNewVar.BA57]" office:value-type="float" office:value="0.00916505899008879" calcext:value-type="float">
            <text:p>0.00916505899008879</text:p>
          </table:table-cell>
          <table:table-cell table:formula="of:=[$HospNewVar.BB57]" office:value-type="float" office:value="0.00916853259232747" calcext:value-type="float">
            <text:p>0.00916853259232747</text:p>
          </table:table-cell>
          <table:table-cell table:formula="of:=[$HospNewVar.BC57]" office:value-type="float" office:value="0.00918024715096988" calcext:value-type="float">
            <text:p>0.00918024715096988</text:p>
          </table:table-cell>
          <table:table-cell table:formula="of:=[$HospNewVar.BD57]" office:value-type="float" office:value="0.00918526393188452" calcext:value-type="float">
            <text:p>0.00918526393188452</text:p>
          </table:table-cell>
          <table:table-cell table:formula="of:=[$HospNewVar.BE57]" office:value-type="float" office:value="0.0131591556497664" calcext:value-type="float">
            <text:p>0.0131591556497664</text:p>
          </table:table-cell>
          <table:table-cell table:formula="of:=[$HospNewVar.BF57]" office:value-type="float" office:value="0.00919895706029204" calcext:value-type="float">
            <text:p>0.00919895706029204</text:p>
          </table:table-cell>
          <table:table-cell table:formula="of:=[$HospNewVar.BG57]" office:value-type="float" office:value="0.00920632201134801" calcext:value-type="float">
            <text:p>0.00920632201134801</text:p>
          </table:table-cell>
          <table:table-cell table:formula="of:=[$HospNewVar.BH57]" office:value-type="float" office:value="0.00921146561642754" calcext:value-type="float">
            <text:p>0.00921146561642754</text:p>
          </table:table-cell>
          <table:table-cell table:formula="of:=[$HospNewVar.BI57]" office:value-type="float" office:value="0.00921422203326019" calcext:value-type="float">
            <text:p>0.00921422203326019</text:p>
          </table:table-cell>
          <table:table-cell table:formula="of:=[$HospNewVar.BJ57]" office:value-type="float" office:value="0.00921385216671632" calcext:value-type="float">
            <text:p>0.00921385216671632</text:p>
          </table:table-cell>
          <table:table-cell table:style-name="ce1" table:formula="of:=[$HospNewVar.BK57]" office:value-type="float" office:value="0.00000922557061869731" calcext:value-type="float">
            <text:p>9.23E-06</text:p>
          </table:table-cell>
          <table:table-cell table:formula="of:=[$HospNewVar.BL57]" office:value-type="float" office:value="0" calcext:value-type="float">
            <text:p>0</text:p>
          </table:table-cell>
          <table:table-cell table:formula="of:=[$HospNewVar.BM57]" office:value-type="float" office:value="0" calcext:value-type="float">
            <text:p>0</text:p>
          </table:table-cell>
          <table:table-cell table:formula="of:=[$HospNewVar.BN57]" office:value-type="float" office:value="0" calcext:value-type="float">
            <text:p>0</text:p>
          </table:table-cell>
          <table:table-cell table:formula="of:=[$HospNewVar.BO5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8]" office:value-type="string" office:string-value="AgeGr45-49" calcext:value-type="string">
            <text:p>AgeGr45-49</text:p>
          </table:table-cell>
          <table:table-cell table:formula="of:=[$HospNewVar.A58]" office:value-type="string" office:string-value="AgeGr60-64" calcext:value-type="string">
            <text:p>AgeGr60-64</text:p>
          </table:table-cell>
          <table:table-cell table:formula="of:=[$HospNew.B58]" office:value-type="float" office:value="0.249865087550756" calcext:value-type="float">
            <text:p>0.249865087550756</text:p>
          </table:table-cell>
          <table:table-cell table:formula="of:=EXP([.C58])" office:value-type="float" office:value="1.28385219735887" calcext:value-type="float">
            <text:p>1.283852197358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8]" office:value-type="float" office:value="0.0000183933810271149" calcext:value-type="float">
            <text:p>1.84E-05</text:p>
          </table:table-cell>
          <table:table-cell table:number-columns-repeated="6"/>
          <table:table-cell table:style-name="ce1" table:formula="of:=[$HospNewVar.J58]" office:value-type="float" office:value="-0.0000374554612368266" calcext:value-type="float">
            <text:p>-3.75E-05</text:p>
          </table:table-cell>
          <table:table-cell table:style-name="ce1" table:formula="of:=[$HospNewVar.K58]" office:value-type="float" office:value="0.0000926964373768341" calcext:value-type="float">
            <text:p>9.27E-05</text:p>
          </table:table-cell>
          <table:table-cell table:number-columns-repeated="6"/>
          <table:table-cell table:style-name="ce1" table:formula="of:=[$HospNewVar.R58]" office:value-type="float" office:value="0.0000234157476598635" calcext:value-type="float">
            <text:p>2.34E-05</text:p>
          </table:table-cell>
          <table:table-cell table:style-name="ce1" table:formula="of:=[$HospNewVar.S58]" office:value-type="float" office:value="-0.0000614319444814665" calcext:value-type="float">
            <text:p>-6.14E-05</text:p>
          </table:table-cell>
          <table:table-cell table:number-columns-repeated="6"/>
          <table:table-cell table:style-name="ce1" table:formula="of:=[$HospNewVar.Z58]" office:value-type="float" office:value="-0.0000201009462016235" calcext:value-type="float">
            <text:p>-2.01E-05</text:p>
          </table:table-cell>
          <table:table-cell table:formula="of:=[$HospNewVar.AA58]" office:value-type="float" office:value="0.000104602165226083" calcext:value-type="float">
            <text:p>0.000104602165226083</text:p>
          </table:table-cell>
          <table:table-cell table:number-columns-repeated="6"/>
          <table:table-cell table:formula="of:=[$HospNewVar.AH58]" office:value-type="float" office:value="0.000132262344493964" calcext:value-type="float">
            <text:p>0.000132262344493964</text:p>
          </table:table-cell>
          <table:table-cell table:style-name="ce1" table:formula="of:=[$HospNewVar.AI58]" office:value-type="float" office:value="0.000073839303087214" calcext:value-type="float">
            <text:p>7.38E-05</text:p>
          </table:table-cell>
          <table:table-cell table:number-columns-repeated="6"/>
          <table:table-cell table:style-name="ce1" table:formula="of:=[$HospNewVar.AP58]" office:value-type="float" office:value="0.0000878491925155702" calcext:value-type="float">
            <text:p>8.78E-05</text:p>
          </table:table-cell>
          <table:table-cell table:style-name="ce1" table:formula="of:=[$HospNewVar.AQ58]" office:value-type="float" office:value="-0.0000485115789776123" calcext:value-type="float">
            <text:p>-4.85E-05</text:p>
          </table:table-cell>
          <table:table-cell/>
          <table:table-cell table:style-name="ce1" table:formula="of:=[$HospNewVar.AS58]" office:value-type="float" office:value="-0.0000616484123405802" calcext:value-type="float">
            <text:p>-6.16E-05</text:p>
          </table:table-cell>
          <table:table-cell table:style-name="ce1" table:formula="of:=[$HospNewVar.AT58]" office:value-type="float" office:value="-0.0000645843766825872" calcext:value-type="float">
            <text:p>-6.46E-05</text:p>
          </table:table-cell>
          <table:table-cell table:style-name="ce1" table:formula="of:=[$HospNewVar.AU58]" office:value-type="float" office:value="-0.000067787101057436" calcext:value-type="float">
            <text:p>-6.78E-05</text:p>
          </table:table-cell>
          <table:table-cell table:formula="of:=[$HospNewVar.AV58]" office:value-type="float" office:value="0.00919318883095123" calcext:value-type="float">
            <text:p>0.00919318883095123</text:p>
          </table:table-cell>
          <table:table-cell table:formula="of:=[$HospNewVar.AW58]" office:value-type="float" office:value="0.00913633186060224" calcext:value-type="float">
            <text:p>0.00913633186060224</text:p>
          </table:table-cell>
          <table:table-cell table:formula="of:=[$HospNewVar.AX58]" office:value-type="float" office:value="0.00913403713245767" calcext:value-type="float">
            <text:p>0.00913403713245767</text:p>
          </table:table-cell>
          <table:table-cell table:formula="of:=[$HospNewVar.AY58]" office:value-type="float" office:value="0.00914642206542125" calcext:value-type="float">
            <text:p>0.00914642206542125</text:p>
          </table:table-cell>
          <table:table-cell table:formula="of:=[$HospNewVar.AZ58]" office:value-type="float" office:value="0.00915654902463428" calcext:value-type="float">
            <text:p>0.00915654902463428</text:p>
          </table:table-cell>
          <table:table-cell table:formula="of:=[$HospNewVar.BA58]" office:value-type="float" office:value="0.00916181036414098" calcext:value-type="float">
            <text:p>0.00916181036414098</text:p>
          </table:table-cell>
          <table:table-cell table:formula="of:=[$HospNewVar.BB58]" office:value-type="float" office:value="0.00916648551451308" calcext:value-type="float">
            <text:p>0.00916648551451308</text:p>
          </table:table-cell>
          <table:table-cell table:formula="of:=[$HospNewVar.BC58]" office:value-type="float" office:value="0.00918279649507846" calcext:value-type="float">
            <text:p>0.00918279649507846</text:p>
          </table:table-cell>
          <table:table-cell table:formula="of:=[$HospNewVar.BD58]" office:value-type="float" office:value="0.00919022611503431" calcext:value-type="float">
            <text:p>0.00919022611503431</text:p>
          </table:table-cell>
          <table:table-cell table:formula="of:=[$HospNewVar.BE58]" office:value-type="float" office:value="0.00919895706029204" calcext:value-type="float">
            <text:p>0.00919895706029204</text:p>
          </table:table-cell>
          <table:table-cell table:formula="of:=[$HospNewVar.BF58]" office:value-type="float" office:value="0.0115761830290748" calcext:value-type="float">
            <text:p>0.0115761830290748</text:p>
          </table:table-cell>
          <table:table-cell table:formula="of:=[$HospNewVar.BG58]" office:value-type="float" office:value="0.00922413763223052" calcext:value-type="float">
            <text:p>0.00922413763223052</text:p>
          </table:table-cell>
          <table:table-cell table:formula="of:=[$HospNewVar.BH58]" office:value-type="float" office:value="0.00923291503276614" calcext:value-type="float">
            <text:p>0.00923291503276614</text:p>
          </table:table-cell>
          <table:table-cell table:formula="of:=[$HospNewVar.BI58]" office:value-type="float" office:value="0.00923804787133265" calcext:value-type="float">
            <text:p>0.00923804787133265</text:p>
          </table:table-cell>
          <table:table-cell table:formula="of:=[$HospNewVar.BJ58]" office:value-type="float" office:value="0.00923844054247505" calcext:value-type="float">
            <text:p>0.00923844054247505</text:p>
          </table:table-cell>
          <table:table-cell table:style-name="ce1" table:formula="of:=[$HospNewVar.BK58]" office:value-type="float" office:value="0.000020651961389693" calcext:value-type="float">
            <text:p>2.07E-05</text:p>
          </table:table-cell>
          <table:table-cell table:formula="of:=[$HospNewVar.BL58]" office:value-type="float" office:value="0" calcext:value-type="float">
            <text:p>0</text:p>
          </table:table-cell>
          <table:table-cell table:formula="of:=[$HospNewVar.BM58]" office:value-type="float" office:value="0" calcext:value-type="float">
            <text:p>0</text:p>
          </table:table-cell>
          <table:table-cell table:formula="of:=[$HospNewVar.BN58]" office:value-type="float" office:value="0" calcext:value-type="float">
            <text:p>0</text:p>
          </table:table-cell>
          <table:table-cell table:formula="of:=[$HospNewVar.BO5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9]" office:value-type="string" office:string-value="AgeGr50-54" calcext:value-type="string">
            <text:p>AgeGr50-54</text:p>
          </table:table-cell>
          <table:table-cell table:formula="of:=[$HospNewVar.A59]" office:value-type="string" office:string-value="AgeGr65-69" calcext:value-type="string">
            <text:p>AgeGr65-69</text:p>
          </table:table-cell>
          <table:table-cell table:formula="of:=[$HospNew.B59]" office:value-type="float" office:value="0.690083484062041" calcext:value-type="float">
            <text:p>0.690083484062041</text:p>
          </table:table-cell>
          <table:table-cell table:formula="of:=EXP([.C59])" office:value-type="float" office:value="1.99388198366223" calcext:value-type="float">
            <text:p>1.993881983662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9]" office:value-type="float" office:value="0.0000167063457109846" calcext:value-type="float">
            <text:p>1.67E-05</text:p>
          </table:table-cell>
          <table:table-cell table:number-columns-repeated="6"/>
          <table:table-cell table:style-name="ce1" table:formula="of:=[$HospNewVar.J59]" office:value-type="float" office:value="-0.000040631909666375" calcext:value-type="float">
            <text:p>-4.06E-05</text:p>
          </table:table-cell>
          <table:table-cell table:formula="of:=[$HospNewVar.K59]" office:value-type="float" office:value="0.000105571719125393" calcext:value-type="float">
            <text:p>0.000105571719125393</text:p>
          </table:table-cell>
          <table:table-cell table:number-columns-repeated="6"/>
          <table:table-cell table:style-name="ce1" table:formula="of:=[$HospNewVar.R59]" office:value-type="float" office:value="0.0000324302605883997" calcext:value-type="float">
            <text:p>3.24E-05</text:p>
          </table:table-cell>
          <table:table-cell table:style-name="ce1" table:formula="of:=[$HospNewVar.S59]" office:value-type="float" office:value="-0.0000779576412766672" calcext:value-type="float">
            <text:p>-7.80E-05</text:p>
          </table:table-cell>
          <table:table-cell table:number-columns-repeated="6"/>
          <table:table-cell table:style-name="ce1" table:formula="of:=[$HospNewVar.Z59]" office:value-type="float" office:value="0.00000527945509428857" calcext:value-type="float">
            <text:p>5.28E-06</text:p>
          </table:table-cell>
          <table:table-cell table:formula="of:=[$HospNewVar.AA59]" office:value-type="float" office:value="0.00015331135221397" calcext:value-type="float">
            <text:p>0.00015331135221397</text:p>
          </table:table-cell>
          <table:table-cell table:number-columns-repeated="6"/>
          <table:table-cell table:formula="of:=[$HospNewVar.AH59]" office:value-type="float" office:value="0.000198570718188885" calcext:value-type="float">
            <text:p>0.000198570718188885</text:p>
          </table:table-cell>
          <table:table-cell table:formula="of:=[$HospNewVar.AI59]" office:value-type="float" office:value="0.00010727503958401" calcext:value-type="float">
            <text:p>0.00010727503958401</text:p>
          </table:table-cell>
          <table:table-cell table:number-columns-repeated="6"/>
          <table:table-cell table:formula="of:=[$HospNewVar.AP59]" office:value-type="float" office:value="0.000153399870044777" calcext:value-type="float">
            <text:p>0.000153399870044777</text:p>
          </table:table-cell>
          <table:table-cell table:style-name="ce1" table:formula="of:=[$HospNewVar.AQ59]" office:value-type="float" office:value="-0.0000850281453668577" calcext:value-type="float">
            <text:p>-8.50E-05</text:p>
          </table:table-cell>
          <table:table-cell/>
          <table:table-cell table:formula="of:=[$HospNewVar.AS59]" office:value-type="float" office:value="-0.000102163446354431" calcext:value-type="float">
            <text:p>-0.000102163446354431</text:p>
          </table:table-cell>
          <table:table-cell table:formula="of:=[$HospNewVar.AT59]" office:value-type="float" office:value="-0.000107350412938282" calcext:value-type="float">
            <text:p>-0.000107350412938282</text:p>
          </table:table-cell>
          <table:table-cell table:formula="of:=[$HospNewVar.AU59]" office:value-type="float" office:value="-0.000110992729851626" calcext:value-type="float">
            <text:p>-0.000110992729851626</text:p>
          </table:table-cell>
          <table:table-cell table:formula="of:=[$HospNewVar.AV59]" office:value-type="float" office:value="0.0091975359346594" calcext:value-type="float">
            <text:p>0.0091975359346594</text:p>
          </table:table-cell>
          <table:table-cell table:formula="of:=[$HospNewVar.AW59]" office:value-type="float" office:value="0.00912672620655776" calcext:value-type="float">
            <text:p>0.00912672620655776</text:p>
          </table:table-cell>
          <table:table-cell table:formula="of:=[$HospNewVar.AX59]" office:value-type="float" office:value="0.00912414722391591" calcext:value-type="float">
            <text:p>0.00912414722391591</text:p>
          </table:table-cell>
          <table:table-cell table:formula="of:=[$HospNewVar.AY59]" office:value-type="float" office:value="0.00913946895571378" calcext:value-type="float">
            <text:p>0.00913946895571378</text:p>
          </table:table-cell>
          <table:table-cell table:formula="of:=[$HospNewVar.AZ59]" office:value-type="float" office:value="0.00915155193786886" calcext:value-type="float">
            <text:p>0.00915155193786886</text:p>
          </table:table-cell>
          <table:table-cell table:formula="of:=[$HospNewVar.BA59]" office:value-type="float" office:value="0.00915836254018109" calcext:value-type="float">
            <text:p>0.00915836254018109</text:p>
          </table:table-cell>
          <table:table-cell table:formula="of:=[$HospNewVar.BB59]" office:value-type="float" office:value="0.00916432726260737" calcext:value-type="float">
            <text:p>0.00916432726260737</text:p>
          </table:table-cell>
          <table:table-cell table:formula="of:=[$HospNewVar.BC59]" office:value-type="float" office:value="0.00918527047012352" calcext:value-type="float">
            <text:p>0.00918527047012352</text:p>
          </table:table-cell>
          <table:table-cell table:formula="of:=[$HospNewVar.BD59]" office:value-type="float" office:value="0.00919491945429942" calcext:value-type="float">
            <text:p>0.00919491945429942</text:p>
          </table:table-cell>
          <table:table-cell table:formula="of:=[$HospNewVar.BE59]" office:value-type="float" office:value="0.00920632201134801" calcext:value-type="float">
            <text:p>0.00920632201134801</text:p>
          </table:table-cell>
          <table:table-cell table:formula="of:=[$HospNewVar.BF59]" office:value-type="float" office:value="0.00922413763223052" calcext:value-type="float">
            <text:p>0.00922413763223052</text:p>
          </table:table-cell>
          <table:table-cell table:formula="of:=[$HospNewVar.BG59]" office:value-type="float" office:value="0.0103684022104294" calcext:value-type="float">
            <text:p>0.0103684022104294</text:p>
          </table:table-cell>
          <table:table-cell table:formula="of:=[$HospNewVar.BH59]" office:value-type="float" office:value="0.009252790200502" calcext:value-type="float">
            <text:p>0.009252790200502</text:p>
          </table:table-cell>
          <table:table-cell table:formula="of:=[$HospNewVar.BI59]" office:value-type="float" office:value="0.00925980606978737" calcext:value-type="float">
            <text:p>0.00925980606978737</text:p>
          </table:table-cell>
          <table:table-cell table:formula="of:=[$HospNewVar.BJ59]" office:value-type="float" office:value="0.00926011654475055" calcext:value-type="float">
            <text:p>0.00926011654475055</text:p>
          </table:table-cell>
          <table:table-cell table:style-name="ce1" table:formula="of:=[$HospNewVar.BK59]" office:value-type="float" office:value="0.0000319291105348012" calcext:value-type="float">
            <text:p>3.19E-05</text:p>
          </table:table-cell>
          <table:table-cell table:formula="of:=[$HospNewVar.BL59]" office:value-type="float" office:value="0" calcext:value-type="float">
            <text:p>0</text:p>
          </table:table-cell>
          <table:table-cell table:formula="of:=[$HospNewVar.BM59]" office:value-type="float" office:value="0" calcext:value-type="float">
            <text:p>0</text:p>
          </table:table-cell>
          <table:table-cell table:formula="of:=[$HospNewVar.BN59]" office:value-type="float" office:value="0" calcext:value-type="float">
            <text:p>0</text:p>
          </table:table-cell>
          <table:table-cell table:formula="of:=[$HospNewVar.BO5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0]" office:value-type="string" office:string-value="AgeGr55-59" calcext:value-type="string">
            <text:p>AgeGr55-59</text:p>
          </table:table-cell>
          <table:table-cell table:formula="of:=[$HospNewVar.A60]" office:value-type="string" office:string-value="AgeGr70-74" calcext:value-type="string">
            <text:p>AgeGr70-74</text:p>
          </table:table-cell>
          <table:table-cell table:formula="of:=[$HospNew.B60]" office:value-type="float" office:value="1.06765915406485" calcext:value-type="float">
            <text:p>1.06765915406485</text:p>
          </table:table-cell>
          <table:table-cell table:formula="of:=EXP([.C60])" office:value-type="float" office:value="2.9085630269942" calcext:value-type="float">
            <text:p>2.90856302699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60]" office:value-type="float" office:value="0.0000170179883962509" calcext:value-type="float">
            <text:p>1.70E-05</text:p>
          </table:table-cell>
          <table:table-cell table:number-columns-repeated="6"/>
          <table:table-cell table:formula="of:=[$HospNewVar.J60]" office:value-type="float" office:value="-0.000115124597408188" calcext:value-type="float">
            <text:p>-0.000115124597408188</text:p>
          </table:table-cell>
          <table:table-cell table:formula="of:=[$HospNewVar.K60]" office:value-type="float" office:value="0.000110201184874875" calcext:value-type="float">
            <text:p>0.000110201184874875</text:p>
          </table:table-cell>
          <table:table-cell table:number-columns-repeated="6"/>
          <table:table-cell table:style-name="ce1" table:formula="of:=[$HospNewVar.R60]" office:value-type="float" office:value="0.0000145919667993577" calcext:value-type="float">
            <text:p>1.46E-05</text:p>
          </table:table-cell>
          <table:table-cell table:style-name="ce1" table:formula="of:=[$HospNewVar.S60]" office:value-type="float" office:value="-0.0000998943350841509" calcext:value-type="float">
            <text:p>-9.99E-05</text:p>
          </table:table-cell>
          <table:table-cell table:number-columns-repeated="6"/>
          <table:table-cell table:style-name="ce1" table:formula="of:=[$HospNewVar.Z60]" office:value-type="float" office:value="-0.0000600576049946023" calcext:value-type="float">
            <text:p>-6.01E-05</text:p>
          </table:table-cell>
          <table:table-cell table:formula="of:=[$HospNewVar.AA60]" office:value-type="float" office:value="0.000159648081412524" calcext:value-type="float">
            <text:p>0.000159648081412524</text:p>
          </table:table-cell>
          <table:table-cell table:number-columns-repeated="6"/>
          <table:table-cell table:formula="of:=[$HospNewVar.AH60]" office:value-type="float" office:value="0.000197417636364628" calcext:value-type="float">
            <text:p>0.000197417636364628</text:p>
          </table:table-cell>
          <table:table-cell table:formula="of:=[$HospNewVar.AI60]" office:value-type="float" office:value="0.000106892865805215" calcext:value-type="float">
            <text:p>0.000106892865805215</text:p>
          </table:table-cell>
          <table:table-cell table:number-columns-repeated="6"/>
          <table:table-cell table:formula="of:=[$HospNewVar.AP60]" office:value-type="float" office:value="0.000178650303570827" calcext:value-type="float">
            <text:p>0.000178650303570827</text:p>
          </table:table-cell>
          <table:table-cell table:formula="of:=[$HospNewVar.AQ60]" office:value-type="float" office:value="-0.000121432441861703" calcext:value-type="float">
            <text:p>-0.000121432441861703</text:p>
          </table:table-cell>
          <table:table-cell/>
          <table:table-cell table:formula="of:=[$HospNewVar.AS60]" office:value-type="float" office:value="-0.000157233422857318" calcext:value-type="float">
            <text:p>-0.000157233422857318</text:p>
          </table:table-cell>
          <table:table-cell table:formula="of:=[$HospNewVar.AT60]" office:value-type="float" office:value="-0.000153216273631795" calcext:value-type="float">
            <text:p>-0.000153216273631795</text:p>
          </table:table-cell>
          <table:table-cell table:formula="of:=[$HospNewVar.AU60]" office:value-type="float" office:value="-0.000162492761248559" calcext:value-type="float">
            <text:p>-0.000162492761248559</text:p>
          </table:table-cell>
          <table:table-cell table:formula="of:=[$HospNewVar.AV60]" office:value-type="float" office:value="0.00920111129203686" calcext:value-type="float">
            <text:p>0.00920111129203686</text:p>
          </table:table-cell>
          <table:table-cell table:formula="of:=[$HospNewVar.AW60]" office:value-type="float" office:value="0.00912066172247144" calcext:value-type="float">
            <text:p>0.00912066172247144</text:p>
          </table:table-cell>
          <table:table-cell table:formula="of:=[$HospNewVar.AX60]" office:value-type="float" office:value="0.00911661264201422" calcext:value-type="float">
            <text:p>0.00911661264201422</text:p>
          </table:table-cell>
          <table:table-cell table:formula="of:=[$HospNewVar.AY60]" office:value-type="float" office:value="0.0091337026785581" calcext:value-type="float">
            <text:p>0.0091337026785581</text:p>
          </table:table-cell>
          <table:table-cell table:formula="of:=[$HospNewVar.AZ60]" office:value-type="float" office:value="0.00914816023403625" calcext:value-type="float">
            <text:p>0.00914816023403625</text:p>
          </table:table-cell>
          <table:table-cell table:formula="of:=[$HospNewVar.BA60]" office:value-type="float" office:value="0.00915599391089196" calcext:value-type="float">
            <text:p>0.00915599391089196</text:p>
          </table:table-cell>
          <table:table-cell table:formula="of:=[$HospNewVar.BB60]" office:value-type="float" office:value="0.00916288337546789" calcext:value-type="float">
            <text:p>0.00916288337546789</text:p>
          </table:table-cell>
          <table:table-cell table:formula="of:=[$HospNewVar.BC60]" office:value-type="float" office:value="0.00918693698384579" calcext:value-type="float">
            <text:p>0.00918693698384579</text:p>
          </table:table-cell>
          <table:table-cell table:formula="of:=[$HospNewVar.BD60]" office:value-type="float" office:value="0.0091980282097069" calcext:value-type="float">
            <text:p>0.0091980282097069</text:p>
          </table:table-cell>
          <table:table-cell table:formula="of:=[$HospNewVar.BE60]" office:value-type="float" office:value="0.00921146561642754" calcext:value-type="float">
            <text:p>0.00921146561642754</text:p>
          </table:table-cell>
          <table:table-cell table:formula="of:=[$HospNewVar.BF60]" office:value-type="float" office:value="0.00923291503276614" calcext:value-type="float">
            <text:p>0.00923291503276614</text:p>
          </table:table-cell>
          <table:table-cell table:formula="of:=[$HospNewVar.BG60]" office:value-type="float" office:value="0.009252790200502" calcext:value-type="float">
            <text:p>0.009252790200502</text:p>
          </table:table-cell>
          <table:table-cell table:formula="of:=[$HospNewVar.BH60]" office:value-type="float" office:value="0.00990829855771037" calcext:value-type="float">
            <text:p>0.00990829855771037</text:p>
          </table:table-cell>
          <table:table-cell table:formula="of:=[$HospNewVar.BI60]" office:value-type="float" office:value="0.0092793892932423" calcext:value-type="float">
            <text:p>0.0092793892932423</text:p>
          </table:table-cell>
          <table:table-cell table:formula="of:=[$HospNewVar.BJ60]" office:value-type="float" office:value="0.0092809260149447" calcext:value-type="float">
            <text:p>0.0092809260149447</text:p>
          </table:table-cell>
          <table:table-cell table:style-name="ce1" table:formula="of:=[$HospNewVar.BK60]" office:value-type="float" office:value="0.0000443721884355486" calcext:value-type="float">
            <text:p>4.44E-05</text:p>
          </table:table-cell>
          <table:table-cell table:formula="of:=[$HospNewVar.BL60]" office:value-type="float" office:value="0" calcext:value-type="float">
            <text:p>0</text:p>
          </table:table-cell>
          <table:table-cell table:formula="of:=[$HospNewVar.BM60]" office:value-type="float" office:value="0" calcext:value-type="float">
            <text:p>0</text:p>
          </table:table-cell>
          <table:table-cell table:formula="of:=[$HospNewVar.BN60]" office:value-type="float" office:value="0" calcext:value-type="float">
            <text:p>0</text:p>
          </table:table-cell>
          <table:table-cell table:formula="of:=[$HospNewVar.BO6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1]" office:value-type="string" office:string-value="AgeGr60-64" calcext:value-type="string">
            <text:p>AgeGr60-64</text:p>
          </table:table-cell>
          <table:table-cell table:formula="of:=[$HospNewVar.A61]" office:value-type="string" office:string-value="AgeGr75-79" calcext:value-type="string">
            <text:p>AgeGr75-79</text:p>
          </table:table-cell>
          <table:table-cell table:formula="of:=[$HospNew.B61]" office:value-type="float" office:value="1.66768505766766" calcext:value-type="float">
            <text:p>1.66768505766766</text:p>
          </table:table-cell>
          <table:table-cell table:formula="of:=EXP([.C61])" office:value-type="float" office:value="5.29988465793589" calcext:value-type="float">
            <text:p>5.299884657935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61]" office:value-type="float" office:value="0.00000591855572867839" calcext:value-type="float">
            <text:p>5.92E-06</text:p>
          </table:table-cell>
          <table:table-cell table:number-columns-repeated="6"/>
          <table:table-cell table:formula="of:=[$HospNewVar.J61]" office:value-type="float" office:value="-0.000184349368499195" calcext:value-type="float">
            <text:p>-0.000184349368499195</text:p>
          </table:table-cell>
          <table:table-cell table:formula="of:=[$HospNewVar.K61]" office:value-type="float" office:value="0.000116753221360871" calcext:value-type="float">
            <text:p>0.000116753221360871</text:p>
          </table:table-cell>
          <table:table-cell table:number-columns-repeated="6"/>
          <table:table-cell table:style-name="ce1" table:formula="of:=[$HospNewVar.R61]" office:value-type="float" office:value="-0.00000314092256915494" calcext:value-type="float">
            <text:p>-3.14E-06</text:p>
          </table:table-cell>
          <table:table-cell table:formula="of:=[$HospNewVar.S61]" office:value-type="float" office:value="-0.000123753636715037" calcext:value-type="float">
            <text:p>-0.000123753636715037</text:p>
          </table:table-cell>
          <table:table-cell table:number-columns-repeated="6"/>
          <table:table-cell table:formula="of:=[$HospNewVar.Z61]" office:value-type="float" office:value="-0.000106699579712651" calcext:value-type="float">
            <text:p>-0.000106699579712651</text:p>
          </table:table-cell>
          <table:table-cell table:formula="of:=[$HospNewVar.AA61]" office:value-type="float" office:value="0.000142668472017883" calcext:value-type="float">
            <text:p>0.000142668472017883</text:p>
          </table:table-cell>
          <table:table-cell table:number-columns-repeated="6"/>
          <table:table-cell table:formula="of:=[$HospNewVar.AH61]" office:value-type="float" office:value="0.000184125283857829" calcext:value-type="float">
            <text:p>0.000184125283857829</text:p>
          </table:table-cell>
          <table:table-cell table:style-name="ce1" table:formula="of:=[$HospNewVar.AI61]" office:value-type="float" office:value="0.0000956151006664555" calcext:value-type="float">
            <text:p>9.56E-05</text:p>
          </table:table-cell>
          <table:table-cell table:number-columns-repeated="6"/>
          <table:table-cell table:formula="of:=[$HospNewVar.AP61]" office:value-type="float" office:value="0.000191454506337449" calcext:value-type="float">
            <text:p>0.000191454506337449</text:p>
          </table:table-cell>
          <table:table-cell table:formula="of:=[$HospNewVar.AQ61]" office:value-type="float" office:value="-0.000157613758868588" calcext:value-type="float">
            <text:p>-0.000157613758868588</text:p>
          </table:table-cell>
          <table:table-cell/>
          <table:table-cell table:formula="of:=[$HospNewVar.AS61]" office:value-type="float" office:value="-0.000210593972878369" calcext:value-type="float">
            <text:p>-0.000210593972878369</text:p>
          </table:table-cell>
          <table:table-cell table:formula="of:=[$HospNewVar.AT61]" office:value-type="float" office:value="-0.000194263704840426" calcext:value-type="float">
            <text:p>-0.000194263704840426</text:p>
          </table:table-cell>
          <table:table-cell table:formula="of:=[$HospNewVar.AU61]" office:value-type="float" office:value="-0.000208448253363934" calcext:value-type="float">
            <text:p>-0.000208448253363934</text:p>
          </table:table-cell>
          <table:table-cell table:formula="of:=[$HospNewVar.AV61]" office:value-type="float" office:value="0.00920177823252917" calcext:value-type="float">
            <text:p>0.00920177823252917</text:p>
          </table:table-cell>
          <table:table-cell table:formula="of:=[$HospNewVar.AW61]" office:value-type="float" office:value="0.00911820473862624" calcext:value-type="float">
            <text:p>0.00911820473862624</text:p>
          </table:table-cell>
          <table:table-cell table:formula="of:=[$HospNewVar.AX61]" office:value-type="float" office:value="0.00911325055090661" calcext:value-type="float">
            <text:p>0.00911325055090661</text:p>
          </table:table-cell>
          <table:table-cell table:formula="of:=[$HospNewVar.AY61]" office:value-type="float" office:value="0.0091313455545512" calcext:value-type="float">
            <text:p>0.0091313455545512</text:p>
          </table:table-cell>
          <table:table-cell table:formula="of:=[$HospNewVar.AZ61]" office:value-type="float" office:value="0.00914692205641589" calcext:value-type="float">
            <text:p>0.00914692205641589</text:p>
          </table:table-cell>
          <table:table-cell table:formula="of:=[$HospNewVar.BA61]" office:value-type="float" office:value="0.00915512827591216" calcext:value-type="float">
            <text:p>0.00915512827591216</text:p>
          </table:table-cell>
          <table:table-cell table:formula="of:=[$HospNewVar.BB61]" office:value-type="float" office:value="0.00916230082071513" calcext:value-type="float">
            <text:p>0.00916230082071513</text:p>
          </table:table-cell>
          <table:table-cell table:formula="of:=[$HospNewVar.BC61]" office:value-type="float" office:value="0.0091877677978122" calcext:value-type="float">
            <text:p>0.0091877677978122</text:p>
          </table:table-cell>
          <table:table-cell table:formula="of:=[$HospNewVar.BD61]" office:value-type="float" office:value="0.00919961855892599" calcext:value-type="float">
            <text:p>0.00919961855892599</text:p>
          </table:table-cell>
          <table:table-cell table:formula="of:=[$HospNewVar.BE61]" office:value-type="float" office:value="0.00921422203326019" calcext:value-type="float">
            <text:p>0.00921422203326019</text:p>
          </table:table-cell>
          <table:table-cell table:formula="of:=[$HospNewVar.BF61]" office:value-type="float" office:value="0.00923804787133265" calcext:value-type="float">
            <text:p>0.00923804787133265</text:p>
          </table:table-cell>
          <table:table-cell table:formula="of:=[$HospNewVar.BG61]" office:value-type="float" office:value="0.00925980606978737" calcext:value-type="float">
            <text:p>0.00925980606978737</text:p>
          </table:table-cell>
          <table:table-cell table:formula="of:=[$HospNewVar.BH61]" office:value-type="float" office:value="0.0092793892932423" calcext:value-type="float">
            <text:p>0.0092793892932423</text:p>
          </table:table-cell>
          <table:table-cell table:formula="of:=[$HospNewVar.BI61]" office:value-type="float" office:value="0.00976602156144353" calcext:value-type="float">
            <text:p>0.00976602156144353</text:p>
          </table:table-cell>
          <table:table-cell table:formula="of:=[$HospNewVar.BJ61]" office:value-type="float" office:value="0.00929603296237309" calcext:value-type="float">
            <text:p>0.00929603296237309</text:p>
          </table:table-cell>
          <table:table-cell table:style-name="ce1" table:formula="of:=[$HospNewVar.BK61]" office:value-type="float" office:value="0.0000600784223100772" calcext:value-type="float">
            <text:p>6.01E-05</text:p>
          </table:table-cell>
          <table:table-cell table:formula="of:=[$HospNewVar.BL61]" office:value-type="float" office:value="0" calcext:value-type="float">
            <text:p>0</text:p>
          </table:table-cell>
          <table:table-cell table:formula="of:=[$HospNewVar.BM61]" office:value-type="float" office:value="0" calcext:value-type="float">
            <text:p>0</text:p>
          </table:table-cell>
          <table:table-cell table:formula="of:=[$HospNewVar.BN61]" office:value-type="float" office:value="0" calcext:value-type="float">
            <text:p>0</text:p>
          </table:table-cell>
          <table:table-cell table:formula="of:=[$HospNewVar.BO6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2]" office:value-type="string" office:string-value="AgeGr65-69" calcext:value-type="string">
            <text:p>AgeGr65-69</text:p>
          </table:table-cell>
          <table:table-cell table:formula="of:=[$HospNewVar.A62]" office:value-type="string" office:string-value="AgeGr80+" calcext:value-type="string">
            <text:p>AgeGr80+</text:p>
          </table:table-cell>
          <table:table-cell table:formula="of:=[$HospNew.B62]" office:value-type="float" office:value="2.29891885237133" calcext:value-type="float">
            <text:p>2.29891885237133</text:p>
          </table:table-cell>
          <table:table-cell table:formula="of:=EXP([.C62])" office:value-type="float" office:value="9.96340471831773" calcext:value-type="float">
            <text:p>9.9634047183177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62]" office:value-type="float" office:value="0.0000359613971325827" calcext:value-type="float">
            <text:p>3.60E-05</text:p>
          </table:table-cell>
          <table:table-cell table:number-columns-repeated="6"/>
          <table:table-cell table:formula="of:=[$HospNewVar.J62]" office:value-type="float" office:value="-0.000192835188837678" calcext:value-type="float">
            <text:p>-0.000192835188837678</text:p>
          </table:table-cell>
          <table:table-cell table:formula="of:=[$HospNewVar.K62]" office:value-type="float" office:value="0.000140714417097125" calcext:value-type="float">
            <text:p>0.000140714417097125</text:p>
          </table:table-cell>
          <table:table-cell table:number-columns-repeated="6"/>
          <table:table-cell table:style-name="ce1" table:formula="of:=[$HospNewVar.R62]" office:value-type="float" office:value="0.0000333045999003531" calcext:value-type="float">
            <text:p>3.33E-05</text:p>
          </table:table-cell>
          <table:table-cell table:style-name="ce1" table:formula="of:=[$HospNewVar.S62]" office:value-type="float" office:value="-0.0000856383899009356" calcext:value-type="float">
            <text:p>-8.56E-05</text:p>
          </table:table-cell>
          <table:table-cell table:number-columns-repeated="6"/>
          <table:table-cell table:formula="of:=[$HospNewVar.Z62]" office:value-type="float" office:value="-0.000111505530000558" calcext:value-type="float">
            <text:p>-0.000111505530000558</text:p>
          </table:table-cell>
          <table:table-cell table:formula="of:=[$HospNewVar.AA62]" office:value-type="float" office:value="0.000191685272502958" calcext:value-type="float">
            <text:p>0.000191685272502958</text:p>
          </table:table-cell>
          <table:table-cell table:number-columns-repeated="6"/>
          <table:table-cell table:formula="of:=[$HospNewVar.AH62]" office:value-type="float" office:value="0.000216183595584938" calcext:value-type="float">
            <text:p>0.000216183595584938</text:p>
          </table:table-cell>
          <table:table-cell table:formula="of:=[$HospNewVar.AI62]" office:value-type="float" office:value="0.000124805252369961" calcext:value-type="float">
            <text:p>0.000124805252369961</text:p>
          </table:table-cell>
          <table:table-cell table:number-columns-repeated="6"/>
          <table:table-cell table:formula="of:=[$HospNewVar.AP62]" office:value-type="float" office:value="0.000240788471856669" calcext:value-type="float">
            <text:p>0.000240788471856669</text:p>
          </table:table-cell>
          <table:table-cell table:formula="of:=[$HospNewVar.AQ62]" office:value-type="float" office:value="-0.000121686015243375" calcext:value-type="float">
            <text:p>-0.000121686015243375</text:p>
          </table:table-cell>
          <table:table-cell/>
          <table:table-cell table:formula="of:=[$HospNewVar.AS62]" office:value-type="float" office:value="-0.000189517311898031" calcext:value-type="float">
            <text:p>-0.000189517311898031</text:p>
          </table:table-cell>
          <table:table-cell table:formula="of:=[$HospNewVar.AT62]" office:value-type="float" office:value="-0.000150089938744324" calcext:value-type="float">
            <text:p>-0.000150089938744324</text:p>
          </table:table-cell>
          <table:table-cell table:formula="of:=[$HospNewVar.AU62]" office:value-type="float" office:value="-0.000171602285663479" calcext:value-type="float">
            <text:p>-0.000171602285663479</text:p>
          </table:table-cell>
          <table:table-cell table:formula="of:=[$HospNewVar.AV62]" office:value-type="float" office:value="0.00923999419785485" calcext:value-type="float">
            <text:p>0.00923999419785485</text:p>
          </table:table-cell>
          <table:table-cell table:formula="of:=[$HospNewVar.AW62]" office:value-type="float" office:value="0.00912795769987554" calcext:value-type="float">
            <text:p>0.00912795769987554</text:p>
          </table:table-cell>
          <table:table-cell table:formula="of:=[$HospNewVar.AX62]" office:value-type="float" office:value="0.00911427488580735" calcext:value-type="float">
            <text:p>0.00911427488580735</text:p>
          </table:table-cell>
          <table:table-cell table:formula="of:=[$HospNewVar.AY62]" office:value-type="float" office:value="0.00912925757374665" calcext:value-type="float">
            <text:p>0.00912925757374665</text:p>
          </table:table-cell>
          <table:table-cell table:formula="of:=[$HospNewVar.AZ62]" office:value-type="float" office:value="0.00915053555803982" calcext:value-type="float">
            <text:p>0.00915053555803982</text:p>
          </table:table-cell>
          <table:table-cell table:formula="of:=[$HospNewVar.BA62]" office:value-type="float" office:value="0.00915881952764115" calcext:value-type="float">
            <text:p>0.00915881952764115</text:p>
          </table:table-cell>
          <table:table-cell table:formula="of:=[$HospNewVar.BB62]" office:value-type="float" office:value="0.00916481167094286" calcext:value-type="float">
            <text:p>0.00916481167094286</text:p>
          </table:table-cell>
          <table:table-cell table:formula="of:=[$HospNewVar.BC62]" office:value-type="float" office:value="0.00918602964464904" calcext:value-type="float">
            <text:p>0.00918602964464904</text:p>
          </table:table-cell>
          <table:table-cell table:formula="of:=[$HospNewVar.BD62]" office:value-type="float" office:value="0.00919795811841536" calcext:value-type="float">
            <text:p>0.00919795811841536</text:p>
          </table:table-cell>
          <table:table-cell table:formula="of:=[$HospNewVar.BE62]" office:value-type="float" office:value="0.00921385216671632" calcext:value-type="float">
            <text:p>0.00921385216671632</text:p>
          </table:table-cell>
          <table:table-cell table:formula="of:=[$HospNewVar.BF62]" office:value-type="float" office:value="0.00923844054247505" calcext:value-type="float">
            <text:p>0.00923844054247505</text:p>
          </table:table-cell>
          <table:table-cell table:formula="of:=[$HospNewVar.BG62]" office:value-type="float" office:value="0.00926011654475055" calcext:value-type="float">
            <text:p>0.00926011654475055</text:p>
          </table:table-cell>
          <table:table-cell table:formula="of:=[$HospNewVar.BH62]" office:value-type="float" office:value="0.0092809260149447" calcext:value-type="float">
            <text:p>0.0092809260149447</text:p>
          </table:table-cell>
          <table:table-cell table:formula="of:=[$HospNewVar.BI62]" office:value-type="float" office:value="0.00929603296237309" calcext:value-type="float">
            <text:p>0.00929603296237309</text:p>
          </table:table-cell>
          <table:table-cell table:formula="of:=[$HospNewVar.BJ62]" office:value-type="float" office:value="0.0095277547244277" calcext:value-type="float">
            <text:p>0.0095277547244277</text:p>
          </table:table-cell>
          <table:table-cell table:style-name="ce1" table:formula="of:=[$HospNewVar.BK62]" office:value-type="float" office:value="0.0000886624298862346" calcext:value-type="float">
            <text:p>8.87E-05</text:p>
          </table:table-cell>
          <table:table-cell table:formula="of:=[$HospNewVar.BL62]" office:value-type="float" office:value="0" calcext:value-type="float">
            <text:p>0</text:p>
          </table:table-cell>
          <table:table-cell table:formula="of:=[$HospNewVar.BM62]" office:value-type="float" office:value="0" calcext:value-type="float">
            <text:p>0</text:p>
          </table:table-cell>
          <table:table-cell table:formula="of:=[$HospNewVar.BN62]" office:value-type="float" office:value="0" calcext:value-type="float">
            <text:p>0</text:p>
          </table:table-cell>
          <table:table-cell table:formula="of:=[$HospNewVar.BO6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3]" office:value-type="string" office:string-value="AgeGr70-74" calcext:value-type="string">
            <text:p>AgeGr70-74</text:p>
          </table:table-cell>
          <table:table-cell table:formula="of:=[$HospNewVar.A63]" office:value-type="string" office:string-value="SexM" calcext:value-type="string">
            <text:p>SexM</text:p>
          </table:table-cell>
          <table:table-cell table:formula="of:=[$HospNew.B63]" office:value-type="float" office:value="2.94654232113017" calcext:value-type="float">
            <text:p>2.94654232113017</text:p>
          </table:table-cell>
          <table:table-cell table:formula="of:=EXP([.C63])" office:value-type="float" office:value="19.0400055552436" calcext:value-type="float">
            <text:p>19.040005555243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63]" office:value-type="float" office:value="0.00000061999776551078" calcext:value-type="float">
            <text:p>6.20E-07</text:p>
          </table:table-cell>
          <table:table-cell table:number-columns-repeated="6"/>
          <table:table-cell table:style-name="ce1" table:formula="of:=[$HospNewVar.J63]" office:value-type="float" office:value="-0.0000178951787164569" calcext:value-type="float">
            <text:p>-1.79E-05</text:p>
          </table:table-cell>
          <table:table-cell table:style-name="ce1" table:formula="of:=[$HospNewVar.K63]" office:value-type="float" office:value="0.0000171442139339032" calcext:value-type="float">
            <text:p>1.71E-05</text:p>
          </table:table-cell>
          <table:table-cell table:number-columns-repeated="6"/>
          <table:table-cell table:style-name="ce1" table:formula="of:=[$HospNewVar.R63]" office:value-type="float" office:value="0.0000194590597756456" calcext:value-type="float">
            <text:p>1.95E-05</text:p>
          </table:table-cell>
          <table:table-cell table:style-name="ce1" table:formula="of:=[$HospNewVar.S63]" office:value-type="float" office:value="-0.0000262799920307876" calcext:value-type="float">
            <text:p>-2.63E-05</text:p>
          </table:table-cell>
          <table:table-cell table:number-columns-repeated="6"/>
          <table:table-cell table:style-name="ce1" table:formula="of:=[$HospNewVar.Z63]" office:value-type="float" office:value="-0.00000480861656273853" calcext:value-type="float">
            <text:p>-4.81E-06</text:p>
          </table:table-cell>
          <table:table-cell table:style-name="ce1" table:formula="of:=[$HospNewVar.AA63]" office:value-type="float" office:value="0.0000149694461765892" calcext:value-type="float">
            <text:p>1.50E-05</text:p>
          </table:table-cell>
          <table:table-cell table:number-columns-repeated="6"/>
          <table:table-cell table:style-name="ce1" table:formula="of:=[$HospNewVar.AH63]" office:value-type="float" office:value="0.0000123837458148724" calcext:value-type="float">
            <text:p>1.24E-05</text:p>
          </table:table-cell>
          <table:table-cell table:style-name="ce1" table:formula="of:=[$HospNewVar.AI63]" office:value-type="float" office:value="0.00000935293772977664" calcext:value-type="float">
            <text:p>9.35E-06</text:p>
          </table:table-cell>
          <table:table-cell table:number-columns-repeated="6"/>
          <table:table-cell table:style-name="ce1" table:formula="of:=[$HospNewVar.AP63]" office:value-type="float" office:value="0.00000555733172288585" calcext:value-type="float">
            <text:p>5.56E-06</text:p>
          </table:table-cell>
          <table:table-cell table:style-name="ce1" table:formula="of:=[$HospNewVar.AQ63]" office:value-type="float" office:value="-0.0000320801158761502" calcext:value-type="float">
            <text:p>-3.21E-05</text:p>
          </table:table-cell>
          <table:table-cell/>
          <table:table-cell table:style-name="ce1" table:formula="of:=[$HospNewVar.AS63]" office:value-type="float" office:value="-0.0000451310633926988" calcext:value-type="float">
            <text:p>-4.51E-05</text:p>
          </table:table-cell>
          <table:table-cell table:style-name="ce1" table:formula="of:=[$HospNewVar.AT63]" office:value-type="float" office:value="-0.0000298349533177506" calcext:value-type="float">
            <text:p>-2.98E-05</text:p>
          </table:table-cell>
          <table:table-cell table:style-name="ce1" table:formula="of:=[$HospNewVar.AU63]" office:value-type="float" office:value="-0.0000324167473272635" calcext:value-type="float">
            <text:p>-3.24E-05</text:p>
          </table:table-cell>
          <table:table-cell table:style-name="ce1" table:formula="of:=[$HospNewVar.AV63]" office:value-type="float" office:value="0.0000103000472828842" calcext:value-type="float">
            <text:p>1.03E-05</text:p>
          </table:table-cell>
          <table:table-cell table:style-name="ce1" table:formula="of:=[$HospNewVar.AW63]" office:value-type="float" office:value="0.00000884935992260928" calcext:value-type="float">
            <text:p>8.85E-06</text:p>
          </table:table-cell>
          <table:table-cell table:style-name="ce1" table:formula="of:=[$HospNewVar.AX63]" office:value-type="float" office:value="0.00000374184396705283" calcext:value-type="float">
            <text:p>3.74E-06</text:p>
          </table:table-cell>
          <table:table-cell table:style-name="ce1" table:formula="of:=[$HospNewVar.AY63]" office:value-type="float" office:value="0.00000340618272244955" calcext:value-type="float">
            <text:p>3.41E-06</text:p>
          </table:table-cell>
          <table:table-cell table:style-name="ce1" table:formula="of:=[$HospNewVar.AZ63]" office:value-type="float" office:value="0.00000346559753335191" calcext:value-type="float">
            <text:p>3.47E-06</text:p>
          </table:table-cell>
          <table:table-cell table:style-name="ce1" table:formula="of:=[$HospNewVar.BA63]" office:value-type="float" office:value="0.00000417886789427538" calcext:value-type="float">
            <text:p>4.18E-06</text:p>
          </table:table-cell>
          <table:table-cell table:style-name="ce1" table:formula="of:=[$HospNewVar.BB63]" office:value-type="float" office:value="0.00000094184948223861" calcext:value-type="float">
            <text:p>9.42E-07</text:p>
          </table:table-cell>
          <table:table-cell table:style-name="ce1" table:formula="of:=[$HospNewVar.BC63]" office:value-type="float" office:value="0.00000168798256000276" calcext:value-type="float">
            <text:p>1.69E-06</text:p>
          </table:table-cell>
          <table:table-cell table:style-name="ce1" table:formula="of:=[$HospNewVar.BD63]" office:value-type="float" office:value="0.00000469653793323409" calcext:value-type="float">
            <text:p>4.70E-06</text:p>
          </table:table-cell>
          <table:table-cell table:style-name="ce1" table:formula="of:=[$HospNewVar.BE63]" office:value-type="float" office:value="0.00000922557061869731" calcext:value-type="float">
            <text:p>9.23E-06</text:p>
          </table:table-cell>
          <table:table-cell table:style-name="ce1" table:formula="of:=[$HospNewVar.BF63]" office:value-type="float" office:value="0.000020651961389693" calcext:value-type="float">
            <text:p>2.07E-05</text:p>
          </table:table-cell>
          <table:table-cell table:style-name="ce1" table:formula="of:=[$HospNewVar.BG63]" office:value-type="float" office:value="0.0000319291105348012" calcext:value-type="float">
            <text:p>3.19E-05</text:p>
          </table:table-cell>
          <table:table-cell table:style-name="ce1" table:formula="of:=[$HospNewVar.BH63]" office:value-type="float" office:value="0.0000443721884355486" calcext:value-type="float">
            <text:p>4.44E-05</text:p>
          </table:table-cell>
          <table:table-cell table:style-name="ce1" table:formula="of:=[$HospNewVar.BI63]" office:value-type="float" office:value="0.0000600784223100772" calcext:value-type="float">
            <text:p>6.01E-05</text:p>
          </table:table-cell>
          <table:table-cell table:style-name="ce1" table:formula="of:=[$HospNewVar.BJ63]" office:value-type="float" office:value="0.0000886624298862346" calcext:value-type="float">
            <text:p>8.87E-05</text:p>
          </table:table-cell>
          <table:table-cell table:formula="of:=[$HospNewVar.BK63]" office:value-type="float" office:value="0.000374190106997596" calcext:value-type="float">
            <text:p>0.000374190106997596</text:p>
          </table:table-cell>
          <table:table-cell table:formula="of:=[$HospNewVar.BL63]" office:value-type="float" office:value="0" calcext:value-type="float">
            <text:p>0</text:p>
          </table:table-cell>
          <table:table-cell table:formula="of:=[$HospNewVar.BM63]" office:value-type="float" office:value="0" calcext:value-type="float">
            <text:p>0</text:p>
          </table:table-cell>
          <table:table-cell table:formula="of:=[$HospNewVar.BN63]" office:value-type="float" office:value="0" calcext:value-type="float">
            <text:p>0</text:p>
          </table:table-cell>
          <table:table-cell table:formula="of:=[$HospNewVar.BO6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4]" office:value-type="string" office:string-value="AgeGr75-79" calcext:value-type="string">
            <text:p>AgeGr75-79</text:p>
          </table:table-cell>
          <table:table-cell table:formula="of:=[$HospNewVar.A64]" office:value-type="float" office:value="0" calcext:value-type="float">
            <text:p>0</text:p>
          </table:table-cell>
          <table:table-cell table:formula="of:=[$HospNew.B64]" office:value-type="float" office:value="3.60654713548657" calcext:value-type="float">
            <text:p>3.60654713548657</text:p>
          </table:table-cell>
          <table:table-cell table:formula="of:=EXP([.C64])" office:value-type="float" office:value="36.8386341491445" calcext:value-type="float">
            <text:p>36.8386341491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4]" office:value-type="float" office:value="0" calcext:value-type="float">
            <text:p>0</text:p>
          </table:table-cell>
          <table:table-cell table:number-columns-repeated="6"/>
          <table:table-cell table:formula="of:=[$HospNewVar.J64]" office:value-type="float" office:value="0" calcext:value-type="float">
            <text:p>0</text:p>
          </table:table-cell>
          <table:table-cell table:formula="of:=[$HospNewVar.K64]" office:value-type="float" office:value="0" calcext:value-type="float">
            <text:p>0</text:p>
          </table:table-cell>
          <table:table-cell table:number-columns-repeated="6"/>
          <table:table-cell table:formula="of:=[$HospNewVar.R64]" office:value-type="float" office:value="0" calcext:value-type="float">
            <text:p>0</text:p>
          </table:table-cell>
          <table:table-cell table:formula="of:=[$HospNewVar.S64]" office:value-type="float" office:value="0" calcext:value-type="float">
            <text:p>0</text:p>
          </table:table-cell>
          <table:table-cell table:number-columns-repeated="6"/>
          <table:table-cell table:formula="of:=[$HospNewVar.Z64]" office:value-type="float" office:value="0" calcext:value-type="float">
            <text:p>0</text:p>
          </table:table-cell>
          <table:table-cell table:formula="of:=[$HospNewVar.AA64]" office:value-type="float" office:value="0" calcext:value-type="float">
            <text:p>0</text:p>
          </table:table-cell>
          <table:table-cell table:number-columns-repeated="6"/>
          <table:table-cell table:formula="of:=[$HospNewVar.AH64]" office:value-type="float" office:value="0" calcext:value-type="float">
            <text:p>0</text:p>
          </table:table-cell>
          <table:table-cell table:formula="of:=[$HospNewVar.AI64]" office:value-type="float" office:value="0" calcext:value-type="float">
            <text:p>0</text:p>
          </table:table-cell>
          <table:table-cell table:number-columns-repeated="6"/>
          <table:table-cell table:formula="of:=[$HospNewVar.AP64]" office:value-type="float" office:value="0" calcext:value-type="float">
            <text:p>0</text:p>
          </table:table-cell>
          <table:table-cell table:formula="of:=[$HospNewVar.AQ64]" office:value-type="float" office:value="0" calcext:value-type="float">
            <text:p>0</text:p>
          </table:table-cell>
          <table:table-cell/>
          <table:table-cell table:formula="of:=[$HospNewVar.AS64]" office:value-type="float" office:value="0" calcext:value-type="float">
            <text:p>0</text:p>
          </table:table-cell>
          <table:table-cell table:formula="of:=[$HospNewVar.AT64]" office:value-type="float" office:value="0" calcext:value-type="float">
            <text:p>0</text:p>
          </table:table-cell>
          <table:table-cell table:formula="of:=[$HospNewVar.AU64]" office:value-type="float" office:value="0" calcext:value-type="float">
            <text:p>0</text:p>
          </table:table-cell>
          <table:table-cell table:formula="of:=[$HospNewVar.AV64]" office:value-type="float" office:value="0" calcext:value-type="float">
            <text:p>0</text:p>
          </table:table-cell>
          <table:table-cell table:formula="of:=[$HospNewVar.AW64]" office:value-type="float" office:value="0" calcext:value-type="float">
            <text:p>0</text:p>
          </table:table-cell>
          <table:table-cell table:formula="of:=[$HospNewVar.AX64]" office:value-type="float" office:value="0" calcext:value-type="float">
            <text:p>0</text:p>
          </table:table-cell>
          <table:table-cell table:formula="of:=[$HospNewVar.AY64]" office:value-type="float" office:value="0" calcext:value-type="float">
            <text:p>0</text:p>
          </table:table-cell>
          <table:table-cell table:formula="of:=[$HospNewVar.AZ64]" office:value-type="float" office:value="0" calcext:value-type="float">
            <text:p>0</text:p>
          </table:table-cell>
          <table:table-cell table:formula="of:=[$HospNewVar.BA64]" office:value-type="float" office:value="0" calcext:value-type="float">
            <text:p>0</text:p>
          </table:table-cell>
          <table:table-cell table:formula="of:=[$HospNewVar.BB64]" office:value-type="float" office:value="0" calcext:value-type="float">
            <text:p>0</text:p>
          </table:table-cell>
          <table:table-cell table:formula="of:=[$HospNewVar.BC64]" office:value-type="float" office:value="0" calcext:value-type="float">
            <text:p>0</text:p>
          </table:table-cell>
          <table:table-cell table:formula="of:=[$HospNewVar.BD64]" office:value-type="float" office:value="0" calcext:value-type="float">
            <text:p>0</text:p>
          </table:table-cell>
          <table:table-cell table:formula="of:=[$HospNewVar.BE64]" office:value-type="float" office:value="0" calcext:value-type="float">
            <text:p>0</text:p>
          </table:table-cell>
          <table:table-cell table:formula="of:=[$HospNewVar.BF64]" office:value-type="float" office:value="0" calcext:value-type="float">
            <text:p>0</text:p>
          </table:table-cell>
          <table:table-cell table:formula="of:=[$HospNewVar.BG64]" office:value-type="float" office:value="0" calcext:value-type="float">
            <text:p>0</text:p>
          </table:table-cell>
          <table:table-cell table:formula="of:=[$HospNewVar.BH64]" office:value-type="float" office:value="0" calcext:value-type="float">
            <text:p>0</text:p>
          </table:table-cell>
          <table:table-cell table:formula="of:=[$HospNewVar.BI64]" office:value-type="float" office:value="0" calcext:value-type="float">
            <text:p>0</text:p>
          </table:table-cell>
          <table:table-cell table:formula="of:=[$HospNewVar.BJ64]" office:value-type="float" office:value="0" calcext:value-type="float">
            <text:p>0</text:p>
          </table:table-cell>
          <table:table-cell table:formula="of:=[$HospNewVar.BK64]" office:value-type="float" office:value="0" calcext:value-type="float">
            <text:p>0</text:p>
          </table:table-cell>
          <table:table-cell table:formula="of:=[$HospNewVar.BL64]" office:value-type="float" office:value="0" calcext:value-type="float">
            <text:p>0</text:p>
          </table:table-cell>
          <table:table-cell table:formula="of:=[$HospNewVar.BM64]" office:value-type="float" office:value="0" calcext:value-type="float">
            <text:p>0</text:p>
          </table:table-cell>
          <table:table-cell table:formula="of:=[$HospNewVar.BN64]" office:value-type="float" office:value="0" calcext:value-type="float">
            <text:p>0</text:p>
          </table:table-cell>
          <table:table-cell table:formula="of:=[$HospNewVar.BO6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5]" office:value-type="string" office:string-value="AgeGr80+" calcext:value-type="string">
            <text:p>AgeGr80+</text:p>
          </table:table-cell>
          <table:table-cell table:formula="of:=[$HospNewVar.A65]" office:value-type="float" office:value="0" calcext:value-type="float">
            <text:p>0</text:p>
          </table:table-cell>
          <table:table-cell table:formula="of:=[$HospNew.B65]" office:value-type="float" office:value="4.33751059799195" calcext:value-type="float">
            <text:p>4.33751059799195</text:p>
          </table:table-cell>
          <table:table-cell table:formula="of:=EXP([.C65])" office:value-type="float" office:value="76.516820921731" calcext:value-type="float">
            <text:p>76.5168209217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5]" office:value-type="float" office:value="0" calcext:value-type="float">
            <text:p>0</text:p>
          </table:table-cell>
          <table:table-cell table:number-columns-repeated="6"/>
          <table:table-cell table:formula="of:=[$HospNewVar.J65]" office:value-type="float" office:value="0" calcext:value-type="float">
            <text:p>0</text:p>
          </table:table-cell>
          <table:table-cell table:formula="of:=[$HospNewVar.K65]" office:value-type="float" office:value="0" calcext:value-type="float">
            <text:p>0</text:p>
          </table:table-cell>
          <table:table-cell table:number-columns-repeated="6"/>
          <table:table-cell table:formula="of:=[$HospNewVar.R65]" office:value-type="float" office:value="0" calcext:value-type="float">
            <text:p>0</text:p>
          </table:table-cell>
          <table:table-cell table:formula="of:=[$HospNewVar.S65]" office:value-type="float" office:value="0" calcext:value-type="float">
            <text:p>0</text:p>
          </table:table-cell>
          <table:table-cell table:number-columns-repeated="6"/>
          <table:table-cell table:formula="of:=[$HospNewVar.Z65]" office:value-type="float" office:value="0" calcext:value-type="float">
            <text:p>0</text:p>
          </table:table-cell>
          <table:table-cell table:formula="of:=[$HospNewVar.AA65]" office:value-type="float" office:value="0" calcext:value-type="float">
            <text:p>0</text:p>
          </table:table-cell>
          <table:table-cell table:number-columns-repeated="6"/>
          <table:table-cell table:formula="of:=[$HospNewVar.AH65]" office:value-type="float" office:value="0" calcext:value-type="float">
            <text:p>0</text:p>
          </table:table-cell>
          <table:table-cell table:formula="of:=[$HospNewVar.AI65]" office:value-type="float" office:value="0" calcext:value-type="float">
            <text:p>0</text:p>
          </table:table-cell>
          <table:table-cell table:number-columns-repeated="6"/>
          <table:table-cell table:formula="of:=[$HospNewVar.AP65]" office:value-type="float" office:value="0" calcext:value-type="float">
            <text:p>0</text:p>
          </table:table-cell>
          <table:table-cell table:formula="of:=[$HospNewVar.AQ65]" office:value-type="float" office:value="0" calcext:value-type="float">
            <text:p>0</text:p>
          </table:table-cell>
          <table:table-cell/>
          <table:table-cell table:formula="of:=[$HospNewVar.AS65]" office:value-type="float" office:value="0" calcext:value-type="float">
            <text:p>0</text:p>
          </table:table-cell>
          <table:table-cell table:formula="of:=[$HospNewVar.AT65]" office:value-type="float" office:value="0" calcext:value-type="float">
            <text:p>0</text:p>
          </table:table-cell>
          <table:table-cell table:formula="of:=[$HospNewVar.AU65]" office:value-type="float" office:value="0" calcext:value-type="float">
            <text:p>0</text:p>
          </table:table-cell>
          <table:table-cell table:formula="of:=[$HospNewVar.AV65]" office:value-type="float" office:value="0" calcext:value-type="float">
            <text:p>0</text:p>
          </table:table-cell>
          <table:table-cell table:formula="of:=[$HospNewVar.AW65]" office:value-type="float" office:value="0" calcext:value-type="float">
            <text:p>0</text:p>
          </table:table-cell>
          <table:table-cell table:formula="of:=[$HospNewVar.AX65]" office:value-type="float" office:value="0" calcext:value-type="float">
            <text:p>0</text:p>
          </table:table-cell>
          <table:table-cell table:formula="of:=[$HospNewVar.AY65]" office:value-type="float" office:value="0" calcext:value-type="float">
            <text:p>0</text:p>
          </table:table-cell>
          <table:table-cell table:formula="of:=[$HospNewVar.AZ65]" office:value-type="float" office:value="0" calcext:value-type="float">
            <text:p>0</text:p>
          </table:table-cell>
          <table:table-cell table:formula="of:=[$HospNewVar.BA65]" office:value-type="float" office:value="0" calcext:value-type="float">
            <text:p>0</text:p>
          </table:table-cell>
          <table:table-cell table:formula="of:=[$HospNewVar.BB65]" office:value-type="float" office:value="0" calcext:value-type="float">
            <text:p>0</text:p>
          </table:table-cell>
          <table:table-cell table:formula="of:=[$HospNewVar.BC65]" office:value-type="float" office:value="0" calcext:value-type="float">
            <text:p>0</text:p>
          </table:table-cell>
          <table:table-cell table:formula="of:=[$HospNewVar.BD65]" office:value-type="float" office:value="0" calcext:value-type="float">
            <text:p>0</text:p>
          </table:table-cell>
          <table:table-cell table:formula="of:=[$HospNewVar.BE65]" office:value-type="float" office:value="0" calcext:value-type="float">
            <text:p>0</text:p>
          </table:table-cell>
          <table:table-cell table:formula="of:=[$HospNewVar.BF65]" office:value-type="float" office:value="0" calcext:value-type="float">
            <text:p>0</text:p>
          </table:table-cell>
          <table:table-cell table:formula="of:=[$HospNewVar.BG65]" office:value-type="float" office:value="0" calcext:value-type="float">
            <text:p>0</text:p>
          </table:table-cell>
          <table:table-cell table:formula="of:=[$HospNewVar.BH65]" office:value-type="float" office:value="0" calcext:value-type="float">
            <text:p>0</text:p>
          </table:table-cell>
          <table:table-cell table:formula="of:=[$HospNewVar.BI65]" office:value-type="float" office:value="0" calcext:value-type="float">
            <text:p>0</text:p>
          </table:table-cell>
          <table:table-cell table:formula="of:=[$HospNewVar.BJ65]" office:value-type="float" office:value="0" calcext:value-type="float">
            <text:p>0</text:p>
          </table:table-cell>
          <table:table-cell table:formula="of:=[$HospNewVar.BK65]" office:value-type="float" office:value="0" calcext:value-type="float">
            <text:p>0</text:p>
          </table:table-cell>
          <table:table-cell table:formula="of:=[$HospNewVar.BL65]" office:value-type="float" office:value="0" calcext:value-type="float">
            <text:p>0</text:p>
          </table:table-cell>
          <table:table-cell table:formula="of:=[$HospNewVar.BM65]" office:value-type="float" office:value="0" calcext:value-type="float">
            <text:p>0</text:p>
          </table:table-cell>
          <table:table-cell table:formula="of:=[$HospNewVar.BN65]" office:value-type="float" office:value="0" calcext:value-type="float">
            <text:p>0</text:p>
          </table:table-cell>
          <table:table-cell table:formula="of:=[$HospNewVar.BO6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6]" office:value-type="string" office:string-value="SexM" calcext:value-type="string">
            <text:p>SexM</text:p>
          </table:table-cell>
          <table:table-cell table:formula="of:=[$HospNewVar.A66]" office:value-type="float" office:value="0" calcext:value-type="float">
            <text:p>0</text:p>
          </table:table-cell>
          <table:table-cell table:formula="of:=[$HospNew.B66]" office:value-type="float" office:value="0.40706794704338" calcext:value-type="float">
            <text:p>0.40706794704338</text:p>
          </table:table-cell>
          <table:table-cell table:formula="of:=EXP([.C66])" office:value-type="float" office:value="1.50240618625219" calcext:value-type="float">
            <text:p>1.502406186252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6]" office:value-type="float" office:value="0" calcext:value-type="float">
            <text:p>0</text:p>
          </table:table-cell>
          <table:table-cell table:number-columns-repeated="6"/>
          <table:table-cell table:formula="of:=[$HospNewVar.J66]" office:value-type="float" office:value="0" calcext:value-type="float">
            <text:p>0</text:p>
          </table:table-cell>
          <table:table-cell table:formula="of:=[$HospNewVar.K66]" office:value-type="float" office:value="0" calcext:value-type="float">
            <text:p>0</text:p>
          </table:table-cell>
          <table:table-cell table:number-columns-repeated="6"/>
          <table:table-cell table:formula="of:=[$HospNewVar.R66]" office:value-type="float" office:value="0" calcext:value-type="float">
            <text:p>0</text:p>
          </table:table-cell>
          <table:table-cell table:formula="of:=[$HospNewVar.S66]" office:value-type="float" office:value="0" calcext:value-type="float">
            <text:p>0</text:p>
          </table:table-cell>
          <table:table-cell table:number-columns-repeated="6"/>
          <table:table-cell table:formula="of:=[$HospNewVar.Z66]" office:value-type="float" office:value="0" calcext:value-type="float">
            <text:p>0</text:p>
          </table:table-cell>
          <table:table-cell table:formula="of:=[$HospNewVar.AA66]" office:value-type="float" office:value="0" calcext:value-type="float">
            <text:p>0</text:p>
          </table:table-cell>
          <table:table-cell table:number-columns-repeated="6"/>
          <table:table-cell table:formula="of:=[$HospNewVar.AH66]" office:value-type="float" office:value="0" calcext:value-type="float">
            <text:p>0</text:p>
          </table:table-cell>
          <table:table-cell table:formula="of:=[$HospNewVar.AI66]" office:value-type="float" office:value="0" calcext:value-type="float">
            <text:p>0</text:p>
          </table:table-cell>
          <table:table-cell table:number-columns-repeated="6"/>
          <table:table-cell table:formula="of:=[$HospNewVar.AP66]" office:value-type="float" office:value="0" calcext:value-type="float">
            <text:p>0</text:p>
          </table:table-cell>
          <table:table-cell table:formula="of:=[$HospNewVar.AQ66]" office:value-type="float" office:value="0" calcext:value-type="float">
            <text:p>0</text:p>
          </table:table-cell>
          <table:table-cell/>
          <table:table-cell table:formula="of:=[$HospNewVar.AS66]" office:value-type="float" office:value="0" calcext:value-type="float">
            <text:p>0</text:p>
          </table:table-cell>
          <table:table-cell table:formula="of:=[$HospNewVar.AT66]" office:value-type="float" office:value="0" calcext:value-type="float">
            <text:p>0</text:p>
          </table:table-cell>
          <table:table-cell table:formula="of:=[$HospNewVar.AU66]" office:value-type="float" office:value="0" calcext:value-type="float">
            <text:p>0</text:p>
          </table:table-cell>
          <table:table-cell table:formula="of:=[$HospNewVar.AV66]" office:value-type="float" office:value="0" calcext:value-type="float">
            <text:p>0</text:p>
          </table:table-cell>
          <table:table-cell table:formula="of:=[$HospNewVar.AW66]" office:value-type="float" office:value="0" calcext:value-type="float">
            <text:p>0</text:p>
          </table:table-cell>
          <table:table-cell table:formula="of:=[$HospNewVar.AX66]" office:value-type="float" office:value="0" calcext:value-type="float">
            <text:p>0</text:p>
          </table:table-cell>
          <table:table-cell table:formula="of:=[$HospNewVar.AY66]" office:value-type="float" office:value="0" calcext:value-type="float">
            <text:p>0</text:p>
          </table:table-cell>
          <table:table-cell table:formula="of:=[$HospNewVar.AZ66]" office:value-type="float" office:value="0" calcext:value-type="float">
            <text:p>0</text:p>
          </table:table-cell>
          <table:table-cell table:formula="of:=[$HospNewVar.BA66]" office:value-type="float" office:value="0" calcext:value-type="float">
            <text:p>0</text:p>
          </table:table-cell>
          <table:table-cell table:formula="of:=[$HospNewVar.BB66]" office:value-type="float" office:value="0" calcext:value-type="float">
            <text:p>0</text:p>
          </table:table-cell>
          <table:table-cell table:formula="of:=[$HospNewVar.BC66]" office:value-type="float" office:value="0" calcext:value-type="float">
            <text:p>0</text:p>
          </table:table-cell>
          <table:table-cell table:formula="of:=[$HospNewVar.BD66]" office:value-type="float" office:value="0" calcext:value-type="float">
            <text:p>0</text:p>
          </table:table-cell>
          <table:table-cell table:formula="of:=[$HospNewVar.BE66]" office:value-type="float" office:value="0" calcext:value-type="float">
            <text:p>0</text:p>
          </table:table-cell>
          <table:table-cell table:formula="of:=[$HospNewVar.BF66]" office:value-type="float" office:value="0" calcext:value-type="float">
            <text:p>0</text:p>
          </table:table-cell>
          <table:table-cell table:formula="of:=[$HospNewVar.BG66]" office:value-type="float" office:value="0" calcext:value-type="float">
            <text:p>0</text:p>
          </table:table-cell>
          <table:table-cell table:formula="of:=[$HospNewVar.BH66]" office:value-type="float" office:value="0" calcext:value-type="float">
            <text:p>0</text:p>
          </table:table-cell>
          <table:table-cell table:formula="of:=[$HospNewVar.BI66]" office:value-type="float" office:value="0" calcext:value-type="float">
            <text:p>0</text:p>
          </table:table-cell>
          <table:table-cell table:formula="of:=[$HospNewVar.BJ66]" office:value-type="float" office:value="0" calcext:value-type="float">
            <text:p>0</text:p>
          </table:table-cell>
          <table:table-cell table:formula="of:=[$HospNewVar.BK66]" office:value-type="float" office:value="0" calcext:value-type="float">
            <text:p>0</text:p>
          </table:table-cell>
          <table:table-cell table:formula="of:=[$HospNewVar.BL66]" office:value-type="float" office:value="0" calcext:value-type="float">
            <text:p>0</text:p>
          </table:table-cell>
          <table:table-cell table:formula="of:=[$HospNewVar.BM66]" office:value-type="float" office:value="0" calcext:value-type="float">
            <text:p>0</text:p>
          </table:table-cell>
          <table:table-cell table:formula="of:=[$HospNewVar.BN66]" office:value-type="float" office:value="0" calcext:value-type="float">
            <text:p>0</text:p>
          </table:table-cell>
          <table:table-cell table:formula="of:=[$HospNewVar.BO6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7]" office:value-type="float" office:value="0" calcext:value-type="float">
            <text:p>0</text:p>
          </table:table-cell>
          <table:table-cell table:formula="of:=[$HospNewVar.A67]" office:value-type="float" office:value="0" calcext:value-type="float">
            <text:p>0</text:p>
          </table:table-cell>
          <table:table-cell table:formula="of:=[$HospNew.B67]" office:value-type="float" office:value="0" calcext:value-type="float">
            <text:p>0</text:p>
          </table:table-cell>
          <table:table-cell table:formula="of:=EXP([.C6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7]" office:value-type="float" office:value="0" calcext:value-type="float">
            <text:p>0</text:p>
          </table:table-cell>
          <table:table-cell table:number-columns-repeated="6"/>
          <table:table-cell table:formula="of:=[$HospNewVar.J67]" office:value-type="float" office:value="0" calcext:value-type="float">
            <text:p>0</text:p>
          </table:table-cell>
          <table:table-cell table:formula="of:=[$HospNewVar.K67]" office:value-type="float" office:value="0" calcext:value-type="float">
            <text:p>0</text:p>
          </table:table-cell>
          <table:table-cell table:number-columns-repeated="6"/>
          <table:table-cell table:formula="of:=[$HospNewVar.R67]" office:value-type="float" office:value="0" calcext:value-type="float">
            <text:p>0</text:p>
          </table:table-cell>
          <table:table-cell table:formula="of:=[$HospNewVar.S67]" office:value-type="float" office:value="0" calcext:value-type="float">
            <text:p>0</text:p>
          </table:table-cell>
          <table:table-cell table:number-columns-repeated="6"/>
          <table:table-cell table:formula="of:=[$HospNewVar.Z67]" office:value-type="float" office:value="0" calcext:value-type="float">
            <text:p>0</text:p>
          </table:table-cell>
          <table:table-cell table:formula="of:=[$HospNewVar.AA67]" office:value-type="float" office:value="0" calcext:value-type="float">
            <text:p>0</text:p>
          </table:table-cell>
          <table:table-cell table:number-columns-repeated="6"/>
          <table:table-cell table:formula="of:=[$HospNewVar.AH67]" office:value-type="float" office:value="0" calcext:value-type="float">
            <text:p>0</text:p>
          </table:table-cell>
          <table:table-cell table:formula="of:=[$HospNewVar.AI67]" office:value-type="float" office:value="0" calcext:value-type="float">
            <text:p>0</text:p>
          </table:table-cell>
          <table:table-cell table:number-columns-repeated="6"/>
          <table:table-cell table:formula="of:=[$HospNewVar.AP67]" office:value-type="float" office:value="0" calcext:value-type="float">
            <text:p>0</text:p>
          </table:table-cell>
          <table:table-cell table:formula="of:=[$HospNewVar.AQ67]" office:value-type="float" office:value="0" calcext:value-type="float">
            <text:p>0</text:p>
          </table:table-cell>
          <table:table-cell/>
          <table:table-cell table:formula="of:=[$HospNewVar.AS67]" office:value-type="float" office:value="0" calcext:value-type="float">
            <text:p>0</text:p>
          </table:table-cell>
          <table:table-cell table:formula="of:=[$HospNewVar.AT67]" office:value-type="float" office:value="0" calcext:value-type="float">
            <text:p>0</text:p>
          </table:table-cell>
          <table:table-cell table:formula="of:=[$HospNewVar.AU67]" office:value-type="float" office:value="0" calcext:value-type="float">
            <text:p>0</text:p>
          </table:table-cell>
          <table:table-cell table:formula="of:=[$HospNewVar.AV67]" office:value-type="float" office:value="0" calcext:value-type="float">
            <text:p>0</text:p>
          </table:table-cell>
          <table:table-cell table:formula="of:=[$HospNewVar.AW67]" office:value-type="float" office:value="0" calcext:value-type="float">
            <text:p>0</text:p>
          </table:table-cell>
          <table:table-cell table:formula="of:=[$HospNewVar.AX67]" office:value-type="float" office:value="0" calcext:value-type="float">
            <text:p>0</text:p>
          </table:table-cell>
          <table:table-cell table:formula="of:=[$HospNewVar.AY67]" office:value-type="float" office:value="0" calcext:value-type="float">
            <text:p>0</text:p>
          </table:table-cell>
          <table:table-cell table:formula="of:=[$HospNewVar.AZ67]" office:value-type="float" office:value="0" calcext:value-type="float">
            <text:p>0</text:p>
          </table:table-cell>
          <table:table-cell table:formula="of:=[$HospNewVar.BA67]" office:value-type="float" office:value="0" calcext:value-type="float">
            <text:p>0</text:p>
          </table:table-cell>
          <table:table-cell table:formula="of:=[$HospNewVar.BB67]" office:value-type="float" office:value="0" calcext:value-type="float">
            <text:p>0</text:p>
          </table:table-cell>
          <table:table-cell table:formula="of:=[$HospNewVar.BC67]" office:value-type="float" office:value="0" calcext:value-type="float">
            <text:p>0</text:p>
          </table:table-cell>
          <table:table-cell table:formula="of:=[$HospNewVar.BD67]" office:value-type="float" office:value="0" calcext:value-type="float">
            <text:p>0</text:p>
          </table:table-cell>
          <table:table-cell table:formula="of:=[$HospNewVar.BE67]" office:value-type="float" office:value="0" calcext:value-type="float">
            <text:p>0</text:p>
          </table:table-cell>
          <table:table-cell table:formula="of:=[$HospNewVar.BF67]" office:value-type="float" office:value="0" calcext:value-type="float">
            <text:p>0</text:p>
          </table:table-cell>
          <table:table-cell table:formula="of:=[$HospNewVar.BG67]" office:value-type="float" office:value="0" calcext:value-type="float">
            <text:p>0</text:p>
          </table:table-cell>
          <table:table-cell table:formula="of:=[$HospNewVar.BH67]" office:value-type="float" office:value="0" calcext:value-type="float">
            <text:p>0</text:p>
          </table:table-cell>
          <table:table-cell table:formula="of:=[$HospNewVar.BI67]" office:value-type="float" office:value="0" calcext:value-type="float">
            <text:p>0</text:p>
          </table:table-cell>
          <table:table-cell table:formula="of:=[$HospNewVar.BJ67]" office:value-type="float" office:value="0" calcext:value-type="float">
            <text:p>0</text:p>
          </table:table-cell>
          <table:table-cell table:formula="of:=[$HospNewVar.BK67]" office:value-type="float" office:value="0" calcext:value-type="float">
            <text:p>0</text:p>
          </table:table-cell>
          <table:table-cell table:formula="of:=[$HospNewVar.BL67]" office:value-type="float" office:value="0" calcext:value-type="float">
            <text:p>0</text:p>
          </table:table-cell>
          <table:table-cell table:formula="of:=[$HospNewVar.BM67]" office:value-type="float" office:value="0" calcext:value-type="float">
            <text:p>0</text:p>
          </table:table-cell>
          <table:table-cell table:formula="of:=[$HospNewVar.BN67]" office:value-type="float" office:value="0" calcext:value-type="float">
            <text:p>0</text:p>
          </table:table-cell>
          <table:table-cell table:formula="of:=[$HospNewVar.BO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8]" office:value-type="float" office:value="0" calcext:value-type="float">
            <text:p>0</text:p>
          </table:table-cell>
          <table:table-cell table:formula="of:=[$HospNewVar.A68]" office:value-type="float" office:value="0" calcext:value-type="float">
            <text:p>0</text:p>
          </table:table-cell>
          <table:table-cell table:formula="of:=[$HospNew.B68]" office:value-type="float" office:value="0" calcext:value-type="float">
            <text:p>0</text:p>
          </table:table-cell>
          <table:table-cell table:formula="of:=EXP([.C6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8]" office:value-type="float" office:value="0" calcext:value-type="float">
            <text:p>0</text:p>
          </table:table-cell>
          <table:table-cell table:number-columns-repeated="6"/>
          <table:table-cell table:formula="of:=[$HospNewVar.J68]" office:value-type="float" office:value="0" calcext:value-type="float">
            <text:p>0</text:p>
          </table:table-cell>
          <table:table-cell table:formula="of:=[$HospNewVar.K68]" office:value-type="float" office:value="0" calcext:value-type="float">
            <text:p>0</text:p>
          </table:table-cell>
          <table:table-cell table:number-columns-repeated="6"/>
          <table:table-cell table:formula="of:=[$HospNewVar.R68]" office:value-type="float" office:value="0" calcext:value-type="float">
            <text:p>0</text:p>
          </table:table-cell>
          <table:table-cell table:formula="of:=[$HospNewVar.S68]" office:value-type="float" office:value="0" calcext:value-type="float">
            <text:p>0</text:p>
          </table:table-cell>
          <table:table-cell table:number-columns-repeated="6"/>
          <table:table-cell table:formula="of:=[$HospNewVar.Z68]" office:value-type="float" office:value="0" calcext:value-type="float">
            <text:p>0</text:p>
          </table:table-cell>
          <table:table-cell table:formula="of:=[$HospNewVar.AA68]" office:value-type="float" office:value="0" calcext:value-type="float">
            <text:p>0</text:p>
          </table:table-cell>
          <table:table-cell table:number-columns-repeated="6"/>
          <table:table-cell table:formula="of:=[$HospNewVar.AH68]" office:value-type="float" office:value="0" calcext:value-type="float">
            <text:p>0</text:p>
          </table:table-cell>
          <table:table-cell table:formula="of:=[$HospNewVar.AI68]" office:value-type="float" office:value="0" calcext:value-type="float">
            <text:p>0</text:p>
          </table:table-cell>
          <table:table-cell table:number-columns-repeated="6"/>
          <table:table-cell table:formula="of:=[$HospNewVar.AP68]" office:value-type="float" office:value="0" calcext:value-type="float">
            <text:p>0</text:p>
          </table:table-cell>
          <table:table-cell table:formula="of:=[$HospNewVar.AQ68]" office:value-type="float" office:value="0" calcext:value-type="float">
            <text:p>0</text:p>
          </table:table-cell>
          <table:table-cell/>
          <table:table-cell table:formula="of:=[$HospNewVar.AS68]" office:value-type="float" office:value="0" calcext:value-type="float">
            <text:p>0</text:p>
          </table:table-cell>
          <table:table-cell table:formula="of:=[$HospNewVar.AT68]" office:value-type="float" office:value="0" calcext:value-type="float">
            <text:p>0</text:p>
          </table:table-cell>
          <table:table-cell table:formula="of:=[$HospNewVar.AU68]" office:value-type="float" office:value="0" calcext:value-type="float">
            <text:p>0</text:p>
          </table:table-cell>
          <table:table-cell table:formula="of:=[$HospNewVar.AV68]" office:value-type="float" office:value="0" calcext:value-type="float">
            <text:p>0</text:p>
          </table:table-cell>
          <table:table-cell table:formula="of:=[$HospNewVar.AW68]" office:value-type="float" office:value="0" calcext:value-type="float">
            <text:p>0</text:p>
          </table:table-cell>
          <table:table-cell table:formula="of:=[$HospNewVar.AX68]" office:value-type="float" office:value="0" calcext:value-type="float">
            <text:p>0</text:p>
          </table:table-cell>
          <table:table-cell table:formula="of:=[$HospNewVar.AY68]" office:value-type="float" office:value="0" calcext:value-type="float">
            <text:p>0</text:p>
          </table:table-cell>
          <table:table-cell table:formula="of:=[$HospNewVar.AZ68]" office:value-type="float" office:value="0" calcext:value-type="float">
            <text:p>0</text:p>
          </table:table-cell>
          <table:table-cell table:formula="of:=[$HospNewVar.BA68]" office:value-type="float" office:value="0" calcext:value-type="float">
            <text:p>0</text:p>
          </table:table-cell>
          <table:table-cell table:formula="of:=[$HospNewVar.BB68]" office:value-type="float" office:value="0" calcext:value-type="float">
            <text:p>0</text:p>
          </table:table-cell>
          <table:table-cell table:formula="of:=[$HospNewVar.BC68]" office:value-type="float" office:value="0" calcext:value-type="float">
            <text:p>0</text:p>
          </table:table-cell>
          <table:table-cell table:formula="of:=[$HospNewVar.BD68]" office:value-type="float" office:value="0" calcext:value-type="float">
            <text:p>0</text:p>
          </table:table-cell>
          <table:table-cell table:formula="of:=[$HospNewVar.BE68]" office:value-type="float" office:value="0" calcext:value-type="float">
            <text:p>0</text:p>
          </table:table-cell>
          <table:table-cell table:formula="of:=[$HospNewVar.BF68]" office:value-type="float" office:value="0" calcext:value-type="float">
            <text:p>0</text:p>
          </table:table-cell>
          <table:table-cell table:formula="of:=[$HospNewVar.BG68]" office:value-type="float" office:value="0" calcext:value-type="float">
            <text:p>0</text:p>
          </table:table-cell>
          <table:table-cell table:formula="of:=[$HospNewVar.BH68]" office:value-type="float" office:value="0" calcext:value-type="float">
            <text:p>0</text:p>
          </table:table-cell>
          <table:table-cell table:formula="of:=[$HospNewVar.BI68]" office:value-type="float" office:value="0" calcext:value-type="float">
            <text:p>0</text:p>
          </table:table-cell>
          <table:table-cell table:formula="of:=[$HospNewVar.BJ68]" office:value-type="float" office:value="0" calcext:value-type="float">
            <text:p>0</text:p>
          </table:table-cell>
          <table:table-cell table:formula="of:=[$HospNewVar.BK68]" office:value-type="float" office:value="0" calcext:value-type="float">
            <text:p>0</text:p>
          </table:table-cell>
          <table:table-cell table:formula="of:=[$HospNewVar.BL68]" office:value-type="float" office:value="0" calcext:value-type="float">
            <text:p>0</text:p>
          </table:table-cell>
          <table:table-cell table:formula="of:=[$HospNewVar.BM68]" office:value-type="float" office:value="0" calcext:value-type="float">
            <text:p>0</text:p>
          </table:table-cell>
          <table:table-cell table:formula="of:=[$HospNewVar.BN68]" office:value-type="float" office:value="0" calcext:value-type="float">
            <text:p>0</text:p>
          </table:table-cell>
          <table:table-cell table:formula="of:=[$HospNewVar.BO6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9]" office:value-type="float" office:value="0" calcext:value-type="float">
            <text:p>0</text:p>
          </table:table-cell>
          <table:table-cell table:formula="of:=[$HospNewVar.A69]" office:value-type="float" office:value="0" calcext:value-type="float">
            <text:p>0</text:p>
          </table:table-cell>
          <table:table-cell table:formula="of:=[$HospNew.B69]" office:value-type="float" office:value="0" calcext:value-type="float">
            <text:p>0</text:p>
          </table:table-cell>
          <table:table-cell table:formula="of:=EXP([.C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9]" office:value-type="float" office:value="0" calcext:value-type="float">
            <text:p>0</text:p>
          </table:table-cell>
          <table:table-cell table:number-columns-repeated="6"/>
          <table:table-cell table:formula="of:=[$HospNewVar.J69]" office:value-type="float" office:value="0" calcext:value-type="float">
            <text:p>0</text:p>
          </table:table-cell>
          <table:table-cell table:formula="of:=[$HospNewVar.K69]" office:value-type="float" office:value="0" calcext:value-type="float">
            <text:p>0</text:p>
          </table:table-cell>
          <table:table-cell table:number-columns-repeated="6"/>
          <table:table-cell table:formula="of:=[$HospNewVar.R69]" office:value-type="float" office:value="0" calcext:value-type="float">
            <text:p>0</text:p>
          </table:table-cell>
          <table:table-cell table:formula="of:=[$HospNewVar.S69]" office:value-type="float" office:value="0" calcext:value-type="float">
            <text:p>0</text:p>
          </table:table-cell>
          <table:table-cell table:number-columns-repeated="6"/>
          <table:table-cell table:formula="of:=[$HospNewVar.Z69]" office:value-type="float" office:value="0" calcext:value-type="float">
            <text:p>0</text:p>
          </table:table-cell>
          <table:table-cell table:formula="of:=[$HospNewVar.AA69]" office:value-type="float" office:value="0" calcext:value-type="float">
            <text:p>0</text:p>
          </table:table-cell>
          <table:table-cell table:number-columns-repeated="6"/>
          <table:table-cell table:formula="of:=[$HospNewVar.AH69]" office:value-type="float" office:value="0" calcext:value-type="float">
            <text:p>0</text:p>
          </table:table-cell>
          <table:table-cell table:formula="of:=[$HospNewVar.AI69]" office:value-type="float" office:value="0" calcext:value-type="float">
            <text:p>0</text:p>
          </table:table-cell>
          <table:table-cell table:number-columns-repeated="6"/>
          <table:table-cell table:formula="of:=[$HospNewVar.AP69]" office:value-type="float" office:value="0" calcext:value-type="float">
            <text:p>0</text:p>
          </table:table-cell>
          <table:table-cell table:formula="of:=[$HospNewVar.AQ69]" office:value-type="float" office:value="0" calcext:value-type="float">
            <text:p>0</text:p>
          </table:table-cell>
          <table:table-cell/>
          <table:table-cell table:formula="of:=[$HospNewVar.AS69]" office:value-type="float" office:value="0" calcext:value-type="float">
            <text:p>0</text:p>
          </table:table-cell>
          <table:table-cell table:formula="of:=[$HospNewVar.AT69]" office:value-type="float" office:value="0" calcext:value-type="float">
            <text:p>0</text:p>
          </table:table-cell>
          <table:table-cell table:formula="of:=[$HospNewVar.AU69]" office:value-type="float" office:value="0" calcext:value-type="float">
            <text:p>0</text:p>
          </table:table-cell>
          <table:table-cell table:formula="of:=[$HospNewVar.AV69]" office:value-type="float" office:value="0" calcext:value-type="float">
            <text:p>0</text:p>
          </table:table-cell>
          <table:table-cell table:formula="of:=[$HospNewVar.AW69]" office:value-type="float" office:value="0" calcext:value-type="float">
            <text:p>0</text:p>
          </table:table-cell>
          <table:table-cell table:formula="of:=[$HospNewVar.AX69]" office:value-type="float" office:value="0" calcext:value-type="float">
            <text:p>0</text:p>
          </table:table-cell>
          <table:table-cell table:formula="of:=[$HospNewVar.AY69]" office:value-type="float" office:value="0" calcext:value-type="float">
            <text:p>0</text:p>
          </table:table-cell>
          <table:table-cell table:formula="of:=[$HospNewVar.AZ69]" office:value-type="float" office:value="0" calcext:value-type="float">
            <text:p>0</text:p>
          </table:table-cell>
          <table:table-cell table:formula="of:=[$HospNewVar.BA69]" office:value-type="float" office:value="0" calcext:value-type="float">
            <text:p>0</text:p>
          </table:table-cell>
          <table:table-cell table:formula="of:=[$HospNewVar.BB69]" office:value-type="float" office:value="0" calcext:value-type="float">
            <text:p>0</text:p>
          </table:table-cell>
          <table:table-cell table:formula="of:=[$HospNewVar.BC69]" office:value-type="float" office:value="0" calcext:value-type="float">
            <text:p>0</text:p>
          </table:table-cell>
          <table:table-cell table:formula="of:=[$HospNewVar.BD69]" office:value-type="float" office:value="0" calcext:value-type="float">
            <text:p>0</text:p>
          </table:table-cell>
          <table:table-cell table:formula="of:=[$HospNewVar.BE69]" office:value-type="float" office:value="0" calcext:value-type="float">
            <text:p>0</text:p>
          </table:table-cell>
          <table:table-cell table:formula="of:=[$HospNewVar.BF69]" office:value-type="float" office:value="0" calcext:value-type="float">
            <text:p>0</text:p>
          </table:table-cell>
          <table:table-cell table:formula="of:=[$HospNewVar.BG69]" office:value-type="float" office:value="0" calcext:value-type="float">
            <text:p>0</text:p>
          </table:table-cell>
          <table:table-cell table:formula="of:=[$HospNewVar.BH69]" office:value-type="float" office:value="0" calcext:value-type="float">
            <text:p>0</text:p>
          </table:table-cell>
          <table:table-cell table:formula="of:=[$HospNewVar.BI69]" office:value-type="float" office:value="0" calcext:value-type="float">
            <text:p>0</text:p>
          </table:table-cell>
          <table:table-cell table:formula="of:=[$HospNewVar.BJ69]" office:value-type="float" office:value="0" calcext:value-type="float">
            <text:p>0</text:p>
          </table:table-cell>
          <table:table-cell table:formula="of:=[$HospNewVar.BK69]" office:value-type="float" office:value="0" calcext:value-type="float">
            <text:p>0</text:p>
          </table:table-cell>
          <table:table-cell table:formula="of:=[$HospNewVar.BL69]" office:value-type="float" office:value="0" calcext:value-type="float">
            <text:p>0</text:p>
          </table:table-cell>
          <table:table-cell table:formula="of:=[$HospNewVar.BM69]" office:value-type="float" office:value="0" calcext:value-type="float">
            <text:p>0</text:p>
          </table:table-cell>
          <table:table-cell table:formula="of:=[$HospNewVar.BN69]" office:value-type="float" office:value="0" calcext:value-type="float">
            <text:p>0</text:p>
          </table:table-cell>
          <table:table-cell table:formula="of:=[$HospNewVar.BO6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70]" office:value-type="float" office:value="0" calcext:value-type="float">
            <text:p>0</text:p>
          </table:table-cell>
          <table:table-cell table:formula="of:=[$HospNewVar.A70]" office:value-type="float" office:value="0" calcext:value-type="float">
            <text:p>0</text:p>
          </table:table-cell>
          <table:table-cell table:formula="of:=[$HospNew.B70]" office:value-type="float" office:value="0" calcext:value-type="float">
            <text:p>0</text:p>
          </table:table-cell>
          <table:table-cell table:formula="of:=EXP([.C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0]" office:value-type="float" office:value="0" calcext:value-type="float">
            <text:p>0</text:p>
          </table:table-cell>
          <table:table-cell table:number-columns-repeated="6"/>
          <table:table-cell table:formula="of:=[$HospNewVar.J70]" office:value-type="float" office:value="0" calcext:value-type="float">
            <text:p>0</text:p>
          </table:table-cell>
          <table:table-cell table:formula="of:=[$HospNewVar.K70]" office:value-type="float" office:value="0" calcext:value-type="float">
            <text:p>0</text:p>
          </table:table-cell>
          <table:table-cell table:number-columns-repeated="6"/>
          <table:table-cell table:formula="of:=[$HospNewVar.R70]" office:value-type="float" office:value="0" calcext:value-type="float">
            <text:p>0</text:p>
          </table:table-cell>
          <table:table-cell table:formula="of:=[$HospNewVar.S70]" office:value-type="float" office:value="0" calcext:value-type="float">
            <text:p>0</text:p>
          </table:table-cell>
          <table:table-cell table:number-columns-repeated="6"/>
          <table:table-cell table:formula="of:=[$HospNewVar.Z70]" office:value-type="float" office:value="0" calcext:value-type="float">
            <text:p>0</text:p>
          </table:table-cell>
          <table:table-cell table:formula="of:=[$HospNewVar.AA70]" office:value-type="float" office:value="0" calcext:value-type="float">
            <text:p>0</text:p>
          </table:table-cell>
          <table:table-cell table:number-columns-repeated="6"/>
          <table:table-cell table:formula="of:=[$HospNewVar.AH70]" office:value-type="float" office:value="0" calcext:value-type="float">
            <text:p>0</text:p>
          </table:table-cell>
          <table:table-cell table:formula="of:=[$HospNewVar.AI70]" office:value-type="float" office:value="0" calcext:value-type="float">
            <text:p>0</text:p>
          </table:table-cell>
          <table:table-cell table:number-columns-repeated="6"/>
          <table:table-cell table:formula="of:=[$HospNewVar.AP70]" office:value-type="float" office:value="0" calcext:value-type="float">
            <text:p>0</text:p>
          </table:table-cell>
          <table:table-cell table:formula="of:=[$HospNewVar.AQ70]" office:value-type="float" office:value="0" calcext:value-type="float">
            <text:p>0</text:p>
          </table:table-cell>
          <table:table-cell/>
          <table:table-cell table:formula="of:=[$HospNewVar.AS70]" office:value-type="float" office:value="0" calcext:value-type="float">
            <text:p>0</text:p>
          </table:table-cell>
          <table:table-cell table:formula="of:=[$HospNewVar.AT70]" office:value-type="float" office:value="0" calcext:value-type="float">
            <text:p>0</text:p>
          </table:table-cell>
          <table:table-cell table:formula="of:=[$HospNewVar.AU70]" office:value-type="float" office:value="0" calcext:value-type="float">
            <text:p>0</text:p>
          </table:table-cell>
          <table:table-cell table:formula="of:=[$HospNewVar.AV70]" office:value-type="float" office:value="0" calcext:value-type="float">
            <text:p>0</text:p>
          </table:table-cell>
          <table:table-cell table:formula="of:=[$HospNewVar.AW70]" office:value-type="float" office:value="0" calcext:value-type="float">
            <text:p>0</text:p>
          </table:table-cell>
          <table:table-cell table:formula="of:=[$HospNewVar.AX70]" office:value-type="float" office:value="0" calcext:value-type="float">
            <text:p>0</text:p>
          </table:table-cell>
          <table:table-cell table:formula="of:=[$HospNewVar.AY70]" office:value-type="float" office:value="0" calcext:value-type="float">
            <text:p>0</text:p>
          </table:table-cell>
          <table:table-cell table:formula="of:=[$HospNewVar.AZ70]" office:value-type="float" office:value="0" calcext:value-type="float">
            <text:p>0</text:p>
          </table:table-cell>
          <table:table-cell table:formula="of:=[$HospNewVar.BA70]" office:value-type="float" office:value="0" calcext:value-type="float">
            <text:p>0</text:p>
          </table:table-cell>
          <table:table-cell table:formula="of:=[$HospNewVar.BB70]" office:value-type="float" office:value="0" calcext:value-type="float">
            <text:p>0</text:p>
          </table:table-cell>
          <table:table-cell table:formula="of:=[$HospNewVar.BC70]" office:value-type="float" office:value="0" calcext:value-type="float">
            <text:p>0</text:p>
          </table:table-cell>
          <table:table-cell table:formula="of:=[$HospNewVar.BD70]" office:value-type="float" office:value="0" calcext:value-type="float">
            <text:p>0</text:p>
          </table:table-cell>
          <table:table-cell table:formula="of:=[$HospNewVar.BE70]" office:value-type="float" office:value="0" calcext:value-type="float">
            <text:p>0</text:p>
          </table:table-cell>
          <table:table-cell table:formula="of:=[$HospNewVar.BF70]" office:value-type="float" office:value="0" calcext:value-type="float">
            <text:p>0</text:p>
          </table:table-cell>
          <table:table-cell table:formula="of:=[$HospNewVar.BG70]" office:value-type="float" office:value="0" calcext:value-type="float">
            <text:p>0</text:p>
          </table:table-cell>
          <table:table-cell table:formula="of:=[$HospNewVar.BH70]" office:value-type="float" office:value="0" calcext:value-type="float">
            <text:p>0</text:p>
          </table:table-cell>
          <table:table-cell table:formula="of:=[$HospNewVar.BI70]" office:value-type="float" office:value="0" calcext:value-type="float">
            <text:p>0</text:p>
          </table:table-cell>
          <table:table-cell table:formula="of:=[$HospNewVar.BJ70]" office:value-type="float" office:value="0" calcext:value-type="float">
            <text:p>0</text:p>
          </table:table-cell>
          <table:table-cell table:formula="of:=[$HospNewVar.BK70]" office:value-type="float" office:value="0" calcext:value-type="float">
            <text:p>0</text:p>
          </table:table-cell>
          <table:table-cell table:formula="of:=[$HospNewVar.BL70]" office:value-type="float" office:value="0" calcext:value-type="float">
            <text:p>0</text:p>
          </table:table-cell>
          <table:table-cell table:formula="of:=[$HospNewVar.BM70]" office:value-type="float" office:value="0" calcext:value-type="float">
            <text:p>0</text:p>
          </table:table-cell>
          <table:table-cell table:formula="of:=[$HospNewVar.BN70]" office:value-type="float" office:value="0" calcext:value-type="float">
            <text:p>0</text:p>
          </table:table-cell>
          <table:table-cell table:formula="of:=[$HospNewVar.BO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HospNew.B71]" office:value-type="float" office:value="0" calcext:value-type="float">
            <text:p>0</text:p>
          </table:table-cell>
          <table:table-cell table:formula="of:=EXP([.C7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1]" office:value-type="float" office:value="0" calcext:value-type="float">
            <text:p>0</text:p>
          </table:table-cell>
          <table:table-cell table:number-columns-repeated="6"/>
          <table:table-cell table:formula="of:=[$HospNewVar.J71]" office:value-type="float" office:value="0" calcext:value-type="float">
            <text:p>0</text:p>
          </table:table-cell>
          <table:table-cell table:formula="of:=[$HospNewVar.K71]" office:value-type="float" office:value="0" calcext:value-type="float">
            <text:p>0</text:p>
          </table:table-cell>
          <table:table-cell table:number-columns-repeated="6"/>
          <table:table-cell table:formula="of:=[$HospNewVar.R71]" office:value-type="float" office:value="0" calcext:value-type="float">
            <text:p>0</text:p>
          </table:table-cell>
          <table:table-cell table:formula="of:=[$HospNewVar.S71]" office:value-type="float" office:value="0" calcext:value-type="float">
            <text:p>0</text:p>
          </table:table-cell>
          <table:table-cell table:number-columns-repeated="6"/>
          <table:table-cell table:formula="of:=[$HospNewVar.Z71]" office:value-type="float" office:value="0" calcext:value-type="float">
            <text:p>0</text:p>
          </table:table-cell>
          <table:table-cell table:formula="of:=[$HospNewVar.AA71]" office:value-type="float" office:value="0" calcext:value-type="float">
            <text:p>0</text:p>
          </table:table-cell>
          <table:table-cell table:number-columns-repeated="6"/>
          <table:table-cell table:formula="of:=[$HospNewVar.AH71]" office:value-type="float" office:value="0" calcext:value-type="float">
            <text:p>0</text:p>
          </table:table-cell>
          <table:table-cell table:formula="of:=[$HospNewVar.AI71]" office:value-type="float" office:value="0" calcext:value-type="float">
            <text:p>0</text:p>
          </table:table-cell>
          <table:table-cell table:number-columns-repeated="6"/>
          <table:table-cell table:formula="of:=[$HospNewVar.AP71]" office:value-type="float" office:value="0" calcext:value-type="float">
            <text:p>0</text:p>
          </table:table-cell>
          <table:table-cell table:formula="of:=[$HospNewVar.AQ71]" office:value-type="float" office:value="0" calcext:value-type="float">
            <text:p>0</text:p>
          </table:table-cell>
          <table:table-cell/>
          <table:table-cell table:formula="of:=[$HospNewVar.AS71]" office:value-type="float" office:value="0" calcext:value-type="float">
            <text:p>0</text:p>
          </table:table-cell>
          <table:table-cell table:formula="of:=[$HospNewVar.AT71]" office:value-type="float" office:value="0" calcext:value-type="float">
            <text:p>0</text:p>
          </table:table-cell>
          <table:table-cell table:formula="of:=[$HospNewVar.AU71]" office:value-type="float" office:value="0" calcext:value-type="float">
            <text:p>0</text:p>
          </table:table-cell>
          <table:table-cell table:formula="of:=[$HospNewVar.AV71]" office:value-type="float" office:value="0" calcext:value-type="float">
            <text:p>0</text:p>
          </table:table-cell>
          <table:table-cell table:formula="of:=[$HospNewVar.AW71]" office:value-type="float" office:value="0" calcext:value-type="float">
            <text:p>0</text:p>
          </table:table-cell>
          <table:table-cell table:formula="of:=[$HospNewVar.AX71]" office:value-type="float" office:value="0" calcext:value-type="float">
            <text:p>0</text:p>
          </table:table-cell>
          <table:table-cell table:formula="of:=[$HospNewVar.AY71]" office:value-type="float" office:value="0" calcext:value-type="float">
            <text:p>0</text:p>
          </table:table-cell>
          <table:table-cell table:formula="of:=[$HospNewVar.AZ71]" office:value-type="float" office:value="0" calcext:value-type="float">
            <text:p>0</text:p>
          </table:table-cell>
          <table:table-cell table:formula="of:=[$HospNewVar.BA71]" office:value-type="float" office:value="0" calcext:value-type="float">
            <text:p>0</text:p>
          </table:table-cell>
          <table:table-cell table:formula="of:=[$HospNewVar.BB71]" office:value-type="float" office:value="0" calcext:value-type="float">
            <text:p>0</text:p>
          </table:table-cell>
          <table:table-cell table:formula="of:=[$HospNewVar.BC71]" office:value-type="float" office:value="0" calcext:value-type="float">
            <text:p>0</text:p>
          </table:table-cell>
          <table:table-cell table:formula="of:=[$HospNewVar.BD71]" office:value-type="float" office:value="0" calcext:value-type="float">
            <text:p>0</text:p>
          </table:table-cell>
          <table:table-cell table:formula="of:=[$HospNewVar.BE71]" office:value-type="float" office:value="0" calcext:value-type="float">
            <text:p>0</text:p>
          </table:table-cell>
          <table:table-cell table:formula="of:=[$HospNewVar.BF71]" office:value-type="float" office:value="0" calcext:value-type="float">
            <text:p>0</text:p>
          </table:table-cell>
          <table:table-cell table:formula="of:=[$HospNewVar.BG71]" office:value-type="float" office:value="0" calcext:value-type="float">
            <text:p>0</text:p>
          </table:table-cell>
          <table:table-cell table:formula="of:=[$HospNewVar.BH71]" office:value-type="float" office:value="0" calcext:value-type="float">
            <text:p>0</text:p>
          </table:table-cell>
          <table:table-cell table:formula="of:=[$HospNewVar.BI71]" office:value-type="float" office:value="0" calcext:value-type="float">
            <text:p>0</text:p>
          </table:table-cell>
          <table:table-cell table:formula="of:=[$HospNewVar.BJ71]" office:value-type="float" office:value="0" calcext:value-type="float">
            <text:p>0</text:p>
          </table:table-cell>
          <table:table-cell table:formula="of:=[$HospNewVar.BK71]" office:value-type="float" office:value="0" calcext:value-type="float">
            <text:p>0</text:p>
          </table:table-cell>
          <table:table-cell table:formula="of:=[$HospNewVar.BL71]" office:value-type="float" office:value="0" calcext:value-type="float">
            <text:p>0</text:p>
          </table:table-cell>
          <table:table-cell table:formula="of:=[$HospNewVar.BM71]" office:value-type="float" office:value="0" calcext:value-type="float">
            <text:p>0</text:p>
          </table:table-cell>
          <table:table-cell table:formula="of:=[$HospNewVar.BN71]" office:value-type="float" office:value="0" calcext:value-type="float">
            <text:p>0</text:p>
          </table:table-cell>
          <table:table-cell table:formula="of:=[$HospNewVar.BO7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HospNew.B72]" office:value-type="float" office:value="0" calcext:value-type="float">
            <text:p>0</text:p>
          </table:table-cell>
          <table:table-cell table:formula="of:=EXP([.C7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2]" office:value-type="float" office:value="0" calcext:value-type="float">
            <text:p>0</text:p>
          </table:table-cell>
          <table:table-cell table:number-columns-repeated="6"/>
          <table:table-cell table:formula="of:=[$HospNewVar.J72]" office:value-type="float" office:value="0" calcext:value-type="float">
            <text:p>0</text:p>
          </table:table-cell>
          <table:table-cell table:formula="of:=[$HospNewVar.K72]" office:value-type="float" office:value="0" calcext:value-type="float">
            <text:p>0</text:p>
          </table:table-cell>
          <table:table-cell table:number-columns-repeated="6"/>
          <table:table-cell table:formula="of:=[$HospNewVar.R72]" office:value-type="float" office:value="0" calcext:value-type="float">
            <text:p>0</text:p>
          </table:table-cell>
          <table:table-cell table:formula="of:=[$HospNewVar.S72]" office:value-type="float" office:value="0" calcext:value-type="float">
            <text:p>0</text:p>
          </table:table-cell>
          <table:table-cell table:number-columns-repeated="6"/>
          <table:table-cell table:formula="of:=[$HospNewVar.Z72]" office:value-type="float" office:value="0" calcext:value-type="float">
            <text:p>0</text:p>
          </table:table-cell>
          <table:table-cell table:formula="of:=[$HospNewVar.AA72]" office:value-type="float" office:value="0" calcext:value-type="float">
            <text:p>0</text:p>
          </table:table-cell>
          <table:table-cell table:number-columns-repeated="6"/>
          <table:table-cell table:formula="of:=[$HospNewVar.AH72]" office:value-type="float" office:value="0" calcext:value-type="float">
            <text:p>0</text:p>
          </table:table-cell>
          <table:table-cell table:formula="of:=[$HospNewVar.AI72]" office:value-type="float" office:value="0" calcext:value-type="float">
            <text:p>0</text:p>
          </table:table-cell>
          <table:table-cell table:number-columns-repeated="6"/>
          <table:table-cell table:formula="of:=[$HospNewVar.AP72]" office:value-type="float" office:value="0" calcext:value-type="float">
            <text:p>0</text:p>
          </table:table-cell>
          <table:table-cell table:formula="of:=[$HospNewVar.AQ72]" office:value-type="float" office:value="0" calcext:value-type="float">
            <text:p>0</text:p>
          </table:table-cell>
          <table:table-cell/>
          <table:table-cell table:formula="of:=[$HospNewVar.AS72]" office:value-type="float" office:value="0" calcext:value-type="float">
            <text:p>0</text:p>
          </table:table-cell>
          <table:table-cell table:formula="of:=[$HospNewVar.AT72]" office:value-type="float" office:value="0" calcext:value-type="float">
            <text:p>0</text:p>
          </table:table-cell>
          <table:table-cell table:formula="of:=[$HospNewVar.AU72]" office:value-type="float" office:value="0" calcext:value-type="float">
            <text:p>0</text:p>
          </table:table-cell>
          <table:table-cell table:formula="of:=[$HospNewVar.AV72]" office:value-type="float" office:value="0" calcext:value-type="float">
            <text:p>0</text:p>
          </table:table-cell>
          <table:table-cell table:formula="of:=[$HospNewVar.AW72]" office:value-type="float" office:value="0" calcext:value-type="float">
            <text:p>0</text:p>
          </table:table-cell>
          <table:table-cell table:formula="of:=[$HospNewVar.AX72]" office:value-type="float" office:value="0" calcext:value-type="float">
            <text:p>0</text:p>
          </table:table-cell>
          <table:table-cell table:formula="of:=[$HospNewVar.AY72]" office:value-type="float" office:value="0" calcext:value-type="float">
            <text:p>0</text:p>
          </table:table-cell>
          <table:table-cell table:formula="of:=[$HospNewVar.AZ72]" office:value-type="float" office:value="0" calcext:value-type="float">
            <text:p>0</text:p>
          </table:table-cell>
          <table:table-cell table:formula="of:=[$HospNewVar.BA72]" office:value-type="float" office:value="0" calcext:value-type="float">
            <text:p>0</text:p>
          </table:table-cell>
          <table:table-cell table:formula="of:=[$HospNewVar.BB72]" office:value-type="float" office:value="0" calcext:value-type="float">
            <text:p>0</text:p>
          </table:table-cell>
          <table:table-cell table:formula="of:=[$HospNewVar.BC72]" office:value-type="float" office:value="0" calcext:value-type="float">
            <text:p>0</text:p>
          </table:table-cell>
          <table:table-cell table:formula="of:=[$HospNewVar.BD72]" office:value-type="float" office:value="0" calcext:value-type="float">
            <text:p>0</text:p>
          </table:table-cell>
          <table:table-cell table:formula="of:=[$HospNewVar.BE72]" office:value-type="float" office:value="0" calcext:value-type="float">
            <text:p>0</text:p>
          </table:table-cell>
          <table:table-cell table:formula="of:=[$HospNewVar.BF72]" office:value-type="float" office:value="0" calcext:value-type="float">
            <text:p>0</text:p>
          </table:table-cell>
          <table:table-cell table:formula="of:=[$HospNewVar.BG72]" office:value-type="float" office:value="0" calcext:value-type="float">
            <text:p>0</text:p>
          </table:table-cell>
          <table:table-cell table:formula="of:=[$HospNewVar.BH72]" office:value-type="float" office:value="0" calcext:value-type="float">
            <text:p>0</text:p>
          </table:table-cell>
          <table:table-cell table:formula="of:=[$HospNewVar.BI72]" office:value-type="float" office:value="0" calcext:value-type="float">
            <text:p>0</text:p>
          </table:table-cell>
          <table:table-cell table:formula="of:=[$HospNewVar.BJ72]" office:value-type="float" office:value="0" calcext:value-type="float">
            <text:p>0</text:p>
          </table:table-cell>
          <table:table-cell table:formula="of:=[$HospNewVar.BK72]" office:value-type="float" office:value="0" calcext:value-type="float">
            <text:p>0</text:p>
          </table:table-cell>
          <table:table-cell table:formula="of:=[$HospNewVar.BL72]" office:value-type="float" office:value="0" calcext:value-type="float">
            <text:p>0</text:p>
          </table:table-cell>
          <table:table-cell table:formula="of:=[$HospNewVar.BM72]" office:value-type="float" office:value="0" calcext:value-type="float">
            <text:p>0</text:p>
          </table:table-cell>
          <table:table-cell table:formula="of:=[$HospNewVar.BN72]" office:value-type="float" office:value="0" calcext:value-type="float">
            <text:p>0</text:p>
          </table:table-cell>
          <table:table-cell table:formula="of:=[$HospNewVar.BO7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HospNew.B73]" office:value-type="float" office:value="0" calcext:value-type="float">
            <text:p>0</text:p>
          </table:table-cell>
          <table:table-cell table:formula="of:=EXP([.C7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3]" office:value-type="float" office:value="0" calcext:value-type="float">
            <text:p>0</text:p>
          </table:table-cell>
          <table:table-cell table:number-columns-repeated="6"/>
          <table:table-cell table:formula="of:=[$HospNewVar.J73]" office:value-type="float" office:value="0" calcext:value-type="float">
            <text:p>0</text:p>
          </table:table-cell>
          <table:table-cell table:formula="of:=[$HospNewVar.K73]" office:value-type="float" office:value="0" calcext:value-type="float">
            <text:p>0</text:p>
          </table:table-cell>
          <table:table-cell table:number-columns-repeated="6"/>
          <table:table-cell table:formula="of:=[$HospNewVar.R73]" office:value-type="float" office:value="0" calcext:value-type="float">
            <text:p>0</text:p>
          </table:table-cell>
          <table:table-cell table:formula="of:=[$HospNewVar.S73]" office:value-type="float" office:value="0" calcext:value-type="float">
            <text:p>0</text:p>
          </table:table-cell>
          <table:table-cell table:number-columns-repeated="6"/>
          <table:table-cell table:formula="of:=[$HospNewVar.Z73]" office:value-type="float" office:value="0" calcext:value-type="float">
            <text:p>0</text:p>
          </table:table-cell>
          <table:table-cell table:formula="of:=[$HospNewVar.AA73]" office:value-type="float" office:value="0" calcext:value-type="float">
            <text:p>0</text:p>
          </table:table-cell>
          <table:table-cell table:number-columns-repeated="6"/>
          <table:table-cell table:formula="of:=[$HospNewVar.AH73]" office:value-type="float" office:value="0" calcext:value-type="float">
            <text:p>0</text:p>
          </table:table-cell>
          <table:table-cell table:formula="of:=[$HospNewVar.AI73]" office:value-type="float" office:value="0" calcext:value-type="float">
            <text:p>0</text:p>
          </table:table-cell>
          <table:table-cell table:number-columns-repeated="6"/>
          <table:table-cell table:formula="of:=[$HospNewVar.AP73]" office:value-type="float" office:value="0" calcext:value-type="float">
            <text:p>0</text:p>
          </table:table-cell>
          <table:table-cell table:formula="of:=[$HospNewVar.AQ73]" office:value-type="float" office:value="0" calcext:value-type="float">
            <text:p>0</text:p>
          </table:table-cell>
          <table:table-cell/>
          <table:table-cell table:formula="of:=[$HospNewVar.AS73]" office:value-type="float" office:value="0" calcext:value-type="float">
            <text:p>0</text:p>
          </table:table-cell>
          <table:table-cell table:formula="of:=[$HospNewVar.AT73]" office:value-type="float" office:value="0" calcext:value-type="float">
            <text:p>0</text:p>
          </table:table-cell>
          <table:table-cell table:formula="of:=[$HospNewVar.AU73]" office:value-type="float" office:value="0" calcext:value-type="float">
            <text:p>0</text:p>
          </table:table-cell>
          <table:table-cell table:formula="of:=[$HospNewVar.AV73]" office:value-type="float" office:value="0" calcext:value-type="float">
            <text:p>0</text:p>
          </table:table-cell>
          <table:table-cell table:formula="of:=[$HospNewVar.AW73]" office:value-type="float" office:value="0" calcext:value-type="float">
            <text:p>0</text:p>
          </table:table-cell>
          <table:table-cell table:formula="of:=[$HospNewVar.AX73]" office:value-type="float" office:value="0" calcext:value-type="float">
            <text:p>0</text:p>
          </table:table-cell>
          <table:table-cell table:formula="of:=[$HospNewVar.AY73]" office:value-type="float" office:value="0" calcext:value-type="float">
            <text:p>0</text:p>
          </table:table-cell>
          <table:table-cell table:formula="of:=[$HospNewVar.AZ73]" office:value-type="float" office:value="0" calcext:value-type="float">
            <text:p>0</text:p>
          </table:table-cell>
          <table:table-cell table:formula="of:=[$HospNewVar.BA73]" office:value-type="float" office:value="0" calcext:value-type="float">
            <text:p>0</text:p>
          </table:table-cell>
          <table:table-cell table:formula="of:=[$HospNewVar.BB73]" office:value-type="float" office:value="0" calcext:value-type="float">
            <text:p>0</text:p>
          </table:table-cell>
          <table:table-cell table:formula="of:=[$HospNewVar.BC73]" office:value-type="float" office:value="0" calcext:value-type="float">
            <text:p>0</text:p>
          </table:table-cell>
          <table:table-cell table:formula="of:=[$HospNewVar.BD73]" office:value-type="float" office:value="0" calcext:value-type="float">
            <text:p>0</text:p>
          </table:table-cell>
          <table:table-cell table:formula="of:=[$HospNewVar.BE73]" office:value-type="float" office:value="0" calcext:value-type="float">
            <text:p>0</text:p>
          </table:table-cell>
          <table:table-cell table:formula="of:=[$HospNewVar.BF73]" office:value-type="float" office:value="0" calcext:value-type="float">
            <text:p>0</text:p>
          </table:table-cell>
          <table:table-cell table:formula="of:=[$HospNewVar.BG73]" office:value-type="float" office:value="0" calcext:value-type="float">
            <text:p>0</text:p>
          </table:table-cell>
          <table:table-cell table:formula="of:=[$HospNewVar.BH73]" office:value-type="float" office:value="0" calcext:value-type="float">
            <text:p>0</text:p>
          </table:table-cell>
          <table:table-cell table:formula="of:=[$HospNewVar.BI73]" office:value-type="float" office:value="0" calcext:value-type="float">
            <text:p>0</text:p>
          </table:table-cell>
          <table:table-cell table:formula="of:=[$HospNewVar.BJ73]" office:value-type="float" office:value="0" calcext:value-type="float">
            <text:p>0</text:p>
          </table:table-cell>
          <table:table-cell table:formula="of:=[$HospNewVar.BK73]" office:value-type="float" office:value="0" calcext:value-type="float">
            <text:p>0</text:p>
          </table:table-cell>
          <table:table-cell table:formula="of:=[$HospNewVar.BL73]" office:value-type="float" office:value="0" calcext:value-type="float">
            <text:p>0</text:p>
          </table:table-cell>
          <table:table-cell table:formula="of:=[$HospNewVar.BM73]" office:value-type="float" office:value="0" calcext:value-type="float">
            <text:p>0</text:p>
          </table:table-cell>
          <table:table-cell table:formula="of:=[$HospNewVar.BN73]" office:value-type="float" office:value="0" calcext:value-type="float">
            <text:p>0</text:p>
          </table:table-cell>
          <table:table-cell table:formula="of:=[$HospNewVar.BO7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HospNew.B74]" office:value-type="float" office:value="0" calcext:value-type="float">
            <text:p>0</text:p>
          </table:table-cell>
          <table:table-cell table:formula="of:=EXP([.C7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4]" office:value-type="float" office:value="0" calcext:value-type="float">
            <text:p>0</text:p>
          </table:table-cell>
          <table:table-cell table:number-columns-repeated="6"/>
          <table:table-cell table:formula="of:=[$HospNewVar.J74]" office:value-type="float" office:value="0" calcext:value-type="float">
            <text:p>0</text:p>
          </table:table-cell>
          <table:table-cell table:formula="of:=[$HospNewVar.K74]" office:value-type="float" office:value="0" calcext:value-type="float">
            <text:p>0</text:p>
          </table:table-cell>
          <table:table-cell table:number-columns-repeated="6"/>
          <table:table-cell table:formula="of:=[$HospNewVar.R74]" office:value-type="float" office:value="0" calcext:value-type="float">
            <text:p>0</text:p>
          </table:table-cell>
          <table:table-cell table:formula="of:=[$HospNewVar.S74]" office:value-type="float" office:value="0" calcext:value-type="float">
            <text:p>0</text:p>
          </table:table-cell>
          <table:table-cell table:number-columns-repeated="6"/>
          <table:table-cell table:formula="of:=[$HospNewVar.Z74]" office:value-type="float" office:value="0" calcext:value-type="float">
            <text:p>0</text:p>
          </table:table-cell>
          <table:table-cell table:formula="of:=[$HospNewVar.AA74]" office:value-type="float" office:value="0" calcext:value-type="float">
            <text:p>0</text:p>
          </table:table-cell>
          <table:table-cell table:number-columns-repeated="6"/>
          <table:table-cell table:formula="of:=[$HospNewVar.AH74]" office:value-type="float" office:value="0" calcext:value-type="float">
            <text:p>0</text:p>
          </table:table-cell>
          <table:table-cell table:formula="of:=[$HospNewVar.AI74]" office:value-type="float" office:value="0" calcext:value-type="float">
            <text:p>0</text:p>
          </table:table-cell>
          <table:table-cell table:number-columns-repeated="6"/>
          <table:table-cell table:formula="of:=[$HospNewVar.AP74]" office:value-type="float" office:value="0" calcext:value-type="float">
            <text:p>0</text:p>
          </table:table-cell>
          <table:table-cell table:formula="of:=[$HospNewVar.AQ74]" office:value-type="float" office:value="0" calcext:value-type="float">
            <text:p>0</text:p>
          </table:table-cell>
          <table:table-cell/>
          <table:table-cell table:formula="of:=[$HospNewVar.AS74]" office:value-type="float" office:value="0" calcext:value-type="float">
            <text:p>0</text:p>
          </table:table-cell>
          <table:table-cell table:formula="of:=[$HospNewVar.AT74]" office:value-type="float" office:value="0" calcext:value-type="float">
            <text:p>0</text:p>
          </table:table-cell>
          <table:table-cell table:formula="of:=[$HospNewVar.AU74]" office:value-type="float" office:value="0" calcext:value-type="float">
            <text:p>0</text:p>
          </table:table-cell>
          <table:table-cell table:formula="of:=[$HospNewVar.AV74]" office:value-type="float" office:value="0" calcext:value-type="float">
            <text:p>0</text:p>
          </table:table-cell>
          <table:table-cell table:formula="of:=[$HospNewVar.AW74]" office:value-type="float" office:value="0" calcext:value-type="float">
            <text:p>0</text:p>
          </table:table-cell>
          <table:table-cell table:formula="of:=[$HospNewVar.AX74]" office:value-type="float" office:value="0" calcext:value-type="float">
            <text:p>0</text:p>
          </table:table-cell>
          <table:table-cell table:formula="of:=[$HospNewVar.AY74]" office:value-type="float" office:value="0" calcext:value-type="float">
            <text:p>0</text:p>
          </table:table-cell>
          <table:table-cell table:formula="of:=[$HospNewVar.AZ74]" office:value-type="float" office:value="0" calcext:value-type="float">
            <text:p>0</text:p>
          </table:table-cell>
          <table:table-cell table:formula="of:=[$HospNewVar.BA74]" office:value-type="float" office:value="0" calcext:value-type="float">
            <text:p>0</text:p>
          </table:table-cell>
          <table:table-cell table:formula="of:=[$HospNewVar.BB74]" office:value-type="float" office:value="0" calcext:value-type="float">
            <text:p>0</text:p>
          </table:table-cell>
          <table:table-cell table:formula="of:=[$HospNewVar.BC74]" office:value-type="float" office:value="0" calcext:value-type="float">
            <text:p>0</text:p>
          </table:table-cell>
          <table:table-cell table:formula="of:=[$HospNewVar.BD74]" office:value-type="float" office:value="0" calcext:value-type="float">
            <text:p>0</text:p>
          </table:table-cell>
          <table:table-cell table:formula="of:=[$HospNewVar.BE74]" office:value-type="float" office:value="0" calcext:value-type="float">
            <text:p>0</text:p>
          </table:table-cell>
          <table:table-cell table:formula="of:=[$HospNewVar.BF74]" office:value-type="float" office:value="0" calcext:value-type="float">
            <text:p>0</text:p>
          </table:table-cell>
          <table:table-cell table:formula="of:=[$HospNewVar.BG74]" office:value-type="float" office:value="0" calcext:value-type="float">
            <text:p>0</text:p>
          </table:table-cell>
          <table:table-cell table:formula="of:=[$HospNewVar.BH74]" office:value-type="float" office:value="0" calcext:value-type="float">
            <text:p>0</text:p>
          </table:table-cell>
          <table:table-cell table:formula="of:=[$HospNewVar.BI74]" office:value-type="float" office:value="0" calcext:value-type="float">
            <text:p>0</text:p>
          </table:table-cell>
          <table:table-cell table:formula="of:=[$HospNewVar.BJ74]" office:value-type="float" office:value="0" calcext:value-type="float">
            <text:p>0</text:p>
          </table:table-cell>
          <table:table-cell table:formula="of:=[$HospNewVar.BK74]" office:value-type="float" office:value="0" calcext:value-type="float">
            <text:p>0</text:p>
          </table:table-cell>
          <table:table-cell table:formula="of:=[$HospNewVar.BL74]" office:value-type="float" office:value="0" calcext:value-type="float">
            <text:p>0</text:p>
          </table:table-cell>
          <table:table-cell table:formula="of:=[$HospNewVar.BM74]" office:value-type="float" office:value="0" calcext:value-type="float">
            <text:p>0</text:p>
          </table:table-cell>
          <table:table-cell table:formula="of:=[$HospNewVar.BN74]" office:value-type="float" office:value="0" calcext:value-type="float">
            <text:p>0</text:p>
          </table:table-cell>
          <table:table-cell table:formula="of:=[$HospNewVar.BO7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31T10:04:10.631635330</dc:date>
    <meta:editing-duration>PT3H24M52S</meta:editing-duration>
    <meta:editing-cycles>23</meta:editing-cycles>
    <meta:generator>LibreOffice/7.3.7.2$Linux_X86_64 LibreOffice_project/30$Build-2</meta:generator>
    <meta:document-statistic meta:table-count="16" meta:cell-count="1028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9cm" svg:y="3.952cm" style:legend-expansion="high" chart:style-name="ch2"/>
        <chart:plot-area chart:style-name="ch3" table:cell-range-address="NospNewWork.BE19:NospNewWork.BF26" svg:x="0.32cm" svg:y="0.18cm" svg:width="12.859cm" svg:height="8.64cm">
          <chart:coordinate-region svg:x="1.153cm" svg:y="0.379cm" svg:width="11.93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spNewWork.BE19:NospNewWork.BE26" chart:class="chart:line">
            <chart:data-point chart:repeated="8"/>
          </chart:series>
          <chart:series chart:style-name="ch7" chart:values-cell-range-address="NospNewWork.BF19:NospNewWork.BF26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7789823410591">
                <text:p>0.0147789823410591</text:p>
                <draw:g>
                  <svg:desc>NospNewWork.BE19:NospNewWork.BE26</svg:desc>
                </draw:g>
              </table:table-cell>
              <table:table-cell office:value-type="float" office:value="-1.15468903067588">
                <text:p>-1.15468903067588</text:p>
                <draw:g>
                  <svg:desc>NospNewWork.BF19:NospNewWork.B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4598741729559">
                <text:p>-1.94598741729559</text:p>
              </table:table-cell>
              <table:table-cell office:value-type="float" office:value="-1.29881922384934">
                <text:p>-1.29881922384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09492390473925">
                <text:p>-2.09492390473925</text:p>
              </table:table-cell>
              <table:table-cell office:value-type="float" office:value="-1.4429494170228">
                <text:p>-1.4429494170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1557871903441">
                <text:p>-2.01557871903441</text:p>
              </table:table-cell>
              <table:table-cell office:value-type="float" office:value="-1.58707961019626">
                <text:p>-1.58707961019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5968007311571">
                <text:p>-1.65968007311571</text:p>
              </table:table-cell>
              <table:table-cell office:value-type="float" office:value="-1.73120980336972">
                <text:p>-1.73120980336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3497593840135">
                <text:p>-1.63497593840135</text:p>
              </table:table-cell>
              <table:table-cell office:value-type="float" office:value="-1.87533999654318">
                <text:p>-1.87533999654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64644400716554">
                <text:p>-1.64644400716554</text:p>
              </table:table-cell>
              <table:table-cell office:value-type="float" office:value="-2.01947018971664">
                <text:p>-2.01947018971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3455123567636">
                <text:p>-1.03455123567636</text:p>
              </table:table-cell>
              <table:table-cell office:value-type="float" office:value="-2.1636003828901">
                <text:p>-2.1636003828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 chart:error-upper-range="NospNewWork.CG3:NospNewWork.CG10" chart:error-lower-range="NospNewWork.CG3:NospNewWork.CG10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NospNewWork.CE3:NospNewWork.CF10" svg:x="0.32cm" svg:y="0.18cm" svg:width="15.36cm" svg:height="8.64cm">
          <chart:coordinate-region svg:x="1.047cm" svg:y="0.379cm" svg:width="14.53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NospNewWork.CE3:NospNewWork.CE10" chart:class="chart:line">
            <chart:data-point chart:repeated="8"/>
          </chart:series>
          <chart:series chart:style-name="ch6" chart:values-cell-range-address="NospNewWork.CF3:NospNewWork.CF10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4173516374557">
                <text:p>0.464173516374557</text:p>
                <draw:g>
                  <svg:desc>NospNewWork.CE3:NospNewWork.CE10</svg:desc>
                </draw:g>
              </table:table-cell>
              <table:table-cell office:value-type="float" office:value="0.444448738677039">
                <text:p>0.444448738677039</text:p>
                <draw:g>
                  <svg:desc>NospNewWork.CF3:NospNewWork.C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885045734243">
                <text:p>0.62885045734243</text:p>
              </table:table-cell>
              <table:table-cell office:value-type="float" office:value="0.40927743001812">
                <text:p>0.40927743001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8071914473383">
                <text:p>0.318071914473383</text:p>
              </table:table-cell>
              <table:table-cell office:value-type="float" office:value="0.3741061213592">
                <text:p>0.3741061213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7998818039104">
                <text:p>0.367998818039104</text:p>
              </table:table-cell>
              <table:table-cell office:value-type="float" office:value="0.338934812700281">
                <text:p>0.338934812700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9689681891223">
                <text:p>0.299689681891223</text:p>
              </table:table-cell>
              <table:table-cell office:value-type="float" office:value="0.303763504041362">
                <text:p>0.303763504041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452603975455">
                <text:p>0.268452603975455</text:p>
              </table:table-cell>
              <table:table-cell office:value-type="float" office:value="0.268592195382442">
                <text:p>0.268592195382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2588315157218">
                <text:p>0.242588315157218</text:p>
              </table:table-cell>
              <table:table-cell office:value-type="float" office:value="0.233420886723523">
                <text:p>0.233420886723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6243767682588">
                <text:p>0.176243767682588</text:p>
              </table:table-cell>
              <table:table-cell office:value-type="float" office:value="0.198249578064603">
                <text:p>0.1982495780646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